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000000868866819514192" calcext:value-type="float">
            <text:p>8.68866819514192E-12</text:p>
          </table:table-cell>
          <table:table-cell office:value-type="float" office:value="0.00000713435163619312" calcext:value-type="float">
            <text:p>7.13435163619312E-06</text:p>
          </table:table-cell>
          <table:table-cell office:value-type="float" office:value="0.00000000000874670849868546" calcext:value-type="float">
            <text:p>8.74670849868546E-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000207135559499524" calcext:value-type="float">
            <text:p>2.07135559499524E-10</text:p>
          </table:table-cell>
          <table:table-cell office:value-type="float" office:value="0.000170081062441247" calcext:value-type="float">
            <text:p>0.000170081062441</text:p>
          </table:table-cell>
          <table:table-cell office:value-type="float" office:value="0.000000000208519225036981" calcext:value-type="float">
            <text:p>2.08519225036981E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000648532026320367" calcext:value-type="float">
            <text:p>6.48532026320367E-10</text:p>
          </table:table-cell>
          <table:table-cell office:value-type="float" office:value="0.000519969506771299" calcext:value-type="float">
            <text:p>0.000519969506771</text:p>
          </table:table-cell>
          <table:table-cell office:value-type="float" office:value="0.000000000637482133377378" calcext:value-type="float">
            <text:p>6.37482133377378E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00783514970461196" calcext:value-type="float">
            <text:p>7.83514970461196E-09</text:p>
          </table:table-cell>
          <table:table-cell office:value-type="float" office:value="0.000321766925718512" calcext:value-type="float">
            <text:p>0.000321766925719</text:p>
          </table:table-cell>
          <table:table-cell office:value-type="float" office:value="0.000000000387073986996242" calcext:value-type="float">
            <text:p>3.87073986996242E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0260283705299447" calcext:value-type="float">
            <text:p>2.60283705299447E-08</text:p>
          </table:table-cell>
          <table:table-cell office:value-type="float" office:value="-0.0000790751369246611" calcext:value-type="float">
            <text:p>-7.90751369246611E-05</text:p>
          </table:table-cell>
          <table:table-cell office:value-type="float" office:value="-0.000000000280951120475345" calcext:value-type="float">
            <text:p>-2.80951120475345E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0314156320347383" calcext:value-type="float">
            <text:p>3.14156320347383E-08</text:p>
          </table:table-cell>
          <table:table-cell office:value-type="float" office:value="-0.000616227673187198" calcext:value-type="float">
            <text:p>-0.000616227673187</text:p>
          </table:table-cell>
          <table:table-cell office:value-type="float" office:value="-0.000000001256718312734" calcext:value-type="float">
            <text:p>-1.256718312734E-09</text:p>
          </table:table-cell>
        </table:table-row>
        <table:table-row table:style-name="ro1">
          <table:table-cell office:value-type="float" office:value="44280" calcext:value-type="float">
            <text:p>44280</text:p>
          </table:table-cell>
          <table:table-cell office:value-type="float" office:value="46843.3411268917" calcext:value-type="float">
            <text:p>46843.3411268917</text:p>
          </table:table-cell>
          <table:table-cell office:value-type="float" office:value="5930504556.93484" calcext:value-type="float">
            <text:p>5930504556.93484</text:p>
          </table:table-cell>
          <table:table-cell office:value-type="float" office:value="11848.8340599679" calcext:value-type="float">
            <text:p>11848.8340599679</text:p>
          </table:table-cell>
          <table:table-cell/>
          <table:table-cell office:value-type="float" office:value="28944" calcext:value-type="float">
            <text:p>28944</text:p>
          </table:table-cell>
          <table:table-cell office:value-type="float" office:value="4167371.01263749" calcext:value-type="float">
            <text:p>4167371.01263749</text:p>
          </table:table-cell>
          <table:table-cell office:value-type="float" office:value="10413169452051.4" calcext:value-type="float">
            <text:p>10413169452051.4</text:p>
          </table:table-cell>
          <table:table-cell office:value-type="float" office:value="7741446.65418785" calcext:value-type="float">
            <text:p>7741446.65418785</text:p>
          </table:table-cell>
          <table:table-cell/>
          <table:table-cell office:value-type="float" office:value="33480" calcext:value-type="float">
            <text:p>33480</text:p>
          </table:table-cell>
          <table:table-cell office:value-type="float" office:value="54214382.5682837" calcext:value-type="float">
            <text:p>54214382.5682837</text:p>
          </table:table-cell>
          <table:table-cell office:value-type="float" office:value="48672557369539" calcext:value-type="float">
            <text:p>48672557369539</text:p>
          </table:table-cell>
          <table:table-cell office:value-type="float" office:value="38944818.0363718" calcext:value-type="float">
            <text:p>38944818.0363718</text:p>
          </table:table-cell>
          <table:table-cell/>
          <table:table-cell office:value-type="float" office:value="71928" calcext:value-type="float">
            <text:p>71928</text:p>
          </table:table-cell>
          <table:table-cell office:value-type="float" office:value="326578597.250326" calcext:value-type="float">
            <text:p>326578597.250326</text:p>
          </table:table-cell>
          <table:table-cell office:value-type="float" office:value="289948221000931" calcext:value-type="float">
            <text:p>289948221000931</text:p>
          </table:table-cell>
          <table:table-cell office:value-type="float" office:value="300768063.520306" calcext:value-type="float">
            <text:p>300768063.520306</text:p>
          </table:table-cell>
          <table:table-cell/>
          <table:table-cell office:value-type="float" office:value="84456" calcext:value-type="float">
            <text:p>84456</text:p>
          </table:table-cell>
          <table:table-cell office:value-type="float" office:value="859050363.705366" calcext:value-type="float">
            <text:p>859050363.705366</text:p>
          </table:table-cell>
          <table:table-cell office:value-type="float" office:value="855739361017817" calcext:value-type="float">
            <text:p>855739361017817</text:p>
          </table:table-cell>
          <table:table-cell office:value-type="float" office:value="912707892.75132" calcext:value-type="float">
            <text:p>912707892.75132</text:p>
          </table:table-cell>
          <table:table-cell/>
          <table:table-cell office:value-type="float" office:value="133282.125" calcext:value-type="float">
            <text:p>133282.125</text:p>
          </table:table-cell>
          <table:table-cell office:value-type="float" office:value="1081273608.04498" calcext:value-type="float">
            <text:p>1081273608.04498</text:p>
          </table:table-cell>
          <table:table-cell office:value-type="float" office:value="1200761921663031" calcext:value-type="float">
            <text:p>1200761921663031</text:p>
          </table:table-cell>
          <table:table-cell office:value-type="float" office:value="1196734803.63715" calcext:value-type="float">
            <text:p>1196734803.63715</text:p>
          </table:table-cell>
        </table:table-row>
        <table:table-row table:style-name="ro1">
          <table:table-cell office:value-type="float" office:value="88560" calcext:value-type="float">
            <text:p>88560</text:p>
          </table:table-cell>
          <table:table-cell office:value-type="float" office:value="70772.6261852775" calcext:value-type="float">
            <text:p>70772.6261852775</text:p>
          </table:table-cell>
          <table:table-cell office:value-type="float" office:value="10682323941.507" calcext:value-type="float">
            <text:p>10682323941.507</text:p>
          </table:table-cell>
          <table:table-cell office:value-type="float" office:value="22442.8595457877" calcext:value-type="float">
            <text:p>22442.8595457877</text:p>
          </table:table-cell>
          <table:table-cell/>
          <table:table-cell office:value-type="float" office:value="57888" calcext:value-type="float">
            <text:p>57888</text:p>
          </table:table-cell>
          <table:table-cell office:value-type="float" office:value="7633138.7206729" calcext:value-type="float">
            <text:p>7633138.7206729</text:p>
          </table:table-cell>
          <table:table-cell office:value-type="float" office:value="20764012725901.1" calcext:value-type="float">
            <text:p>20764012725901.1</text:p>
          </table:table-cell>
          <table:table-cell office:value-type="float" office:value="15428219.2482002" calcext:value-type="float">
            <text:p>15428219.2482002</text:p>
          </table:table-cell>
          <table:table-cell/>
          <table:table-cell office:value-type="float" office:value="66960" calcext:value-type="float">
            <text:p>66960</text:p>
          </table:table-cell>
          <table:table-cell office:value-type="float" office:value="66804836.2062813" calcext:value-type="float">
            <text:p>66804836.2062813</text:p>
          </table:table-cell>
          <table:table-cell office:value-type="float" office:value="86713273281200.5" calcext:value-type="float">
            <text:p>86713273281200.5</text:p>
          </table:table-cell>
          <table:table-cell office:value-type="float" office:value="67132351.1805808" calcext:value-type="float">
            <text:p>67132351.1805808</text:p>
          </table:table-cell>
          <table:table-cell/>
          <table:table-cell office:value-type="float" office:value="143856" calcext:value-type="float">
            <text:p>143856</text:p>
          </table:table-cell>
          <table:table-cell office:value-type="float" office:value="418402295.446905" calcext:value-type="float">
            <text:p>418402295.446905</text:p>
          </table:table-cell>
          <table:table-cell office:value-type="float" office:value="435926643210292" calcext:value-type="float">
            <text:p>435926643210292</text:p>
          </table:table-cell>
          <table:table-cell office:value-type="float" office:value="436688339.468244" calcext:value-type="float">
            <text:p>436688339.468244</text:p>
          </table:table-cell>
          <table:table-cell/>
          <table:table-cell office:value-type="float" office:value="168912" calcext:value-type="float">
            <text:p>168912</text:p>
          </table:table-cell>
          <table:table-cell office:value-type="float" office:value="1090439740.18232" calcext:value-type="float">
            <text:p>1090439740.18232</text:p>
          </table:table-cell>
          <table:table-cell office:value-type="float" office:value="1.15758813321209E+015" calcext:value-type="float">
            <text:p>1.15758813321209E+015</text:p>
          </table:table-cell>
          <table:table-cell office:value-type="float" office:value="1224529536.43888" calcext:value-type="float">
            <text:p>1224529536.43888</text:p>
          </table:table-cell>
          <table:table-cell/>
          <table:table-cell office:value-type="float" office:value="266564.25" calcext:value-type="float">
            <text:p>266564.25</text:p>
          </table:table-cell>
          <table:table-cell office:value-type="float" office:value="1250794499.75387" calcext:value-type="float">
            <text:p>1250794499.75387</text:p>
          </table:table-cell>
          <table:table-cell office:value-type="float" office:value="1.47093006191601E+015" calcext:value-type="float">
            <text:p>1.47093006191601E+015</text:p>
          </table:table-cell>
          <table:table-cell office:value-type="float" office:value="1466298823.90502" calcext:value-type="float">
            <text:p>1466298823.90502</text:p>
          </table:table-cell>
        </table:table-row>
        <table:table-row table:style-name="ro1">
          <table:table-cell office:value-type="float" office:value="132840" calcext:value-type="float">
            <text:p>132840</text:p>
          </table:table-cell>
          <table:table-cell office:value-type="float" office:value="85479.8687137922" calcext:value-type="float">
            <text:p>85479.8687137922</text:p>
          </table:table-cell>
          <table:table-cell office:value-type="float" office:value="14683423396.0599" calcext:value-type="float">
            <text:p>14683423396.0599</text:p>
          </table:table-cell>
          <table:table-cell office:value-type="float" office:value="32232.8175505662" calcext:value-type="float">
            <text:p>32232.8175505662</text:p>
          </table:table-cell>
          <table:table-cell/>
          <table:table-cell office:value-type="float" office:value="86832" calcext:value-type="float">
            <text:p>86832</text:p>
          </table:table-cell>
          <table:table-cell office:value-type="float" office:value="10926320.2483276" calcext:value-type="float">
            <text:p>10926320.2483276</text:p>
          </table:table-cell>
          <table:table-cell office:value-type="float" office:value="31080720793397.2" calcext:value-type="float">
            <text:p>31080720793397.2</text:p>
          </table:table-cell>
          <table:table-cell office:value-type="float" office:value="23088802.8981825" calcext:value-type="float">
            <text:p>23088802.8981825</text:p>
          </table:table-cell>
          <table:table-cell/>
          <table:table-cell office:value-type="float" office:value="100440" calcext:value-type="float">
            <text:p>100440</text:p>
          </table:table-cell>
          <table:table-cell office:value-type="float" office:value="78791344.8651965" calcext:value-type="float">
            <text:p>78791344.8651965</text:p>
          </table:table-cell>
          <table:table-cell office:value-type="float" office:value="124604938403071" calcext:value-type="float">
            <text:p>124604938403071</text:p>
          </table:table-cell>
          <table:table-cell office:value-type="float" office:value="95204351.9967679" calcext:value-type="float">
            <text:p>95204351.9967679</text:p>
          </table:table-cell>
          <table:table-cell/>
          <table:table-cell office:value-type="float" office:value="215784" calcext:value-type="float">
            <text:p>215784</text:p>
          </table:table-cell>
          <table:table-cell office:value-type="float" office:value="471163066.857129" calcext:value-type="float">
            <text:p>471163066.857129</text:p>
          </table:table-cell>
          <table:table-cell office:value-type="float" office:value="534410066453465" calcext:value-type="float">
            <text:p>534410066453465</text:p>
          </table:table-cell>
          <table:table-cell office:value-type="float" office:value="522242068.600162" calcext:value-type="float">
            <text:p>522242068.600162</text:p>
          </table:table-cell>
          <table:table-cell/>
          <table:table-cell office:value-type="float" office:value="253368" calcext:value-type="float">
            <text:p>253368</text:p>
          </table:table-cell>
          <table:table-cell office:value-type="float" office:value="1193030667.85663" calcext:value-type="float">
            <text:p>1193030667.85663</text:p>
          </table:table-cell>
          <table:table-cell office:value-type="float" office:value="1.30066063602507E+015" calcext:value-type="float">
            <text:p>1.30066063602507E+015</text:p>
          </table:table-cell>
          <table:table-cell office:value-type="float" office:value="1367845370.85908" calcext:value-type="float">
            <text:p>1367845370.85908</text:p>
          </table:table-cell>
          <table:table-cell/>
          <table:table-cell office:value-type="float" office:value="399846.375" calcext:value-type="float">
            <text:p>399846.375</text:p>
          </table:table-cell>
          <table:table-cell office:value-type="float" office:value="1320844612.97885" calcext:value-type="float">
            <text:p>1320844612.97885</text:p>
          </table:table-cell>
          <table:table-cell office:value-type="float" office:value="1608937740520851" calcext:value-type="float">
            <text:p>1608937740520851</text:p>
          </table:table-cell>
          <table:table-cell office:value-type="float" office:value="1597338269.04797" calcext:value-type="float">
            <text:p>1597338269.04797</text:p>
          </table:table-cell>
        </table:table-row>
        <table:table-row table:style-name="ro1">
          <table:table-cell office:value-type="float" office:value="177120" calcext:value-type="float">
            <text:p>177120</text:p>
          </table:table-cell>
          <table:table-cell office:value-type="float" office:value="96419.2309891523" calcext:value-type="float">
            <text:p>96419.2309891523</text:p>
          </table:table-cell>
          <table:table-cell office:value-type="float" office:value="18210104186.4398" calcext:value-type="float">
            <text:p>18210104186.4398</text:p>
          </table:table-cell>
          <table:table-cell office:value-type="float" office:value="41510.8436471707" calcext:value-type="float">
            <text:p>41510.8436471707</text:p>
          </table:table-cell>
          <table:table-cell/>
          <table:table-cell office:value-type="float" office:value="115776" calcext:value-type="float">
            <text:p>115776</text:p>
          </table:table-cell>
          <table:table-cell office:value-type="float" office:value="14121207.8272242" calcext:value-type="float">
            <text:p>14121207.8272242</text:p>
          </table:table-cell>
          <table:table-cell office:value-type="float" office:value="41364101586331.7" calcext:value-type="float">
            <text:p>41364101586331.7</text:p>
          </table:table-cell>
          <table:table-cell office:value-type="float" office:value="30724002.1095447" calcext:value-type="float">
            <text:p>30724002.1095447</text:p>
          </table:table-cell>
          <table:table-cell/>
          <table:table-cell office:value-type="float" office:value="133920" calcext:value-type="float">
            <text:p>133920</text:p>
          </table:table-cell>
          <table:table-cell office:value-type="float" office:value="90458033.5347267" calcext:value-type="float">
            <text:p>90458033.5347267</text:p>
          </table:table-cell>
          <table:table-cell office:value-type="float" office:value="162352827933468" calcext:value-type="float">
            <text:p>162352827933468</text:p>
          </table:table-cell>
          <table:table-cell office:value-type="float" office:value="123166188.730744" calcext:value-type="float">
            <text:p>123166188.730744</text:p>
          </table:table-cell>
          <table:table-cell/>
          <table:table-cell office:value-type="float" office:value="287712" calcext:value-type="float">
            <text:p>287712</text:p>
          </table:table-cell>
          <table:table-cell office:value-type="float" office:value="506203751.865092" calcext:value-type="float">
            <text:p>506203751.865092</text:p>
          </table:table-cell>
          <table:table-cell office:value-type="float" office:value="611095365971107" calcext:value-type="float">
            <text:p>611095365971107</text:p>
          </table:table-cell>
          <table:table-cell office:value-type="float" office:value="584756876.961324" calcext:value-type="float">
            <text:p>584756876.961324</text:p>
          </table:table-cell>
          <table:table-cell/>
          <table:table-cell office:value-type="float" office:value="337824" calcext:value-type="float">
            <text:p>337824</text:p>
          </table:table-cell>
          <table:table-cell office:value-type="float" office:value="1244256537.62549" calcext:value-type="float">
            <text:p>1244256537.62549</text:p>
          </table:table-cell>
          <table:table-cell office:value-type="float" office:value="1.37953064433615E+015" calcext:value-type="float">
            <text:p>1.37953064433615E+015</text:p>
          </table:table-cell>
          <table:table-cell office:value-type="float" office:value="1443201206.26142" calcext:value-type="float">
            <text:p>1443201206.26142</text:p>
          </table:table-cell>
          <table:table-cell/>
          <table:table-cell office:value-type="float" office:value="533128.5" calcext:value-type="float">
            <text:p>533128.5</text:p>
          </table:table-cell>
          <table:table-cell office:value-type="float" office:value="1364546562.40121" calcext:value-type="float">
            <text:p>1364546562.40121</text:p>
          </table:table-cell>
          <table:table-cell office:value-type="float" office:value="1.70581481810637E+015" calcext:value-type="float">
            <text:p>1.70581481810637E+015</text:p>
          </table:table-cell>
          <table:table-cell office:value-type="float" office:value="1686332175.87217" calcext:value-type="float">
            <text:p>1686332175.87217</text:p>
          </table:table-cell>
        </table:table-row>
        <table:table-row table:style-name="ro1">
          <table:table-cell office:value-type="float" office:value="221400" calcext:value-type="float">
            <text:p>221400</text:p>
          </table:table-cell>
          <table:table-cell office:value-type="float" office:value="105782.65149804" calcext:value-type="float">
            <text:p>105782.65149804</text:p>
          </table:table-cell>
          <table:table-cell office:value-type="float" office:value="21437423765.2744" calcext:value-type="float">
            <text:p>21437423765.2744</text:p>
          </table:table-cell>
          <table:table-cell office:value-type="float" office:value="50462.45326765" calcext:value-type="float">
            <text:p>50462.45326765</text:p>
          </table:table-cell>
          <table:table-cell/>
          <table:table-cell office:value-type="float" office:value="144720" calcext:value-type="float">
            <text:p>144720</text:p>
          </table:table-cell>
          <table:table-cell office:value-type="float" office:value="17258206.4070117" calcext:value-type="float">
            <text:p>17258206.4070117</text:p>
          </table:table-cell>
          <table:table-cell office:value-type="float" office:value="51614828184118.8" calcext:value-type="float">
            <text:p>51614828184118.8</text:p>
          </table:table-cell>
          <table:table-cell office:value-type="float" office:value="38334489.2901686" calcext:value-type="float">
            <text:p>38334489.2901686</text:p>
          </table:table-cell>
          <table:table-cell/>
          <table:table-cell office:value-type="float" office:value="167400" calcext:value-type="float">
            <text:p>167400</text:p>
          </table:table-cell>
          <table:table-cell office:value-type="float" office:value="101945043.482277" calcext:value-type="float">
            <text:p>101945043.482277</text:p>
          </table:table-cell>
          <table:table-cell office:value-type="float" office:value="199960972371989" calcext:value-type="float">
            <text:p>199960972371989</text:p>
          </table:table-cell>
          <table:table-cell office:value-type="float" office:value="151021954.383841" calcext:value-type="float">
            <text:p>151021954.383841</text:p>
          </table:table-cell>
          <table:table-cell/>
          <table:table-cell office:value-type="float" office:value="359640" calcext:value-type="float">
            <text:p>359640</text:p>
          </table:table-cell>
          <table:table-cell office:value-type="float" office:value="533143888.738304" calcext:value-type="float">
            <text:p>533143888.738304</text:p>
          </table:table-cell>
          <table:table-cell office:value-type="float" office:value="677646346071684" calcext:value-type="float">
            <text:p>677646346071684</text:p>
          </table:table-cell>
          <table:table-cell office:value-type="float" office:value="636636340.650349" calcext:value-type="float">
            <text:p>636636340.650349</text:p>
          </table:table-cell>
          <table:table-cell/>
          <table:table-cell office:value-type="float" office:value="422280" calcext:value-type="float">
            <text:p>422280</text:p>
          </table:table-cell>
          <table:table-cell office:value-type="float" office:value="1274768265.12093" calcext:value-type="float">
            <text:p>1274768265.12093</text:p>
          </table:table-cell>
          <table:table-cell office:value-type="float" office:value="1431746823899130" calcext:value-type="float">
            <text:p>1431746823899130</text:p>
          </table:table-cell>
          <table:table-cell office:value-type="float" office:value="1490500486.85657" calcext:value-type="float">
            <text:p>1490500486.85657</text:p>
          </table:table-cell>
          <table:table-cell/>
          <table:table-cell office:value-type="float" office:value="666410.625" calcext:value-type="float">
            <text:p>666410.625</text:p>
          </table:table-cell>
          <table:table-cell office:value-type="float" office:value="1399373146.59549" calcext:value-type="float">
            <text:p>1399373146.59549</text:p>
          </table:table-cell>
          <table:table-cell office:value-type="float" office:value="1.78441545977287E+015" calcext:value-type="float">
            <text:p>1.78441545977287E+015</text:p>
          </table:table-cell>
          <table:table-cell office:value-type="float" office:value="1757305888.00911" calcext:value-type="float">
            <text:p>1757305888.00911</text:p>
          </table:table-cell>
        </table:table-row>
        <table:table-row table:style-name="ro1">
          <table:table-cell office:value-type="float" office:value="265680" calcext:value-type="float">
            <text:p>265680</text:p>
          </table:table-cell>
          <table:table-cell office:value-type="float" office:value="114462.713774824" calcext:value-type="float">
            <text:p>114462.713774824</text:p>
          </table:table-cell>
          <table:table-cell office:value-type="float" office:value="24475056970.0739" calcext:value-type="float">
            <text:p>24475056970.0739</text:p>
          </table:table-cell>
          <table:table-cell office:value-type="float" office:value="59204.0392444996" calcext:value-type="float">
            <text:p>59204.0392444996</text:p>
          </table:table-cell>
          <table:table-cell/>
          <table:table-cell office:value-type="float" office:value="173664" calcext:value-type="float">
            <text:p>173664</text:p>
          </table:table-cell>
          <table:table-cell office:value-type="float" office:value="20359344.8776335" calcext:value-type="float">
            <text:p>20359344.8776335</text:p>
          </table:table-cell>
          <table:table-cell office:value-type="float" office:value="61833448087268.8" calcext:value-type="float">
            <text:p>61833448087268.8</text:p>
          </table:table-cell>
          <table:table-cell office:value-type="float" office:value="45920809.4472827" calcext:value-type="float">
            <text:p>45920809.4472827</text:p>
          </table:table-cell>
          <table:table-cell/>
          <table:table-cell office:value-type="float" office:value="200880" calcext:value-type="float">
            <text:p>200880</text:p>
          </table:table-cell>
          <table:table-cell office:value-type="float" office:value="113322141.627913" calcext:value-type="float">
            <text:p>113322141.627913</text:p>
          </table:table-cell>
          <table:table-cell office:value-type="float" office:value="237432421823098" calcext:value-type="float">
            <text:p>237432421823098</text:p>
          </table:table-cell>
          <table:table-cell office:value-type="float" office:value="178774722.889649" calcext:value-type="float">
            <text:p>178774722.889649</text:p>
          </table:table-cell>
          <table:table-cell/>
          <table:table-cell office:value-type="float" office:value="431568" calcext:value-type="float">
            <text:p>431568</text:p>
          </table:table-cell>
          <table:table-cell office:value-type="float" office:value="556335298.962901" calcext:value-type="float">
            <text:p>556335298.962901</text:p>
          </table:table-cell>
          <table:table-cell office:value-type="float" office:value="739358634952253" calcext:value-type="float">
            <text:p>739358634952253</text:p>
          </table:table-cell>
          <table:table-cell office:value-type="float" office:value="683511356.405536" calcext:value-type="float">
            <text:p>683511356.405536</text:p>
          </table:table-cell>
          <table:table-cell/>
          <table:table-cell office:value-type="float" office:value="506736" calcext:value-type="float">
            <text:p>506736</text:p>
          </table:table-cell>
          <table:table-cell office:value-type="float" office:value="1296727025.45274" calcext:value-type="float">
            <text:p>1296727025.45274</text:p>
          </table:table-cell>
          <table:table-cell office:value-type="float" office:value="1.47229207216623E+015" calcext:value-type="float">
            <text:p>1.47229207216623E+015</text:p>
          </table:table-cell>
          <table:table-cell office:value-type="float" office:value="1525650769.02516" calcext:value-type="float">
            <text:p>1525650769.02516</text:p>
          </table:table-cell>
          <table:table-cell/>
          <table:table-cell office:value-type="float" office:value="799692.75" calcext:value-type="float">
            <text:p>799692.75</text:p>
          </table:table-cell>
          <table:table-cell office:value-type="float" office:value="1429837251.07578" calcext:value-type="float">
            <text:p>1429837251.07578</text:p>
          </table:table-cell>
          <table:table-cell office:value-type="float" office:value="1.85151628455729E+015" calcext:value-type="float">
            <text:p>1.85151628455729E+015</text:p>
          </table:table-cell>
          <table:table-cell office:value-type="float" office:value="1817234274.35292" calcext:value-type="float">
            <text:p>1817234274.35292</text:p>
          </table:table-cell>
        </table:table-row>
        <table:table-row table:style-name="ro1">
          <table:table-cell office:value-type="float" office:value="309960" calcext:value-type="float">
            <text:p>309960</text:p>
          </table:table-cell>
          <table:table-cell office:value-type="float" office:value="122829.900345629" calcext:value-type="float">
            <text:p>122829.900345629</text:p>
          </table:table-cell>
          <table:table-cell office:value-type="float" office:value="27391250054.532" calcext:value-type="float">
            <text:p>27391250054.532</text:p>
          </table:table-cell>
          <table:table-cell office:value-type="float" office:value="67808.0960559474" calcext:value-type="float">
            <text:p>67808.0960559474</text:p>
          </table:table-cell>
          <table:table-cell/>
          <table:table-cell office:value-type="float" office:value="202608" calcext:value-type="float">
            <text:p>202608</text:p>
          </table:table-cell>
          <table:table-cell office:value-type="float" office:value="23436660.1341752" calcext:value-type="float">
            <text:p>23436660.1341752</text:p>
          </table:table-cell>
          <table:table-cell office:value-type="float" office:value="72020402362629" calcext:value-type="float">
            <text:p>72020402362629</text:p>
          </table:table-cell>
          <table:table-cell office:value-type="float" office:value="53483397.7711348" calcext:value-type="float">
            <text:p>53483397.7711348</text:p>
          </table:table-cell>
          <table:table-cell/>
          <table:table-cell office:value-type="float" office:value="234360" calcext:value-type="float">
            <text:p>234360</text:p>
          </table:table-cell>
          <table:table-cell office:value-type="float" office:value="124624228.97557" calcext:value-type="float">
            <text:p>124624228.97557</text:p>
          </table:table-cell>
          <table:table-cell office:value-type="float" office:value="274769485786389" calcext:value-type="float">
            <text:p>274769485786389</text:p>
          </table:table-cell>
          <table:table-cell office:value-type="float" office:value="206426792.411207" calcext:value-type="float">
            <text:p>206426792.411207</text:p>
          </table:table-cell>
          <table:table-cell/>
          <table:table-cell office:value-type="float" office:value="503496" calcext:value-type="float">
            <text:p>503496</text:p>
          </table:table-cell>
          <table:table-cell office:value-type="float" office:value="577750526.670249" calcext:value-type="float">
            <text:p>577750526.670249</text:p>
          </table:table-cell>
          <table:table-cell office:value-type="float" office:value="798637667897208" calcext:value-type="float">
            <text:p>798637667897208</text:p>
          </table:table-cell>
          <table:table-cell office:value-type="float" office:value="727939048.456448" calcext:value-type="float">
            <text:p>727939048.456448</text:p>
          </table:table-cell>
          <table:table-cell/>
          <table:table-cell office:value-type="float" office:value="591192" calcext:value-type="float">
            <text:p>591192</text:p>
          </table:table-cell>
          <table:table-cell office:value-type="float" office:value="1314979280.94452" calcext:value-type="float">
            <text:p>1314979280.94452</text:p>
          </table:table-cell>
          <table:table-cell office:value-type="float" office:value="1.50720975645548E+015" calcext:value-type="float">
            <text:p>1.50720975645548E+015</text:p>
          </table:table-cell>
          <table:table-cell office:value-type="float" office:value="1555055231.54877" calcext:value-type="float">
            <text:p>1555055231.54877</text:p>
          </table:table-cell>
          <table:table-cell/>
          <table:table-cell office:value-type="float" office:value="932974.875" calcext:value-type="float">
            <text:p>932974.875</text:p>
          </table:table-cell>
          <table:table-cell office:value-type="float" office:value="1457372496.93923" calcext:value-type="float">
            <text:p>1457372496.93923</text:p>
          </table:table-cell>
          <table:table-cell office:value-type="float" office:value="1.90991623713731E+015" calcext:value-type="float">
            <text:p>1.90991623713731E+015</text:p>
          </table:table-cell>
          <table:table-cell office:value-type="float" office:value="1868902041.69789" calcext:value-type="float">
            <text:p>1868902041.69789</text:p>
          </table:table-cell>
        </table:table-row>
        <table:table-row table:style-name="ro1">
          <table:table-cell office:value-type="float" office:value="354240" calcext:value-type="float">
            <text:p>354240</text:p>
          </table:table-cell>
          <table:table-cell office:value-type="float" office:value="131042.144976275" calcext:value-type="float">
            <text:p>131042.144976275</text:p>
          </table:table-cell>
          <table:table-cell office:value-type="float" office:value="30228295365.1116" calcext:value-type="float">
            <text:p>30228295365.1116</text:p>
          </table:table-cell>
          <table:table-cell office:value-type="float" office:value="76319.5789935171" calcext:value-type="float">
            <text:p>76319.5789935171</text:p>
          </table:table-cell>
          <table:table-cell/>
          <table:table-cell office:value-type="float" office:value="231552" calcext:value-type="float">
            <text:p>231552</text:p>
          </table:table-cell>
          <table:table-cell office:value-type="float" office:value="26496750.123058" calcext:value-type="float">
            <text:p>26496750.123058</text:p>
          </table:table-cell>
          <table:table-cell office:value-type="float" office:value="82176046434419.5" calcext:value-type="float">
            <text:p>82176046434419.5</text:p>
          </table:table-cell>
          <table:table-cell office:value-type="float" office:value="61022600.2409885" calcext:value-type="float">
            <text:p>61022600.2409885</text:p>
          </table:table-cell>
          <table:table-cell/>
          <table:table-cell office:value-type="float" office:value="267840" calcext:value-type="float">
            <text:p>267840</text:p>
          </table:table-cell>
          <table:table-cell office:value-type="float" office:value="135868891.031185" calcext:value-type="float">
            <text:p>135868891.031185</text:p>
          </table:table-cell>
          <table:table-cell office:value-type="float" office:value="311973930319903" calcext:value-type="float">
            <text:p>311973930319903</text:p>
          </table:table-cell>
          <table:table-cell office:value-type="float" office:value="233979889.255603" calcext:value-type="float">
            <text:p>233979889.255603</text:p>
          </table:table-cell>
          <table:table-cell/>
          <table:table-cell office:value-type="float" office:value="575424" calcext:value-type="float">
            <text:p>575424</text:p>
          </table:table-cell>
          <table:table-cell office:value-type="float" office:value="598284791.916841" calcext:value-type="float">
            <text:p>598284791.916841</text:p>
          </table:table-cell>
          <table:table-cell office:value-type="float" office:value="856577154557727" calcext:value-type="float">
            <text:p>856577154557727</text:p>
          </table:table-cell>
          <table:table-cell office:value-type="float" office:value="771081503.973181" calcext:value-type="float">
            <text:p>771081503.973181</text:p>
          </table:table-cell>
          <table:table-cell/>
          <table:table-cell office:value-type="float" office:value="675648" calcext:value-type="float">
            <text:p>675648</text:p>
          </table:table-cell>
          <table:table-cell office:value-type="float" office:value="1331474790.22292" calcext:value-type="float">
            <text:p>1331474790.22292</text:p>
          </table:table-cell>
          <table:table-cell office:value-type="float" office:value="1.53899440656412E+015" calcext:value-type="float">
            <text:p>1.53899440656412E+015</text:p>
          </table:table-cell>
          <table:table-cell office:value-type="float" office:value="1581345472.18997" calcext:value-type="float">
            <text:p>1581345472.18997</text:p>
          </table:table-cell>
          <table:table-cell/>
          <table:table-cell office:value-type="float" office:value="1066257" calcext:value-type="float">
            <text:p>1066257</text:p>
          </table:table-cell>
          <table:table-cell office:value-type="float" office:value="1482632580.68789" calcext:value-type="float">
            <text:p>1482632580.68789</text:p>
          </table:table-cell>
          <table:table-cell office:value-type="float" office:value="1.96128037952509E+015" calcext:value-type="float">
            <text:p>1.96128037952509E+015</text:p>
          </table:table-cell>
          <table:table-cell office:value-type="float" office:value="1913921197.70306" calcext:value-type="float">
            <text:p>1913921197.70306</text:p>
          </table:table-cell>
        </table:table-row>
        <table:table-row table:style-name="ro1">
          <table:table-cell office:value-type="float" office:value="398520" calcext:value-type="float">
            <text:p>398520</text:p>
          </table:table-cell>
          <table:table-cell office:value-type="float" office:value="139169.197004755" calcext:value-type="float">
            <text:p>139169.197004755</text:p>
          </table:table-cell>
          <table:table-cell office:value-type="float" office:value="33012338575.6789" calcext:value-type="float">
            <text:p>33012338575.6789</text:p>
          </table:table-cell>
          <table:table-cell office:value-type="float" office:value="84766.2957883215" calcext:value-type="float">
            <text:p>84766.2957883215</text:p>
          </table:table-cell>
          <table:table-cell/>
          <table:table-cell office:value-type="float" office:value="260496" calcext:value-type="float">
            <text:p>260496</text:p>
          </table:table-cell>
          <table:table-cell office:value-type="float" office:value="29543248.0064985" calcext:value-type="float">
            <text:p>29543248.0064985</text:p>
          </table:table-cell>
          <table:table-cell office:value-type="float" office:value="92300668931657" calcext:value-type="float">
            <text:p>92300668931657</text:p>
          </table:table-cell>
          <table:table-cell office:value-type="float" office:value="68538692.853501" calcext:value-type="float">
            <text:p>68538692.853501</text:p>
          </table:table-cell>
          <table:table-cell/>
          <table:table-cell office:value-type="float" office:value="301320" calcext:value-type="float">
            <text:p>301320</text:p>
          </table:table-cell>
          <table:table-cell office:value-type="float" office:value="147065085.21675" calcext:value-type="float">
            <text:p>147065085.21675</text:p>
          </table:table-cell>
          <table:table-cell office:value-type="float" office:value="349047129885259" calcext:value-type="float">
            <text:p>349047129885259</text:p>
          </table:table-cell>
          <table:table-cell office:value-type="float" office:value="261435326.52118" calcext:value-type="float">
            <text:p>261435326.52118</text:p>
          </table:table-cell>
          <table:table-cell/>
          <table:table-cell office:value-type="float" office:value="647352" calcext:value-type="float">
            <text:p>647352</text:p>
          </table:table-cell>
          <table:table-cell office:value-type="float" office:value="618344916.355954" calcext:value-type="float">
            <text:p>618344916.355954</text:p>
          </table:table-cell>
          <table:table-cell office:value-type="float" office:value="913675453900587" calcext:value-type="float">
            <text:p>913675453900587</text:p>
          </table:table-cell>
          <table:table-cell office:value-type="float" office:value="813467654.135697" calcext:value-type="float">
            <text:p>813467654.135697</text:p>
          </table:table-cell>
          <table:table-cell/>
          <table:table-cell office:value-type="float" office:value="760104" calcext:value-type="float">
            <text:p>760104</text:p>
          </table:table-cell>
          <table:table-cell office:value-type="float" office:value="1347014019.09241" calcext:value-type="float">
            <text:p>1347014019.09241</text:p>
          </table:table-cell>
          <table:table-cell office:value-type="float" office:value="1.56872520110409E+015" calcext:value-type="float">
            <text:p>1.56872520110409E+015</text:p>
          </table:table-cell>
          <table:table-cell office:value-type="float" office:value="1605650217.01435" calcext:value-type="float">
            <text:p>1605650217.01435</text:p>
          </table:table-cell>
          <table:table-cell/>
          <table:table-cell office:value-type="float" office:value="1199539.125" calcext:value-type="float">
            <text:p>1199539.125</text:p>
          </table:table-cell>
          <table:table-cell office:value-type="float" office:value="1506034914.09825" calcext:value-type="float">
            <text:p>1506034914.09825</text:p>
          </table:table-cell>
          <table:table-cell office:value-type="float" office:value="2.00683491048126E+015" calcext:value-type="float">
            <text:p>2.00683491048126E+015</text:p>
          </table:table-cell>
          <table:table-cell office:value-type="float" office:value="1953464446.50421" calcext:value-type="float">
            <text:p>1953464446.50421</text:p>
          </table:table-cell>
        </table:table-row>
        <table:table-row table:style-name="ro1">
          <table:table-cell office:value-type="float" office:value="442800" calcext:value-type="float">
            <text:p>442800</text:p>
          </table:table-cell>
          <table:table-cell office:value-type="float" office:value="147243.239251209" calcext:value-type="float">
            <text:p>147243.239251209</text:p>
          </table:table-cell>
          <table:table-cell office:value-type="float" office:value="35759523393.9452" calcext:value-type="float">
            <text:p>35759523393.9452</text:p>
          </table:table-cell>
          <table:table-cell office:value-type="float" office:value="93165.4265288982" calcext:value-type="float">
            <text:p>93165.4265288982</text:p>
          </table:table-cell>
          <table:table-cell/>
          <table:table-cell office:value-type="float" office:value="289440" calcext:value-type="float">
            <text:p>289440</text:p>
          </table:table-cell>
          <table:table-cell office:value-type="float" office:value="32578167.7891236" calcext:value-type="float">
            <text:p>32578167.7891236</text:p>
          </table:table-cell>
          <table:table-cell office:value-type="float" office:value="102394507418530" calcext:value-type="float">
            <text:p>102394507418530</text:p>
          </table:table-cell>
          <table:table-cell office:value-type="float" office:value="76031897.9097555" calcext:value-type="float">
            <text:p>76031897.9097555</text:p>
          </table:table-cell>
          <table:table-cell/>
          <table:table-cell office:value-type="float" office:value="334800" calcext:value-type="float">
            <text:p>334800</text:p>
          </table:table-cell>
          <table:table-cell office:value-type="float" office:value="158217449.973487" calcext:value-type="float">
            <text:p>158217449.973487</text:p>
          </table:table-cell>
          <table:table-cell office:value-type="float" office:value="385990180029995" calcext:value-type="float">
            <text:p>385990180029995</text:p>
          </table:table-cell>
          <table:table-cell office:value-type="float" office:value="288794122.536689" calcext:value-type="float">
            <text:p>288794122.536689</text:p>
          </table:table-cell>
          <table:table-cell/>
          <table:table-cell office:value-type="float" office:value="719280" calcext:value-type="float">
            <text:p>719280</text:p>
          </table:table-cell>
          <table:table-cell office:value-type="float" office:value="638116174.16418" calcext:value-type="float">
            <text:p>638116174.16418</text:p>
          </table:table-cell>
          <table:table-cell office:value-type="float" office:value="970160694871442" calcext:value-type="float">
            <text:p>970160694871442</text:p>
          </table:table-cell>
          <table:table-cell office:value-type="float" office:value="855339047.14894" calcext:value-type="float">
            <text:p>855339047.14894</text:p>
          </table:table-cell>
          <table:table-cell/>
          <table:table-cell office:value-type="float" office:value="844560" calcext:value-type="float">
            <text:p>844560</text:p>
          </table:table-cell>
          <table:table-cell office:value-type="float" office:value="1361939594.93925" calcext:value-type="float">
            <text:p>1361939594.93925</text:p>
          </table:table-cell>
          <table:table-cell office:value-type="float" office:value="1596911090493251" calcext:value-type="float">
            <text:p>1596911090493251</text:p>
          </table:table-cell>
          <table:table-cell office:value-type="float" office:value="1628493857.56342" calcext:value-type="float">
            <text:p>1628493857.56342</text:p>
          </table:table-cell>
          <table:table-cell/>
          <table:table-cell office:value-type="float" office:value="1332821.25" calcext:value-type="float">
            <text:p>1332821.25</text:p>
          </table:table-cell>
          <table:table-cell office:value-type="float" office:value="1527896099.03057" calcext:value-type="float">
            <text:p>1527896099.03057</text:p>
          </table:table-cell>
          <table:table-cell office:value-type="float" office:value="2.04755865263125E+015" calcext:value-type="float">
            <text:p>2.04755865263125E+015</text:p>
          </table:table-cell>
          <table:table-cell office:value-type="float" office:value="1988464069.44211" calcext:value-type="float">
            <text:p>1988464069.44211</text:p>
          </table:table-cell>
        </table:table-row>
        <table:table-row table:style-name="ro1">
          <table:table-cell office:value-type="float" office:value="487080" calcext:value-type="float">
            <text:p>487080</text:p>
          </table:table-cell>
          <table:table-cell office:value-type="float" office:value="155279.882281735" calcext:value-type="float">
            <text:p>155279.882281735</text:p>
          </table:table-cell>
          <table:table-cell office:value-type="float" office:value="38479814628.6535" calcext:value-type="float">
            <text:p>38479814628.6535</text:p>
          </table:table-cell>
          <table:table-cell office:value-type="float" office:value="101527.583659253" calcext:value-type="float">
            <text:p>101527.583659253</text:p>
          </table:table-cell>
          <table:table-cell/>
          <table:table-cell office:value-type="float" office:value="318384" calcext:value-type="float">
            <text:p>318384</text:p>
          </table:table-cell>
          <table:table-cell office:value-type="float" office:value="35602636.9960662" calcext:value-type="float">
            <text:p>35602636.9960662</text:p>
          </table:table-cell>
          <table:table-cell office:value-type="float" office:value="112457760933597" calcext:value-type="float">
            <text:p>112457760933597</text:p>
          </table:table-cell>
          <table:table-cell office:value-type="float" office:value="83502397.1109712" calcext:value-type="float">
            <text:p>83502397.1109712</text:p>
          </table:table-cell>
          <table:table-cell/>
          <table:table-cell office:value-type="float" office:value="368280" calcext:value-type="float">
            <text:p>368280</text:p>
          </table:table-cell>
          <table:table-cell office:value-type="float" office:value="169328448.247747" calcext:value-type="float">
            <text:p>169328448.247747</text:p>
          </table:table-cell>
          <table:table-cell office:value-type="float" office:value="422803979121474" calcext:value-type="float">
            <text:p>422803979121474</text:p>
          </table:table-cell>
          <table:table-cell office:value-type="float" office:value="316057087.096382" calcext:value-type="float">
            <text:p>316057087.096382</text:p>
          </table:table-cell>
          <table:table-cell/>
          <table:table-cell office:value-type="float" office:value="791208" calcext:value-type="float">
            <text:p>791208</text:p>
          </table:table-cell>
          <table:table-cell office:value-type="float" office:value="657683306.38929" calcext:value-type="float">
            <text:p>657683306.38929</text:p>
          </table:table-cell>
          <table:table-cell office:value-type="float" office:value="1.02613833051574E+015" calcext:value-type="float">
            <text:p>1.02613833051574E+015</text:p>
          </table:table-cell>
          <table:table-cell office:value-type="float" office:value="896806775.03217" calcext:value-type="float">
            <text:p>896806775.03217</text:p>
          </table:table-cell>
          <table:table-cell/>
          <table:table-cell office:value-type="float" office:value="929016" calcext:value-type="float">
            <text:p>929016</text:p>
          </table:table-cell>
          <table:table-cell office:value-type="float" office:value="1376410139.40383" calcext:value-type="float">
            <text:p>1376410139.40383</text:p>
          </table:table-cell>
          <table:table-cell office:value-type="float" office:value="1623826229666601" calcext:value-type="float">
            <text:p>1623826229666601</text:p>
          </table:table-cell>
          <table:table-cell office:value-type="float" office:value="1650152950.76504" calcext:value-type="float">
            <text:p>1650152950.76504</text:p>
          </table:table-cell>
          <table:table-cell/>
          <table:table-cell office:value-type="float" office:value="1466103.375" calcext:value-type="float">
            <text:p>1466103.375</text:p>
          </table:table-cell>
          <table:table-cell office:value-type="float" office:value="1548471292.41107" calcext:value-type="float">
            <text:p>1548471292.41107</text:p>
          </table:table-cell>
          <table:table-cell office:value-type="float" office:value="2.08425271560967E+015" calcext:value-type="float">
            <text:p>2.08425271560967E+015</text:p>
          </table:table-cell>
          <table:table-cell office:value-type="float" office:value="2019682072.82294" calcext:value-type="float">
            <text:p>2019682072.82294</text:p>
          </table:table-cell>
        </table:table-row>
        <table:table-row table:style-name="ro1">
          <table:table-cell office:value-type="float" office:value="531360" calcext:value-type="float">
            <text:p>531360</text:p>
          </table:table-cell>
          <table:table-cell office:value-type="float" office:value="163287.104092371" calcext:value-type="float">
            <text:p>163287.104092371</text:p>
          </table:table-cell>
          <table:table-cell office:value-type="float" office:value="41179366457.239" calcext:value-type="float">
            <text:p>41179366457.239</text:p>
          </table:table-cell>
          <table:table-cell office:value-type="float" office:value="109859.328367052" calcext:value-type="float">
            <text:p>109859.328367052</text:p>
          </table:table-cell>
          <table:table-cell/>
          <table:table-cell office:value-type="float" office:value="347328" calcext:value-type="float">
            <text:p>347328</text:p>
          </table:table-cell>
          <table:table-cell office:value-type="float" office:value="38617296.2101135" calcext:value-type="float">
            <text:p>38617296.2101135</text:p>
          </table:table-cell>
          <table:table-cell office:value-type="float" office:value="122490599706573" calcext:value-type="float">
            <text:p>122490599706573</text:p>
          </table:table-cell>
          <table:table-cell office:value-type="float" office:value="90950341.7623159" calcext:value-type="float">
            <text:p>90950341.7623159</text:p>
          </table:table-cell>
          <table:table-cell/>
          <table:table-cell office:value-type="float" office:value="401760" calcext:value-type="float">
            <text:p>401760</text:p>
          </table:table-cell>
          <table:table-cell office:value-type="float" office:value="180399437.921214" calcext:value-type="float">
            <text:p>180399437.921214</text:p>
          </table:table-cell>
          <table:table-cell office:value-type="float" office:value="459489286766043" calcext:value-type="float">
            <text:p>459489286766043</text:p>
          </table:table-cell>
          <table:table-cell office:value-type="float" office:value="343224883.249125" calcext:value-type="float">
            <text:p>343224883.249125</text:p>
          </table:table-cell>
          <table:table-cell/>
          <table:table-cell office:value-type="float" office:value="863136" calcext:value-type="float">
            <text:p>863136</text:p>
          </table:table-cell>
          <table:table-cell office:value-type="float" office:value="677085422.019194" calcext:value-type="float">
            <text:p>677085422.019194</text:p>
          </table:table-cell>
          <table:table-cell office:value-type="float" office:value="1.08165810564312E+015" calcext:value-type="float">
            <text:p>1.08165810564312E+015</text:p>
          </table:table-cell>
          <table:table-cell office:value-type="float" office:value="937922694.807828" calcext:value-type="float">
            <text:p>937922694.807828</text:p>
          </table:table-cell>
          <table:table-cell/>
          <table:table-cell office:value-type="float" office:value="1013472" calcext:value-type="float">
            <text:p>1013472</text:p>
          </table:table-cell>
          <table:table-cell office:value-type="float" office:value="1390508899.97611" calcext:value-type="float">
            <text:p>1390508899.97611</text:p>
          </table:table-cell>
          <table:table-cell office:value-type="float" office:value="1.64964369617705E+015" calcext:value-type="float">
            <text:p>1.64964369617705E+015</text:p>
          </table:table-cell>
          <table:table-cell office:value-type="float" office:value="1670798217.8662" calcext:value-type="float">
            <text:p>1670798217.8662</text:p>
          </table:table-cell>
          <table:table-cell/>
          <table:table-cell office:value-type="float" office:value="1599385.5" calcext:value-type="float">
            <text:p>1599385.5</text:p>
          </table:table-cell>
          <table:table-cell office:value-type="float" office:value="1567969942.04878" calcext:value-type="float">
            <text:p>1567969942.04878</text:p>
          </table:table-cell>
          <table:table-cell office:value-type="float" office:value="2117577564970894" calcext:value-type="float">
            <text:p>2117577564970894</text:p>
          </table:table-cell>
          <table:table-cell office:value-type="float" office:value="2047746356.39427" calcext:value-type="float">
            <text:p>2047746356.39427</text:p>
          </table:table-cell>
        </table:table-row>
        <table:table-row table:style-name="ro1">
          <table:table-cell office:value-type="float" office:value="575640" calcext:value-type="float">
            <text:p>575640</text:p>
          </table:table-cell>
          <table:table-cell office:value-type="float" office:value="171269.191598293" calcext:value-type="float">
            <text:p>171269.191598293</text:p>
          </table:table-cell>
          <table:table-cell office:value-type="float" office:value="43861985488.001" calcext:value-type="float">
            <text:p>43861985488.001</text:p>
          </table:table-cell>
          <table:table-cell office:value-type="float" office:value="118164.725676217" calcext:value-type="float">
            <text:p>118164.725676217</text:p>
          </table:table-cell>
          <table:table-cell/>
          <table:table-cell office:value-type="float" office:value="376272" calcext:value-type="float">
            <text:p>376272</text:p>
          </table:table-cell>
          <table:table-cell office:value-type="float" office:value="41622517.3799608" calcext:value-type="float">
            <text:p>41622517.3799608</text:p>
          </table:table-cell>
          <table:table-cell office:value-type="float" office:value="132493172550153" calcext:value-type="float">
            <text:p>132493172550153</text:p>
          </table:table-cell>
          <table:table-cell office:value-type="float" office:value="98375860.563574" calcext:value-type="float">
            <text:p>98375860.563574</text:p>
          </table:table-cell>
          <table:table-cell/>
          <table:table-cell office:value-type="float" office:value="435240" calcext:value-type="float">
            <text:p>435240</text:p>
          </table:table-cell>
          <table:table-cell office:value-type="float" office:value="191431209.243398" calcext:value-type="float">
            <text:p>191431209.243398</text:p>
          </table:table-cell>
          <table:table-cell office:value-type="float" office:value="496046765157088" calcext:value-type="float">
            <text:p>496046765157088</text:p>
          </table:table-cell>
          <table:table-cell office:value-type="float" office:value="370298071.104216" calcext:value-type="float">
            <text:p>370298071.104216</text:p>
          </table:table-cell>
          <table:table-cell/>
          <table:table-cell office:value-type="float" office:value="935064" calcext:value-type="float">
            <text:p>935064</text:p>
          </table:table-cell>
          <table:table-cell office:value-type="float" office:value="696340910.297676" calcext:value-type="float">
            <text:p>696340910.297676</text:p>
          </table:table-cell>
          <table:table-cell office:value-type="float" office:value="1.13674445125168E+015" calcext:value-type="float">
            <text:p>1.13674445125168E+015</text:p>
          </table:table-cell>
          <table:table-cell office:value-type="float" office:value="978711753.205532" calcext:value-type="float">
            <text:p>978711753.205532</text:p>
          </table:table-cell>
          <table:table-cell/>
          <table:table-cell office:value-type="float" office:value="1097928" calcext:value-type="float">
            <text:p>1097928</text:p>
          </table:table-cell>
          <table:table-cell office:value-type="float" office:value="1404287009.02292" calcext:value-type="float">
            <text:p>1404287009.02292</text:p>
          </table:table-cell>
          <table:table-cell office:value-type="float" office:value="1.67448931113611E+015" calcext:value-type="float">
            <text:p>1.67448931113611E+015</text:p>
          </table:table-cell>
          <table:table-cell office:value-type="float" office:value="1690551595.12318" calcext:value-type="float">
            <text:p>1690551595.12318</text:p>
          </table:table-cell>
          <table:table-cell/>
          <table:table-cell office:value-type="float" office:value="1732667.625" calcext:value-type="float">
            <text:p>1732667.625</text:p>
          </table:table-cell>
          <table:table-cell office:value-type="float" office:value="1586564903.09789" calcext:value-type="float">
            <text:p>1586564903.09789</text:p>
          </table:table-cell>
          <table:table-cell office:value-type="float" office:value="2.14807890606119E+015" calcext:value-type="float">
            <text:p>2.14807890606119E+015</text:p>
          </table:table-cell>
          <table:table-cell office:value-type="float" office:value="2073175552.49784" calcext:value-type="float">
            <text:p>2073175552.49784</text:p>
          </table:table-cell>
        </table:table-row>
        <table:table-row table:style-name="ro1">
          <table:table-cell office:value-type="float" office:value="619920" calcext:value-type="float">
            <text:p>619920</text:p>
          </table:table-cell>
          <table:table-cell office:value-type="float" office:value="179228.554719027" calcext:value-type="float">
            <text:p>179228.554719027</text:p>
          </table:table-cell>
          <table:table-cell office:value-type="float" office:value="46530033049.7124" calcext:value-type="float">
            <text:p>46530033049.7124</text:p>
          </table:table-cell>
          <table:table-cell office:value-type="float" office:value="126446.303697653" calcext:value-type="float">
            <text:p>126446.303697653</text:p>
          </table:table-cell>
          <table:table-cell/>
          <table:table-cell office:value-type="float" office:value="405216" calcext:value-type="float">
            <text:p>405216</text:p>
          </table:table-cell>
          <table:table-cell office:value-type="float" office:value="44618523.4201445" calcext:value-type="float">
            <text:p>44618523.4201445</text:p>
          </table:table-cell>
          <table:table-cell office:value-type="float" office:value="142465612413021" calcext:value-type="float">
            <text:p>142465612413021</text:p>
          </table:table-cell>
          <table:table-cell office:value-type="float" office:value="105779065.476459" calcext:value-type="float">
            <text:p>105779065.476459</text:p>
          </table:table-cell>
          <table:table-cell/>
          <table:table-cell office:value-type="float" office:value="468720" calcext:value-type="float">
            <text:p>468720</text:p>
          </table:table-cell>
          <table:table-cell office:value-type="float" office:value="202424256.622651" calcext:value-type="float">
            <text:p>202424256.622651</text:p>
          </table:table-cell>
          <table:table-cell office:value-type="float" office:value="532477008146599" calcext:value-type="float">
            <text:p>532477008146599</text:p>
          </table:table-cell>
          <table:table-cell office:value-type="float" office:value="397277138.665701" calcext:value-type="float">
            <text:p>397277138.665701</text:p>
          </table:table-cell>
          <table:table-cell/>
          <table:table-cell office:value-type="float" office:value="1006992" calcext:value-type="float">
            <text:p>1006992</text:p>
          </table:table-cell>
          <table:table-cell office:value-type="float" office:value="715458746.48821" calcext:value-type="float">
            <text:p>715458746.48821</text:p>
          </table:table-cell>
          <table:table-cell office:value-type="float" office:value="1.19141028052207E+015" calcext:value-type="float">
            <text:p>1.19141028052207E+015</text:p>
          </table:table-cell>
          <table:table-cell office:value-type="float" office:value="1019186658.57411" calcext:value-type="float">
            <text:p>1019186658.57411</text:p>
          </table:table-cell>
          <table:table-cell/>
          <table:table-cell office:value-type="float" office:value="1182384" calcext:value-type="float">
            <text:p>1182384</text:p>
          </table:table-cell>
          <table:table-cell office:value-type="float" office:value="1417780854.8867" calcext:value-type="float">
            <text:p>1417780854.8867</text:p>
          </table:table-cell>
          <table:table-cell office:value-type="float" office:value="1.6984637546241E+015" calcext:value-type="float">
            <text:p>1.6984637546241E+015</text:p>
          </table:table-cell>
          <table:table-cell office:value-type="float" office:value="1709509586.45647" calcext:value-type="float">
            <text:p>1709509586.45647</text:p>
          </table:table-cell>
          <table:table-cell/>
          <table:table-cell office:value-type="float" office:value="1865949.75" calcext:value-type="float">
            <text:p>1865949.75</text:p>
          </table:table-cell>
          <table:table-cell office:value-type="float" office:value="1604399070.66671" calcext:value-type="float">
            <text:p>1604399070.66671</text:p>
          </table:table-cell>
          <table:table-cell office:value-type="float" office:value="2176207969537748" calcext:value-type="float">
            <text:p>2176207969537748</text:p>
          </table:table-cell>
          <table:table-cell office:value-type="float" office:value="2096398378.9742" calcext:value-type="float">
            <text:p>2096398378.9742</text:p>
          </table:table-cell>
        </table:table-row>
        <table:table-row table:style-name="ro1">
          <table:table-cell office:value-type="float" office:value="664200" calcext:value-type="float">
            <text:p>664200</text:p>
          </table:table-cell>
          <table:table-cell office:value-type="float" office:value="187166.603007554" calcext:value-type="float">
            <text:p>187166.603007554</text:p>
          </table:table-cell>
          <table:table-cell office:value-type="float" office:value="49184981038.2909" calcext:value-type="float">
            <text:p>49184981038.2909</text:p>
          </table:table-cell>
          <table:table-cell office:value-type="float" office:value="134705.644646318" calcext:value-type="float">
            <text:p>134705.644646318</text:p>
          </table:table-cell>
          <table:table-cell/>
          <table:table-cell office:value-type="float" office:value="434160" calcext:value-type="float">
            <text:p>434160</text:p>
          </table:table-cell>
          <table:table-cell office:value-type="float" office:value="47605453.9616189" calcext:value-type="float">
            <text:p>47605453.9616189</text:p>
          </table:table-cell>
          <table:table-cell office:value-type="float" office:value="152408040515147" calcext:value-type="float">
            <text:p>152408040515147</text:p>
          </table:table-cell>
          <table:table-cell office:value-type="float" office:value="113160056.101643" calcext:value-type="float">
            <text:p>113160056.101643</text:p>
          </table:table-cell>
          <table:table-cell/>
          <table:table-cell office:value-type="float" office:value="502200" calcext:value-type="float">
            <text:p>502200</text:p>
          </table:table-cell>
          <table:table-cell office:value-type="float" office:value="213378917.408687" calcext:value-type="float">
            <text:p>213378917.408687</text:p>
          </table:table-cell>
          <table:table-cell office:value-type="float" office:value="568780561592032" calcext:value-type="float">
            <text:p>568780561592032</text:p>
          </table:table-cell>
          <table:table-cell office:value-type="float" office:value="424162523.429535" calcext:value-type="float">
            <text:p>424162523.429535</text:p>
          </table:table-cell>
          <table:table-cell/>
          <table:table-cell office:value-type="float" office:value="1078920" calcext:value-type="float">
            <text:p>1078920</text:p>
          </table:table-cell>
          <table:table-cell office:value-type="float" office:value="734443623.205505" calcext:value-type="float">
            <text:p>734443623.205505</text:p>
          </table:table-cell>
          <table:table-cell office:value-type="float" office:value="1.24566325167951E+015" calcext:value-type="float">
            <text:p>1.24566325167951E+015</text:p>
          </table:table-cell>
          <table:table-cell office:value-type="float" office:value="1059354541.16369" calcext:value-type="float">
            <text:p>1059354541.16369</text:p>
          </table:table-cell>
          <table:table-cell/>
          <table:table-cell office:value-type="float" office:value="1266840" calcext:value-type="float">
            <text:p>1266840</text:p>
          </table:table-cell>
          <table:table-cell office:value-type="float" office:value="1431019184.60237" calcext:value-type="float">
            <text:p>1431019184.60237</text:p>
          </table:table-cell>
          <table:table-cell office:value-type="float" office:value="1.72165204718186E+015" calcext:value-type="float">
            <text:p>1.72165204718186E+015</text:p>
          </table:table-cell>
          <table:table-cell office:value-type="float" office:value="1727753198.73808" calcext:value-type="float">
            <text:p>1727753198.73808</text:p>
          </table:table-cell>
          <table:table-cell/>
          <table:table-cell office:value-type="float" office:value="1999231.875" calcext:value-type="float">
            <text:p>1999231.875</text:p>
          </table:table-cell>
          <table:table-cell office:value-type="float" office:value="1621590650.95289" calcext:value-type="float">
            <text:p>1621590650.95289</text:p>
          </table:table-cell>
          <table:table-cell office:value-type="float" office:value="2.2023380146795E+015" calcext:value-type="float">
            <text:p>2.2023380146795E+015</text:p>
          </table:table-cell>
          <table:table-cell office:value-type="float" office:value="2117769355.96787" calcext:value-type="float">
            <text:p>2117769355.96787</text:p>
          </table:table-cell>
        </table:table-row>
        <table:table-row table:style-name="ro1">
          <table:table-cell office:value-type="float" office:value="708480" calcext:value-type="float">
            <text:p>708480</text:p>
          </table:table-cell>
          <table:table-cell office:value-type="float" office:value="195084.191091688" calcext:value-type="float">
            <text:p>195084.191091688</text:p>
          </table:table-cell>
          <table:table-cell office:value-type="float" office:value="51827754103.607" calcext:value-type="float">
            <text:p>51827754103.607</text:p>
          </table:table-cell>
          <table:table-cell office:value-type="float" office:value="142943.748710754" calcext:value-type="float">
            <text:p>142943.748710754</text:p>
          </table:table-cell>
          <table:table-cell/>
          <table:table-cell office:value-type="float" office:value="463104" calcext:value-type="float">
            <text:p>463104</text:p>
          </table:table-cell>
          <table:table-cell office:value-type="float" office:value="50583401.6624986" calcext:value-type="float">
            <text:p>50583401.6624986</text:p>
          </table:table-cell>
          <table:table-cell office:value-type="float" office:value="162320569408256" calcext:value-type="float">
            <text:p>162320569408256</text:p>
          </table:table-cell>
          <table:table-cell office:value-type="float" office:value="120518922.922148" calcext:value-type="float">
            <text:p>120518922.922148</text:p>
          </table:table-cell>
          <table:table-cell/>
          <table:table-cell office:value-type="float" office:value="535680" calcext:value-type="float">
            <text:p>535680</text:p>
          </table:table-cell>
          <table:table-cell office:value-type="float" office:value="224295443.656153" calcext:value-type="float">
            <text:p>224295443.656153</text:p>
          </table:table-cell>
          <table:table-cell office:value-type="float" office:value="604957937551998" calcext:value-type="float">
            <text:p>604957937551998</text:p>
          </table:table-cell>
          <table:table-cell office:value-type="float" office:value="450954627.459378" calcext:value-type="float">
            <text:p>450954627.459378</text:p>
          </table:table-cell>
          <table:table-cell/>
          <table:table-cell office:value-type="float" office:value="1150848" calcext:value-type="float">
            <text:p>1150848</text:p>
          </table:table-cell>
          <table:table-cell office:value-type="float" office:value="753298279.686119" calcext:value-type="float">
            <text:p>753298279.686119</text:p>
          </table:table-cell>
          <table:table-cell office:value-type="float" office:value="1299508611892847" calcext:value-type="float">
            <text:p>1299508611892847</text:p>
          </table:table-cell>
          <table:table-cell office:value-type="float" office:value="1099219977.2937" calcext:value-type="float">
            <text:p>1099219977.2937</text:p>
          </table:table-cell>
          <table:table-cell/>
          <table:table-cell office:value-type="float" office:value="1351296" calcext:value-type="float">
            <text:p>1351296</text:p>
          </table:table-cell>
          <table:table-cell office:value-type="float" office:value="1444026119.02999" calcext:value-type="float">
            <text:p>1444026119.02999</text:p>
          </table:table-cell>
          <table:table-cell office:value-type="float" office:value="1744127950856860" calcext:value-type="float">
            <text:p>1744127950856860</text:p>
          </table:table-cell>
          <table:table-cell office:value-type="float" office:value="1745352490.83511" calcext:value-type="float">
            <text:p>1745352490.83511</text:p>
          </table:table-cell>
          <table:table-cell/>
          <table:table-cell office:value-type="float" office:value="2132514" calcext:value-type="float">
            <text:p>2132514</text:p>
          </table:table-cell>
          <table:table-cell office:value-type="float" office:value="1638237467.42941" calcext:value-type="float">
            <text:p>1638237467.42941</text:p>
          </table:table-cell>
          <table:table-cell office:value-type="float" office:value="2.22677790327744E+015" calcext:value-type="float">
            <text:p>2.22677790327744E+015</text:p>
          </table:table-cell>
          <table:table-cell office:value-type="float" office:value="2137581726.38097" calcext:value-type="float">
            <text:p>2137581726.38097</text:p>
          </table:table-cell>
        </table:table-row>
        <table:table-row table:style-name="ro1">
          <table:table-cell office:value-type="float" office:value="752760" calcext:value-type="float">
            <text:p>752760</text:p>
          </table:table-cell>
          <table:table-cell office:value-type="float" office:value="202981.855897192" calcext:value-type="float">
            <text:p>202981.855897192</text:p>
          </table:table-cell>
          <table:table-cell office:value-type="float" office:value="54458940211.7486" calcext:value-type="float">
            <text:p>54458940211.7486</text:p>
          </table:table-cell>
          <table:table-cell office:value-type="float" office:value="151161.257969991" calcext:value-type="float">
            <text:p>151161.257969991</text:p>
          </table:table-cell>
          <table:table-cell/>
          <table:table-cell office:value-type="float" office:value="492048" calcext:value-type="float">
            <text:p>492048</text:p>
          </table:table-cell>
          <table:table-cell office:value-type="float" office:value="53552432.3783984" calcext:value-type="float">
            <text:p>53552432.3783984</text:p>
          </table:table-cell>
          <table:table-cell office:value-type="float" office:value="172203305230772" calcext:value-type="float">
            <text:p>172203305230772</text:p>
          </table:table-cell>
          <table:table-cell office:value-type="float" office:value="127855749.695199" calcext:value-type="float">
            <text:p>127855749.695199</text:p>
          </table:table-cell>
          <table:table-cell/>
          <table:table-cell office:value-type="float" office:value="569160" calcext:value-type="float">
            <text:p>569160</text:p>
          </table:table-cell>
          <table:table-cell office:value-type="float" office:value="235174039.832909" calcext:value-type="float">
            <text:p>235174039.832909</text:p>
          </table:table-cell>
          <table:table-cell office:value-type="float" office:value="641009624168686" calcext:value-type="float">
            <text:p>641009624168686</text:p>
          </table:table-cell>
          <table:table-cell office:value-type="float" office:value="477653827.88529" calcext:value-type="float">
            <text:p>477653827.88529</text:p>
          </table:table-cell>
          <table:table-cell/>
          <table:table-cell office:value-type="float" office:value="1222776" calcext:value-type="float">
            <text:p>1222776</text:p>
          </table:table-cell>
          <table:table-cell office:value-type="float" office:value="772024559.374404" calcext:value-type="float">
            <text:p>772024559.374404</text:p>
          </table:table-cell>
          <table:table-cell office:value-type="float" office:value="1.35295048938089E+015" calcext:value-type="float">
            <text:p>1.35295048938089E+015</text:p>
          </table:table-cell>
          <table:table-cell office:value-type="float" office:value="1138786363.18467" calcext:value-type="float">
            <text:p>1138786363.18467</text:p>
          </table:table-cell>
          <table:table-cell/>
          <table:table-cell office:value-type="float" office:value="1435752" calcext:value-type="float">
            <text:p>1435752</text:p>
          </table:table-cell>
          <table:table-cell office:value-type="float" office:value="1456822527.88283" calcext:value-type="float">
            <text:p>1456822527.88283</text:p>
          </table:table-cell>
          <table:table-cell office:value-type="float" office:value="1.76595628670717E+015" calcext:value-type="float">
            <text:p>1.76595628670717E+015</text:p>
          </table:table-cell>
          <table:table-cell office:value-type="float" office:value="1762368921.75861" calcext:value-type="float">
            <text:p>1762368921.75861</text:p>
          </table:table-cell>
          <table:table-cell/>
          <table:table-cell office:value-type="float" office:value="2265796.125" calcext:value-type="float">
            <text:p>2265796.125</text:p>
          </table:table-cell>
          <table:table-cell office:value-type="float" office:value="1654420506.88091" calcext:value-type="float">
            <text:p>1654420506.88091</text:p>
          </table:table-cell>
          <table:table-cell office:value-type="float" office:value="2.24978329877304E+015" calcext:value-type="float">
            <text:p>2.24978329877304E+015</text:p>
          </table:table-cell>
          <table:table-cell office:value-type="float" office:value="2156078114.35945" calcext:value-type="float">
            <text:p>2156078114.35945</text:p>
          </table:table-cell>
        </table:table-row>
        <table:table-row table:style-name="ro1">
          <table:table-cell office:value-type="float" office:value="797040" calcext:value-type="float">
            <text:p>797040</text:p>
          </table:table-cell>
          <table:table-cell office:value-type="float" office:value="210859.948142159" calcext:value-type="float">
            <text:p>210859.948142159</text:p>
          </table:table-cell>
          <table:table-cell office:value-type="float" office:value="57078920176.9039" calcext:value-type="float">
            <text:p>57078920176.9039</text:p>
          </table:table-cell>
          <table:table-cell office:value-type="float" office:value="159358.5941457" calcext:value-type="float">
            <text:p>159358.5941457</text:p>
          </table:table-cell>
          <table:table-cell/>
          <table:table-cell office:value-type="float" office:value="520992" calcext:value-type="float">
            <text:p>520992</text:p>
          </table:table-cell>
          <table:table-cell office:value-type="float" office:value="56512596.4510038" calcext:value-type="float">
            <text:p>56512596.4510038</text:p>
          </table:table-cell>
          <table:table-cell office:value-type="float" office:value="182056349363908" calcext:value-type="float">
            <text:p>182056349363908</text:p>
          </table:table-cell>
          <table:table-cell office:value-type="float" office:value="135170615.20995" calcext:value-type="float">
            <text:p>135170615.20995</text:p>
          </table:table-cell>
          <table:table-cell/>
          <table:table-cell office:value-type="float" office:value="602640" calcext:value-type="float">
            <text:p>602640</text:p>
          </table:table-cell>
          <table:table-cell office:value-type="float" office:value="246014883.029503" calcext:value-type="float">
            <text:p>246014883.029503</text:p>
          </table:table-cell>
          <table:table-cell office:value-type="float" office:value="676936092537298" calcext:value-type="float">
            <text:p>676936092537298</text:p>
          </table:table-cell>
          <table:table-cell office:value-type="float" office:value="504260484.202994" calcext:value-type="float">
            <text:p>504260484.202994</text:p>
          </table:table-cell>
          <table:table-cell/>
          <table:table-cell office:value-type="float" office:value="1294704" calcext:value-type="float">
            <text:p>1294704</text:p>
          </table:table-cell>
          <table:table-cell office:value-type="float" office:value="790623890.338475" calcext:value-type="float">
            <text:p>790623890.338475</text:p>
          </table:table-cell>
          <table:table-cell office:value-type="float" office:value="1405992481127775" calcext:value-type="float">
            <text:p>1405992481127775</text:p>
          </table:table-cell>
          <table:table-cell office:value-type="float" office:value="1178056539.68292" calcext:value-type="float">
            <text:p>1178056539.68292</text:p>
          </table:table-cell>
          <table:table-cell/>
          <table:table-cell office:value-type="float" office:value="1520208" calcext:value-type="float">
            <text:p>1520208</text:p>
          </table:table-cell>
          <table:table-cell office:value-type="float" office:value="1469426735.28971" calcext:value-type="float">
            <text:p>1469426735.28971</text:p>
          </table:table-cell>
          <table:table-cell office:value-type="float" office:value="1.78719436248635E+015" calcext:value-type="float">
            <text:p>1.78719436248635E+015</text:p>
          </table:table-cell>
          <table:table-cell office:value-type="float" office:value="1778856765.76045" calcext:value-type="float">
            <text:p>1778856765.76045</text:p>
          </table:table-cell>
          <table:table-cell/>
          <table:table-cell office:value-type="float" office:value="2399078.25" calcext:value-type="float">
            <text:p>2399078.25</text:p>
          </table:table-cell>
          <table:table-cell office:value-type="float" office:value="1670206846.06851" calcext:value-type="float">
            <text:p>1670206846.06851</text:p>
          </table:table-cell>
          <table:table-cell office:value-type="float" office:value="2271565914178042" calcext:value-type="float">
            <text:p>2271565914178042</text:p>
          </table:table-cell>
          <table:table-cell office:value-type="float" office:value="2173459326.3877" calcext:value-type="float">
            <text:p>2173459326.3877</text:p>
          </table:table-cell>
        </table:table-row>
        <table:table-row table:style-name="ro1">
          <table:table-cell office:value-type="float" office:value="841320" calcext:value-type="float">
            <text:p>841320</text:p>
          </table:table-cell>
          <table:table-cell office:value-type="float" office:value="218718.707559585" calcext:value-type="float">
            <text:p>218718.707559585</text:p>
          </table:table-cell>
          <table:table-cell office:value-type="float" office:value="59687947331.6334" calcext:value-type="float">
            <text:p>59687947331.6334</text:p>
          </table:table-cell>
          <table:table-cell office:value-type="float" office:value="167536.043330405" calcext:value-type="float">
            <text:p>167536.043330405</text:p>
          </table:table-cell>
          <table:table-cell/>
          <table:table-cell office:value-type="float" office:value="549936" calcext:value-type="float">
            <text:p>549936</text:p>
          </table:table-cell>
          <table:table-cell office:value-type="float" office:value="59463935.0855882" calcext:value-type="float">
            <text:p>59463935.0855882</text:p>
          </table:table-cell>
          <table:table-cell office:value-type="float" office:value="191879799645120" calcext:value-type="float">
            <text:p>191879799645120</text:p>
          </table:table-cell>
          <table:table-cell office:value-type="float" office:value="142463594.575977" calcext:value-type="float">
            <text:p>142463594.575977</text:p>
          </table:table-cell>
          <table:table-cell/>
          <table:table-cell office:value-type="float" office:value="636120" calcext:value-type="float">
            <text:p>636120</text:p>
          </table:table-cell>
          <table:table-cell office:value-type="float" office:value="256818134.047107" calcext:value-type="float">
            <text:p>256818134.047107</text:p>
          </table:table-cell>
          <table:table-cell office:value-type="float" office:value="712737801476248" calcext:value-type="float">
            <text:p>712737801476248</text:p>
          </table:table-cell>
          <table:table-cell office:value-type="float" office:value="530774943.343064" calcext:value-type="float">
            <text:p>530774943.343064</text:p>
          </table:table-cell>
          <table:table-cell/>
          <table:table-cell office:value-type="float" office:value="1366632" calcext:value-type="float">
            <text:p>1366632</text:p>
          </table:table-cell>
          <table:table-cell office:value-type="float" office:value="809097503.709216" calcext:value-type="float">
            <text:p>809097503.709216</text:p>
          </table:table-cell>
          <table:table-cell office:value-type="float" office:value="1.45863792080074E+015" calcext:value-type="float">
            <text:p>1.45863792080074E+015</text:p>
          </table:table-cell>
          <table:table-cell office:value-type="float" office:value="1217033076.90004" calcext:value-type="float">
            <text:p>1217033076.90004</text:p>
          </table:table-cell>
          <table:table-cell/>
          <table:table-cell office:value-type="float" office:value="1604664" calcext:value-type="float">
            <text:p>1604664</text:p>
          </table:table-cell>
          <table:table-cell office:value-type="float" office:value="1481854942.14612" calcext:value-type="float">
            <text:p>1481854942.14612</text:p>
          </table:table-cell>
          <table:table-cell office:value-type="float" office:value="1.80789299012196E+015" calcext:value-type="float">
            <text:p>1.80789299012196E+015</text:p>
          </table:table-cell>
          <table:table-cell office:value-type="float" office:value="1794864102.94186" calcext:value-type="float">
            <text:p>1794864102.94186</text:p>
          </table:table-cell>
          <table:table-cell/>
          <table:table-cell office:value-type="float" office:value="2532360.375" calcext:value-type="float">
            <text:p>2532360.375</text:p>
          </table:table-cell>
          <table:table-cell office:value-type="float" office:value="1685652068.7432" calcext:value-type="float">
            <text:p>1685652068.7432</text:p>
          </table:table-cell>
          <table:table-cell office:value-type="float" office:value="2292301150616950" calcext:value-type="float">
            <text:p>2292301150616950</text:p>
          </table:table-cell>
          <table:table-cell office:value-type="float" office:value="2189891620.66461" calcext:value-type="float">
            <text:p>2189891620.66461</text:p>
          </table:table-cell>
        </table:table-row>
        <table:table-row table:style-name="ro1">
          <table:table-cell office:value-type="float" office:value="885600" calcext:value-type="float">
            <text:p>885600</text:p>
          </table:table-cell>
          <table:table-cell office:value-type="float" office:value="226558.30694389" calcext:value-type="float">
            <text:p>226558.30694389</text:p>
          </table:table-cell>
          <table:table-cell office:value-type="float" office:value="62286196523.719" calcext:value-type="float">
            <text:p>62286196523.719</text:p>
          </table:table-cell>
          <table:table-cell office:value-type="float" office:value="175693.808095757" calcext:value-type="float">
            <text:p>175693.808095757</text:p>
          </table:table-cell>
          <table:table-cell/>
          <table:table-cell office:value-type="float" office:value="578880" calcext:value-type="float">
            <text:p>578880</text:p>
          </table:table-cell>
          <table:table-cell office:value-type="float" office:value="62406483.996121" calcext:value-type="float">
            <text:p>62406483.996121</text:p>
          </table:table-cell>
          <table:table-cell office:value-type="float" office:value="201673751255729" calcext:value-type="float">
            <text:p>201673751255729</text:p>
          </table:table-cell>
          <table:table-cell office:value-type="float" office:value="149734760.166052" calcext:value-type="float">
            <text:p>149734760.166052</text:p>
          </table:table-cell>
          <table:table-cell/>
          <table:table-cell office:value-type="float" office:value="669600" calcext:value-type="float">
            <text:p>669600</text:p>
          </table:table-cell>
          <table:table-cell office:value-type="float" office:value="267583943.644426" calcext:value-type="float">
            <text:p>267583943.644426</text:p>
          </table:table-cell>
          <table:table-cell office:value-type="float" office:value="748415200837588" calcext:value-type="float">
            <text:p>748415200837588</text:p>
          </table:table-cell>
          <table:table-cell office:value-type="float" office:value="557197543.188763" calcext:value-type="float">
            <text:p>557197543.188763</text:p>
          </table:table-cell>
          <table:table-cell/>
          <table:table-cell office:value-type="float" office:value="1438560" calcext:value-type="float">
            <text:p>1438560</text:p>
          </table:table-cell>
          <table:table-cell office:value-type="float" office:value="827446533.190325" calcext:value-type="float">
            <text:p>827446533.190325</text:p>
          </table:table-cell>
          <table:table-cell office:value-type="float" office:value="1.51089000142405E+015" calcext:value-type="float">
            <text:p>1.51089000142405E+015</text:p>
          </table:table-cell>
          <table:table-cell office:value-type="float" office:value="1255718404.4065" calcext:value-type="float">
            <text:p>1255718404.4065</text:p>
          </table:table-cell>
          <table:table-cell/>
          <table:table-cell office:value-type="float" office:value="1689120" calcext:value-type="float">
            <text:p>1689120</text:p>
          </table:table-cell>
          <table:table-cell office:value-type="float" office:value="1494121520.11837" calcext:value-type="float">
            <text:p>1494121520.11837</text:p>
          </table:table-cell>
          <table:table-cell office:value-type="float" office:value="1828097289319151" calcext:value-type="float">
            <text:p>1828097289319151</text:p>
          </table:table-cell>
          <table:table-cell office:value-type="float" office:value="1810433592.83409" calcext:value-type="float">
            <text:p>1810433592.83409</text:p>
          </table:table-cell>
          <table:table-cell/>
          <table:table-cell office:value-type="float" office:value="2665642.5" calcext:value-type="float">
            <text:p>2665642.5</text:p>
          </table:table-cell>
          <table:table-cell office:value-type="float" office:value="1700802262.12157" calcext:value-type="float">
            <text:p>1700802262.12157</text:p>
          </table:table-cell>
          <table:table-cell office:value-type="float" office:value="2.31213440701338E+015" calcext:value-type="float">
            <text:p>2.31213440701338E+015</text:p>
          </table:table-cell>
          <table:table-cell office:value-type="float" office:value="2205512711.80841" calcext:value-type="float">
            <text:p>2205512711.80841</text:p>
          </table:table-cell>
        </table:table-row>
        <table:table-row table:style-name="ro1">
          <table:table-cell office:value-type="float" office:value="929880" calcext:value-type="float">
            <text:p>929880</text:p>
          </table:table-cell>
          <table:table-cell office:value-type="float" office:value="234378.878369879" calcext:value-type="float">
            <text:p>234378.878369879</text:p>
          </table:table-cell>
          <table:table-cell office:value-type="float" office:value="64873794246.9969" calcext:value-type="float">
            <text:p>64873794246.9969</text:p>
          </table:table-cell>
          <table:table-cell office:value-type="float" office:value="183832.039537129" calcext:value-type="float">
            <text:p>183832.039537129</text:p>
          </table:table-cell>
          <table:table-cell/>
          <table:table-cell office:value-type="float" office:value="607824" calcext:value-type="float">
            <text:p>607824</text:p>
          </table:table-cell>
          <table:table-cell office:value-type="float" office:value="65340275.518064" calcext:value-type="float">
            <text:p>65340275.518064</text:p>
          </table:table-cell>
          <table:table-cell office:value-type="float" office:value="211438297369423" calcext:value-type="float">
            <text:p>211438297369423</text:p>
          </table:table-cell>
          <table:table-cell office:value-type="float" office:value="156984182.305059" calcext:value-type="float">
            <text:p>156984182.305059</text:p>
          </table:table-cell>
          <table:table-cell/>
          <table:table-cell office:value-type="float" office:value="703080" calcext:value-type="float">
            <text:p>703080</text:p>
          </table:table-cell>
          <table:table-cell office:value-type="float" office:value="278312456.158923" calcext:value-type="float">
            <text:p>278312456.158923</text:p>
          </table:table-cell>
          <table:table-cell office:value-type="float" office:value="783968733803516" calcext:value-type="float">
            <text:p>783968733803516</text:p>
          </table:table-cell>
          <table:table-cell office:value-type="float" office:value="583528615.016218" calcext:value-type="float">
            <text:p>583528615.016218</text:p>
          </table:table-cell>
          <table:table-cell/>
          <table:table-cell office:value-type="float" office:value="1510488" calcext:value-type="float">
            <text:p>1510488</text:p>
          </table:table-cell>
          <table:table-cell office:value-type="float" office:value="845672060.562631" calcext:value-type="float">
            <text:p>845672060.562631</text:p>
          </table:table-cell>
          <table:table-cell office:value-type="float" office:value="1562751832038241" calcext:value-type="float">
            <text:p>1562751832038241</text:p>
          </table:table-cell>
          <table:table-cell office:value-type="float" office:value="1294114871.23921" calcext:value-type="float">
            <text:p>1294114871.23921</text:p>
          </table:table-cell>
          <table:table-cell/>
          <table:table-cell office:value-type="float" office:value="1773576" calcext:value-type="float">
            <text:p>1773576</text:p>
          </table:table-cell>
          <table:table-cell office:value-type="float" office:value="1506239240.41171" calcext:value-type="float">
            <text:p>1506239240.41171</text:p>
          </table:table-cell>
          <table:table-cell office:value-type="float" office:value="1.84784736082671E+015" calcext:value-type="float">
            <text:p>1.84784736082671E+015</text:p>
          </table:table-cell>
          <table:table-cell office:value-type="float" office:value="1825603118.60508" calcext:value-type="float">
            <text:p>1825603118.60508</text:p>
          </table:table-cell>
          <table:table-cell/>
          <table:table-cell office:value-type="float" office:value="2798924.625" calcext:value-type="float">
            <text:p>2798924.625</text:p>
          </table:table-cell>
          <table:table-cell office:value-type="float" office:value="1715695666.08408" calcext:value-type="float">
            <text:p>1715695666.08408</text:p>
          </table:table-cell>
          <table:table-cell office:value-type="float" office:value="2.33118629221351E+015" calcext:value-type="float">
            <text:p>2.33118629221351E+015</text:p>
          </table:table-cell>
          <table:table-cell office:value-type="float" office:value="2220436731.0267" calcext:value-type="float">
            <text:p>2220436731.0267</text:p>
          </table:table-cell>
        </table:table-row>
        <table:table-row table:style-name="ro1">
          <table:table-cell office:value-type="float" office:value="974160" calcext:value-type="float">
            <text:p>974160</text:p>
          </table:table-cell>
          <table:table-cell office:value-type="float" office:value="242180.528975775" calcext:value-type="float">
            <text:p>242180.528975775</text:p>
          </table:table-cell>
          <table:table-cell office:value-type="float" office:value="67450837169.7737" calcext:value-type="float">
            <text:p>67450837169.7737</text:p>
          </table:table-cell>
          <table:table-cell office:value-type="float" office:value="191950.856979055" calcext:value-type="float">
            <text:p>191950.856979055</text:p>
          </table:table-cell>
          <table:table-cell/>
          <table:table-cell office:value-type="float" office:value="636768" calcext:value-type="float">
            <text:p>636768</text:p>
          </table:table-cell>
          <table:table-cell office:value-type="float" office:value="68265339.8533102" calcext:value-type="float">
            <text:p>68265339.8533102</text:p>
          </table:table-cell>
          <table:table-cell office:value-type="float" office:value="221173529625672" calcext:value-type="float">
            <text:p>221173529625672</text:p>
          </table:table-cell>
          <table:table-cell office:value-type="float" office:value="164211929.772937" calcext:value-type="float">
            <text:p>164211929.772937</text:p>
          </table:table-cell>
          <table:table-cell/>
          <table:table-cell office:value-type="float" office:value="736560" calcext:value-type="float">
            <text:p>736560</text:p>
          </table:table-cell>
          <table:table-cell office:value-type="float" office:value="289003811.667683" calcext:value-type="float">
            <text:p>289003811.667683</text:p>
          </table:table-cell>
          <table:table-cell office:value-type="float" office:value="819398838479435" calcext:value-type="float">
            <text:p>819398838479435</text:p>
          </table:table-cell>
          <table:table-cell office:value-type="float" office:value="609768485.1867" calcext:value-type="float">
            <text:p>609768485.1867</text:p>
          </table:table-cell>
          <table:table-cell/>
          <table:table-cell office:value-type="float" office:value="1582416" calcext:value-type="float">
            <text:p>1582416</text:p>
          </table:table-cell>
          <table:table-cell office:value-type="float" office:value="863775136.650093" calcext:value-type="float">
            <text:p>863775136.650093</text:p>
          </table:table-cell>
          <table:table-cell office:value-type="float" office:value="1.61422646431109E+015" calcext:value-type="float">
            <text:p>1.61422646431109E+015</text:p>
          </table:table-cell>
          <table:table-cell office:value-type="float" office:value="1332224773.97212" calcext:value-type="float">
            <text:p>1332224773.97212</text:p>
          </table:table-cell>
          <table:table-cell/>
          <table:table-cell office:value-type="float" office:value="1858032" calcext:value-type="float">
            <text:p>1858032</text:p>
          </table:table-cell>
          <table:table-cell office:value-type="float" office:value="1518219463.91332" calcext:value-type="float">
            <text:p>1518219463.91332</text:p>
          </table:table-cell>
          <table:table-cell office:value-type="float" office:value="1867178867622198" calcext:value-type="float">
            <text:p>1867178867622198</text:p>
          </table:table-cell>
          <table:table-cell office:value-type="float" office:value="1840406341.52495" calcext:value-type="float">
            <text:p>1840406341.52495</text:p>
          </table:table-cell>
          <table:table-cell/>
          <table:table-cell office:value-type="float" office:value="2932206.75" calcext:value-type="float">
            <text:p>2932206.75</text:p>
          </table:table-cell>
          <table:table-cell office:value-type="float" office:value="1730364035.53081" calcext:value-type="float">
            <text:p>1730364035.53081</text:p>
          </table:table-cell>
          <table:table-cell office:value-type="float" office:value="2349556930505342" calcext:value-type="float">
            <text:p>2349556930505342</text:p>
          </table:table-cell>
          <table:table-cell office:value-type="float" office:value="2234758323.48767" calcext:value-type="float">
            <text:p>2234758323.48767</text:p>
          </table:table-cell>
        </table:table-row>
        <table:table-row table:style-name="ro1">
          <table:table-cell office:value-type="float" office:value="1018440" calcext:value-type="float">
            <text:p>1018440</text:p>
          </table:table-cell>
          <table:table-cell office:value-type="float" office:value="249963.35053554" calcext:value-type="float">
            <text:p>249963.35053554</text:p>
          </table:table-cell>
          <table:table-cell office:value-type="float" office:value="70017403528.3859" calcext:value-type="float">
            <text:p>70017403528.3859</text:p>
          </table:table-cell>
          <table:table-cell office:value-type="float" office:value="200050.360092692" calcext:value-type="float">
            <text:p>200050.360092692</text:p>
          </table:table-cell>
          <table:table-cell/>
          <table:table-cell office:value-type="float" office:value="665712" calcext:value-type="float">
            <text:p>665712</text:p>
          </table:table-cell>
          <table:table-cell office:value-type="float" office:value="71181705.8175834" calcext:value-type="float">
            <text:p>71181705.8175834</text:p>
          </table:table-cell>
          <table:table-cell office:value-type="float" office:value="230879538475135" calcext:value-type="float">
            <text:p>230879538475135</text:p>
          </table:table-cell>
          <table:table-cell office:value-type="float" office:value="171418070.17161" calcext:value-type="float">
            <text:p>171418070.17161</text:p>
          </table:table-cell>
          <table:table-cell/>
          <table:table-cell office:value-type="float" office:value="770040" calcext:value-type="float">
            <text:p>770040</text:p>
          </table:table-cell>
          <table:table-cell office:value-type="float" office:value="299658147.313248" calcext:value-type="float">
            <text:p>299658147.313248</text:p>
          </table:table-cell>
          <table:table-cell office:value-type="float" office:value="854705948999149" calcext:value-type="float">
            <text:p>854705948999149</text:p>
          </table:table-cell>
          <table:table-cell office:value-type="float" office:value="635917476.320252" calcext:value-type="float">
            <text:p>635917476.320252</text:p>
          </table:table-cell>
          <table:table-cell/>
          <table:table-cell office:value-type="float" office:value="1654344" calcext:value-type="float">
            <text:p>1654344</text:p>
          </table:table-cell>
          <table:table-cell office:value-type="float" office:value="881756791.123541" calcext:value-type="float">
            <text:p>881756791.123541</text:p>
          </table:table-cell>
          <table:table-cell office:value-type="float" office:value="1.66531690543188E+015" calcext:value-type="float">
            <text:p>1.66531690543188E+015</text:p>
          </table:table-cell>
          <table:table-cell office:value-type="float" office:value="1370050370.21687" calcext:value-type="float">
            <text:p>1370050370.21687</text:p>
          </table:table-cell>
          <table:table-cell/>
          <table:table-cell office:value-type="float" office:value="1942488" calcext:value-type="float">
            <text:p>1942488</text:p>
          </table:table-cell>
          <table:table-cell office:value-type="float" office:value="1530072304.69724" calcext:value-type="float">
            <text:p>1530072304.69724</text:p>
          </table:table-cell>
          <table:table-cell office:value-type="float" office:value="1.88612354376918E+015" calcext:value-type="float">
            <text:p>1.88612354376918E+015</text:p>
          </table:table-cell>
          <table:table-cell office:value-type="float" office:value="1854873185.76417" calcext:value-type="float">
            <text:p>1854873185.76417</text:p>
          </table:table-cell>
          <table:table-cell/>
          <table:table-cell office:value-type="float" office:value="3065488.875" calcext:value-type="float">
            <text:p>3065488.875</text:p>
          </table:table-cell>
          <table:table-cell office:value-type="float" office:value="1744833765.7973" calcext:value-type="float">
            <text:p>1744833765.7973</text:p>
          </table:table-cell>
          <table:table-cell office:value-type="float" office:value="2.36732951825071E+015" calcext:value-type="float">
            <text:p>2.36732951825071E+015</text:p>
          </table:table-cell>
          <table:table-cell office:value-type="float" office:value="2248556032.98998" calcext:value-type="float">
            <text:p>2248556032.98998</text:p>
          </table:table-cell>
        </table:table-row>
        <table:table-row table:style-name="ro1">
          <table:table-cell office:value-type="float" office:value="1062720" calcext:value-type="float">
            <text:p>1062720</text:p>
          </table:table-cell>
          <table:table-cell office:value-type="float" office:value="257727.425293142" calcext:value-type="float">
            <text:p>257727.425293142</text:p>
          </table:table-cell>
          <table:table-cell office:value-type="float" office:value="72573560133.4133" calcext:value-type="float">
            <text:p>72573560133.4133</text:p>
          </table:table-cell>
          <table:table-cell office:value-type="float" office:value="208130.636347286" calcext:value-type="float">
            <text:p>208130.636347286</text:p>
          </table:table-cell>
          <table:table-cell/>
          <table:table-cell office:value-type="float" office:value="694656" calcext:value-type="float">
            <text:p>694656</text:p>
          </table:table-cell>
          <table:table-cell office:value-type="float" office:value="74089401.2984071" calcext:value-type="float">
            <text:p>74089401.2984071</text:p>
          </table:table-cell>
          <table:table-cell office:value-type="float" office:value="240556413431594" calcext:value-type="float">
            <text:p>240556413431594</text:p>
          </table:table-cell>
          <table:table-cell office:value-type="float" office:value="178602670.192591" calcext:value-type="float">
            <text:p>178602670.192591</text:p>
          </table:table-cell>
          <table:table-cell/>
          <table:table-cell office:value-type="float" office:value="803520" calcext:value-type="float">
            <text:p>803520</text:p>
          </table:table-cell>
          <table:table-cell office:value-type="float" office:value="310275598.138043" calcext:value-type="float">
            <text:p>310275598.138043</text:p>
          </table:table-cell>
          <table:table-cell office:value-type="float" office:value="889890496291992" calcext:value-type="float">
            <text:p>889890496291992</text:p>
          </table:table-cell>
          <table:table-cell office:value-type="float" office:value="661975908.109805" calcext:value-type="float">
            <text:p>661975908.109805</text:p>
          </table:table-cell>
          <table:table-cell/>
          <table:table-cell office:value-type="float" office:value="1726272" calcext:value-type="float">
            <text:p>1726272</text:p>
          </table:table-cell>
          <table:table-cell office:value-type="float" office:value="899618037.215156" calcext:value-type="float">
            <text:p>899618037.215156</text:p>
          </table:table-cell>
          <table:table-cell office:value-type="float" office:value="1.7160261247084E+015" calcext:value-type="float">
            <text:p>1.7160261247084E+015</text:p>
          </table:table-cell>
          <table:table-cell office:value-type="float" office:value="1407593885.44252" calcext:value-type="float">
            <text:p>1407593885.44252</text:p>
          </table:table-cell>
          <table:table-cell/>
          <table:table-cell office:value-type="float" office:value="2026944" calcext:value-type="float">
            <text:p>2026944</text:p>
          </table:table-cell>
          <table:table-cell office:value-type="float" office:value="1541806772.92773" calcext:value-type="float">
            <text:p>1541806772.92773</text:p>
          </table:table-cell>
          <table:table-cell office:value-type="float" office:value="1904709642854577" calcext:value-type="float">
            <text:p>1904709642854577</text:p>
          </table:table-cell>
          <table:table-cell office:value-type="float" office:value="1869030265.36126" calcext:value-type="float">
            <text:p>1869030265.36126</text:p>
          </table:table-cell>
          <table:table-cell/>
          <table:table-cell office:value-type="float" office:value="3198771" calcext:value-type="float">
            <text:p>3198771</text:p>
          </table:table-cell>
          <table:table-cell office:value-type="float" office:value="1759126822.34836" calcext:value-type="float">
            <text:p>1759126822.34836</text:p>
          </table:table-cell>
          <table:table-cell office:value-type="float" office:value="2.38457326190538E+015" calcext:value-type="float">
            <text:p>2.38457326190538E+015</text:p>
          </table:table-cell>
          <table:table-cell office:value-type="float" office:value="2261895097.91212" calcext:value-type="float">
            <text:p>2261895097.91212</text:p>
          </table:table-cell>
        </table:table-row>
        <table:table-row table:style-name="ro1">
          <table:table-cell office:value-type="float" office:value="1107000" calcext:value-type="float">
            <text:p>1107000</text:p>
          </table:table-cell>
          <table:table-cell office:value-type="float" office:value="265472.829530032" calcext:value-type="float">
            <text:p>265472.829530032</text:p>
          </table:table-cell>
          <table:table-cell office:value-type="float" office:value="75119366678.1172" calcext:value-type="float">
            <text:p>75119366678.1172</text:p>
          </table:table-cell>
          <table:table-cell office:value-type="float" office:value="216191.765592494" calcext:value-type="float">
            <text:p>216191.765592494</text:p>
          </table:table-cell>
          <table:table-cell/>
          <table:table-cell office:value-type="float" office:value="723600" calcext:value-type="float">
            <text:p>723600</text:p>
          </table:table-cell>
          <table:table-cell office:value-type="float" office:value="76988453.5418306" calcext:value-type="float">
            <text:p>76988453.5418306</text:p>
          </table:table-cell>
          <table:table-cell office:value-type="float" office:value="250204243255703" calcext:value-type="float">
            <text:p>250204243255703</text:p>
          </table:table-cell>
          <table:table-cell office:value-type="float" office:value="185765795.812098" calcext:value-type="float">
            <text:p>185765795.812098</text:p>
          </table:table-cell>
          <table:table-cell/>
          <table:table-cell office:value-type="float" office:value="837000" calcext:value-type="float">
            <text:p>837000</text:p>
          </table:table-cell>
          <table:table-cell office:value-type="float" office:value="320856297.621249" calcext:value-type="float">
            <text:p>320856297.621249</text:p>
          </table:table-cell>
          <table:table-cell office:value-type="float" office:value="924952908615645" calcext:value-type="float">
            <text:p>924952908615645</text:p>
          </table:table-cell>
          <table:table-cell office:value-type="float" office:value="687944097.886178" calcext:value-type="float">
            <text:p>687944097.886178</text:p>
          </table:table-cell>
          <table:table-cell/>
          <table:table-cell office:value-type="float" office:value="1798200" calcext:value-type="float">
            <text:p>1798200</text:p>
          </table:table-cell>
          <table:table-cell office:value-type="float" office:value="917359874.102034" calcext:value-type="float">
            <text:p>917359874.102034</text:p>
          </table:table-cell>
          <table:table-cell office:value-type="float" office:value="1.76635705724102E+015" calcext:value-type="float">
            <text:p>1.76635705724102E+015</text:p>
          </table:table-cell>
          <table:table-cell office:value-type="float" office:value="1444857516.7015" calcext:value-type="float">
            <text:p>1444857516.7015</text:p>
          </table:table-cell>
          <table:table-cell/>
          <table:table-cell office:value-type="float" office:value="2111400" calcext:value-type="float">
            <text:p>2111400</text:p>
          </table:table-cell>
          <table:table-cell office:value-type="float" office:value="1553430900.69664" calcext:value-type="float">
            <text:p>1553430900.69664</text:p>
          </table:table-cell>
          <table:table-cell office:value-type="float" office:value="1922962334344140" calcext:value-type="float">
            <text:p>1922962334344140</text:p>
          </table:table-cell>
          <table:table-cell office:value-type="float" office:value="1882901261.49469" calcext:value-type="float">
            <text:p>1882901261.49469</text:p>
          </table:table-cell>
          <table:table-cell/>
          <table:table-cell office:value-type="float" office:value="3332053.125" calcext:value-type="float">
            <text:p>3332053.125</text:p>
          </table:table-cell>
          <table:table-cell office:value-type="float" office:value="1773261508.79593" calcext:value-type="float">
            <text:p>1773261508.79593</text:p>
          </table:table-cell>
          <table:table-cell office:value-type="float" office:value="2401345805039057" calcext:value-type="float">
            <text:p>2401345805039057</text:p>
          </table:table-cell>
          <table:table-cell office:value-type="float" office:value="2274829760.85366" calcext:value-type="float">
            <text:p>2274829760.85366</text:p>
          </table:table-cell>
        </table:table-row>
        <table:table-row table:style-name="ro1">
          <table:table-cell office:value-type="float" office:value="1151280" calcext:value-type="float">
            <text:p>1151280</text:p>
          </table:table-cell>
          <table:table-cell office:value-type="float" office:value="273199.635751256" calcext:value-type="float">
            <text:p>273199.635751256</text:p>
          </table:table-cell>
          <table:table-cell office:value-type="float" office:value="77654878388.0494" calcext:value-type="float">
            <text:p>77654878388.0494</text:p>
          </table:table-cell>
          <table:table-cell office:value-type="float" office:value="224233.822876518" calcext:value-type="float">
            <text:p>224233.822876518</text:p>
          </table:table-cell>
          <table:table-cell/>
          <table:table-cell office:value-type="float" office:value="752544" calcext:value-type="float">
            <text:p>752544</text:p>
          </table:table-cell>
          <table:table-cell office:value-type="float" office:value="79878889.3358818" calcext:value-type="float">
            <text:p>79878889.3358818</text:p>
          </table:table-cell>
          <table:table-cell office:value-type="float" office:value="259823116089025" calcext:value-type="float">
            <text:p>259823116089025</text:p>
          </table:table-cell>
          <table:table-cell office:value-type="float" office:value="192907512.433319" calcext:value-type="float">
            <text:p>192907512.433319</text:p>
          </table:table-cell>
          <table:table-cell/>
          <table:table-cell office:value-type="float" office:value="870480" calcext:value-type="float">
            <text:p>870480</text:p>
          </table:table-cell>
          <table:table-cell office:value-type="float" office:value="331400378.030725" calcext:value-type="float">
            <text:p>331400378.030725</text:p>
          </table:table-cell>
          <table:table-cell office:value-type="float" office:value="959893611926707" calcext:value-type="float">
            <text:p>959893611926707</text:p>
          </table:table-cell>
          <table:table-cell office:value-type="float" office:value="713822361.010519" calcext:value-type="float">
            <text:p>713822361.010519</text:p>
          </table:table-cell>
          <table:table-cell/>
          <table:table-cell office:value-type="float" office:value="1870128" calcext:value-type="float">
            <text:p>1870128</text:p>
          </table:table-cell>
          <table:table-cell office:value-type="float" office:value="934983288.212705" calcext:value-type="float">
            <text:p>934983288.212705</text:p>
          </table:table-cell>
          <table:table-cell office:value-type="float" office:value="1.81631260621145E+015" calcext:value-type="float">
            <text:p>1.81631260621145E+015</text:p>
          </table:table-cell>
          <table:table-cell office:value-type="float" office:value="1481843434.89561" calcext:value-type="float">
            <text:p>1481843434.89561</text:p>
          </table:table-cell>
          <table:table-cell/>
          <table:table-cell office:value-type="float" office:value="2195856" calcext:value-type="float">
            <text:p>2195856</text:p>
          </table:table-cell>
          <table:table-cell office:value-type="float" office:value="1564951853.20986" calcext:value-type="float">
            <text:p>1564951853.20986</text:p>
          </table:table-cell>
          <table:table-cell office:value-type="float" office:value="1.94090405436828E+015" calcext:value-type="float">
            <text:p>1.94090405436828E+015</text:p>
          </table:table-cell>
          <table:table-cell office:value-type="float" office:value="1896507256.33561" calcext:value-type="float">
            <text:p>1896507256.33561</text:p>
          </table:table-cell>
          <table:table-cell/>
          <table:table-cell office:value-type="float" office:value="3465335.25" calcext:value-type="float">
            <text:p>3465335.25</text:p>
          </table:table-cell>
          <table:table-cell office:value-type="float" office:value="1787253101.36487" calcext:value-type="float">
            <text:p>1787253101.36487</text:p>
          </table:table-cell>
          <table:table-cell office:value-type="float" office:value="2417695233246806" calcext:value-type="float">
            <text:p>2417695233246806</text:p>
          </table:table-cell>
          <table:table-cell office:value-type="float" office:value="2287405176.56442" calcext:value-type="float">
            <text:p>2287405176.56442</text:p>
          </table:table-cell>
        </table:table-row>
        <table:table-row table:style-name="ro1">
          <table:table-cell office:value-type="float" office:value="1195560" calcext:value-type="float">
            <text:p>1195560</text:p>
          </table:table-cell>
          <table:table-cell office:value-type="float" office:value="280907.914027047" calcext:value-type="float">
            <text:p>280907.914027047</text:p>
          </table:table-cell>
          <table:table-cell office:value-type="float" office:value="80180147650.6773" calcext:value-type="float">
            <text:p>80180147650.6773</text:p>
          </table:table-cell>
          <table:table-cell office:value-type="float" office:value="232256.880179455" calcext:value-type="float">
            <text:p>232256.880179455</text:p>
          </table:table-cell>
          <table:table-cell/>
          <table:table-cell office:value-type="float" office:value="781488" calcext:value-type="float">
            <text:p>781488</text:p>
          </table:table-cell>
          <table:table-cell office:value-type="float" office:value="82760735.1304335" calcext:value-type="float">
            <text:p>82760735.1304335</text:p>
          </table:table-cell>
          <table:table-cell office:value-type="float" office:value="269413119551836" calcext:value-type="float">
            <text:p>269413119551836</text:p>
          </table:table-cell>
          <table:table-cell office:value-type="float" office:value="200027884.990166" calcext:value-type="float">
            <text:p>200027884.990166</text:p>
          </table:table-cell>
          <table:table-cell/>
          <table:table-cell office:value-type="float" office:value="903960" calcext:value-type="float">
            <text:p>903960</text:p>
          </table:table-cell>
          <table:table-cell office:value-type="float" office:value="341907970.657201" calcext:value-type="float">
            <text:p>341907970.657201</text:p>
          </table:table-cell>
          <table:table-cell office:value-type="float" office:value="994713030138840" calcext:value-type="float">
            <text:p>994713030138840</text:p>
          </table:table-cell>
          <table:table-cell office:value-type="float" office:value="739611011.1472" calcext:value-type="float">
            <text:p>739611011.1472</text:p>
          </table:table-cell>
          <table:table-cell/>
          <table:table-cell office:value-type="float" office:value="1942056" calcext:value-type="float">
            <text:p>1942056</text:p>
          </table:table-cell>
          <table:table-cell office:value-type="float" office:value="952489254.027461" calcext:value-type="float">
            <text:p>952489254.027461</text:p>
          </table:table-cell>
          <table:table-cell office:value-type="float" office:value="1865895644489720" calcext:value-type="float">
            <text:p>1865895644489720</text:p>
          </table:table-cell>
          <table:table-cell office:value-type="float" office:value="1518553786.32909" calcext:value-type="float">
            <text:p>1518553786.32909</text:p>
          </table:table-cell>
          <table:table-cell/>
          <table:table-cell office:value-type="float" office:value="2280312" calcext:value-type="float">
            <text:p>2280312</text:p>
          </table:table-cell>
          <table:table-cell office:value-type="float" office:value="1576376027.17951" calcext:value-type="float">
            <text:p>1576376027.17951</text:p>
          </table:table-cell>
          <table:table-cell office:value-type="float" office:value="1.95855481636204E+015" calcext:value-type="float">
            <text:p>1.95855481636204E+015</text:p>
          </table:table-cell>
          <table:table-cell office:value-type="float" office:value="1909867028.67404" calcext:value-type="float">
            <text:p>1909867028.67404</text:p>
          </table:table-cell>
          <table:table-cell/>
          <table:table-cell office:value-type="float" office:value="3598617.375" calcext:value-type="float">
            <text:p>3598617.375</text:p>
          </table:table-cell>
          <table:table-cell office:value-type="float" office:value="1801114373.03783" calcext:value-type="float">
            <text:p>1801114373.03783</text:p>
          </table:table-cell>
          <table:table-cell office:value-type="float" office:value="2433661730379879" calcext:value-type="float">
            <text:p>2433661730379879</text:p>
          </table:table-cell>
          <table:table-cell office:value-type="float" office:value="2299658988.04221" calcext:value-type="float">
            <text:p>2299658988.04221</text:p>
          </table:table-cell>
        </table:table-row>
        <table:table-row table:style-name="ro1">
          <table:table-cell office:value-type="float" office:value="1239840" calcext:value-type="float">
            <text:p>1239840</text:p>
          </table:table-cell>
          <table:table-cell office:value-type="float" office:value="288597.732817052" calcext:value-type="float">
            <text:p>288597.732817052</text:p>
          </table:table-cell>
          <table:table-cell office:value-type="float" office:value="82695225017.8445" calcext:value-type="float">
            <text:p>82695225017.8445</text:p>
          </table:table-cell>
          <table:table-cell office:value-type="float" office:value="240261.007479646" calcext:value-type="float">
            <text:p>240261.007479646</text:p>
          </table:table-cell>
          <table:table-cell/>
          <table:table-cell office:value-type="float" office:value="810432" calcext:value-type="float">
            <text:p>810432</text:p>
          </table:table-cell>
          <table:table-cell office:value-type="float" office:value="85634017.1170726" calcext:value-type="float">
            <text:p>85634017.1170726</text:p>
          </table:table-cell>
          <table:table-cell office:value-type="float" office:value="278974340814541" calcext:value-type="float">
            <text:p>278974340814541</text:p>
          </table:table-cell>
          <table:table-cell office:value-type="float" office:value="207126978.022962" calcext:value-type="float">
            <text:p>207126978.022962</text:p>
          </table:table-cell>
          <table:table-cell/>
          <table:table-cell office:value-type="float" office:value="937440" calcext:value-type="float">
            <text:p>937440</text:p>
          </table:table-cell>
          <table:table-cell office:value-type="float" office:value="352379205.972084" calcext:value-type="float">
            <text:p>352379205.972084</text:p>
          </table:table-cell>
          <table:table-cell office:value-type="float" office:value="1.02941158530307E+015" calcext:value-type="float">
            <text:p>1.02941158530307E+015</text:p>
          </table:table-cell>
          <table:table-cell office:value-type="float" office:value="765310360.453947" calcext:value-type="float">
            <text:p>765310360.453947</text:p>
          </table:table-cell>
          <table:table-cell/>
          <table:table-cell office:value-type="float" office:value="2013984" calcext:value-type="float">
            <text:p>2013984</text:p>
          </table:table-cell>
          <table:table-cell office:value-type="float" office:value="969878734.633192" calcext:value-type="float">
            <text:p>969878734.633192</text:p>
          </table:table-cell>
          <table:table-cell office:value-type="float" office:value="1.91510901588392E+015" calcext:value-type="float">
            <text:p>1.91510901588392E+015</text:p>
          </table:table-cell>
          <table:table-cell office:value-type="float" office:value="1554990693.89257" calcext:value-type="float">
            <text:p>1554990693.89257</text:p>
          </table:table-cell>
          <table:table-cell/>
          <table:table-cell office:value-type="float" office:value="2364768" calcext:value-type="float">
            <text:p>2364768</text:p>
          </table:table-cell>
          <table:table-cell office:value-type="float" office:value="1587709137.95404" calcext:value-type="float">
            <text:p>1587709137.95404</text:p>
          </table:table-cell>
          <table:table-cell office:value-type="float" office:value="1.97593248622729E+015" calcext:value-type="float">
            <text:p>1.97593248622729E+015</text:p>
          </table:table-cell>
          <table:table-cell office:value-type="float" office:value="1922997315.7736" calcext:value-type="float">
            <text:p>1922997315.7736</text:p>
          </table:table-cell>
          <table:table-cell/>
          <table:table-cell office:value-type="float" office:value="3731899.5" calcext:value-type="float">
            <text:p>3731899.5</text:p>
          </table:table-cell>
          <table:table-cell office:value-type="float" office:value="1814856026.56911" calcext:value-type="float">
            <text:p>1814856026.56911</text:p>
          </table:table-cell>
          <table:table-cell office:value-type="float" office:value="2.44927894675064E+015" calcext:value-type="float">
            <text:p>2.44927894675064E+015</text:p>
          </table:table-cell>
          <table:table-cell office:value-type="float" office:value="2311622628.52249" calcext:value-type="float">
            <text:p>2311622628.52249</text:p>
          </table:table-cell>
        </table:table-row>
        <table:table-row table:style-name="ro1">
          <table:table-cell office:value-type="float" office:value="1284120" calcext:value-type="float">
            <text:p>1284120</text:p>
          </table:table-cell>
          <table:table-cell office:value-type="float" office:value="296269.15947721" calcext:value-type="float">
            <text:p>296269.15947721</text:p>
          </table:table-cell>
          <table:table-cell office:value-type="float" office:value="85200159822.6052" calcext:value-type="float">
            <text:p>85200159822.6052</text:p>
          </table:table-cell>
          <table:table-cell office:value-type="float" office:value="248246.273409899" calcext:value-type="float">
            <text:p>248246.273409899</text:p>
          </table:table-cell>
          <table:table-cell/>
          <table:table-cell office:value-type="float" office:value="839376" calcext:value-type="float">
            <text:p>839376</text:p>
          </table:table-cell>
          <table:table-cell office:value-type="float" office:value="88498761.2832578" calcext:value-type="float">
            <text:p>88498761.2832578</text:p>
          </table:table-cell>
          <table:table-cell office:value-type="float" office:value="288506866649870" calcext:value-type="float">
            <text:p>288506866649870</text:p>
          </table:table-cell>
          <table:table-cell office:value-type="float" office:value="214204855.733695" calcext:value-type="float">
            <text:p>214204855.733695</text:p>
          </table:table-cell>
          <table:table-cell/>
          <table:table-cell office:value-type="float" office:value="970920" calcext:value-type="float">
            <text:p>970920</text:p>
          </table:table-cell>
          <table:table-cell office:value-type="float" office:value="362814213.734879" calcext:value-type="float">
            <text:p>362814213.734879</text:p>
          </table:table-cell>
          <table:table-cell office:value-type="float" office:value="1.06398969773418E+015" calcext:value-type="float">
            <text:p>1.06398969773418E+015</text:p>
          </table:table-cell>
          <table:table-cell office:value-type="float" office:value="790920719.71464" calcext:value-type="float">
            <text:p>790920719.71464</text:p>
          </table:table-cell>
          <table:table-cell/>
          <table:table-cell office:value-type="float" office:value="2085912" calcext:value-type="float">
            <text:p>2085912</text:p>
          </table:table-cell>
          <table:table-cell office:value-type="float" office:value="987152682.152559" calcext:value-type="float">
            <text:p>987152682.152559</text:p>
          </table:table-cell>
          <table:table-cell office:value-type="float" office:value="1.96395553618442E+015" calcext:value-type="float">
            <text:p>1.96395553618442E+015</text:p>
          </table:table-cell>
          <table:table-cell office:value-type="float" office:value="1591156258.0385" calcext:value-type="float">
            <text:p>1591156258.0385</text:p>
          </table:table-cell>
          <table:table-cell/>
          <table:table-cell office:value-type="float" office:value="2449224" calcext:value-type="float">
            <text:p>2449224</text:p>
          </table:table-cell>
          <table:table-cell office:value-type="float" office:value="1598956296.69969" calcext:value-type="float">
            <text:p>1598956296.69969</text:p>
          </table:table-cell>
          <table:table-cell office:value-type="float" office:value="1993053026099017" calcext:value-type="float">
            <text:p>1993053026099017</text:p>
          </table:table-cell>
          <table:table-cell office:value-type="float" office:value="1935913045.34416" calcext:value-type="float">
            <text:p>1935913045.34416</text:p>
          </table:table-cell>
          <table:table-cell/>
          <table:table-cell office:value-type="float" office:value="3865181.625" calcext:value-type="float">
            <text:p>3865181.625</text:p>
          </table:table-cell>
          <table:table-cell office:value-type="float" office:value="1828487052.21948" calcext:value-type="float">
            <text:p>1828487052.21948</text:p>
          </table:table-cell>
          <table:table-cell office:value-type="float" office:value="2.46457512941482E+015" calcext:value-type="float">
            <text:p>2.46457512941482E+015</text:p>
          </table:table-cell>
          <table:table-cell office:value-type="float" office:value="2323322397.04281" calcext:value-type="float">
            <text:p>2323322397.04281</text:p>
          </table:table-cell>
        </table:table-row>
        <table:table-row table:style-name="ro1">
          <table:table-cell office:value-type="float" office:value="1328400" calcext:value-type="float">
            <text:p>1328400</text:p>
          </table:table-cell>
          <table:table-cell office:value-type="float" office:value="303922.260571761" calcext:value-type="float">
            <text:p>303922.260571761</text:p>
          </table:table-cell>
          <table:table-cell office:value-type="float" office:value="87695000558.9424" calcext:value-type="float">
            <text:p>87695000558.9424</text:p>
          </table:table-cell>
          <table:table-cell office:value-type="float" office:value="256212.745661535" calcext:value-type="float">
            <text:p>256212.745661535</text:p>
          </table:table-cell>
          <table:table-cell/>
          <table:table-cell office:value-type="float" office:value="868320" calcext:value-type="float">
            <text:p>868320</text:p>
          </table:table-cell>
          <table:table-cell office:value-type="float" office:value="91354993.449615" calcext:value-type="float">
            <text:p>91354993.449615</text:p>
          </table:table-cell>
          <table:table-cell office:value-type="float" office:value="298010783471084" calcext:value-type="float">
            <text:p>298010783471084</text:p>
          </table:table-cell>
          <table:table-cell office:value-type="float" office:value="221261582.026397" calcext:value-type="float">
            <text:p>221261582.026397</text:p>
          </table:table-cell>
          <table:table-cell/>
          <table:table-cell office:value-type="float" office:value="1004400" calcext:value-type="float">
            <text:p>1004400</text:p>
          </table:table-cell>
          <table:table-cell office:value-type="float" office:value="373213123.066959" calcext:value-type="float">
            <text:p>373213123.066959</text:p>
          </table:table-cell>
          <table:table-cell office:value-type="float" office:value="1.0984477860998E+015" calcext:value-type="float">
            <text:p>1.0984477860998E+015</text:p>
          </table:table-cell>
          <table:table-cell office:value-type="float" office:value="816442398.432402" calcext:value-type="float">
            <text:p>816442398.432402</text:p>
          </table:table-cell>
          <table:table-cell/>
          <table:table-cell office:value-type="float" office:value="2157840" calcext:value-type="float">
            <text:p>2157840</text:p>
          </table:table-cell>
          <table:table-cell office:value-type="float" office:value="1004312038.10318" calcext:value-type="float">
            <text:p>1004312038.10318</text:p>
          </table:table-cell>
          <table:table-cell office:value-type="float" office:value="2.01243799407579E+015" calcext:value-type="float">
            <text:p>2.01243799407579E+015</text:p>
          </table:table-cell>
          <table:table-cell office:value-type="float" office:value="1627052557.62475" calcext:value-type="float">
            <text:p>1627052557.62475</text:p>
          </table:table-cell>
          <table:table-cell/>
          <table:table-cell office:value-type="float" office:value="2533680" calcext:value-type="float">
            <text:p>2533680</text:p>
          </table:table-cell>
          <table:table-cell office:value-type="float" office:value="1610122078.77946" calcext:value-type="float">
            <text:p>1610122078.77946</text:p>
          </table:table-cell>
          <table:table-cell office:value-type="float" office:value="2009930710310171" calcext:value-type="float">
            <text:p>2009930710310171</text:p>
          </table:table-cell>
          <table:table-cell office:value-type="float" office:value="1948627541.05534" calcext:value-type="float">
            <text:p>1948627541.05534</text:p>
          </table:table-cell>
          <table:table-cell/>
          <table:table-cell office:value-type="float" office:value="3998463.75" calcext:value-type="float">
            <text:p>3998463.75</text:p>
          </table:table-cell>
          <table:table-cell office:value-type="float" office:value="1842015023.30603" calcext:value-type="float">
            <text:p>1842015023.30603</text:p>
          </table:table-cell>
          <table:table-cell office:value-type="float" office:value="2479574055918501" calcext:value-type="float">
            <text:p>2479574055918501</text:p>
          </table:table-cell>
          <table:table-cell office:value-type="float" office:value="2334780346.96927" calcext:value-type="float">
            <text:p>2334780346.96927</text:p>
          </table:table-cell>
        </table:table-row>
        <table:table-row table:style-name="ro1">
          <table:table-cell office:value-type="float" office:value="1372680" calcext:value-type="float">
            <text:p>1372680</text:p>
          </table:table-cell>
          <table:table-cell office:value-type="float" office:value="311557.102065576" calcext:value-type="float">
            <text:p>311557.102065576</text:p>
          </table:table-cell>
          <table:table-cell office:value-type="float" office:value="90179795115.6926" calcext:value-type="float">
            <text:p>90179795115.6926</text:p>
          </table:table-cell>
          <table:table-cell office:value-type="float" office:value="264160.491233376" calcext:value-type="float">
            <text:p>264160.491233376</text:p>
          </table:table-cell>
          <table:table-cell/>
          <table:table-cell office:value-type="float" office:value="897264" calcext:value-type="float">
            <text:p>897264</text:p>
          </table:table-cell>
          <table:table-cell office:value-type="float" office:value="94202739.2959542" calcext:value-type="float">
            <text:p>94202739.2959542</text:p>
          </table:table-cell>
          <table:table-cell office:value-type="float" office:value="307486177359987" calcext:value-type="float">
            <text:p>307486177359987</text:p>
          </table:table-cell>
          <table:table-cell office:value-type="float" office:value="228297220.536673" calcext:value-type="float">
            <text:p>228297220.536673</text:p>
          </table:table-cell>
          <table:table-cell/>
          <table:table-cell office:value-type="float" office:value="1037880" calcext:value-type="float">
            <text:p>1037880</text:p>
          </table:table-cell>
          <table:table-cell office:value-type="float" office:value="383576062.502647" calcext:value-type="float">
            <text:p>383576062.502647</text:p>
          </table:table-cell>
          <table:table-cell office:value-type="float" office:value="1.13278626748358E+015" calcext:value-type="float">
            <text:p>1.13278626748358E+015</text:p>
          </table:table-cell>
          <table:table-cell office:value-type="float" office:value="841875704.895223" calcext:value-type="float">
            <text:p>841875704.895223</text:p>
          </table:table-cell>
          <table:table-cell/>
          <table:table-cell office:value-type="float" office:value="2229768" calcext:value-type="float">
            <text:p>2229768</text:p>
          </table:table-cell>
          <table:table-cell office:value-type="float" office:value="1021357733.71333" calcext:value-type="float">
            <text:p>1021357733.71333</text:p>
          </table:table-cell>
          <table:table-cell office:value-type="float" office:value="2.06055915195339E+015" calcext:value-type="float">
            <text:p>2.06055915195339E+015</text:p>
          </table:table-cell>
          <table:table-cell office:value-type="float" office:value="1662681650.66489" calcext:value-type="float">
            <text:p>1662681650.66489</text:p>
          </table:table-cell>
          <table:table-cell/>
          <table:table-cell office:value-type="float" office:value="2618136" calcext:value-type="float">
            <text:p>2618136</text:p>
          </table:table-cell>
          <table:table-cell office:value-type="float" office:value="1621210584.33764" calcext:value-type="float">
            <text:p>1621210584.33764</text:p>
          </table:table-cell>
          <table:table-cell office:value-type="float" office:value="2026578316731701" calcext:value-type="float">
            <text:p>2026578316731701</text:p>
          </table:table-cell>
          <table:table-cell office:value-type="float" office:value="1961152704.61447" calcext:value-type="float">
            <text:p>1961152704.61447</text:p>
          </table:table-cell>
          <table:table-cell/>
          <table:table-cell office:value-type="float" office:value="4131745.875" calcext:value-type="float">
            <text:p>4131745.875</text:p>
          </table:table-cell>
          <table:table-cell office:value-type="float" office:value="1855446340.38371" calcext:value-type="float">
            <text:p>1855446340.38371</text:p>
          </table:table-cell>
          <table:table-cell office:value-type="float" office:value="2494295805697571" calcext:value-type="float">
            <text:p>2494295805697571</text:p>
          </table:table-cell>
          <table:table-cell office:value-type="float" office:value="2346015020.02103" calcext:value-type="float">
            <text:p>2346015020.02103</text:p>
          </table:table-cell>
        </table:table-row>
        <table:table-row table:style-name="ro1">
          <table:table-cell office:value-type="float" office:value="1416960" calcext:value-type="float">
            <text:p>1416960</text:p>
          </table:table-cell>
          <table:table-cell office:value-type="float" office:value="319173.749442929" calcext:value-type="float">
            <text:p>319173.749442929</text:p>
          </table:table-cell>
          <table:table-cell office:value-type="float" office:value="92654590920.8215" calcext:value-type="float">
            <text:p>92654590920.8215</text:p>
          </table:table-cell>
          <table:table-cell office:value-type="float" office:value="272089.57658539" calcext:value-type="float">
            <text:p>272089.57658539</text:p>
          </table:table-cell>
          <table:table-cell/>
          <table:table-cell office:value-type="float" office:value="926208" calcext:value-type="float">
            <text:p>926208</text:p>
          </table:table-cell>
          <table:table-cell office:value-type="float" office:value="97042024.3796267" calcext:value-type="float">
            <text:p>97042024.3796267</text:p>
          </table:table-cell>
          <table:table-cell office:value-type="float" office:value="316933134087526" calcext:value-type="float">
            <text:p>316933134087526</text:p>
          </table:table-cell>
          <table:table-cell office:value-type="float" office:value="235311834.653369" calcext:value-type="float">
            <text:p>235311834.653369</text:p>
          </table:table-cell>
          <table:table-cell/>
          <table:table-cell office:value-type="float" office:value="1071360" calcext:value-type="float">
            <text:p>1071360</text:p>
          </table:table-cell>
          <table:table-cell office:value-type="float" office:value="393903160.024894" calcext:value-type="float">
            <text:p>393903160.024894</text:p>
          </table:table-cell>
          <table:table-cell office:value-type="float" office:value="1.16700555743054E+015" calcext:value-type="float">
            <text:p>1.16700555743054E+015</text:p>
          </table:table-cell>
          <table:table-cell office:value-type="float" office:value="867220946.222532" calcext:value-type="float">
            <text:p>867220946.222532</text:p>
          </table:table-cell>
          <table:table-cell/>
          <table:table-cell office:value-type="float" office:value="2301696" calcext:value-type="float">
            <text:p>2301696</text:p>
          </table:table-cell>
          <table:table-cell office:value-type="float" office:value="1038290690.20726" calcext:value-type="float">
            <text:p>1038290690.20726</text:p>
          </table:table-cell>
          <table:table-cell office:value-type="float" office:value="2.10832174666463E+015" calcext:value-type="float">
            <text:p>2.10832174666463E+015</text:p>
          </table:table-cell>
          <table:table-cell office:value-type="float" office:value="1698045575.00586" calcext:value-type="float">
            <text:p>1698045575.00586</text:p>
          </table:table-cell>
          <table:table-cell/>
          <table:table-cell office:value-type="float" office:value="2702592" calcext:value-type="float">
            <text:p>2702592</text:p>
          </table:table-cell>
          <table:table-cell office:value-type="float" office:value="1632225491.98091" calcext:value-type="float">
            <text:p>1632225491.98091</text:p>
          </table:table-cell>
          <table:table-cell office:value-type="float" office:value="2043007296298197" calcext:value-type="float">
            <text:p>2043007296298197</text:p>
          </table:table-cell>
          <table:table-cell office:value-type="float" office:value="1973499177.08415" calcext:value-type="float">
            <text:p>1973499177.08415</text:p>
          </table:table-cell>
          <table:table-cell/>
          <table:table-cell office:value-type="float" office:value="4265028" calcext:value-type="float">
            <text:p>4265028</text:p>
          </table:table-cell>
          <table:table-cell office:value-type="float" office:value="1868786432.99316" calcext:value-type="float">
            <text:p>1868786432.99316</text:p>
          </table:table-cell>
          <table:table-cell office:value-type="float" office:value="2508757397370211" calcext:value-type="float">
            <text:p>2508757397370211</text:p>
          </table:table-cell>
          <table:table-cell office:value-type="float" office:value="2357042052.66882" calcext:value-type="float">
            <text:p>2357042052.66882</text:p>
          </table:table-cell>
        </table:table-row>
        <table:table-row table:style-name="ro1">
          <table:table-cell office:value-type="float" office:value="1461240" calcext:value-type="float">
            <text:p>1461240</text:p>
          </table:table-cell>
          <table:table-cell office:value-type="float" office:value="326772.267781056" calcext:value-type="float">
            <text:p>326772.267781056</text:p>
          </table:table-cell>
          <table:table-cell office:value-type="float" office:value="95119435030.5767" calcext:value-type="float">
            <text:p>95119435030.5767</text:p>
          </table:table-cell>
          <table:table-cell office:value-type="float" office:value="280000.067733708" calcext:value-type="float">
            <text:p>280000.067733708</text:p>
          </table:table-cell>
          <table:table-cell/>
          <table:table-cell office:value-type="float" office:value="955152" calcext:value-type="float">
            <text:p>955152</text:p>
          </table:table-cell>
          <table:table-cell office:value-type="float" office:value="99872874.1485965" calcext:value-type="float">
            <text:p>99872874.1485965</text:p>
          </table:table-cell>
          <table:table-cell office:value-type="float" office:value="326351739128986" calcext:value-type="float">
            <text:p>326351739128986</text:p>
          </table:table-cell>
          <table:table-cell office:value-type="float" office:value="242305487.534472" calcext:value-type="float">
            <text:p>242305487.534472</text:p>
          </table:table-cell>
          <table:table-cell/>
          <table:table-cell office:value-type="float" office:value="1104840" calcext:value-type="float">
            <text:p>1104840</text:p>
          </table:table-cell>
          <table:table-cell office:value-type="float" office:value="404194543.090415" calcext:value-type="float">
            <text:p>404194543.090415</text:p>
          </table:table-cell>
          <table:table-cell office:value-type="float" office:value="1.20110606997993E+015" calcext:value-type="float">
            <text:p>1.20110606997993E+015</text:p>
          </table:table-cell>
          <table:table-cell office:value-type="float" office:value="892478428.398575" calcext:value-type="float">
            <text:p>892478428.398575</text:p>
          </table:table-cell>
          <table:table-cell/>
          <table:table-cell office:value-type="float" office:value="2373624" calcext:value-type="float">
            <text:p>2373624</text:p>
          </table:table-cell>
          <table:table-cell office:value-type="float" office:value="1055111819.06709" calcext:value-type="float">
            <text:p>1055111819.06709</text:p>
          </table:table-cell>
          <table:table-cell office:value-type="float" office:value="2.15572849018739E+015" calcext:value-type="float">
            <text:p>2.15572849018739E+015</text:p>
          </table:table-cell>
          <table:table-cell office:value-type="float" office:value="1733146348.94526" calcext:value-type="float">
            <text:p>1733146348.94526</text:p>
          </table:table-cell>
          <table:table-cell/>
          <table:table-cell office:value-type="float" office:value="2787048" calcext:value-type="float">
            <text:p>2787048</text:p>
          </table:table-cell>
          <table:table-cell office:value-type="float" office:value="1643170106.34366" calcext:value-type="float">
            <text:p>1643170106.34366</text:p>
          </table:table-cell>
          <table:table-cell office:value-type="float" office:value="2059227923208061" calcext:value-type="float">
            <text:p>2059227923208061</text:p>
          </table:table-cell>
          <table:table-cell office:value-type="float" office:value="1985676481.80818" calcext:value-type="float">
            <text:p>1985676481.80818</text:p>
          </table:table-cell>
          <table:table-cell/>
          <table:table-cell office:value-type="float" office:value="4398310.125" calcext:value-type="float">
            <text:p>4398310.125</text:p>
          </table:table-cell>
          <table:table-cell office:value-type="float" office:value="1882039926.35571" calcext:value-type="float">
            <text:p>1882039926.35571</text:p>
          </table:table-cell>
          <table:table-cell office:value-type="float" office:value="2.52297331525017E+015" calcext:value-type="float">
            <text:p>2.52297331525017E+015</text:p>
          </table:table-cell>
          <table:table-cell office:value-type="float" office:value="2367874677.10812" calcext:value-type="float">
            <text:p>2367874677.10812</text:p>
          </table:table-cell>
        </table:table-row>
        <table:table-row table:style-name="ro1">
          <table:table-cell office:value-type="float" office:value="1505520" calcext:value-type="float">
            <text:p>1505520</text:p>
          </table:table-cell>
          <table:table-cell office:value-type="float" office:value="334352.721795924" calcext:value-type="float">
            <text:p>334352.721795924</text:p>
          </table:table-cell>
          <table:table-cell office:value-type="float" office:value="97574374184.7451" calcext:value-type="float">
            <text:p>97574374184.7451</text:p>
          </table:table-cell>
          <table:table-cell office:value-type="float" office:value="287892.030309594" calcext:value-type="float">
            <text:p>287892.030309594</text:p>
          </table:table-cell>
          <table:table-cell/>
          <table:table-cell office:value-type="float" office:value="984096" calcext:value-type="float">
            <text:p>984096</text:p>
          </table:table-cell>
          <table:table-cell office:value-type="float" office:value="102695313.950828" calcext:value-type="float">
            <text:p>102695313.950828</text:p>
          </table:table-cell>
          <table:table-cell office:value-type="float" office:value="335742077675267" calcext:value-type="float">
            <text:p>335742077675267</text:p>
          </table:table-cell>
          <table:table-cell office:value-type="float" office:value="249278242.118853" calcext:value-type="float">
            <text:p>249278242.118853</text:p>
          </table:table-cell>
          <table:table-cell/>
          <table:table-cell office:value-type="float" office:value="1138320" calcext:value-type="float">
            <text:p>1138320</text:p>
          </table:table-cell>
          <table:table-cell office:value-type="float" office:value="414450338.64763" calcext:value-type="float">
            <text:p>414450338.64763</text:p>
          </table:table-cell>
          <table:table-cell office:value-type="float" office:value="1.23508821768956E+015" calcext:value-type="float">
            <text:p>1.23508821768956E+015</text:p>
          </table:table-cell>
          <table:table-cell office:value-type="float" office:value="917648456.296688" calcext:value-type="float">
            <text:p>917648456.296688</text:p>
          </table:table-cell>
          <table:table-cell/>
          <table:table-cell office:value-type="float" office:value="2445552" calcext:value-type="float">
            <text:p>2445552</text:p>
          </table:table-cell>
          <table:table-cell office:value-type="float" office:value="1071822022.27525" calcext:value-type="float">
            <text:p>1071822022.27525</text:p>
          </table:table-cell>
          <table:table-cell office:value-type="float" office:value="2.20278207025371E+015" calcext:value-type="float">
            <text:p>2.20278207025371E+015</text:p>
          </table:table-cell>
          <table:table-cell office:value-type="float" office:value="1767985971.7966" calcext:value-type="float">
            <text:p>1767985971.7966</text:p>
          </table:table-cell>
          <table:table-cell/>
          <table:table-cell office:value-type="float" office:value="2871504" calcext:value-type="float">
            <text:p>2871504</text:p>
          </table:table-cell>
          <table:table-cell office:value-type="float" office:value="1654047400.23534" calcext:value-type="float">
            <text:p>1654047400.23534</text:p>
          </table:table-cell>
          <table:table-cell office:value-type="float" office:value="2.07524942800254E+015" calcext:value-type="float">
            <text:p>2.07524942800254E+015</text:p>
          </table:table-cell>
          <table:table-cell office:value-type="float" office:value="1997693151.04361" calcext:value-type="float">
            <text:p>1997693151.04361</text:p>
          </table:table-cell>
          <table:table-cell/>
          <table:table-cell office:value-type="float" office:value="4531592.25" calcext:value-type="float">
            <text:p>4531592.25</text:p>
          </table:table-cell>
          <table:table-cell office:value-type="float" office:value="1895210779.11209" calcext:value-type="float">
            <text:p>1895210779.11209</text:p>
          </table:table-cell>
          <table:table-cell office:value-type="float" office:value="2.53695594435071E+015" calcext:value-type="float">
            <text:p>2.53695594435071E+015</text:p>
          </table:table-cell>
          <table:table-cell office:value-type="float" office:value="2378524135.14568" calcext:value-type="float">
            <text:p>2378524135.14568</text:p>
          </table:table-cell>
        </table:table-row>
        <table:table-row table:style-name="ro1">
          <table:table-cell office:value-type="float" office:value="1549800" calcext:value-type="float">
            <text:p>1549800</text:p>
          </table:table-cell>
          <table:table-cell office:value-type="float" office:value="341915.175870904" calcext:value-type="float">
            <text:p>341915.175870904</text:p>
          </table:table-cell>
          <table:table-cell office:value-type="float" office:value="100019454841.065" calcext:value-type="float">
            <text:p>100019454841.065</text:p>
          </table:table-cell>
          <table:table-cell office:value-type="float" office:value="295765.529596242" calcext:value-type="float">
            <text:p>295765.529596242</text:p>
          </table:table-cell>
          <table:table-cell/>
          <table:table-cell office:value-type="float" office:value="1013040" calcext:value-type="float">
            <text:p>1013040</text:p>
          </table:table-cell>
          <table:table-cell office:value-type="float" office:value="105509369.041076" calcext:value-type="float">
            <text:p>105509369.041076</text:p>
          </table:table-cell>
          <table:table-cell office:value-type="float" office:value="345104234641288" calcext:value-type="float">
            <text:p>345104234641288</text:p>
          </table:table-cell>
          <table:table-cell office:value-type="float" office:value="256230161.134957" calcext:value-type="float">
            <text:p>256230161.134957</text:p>
          </table:table-cell>
          <table:table-cell/>
          <table:table-cell office:value-type="float" office:value="1171800" calcext:value-type="float">
            <text:p>1171800</text:p>
          </table:table-cell>
          <table:table-cell office:value-type="float" office:value="424670673.149626" calcext:value-type="float">
            <text:p>424670673.149626</text:p>
          </table:table-cell>
          <table:table-cell office:value-type="float" office:value="1.2689524116542E+015" calcext:value-type="float">
            <text:p>1.2689524116542E+015</text:p>
          </table:table-cell>
          <table:table-cell office:value-type="float" office:value="942731333.697216" calcext:value-type="float">
            <text:p>942731333.697216</text:p>
          </table:table-cell>
          <table:table-cell/>
          <table:table-cell office:value-type="float" office:value="2517480" calcext:value-type="float">
            <text:p>2517480</text:p>
          </table:table-cell>
          <table:table-cell office:value-type="float" office:value="1088422192.54018" calcext:value-type="float">
            <text:p>1088422192.54018</text:p>
          </table:table-cell>
          <table:table-cell office:value-type="float" office:value="2.2494851509251E+015" calcext:value-type="float">
            <text:p>2.2494851509251E+015</text:p>
          </table:table-cell>
          <table:table-cell office:value-type="float" office:value="1802566424.40852" calcext:value-type="float">
            <text:p>1802566424.40852</text:p>
          </table:table-cell>
          <table:table-cell/>
          <table:table-cell office:value-type="float" office:value="2955960" calcext:value-type="float">
            <text:p>2955960</text:p>
          </table:table-cell>
          <table:table-cell office:value-type="float" office:value="1664860051.98778" calcext:value-type="float">
            <text:p>1664860051.98778</text:p>
          </table:table-cell>
          <table:table-cell office:value-type="float" office:value="2.09108011547648E+015" calcext:value-type="float">
            <text:p>2.09108011547648E+015</text:p>
          </table:table-cell>
          <table:table-cell office:value-type="float" office:value="2009556838.15751" calcext:value-type="float">
            <text:p>2009556838.15751</text:p>
          </table:table-cell>
          <table:table-cell/>
          <table:table-cell office:value-type="float" office:value="4664874.375" calcext:value-type="float">
            <text:p>4664874.375</text:p>
          </table:table-cell>
          <table:table-cell office:value-type="float" office:value="1908302397.14112" calcext:value-type="float">
            <text:p>1908302397.14112</text:p>
          </table:table-cell>
          <table:table-cell office:value-type="float" office:value="2550715929796897" calcext:value-type="float">
            <text:p>2550715929796897</text:p>
          </table:table-cell>
          <table:table-cell office:value-type="float" office:value="2389000020.14804" calcext:value-type="float">
            <text:p>2389000020.14804</text:p>
          </table:table-cell>
        </table:table-row>
        <table:table-row table:style-name="ro1">
          <table:table-cell office:value-type="float" office:value="1594080" calcext:value-type="float">
            <text:p>1594080</text:p>
          </table:table-cell>
          <table:table-cell office:value-type="float" office:value="349459.69407494" calcext:value-type="float">
            <text:p>349459.69407494</text:p>
          </table:table-cell>
          <table:table-cell office:value-type="float" office:value="102454723196.822" calcext:value-type="float">
            <text:p>102454723196.822</text:p>
          </table:table-cell>
          <table:table-cell office:value-type="float" office:value="303620.630551945" calcext:value-type="float">
            <text:p>303620.630551945</text:p>
          </table:table-cell>
          <table:table-cell/>
          <table:table-cell office:value-type="float" office:value="1041984" calcext:value-type="float">
            <text:p>1041984</text:p>
          </table:table-cell>
          <table:table-cell office:value-type="float" office:value="108315064.585837" calcext:value-type="float">
            <text:p>108315064.585837</text:p>
          </table:table-cell>
          <table:table-cell office:value-type="float" office:value="354438294672313" calcext:value-type="float">
            <text:p>354438294672313</text:p>
          </table:table-cell>
          <table:table-cell office:value-type="float" office:value="263161307.107282" calcext:value-type="float">
            <text:p>263161307.107282</text:p>
          </table:table-cell>
          <table:table-cell/>
          <table:table-cell office:value-type="float" office:value="1205280" calcext:value-type="float">
            <text:p>1205280</text:p>
          </table:table-cell>
          <table:table-cell office:value-type="float" office:value="434855672.563707" calcext:value-type="float">
            <text:p>434855672.563707</text:p>
          </table:table-cell>
          <table:table-cell office:value-type="float" office:value="1302699061519728" calcext:value-type="float">
            <text:p>1302699061519728</text:p>
          </table:table-cell>
          <table:table-cell office:value-type="float" office:value="967727363.301065" calcext:value-type="float">
            <text:p>967727363.301065</text:p>
          </table:table-cell>
          <table:table-cell/>
          <table:table-cell office:value-type="float" office:value="2589408" calcext:value-type="float">
            <text:p>2589408</text:p>
          </table:table-cell>
          <table:table-cell office:value-type="float" office:value="1104913213.50712" calcext:value-type="float">
            <text:p>1104913213.50712</text:p>
          </table:table-cell>
          <table:table-cell office:value-type="float" office:value="2295840373124584" calcext:value-type="float">
            <text:p>2295840373124584</text:p>
          </table:table-cell>
          <table:table-cell office:value-type="float" office:value="1836889669.6429" calcext:value-type="float">
            <text:p>1836889669.6429</text:p>
          </table:table-cell>
          <table:table-cell/>
          <table:table-cell office:value-type="float" office:value="3040416" calcext:value-type="float">
            <text:p>3040416</text:p>
          </table:table-cell>
          <table:table-cell office:value-type="float" office:value="1675610478.54978" calcext:value-type="float">
            <text:p>1675610478.54978</text:p>
          </table:table-cell>
          <table:table-cell office:value-type="float" office:value="2.10672746915066E+015" calcext:value-type="float">
            <text:p>2.10672746915066E+015</text:p>
          </table:table-cell>
          <table:table-cell office:value-type="float" office:value="2021274417.03482" calcext:value-type="float">
            <text:p>2021274417.03482</text:p>
          </table:table-cell>
          <table:table-cell/>
          <table:table-cell office:value-type="float" office:value="4798156.5" calcext:value-type="float">
            <text:p>4798156.5</text:p>
          </table:table-cell>
          <table:table-cell office:value-type="float" office:value="1921317727.61839" calcext:value-type="float">
            <text:p>1921317727.61839</text:p>
          </table:table-cell>
          <table:table-cell office:value-type="float" office:value="2.56426247379481E+015" calcext:value-type="float">
            <text:p>2.56426247379481E+015</text:p>
          </table:table-cell>
          <table:table-cell office:value-type="float" office:value="2399310559.5652" calcext:value-type="float">
            <text:p>2399310559.5652</text:p>
          </table:table-cell>
        </table:table-row>
        <table:table-row table:style-name="ro1">
          <table:table-cell office:value-type="float" office:value="1638360" calcext:value-type="float">
            <text:p>1638360</text:p>
          </table:table-cell>
          <table:table-cell office:value-type="float" office:value="356986.340174253" calcext:value-type="float">
            <text:p>356986.340174253</text:p>
          </table:table-cell>
          <table:table-cell office:value-type="float" office:value="104880225202.56" calcext:value-type="float">
            <text:p>104880225202.56</text:p>
          </table:table-cell>
          <table:table-cell office:value-type="float" office:value="311457.397824875" calcext:value-type="float">
            <text:p>311457.397824875</text:p>
          </table:table-cell>
          <table:table-cell/>
          <table:table-cell office:value-type="float" office:value="1070928" calcext:value-type="float">
            <text:p>1070928</text:p>
          </table:table-cell>
          <table:table-cell office:value-type="float" office:value="111112425.666977" calcext:value-type="float">
            <text:p>111112425.666977</text:p>
          </table:table-cell>
          <table:table-cell office:value-type="float" office:value="363744342148764" calcext:value-type="float">
            <text:p>363744342148764</text:p>
          </table:table-cell>
          <table:table-cell office:value-type="float" office:value="270071742.361246" calcext:value-type="float">
            <text:p>270071742.361246</text:p>
          </table:table-cell>
          <table:table-cell/>
          <table:table-cell office:value-type="float" office:value="1238760" calcext:value-type="float">
            <text:p>1238760</text:p>
          </table:table-cell>
          <table:table-cell office:value-type="float" office:value="445005462.378571" calcext:value-type="float">
            <text:p>445005462.378571</text:p>
          </table:table-cell>
          <table:table-cell office:value-type="float" office:value="1.33632857549456E+015" calcext:value-type="float">
            <text:p>1.33632857549456E+015</text:p>
          </table:table-cell>
          <table:table-cell office:value-type="float" office:value="992636846.740213" calcext:value-type="float">
            <text:p>992636846.740213</text:p>
          </table:table-cell>
          <table:table-cell/>
          <table:table-cell office:value-type="float" office:value="2661336" calcext:value-type="float">
            <text:p>2661336</text:p>
          </table:table-cell>
          <table:table-cell office:value-type="float" office:value="1121295959.95564" calcext:value-type="float">
            <text:p>1121295959.95564</text:p>
          </table:table-cell>
          <table:table-cell office:value-type="float" office:value="2341850355129795" calcext:value-type="float">
            <text:p>2341850355129795</text:p>
          </table:table-cell>
          <table:table-cell office:value-type="float" office:value="1870957652.81618" calcext:value-type="float">
            <text:p>1870957652.81618</text:p>
          </table:table-cell>
          <table:table-cell/>
          <table:table-cell office:value-type="float" office:value="3124872" calcext:value-type="float">
            <text:p>3124872</text:p>
          </table:table-cell>
          <table:table-cell office:value-type="float" office:value="1686300864.81397" calcext:value-type="float">
            <text:p>1686300864.81397</text:p>
          </table:table-cell>
          <table:table-cell office:value-type="float" office:value="2.12219824383847E+015" calcext:value-type="float">
            <text:p>2.12219824383847E+015</text:p>
          </table:table-cell>
          <table:table-cell office:value-type="float" office:value="2032852070.15574" calcext:value-type="float">
            <text:p>2032852070.15574</text:p>
          </table:table-cell>
          <table:table-cell/>
          <table:table-cell office:value-type="float" office:value="4931438.625" calcext:value-type="float">
            <text:p>4931438.625</text:p>
          </table:table-cell>
          <table:table-cell office:value-type="float" office:value="1934259336.75161" calcext:value-type="float">
            <text:p>1934259336.75161</text:p>
          </table:table-cell>
          <table:table-cell office:value-type="float" office:value="2.5776035810192E+015" calcext:value-type="float">
            <text:p>2.5776035810192E+015</text:p>
          </table:table-cell>
          <table:table-cell office:value-type="float" office:value="2409462848.3663" calcext:value-type="float">
            <text:p>2409462848.3663</text:p>
          </table:table-cell>
        </table:table-row>
        <table:table-row table:style-name="ro1">
          <table:table-cell office:value-type="float" office:value="1682640" calcext:value-type="float">
            <text:p>1682640</text:p>
          </table:table-cell>
          <table:table-cell office:value-type="float" office:value="364495.177640063" calcext:value-type="float">
            <text:p>364495.177640063</text:p>
          </table:table-cell>
          <table:table-cell office:value-type="float" office:value="107296006570.941" calcext:value-type="float">
            <text:p>107296006570.941</text:p>
          </table:table-cell>
          <table:table-cell office:value-type="float" office:value="319275.895762703" calcext:value-type="float">
            <text:p>319275.895762703</text:p>
          </table:table-cell>
          <table:table-cell/>
          <table:table-cell office:value-type="float" office:value="1099872" calcext:value-type="float">
            <text:p>1099872</text:p>
          </table:table-cell>
          <table:table-cell office:value-type="float" office:value="113901477.284428" calcext:value-type="float">
            <text:p>113901477.284428</text:p>
          </table:table-cell>
          <table:table-cell office:value-type="float" office:value="373022461189927" calcext:value-type="float">
            <text:p>373022461189927</text:p>
          </table:table-cell>
          <table:table-cell office:value-type="float" office:value="276961529.026882" calcext:value-type="float">
            <text:p>276961529.026882</text:p>
          </table:table-cell>
          <table:table-cell/>
          <table:table-cell office:value-type="float" office:value="1272240" calcext:value-type="float">
            <text:p>1272240</text:p>
          </table:table-cell>
          <table:table-cell office:value-type="float" office:value="455120167.60987" calcext:value-type="float">
            <text:p>455120167.60987</text:p>
          </table:table-cell>
          <table:table-cell office:value-type="float" office:value="1.36984136035903E+015" calcext:value-type="float">
            <text:p>1.36984136035903E+015</text:p>
          </table:table-cell>
          <table:table-cell office:value-type="float" office:value="1017460084.5861" calcext:value-type="float">
            <text:p>1017460084.5861</text:p>
          </table:table-cell>
          <table:table-cell/>
          <table:table-cell office:value-type="float" office:value="2733264" calcext:value-type="float">
            <text:p>2733264</text:p>
          </table:table-cell>
          <table:table-cell office:value-type="float" office:value="1137571297.98503" calcext:value-type="float">
            <text:p>1137571297.98503</text:p>
          </table:table-cell>
          <table:table-cell office:value-type="float" office:value="2387517693030965" calcext:value-type="float">
            <text:p>2387517693030965</text:p>
          </table:table-cell>
          <table:table-cell office:value-type="float" office:value="1904772302.10729" calcext:value-type="float">
            <text:p>1904772302.10729</text:p>
          </table:table-cell>
          <table:table-cell/>
          <table:table-cell office:value-type="float" office:value="3209328" calcext:value-type="float">
            <text:p>3209328</text:p>
          </table:table-cell>
          <table:table-cell office:value-type="float" office:value="1696933189.60551" calcext:value-type="float">
            <text:p>1696933189.60551</text:p>
          </table:table-cell>
          <table:table-cell office:value-type="float" office:value="2.13749854766468E+015" calcext:value-type="float">
            <text:p>2.13749854766468E+015</text:p>
          </table:table-cell>
          <table:table-cell office:value-type="float" office:value="2044295366.63514" calcext:value-type="float">
            <text:p>2044295366.63514</text:p>
          </table:table-cell>
          <table:table-cell/>
          <table:table-cell office:value-type="float" office:value="5064720.75" calcext:value-type="float">
            <text:p>5064720.75</text:p>
          </table:table-cell>
          <table:table-cell office:value-type="float" office:value="1947129474.03102" calcext:value-type="float">
            <text:p>1947129474.03102</text:p>
          </table:table-cell>
          <table:table-cell office:value-type="float" office:value="2590746261391450" calcext:value-type="float">
            <text:p>2590746261391450</text:p>
          </table:table-cell>
          <table:table-cell office:value-type="float" office:value="2419463041.92541" calcext:value-type="float">
            <text:p>2419463041.92541</text:p>
          </table:table-cell>
        </table:table-row>
        <table:table-row table:style-name="ro1">
          <table:table-cell office:value-type="float" office:value="1726920" calcext:value-type="float">
            <text:p>1726920</text:p>
          </table:table-cell>
          <table:table-cell office:value-type="float" office:value="371986.26965387" calcext:value-type="float">
            <text:p>371986.26965387</text:p>
          </table:table-cell>
          <table:table-cell office:value-type="float" office:value="109702112782.626" calcext:value-type="float">
            <text:p>109702112782.626</text:p>
          </table:table-cell>
          <table:table-cell office:value-type="float" office:value="327076.188419048" calcext:value-type="float">
            <text:p>327076.188419048</text:p>
          </table:table-cell>
          <table:table-cell/>
          <table:table-cell office:value-type="float" office:value="1128816" calcext:value-type="float">
            <text:p>1128816</text:p>
          </table:table-cell>
          <table:table-cell office:value-type="float" office:value="116682244.35819" calcext:value-type="float">
            <text:p>116682244.35819</text:p>
          </table:table-cell>
          <table:table-cell office:value-type="float" office:value="382272735656854" calcext:value-type="float">
            <text:p>382272735656854</text:p>
          </table:table-cell>
          <table:table-cell office:value-type="float" office:value="283830729.041678" calcext:value-type="float">
            <text:p>283830729.041678</text:p>
          </table:table-cell>
          <table:table-cell/>
          <table:table-cell office:value-type="float" office:value="1305720" calcext:value-type="float">
            <text:p>1305720</text:p>
          </table:table-cell>
          <table:table-cell office:value-type="float" office:value="465199912.804617" calcext:value-type="float">
            <text:p>465199912.804617</text:p>
          </table:table-cell>
          <table:table-cell office:value-type="float" office:value="1.40323782147335E+015" calcext:value-type="float">
            <text:p>1.40323782147335E+015</text:p>
          </table:table-cell>
          <table:table-cell office:value-type="float" office:value="1042197376.35659" calcext:value-type="float">
            <text:p>1042197376.35659</text:p>
          </table:table-cell>
          <table:table-cell/>
          <table:table-cell office:value-type="float" office:value="2805192" calcext:value-type="float">
            <text:p>2805192</text:p>
          </table:table-cell>
          <table:table-cell office:value-type="float" office:value="1153740085.18882" calcext:value-type="float">
            <text:p>1153740085.18882</text:p>
          </table:table-cell>
          <table:table-cell office:value-type="float" office:value="2432844961157188" calcext:value-type="float">
            <text:p>2432844961157188</text:p>
          </table:table-cell>
          <table:table-cell office:value-type="float" office:value="1938335528.93558" calcext:value-type="float">
            <text:p>1938335528.93558</text:p>
          </table:table-cell>
          <table:table-cell/>
          <table:table-cell office:value-type="float" office:value="3293784" calcext:value-type="float">
            <text:p>3293784</text:p>
          </table:table-cell>
          <table:table-cell office:value-type="float" office:value="1707509248.71333" calcext:value-type="float">
            <text:p>1707509248.71333</text:p>
          </table:table-cell>
          <table:table-cell office:value-type="float" office:value="2.15263391473918E+015" calcext:value-type="float">
            <text:p>2.15263391473918E+015</text:p>
          </table:table-cell>
          <table:table-cell office:value-type="float" office:value="2055609331.36847" calcext:value-type="float">
            <text:p>2055609331.36847</text:p>
          </table:table-cell>
          <table:table-cell/>
          <table:table-cell office:value-type="float" office:value="5198002.875" calcext:value-type="float">
            <text:p>5198002.875</text:p>
          </table:table-cell>
          <table:table-cell office:value-type="float" office:value="1959930125.34008" calcext:value-type="float">
            <text:p>1959930125.34008</text:p>
          </table:table-cell>
          <table:table-cell office:value-type="float" office:value="2603696697659051" calcext:value-type="float">
            <text:p>2603696697659051</text:p>
          </table:table-cell>
          <table:table-cell office:value-type="float" office:value="2429316515.41087" calcext:value-type="float">
            <text:p>2429316515.41087</text:p>
          </table:table-cell>
        </table:table-row>
        <table:table-row table:style-name="ro1">
          <table:table-cell office:value-type="float" office:value="1771200" calcext:value-type="float">
            <text:p>1771200</text:p>
          </table:table-cell>
          <table:table-cell office:value-type="float" office:value="379459.679111224" calcext:value-type="float">
            <text:p>379459.679111224</text:p>
          </table:table-cell>
          <table:table-cell office:value-type="float" office:value="112098589090.313" calcext:value-type="float">
            <text:p>112098589090.313</text:p>
          </table:table-cell>
          <table:table-cell office:value-type="float" office:value="334858.339557969" calcext:value-type="float">
            <text:p>334858.339557969</text:p>
          </table:table-cell>
          <table:table-cell/>
          <table:table-cell office:value-type="float" office:value="1157760" calcext:value-type="float">
            <text:p>1157760</text:p>
          </table:table-cell>
          <table:table-cell office:value-type="float" office:value="119454751.729857" calcext:value-type="float">
            <text:p>119454751.729857</text:p>
          </table:table-cell>
          <table:table-cell office:value-type="float" office:value="391495249154677" calcext:value-type="float">
            <text:p>391495249154677</text:p>
          </table:table-cell>
          <table:table-cell office:value-type="float" office:value="290679404.152794" calcext:value-type="float">
            <text:p>290679404.152794</text:p>
          </table:table-cell>
          <table:table-cell/>
          <table:table-cell office:value-type="float" office:value="1339200" calcext:value-type="float">
            <text:p>1339200</text:p>
          </table:table-cell>
          <table:table-cell office:value-type="float" office:value="475244822.044822" calcext:value-type="float">
            <text:p>475244822.044822</text:p>
          </table:table-cell>
          <table:table-cell office:value-type="float" office:value="1436518362784712" calcext:value-type="float">
            <text:p>1436518362784712</text:p>
          </table:table-cell>
          <table:table-cell office:value-type="float" office:value="1066849020.52185" calcext:value-type="float">
            <text:p>1066849020.52185</text:p>
          </table:table-cell>
          <table:table-cell/>
          <table:table-cell office:value-type="float" office:value="2877120" calcext:value-type="float">
            <text:p>2877120</text:p>
          </table:table-cell>
          <table:table-cell office:value-type="float" office:value="1169803170.81929" calcext:value-type="float">
            <text:p>1169803170.81929</text:p>
          </table:table-cell>
          <table:table-cell office:value-type="float" office:value="2.47783471247394E+015" calcext:value-type="float">
            <text:p>2.47783471247394E+015</text:p>
          </table:table-cell>
          <table:table-cell office:value-type="float" office:value="1971649228.31166" calcext:value-type="float">
            <text:p>1971649228.31166</text:p>
          </table:table-cell>
          <table:table-cell/>
          <table:table-cell office:value-type="float" office:value="3378240" calcext:value-type="float">
            <text:p>3378240</text:p>
          </table:table-cell>
          <table:table-cell office:value-type="float" office:value="1718030675.30094" calcext:value-type="float">
            <text:p>1718030675.30094</text:p>
          </table:table-cell>
          <table:table-cell office:value-type="float" office:value="2.16760936955163E+015" calcext:value-type="float">
            <text:p>2.16760936955163E+015</text:p>
          </table:table-cell>
          <table:table-cell office:value-type="float" office:value="2066798506.29872" calcext:value-type="float">
            <text:p>2066798506.29872</text:p>
          </table:table-cell>
          <table:table-cell/>
          <table:table-cell office:value-type="float" office:value="5331285" calcext:value-type="float">
            <text:p>5331285</text:p>
          </table:table-cell>
          <table:table-cell office:value-type="float" office:value="1972663056.86312" calcext:value-type="float">
            <text:p>1972663056.86312</text:p>
          </table:table-cell>
          <table:table-cell office:value-type="float" office:value="2616460383898682" calcext:value-type="float">
            <text:p>2616460383898682</text:p>
          </table:table-cell>
          <table:table-cell office:value-type="float" office:value="2439027995.50409" calcext:value-type="float">
            <text:p>2439027995.50409</text:p>
          </table:table-cell>
        </table:table-row>
        <table:table-row table:style-name="ro1">
          <table:table-cell office:value-type="float" office:value="1815480" calcext:value-type="float">
            <text:p>1815480</text:p>
          </table:table-cell>
          <table:table-cell office:value-type="float" office:value="386915.46862456" calcext:value-type="float">
            <text:p>386915.46862456</text:p>
          </table:table-cell>
          <table:table-cell office:value-type="float" office:value="114485480521.646" calcext:value-type="float">
            <text:p>114485480521.646</text:p>
          </table:table-cell>
          <table:table-cell office:value-type="float" office:value="342622.412657258" calcext:value-type="float">
            <text:p>342622.412657258</text:p>
          </table:table-cell>
          <table:table-cell/>
          <table:table-cell office:value-type="float" office:value="1186704" calcext:value-type="float">
            <text:p>1186704</text:p>
          </table:table-cell>
          <table:table-cell office:value-type="float" office:value="122219024.163776" calcext:value-type="float">
            <text:p>122219024.163776</text:p>
          </table:table-cell>
          <table:table-cell office:value-type="float" office:value="400690085034507" calcext:value-type="float">
            <text:p>400690085034507</text:p>
          </table:table-cell>
          <table:table-cell office:value-type="float" office:value="297507615.918828" calcext:value-type="float">
            <text:p>297507615.918828</text:p>
          </table:table-cell>
          <table:table-cell/>
          <table:table-cell office:value-type="float" office:value="1372680" calcext:value-type="float">
            <text:p>1372680</text:p>
          </table:table-cell>
          <table:table-cell office:value-type="float" office:value="485255018.950578" calcext:value-type="float">
            <text:p>485255018.950578</text:p>
          </table:table-cell>
          <table:table-cell office:value-type="float" office:value="1.46968338683359E+015" calcext:value-type="float">
            <text:p>1.46968338683359E+015</text:p>
          </table:table-cell>
          <table:table-cell office:value-type="float" office:value="1091415314.50959" calcext:value-type="float">
            <text:p>1091415314.50959</text:p>
          </table:table-cell>
          <table:table-cell/>
          <table:table-cell office:value-type="float" office:value="2949048" calcext:value-type="float">
            <text:p>2949048</text:p>
          </table:table-cell>
          <table:table-cell office:value-type="float" office:value="1185761395.94296" calcext:value-type="float">
            <text:p>1185761395.94296</text:p>
          </table:table-cell>
          <table:table-cell office:value-type="float" office:value="2.52248947895464E+015" calcext:value-type="float">
            <text:p>2.52248947895464E+015</text:p>
          </table:table-cell>
          <table:table-cell office:value-type="float" office:value="2004715279.16356" calcext:value-type="float">
            <text:p>2004715279.16356</text:p>
          </table:table-cell>
          <table:table-cell/>
          <table:table-cell office:value-type="float" office:value="3462696" calcext:value-type="float">
            <text:p>3462696</text:p>
          </table:table-cell>
          <table:table-cell office:value-type="float" office:value="1728498957.99573" calcext:value-type="float">
            <text:p>1728498957.99573</text:p>
          </table:table-cell>
          <table:table-cell office:value-type="float" office:value="2.18242948403098E+015" calcext:value-type="float">
            <text:p>2.18242948403098E+015</text:p>
          </table:table-cell>
          <table:table-cell office:value-type="float" office:value="2077867004.70281" calcext:value-type="float">
            <text:p>2077867004.70281</text:p>
          </table:table-cell>
          <table:table-cell/>
          <table:table-cell office:value-type="float" office:value="5464567.125" calcext:value-type="float">
            <text:p>5464567.125</text:p>
          </table:table-cell>
          <table:table-cell office:value-type="float" office:value="1985329851.39041" calcext:value-type="float">
            <text:p>1985329851.39041</text:p>
          </table:table-cell>
          <table:table-cell office:value-type="float" office:value="2.62904223999989E+015" calcext:value-type="float">
            <text:p>2.62904223999989E+015</text:p>
          </table:table-cell>
          <table:table-cell office:value-type="float" office:value="2448601669.2607" calcext:value-type="float">
            <text:p>2448601669.2607</text:p>
          </table:table-cell>
        </table:table-row>
        <table:table-row table:style-name="ro1">
          <table:table-cell office:value-type="float" office:value="1859760" calcext:value-type="float">
            <text:p>1859760</text:p>
          </table:table-cell>
          <table:table-cell office:value-type="float" office:value="394353.70052547" calcext:value-type="float">
            <text:p>394353.70052547</text:p>
          </table:table-cell>
          <table:table-cell office:value-type="float" office:value="116862831881.43" calcext:value-type="float">
            <text:p>116862831881.43</text:p>
          </table:table-cell>
          <table:table-cell office:value-type="float" office:value="350368.470910978" calcext:value-type="float">
            <text:p>350368.470910978</text:p>
          </table:table-cell>
          <table:table-cell/>
          <table:table-cell office:value-type="float" office:value="1215648" calcext:value-type="float">
            <text:p>1215648</text:p>
          </table:table-cell>
          <table:table-cell office:value-type="float" office:value="124975086.347958" calcext:value-type="float">
            <text:p>124975086.347958</text:p>
          </table:table-cell>
          <table:table-cell office:value-type="float" office:value="409857326395002" calcext:value-type="float">
            <text:p>409857326395002</text:p>
          </table:table-cell>
          <table:table-cell office:value-type="float" office:value="304315425.711249" calcext:value-type="float">
            <text:p>304315425.711249</text:p>
          </table:table-cell>
          <table:table-cell/>
          <table:table-cell office:value-type="float" office:value="1406160" calcext:value-type="float">
            <text:p>1406160</text:p>
          </table:table-cell>
          <table:table-cell office:value-type="float" office:value="495230626.682764" calcext:value-type="float">
            <text:p>495230626.682764</text:p>
          </table:table-cell>
          <table:table-cell office:value-type="float" office:value="1.5027332947597E+015" calcext:value-type="float">
            <text:p>1.5027332947597E+015</text:p>
          </table:table-cell>
          <table:table-cell office:value-type="float" office:value="1115896554.70979" calcext:value-type="float">
            <text:p>1115896554.70979</text:p>
          </table:table-cell>
          <table:table-cell/>
          <table:table-cell office:value-type="float" office:value="3020976" calcext:value-type="float">
            <text:p>3020976</text:p>
          </table:table-cell>
          <table:table-cell office:value-type="float" office:value="1201615593.58784" calcext:value-type="float">
            <text:p>1201615593.58784</text:p>
          </table:table-cell>
          <table:table-cell office:value-type="float" office:value="2.56681177192869E+015" calcext:value-type="float">
            <text:p>2.56681177192869E+015</text:p>
          </table:table-cell>
          <table:table-cell office:value-type="float" office:value="2037535544.64078" calcext:value-type="float">
            <text:p>2037535544.64078</text:p>
          </table:table-cell>
          <table:table-cell/>
          <table:table-cell office:value-type="float" office:value="3547152" calcext:value-type="float">
            <text:p>3547152</text:p>
          </table:table-cell>
          <table:table-cell office:value-type="float" office:value="1738915456.92139" calcext:value-type="float">
            <text:p>1738915456.92139</text:p>
          </table:table-cell>
          <table:table-cell office:value-type="float" office:value="2.1970984281066E+015" calcext:value-type="float">
            <text:p>2.1970984281066E+015</text:p>
          </table:table-cell>
          <table:table-cell office:value-type="float" office:value="2088818559.29362" calcext:value-type="float">
            <text:p>2088818559.29362</text:p>
          </table:table-cell>
          <table:table-cell/>
          <table:table-cell office:value-type="float" office:value="5597849.25" calcext:value-type="float">
            <text:p>5597849.25</text:p>
          </table:table-cell>
          <table:table-cell office:value-type="float" office:value="1997931938.34201" calcext:value-type="float">
            <text:p>1997931938.34201</text:p>
          </table:table-cell>
          <table:table-cell office:value-type="float" office:value="2.64144670630667E+015" calcext:value-type="float">
            <text:p>2.64144670630667E+015</text:p>
          </table:table-cell>
          <table:table-cell office:value-type="float" office:value="2458041274.0895" calcext:value-type="float">
            <text:p>2458041274.0895</text:p>
          </table:table-cell>
        </table:table-row>
        <table:table-row table:style-name="ro1">
          <table:table-cell office:value-type="float" office:value="1904040" calcext:value-type="float">
            <text:p>1904040</text:p>
          </table:table-cell>
          <table:table-cell office:value-type="float" office:value="401774.436866611" calcext:value-type="float">
            <text:p>401774.436866611</text:p>
          </table:table-cell>
          <table:table-cell office:value-type="float" office:value="119230687753.405" calcext:value-type="float">
            <text:p>119230687753.405</text:p>
          </table:table-cell>
          <table:table-cell office:value-type="float" office:value="358096.577231554" calcext:value-type="float">
            <text:p>358096.577231554</text:p>
          </table:table-cell>
          <table:table-cell/>
          <table:table-cell office:value-type="float" office:value="1244592" calcext:value-type="float">
            <text:p>1244592</text:p>
          </table:table-cell>
          <table:table-cell office:value-type="float" office:value="127722962.894796" calcext:value-type="float">
            <text:p>127722962.894796</text:p>
          </table:table-cell>
          <table:table-cell office:value-type="float" office:value="418997056083727" calcext:value-type="float">
            <text:p>418997056083727</text:p>
          </table:table-cell>
          <table:table-cell office:value-type="float" office:value="311102894.715592" calcext:value-type="float">
            <text:p>311102894.715592</text:p>
          </table:table-cell>
          <table:table-cell/>
          <table:table-cell office:value-type="float" office:value="1439640" calcext:value-type="float">
            <text:p>1439640</text:p>
          </table:table-cell>
          <table:table-cell office:value-type="float" office:value="505171767.945484" calcext:value-type="float">
            <text:p>505171767.945484</text:p>
          </table:table-cell>
          <table:table-cell office:value-type="float" office:value="1.53566848630751E+015" calcext:value-type="float">
            <text:p>1.53566848630751E+015</text:p>
          </table:table-cell>
          <table:table-cell office:value-type="float" office:value="1140293036.47904" calcext:value-type="float">
            <text:p>1140293036.47904</text:p>
          </table:table-cell>
          <table:table-cell/>
          <table:table-cell office:value-type="float" office:value="3092904" calcext:value-type="float">
            <text:p>3092904</text:p>
          </table:table-cell>
          <table:table-cell office:value-type="float" office:value="1217366588.88301" calcext:value-type="float">
            <text:p>1217366588.88301</text:p>
          </table:table-cell>
          <table:table-cell office:value-type="float" office:value="2610804082408162" calcext:value-type="float">
            <text:p>2610804082408162</text:p>
          </table:table-cell>
          <table:table-cell office:value-type="float" office:value="2070111872.3981" calcext:value-type="float">
            <text:p>2070111872.3981</text:p>
          </table:table-cell>
          <table:table-cell/>
          <table:table-cell office:value-type="float" office:value="3631608" calcext:value-type="float">
            <text:p>3631608</text:p>
          </table:table-cell>
          <table:table-cell office:value-type="float" office:value="1749281417.90783" calcext:value-type="float">
            <text:p>1749281417.90783</text:p>
          </table:table-cell>
          <table:table-cell office:value-type="float" office:value="2.21162001451185E+015" calcext:value-type="float">
            <text:p>2.21162001451185E+015</text:p>
          </table:table-cell>
          <table:table-cell office:value-type="float" office:value="2099656564.84286" calcext:value-type="float">
            <text:p>2099656564.84286</text:p>
          </table:table-cell>
          <table:table-cell/>
          <table:table-cell office:value-type="float" office:value="5731131.375" calcext:value-type="float">
            <text:p>5731131.375</text:p>
          </table:table-cell>
          <table:table-cell office:value-type="float" office:value="2010470618.60257" calcext:value-type="float">
            <text:p>2010470618.60257</text:p>
          </table:table-cell>
          <table:table-cell office:value-type="float" office:value="2.65367782186772E+015" calcext:value-type="float">
            <text:p>2.65367782186772E+015</text:p>
          </table:table-cell>
          <table:table-cell office:value-type="float" office:value="2467350172.13298" calcext:value-type="float">
            <text:p>2467350172.13298</text:p>
          </table:table-cell>
        </table:table-row>
        <table:table-row table:style-name="ro1">
          <table:table-cell office:value-type="float" office:value="1948320" calcext:value-type="float">
            <text:p>1948320</text:p>
          </table:table-cell>
          <table:table-cell office:value-type="float" office:value="409177.739423395" calcext:value-type="float">
            <text:p>409177.739423395</text:p>
          </table:table-cell>
          <table:table-cell office:value-type="float" office:value="121589092501.763" calcext:value-type="float">
            <text:p>121589092501.763</text:p>
          </table:table-cell>
          <table:table-cell office:value-type="float" office:value="365806.794251576" calcext:value-type="float">
            <text:p>365806.794251576</text:p>
          </table:table-cell>
          <table:table-cell/>
          <table:table-cell office:value-type="float" office:value="1273536" calcext:value-type="float">
            <text:p>1273536</text:p>
          </table:table-cell>
          <table:table-cell office:value-type="float" office:value="130462678.341649" calcext:value-type="float">
            <text:p>130462678.341649</text:p>
          </table:table-cell>
          <table:table-cell office:value-type="float" office:value="428109356698338" calcext:value-type="float">
            <text:p>428109356698338</text:p>
          </table:table-cell>
          <table:table-cell office:value-type="float" office:value="317870083.932474" calcext:value-type="float">
            <text:p>317870083.932474</text:p>
          </table:table-cell>
          <table:table-cell/>
          <table:table-cell office:value-type="float" office:value="1473120" calcext:value-type="float">
            <text:p>1473120</text:p>
          </table:table-cell>
          <table:table-cell office:value-type="float" office:value="515078564.988316" calcext:value-type="float">
            <text:p>515078564.988316</text:p>
          </table:table-cell>
          <table:table-cell office:value-type="float" office:value="1.56848935983164E+015" calcext:value-type="float">
            <text:p>1.56848935983164E+015</text:p>
          </table:table-cell>
          <table:table-cell office:value-type="float" office:value="1164605054.14468" calcext:value-type="float">
            <text:p>1164605054.14468</text:p>
          </table:table-cell>
          <table:table-cell/>
          <table:table-cell office:value-type="float" office:value="3164832" calcext:value-type="float">
            <text:p>3164832</text:p>
          </table:table-cell>
          <table:table-cell office:value-type="float" office:value="1233015199.19145" calcext:value-type="float">
            <text:p>1233015199.19145</text:p>
          </table:table-cell>
          <table:table-cell office:value-type="float" office:value="2654468881395197" calcext:value-type="float">
            <text:p>2654468881395197</text:p>
          </table:table-cell>
          <table:table-cell office:value-type="float" office:value="2102446094.86128" calcext:value-type="float">
            <text:p>2102446094.86128</text:p>
          </table:table-cell>
          <table:table-cell/>
          <table:table-cell office:value-type="float" office:value="3716064" calcext:value-type="float">
            <text:p>3716064</text:p>
          </table:table-cell>
          <table:table-cell office:value-type="float" office:value="1759597985.08653" calcext:value-type="float">
            <text:p>1759597985.08653</text:p>
          </table:table-cell>
          <table:table-cell office:value-type="float" office:value="2.22599773848697E+015" calcext:value-type="float">
            <text:p>2.22599773848697E+015</text:p>
          </table:table-cell>
          <table:table-cell office:value-type="float" office:value="2110384115.94969" calcext:value-type="float">
            <text:p>2110384115.94969</text:p>
          </table:table-cell>
          <table:table-cell/>
          <table:table-cell office:value-type="float" office:value="5864413.5" calcext:value-type="float">
            <text:p>5864413.5</text:p>
          </table:table-cell>
          <table:table-cell office:value-type="float" office:value="2022947085.06884" calcext:value-type="float">
            <text:p>2022947085.06884</text:p>
          </table:table-cell>
          <table:table-cell office:value-type="float" office:value="2.66573928914566E+015" calcext:value-type="float">
            <text:p>2.66573928914566E+015</text:p>
          </table:table-cell>
          <table:table-cell office:value-type="float" office:value="2476531411.76239" calcext:value-type="float">
            <text:p>2476531411.76239</text:p>
          </table:table-cell>
        </table:table-row>
        <table:table-row table:style-name="ro1">
          <table:table-cell office:value-type="float" office:value="1992600" calcext:value-type="float">
            <text:p>1992600</text:p>
          </table:table-cell>
          <table:table-cell office:value-type="float" office:value="416563.669695536" calcext:value-type="float">
            <text:p>416563.669695536</text:p>
          </table:table-cell>
          <table:table-cell office:value-type="float" office:value="123938090272.493" calcext:value-type="float">
            <text:p>123938090272.493</text:p>
          </table:table-cell>
          <table:table-cell office:value-type="float" office:value="373499.184325413" calcext:value-type="float">
            <text:p>373499.184325413</text:p>
          </table:table-cell>
          <table:table-cell/>
          <table:table-cell office:value-type="float" office:value="1302480" calcext:value-type="float">
            <text:p>1302480</text:p>
          </table:table-cell>
          <table:table-cell office:value-type="float" office:value="133194257.151327" calcext:value-type="float">
            <text:p>133194257.151327</text:p>
          </table:table-cell>
          <table:table-cell office:value-type="float" office:value="437194310587647" calcext:value-type="float">
            <text:p>437194310587647</text:p>
          </table:table-cell>
          <table:table-cell office:value-type="float" office:value="324617054.17849" calcext:value-type="float">
            <text:p>324617054.17849</text:p>
          </table:table-cell>
          <table:table-cell/>
          <table:table-cell office:value-type="float" office:value="1506600" calcext:value-type="float">
            <text:p>1506600</text:p>
          </table:table-cell>
          <table:table-cell office:value-type="float" office:value="524951139.608439" calcext:value-type="float">
            <text:p>524951139.608439</text:p>
          </table:table-cell>
          <table:table-cell office:value-type="float" office:value="1.60119631230197E+015" calcext:value-type="float">
            <text:p>1.60119631230197E+015</text:p>
          </table:table-cell>
          <table:table-cell office:value-type="float" office:value="1188832901.00879" calcext:value-type="float">
            <text:p>1188832901.00879</text:p>
          </table:table-cell>
          <table:table-cell/>
          <table:table-cell office:value-type="float" office:value="3236760" calcext:value-type="float">
            <text:p>3236760</text:p>
          </table:table-cell>
          <table:table-cell office:value-type="float" office:value="1248562234.23645" calcext:value-type="float">
            <text:p>1248562234.23645</text:p>
          </table:table-cell>
          <table:table-cell office:value-type="float" office:value="2697808620171839" calcext:value-type="float">
            <text:p>2697808620171839</text:p>
          </table:table-cell>
          <table:table-cell office:value-type="float" office:value="2134540029.47615" calcext:value-type="float">
            <text:p>2134540029.47615</text:p>
          </table:table-cell>
          <table:table-cell/>
          <table:table-cell office:value-type="float" office:value="3800520" calcext:value-type="float">
            <text:p>3800520</text:p>
          </table:table-cell>
          <table:table-cell office:value-type="float" office:value="1769866212.0552" calcext:value-type="float">
            <text:p>1769866212.0552</text:p>
          </table:table-cell>
          <table:table-cell office:value-type="float" office:value="2.24023481296273E+015" calcext:value-type="float">
            <text:p>2.24023481296273E+015</text:p>
          </table:table-cell>
          <table:table-cell office:value-type="float" office:value="2121004040.50859" calcext:value-type="float">
            <text:p>2121004040.50859</text:p>
          </table:table-cell>
          <table:table-cell/>
          <table:table-cell office:value-type="float" office:value="5997695.625" calcext:value-type="float">
            <text:p>5997695.625</text:p>
          </table:table-cell>
          <table:table-cell office:value-type="float" office:value="2035362439.655" calcext:value-type="float">
            <text:p>2035362439.655</text:p>
          </table:table-cell>
          <table:table-cell office:value-type="float" office:value="2677634527539884" calcext:value-type="float">
            <text:p>2677634527539884</text:p>
          </table:table-cell>
          <table:table-cell office:value-type="float" office:value="2485587778.42783" calcext:value-type="float">
            <text:p>2485587778.42783</text:p>
          </table:table-cell>
        </table:table-row>
        <table:table-row table:style-name="ro1">
          <table:table-cell office:value-type="float" office:value="2036880" calcext:value-type="float">
            <text:p>2036880</text:p>
          </table:table-cell>
          <table:table-cell office:value-type="float" office:value="423932.288908518" calcext:value-type="float">
            <text:p>423932.288908518</text:p>
          </table:table-cell>
          <table:table-cell office:value-type="float" office:value="126277724994.624" calcext:value-type="float">
            <text:p>126277724994.624</text:p>
          </table:table-cell>
          <table:table-cell office:value-type="float" office:value="381173.809530733" calcext:value-type="float">
            <text:p>381173.809530733</text:p>
          </table:table-cell>
          <table:table-cell/>
          <table:table-cell office:value-type="float" office:value="1331424" calcext:value-type="float">
            <text:p>1331424</text:p>
          </table:table-cell>
          <table:table-cell office:value-type="float" office:value="135917723.712508" calcext:value-type="float">
            <text:p>135917723.712508</text:p>
          </table:table-cell>
          <table:table-cell office:value-type="float" office:value="446251999852595" calcext:value-type="float">
            <text:p>446251999852595</text:p>
          </table:table-cell>
          <table:table-cell office:value-type="float" office:value="331343866.086998" calcext:value-type="float">
            <text:p>331343866.086998</text:p>
          </table:table-cell>
          <table:table-cell/>
          <table:table-cell office:value-type="float" office:value="1540080" calcext:value-type="float">
            <text:p>1540080</text:p>
          </table:table-cell>
          <table:table-cell office:value-type="float" office:value="534789613.152647" calcext:value-type="float">
            <text:p>534789613.152647</text:p>
          </table:table-cell>
          <table:table-cell office:value-type="float" office:value="1.63378973930873E+015" calcext:value-type="float">
            <text:p>1.63378973930873E+015</text:p>
          </table:table-cell>
          <table:table-cell office:value-type="float" office:value="1212976869.35196" calcext:value-type="float">
            <text:p>1212976869.35196</text:p>
          </table:table-cell>
          <table:table-cell/>
          <table:table-cell office:value-type="float" office:value="3308688" calcext:value-type="float">
            <text:p>3308688</text:p>
          </table:table-cell>
          <table:table-cell office:value-type="float" office:value="1264008496.22226" calcext:value-type="float">
            <text:p>1264008496.22226</text:p>
          </table:table-cell>
          <table:table-cell office:value-type="float" office:value="2740825730573993" calcext:value-type="float">
            <text:p>2740825730573993</text:p>
          </table:table-cell>
          <table:table-cell office:value-type="float" office:value="2166395478.94279" calcext:value-type="float">
            <text:p>2166395478.94279</text:p>
          </table:table-cell>
          <table:table-cell/>
          <table:table-cell office:value-type="float" office:value="3884976" calcext:value-type="float">
            <text:p>3884976</text:p>
          </table:table-cell>
          <table:table-cell office:value-type="float" office:value="1780087071.77491" calcext:value-type="float">
            <text:p>1780087071.77491</text:p>
          </table:table-cell>
          <table:table-cell office:value-type="float" office:value="2254334199740254" calcext:value-type="float">
            <text:p>2254334199740254</text:p>
          </table:table-cell>
          <table:table-cell office:value-type="float" office:value="2131518929.36709" calcext:value-type="float">
            <text:p>2131518929.36709</text:p>
          </table:table-cell>
          <table:table-cell/>
          <table:table-cell office:value-type="float" office:value="6130977.75" calcext:value-type="float">
            <text:p>6130977.75</text:p>
          </table:table-cell>
          <table:table-cell office:value-type="float" office:value="2047717707.37123" calcext:value-type="float">
            <text:p>2047717707.37123</text:p>
          </table:table-cell>
          <table:table-cell office:value-type="float" office:value="2.68936671766805E+015" calcext:value-type="float">
            <text:p>2.68936671766805E+015</text:p>
          </table:table-cell>
          <table:table-cell office:value-type="float" office:value="2494521836.71462" calcext:value-type="float">
            <text:p>2494521836.71462</text:p>
          </table:table-cell>
        </table:table-row>
        <table:table-row table:style-name="ro1">
          <table:table-cell office:value-type="float" office:value="2081160" calcext:value-type="float">
            <text:p>2081160</text:p>
          </table:table-cell>
          <table:table-cell office:value-type="float" office:value="431283.658014998" calcext:value-type="float">
            <text:p>431283.658014998</text:p>
          </table:table-cell>
          <table:table-cell office:value-type="float" office:value="128608040381.398" calcext:value-type="float">
            <text:p>128608040381.398</text:p>
          </table:table-cell>
          <table:table-cell office:value-type="float" office:value="388830.731669939" calcext:value-type="float">
            <text:p>388830.731669939</text:p>
          </table:table-cell>
          <table:table-cell/>
          <table:table-cell office:value-type="float" office:value="1360368" calcext:value-type="float">
            <text:p>1360368</text:p>
          </table:table-cell>
          <table:table-cell office:value-type="float" office:value="138633102.340095" calcext:value-type="float">
            <text:p>138633102.340095</text:p>
          </table:table-cell>
          <table:table-cell office:value-type="float" office:value="455282506347169" calcext:value-type="float">
            <text:p>455282506347169</text:p>
          </table:table-cell>
          <table:table-cell office:value-type="float" office:value="338050580.108861" calcext:value-type="float">
            <text:p>338050580.108861</text:p>
          </table:table-cell>
          <table:table-cell/>
          <table:table-cell office:value-type="float" office:value="1573560" calcext:value-type="float">
            <text:p>1573560</text:p>
          </table:table-cell>
          <table:table-cell office:value-type="float" office:value="544594106.519315" calcext:value-type="float">
            <text:p>544594106.519315</text:p>
          </table:table-cell>
          <table:table-cell office:value-type="float" office:value="1.66627003506745E+015" calcext:value-type="float">
            <text:p>1.66627003506745E+015</text:p>
          </table:table-cell>
          <table:table-cell office:value-type="float" office:value="1237037250.43707" calcext:value-type="float">
            <text:p>1237037250.43707</text:p>
          </table:table-cell>
          <table:table-cell/>
          <table:table-cell office:value-type="float" office:value="3380616" calcext:value-type="float">
            <text:p>3380616</text:p>
          </table:table-cell>
          <table:table-cell office:value-type="float" office:value="1279354779.94946" calcext:value-type="float">
            <text:p>1279354779.94946</text:p>
          </table:table-cell>
          <table:table-cell office:value-type="float" office:value="2783522625250919" calcext:value-type="float">
            <text:p>2783522625250919</text:p>
          </table:table-cell>
          <table:table-cell office:value-type="float" office:value="2198014231.43605" calcext:value-type="float">
            <text:p>2198014231.43605</text:p>
          </table:table-cell>
          <table:table-cell/>
          <table:table-cell office:value-type="float" office:value="3969432" calcext:value-type="float">
            <text:p>3969432</text:p>
          </table:table-cell>
          <table:table-cell office:value-type="float" office:value="1790261465.34422" calcext:value-type="float">
            <text:p>1790261465.34422</text:p>
          </table:table-cell>
          <table:table-cell office:value-type="float" office:value="2268298637123714" calcext:value-type="float">
            <text:p>2268298637123714</text:p>
          </table:table-cell>
          <table:table-cell office:value-type="float" office:value="2141931162.60769" calcext:value-type="float">
            <text:p>2141931162.60769</text:p>
          </table:table-cell>
          <table:table-cell/>
          <table:table-cell office:value-type="float" office:value="6264259.875" calcext:value-type="float">
            <text:p>6264259.875</text:p>
          </table:table-cell>
          <table:table-cell office:value-type="float" office:value="2060013847.98411" calcext:value-type="float">
            <text:p>2060013847.98411</text:p>
          </table:table-cell>
          <table:table-cell office:value-type="float" office:value="2700938838012740" calcext:value-type="float">
            <text:p>2700938838012740</text:p>
          </table:table-cell>
          <table:table-cell office:value-type="float" office:value="2503335965.13479" calcext:value-type="float">
            <text:p>2503335965.13479</text:p>
          </table:table-cell>
        </table:table-row>
        <table:table-row table:style-name="ro1">
          <table:table-cell office:value-type="float" office:value="2125440" calcext:value-type="float">
            <text:p>2125440</text:p>
          </table:table-cell>
          <table:table-cell office:value-type="float" office:value="438617.837696174" calcext:value-type="float">
            <text:p>438617.837696174</text:p>
          </table:table-cell>
          <table:table-cell office:value-type="float" office:value="130929079931.407" calcext:value-type="float">
            <text:p>130929079931.407</text:p>
          </table:table-cell>
          <table:table-cell office:value-type="float" office:value="396470.012271563" calcext:value-type="float">
            <text:p>396470.012271563</text:p>
          </table:table-cell>
          <table:table-cell/>
          <table:table-cell office:value-type="float" office:value="1389312" calcext:value-type="float">
            <text:p>1389312</text:p>
          </table:table-cell>
          <table:table-cell office:value-type="float" office:value="141340417.275541" calcext:value-type="float">
            <text:p>141340417.275541</text:p>
          </table:table-cell>
          <table:table-cell office:value-type="float" office:value="464285911679259" calcext:value-type="float">
            <text:p>464285911679259</text:p>
          </table:table-cell>
          <table:table-cell office:value-type="float" office:value="344737256.513109" calcext:value-type="float">
            <text:p>344737256.513109</text:p>
          </table:table-cell>
          <table:table-cell/>
          <table:table-cell office:value-type="float" office:value="1607040" calcext:value-type="float">
            <text:p>1607040</text:p>
          </table:table-cell>
          <table:table-cell office:value-type="float" office:value="554364740.160302" calcext:value-type="float">
            <text:p>554364740.160302</text:p>
          </table:table-cell>
          <table:table-cell office:value-type="float" office:value="1.69863759242382E+015" calcext:value-type="float">
            <text:p>1.69863759242382E+015</text:p>
          </table:table-cell>
          <table:table-cell office:value-type="float" office:value="1261014334.51298" calcext:value-type="float">
            <text:p>1261014334.51298</text:p>
          </table:table-cell>
          <table:table-cell/>
          <table:table-cell office:value-type="float" office:value="3452544" calcext:value-type="float">
            <text:p>3452544</text:p>
          </table:table-cell>
          <table:table-cell office:value-type="float" office:value="1294601872.9254" calcext:value-type="float">
            <text:p>1294601872.9254</text:p>
          </table:table-cell>
          <table:table-cell office:value-type="float" office:value="2.82590169791163E+015" calcext:value-type="float">
            <text:p>2.82590169791163E+015</text:p>
          </table:table-cell>
          <table:table-cell office:value-type="float" office:value="2229398060.81387" calcext:value-type="float">
            <text:p>2229398060.81387</text:p>
          </table:table-cell>
          <table:table-cell/>
          <table:table-cell office:value-type="float" office:value="4053888" calcext:value-type="float">
            <text:p>4053888</text:p>
          </table:table-cell>
          <table:table-cell office:value-type="float" office:value="1800390229.77808" calcext:value-type="float">
            <text:p>1800390229.77808</text:p>
          </table:table-cell>
          <table:table-cell office:value-type="float" office:value="2282130664410197" calcext:value-type="float">
            <text:p>2282130664410197</text:p>
          </table:table-cell>
          <table:table-cell office:value-type="float" office:value="2152242932.83899" calcext:value-type="float">
            <text:p>2152242932.83899</text:p>
          </table:table-cell>
          <table:table-cell/>
          <table:table-cell office:value-type="float" office:value="6397542" calcext:value-type="float">
            <text:p>6397542</text:p>
          </table:table-cell>
          <table:table-cell office:value-type="float" office:value="2072251765.67862" calcext:value-type="float">
            <text:p>2072251765.67862</text:p>
          </table:table-cell>
          <table:table-cell office:value-type="float" office:value="2712353695260598" calcext:value-type="float">
            <text:p>2712353695260598</text:p>
          </table:table-cell>
          <table:table-cell office:value-type="float" office:value="2512032384.91692" calcext:value-type="float">
            <text:p>2512032384.91692</text:p>
          </table:table-cell>
        </table:table-row>
        <table:table-row table:style-name="ro1">
          <table:table-cell office:value-type="float" office:value="2169720" calcext:value-type="float">
            <text:p>2169720</text:p>
          </table:table-cell>
          <table:table-cell office:value-type="float" office:value="445934.888363133" calcext:value-type="float">
            <text:p>445934.888363133</text:p>
          </table:table-cell>
          <table:table-cell office:value-type="float" office:value="133240886929.692" calcext:value-type="float">
            <text:p>133240886929.692</text:p>
          </table:table-cell>
          <table:table-cell office:value-type="float" office:value="404091.712591625" calcext:value-type="float">
            <text:p>404091.712591625</text:p>
          </table:table-cell>
          <table:table-cell/>
          <table:table-cell office:value-type="float" office:value="1418256" calcext:value-type="float">
            <text:p>1418256</text:p>
          </table:table-cell>
          <table:table-cell office:value-type="float" office:value="144039692.687144" calcext:value-type="float">
            <text:p>144039692.687144</text:p>
          </table:table-cell>
          <table:table-cell office:value-type="float" office:value="473262297211489" calcext:value-type="float">
            <text:p>473262297211489</text:p>
          </table:table-cell>
          <table:table-cell office:value-type="float" office:value="351403955.387593" calcext:value-type="float">
            <text:p>351403955.387593</text:p>
          </table:table-cell>
          <table:table-cell/>
          <table:table-cell office:value-type="float" office:value="1640520" calcext:value-type="float">
            <text:p>1640520</text:p>
          </table:table-cell>
          <table:table-cell office:value-type="float" office:value="564101634.082826" calcext:value-type="float">
            <text:p>564101634.082826</text:p>
          </table:table-cell>
          <table:table-cell office:value-type="float" office:value="1730892802858572" calcext:value-type="float">
            <text:p>1730892802858572</text:p>
          </table:table-cell>
          <table:table-cell office:value-type="float" office:value="1284908410.81811" calcext:value-type="float">
            <text:p>1284908410.81811</text:p>
          </table:table-cell>
          <table:table-cell/>
          <table:table-cell office:value-type="float" office:value="3524472" calcext:value-type="float">
            <text:p>3524472</text:p>
          </table:table-cell>
          <table:table-cell office:value-type="float" office:value="1309750555.47025" calcext:value-type="float">
            <text:p>1309750555.47025</text:p>
          </table:table-cell>
          <table:table-cell office:value-type="float" office:value="2867965323559341" calcext:value-type="float">
            <text:p>2867965323559341</text:p>
          </table:table-cell>
          <table:table-cell office:value-type="float" office:value="2260548726.81432" calcext:value-type="float">
            <text:p>2260548726.81432</text:p>
          </table:table-cell>
          <table:table-cell/>
          <table:table-cell office:value-type="float" office:value="4138344" calcext:value-type="float">
            <text:p>4138344</text:p>
          </table:table-cell>
          <table:table-cell office:value-type="float" office:value="1810474144.9052" calcext:value-type="float">
            <text:p>1810474144.9052</text:p>
          </table:table-cell>
          <table:table-cell office:value-type="float" office:value="2.29583264359523E+015" calcext:value-type="float">
            <text:p>2.29583264359523E+015</text:p>
          </table:table-cell>
          <table:table-cell office:value-type="float" office:value="2162456265.83709" calcext:value-type="float">
            <text:p>2162456265.83709</text:p>
          </table:table-cell>
          <table:table-cell/>
          <table:table-cell office:value-type="float" office:value="6530824.125" calcext:value-type="float">
            <text:p>6530824.125</text:p>
          </table:table-cell>
          <table:table-cell office:value-type="float" office:value="2084432317.0688" calcext:value-type="float">
            <text:p>2084432317.0688</text:p>
          </table:table-cell>
          <table:table-cell office:value-type="float" office:value="2723613949430227" calcext:value-type="float">
            <text:p>2723613949430227</text:p>
          </table:table-cell>
          <table:table-cell office:value-type="float" office:value="2520613183.83741" calcext:value-type="float">
            <text:p>2520613183.83741</text:p>
          </table:table-cell>
        </table:table-row>
        <table:table-row table:style-name="ro1">
          <table:table-cell office:value-type="float" office:value="2214000" calcext:value-type="float">
            <text:p>2214000</text:p>
          </table:table-cell>
          <table:table-cell office:value-type="float" office:value="453234.870158172" calcext:value-type="float">
            <text:p>453234.870158172</text:p>
          </table:table-cell>
          <table:table-cell office:value-type="float" office:value="135543504448.834" calcext:value-type="float">
            <text:p>135543504448.834</text:p>
          </table:table-cell>
          <table:table-cell office:value-type="float" office:value="411695.893614979" calcext:value-type="float">
            <text:p>411695.893614979</text:p>
          </table:table-cell>
          <table:table-cell/>
          <table:table-cell office:value-type="float" office:value="1447200" calcext:value-type="float">
            <text:p>1447200</text:p>
          </table:table-cell>
          <table:table-cell office:value-type="float" office:value="146730952.670317" calcext:value-type="float">
            <text:p>146730952.670317</text:p>
          </table:table-cell>
          <table:table-cell office:value-type="float" office:value="482211744062015" calcext:value-type="float">
            <text:p>482211744062015</text:p>
          </table:table-cell>
          <table:table-cell office:value-type="float" office:value="358050736.639586" calcext:value-type="float">
            <text:p>358050736.639586</text:p>
          </table:table-cell>
          <table:table-cell/>
          <table:table-cell office:value-type="float" office:value="1674000" calcext:value-type="float">
            <text:p>1674000</text:p>
          </table:table-cell>
          <table:table-cell office:value-type="float" office:value="573804907.851298" calcext:value-type="float">
            <text:p>573804907.851298</text:p>
          </table:table-cell>
          <table:table-cell office:value-type="float" office:value="1.76303605649227E+015" calcext:value-type="float">
            <text:p>1.76303605649227E+015</text:p>
          </table:table-cell>
          <table:table-cell office:value-type="float" office:value="1308719767.5841" calcext:value-type="float">
            <text:p>1308719767.5841</text:p>
          </table:table-cell>
          <table:table-cell/>
          <table:table-cell office:value-type="float" office:value="3596400" calcext:value-type="float">
            <text:p>3596400</text:p>
          </table:table-cell>
          <table:table-cell office:value-type="float" office:value="1324801600.81878" calcext:value-type="float">
            <text:p>1324801600.81878</text:p>
          </table:table-cell>
          <table:table-cell office:value-type="float" office:value="2909715858715074" calcext:value-type="float">
            <text:p>2909715858715074</text:p>
          </table:table-cell>
          <table:table-cell office:value-type="float" office:value="2291467975.24248" calcext:value-type="float">
            <text:p>2291467975.24248</text:p>
          </table:table-cell>
          <table:table-cell/>
          <table:table-cell office:value-type="float" office:value="4222800" calcext:value-type="float">
            <text:p>4222800</text:p>
          </table:table-cell>
          <table:table-cell office:value-type="float" office:value="1820513939.48406" calcext:value-type="float">
            <text:p>1820513939.48406</text:p>
          </table:table-cell>
          <table:table-cell office:value-type="float" office:value="2.30940677861146E+015" calcext:value-type="float">
            <text:p>2.30940677861146E+015</text:p>
          </table:table-cell>
          <table:table-cell office:value-type="float" office:value="2172573038.83949" calcext:value-type="float">
            <text:p>2172573038.83949</text:p>
          </table:table-cell>
          <table:table-cell/>
          <table:table-cell office:value-type="float" office:value="6664106.25" calcext:value-type="float">
            <text:p>6664106.25</text:p>
          </table:table-cell>
          <table:table-cell office:value-type="float" office:value="2096556317.84383" calcext:value-type="float">
            <text:p>2096556317.84383</text:p>
          </table:table-cell>
          <table:table-cell office:value-type="float" office:value="2.73472213469445E+015" calcext:value-type="float">
            <text:p>2.73472213469445E+015</text:p>
          </table:table-cell>
          <table:table-cell office:value-type="float" office:value="2529080335.95531" calcext:value-type="float">
            <text:p>2529080335.95531</text:p>
          </table:table-cell>
        </table:table-row>
        <table:table-row table:style-name="ro1">
          <table:table-cell office:value-type="float" office:value="2258280" calcext:value-type="float">
            <text:p>2258280</text:p>
          </table:table-cell>
          <table:table-cell office:value-type="float" office:value="460517.842956114" calcext:value-type="float">
            <text:p>460517.842956114</text:p>
          </table:table-cell>
          <table:table-cell office:value-type="float" office:value="137836975350.019" calcext:value-type="float">
            <text:p>137836975350.019</text:p>
          </table:table-cell>
          <table:table-cell office:value-type="float" office:value="419282.616056633" calcext:value-type="float">
            <text:p>419282.616056633</text:p>
          </table:table-cell>
          <table:table-cell/>
          <table:table-cell office:value-type="float" office:value="1476144" calcext:value-type="float">
            <text:p>1476144</text:p>
          </table:table-cell>
          <table:table-cell office:value-type="float" office:value="149414221.247853" calcext:value-type="float">
            <text:p>149414221.247853</text:p>
          </table:table-cell>
          <table:table-cell office:value-type="float" office:value="491134333105308" calcext:value-type="float">
            <text:p>491134333105308</text:p>
          </table:table-cell>
          <table:table-cell office:value-type="float" office:value="364677659.996382" calcext:value-type="float">
            <text:p>364677659.996382</text:p>
          </table:table-cell>
          <table:table-cell/>
          <table:table-cell office:value-type="float" office:value="1707480" calcext:value-type="float">
            <text:p>1707480</text:p>
          </table:table-cell>
          <table:table-cell office:value-type="float" office:value="583474680.589151" calcext:value-type="float">
            <text:p>583474680.589151</text:p>
          </table:table-cell>
          <table:table-cell office:value-type="float" office:value="1795067742090068" calcext:value-type="float">
            <text:p>1795067742090068</text:p>
          </table:table-cell>
          <table:table-cell office:value-type="float" office:value="1332448692.0393" calcext:value-type="float">
            <text:p>1332448692.0393</text:p>
          </table:table-cell>
          <table:table-cell/>
          <table:table-cell office:value-type="float" office:value="3668328" calcext:value-type="float">
            <text:p>3668328</text:p>
          </table:table-cell>
          <table:table-cell office:value-type="float" office:value="1339755775.2185" calcext:value-type="float">
            <text:p>1339755775.2185</text:p>
          </table:table-cell>
          <table:table-cell office:value-type="float" office:value="2.95115564163141E+015" calcext:value-type="float">
            <text:p>2.95115564163141E+015</text:p>
          </table:table-cell>
          <table:table-cell office:value-type="float" office:value="2322157538.14812" calcext:value-type="float">
            <text:p>2322157538.14812</text:p>
          </table:table-cell>
          <table:table-cell/>
          <table:table-cell office:value-type="float" office:value="4307256" calcext:value-type="float">
            <text:p>4307256</text:p>
          </table:table-cell>
          <table:table-cell office:value-type="float" office:value="1830510296.6268" calcext:value-type="float">
            <text:p>1830510296.6268</text:p>
          </table:table-cell>
          <table:table-cell office:value-type="float" office:value="2322855132381640" calcext:value-type="float">
            <text:p>2322855132381640</text:p>
          </table:table-cell>
          <table:table-cell office:value-type="float" office:value="2182594996.75896" calcext:value-type="float">
            <text:p>2182594996.75896</text:p>
          </table:table-cell>
          <table:table-cell/>
          <table:table-cell office:value-type="float" office:value="6797388.375" calcext:value-type="float">
            <text:p>6797388.375</text:p>
          </table:table-cell>
          <table:table-cell office:value-type="float" office:value="2108624548.28598" calcext:value-type="float">
            <text:p>2108624548.28598</text:p>
          </table:table-cell>
          <table:table-cell office:value-type="float" office:value="2745680676645001" calcext:value-type="float">
            <text:p>2745680676645001</text:p>
          </table:table-cell>
          <table:table-cell office:value-type="float" office:value="2537435717.96241" calcext:value-type="float">
            <text:p>2537435717.96241</text:p>
          </table:table-cell>
        </table:table-row>
        <table:table-row table:style-name="ro1">
          <table:table-cell office:value-type="float" office:value="2302560" calcext:value-type="float">
            <text:p>2302560</text:p>
          </table:table-cell>
          <table:table-cell office:value-type="float" office:value="467783.866365605" calcext:value-type="float">
            <text:p>467783.866365605</text:p>
          </table:table-cell>
          <table:table-cell office:value-type="float" office:value="140121342284.105" calcext:value-type="float">
            <text:p>140121342284.105</text:p>
          </table:table-cell>
          <table:table-cell office:value-type="float" office:value="426851.940363065" calcext:value-type="float">
            <text:p>426851.940363065</text:p>
          </table:table-cell>
          <table:table-cell/>
          <table:table-cell office:value-type="float" office:value="1505088" calcext:value-type="float">
            <text:p>1505088</text:p>
          </table:table-cell>
          <table:table-cell office:value-type="float" office:value="152089522.370169" calcext:value-type="float">
            <text:p>152089522.370169</text:p>
          </table:table-cell>
          <table:table-cell office:value-type="float" office:value="500030144972917" calcext:value-type="float">
            <text:p>500030144972917</text:p>
          </table:table-cell>
          <table:table-cell office:value-type="float" office:value="371284785.00587" calcext:value-type="float">
            <text:p>371284785.00587</text:p>
          </table:table-cell>
          <table:table-cell/>
          <table:table-cell office:value-type="float" office:value="1740960" calcext:value-type="float">
            <text:p>1740960</text:p>
          </table:table-cell>
          <table:table-cell office:value-type="float" office:value="593111070.980635" calcext:value-type="float">
            <text:p>593111070.980635</text:p>
          </table:table-cell>
          <table:table-cell office:value-type="float" office:value="1.82698824706645E+015" calcext:value-type="float">
            <text:p>1.82698824706645E+015</text:p>
          </table:table-cell>
          <table:table-cell office:value-type="float" office:value="1356095470.41234" calcext:value-type="float">
            <text:p>1356095470.41234</text:p>
          </table:table-cell>
          <table:table-cell/>
          <table:table-cell office:value-type="float" office:value="3740256" calcext:value-type="float">
            <text:p>3740256</text:p>
          </table:table-cell>
          <table:table-cell office:value-type="float" office:value="1354613838.02419" calcext:value-type="float">
            <text:p>1354613838.02419</text:p>
          </table:table-cell>
          <table:table-cell office:value-type="float" office:value="2992286992497201" calcext:value-type="float">
            <text:p>2992286992497201</text:p>
          </table:table-cell>
          <table:table-cell office:value-type="float" office:value="2352619133.99495" calcext:value-type="float">
            <text:p>2352619133.99495</text:p>
          </table:table-cell>
          <table:table-cell/>
          <table:table-cell office:value-type="float" office:value="4391712" calcext:value-type="float">
            <text:p>4391712</text:p>
          </table:table-cell>
          <table:table-cell office:value-type="float" office:value="1840463858.60973" calcext:value-type="float">
            <text:p>1840463858.60973</text:p>
          </table:table-cell>
          <table:table-cell office:value-type="float" office:value="2.33617964193532E+015" calcext:value-type="float">
            <text:p>2.33617964193532E+015</text:p>
          </table:table-cell>
          <table:table-cell office:value-type="float" office:value="2192523766.55475" calcext:value-type="float">
            <text:p>2192523766.55475</text:p>
          </table:table-cell>
          <table:table-cell/>
          <table:table-cell office:value-type="float" office:value="6930670.5" calcext:value-type="float">
            <text:p>6930670.5</text:p>
          </table:table-cell>
          <table:table-cell office:value-type="float" office:value="2120637757.8564" calcext:value-type="float">
            <text:p>2120637757.8564</text:p>
          </table:table-cell>
          <table:table-cell office:value-type="float" office:value="2756491906617688" calcext:value-type="float">
            <text:p>2756491906617688</text:p>
          </table:table-cell>
          <table:table-cell office:value-type="float" office:value="2545681122.73686" calcext:value-type="float">
            <text:p>2545681122.73686</text:p>
          </table:table-cell>
        </table:table-row>
        <table:table-row table:style-name="ro1">
          <table:table-cell office:value-type="float" office:value="2346840" calcext:value-type="float">
            <text:p>2346840</text:p>
          </table:table-cell>
          <table:table-cell office:value-type="float" office:value="475032.999730409" calcext:value-type="float">
            <text:p>475032.999730409</text:p>
          </table:table-cell>
          <table:table-cell office:value-type="float" office:value="142396647692.667" calcext:value-type="float">
            <text:p>142396647692.667</text:p>
          </table:table-cell>
          <table:table-cell office:value-type="float" office:value="434403.926713521" calcext:value-type="float">
            <text:p>434403.926713521</text:p>
          </table:table-cell>
          <table:table-cell/>
          <table:table-cell office:value-type="float" office:value="1534032" calcext:value-type="float">
            <text:p>1534032</text:p>
          </table:table-cell>
          <table:table-cell office:value-type="float" office:value="154756879.915544" calcext:value-type="float">
            <text:p>154756879.915544</text:p>
          </table:table-cell>
          <table:table-cell office:value-type="float" office:value="508899260054229" calcext:value-type="float">
            <text:p>508899260054229</text:p>
          </table:table-cell>
          <table:table-cell office:value-type="float" office:value="377872171.0371" calcext:value-type="float">
            <text:p>377872171.0371</text:p>
          </table:table-cell>
          <table:table-cell/>
          <table:table-cell office:value-type="float" office:value="1774440" calcext:value-type="float">
            <text:p>1774440</text:p>
          </table:table-cell>
          <table:table-cell office:value-type="float" office:value="602714197.272607" calcext:value-type="float">
            <text:p>602714197.272607</text:p>
          </table:table-cell>
          <table:table-cell office:value-type="float" office:value="1.85879795748994E+015" calcext:value-type="float">
            <text:p>1.85879795748994E+015</text:p>
          </table:table-cell>
          <table:table-cell office:value-type="float" office:value="1379660387.93564" calcext:value-type="float">
            <text:p>1379660387.93564</text:p>
          </table:table-cell>
          <table:table-cell/>
          <table:table-cell office:value-type="float" office:value="3812184" calcext:value-type="float">
            <text:p>3812184</text:p>
          </table:table-cell>
          <table:table-cell office:value-type="float" office:value="1369376541.78919" calcext:value-type="float">
            <text:p>1369376541.78919</text:p>
          </table:table-cell>
          <table:table-cell office:value-type="float" office:value="3033112213634089" calcext:value-type="float">
            <text:p>3033112213634089</text:p>
          </table:table-cell>
          <table:table-cell office:value-type="float" office:value="2382854467.82226" calcext:value-type="float">
            <text:p>2382854467.82226</text:p>
          </table:table-cell>
          <table:table-cell/>
          <table:table-cell office:value-type="float" office:value="4476168" calcext:value-type="float">
            <text:p>4476168</text:p>
          </table:table-cell>
          <table:table-cell office:value-type="float" office:value="1850375231.14036" calcext:value-type="float">
            <text:p>1850375231.14036</text:p>
          </table:table-cell>
          <table:table-cell office:value-type="float" office:value="2.34938213180988E+015" calcext:value-type="float">
            <text:p>2.34938213180988E+015</text:p>
          </table:table-cell>
          <table:table-cell office:value-type="float" office:value="2202360869.97115" calcext:value-type="float">
            <text:p>2202360869.97115</text:p>
          </table:table-cell>
          <table:table-cell/>
          <table:table-cell office:value-type="float" office:value="7063952.625" calcext:value-type="float">
            <text:p>7063952.625</text:p>
          </table:table-cell>
          <table:table-cell office:value-type="float" office:value="2132596669.01009" calcext:value-type="float">
            <text:p>2132596669.01009</text:p>
          </table:table-cell>
          <table:table-cell office:value-type="float" office:value="2.76715807358842E+015" calcext:value-type="float">
            <text:p>2.76715807358842E+015</text:p>
          </table:table-cell>
          <table:table-cell office:value-type="float" office:value="2553818270.58603" calcext:value-type="float">
            <text:p>2553818270.58603</text:p>
          </table:table-cell>
        </table:table-row>
        <table:table-row table:style-name="ro1">
          <table:table-cell office:value-type="float" office:value="2391120" calcext:value-type="float">
            <text:p>2391120</text:p>
          </table:table-cell>
          <table:table-cell office:value-type="float" office:value="482265.302130691" calcext:value-type="float">
            <text:p>482265.302130691</text:p>
          </table:table-cell>
          <table:table-cell office:value-type="float" office:value="144662933809.048" calcext:value-type="float">
            <text:p>144662933809.048</text:p>
          </table:table-cell>
          <table:table-cell office:value-type="float" office:value="441938.635021317" calcext:value-type="float">
            <text:p>441938.635021317</text:p>
          </table:table-cell>
          <table:table-cell/>
          <table:table-cell office:value-type="float" office:value="1562976" calcext:value-type="float">
            <text:p>1562976</text:p>
          </table:table-cell>
          <table:table-cell office:value-type="float" office:value="157416317.690356" calcext:value-type="float">
            <text:p>157416317.690356</text:p>
          </table:table-cell>
          <table:table-cell office:value-type="float" office:value="517741758497205" calcext:value-type="float">
            <text:p>517741758497205</text:p>
          </table:table-cell>
          <table:table-cell office:value-type="float" office:value="384439877.280837" calcext:value-type="float">
            <text:p>384439877.280837</text:p>
          </table:table-cell>
          <table:table-cell/>
          <table:table-cell office:value-type="float" office:value="1807920" calcext:value-type="float">
            <text:p>1807920</text:p>
          </table:table-cell>
          <table:table-cell office:value-type="float" office:value="612284177.276305" calcext:value-type="float">
            <text:p>612284177.276305</text:p>
          </table:table-cell>
          <table:table-cell office:value-type="float" office:value="1.89049725808784E+015" calcext:value-type="float">
            <text:p>1.89049725808784E+015</text:p>
          </table:table-cell>
          <table:table-cell office:value-type="float" office:value="1403143728.84893" calcext:value-type="float">
            <text:p>1403143728.84893</text:p>
          </table:table-cell>
          <table:table-cell/>
          <table:table-cell office:value-type="float" office:value="3884112" calcext:value-type="float">
            <text:p>3884112</text:p>
          </table:table-cell>
          <table:table-cell office:value-type="float" office:value="1384044632.35369" calcext:value-type="float">
            <text:p>1384044632.35369</text:p>
          </table:table-cell>
          <table:table-cell office:value-type="float" office:value="3073633589685551" calcext:value-type="float">
            <text:p>3073633589685551</text:p>
          </table:table-cell>
          <table:table-cell office:value-type="float" office:value="2412865231.3995" calcext:value-type="float">
            <text:p>2412865231.3995</text:p>
          </table:table-cell>
          <table:table-cell/>
          <table:table-cell office:value-type="float" office:value="4560624" calcext:value-type="float">
            <text:p>4560624</text:p>
          </table:table-cell>
          <table:table-cell office:value-type="float" office:value="1860244987.14279" calcext:value-type="float">
            <text:p>1860244987.14279</text:p>
          </table:table-cell>
          <table:table-cell office:value-type="float" office:value="2.36246432593146E+015" calcext:value-type="float">
            <text:p>2.36246432593146E+015</text:p>
          </table:table-cell>
          <table:table-cell office:value-type="float" office:value="2212107734.82961" calcext:value-type="float">
            <text:p>2212107734.82961</text:p>
          </table:table-cell>
          <table:table-cell/>
          <table:table-cell office:value-type="float" office:value="7197234.75" calcext:value-type="float">
            <text:p>7197234.75</text:p>
          </table:table-cell>
          <table:table-cell office:value-type="float" office:value="2144501980.37361" calcext:value-type="float">
            <text:p>2144501980.37361</text:p>
          </table:table-cell>
          <table:table-cell office:value-type="float" office:value="2777681354061902" calcext:value-type="float">
            <text:p>2777681354061902</text:p>
          </table:table-cell>
          <table:table-cell office:value-type="float" office:value="2561848818.57996" calcext:value-type="float">
            <text:p>2561848818.57996</text:p>
          </table:table-cell>
        </table:table-row>
        <table:table-row table:style-name="ro1">
          <table:table-cell office:value-type="float" office:value="2435400" calcext:value-type="float">
            <text:p>2435400</text:p>
          </table:table-cell>
          <table:table-cell office:value-type="float" office:value="489480.832384294" calcext:value-type="float">
            <text:p>489480.832384294</text:p>
          </table:table-cell>
          <table:table-cell office:value-type="float" office:value="146920242659.392" calcext:value-type="float">
            <text:p>146920242659.392</text:p>
          </table:table-cell>
          <table:table-cell office:value-type="float" office:value="449456.124935117" calcext:value-type="float">
            <text:p>449456.124935117</text:p>
          </table:table-cell>
          <table:table-cell/>
          <table:table-cell office:value-type="float" office:value="1591920" calcext:value-type="float">
            <text:p>1591920</text:p>
          </table:table-cell>
          <table:table-cell office:value-type="float" office:value="160067859.429307" calcext:value-type="float">
            <text:p>160067859.429307</text:p>
          </table:table-cell>
          <table:table-cell office:value-type="float" office:value="526557720209126" calcext:value-type="float">
            <text:p>526557720209126</text:p>
          </table:table-cell>
          <table:table-cell office:value-type="float" office:value="390987962.750117" calcext:value-type="float">
            <text:p>390987962.750117</text:p>
          </table:table-cell>
          <table:table-cell/>
          <table:table-cell office:value-type="float" office:value="1841400" calcext:value-type="float">
            <text:p>1841400</text:p>
          </table:table-cell>
          <table:table-cell office:value-type="float" office:value="621821128.369108" calcext:value-type="float">
            <text:p>621821128.369108</text:p>
          </table:table-cell>
          <table:table-cell office:value-type="float" office:value="1.92208653225083E+015" calcext:value-type="float">
            <text:p>1.92208653225083E+015</text:p>
          </table:table-cell>
          <table:table-cell office:value-type="float" office:value="1426545776.40268" calcext:value-type="float">
            <text:p>1426545776.40268</text:p>
          </table:table-cell>
          <table:table-cell/>
          <table:table-cell office:value-type="float" office:value="3956040" calcext:value-type="float">
            <text:p>3956040</text:p>
          </table:table-cell>
          <table:table-cell office:value-type="float" office:value="1398618848.93027" calcext:value-type="float">
            <text:p>1398618848.93027</text:p>
          </table:table-cell>
          <table:table-cell office:value-type="float" office:value="3.11385338779906E+015" calcext:value-type="float">
            <text:p>3.11385338779906E+015</text:p>
          </table:table-cell>
          <table:table-cell office:value-type="float" office:value="2442653103.37458" calcext:value-type="float">
            <text:p>2442653103.37458</text:p>
          </table:table-cell>
          <table:table-cell/>
          <table:table-cell office:value-type="float" office:value="4645080" calcext:value-type="float">
            <text:p>4645080</text:p>
          </table:table-cell>
          <table:table-cell office:value-type="float" office:value="1870073670.11646" calcext:value-type="float">
            <text:p>1870073670.11646</text:p>
          </table:table-cell>
          <table:table-cell office:value-type="float" office:value="2.37542785814929E+015" calcext:value-type="float">
            <text:p>2.37542785814929E+015</text:p>
          </table:table-cell>
          <table:table-cell office:value-type="float" office:value="2221765705.03921" calcext:value-type="float">
            <text:p>2221765705.03921</text:p>
          </table:table-cell>
          <table:table-cell/>
          <table:table-cell office:value-type="float" office:value="7330516.875" calcext:value-type="float">
            <text:p>7330516.875</text:p>
          </table:table-cell>
          <table:table-cell office:value-type="float" office:value="2156354369.39594" calcext:value-type="float">
            <text:p>2156354369.39594</text:p>
          </table:table-cell>
          <table:table-cell office:value-type="float" office:value="2.78806386030118E+015" calcext:value-type="float">
            <text:p>2.78806386030118E+015</text:p>
          </table:table-cell>
          <table:table-cell office:value-type="float" office:value="2569774368.3068" calcext:value-type="float">
            <text:p>2569774368.3068</text:p>
          </table:table-cell>
        </table:table-row>
        <table:table-row table:style-name="ro1">
          <table:table-cell office:value-type="float" office:value="2479680" calcext:value-type="float">
            <text:p>2479680</text:p>
          </table:table-cell>
          <table:table-cell office:value-type="float" office:value="496679.649048008" calcext:value-type="float">
            <text:p>496679.649048008</text:p>
          </table:table-cell>
          <table:table-cell office:value-type="float" office:value="149168616063.678" calcext:value-type="float">
            <text:p>149168616063.678</text:p>
          </table:table-cell>
          <table:table-cell office:value-type="float" office:value="456956.455840216" calcext:value-type="float">
            <text:p>456956.455840216</text:p>
          </table:table-cell>
          <table:table-cell/>
          <table:table-cell office:value-type="float" office:value="1620864" calcext:value-type="float">
            <text:p>1620864</text:p>
          </table:table-cell>
          <table:table-cell office:value-type="float" office:value="162711528.795649" calcext:value-type="float">
            <text:p>162711528.795649</text:p>
          </table:table-cell>
          <table:table-cell office:value-type="float" office:value="535347224857322" calcext:value-type="float">
            <text:p>535347224857322</text:p>
          </table:table-cell>
          <table:table-cell office:value-type="float" office:value="397516486.280782" calcext:value-type="float">
            <text:p>397516486.280782</text:p>
          </table:table-cell>
          <table:table-cell/>
          <table:table-cell office:value-type="float" office:value="1874880" calcext:value-type="float">
            <text:p>1874880</text:p>
          </table:table-cell>
          <table:table-cell office:value-type="float" office:value="631325167.496289" calcext:value-type="float">
            <text:p>631325167.496289</text:p>
          </table:table-cell>
          <table:table-cell office:value-type="float" office:value="1.95356616203767E+015" calcext:value-type="float">
            <text:p>1.95356616203767E+015</text:p>
          </table:table-cell>
          <table:table-cell office:value-type="float" office:value="1449866812.86158" calcext:value-type="float">
            <text:p>1449866812.86158</text:p>
          </table:table-cell>
          <table:table-cell/>
          <table:table-cell office:value-type="float" office:value="4027968" calcext:value-type="float">
            <text:p>4027968</text:p>
          </table:table-cell>
          <table:table-cell office:value-type="float" office:value="1413099924.18679" calcext:value-type="float">
            <text:p>1413099924.18679</text:p>
          </table:table-cell>
          <table:table-cell office:value-type="float" office:value="3.15377385780203E+015" calcext:value-type="float">
            <text:p>3.15377385780203E+015</text:p>
          </table:table-cell>
          <table:table-cell office:value-type="float" office:value="2472219749.41639" calcext:value-type="float">
            <text:p>2472219749.41639</text:p>
          </table:table-cell>
          <table:table-cell/>
          <table:table-cell office:value-type="float" office:value="4729536" calcext:value-type="float">
            <text:p>4729536</text:p>
          </table:table-cell>
          <table:table-cell office:value-type="float" office:value="1879861797.11665" calcext:value-type="float">
            <text:p>1879861797.11665</text:p>
          </table:table-cell>
          <table:table-cell office:value-type="float" office:value="2.38827428157671E+015" calcext:value-type="float">
            <text:p>2.38827428157671E+015</text:p>
          </table:table-cell>
          <table:table-cell office:value-type="float" office:value="2231336049.4718" calcext:value-type="float">
            <text:p>2231336049.4718</text:p>
          </table:table-cell>
          <table:table-cell/>
          <table:table-cell office:value-type="float" office:value="7463799" calcext:value-type="float">
            <text:p>7463799</text:p>
          </table:table-cell>
          <table:table-cell office:value-type="float" office:value="2168154494.5634" calcext:value-type="float">
            <text:p>2168154494.5634</text:p>
          </table:table-cell>
          <table:table-cell office:value-type="float" office:value="2.79830764718595E+015" calcext:value-type="float">
            <text:p>2.79830764718595E+015</text:p>
          </table:table-cell>
          <table:table-cell office:value-type="float" office:value="2577596472.32432" calcext:value-type="float">
            <text:p>2577596472.32432</text:p>
          </table:table-cell>
        </table:table-row>
        <table:table-row table:style-name="ro1">
          <table:table-cell office:value-type="float" office:value="2523960" calcext:value-type="float">
            <text:p>2523960</text:p>
          </table:table-cell>
          <table:table-cell office:value-type="float" office:value="503861.810418833" calcext:value-type="float">
            <text:p>503861.810418833</text:p>
          </table:table-cell>
          <table:table-cell office:value-type="float" office:value="151408095636.748" calcext:value-type="float">
            <text:p>151408095636.748</text:p>
          </table:table-cell>
          <table:table-cell office:value-type="float" office:value="464439.686859815" calcext:value-type="float">
            <text:p>464439.686859815</text:p>
          </table:table-cell>
          <table:table-cell/>
          <table:table-cell office:value-type="float" office:value="1649808" calcext:value-type="float">
            <text:p>1649808</text:p>
          </table:table-cell>
          <table:table-cell office:value-type="float" office:value="165347349.381406" calcext:value-type="float">
            <text:p>165347349.381406</text:p>
          </table:table-cell>
          <table:table-cell office:value-type="float" office:value="544110351869900" calcext:value-type="float">
            <text:p>544110351869900</text:p>
          </table:table-cell>
          <table:table-cell office:value-type="float" office:value="404025506.532026" calcext:value-type="float">
            <text:p>404025506.532026</text:p>
          </table:table-cell>
          <table:table-cell/>
          <table:table-cell office:value-type="float" office:value="1908360" calcext:value-type="float">
            <text:p>1908360</text:p>
          </table:table-cell>
          <table:table-cell office:value-type="float" office:value="640796411.172755" calcext:value-type="float">
            <text:p>640796411.172755</text:p>
          </table:table-cell>
          <table:table-cell office:value-type="float" office:value="1984936528179833" calcext:value-type="float">
            <text:p>1984936528179833</text:p>
          </table:table-cell>
          <table:table-cell office:value-type="float" office:value="1473107119.50805" calcext:value-type="float">
            <text:p>1473107119.50805</text:p>
          </table:table-cell>
          <table:table-cell/>
          <table:table-cell office:value-type="float" office:value="4099896" calcext:value-type="float">
            <text:p>4099896</text:p>
          </table:table-cell>
          <table:table-cell office:value-type="float" office:value="1427488584.32691" calcext:value-type="float">
            <text:p>1427488584.32691</text:p>
          </table:table-cell>
          <table:table-cell office:value-type="float" office:value="3.19339723237195E+015" calcext:value-type="float">
            <text:p>3.19339723237195E+015</text:p>
          </table:table-cell>
          <table:table-cell office:value-type="float" office:value="2501566822.35189" calcext:value-type="float">
            <text:p>2501566822.35189</text:p>
          </table:table-cell>
          <table:table-cell/>
          <table:table-cell office:value-type="float" office:value="4813992" calcext:value-type="float">
            <text:p>4813992</text:p>
          </table:table-cell>
          <table:table-cell office:value-type="float" office:value="1889609861.39994" calcext:value-type="float">
            <text:p>1889609861.39994</text:p>
          </table:table-cell>
          <table:table-cell office:value-type="float" office:value="2.40100507687506E+015" calcext:value-type="float">
            <text:p>2.40100507687506E+015</text:p>
          </table:table-cell>
          <table:table-cell office:value-type="float" office:value="2240819969.83098" calcext:value-type="float">
            <text:p>2240819969.83098</text:p>
          </table:table-cell>
          <table:table-cell/>
          <table:table-cell office:value-type="float" office:value="7597081.125" calcext:value-type="float">
            <text:p>7597081.125</text:p>
          </table:table-cell>
          <table:table-cell office:value-type="float" office:value="2179902997.25412" calcext:value-type="float">
            <text:p>2179902997.25412</text:p>
          </table:table-cell>
          <table:table-cell office:value-type="float" office:value="2.80841471793729E+015" calcext:value-type="float">
            <text:p>2.80841471793729E+015</text:p>
          </table:table-cell>
          <table:table-cell office:value-type="float" office:value="2585316639.53341" calcext:value-type="float">
            <text:p>2585316639.53341</text:p>
          </table:table-cell>
        </table:table-row>
        <table:table-row table:style-name="ro1">
          <table:table-cell office:value-type="float" office:value="2568240" calcext:value-type="float">
            <text:p>2568240</text:p>
          </table:table-cell>
          <table:table-cell office:value-type="float" office:value="511027.374535236" calcext:value-type="float">
            <text:p>511027.374535236</text:p>
          </table:table-cell>
          <table:table-cell office:value-type="float" office:value="153638722789.328" calcext:value-type="float">
            <text:p>153638722789.328</text:p>
          </table:table-cell>
          <table:table-cell office:value-type="float" office:value="471905.876856279" calcext:value-type="float">
            <text:p>471905.876856279</text:p>
          </table:table-cell>
          <table:table-cell/>
          <table:table-cell office:value-type="float" office:value="1678752" calcext:value-type="float">
            <text:p>1678752</text:p>
          </table:table-cell>
          <table:table-cell office:value-type="float" office:value="167975344.707592" calcext:value-type="float">
            <text:p>167975344.707592</text:p>
          </table:table-cell>
          <table:table-cell office:value-type="float" office:value="552847180436464" calcext:value-type="float">
            <text:p>552847180436464</text:p>
          </table:table-cell>
          <table:table-cell office:value-type="float" office:value="410515081.986928" calcext:value-type="float">
            <text:p>410515081.986928</text:p>
          </table:table-cell>
          <table:table-cell/>
          <table:table-cell office:value-type="float" office:value="1941840" calcext:value-type="float">
            <text:p>1941840</text:p>
          </table:table-cell>
          <table:table-cell office:value-type="float" office:value="650234975.484783" calcext:value-type="float">
            <text:p>650234975.484783</text:p>
          </table:table-cell>
          <table:table-cell office:value-type="float" office:value="2.01619801008612E+015" calcext:value-type="float">
            <text:p>2.01619801008612E+015</text:p>
          </table:table-cell>
          <table:table-cell office:value-type="float" office:value="1496266976.64558" calcext:value-type="float">
            <text:p>1496266976.64558</text:p>
          </table:table-cell>
          <table:table-cell/>
          <table:table-cell office:value-type="float" office:value="4171824" calcext:value-type="float">
            <text:p>4171824</text:p>
          </table:table-cell>
          <table:table-cell office:value-type="float" office:value="1441785549.1683" calcext:value-type="float">
            <text:p>1441785549.1683</text:p>
          </table:table-cell>
          <table:table-cell office:value-type="float" office:value="3232725727201351" calcext:value-type="float">
            <text:p>3232725727201351</text:p>
          </table:table-cell>
          <table:table-cell office:value-type="float" office:value="2530695962.29848" calcext:value-type="float">
            <text:p>2530695962.29848</text:p>
          </table:table-cell>
          <table:table-cell/>
          <table:table-cell office:value-type="float" office:value="4898448" calcext:value-type="float">
            <text:p>4898448</text:p>
          </table:table-cell>
          <table:table-cell office:value-type="float" office:value="1899318334.77262" calcext:value-type="float">
            <text:p>1899318334.77262</text:p>
          </table:table-cell>
          <table:table-cell office:value-type="float" office:value="2413621659600811" calcext:value-type="float">
            <text:p>2413621659600811</text:p>
          </table:table-cell>
          <table:table-cell office:value-type="float" office:value="2250218607.62989" calcext:value-type="float">
            <text:p>2250218607.62989</text:p>
          </table:table-cell>
          <table:table-cell/>
          <table:table-cell office:value-type="float" office:value="7730363.25" calcext:value-type="float">
            <text:p>7730363.25</text:p>
          </table:table-cell>
          <table:table-cell office:value-type="float" office:value="2191600503.29415" calcext:value-type="float">
            <text:p>2191600503.29415</text:p>
          </table:table-cell>
          <table:table-cell office:value-type="float" office:value="2.81838702890514E+015" calcext:value-type="float">
            <text:p>2.81838702890514E+015</text:p>
          </table:table-cell>
          <table:table-cell office:value-type="float" office:value="2592936339.66072" calcext:value-type="float">
            <text:p>2592936339.66072</text:p>
          </table:table-cell>
        </table:table-row>
        <table:table-row table:style-name="ro1">
          <table:table-cell office:value-type="float" office:value="2612520" calcext:value-type="float">
            <text:p>2612520</text:p>
          </table:table-cell>
          <table:table-cell office:value-type="float" office:value="518176.3991784" calcext:value-type="float">
            <text:p>518176.3991784</text:p>
          </table:table-cell>
          <table:table-cell office:value-type="float" office:value="155860538729.04" calcext:value-type="float">
            <text:p>155860538729.04</text:p>
          </table:table-cell>
          <table:table-cell office:value-type="float" office:value="479355.084432405" calcext:value-type="float">
            <text:p>479355.084432405</text:p>
          </table:table-cell>
          <table:table-cell/>
          <table:table-cell office:value-type="float" office:value="1707696" calcext:value-type="float">
            <text:p>1707696</text:p>
          </table:table-cell>
          <table:table-cell office:value-type="float" office:value="170595538.224432" calcext:value-type="float">
            <text:p>170595538.224432</text:p>
          </table:table-cell>
          <table:table-cell office:value-type="float" office:value="561557789508844" calcext:value-type="float">
            <text:p>561557789508844</text:p>
          </table:table-cell>
          <table:table-cell office:value-type="float" office:value="416985270.952988" calcext:value-type="float">
            <text:p>416985270.952988</text:p>
          </table:table-cell>
          <table:table-cell/>
          <table:table-cell office:value-type="float" office:value="1975320" calcext:value-type="float">
            <text:p>1975320</text:p>
          </table:table-cell>
          <table:table-cell office:value-type="float" office:value="659640976.091739" calcext:value-type="float">
            <text:p>659640976.091739</text:p>
          </table:table-cell>
          <table:table-cell office:value-type="float" office:value="2.04735098584724E+015" calcext:value-type="float">
            <text:p>2.04735098584724E+015</text:p>
          </table:table-cell>
          <table:table-cell office:value-type="float" office:value="1519346663.60223" calcext:value-type="float">
            <text:p>1519346663.60223</text:p>
          </table:table-cell>
          <table:table-cell/>
          <table:table-cell office:value-type="float" office:value="4243752" calcext:value-type="float">
            <text:p>4243752</text:p>
          </table:table-cell>
          <table:table-cell office:value-type="float" office:value="1455991532.21886" calcext:value-type="float">
            <text:p>1455991532.21886</text:p>
          </table:table-cell>
          <table:table-cell office:value-type="float" office:value="3.27176154115784E+015" calcext:value-type="float">
            <text:p>3.27176154115784E+015</text:p>
          </table:table-cell>
          <table:table-cell office:value-type="float" office:value="2559608796.7919" calcext:value-type="float">
            <text:p>2559608796.7919</text:p>
          </table:table-cell>
          <table:table-cell/>
          <table:table-cell office:value-type="float" office:value="4982904" calcext:value-type="float">
            <text:p>4982904</text:p>
          </table:table-cell>
          <table:table-cell office:value-type="float" office:value="1908987669.67606" calcext:value-type="float">
            <text:p>1908987669.67606</text:p>
          </table:table-cell>
          <table:table-cell office:value-type="float" office:value="2426125386722875" calcext:value-type="float">
            <text:p>2426125386722875</text:p>
          </table:table-cell>
          <table:table-cell office:value-type="float" office:value="2259533050.3792" calcext:value-type="float">
            <text:p>2259533050.3792</text:p>
          </table:table-cell>
          <table:table-cell/>
          <table:table-cell office:value-type="float" office:value="7863645.375" calcext:value-type="float">
            <text:p>7863645.375</text:p>
          </table:table-cell>
          <table:table-cell office:value-type="float" office:value="2203247624.2666" calcext:value-type="float">
            <text:p>2203247624.2666</text:p>
          </table:table-cell>
          <table:table-cell office:value-type="float" office:value="2828226493580803" calcext:value-type="float">
            <text:p>2828226493580803</text:p>
          </table:table-cell>
          <table:table-cell office:value-type="float" office:value="2600457007.00456" calcext:value-type="float">
            <text:p>2600457007.00456</text:p>
          </table:table-cell>
        </table:table-row>
        <table:table-row table:style-name="ro1">
          <table:table-cell office:value-type="float" office:value="2656800" calcext:value-type="float">
            <text:p>2656800</text:p>
          </table:table-cell>
          <table:table-cell office:value-type="float" office:value="525308.941873471" calcext:value-type="float">
            <text:p>525308.941873471</text:p>
          </table:table-cell>
          <table:table-cell office:value-type="float" office:value="158073584461.419" calcext:value-type="float">
            <text:p>158073584461.419</text:p>
          </table:table-cell>
          <table:table-cell office:value-type="float" office:value="486787.367932669" calcext:value-type="float">
            <text:p>486787.367932669</text:p>
          </table:table-cell>
          <table:table-cell/>
          <table:table-cell office:value-type="float" office:value="1736640" calcext:value-type="float">
            <text:p>1736640</text:p>
          </table:table-cell>
          <table:table-cell office:value-type="float" office:value="173207953.311575" calcext:value-type="float">
            <text:p>173207953.311575</text:p>
          </table:table-cell>
          <table:table-cell office:value-type="float" office:value="570242257801802" calcext:value-type="float">
            <text:p>570242257801802</text:p>
          </table:table-cell>
          <table:table-cell office:value-type="float" office:value="423436131.562652" calcext:value-type="float">
            <text:p>423436131.562652</text:p>
          </table:table-cell>
          <table:table-cell/>
          <table:table-cell office:value-type="float" office:value="2008800" calcext:value-type="float">
            <text:p>2008800</text:p>
          </table:table-cell>
          <table:table-cell office:value-type="float" office:value="669014528.227796" calcext:value-type="float">
            <text:p>669014528.227796</text:p>
          </table:table-cell>
          <table:table-cell office:value-type="float" office:value="2.07839583224043E+015" calcext:value-type="float">
            <text:p>2.07839583224043E+015</text:p>
          </table:table-cell>
          <table:table-cell office:value-type="float" office:value="1542346458.73401" calcext:value-type="float">
            <text:p>1542346458.73401</text:p>
          </table:table-cell>
          <table:table-cell/>
          <table:table-cell office:value-type="float" office:value="4315680" calcext:value-type="float">
            <text:p>4315680</text:p>
          </table:table-cell>
          <table:table-cell office:value-type="float" office:value="1470107240.75084" calcext:value-type="float">
            <text:p>1470107240.75084</text:p>
          </table:table-cell>
          <table:table-cell office:value-type="float" office:value="3.31050685643976E+015" calcext:value-type="float">
            <text:p>3.31050685643976E+015</text:p>
          </table:table-cell>
          <table:table-cell office:value-type="float" office:value="2588306940.90998" calcext:value-type="float">
            <text:p>2588306940.90998</text:p>
          </table:table-cell>
          <table:table-cell/>
          <table:table-cell office:value-type="float" office:value="5067360" calcext:value-type="float">
            <text:p>5067360</text:p>
          </table:table-cell>
          <table:table-cell office:value-type="float" office:value="1918618301.03869" calcext:value-type="float">
            <text:p>1918618301.03869</text:p>
          </table:table-cell>
          <table:table-cell office:value-type="float" office:value="2438517562404480" calcext:value-type="float">
            <text:p>2438517562404480</text:p>
          </table:table-cell>
          <table:table-cell office:value-type="float" office:value="2268764337.07538" calcext:value-type="float">
            <text:p>2268764337.07538</text:p>
          </table:table-cell>
          <table:table-cell/>
          <table:table-cell office:value-type="float" office:value="7996927.5" calcext:value-type="float">
            <text:p>7996927.5</text:p>
          </table:table-cell>
          <table:table-cell office:value-type="float" office:value="2214844958.61637" calcext:value-type="float">
            <text:p>2214844958.61637</text:p>
          </table:table-cell>
          <table:table-cell office:value-type="float" office:value="2.83793498596853E+015" calcext:value-type="float">
            <text:p>2.83793498596853E+015</text:p>
          </table:table-cell>
          <table:table-cell office:value-type="float" office:value="2607880043.57184" calcext:value-type="float">
            <text:p>2607880043.57184</text:p>
          </table:table-cell>
        </table:table-row>
        <table:table-row table:style-name="ro1">
          <table:table-cell office:value-type="float" office:value="2701080" calcext:value-type="float">
            <text:p>2701080</text:p>
          </table:table-cell>
          <table:table-cell office:value-type="float" office:value="532425.059890789" calcext:value-type="float">
            <text:p>532425.059890789</text:p>
          </table:table-cell>
          <table:table-cell office:value-type="float" office:value="160277900790.913" calcext:value-type="float">
            <text:p>160277900790.913</text:p>
          </table:table-cell>
          <table:table-cell office:value-type="float" office:value="494202.785444476" calcext:value-type="float">
            <text:p>494202.785444476</text:p>
          </table:table-cell>
          <table:table-cell/>
          <table:table-cell office:value-type="float" office:value="1765584" calcext:value-type="float">
            <text:p>1765584</text:p>
          </table:table-cell>
          <table:table-cell office:value-type="float" office:value="175812613.278311" calcext:value-type="float">
            <text:p>175812613.278311</text:p>
          </table:table-cell>
          <table:table-cell office:value-type="float" office:value="578900663793752" calcext:value-type="float">
            <text:p>578900663793752</text:p>
          </table:table-cell>
          <table:table-cell office:value-type="float" office:value="429867721.773845" calcext:value-type="float">
            <text:p>429867721.773845</text:p>
          </table:table-cell>
          <table:table-cell/>
          <table:table-cell office:value-type="float" office:value="2042280" calcext:value-type="float">
            <text:p>2042280</text:p>
          </table:table-cell>
          <table:table-cell office:value-type="float" office:value="678355746.703635" calcext:value-type="float">
            <text:p>678355746.703635</text:p>
          </table:table-cell>
          <table:table-cell office:value-type="float" office:value="2.10933292473401E+015" calcext:value-type="float">
            <text:p>2.10933292473401E+015</text:p>
          </table:table-cell>
          <table:table-cell office:value-type="float" office:value="1565266639.42828" calcext:value-type="float">
            <text:p>1565266639.42828</text:p>
          </table:table-cell>
          <table:table-cell/>
          <table:table-cell office:value-type="float" office:value="4387608" calcext:value-type="float">
            <text:p>4387608</text:p>
          </table:table-cell>
          <table:table-cell office:value-type="float" office:value="1484133375.87324" calcext:value-type="float">
            <text:p>1484133375.87324</text:p>
          </table:table-cell>
          <table:table-cell office:value-type="float" office:value="3.34896383872775E+015" calcext:value-type="float">
            <text:p>3.34896383872775E+015</text:p>
          </table:table-cell>
          <table:table-cell office:value-type="float" office:value="2616791997.39274" calcext:value-type="float">
            <text:p>2616791997.39274</text:p>
          </table:table-cell>
          <table:table-cell/>
          <table:table-cell office:value-type="float" office:value="5151816" calcext:value-type="float">
            <text:p>5151816</text:p>
          </table:table-cell>
          <table:table-cell office:value-type="float" office:value="1928210647.92139" calcext:value-type="float">
            <text:p>1928210647.92139</text:p>
          </table:table-cell>
          <table:table-cell office:value-type="float" office:value="2.45079944313354E+015" calcext:value-type="float">
            <text:p>2.45079944313354E+015</text:p>
          </table:table-cell>
          <table:table-cell office:value-type="float" office:value="2277913463.06908" calcext:value-type="float">
            <text:p>2277913463.06908</text:p>
          </table:table-cell>
          <table:table-cell/>
          <table:table-cell office:value-type="float" office:value="8130209.625" calcext:value-type="float">
            <text:p>8130209.625</text:p>
          </table:table-cell>
          <table:table-cell office:value-type="float" office:value="2226393092.58539" calcext:value-type="float">
            <text:p>2226393092.58539</text:p>
          </table:table-cell>
          <table:table-cell office:value-type="float" office:value="2847514343426787" calcext:value-type="float">
            <text:p>2847514343426787</text:p>
          </table:table-cell>
          <table:table-cell office:value-type="float" office:value="2615206821.71121" calcext:value-type="float">
            <text:p>2615206821.71121</text:p>
          </table:table-cell>
        </table:table-row>
        <table:table-row table:style-name="ro1">
          <table:table-cell office:value-type="float" office:value="2745360" calcext:value-type="float">
            <text:p>2745360</text:p>
          </table:table-cell>
          <table:table-cell office:value-type="float" office:value="539524.81024713" calcext:value-type="float">
            <text:p>539524.81024713</text:p>
          </table:table-cell>
          <table:table-cell office:value-type="float" office:value="162473528321.886" calcext:value-type="float">
            <text:p>162473528321.886</text:p>
          </table:table-cell>
          <table:table-cell office:value-type="float" office:value="501601.394799398" calcext:value-type="float">
            <text:p>501601.394799398</text:p>
          </table:table-cell>
          <table:table-cell/>
          <table:table-cell office:value-type="float" office:value="1794528" calcext:value-type="float">
            <text:p>1794528</text:p>
          </table:table-cell>
          <table:table-cell office:value-type="float" office:value="178409541.363786" calcext:value-type="float">
            <text:p>178409541.363786</text:p>
          </table:table-cell>
          <table:table-cell office:value-type="float" office:value="587533085727469" calcext:value-type="float">
            <text:p>587533085727469</text:p>
          </table:table-cell>
          <table:table-cell office:value-type="float" office:value="436280099.370495" calcext:value-type="float">
            <text:p>436280099.370495</text:p>
          </table:table-cell>
          <table:table-cell/>
          <table:table-cell office:value-type="float" office:value="2075760" calcext:value-type="float">
            <text:p>2075760</text:p>
          </table:table-cell>
          <table:table-cell office:value-type="float" office:value="687664745.908151" calcext:value-type="float">
            <text:p>687664745.908151</text:p>
          </table:table-cell>
          <table:table-cell office:value-type="float" office:value="2.14016263749192E+015" calcext:value-type="float">
            <text:p>2.14016263749192E+015</text:p>
          </table:table-cell>
          <table:table-cell office:value-type="float" office:value="1588107482.10713" calcext:value-type="float">
            <text:p>1588107482.10713</text:p>
          </table:table-cell>
          <table:table-cell/>
          <table:table-cell office:value-type="float" office:value="4459536" calcext:value-type="float">
            <text:p>4459536</text:p>
          </table:table-cell>
          <table:table-cell office:value-type="float" office:value="1498070632.60235" calcext:value-type="float">
            <text:p>1498070632.60235</text:p>
          </table:table-cell>
          <table:table-cell office:value-type="float" office:value="3387134637332506" calcext:value-type="float">
            <text:p>3387134637332506</text:p>
          </table:table-cell>
          <table:table-cell office:value-type="float" office:value="2645065556.75901" calcext:value-type="float">
            <text:p>2645065556.75901</text:p>
          </table:table-cell>
          <table:table-cell/>
          <table:table-cell office:value-type="float" office:value="5236272" calcext:value-type="float">
            <text:p>5236272</text:p>
          </table:table-cell>
          <table:table-cell office:value-type="float" office:value="1937765114.97963" calcext:value-type="float">
            <text:p>1937765114.97963</text:p>
          </table:table-cell>
          <table:table-cell office:value-type="float" office:value="2462972242275749" calcext:value-type="float">
            <text:p>2462972242275749</text:p>
          </table:table-cell>
          <table:table-cell office:value-type="float" office:value="2286981384.38409" calcext:value-type="float">
            <text:p>2286981384.38409</text:p>
          </table:table-cell>
          <table:table-cell/>
          <table:table-cell office:value-type="float" office:value="8263491.75" calcext:value-type="float">
            <text:p>8263491.75</text:p>
          </table:table-cell>
          <table:table-cell office:value-type="float" office:value="2237892601.00767" calcext:value-type="float">
            <text:p>2237892601.00767</text:p>
          </table:table-cell>
          <table:table-cell office:value-type="float" office:value="2.85696636907073E+015" calcext:value-type="float">
            <text:p>2.85696636907073E+015</text:p>
          </table:table-cell>
          <table:table-cell office:value-type="float" office:value="2622438686.32954" calcext:value-type="float">
            <text:p>2622438686.32954</text:p>
          </table:table-cell>
        </table:table-row>
        <table:table-row table:style-name="ro1">
          <table:table-cell office:value-type="float" office:value="2789640" calcext:value-type="float">
            <text:p>2789640</text:p>
          </table:table-cell>
          <table:table-cell office:value-type="float" office:value="546608.249706919" calcext:value-type="float">
            <text:p>546608.249706919</text:p>
          </table:table-cell>
          <table:table-cell office:value-type="float" office:value="164660507459.614" calcext:value-type="float">
            <text:p>164660507459.614</text:p>
          </table:table-cell>
          <table:table-cell office:value-type="float" office:value="508983.253574409" calcext:value-type="float">
            <text:p>508983.253574409</text:p>
          </table:table-cell>
          <table:table-cell/>
          <table:table-cell office:value-type="float" office:value="1823472" calcext:value-type="float">
            <text:p>1823472</text:p>
          </table:table-cell>
          <table:table-cell office:value-type="float" office:value="180998760.737211" calcext:value-type="float">
            <text:p>180998760.737211</text:p>
          </table:table-cell>
          <table:table-cell office:value-type="float" office:value="596139601610800" calcext:value-type="float">
            <text:p>596139601610800</text:p>
          </table:table-cell>
          <table:table-cell office:value-type="float" office:value="442673321.963054" calcext:value-type="float">
            <text:p>442673321.963054</text:p>
          </table:table-cell>
          <table:table-cell/>
          <table:table-cell office:value-type="float" office:value="2109240" calcext:value-type="float">
            <text:p>2109240</text:p>
          </table:table-cell>
          <table:table-cell office:value-type="float" office:value="696941639.810134" calcext:value-type="float">
            <text:p>696941639.810134</text:p>
          </table:table-cell>
          <table:table-cell office:value-type="float" office:value="2.17088534337828E+015" calcext:value-type="float">
            <text:p>2.17088534337828E+015</text:p>
          </table:table-cell>
          <table:table-cell office:value-type="float" office:value="1610869262.23079" calcext:value-type="float">
            <text:p>1610869262.23079</text:p>
          </table:table-cell>
          <table:table-cell/>
          <table:table-cell office:value-type="float" office:value="4531464" calcext:value-type="float">
            <text:p>4531464</text:p>
          </table:table-cell>
          <table:table-cell office:value-type="float" office:value="1511919699.9308" calcext:value-type="float">
            <text:p>1511919699.9308</text:p>
          </table:table-cell>
          <table:table-cell office:value-type="float" office:value="3.42502138533903E+015" calcext:value-type="float">
            <text:p>3.42502138533903E+015</text:p>
          </table:table-cell>
          <table:table-cell office:value-type="float" office:value="2673129197.4199" calcext:value-type="float">
            <text:p>2673129197.4199</text:p>
          </table:table-cell>
          <table:table-cell/>
          <table:table-cell office:value-type="float" office:value="5320728" calcext:value-type="float">
            <text:p>5320728</text:p>
          </table:table-cell>
          <table:table-cell office:value-type="float" office:value="1947282093.7632" calcext:value-type="float">
            <text:p>1947282093.7632</text:p>
          </table:table-cell>
          <table:table-cell office:value-type="float" office:value="2.47503713411607E+015" calcext:value-type="float">
            <text:p>2.47503713411607E+015</text:p>
          </table:table-cell>
          <table:table-cell office:value-type="float" office:value="2295969021.54969" calcext:value-type="float">
            <text:p>2295969021.54969</text:p>
          </table:table-cell>
          <table:table-cell/>
          <table:table-cell office:value-type="float" office:value="8396773.875" calcext:value-type="float">
            <text:p>8396773.875</text:p>
          </table:table-cell>
          <table:table-cell office:value-type="float" office:value="2249344047.98771" calcext:value-type="float">
            <text:p>2249344047.98771</text:p>
          </table:table-cell>
          <table:table-cell office:value-type="float" office:value="2.86629283381148E+015" calcext:value-type="float">
            <text:p>2.86629283381148E+015</text:p>
          </table:table-cell>
          <table:table-cell office:value-type="float" office:value="2629576956.7636" calcext:value-type="float">
            <text:p>2629576956.7636</text:p>
          </table:table-cell>
        </table:table-row>
        <table:table-row table:style-name="ro1">
          <table:table-cell office:value-type="float" office:value="2833920" calcext:value-type="float">
            <text:p>2833920</text:p>
          </table:table-cell>
          <table:table-cell office:value-type="float" office:value="553675.434783459" calcext:value-type="float">
            <text:p>553675.434783459</text:p>
          </table:table-cell>
          <table:table-cell office:value-type="float" office:value="166838878411.276" calcext:value-type="float">
            <text:p>166838878411.276</text:p>
          </table:table-cell>
          <table:table-cell office:value-type="float" office:value="516348.419093115" calcext:value-type="float">
            <text:p>516348.419093115</text:p>
          </table:table-cell>
          <table:table-cell/>
          <table:table-cell office:value-type="float" office:value="1852416" calcext:value-type="float">
            <text:p>1852416</text:p>
          </table:table-cell>
          <table:table-cell office:value-type="float" office:value="183580294.498079" calcext:value-type="float">
            <text:p>183580294.498079</text:p>
          </table:table-cell>
          <table:table-cell office:value-type="float" office:value="604720289217367" calcext:value-type="float">
            <text:p>604720289217367</text:p>
          </table:table-cell>
          <table:table-cell office:value-type="float" office:value="449047446.989024" calcext:value-type="float">
            <text:p>449047446.989024</text:p>
          </table:table-cell>
          <table:table-cell/>
          <table:table-cell office:value-type="float" office:value="2142720" calcext:value-type="float">
            <text:p>2142720</text:p>
          </table:table-cell>
          <table:table-cell office:value-type="float" office:value="706186541.959954" calcext:value-type="float">
            <text:p>706186541.959954</text:p>
          </table:table-cell>
          <table:table-cell office:value-type="float" office:value="2201501413961895" calcext:value-type="float">
            <text:p>2201501413961895</text:p>
          </table:table-cell>
          <table:table-cell office:value-type="float" office:value="1633552254.30095" calcext:value-type="float">
            <text:p>1633552254.30095</text:p>
          </table:table-cell>
          <table:table-cell/>
          <table:table-cell office:value-type="float" office:value="4603392" calcext:value-type="float">
            <text:p>4603392</text:p>
          </table:table-cell>
          <table:table-cell office:value-type="float" office:value="1525681260.89496" calcext:value-type="float">
            <text:p>1525681260.89496</text:p>
          </table:table-cell>
          <table:table-cell office:value-type="float" office:value="3.46262619974771E+015" calcext:value-type="float">
            <text:p>3.46262619974771E+015</text:p>
          </table:table-cell>
          <table:table-cell office:value-type="float" office:value="2700984485.78933" calcext:value-type="float">
            <text:p>2700984485.78933</text:p>
          </table:table-cell>
          <table:table-cell/>
          <table:table-cell office:value-type="float" office:value="5405184" calcext:value-type="float">
            <text:p>5405184</text:p>
          </table:table-cell>
          <table:table-cell office:value-type="float" office:value="1956761963.87205" calcext:value-type="float">
            <text:p>1956761963.87205</text:p>
          </table:table-cell>
          <table:table-cell office:value-type="float" office:value="2.48699525744708E+015" calcext:value-type="float">
            <text:p>2.48699525744708E+015</text:p>
          </table:table-cell>
          <table:table-cell office:value-type="float" office:value="2304877263.00168" calcext:value-type="float">
            <text:p>2304877263.00168</text:p>
          </table:table-cell>
          <table:table-cell/>
          <table:table-cell office:value-type="float" office:value="8530056" calcext:value-type="float">
            <text:p>8530056</text:p>
          </table:table-cell>
          <table:table-cell office:value-type="float" office:value="2260747987.48249" calcext:value-type="float">
            <text:p>2260747987.48249</text:p>
          </table:table-cell>
          <table:table-cell office:value-type="float" office:value="2.87549547809461E+015" calcext:value-type="float">
            <text:p>2.87549547809461E+015</text:p>
          </table:table-cell>
          <table:table-cell office:value-type="float" office:value="2636622928.36634" calcext:value-type="float">
            <text:p>2636622928.36634</text:p>
          </table:table-cell>
        </table:table-row>
        <table:table-row table:style-name="ro1">
          <table:table-cell office:value-type="float" office:value="2878200" calcext:value-type="float">
            <text:p>2878200</text:p>
          </table:table-cell>
          <table:table-cell office:value-type="float" office:value="560726.421740138" calcext:value-type="float">
            <text:p>560726.421740138</text:p>
          </table:table-cell>
          <table:table-cell office:value-type="float" office:value="169008681186.936" calcext:value-type="float">
            <text:p>169008681186.936</text:p>
          </table:table-cell>
          <table:table-cell office:value-type="float" office:value="523696.948426972" calcext:value-type="float">
            <text:p>523696.948426972</text:p>
          </table:table-cell>
          <table:table-cell/>
          <table:table-cell office:value-type="float" office:value="1881360" calcext:value-type="float">
            <text:p>1881360</text:p>
          </table:table-cell>
          <table:table-cell office:value-type="float" office:value="186154165.676372" calcext:value-type="float">
            <text:p>186154165.676372</text:p>
          </table:table-cell>
          <table:table-cell office:value-type="float" office:value="613275226087273" calcext:value-type="float">
            <text:p>613275226087273</text:p>
          </table:table-cell>
          <table:table-cell office:value-type="float" office:value="455402531.713476" calcext:value-type="float">
            <text:p>455402531.713476</text:p>
          </table:table-cell>
          <table:table-cell/>
          <table:table-cell office:value-type="float" office:value="2176200" calcext:value-type="float">
            <text:p>2176200</text:p>
          </table:table-cell>
          <table:table-cell office:value-type="float" office:value="715399565.491236" calcext:value-type="float">
            <text:p>715399565.491236</text:p>
          </table:table-cell>
          <table:table-cell office:value-type="float" office:value="2.23201121952076E+015" calcext:value-type="float">
            <text:p>2.23201121952076E+015</text:p>
          </table:table-cell>
          <table:table-cell office:value-type="float" office:value="1656156731.86411" calcext:value-type="float">
            <text:p>1656156731.86411</text:p>
          </table:table-cell>
          <table:table-cell/>
          <table:table-cell office:value-type="float" office:value="4675320" calcext:value-type="float">
            <text:p>4675320</text:p>
          </table:table-cell>
          <table:table-cell office:value-type="float" office:value="1539355992.64096" calcext:value-type="float">
            <text:p>1539355992.64096</text:p>
          </table:table-cell>
          <table:table-cell office:value-type="float" office:value="3.49995118161239E+015" calcext:value-type="float">
            <text:p>3.49995118161239E+015</text:p>
          </table:table-cell>
          <table:table-cell office:value-type="float" office:value="2728632976.3919" calcext:value-type="float">
            <text:p>2728632976.3919</text:p>
          </table:table-cell>
          <table:table-cell/>
          <table:table-cell office:value-type="float" office:value="5489640" calcext:value-type="float">
            <text:p>5489640</text:p>
          </table:table-cell>
          <table:table-cell office:value-type="float" office:value="1966205093.98455" calcext:value-type="float">
            <text:p>1966205093.98455</text:p>
          </table:table-cell>
          <table:table-cell office:value-type="float" office:value="2.49884771875558E+015" calcext:value-type="float">
            <text:p>2.49884771875558E+015</text:p>
          </table:table-cell>
          <table:table-cell office:value-type="float" office:value="2313706968.10132" calcext:value-type="float">
            <text:p>2313706968.10132</text:p>
          </table:table-cell>
          <table:table-cell/>
          <table:table-cell office:value-type="float" office:value="8663338.125" calcext:value-type="float">
            <text:p>8663338.125</text:p>
          </table:table-cell>
          <table:table-cell office:value-type="float" office:value="2272104963.80318" calcext:value-type="float">
            <text:p>2272104963.80318</text:p>
          </table:table-cell>
          <table:table-cell office:value-type="float" office:value="2.88457601338934E+015" calcext:value-type="float">
            <text:p>2.88457601338934E+015</text:p>
          </table:table-cell>
          <table:table-cell office:value-type="float" office:value="2643577873.85693" calcext:value-type="float">
            <text:p>2643577873.85693</text:p>
          </table:table-cell>
        </table:table-row>
        <table:table-row table:style-name="ro1">
          <table:table-cell office:value-type="float" office:value="2922480" calcext:value-type="float">
            <text:p>2922480</text:p>
          </table:table-cell>
          <table:table-cell office:value-type="float" office:value="567761.266591642" calcext:value-type="float">
            <text:p>567761.266591642</text:p>
          </table:table-cell>
          <table:table-cell office:value-type="float" office:value="171169955600.528" calcext:value-type="float">
            <text:p>171169955600.528</text:p>
          </table:table-cell>
          <table:table-cell office:value-type="float" office:value="531028.898396509" calcext:value-type="float">
            <text:p>531028.898396509</text:p>
          </table:table-cell>
          <table:table-cell/>
          <table:table-cell office:value-type="float" office:value="1910304" calcext:value-type="float">
            <text:p>1910304</text:p>
          </table:table-cell>
          <table:table-cell office:value-type="float" office:value="188720397.232775" calcext:value-type="float">
            <text:p>188720397.232775</text:p>
          </table:table-cell>
          <table:table-cell office:value-type="float" office:value="621804489527802" calcext:value-type="float">
            <text:p>621804489527802</text:p>
          </table:table-cell>
          <table:table-cell office:value-type="float" office:value="461738633.229565" calcext:value-type="float">
            <text:p>461738633.229565</text:p>
          </table:table-cell>
          <table:table-cell/>
          <table:table-cell office:value-type="float" office:value="2209680" calcext:value-type="float">
            <text:p>2209680</text:p>
          </table:table-cell>
          <table:table-cell office:value-type="float" office:value="724580823.122522" calcext:value-type="float">
            <text:p>724580823.122522</text:p>
          </table:table-cell>
          <table:table-cell office:value-type="float" office:value="2.26241512904657E+015" calcext:value-type="float">
            <text:p>2.26241512904657E+015</text:p>
          </table:table-cell>
          <table:table-cell office:value-type="float" office:value="1678682967.51498" calcext:value-type="float">
            <text:p>1678682967.51498</text:p>
          </table:table-cell>
          <table:table-cell/>
          <table:table-cell office:value-type="float" office:value="4747248" calcext:value-type="float">
            <text:p>4747248</text:p>
          </table:table-cell>
          <table:table-cell office:value-type="float" office:value="1552944566.48928" calcext:value-type="float">
            <text:p>1552944566.48928</text:p>
          </table:table-cell>
          <table:table-cell office:value-type="float" office:value="3536998416175579" calcext:value-type="float">
            <text:p>3536998416175579</text:p>
          </table:table-cell>
          <table:table-cell office:value-type="float" office:value="2756076211.96816" calcext:value-type="float">
            <text:p>2756076211.96816</text:p>
          </table:table-cell>
          <table:table-cell/>
          <table:table-cell office:value-type="float" office:value="5574096" calcext:value-type="float">
            <text:p>5574096</text:p>
          </table:table-cell>
          <table:table-cell office:value-type="float" office:value="1975611842.77258" calcext:value-type="float">
            <text:p>1975611842.77258</text:p>
          </table:table-cell>
          <table:table-cell office:value-type="float" office:value="2.51059559505338E+015" calcext:value-type="float">
            <text:p>2.51059559505338E+015</text:p>
          </table:table-cell>
          <table:table-cell office:value-type="float" office:value="2322458969.81562" calcext:value-type="float">
            <text:p>2322458969.81562</text:p>
          </table:table-cell>
          <table:table-cell/>
          <table:table-cell office:value-type="float" office:value="8796620.25" calcext:value-type="float">
            <text:p>8796620.25</text:p>
          </table:table-cell>
          <table:table-cell office:value-type="float" office:value="2283415512.05011" calcext:value-type="float">
            <text:p>2283415512.05011</text:p>
          </table:table-cell>
          <table:table-cell office:value-type="float" office:value="2.89353612347123E+015" calcext:value-type="float">
            <text:p>2.89353612347123E+015</text:p>
          </table:table-cell>
          <table:table-cell office:value-type="float" office:value="2650443044.47498" calcext:value-type="float">
            <text:p>2650443044.47498</text:p>
          </table:table-cell>
        </table:table-row>
        <table:table-row table:style-name="ro1">
          <table:table-cell office:value-type="float" office:value="2966760" calcext:value-type="float">
            <text:p>2966760</text:p>
          </table:table-cell>
          <table:table-cell office:value-type="float" office:value="574780.025105148" calcext:value-type="float">
            <text:p>574780.025105148</text:p>
          </table:table-cell>
          <table:table-cell office:value-type="float" office:value="173322741270.829" calcext:value-type="float">
            <text:p>173322741270.829</text:p>
          </table:table-cell>
          <table:table-cell office:value-type="float" office:value="538344.325572527" calcext:value-type="float">
            <text:p>538344.325572527</text:p>
          </table:table-cell>
          <table:table-cell/>
          <table:table-cell office:value-type="float" office:value="1939248" calcext:value-type="float">
            <text:p>1939248</text:p>
          </table:table-cell>
          <table:table-cell office:value-type="float" office:value="191279012.058886" calcext:value-type="float">
            <text:p>191279012.058886</text:p>
          </table:table-cell>
          <table:table-cell office:value-type="float" office:value="630308156614120" calcext:value-type="float">
            <text:p>630308156614120</text:p>
          </table:table-cell>
          <table:table-cell office:value-type="float" office:value="468055808.459052" calcext:value-type="float">
            <text:p>468055808.459052</text:p>
          </table:table-cell>
          <table:table-cell/>
          <table:table-cell office:value-type="float" office:value="2243160" calcext:value-type="float">
            <text:p>2243160</text:p>
          </table:table-cell>
          <table:table-cell office:value-type="float" office:value="733730427.158929" calcext:value-type="float">
            <text:p>733730427.158929</text:p>
          </table:table-cell>
          <table:table-cell office:value-type="float" office:value="2292713510249165" calcext:value-type="float">
            <text:p>2292713510249165</text:p>
          </table:table-cell>
          <table:table-cell office:value-type="float" office:value="1701131232.89972" calcext:value-type="float">
            <text:p>1701131232.89972</text:p>
          </table:table-cell>
          <table:table-cell/>
          <table:table-cell office:value-type="float" office:value="4819176" calcext:value-type="float">
            <text:p>4819176</text:p>
          </table:table-cell>
          <table:table-cell office:value-type="float" office:value="1566447647.99809" calcext:value-type="float">
            <text:p>1566447647.99809</text:p>
          </table:table-cell>
          <table:table-cell office:value-type="float" office:value="3.5737699730012E+015" calcext:value-type="float">
            <text:p>3.5737699730012E+015</text:p>
          </table:table-cell>
          <table:table-cell office:value-type="float" office:value="2783315723.57775" calcext:value-type="float">
            <text:p>2783315723.57775</text:p>
          </table:table-cell>
          <table:table-cell/>
          <table:table-cell office:value-type="float" office:value="5658552" calcext:value-type="float">
            <text:p>5658552</text:p>
          </table:table-cell>
          <table:table-cell office:value-type="float" office:value="1984982559.71644" calcext:value-type="float">
            <text:p>1984982559.71644</text:p>
          </table:table-cell>
          <table:table-cell office:value-type="float" office:value="2522239936392714" calcext:value-type="float">
            <text:p>2522239936392714</text:p>
          </table:table-cell>
          <table:table-cell office:value-type="float" office:value="2331134077.09773" calcext:value-type="float">
            <text:p>2331134077.09773</text:p>
          </table:table-cell>
          <table:table-cell/>
          <table:table-cell office:value-type="float" office:value="8929902.375" calcext:value-type="float">
            <text:p>8929902.375</text:p>
          </table:table-cell>
          <table:table-cell office:value-type="float" office:value="2294680158.49236" calcext:value-type="float">
            <text:p>2294680158.49236</text:p>
          </table:table-cell>
          <table:table-cell office:value-type="float" office:value="2902377465533421" calcext:value-type="float">
            <text:p>2902377465533421</text:p>
          </table:table-cell>
          <table:table-cell office:value-type="float" office:value="2657219670.97249" calcext:value-type="float">
            <text:p>2657219670.97249</text:p>
          </table:table-cell>
        </table:table-row>
        <table:table-row table:style-name="ro1">
          <table:table-cell office:value-type="float" office:value="3011040" calcext:value-type="float">
            <text:p>3011040</text:p>
          </table:table-cell>
          <table:table-cell office:value-type="float" office:value="581782.752801529" calcext:value-type="float">
            <text:p>581782.752801529</text:p>
          </table:table-cell>
          <table:table-cell office:value-type="float" office:value="175467077622.432" calcext:value-type="float">
            <text:p>175467077622.432</text:p>
          </table:table-cell>
          <table:table-cell office:value-type="float" office:value="545643.286277314" calcext:value-type="float">
            <text:p>545643.286277314</text:p>
          </table:table-cell>
          <table:table-cell/>
          <table:table-cell office:value-type="float" office:value="1968192" calcext:value-type="float">
            <text:p>1968192</text:p>
          </table:table-cell>
          <table:table-cell office:value-type="float" office:value="193830032.977419" calcext:value-type="float">
            <text:p>193830032.977419</text:p>
          </table:table-cell>
          <table:table-cell office:value-type="float" office:value="638786304189971" calcext:value-type="float">
            <text:p>638786304189971</text:p>
          </table:table-cell>
          <table:table-cell office:value-type="float" office:value="474354114.152813" calcext:value-type="float">
            <text:p>474354114.152813</text:p>
          </table:table-cell>
          <table:table-cell/>
          <table:table-cell office:value-type="float" office:value="2276640" calcext:value-type="float">
            <text:p>2276640</text:p>
          </table:table-cell>
          <table:table-cell office:value-type="float" office:value="742848489.493802" calcext:value-type="float">
            <text:p>742848489.493802</text:p>
          </table:table-cell>
          <table:table-cell office:value-type="float" office:value="2322906729560992" calcext:value-type="float">
            <text:p>2322906729560992</text:p>
          </table:table-cell>
          <table:table-cell office:value-type="float" office:value="1723501798.71931" calcext:value-type="float">
            <text:p>1723501798.71931</text:p>
          </table:table-cell>
          <table:table-cell/>
          <table:table-cell office:value-type="float" office:value="4891104" calcext:value-type="float">
            <text:p>4891104</text:p>
          </table:table-cell>
          <table:table-cell office:value-type="float" office:value="1579865897.02532" calcext:value-type="float">
            <text:p>1579865897.02532</text:p>
          </table:table-cell>
          <table:table-cell office:value-type="float" office:value="3.61026790610479E+015" calcext:value-type="float">
            <text:p>3.61026790610479E+015</text:p>
          </table:table-cell>
          <table:table-cell office:value-type="float" office:value="2810353030.70021" calcext:value-type="float">
            <text:p>2810353030.70021</text:p>
          </table:table-cell>
          <table:table-cell/>
          <table:table-cell office:value-type="float" office:value="5743008" calcext:value-type="float">
            <text:p>5743008</text:p>
          </table:table-cell>
          <table:table-cell office:value-type="float" office:value="1994317585.83077" calcext:value-type="float">
            <text:p>1994317585.83077</text:p>
          </table:table-cell>
          <table:table-cell office:value-type="float" office:value="2.53378176810217E+015" calcext:value-type="float">
            <text:p>2.53378176810217E+015</text:p>
          </table:table-cell>
          <table:table-cell office:value-type="float" office:value="2339733077.00129" calcext:value-type="float">
            <text:p>2339733077.00129</text:p>
          </table:table-cell>
          <table:table-cell/>
          <table:table-cell office:value-type="float" office:value="9063184.5" calcext:value-type="float">
            <text:p>9063184.5</text:p>
          </table:table-cell>
          <table:table-cell office:value-type="float" office:value="2305899420.90098" calcext:value-type="float">
            <text:p>2305899420.90098</text:p>
          </table:table-cell>
          <table:table-cell office:value-type="float" office:value="2.91110167115561E+015" calcext:value-type="float">
            <text:p>2.91110167115561E+015</text:p>
          </table:table-cell>
          <table:table-cell office:value-type="float" office:value="2663908964.47136" calcext:value-type="float">
            <text:p>2663908964.47136</text:p>
          </table:table-cell>
        </table:table-row>
        <table:table-row table:style-name="ro1">
          <table:table-cell office:value-type="float" office:value="3055320" calcext:value-type="float">
            <text:p>3055320</text:p>
          </table:table-cell>
          <table:table-cell office:value-type="float" office:value="588769.504956535" calcext:value-type="float">
            <text:p>588769.504956535</text:p>
          </table:table-cell>
          <table:table-cell office:value-type="float" office:value="177603003886.708" calcext:value-type="float">
            <text:p>177603003886.708</text:p>
          </table:table-cell>
          <table:table-cell office:value-type="float" office:value="552925.836585837" calcext:value-type="float">
            <text:p>552925.836585837</text:p>
          </table:table-cell>
          <table:table-cell/>
          <table:table-cell office:value-type="float" office:value="1997136" calcext:value-type="float">
            <text:p>1997136</text:p>
          </table:table-cell>
          <table:table-cell office:value-type="float" office:value="196373482.742422" calcext:value-type="float">
            <text:p>196373482.742422</text:p>
          </table:table-cell>
          <table:table-cell office:value-type="float" office:value="647239008868373" calcext:value-type="float">
            <text:p>647239008868373</text:p>
          </table:table-cell>
          <table:table-cell office:value-type="float" office:value="480633606.89136" calcext:value-type="float">
            <text:p>480633606.89136</text:p>
          </table:table-cell>
          <table:table-cell/>
          <table:table-cell office:value-type="float" office:value="2310120" calcext:value-type="float">
            <text:p>2310120</text:p>
          </table:table-cell>
          <table:table-cell office:value-type="float" office:value="751935121.610349" calcext:value-type="float">
            <text:p>751935121.610349</text:p>
          </table:table-cell>
          <table:table-cell office:value-type="float" office:value="2352995152141570" calcext:value-type="float">
            <text:p>2352995152141570</text:p>
          </table:table-cell>
          <table:table-cell office:value-type="float" office:value="1745794934.73283" calcext:value-type="float">
            <text:p>1745794934.73283</text:p>
          </table:table-cell>
          <table:table-cell/>
          <table:table-cell office:value-type="float" office:value="4963032" calcext:value-type="float">
            <text:p>4963032</text:p>
          </table:table-cell>
          <table:table-cell office:value-type="float" office:value="1593199967.78955" calcext:value-type="float">
            <text:p>1593199967.78955</text:p>
          </table:table-cell>
          <table:table-cell office:value-type="float" office:value="3646494254081554" calcext:value-type="float">
            <text:p>3646494254081554</text:p>
          </table:table-cell>
          <table:table-cell office:value-type="float" office:value="2837189641.33386" calcext:value-type="float">
            <text:p>2837189641.33386</text:p>
          </table:table-cell>
          <table:table-cell/>
          <table:table-cell office:value-type="float" office:value="5827464" calcext:value-type="float">
            <text:p>5827464</text:p>
          </table:table-cell>
          <table:table-cell office:value-type="float" office:value="2003617254.31174" calcext:value-type="float">
            <text:p>2003617254.31174</text:p>
          </table:table-cell>
          <table:table-cell office:value-type="float" office:value="2545222092774980" calcext:value-type="float">
            <text:p>2545222092774980</text:p>
          </table:table-cell>
          <table:table-cell office:value-type="float" office:value="2348256736.55929" calcext:value-type="float">
            <text:p>2348256736.55929</text:p>
          </table:table-cell>
          <table:table-cell/>
          <table:table-cell office:value-type="float" office:value="9196466.625" calcext:value-type="float">
            <text:p>9196466.625</text:p>
          </table:table-cell>
          <table:table-cell office:value-type="float" office:value="2317073808.84375" calcext:value-type="float">
            <text:p>2317073808.84375</text:p>
          </table:table-cell>
          <table:table-cell office:value-type="float" office:value="2919710347154787" calcext:value-type="float">
            <text:p>2919710347154787</text:p>
          </table:table-cell>
          <table:table-cell office:value-type="float" office:value="2670512117.20902" calcext:value-type="float">
            <text:p>2670512117.20902</text:p>
          </table:table-cell>
        </table:table-row>
        <table:table-row table:style-name="ro1">
          <table:table-cell office:value-type="float" office:value="3099600" calcext:value-type="float">
            <text:p>3099600</text:p>
          </table:table-cell>
          <table:table-cell office:value-type="float" office:value="595740.336601981" calcext:value-type="float">
            <text:p>595740.336601981</text:p>
          </table:table-cell>
          <table:table-cell office:value-type="float" office:value="179730559102.773" calcext:value-type="float">
            <text:p>179730559102.773</text:p>
          </table:table-cell>
          <table:table-cell office:value-type="float" office:value="560192.032326936" calcext:value-type="float">
            <text:p>560192.032326936</text:p>
          </table:table-cell>
          <table:table-cell/>
          <table:table-cell office:value-type="float" office:value="2026080" calcext:value-type="float">
            <text:p>2026080</text:p>
          </table:table-cell>
          <table:table-cell office:value-type="float" office:value="198909384.039476" calcext:value-type="float">
            <text:p>198909384.039476</text:p>
          </table:table-cell>
          <table:table-cell office:value-type="float" office:value="655666347032312" calcext:value-type="float">
            <text:p>655666347032312</text:p>
          </table:table-cell>
          <table:table-cell office:value-type="float" office:value="486894343.085345" calcext:value-type="float">
            <text:p>486894343.085345</text:p>
          </table:table-cell>
          <table:table-cell/>
          <table:table-cell office:value-type="float" office:value="2343600" calcext:value-type="float">
            <text:p>2343600</text:p>
          </table:table-cell>
          <table:table-cell office:value-type="float" office:value="760990434.583281" calcext:value-type="float">
            <text:p>760990434.583281</text:p>
          </table:table-cell>
          <table:table-cell office:value-type="float" office:value="2.38297914188189E+015" calcext:value-type="float">
            <text:p>2.38297914188189E+015</text:p>
          </table:table-cell>
          <table:table-cell office:value-type="float" office:value="1768010909.7608" calcext:value-type="float">
            <text:p>1768010909.7608</text:p>
          </table:table-cell>
          <table:table-cell/>
          <table:table-cell office:value-type="float" office:value="5034960" calcext:value-type="float">
            <text:p>5034960</text:p>
          </table:table-cell>
          <table:table-cell office:value-type="float" office:value="1606450508.92982" calcext:value-type="float">
            <text:p>1606450508.92982</text:p>
          </table:table-cell>
          <table:table-cell office:value-type="float" office:value="3.68245104023221E+015" calcext:value-type="float">
            <text:p>3.68245104023221E+015</text:p>
          </table:table-cell>
          <table:table-cell office:value-type="float" office:value="2863827052.09288" calcext:value-type="float">
            <text:p>2863827052.09288</text:p>
          </table:table-cell>
          <table:table-cell/>
          <table:table-cell office:value-type="float" office:value="5911920" calcext:value-type="float">
            <text:p>5911920</text:p>
          </table:table-cell>
          <table:table-cell office:value-type="float" office:value="2012881891.11426" calcext:value-type="float">
            <text:p>2012881891.11426</text:p>
          </table:table-cell>
          <table:table-cell office:value-type="float" office:value="2556561892037834" calcext:value-type="float">
            <text:p>2556561892037834</text:p>
          </table:table-cell>
          <table:table-cell office:value-type="float" office:value="2356705804.4542" calcext:value-type="float">
            <text:p>2356705804.4542</text:p>
          </table:table-cell>
          <table:table-cell/>
          <table:table-cell office:value-type="float" office:value="9329748.75" calcext:value-type="float">
            <text:p>9329748.75</text:p>
          </table:table-cell>
          <table:table-cell office:value-type="float" office:value="2328203823.94764" calcext:value-type="float">
            <text:p>2328203823.94764</text:p>
          </table:table-cell>
          <table:table-cell office:value-type="float" office:value="2.92820507633759E+015" calcext:value-type="float">
            <text:p>2.92820507633759E+015</text:p>
          </table:table-cell>
          <table:table-cell office:value-type="float" office:value="2677030303.19147" calcext:value-type="float">
            <text:p>2677030303.19147</text:p>
          </table:table-cell>
        </table:table-row>
        <table:table-row table:style-name="ro1">
          <table:table-cell office:value-type="float" office:value="3143880" calcext:value-type="float">
            <text:p>3143880</text:p>
          </table:table-cell>
          <table:table-cell office:value-type="float" office:value="602695.302526923" calcext:value-type="float">
            <text:p>602695.302526923</text:p>
          </table:table-cell>
          <table:table-cell office:value-type="float" office:value="181849782118.439" calcext:value-type="float">
            <text:p>181849782118.439</text:p>
          </table:table-cell>
          <table:table-cell office:value-type="float" office:value="567441.929084507" calcext:value-type="float">
            <text:p>567441.929084507</text:p>
          </table:table-cell>
          <table:table-cell/>
          <table:table-cell office:value-type="float" office:value="2055024" calcext:value-type="float">
            <text:p>2055024</text:p>
          </table:table-cell>
          <table:table-cell office:value-type="float" office:value="201437759.485908" calcext:value-type="float">
            <text:p>201437759.485908</text:p>
          </table:table-cell>
          <table:table-cell office:value-type="float" office:value="664068394835428" calcext:value-type="float">
            <text:p>664068394835428</text:p>
          </table:table-cell>
          <table:table-cell office:value-type="float" office:value="493136378.976074" calcext:value-type="float">
            <text:p>493136378.976074</text:p>
          </table:table-cell>
          <table:table-cell/>
          <table:table-cell office:value-type="float" office:value="2377080" calcext:value-type="float">
            <text:p>2377080</text:p>
          </table:table-cell>
          <table:table-cell office:value-type="float" office:value="770014539.080435" calcext:value-type="float">
            <text:p>770014539.080435</text:p>
          </table:table-cell>
          <table:table-cell office:value-type="float" office:value="2412859061408852" calcext:value-type="float">
            <text:p>2412859061408852</text:p>
          </table:table-cell>
          <table:table-cell office:value-type="float" office:value="1790149991.68837" calcext:value-type="float">
            <text:p>1790149991.68837</text:p>
          </table:table-cell>
          <table:table-cell/>
          <table:table-cell office:value-type="float" office:value="5106888" calcext:value-type="float">
            <text:p>5106888</text:p>
          </table:table-cell>
          <table:table-cell office:value-type="float" office:value="1619618163.5643" calcext:value-type="float">
            <text:p>1619618163.5643</text:p>
          </table:table-cell>
          <table:table-cell office:value-type="float" office:value="3.71814027268689E+015" calcext:value-type="float">
            <text:p>3.71814027268689E+015</text:p>
          </table:table-cell>
          <table:table-cell office:value-type="float" office:value="2890266748.30248" calcext:value-type="float">
            <text:p>2890266748.30248</text:p>
          </table:table-cell>
          <table:table-cell/>
          <table:table-cell office:value-type="float" office:value="5996376" calcext:value-type="float">
            <text:p>5996376</text:p>
          </table:table-cell>
          <table:table-cell office:value-type="float" office:value="2022111815.46726" calcext:value-type="float">
            <text:p>2022111815.46726</text:p>
          </table:table-cell>
          <table:table-cell office:value-type="float" office:value="2567802128125194" calcext:value-type="float">
            <text:p>2567802128125194</text:p>
          </table:table-cell>
          <table:table-cell office:value-type="float" office:value="2365081012.50299" calcext:value-type="float">
            <text:p>2365081012.50299</text:p>
          </table:table-cell>
          <table:table-cell/>
          <table:table-cell office:value-type="float" office:value="9463030.875" calcext:value-type="float">
            <text:p>9463030.875</text:p>
          </table:table-cell>
          <table:table-cell office:value-type="float" office:value="2339289960.13426" calcext:value-type="float">
            <text:p>2339289960.13426</text:p>
          </table:table-cell>
          <table:table-cell office:value-type="float" office:value="2936587418170739" calcext:value-type="float">
            <text:p>2936587418170739</text:p>
          </table:table-cell>
          <table:table-cell office:value-type="float" office:value="2683464678.76896" calcext:value-type="float">
            <text:p>2683464678.76896</text:p>
          </table:table-cell>
        </table:table-row>
        <table:table-row table:style-name="ro1">
          <table:table-cell office:value-type="float" office:value="3188160" calcext:value-type="float">
            <text:p>3188160</text:p>
          </table:table-cell>
          <table:table-cell office:value-type="float" office:value="609634.457278831" calcext:value-type="float">
            <text:p>609634.457278831</text:p>
          </table:table-cell>
          <table:table-cell office:value-type="float" office:value="183960711591.171" calcext:value-type="float">
            <text:p>183960711591.171</text:p>
          </table:table-cell>
          <table:table-cell office:value-type="float" office:value="574675.582198689" calcext:value-type="float">
            <text:p>574675.582198689</text:p>
          </table:table-cell>
          <table:table-cell/>
          <table:table-cell office:value-type="float" office:value="2083968" calcext:value-type="float">
            <text:p>2083968</text:p>
          </table:table-cell>
          <table:table-cell office:value-type="float" office:value="203958631.630994" calcext:value-type="float">
            <text:p>203958631.630994</text:p>
          </table:table-cell>
          <table:table-cell office:value-type="float" office:value="672445228202711" calcext:value-type="float">
            <text:p>672445228202711</text:p>
          </table:table-cell>
          <table:table-cell office:value-type="float" office:value="499359770.636018" calcext:value-type="float">
            <text:p>499359770.636018</text:p>
          </table:table-cell>
          <table:table-cell/>
          <table:table-cell office:value-type="float" office:value="2410560" calcext:value-type="float">
            <text:p>2410560</text:p>
          </table:table-cell>
          <table:table-cell office:value-type="float" office:value="779007545.364395" calcext:value-type="float">
            <text:p>779007545.364395</text:p>
          </table:table-cell>
          <table:table-cell office:value-type="float" office:value="2442635272089622" calcext:value-type="float">
            <text:p>2442635272089622</text:p>
          </table:table-cell>
          <table:table-cell office:value-type="float" office:value="1812212447.46866" calcext:value-type="float">
            <text:p>1812212447.46866</text:p>
          </table:table-cell>
          <table:table-cell/>
          <table:table-cell office:value-type="float" office:value="5178816" calcext:value-type="float">
            <text:p>5178816</text:p>
          </table:table-cell>
          <table:table-cell office:value-type="float" office:value="1632703569.34798" calcext:value-type="float">
            <text:p>1632703569.34798</text:p>
          </table:table-cell>
          <table:table-cell office:value-type="float" office:value="3.75356394452717E+015" calcext:value-type="float">
            <text:p>3.75356394452717E+015</text:p>
          </table:table-cell>
          <table:table-cell office:value-type="float" office:value="2916510204.09265" calcext:value-type="float">
            <text:p>2916510204.09265</text:p>
          </table:table-cell>
          <table:table-cell/>
          <table:table-cell office:value-type="float" office:value="6080832" calcext:value-type="float">
            <text:p>6080832</text:p>
          </table:table-cell>
          <table:table-cell office:value-type="float" office:value="2031307340.33398" calcext:value-type="float">
            <text:p>2031307340.33398</text:p>
          </table:table-cell>
          <table:table-cell office:value-type="float" office:value="2.57894374528123E+015" calcext:value-type="float">
            <text:p>2.57894374528123E+015</text:p>
          </table:table-cell>
          <table:table-cell office:value-type="float" office:value="2373383076.97821" calcext:value-type="float">
            <text:p>2373383076.97821</text:p>
          </table:table-cell>
          <table:table-cell/>
          <table:table-cell office:value-type="float" office:value="9596313" calcext:value-type="float">
            <text:p>9596313</text:p>
          </table:table-cell>
          <table:table-cell office:value-type="float" office:value="2350332703.83265" calcext:value-type="float">
            <text:p>2350332703.83265</text:p>
          </table:table-cell>
          <table:table-cell office:value-type="float" office:value="2944858909383115" calcext:value-type="float">
            <text:p>2944858909383115</text:p>
          </table:table-cell>
          <table:table-cell office:value-type="float" office:value="2689816383.14758" calcext:value-type="float">
            <text:p>2689816383.14758</text:p>
          </table:table-cell>
        </table:table-row>
        <table:table-row table:style-name="ro1">
          <table:table-cell office:value-type="float" office:value="3232440" calcext:value-type="float">
            <text:p>3232440</text:p>
          </table:table-cell>
          <table:table-cell office:value-type="float" office:value="616557.855164753" calcext:value-type="float">
            <text:p>616557.855164753</text:p>
          </table:table-cell>
          <table:table-cell office:value-type="float" office:value="186063385989.027" calcext:value-type="float">
            <text:p>186063385989.027</text:p>
          </table:table-cell>
          <table:table-cell office:value-type="float" office:value="581893.046767031" calcext:value-type="float">
            <text:p>581893.046767031</text:p>
          </table:table-cell>
          <table:table-cell/>
          <table:table-cell office:value-type="float" office:value="2112912" calcext:value-type="float">
            <text:p>2112912</text:p>
          </table:table-cell>
          <table:table-cell office:value-type="float" office:value="206472022.956169" calcext:value-type="float">
            <text:p>206472022.956169</text:p>
          </table:table-cell>
          <table:table-cell office:value-type="float" office:value="680796922831181" calcext:value-type="float">
            <text:p>680796922831181</text:p>
          </table:table-cell>
          <table:table-cell office:value-type="float" office:value="505564573.969315" calcext:value-type="float">
            <text:p>505564573.969315</text:p>
          </table:table-cell>
          <table:table-cell/>
          <table:table-cell office:value-type="float" office:value="2444040" calcext:value-type="float">
            <text:p>2444040</text:p>
          </table:table-cell>
          <table:table-cell office:value-type="float" office:value="787969563.294099" calcext:value-type="float">
            <text:p>787969563.294099</text:p>
          </table:table-cell>
          <table:table-cell office:value-type="float" office:value="2472308134036057" calcext:value-type="float">
            <text:p>2472308134036057</text:p>
          </table:table-cell>
          <table:table-cell office:value-type="float" office:value="1834198543.12599" calcext:value-type="float">
            <text:p>1834198543.12599</text:p>
          </table:table-cell>
          <table:table-cell/>
          <table:table-cell office:value-type="float" office:value="5250744" calcext:value-type="float">
            <text:p>5250744</text:p>
          </table:table-cell>
          <table:table-cell office:value-type="float" office:value="1645707358.52941" calcext:value-type="float">
            <text:p>1645707358.52941</text:p>
          </table:table-cell>
          <table:table-cell office:value-type="float" office:value="3788724033906333" calcext:value-type="float">
            <text:p>3788724033906333</text:p>
          </table:table-cell>
          <table:table-cell office:value-type="float" office:value="2942558882.49018" calcext:value-type="float">
            <text:p>2942558882.49018</text:p>
          </table:table-cell>
          <table:table-cell/>
          <table:table-cell office:value-type="float" office:value="6165288" calcext:value-type="float">
            <text:p>6165288</text:p>
          </table:table-cell>
          <table:table-cell office:value-type="float" office:value="2040468772.82345" calcext:value-type="float">
            <text:p>2040468772.82345</text:p>
          </table:table-cell>
          <table:table-cell office:value-type="float" office:value="2.58998767100891E+015" calcext:value-type="float">
            <text:p>2.58998767100891E+015</text:p>
          </table:table-cell>
          <table:table-cell office:value-type="float" office:value="2381612699.78382" calcext:value-type="float">
            <text:p>2381612699.78382</text:p>
          </table:table-cell>
          <table:table-cell/>
          <table:table-cell office:value-type="float" office:value="9729595.125" calcext:value-type="float">
            <text:p>9729595.125</text:p>
          </table:table-cell>
          <table:table-cell office:value-type="float" office:value="2361332534.17301" calcext:value-type="float">
            <text:p>2361332534.17301</text:p>
          </table:table-cell>
          <table:table-cell office:value-type="float" office:value="2.95302106451067E+015" calcext:value-type="float">
            <text:p>2.95302106451067E+015</text:p>
          </table:table-cell>
          <table:table-cell office:value-type="float" office:value="2696086538.84718" calcext:value-type="float">
            <text:p>2696086538.84718</text:p>
          </table:table-cell>
        </table:table-row>
        <table:table-row table:style-name="ro1">
          <table:table-cell office:value-type="float" office:value="3276720" calcext:value-type="float">
            <text:p>3276720</text:p>
          </table:table-cell>
          <table:table-cell office:value-type="float" office:value="623465.550252475" calcext:value-type="float">
            <text:p>623465.550252475</text:p>
          </table:table-cell>
          <table:table-cell office:value-type="float" office:value="188157843591.606" calcext:value-type="float">
            <text:p>188157843591.606</text:p>
          </table:table-cell>
          <table:table-cell office:value-type="float" office:value="589094.377645664" calcext:value-type="float">
            <text:p>589094.377645664</text:p>
          </table:table-cell>
          <table:table-cell/>
          <table:table-cell office:value-type="float" office:value="2141856" calcext:value-type="float">
            <text:p>2141856</text:p>
          </table:table-cell>
          <table:table-cell office:value-type="float" office:value="208977955.875224" calcext:value-type="float">
            <text:p>208977955.875224</text:p>
          </table:table-cell>
          <table:table-cell office:value-type="float" office:value="689123554190576" calcext:value-type="float">
            <text:p>689123554190576</text:p>
          </table:table-cell>
          <table:table-cell office:value-type="float" office:value="511750844.71228" calcext:value-type="float">
            <text:p>511750844.71228</text:p>
          </table:table-cell>
          <table:table-cell/>
          <table:table-cell office:value-type="float" office:value="2477520" calcext:value-type="float">
            <text:p>2477520</text:p>
          </table:table-cell>
          <table:table-cell office:value-type="float" office:value="796900702.326446" calcext:value-type="float">
            <text:p>796900702.326446</text:p>
          </table:table-cell>
          <table:table-cell office:value-type="float" office:value="2.50187800610904E+015" calcext:value-type="float">
            <text:p>2.50187800610904E+015</text:p>
          </table:table-cell>
          <table:table-cell office:value-type="float" office:value="1856108543.75914" calcext:value-type="float">
            <text:p>1856108543.75914</text:p>
          </table:table-cell>
          <table:table-cell/>
          <table:table-cell office:value-type="float" office:value="5322672" calcext:value-type="float">
            <text:p>5322672</text:p>
          </table:table-cell>
          <table:table-cell office:value-type="float" office:value="1658630158.00637" calcext:value-type="float">
            <text:p>1658630158.00637</text:p>
          </table:table-cell>
          <table:table-cell office:value-type="float" office:value="3823622504167922" calcext:value-type="float">
            <text:p>3823622504167922</text:p>
          </table:table-cell>
          <table:table-cell office:value-type="float" office:value="2968414235.50939" calcext:value-type="float">
            <text:p>2968414235.50939</text:p>
          </table:table-cell>
          <table:table-cell/>
          <table:table-cell office:value-type="float" office:value="6249744" calcext:value-type="float">
            <text:p>6249744</text:p>
          </table:table-cell>
          <table:table-cell office:value-type="float" office:value="2049596414.55881" calcext:value-type="float">
            <text:p>2049596414.55881</text:p>
          </table:table-cell>
          <table:table-cell office:value-type="float" office:value="2.60093481718377E+015" calcext:value-type="float">
            <text:p>2.60093481718377E+015</text:p>
          </table:table-cell>
          <table:table-cell office:value-type="float" office:value="2389770569.50221" calcext:value-type="float">
            <text:p>2389770569.50221</text:p>
          </table:table-cell>
          <table:table-cell/>
          <table:table-cell office:value-type="float" office:value="9862877.25" calcext:value-type="float">
            <text:p>9862877.25</text:p>
          </table:table-cell>
          <table:table-cell office:value-type="float" office:value="2372289923.16435" calcext:value-type="float">
            <text:p>2372289923.16435</text:p>
          </table:table-cell>
          <table:table-cell office:value-type="float" office:value="2961075376393497" calcext:value-type="float">
            <text:p>2961075376393497</text:p>
          </table:table-cell>
          <table:table-cell office:value-type="float" office:value="2702276252.11458" calcext:value-type="float">
            <text:p>2702276252.11458</text:p>
          </table:table-cell>
        </table:table-row>
        <table:table-row table:style-name="ro1">
          <table:table-cell office:value-type="float" office:value="3321000" calcext:value-type="float">
            <text:p>3321000</text:p>
          </table:table-cell>
          <table:table-cell office:value-type="float" office:value="630357.596371679" calcext:value-type="float">
            <text:p>630357.596371679</text:p>
          </table:table-cell>
          <table:table-cell office:value-type="float" office:value="190244122490.984" calcext:value-type="float">
            <text:p>190244122490.984</text:p>
          </table:table-cell>
          <table:table-cell office:value-type="float" office:value="596279.629450466" calcext:value-type="float">
            <text:p>596279.629450466</text:p>
          </table:table-cell>
          <table:table-cell/>
          <table:table-cell office:value-type="float" office:value="2170800" calcext:value-type="float">
            <text:p>2170800</text:p>
          </table:table-cell>
          <table:table-cell office:value-type="float" office:value="211476452.734522" calcext:value-type="float">
            <text:p>211476452.734522</text:p>
          </table:table-cell>
          <table:table-cell office:value-type="float" office:value="697425197524034" calcext:value-type="float">
            <text:p>697425197524034</text:p>
          </table:table-cell>
          <table:table-cell office:value-type="float" office:value="517918638.433905" calcext:value-type="float">
            <text:p>517918638.433905</text:p>
          </table:table-cell>
          <table:table-cell/>
          <table:table-cell office:value-type="float" office:value="2511000" calcext:value-type="float">
            <text:p>2511000</text:p>
          </table:table-cell>
          <table:table-cell office:value-type="float" office:value="805801071.51789" calcext:value-type="float">
            <text:p>805801071.51789</text:p>
          </table:table-cell>
          <table:table-cell office:value-type="float" office:value="2.53134524592283E+015" calcext:value-type="float">
            <text:p>2.53134524592283E+015</text:p>
          </table:table-cell>
          <table:table-cell office:value-type="float" office:value="1877942713.54456" calcext:value-type="float">
            <text:p>1877942713.54456</text:p>
          </table:table-cell>
          <table:table-cell/>
          <table:table-cell office:value-type="float" office:value="5394600" calcext:value-type="float">
            <text:p>5394600</text:p>
          </table:table-cell>
          <table:table-cell office:value-type="float" office:value="1671472589.38079" calcext:value-type="float">
            <text:p>1671472589.38079</text:p>
          </table:table-cell>
          <table:table-cell office:value-type="float" office:value="3858261303962794" calcext:value-type="float">
            <text:p>3858261303962794</text:p>
          </table:table-cell>
          <table:table-cell office:value-type="float" office:value="2994077704.24137" calcext:value-type="float">
            <text:p>2994077704.24137</text:p>
          </table:table-cell>
          <table:table-cell/>
          <table:table-cell office:value-type="float" office:value="6334200" calcext:value-type="float">
            <text:p>6334200</text:p>
          </table:table-cell>
          <table:table-cell office:value-type="float" office:value="2058690562.00711" calcext:value-type="float">
            <text:p>2058690562.00711</text:p>
          </table:table-cell>
          <table:table-cell office:value-type="float" office:value="2.61178608104755E+015" calcext:value-type="float">
            <text:p>2.61178608104755E+015</text:p>
          </table:table-cell>
          <table:table-cell office:value-type="float" office:value="2397857362.32695" calcext:value-type="float">
            <text:p>2397857362.32695</text:p>
          </table:table-cell>
          <table:table-cell/>
          <table:table-cell office:value-type="float" office:value="9996159.375" calcext:value-type="float">
            <text:p>9996159.375</text:p>
          </table:table-cell>
          <table:table-cell office:value-type="float" office:value="2383205335.85846" calcext:value-type="float">
            <text:p>2383205335.85846</text:p>
          </table:table-cell>
          <table:table-cell office:value-type="float" office:value="2969023316632738" calcext:value-type="float">
            <text:p>2969023316632738</text:p>
          </table:table-cell>
          <table:table-cell office:value-type="float" office:value="2708386613.29924" calcext:value-type="float">
            <text:p>2708386613.29924</text:p>
          </table:table-cell>
        </table:table-row>
        <table:table-row table:style-name="ro1">
          <table:table-cell office:value-type="float" office:value="3365280" calcext:value-type="float">
            <text:p>3365280</text:p>
          </table:table-cell>
          <table:table-cell office:value-type="float" office:value="637234.047115087" calcext:value-type="float">
            <text:p>637234.047115087</text:p>
          </table:table-cell>
          <table:table-cell office:value-type="float" office:value="192322260592.646" calcext:value-type="float">
            <text:p>192322260592.646</text:p>
          </table:table-cell>
          <table:table-cell office:value-type="float" office:value="603448.856558213" calcext:value-type="float">
            <text:p>603448.856558213</text:p>
          </table:table-cell>
          <table:table-cell/>
          <table:table-cell office:value-type="float" office:value="2199744" calcext:value-type="float">
            <text:p>2199744</text:p>
          </table:table-cell>
          <table:table-cell office:value-type="float" office:value="213967535.81319" calcext:value-type="float">
            <text:p>213967535.81319</text:p>
          </table:table-cell>
          <table:table-cell office:value-type="float" office:value="705701927848772" calcext:value-type="float">
            <text:p>705701927848772</text:p>
          </table:table-cell>
          <table:table-cell office:value-type="float" office:value="524068010.536368" calcext:value-type="float">
            <text:p>524068010.536368</text:p>
          </table:table-cell>
          <table:table-cell/>
          <table:table-cell office:value-type="float" office:value="2544480" calcext:value-type="float">
            <text:p>2544480</text:p>
          </table:table-cell>
          <table:table-cell office:value-type="float" office:value="814670779.526029" calcext:value-type="float">
            <text:p>814670779.526029</text:p>
          </table:table-cell>
          <table:table-cell office:value-type="float" office:value="2560710209849436" calcext:value-type="float">
            <text:p>2560710209849436</text:p>
          </table:table-cell>
          <table:table-cell office:value-type="float" office:value="1899701315.73961" calcext:value-type="float">
            <text:p>1899701315.73961</text:p>
          </table:table-cell>
          <table:table-cell/>
          <table:table-cell office:value-type="float" office:value="5466528" calcext:value-type="float">
            <text:p>5466528</text:p>
          </table:table-cell>
          <table:table-cell office:value-type="float" office:value="1684235269.01271" calcext:value-type="float">
            <text:p>1684235269.01271</text:p>
          </table:table-cell>
          <table:table-cell office:value-type="float" office:value="3.8926423673646E+015" calcext:value-type="float">
            <text:p>3.8926423673646E+015</text:p>
          </table:table-cell>
          <table:table-cell office:value-type="float" office:value="3019550718.94208" calcext:value-type="float">
            <text:p>3019550718.94208</text:p>
          </table:table-cell>
          <table:table-cell/>
          <table:table-cell office:value-type="float" office:value="6418656" calcext:value-type="float">
            <text:p>6418656</text:p>
          </table:table-cell>
          <table:table-cell office:value-type="float" office:value="2067751506.7752" calcext:value-type="float">
            <text:p>2067751506.7752</text:p>
          </table:table-cell>
          <table:table-cell office:value-type="float" office:value="2622542346095433" calcext:value-type="float">
            <text:p>2622542346095433</text:p>
          </table:table-cell>
          <table:table-cell office:value-type="float" office:value="2405873742.89462" calcext:value-type="float">
            <text:p>2405873742.89462</text:p>
          </table:table-cell>
          <table:table-cell/>
          <table:table-cell office:value-type="float" office:value="10129441.5" calcext:value-type="float">
            <text:p>10129441.5</text:p>
          </table:table-cell>
          <table:table-cell office:value-type="float" office:value="2394079230.50236" calcext:value-type="float">
            <text:p>2394079230.50236</text:p>
          </table:table-cell>
          <table:table-cell office:value-type="float" office:value="2.97686633601365E+015" calcext:value-type="float">
            <text:p>2.97686633601365E+015</text:p>
          </table:table-cell>
          <table:table-cell office:value-type="float" office:value="2714418697.19765" calcext:value-type="float">
            <text:p>2714418697.19765</text:p>
          </table:table-cell>
        </table:table-row>
        <table:table-row table:style-name="ro1">
          <table:table-cell office:value-type="float" office:value="3409560" calcext:value-type="float">
            <text:p>3409560</text:p>
          </table:table-cell>
          <table:table-cell office:value-type="float" office:value="644094.955839607" calcext:value-type="float">
            <text:p>644094.955839607</text:p>
          </table:table-cell>
          <table:table-cell office:value-type="float" office:value="194392295616.412" calcext:value-type="float">
            <text:p>194392295616.412</text:p>
          </table:table-cell>
          <table:table-cell office:value-type="float" office:value="610602.113107739" calcext:value-type="float">
            <text:p>610602.113107739</text:p>
          </table:table-cell>
          <table:table-cell/>
          <table:table-cell office:value-type="float" office:value="2228688" calcext:value-type="float">
            <text:p>2228688</text:p>
          </table:table-cell>
          <table:table-cell office:value-type="float" office:value="216451227.323332" calcext:value-type="float">
            <text:p>216451227.323332</text:p>
          </table:table-cell>
          <table:table-cell office:value-type="float" office:value="713953819956769" calcext:value-type="float">
            <text:p>713953819956769</text:p>
          </table:table-cell>
          <table:table-cell office:value-type="float" office:value="530199016.255525" calcext:value-type="float">
            <text:p>530199016.255525</text:p>
          </table:table-cell>
          <table:table-cell/>
          <table:table-cell office:value-type="float" office:value="2577960" calcext:value-type="float">
            <text:p>2577960</text:p>
          </table:table-cell>
          <table:table-cell office:value-type="float" office:value="823509934.611188" calcext:value-type="float">
            <text:p>823509934.611188</text:p>
          </table:table-cell>
          <table:table-cell office:value-type="float" office:value="2.58997325302287E+015" calcext:value-type="float">
            <text:p>2.58997325302287E+015</text:p>
          </table:table-cell>
          <table:table-cell office:value-type="float" office:value="1921384612.68578" calcext:value-type="float">
            <text:p>1921384612.68578</text:p>
          </table:table-cell>
          <table:table-cell/>
          <table:table-cell office:value-type="float" office:value="5538456" calcext:value-type="float">
            <text:p>5538456</text:p>
          </table:table-cell>
          <table:table-cell office:value-type="float" office:value="1696918808.07336" calcext:value-type="float">
            <text:p>1696918808.07336</text:p>
          </table:table-cell>
          <table:table-cell office:value-type="float" office:value="3926767613983835" calcext:value-type="float">
            <text:p>3926767613983835</text:p>
          </table:table-cell>
          <table:table-cell office:value-type="float" office:value="3044834699.11909" calcext:value-type="float">
            <text:p>3044834699.11909</text:p>
          </table:table-cell>
          <table:table-cell/>
          <table:table-cell office:value-type="float" office:value="6503112" calcext:value-type="float">
            <text:p>6503112</text:p>
          </table:table-cell>
          <table:table-cell office:value-type="float" office:value="2076779535.87524" calcext:value-type="float">
            <text:p>2076779535.87524</text:p>
          </table:table-cell>
          <table:table-cell office:value-type="float" office:value="2633204482869005" calcext:value-type="float">
            <text:p>2633204482869005</text:p>
          </table:table-cell>
          <table:table-cell office:value-type="float" office:value="2413820365.02667" calcext:value-type="float">
            <text:p>2413820365.02667</text:p>
          </table:table-cell>
          <table:table-cell/>
          <table:table-cell office:value-type="float" office:value="10262723.625" calcext:value-type="float">
            <text:p>10262723.625</text:p>
          </table:table-cell>
          <table:table-cell office:value-type="float" office:value="2404912058.68078" calcext:value-type="float">
            <text:p>2404912058.68078</text:p>
          </table:table-cell>
          <table:table-cell office:value-type="float" office:value="2.98460586490009E+015" calcext:value-type="float">
            <text:p>2.98460586490009E+015</text:p>
          </table:table-cell>
          <table:table-cell office:value-type="float" office:value="2720373563.37115" calcext:value-type="float">
            <text:p>2720373563.37115</text:p>
          </table:table-cell>
        </table:table-row>
        <table:table-row table:style-name="ro1">
          <table:table-cell office:value-type="float" office:value="3453840" calcext:value-type="float">
            <text:p>3453840</text:p>
          </table:table-cell>
          <table:table-cell office:value-type="float" office:value="650940.37566747" calcext:value-type="float">
            <text:p>650940.37566747</text:p>
          </table:table-cell>
          <table:table-cell office:value-type="float" office:value="196454265097.366" calcext:value-type="float">
            <text:p>196454265097.366</text:p>
          </table:table-cell>
          <table:table-cell office:value-type="float" office:value="617739.453001072" calcext:value-type="float">
            <text:p>617739.453001072</text:p>
          </table:table-cell>
          <table:table-cell/>
          <table:table-cell office:value-type="float" office:value="2257632" calcext:value-type="float">
            <text:p>2257632</text:p>
          </table:table-cell>
          <table:table-cell office:value-type="float" office:value="218927549.410225" calcext:value-type="float">
            <text:p>218927549.410225</text:p>
          </table:table-cell>
          <table:table-cell office:value-type="float" office:value="722180948415436" calcext:value-type="float">
            <text:p>722180948415436</text:p>
          </table:table-cell>
          <table:table-cell office:value-type="float" office:value="536311710.661418" calcext:value-type="float">
            <text:p>536311710.661418</text:p>
          </table:table-cell>
          <table:table-cell/>
          <table:table-cell office:value-type="float" office:value="2611440" calcext:value-type="float">
            <text:p>2611440</text:p>
          </table:table-cell>
          <table:table-cell office:value-type="float" office:value="832318644.637988" calcext:value-type="float">
            <text:p>832318644.637988</text:p>
          </table:table-cell>
          <table:table-cell office:value-type="float" office:value="2.6191347293435E+015" calcext:value-type="float">
            <text:p>2.6191347293435E+015</text:p>
          </table:table-cell>
          <table:table-cell office:value-type="float" office:value="1942992865.81184" calcext:value-type="float">
            <text:p>1942992865.81184</text:p>
          </table:table-cell>
          <table:table-cell/>
          <table:table-cell office:value-type="float" office:value="5610384" calcext:value-type="float">
            <text:p>5610384</text:p>
          </table:table-cell>
          <table:table-cell office:value-type="float" office:value="1709523812.59755" calcext:value-type="float">
            <text:p>1709523812.59755</text:p>
          </table:table-cell>
          <table:table-cell office:value-type="float" office:value="3.96063894908062E+015" calcext:value-type="float">
            <text:p>3.96063894908062E+015</text:p>
          </table:table-cell>
          <table:table-cell office:value-type="float" office:value="3069931053.61728" calcext:value-type="float">
            <text:p>3069931053.61728</text:p>
          </table:table-cell>
          <table:table-cell/>
          <table:table-cell office:value-type="float" office:value="6587568" calcext:value-type="float">
            <text:p>6587568</text:p>
          </table:table-cell>
          <table:table-cell office:value-type="float" office:value="2085774931.96348" calcext:value-type="float">
            <text:p>2085774931.96348</text:p>
          </table:table-cell>
          <table:table-cell office:value-type="float" office:value="2.64377334966551E+015" calcext:value-type="float">
            <text:p>2.64377334966551E+015</text:p>
          </table:table-cell>
          <table:table-cell office:value-type="float" office:value="2421697872.39198" calcext:value-type="float">
            <text:p>2421697872.39198</text:p>
          </table:table-cell>
          <table:table-cell/>
          <table:table-cell office:value-type="float" office:value="10396005.75" calcext:value-type="float">
            <text:p>10396005.75</text:p>
          </table:table-cell>
          <table:table-cell office:value-type="float" office:value="2415704265.45029" calcext:value-type="float">
            <text:p>2415704265.45029</text:p>
          </table:table-cell>
          <table:table-cell office:value-type="float" office:value="2.99224331360478E+015" calcext:value-type="float">
            <text:p>2.99224331360478E+015</text:p>
          </table:table-cell>
          <table:table-cell office:value-type="float" office:value="2726252256.44153" calcext:value-type="float">
            <text:p>2726252256.44153</text:p>
          </table:table-cell>
        </table:table-row>
        <table:table-row table:style-name="ro1">
          <table:table-cell office:value-type="float" office:value="3498120" calcext:value-type="float">
            <text:p>3498120</text:p>
          </table:table-cell>
          <table:table-cell office:value-type="float" office:value="657770.35948736" calcext:value-type="float">
            <text:p>657770.35948736</text:p>
          </table:table-cell>
          <table:table-cell office:value-type="float" office:value="198508206386.769" calcext:value-type="float">
            <text:p>198508206386.769</text:p>
          </table:table-cell>
          <table:table-cell office:value-type="float" office:value="624860.92990458" calcext:value-type="float">
            <text:p>624860.92990458</text:p>
          </table:table-cell>
          <table:table-cell/>
          <table:table-cell office:value-type="float" office:value="2286576" calcext:value-type="float">
            <text:p>2286576</text:p>
          </table:table-cell>
          <table:table-cell office:value-type="float" office:value="221396524.152526" calcext:value-type="float">
            <text:p>221396524.152526</text:p>
          </table:table-cell>
          <table:table-cell office:value-type="float" office:value="730383387568293" calcext:value-type="float">
            <text:p>730383387568293</text:p>
          </table:table-cell>
          <table:table-cell office:value-type="float" office:value="542406148.658769" calcext:value-type="float">
            <text:p>542406148.658769</text:p>
          </table:table-cell>
          <table:table-cell/>
          <table:table-cell office:value-type="float" office:value="2644920" calcext:value-type="float">
            <text:p>2644920</text:p>
          </table:table-cell>
          <table:table-cell office:value-type="float" office:value="841097017.076914" calcext:value-type="float">
            <text:p>841097017.076914</text:p>
          </table:table-cell>
          <table:table-cell office:value-type="float" office:value="2648194991482343" calcext:value-type="float">
            <text:p>2648194991482343</text:p>
          </table:table-cell>
          <table:table-cell office:value-type="float" office:value="1964526335.63711" calcext:value-type="float">
            <text:p>1964526335.63711</text:p>
          </table:table-cell>
          <table:table-cell/>
          <table:table-cell office:value-type="float" office:value="5682312" calcext:value-type="float">
            <text:p>5682312</text:p>
          </table:table-cell>
          <table:table-cell office:value-type="float" office:value="1722050883.53517" calcext:value-type="float">
            <text:p>1722050883.53517</text:p>
          </table:table-cell>
          <table:table-cell office:value-type="float" office:value="3994258263676039" calcext:value-type="float">
            <text:p>3994258263676039</text:p>
          </table:table-cell>
          <table:table-cell office:value-type="float" office:value="3094841180.7034" calcext:value-type="float">
            <text:p>3094841180.7034</text:p>
          </table:table-cell>
          <table:table-cell/>
          <table:table-cell office:value-type="float" office:value="6672024" calcext:value-type="float">
            <text:p>6672024</text:p>
          </table:table-cell>
          <table:table-cell office:value-type="float" office:value="2094737973.55515" calcext:value-type="float">
            <text:p>2094737973.55515</text:p>
          </table:table-cell>
          <table:table-cell office:value-type="float" office:value="2.654249793173E+015" calcext:value-type="float">
            <text:p>2.654249793173E+015</text:p>
          </table:table-cell>
          <table:table-cell office:value-type="float" office:value="2429506899.09888" calcext:value-type="float">
            <text:p>2429506899.09888</text:p>
          </table:table-cell>
          <table:table-cell/>
          <table:table-cell office:value-type="float" office:value="10529287.875" calcext:value-type="float">
            <text:p>10529287.875</text:p>
          </table:table-cell>
          <table:table-cell office:value-type="float" office:value="2426456289.46597" calcext:value-type="float">
            <text:p>2426456289.46597</text:p>
          </table:table-cell>
          <table:table-cell office:value-type="float" office:value="2.99978007273899E+015" calcext:value-type="float">
            <text:p>2.99978007273899E+015</text:p>
          </table:table-cell>
          <table:table-cell office:value-type="float" office:value="2732055806.3677" calcext:value-type="float">
            <text:p>2732055806.3677</text:p>
          </table:table-cell>
        </table:table-row>
        <table:table-row table:style-name="ro1">
          <table:table-cell office:value-type="float" office:value="3542400" calcext:value-type="float">
            <text:p>3542400</text:p>
          </table:table-cell>
          <table:table-cell office:value-type="float" office:value="664584.959955541" calcext:value-type="float">
            <text:p>664584.959955541</text:p>
          </table:table-cell>
          <table:table-cell office:value-type="float" office:value="200554156652.976" calcext:value-type="float">
            <text:p>200554156652.976</text:p>
          </table:table-cell>
          <table:table-cell office:value-type="float" office:value="631966.597250107" calcext:value-type="float">
            <text:p>631966.597250107</text:p>
          </table:table-cell>
          <table:table-cell/>
          <table:table-cell office:value-type="float" office:value="2315520" calcext:value-type="float">
            <text:p>2315520</text:p>
          </table:table-cell>
          <table:table-cell office:value-type="float" office:value="223858173.56247" calcext:value-type="float">
            <text:p>223858173.56247</text:p>
          </table:table-cell>
          <table:table-cell office:value-type="float" office:value="738561211535645" calcext:value-type="float">
            <text:p>738561211535645</text:p>
          </table:table-cell>
          <table:table-cell office:value-type="float" office:value="548482384.987476" calcext:value-type="float">
            <text:p>548482384.987476</text:p>
          </table:table-cell>
          <table:table-cell/>
          <table:table-cell office:value-type="float" office:value="2678400" calcext:value-type="float">
            <text:p>2678400</text:p>
          </table:table-cell>
          <table:table-cell office:value-type="float" office:value="849845159.005879" calcext:value-type="float">
            <text:p>849845159.005879</text:p>
          </table:table-cell>
          <table:table-cell office:value-type="float" office:value="2.6771543908853E+015" calcext:value-type="float">
            <text:p>2.6771543908853E+015</text:p>
          </table:table-cell>
          <table:table-cell office:value-type="float" office:value="1985985281.77454" calcext:value-type="float">
            <text:p>1985985281.77454</text:p>
          </table:table-cell>
          <table:table-cell/>
          <table:table-cell office:value-type="float" office:value="5754240" calcext:value-type="float">
            <text:p>5754240</text:p>
          </table:table-cell>
          <table:table-cell office:value-type="float" office:value="1734500616.80193" calcext:value-type="float">
            <text:p>1734500616.80193</text:p>
          </table:table-cell>
          <table:table-cell office:value-type="float" office:value="4.02762743466233E+015" calcext:value-type="float">
            <text:p>4.02762743466233E+015</text:p>
          </table:table-cell>
          <table:table-cell office:value-type="float" office:value="3119566468.14954" calcext:value-type="float">
            <text:p>3119566468.14954</text:p>
          </table:table-cell>
          <table:table-cell/>
          <table:table-cell office:value-type="float" office:value="6756480" calcext:value-type="float">
            <text:p>6756480</text:p>
          </table:table-cell>
          <table:table-cell office:value-type="float" office:value="2103668935.21823" calcext:value-type="float">
            <text:p>2103668935.21823</text:p>
          </table:table-cell>
          <table:table-cell office:value-type="float" office:value="2664634649039661" calcext:value-type="float">
            <text:p>2664634649039661</text:p>
          </table:table-cell>
          <table:table-cell office:value-type="float" office:value="2437248070.22461" calcext:value-type="float">
            <text:p>2437248070.22461</text:p>
          </table:table-cell>
          <table:table-cell/>
          <table:table-cell office:value-type="float" office:value="10662570" calcext:value-type="float">
            <text:p>10662570</text:p>
          </table:table-cell>
          <table:table-cell office:value-type="float" office:value="2437168563.10192" calcext:value-type="float">
            <text:p>2437168563.10192</text:p>
          </table:table-cell>
          <table:table-cell office:value-type="float" office:value="3007217513544468" calcext:value-type="float">
            <text:p>3007217513544468</text:p>
          </table:table-cell>
          <table:table-cell office:value-type="float" office:value="2737785228.70636" calcext:value-type="float">
            <text:p>2737785228.70636</text:p>
          </table:table-cell>
        </table:table-row>
        <table:table-row table:style-name="ro1">
          <table:table-cell office:value-type="float" office:value="3586680" calcext:value-type="float">
            <text:p>3586680</text:p>
          </table:table-cell>
          <table:table-cell office:value-type="float" office:value="671384.229496979" calcext:value-type="float">
            <text:p>671384.229496979</text:p>
          </table:table-cell>
          <table:table-cell office:value-type="float" office:value="202592152882.348" calcext:value-type="float">
            <text:p>202592152882.348</text:p>
          </table:table-cell>
          <table:table-cell office:value-type="float" office:value="639056.508236096" calcext:value-type="float">
            <text:p>639056.508236096</text:p>
          </table:table-cell>
          <table:table-cell/>
          <table:table-cell office:value-type="float" office:value="2344464" calcext:value-type="float">
            <text:p>2344464</text:p>
          </table:table-cell>
          <table:table-cell office:value-type="float" office:value="226312519.58607" calcext:value-type="float">
            <text:p>226312519.58607</text:p>
          </table:table-cell>
          <table:table-cell office:value-type="float" office:value="746714494215245" calcext:value-type="float">
            <text:p>746714494215245</text:p>
          </table:table-cell>
          <table:table-cell office:value-type="float" office:value="554540474.22311" calcext:value-type="float">
            <text:p>554540474.22311</text:p>
          </table:table-cell>
          <table:table-cell/>
          <table:table-cell office:value-type="float" office:value="2711880" calcext:value-type="float">
            <text:p>2711880</text:p>
          </table:table-cell>
          <table:table-cell office:value-type="float" office:value="858563177.111767" calcext:value-type="float">
            <text:p>858563177.111767</text:p>
          </table:table-cell>
          <table:table-cell office:value-type="float" office:value="2.70601327777746E+015" calcext:value-type="float">
            <text:p>2.70601327777746E+015</text:p>
          </table:table-cell>
          <table:table-cell office:value-type="float" office:value="2007369962.93396" calcext:value-type="float">
            <text:p>2007369962.93396</text:p>
          </table:table-cell>
          <table:table-cell/>
          <table:table-cell office:value-type="float" office:value="5826168" calcext:value-type="float">
            <text:p>5826168</text:p>
          </table:table-cell>
          <table:table-cell office:value-type="float" office:value="1746873603.32946" calcext:value-type="float">
            <text:p>1746873603.32946</text:p>
          </table:table-cell>
          <table:table-cell office:value-type="float" office:value="4060748324911846" calcext:value-type="float">
            <text:p>4060748324911846</text:p>
          </table:table-cell>
          <table:table-cell office:value-type="float" office:value="3144108293.31566" calcext:value-type="float">
            <text:p>3144108293.31566</text:p>
          </table:table-cell>
          <table:table-cell/>
          <table:table-cell office:value-type="float" office:value="6840936" calcext:value-type="float">
            <text:p>6840936</text:p>
          </table:table-cell>
          <table:table-cell office:value-type="float" office:value="2112568087.74839" calcext:value-type="float">
            <text:p>2112568087.74839</text:p>
          </table:table-cell>
          <table:table-cell office:value-type="float" office:value="2674928742384901" calcext:value-type="float">
            <text:p>2674928742384901</text:p>
          </table:table-cell>
          <table:table-cell office:value-type="float" office:value="2444922002.28946" calcext:value-type="float">
            <text:p>2444922002.28946</text:p>
          </table:table-cell>
          <table:table-cell/>
          <table:table-cell office:value-type="float" office:value="10795852.125" calcext:value-type="float">
            <text:p>10795852.125</text:p>
          </table:table-cell>
          <table:table-cell office:value-type="float" office:value="2447841512.56611" calcext:value-type="float">
            <text:p>2447841512.56611</text:p>
          </table:table-cell>
          <table:table-cell office:value-type="float" office:value="3.01455698821035E+015" calcext:value-type="float">
            <text:p>3.01455698821035E+015</text:p>
          </table:table-cell>
          <table:table-cell office:value-type="float" office:value="2743441524.85888" calcext:value-type="float">
            <text:p>2743441524.85888</text:p>
          </table:table-cell>
        </table:table-row>
        <table:table-row table:style-name="ro1">
          <table:table-cell office:value-type="float" office:value="3630960" calcext:value-type="float">
            <text:p>3630960</text:p>
          </table:table-cell>
          <table:table-cell office:value-type="float" office:value="678168.220306455" calcext:value-type="float">
            <text:p>678168.220306455</text:p>
          </table:table-cell>
          <table:table-cell office:value-type="float" office:value="204622231880.152" calcext:value-type="float">
            <text:p>204622231880.152</text:p>
          </table:table-cell>
          <table:table-cell office:value-type="float" office:value="646130.715828714" calcext:value-type="float">
            <text:p>646130.715828714</text:p>
          </table:table-cell>
          <table:table-cell/>
          <table:table-cell office:value-type="float" office:value="2373408" calcext:value-type="float">
            <text:p>2373408</text:p>
          </table:table-cell>
          <table:table-cell office:value-type="float" office:value="228759584.103323" calcext:value-type="float">
            <text:p>228759584.103323</text:p>
          </table:table-cell>
          <table:table-cell office:value-type="float" office:value="754843309282970" calcext:value-type="float">
            <text:p>754843309282970</text:p>
          </table:table-cell>
          <table:table-cell office:value-type="float" office:value="560580470.777407" calcext:value-type="float">
            <text:p>560580470.777407</text:p>
          </table:table-cell>
          <table:table-cell/>
          <table:table-cell office:value-type="float" office:value="2745360" calcext:value-type="float">
            <text:p>2745360</text:p>
          </table:table-cell>
          <table:table-cell office:value-type="float" office:value="867251177.691984" calcext:value-type="float">
            <text:p>867251177.691984</text:p>
          </table:table-cell>
          <table:table-cell office:value-type="float" office:value="2734772001167303" calcext:value-type="float">
            <text:p>2734772001167303</text:p>
          </table:table-cell>
          <table:table-cell office:value-type="float" office:value="2028680636.9252" calcext:value-type="float">
            <text:p>2028680636.9252</text:p>
          </table:table-cell>
          <table:table-cell/>
          <table:table-cell office:value-type="float" office:value="5898096" calcext:value-type="float">
            <text:p>5898096</text:p>
          </table:table-cell>
          <table:table-cell office:value-type="float" office:value="1759170429.11458" calcext:value-type="float">
            <text:p>1759170429.11458</text:p>
          </table:table-cell>
          <table:table-cell office:value-type="float" office:value="4.09362278338485E+015" calcext:value-type="float">
            <text:p>4.09362278338485E+015</text:p>
          </table:table-cell>
          <table:table-cell office:value-type="float" office:value="3168468023.23118" calcext:value-type="float">
            <text:p>3168468023.23118</text:p>
          </table:table-cell>
          <table:table-cell/>
          <table:table-cell office:value-type="float" office:value="6925392" calcext:value-type="float">
            <text:p>6925392</text:p>
          </table:table-cell>
          <table:table-cell office:value-type="float" office:value="2121435698.32721" calcext:value-type="float">
            <text:p>2121435698.32721</text:p>
          </table:table-cell>
          <table:table-cell office:value-type="float" office:value="2685132888258636" calcext:value-type="float">
            <text:p>2685132888258636</text:p>
          </table:table-cell>
          <table:table-cell office:value-type="float" office:value="2452529303.68177" calcext:value-type="float">
            <text:p>2452529303.68177</text:p>
          </table:table-cell>
          <table:table-cell/>
          <table:table-cell office:value-type="float" office:value="10929134.25" calcext:value-type="float">
            <text:p>10929134.25</text:p>
          </table:table-cell>
          <table:table-cell office:value-type="float" office:value="2458475558.01046" calcext:value-type="float">
            <text:p>2458475558.01046</text:p>
          </table:table-cell>
          <table:table-cell office:value-type="float" office:value="3.02179983017686E+015" calcext:value-type="float">
            <text:p>3.02179983017686E+015</text:p>
          </table:table-cell>
          <table:table-cell office:value-type="float" office:value="2749025682.30652" calcext:value-type="float">
            <text:p>2749025682.30652</text:p>
          </table:table-cell>
        </table:table-row>
        <table:table-row table:style-name="ro1">
          <table:table-cell office:value-type="float" office:value="3675240" calcext:value-type="float">
            <text:p>3675240</text:p>
          </table:table-cell>
          <table:table-cell office:value-type="float" office:value="684936.984349673" calcext:value-type="float">
            <text:p>684936.984349673</text:p>
          </table:table-cell>
          <table:table-cell office:value-type="float" office:value="206644430271.466" calcext:value-type="float">
            <text:p>206644430271.466</text:p>
          </table:table-cell>
          <table:table-cell office:value-type="float" office:value="653189.272762972" calcext:value-type="float">
            <text:p>653189.272762972</text:p>
          </table:table-cell>
          <table:table-cell/>
          <table:table-cell office:value-type="float" office:value="2402352" calcext:value-type="float">
            <text:p>2402352</text:p>
          </table:table-cell>
          <table:table-cell office:value-type="float" office:value="231199388.928402" calcext:value-type="float">
            <text:p>231199388.928402</text:p>
          </table:table-cell>
          <table:table-cell office:value-type="float" office:value="762947730193482" calcext:value-type="float">
            <text:p>762947730193482</text:p>
          </table:table-cell>
          <table:table-cell office:value-type="float" office:value="566602428.898762" calcext:value-type="float">
            <text:p>566602428.898762</text:p>
          </table:table-cell>
          <table:table-cell/>
          <table:table-cell office:value-type="float" office:value="2778840" calcext:value-type="float">
            <text:p>2778840</text:p>
          </table:table-cell>
          <table:table-cell office:value-type="float" office:value="875909266.655994" calcext:value-type="float">
            <text:p>875909266.655994</text:p>
          </table:table-cell>
          <table:table-cell office:value-type="float" office:value="2.76343090885097E+015" calcext:value-type="float">
            <text:p>2.76343090885097E+015</text:p>
          </table:table-cell>
          <table:table-cell office:value-type="float" office:value="2049917560.66122" calcext:value-type="float">
            <text:p>2049917560.66122</text:p>
          </table:table-cell>
          <table:table-cell/>
          <table:table-cell office:value-type="float" office:value="5970024" calcext:value-type="float">
            <text:p>5970024</text:p>
          </table:table-cell>
          <table:table-cell office:value-type="float" office:value="1771391675.26794" calcext:value-type="float">
            <text:p>1771391675.26794</text:p>
          </table:table-cell>
          <table:table-cell office:value-type="float" office:value="4126252645236212" calcext:value-type="float">
            <text:p>4126252645236212</text:p>
          </table:table-cell>
          <table:table-cell office:value-type="float" office:value="3192647014.67559" calcext:value-type="float">
            <text:p>3192647014.67559</text:p>
          </table:table-cell>
          <table:table-cell/>
          <table:table-cell office:value-type="float" office:value="7009848" calcext:value-type="float">
            <text:p>7009848</text:p>
          </table:table-cell>
          <table:table-cell office:value-type="float" office:value="2130272030.6656" calcext:value-type="float">
            <text:p>2130272030.6656</text:p>
          </table:table-cell>
          <table:table-cell office:value-type="float" office:value="2695247892054743" calcext:value-type="float">
            <text:p>2695247892054743</text:p>
          </table:table-cell>
          <table:table-cell office:value-type="float" office:value="2460070575.03926" calcext:value-type="float">
            <text:p>2460070575.03926</text:p>
          </table:table-cell>
          <table:table-cell/>
          <table:table-cell office:value-type="float" office:value="11062416.375" calcext:value-type="float">
            <text:p>11062416.375</text:p>
          </table:table-cell>
          <table:table-cell office:value-type="float" office:value="2469071113.63668" calcext:value-type="float">
            <text:p>2469071113.63668</text:p>
          </table:table-cell>
          <table:table-cell office:value-type="float" office:value="3.0289473544276E+015" calcext:value-type="float">
            <text:p>3.0289473544276E+015</text:p>
          </table:table-cell>
          <table:table-cell office:value-type="float" office:value="2754538674.83537" calcext:value-type="float">
            <text:p>2754538674.83537</text:p>
          </table:table-cell>
        </table:table-row>
        <table:table-row table:style-name="ro1">
          <table:table-cell office:value-type="float" office:value="3719520" calcext:value-type="float">
            <text:p>3719520</text:p>
          </table:table-cell>
          <table:table-cell office:value-type="float" office:value="691690.573364371" calcext:value-type="float">
            <text:p>691690.573364371</text:p>
          </table:table-cell>
          <table:table-cell office:value-type="float" office:value="208658784502.071" calcext:value-type="float">
            <text:p>208658784502.071</text:p>
          </table:table-cell>
          <table:table-cell office:value-type="float" office:value="660232.231543836" calcext:value-type="float">
            <text:p>660232.231543836</text:p>
          </table:table-cell>
          <table:table-cell/>
          <table:table-cell office:value-type="float" office:value="2431296" calcext:value-type="float">
            <text:p>2431296</text:p>
          </table:table-cell>
          <table:table-cell office:value-type="float" office:value="233631955.809859" calcext:value-type="float">
            <text:p>233631955.809859</text:p>
          </table:table-cell>
          <table:table-cell office:value-type="float" office:value="771027830180889" calcext:value-type="float">
            <text:p>771027830180889</text:p>
          </table:table-cell>
          <table:table-cell office:value-type="float" office:value="572606402.672717" calcext:value-type="float">
            <text:p>572606402.672717</text:p>
          </table:table-cell>
          <table:table-cell/>
          <table:table-cell office:value-type="float" office:value="2812320" calcext:value-type="float">
            <text:p>2812320</text:p>
          </table:table-cell>
          <table:table-cell office:value-type="float" office:value="884537549.526846" calcext:value-type="float">
            <text:p>884537549.526846</text:p>
          </table:table-cell>
          <table:table-cell office:value-type="float" office:value="2.79199034741645E+015" calcext:value-type="float">
            <text:p>2.79199034741645E+015</text:p>
          </table:table-cell>
          <table:table-cell office:value-type="float" office:value="2071080990.16125" calcext:value-type="float">
            <text:p>2071080990.16125</text:p>
          </table:table-cell>
          <table:table-cell/>
          <table:table-cell office:value-type="float" office:value="6041952" calcext:value-type="float">
            <text:p>6041952</text:p>
          </table:table-cell>
          <table:table-cell office:value-type="float" office:value="1783537918.06197" calcext:value-type="float">
            <text:p>1783537918.06197</text:p>
          </table:table-cell>
          <table:table-cell office:value-type="float" office:value="4158639731921033" calcext:value-type="float">
            <text:p>4158639731921033</text:p>
          </table:table-cell>
          <table:table-cell office:value-type="float" office:value="3216646614.25818" calcext:value-type="float">
            <text:p>3216646614.25818</text:p>
          </table:table-cell>
          <table:table-cell/>
          <table:table-cell office:value-type="float" office:value="7094304" calcext:value-type="float">
            <text:p>7094304</text:p>
          </table:table-cell>
          <table:table-cell office:value-type="float" office:value="2139077345.134" calcext:value-type="float">
            <text:p>2139077345.134</text:p>
          </table:table-cell>
          <table:table-cell office:value-type="float" office:value="2705274549883798" calcext:value-type="float">
            <text:p>2705274549883798</text:p>
          </table:table-cell>
          <table:table-cell office:value-type="float" office:value="2467546409.59184" calcext:value-type="float">
            <text:p>2467546409.59184</text:p>
          </table:table-cell>
          <table:table-cell/>
          <table:table-cell office:value-type="float" office:value="11195698.5" calcext:value-type="float">
            <text:p>11195698.5</text:p>
          </table:table-cell>
          <table:table-cell office:value-type="float" office:value="2479628587.79821" calcext:value-type="float">
            <text:p>2479628587.79821</text:p>
          </table:table-cell>
          <table:table-cell office:value-type="float" office:value="3036000857771864" calcext:value-type="float">
            <text:p>3036000857771864</text:p>
          </table:table-cell>
          <table:table-cell office:value-type="float" office:value="2759981462.75261" calcext:value-type="float">
            <text:p>2759981462.75261</text:p>
          </table:table-cell>
        </table:table-row>
        <table:table-row table:style-name="ro1">
          <table:table-cell office:value-type="float" office:value="3763800" calcext:value-type="float">
            <text:p>3763800</text:p>
          </table:table-cell>
          <table:table-cell office:value-type="float" office:value="698429.03886141" calcext:value-type="float">
            <text:p>698429.03886141</text:p>
          </table:table-cell>
          <table:table-cell office:value-type="float" office:value="210665330839.347" calcext:value-type="float">
            <text:p>210665330839.347</text:p>
          </table:table-cell>
          <table:table-cell office:value-type="float" office:value="667259.644447332" calcext:value-type="float">
            <text:p>667259.644447332</text:p>
          </table:table-cell>
          <table:table-cell/>
          <table:table-cell office:value-type="float" office:value="2460240" calcext:value-type="float">
            <text:p>2460240</text:p>
          </table:table-cell>
          <table:table-cell office:value-type="float" office:value="236057306.430825" calcext:value-type="float">
            <text:p>236057306.430825</text:p>
          </table:table-cell>
          <table:table-cell office:value-type="float" office:value="779083682259420" calcext:value-type="float">
            <text:p>779083682259420</text:p>
          </table:table-cell>
          <table:table-cell office:value-type="float" office:value="578592446.022453" calcext:value-type="float">
            <text:p>578592446.022453</text:p>
          </table:table-cell>
          <table:table-cell/>
          <table:table-cell office:value-type="float" office:value="2845800" calcext:value-type="float">
            <text:p>2845800</text:p>
          </table:table-cell>
          <table:table-cell office:value-type="float" office:value="893136131.442702" calcext:value-type="float">
            <text:p>893136131.442702</text:p>
          </table:table-cell>
          <table:table-cell office:value-type="float" office:value="2.82045066224779E+015" calcext:value-type="float">
            <text:p>2.82045066224779E+015</text:p>
          </table:table-cell>
          <table:table-cell office:value-type="float" office:value="2092171180.55394" calcext:value-type="float">
            <text:p>2092171180.55394</text:p>
          </table:table-cell>
          <table:table-cell/>
          <table:table-cell office:value-type="float" office:value="6113880" calcext:value-type="float">
            <text:p>6113880</text:p>
          </table:table-cell>
          <table:table-cell office:value-type="float" office:value="1795609728.9782" calcext:value-type="float">
            <text:p>1795609728.9782</text:p>
          </table:table-cell>
          <table:table-cell office:value-type="float" office:value="4.19078585129924E+015" calcext:value-type="float">
            <text:p>4.19078585129924E+015</text:p>
          </table:table-cell>
          <table:table-cell office:value-type="float" office:value="3240468158.497" calcext:value-type="float">
            <text:p>3240468158.497</text:p>
          </table:table-cell>
          <table:table-cell/>
          <table:table-cell office:value-type="float" office:value="7178760" calcext:value-type="float">
            <text:p>7178760</text:p>
          </table:table-cell>
          <table:table-cell office:value-type="float" office:value="2147851898.88078" calcext:value-type="float">
            <text:p>2147851898.88078</text:p>
          </table:table-cell>
          <table:table-cell office:value-type="float" office:value="2.71521364890964E+015" calcext:value-type="float">
            <text:p>2.71521364890964E+015</text:p>
          </table:table-cell>
          <table:table-cell office:value-type="float" office:value="2474957393.47005" calcext:value-type="float">
            <text:p>2474957393.47005</text:p>
          </table:table-cell>
          <table:table-cell/>
          <table:table-cell office:value-type="float" office:value="11328980.625" calcext:value-type="float">
            <text:p>11328980.625</text:p>
          </table:table-cell>
          <table:table-cell office:value-type="float" office:value="2490148383.09889" calcext:value-type="float">
            <text:p>2490148383.09889</text:p>
          </table:table-cell>
          <table:table-cell office:value-type="float" office:value="3042961619118129" calcext:value-type="float">
            <text:p>3042961619118129</text:p>
          </table:table-cell>
          <table:table-cell office:value-type="float" office:value="2765354993.09494" calcext:value-type="float">
            <text:p>2765354993.09494</text:p>
          </table:table-cell>
        </table:table-row>
        <table:table-row table:style-name="ro1">
          <table:table-cell office:value-type="float" office:value="3808080" calcext:value-type="float">
            <text:p>3808080</text:p>
          </table:table-cell>
          <table:table-cell office:value-type="float" office:value="705152.432125872" calcext:value-type="float">
            <text:p>705152.432125872</text:p>
          </table:table-cell>
          <table:table-cell office:value-type="float" office:value="212664105373.158" calcext:value-type="float">
            <text:p>212664105373.158</text:p>
          </table:table-cell>
          <table:table-cell office:value-type="float" office:value="674271.563521647" calcext:value-type="float">
            <text:p>674271.563521647</text:p>
          </table:table-cell>
          <table:table-cell/>
          <table:table-cell office:value-type="float" office:value="2489184" calcext:value-type="float">
            <text:p>2489184</text:p>
          </table:table-cell>
          <table:table-cell office:value-type="float" office:value="238475462.409205" calcext:value-type="float">
            <text:p>238475462.409205</text:p>
          </table:table-cell>
          <table:table-cell office:value-type="float" office:value="787115359224072" calcext:value-type="float">
            <text:p>787115359224072</text:p>
          </table:table-cell>
          <table:table-cell office:value-type="float" office:value="584560612.709274" calcext:value-type="float">
            <text:p>584560612.709274</text:p>
          </table:table-cell>
          <table:table-cell/>
          <table:table-cell office:value-type="float" office:value="2879280" calcext:value-type="float">
            <text:p>2879280</text:p>
          </table:table-cell>
          <table:table-cell office:value-type="float" office:value="901705117.15835" calcext:value-type="float">
            <text:p>901705117.15835</text:p>
          </table:table-cell>
          <table:table-cell office:value-type="float" office:value="2848812197529282" calcext:value-type="float">
            <text:p>2848812197529282</text:p>
          </table:table-cell>
          <table:table-cell office:value-type="float" office:value="2113188386.08043" calcext:value-type="float">
            <text:p>2113188386.08043</text:p>
          </table:table-cell>
          <table:table-cell/>
          <table:table-cell office:value-type="float" office:value="6185808" calcext:value-type="float">
            <text:p>6185808</text:p>
          </table:table-cell>
          <table:table-cell office:value-type="float" office:value="1807607674.75384" calcext:value-type="float">
            <text:p>1807607674.75384</text:p>
          </table:table-cell>
          <table:table-cell office:value-type="float" office:value="4222692797739109" calcext:value-type="float">
            <text:p>4222692797739109</text:p>
          </table:table-cell>
          <table:table-cell office:value-type="float" office:value="3264112973.89692" calcext:value-type="float">
            <text:p>3264112973.89692</text:p>
          </table:table-cell>
          <table:table-cell/>
          <table:table-cell office:value-type="float" office:value="7263216" calcext:value-type="float">
            <text:p>7263216</text:p>
          </table:table-cell>
          <table:table-cell office:value-type="float" office:value="2156595945.94027" calcext:value-type="float">
            <text:p>2156595945.94027</text:p>
          </table:table-cell>
          <table:table-cell office:value-type="float" office:value="2725065967653979" calcext:value-type="float">
            <text:p>2725065967653979</text:p>
          </table:table-cell>
          <table:table-cell office:value-type="float" office:value="2482304105.98307" calcext:value-type="float">
            <text:p>2482304105.98307</text:p>
          </table:table-cell>
          <table:table-cell/>
          <table:table-cell office:value-type="float" office:value="11462262.75" calcext:value-type="float">
            <text:p>11462262.75</text:p>
          </table:table-cell>
          <table:table-cell office:value-type="float" office:value="2500630896.48845" calcext:value-type="float">
            <text:p>2500630896.48845</text:p>
          </table:table-cell>
          <table:table-cell office:value-type="float" office:value="3.04983089973968E+015" calcext:value-type="float">
            <text:p>3.04983089973968E+015</text:p>
          </table:table-cell>
          <table:table-cell office:value-type="float" office:value="2770660199.83032" calcext:value-type="float">
            <text:p>2770660199.83032</text:p>
          </table:table-cell>
        </table:table-row>
        <table:table-row table:style-name="ro1">
          <table:table-cell office:value-type="float" office:value="3852360" calcext:value-type="float">
            <text:p>3852360</text:p>
          </table:table-cell>
          <table:table-cell office:value-type="float" office:value="711860.80421815" calcext:value-type="float">
            <text:p>711860.80421815</text:p>
          </table:table-cell>
          <table:table-cell office:value-type="float" office:value="214655144016.736" calcext:value-type="float">
            <text:p>214655144016.736</text:p>
          </table:table-cell>
          <table:table-cell office:value-type="float" office:value="681268.040588228" calcext:value-type="float">
            <text:p>681268.040588228</text:p>
          </table:table-cell>
          <table:table-cell/>
          <table:table-cell office:value-type="float" office:value="2518128" calcext:value-type="float">
            <text:p>2518128</text:p>
          </table:table-cell>
          <table:table-cell office:value-type="float" office:value="240886445.297873" calcext:value-type="float">
            <text:p>240886445.297873</text:p>
          </table:table-cell>
          <table:table-cell office:value-type="float" office:value="795122933651276" calcext:value-type="float">
            <text:p>795122933651276</text:p>
          </table:table-cell>
          <table:table-cell office:value-type="float" office:value="590510956.333098" calcext:value-type="float">
            <text:p>590510956.333098</text:p>
          </table:table-cell>
          <table:table-cell/>
          <table:table-cell office:value-type="float" office:value="2912760" calcext:value-type="float">
            <text:p>2912760</text:p>
          </table:table-cell>
          <table:table-cell office:value-type="float" office:value="910244611.046713" calcext:value-type="float">
            <text:p>910244611.046713</text:p>
          </table:table-cell>
          <table:table-cell office:value-type="float" office:value="2.87707529624963E+015" calcext:value-type="float">
            <text:p>2.87707529624963E+015</text:p>
          </table:table-cell>
          <table:table-cell office:value-type="float" office:value="2134132860.09746" calcext:value-type="float">
            <text:p>2134132860.09746</text:p>
          </table:table-cell>
          <table:table-cell/>
          <table:table-cell office:value-type="float" office:value="6257736" calcext:value-type="float">
            <text:p>6257736</text:p>
          </table:table-cell>
          <table:table-cell office:value-type="float" office:value="1819532317.42789" calcext:value-type="float">
            <text:p>1819532317.42789</text:p>
          </table:table-cell>
          <table:table-cell office:value-type="float" office:value="4254362352219913" calcext:value-type="float">
            <text:p>4254362352219913</text:p>
          </table:table-cell>
          <table:table-cell office:value-type="float" office:value="3287582377.0269" calcext:value-type="float">
            <text:p>3287582377.0269</text:p>
          </table:table-cell>
          <table:table-cell/>
          <table:table-cell office:value-type="float" office:value="7347672" calcext:value-type="float">
            <text:p>7347672</text:p>
          </table:table-cell>
          <table:table-cell office:value-type="float" office:value="2165309737.33144" calcext:value-type="float">
            <text:p>2165309737.33144</text:p>
          </table:table-cell>
          <table:table-cell office:value-type="float" office:value="2734832276272412" calcext:value-type="float">
            <text:p>2734832276272412</text:p>
          </table:table-cell>
          <table:table-cell office:value-type="float" office:value="2489587119.86981" calcext:value-type="float">
            <text:p>2489587119.86981</text:p>
          </table:table-cell>
          <table:table-cell/>
          <table:table-cell office:value-type="float" office:value="11595544.875" calcext:value-type="float">
            <text:p>11595544.875</text:p>
          </table:table-cell>
          <table:table-cell office:value-type="float" office:value="2511076519.35531" calcext:value-type="float">
            <text:p>2511076519.35531</text:p>
          </table:table-cell>
          <table:table-cell office:value-type="float" office:value="3.05660994353326E+015" calcext:value-type="float">
            <text:p>3.05660994353326E+015</text:p>
          </table:table-cell>
          <table:table-cell office:value-type="float" office:value="2775898004.05363" calcext:value-type="float">
            <text:p>2775898004.05363</text:p>
          </table:table-cell>
        </table:table-row>
        <table:table-row table:style-name="ro1">
          <table:table-cell office:value-type="float" office:value="3896640" calcext:value-type="float">
            <text:p>3896640</text:p>
          </table:table-cell>
          <table:table-cell office:value-type="float" office:value="718554.205975024" calcext:value-type="float">
            <text:p>718554.205975024</text:p>
          </table:table-cell>
          <table:table-cell office:value-type="float" office:value="216638482507.555" calcext:value-type="float">
            <text:p>216638482507.555</text:p>
          </table:table-cell>
          <table:table-cell office:value-type="float" office:value="688249.127242868" calcext:value-type="float">
            <text:p>688249.127242868</text:p>
          </table:table-cell>
          <table:table-cell/>
          <table:table-cell office:value-type="float" office:value="2547072" calcext:value-type="float">
            <text:p>2547072</text:p>
          </table:table-cell>
          <table:table-cell office:value-type="float" office:value="243290276.584875" calcext:value-type="float">
            <text:p>243290276.584875</text:p>
          </table:table-cell>
          <table:table-cell office:value-type="float" office:value="803106477899550" calcext:value-type="float">
            <text:p>803106477899550</text:p>
          </table:table-cell>
          <table:table-cell office:value-type="float" office:value="596443530.332937" calcext:value-type="float">
            <text:p>596443530.332937</text:p>
          </table:table-cell>
          <table:table-cell/>
          <table:table-cell office:value-type="float" office:value="2946240" calcext:value-type="float">
            <text:p>2946240</text:p>
          </table:table-cell>
          <table:table-cell office:value-type="float" office:value="918754717.100354" calcext:value-type="float">
            <text:p>918754717.100354</text:p>
          </table:table-cell>
          <table:table-cell office:value-type="float" office:value="2.90524030020612E+015" calcext:value-type="float">
            <text:p>2.90524030020612E+015</text:p>
          </table:table-cell>
          <table:table-cell office:value-type="float" office:value="2155004855.08049" calcext:value-type="float">
            <text:p>2155004855.08049</text:p>
          </table:table-cell>
          <table:table-cell/>
          <table:table-cell office:value-type="float" office:value="6329664" calcext:value-type="float">
            <text:p>6329664</text:p>
          </table:table-cell>
          <table:table-cell office:value-type="float" office:value="1831384214.38652" calcext:value-type="float">
            <text:p>1831384214.38652</text:p>
          </table:table-cell>
          <table:table-cell office:value-type="float" office:value="4285796282433556" calcext:value-type="float">
            <text:p>4285796282433556</text:p>
          </table:table-cell>
          <table:table-cell office:value-type="float" office:value="3310877674.59657" calcext:value-type="float">
            <text:p>3310877674.59657</text:p>
          </table:table-cell>
          <table:table-cell/>
          <table:table-cell office:value-type="float" office:value="7432128" calcext:value-type="float">
            <text:p>7432128</text:p>
          </table:table-cell>
          <table:table-cell office:value-type="float" office:value="2173993521.14832" calcext:value-type="float">
            <text:p>2173993521.14832</text:p>
          </table:table-cell>
          <table:table-cell office:value-type="float" office:value="2.74451333680531E+015" calcext:value-type="float">
            <text:p>2.74451333680531E+015</text:p>
          </table:table-cell>
          <table:table-cell office:value-type="float" office:value="2496807001.52594" calcext:value-type="float">
            <text:p>2496807001.52594</text:p>
          </table:table-cell>
          <table:table-cell/>
          <table:table-cell office:value-type="float" office:value="11728827" calcext:value-type="float">
            <text:p>11728827</text:p>
          </table:table-cell>
          <table:table-cell office:value-type="float" office:value="2521485637.61674" calcext:value-type="float">
            <text:p>2521485637.61674</text:p>
          </table:table-cell>
          <table:table-cell office:value-type="float" office:value="3063299977271239" calcext:value-type="float">
            <text:p>3063299977271239</text:p>
          </table:table-cell>
          <table:table-cell office:value-type="float" office:value="2781069314.177" calcext:value-type="float">
            <text:p>2781069314.177</text:p>
          </table:table-cell>
        </table:table-row>
        <table:table-row table:style-name="ro1">
          <table:table-cell office:value-type="float" office:value="3940920" calcext:value-type="float">
            <text:p>3940920</text:p>
          </table:table-cell>
          <table:table-cell office:value-type="float" office:value="725232.688010744" calcext:value-type="float">
            <text:p>725232.688010744</text:p>
          </table:table-cell>
          <table:table-cell office:value-type="float" office:value="218614156408.213" calcext:value-type="float">
            <text:p>218614156408.213</text:p>
          </table:table-cell>
          <table:table-cell office:value-type="float" office:value="695214.874856795" calcext:value-type="float">
            <text:p>695214.874856795</text:p>
          </table:table-cell>
          <table:table-cell/>
          <table:table-cell office:value-type="float" office:value="2576016" calcext:value-type="float">
            <text:p>2576016</text:p>
          </table:table-cell>
          <table:table-cell office:value-type="float" office:value="245686977.693618" calcext:value-type="float">
            <text:p>245686977.693618</text:p>
          </table:table-cell>
          <table:table-cell office:value-type="float" office:value="811066064110153" calcext:value-type="float">
            <text:p>811066064110153</text:p>
          </table:table-cell>
          <table:table-cell office:value-type="float" office:value="602358387.987383" calcext:value-type="float">
            <text:p>602358387.987383</text:p>
          </table:table-cell>
          <table:table-cell/>
          <table:table-cell office:value-type="float" office:value="2979720" calcext:value-type="float">
            <text:p>2979720</text:p>
          </table:table-cell>
          <table:table-cell office:value-type="float" office:value="927235538.932968" calcext:value-type="float">
            <text:p>927235538.932968</text:p>
          </table:table-cell>
          <table:table-cell office:value-type="float" office:value="2933307550008750" calcext:value-type="float">
            <text:p>2933307550008750</text:p>
          </table:table-cell>
          <table:table-cell office:value-type="float" office:value="2175804622.62674" calcext:value-type="float">
            <text:p>2175804622.62674</text:p>
          </table:table-cell>
          <table:table-cell/>
          <table:table-cell office:value-type="float" office:value="6401592" calcext:value-type="float">
            <text:p>6401592</text:p>
          </table:table-cell>
          <table:table-cell office:value-type="float" office:value="1843163918.40789" calcext:value-type="float">
            <text:p>1843163918.40789</text:p>
          </table:table-cell>
          <table:table-cell office:value-type="float" office:value="4316996342885261" calcext:value-type="float">
            <text:p>4316996342885261</text:p>
          </table:table-cell>
          <table:table-cell office:value-type="float" office:value="3334000163.53195" calcext:value-type="float">
            <text:p>3334000163.53195</text:p>
          </table:table-cell>
          <table:table-cell/>
          <table:table-cell office:value-type="float" office:value="7516584" calcext:value-type="float">
            <text:p>7516584</text:p>
          </table:table-cell>
          <table:table-cell office:value-type="float" office:value="2182647542.64296" calcext:value-type="float">
            <text:p>2182647542.64296</text:p>
          </table:table-cell>
          <table:table-cell office:value-type="float" office:value="2.75410990340615E+015" calcext:value-type="float">
            <text:p>2.75410990340615E+015</text:p>
          </table:table-cell>
          <table:table-cell office:value-type="float" office:value="2503964311.20978" calcext:value-type="float">
            <text:p>2503964311.20978</text:p>
          </table:table-cell>
          <table:table-cell/>
          <table:table-cell office:value-type="float" office:value="11862109.125" calcext:value-type="float">
            <text:p>11862109.125</text:p>
          </table:table-cell>
          <table:table-cell office:value-type="float" office:value="2531858631.80678" calcext:value-type="float">
            <text:p>2531858631.80678</text:p>
          </table:table-cell>
          <table:table-cell office:value-type="float" office:value="3.06990221084821E+015" calcext:value-type="float">
            <text:p>3.06990221084821E+015</text:p>
          </table:table-cell>
          <table:table-cell office:value-type="float" office:value="2786175026.11529" calcext:value-type="float">
            <text:p>2786175026.11529</text:p>
          </table:table-cell>
        </table:table-row>
        <table:table-row table:style-name="ro1">
          <table:table-cell office:value-type="float" office:value="3985200" calcext:value-type="float">
            <text:p>3985200</text:p>
          </table:table-cell>
          <table:table-cell office:value-type="float" office:value="731896.300718096" calcext:value-type="float">
            <text:p>731896.300718096</text:p>
          </table:table-cell>
          <table:table-cell office:value-type="float" office:value="220582201107.292" calcext:value-type="float">
            <text:p>220582201107.292</text:p>
          </table:table-cell>
          <table:table-cell office:value-type="float" office:value="702165.334577745" calcext:value-type="float">
            <text:p>702165.334577745</text:p>
          </table:table-cell>
          <table:table-cell/>
          <table:table-cell office:value-type="float" office:value="2604960" calcext:value-type="float">
            <text:p>2604960</text:p>
          </table:table-cell>
          <table:table-cell office:value-type="float" office:value="248076569.983072" calcext:value-type="float">
            <text:p>248076569.983072</text:p>
          </table:table-cell>
          <table:table-cell office:value-type="float" office:value="819001764207740" calcext:value-type="float">
            <text:p>819001764207740</text:p>
          </table:table-cell>
          <table:table-cell office:value-type="float" office:value="608255582.41509" calcext:value-type="float">
            <text:p>608255582.41509</text:p>
          </table:table-cell>
          <table:table-cell/>
          <table:table-cell office:value-type="float" office:value="3013200" calcext:value-type="float">
            <text:p>3013200</text:p>
          </table:table-cell>
          <table:table-cell office:value-type="float" office:value="935687179.780871" calcext:value-type="float">
            <text:p>935687179.780871</text:p>
          </table:table-cell>
          <table:table-cell office:value-type="float" office:value="2961277385084340" calcext:value-type="float">
            <text:p>2961277385084340</text:p>
          </table:table-cell>
          <table:table-cell office:value-type="float" office:value="2196532413.45825" calcext:value-type="float">
            <text:p>2196532413.45825</text:p>
          </table:table-cell>
          <table:table-cell/>
          <table:table-cell office:value-type="float" office:value="6473520" calcext:value-type="float">
            <text:p>6473520</text:p>
          </table:table-cell>
          <table:table-cell office:value-type="float" office:value="1854871977.70641" calcext:value-type="float">
            <text:p>1854871977.70641</text:p>
          </table:table-cell>
          <table:table-cell office:value-type="float" office:value="4.34796427499342E+015" calcext:value-type="float">
            <text:p>4.34796427499342E+015</text:p>
          </table:table-cell>
          <table:table-cell office:value-type="float" office:value="3356951131.05055" calcext:value-type="float">
            <text:p>3356951131.05055</text:p>
          </table:table-cell>
          <table:table-cell/>
          <table:table-cell office:value-type="float" office:value="7601040" calcext:value-type="float">
            <text:p>7601040</text:p>
          </table:table-cell>
          <table:table-cell office:value-type="float" office:value="2191272044.30195" calcext:value-type="float">
            <text:p>2191272044.30195</text:p>
          </table:table-cell>
          <table:table-cell office:value-type="float" office:value="2.76362272254999E+015" calcext:value-type="float">
            <text:p>2.76362272254999E+015</text:p>
          </table:table-cell>
          <table:table-cell office:value-type="float" office:value="2511059603.22919" calcext:value-type="float">
            <text:p>2511059603.22919</text:p>
          </table:table-cell>
          <table:table-cell/>
          <table:table-cell office:value-type="float" office:value="11995391.25" calcext:value-type="float">
            <text:p>11995391.25</text:p>
          </table:table-cell>
          <table:table-cell office:value-type="float" office:value="2542195877.16194" calcext:value-type="float">
            <text:p>2542195877.16194</text:p>
          </table:table-cell>
          <table:table-cell office:value-type="float" office:value="3076417837522128" calcext:value-type="float">
            <text:p>3076417837522128</text:p>
          </table:table-cell>
          <table:table-cell office:value-type="float" office:value="2791216023.46716" calcext:value-type="float">
            <text:p>2791216023.46716</text:p>
          </table:table-cell>
        </table:table-row>
        <table:table-row table:style-name="ro1">
          <table:table-cell office:value-type="float" office:value="4029480" calcext:value-type="float">
            <text:p>4029480</text:p>
          </table:table-cell>
          <table:table-cell office:value-type="float" office:value="738545.094269472" calcext:value-type="float">
            <text:p>738545.094269472</text:p>
          </table:table-cell>
          <table:table-cell office:value-type="float" office:value="222542651820.233" calcext:value-type="float">
            <text:p>222542651820.233</text:p>
          </table:table-cell>
          <table:table-cell office:value-type="float" office:value="709100.557331042" calcext:value-type="float">
            <text:p>709100.557331042</text:p>
          </table:table-cell>
          <table:table-cell/>
          <table:table-cell office:value-type="float" office:value="2633904" calcext:value-type="float">
            <text:p>2633904</text:p>
          </table:table-cell>
          <table:table-cell office:value-type="float" office:value="250459074.747957" calcext:value-type="float">
            <text:p>250459074.747957</text:p>
          </table:table-cell>
          <table:table-cell office:value-type="float" office:value="826913649901010" calcext:value-type="float">
            <text:p>826913649901010</text:p>
          </table:table-cell>
          <table:table-cell office:value-type="float" office:value="614135166.575252" calcext:value-type="float">
            <text:p>614135166.575252</text:p>
          </table:table-cell>
          <table:table-cell/>
          <table:table-cell office:value-type="float" office:value="3046680" calcext:value-type="float">
            <text:p>3046680</text:p>
          </table:table-cell>
          <table:table-cell office:value-type="float" office:value="944109742.504482" calcext:value-type="float">
            <text:p>944109742.504482</text:p>
          </table:table-cell>
          <table:table-cell office:value-type="float" office:value="2989150143680692" calcext:value-type="float">
            <text:p>2989150143680692</text:p>
          </table:table-cell>
          <table:table-cell office:value-type="float" office:value="2217188477.42498" calcext:value-type="float">
            <text:p>2217188477.42498</text:p>
          </table:table-cell>
          <table:table-cell/>
          <table:table-cell office:value-type="float" office:value="6545448" calcext:value-type="float">
            <text:p>6545448</text:p>
          </table:table-cell>
          <table:table-cell office:value-type="float" office:value="1866508935.97644" calcext:value-type="float">
            <text:p>1866508935.97644</text:p>
          </table:table-cell>
          <table:table-cell office:value-type="float" office:value="4.3787018071885E+015" calcext:value-type="float">
            <text:p>4.3787018071885E+015</text:p>
          </table:table-cell>
          <table:table-cell office:value-type="float" office:value="3379731854.73572" calcext:value-type="float">
            <text:p>3379731854.73572</text:p>
          </table:table-cell>
          <table:table-cell/>
          <table:table-cell office:value-type="float" office:value="7685496" calcext:value-type="float">
            <text:p>7685496</text:p>
          </table:table-cell>
          <table:table-cell office:value-type="float" office:value="2199867265.91687" calcext:value-type="float">
            <text:p>2199867265.91687</text:p>
          </table:table-cell>
          <table:table-cell office:value-type="float" office:value="2773052533224174" calcext:value-type="float">
            <text:p>2773052533224174</text:p>
          </table:table-cell>
          <table:table-cell office:value-type="float" office:value="2518093426.1117" calcext:value-type="float">
            <text:p>2518093426.1117</text:p>
          </table:table-cell>
          <table:table-cell/>
          <table:table-cell office:value-type="float" office:value="12128673.375" calcext:value-type="float">
            <text:p>12128673.375</text:p>
          </table:table-cell>
          <table:table-cell office:value-type="float" office:value="2552497743.70484" calcext:value-type="float">
            <text:p>2552497743.70484</text:p>
          </table:table-cell>
          <table:table-cell office:value-type="float" office:value="3082848034150605" calcext:value-type="float">
            <text:p>3082848034150605</text:p>
          </table:table-cell>
          <table:table-cell office:value-type="float" office:value="2796193177.69218" calcext:value-type="float">
            <text:p>2796193177.69218</text:p>
          </table:table-cell>
        </table:table-row>
        <table:table-row table:style-name="ro1">
          <table:table-cell office:value-type="float" office:value="4073760" calcext:value-type="float">
            <text:p>4073760</text:p>
          </table:table-cell>
          <table:table-cell office:value-type="float" office:value="745179.118617932" calcext:value-type="float">
            <text:p>745179.118617932</text:p>
          </table:table-cell>
          <table:table-cell office:value-type="float" office:value="224495543590.189" calcext:value-type="float">
            <text:p>224495543590.189</text:p>
          </table:table-cell>
          <table:table-cell office:value-type="float" office:value="716020.593820667" calcext:value-type="float">
            <text:p>716020.593820667</text:p>
          </table:table-cell>
          <table:table-cell/>
          <table:table-cell office:value-type="float" office:value="2662848" calcext:value-type="float">
            <text:p>2662848</text:p>
          </table:table-cell>
          <table:table-cell office:value-type="float" office:value="252834513.218946" calcext:value-type="float">
            <text:p>252834513.218946</text:p>
          </table:table-cell>
          <table:table-cell office:value-type="float" office:value="834801792683357" calcext:value-type="float">
            <text:p>834801792683357</text:p>
          </table:table-cell>
          <table:table-cell office:value-type="float" office:value="619997193.268084" calcext:value-type="float">
            <text:p>619997193.268084</text:p>
          </table:table-cell>
          <table:table-cell/>
          <table:table-cell office:value-type="float" office:value="3080160" calcext:value-type="float">
            <text:p>3080160</text:p>
          </table:table-cell>
          <table:table-cell office:value-type="float" office:value="952503329.5898" calcext:value-type="float">
            <text:p>952503329.5898</text:p>
          </table:table-cell>
          <table:table-cell office:value-type="float" office:value="3.01692616287064E+015" calcext:value-type="float">
            <text:p>3.01692616287064E+015</text:p>
          </table:table-cell>
          <table:table-cell office:value-type="float" office:value="2237773063.50781" calcext:value-type="float">
            <text:p>2237773063.50781</text:p>
          </table:table-cell>
          <table:table-cell/>
          <table:table-cell office:value-type="float" office:value="6617376" calcext:value-type="float">
            <text:p>6617376</text:p>
          </table:table-cell>
          <table:table-cell office:value-type="float" office:value="1878075332.43536" calcext:value-type="float">
            <text:p>1878075332.43536</text:p>
          </table:table-cell>
          <table:table-cell office:value-type="float" office:value="4409210655011149" calcext:value-type="float">
            <text:p>4409210655011149</text:p>
          </table:table-cell>
          <table:table-cell office:value-type="float" office:value="3402343602.61028" calcext:value-type="float">
            <text:p>3402343602.61028</text:p>
          </table:table-cell>
          <table:table-cell/>
          <table:table-cell office:value-type="float" office:value="7769952" calcext:value-type="float">
            <text:p>7769952</text:p>
          </table:table-cell>
          <table:table-cell office:value-type="float" office:value="2208433444.64967" calcext:value-type="float">
            <text:p>2208433444.64967</text:p>
          </table:table-cell>
          <table:table-cell office:value-type="float" office:value="2.78240006710332E+015" calcext:value-type="float">
            <text:p>2.78240006710332E+015</text:p>
          </table:table-cell>
          <table:table-cell office:value-type="float" office:value="2525066322.75985" calcext:value-type="float">
            <text:p>2525066322.75985</text:p>
          </table:table-cell>
          <table:table-cell/>
          <table:table-cell office:value-type="float" office:value="12261955.5" calcext:value-type="float">
            <text:p>12261955.5</text:p>
          </table:table-cell>
          <table:table-cell office:value-type="float" office:value="2562764596.32605" calcext:value-type="float">
            <text:p>2562764596.32605</text:p>
          </table:table-cell>
          <table:table-cell office:value-type="float" office:value="3.08919396142267E+015" calcext:value-type="float">
            <text:p>3.08919396142267E+015</text:p>
          </table:table-cell>
          <table:table-cell office:value-type="float" office:value="2801107348.28416" calcext:value-type="float">
            <text:p>2801107348.28416</text:p>
          </table:table-cell>
        </table:table-row>
        <table:table-row table:style-name="ro1">
          <table:table-cell office:value-type="float" office:value="4118040" calcext:value-type="float">
            <text:p>4118040</text:p>
          </table:table-cell>
          <table:table-cell office:value-type="float" office:value="751798.423498256" calcext:value-type="float">
            <text:p>751798.423498256</text:p>
          </table:table-cell>
          <table:table-cell office:value-type="float" office:value="226440911288.885" calcext:value-type="float">
            <text:p>226440911288.885</text:p>
          </table:table-cell>
          <table:table-cell office:value-type="float" office:value="722925.494530318" calcext:value-type="float">
            <text:p>722925.494530318</text:p>
          </table:table-cell>
          <table:table-cell/>
          <table:table-cell office:value-type="float" office:value="2691792" calcext:value-type="float">
            <text:p>2691792</text:p>
          </table:table-cell>
          <table:table-cell office:value-type="float" office:value="255202906.56285" calcext:value-type="float">
            <text:p>255202906.56285</text:p>
          </table:table-cell>
          <table:table-cell office:value-type="float" office:value="842666263833515" calcext:value-type="float">
            <text:p>842666263833515</text:p>
          </table:table-cell>
          <table:table-cell office:value-type="float" office:value="625841715.1353" calcext:value-type="float">
            <text:p>625841715.1353</text:p>
          </table:table-cell>
          <table:table-cell/>
          <table:table-cell office:value-type="float" office:value="3113640" calcext:value-type="float">
            <text:p>3113640</text:p>
          </table:table-cell>
          <table:table-cell office:value-type="float" office:value="960868043.149868" calcext:value-type="float">
            <text:p>960868043.149868</text:p>
          </table:table-cell>
          <table:table-cell office:value-type="float" office:value="3044605778556182" calcext:value-type="float">
            <text:p>3044605778556182</text:p>
          </table:table-cell>
          <table:table-cell office:value-type="float" office:value="2258286419.82161" calcext:value-type="float">
            <text:p>2258286419.82161</text:p>
          </table:table-cell>
          <table:table-cell/>
          <table:table-cell office:value-type="float" office:value="6689304" calcext:value-type="float">
            <text:p>6689304</text:p>
          </table:table-cell>
          <table:table-cell office:value-type="float" office:value="1889571701.86618" calcext:value-type="float">
            <text:p>1889571701.86618</text:p>
          </table:table-cell>
          <table:table-cell office:value-type="float" office:value="4439492521209390" calcext:value-type="float">
            <text:p>4439492521209390</text:p>
          </table:table-cell>
          <table:table-cell office:value-type="float" office:value="3424787633.20956" calcext:value-type="float">
            <text:p>3424787633.20956</text:p>
          </table:table-cell>
          <table:table-cell/>
          <table:table-cell office:value-type="float" office:value="7854408" calcext:value-type="float">
            <text:p>7854408</text:p>
          </table:table-cell>
          <table:table-cell office:value-type="float" office:value="2216970815.09328" calcext:value-type="float">
            <text:p>2216970815.09328</text:p>
          </table:table-cell>
          <table:table-cell office:value-type="float" office:value="2791666048710294" calcext:value-type="float">
            <text:p>2791666048710294</text:p>
          </table:table-cell>
          <table:table-cell office:value-type="float" office:value="2531978830.59314" calcext:value-type="float">
            <text:p>2531978830.59314</text:p>
          </table:table-cell>
          <table:table-cell/>
          <table:table-cell office:value-type="float" office:value="12395237.625" calcext:value-type="float">
            <text:p>12395237.625</text:p>
          </table:table-cell>
          <table:table-cell office:value-type="float" office:value="2572996794.86407" calcext:value-type="float">
            <text:p>2572996794.86407</text:p>
          </table:table-cell>
          <table:table-cell office:value-type="float" office:value="3095456764086266" calcext:value-type="float">
            <text:p>3095456764086266</text:p>
          </table:table-cell>
          <table:table-cell office:value-type="float" office:value="2805959382.94114" calcext:value-type="float">
            <text:p>2805959382.94114</text:p>
          </table:table-cell>
        </table:table-row>
        <table:table-row table:style-name="ro1">
          <table:table-cell office:value-type="float" office:value="4162320" calcext:value-type="float">
            <text:p>4162320</text:p>
          </table:table-cell>
          <table:table-cell office:value-type="float" office:value="758403.058427995" calcext:value-type="float">
            <text:p>758403.058427995</text:p>
          </table:table-cell>
          <table:table-cell office:value-type="float" office:value="228378789617.473" calcext:value-type="float">
            <text:p>228378789617.473</text:p>
          </table:table-cell>
          <table:table-cell office:value-type="float" office:value="729815.309724466" calcext:value-type="float">
            <text:p>729815.309724466</text:p>
          </table:table-cell>
          <table:table-cell/>
          <table:table-cell office:value-type="float" office:value="2720736" calcext:value-type="float">
            <text:p>2720736</text:p>
          </table:table-cell>
          <table:table-cell office:value-type="float" office:value="257564275.882818" calcext:value-type="float">
            <text:p>257564275.882818</text:p>
          </table:table-cell>
          <table:table-cell office:value-type="float" office:value="850507134416200" calcext:value-type="float">
            <text:p>850507134416200</text:p>
          </table:table-cell>
          <table:table-cell office:value-type="float" office:value="631668784.660586" calcext:value-type="float">
            <text:p>631668784.660586</text:p>
          </table:table-cell>
          <table:table-cell/>
          <table:table-cell office:value-type="float" office:value="3147120" calcext:value-type="float">
            <text:p>3147120</text:p>
          </table:table-cell>
          <table:table-cell office:value-type="float" office:value="969203984.926236" calcext:value-type="float">
            <text:p>969203984.926236</text:p>
          </table:table-cell>
          <table:table-cell office:value-type="float" office:value="3072189325472511" calcext:value-type="float">
            <text:p>3072189325472511</text:p>
          </table:table-cell>
          <table:table-cell office:value-type="float" office:value="2278728793.61823" calcext:value-type="float">
            <text:p>2278728793.61823</text:p>
          </table:table-cell>
          <table:table-cell/>
          <table:table-cell office:value-type="float" office:value="6761232" calcext:value-type="float">
            <text:p>6761232</text:p>
          </table:table-cell>
          <table:table-cell office:value-type="float" office:value="1900998574.6596" calcext:value-type="float">
            <text:p>1900998574.6596</text:p>
          </table:table-cell>
          <table:table-cell office:value-type="float" office:value="4.46954909583504E+015" calcext:value-type="float">
            <text:p>4.46954909583504E+015</text:p>
          </table:table-cell>
          <table:table-cell office:value-type="float" office:value="3447065195.65371" calcext:value-type="float">
            <text:p>3447065195.65371</text:p>
          </table:table-cell>
          <table:table-cell/>
          <table:table-cell office:value-type="float" office:value="7938864" calcext:value-type="float">
            <text:p>7938864</text:p>
          </table:table-cell>
          <table:table-cell office:value-type="float" office:value="2225479609.32799" calcext:value-type="float">
            <text:p>2225479609.32799</text:p>
          </table:table-cell>
          <table:table-cell office:value-type="float" office:value="2800851195564724" calcext:value-type="float">
            <text:p>2800851195564724</text:p>
          </table:table-cell>
          <table:table-cell office:value-type="float" office:value="2538831481.67831" calcext:value-type="float">
            <text:p>2538831481.67831</text:p>
          </table:table-cell>
          <table:table-cell/>
          <table:table-cell office:value-type="float" office:value="12528519.75" calcext:value-type="float">
            <text:p>12528519.75</text:p>
          </table:table-cell>
          <table:table-cell office:value-type="float" office:value="2583194694.18367" calcext:value-type="float">
            <text:p>2583194694.18367</text:p>
          </table:table-cell>
          <table:table-cell office:value-type="float" office:value="3.10163757117167E+015" calcext:value-type="float">
            <text:p>3.10163757117167E+015</text:p>
          </table:table-cell>
          <table:table-cell office:value-type="float" office:value="2810750117.73209" calcext:value-type="float">
            <text:p>2810750117.73209</text:p>
          </table:table-cell>
        </table:table-row>
        <table:table-row table:style-name="ro1">
          <table:table-cell office:value-type="float" office:value="4206600" calcext:value-type="float">
            <text:p>4206600</text:p>
          </table:table-cell>
          <table:table-cell office:value-type="float" office:value="764993.07270852" calcext:value-type="float">
            <text:p>764993.07270852</text:p>
          </table:table-cell>
          <table:table-cell office:value-type="float" office:value="230309213107.373" calcext:value-type="float">
            <text:p>230309213107.373</text:p>
          </table:table-cell>
          <table:table-cell office:value-type="float" office:value="736690.089449417" calcext:value-type="float">
            <text:p>736690.089449417</text:p>
          </table:table-cell>
          <table:table-cell/>
          <table:table-cell office:value-type="float" office:value="2749680" calcext:value-type="float">
            <text:p>2749680</text:p>
          </table:table-cell>
          <table:table-cell office:value-type="float" office:value="259918642.218523" calcext:value-type="float">
            <text:p>259918642.218523</text:p>
          </table:table-cell>
          <table:table-cell office:value-type="float" office:value="858324475282758" calcext:value-type="float">
            <text:p>858324475282758</text:p>
          </table:table-cell>
          <table:table-cell office:value-type="float" office:value="637478454.170079" calcext:value-type="float">
            <text:p>637478454.170079</text:p>
          </table:table-cell>
          <table:table-cell/>
          <table:table-cell office:value-type="float" office:value="3180600" calcext:value-type="float">
            <text:p>3180600</text:p>
          </table:table-cell>
          <table:table-cell office:value-type="float" office:value="977511256.290417" calcext:value-type="float">
            <text:p>977511256.290417</text:p>
          </table:table-cell>
          <table:table-cell office:value-type="float" office:value="3.09967713719209E+015" calcext:value-type="float">
            <text:p>3.09967713719209E+015</text:p>
          </table:table-cell>
          <table:table-cell office:value-type="float" office:value="2299100431.28953" calcext:value-type="float">
            <text:p>2299100431.28953</text:p>
          </table:table-cell>
          <table:table-cell/>
          <table:table-cell office:value-type="float" office:value="6833160" calcext:value-type="float">
            <text:p>6833160</text:p>
          </table:table-cell>
          <table:table-cell office:value-type="float" office:value="1912356476.85553" calcext:value-type="float">
            <text:p>1912356476.85553</text:p>
          </table:table-cell>
          <table:table-cell office:value-type="float" office:value="4499382056339284" calcext:value-type="float">
            <text:p>4499382056339284</text:p>
          </table:table-cell>
          <table:table-cell office:value-type="float" office:value="3469177529.71943" calcext:value-type="float">
            <text:p>3469177529.71943</text:p>
          </table:table-cell>
          <table:table-cell/>
          <table:table-cell office:value-type="float" office:value="8023320" calcext:value-type="float">
            <text:p>8023320</text:p>
          </table:table-cell>
          <table:table-cell office:value-type="float" office:value="2233960056.97413" calcext:value-type="float">
            <text:p>2233960056.97413</text:p>
          </table:table-cell>
          <table:table-cell office:value-type="float" office:value="2809956218320413" calcext:value-type="float">
            <text:p>2809956218320413</text:p>
          </table:table-cell>
          <table:table-cell office:value-type="float" office:value="2545624802.8491" calcext:value-type="float">
            <text:p>2545624802.8491</text:p>
          </table:table-cell>
          <table:table-cell/>
          <table:table-cell office:value-type="float" office:value="12661801.875" calcext:value-type="float">
            <text:p>12661801.875</text:p>
          </table:table-cell>
          <table:table-cell office:value-type="float" office:value="2593358644.25256" calcext:value-type="float">
            <text:p>2593358644.25256</text:p>
          </table:table-cell>
          <table:table-cell office:value-type="float" office:value="3.1077374962112E+015" calcext:value-type="float">
            <text:p>3.1077374962112E+015</text:p>
          </table:table-cell>
          <table:table-cell office:value-type="float" office:value="2815480377.26065" calcext:value-type="float">
            <text:p>2815480377.26065</text:p>
          </table:table-cell>
        </table:table-row>
        <table:table-row table:style-name="ro1">
          <table:table-cell office:value-type="float" office:value="4250880" calcext:value-type="float">
            <text:p>4250880</text:p>
          </table:table-cell>
          <table:table-cell office:value-type="float" office:value="771568.515426057" calcext:value-type="float">
            <text:p>771568.515426057</text:p>
          </table:table-cell>
          <table:table-cell office:value-type="float" office:value="232232216121.125" calcext:value-type="float">
            <text:p>232232216121.125</text:p>
          </table:table-cell>
          <table:table-cell office:value-type="float" office:value="743549.883534352" calcext:value-type="float">
            <text:p>743549.883534352</text:p>
          </table:table-cell>
          <table:table-cell/>
          <table:table-cell office:value-type="float" office:value="2778624" calcext:value-type="float">
            <text:p>2778624</text:p>
          </table:table-cell>
          <table:table-cell office:value-type="float" office:value="262266026.546361" calcext:value-type="float">
            <text:p>262266026.546361</text:p>
          </table:table-cell>
          <table:table-cell office:value-type="float" office:value="866118357071800" calcext:value-type="float">
            <text:p>866118357071800</text:p>
          </table:table-cell>
          <table:table-cell office:value-type="float" office:value="643270775.832836" calcext:value-type="float">
            <text:p>643270775.832836</text:p>
          </table:table-cell>
          <table:table-cell/>
          <table:table-cell office:value-type="float" office:value="3214080" calcext:value-type="float">
            <text:p>3214080</text:p>
          </table:table-cell>
          <table:table-cell office:value-type="float" office:value="985789958.245334" calcext:value-type="float">
            <text:p>985789958.245334</text:p>
          </table:table-cell>
          <table:table-cell office:value-type="float" office:value="3127069546128679" calcext:value-type="float">
            <text:p>3127069546128679</text:p>
          </table:table-cell>
          <table:table-cell office:value-type="float" office:value="2319401578.37042" calcext:value-type="float">
            <text:p>2319401578.37042</text:p>
          </table:table-cell>
          <table:table-cell/>
          <table:table-cell office:value-type="float" office:value="6905088" calcext:value-type="float">
            <text:p>6905088</text:p>
          </table:table-cell>
          <table:table-cell office:value-type="float" office:value="1923645930.18407" calcext:value-type="float">
            <text:p>1923645930.18407</text:p>
          </table:table-cell>
          <table:table-cell office:value-type="float" office:value="4528993067667503" calcext:value-type="float">
            <text:p>4528993067667503</text:p>
          </table:table-cell>
          <table:table-cell office:value-type="float" office:value="3491125865.91103" calcext:value-type="float">
            <text:p>3491125865.91103</text:p>
          </table:table-cell>
          <table:table-cell/>
          <table:table-cell office:value-type="float" office:value="8107776" calcext:value-type="float">
            <text:p>8107776</text:p>
          </table:table-cell>
          <table:table-cell office:value-type="float" office:value="2242412385.24141" calcext:value-type="float">
            <text:p>2242412385.24141</text:p>
          </table:table-cell>
          <table:table-cell office:value-type="float" office:value="2.81898182089289E+015" calcext:value-type="float">
            <text:p>2.81898182089289E+015</text:p>
          </table:table-cell>
          <table:table-cell office:value-type="float" office:value="2552359315.8167" calcext:value-type="float">
            <text:p>2552359315.8167</text:p>
          </table:table-cell>
          <table:table-cell/>
          <table:table-cell office:value-type="float" office:value="12795084" calcext:value-type="float">
            <text:p>12795084</text:p>
          </table:table-cell>
          <table:table-cell office:value-type="float" office:value="2603488990.21664" calcext:value-type="float">
            <text:p>2603488990.21664</text:p>
          </table:table-cell>
          <table:table-cell office:value-type="float" office:value="3.11375763745518E+015" calcext:value-type="float">
            <text:p>3.11375763745518E+015</text:p>
          </table:table-cell>
          <table:table-cell office:value-type="float" office:value="2820150974.826" calcext:value-type="float">
            <text:p>2820150974.826</text:p>
          </table:table-cell>
        </table:table-row>
        <table:table-row table:style-name="ro1">
          <table:table-cell office:value-type="float" office:value="4295160" calcext:value-type="float">
            <text:p>4295160</text:p>
          </table:table-cell>
          <table:table-cell office:value-type="float" office:value="778129.435452726" calcext:value-type="float">
            <text:p>778129.435452726</text:p>
          </table:table-cell>
          <table:table-cell office:value-type="float" office:value="234147832853.222" calcext:value-type="float">
            <text:p>234147832853.222</text:p>
          </table:table-cell>
          <table:table-cell office:value-type="float" office:value="750394.74159237" calcext:value-type="float">
            <text:p>750394.74159237</text:p>
          </table:table-cell>
          <table:table-cell/>
          <table:table-cell office:value-type="float" office:value="2807568" calcext:value-type="float">
            <text:p>2807568</text:p>
          </table:table-cell>
          <table:table-cell office:value-type="float" office:value="264606449.779634" calcext:value-type="float">
            <text:p>264606449.779634</text:p>
          </table:table-cell>
          <table:table-cell office:value-type="float" office:value="873888850209849" calcext:value-type="float">
            <text:p>873888850209849</text:p>
          </table:table-cell>
          <table:table-cell office:value-type="float" office:value="649045801.661309" calcext:value-type="float">
            <text:p>649045801.661309</text:p>
          </table:table-cell>
          <table:table-cell/>
          <table:table-cell office:value-type="float" office:value="3247560" calcext:value-type="float">
            <text:p>3247560</text:p>
          </table:table-cell>
          <table:table-cell office:value-type="float" office:value="994040191.426759" calcext:value-type="float">
            <text:p>994040191.426759</text:p>
          </table:table-cell>
          <table:table-cell office:value-type="float" office:value="3154366883541396" calcext:value-type="float">
            <text:p>3154366883541396</text:p>
          </table:table-cell>
          <table:table-cell office:value-type="float" office:value="2339632479.54175" calcext:value-type="float">
            <text:p>2339632479.54175</text:p>
          </table:table-cell>
          <table:table-cell/>
          <table:table-cell office:value-type="float" office:value="6977016" calcext:value-type="float">
            <text:p>6977016</text:p>
          </table:table-cell>
          <table:table-cell office:value-type="float" office:value="1934867452.10607" calcext:value-type="float">
            <text:p>1934867452.10607</text:p>
          </table:table-cell>
          <table:table-cell office:value-type="float" office:value="4558383782353247" calcext:value-type="float">
            <text:p>4558383782353247</text:p>
          </table:table-cell>
          <table:table-cell office:value-type="float" office:value="3512911425.53089" calcext:value-type="float">
            <text:p>3512911425.53089</text:p>
          </table:table-cell>
          <table:table-cell/>
          <table:table-cell office:value-type="float" office:value="8192232" calcext:value-type="float">
            <text:p>8192232</text:p>
          </table:table-cell>
          <table:table-cell office:value-type="float" office:value="2250836818.97514" calcext:value-type="float">
            <text:p>2250836818.97514</text:p>
          </table:table-cell>
          <table:table-cell office:value-type="float" office:value="2827928700578148" calcext:value-type="float">
            <text:p>2827928700578148</text:p>
          </table:table-cell>
          <table:table-cell office:value-type="float" office:value="2559035537.27194" calcext:value-type="float">
            <text:p>2559035537.27194</text:p>
          </table:table-cell>
          <table:table-cell/>
          <table:table-cell office:value-type="float" office:value="12928366.125" calcext:value-type="float">
            <text:p>12928366.125</text:p>
          </table:table-cell>
          <table:table-cell office:value-type="float" office:value="2613586072.47365" calcext:value-type="float">
            <text:p>2613586072.47365</text:p>
          </table:table-cell>
          <table:table-cell office:value-type="float" office:value="3119699078084536" calcext:value-type="float">
            <text:p>3119699078084536</text:p>
          </table:table-cell>
          <table:table-cell office:value-type="float" office:value="2824762712.58103" calcext:value-type="float">
            <text:p>2824762712.58103</text:p>
          </table:table-cell>
        </table:table-row>
        <table:table-row table:style-name="ro1">
          <table:table-cell office:value-type="float" office:value="4339440" calcext:value-type="float">
            <text:p>4339440</text:p>
          </table:table-cell>
          <table:table-cell office:value-type="float" office:value="784675.88144757" calcext:value-type="float">
            <text:p>784675.88144757</text:p>
          </table:table-cell>
          <table:table-cell office:value-type="float" office:value="236056097330.951" calcext:value-type="float">
            <text:p>236056097330.951</text:p>
          </table:table-cell>
          <table:table-cell office:value-type="float" office:value="757224.71302153" calcext:value-type="float">
            <text:p>757224.71302153</text:p>
          </table:table-cell>
          <table:table-cell/>
          <table:table-cell office:value-type="float" office:value="2836512" calcext:value-type="float">
            <text:p>2836512</text:p>
          </table:table-cell>
          <table:table-cell office:value-type="float" office:value="266939932.768749" calcext:value-type="float">
            <text:p>266939932.768749</text:p>
          </table:table-cell>
          <table:table-cell office:value-type="float" office:value="881636024911963" calcext:value-type="float">
            <text:p>881636024911963</text:p>
          </table:table-cell>
          <table:table-cell office:value-type="float" office:value="654803583.511811" calcext:value-type="float">
            <text:p>654803583.511811</text:p>
          </table:table-cell>
          <table:table-cell/>
          <table:table-cell office:value-type="float" office:value="3281040" calcext:value-type="float">
            <text:p>3281040</text:p>
          </table:table-cell>
          <table:table-cell office:value-type="float" office:value="1002262056.10475" calcext:value-type="float">
            <text:p>1002262056.10475</text:p>
          </table:table-cell>
          <table:table-cell office:value-type="float" office:value="3181569479538706" calcext:value-type="float">
            <text:p>3181569479538706</text:p>
          </table:table-cell>
          <table:table-cell office:value-type="float" office:value="2359793378.6334" calcext:value-type="float">
            <text:p>2359793378.6334</text:p>
          </table:table-cell>
          <table:table-cell/>
          <table:table-cell office:value-type="float" office:value="7048944" calcext:value-type="float">
            <text:p>7048944</text:p>
          </table:table-cell>
          <table:table-cell office:value-type="float" office:value="1946021555.85314" calcext:value-type="float">
            <text:p>1946021555.85314</text:p>
          </table:table-cell>
          <table:table-cell office:value-type="float" office:value="4587555840611493" calcext:value-type="float">
            <text:p>4587555840611493</text:p>
          </table:table-cell>
          <table:table-cell office:value-type="float" office:value="3534535420.74932" calcext:value-type="float">
            <text:p>3534535420.74932</text:p>
          </table:table-cell>
          <table:table-cell/>
          <table:table-cell office:value-type="float" office:value="8276688" calcext:value-type="float">
            <text:p>8276688</text:p>
          </table:table-cell>
          <table:table-cell office:value-type="float" office:value="2259233580.69985" calcext:value-type="float">
            <text:p>2259233580.69985</text:p>
          </table:table-cell>
          <table:table-cell office:value-type="float" office:value="2836797548163534" calcext:value-type="float">
            <text:p>2836797548163534</text:p>
          </table:table-cell>
          <table:table-cell office:value-type="float" office:value="2565653978.98008" calcext:value-type="float">
            <text:p>2565653978.98008</text:p>
          </table:table-cell>
          <table:table-cell/>
          <table:table-cell office:value-type="float" office:value="13061648.25" calcext:value-type="float">
            <text:p>13061648.25</text:p>
          </table:table-cell>
          <table:table-cell office:value-type="float" office:value="2623650226.74551" calcext:value-type="float">
            <text:p>2623650226.74551</text:p>
          </table:table-cell>
          <table:table-cell office:value-type="float" office:value="3125562886419966" calcext:value-type="float">
            <text:p>3125562886419966</text:p>
          </table:table-cell>
          <table:table-cell office:value-type="float" office:value="2829316381.68787" calcext:value-type="float">
            <text:p>2829316381.68787</text:p>
          </table:table-cell>
        </table:table-row>
        <table:table-row table:style-name="ro1">
          <table:table-cell office:value-type="float" office:value="4383720" calcext:value-type="float">
            <text:p>4383720</text:p>
          </table:table-cell>
          <table:table-cell office:value-type="float" office:value="791207.901857576" calcext:value-type="float">
            <text:p>791207.901857576</text:p>
          </table:table-cell>
          <table:table-cell office:value-type="float" office:value="237957043415.219" calcext:value-type="float">
            <text:p>237957043415.219</text:p>
          </table:table-cell>
          <table:table-cell office:value-type="float" office:value="764039.84700588" calcext:value-type="float">
            <text:p>764039.84700588</text:p>
          </table:table-cell>
          <table:table-cell/>
          <table:table-cell office:value-type="float" office:value="2865456" calcext:value-type="float">
            <text:p>2865456</text:p>
          </table:table-cell>
          <table:table-cell office:value-type="float" office:value="269266496.301401" calcext:value-type="float">
            <text:p>269266496.301401</text:p>
          </table:table-cell>
          <table:table-cell office:value-type="float" office:value="889359951182387" calcext:value-type="float">
            <text:p>889359951182387</text:p>
          </table:table-cell>
          <table:table-cell office:value-type="float" office:value="660544173.084992" calcext:value-type="float">
            <text:p>660544173.084992</text:p>
          </table:table-cell>
          <table:table-cell/>
          <table:table-cell office:value-type="float" office:value="3314520" calcext:value-type="float">
            <text:p>3314520</text:p>
          </table:table-cell>
          <table:table-cell office:value-type="float" office:value="1010455652.18508" calcext:value-type="float">
            <text:p>1010455652.18508</text:p>
          </table:table-cell>
          <table:table-cell office:value-type="float" office:value="3208677663082405" calcext:value-type="float">
            <text:p>3208677663082405</text:p>
          </table:table-cell>
          <table:table-cell office:value-type="float" office:value="2379884518.6272" calcext:value-type="float">
            <text:p>2379884518.6272</text:p>
          </table:table-cell>
          <table:table-cell/>
          <table:table-cell office:value-type="float" office:value="7120872" calcext:value-type="float">
            <text:p>7120872</text:p>
          </table:table-cell>
          <table:table-cell office:value-type="float" office:value="1957108750.46719" calcext:value-type="float">
            <text:p>1957108750.46719</text:p>
          </table:table-cell>
          <table:table-cell office:value-type="float" office:value="4616510870431140" calcext:value-type="float">
            <text:p>4616510870431140</text:p>
          </table:table-cell>
          <table:table-cell office:value-type="float" office:value="3555999054.67384" calcext:value-type="float">
            <text:p>3555999054.67384</text:p>
          </table:table-cell>
          <table:table-cell/>
          <table:table-cell office:value-type="float" office:value="8361144" calcext:value-type="float">
            <text:p>8361144</text:p>
          </table:table-cell>
          <table:table-cell office:value-type="float" office:value="2267602890.66037" calcext:value-type="float">
            <text:p>2267602890.66037</text:p>
          </table:table-cell>
          <table:table-cell office:value-type="float" office:value="2.84558904803164E+015" calcext:value-type="float">
            <text:p>2.84558904803164E+015</text:p>
          </table:table-cell>
          <table:table-cell office:value-type="float" office:value="2572215147.86896" calcext:value-type="float">
            <text:p>2572215147.86896</text:p>
          </table:table-cell>
          <table:table-cell/>
          <table:table-cell office:value-type="float" office:value="13194930.375" calcext:value-type="float">
            <text:p>13194930.375</text:p>
          </table:table-cell>
          <table:table-cell office:value-type="float" office:value="2633681784.14929" calcext:value-type="float">
            <text:p>2633681784.14929</text:p>
          </table:table-cell>
          <table:table-cell office:value-type="float" office:value="3.13135011612793E+015" calcext:value-type="float">
            <text:p>3.13135011612793E+015</text:p>
          </table:table-cell>
          <table:table-cell office:value-type="float" office:value="2833812762.47101" calcext:value-type="float">
            <text:p>2833812762.47101</text:p>
          </table:table-cell>
        </table:table-row>
        <table:table-row table:style-name="ro1">
          <table:table-cell office:value-type="float" office:value="4428000" calcext:value-type="float">
            <text:p>4428000</text:p>
          </table:table-cell>
          <table:table-cell office:value-type="float" office:value="797725.544918703" calcext:value-type="float">
            <text:p>797725.544918703</text:p>
          </table:table-cell>
          <table:table-cell office:value-type="float" office:value="239850704801.385" calcext:value-type="float">
            <text:p>239850704801.385</text:p>
          </table:table-cell>
          <table:table-cell office:value-type="float" office:value="770840.192516483" calcext:value-type="float">
            <text:p>770840.192516483</text:p>
          </table:table-cell>
          <table:table-cell/>
          <table:table-cell office:value-type="float" office:value="2894400" calcext:value-type="float">
            <text:p>2894400</text:p>
          </table:table-cell>
          <table:table-cell office:value-type="float" office:value="271586161.102765" calcext:value-type="float">
            <text:p>271586161.102765</text:p>
          </table:table-cell>
          <table:table-cell office:value-type="float" office:value="897060698815174" calcext:value-type="float">
            <text:p>897060698815174</text:p>
          </table:table-cell>
          <table:table-cell office:value-type="float" office:value="666267621.926299" calcext:value-type="float">
            <text:p>666267621.926299</text:p>
          </table:table-cell>
          <table:table-cell/>
          <table:table-cell office:value-type="float" office:value="3348000" calcext:value-type="float">
            <text:p>3348000</text:p>
          </table:table-cell>
          <table:table-cell office:value-type="float" office:value="1018621079.21066" calcext:value-type="float">
            <text:p>1018621079.21066</text:p>
          </table:table-cell>
          <table:table-cell office:value-type="float" office:value="3235691761991653" calcext:value-type="float">
            <text:p>3235691761991653</text:p>
          </table:table-cell>
          <table:table-cell office:value-type="float" office:value="2399906141.65987" calcext:value-type="float">
            <text:p>2399906141.65987</text:p>
          </table:table-cell>
          <table:table-cell/>
          <table:table-cell office:value-type="float" office:value="7192800" calcext:value-type="float">
            <text:p>7192800</text:p>
          </table:table-cell>
          <table:table-cell office:value-type="float" office:value="1968129540.83947" calcext:value-type="float">
            <text:p>1968129540.83947</text:p>
          </table:table-cell>
          <table:table-cell office:value-type="float" office:value="4645250487666708" calcext:value-type="float">
            <text:p>4645250487666708</text:p>
          </table:table-cell>
          <table:table-cell office:value-type="float" office:value="3577303521.41785" calcext:value-type="float">
            <text:p>3577303521.41785</text:p>
          </table:table-cell>
          <table:table-cell/>
          <table:table-cell office:value-type="float" office:value="8445600" calcext:value-type="float">
            <text:p>8445600</text:p>
          </table:table-cell>
          <table:table-cell office:value-type="float" office:value="2275944966.86084" calcext:value-type="float">
            <text:p>2275944966.86084</text:p>
          </table:table-cell>
          <table:table-cell office:value-type="float" office:value="2.85430387825793E+015" calcext:value-type="float">
            <text:p>2.85430387825793E+015</text:p>
          </table:table-cell>
          <table:table-cell office:value-type="float" office:value="2578719546.11137" calcext:value-type="float">
            <text:p>2578719546.11137</text:p>
          </table:table-cell>
          <table:table-cell/>
          <table:table-cell office:value-type="float" office:value="13328212.5" calcext:value-type="float">
            <text:p>13328212.5</text:p>
          </table:table-cell>
          <table:table-cell office:value-type="float" office:value="2643681071.26679" calcext:value-type="float">
            <text:p>2643681071.26679</text:p>
          </table:table-cell>
          <table:table-cell office:value-type="float" office:value="3.13706180642352E+015" calcext:value-type="float">
            <text:p>3.13706180642352E+015</text:p>
          </table:table-cell>
          <table:table-cell office:value-type="float" office:value="2838252624.56795" calcext:value-type="float">
            <text:p>2838252624.56795</text:p>
          </table:table-cell>
        </table:table-row>
        <table:table-row table:style-name="ro1">
          <table:table-cell office:value-type="float" office:value="4472280" calcext:value-type="float">
            <text:p>4472280</text:p>
          </table:table-cell>
          <table:table-cell office:value-type="float" office:value="804228.858656884" calcext:value-type="float">
            <text:p>804228.858656884</text:p>
          </table:table-cell>
          <table:table-cell office:value-type="float" office:value="241737115020.08" calcext:value-type="float">
            <text:p>241737115020.08</text:p>
          </table:table-cell>
          <table:table-cell office:value-type="float" office:value="777625.798312443" calcext:value-type="float">
            <text:p>777625.798312443</text:p>
          </table:table-cell>
          <table:table-cell/>
          <table:table-cell office:value-type="float" office:value="2923344" calcext:value-type="float">
            <text:p>2923344</text:p>
          </table:table-cell>
          <table:table-cell office:value-type="float" office:value="273898947.835689" calcext:value-type="float">
            <text:p>273898947.835689</text:p>
          </table:table-cell>
          <table:table-cell office:value-type="float" office:value="904738337394817" calcext:value-type="float">
            <text:p>904738337394817</text:p>
          </table:table-cell>
          <table:table-cell office:value-type="float" office:value="671973981.426448" calcext:value-type="float">
            <text:p>671973981.426448</text:p>
          </table:table-cell>
          <table:table-cell/>
          <table:table-cell office:value-type="float" office:value="3381480" calcext:value-type="float">
            <text:p>3381480</text:p>
          </table:table-cell>
          <table:table-cell office:value-type="float" office:value="1026758436.36295" calcext:value-type="float">
            <text:p>1026758436.36295</text:p>
          </table:table-cell>
          <table:table-cell office:value-type="float" office:value="3262612102946902" calcext:value-type="float">
            <text:p>3262612102946902</text:p>
          </table:table-cell>
          <table:table-cell office:value-type="float" office:value="2419858489.02602" calcext:value-type="float">
            <text:p>2419858489.02602</text:p>
          </table:table-cell>
          <table:table-cell/>
          <table:table-cell office:value-type="float" office:value="7264728" calcext:value-type="float">
            <text:p>7264728</text:p>
          </table:table-cell>
          <table:table-cell office:value-type="float" office:value="1979084427.74921" calcext:value-type="float">
            <text:p>1979084427.74921</text:p>
          </table:table-cell>
          <table:table-cell office:value-type="float" office:value="4673776296129401" calcext:value-type="float">
            <text:p>4673776296129401</text:p>
          </table:table-cell>
          <table:table-cell office:value-type="float" office:value="3598450006.16877" calcext:value-type="float">
            <text:p>3598450006.16877</text:p>
          </table:table-cell>
          <table:table-cell/>
          <table:table-cell office:value-type="float" office:value="8530056" calcext:value-type="float">
            <text:p>8530056</text:p>
          </table:table-cell>
          <table:table-cell office:value-type="float" office:value="2284260025.10158" calcext:value-type="float">
            <text:p>2284260025.10158</text:p>
          </table:table-cell>
          <table:table-cell office:value-type="float" office:value="2.86294271070278E+015" calcext:value-type="float">
            <text:p>2.86294271070278E+015</text:p>
          </table:table-cell>
          <table:table-cell office:value-type="float" office:value="2585167671.20214" calcext:value-type="float">
            <text:p>2585167671.20214</text:p>
          </table:table-cell>
          <table:table-cell/>
          <table:table-cell office:value-type="float" office:value="13461494.625" calcext:value-type="float">
            <text:p>13461494.625</text:p>
          </table:table-cell>
          <table:table-cell office:value-type="float" office:value="2653648410.21302" calcext:value-type="float">
            <text:p>2653648410.21302</text:p>
          </table:table-cell>
          <table:table-cell office:value-type="float" office:value="3142698982270269" calcext:value-type="float">
            <text:p>3142698982270269</text:p>
          </table:table-cell>
          <table:table-cell office:value-type="float" office:value="2842636727.07762" calcext:value-type="float">
            <text:p>2842636727.07762</text:p>
          </table:table-cell>
        </table:table-row>
        <table:table-row table:style-name="ro1">
          <table:table-cell office:value-type="float" office:value="4516560" calcext:value-type="float">
            <text:p>4516560</text:p>
          </table:table-cell>
          <table:table-cell office:value-type="float" office:value="810717.890889051" calcext:value-type="float">
            <text:p>810717.890889051</text:p>
          </table:table-cell>
          <table:table-cell office:value-type="float" office:value="243616307438.025" calcext:value-type="float">
            <text:p>243616307438.025</text:p>
          </table:table-cell>
          <table:table-cell office:value-type="float" office:value="784396.712941918" calcext:value-type="float">
            <text:p>784396.712941918</text:p>
          </table:table-cell>
          <table:table-cell/>
          <table:table-cell office:value-type="float" office:value="2952288" calcext:value-type="float">
            <text:p>2952288</text:p>
          </table:table-cell>
          <table:table-cell office:value-type="float" office:value="276204877.100874" calcext:value-type="float">
            <text:p>276204877.100874</text:p>
          </table:table-cell>
          <table:table-cell office:value-type="float" office:value="912392936296886" calcext:value-type="float">
            <text:p>912392936296886</text:p>
          </table:table-cell>
          <table:table-cell office:value-type="float" office:value="677663302.821884" calcext:value-type="float">
            <text:p>677663302.821884</text:p>
          </table:table-cell>
          <table:table-cell/>
          <table:table-cell office:value-type="float" office:value="3414960" calcext:value-type="float">
            <text:p>3414960</text:p>
          </table:table-cell>
          <table:table-cell office:value-type="float" office:value="1034867822.46336" calcext:value-type="float">
            <text:p>1034867822.46336</text:p>
          </table:table-cell>
          <table:table-cell office:value-type="float" office:value="3289439011493886" calcext:value-type="float">
            <text:p>3289439011493886</text:p>
          </table:table-cell>
          <table:table-cell office:value-type="float" office:value="2439741801.18106" calcext:value-type="float">
            <text:p>2439741801.18106</text:p>
          </table:table-cell>
          <table:table-cell/>
          <table:table-cell office:value-type="float" office:value="7336656" calcext:value-type="float">
            <text:p>7336656</text:p>
          </table:table-cell>
          <table:table-cell office:value-type="float" office:value="1989973907.90175" calcext:value-type="float">
            <text:p>1989973907.90175</text:p>
          </table:table-cell>
          <table:table-cell office:value-type="float" office:value="4702089887677336" calcext:value-type="float">
            <text:p>4702089887677336</text:p>
          </table:table-cell>
          <table:table-cell office:value-type="float" office:value="3619439685.25556" calcext:value-type="float">
            <text:p>3619439685.25556</text:p>
          </table:table-cell>
          <table:table-cell/>
          <table:table-cell office:value-type="float" office:value="8614512" calcext:value-type="float">
            <text:p>8614512</text:p>
          </table:table-cell>
          <table:table-cell office:value-type="float" office:value="2292548279.01432" calcext:value-type="float">
            <text:p>2292548279.01432</text:p>
          </table:table-cell>
          <table:table-cell office:value-type="float" office:value="2.87150621109854E+015" calcext:value-type="float">
            <text:p>2.87150621109854E+015</text:p>
          </table:table-cell>
          <table:table-cell office:value-type="float" office:value="2591560016.03053" calcext:value-type="float">
            <text:p>2591560016.03053</text:p>
          </table:table-cell>
          <table:table-cell/>
          <table:table-cell office:value-type="float" office:value="13594776.75" calcext:value-type="float">
            <text:p>13594776.75</text:p>
          </table:table-cell>
          <table:table-cell office:value-type="float" office:value="2663584118.70325" calcext:value-type="float">
            <text:p>2663584118.70325</text:p>
          </table:table-cell>
          <table:table-cell office:value-type="float" office:value="3148262654577062" calcext:value-type="float">
            <text:p>3148262654577062</text:p>
          </table:table-cell>
          <table:table-cell office:value-type="float" office:value="2846965818.70642" calcext:value-type="float">
            <text:p>2846965818.70642</text:p>
          </table:table-cell>
        </table:table-row>
        <table:table-row table:style-name="ro1">
          <table:table-cell office:value-type="float" office:value="4560840" calcext:value-type="float">
            <text:p>4560840</text:p>
          </table:table-cell>
          <table:table-cell office:value-type="float" office:value="817192.689224126" calcext:value-type="float">
            <text:p>817192.689224126</text:p>
          </table:table-cell>
          <table:table-cell office:value-type="float" office:value="245488315258.85" calcext:value-type="float">
            <text:p>245488315258.85</text:p>
          </table:table-cell>
          <table:table-cell office:value-type="float" office:value="791152.984743137" calcext:value-type="float">
            <text:p>791152.984743137</text:p>
          </table:table-cell>
          <table:table-cell/>
          <table:table-cell office:value-type="float" office:value="2981232" calcext:value-type="float">
            <text:p>2981232</text:p>
          </table:table-cell>
          <table:table-cell office:value-type="float" office:value="278503969.437069" calcext:value-type="float">
            <text:p>278503969.437069</text:p>
          </table:table-cell>
          <table:table-cell office:value-type="float" office:value="920024564688647" calcext:value-type="float">
            <text:p>920024564688647</text:p>
          </table:table-cell>
          <table:table-cell office:value-type="float" office:value="683335637.195248" calcext:value-type="float">
            <text:p>683335637.195248</text:p>
          </table:table-cell>
          <table:table-cell/>
          <table:table-cell office:value-type="float" office:value="3448440" calcext:value-type="float">
            <text:p>3448440</text:p>
          </table:table-cell>
          <table:table-cell office:value-type="float" office:value="1042949335.97469" calcext:value-type="float">
            <text:p>1042949335.97469</text:p>
          </table:table-cell>
          <table:table-cell office:value-type="float" office:value="3.31617281204755E+015" calcext:value-type="float">
            <text:p>3.31617281204755E+015</text:p>
          </table:table-cell>
          <table:table-cell office:value-type="float" office:value="2459556317.74413" calcext:value-type="float">
            <text:p>2459556317.74413</text:p>
          </table:table-cell>
          <table:table-cell/>
          <table:table-cell office:value-type="float" office:value="7408584" calcext:value-type="float">
            <text:p>7408584</text:p>
          </table:table-cell>
          <table:table-cell office:value-type="float" office:value="2000798473.96624" calcext:value-type="float">
            <text:p>2000798473.96624</text:p>
          </table:table-cell>
          <table:table-cell office:value-type="float" office:value="4730192842305117" calcext:value-type="float">
            <text:p>4730192842305117</text:p>
          </table:table-cell>
          <table:table-cell office:value-type="float" office:value="3640273726.21571" calcext:value-type="float">
            <text:p>3640273726.21571</text:p>
          </table:table-cell>
          <table:table-cell/>
          <table:table-cell office:value-type="float" office:value="8698968" calcext:value-type="float">
            <text:p>8698968</text:p>
          </table:table-cell>
          <table:table-cell office:value-type="float" office:value="2300809940.0957" calcext:value-type="float">
            <text:p>2300809940.0957</text:p>
          </table:table-cell>
          <table:table-cell office:value-type="float" office:value="2.87999503913206E+015" calcext:value-type="float">
            <text:p>2.87999503913206E+015</text:p>
          </table:table-cell>
          <table:table-cell office:value-type="float" office:value="2597897068.94847" calcext:value-type="float">
            <text:p>2597897068.94847</text:p>
          </table:table-cell>
          <table:table-cell/>
          <table:table-cell office:value-type="float" office:value="13728058.875" calcext:value-type="float">
            <text:p>13728058.875</text:p>
          </table:table-cell>
          <table:table-cell office:value-type="float" office:value="2673488510.11901" calcext:value-type="float">
            <text:p>2673488510.11901</text:p>
          </table:table-cell>
          <table:table-cell office:value-type="float" office:value="3.15375382039214E+015" calcext:value-type="float">
            <text:p>3.15375382039214E+015</text:p>
          </table:table-cell>
          <table:table-cell office:value-type="float" office:value="2851240637.91228" calcext:value-type="float">
            <text:p>2851240637.91228</text:p>
          </table:table-cell>
        </table:table-row>
        <table:table-row table:style-name="ro1">
          <table:table-cell office:value-type="float" office:value="4605120" calcext:value-type="float">
            <text:p>4605120</text:p>
          </table:table-cell>
          <table:table-cell office:value-type="float" office:value="823653.301064028" calcext:value-type="float">
            <text:p>823653.301064028</text:p>
          </table:table-cell>
          <table:table-cell office:value-type="float" office:value="247353171523.901" calcext:value-type="float">
            <text:p>247353171523.901</text:p>
          </table:table-cell>
          <table:table-cell office:value-type="float" office:value="797894.661845399" calcext:value-type="float">
            <text:p>797894.661845399</text:p>
          </table:table-cell>
          <table:table-cell/>
          <table:table-cell office:value-type="float" office:value="3010176" calcext:value-type="float">
            <text:p>3010176</text:p>
          </table:table-cell>
          <table:table-cell office:value-type="float" office:value="280796245.321254" calcext:value-type="float">
            <text:p>280796245.321254</text:p>
          </table:table-cell>
          <table:table-cell office:value-type="float" office:value="927633291529694" calcext:value-type="float">
            <text:p>927633291529694</text:p>
          </table:table-cell>
          <table:table-cell office:value-type="float" office:value="688991035.475838" calcext:value-type="float">
            <text:p>688991035.475838</text:p>
          </table:table-cell>
          <table:table-cell/>
          <table:table-cell office:value-type="float" office:value="3481920" calcext:value-type="float">
            <text:p>3481920</text:p>
          </table:table-cell>
          <table:table-cell office:value-type="float" office:value="1051003075.00247" calcext:value-type="float">
            <text:p>1051003075.00247</text:p>
          </table:table-cell>
          <table:table-cell office:value-type="float" office:value="3.34281382789597E+015" calcext:value-type="float">
            <text:p>3.34281382789597E+015</text:p>
          </table:table-cell>
          <table:table-cell office:value-type="float" office:value="2479302277.501" calcext:value-type="float">
            <text:p>2479302277.501</text:p>
          </table:table-cell>
          <table:table-cell/>
          <table:table-cell office:value-type="float" office:value="7480512" calcext:value-type="float">
            <text:p>7480512</text:p>
          </table:table-cell>
          <table:table-cell office:value-type="float" office:value="2011558614.61289" calcext:value-type="float">
            <text:p>2011558614.61289</text:p>
          </table:table-cell>
          <table:table-cell office:value-type="float" office:value="4758086728232717" calcext:value-type="float">
            <text:p>4758086728232717</text:p>
          </table:table-cell>
          <table:table-cell office:value-type="float" office:value="3660953287.86175" calcext:value-type="float">
            <text:p>3660953287.86175</text:p>
          </table:table-cell>
          <table:table-cell/>
          <table:table-cell office:value-type="float" office:value="8783424" calcext:value-type="float">
            <text:p>8783424</text:p>
          </table:table-cell>
          <table:table-cell office:value-type="float" office:value="2309045217.73941" calcext:value-type="float">
            <text:p>2309045217.73941</text:p>
          </table:table-cell>
          <table:table-cell office:value-type="float" office:value="2888409848523249" calcext:value-type="float">
            <text:p>2888409848523249</text:p>
          </table:table-cell>
          <table:table-cell office:value-type="float" office:value="2604179313.83507" calcext:value-type="float">
            <text:p>2604179313.83507</text:p>
          </table:table-cell>
          <table:table-cell/>
          <table:table-cell office:value-type="float" office:value="13861341" calcext:value-type="float">
            <text:p>13861341</text:p>
          </table:table-cell>
          <table:table-cell office:value-type="float" office:value="2683361893.5729" calcext:value-type="float">
            <text:p>2683361893.5729</text:p>
          </table:table-cell>
          <table:table-cell office:value-type="float" office:value="3159173463094311" calcext:value-type="float">
            <text:p>3159173463094311</text:p>
          </table:table-cell>
          <table:table-cell office:value-type="float" office:value="2855461913.04637" calcext:value-type="float">
            <text:p>2855461913.04637</text:p>
          </table:table-cell>
        </table:table-row>
        <table:table-row table:style-name="ro1">
          <table:table-cell office:value-type="float" office:value="4649400" calcext:value-type="float">
            <text:p>4649400</text:p>
          </table:table-cell>
          <table:table-cell office:value-type="float" office:value="830099.773604666" calcext:value-type="float">
            <text:p>830099.773604666</text:p>
          </table:table-cell>
          <table:table-cell office:value-type="float" office:value="249210909113.048" calcext:value-type="float">
            <text:p>249210909113.048</text:p>
          </table:table-cell>
          <table:table-cell office:value-type="float" office:value="804621.792170087" calcext:value-type="float">
            <text:p>804621.792170087</text:p>
          </table:table-cell>
          <table:table-cell/>
          <table:table-cell office:value-type="float" office:value="3039120" calcext:value-type="float">
            <text:p>3039120</text:p>
          </table:table-cell>
          <table:table-cell office:value-type="float" office:value="283081725.168828" calcext:value-type="float">
            <text:p>283081725.168828</text:p>
          </table:table-cell>
          <table:table-cell office:value-type="float" office:value="935219185572564" calcext:value-type="float">
            <text:p>935219185572564</text:p>
          </table:table-cell>
          <table:table-cell office:value-type="float" office:value="694629548.440068" calcext:value-type="float">
            <text:p>694629548.440068</text:p>
          </table:table-cell>
          <table:table-cell/>
          <table:table-cell office:value-type="float" office:value="3515400" calcext:value-type="float">
            <text:p>3515400</text:p>
          </table:table-cell>
          <table:table-cell office:value-type="float" office:value="1059029137.29639" calcext:value-type="float">
            <text:p>1059029137.29639</text:p>
          </table:table-cell>
          <table:table-cell office:value-type="float" office:value="3.3693623812043E+015" calcext:value-type="float">
            <text:p>3.3693623812043E+015</text:p>
          </table:table-cell>
          <table:table-cell office:value-type="float" office:value="2498979918.40706" calcext:value-type="float">
            <text:p>2498979918.40706</text:p>
          </table:table-cell>
          <table:table-cell/>
          <table:table-cell office:value-type="float" office:value="7552440" calcext:value-type="float">
            <text:p>7552440</text:p>
          </table:table-cell>
          <table:table-cell office:value-type="float" office:value="2022254814.54979" calcext:value-type="float">
            <text:p>2022254814.54979</text:p>
          </table:table-cell>
          <table:table-cell office:value-type="float" office:value="4785773101993604" calcext:value-type="float">
            <text:p>4785773101993604</text:p>
          </table:table-cell>
          <table:table-cell office:value-type="float" office:value="3681479520.34709" calcext:value-type="float">
            <text:p>3681479520.34709</text:p>
          </table:table-cell>
          <table:table-cell/>
          <table:table-cell office:value-type="float" office:value="8867880" calcext:value-type="float">
            <text:p>8867880</text:p>
          </table:table-cell>
          <table:table-cell office:value-type="float" office:value="2317254319.26687" calcext:value-type="float">
            <text:p>2317254319.26687</text:p>
          </table:table-cell>
          <table:table-cell office:value-type="float" office:value="2.89675128710002E+015" calcext:value-type="float">
            <text:p>2.89675128710002E+015</text:p>
          </table:table-cell>
          <table:table-cell office:value-type="float" office:value="2610407230.15774" calcext:value-type="float">
            <text:p>2610407230.15774</text:p>
          </table:table-cell>
          <table:table-cell/>
          <table:table-cell office:value-type="float" office:value="13994623.125" calcext:value-type="float">
            <text:p>13994623.125</text:p>
          </table:table-cell>
          <table:table-cell office:value-type="float" office:value="2693204573.97225" calcext:value-type="float">
            <text:p>2693204573.97225</text:p>
          </table:table-cell>
          <table:table-cell office:value-type="float" office:value="3.16452255258142E+015" calcext:value-type="float">
            <text:p>3.16452255258142E+015</text:p>
          </table:table-cell>
          <table:table-cell office:value-type="float" office:value="2859630362.49292" calcext:value-type="float">
            <text:p>2859630362.49292</text:p>
          </table:table-cell>
        </table:table-row>
        <table:table-row table:style-name="ro1">
          <table:table-cell office:value-type="float" office:value="4693680" calcext:value-type="float">
            <text:p>4693680</text:p>
          </table:table-cell>
          <table:table-cell office:value-type="float" office:value="836532.153836929" calcext:value-type="float">
            <text:p>836532.153836929</text:p>
          </table:table-cell>
          <table:table-cell office:value-type="float" office:value="251061560745.489" calcext:value-type="float">
            <text:p>251061560745.489</text:p>
          </table:table-cell>
          <table:table-cell office:value-type="float" office:value="811334.423431649" calcext:value-type="float">
            <text:p>811334.423431649</text:p>
          </table:table-cell>
          <table:table-cell/>
          <table:table-cell office:value-type="float" office:value="3068064" calcext:value-type="float">
            <text:p>3068064</text:p>
          </table:table-cell>
          <table:table-cell office:value-type="float" office:value="285360429.333796" calcext:value-type="float">
            <text:p>285360429.333796</text:p>
          </table:table-cell>
          <table:table-cell office:value-type="float" office:value="942782315363369" calcext:value-type="float">
            <text:p>942782315363369</text:p>
          </table:table-cell>
          <table:table-cell office:value-type="float" office:value="700251226.711929" calcext:value-type="float">
            <text:p>700251226.711929</text:p>
          </table:table-cell>
          <table:table-cell/>
          <table:table-cell office:value-type="float" office:value="3548880" calcext:value-type="float">
            <text:p>3548880</text:p>
          </table:table-cell>
          <table:table-cell office:value-type="float" office:value="1067027620.25167" calcext:value-type="float">
            <text:p>1067027620.25167</text:p>
          </table:table-cell>
          <table:table-cell office:value-type="float" office:value="3395818793018652" calcext:value-type="float">
            <text:p>3395818793018652</text:p>
          </table:table-cell>
          <table:table-cell office:value-type="float" office:value="2518589477.59008" calcext:value-type="float">
            <text:p>2518589477.59008</text:p>
          </table:table-cell>
          <table:table-cell/>
          <table:table-cell office:value-type="float" office:value="7624368" calcext:value-type="float">
            <text:p>7624368</text:p>
          </table:table-cell>
          <table:table-cell office:value-type="float" office:value="2032887554.55929" calcext:value-type="float">
            <text:p>2032887554.55929</text:p>
          </table:table-cell>
          <table:table-cell office:value-type="float" office:value="4813253508522220" calcext:value-type="float">
            <text:p>4813253508522220</text:p>
          </table:table-cell>
          <table:table-cell office:value-type="float" office:value="3701853565.23144" calcext:value-type="float">
            <text:p>3701853565.23144</text:p>
          </table:table-cell>
          <table:table-cell/>
          <table:table-cell office:value-type="float" office:value="8952336" calcext:value-type="float">
            <text:p>8952336</text:p>
          </table:table-cell>
          <table:table-cell office:value-type="float" office:value="2325437449.95681" calcext:value-type="float">
            <text:p>2325437449.95681</text:p>
          </table:table-cell>
          <table:table-cell office:value-type="float" office:value="2905019996869976" calcext:value-type="float">
            <text:p>2905019996869976</text:p>
          </table:table-cell>
          <table:table-cell office:value-type="float" office:value="2616581293.03032" calcext:value-type="float">
            <text:p>2616581293.03032</text:p>
          </table:table-cell>
          <table:table-cell/>
          <table:table-cell office:value-type="float" office:value="14127905.25" calcext:value-type="float">
            <text:p>14127905.25</text:p>
          </table:table-cell>
          <table:table-cell office:value-type="float" office:value="2703016852.08171" calcext:value-type="float">
            <text:p>2703016852.08171</text:p>
          </table:table-cell>
          <table:table-cell office:value-type="float" office:value="3.16980204545613E+015" calcext:value-type="float">
            <text:p>3.16980204545613E+015</text:p>
          </table:table-cell>
          <table:table-cell office:value-type="float" office:value="2863746694.80692" calcext:value-type="float">
            <text:p>2863746694.80692</text:p>
          </table:table-cell>
        </table:table-row>
        <table:table-row table:style-name="ro1">
          <table:table-cell office:value-type="float" office:value="4737960" calcext:value-type="float">
            <text:p>4737960</text:p>
          </table:table-cell>
          <table:table-cell office:value-type="float" office:value="842950.488547669" calcext:value-type="float">
            <text:p>842950.488547669</text:p>
          </table:table-cell>
          <table:table-cell office:value-type="float" office:value="252905158980.544" calcext:value-type="float">
            <text:p>252905158980.544</text:p>
          </table:table-cell>
          <table:table-cell office:value-type="float" office:value="818032.603138608" calcext:value-type="float">
            <text:p>818032.603138608</text:p>
          </table:table-cell>
          <table:table-cell/>
          <table:table-cell office:value-type="float" office:value="3097008" calcext:value-type="float">
            <text:p>3097008</text:p>
          </table:table-cell>
          <table:table-cell office:value-type="float" office:value="287632378.108953" calcext:value-type="float">
            <text:p>287632378.108953</text:p>
          </table:table-cell>
          <table:table-cell office:value-type="float" office:value="950322749242407" calcext:value-type="float">
            <text:p>950322749242407</text:p>
          </table:table-cell>
          <table:table-cell office:value-type="float" office:value="705856120.763445" calcext:value-type="float">
            <text:p>705856120.763445</text:p>
          </table:table-cell>
          <table:table-cell/>
          <table:table-cell office:value-type="float" office:value="3582360" calcext:value-type="float">
            <text:p>3582360</text:p>
          </table:table-cell>
          <table:table-cell office:value-type="float" office:value="1074998620.91045" calcext:value-type="float">
            <text:p>1074998620.91045</text:p>
          </table:table-cell>
          <table:table-cell office:value-type="float" office:value="3.42218338326999E+015" calcext:value-type="float">
            <text:p>3.42218338326999E+015</text:p>
          </table:table-cell>
          <table:table-cell office:value-type="float" office:value="2538131191.35323" calcext:value-type="float">
            <text:p>2538131191.35323</text:p>
          </table:table-cell>
          <table:table-cell/>
          <table:table-cell office:value-type="float" office:value="7696296" calcext:value-type="float">
            <text:p>7696296</text:p>
          </table:table-cell>
          <table:table-cell office:value-type="float" office:value="2043457311.53402" calcext:value-type="float">
            <text:p>2043457311.53402</text:p>
          </table:table-cell>
          <table:table-cell office:value-type="float" office:value="4840529481240790" calcext:value-type="float">
            <text:p>4840529481240790</text:p>
          </table:table-cell>
          <table:table-cell office:value-type="float" office:value="3722076555.54564" calcext:value-type="float">
            <text:p>3722076555.54564</text:p>
          </table:table-cell>
          <table:table-cell/>
          <table:table-cell office:value-type="float" office:value="9036792" calcext:value-type="float">
            <text:p>9036792</text:p>
          </table:table-cell>
          <table:table-cell office:value-type="float" office:value="2333594813.07367" calcext:value-type="float">
            <text:p>2333594813.07367</text:p>
          </table:table-cell>
          <table:table-cell office:value-type="float" office:value="2913216614089176" calcext:value-type="float">
            <text:p>2913216614089176</text:p>
          </table:table-cell>
          <table:table-cell office:value-type="float" office:value="2622701973.26852" calcext:value-type="float">
            <text:p>2622701973.26852</text:p>
          </table:table-cell>
          <table:table-cell/>
          <table:table-cell office:value-type="float" office:value="14261187.375" calcext:value-type="float">
            <text:p>14261187.375</text:p>
          </table:table-cell>
          <table:table-cell office:value-type="float" office:value="2712799024.58473" calcext:value-type="float">
            <text:p>2712799024.58473</text:p>
          </table:table-cell>
          <table:table-cell office:value-type="float" office:value="3175012885209069" calcext:value-type="float">
            <text:p>3175012885209069</text:p>
          </table:table-cell>
          <table:table-cell office:value-type="float" office:value="2867811608.84987" calcext:value-type="float">
            <text:p>2867811608.84987</text:p>
          </table:table-cell>
        </table:table-row>
        <table:table-row table:style-name="ro1">
          <table:table-cell office:value-type="float" office:value="4782240" calcext:value-type="float">
            <text:p>4782240</text:p>
          </table:table-cell>
          <table:table-cell office:value-type="float" office:value="849354.824320682" calcext:value-type="float">
            <text:p>849354.824320682</text:p>
          </table:table-cell>
          <table:table-cell office:value-type="float" office:value="254741736218.456" calcext:value-type="float">
            <text:p>254741736218.456</text:p>
          </table:table-cell>
          <table:table-cell office:value-type="float" office:value="824716.378594534" calcext:value-type="float">
            <text:p>824716.378594534</text:p>
          </table:table-cell>
          <table:table-cell/>
          <table:table-cell office:value-type="float" office:value="3125952" calcext:value-type="float">
            <text:p>3125952</text:p>
          </table:table-cell>
          <table:table-cell office:value-type="float" office:value="289897591.726069" calcext:value-type="float">
            <text:p>289897591.726069</text:p>
          </table:table-cell>
          <table:table-cell office:value-type="float" office:value="957840555344790" calcext:value-type="float">
            <text:p>957840555344790</text:p>
          </table:table-cell>
          <table:table-cell office:value-type="float" office:value="711444280.915129" calcext:value-type="float">
            <text:p>711444280.915129</text:p>
          </table:table-cell>
          <table:table-cell/>
          <table:table-cell office:value-type="float" office:value="3615840" calcext:value-type="float">
            <text:p>3615840</text:p>
          </table:table-cell>
          <table:table-cell office:value-type="float" office:value="1082942235.96314" calcext:value-type="float">
            <text:p>1082942235.96314</text:p>
          </table:table-cell>
          <table:table-cell office:value-type="float" office:value="3448456470778022" calcext:value-type="float">
            <text:p>3448456470778022</text:p>
          </table:table-cell>
          <table:table-cell office:value-type="float" office:value="2557605295.17789" calcext:value-type="float">
            <text:p>2557605295.17789</text:p>
          </table:table-cell>
          <table:table-cell/>
          <table:table-cell office:value-type="float" office:value="7768224" calcext:value-type="float">
            <text:p>7768224</text:p>
          </table:table-cell>
          <table:table-cell office:value-type="float" office:value="2053964558.51241" calcext:value-type="float">
            <text:p>2053964558.51241</text:p>
          </table:table-cell>
          <table:table-cell office:value-type="float" office:value="4867602542145412" calcext:value-type="float">
            <text:p>4867602542145412</text:p>
          </table:table-cell>
          <table:table-cell office:value-type="float" office:value="3742149615.85604" calcext:value-type="float">
            <text:p>3742149615.85604</text:p>
          </table:table-cell>
          <table:table-cell/>
          <table:table-cell office:value-type="float" office:value="9121248" calcext:value-type="float">
            <text:p>9121248</text:p>
          </table:table-cell>
          <table:table-cell office:value-type="float" office:value="2341726609.89506" calcext:value-type="float">
            <text:p>2341726609.89506</text:p>
          </table:table-cell>
          <table:table-cell office:value-type="float" office:value="2921341769328293" calcext:value-type="float">
            <text:p>2921341769328293</text:p>
          </table:table-cell>
          <table:table-cell office:value-type="float" office:value="2628769737.44294" calcext:value-type="float">
            <text:p>2628769737.44294</text:p>
          </table:table-cell>
          <table:table-cell/>
          <table:table-cell office:value-type="float" office:value="14394469.5" calcext:value-type="float">
            <text:p>14394469.5</text:p>
          </table:table-cell>
          <table:table-cell office:value-type="float" office:value="2722551384.14404" calcext:value-type="float">
            <text:p>2722551384.14404</text:p>
          </table:table-cell>
          <table:table-cell office:value-type="float" office:value="3180156002399392" calcext:value-type="float">
            <text:p>3180156002399392</text:p>
          </table:table-cell>
          <table:table-cell office:value-type="float" office:value="2871825793.92356" calcext:value-type="float">
            <text:p>2871825793.92356</text:p>
          </table:table-cell>
        </table:table-row>
        <table:table-row table:style-name="ro1">
          <table:table-cell office:value-type="float" office:value="4826520" calcext:value-type="float">
            <text:p>4826520</text:p>
          </table:table-cell>
          <table:table-cell office:value-type="float" office:value="855745.207537689" calcext:value-type="float">
            <text:p>855745.207537689</text:p>
          </table:table-cell>
          <table:table-cell office:value-type="float" office:value="256571324701.179" calcext:value-type="float">
            <text:p>256571324701.179</text:p>
          </table:table-cell>
          <table:table-cell office:value-type="float" office:value="831385.796899037" calcext:value-type="float">
            <text:p>831385.796899037</text:p>
          </table:table-cell>
          <table:table-cell/>
          <table:table-cell office:value-type="float" office:value="3154896" calcext:value-type="float">
            <text:p>3154896</text:p>
          </table:table-cell>
          <table:table-cell office:value-type="float" office:value="292156090.356073" calcext:value-type="float">
            <text:p>292156090.356073</text:p>
          </table:table-cell>
          <table:table-cell office:value-type="float" office:value="965335801601047" calcext:value-type="float">
            <text:p>965335801601047</text:p>
          </table:table-cell>
          <table:table-cell office:value-type="float" office:value="717015757.336445" calcext:value-type="float">
            <text:p>717015757.336445</text:p>
          </table:table-cell>
          <table:table-cell/>
          <table:table-cell office:value-type="float" office:value="3649320" calcext:value-type="float">
            <text:p>3649320</text:p>
          </table:table-cell>
          <table:table-cell office:value-type="float" office:value="1090858561.7498" calcext:value-type="float">
            <text:p>1090858561.7498</text:p>
          </table:table-cell>
          <table:table-cell office:value-type="float" office:value="3474638373255039" calcext:value-type="float">
            <text:p>3474638373255039</text:p>
          </table:table-cell>
          <table:table-cell office:value-type="float" office:value="2577012023.72653" calcext:value-type="float">
            <text:p>2577012023.72653</text:p>
          </table:table-cell>
          <table:table-cell/>
          <table:table-cell office:value-type="float" office:value="7840152" calcext:value-type="float">
            <text:p>7840152</text:p>
          </table:table-cell>
          <table:table-cell office:value-type="float" office:value="2064409764.71385" calcext:value-type="float">
            <text:p>2064409764.71385</text:p>
          </table:table-cell>
          <table:table-cell office:value-type="float" office:value="4894474201891522" calcext:value-type="float">
            <text:p>4894474201891522</text:p>
          </table:table-cell>
          <table:table-cell office:value-type="float" office:value="3762073862.32826" calcext:value-type="float">
            <text:p>3762073862.32826</text:p>
          </table:table-cell>
          <table:table-cell/>
          <table:table-cell office:value-type="float" office:value="9205704" calcext:value-type="float">
            <text:p>9205704</text:p>
          </table:table-cell>
          <table:table-cell office:value-type="float" office:value="2349833039.73823" calcext:value-type="float">
            <text:p>2349833039.73823</text:p>
          </table:table-cell>
          <table:table-cell office:value-type="float" office:value="2929396087536381" calcext:value-type="float">
            <text:p>2929396087536381</text:p>
          </table:table-cell>
          <table:table-cell office:value-type="float" office:value="2634785047.92987" calcext:value-type="float">
            <text:p>2634785047.92987</text:p>
          </table:table-cell>
          <table:table-cell/>
          <table:table-cell office:value-type="float" office:value="14527751.625" calcext:value-type="float">
            <text:p>14527751.625</text:p>
          </table:table-cell>
          <table:table-cell office:value-type="float" office:value="2732274219.46109" calcext:value-type="float">
            <text:p>2732274219.46109</text:p>
          </table:table-cell>
          <table:table-cell office:value-type="float" office:value="3.18523231483281E+015" calcext:value-type="float">
            <text:p>3.18523231483281E+015</text:p>
          </table:table-cell>
          <table:table-cell office:value-type="float" office:value="2875789929.90201" calcext:value-type="float">
            <text:p>2875789929.90201</text:p>
          </table:table-cell>
        </table:table-row>
        <table:table-row table:style-name="ro1">
          <table:table-cell office:value-type="float" office:value="4870800" calcext:value-type="float">
            <text:p>4870800</text:p>
          </table:table-cell>
          <table:table-cell office:value-type="float" office:value="862121.684379295" calcext:value-type="float">
            <text:p>862121.684379295</text:p>
          </table:table-cell>
          <table:table-cell office:value-type="float" office:value="258393956513.161" calcext:value-type="float">
            <text:p>258393956513.161</text:p>
          </table:table-cell>
          <table:table-cell office:value-type="float" office:value="838040.904948737" calcext:value-type="float">
            <text:p>838040.904948737</text:p>
          </table:table-cell>
          <table:table-cell/>
          <table:table-cell office:value-type="float" office:value="3183840" calcext:value-type="float">
            <text:p>3183840</text:p>
          </table:table-cell>
          <table:table-cell office:value-type="float" office:value="294407894.109238" calcext:value-type="float">
            <text:p>294407894.109238</text:p>
          </table:table-cell>
          <table:table-cell office:value-type="float" office:value="972808555737750" calcext:value-type="float">
            <text:p>972808555737750</text:p>
          </table:table-cell>
          <table:table-cell office:value-type="float" office:value="722570600.046252" calcext:value-type="float">
            <text:p>722570600.046252</text:p>
          </table:table-cell>
          <table:table-cell/>
          <table:table-cell office:value-type="float" office:value="3682800" calcext:value-type="float">
            <text:p>3682800</text:p>
          </table:table-cell>
          <table:table-cell office:value-type="float" office:value="1098747694.2615" calcext:value-type="float">
            <text:p>1098747694.2615</text:p>
          </table:table-cell>
          <table:table-cell office:value-type="float" office:value="3500729407309785" calcext:value-type="float">
            <text:p>3500729407309785</text:p>
          </table:table-cell>
          <table:table-cell office:value-type="float" office:value="2596351610.84558" calcext:value-type="float">
            <text:p>2596351610.84558</text:p>
          </table:table-cell>
          <table:table-cell/>
          <table:table-cell office:value-type="float" office:value="7912080" calcext:value-type="float">
            <text:p>7912080</text:p>
          </table:table-cell>
          <table:table-cell office:value-type="float" office:value="2074793395.57347" calcext:value-type="float">
            <text:p>2074793395.57347</text:p>
          </table:table-cell>
          <table:table-cell office:value-type="float" office:value="4921145959878677" calcext:value-type="float">
            <text:p>4921145959878677</text:p>
          </table:table-cell>
          <table:table-cell office:value-type="float" office:value="3781850402.79057" calcext:value-type="float">
            <text:p>3781850402.79057</text:p>
          </table:table-cell>
          <table:table-cell/>
          <table:table-cell office:value-type="float" office:value="9290160" calcext:value-type="float">
            <text:p>9290160</text:p>
          </table:table-cell>
          <table:table-cell office:value-type="float" office:value="2357914299.98568" calcext:value-type="float">
            <text:p>2357914299.98568</text:p>
          </table:table-cell>
          <table:table-cell office:value-type="float" office:value="2937380188102472" calcext:value-type="float">
            <text:p>2937380188102472</text:p>
          </table:table-cell>
          <table:table-cell office:value-type="float" office:value="2640748362.96016" calcext:value-type="float">
            <text:p>2640748362.96016</text:p>
          </table:table-cell>
          <table:table-cell/>
          <table:table-cell office:value-type="float" office:value="14661033.75" calcext:value-type="float">
            <text:p>14661033.75</text:p>
          </table:table-cell>
          <table:table-cell office:value-type="float" office:value="2741967815.3345" calcext:value-type="float">
            <text:p>2741967815.3345</text:p>
          </table:table-cell>
          <table:table-cell office:value-type="float" office:value="3190242727737140" calcext:value-type="float">
            <text:p>3190242727737140</text:p>
          </table:table-cell>
          <table:table-cell office:value-type="float" office:value="2879704687.36144" calcext:value-type="float">
            <text:p>2879704687.36144</text:p>
          </table:table-cell>
        </table:table-row>
        <table:table-row table:style-name="ro1">
          <table:table-cell office:value-type="float" office:value="4915080" calcext:value-type="float">
            <text:p>4915080</text:p>
          </table:table-cell>
          <table:table-cell office:value-type="float" office:value="868484.300825961" calcext:value-type="float">
            <text:p>868484.300825961</text:p>
          </table:table-cell>
          <table:table-cell office:value-type="float" office:value="260209663582.134" calcext:value-type="float">
            <text:p>260209663582.134</text:p>
          </table:table-cell>
          <table:table-cell office:value-type="float" office:value="844681.749438243" calcext:value-type="float">
            <text:p>844681.749438243</text:p>
          </table:table-cell>
          <table:table-cell/>
          <table:table-cell office:value-type="float" office:value="3212784" calcext:value-type="float">
            <text:p>3212784</text:p>
          </table:table-cell>
          <table:table-cell office:value-type="float" office:value="296653023.035363" calcext:value-type="float">
            <text:p>296653023.035363</text:p>
          </table:table-cell>
          <table:table-cell office:value-type="float" office:value="980258885278120" calcext:value-type="float">
            <text:p>980258885278120</text:p>
          </table:table-cell>
          <table:table-cell office:value-type="float" office:value="728108858.913261" calcext:value-type="float">
            <text:p>728108858.913261</text:p>
          </table:table-cell>
          <table:table-cell/>
          <table:table-cell office:value-type="float" office:value="3716280" calcext:value-type="float">
            <text:p>3716280</text:p>
          </table:table-cell>
          <table:table-cell office:value-type="float" office:value="1106609729.14165" calcext:value-type="float">
            <text:p>1106609729.14165</text:p>
          </table:table-cell>
          <table:table-cell office:value-type="float" office:value="3526729888451281" calcext:value-type="float">
            <text:p>3526729888451281</text:p>
          </table:table-cell>
          <table:table-cell office:value-type="float" office:value="2615624289.56823" calcext:value-type="float">
            <text:p>2615624289.56823</text:p>
          </table:table-cell>
          <table:table-cell/>
          <table:table-cell office:value-type="float" office:value="7984008" calcext:value-type="float">
            <text:p>7984008</text:p>
          </table:table-cell>
          <table:table-cell office:value-type="float" office:value="2085115912.77648" calcext:value-type="float">
            <text:p>2085115912.77648</text:p>
          </table:table-cell>
          <table:table-cell office:value-type="float" office:value="4947619304334706" calcext:value-type="float">
            <text:p>4947619304334706</text:p>
          </table:table-cell>
          <table:table-cell office:value-type="float" office:value="3801480336.79666" calcext:value-type="float">
            <text:p>3801480336.79666</text:p>
          </table:table-cell>
          <table:table-cell/>
          <table:table-cell office:value-type="float" office:value="9374616" calcext:value-type="float">
            <text:p>9374616</text:p>
          </table:table-cell>
          <table:table-cell office:value-type="float" office:value="2365970586.11011" calcext:value-type="float">
            <text:p>2365970586.11011</text:p>
          </table:table-cell>
          <table:table-cell office:value-type="float" office:value="2.94529468491524E+015" calcext:value-type="float">
            <text:p>2.94529468491524E+015</text:p>
          </table:table-cell>
          <table:table-cell office:value-type="float" office:value="2646660136.66632" calcext:value-type="float">
            <text:p>2646660136.66632</text:p>
          </table:table-cell>
          <table:table-cell/>
          <table:table-cell office:value-type="float" office:value="14794315.875" calcext:value-type="float">
            <text:p>14794315.875</text:p>
          </table:table-cell>
          <table:table-cell office:value-type="float" office:value="2751632452.71752" calcext:value-type="float">
            <text:p>2751632452.71752</text:p>
          </table:table-cell>
          <table:table-cell office:value-type="float" office:value="3.19518813393534E+015" calcext:value-type="float">
            <text:p>3.19518813393534E+015</text:p>
          </table:table-cell>
          <table:table-cell office:value-type="float" office:value="2883570727.70853" calcext:value-type="float">
            <text:p>2883570727.70853</text:p>
          </table:table-cell>
        </table:table-row>
        <table:table-row table:style-name="ro1">
          <table:table-cell office:value-type="float" office:value="4959360" calcext:value-type="float">
            <text:p>4959360</text:p>
          </table:table-cell>
          <table:table-cell office:value-type="float" office:value="874833.102658968" calcext:value-type="float">
            <text:p>874833.102658968</text:p>
          </table:table-cell>
          <table:table-cell office:value-type="float" office:value="262018477679.887" calcext:value-type="float">
            <text:p>262018477679.887</text:p>
          </table:table-cell>
          <table:table-cell office:value-type="float" office:value="851308.376861116" calcext:value-type="float">
            <text:p>851308.376861116</text:p>
          </table:table-cell>
          <table:table-cell/>
          <table:table-cell office:value-type="float" office:value="3241728" calcext:value-type="float">
            <text:p>3241728</text:p>
          </table:table-cell>
          <table:table-cell office:value-type="float" office:value="298891497.123957" calcext:value-type="float">
            <text:p>298891497.123957</text:p>
          </table:table-cell>
          <table:table-cell office:value-type="float" office:value="987686857542642" calcext:value-type="float">
            <text:p>987686857542642</text:p>
          </table:table-cell>
          <table:table-cell office:value-type="float" office:value="733630583.656483" calcext:value-type="float">
            <text:p>733630583.656483</text:p>
          </table:table-cell>
          <table:table-cell/>
          <table:table-cell office:value-type="float" office:value="3749760" calcext:value-type="float">
            <text:p>3749760</text:p>
          </table:table-cell>
          <table:table-cell office:value-type="float" office:value="1114444761.68738" calcext:value-type="float">
            <text:p>1114444761.68738</text:p>
          </table:table-cell>
          <table:table-cell office:value-type="float" office:value="3552640131092645" calcext:value-type="float">
            <text:p>3552640131092645</text:p>
          </table:table-cell>
          <table:table-cell office:value-type="float" office:value="2634830292.11735" calcext:value-type="float">
            <text:p>2634830292.11735</text:p>
          </table:table-cell>
          <table:table-cell/>
          <table:table-cell office:value-type="float" office:value="8055936" calcext:value-type="float">
            <text:p>8055936</text:p>
          </table:table-cell>
          <table:table-cell office:value-type="float" office:value="2095377774.29216" calcext:value-type="float">
            <text:p>2095377774.29216</text:p>
          </table:table-cell>
          <table:table-cell office:value-type="float" office:value="4973895712399177" calcext:value-type="float">
            <text:p>4973895712399177</text:p>
          </table:table-cell>
          <table:table-cell office:value-type="float" office:value="3820964755.68799" calcext:value-type="float">
            <text:p>3820964755.68799</text:p>
          </table:table-cell>
          <table:table-cell/>
          <table:table-cell office:value-type="float" office:value="9459072" calcext:value-type="float">
            <text:p>9459072</text:p>
          </table:table-cell>
          <table:table-cell office:value-type="float" office:value="2374002091.69848" calcext:value-type="float">
            <text:p>2374002091.69848</text:p>
          </table:table-cell>
          <table:table-cell office:value-type="float" office:value="2.95314018642091E+015" calcext:value-type="float">
            <text:p>2.95314018642091E+015</text:p>
          </table:table-cell>
          <table:table-cell office:value-type="float" office:value="2652520819.12791" calcext:value-type="float">
            <text:p>2652520819.12791</text:p>
          </table:table-cell>
          <table:table-cell/>
          <table:table-cell office:value-type="float" office:value="14927598" calcext:value-type="float">
            <text:p>14927598</text:p>
          </table:table-cell>
          <table:table-cell office:value-type="float" office:value="2761268408.77453" calcext:value-type="float">
            <text:p>2761268408.77453</text:p>
          </table:table-cell>
          <table:table-cell office:value-type="float" office:value="3200069414016205" calcext:value-type="float">
            <text:p>3200069414016205</text:p>
          </table:table-cell>
          <table:table-cell office:value-type="float" office:value="2887388703.30673" calcext:value-type="float">
            <text:p>2887388703.30673</text:p>
          </table:table-cell>
        </table:table-row>
        <table:table-row table:style-name="ro1">
          <table:table-cell office:value-type="float" office:value="5003640" calcext:value-type="float">
            <text:p>5003640</text:p>
          </table:table-cell>
          <table:table-cell office:value-type="float" office:value="881168.135461367" calcext:value-type="float">
            <text:p>881168.135461367</text:p>
          </table:table-cell>
          <table:table-cell office:value-type="float" office:value="263820430423.044" calcext:value-type="float">
            <text:p>263820430423.044</text:p>
          </table:table-cell>
          <table:table-cell office:value-type="float" office:value="857920.833510834" calcext:value-type="float">
            <text:p>857920.833510834</text:p>
          </table:table-cell>
          <table:table-cell/>
          <table:table-cell office:value-type="float" office:value="3270672" calcext:value-type="float">
            <text:p>3270672</text:p>
          </table:table-cell>
          <table:table-cell office:value-type="float" office:value="301123336.304419" calcext:value-type="float">
            <text:p>301123336.304419</text:p>
          </table:table-cell>
          <table:table-cell office:value-type="float" office:value="995092539649666" calcext:value-type="float">
            <text:p>995092539649666</text:p>
          </table:table-cell>
          <table:table-cell office:value-type="float" office:value="739135823.845687" calcext:value-type="float">
            <text:p>739135823.845687</text:p>
          </table:table-cell>
          <table:table-cell/>
          <table:table-cell office:value-type="float" office:value="3783240" calcext:value-type="float">
            <text:p>3783240</text:p>
          </table:table-cell>
          <table:table-cell office:value-type="float" office:value="1122252886.85087" calcext:value-type="float">
            <text:p>1122252886.85087</text:p>
          </table:table-cell>
          <table:table-cell office:value-type="float" office:value="3.57846044855492E+015" calcext:value-type="float">
            <text:p>3.57846044855492E+015</text:p>
          </table:table-cell>
          <table:table-cell office:value-type="float" office:value="2653969849.90824" calcext:value-type="float">
            <text:p>2653969849.90824</text:p>
          </table:table-cell>
          <table:table-cell/>
          <table:table-cell office:value-type="float" office:value="8127864" calcext:value-type="float">
            <text:p>8127864</text:p>
          </table:table-cell>
          <table:table-cell office:value-type="float" office:value="2105579434.40746" calcext:value-type="float">
            <text:p>2105579434.40746</text:p>
          </table:table-cell>
          <table:table-cell office:value-type="float" office:value="4999976650206291" calcext:value-type="float">
            <text:p>4999976650206291</text:p>
          </table:table-cell>
          <table:table-cell office:value-type="float" office:value="3840304742.65563" calcext:value-type="float">
            <text:p>3840304742.65563</text:p>
          </table:table-cell>
          <table:table-cell/>
          <table:table-cell office:value-type="float" office:value="9543528" calcext:value-type="float">
            <text:p>9543528</text:p>
          </table:table-cell>
          <table:table-cell office:value-type="float" office:value="2382009008.47551" calcext:value-type="float">
            <text:p>2382009008.47551</text:p>
          </table:table-cell>
          <table:table-cell office:value-type="float" office:value="2960917295679489" calcext:value-type="float">
            <text:p>2960917295679489</text:p>
          </table:table-cell>
          <table:table-cell office:value-type="float" office:value="2658330856.41563" calcext:value-type="float">
            <text:p>2658330856.41563</text:p>
          </table:table-cell>
          <table:table-cell/>
          <table:table-cell office:value-type="float" office:value="15060880.125" calcext:value-type="float">
            <text:p>15060880.125</text:p>
          </table:table-cell>
          <table:table-cell office:value-type="float" office:value="2770875956.93668" calcext:value-type="float">
            <text:p>2770875956.93668</text:p>
          </table:table-cell>
          <table:table-cell office:value-type="float" office:value="3.20488743650268E+015" calcext:value-type="float">
            <text:p>3.20488743650268E+015</text:p>
          </table:table-cell>
          <table:table-cell office:value-type="float" office:value="2891159257.60097" calcext:value-type="float">
            <text:p>2891159257.60097</text:p>
          </table:table-cell>
        </table:table-row>
        <table:table-row table:style-name="ro1">
          <table:table-cell office:value-type="float" office:value="5047920" calcext:value-type="float">
            <text:p>5047920</text:p>
          </table:table-cell>
          <table:table-cell office:value-type="float" office:value="887489.444618931" calcext:value-type="float">
            <text:p>887489.444618931</text:p>
          </table:table-cell>
          <table:table-cell office:value-type="float" office:value="265615553273.834" calcext:value-type="float">
            <text:p>265615553273.834</text:p>
          </table:table-cell>
          <table:table-cell office:value-type="float" office:value="864519.16548175" calcext:value-type="float">
            <text:p>864519.16548175</text:p>
          </table:table-cell>
          <table:table-cell/>
          <table:table-cell office:value-type="float" office:value="3299616" calcext:value-type="float">
            <text:p>3299616</text:p>
          </table:table-cell>
          <table:table-cell office:value-type="float" office:value="303348560.446222" calcext:value-type="float">
            <text:p>303348560.446222</text:p>
          </table:table-cell>
          <table:table-cell office:value-type="float" office:value="1.00247599851602E+015" calcext:value-type="float">
            <text:p>1.00247599851602E+015</text:p>
          </table:table-cell>
          <table:table-cell office:value-type="float" office:value="744624628.901837" calcext:value-type="float">
            <text:p>744624628.901837</text:p>
          </table:table-cell>
          <table:table-cell/>
          <table:table-cell office:value-type="float" office:value="3816720" calcext:value-type="float">
            <text:p>3816720</text:p>
          </table:table-cell>
          <table:table-cell office:value-type="float" office:value="1130034199.24066" calcext:value-type="float">
            <text:p>1130034199.24066</text:p>
          </table:table-cell>
          <table:table-cell office:value-type="float" office:value="3604191153070846" calcext:value-type="float">
            <text:p>3604191153070846</text:p>
          </table:table-cell>
          <table:table-cell office:value-type="float" office:value="2673043193.5515" calcext:value-type="float">
            <text:p>2673043193.5515</text:p>
          </table:table-cell>
          <table:table-cell/>
          <table:table-cell office:value-type="float" office:value="8199792" calcext:value-type="float">
            <text:p>8199792</text:p>
          </table:table-cell>
          <table:table-cell office:value-type="float" office:value="2115721343.76016" calcext:value-type="float">
            <text:p>2115721343.76016</text:p>
          </table:table-cell>
          <table:table-cell office:value-type="float" office:value="5025863572967060" calcext:value-type="float">
            <text:p>5025863572967060</text:p>
          </table:table-cell>
          <table:table-cell office:value-type="float" office:value="3859501372.80158" calcext:value-type="float">
            <text:p>3859501372.80158</text:p>
          </table:table-cell>
          <table:table-cell/>
          <table:table-cell office:value-type="float" office:value="9627984" calcext:value-type="float">
            <text:p>9627984</text:p>
          </table:table-cell>
          <table:table-cell office:value-type="float" office:value="2389991526.32656" calcext:value-type="float">
            <text:p>2389991526.32656</text:p>
          </table:table-cell>
          <table:table-cell office:value-type="float" office:value="2968626610419606" calcext:value-type="float">
            <text:p>2968626610419606</text:p>
          </table:table-cell>
          <table:table-cell office:value-type="float" office:value="2664090690.63393" calcext:value-type="float">
            <text:p>2664090690.63393</text:p>
          </table:table-cell>
          <table:table-cell/>
          <table:table-cell office:value-type="float" office:value="15194162.25" calcext:value-type="float">
            <text:p>15194162.25</text:p>
          </table:table-cell>
          <table:table-cell office:value-type="float" office:value="2780455366.9565" calcext:value-type="float">
            <text:p>2780455366.9565</text:p>
          </table:table-cell>
          <table:table-cell office:value-type="float" office:value="3209643058017778" calcext:value-type="float">
            <text:p>3209643058017778</text:p>
          </table:table-cell>
          <table:table-cell office:value-type="float" office:value="2894883025.24042" calcext:value-type="float">
            <text:p>2894883025.24042</text:p>
          </table:table-cell>
        </table:table-row>
        <table:table-row table:style-name="ro1">
          <table:table-cell office:value-type="float" office:value="5092200" calcext:value-type="float">
            <text:p>5092200</text:p>
          </table:table-cell>
          <table:table-cell office:value-type="float" office:value="893797.075321105" calcext:value-type="float">
            <text:p>893797.075321105</text:p>
          </table:table-cell>
          <table:table-cell office:value-type="float" office:value="267403877540.86" calcext:value-type="float">
            <text:p>267403877540.86</text:p>
          </table:table-cell>
          <table:table-cell office:value-type="float" office:value="871103.418670047" calcext:value-type="float">
            <text:p>871103.418670047</text:p>
          </table:table-cell>
          <table:table-cell/>
          <table:table-cell office:value-type="float" office:value="3328560" calcext:value-type="float">
            <text:p>3328560</text:p>
          </table:table-cell>
          <table:table-cell office:value-type="float" office:value="305567189.359092" calcext:value-type="float">
            <text:p>305567189.359092</text:p>
          </table:table-cell>
          <table:table-cell office:value-type="float" office:value="1.00983730085763E+015" calcext:value-type="float">
            <text:p>1.00983730085763E+015</text:p>
          </table:table-cell>
          <table:table-cell office:value-type="float" office:value="750097048.097546" calcext:value-type="float">
            <text:p>750097048.097546</text:p>
          </table:table-cell>
          <table:table-cell/>
          <table:table-cell office:value-type="float" office:value="3850200" calcext:value-type="float">
            <text:p>3850200</text:p>
          </table:table-cell>
          <table:table-cell office:value-type="float" office:value="1137788793.12302" calcext:value-type="float">
            <text:p>1137788793.12302</text:p>
          </table:table-cell>
          <table:table-cell office:value-type="float" office:value="3629832555788668" calcext:value-type="float">
            <text:p>3629832555788668</text:p>
          </table:table-cell>
          <table:table-cell office:value-type="float" office:value="2692050552.85579" calcext:value-type="float">
            <text:p>2692050552.85579</text:p>
          </table:table-cell>
          <table:table-cell/>
          <table:table-cell office:value-type="float" office:value="8271720" calcext:value-type="float">
            <text:p>8271720</text:p>
          </table:table-cell>
          <table:table-cell office:value-type="float" office:value="2125803949.37183" calcext:value-type="float">
            <text:p>2125803949.37183</text:p>
          </table:table-cell>
          <table:table-cell office:value-type="float" office:value="5051557925050939" calcext:value-type="float">
            <text:p>5051557925050939</text:p>
          </table:table-cell>
          <table:table-cell office:value-type="float" office:value="3878555713.19967" calcext:value-type="float">
            <text:p>3878555713.19967</text:p>
          </table:table-cell>
          <table:table-cell/>
          <table:table-cell office:value-type="float" office:value="9712440" calcext:value-type="float">
            <text:p>9712440</text:p>
          </table:table-cell>
          <table:table-cell office:value-type="float" office:value="2397949833.31987" calcext:value-type="float">
            <text:p>2397949833.31987</text:p>
          </table:table-cell>
          <table:table-cell office:value-type="float" office:value="2976268723091938" calcext:value-type="float">
            <text:p>2976268723091938</text:p>
          </table:table-cell>
          <table:table-cell office:value-type="float" office:value="2669800759.96252" calcext:value-type="float">
            <text:p>2669800759.96252</text:p>
          </table:table-cell>
          <table:table-cell/>
          <table:table-cell office:value-type="float" office:value="15327444.375" calcext:value-type="float">
            <text:p>15327444.375</text:p>
          </table:table-cell>
          <table:table-cell office:value-type="float" office:value="2790006904.96173" calcext:value-type="float">
            <text:p>2790006904.96173</text:p>
          </table:table-cell>
          <table:table-cell office:value-type="float" office:value="3.21433712344825E+015" calcext:value-type="float">
            <text:p>3.21433712344825E+015</text:p>
          </table:table-cell>
          <table:table-cell office:value-type="float" office:value="2898560632.19973" calcext:value-type="float">
            <text:p>2898560632.19973</text:p>
          </table:table-cell>
        </table:table-row>
        <table:table-row table:style-name="ro1">
          <table:table-cell office:value-type="float" office:value="5136480" calcext:value-type="float">
            <text:p>5136480</text:p>
          </table:table-cell>
          <table:table-cell office:value-type="float" office:value="900091.072561946" calcext:value-type="float">
            <text:p>900091.072561946</text:p>
          </table:table-cell>
          <table:table-cell office:value-type="float" office:value="269185434379.859" calcext:value-type="float">
            <text:p>269185434379.859</text:p>
          </table:table-cell>
          <table:table-cell office:value-type="float" office:value="877673.638774684" calcext:value-type="float">
            <text:p>877673.638774684</text:p>
          </table:table-cell>
          <table:table-cell/>
          <table:table-cell office:value-type="float" office:value="3357504" calcext:value-type="float">
            <text:p>3357504</text:p>
          </table:table-cell>
          <table:table-cell office:value-type="float" office:value="307779242.793189" calcext:value-type="float">
            <text:p>307779242.793189</text:p>
          </table:table-cell>
          <table:table-cell office:value-type="float" office:value="1.01717651319008E+015" calcext:value-type="float">
            <text:p>1.01717651319008E+015</text:p>
          </table:table-cell>
          <table:table-cell office:value-type="float" office:value="755553130.557521" calcext:value-type="float">
            <text:p>755553130.557521</text:p>
          </table:table-cell>
          <table:table-cell/>
          <table:table-cell office:value-type="float" office:value="3883680" calcext:value-type="float">
            <text:p>3883680</text:p>
          </table:table-cell>
          <table:table-cell office:value-type="float" office:value="1145516762.42324" calcext:value-type="float">
            <text:p>1145516762.42324</text:p>
          </table:table-cell>
          <table:table-cell office:value-type="float" office:value="3655384966775893" calcext:value-type="float">
            <text:p>3655384966775893</text:p>
          </table:table-cell>
          <table:table-cell office:value-type="float" office:value="2710992156.83069" calcext:value-type="float">
            <text:p>2710992156.83069</text:p>
          </table:table-cell>
          <table:table-cell/>
          <table:table-cell office:value-type="float" office:value="8343648" calcext:value-type="float">
            <text:p>8343648</text:p>
          </table:table-cell>
          <table:table-cell office:value-type="float" office:value="2135827694.6802" calcext:value-type="float">
            <text:p>2135827694.6802</text:p>
          </table:table-cell>
          <table:table-cell office:value-type="float" office:value="5077061140066781" calcext:value-type="float">
            <text:p>5077061140066781</text:p>
          </table:table-cell>
          <table:table-cell office:value-type="float" office:value="3897468822.95594" calcext:value-type="float">
            <text:p>3897468822.95594</text:p>
          </table:table-cell>
          <table:table-cell/>
          <table:table-cell office:value-type="float" office:value="9796896" calcext:value-type="float">
            <text:p>9796896</text:p>
          </table:table-cell>
          <table:table-cell office:value-type="float" office:value="2405884115.72833" calcext:value-type="float">
            <text:p>2405884115.72833</text:p>
          </table:table-cell>
          <table:table-cell office:value-type="float" office:value="2.98384422092139E+015" calcext:value-type="float">
            <text:p>2.98384422092139E+015</text:p>
          </table:table-cell>
          <table:table-cell office:value-type="float" office:value="2675461498.6967" calcext:value-type="float">
            <text:p>2675461498.6967</text:p>
          </table:table-cell>
          <table:table-cell/>
          <table:table-cell office:value-type="float" office:value="15460726.5" calcext:value-type="float">
            <text:p>15460726.5</text:p>
          </table:table-cell>
          <table:table-cell office:value-type="float" office:value="2799530833.50818" calcext:value-type="float">
            <text:p>2799530833.50818</text:p>
          </table:table-cell>
          <table:table-cell office:value-type="float" office:value="3218970466105969" calcext:value-type="float">
            <text:p>3218970466105969</text:p>
          </table:table-cell>
          <table:table-cell office:value-type="float" office:value="2902192695.89845" calcext:value-type="float">
            <text:p>2902192695.89845</text:p>
          </table:table-cell>
        </table:table-row>
        <table:table-row table:style-name="ro1">
          <table:table-cell office:value-type="float" office:value="5180760" calcext:value-type="float">
            <text:p>5180760</text:p>
          </table:table-cell>
          <table:table-cell office:value-type="float" office:value="906371.48114106" calcext:value-type="float">
            <text:p>906371.48114106</text:p>
          </table:table-cell>
          <table:table-cell office:value-type="float" office:value="270960254794.465" calcext:value-type="float">
            <text:p>270960254794.465</text:p>
          </table:table-cell>
          <table:table-cell office:value-type="float" office:value="884229.871298344" calcext:value-type="float">
            <text:p>884229.871298344</text:p>
          </table:table-cell>
          <table:table-cell/>
          <table:table-cell office:value-type="float" office:value="3386448" calcext:value-type="float">
            <text:p>3386448</text:p>
          </table:table-cell>
          <table:table-cell office:value-type="float" office:value="309984740.439287" calcext:value-type="float">
            <text:p>309984740.439287</text:p>
          </table:table-cell>
          <table:table-cell office:value-type="float" office:value="1.02449370182926E+015" calcext:value-type="float">
            <text:p>1.02449370182926E+015</text:p>
          </table:table-cell>
          <table:table-cell office:value-type="float" office:value="760992925.259002" calcext:value-type="float">
            <text:p>760992925.259002</text:p>
          </table:table-cell>
          <table:table-cell/>
          <table:table-cell office:value-type="float" office:value="3917160" calcext:value-type="float">
            <text:p>3917160</text:p>
          </table:table-cell>
          <table:table-cell office:value-type="float" office:value="1153218200.72696" calcext:value-type="float">
            <text:p>1153218200.72696</text:p>
          </table:table-cell>
          <table:table-cell office:value-type="float" office:value="3680848695023025" calcext:value-type="float">
            <text:p>3680848695023025</text:p>
          </table:table-cell>
          <table:table-cell office:value-type="float" office:value="2729868233.68941" calcext:value-type="float">
            <text:p>2729868233.68941</text:p>
          </table:table-cell>
          <table:table-cell/>
          <table:table-cell office:value-type="float" office:value="8415576" calcext:value-type="float">
            <text:p>8415576</text:p>
          </table:table-cell>
          <table:table-cell office:value-type="float" office:value="2145793019.57135" calcext:value-type="float">
            <text:p>2145793019.57135</text:p>
          </table:table-cell>
          <table:table-cell office:value-type="float" office:value="5102374640943174" calcext:value-type="float">
            <text:p>5102374640943174</text:p>
          </table:table-cell>
          <table:table-cell office:value-type="float" office:value="3916241753.26856" calcext:value-type="float">
            <text:p>3916241753.26856</text:p>
          </table:table-cell>
          <table:table-cell/>
          <table:table-cell office:value-type="float" office:value="9881352" calcext:value-type="float">
            <text:p>9881352</text:p>
          </table:table-cell>
          <table:table-cell office:value-type="float" office:value="2413794558.05071" calcext:value-type="float">
            <text:p>2413794558.05071</text:p>
          </table:table-cell>
          <table:table-cell office:value-type="float" office:value="2991353685958206" calcext:value-type="float">
            <text:p>2991353685958206</text:p>
          </table:table-cell>
          <table:table-cell office:value-type="float" office:value="2681073337.28672" calcext:value-type="float">
            <text:p>2681073337.28672</text:p>
          </table:table-cell>
          <table:table-cell/>
          <table:table-cell office:value-type="float" office:value="15594008.625" calcext:value-type="float">
            <text:p>15594008.625</text:p>
          </table:table-cell>
          <table:table-cell office:value-type="float" office:value="2809027411.63181" calcext:value-type="float">
            <text:p>2809027411.63181</text:p>
          </table:table-cell>
          <table:table-cell office:value-type="float" office:value="3.22354390788708E+015" calcext:value-type="float">
            <text:p>3.22354390788708E+015</text:p>
          </table:table-cell>
          <table:table-cell office:value-type="float" office:value="2905779825.31882" calcext:value-type="float">
            <text:p>2905779825.31882</text:p>
          </table:table-cell>
        </table:table-row>
        <table:table-row table:style-name="ro1">
          <table:table-cell office:value-type="float" office:value="5225040" calcext:value-type="float">
            <text:p>5225040</text:p>
          </table:table-cell>
          <table:table-cell office:value-type="float" office:value="912638.345664533" calcext:value-type="float">
            <text:p>912638.345664533</text:p>
          </table:table-cell>
          <table:table-cell office:value-type="float" office:value="272728369636.965" calcext:value-type="float">
            <text:p>272728369636.965</text:p>
          </table:table-cell>
          <table:table-cell office:value-type="float" office:value="890772.161548368" calcext:value-type="float">
            <text:p>890772.161548368</text:p>
          </table:table-cell>
          <table:table-cell/>
          <table:table-cell office:value-type="float" office:value="3415392" calcext:value-type="float">
            <text:p>3415392</text:p>
          </table:table-cell>
          <table:table-cell office:value-type="float" office:value="312183701.928952" calcext:value-type="float">
            <text:p>312183701.928952</text:p>
          </table:table-cell>
          <table:table-cell office:value-type="float" office:value="1.03178893289194E+015" calcext:value-type="float">
            <text:p>1.03178893289194E+015</text:p>
          </table:table-cell>
          <table:table-cell office:value-type="float" office:value="766416481.032214" calcext:value-type="float">
            <text:p>766416481.032214</text:p>
          </table:table-cell>
          <table:table-cell/>
          <table:table-cell office:value-type="float" office:value="3950640" calcext:value-type="float">
            <text:p>3950640</text:p>
          </table:table-cell>
          <table:table-cell office:value-type="float" office:value="1160893201.28148" calcext:value-type="float">
            <text:p>1160893201.28148</text:p>
          </table:table-cell>
          <table:table-cell office:value-type="float" office:value="3.70622404844735E+015" calcext:value-type="float">
            <text:p>3.70622404844735E+015</text:p>
          </table:table-cell>
          <table:table-cell office:value-type="float" office:value="2748679010.85165" calcext:value-type="float">
            <text:p>2748679010.85165</text:p>
          </table:table-cell>
          <table:table-cell/>
          <table:table-cell office:value-type="float" office:value="8487504" calcext:value-type="float">
            <text:p>8487504</text:p>
          </table:table-cell>
          <table:table-cell office:value-type="float" office:value="2155700360.41148" calcext:value-type="float">
            <text:p>2155700360.41148</text:p>
          </table:table-cell>
          <table:table-cell office:value-type="float" office:value="5127499840008228" calcext:value-type="float">
            <text:p>5127499840008228</text:p>
          </table:table-cell>
          <table:table-cell office:value-type="float" office:value="3934875547.48734" calcext:value-type="float">
            <text:p>3934875547.48734</text:p>
          </table:table-cell>
          <table:table-cell/>
          <table:table-cell office:value-type="float" office:value="9965808" calcext:value-type="float">
            <text:p>9965808</text:p>
          </table:table-cell>
          <table:table-cell office:value-type="float" office:value="2421681343.03242" calcext:value-type="float">
            <text:p>2421681343.03242</text:p>
          </table:table-cell>
          <table:table-cell office:value-type="float" office:value="2.99879769512795E+015" calcext:value-type="float">
            <text:p>2.99879769512795E+015</text:p>
          </table:table-cell>
          <table:table-cell office:value-type="float" office:value="2686636702.37621" calcext:value-type="float">
            <text:p>2686636702.37621</text:p>
          </table:table-cell>
          <table:table-cell/>
          <table:table-cell office:value-type="float" office:value="15727290.75" calcext:value-type="float">
            <text:p>15727290.75</text:p>
          </table:table-cell>
          <table:table-cell office:value-type="float" office:value="2818496894.89992" calcext:value-type="float">
            <text:p>2818496894.89992</text:p>
          </table:table-cell>
          <table:table-cell office:value-type="float" office:value="3228058259428984" calcext:value-type="float">
            <text:p>3228058259428984</text:p>
          </table:table-cell>
          <table:table-cell office:value-type="float" office:value="2909322621.12196" calcext:value-type="float">
            <text:p>2909322621.12196</text:p>
          </table:table-cell>
        </table:table-row>
        <table:table-row table:style-name="ro1">
          <table:table-cell office:value-type="float" office:value="5269320" calcext:value-type="float">
            <text:p>5269320</text:p>
          </table:table-cell>
          <table:table-cell office:value-type="float" office:value="918891.710545864" calcext:value-type="float">
            <text:p>918891.710545864</text:p>
          </table:table-cell>
          <table:table-cell office:value-type="float" office:value="274489809609.047" calcext:value-type="float">
            <text:p>274489809609.047</text:p>
          </table:table-cell>
          <table:table-cell office:value-type="float" office:value="897300.554637698" calcext:value-type="float">
            <text:p>897300.554637698</text:p>
          </table:table-cell>
          <table:table-cell/>
          <table:table-cell office:value-type="float" office:value="3444336" calcext:value-type="float">
            <text:p>3444336</text:p>
          </table:table-cell>
          <table:table-cell office:value-type="float" office:value="314376146.834725" calcext:value-type="float">
            <text:p>314376146.834725</text:p>
          </table:table-cell>
          <table:table-cell office:value-type="float" office:value="1.03906227229638E+015" calcext:value-type="float">
            <text:p>1.03906227229638E+015</text:p>
          </table:table-cell>
          <table:table-cell office:value-type="float" office:value="771823846.560799" calcext:value-type="float">
            <text:p>771823846.560799</text:p>
          </table:table-cell>
          <table:table-cell/>
          <table:table-cell office:value-type="float" office:value="3984120" calcext:value-type="float">
            <text:p>3984120</text:p>
          </table:table-cell>
          <table:table-cell office:value-type="float" office:value="1168541856.99706" calcext:value-type="float">
            <text:p>1168541856.99706</text:p>
          </table:table-cell>
          <table:table-cell office:value-type="float" office:value="3731511333896649" calcext:value-type="float">
            <text:p>3731511333896649</text:p>
          </table:table-cell>
          <table:table-cell office:value-type="float" office:value="2767424714.9463" calcext:value-type="float">
            <text:p>2767424714.9463</text:p>
          </table:table-cell>
          <table:table-cell/>
          <table:table-cell office:value-type="float" office:value="8559432" calcext:value-type="float">
            <text:p>8559432</text:p>
          </table:table-cell>
          <table:table-cell office:value-type="float" office:value="2165550150.07832" calcext:value-type="float">
            <text:p>2165550150.07832</text:p>
          </table:table-cell>
          <table:table-cell office:value-type="float" office:value="5152438139068712" calcext:value-type="float">
            <text:p>5152438139068712</text:p>
          </table:table-cell>
          <table:table-cell office:value-type="float" office:value="3953371241.17266" calcext:value-type="float">
            <text:p>3953371241.17266</text:p>
          </table:table-cell>
          <table:table-cell/>
          <table:table-cell office:value-type="float" office:value="10050264" calcext:value-type="float">
            <text:p>10050264</text:p>
          </table:table-cell>
          <table:table-cell office:value-type="float" office:value="2429544651.68585" calcext:value-type="float">
            <text:p>2429544651.68585</text:p>
          </table:table-cell>
          <table:table-cell office:value-type="float" office:value="3.00617682028056E+015" calcext:value-type="float">
            <text:p>3.00617682028056E+015</text:p>
          </table:table-cell>
          <table:table-cell office:value-type="float" office:value="2692152016.83973" calcext:value-type="float">
            <text:p>2692152016.83973</text:p>
          </table:table-cell>
          <table:table-cell/>
          <table:table-cell office:value-type="float" office:value="15860572.875" calcext:value-type="float">
            <text:p>15860572.875</text:p>
          </table:table-cell>
          <table:table-cell office:value-type="float" office:value="2827939535.46151" calcext:value-type="float">
            <text:p>2827939535.46151</text:p>
          </table:table-cell>
          <table:table-cell office:value-type="float" office:value="3.23251432026506E+015" calcext:value-type="float">
            <text:p>3.23251432026506E+015</text:p>
          </table:table-cell>
          <table:table-cell office:value-type="float" office:value="2912821675.76237" calcext:value-type="float">
            <text:p>2912821675.76237</text:p>
          </table:table-cell>
        </table:table-row>
        <table:table-row table:style-name="ro1">
          <table:table-cell office:value-type="float" office:value="5313600" calcext:value-type="float">
            <text:p>5313600</text:p>
          </table:table-cell>
          <table:table-cell office:value-type="float" office:value="925131.620006882" calcext:value-type="float">
            <text:p>925131.620006882</text:p>
          </table:table-cell>
          <table:table-cell office:value-type="float" office:value="276244605262.554" calcext:value-type="float">
            <text:p>276244605262.554</text:p>
          </table:table-cell>
          <table:table-cell office:value-type="float" office:value="903815.095485797" calcext:value-type="float">
            <text:p>903815.095485797</text:p>
          </table:table-cell>
          <table:table-cell/>
          <table:table-cell office:value-type="float" office:value="3473280" calcext:value-type="float">
            <text:p>3473280</text:p>
          </table:table-cell>
          <table:table-cell office:value-type="float" office:value="316562094.670296" calcext:value-type="float">
            <text:p>316562094.670296</text:p>
          </table:table-cell>
          <table:table-cell office:value-type="float" office:value="1.04631378576292E+015" calcext:value-type="float">
            <text:p>1.04631378576292E+015</text:p>
          </table:table-cell>
          <table:table-cell office:value-type="float" office:value="777215070.382262" calcext:value-type="float">
            <text:p>777215070.382262</text:p>
          </table:table-cell>
          <table:table-cell/>
          <table:table-cell office:value-type="float" office:value="4017600" calcext:value-type="float">
            <text:p>4017600</text:p>
          </table:table-cell>
          <table:table-cell office:value-type="float" office:value="1176164260.44825" calcext:value-type="float">
            <text:p>1176164260.44825</text:p>
          </table:table-cell>
          <table:table-cell office:value-type="float" office:value="3756710857152896" calcext:value-type="float">
            <text:p>3756710857152896</text:p>
          </table:table-cell>
          <table:table-cell office:value-type="float" office:value="2786105571.81423" calcext:value-type="float">
            <text:p>2786105571.81423</text:p>
          </table:table-cell>
          <table:table-cell/>
          <table:table-cell office:value-type="float" office:value="8631360" calcext:value-type="float">
            <text:p>8631360</text:p>
          </table:table-cell>
          <table:table-cell office:value-type="float" office:value="2175342817.99219" calcext:value-type="float">
            <text:p>2175342817.99219</text:p>
          </table:table-cell>
          <table:table-cell office:value-type="float" office:value="5177190929488556" calcext:value-type="float">
            <text:p>5177190929488556</text:p>
          </table:table-cell>
          <table:table-cell office:value-type="float" office:value="3971729862.15406" calcext:value-type="float">
            <text:p>3971729862.15406</text:p>
          </table:table-cell>
          <table:table-cell/>
          <table:table-cell office:value-type="float" office:value="10134720" calcext:value-type="float">
            <text:p>10134720</text:p>
          </table:table-cell>
          <table:table-cell office:value-type="float" office:value="2437384663.31026" calcext:value-type="float">
            <text:p>2437384663.31026</text:p>
          </table:table-cell>
          <table:table-cell office:value-type="float" office:value="3.01349162823846E+015" calcext:value-type="float">
            <text:p>3.01349162823846E+015</text:p>
          </table:table-cell>
          <table:table-cell office:value-type="float" office:value="2697619699.81958" calcext:value-type="float">
            <text:p>2697619699.81958</text:p>
          </table:table-cell>
          <table:table-cell/>
          <table:table-cell office:value-type="float" office:value="15993855" calcext:value-type="float">
            <text:p>15993855</text:p>
          </table:table-cell>
          <table:table-cell office:value-type="float" office:value="2837355582.09691" calcext:value-type="float">
            <text:p>2837355582.09691</text:p>
          </table:table-cell>
          <table:table-cell office:value-type="float" office:value="3.23691287897736E+015" calcext:value-type="float">
            <text:p>3.23691287897736E+015</text:p>
          </table:table-cell>
          <table:table-cell office:value-type="float" office:value="2916277573.6009" calcext:value-type="float">
            <text:p>2916277573.6009</text:p>
          </table:table-cell>
        </table:table-row>
        <table:table-row table:style-name="ro1">
          <table:table-cell office:value-type="float" office:value="5357880" calcext:value-type="float">
            <text:p>5357880</text:p>
          </table:table-cell>
          <table:table-cell office:value-type="float" office:value="931358.118078668" calcext:value-type="float">
            <text:p>931358.118078668</text:p>
          </table:table-cell>
          <table:table-cell office:value-type="float" office:value="277992787000.224" calcext:value-type="float">
            <text:p>277992787000.224</text:p>
          </table:table-cell>
          <table:table-cell office:value-type="float" office:value="910315.828819583" calcext:value-type="float">
            <text:p>910315.828819583</text:p>
          </table:table-cell>
          <table:table-cell/>
          <table:table-cell office:value-type="float" office:value="3502224" calcext:value-type="float">
            <text:p>3502224</text:p>
          </table:table-cell>
          <table:table-cell office:value-type="float" office:value="318741564.89068" calcext:value-type="float">
            <text:p>318741564.89068</text:p>
          </table:table-cell>
          <table:table-cell office:value-type="float" office:value="1.05354353881456E+015" calcext:value-type="float">
            <text:p>1.05354353881456E+015</text:p>
          </table:table-cell>
          <table:table-cell office:value-type="float" office:value="782590200.888409" calcext:value-type="float">
            <text:p>782590200.888409</text:p>
          </table:table-cell>
          <table:table-cell/>
          <table:table-cell office:value-type="float" office:value="4051080" calcext:value-type="float">
            <text:p>4051080</text:p>
          </table:table-cell>
          <table:table-cell office:value-type="float" office:value="1183760503.87512" calcext:value-type="float">
            <text:p>1183760503.87512</text:p>
          </table:table-cell>
          <table:table-cell office:value-type="float" office:value="3781822922935992" calcext:value-type="float">
            <text:p>3781822922935992</text:p>
          </table:table-cell>
          <table:table-cell office:value-type="float" office:value="2804721806.51106" calcext:value-type="float">
            <text:p>2804721806.51106</text:p>
          </table:table-cell>
          <table:table-cell/>
          <table:table-cell office:value-type="float" office:value="8703288" calcext:value-type="float">
            <text:p>8703288</text:p>
          </table:table-cell>
          <table:table-cell office:value-type="float" office:value="2185078790.14679" calcext:value-type="float">
            <text:p>2185078790.14679</text:p>
          </table:table-cell>
          <table:table-cell office:value-type="float" office:value="5201759592266838" calcext:value-type="float">
            <text:p>5201759592266838</text:p>
          </table:table-cell>
          <table:table-cell office:value-type="float" office:value="3989952430.58834" calcext:value-type="float">
            <text:p>3989952430.58834</text:p>
          </table:table-cell>
          <table:table-cell/>
          <table:table-cell office:value-type="float" office:value="10219176" calcext:value-type="float">
            <text:p>10219176</text:p>
          </table:table-cell>
          <table:table-cell office:value-type="float" office:value="2445201555.51134" calcext:value-type="float">
            <text:p>2445201555.51134</text:p>
          </table:table-cell>
          <table:table-cell office:value-type="float" office:value="3.02074268084386E+015" calcext:value-type="float">
            <text:p>3.02074268084386E+015</text:p>
          </table:table-cell>
          <table:table-cell office:value-type="float" office:value="2703040166.7618" calcext:value-type="float">
            <text:p>2703040166.7618</text:p>
          </table:table-cell>
          <table:table-cell/>
          <table:table-cell office:value-type="float" office:value="16127137.125" calcext:value-type="float">
            <text:p>16127137.125</text:p>
          </table:table-cell>
          <table:table-cell office:value-type="float" office:value="2846745280.26651" calcext:value-type="float">
            <text:p>2846745280.26651</text:p>
          </table:table-cell>
          <table:table-cell office:value-type="float" office:value="3241254713347142" calcext:value-type="float">
            <text:p>3241254713347142</text:p>
          </table:table-cell>
          <table:table-cell office:value-type="float" office:value="2919690891.01614" calcext:value-type="float">
            <text:p>2919690891.01614</text:p>
          </table:table-cell>
        </table:table-row>
        <table:table-row table:style-name="ro1">
          <table:table-cell office:value-type="float" office:value="5402160" calcext:value-type="float">
            <text:p>5402160</text:p>
          </table:table-cell>
          <table:table-cell office:value-type="float" office:value="937571.248602472" calcext:value-type="float">
            <text:p>937571.248602472</text:p>
          </table:table-cell>
          <table:table-cell office:value-type="float" office:value="279734385076.433" calcext:value-type="float">
            <text:p>279734385076.433</text:p>
          </table:table-cell>
          <table:table-cell office:value-type="float" office:value="916802.799174346" calcext:value-type="float">
            <text:p>916802.799174346</text:p>
          </table:table-cell>
          <table:table-cell/>
          <table:table-cell office:value-type="float" office:value="3531168" calcext:value-type="float">
            <text:p>3531168</text:p>
          </table:table-cell>
          <table:table-cell office:value-type="float" office:value="320914576.892401" calcext:value-type="float">
            <text:p>320914576.892401</text:p>
          </table:table-cell>
          <table:table-cell office:value-type="float" office:value="1.0607515967776E+015" calcext:value-type="float">
            <text:p>1.0607515967776E+015</text:p>
          </table:table-cell>
          <table:table-cell office:value-type="float" office:value="787949286.325784" calcext:value-type="float">
            <text:p>787949286.325784</text:p>
          </table:table-cell>
          <table:table-cell/>
          <table:table-cell office:value-type="float" office:value="4084560" calcext:value-type="float">
            <text:p>4084560</text:p>
          </table:table-cell>
          <table:table-cell office:value-type="float" office:value="1191330679.18462" calcext:value-type="float">
            <text:p>1191330679.18462</text:p>
          </table:table-cell>
          <table:table-cell office:value-type="float" office:value="3806847834907444" calcext:value-type="float">
            <text:p>3806847834907444</text:p>
          </table:table-cell>
          <table:table-cell office:value-type="float" office:value="2823273643.30984" calcext:value-type="float">
            <text:p>2823273643.30984</text:p>
          </table:table-cell>
          <table:table-cell/>
          <table:table-cell office:value-type="float" office:value="8775216" calcext:value-type="float">
            <text:p>8775216</text:p>
          </table:table-cell>
          <table:table-cell office:value-type="float" office:value="2194758489.13956" calcext:value-type="float">
            <text:p>2194758489.13956</text:p>
          </table:table-cell>
          <table:table-cell office:value-type="float" office:value="5226145498115158" calcext:value-type="float">
            <text:p>5226145498115158</text:p>
          </table:table-cell>
          <table:table-cell office:value-type="float" office:value="4008039959.01718" calcext:value-type="float">
            <text:p>4008039959.01718</text:p>
          </table:table-cell>
          <table:table-cell/>
          <table:table-cell office:value-type="float" office:value="10303632" calcext:value-type="float">
            <text:p>10303632</text:p>
          </table:table-cell>
          <table:table-cell office:value-type="float" office:value="2452995504.22028" calcext:value-type="float">
            <text:p>2452995504.22028</text:p>
          </table:table-cell>
          <table:table-cell office:value-type="float" office:value="3027930535005265" calcext:value-type="float">
            <text:p>3027930535005265</text:p>
          </table:table-cell>
          <table:table-cell office:value-type="float" office:value="2708413829.45162" calcext:value-type="float">
            <text:p>2708413829.45162</text:p>
          </table:table-cell>
          <table:table-cell/>
          <table:table-cell office:value-type="float" office:value="16260419.25" calcext:value-type="float">
            <text:p>16260419.25</text:p>
          </table:table-cell>
          <table:table-cell office:value-type="float" office:value="2856108872.15881" calcext:value-type="float">
            <text:p>2856108872.15881</text:p>
          </table:table-cell>
          <table:table-cell office:value-type="float" office:value="3245540590503316" calcext:value-type="float">
            <text:p>3245540590503316</text:p>
          </table:table-cell>
          <table:table-cell office:value-type="float" office:value="2923062196.51423" calcext:value-type="float">
            <text:p>2923062196.51423</text:p>
          </table:table-cell>
        </table:table-row>
        <table:table-row table:style-name="ro1">
          <table:table-cell office:value-type="float" office:value="5446440" calcext:value-type="float">
            <text:p>5446440</text:p>
          </table:table-cell>
          <table:table-cell office:value-type="float" office:value="943771.055230617" calcext:value-type="float">
            <text:p>943771.055230617</text:p>
          </table:table-cell>
          <table:table-cell office:value-type="float" office:value="281469429597.932" calcext:value-type="float">
            <text:p>281469429597.932</text:p>
          </table:table-cell>
          <table:table-cell office:value-type="float" office:value="923276.050894668" calcext:value-type="float">
            <text:p>923276.050894668</text:p>
          </table:table-cell>
          <table:table-cell/>
          <table:table-cell office:value-type="float" office:value="3560112" calcext:value-type="float">
            <text:p>3560112</text:p>
          </table:table-cell>
          <table:table-cell office:value-type="float" office:value="323081150.013663" calcext:value-type="float">
            <text:p>323081150.013663</text:p>
          </table:table-cell>
          <table:table-cell office:value-type="float" office:value="1.06793802478216E+015" calcext:value-type="float">
            <text:p>1.06793802478216E+015</text:p>
          </table:table-cell>
          <table:table-cell office:value-type="float" office:value="793292374.796106" calcext:value-type="float">
            <text:p>793292374.796106</text:p>
          </table:table-cell>
          <table:table-cell/>
          <table:table-cell office:value-type="float" office:value="4118040" calcext:value-type="float">
            <text:p>4118040</text:p>
          </table:table-cell>
          <table:table-cell office:value-type="float" office:value="1198874877.95181" calcext:value-type="float">
            <text:p>1198874877.95181</text:p>
          </table:table-cell>
          <table:table-cell office:value-type="float" office:value="3.83178589567405E+015" calcext:value-type="float">
            <text:p>3.83178589567405E+015</text:p>
          </table:table-cell>
          <table:table-cell office:value-type="float" office:value="2841761305.70384" calcext:value-type="float">
            <text:p>2841761305.70384</text:p>
          </table:table-cell>
          <table:table-cell/>
          <table:table-cell office:value-type="float" office:value="8847144" calcext:value-type="float">
            <text:p>8847144</text:p>
          </table:table-cell>
          <table:table-cell office:value-type="float" office:value="2204382334.20181" calcext:value-type="float">
            <text:p>2204382334.20181</text:p>
          </table:table-cell>
          <table:table-cell office:value-type="float" office:value="5250350007534379" calcext:value-type="float">
            <text:p>5250350007534379</text:p>
          </table:table-cell>
          <table:table-cell office:value-type="float" office:value="4025993452.42435" calcext:value-type="float">
            <text:p>4025993452.42435</text:p>
          </table:table-cell>
          <table:table-cell/>
          <table:table-cell office:value-type="float" office:value="10388088" calcext:value-type="float">
            <text:p>10388088</text:p>
          </table:table-cell>
          <table:table-cell office:value-type="float" office:value="2460766683.71263" calcext:value-type="float">
            <text:p>2460766683.71263</text:p>
          </table:table-cell>
          <table:table-cell office:value-type="float" office:value="3035055742743215" calcext:value-type="float">
            <text:p>3035055742743215</text:p>
          </table:table-cell>
          <table:table-cell office:value-type="float" office:value="2713741096.04811" calcext:value-type="float">
            <text:p>2713741096.04811</text:p>
          </table:table-cell>
          <table:table-cell/>
          <table:table-cell office:value-type="float" office:value="16393701.375" calcext:value-type="float">
            <text:p>16393701.375</text:p>
          </table:table-cell>
          <table:table-cell office:value-type="float" office:value="2865446596.73761" calcext:value-type="float">
            <text:p>2865446596.73761</text:p>
          </table:table-cell>
          <table:table-cell office:value-type="float" office:value="3.24977126706889E+015" calcext:value-type="float">
            <text:p>3.24977126706889E+015</text:p>
          </table:table-cell>
          <table:table-cell office:value-type="float" office:value="2926392050.83719" calcext:value-type="float">
            <text:p>2926392050.83719</text:p>
          </table:table-cell>
        </table:table-row>
        <table:table-row table:style-name="ro1">
          <table:table-cell office:value-type="float" office:value="5490720" calcext:value-type="float">
            <text:p>5490720</text:p>
          </table:table-cell>
          <table:table-cell office:value-type="float" office:value="949957.581427409" calcext:value-type="float">
            <text:p>949957.581427409</text:p>
          </table:table-cell>
          <table:table-cell office:value-type="float" office:value="283197950524.581" calcext:value-type="float">
            <text:p>283197950524.581</text:p>
          </table:table-cell>
          <table:table-cell office:value-type="float" office:value="929735.62813533" calcext:value-type="float">
            <text:p>929735.62813533</text:p>
          </table:table-cell>
          <table:table-cell/>
          <table:table-cell office:value-type="float" office:value="3589056" calcext:value-type="float">
            <text:p>3589056</text:p>
          </table:table-cell>
          <table:table-cell office:value-type="float" office:value="325241303.534529" calcext:value-type="float">
            <text:p>325241303.534529</text:p>
          </table:table-cell>
          <table:table-cell office:value-type="float" office:value="1.07510288776284E+015" calcext:value-type="float">
            <text:p>1.07510288776284E+015</text:p>
          </table:table-cell>
          <table:table-cell office:value-type="float" office:value="798619514.2567" calcext:value-type="float">
            <text:p>798619514.2567</text:p>
          </table:table-cell>
          <table:table-cell/>
          <table:table-cell office:value-type="float" office:value="4151520" calcext:value-type="float">
            <text:p>4151520</text:p>
          </table:table-cell>
          <table:table-cell office:value-type="float" office:value="1206393191.42116" calcext:value-type="float">
            <text:p>1206393191.42116</text:p>
          </table:table-cell>
          <table:table-cell office:value-type="float" office:value="3.85663740679153E+015" calcext:value-type="float">
            <text:p>3.85663740679153E+015</text:p>
          </table:table-cell>
          <table:table-cell office:value-type="float" office:value="2860185016.40923" calcext:value-type="float">
            <text:p>2860185016.40923</text:p>
          </table:table-cell>
          <table:table-cell/>
          <table:table-cell office:value-type="float" office:value="8919072" calcext:value-type="float">
            <text:p>8919072</text:p>
          </table:table-cell>
          <table:table-cell office:value-type="float" office:value="2213950741.22843" calcext:value-type="float">
            <text:p>2213950741.22843</text:p>
          </table:table-cell>
          <table:table-cell office:value-type="float" office:value="5274374470890840" calcext:value-type="float">
            <text:p>5274374470890840</text:p>
          </table:table-cell>
          <table:table-cell office:value-type="float" office:value="4043813908.29249" calcext:value-type="float">
            <text:p>4043813908.29249</text:p>
          </table:table-cell>
          <table:table-cell/>
          <table:table-cell office:value-type="float" office:value="10472544" calcext:value-type="float">
            <text:p>10472544</text:p>
          </table:table-cell>
          <table:table-cell office:value-type="float" office:value="2468515266.62667" calcext:value-type="float">
            <text:p>2468515266.62667</text:p>
          </table:table-cell>
          <table:table-cell office:value-type="float" office:value="3042118851235372" calcext:value-type="float">
            <text:p>3042118851235372</text:p>
          </table:table-cell>
          <table:table-cell office:value-type="float" office:value="2719022371.1184" calcext:value-type="float">
            <text:p>2719022371.1184</text:p>
          </table:table-cell>
          <table:table-cell/>
          <table:table-cell office:value-type="float" office:value="16526983.5" calcext:value-type="float">
            <text:p>16526983.5</text:p>
          </table:table-cell>
          <table:table-cell office:value-type="float" office:value="2874758689.78856" calcext:value-type="float">
            <text:p>2874758689.78856</text:p>
          </table:table-cell>
          <table:table-cell office:value-type="float" office:value="3253947489305309" calcext:value-type="float">
            <text:p>3253947489305309</text:p>
          </table:table-cell>
          <table:table-cell office:value-type="float" office:value="2929681007.06972" calcext:value-type="float">
            <text:p>2929681007.06972</text:p>
          </table:table-cell>
        </table:table-row>
        <table:table-row table:style-name="ro1">
          <table:table-cell office:value-type="float" office:value="5535000" calcext:value-type="float">
            <text:p>5535000</text:p>
          </table:table-cell>
          <table:table-cell office:value-type="float" office:value="956130.870470034" calcext:value-type="float">
            <text:p>956130.870470034</text:p>
          </table:table-cell>
          <table:table-cell office:value-type="float" office:value="284919977670.078" calcext:value-type="float">
            <text:p>284919977670.078</text:p>
          </table:table-cell>
          <table:table-cell office:value-type="float" office:value="936181.574862224" calcext:value-type="float">
            <text:p>936181.574862224</text:p>
          </table:table-cell>
          <table:table-cell/>
          <table:table-cell office:value-type="float" office:value="3618000" calcext:value-type="float">
            <text:p>3618000</text:p>
          </table:table-cell>
          <table:table-cell office:value-type="float" office:value="327395056.677092" calcext:value-type="float">
            <text:p>327395056.677092</text:p>
          </table:table-cell>
          <table:table-cell office:value-type="float" office:value="1.08224625045925E+015" calcext:value-type="float">
            <text:p>1.08224625045925E+015</text:p>
          </table:table-cell>
          <table:table-cell office:value-type="float" office:value="803930752.520938" calcext:value-type="float">
            <text:p>803930752.520938</text:p>
          </table:table-cell>
          <table:table-cell/>
          <table:table-cell office:value-type="float" office:value="4185000" calcext:value-type="float">
            <text:p>4185000</text:p>
          </table:table-cell>
          <table:table-cell office:value-type="float" office:value="1213885710.50781" calcext:value-type="float">
            <text:p>1213885710.50781</text:p>
          </table:table-cell>
          <table:table-cell office:value-type="float" office:value="3881402668768246" calcext:value-type="float">
            <text:p>3881402668768246</text:p>
          </table:table-cell>
          <table:table-cell office:value-type="float" office:value="2878544997.36782" calcext:value-type="float">
            <text:p>2878544997.36782</text:p>
          </table:table-cell>
          <table:table-cell/>
          <table:table-cell office:value-type="float" office:value="8991000" calcext:value-type="float">
            <text:p>8991000</text:p>
          </table:table-cell>
          <table:table-cell office:value-type="float" office:value="2223464122.80735" calcext:value-type="float">
            <text:p>2223464122.80735</text:p>
          </table:table-cell>
          <table:table-cell office:value-type="float" office:value="5298220228491984" calcext:value-type="float">
            <text:p>5298220228491984</text:p>
          </table:table-cell>
          <table:table-cell office:value-type="float" office:value="4061502316.65938" calcext:value-type="float">
            <text:p>4061502316.65938</text:p>
          </table:table-cell>
          <table:table-cell/>
          <table:table-cell office:value-type="float" office:value="10557000" calcext:value-type="float">
            <text:p>10557000</text:p>
          </table:table-cell>
          <table:table-cell office:value-type="float" office:value="2476241423.98161" calcext:value-type="float">
            <text:p>2476241423.98161</text:p>
          </table:table-cell>
          <table:table-cell office:value-type="float" office:value="3.04912040286092E+015" calcext:value-type="float">
            <text:p>3.04912040286092E+015</text:p>
          </table:table-cell>
          <table:table-cell office:value-type="float" office:value="2724258055.67125" calcext:value-type="float">
            <text:p>2724258055.67125</text:p>
          </table:table-cell>
          <table:table-cell/>
          <table:table-cell office:value-type="float" office:value="16660265.625" calcext:value-type="float">
            <text:p>16660265.625</text:p>
          </table:table-cell>
          <table:table-cell office:value-type="float" office:value="2884045383.9649" calcext:value-type="float">
            <text:p>2884045383.9649</text:p>
          </table:table-cell>
          <table:table-cell office:value-type="float" office:value="3258069993254922" calcext:value-type="float">
            <text:p>3258069993254922</text:p>
          </table:table-cell>
          <table:table-cell office:value-type="float" office:value="2932929610.74456" calcext:value-type="float">
            <text:p>2932929610.74456</text:p>
          </table:table-cell>
        </table:table-row>
        <table:table-row table:style-name="ro1">
          <table:table-cell office:value-type="float" office:value="5579280" calcext:value-type="float">
            <text:p>5579280</text:p>
          </table:table-cell>
          <table:table-cell office:value-type="float" office:value="962290.965449459" calcext:value-type="float">
            <text:p>962290.965449459</text:p>
          </table:table-cell>
          <table:table-cell office:value-type="float" office:value="286635540702.685" calcext:value-type="float">
            <text:p>286635540702.685</text:p>
          </table:table-cell>
          <table:table-cell office:value-type="float" office:value="942613.934853251" calcext:value-type="float">
            <text:p>942613.934853251</text:p>
          </table:table-cell>
          <table:table-cell/>
          <table:table-cell office:value-type="float" office:value="3646944" calcext:value-type="float">
            <text:p>3646944</text:p>
          </table:table-cell>
          <table:table-cell office:value-type="float" office:value="329542428.605656" calcext:value-type="float">
            <text:p>329542428.605656</text:p>
          </table:table-cell>
          <table:table-cell office:value-type="float" office:value="1.08936817741663E+015" calcext:value-type="float">
            <text:p>1.08936817741663E+015</text:p>
          </table:table-cell>
          <table:table-cell office:value-type="float" office:value="809226137.258665" calcext:value-type="float">
            <text:p>809226137.258665</text:p>
          </table:table-cell>
          <table:table-cell/>
          <table:table-cell office:value-type="float" office:value="4218480" calcext:value-type="float">
            <text:p>4218480</text:p>
          </table:table-cell>
          <table:table-cell office:value-type="float" office:value="1221352525.79886" calcext:value-type="float">
            <text:p>1221352525.79886</text:p>
          </table:table-cell>
          <table:table-cell office:value-type="float" office:value="3.90608198106879E+015" calcext:value-type="float">
            <text:p>3.90608198106879E+015</text:p>
          </table:table-cell>
          <table:table-cell office:value-type="float" office:value="2896841469.74973" calcext:value-type="float">
            <text:p>2896841469.74973</text:p>
          </table:table-cell>
          <table:table-cell/>
          <table:table-cell office:value-type="float" office:value="9062928" calcext:value-type="float">
            <text:p>9062928</text:p>
          </table:table-cell>
          <table:table-cell office:value-type="float" office:value="2232922888.24865" calcext:value-type="float">
            <text:p>2232922888.24865</text:p>
          </table:table-cell>
          <table:table-cell office:value-type="float" office:value="5321888610661396" calcext:value-type="float">
            <text:p>5321888610661396</text:p>
          </table:table-cell>
          <table:table-cell office:value-type="float" office:value="4079059660.17393" calcext:value-type="float">
            <text:p>4079059660.17393</text:p>
          </table:table-cell>
          <table:table-cell/>
          <table:table-cell office:value-type="float" office:value="10641456" calcext:value-type="float">
            <text:p>10641456</text:p>
          </table:table-cell>
          <table:table-cell office:value-type="float" office:value="2483945325.19538" calcext:value-type="float">
            <text:p>2483945325.19538</text:p>
          </table:table-cell>
          <table:table-cell office:value-type="float" office:value="3056060935244373" calcext:value-type="float">
            <text:p>3056060935244373</text:p>
          </table:table-cell>
          <table:table-cell office:value-type="float" office:value="2729448547.19014" calcext:value-type="float">
            <text:p>2729448547.19014</text:p>
          </table:table-cell>
          <table:table-cell/>
          <table:table-cell office:value-type="float" office:value="16793547.75" calcext:value-type="float">
            <text:p>16793547.75</text:p>
          </table:table-cell>
          <table:table-cell office:value-type="float" office:value="2893306908.83251" calcext:value-type="float">
            <text:p>2893306908.83251</text:p>
          </table:table-cell>
          <table:table-cell office:value-type="float" office:value="3.2621395048814E+015" calcext:value-type="float">
            <text:p>3.2621395048814E+015</text:p>
          </table:table-cell>
          <table:table-cell office:value-type="float" office:value="2936138399.94635" calcext:value-type="float">
            <text:p>2936138399.94635</text:p>
          </table:table-cell>
        </table:table-row>
        <table:table-row table:style-name="ro1">
          <table:table-cell office:value-type="float" office:value="5623560" calcext:value-type="float">
            <text:p>5623560</text:p>
          </table:table-cell>
          <table:table-cell office:value-type="float" office:value="968437.909271318" calcext:value-type="float">
            <text:p>968437.909271318</text:p>
          </table:table-cell>
          <table:table-cell office:value-type="float" office:value="288344669145.951" calcext:value-type="float">
            <text:p>288344669145.951</text:p>
          </table:table-cell>
          <table:table-cell office:value-type="float" office:value="949032.751699226" calcext:value-type="float">
            <text:p>949032.751699226</text:p>
          </table:table-cell>
          <table:table-cell/>
          <table:table-cell office:value-type="float" office:value="3675888" calcext:value-type="float">
            <text:p>3675888</text:p>
          </table:table-cell>
          <table:table-cell office:value-type="float" office:value="331683438.426907" calcext:value-type="float">
            <text:p>331683438.426907</text:p>
          </table:table-cell>
          <table:table-cell office:value-type="float" office:value="1.09646873298643E+015" calcext:value-type="float">
            <text:p>1.09646873298643E+015</text:p>
          </table:table-cell>
          <table:table-cell office:value-type="float" office:value="814505715.996632" calcext:value-type="float">
            <text:p>814505715.996632</text:p>
          </table:table-cell>
          <table:table-cell/>
          <table:table-cell office:value-type="float" office:value="4251960" calcext:value-type="float">
            <text:p>4251960</text:p>
          </table:table-cell>
          <table:table-cell office:value-type="float" office:value="1228793727.5546" calcext:value-type="float">
            <text:p>1228793727.5546</text:p>
          </table:table-cell>
          <table:table-cell office:value-type="float" office:value="3.93067564211762E+015" calcext:value-type="float">
            <text:p>3.93067564211762E+015</text:p>
          </table:table-cell>
          <table:table-cell office:value-type="float" office:value="2915074653.95609" calcext:value-type="float">
            <text:p>2915074653.95609</text:p>
          </table:table-cell>
          <table:table-cell/>
          <table:table-cell office:value-type="float" office:value="9134856" calcext:value-type="float">
            <text:p>9134856</text:p>
          </table:table-cell>
          <table:table-cell office:value-type="float" office:value="2242327443.61339" calcext:value-type="float">
            <text:p>2242327443.61339</text:p>
          </table:table-cell>
          <table:table-cell office:value-type="float" office:value="5345380937813320" calcext:value-type="float">
            <text:p>5345380937813320</text:p>
          </table:table-cell>
          <table:table-cell office:value-type="float" office:value="4096486914.15157" calcext:value-type="float">
            <text:p>4096486914.15157</text:p>
          </table:table-cell>
          <table:table-cell/>
          <table:table-cell office:value-type="float" office:value="10725912" calcext:value-type="float">
            <text:p>10725912</text:p>
          </table:table-cell>
          <table:table-cell office:value-type="float" office:value="2491627138.10211" calcext:value-type="float">
            <text:p>2491627138.10211</text:p>
          </table:table-cell>
          <table:table-cell office:value-type="float" office:value="3.06294098129874E+015" calcext:value-type="float">
            <text:p>3.06294098129874E+015</text:p>
          </table:table-cell>
          <table:table-cell office:value-type="float" office:value="2734594239.66586" calcext:value-type="float">
            <text:p>2734594239.66586</text:p>
          </table:table-cell>
          <table:table-cell/>
          <table:table-cell office:value-type="float" office:value="16926829.875" calcext:value-type="float">
            <text:p>16926829.875</text:p>
          </table:table-cell>
          <table:table-cell office:value-type="float" office:value="2902543490.91424" calcext:value-type="float">
            <text:p>2902543490.91424</text:p>
          </table:table-cell>
          <table:table-cell office:value-type="float" office:value="3266156740208241" calcext:value-type="float">
            <text:p>3266156740208241</text:p>
          </table:table-cell>
          <table:table-cell office:value-type="float" office:value="2939307905.41403" calcext:value-type="float">
            <text:p>2939307905.41403</text:p>
          </table:table-cell>
        </table:table-row>
        <table:table-row table:style-name="ro1">
          <table:table-cell office:value-type="float" office:value="5667840" calcext:value-type="float">
            <text:p>5667840</text:p>
          </table:table-cell>
          <table:table-cell office:value-type="float" office:value="974571.744656806" calcext:value-type="float">
            <text:p>974571.744656806</text:p>
          </table:table-cell>
          <table:table-cell office:value-type="float" office:value="290047392379.431" calcext:value-type="float">
            <text:p>290047392379.431</text:p>
          </table:table-cell>
          <table:table-cell office:value-type="float" office:value="955438.068804767" calcext:value-type="float">
            <text:p>955438.068804767</text:p>
          </table:table-cell>
          <table:table-cell/>
          <table:table-cell office:value-type="float" office:value="3704832" calcext:value-type="float">
            <text:p>3704832</text:p>
          </table:table-cell>
          <table:table-cell office:value-type="float" office:value="333818105.190088" calcext:value-type="float">
            <text:p>333818105.190088</text:p>
          </table:table-cell>
          <table:table-cell office:value-type="float" office:value="1.10354798132687E+015" calcext:value-type="float">
            <text:p>1.10354798132687E+015</text:p>
          </table:table-cell>
          <table:table-cell office:value-type="float" office:value="819769536.118928" calcext:value-type="float">
            <text:p>819769536.118928</text:p>
          </table:table-cell>
          <table:table-cell/>
          <table:table-cell office:value-type="float" office:value="4285440" calcext:value-type="float">
            <text:p>4285440</text:p>
          </table:table-cell>
          <table:table-cell office:value-type="float" office:value="1236209405.70978" calcext:value-type="float">
            <text:p>1236209405.70978</text:p>
          </table:table-cell>
          <table:table-cell office:value-type="float" office:value="3955183949302693" calcext:value-type="float">
            <text:p>3955183949302693</text:p>
          </table:table-cell>
          <table:table-cell office:value-type="float" office:value="2933244769.62176" calcext:value-type="float">
            <text:p>2933244769.62176</text:p>
          </table:table-cell>
          <table:table-cell/>
          <table:table-cell office:value-type="float" office:value="9206784" calcext:value-type="float">
            <text:p>9206784</text:p>
          </table:table-cell>
          <table:table-cell office:value-type="float" office:value="2251678191.7421" calcext:value-type="float">
            <text:p>2251678191.7421</text:p>
          </table:table-cell>
          <table:table-cell office:value-type="float" office:value="5368698520526569" calcext:value-type="float">
            <text:p>5368698520526569</text:p>
          </table:table-cell>
          <table:table-cell office:value-type="float" office:value="4113785046.62928" calcext:value-type="float">
            <text:p>4113785046.62928</text:p>
          </table:table-cell>
          <table:table-cell/>
          <table:table-cell office:value-type="float" office:value="10810368" calcext:value-type="float">
            <text:p>10810368</text:p>
          </table:table-cell>
          <table:table-cell office:value-type="float" office:value="2499287028.96945" calcext:value-type="float">
            <text:p>2499287028.96945</text:p>
          </table:table-cell>
          <table:table-cell office:value-type="float" office:value="3069761069268227" calcext:value-type="float">
            <text:p>3069761069268227</text:p>
          </table:table-cell>
          <table:table-cell office:value-type="float" office:value="2739695523.62862" calcext:value-type="float">
            <text:p>2739695523.62862</text:p>
          </table:table-cell>
          <table:table-cell/>
          <table:table-cell office:value-type="float" office:value="17060112" calcext:value-type="float">
            <text:p>17060112</text:p>
          </table:table-cell>
          <table:table-cell office:value-type="float" office:value="2911755353.73358" calcext:value-type="float">
            <text:p>2911755353.73358</text:p>
          </table:table-cell>
          <table:table-cell office:value-type="float" office:value="3270122405455379" calcext:value-type="float">
            <text:p>3270122405455379</text:p>
          </table:table-cell>
          <table:table-cell office:value-type="float" office:value="2942438650.6419" calcext:value-type="float">
            <text:p>2942438650.6419</text:p>
          </table:table-cell>
        </table:table-row>
        <table:table-row table:style-name="ro1">
          <table:table-cell office:value-type="float" office:value="5712120" calcext:value-type="float">
            <text:p>5712120</text:p>
          </table:table-cell>
          <table:table-cell office:value-type="float" office:value="980692.514143556" calcext:value-type="float">
            <text:p>980692.514143556</text:p>
          </table:table-cell>
          <table:table-cell office:value-type="float" office:value="291743739639.402" calcext:value-type="float">
            <text:p>291743739639.402</text:p>
          </table:table-cell>
          <table:table-cell office:value-type="float" office:value="961829.929389187" calcext:value-type="float">
            <text:p>961829.929389187</text:p>
          </table:table-cell>
          <table:table-cell/>
          <table:table-cell office:value-type="float" office:value="3733776" calcext:value-type="float">
            <text:p>3733776</text:p>
          </table:table-cell>
          <table:table-cell office:value-type="float" office:value="335946447.887171" calcext:value-type="float">
            <text:p>335946447.887171</text:p>
          </table:table-cell>
          <table:table-cell office:value-type="float" office:value="1.11060598640356E+015" calcext:value-type="float">
            <text:p>1.11060598640356E+015</text:p>
          </table:table-cell>
          <table:table-cell office:value-type="float" office:value="825017644.867403" calcext:value-type="float">
            <text:p>825017644.867403</text:p>
          </table:table-cell>
          <table:table-cell/>
          <table:table-cell office:value-type="float" office:value="4318920" calcext:value-type="float">
            <text:p>4318920</text:p>
          </table:table-cell>
          <table:table-cell office:value-type="float" office:value="1243599649.87484" calcext:value-type="float">
            <text:p>1243599649.87484</text:p>
          </table:table-cell>
          <table:table-cell office:value-type="float" office:value="3979607198979045" calcext:value-type="float">
            <text:p>3979607198979045</text:p>
          </table:table-cell>
          <table:table-cell office:value-type="float" office:value="2951352035.61794" calcext:value-type="float">
            <text:p>2951352035.61794</text:p>
          </table:table-cell>
          <table:table-cell/>
          <table:table-cell office:value-type="float" office:value="9278712" calcext:value-type="float">
            <text:p>9278712</text:p>
          </table:table-cell>
          <table:table-cell office:value-type="float" office:value="2260975532.28299" calcext:value-type="float">
            <text:p>2260975532.28299</text:p>
          </table:table-cell>
          <table:table-cell office:value-type="float" office:value="5391842659617894" calcext:value-type="float">
            <text:p>5391842659617894</text:p>
          </table:table-cell>
          <table:table-cell office:value-type="float" office:value="4130955018.42029" calcext:value-type="float">
            <text:p>4130955018.42029</text:p>
          </table:table-cell>
          <table:table-cell/>
          <table:table-cell office:value-type="float" office:value="10894824" calcext:value-type="float">
            <text:p>10894824</text:p>
          </table:table-cell>
          <table:table-cell office:value-type="float" office:value="2506925162.51545" calcext:value-type="float">
            <text:p>2506925162.51545</text:p>
          </table:table-cell>
          <table:table-cell office:value-type="float" office:value="3.07652172277031E+015" calcext:value-type="float">
            <text:p>3.07652172277031E+015</text:p>
          </table:table-cell>
          <table:table-cell office:value-type="float" office:value="2744752786.17978" calcext:value-type="float">
            <text:p>2744752786.17978</text:p>
          </table:table-cell>
          <table:table-cell/>
          <table:table-cell office:value-type="float" office:value="17193394.125" calcext:value-type="float">
            <text:p>17193394.125</text:p>
          </table:table-cell>
          <table:table-cell office:value-type="float" office:value="2920942717.85761" calcext:value-type="float">
            <text:p>2920942717.85761</text:p>
          </table:table-cell>
          <table:table-cell office:value-type="float" office:value="3274037197173887" calcext:value-type="float">
            <text:p>3274037197173887</text:p>
          </table:table-cell>
          <table:table-cell office:value-type="float" office:value="2945531151.97926" calcext:value-type="float">
            <text:p>2945531151.97926</text:p>
          </table:table-cell>
        </table:table-row>
        <table:table-row table:style-name="ro1">
          <table:table-cell office:value-type="float" office:value="5756400" calcext:value-type="float">
            <text:p>5756400</text:p>
          </table:table-cell>
          <table:table-cell office:value-type="float" office:value="986800.260086522" calcext:value-type="float">
            <text:p>986800.260086522</text:p>
          </table:table-cell>
          <table:table-cell office:value-type="float" office:value="293433740019.574" calcext:value-type="float">
            <text:p>293433740019.574</text:p>
          </table:table-cell>
          <table:table-cell office:value-type="float" office:value="968208.376487378" calcext:value-type="float">
            <text:p>968208.376487378</text:p>
          </table:table-cell>
          <table:table-cell/>
          <table:table-cell office:value-type="float" office:value="3762720" calcext:value-type="float">
            <text:p>3762720</text:p>
          </table:table-cell>
          <table:table-cell office:value-type="float" office:value="338068485.453032" calcext:value-type="float">
            <text:p>338068485.453032</text:p>
          </table:table-cell>
          <table:table-cell office:value-type="float" office:value="1.11764281199003E+015" calcext:value-type="float">
            <text:p>1.11764281199003E+015</text:p>
          </table:table-cell>
          <table:table-cell office:value-type="float" office:value="830250089.342103" calcext:value-type="float">
            <text:p>830250089.342103</text:p>
          </table:table-cell>
          <table:table-cell/>
          <table:table-cell office:value-type="float" office:value="4352400" calcext:value-type="float">
            <text:p>4352400</text:p>
          </table:table-cell>
          <table:table-cell office:value-type="float" office:value="1250964549.33719" calcext:value-type="float">
            <text:p>1250964549.33719</text:p>
          </table:table-cell>
          <table:table-cell office:value-type="float" office:value="4.00394568647241E+015" calcext:value-type="float">
            <text:p>4.00394568647241E+015</text:p>
          </table:table-cell>
          <table:table-cell office:value-type="float" office:value="2969396670.05489" calcext:value-type="float">
            <text:p>2969396670.05489</text:p>
          </table:table-cell>
          <table:table-cell/>
          <table:table-cell office:value-type="float" office:value="9350640" calcext:value-type="float">
            <text:p>9350640</text:p>
          </table:table-cell>
          <table:table-cell office:value-type="float" office:value="2270219861.71984" calcext:value-type="float">
            <text:p>2270219861.71984</text:p>
          </table:table-cell>
          <table:table-cell office:value-type="float" office:value="5414814646214823" calcext:value-type="float">
            <text:p>5414814646214823</text:p>
          </table:table-cell>
          <table:table-cell office:value-type="float" office:value="4147997783.1682" calcext:value-type="float">
            <text:p>4147997783.1682</text:p>
          </table:table-cell>
          <table:table-cell/>
          <table:table-cell office:value-type="float" office:value="10979280" calcext:value-type="float">
            <text:p>10979280</text:p>
          </table:table-cell>
          <table:table-cell office:value-type="float" office:value="2514541701.92533" calcext:value-type="float">
            <text:p>2514541701.92533</text:p>
          </table:table-cell>
          <table:table-cell office:value-type="float" office:value="3.08322346083734E+015" calcext:value-type="float">
            <text:p>3.08322346083734E+015</text:p>
          </table:table-cell>
          <table:table-cell office:value-type="float" office:value="2749766411.02306" calcext:value-type="float">
            <text:p>2749766411.02306</text:p>
          </table:table-cell>
          <table:table-cell/>
          <table:table-cell office:value-type="float" office:value="17326676.25" calcext:value-type="float">
            <text:p>17326676.25</text:p>
          </table:table-cell>
          <table:table-cell office:value-type="float" office:value="2930105800.93929" calcext:value-type="float">
            <text:p>2930105800.93929</text:p>
          </table:table-cell>
          <table:table-cell office:value-type="float" office:value="3277901802378873" calcext:value-type="float">
            <text:p>3277901802378873</text:p>
          </table:table-cell>
          <table:table-cell office:value-type="float" office:value="2948585918.72858" calcext:value-type="float">
            <text:p>2948585918.72858</text:p>
          </table:table-cell>
        </table:table-row>
        <table:table-row table:style-name="ro1">
          <table:table-cell office:value-type="float" office:value="5800680" calcext:value-type="float">
            <text:p>5800680</text:p>
          </table:table-cell>
          <table:table-cell office:value-type="float" office:value="992895.024658852" calcext:value-type="float">
            <text:p>992895.024658852</text:p>
          </table:table-cell>
          <table:table-cell office:value-type="float" office:value="295117422471.799" calcext:value-type="float">
            <text:p>295117422471.799</text:p>
          </table:table-cell>
          <table:table-cell office:value-type="float" office:value="974573.452950694" calcext:value-type="float">
            <text:p>974573.452950694</text:p>
          </table:table-cell>
          <table:table-cell/>
          <table:table-cell office:value-type="float" office:value="3791664" calcext:value-type="float">
            <text:p>3791664</text:p>
          </table:table-cell>
          <table:table-cell office:value-type="float" office:value="340184236.765621" calcext:value-type="float">
            <text:p>340184236.765621</text:p>
          </table:table-cell>
          <table:table-cell office:value-type="float" office:value="1.12465852166833E+015" calcext:value-type="float">
            <text:p>1.12465852166833E+015</text:p>
          </table:table-cell>
          <table:table-cell office:value-type="float" office:value="835466916.50169" calcext:value-type="float">
            <text:p>835466916.50169</text:p>
          </table:table-cell>
          <table:table-cell/>
          <table:table-cell office:value-type="float" office:value="4385880" calcext:value-type="float">
            <text:p>4385880</text:p>
          </table:table-cell>
          <table:table-cell office:value-type="float" office:value="1258304193.06242" calcext:value-type="float">
            <text:p>1258304193.06242</text:p>
          </table:table-cell>
          <table:table-cell office:value-type="float" office:value="4.02819970608276E+015" calcext:value-type="float">
            <text:p>4.02819970608276E+015</text:p>
          </table:table-cell>
          <table:table-cell office:value-type="float" office:value="2987378890.28452" calcext:value-type="float">
            <text:p>2987378890.28452</text:p>
          </table:table-cell>
          <table:table-cell/>
          <table:table-cell office:value-type="float" office:value="9422568" calcext:value-type="float">
            <text:p>9422568</text:p>
          </table:table-cell>
          <table:table-cell office:value-type="float" office:value="2279411573.39964" calcext:value-type="float">
            <text:p>2279411573.39964</text:p>
          </table:table-cell>
          <table:table-cell office:value-type="float" office:value="5437615761827905" calcext:value-type="float">
            <text:p>5437615761827905</text:p>
          </table:table-cell>
          <table:table-cell office:value-type="float" office:value="4164914287.40083" calcext:value-type="float">
            <text:p>4164914287.40083</text:p>
          </table:table-cell>
          <table:table-cell/>
          <table:table-cell office:value-type="float" office:value="11063736" calcext:value-type="float">
            <text:p>11063736</text:p>
          </table:table-cell>
          <table:table-cell office:value-type="float" office:value="2522136808.86788" calcext:value-type="float">
            <text:p>2522136808.86788</text:p>
          </table:table-cell>
          <table:table-cell office:value-type="float" office:value="3.08986679795765E+015" calcext:value-type="float">
            <text:p>3.08986679795765E+015</text:p>
          </table:table-cell>
          <table:table-cell office:value-type="float" office:value="2754736778.49546" calcext:value-type="float">
            <text:p>2754736778.49546</text:p>
          </table:table-cell>
          <table:table-cell/>
          <table:table-cell office:value-type="float" office:value="17459958.375" calcext:value-type="float">
            <text:p>17459958.375</text:p>
          </table:table-cell>
          <table:table-cell office:value-type="float" office:value="2939244817.75915" calcext:value-type="float">
            <text:p>2939244817.75915</text:p>
          </table:table-cell>
          <table:table-cell office:value-type="float" office:value="3281716898680486" calcext:value-type="float">
            <text:p>3281716898680486</text:p>
          </table:table-cell>
          <table:table-cell office:value-type="float" office:value="2951603453.24247" calcext:value-type="float">
            <text:p>2951603453.24247</text:p>
          </table:table-cell>
        </table:table-row>
        <table:table-row table:style-name="ro1">
          <table:table-cell office:value-type="float" office:value="5844960" calcext:value-type="float">
            <text:p>5844960</text:p>
          </table:table-cell>
          <table:table-cell office:value-type="float" office:value="998976.849852754" calcext:value-type="float">
            <text:p>998976.849852754</text:p>
          </table:table-cell>
          <table:table-cell office:value-type="float" office:value="296794815806.773" calcext:value-type="float">
            <text:p>296794815806.773</text:p>
          </table:table-cell>
          <table:table-cell office:value-type="float" office:value="980925.201447823" calcext:value-type="float">
            <text:p>980925.201447823</text:p>
          </table:table-cell>
          <table:table-cell/>
          <table:table-cell office:value-type="float" office:value="3820608" calcext:value-type="float">
            <text:p>3820608</text:p>
          </table:table-cell>
          <table:table-cell office:value-type="float" office:value="342293720.646136" calcext:value-type="float">
            <text:p>342293720.646136</text:p>
          </table:table-cell>
          <table:table-cell office:value-type="float" office:value="1131653178829631" calcext:value-type="float">
            <text:p>1131653178829631</text:p>
          </table:table-cell>
          <table:table-cell office:value-type="float" office:value="840668173.163865" calcext:value-type="float">
            <text:p>840668173.163865</text:p>
          </table:table-cell>
          <table:table-cell/>
          <table:table-cell office:value-type="float" office:value="4419360" calcext:value-type="float">
            <text:p>4419360</text:p>
          </table:table-cell>
          <table:table-cell office:value-type="float" office:value="1265618669.69553" calcext:value-type="float">
            <text:p>1265618669.69553</text:p>
          </table:table-cell>
          <table:table-cell office:value-type="float" office:value="4052369551087910" calcext:value-type="float">
            <text:p>4052369551087910</text:p>
          </table:table-cell>
          <table:table-cell office:value-type="float" office:value="3005298912.90312" calcext:value-type="float">
            <text:p>3005298912.90312</text:p>
          </table:table-cell>
          <table:table-cell/>
          <table:table-cell office:value-type="float" office:value="9494496" calcext:value-type="float">
            <text:p>9494496</text:p>
          </table:table-cell>
          <table:table-cell office:value-type="float" office:value="2288551057.55987" calcext:value-type="float">
            <text:p>2288551057.55987</text:p>
          </table:table-cell>
          <table:table-cell office:value-type="float" office:value="5460247278422499" calcext:value-type="float">
            <text:p>5460247278422499</text:p>
          </table:table-cell>
          <table:table-cell office:value-type="float" office:value="4181705470.58354" calcext:value-type="float">
            <text:p>4181705470.58354</text:p>
          </table:table-cell>
          <table:table-cell/>
          <table:table-cell office:value-type="float" office:value="11148192" calcext:value-type="float">
            <text:p>11148192</text:p>
          </table:table-cell>
          <table:table-cell office:value-type="float" office:value="2529710643.5117" calcext:value-type="float">
            <text:p>2529710643.5117</text:p>
          </table:table-cell>
          <table:table-cell office:value-type="float" office:value="3096452244116215" calcext:value-type="float">
            <text:p>3096452244116215</text:p>
          </table:table-cell>
          <table:table-cell office:value-type="float" office:value="2759664265.59773" calcext:value-type="float">
            <text:p>2759664265.59773</text:p>
          </table:table-cell>
          <table:table-cell/>
          <table:table-cell office:value-type="float" office:value="17593240.5" calcext:value-type="float">
            <text:p>17593240.5</text:p>
          </table:table-cell>
          <table:table-cell office:value-type="float" office:value="2948359980.26622" calcext:value-type="float">
            <text:p>2948359980.26622</text:p>
          </table:table-cell>
          <table:table-cell office:value-type="float" office:value="3285483154413158" calcext:value-type="float">
            <text:p>3285483154413158</text:p>
          </table:table-cell>
          <table:table-cell office:value-type="float" office:value="2954584251.01916" calcext:value-type="float">
            <text:p>2954584251.01916</text:p>
          </table:table-cell>
        </table:table-row>
        <table:table-row table:style-name="ro1">
          <table:table-cell office:value-type="float" office:value="5889240" calcext:value-type="float">
            <text:p>5889240</text:p>
          </table:table-cell>
          <table:table-cell office:value-type="float" office:value="1005045.77748037" calcext:value-type="float">
            <text:p>1005045.77748037</text:p>
          </table:table-cell>
          <table:table-cell office:value-type="float" office:value="298465948694.741" calcext:value-type="float">
            <text:p>298465948694.741</text:p>
          </table:table-cell>
          <table:table-cell office:value-type="float" office:value="987263.664465666" calcext:value-type="float">
            <text:p>987263.664465666</text:p>
          </table:table-cell>
          <table:table-cell/>
          <table:table-cell office:value-type="float" office:value="3849552" calcext:value-type="float">
            <text:p>3849552</text:p>
          </table:table-cell>
          <table:table-cell office:value-type="float" office:value="344396955.859192" calcext:value-type="float">
            <text:p>344396955.859192</text:p>
          </table:table-cell>
          <table:table-cell office:value-type="float" office:value="1.13862684667475E+015" calcext:value-type="float">
            <text:p>1.13862684667475E+015</text:p>
          </table:table-cell>
          <table:table-cell office:value-type="float" office:value="845853906.0058" calcext:value-type="float">
            <text:p>845853906.0058</text:p>
          </table:table-cell>
          <table:table-cell/>
          <table:table-cell office:value-type="float" office:value="4452840" calcext:value-type="float">
            <text:p>4452840</text:p>
          </table:table-cell>
          <table:table-cell office:value-type="float" office:value="1272908067.56218" calcext:value-type="float">
            <text:p>1272908067.56218</text:p>
          </table:table-cell>
          <table:table-cell office:value-type="float" office:value="4.07645551374703E+015" calcext:value-type="float">
            <text:p>4.07645551374703E+015</text:p>
          </table:table-cell>
          <table:table-cell office:value-type="float" office:value="3023156953.75392" calcext:value-type="float">
            <text:p>3023156953.75392</text:p>
          </table:table-cell>
          <table:table-cell/>
          <table:table-cell office:value-type="float" office:value="9566424" calcext:value-type="float">
            <text:p>9566424</text:p>
          </table:table-cell>
          <table:table-cell office:value-type="float" office:value="2297638701.35559" calcext:value-type="float">
            <text:p>2297638701.35559</text:p>
          </table:table-cell>
          <table:table-cell office:value-type="float" office:value="5482710458489887" calcext:value-type="float">
            <text:p>5482710458489887</text:p>
          </table:table-cell>
          <table:table-cell office:value-type="float" office:value="4198372265.17228" calcext:value-type="float">
            <text:p>4198372265.17228</text:p>
          </table:table-cell>
          <table:table-cell/>
          <table:table-cell office:value-type="float" office:value="11232648" calcext:value-type="float">
            <text:p>11232648</text:p>
          </table:table-cell>
          <table:table-cell office:value-type="float" office:value="2537263364.54113" calcext:value-type="float">
            <text:p>2537263364.54113</text:p>
          </table:table-cell>
          <table:table-cell office:value-type="float" office:value="3102980304834802" calcext:value-type="float">
            <text:p>3102980304834802</text:p>
          </table:table-cell>
          <table:table-cell office:value-type="float" office:value="2764549246.02449" calcext:value-type="float">
            <text:p>2764549246.02449</text:p>
          </table:table-cell>
          <table:table-cell/>
          <table:table-cell office:value-type="float" office:value="17726522.625" calcext:value-type="float">
            <text:p>17726522.625</text:p>
          </table:table-cell>
          <table:table-cell office:value-type="float" office:value="2957451497.61847" calcext:value-type="float">
            <text:p>2957451497.61847</text:p>
          </table:table-cell>
          <table:table-cell office:value-type="float" office:value="3.28920122876306E+015" calcext:value-type="float">
            <text:p>3.28920122876306E+015</text:p>
          </table:table-cell>
          <table:table-cell office:value-type="float" office:value="2957528800.79676" calcext:value-type="float">
            <text:p>2957528800.79676</text:p>
          </table:table-cell>
        </table:table-row>
        <table:table-row table:style-name="ro1">
          <table:table-cell office:value-type="float" office:value="5933520" calcext:value-type="float">
            <text:p>5933520</text:p>
          </table:table-cell>
          <table:table-cell office:value-type="float" office:value="1011101.84917464" calcext:value-type="float">
            <text:p>1011101.84917464</text:p>
          </table:table-cell>
          <table:table-cell office:value-type="float" office:value="300130849666.194" calcext:value-type="float">
            <text:p>300130849666.194</text:p>
          </table:table-cell>
          <table:table-cell office:value-type="float" office:value="993588.8843102" calcext:value-type="float">
            <text:p>993588.8843102</text:p>
          </table:table-cell>
          <table:table-cell/>
          <table:table-cell office:value-type="float" office:value="3878496" calcext:value-type="float">
            <text:p>3878496</text:p>
          </table:table-cell>
          <table:table-cell office:value-type="float" office:value="346493961.112995" calcext:value-type="float">
            <text:p>346493961.112995</text:p>
          </table:table-cell>
          <table:table-cell office:value-type="float" office:value="1.14557958821475E+015" calcext:value-type="float">
            <text:p>1.14557958821475E+015</text:p>
          </table:table-cell>
          <table:table-cell office:value-type="float" office:value="851024161.56455" calcext:value-type="float">
            <text:p>851024161.56455</text:p>
          </table:table-cell>
          <table:table-cell/>
          <table:table-cell office:value-type="float" office:value="4486320" calcext:value-type="float">
            <text:p>4486320</text:p>
          </table:table-cell>
          <table:table-cell office:value-type="float" office:value="1280172474.66988" calcext:value-type="float">
            <text:p>1280172474.66988</text:p>
          </table:table-cell>
          <table:table-cell office:value-type="float" office:value="4100457885304241" calcext:value-type="float">
            <text:p>4100457885304241</text:p>
          </table:table-cell>
          <table:table-cell office:value-type="float" office:value="3040953227.92974" calcext:value-type="float">
            <text:p>3040953227.92974</text:p>
          </table:table-cell>
          <table:table-cell/>
          <table:table-cell office:value-type="float" office:value="9638352" calcext:value-type="float">
            <text:p>9638352</text:p>
          </table:table-cell>
          <table:table-cell office:value-type="float" office:value="2306674888.88616" calcext:value-type="float">
            <text:p>2306674888.88616</text:p>
          </table:table-cell>
          <table:table-cell office:value-type="float" office:value="5505006555118007" calcext:value-type="float">
            <text:p>5505006555118007</text:p>
          </table:table-cell>
          <table:table-cell office:value-type="float" office:value="4214915596.66605" calcext:value-type="float">
            <text:p>4214915596.66605</text:p>
          </table:table-cell>
          <table:table-cell/>
          <table:table-cell office:value-type="float" office:value="11317104" calcext:value-type="float">
            <text:p>11317104</text:p>
          </table:table-cell>
          <table:table-cell office:value-type="float" office:value="2544795129.17201" calcext:value-type="float">
            <text:p>2544795129.17201</text:p>
          </table:table-cell>
          <table:table-cell office:value-type="float" office:value="3109451481211716" calcext:value-type="float">
            <text:p>3109451481211716</text:p>
          </table:table-cell>
          <table:table-cell office:value-type="float" office:value="2769392090.19401" calcext:value-type="float">
            <text:p>2769392090.19401</text:p>
          </table:table-cell>
          <table:table-cell/>
          <table:table-cell office:value-type="float" office:value="17859804.75" calcext:value-type="float">
            <text:p>17859804.75</text:p>
          </table:table-cell>
          <table:table-cell office:value-type="float" office:value="2966519576.2225" calcext:value-type="float">
            <text:p>2966519576.2225</text:p>
          </table:table-cell>
          <table:table-cell office:value-type="float" office:value="3.29287177189378E+015" calcext:value-type="float">
            <text:p>3.29287177189378E+015</text:p>
          </table:table-cell>
          <table:table-cell office:value-type="float" office:value="2960437584.64618" calcext:value-type="float">
            <text:p>2960437584.64618</text:p>
          </table:table-cell>
        </table:table-row>
        <table:table-row table:style-name="ro1">
          <table:table-cell office:value-type="float" office:value="5977800" calcext:value-type="float">
            <text:p>5977800</text:p>
          </table:table-cell>
          <table:table-cell office:value-type="float" office:value="1017145.10639013" calcext:value-type="float">
            <text:p>1017145.10639013</text:p>
          </table:table-cell>
          <table:table-cell office:value-type="float" office:value="301789547112.561" calcext:value-type="float">
            <text:p>301789547112.561</text:p>
          </table:table-cell>
          <table:table-cell office:value-type="float" office:value="999900.903107342" calcext:value-type="float">
            <text:p>999900.903107342</text:p>
          </table:table-cell>
          <table:table-cell/>
          <table:table-cell office:value-type="float" office:value="3907440" calcext:value-type="float">
            <text:p>3907440</text:p>
          </table:table-cell>
          <table:table-cell office:value-type="float" office:value="348584755.05951" calcext:value-type="float">
            <text:p>348584755.05951</text:p>
          </table:table-cell>
          <table:table-cell office:value-type="float" office:value="1.15251146627151E+015" calcext:value-type="float">
            <text:p>1.15251146627151E+015</text:p>
          </table:table-cell>
          <table:table-cell office:value-type="float" office:value="856178986.237481" calcext:value-type="float">
            <text:p>856178986.237481</text:p>
          </table:table-cell>
          <table:table-cell/>
          <table:table-cell office:value-type="float" office:value="4519800" calcext:value-type="float">
            <text:p>4519800</text:p>
          </table:table-cell>
          <table:table-cell office:value-type="float" office:value="1287411978.70924" calcext:value-type="float">
            <text:p>1287411978.70924</text:p>
          </table:table-cell>
          <table:table-cell office:value-type="float" office:value="4124376955992062" calcext:value-type="float">
            <text:p>4124376955992062</text:p>
          </table:table-cell>
          <table:table-cell office:value-type="float" office:value="3058687949.77561" calcext:value-type="float">
            <text:p>3058687949.77561</text:p>
          </table:table-cell>
          <table:table-cell/>
          <table:table-cell office:value-type="float" office:value="9710280" calcext:value-type="float">
            <text:p>9710280</text:p>
          </table:table-cell>
          <table:table-cell office:value-type="float" office:value="2315660001.22169" calcext:value-type="float">
            <text:p>2315660001.22169</text:p>
          </table:table-cell>
          <table:table-cell office:value-type="float" office:value="5527136812061574" calcext:value-type="float">
            <text:p>5527136812061574</text:p>
          </table:table-cell>
          <table:table-cell office:value-type="float" office:value="4231336383.65917" calcext:value-type="float">
            <text:p>4231336383.65917</text:p>
          </table:table-cell>
          <table:table-cell/>
          <table:table-cell office:value-type="float" office:value="11401560" calcext:value-type="float">
            <text:p>11401560</text:p>
          </table:table-cell>
          <table:table-cell office:value-type="float" office:value="2552306093.16718" calcext:value-type="float">
            <text:p>2552306093.16718</text:p>
          </table:table-cell>
          <table:table-cell office:value-type="float" office:value="3.11586626996114E+015" calcext:value-type="float">
            <text:p>3.11586626996114E+015</text:p>
          </table:table-cell>
          <table:table-cell office:value-type="float" office:value="2774193165.27762" calcext:value-type="float">
            <text:p>2774193165.27762</text:p>
          </table:table-cell>
          <table:table-cell/>
          <table:table-cell office:value-type="float" office:value="17993086.875" calcext:value-type="float">
            <text:p>17993086.875</text:p>
          </table:table-cell>
          <table:table-cell office:value-type="float" office:value="2975564419.77272" calcext:value-type="float">
            <text:p>2975564419.77272</text:p>
          </table:table-cell>
          <table:table-cell office:value-type="float" office:value="3296495425070313" calcext:value-type="float">
            <text:p>3296495425070313</text:p>
          </table:table-cell>
          <table:table-cell office:value-type="float" office:value="2963311078.06277" calcext:value-type="float">
            <text:p>2963311078.06277</text:p>
          </table:table-cell>
        </table:table-row>
        <table:table-row table:style-name="ro1">
          <table:table-cell office:value-type="float" office:value="6022080" calcext:value-type="float">
            <text:p>6022080</text:p>
          </table:table-cell>
          <table:table-cell office:value-type="float" office:value="1023175.59040394" calcext:value-type="float">
            <text:p>1023175.59040394</text:p>
          </table:table-cell>
          <table:table-cell office:value-type="float" office:value="303442069286.9" calcext:value-type="float">
            <text:p>303442069286.9</text:p>
          </table:table-cell>
          <table:table-cell office:value-type="float" office:value="1006199.76280381" calcext:value-type="float">
            <text:p>1006199.76280381</text:p>
          </table:table-cell>
          <table:table-cell/>
          <table:table-cell office:value-type="float" office:value="3936384" calcext:value-type="float">
            <text:p>3936384</text:p>
          </table:table-cell>
          <table:table-cell office:value-type="float" office:value="350669356.294628" calcext:value-type="float">
            <text:p>350669356.294628</text:p>
          </table:table-cell>
          <table:table-cell office:value-type="float" office:value="1.15942254347828E+015" calcext:value-type="float">
            <text:p>1.15942254347828E+015</text:p>
          </table:table-cell>
          <table:table-cell office:value-type="float" office:value="861318426.282685" calcext:value-type="float">
            <text:p>861318426.282685</text:p>
          </table:table-cell>
          <table:table-cell/>
          <table:table-cell office:value-type="float" office:value="4553280" calcext:value-type="float">
            <text:p>4553280</text:p>
          </table:table-cell>
          <table:table-cell office:value-type="float" office:value="1294626667.05517" calcext:value-type="float">
            <text:p>1294626667.05517</text:p>
          </table:table-cell>
          <table:table-cell office:value-type="float" office:value="4.14821301503501E+015" calcext:value-type="float">
            <text:p>4.14821301503501E+015</text:p>
          </table:table-cell>
          <table:table-cell office:value-type="float" office:value="3076361332.89141" calcext:value-type="float">
            <text:p>3076361332.89141</text:p>
          </table:table-cell>
          <table:table-cell/>
          <table:table-cell office:value-type="float" office:value="9782208" calcext:value-type="float">
            <text:p>9782208</text:p>
          </table:table-cell>
          <table:table-cell office:value-type="float" office:value="2324594416.42931" calcext:value-type="float">
            <text:p>2324594416.42931</text:p>
          </table:table-cell>
          <table:table-cell office:value-type="float" office:value="5549102463811613" calcext:value-type="float">
            <text:p>5549102463811613</text:p>
          </table:table-cell>
          <table:table-cell office:value-type="float" office:value="4247635537.893" calcext:value-type="float">
            <text:p>4247635537.893</text:p>
          </table:table-cell>
          <table:table-cell/>
          <table:table-cell office:value-type="float" office:value="11486016" calcext:value-type="float">
            <text:p>11486016</text:p>
          </table:table-cell>
          <table:table-cell office:value-type="float" office:value="2559796410.85176" calcext:value-type="float">
            <text:p>2559796410.85176</text:p>
          </table:table-cell>
          <table:table-cell office:value-type="float" office:value="3122225163452013" calcext:value-type="float">
            <text:p>3122225163452013</text:p>
          </table:table-cell>
          <table:table-cell office:value-type="float" office:value="2778952835.22884" calcext:value-type="float">
            <text:p>2778952835.22884</text:p>
          </table:table-cell>
          <table:table-cell/>
          <table:table-cell office:value-type="float" office:value="18126369" calcext:value-type="float">
            <text:p>18126369</text:p>
          </table:table-cell>
          <table:table-cell office:value-type="float" office:value="2984586229.28988" calcext:value-type="float">
            <text:p>2984586229.28988</text:p>
          </table:table-cell>
          <table:table-cell office:value-type="float" office:value="3300072820781318" calcext:value-type="float">
            <text:p>3300072820781318</text:p>
          </table:table-cell>
          <table:table-cell office:value-type="float" office:value="2966149750.05668" calcext:value-type="float">
            <text:p>2966149750.05668</text:p>
          </table:table-cell>
        </table:table-row>
        <table:table-row table:style-name="ro1">
          <table:table-cell office:value-type="float" office:value="6066360" calcext:value-type="float">
            <text:p>6066360</text:p>
          </table:table-cell>
          <table:table-cell office:value-type="float" office:value="1029193.34231649" calcext:value-type="float">
            <text:p>1029193.34231649</text:p>
          </table:table-cell>
          <table:table-cell office:value-type="float" office:value="305088444304.59" calcext:value-type="float">
            <text:p>305088444304.59</text:p>
          </table:table-cell>
          <table:table-cell office:value-type="float" office:value="1012485.50516798" calcext:value-type="float">
            <text:p>1012485.50516798</text:p>
          </table:table-cell>
          <table:table-cell/>
          <table:table-cell office:value-type="float" office:value="3965328" calcext:value-type="float">
            <text:p>3965328</text:p>
          </table:table-cell>
          <table:table-cell office:value-type="float" office:value="352747783.358343" calcext:value-type="float">
            <text:p>352747783.358343</text:p>
          </table:table-cell>
          <table:table-cell office:value-type="float" office:value="1166312882280262" calcext:value-type="float">
            <text:p>1166312882280262</text:p>
          </table:table-cell>
          <table:table-cell office:value-type="float" office:value="866442527.819403" calcext:value-type="float">
            <text:p>866442527.819403</text:p>
          </table:table-cell>
          <table:table-cell/>
          <table:table-cell office:value-type="float" office:value="4586760" calcext:value-type="float">
            <text:p>4586760</text:p>
          </table:table-cell>
          <table:table-cell office:value-type="float" office:value="1301816626.76805" calcext:value-type="float">
            <text:p>1301816626.76805</text:p>
          </table:table-cell>
          <table:table-cell office:value-type="float" office:value="4171966350653058" calcext:value-type="float">
            <text:p>4171966350653058</text:p>
          </table:table-cell>
          <table:table-cell office:value-type="float" office:value="3093973590.13439" calcext:value-type="float">
            <text:p>3093973590.13439</text:p>
          </table:table-cell>
          <table:table-cell/>
          <table:table-cell office:value-type="float" office:value="9854136" calcext:value-type="float">
            <text:p>9854136</text:p>
          </table:table-cell>
          <table:table-cell office:value-type="float" office:value="2333478509.59906" calcext:value-type="float">
            <text:p>2333478509.59906</text:p>
          </table:table-cell>
          <table:table-cell office:value-type="float" office:value="5570904735664620" calcext:value-type="float">
            <text:p>5570904735664620</text:p>
          </table:table-cell>
          <table:table-cell office:value-type="float" office:value="4263813964.3073" calcext:value-type="float">
            <text:p>4263813964.3073</text:p>
          </table:table-cell>
          <table:table-cell/>
          <table:table-cell office:value-type="float" office:value="11570472" calcext:value-type="float">
            <text:p>11570472</text:p>
          </table:table-cell>
          <table:table-cell office:value-type="float" office:value="2567266235.12824" calcext:value-type="float">
            <text:p>2567266235.12824</text:p>
          </table:table-cell>
          <table:table-cell office:value-type="float" office:value="3.12852864974654E+015" calcext:value-type="float">
            <text:p>3.12852864974654E+015</text:p>
          </table:table-cell>
          <table:table-cell office:value-type="float" office:value="2783671460.81216" calcext:value-type="float">
            <text:p>2783671460.81216</text:p>
          </table:table-cell>
          <table:table-cell/>
          <table:table-cell office:value-type="float" office:value="18259651.125" calcext:value-type="float">
            <text:p>18259651.125</text:p>
          </table:table-cell>
          <table:table-cell office:value-type="float" office:value="2993585203.159" calcext:value-type="float">
            <text:p>2993585203.159</text:p>
          </table:table-cell>
          <table:table-cell office:value-type="float" office:value="3.30360458285967E+015" calcext:value-type="float">
            <text:p>3.30360458285967E+015</text:p>
          </table:table-cell>
          <table:table-cell office:value-type="float" office:value="2968954063.242" calcext:value-type="float">
            <text:p>2968954063.242</text:p>
          </table:table-cell>
        </table:table-row>
        <table:table-row table:style-name="ro1">
          <table:table-cell office:value-type="float" office:value="6110640" calcext:value-type="float">
            <text:p>6110640</text:p>
          </table:table-cell>
          <table:table-cell office:value-type="float" office:value="1035198.4030524" calcext:value-type="float">
            <text:p>1035198.4030524</text:p>
          </table:table-cell>
          <table:table-cell office:value-type="float" office:value="306728700144.008" calcext:value-type="float">
            <text:p>306728700144.008</text:p>
          </table:table-cell>
          <table:table-cell office:value-type="float" office:value="1018758.17179072" calcext:value-type="float">
            <text:p>1018758.17179072</text:p>
          </table:table-cell>
          <table:table-cell/>
          <table:table-cell office:value-type="float" office:value="3994272" calcext:value-type="float">
            <text:p>3994272</text:p>
          </table:table-cell>
          <table:table-cell office:value-type="float" office:value="354820054.734912" calcext:value-type="float">
            <text:p>354820054.734912</text:p>
          </table:table-cell>
          <table:table-cell office:value-type="float" office:value="1.17318254493516E+015" calcext:value-type="float">
            <text:p>1.17318254493516E+015</text:p>
          </table:table-cell>
          <table:table-cell office:value-type="float" office:value="871551336.828436" calcext:value-type="float">
            <text:p>871551336.828436</text:p>
          </table:table-cell>
          <table:table-cell/>
          <table:table-cell office:value-type="float" office:value="4620240" calcext:value-type="float">
            <text:p>4620240</text:p>
          </table:table-cell>
          <table:table-cell office:value-type="float" office:value="1308981944.595" calcext:value-type="float">
            <text:p>1308981944.595</text:p>
          </table:table-cell>
          <table:table-cell office:value-type="float" office:value="4.19563725006511E+015" calcext:value-type="float">
            <text:p>4.19563725006511E+015</text:p>
          </table:table-cell>
          <table:table-cell office:value-type="float" office:value="3111524933.62183" calcext:value-type="float">
            <text:p>3111524933.62183</text:p>
          </table:table-cell>
          <table:table-cell/>
          <table:table-cell office:value-type="float" office:value="9926064" calcext:value-type="float">
            <text:p>9926064</text:p>
          </table:table-cell>
          <table:table-cell office:value-type="float" office:value="2342312652.86953" calcext:value-type="float">
            <text:p>2342312652.86953</text:p>
          </table:table-cell>
          <table:table-cell office:value-type="float" office:value="5592544843791114" calcext:value-type="float">
            <text:p>5592544843791114</text:p>
          </table:table-cell>
          <table:table-cell office:value-type="float" office:value="4279872561.09124" calcext:value-type="float">
            <text:p>4279872561.09124</text:p>
          </table:table-cell>
          <table:table-cell/>
          <table:table-cell office:value-type="float" office:value="11654928" calcext:value-type="float">
            <text:p>11654928</text:p>
          </table:table-cell>
          <table:table-cell office:value-type="float" office:value="2574715717.49137" calcext:value-type="float">
            <text:p>2574715717.49137</text:p>
          </table:table-cell>
          <table:table-cell office:value-type="float" office:value="3134777212638280" calcext:value-type="float">
            <text:p>3134777212638280</text:p>
          </table:table-cell>
          <table:table-cell office:value-type="float" office:value="2788349399.6315" calcext:value-type="float">
            <text:p>2788349399.6315</text:p>
          </table:table-cell>
          <table:table-cell/>
          <table:table-cell office:value-type="float" office:value="18392933.25" calcext:value-type="float">
            <text:p>18392933.25</text:p>
          </table:table-cell>
          <table:table-cell office:value-type="float" office:value="3002561537.16676" calcext:value-type="float">
            <text:p>3002561537.16676</text:p>
          </table:table-cell>
          <table:table-cell office:value-type="float" office:value="3307091326601430" calcext:value-type="float">
            <text:p>3307091326601430</text:p>
          </table:table-cell>
          <table:table-cell office:value-type="float" office:value="2971724473.92467" calcext:value-type="float">
            <text:p>2971724473.92467</text:p>
          </table:table-cell>
        </table:table-row>
        <table:table-row table:style-name="ro1">
          <table:table-cell office:value-type="float" office:value="6154920" calcext:value-type="float">
            <text:p>6154920</text:p>
          </table:table-cell>
          <table:table-cell office:value-type="float" office:value="1041190.81336135" calcext:value-type="float">
            <text:p>1041190.81336135</text:p>
          </table:table-cell>
          <table:table-cell office:value-type="float" office:value="308362864647.213" calcext:value-type="float">
            <text:p>308362864647.213</text:p>
          </table:table-cell>
          <table:table-cell office:value-type="float" office:value="1025017.80408628" calcext:value-type="float">
            <text:p>1025017.80408628</text:p>
          </table:table-cell>
          <table:table-cell/>
          <table:table-cell office:value-type="float" office:value="4023216" calcext:value-type="float">
            <text:p>4023216</text:p>
          </table:table-cell>
          <table:table-cell office:value-type="float" office:value="356886188.853029" calcext:value-type="float">
            <text:p>356886188.853029</text:p>
          </table:table-cell>
          <table:table-cell office:value-type="float" office:value="1180031593513756" calcext:value-type="float">
            <text:p>1180031593513756</text:p>
          </table:table-cell>
          <table:table-cell office:value-type="float" office:value="876644899.152566" calcext:value-type="float">
            <text:p>876644899.152566</text:p>
          </table:table-cell>
          <table:table-cell/>
          <table:table-cell office:value-type="float" office:value="4653720" calcext:value-type="float">
            <text:p>4653720</text:p>
          </table:table-cell>
          <table:table-cell office:value-type="float" office:value="1316122706.97102" calcext:value-type="float">
            <text:p>1316122706.97102</text:p>
          </table:table-cell>
          <table:table-cell office:value-type="float" office:value="4219225999492547" calcext:value-type="float">
            <text:p>4219225999492547</text:p>
          </table:table-cell>
          <table:table-cell office:value-type="float" office:value="3129015574.7336" calcext:value-type="float">
            <text:p>3129015574.7336</text:p>
          </table:table-cell>
          <table:table-cell/>
          <table:table-cell office:value-type="float" office:value="9997992" calcext:value-type="float">
            <text:p>9997992</text:p>
          </table:table-cell>
          <table:table-cell office:value-type="float" office:value="2351097215.45331" calcext:value-type="float">
            <text:p>2351097215.45331</text:p>
          </table:table-cell>
          <table:table-cell office:value-type="float" office:value="5614023995303659" calcext:value-type="float">
            <text:p>5614023995303659</text:p>
          </table:table-cell>
          <table:table-cell office:value-type="float" office:value="4295812219.73403" calcext:value-type="float">
            <text:p>4295812219.73403</text:p>
          </table:table-cell>
          <table:table-cell/>
          <table:table-cell office:value-type="float" office:value="11739384" calcext:value-type="float">
            <text:p>11739384</text:p>
          </table:table-cell>
          <table:table-cell office:value-type="float" office:value="2582145008.04281" calcext:value-type="float">
            <text:p>2582145008.04281</text:p>
          </table:table-cell>
          <table:table-cell office:value-type="float" office:value="3.14097133168991E+015" calcext:value-type="float">
            <text:p>3.14097133168991E+015</text:p>
          </table:table-cell>
          <table:table-cell office:value-type="float" office:value="2792987006.15838" calcext:value-type="float">
            <text:p>2792987006.15838</text:p>
          </table:table-cell>
          <table:table-cell/>
          <table:table-cell office:value-type="float" office:value="18526215.375" calcext:value-type="float">
            <text:p>18526215.375</text:p>
          </table:table-cell>
          <table:table-cell office:value-type="float" office:value="3011515424.53832" calcext:value-type="float">
            <text:p>3011515424.53832</text:p>
          </table:table-cell>
          <table:table-cell office:value-type="float" office:value="3310533658883053" calcext:value-type="float">
            <text:p>3310533658883053</text:p>
          </table:table-cell>
          <table:table-cell office:value-type="float" office:value="2974461432.18911" calcext:value-type="float">
            <text:p>2974461432.18911</text:p>
          </table:table-cell>
        </table:table-row>
        <table:table-row table:style-name="ro1">
          <table:table-cell office:value-type="float" office:value="6199200" calcext:value-type="float">
            <text:p>6199200</text:p>
          </table:table-cell>
          <table:table-cell office:value-type="float" office:value="1047170.61381886" calcext:value-type="float">
            <text:p>1047170.61381886</text:p>
          </table:table-cell>
          <table:table-cell office:value-type="float" office:value="309990965520.624" calcext:value-type="float">
            <text:p>309990965520.624</text:p>
          </table:table-cell>
          <table:table-cell office:value-type="float" office:value="1031264.44329307" calcext:value-type="float">
            <text:p>1031264.44329307</text:p>
          </table:table-cell>
          <table:table-cell/>
          <table:table-cell office:value-type="float" office:value="4052160" calcext:value-type="float">
            <text:p>4052160</text:p>
          </table:table-cell>
          <table:table-cell office:value-type="float" office:value="358946204.085991" calcext:value-type="float">
            <text:p>358946204.085991</text:p>
          </table:table-cell>
          <table:table-cell office:value-type="float" office:value="1.18686008990046E+015" calcext:value-type="float">
            <text:p>1.18686008990046E+015</text:p>
          </table:table-cell>
          <table:table-cell office:value-type="float" office:value="881723260.496966" calcext:value-type="float">
            <text:p>881723260.496966</text:p>
          </table:table-cell>
          <table:table-cell/>
          <table:table-cell office:value-type="float" office:value="4687200" calcext:value-type="float">
            <text:p>4687200</text:p>
          </table:table-cell>
          <table:table-cell office:value-type="float" office:value="1323239000.02018" calcext:value-type="float">
            <text:p>1323239000.02018</text:p>
          </table:table-cell>
          <table:table-cell office:value-type="float" office:value="4.24273288416261E+015" calcext:value-type="float">
            <text:p>4.24273288416261E+015</text:p>
          </table:table-cell>
          <table:table-cell office:value-type="float" office:value="3146445724.11469" calcext:value-type="float">
            <text:p>3146445724.11469</text:p>
          </table:table-cell>
          <table:table-cell/>
          <table:table-cell office:value-type="float" office:value="10069920" calcext:value-type="float">
            <text:p>10069920</text:p>
          </table:table-cell>
          <table:table-cell office:value-type="float" office:value="2359832563.66212" calcext:value-type="float">
            <text:p>2359832563.66212</text:p>
          </table:table-cell>
          <table:table-cell office:value-type="float" office:value="5635343388324406" calcext:value-type="float">
            <text:p>5635343388324406</text:p>
          </table:table-cell>
          <table:table-cell office:value-type="float" office:value="4311633825.07506" calcext:value-type="float">
            <text:p>4311633825.07506</text:p>
          </table:table-cell>
          <table:table-cell/>
          <table:table-cell office:value-type="float" office:value="11823840" calcext:value-type="float">
            <text:p>11823840</text:p>
          </table:table-cell>
          <table:table-cell office:value-type="float" office:value="2589554255.5056" calcext:value-type="float">
            <text:p>2589554255.5056</text:p>
          </table:table-cell>
          <table:table-cell office:value-type="float" office:value="3.14711148227055E+015" calcext:value-type="float">
            <text:p>3.14711148227055E+015</text:p>
          </table:table-cell>
          <table:table-cell office:value-type="float" office:value="2797584631.75985" calcext:value-type="float">
            <text:p>2797584631.75985</text:p>
          </table:table-cell>
          <table:table-cell/>
          <table:table-cell office:value-type="float" office:value="18659497.5" calcext:value-type="float">
            <text:p>18659497.5</text:p>
          </table:table-cell>
          <table:table-cell office:value-type="float" office:value="3020447055.97356" calcext:value-type="float">
            <text:p>3020447055.97356</text:p>
          </table:table-cell>
          <table:table-cell office:value-type="float" office:value="3313932178277132" calcext:value-type="float">
            <text:p>3313932178277132</text:p>
          </table:table-cell>
          <table:table-cell office:value-type="float" office:value="2977165381.98378" calcext:value-type="float">
            <text:p>2977165381.98378</text:p>
          </table:table-cell>
        </table:table-row>
        <table:table-row table:style-name="ro1">
          <table:table-cell office:value-type="float" office:value="6243480" calcext:value-type="float">
            <text:p>6243480</text:p>
          </table:table-cell>
          <table:table-cell office:value-type="float" office:value="1053137.84482718" calcext:value-type="float">
            <text:p>1053137.84482718</text:p>
          </table:table-cell>
          <table:table-cell office:value-type="float" office:value="311613030335.692" calcext:value-type="float">
            <text:p>311613030335.692</text:p>
          </table:table-cell>
          <table:table-cell office:value-type="float" office:value="1037498.13047457" calcext:value-type="float">
            <text:p>1037498.13047457</text:p>
          </table:table-cell>
          <table:table-cell/>
          <table:table-cell office:value-type="float" office:value="4081104" calcext:value-type="float">
            <text:p>4081104</text:p>
          </table:table-cell>
          <table:table-cell office:value-type="float" office:value="361000118.751865" calcext:value-type="float">
            <text:p>361000118.751865</text:p>
          </table:table-cell>
          <table:table-cell office:value-type="float" office:value="1193668095793886" calcext:value-type="float">
            <text:p>1193668095793886</text:p>
          </table:table-cell>
          <table:table-cell office:value-type="float" office:value="886786466.429619" calcext:value-type="float">
            <text:p>886786466.429619</text:p>
          </table:table-cell>
          <table:table-cell/>
          <table:table-cell office:value-type="float" office:value="4720680" calcext:value-type="float">
            <text:p>4720680</text:p>
          </table:table-cell>
          <table:table-cell office:value-type="float" office:value="1330330909.55686" calcext:value-type="float">
            <text:p>1330330909.55686</text:p>
          </table:table-cell>
          <table:table-cell office:value-type="float" office:value="4.26615818831193E+015" calcext:value-type="float">
            <text:p>4.26615818831193E+015</text:p>
          </table:table-cell>
          <table:table-cell office:value-type="float" office:value="3163815591.67786" calcext:value-type="float">
            <text:p>3163815591.67786</text:p>
          </table:table-cell>
          <table:table-cell/>
          <table:table-cell office:value-type="float" office:value="10141848" calcext:value-type="float">
            <text:p>10141848</text:p>
          </table:table-cell>
          <table:table-cell office:value-type="float" office:value="2368519060.93166" calcext:value-type="float">
            <text:p>2368519060.93166</text:p>
          </table:table-cell>
          <table:table-cell office:value-type="float" office:value="5656504212052180" calcext:value-type="float">
            <text:p>5656504212052180</text:p>
          </table:table-cell>
          <table:table-cell office:value-type="float" office:value="4327338255.35377" calcext:value-type="float">
            <text:p>4327338255.35377</text:p>
          </table:table-cell>
          <table:table-cell/>
          <table:table-cell office:value-type="float" office:value="11908296" calcext:value-type="float">
            <text:p>11908296</text:p>
          </table:table-cell>
          <table:table-cell office:value-type="float" office:value="2596943607.23848" calcext:value-type="float">
            <text:p>2596943607.23848</text:p>
          </table:table-cell>
          <table:table-cell office:value-type="float" office:value="3153198135592733" calcext:value-type="float">
            <text:p>3153198135592733</text:p>
          </table:table-cell>
          <table:table-cell office:value-type="float" office:value="2802142624.72604" calcext:value-type="float">
            <text:p>2802142624.72604</text:p>
          </table:table-cell>
          <table:table-cell/>
          <table:table-cell office:value-type="float" office:value="18792779.625" calcext:value-type="float">
            <text:p>18792779.625</text:p>
          </table:table-cell>
          <table:table-cell office:value-type="float" office:value="3029356619.68274" calcext:value-type="float">
            <text:p>3029356619.68274</text:p>
          </table:table-cell>
          <table:table-cell office:value-type="float" office:value="3317287475166432" calcext:value-type="float">
            <text:p>3317287475166432</text:p>
          </table:table-cell>
          <table:table-cell office:value-type="float" office:value="2979836761.20542" calcext:value-type="float">
            <text:p>2979836761.20542</text:p>
          </table:table-cell>
        </table:table-row>
        <table:table-row table:style-name="ro1">
          <table:table-cell office:value-type="float" office:value="6287760" calcext:value-type="float">
            <text:p>6287760</text:p>
          </table:table-cell>
          <table:table-cell office:value-type="float" office:value="1059092.54661606" calcext:value-type="float">
            <text:p>1059092.54661606</text:p>
          </table:table-cell>
          <table:table-cell office:value-type="float" office:value="313229086529.571" calcext:value-type="float">
            <text:p>313229086529.571</text:p>
          </table:table-cell>
          <table:table-cell office:value-type="float" office:value="1043718.9065201" calcext:value-type="float">
            <text:p>1043718.9065201</text:p>
          </table:table-cell>
          <table:table-cell/>
          <table:table-cell office:value-type="float" office:value="4110048" calcext:value-type="float">
            <text:p>4110048</text:p>
          </table:table-cell>
          <table:table-cell office:value-type="float" office:value="363047951.113653" calcext:value-type="float">
            <text:p>363047951.113653</text:p>
          </table:table-cell>
          <table:table-cell office:value-type="float" office:value="1200455672707386" calcext:value-type="float">
            <text:p>1200455672707386</text:p>
          </table:table-cell>
          <table:table-cell office:value-type="float" office:value="891834562.381726" calcext:value-type="float">
            <text:p>891834562.381726</text:p>
          </table:table-cell>
          <table:table-cell/>
          <table:table-cell office:value-type="float" office:value="4754160" calcext:value-type="float">
            <text:p>4754160</text:p>
          </table:table-cell>
          <table:table-cell office:value-type="float" office:value="1337398521.08686" calcext:value-type="float">
            <text:p>1337398521.08686</text:p>
          </table:table-cell>
          <table:table-cell office:value-type="float" office:value="4.2895021951899E+015" calcext:value-type="float">
            <text:p>4.2895021951899E+015</text:p>
          </table:table-cell>
          <table:table-cell office:value-type="float" office:value="3181125386.6061" calcext:value-type="float">
            <text:p>3181125386.6061</text:p>
          </table:table-cell>
          <table:table-cell/>
          <table:table-cell office:value-type="float" office:value="10213776" calcext:value-type="float">
            <text:p>10213776</text:p>
          </table:table-cell>
          <table:table-cell office:value-type="float" office:value="2377157067.84627" calcext:value-type="float">
            <text:p>2377157067.84627</text:p>
          </table:table-cell>
          <table:table-cell office:value-type="float" office:value="5677507646828946" calcext:value-type="float">
            <text:p>5677507646828946</text:p>
          </table:table-cell>
          <table:table-cell office:value-type="float" office:value="4342926382.25911" calcext:value-type="float">
            <text:p>4342926382.25911</text:p>
          </table:table-cell>
          <table:table-cell/>
          <table:table-cell office:value-type="float" office:value="11992752" calcext:value-type="float">
            <text:p>11992752</text:p>
          </table:table-cell>
          <table:table-cell office:value-type="float" office:value="2604313209.24994" calcext:value-type="float">
            <text:p>2604313209.24994</text:p>
          </table:table-cell>
          <table:table-cell office:value-type="float" office:value="3159231758749082" calcext:value-type="float">
            <text:p>3159231758749082</text:p>
          </table:table-cell>
          <table:table-cell office:value-type="float" office:value="2806661330.29754" calcext:value-type="float">
            <text:p>2806661330.29754</text:p>
          </table:table-cell>
          <table:table-cell/>
          <table:table-cell office:value-type="float" office:value="18926061.75" calcext:value-type="float">
            <text:p>18926061.75</text:p>
          </table:table-cell>
          <table:table-cell office:value-type="float" office:value="3038244301.42173" calcext:value-type="float">
            <text:p>3038244301.42173</text:p>
          </table:table-cell>
          <table:table-cell office:value-type="float" office:value="3.32060013185639E+015" calcext:value-type="float">
            <text:p>3.32060013185639E+015</text:p>
          </table:table-cell>
          <table:table-cell office:value-type="float" office:value="2982476001.78222" calcext:value-type="float">
            <text:p>2982476001.78222</text:p>
          </table:table-cell>
        </table:table-row>
        <table:table-row table:style-name="ro1">
          <table:table-cell office:value-type="float" office:value="6332040" calcext:value-type="float">
            <text:p>6332040</text:p>
          </table:table-cell>
          <table:table-cell office:value-type="float" office:value="1065034.75924364" calcext:value-type="float">
            <text:p>1065034.75924364</text:p>
          </table:table-cell>
          <table:table-cell office:value-type="float" office:value="314839161405.784" calcext:value-type="float">
            <text:p>314839161405.784</text:p>
          </table:table-cell>
          <table:table-cell office:value-type="float" office:value="1049926.81214569" calcext:value-type="float">
            <text:p>1049926.81214569</text:p>
          </table:table-cell>
          <table:table-cell/>
          <table:table-cell office:value-type="float" office:value="4138992" calcext:value-type="float">
            <text:p>4138992</text:p>
          </table:table-cell>
          <table:table-cell office:value-type="float" office:value="365089719.379462" calcext:value-type="float">
            <text:p>365089719.379462</text:p>
          </table:table-cell>
          <table:table-cell office:value-type="float" office:value="1.20722288196963E+015" calcext:value-type="float">
            <text:p>1.20722288196963E+015</text:p>
          </table:table-cell>
          <table:table-cell office:value-type="float" office:value="896867593.648113" calcext:value-type="float">
            <text:p>896867593.648113</text:p>
          </table:table-cell>
          <table:table-cell/>
          <table:table-cell office:value-type="float" office:value="4787640" calcext:value-type="float">
            <text:p>4787640</text:p>
          </table:table-cell>
          <table:table-cell office:value-type="float" office:value="1344441919.80862" calcext:value-type="float">
            <text:p>1344441919.80862</text:p>
          </table:table-cell>
          <table:table-cell office:value-type="float" office:value="4.31276518706218E+015" calcext:value-type="float">
            <text:p>4.31276518706218E+015</text:p>
          </table:table-cell>
          <table:table-cell office:value-type="float" office:value="3198375317.35524" calcext:value-type="float">
            <text:p>3198375317.35524</text:p>
          </table:table-cell>
          <table:table-cell/>
          <table:table-cell office:value-type="float" office:value="10285704" calcext:value-type="float">
            <text:p>10285704</text:p>
          </table:table-cell>
          <table:table-cell office:value-type="float" office:value="2385746942.16331" calcext:value-type="float">
            <text:p>2385746942.16331</text:p>
          </table:table-cell>
          <table:table-cell office:value-type="float" office:value="5698354864205882" calcext:value-type="float">
            <text:p>5698354864205882</text:p>
          </table:table-cell>
          <table:table-cell office:value-type="float" office:value="4358399070.97862" calcext:value-type="float">
            <text:p>4358399070.97862</text:p>
          </table:table-cell>
          <table:table-cell/>
          <table:table-cell office:value-type="float" office:value="12077208" calcext:value-type="float">
            <text:p>12077208</text:p>
          </table:table-cell>
          <table:table-cell office:value-type="float" office:value="2611663206.21216" calcext:value-type="float">
            <text:p>2611663206.21216</text:p>
          </table:table-cell>
          <table:table-cell office:value-type="float" office:value="3.16521281474855E+015" calcext:value-type="float">
            <text:p>3.16521281474855E+015</text:p>
          </table:table-cell>
          <table:table-cell office:value-type="float" office:value="2811141090.69237" calcext:value-type="float">
            <text:p>2811141090.69237</text:p>
          </table:table-cell>
          <table:table-cell/>
          <table:table-cell office:value-type="float" office:value="19059343.875" calcext:value-type="float">
            <text:p>19059343.875</text:p>
          </table:table-cell>
          <table:table-cell office:value-type="float" office:value="3047110284.52661" calcext:value-type="float">
            <text:p>3047110284.52661</text:p>
          </table:table-cell>
          <table:table-cell office:value-type="float" office:value="3323870722686121" calcext:value-type="float">
            <text:p>3323870722686121</text:p>
          </table:table-cell>
          <table:table-cell office:value-type="float" office:value="2985083529.75584" calcext:value-type="float">
            <text:p>2985083529.75584</text:p>
          </table:table-cell>
        </table:table-row>
        <table:table-row table:style-name="ro1">
          <table:table-cell office:value-type="float" office:value="6376320" calcext:value-type="float">
            <text:p>6376320</text:p>
          </table:table-cell>
          <table:table-cell office:value-type="float" office:value="1070964.52259722" calcext:value-type="float">
            <text:p>1070964.52259722</text:p>
          </table:table-cell>
          <table:table-cell office:value-type="float" office:value="316443282134.887" calcext:value-type="float">
            <text:p>316443282134.887</text:p>
          </table:table-cell>
          <table:table-cell office:value-type="float" office:value="1056121.88789488" calcext:value-type="float">
            <text:p>1056121.88789488</text:p>
          </table:table-cell>
          <table:table-cell/>
          <table:table-cell office:value-type="float" office:value="4167936" calcext:value-type="float">
            <text:p>4167936</text:p>
          </table:table-cell>
          <table:table-cell office:value-type="float" office:value="367125441.702666" calcext:value-type="float">
            <text:p>367125441.702666</text:p>
          </table:table-cell>
          <table:table-cell office:value-type="float" office:value="1213969784725137" calcext:value-type="float">
            <text:p>1213969784725137</text:p>
          </table:table-cell>
          <table:table-cell office:value-type="float" office:value="901885605.387653" calcext:value-type="float">
            <text:p>901885605.387653</text:p>
          </table:table-cell>
          <table:table-cell/>
          <table:table-cell office:value-type="float" office:value="4821120" calcext:value-type="float">
            <text:p>4821120</text:p>
          </table:table-cell>
          <table:table-cell office:value-type="float" office:value="1351461190.61438" calcext:value-type="float">
            <text:p>1351461190.61438</text:p>
          </table:table-cell>
          <table:table-cell office:value-type="float" office:value="4335947445214071" calcext:value-type="float">
            <text:p>4335947445214071</text:p>
          </table:table-cell>
          <table:table-cell office:value-type="float" office:value="3215565591.65643" calcext:value-type="float">
            <text:p>3215565591.65643</text:p>
          </table:table-cell>
          <table:table-cell/>
          <table:table-cell office:value-type="float" office:value="10357632" calcext:value-type="float">
            <text:p>10357632</text:p>
          </table:table-cell>
          <table:table-cell office:value-type="float" office:value="2394289038.83727" calcext:value-type="float">
            <text:p>2394289038.83727</text:p>
          </table:table-cell>
          <table:table-cell office:value-type="float" office:value="5719047027008934" calcext:value-type="float">
            <text:p>5719047027008934</text:p>
          </table:table-cell>
          <table:table-cell office:value-type="float" office:value="4373757180.2471" calcext:value-type="float">
            <text:p>4373757180.2471</text:p>
          </table:table-cell>
          <table:table-cell/>
          <table:table-cell office:value-type="float" office:value="12161664" calcext:value-type="float">
            <text:p>12161664</text:p>
          </table:table-cell>
          <table:table-cell office:value-type="float" office:value="2618993741.47474" calcext:value-type="float">
            <text:p>2618993741.47474</text:p>
          </table:table-cell>
          <table:table-cell office:value-type="float" office:value="3.17114176255236E+015" calcext:value-type="float">
            <text:p>3.17114176255236E+015</text:p>
          </table:table-cell>
          <table:table-cell office:value-type="float" office:value="2815582245.13287" calcext:value-type="float">
            <text:p>2815582245.13287</text:p>
          </table:table-cell>
          <table:table-cell/>
          <table:table-cell office:value-type="float" office:value="19192626" calcext:value-type="float">
            <text:p>19192626</text:p>
          </table:table-cell>
          <table:table-cell office:value-type="float" office:value="3055954749.94775" calcext:value-type="float">
            <text:p>3055954749.94775</text:p>
          </table:table-cell>
          <table:table-cell office:value-type="float" office:value="3.32709981413778E+015" calcext:value-type="float">
            <text:p>3.32709981413778E+015</text:p>
          </table:table-cell>
          <table:table-cell office:value-type="float" office:value="2987659765.3622" calcext:value-type="float">
            <text:p>2987659765.3622</text:p>
          </table:table-cell>
        </table:table-row>
        <table:table-row table:style-name="ro1">
          <table:table-cell office:value-type="float" office:value="6420600" calcext:value-type="float">
            <text:p>6420600</text:p>
          </table:table-cell>
          <table:table-cell office:value-type="float" office:value="1076881.87639408" calcext:value-type="float">
            <text:p>1076881.87639408</text:p>
          </table:table-cell>
          <table:table-cell office:value-type="float" office:value="318041475755.132" calcext:value-type="float">
            <text:p>318041475755.132</text:p>
          </table:table-cell>
          <table:table-cell office:value-type="float" office:value="1062304.17413959" calcext:value-type="float">
            <text:p>1062304.17413959</text:p>
          </table:table-cell>
          <table:table-cell/>
          <table:table-cell office:value-type="float" office:value="4196880" calcext:value-type="float">
            <text:p>4196880</text:p>
          </table:table-cell>
          <table:table-cell office:value-type="float" office:value="369155136.182073" calcext:value-type="float">
            <text:p>369155136.182073</text:p>
          </table:table-cell>
          <table:table-cell office:value-type="float" office:value="1220696441934858" calcext:value-type="float">
            <text:p>1220696441934858</text:p>
          </table:table-cell>
          <table:table-cell office:value-type="float" office:value="906888642.62366" calcext:value-type="float">
            <text:p>906888642.62366</text:p>
          </table:table-cell>
          <table:table-cell/>
          <table:table-cell office:value-type="float" office:value="4854600" calcext:value-type="float">
            <text:p>4854600</text:p>
          </table:table-cell>
          <table:table-cell office:value-type="float" office:value="1358456418.09132" calcext:value-type="float">
            <text:p>1358456418.09132</text:p>
          </table:table-cell>
          <table:table-cell office:value-type="float" office:value="4.3590492499539E+015" calcext:value-type="float">
            <text:p>4.3590492499539E+015</text:p>
          </table:table-cell>
          <table:table-cell office:value-type="float" office:value="3232696416.51873" calcext:value-type="float">
            <text:p>3232696416.51873</text:p>
          </table:table-cell>
          <table:table-cell/>
          <table:table-cell office:value-type="float" office:value="10429560" calcext:value-type="float">
            <text:p>10429560</text:p>
          </table:table-cell>
          <table:table-cell office:value-type="float" office:value="2402783710.0437" calcext:value-type="float">
            <text:p>2402783710.0437</text:p>
          </table:table-cell>
          <table:table-cell office:value-type="float" office:value="5739585289403824" calcext:value-type="float">
            <text:p>5739585289403824</text:p>
          </table:table-cell>
          <table:table-cell office:value-type="float" office:value="4389001562.39499" calcext:value-type="float">
            <text:p>4389001562.39499</text:p>
          </table:table-cell>
          <table:table-cell/>
          <table:table-cell office:value-type="float" office:value="12246120" calcext:value-type="float">
            <text:p>12246120</text:p>
          </table:table-cell>
          <table:table-cell office:value-type="float" office:value="2626304957.07827" calcext:value-type="float">
            <text:p>2626304957.07827</text:p>
          </table:table-cell>
          <table:table-cell office:value-type="float" office:value="3177019057109612" calcext:value-type="float">
            <text:p>3177019057109612</text:p>
          </table:table-cell>
          <table:table-cell office:value-type="float" office:value="2819985129.87213" calcext:value-type="float">
            <text:p>2819985129.87213</text:p>
          </table:table-cell>
          <table:table-cell/>
          <table:table-cell office:value-type="float" office:value="19325908.125" calcext:value-type="float">
            <text:p>19325908.125</text:p>
          </table:table-cell>
          <table:table-cell office:value-type="float" office:value="3064777876.28346" calcext:value-type="float">
            <text:p>3064777876.28346</text:p>
          </table:table-cell>
          <table:table-cell office:value-type="float" office:value="3330287964944546" calcext:value-type="float">
            <text:p>3330287964944546</text:p>
          </table:table-cell>
          <table:table-cell office:value-type="float" office:value="2990205123.11132" calcext:value-type="float">
            <text:p>2990205123.11132</text:p>
          </table:table-cell>
        </table:table-row>
        <table:table-row table:style-name="ro1">
          <table:table-cell office:value-type="float" office:value="6464880" calcext:value-type="float">
            <text:p>6464880</text:p>
          </table:table-cell>
          <table:table-cell office:value-type="float" office:value="1082786.86018232" calcext:value-type="float">
            <text:p>1082786.86018232</text:p>
          </table:table-cell>
          <table:table-cell office:value-type="float" office:value="319633769173.12" calcext:value-type="float">
            <text:p>319633769173.12</text:p>
          </table:table-cell>
          <table:table-cell office:value-type="float" office:value="1068473.71108087" calcext:value-type="float">
            <text:p>1068473.71108087</text:p>
          </table:table-cell>
          <table:table-cell/>
          <table:table-cell office:value-type="float" office:value="4225824" calcext:value-type="float">
            <text:p>4225824</text:p>
          </table:table-cell>
          <table:table-cell office:value-type="float" office:value="371178820.862089" calcext:value-type="float">
            <text:p>371178820.862089</text:p>
          </table:table-cell>
          <table:table-cell office:value-type="float" office:value="1227402914376700" calcext:value-type="float">
            <text:p>1227402914376700</text:p>
          </table:table-cell>
          <table:table-cell office:value-type="float" office:value="911876750.244304" calcext:value-type="float">
            <text:p>911876750.244304</text:p>
          </table:table-cell>
          <table:table-cell/>
          <table:table-cell office:value-type="float" office:value="4888080" calcext:value-type="float">
            <text:p>4888080</text:p>
          </table:table-cell>
          <table:table-cell office:value-type="float" office:value="1365427686.52279" calcext:value-type="float">
            <text:p>1365427686.52279</text:p>
          </table:table-cell>
          <table:table-cell office:value-type="float" office:value="4382070880616487" calcext:value-type="float">
            <text:p>4382070880616487</text:p>
          </table:table-cell>
          <table:table-cell office:value-type="float" office:value="3249767998.23157" calcext:value-type="float">
            <text:p>3249767998.23157</text:p>
          </table:table-cell>
          <table:table-cell/>
          <table:table-cell office:value-type="float" office:value="10501488" calcext:value-type="float">
            <text:p>10501488</text:p>
          </table:table-cell>
          <table:table-cell office:value-type="float" office:value="2411231305.20282" calcext:value-type="float">
            <text:p>2411231305.20282</text:p>
          </table:table-cell>
          <table:table-cell office:value-type="float" office:value="5759970796960659" calcext:value-type="float">
            <text:p>5759970796960659</text:p>
          </table:table-cell>
          <table:table-cell office:value-type="float" office:value="4404133063.39631" calcext:value-type="float">
            <text:p>4404133063.39631</text:p>
          </table:table-cell>
          <table:table-cell/>
          <table:table-cell office:value-type="float" office:value="12330576" calcext:value-type="float">
            <text:p>12330576</text:p>
          </table:table-cell>
          <table:table-cell office:value-type="float" office:value="2633596993.76767" calcext:value-type="float">
            <text:p>2633596993.76767</text:p>
          </table:table-cell>
          <table:table-cell office:value-type="float" office:value="3182845149392549" calcext:value-type="float">
            <text:p>3182845149392549</text:p>
          </table:table-cell>
          <table:table-cell office:value-type="float" office:value="2824350078.22031" calcext:value-type="float">
            <text:p>2824350078.22031</text:p>
          </table:table-cell>
          <table:table-cell/>
          <table:table-cell office:value-type="float" office:value="19459190.25" calcext:value-type="float">
            <text:p>19459190.25</text:p>
          </table:table-cell>
          <table:table-cell office:value-type="float" office:value="3073579839.81307" calcext:value-type="float">
            <text:p>3073579839.81307</text:p>
          </table:table-cell>
          <table:table-cell office:value-type="float" office:value="3.33343572619705E+015" calcext:value-type="float">
            <text:p>3.33343572619705E+015</text:p>
          </table:table-cell>
          <table:table-cell office:value-type="float" office:value="2992720011.86591" calcext:value-type="float">
            <text:p>2992720011.86591</text:p>
          </table:table-cell>
        </table:table-row>
        <table:table-row table:style-name="ro1">
          <table:table-cell office:value-type="float" office:value="6509160" calcext:value-type="float">
            <text:p>6509160</text:p>
          </table:table-cell>
          <table:table-cell office:value-type="float" office:value="1088679.51334164" calcext:value-type="float">
            <text:p>1088679.51334164</text:p>
          </table:table-cell>
          <table:table-cell office:value-type="float" office:value="321220189164.456" calcext:value-type="float">
            <text:p>321220189164.456</text:p>
          </table:table-cell>
          <table:table-cell office:value-type="float" office:value="1074630.53874976" calcext:value-type="float">
            <text:p>1074630.53874976</text:p>
          </table:table-cell>
          <table:table-cell/>
          <table:table-cell office:value-type="float" office:value="4254768" calcext:value-type="float">
            <text:p>4254768</text:p>
          </table:table-cell>
          <table:table-cell office:value-type="float" office:value="373196513.732884" calcext:value-type="float">
            <text:p>373196513.732884</text:p>
          </table:table-cell>
          <table:table-cell office:value-type="float" office:value="1.23408926264609E+015" calcext:value-type="float">
            <text:p>1.23408926264609E+015</text:p>
          </table:table-cell>
          <table:table-cell office:value-type="float" office:value="916849973.003017" calcext:value-type="float">
            <text:p>916849973.003017</text:p>
          </table:table-cell>
          <table:table-cell/>
          <table:table-cell office:value-type="float" office:value="4921560" calcext:value-type="float">
            <text:p>4921560</text:p>
          </table:table-cell>
          <table:table-cell office:value-type="float" office:value="1372375079.88935" calcext:value-type="float">
            <text:p>1372375079.88935</text:p>
          </table:table-cell>
          <table:table-cell office:value-type="float" office:value="4405012615566468" calcext:value-type="float">
            <text:p>4405012615566468</text:p>
          </table:table-cell>
          <table:table-cell office:value-type="float" office:value="3266780542.36728" calcext:value-type="float">
            <text:p>3266780542.36728</text:p>
          </table:table-cell>
          <table:table-cell/>
          <table:table-cell office:value-type="float" office:value="10573416" calcext:value-type="float">
            <text:p>10573416</text:p>
          </table:table-cell>
          <table:table-cell office:value-type="float" office:value="2419632171.00295" calcext:value-type="float">
            <text:p>2419632171.00295</text:p>
          </table:table-cell>
          <table:table-cell office:value-type="float" office:value="5780204686717969" calcext:value-type="float">
            <text:p>5780204686717969</text:p>
          </table:table-cell>
          <table:table-cell office:value-type="float" office:value="4419152522.91628" calcext:value-type="float">
            <text:p>4419152522.91628</text:p>
          </table:table-cell>
          <table:table-cell/>
          <table:table-cell office:value-type="float" office:value="12415032" calcext:value-type="float">
            <text:p>12415032</text:p>
          </table:table-cell>
          <table:table-cell office:value-type="float" office:value="2640869991.00546" calcext:value-type="float">
            <text:p>2640869991.00546</text:p>
          </table:table-cell>
          <table:table-cell office:value-type="float" office:value="3188620486431473" calcext:value-type="float">
            <text:p>3188620486431473</text:p>
          </table:table-cell>
          <table:table-cell office:value-type="float" office:value="2828677420.57067" calcext:value-type="float">
            <text:p>2828677420.57067</text:p>
          </table:table-cell>
          <table:table-cell/>
          <table:table-cell office:value-type="float" office:value="19592472.375" calcext:value-type="float">
            <text:p>19592472.375</text:p>
          </table:table-cell>
          <table:table-cell office:value-type="float" office:value="3082360814.52951" calcext:value-type="float">
            <text:p>3082360814.52951</text:p>
          </table:table-cell>
          <table:table-cell office:value-type="float" office:value="3.33654364144832E+015" calcext:value-type="float">
            <text:p>3.33654364144832E+015</text:p>
          </table:table-cell>
          <table:table-cell office:value-type="float" office:value="2995204834.91893" calcext:value-type="float">
            <text:p>2995204834.91893</text:p>
          </table:table-cell>
        </table:table-row>
        <table:table-row table:style-name="ro1">
          <table:table-cell office:value-type="float" office:value="6553440" calcext:value-type="float">
            <text:p>6553440</text:p>
          </table:table-cell>
          <table:table-cell office:value-type="float" office:value="1094559.87508416" calcext:value-type="float">
            <text:p>1094559.87508416</text:p>
          </table:table-cell>
          <table:table-cell office:value-type="float" office:value="322800762374.402" calcext:value-type="float">
            <text:p>322800762374.402</text:p>
          </table:table-cell>
          <table:table-cell office:value-type="float" office:value="1080774.69700809" calcext:value-type="float">
            <text:p>1080774.69700809</text:p>
          </table:table-cell>
          <table:table-cell/>
          <table:table-cell office:value-type="float" office:value="4283712" calcext:value-type="float">
            <text:p>4283712</text:p>
          </table:table-cell>
          <table:table-cell office:value-type="float" office:value="375208232.730551" calcext:value-type="float">
            <text:p>375208232.730551</text:p>
          </table:table-cell>
          <table:table-cell office:value-type="float" office:value="1240755547156506" calcext:value-type="float">
            <text:p>1240755547156506</text:p>
          </table:table-cell>
          <table:table-cell office:value-type="float" office:value="921808355.518894" calcext:value-type="float">
            <text:p>921808355.518894</text:p>
          </table:table-cell>
          <table:table-cell/>
          <table:table-cell office:value-type="float" office:value="4955040" calcext:value-type="float">
            <text:p>4955040</text:p>
          </table:table-cell>
          <table:table-cell office:value-type="float" office:value="1379298681.87004" calcext:value-type="float">
            <text:p>1379298681.87004</text:p>
          </table:table-cell>
          <table:table-cell office:value-type="float" office:value="4.42787473220167E+015" calcext:value-type="float">
            <text:p>4.42787473220167E+015</text:p>
          </table:table-cell>
          <table:table-cell office:value-type="float" office:value="3283734253.78362" calcext:value-type="float">
            <text:p>3283734253.78362</text:p>
          </table:table-cell>
          <table:table-cell/>
          <table:table-cell office:value-type="float" office:value="10645344" calcext:value-type="float">
            <text:p>10645344</text:p>
          </table:table-cell>
          <table:table-cell office:value-type="float" office:value="2427986651.4237" calcext:value-type="float">
            <text:p>2427986651.4237</text:p>
          </table:table-cell>
          <table:table-cell office:value-type="float" office:value="5800288087246365" calcext:value-type="float">
            <text:p>5800288087246365</text:p>
          </table:table-cell>
          <table:table-cell office:value-type="float" office:value="4434060774.35856" calcext:value-type="float">
            <text:p>4434060774.35856</text:p>
          </table:table-cell>
          <table:table-cell/>
          <table:table-cell office:value-type="float" office:value="12499488" calcext:value-type="float">
            <text:p>12499488</text:p>
          </table:table-cell>
          <table:table-cell office:value-type="float" office:value="2648124086.98477" calcext:value-type="float">
            <text:p>2648124086.98477</text:p>
          </table:table-cell>
          <table:table-cell office:value-type="float" office:value="3194345511349364" calcext:value-type="float">
            <text:p>3194345511349364</text:p>
          </table:table-cell>
          <table:table-cell office:value-type="float" office:value="2832967484.42529" calcext:value-type="float">
            <text:p>2832967484.42529</text:p>
          </table:table-cell>
          <table:table-cell/>
          <table:table-cell office:value-type="float" office:value="19725754.5" calcext:value-type="float">
            <text:p>19725754.5</text:p>
          </table:table-cell>
          <table:table-cell office:value-type="float" office:value="3091120972.17147" calcext:value-type="float">
            <text:p>3091120972.17147</text:p>
          </table:table-cell>
          <table:table-cell office:value-type="float" office:value="3339612246817365" calcext:value-type="float">
            <text:p>3339612246817365</text:p>
          </table:table-cell>
          <table:table-cell office:value-type="float" office:value="2997659990.07011" calcext:value-type="float">
            <text:p>2997659990.07011</text:p>
          </table:table-cell>
        </table:table-row>
        <table:table-row table:style-name="ro1">
          <table:table-cell office:value-type="float" office:value="6597720" calcext:value-type="float">
            <text:p>6597720</text:p>
          </table:table-cell>
          <table:table-cell office:value-type="float" office:value="1100427.98445521" calcext:value-type="float">
            <text:p>1100427.98445521</text:p>
          </table:table-cell>
          <table:table-cell office:value-type="float" office:value="324375515318.52" calcext:value-type="float">
            <text:p>324375515318.52</text:p>
          </table:table-cell>
          <table:table-cell office:value-type="float" office:value="1086906.22554928" calcext:value-type="float">
            <text:p>1086906.22554928</text:p>
          </table:table-cell>
          <table:table-cell/>
          <table:table-cell office:value-type="float" office:value="4312656" calcext:value-type="float">
            <text:p>4312656</text:p>
          </table:table-cell>
          <table:table-cell office:value-type="float" office:value="377213995.737275" calcext:value-type="float">
            <text:p>377213995.737275</text:p>
          </table:table-cell>
          <table:table-cell office:value-type="float" office:value="1.24740182814006E+015" calcext:value-type="float">
            <text:p>1.24740182814006E+015</text:p>
          </table:table-cell>
          <table:table-cell office:value-type="float" office:value="926751942.277099" calcext:value-type="float">
            <text:p>926751942.277099</text:p>
          </table:table-cell>
          <table:table-cell/>
          <table:table-cell office:value-type="float" office:value="4988520" calcext:value-type="float">
            <text:p>4988520</text:p>
          </table:table-cell>
          <table:table-cell office:value-type="float" office:value="1386198575.84345" calcext:value-type="float">
            <text:p>1386198575.84345</text:p>
          </table:table-cell>
          <table:table-cell office:value-type="float" office:value="4.45065750695652E+015" calcext:value-type="float">
            <text:p>4.45065750695652E+015</text:p>
          </table:table-cell>
          <table:table-cell office:value-type="float" office:value="3300629336.6262" calcext:value-type="float">
            <text:p>3300629336.6262</text:p>
          </table:table-cell>
          <table:table-cell/>
          <table:table-cell office:value-type="float" office:value="10717272" calcext:value-type="float">
            <text:p>10717272</text:p>
          </table:table-cell>
          <table:table-cell office:value-type="float" office:value="2436295087.75888" calcext:value-type="float">
            <text:p>2436295087.75888</text:p>
          </table:table-cell>
          <table:table-cell office:value-type="float" office:value="5820222118711601" calcext:value-type="float">
            <text:p>5820222118711601</text:p>
          </table:table-cell>
          <table:table-cell office:value-type="float" office:value="4448858644.91214" calcext:value-type="float">
            <text:p>4448858644.91214</text:p>
          </table:table-cell>
          <table:table-cell/>
          <table:table-cell office:value-type="float" office:value="12583944" calcext:value-type="float">
            <text:p>12583944</text:p>
          </table:table-cell>
          <table:table-cell office:value-type="float" office:value="2655359418.64226" calcext:value-type="float">
            <text:p>2655359418.64226</text:p>
          </table:table-cell>
          <table:table-cell office:value-type="float" office:value="3.20002066339619E+015" calcext:value-type="float">
            <text:p>3.20002066339619E+015</text:p>
          </table:table-cell>
          <table:table-cell office:value-type="float" office:value="2837220594.42066" calcext:value-type="float">
            <text:p>2837220594.42066</text:p>
          </table:table-cell>
          <table:table-cell/>
          <table:table-cell office:value-type="float" office:value="19859036.625" calcext:value-type="float">
            <text:p>19859036.625</text:p>
          </table:table-cell>
          <table:table-cell office:value-type="float" office:value="3099860482.25499" calcext:value-type="float">
            <text:p>3099860482.25499</text:p>
          </table:table-cell>
          <table:table-cell office:value-type="float" office:value="3342642071091243" calcext:value-type="float">
            <text:p>3342642071091243</text:p>
          </table:table-cell>
          <table:table-cell office:value-type="float" office:value="3000085869.70138" calcext:value-type="float">
            <text:p>3000085869.70138</text:p>
          </table:table-cell>
        </table:table-row>
        <table:table-row table:style-name="ro1">
          <table:table-cell office:value-type="float" office:value="6642000" calcext:value-type="float">
            <text:p>6642000</text:p>
          </table:table-cell>
          <table:table-cell office:value-type="float" office:value="1106283.88033415" calcext:value-type="float">
            <text:p>1106283.88033415</text:p>
          </table:table-cell>
          <table:table-cell office:value-type="float" office:value="325944474383.319" calcext:value-type="float">
            <text:p>325944474383.319</text:p>
          </table:table-cell>
          <table:table-cell office:value-type="float" office:value="1093025.16389914" calcext:value-type="float">
            <text:p>1093025.16389914</text:p>
          </table:table-cell>
          <table:table-cell/>
          <table:table-cell office:value-type="float" office:value="4341600" calcext:value-type="float">
            <text:p>4341600</text:p>
          </table:table-cell>
          <table:table-cell office:value-type="float" office:value="379213820.58149" calcext:value-type="float">
            <text:p>379213820.58149</text:p>
          </table:table-cell>
          <table:table-cell office:value-type="float" office:value="1.25402816564799E+015" calcext:value-type="float">
            <text:p>1.25402816564799E+015</text:p>
          </table:table-cell>
          <table:table-cell office:value-type="float" office:value="931680777.629269" calcext:value-type="float">
            <text:p>931680777.629269</text:p>
          </table:table-cell>
          <table:table-cell/>
          <table:table-cell office:value-type="float" office:value="5022000" calcext:value-type="float">
            <text:p>5022000</text:p>
          </table:table-cell>
          <table:table-cell office:value-type="float" office:value="1393074844.88887" calcext:value-type="float">
            <text:p>1393074844.88887</text:p>
          </table:table-cell>
          <table:table-cell office:value-type="float" office:value="4.47336121530534E+015" calcext:value-type="float">
            <text:p>4.47336121530534E+015</text:p>
          </table:table-cell>
          <table:table-cell office:value-type="float" office:value="3317465994.33105" calcext:value-type="float">
            <text:p>3317465994.33105</text:p>
          </table:table-cell>
          <table:table-cell/>
          <table:table-cell office:value-type="float" office:value="10789200" calcext:value-type="float">
            <text:p>10789200</text:p>
          </table:table-cell>
          <table:table-cell office:value-type="float" office:value="2444557818.63926" calcext:value-type="float">
            <text:p>2444557818.63926</text:p>
          </table:table-cell>
          <table:table-cell office:value-type="float" office:value="5840007892937290" calcext:value-type="float">
            <text:p>5840007892937290</text:p>
          </table:table-cell>
          <table:table-cell office:value-type="float" office:value="4463546955.59787" calcext:value-type="float">
            <text:p>4463546955.59787</text:p>
          </table:table-cell>
          <table:table-cell/>
          <table:table-cell office:value-type="float" office:value="12668400" calcext:value-type="float">
            <text:p>12668400</text:p>
          </table:table-cell>
          <table:table-cell office:value-type="float" office:value="2662576121.6708" calcext:value-type="float">
            <text:p>2662576121.6708</text:p>
          </table:table-cell>
          <table:table-cell office:value-type="float" office:value="3205646377982863" calcext:value-type="float">
            <text:p>3205646377982863</text:p>
          </table:table-cell>
          <table:table-cell office:value-type="float" office:value="2841437072.35291" calcext:value-type="float">
            <text:p>2841437072.35291</text:p>
          </table:table-cell>
          <table:table-cell/>
          <table:table-cell office:value-type="float" office:value="19992318.75" calcext:value-type="float">
            <text:p>19992318.75</text:p>
          </table:table-cell>
          <table:table-cell office:value-type="float" office:value="3108579512.10467" calcext:value-type="float">
            <text:p>3108579512.10467</text:p>
          </table:table-cell>
          <table:table-cell office:value-type="float" office:value="3345633635825795" calcext:value-type="float">
            <text:p>3345633635825795</text:p>
          </table:table-cell>
          <table:table-cell office:value-type="float" office:value="3002482860.85128" calcext:value-type="float">
            <text:p>3002482860.85128</text:p>
          </table:table-cell>
        </table:table-row>
        <table:table-row table:style-name="ro1">
          <table:table-cell office:value-type="float" office:value="6686280" calcext:value-type="float">
            <text:p>6686280</text:p>
          </table:table-cell>
          <table:table-cell office:value-type="float" office:value="1112127.6014351" calcext:value-type="float">
            <text:p>1112127.6014351</text:p>
          </table:table-cell>
          <table:table-cell office:value-type="float" office:value="327507665826.897" calcext:value-type="float">
            <text:p>327507665826.897</text:p>
          </table:table-cell>
          <table:table-cell office:value-type="float" office:value="1099131.5514167" calcext:value-type="float">
            <text:p>1099131.5514167</text:p>
          </table:table-cell>
          <table:table-cell/>
          <table:table-cell office:value-type="float" office:value="4370544" calcext:value-type="float">
            <text:p>4370544</text:p>
          </table:table-cell>
          <table:table-cell office:value-type="float" office:value="381207725.038047" calcext:value-type="float">
            <text:p>381207725.038047</text:p>
          </table:table-cell>
          <table:table-cell office:value-type="float" office:value="1.26063461955127E+015" calcext:value-type="float">
            <text:p>1.26063461955127E+015</text:p>
          </table:table-cell>
          <table:table-cell office:value-type="float" office:value="936594905.793908" calcext:value-type="float">
            <text:p>936594905.793908</text:p>
          </table:table-cell>
          <table:table-cell/>
          <table:table-cell office:value-type="float" office:value="5055480" calcext:value-type="float">
            <text:p>5055480</text:p>
          </table:table-cell>
          <table:table-cell office:value-type="float" office:value="1399927571.78745" calcext:value-type="float">
            <text:p>1399927571.78745</text:p>
          </table:table-cell>
          <table:table-cell office:value-type="float" office:value="4495986131765698" calcext:value-type="float">
            <text:p>4495986131765698</text:p>
          </table:table-cell>
          <table:table-cell office:value-type="float" office:value="3334244429.627" calcext:value-type="float">
            <text:p>3334244429.627</text:p>
          </table:table-cell>
          <table:table-cell/>
          <table:table-cell office:value-type="float" office:value="10861128" calcext:value-type="float">
            <text:p>10861128</text:p>
          </table:table-cell>
          <table:table-cell office:value-type="float" office:value="2452775180.05505" calcext:value-type="float">
            <text:p>2452775180.05505</text:p>
          </table:table-cell>
          <table:table-cell office:value-type="float" office:value="5859646513467034" calcext:value-type="float">
            <text:p>5859646513467034</text:p>
          </table:table-cell>
          <table:table-cell office:value-type="float" office:value="4478126521.31465" calcext:value-type="float">
            <text:p>4478126521.31465</text:p>
          </table:table-cell>
          <table:table-cell/>
          <table:table-cell office:value-type="float" office:value="12752856" calcext:value-type="float">
            <text:p>12752856</text:p>
          </table:table-cell>
          <table:table-cell office:value-type="float" office:value="2669774330.53211" calcext:value-type="float">
            <text:p>2669774330.53211</text:p>
          </table:table-cell>
          <table:table-cell office:value-type="float" office:value="3211223086714944" calcext:value-type="float">
            <text:p>3211223086714944</text:p>
          </table:table-cell>
          <table:table-cell office:value-type="float" office:value="2845617237.20291" calcext:value-type="float">
            <text:p>2845617237.20291</text:p>
          </table:table-cell>
          <table:table-cell/>
          <table:table-cell office:value-type="float" office:value="20125600.875" calcext:value-type="float">
            <text:p>20125600.875</text:p>
          </table:table-cell>
          <table:table-cell office:value-type="float" office:value="3117278226.88434" calcext:value-type="float">
            <text:p>3117278226.88434</text:p>
          </table:table-cell>
          <table:table-cell office:value-type="float" office:value="3.34858745544493E+015" calcext:value-type="float">
            <text:p>3.34858745544493E+015</text:p>
          </table:table-cell>
          <table:table-cell office:value-type="float" office:value="3004851345.28828" calcext:value-type="float">
            <text:p>3004851345.28828</text:p>
          </table:table-cell>
        </table:table-row>
        <table:table-row table:style-name="ro1">
          <table:table-cell office:value-type="float" office:value="6730560" calcext:value-type="float">
            <text:p>6730560</text:p>
          </table:table-cell>
          <table:table-cell office:value-type="float" office:value="1117959.18630782" calcext:value-type="float">
            <text:p>1117959.18630782</text:p>
          </table:table-cell>
          <table:table-cell office:value-type="float" office:value="329065115779.574" calcext:value-type="float">
            <text:p>329065115779.574</text:p>
          </table:table-cell>
          <table:table-cell office:value-type="float" office:value="1105225.42729493" calcext:value-type="float">
            <text:p>1105225.42729493</text:p>
          </table:table-cell>
          <table:table-cell/>
          <table:table-cell office:value-type="float" office:value="4399488" calcext:value-type="float">
            <text:p>4399488</text:p>
          </table:table-cell>
          <table:table-cell office:value-type="float" office:value="383195726.828371" calcext:value-type="float">
            <text:p>383195726.828371</text:p>
          </table:table-cell>
          <table:table-cell office:value-type="float" office:value="1267221249541067" calcext:value-type="float">
            <text:p>1267221249541067</text:p>
          </table:table-cell>
          <table:table-cell office:value-type="float" office:value="941494370.856796" calcext:value-type="float">
            <text:p>941494370.856796</text:p>
          </table:table-cell>
          <table:table-cell/>
          <table:table-cell office:value-type="float" office:value="5088960" calcext:value-type="float">
            <text:p>5088960</text:p>
          </table:table-cell>
          <table:table-cell office:value-type="float" office:value="1406756839.0233" calcext:value-type="float">
            <text:p>1406756839.0233</text:p>
          </table:table-cell>
          <table:table-cell office:value-type="float" office:value="4518532529901750" calcext:value-type="float">
            <text:p>4518532529901750</text:p>
          </table:table-cell>
          <table:table-cell office:value-type="float" office:value="3350964844.53823" calcext:value-type="float">
            <text:p>3350964844.53823</text:p>
          </table:table-cell>
          <table:table-cell/>
          <table:table-cell office:value-type="float" office:value="10933056" calcext:value-type="float">
            <text:p>10933056</text:p>
          </table:table-cell>
          <table:table-cell office:value-type="float" office:value="2460947505.37815" calcext:value-type="float">
            <text:p>2460947505.37815</text:p>
          </table:table-cell>
          <table:table-cell office:value-type="float" office:value="5879139075626198" calcext:value-type="float">
            <text:p>5879139075626198</text:p>
          </table:table-cell>
          <table:table-cell office:value-type="float" office:value="4492598150.88525" calcext:value-type="float">
            <text:p>4492598150.88525</text:p>
          </table:table-cell>
          <table:table-cell/>
          <table:table-cell office:value-type="float" office:value="12837312" calcext:value-type="float">
            <text:p>12837312</text:p>
          </table:table-cell>
          <table:table-cell office:value-type="float" office:value="2676954178.46912" calcext:value-type="float">
            <text:p>2676954178.46912</text:p>
          </table:table-cell>
          <table:table-cell office:value-type="float" office:value="3216751217425968" calcext:value-type="float">
            <text:p>3216751217425968</text:p>
          </table:table-cell>
          <table:table-cell office:value-type="float" office:value="2849761405.16109" calcext:value-type="float">
            <text:p>2849761405.16109</text:p>
          </table:table-cell>
          <table:table-cell/>
          <table:table-cell office:value-type="float" office:value="20258883" calcext:value-type="float">
            <text:p>20258883</text:p>
          </table:table-cell>
          <table:table-cell office:value-type="float" office:value="3125956789.62734" calcext:value-type="float">
            <text:p>3125956789.62734</text:p>
          </table:table-cell>
          <table:table-cell office:value-type="float" office:value="3.35150403733859E+015" calcext:value-type="float">
            <text:p>3.35150403733859E+015</text:p>
          </table:table-cell>
          <table:table-cell office:value-type="float" office:value="3007191699.58323" calcext:value-type="float">
            <text:p>3007191699.58323</text:p>
          </table:table-cell>
        </table:table-row>
        <table:table-row table:style-name="ro1">
          <table:table-cell office:value-type="float" office:value="6774840" calcext:value-type="float">
            <text:p>6774840</text:p>
          </table:table-cell>
          <table:table-cell office:value-type="float" office:value="1123778.6733384" calcext:value-type="float">
            <text:p>1123778.6733384</text:p>
          </table:table-cell>
          <table:table-cell office:value-type="float" office:value="330616850244.53" calcext:value-type="float">
            <text:p>330616850244.53</text:p>
          </table:table-cell>
          <table:table-cell office:value-type="float" office:value="1111306.83056162" calcext:value-type="float">
            <text:p>1111306.83056162</text:p>
          </table:table-cell>
          <table:table-cell/>
          <table:table-cell office:value-type="float" office:value="4428432" calcext:value-type="float">
            <text:p>4428432</text:p>
          </table:table-cell>
          <table:table-cell office:value-type="float" office:value="385177843.620623" calcext:value-type="float">
            <text:p>385177843.620623</text:p>
          </table:table-cell>
          <table:table-cell office:value-type="float" office:value="1.27378811512936E+015" calcext:value-type="float">
            <text:p>1.27378811512936E+015</text:p>
          </table:table-cell>
          <table:table-cell office:value-type="float" office:value="946379216.771381" calcext:value-type="float">
            <text:p>946379216.771381</text:p>
          </table:table-cell>
          <table:table-cell/>
          <table:table-cell office:value-type="float" office:value="5122440" calcext:value-type="float">
            <text:p>5122440</text:p>
          </table:table-cell>
          <table:table-cell office:value-type="float" office:value="1413562728.78466" calcext:value-type="float">
            <text:p>1413562728.78466</text:p>
          </table:table-cell>
          <table:table-cell office:value-type="float" office:value="4541000682327528" calcext:value-type="float">
            <text:p>4541000682327528</text:p>
          </table:table-cell>
          <table:table-cell office:value-type="float" office:value="3367627440.38667" calcext:value-type="float">
            <text:p>3367627440.38667</text:p>
          </table:table-cell>
          <table:table-cell/>
          <table:table-cell office:value-type="float" office:value="11004984" calcext:value-type="float">
            <text:p>11004984</text:p>
          </table:table-cell>
          <table:table-cell office:value-type="float" office:value="2469075125.38423" calcext:value-type="float">
            <text:p>2469075125.38423</text:p>
          </table:table-cell>
          <table:table-cell office:value-type="float" office:value="5898486666583119" calcext:value-type="float">
            <text:p>5898486666583119</text:p>
          </table:table-cell>
          <table:table-cell office:value-type="float" office:value="4506962647.10179" calcext:value-type="float">
            <text:p>4506962647.10179</text:p>
          </table:table-cell>
          <table:table-cell/>
          <table:table-cell office:value-type="float" office:value="12921768" calcext:value-type="float">
            <text:p>12921768</text:p>
          </table:table-cell>
          <table:table-cell office:value-type="float" office:value="2684115797.51824" calcext:value-type="float">
            <text:p>2684115797.51824</text:p>
          </table:table-cell>
          <table:table-cell office:value-type="float" office:value="3.22223119421055E+015" calcext:value-type="float">
            <text:p>3.22223119421055E+015</text:p>
          </table:table-cell>
          <table:table-cell office:value-type="float" office:value="2853869889.65197" calcext:value-type="float">
            <text:p>2853869889.65197</text:p>
          </table:table-cell>
          <table:table-cell/>
          <table:table-cell office:value-type="float" office:value="20392165.125" calcext:value-type="float">
            <text:p>20392165.125</text:p>
          </table:table-cell>
          <table:table-cell office:value-type="float" office:value="3134615361.26632" calcext:value-type="float">
            <text:p>3134615361.26632</text:p>
          </table:table-cell>
          <table:table-cell office:value-type="float" office:value="3.35438388195941E+015" calcext:value-type="float">
            <text:p>3.35438388195941E+015</text:p>
          </table:table-cell>
          <table:table-cell office:value-type="float" office:value="3009504295.18062" calcext:value-type="float">
            <text:p>3009504295.18062</text:p>
          </table:table-cell>
        </table:table-row>
        <table:table-row table:style-name="ro1">
          <table:table-cell office:value-type="float" office:value="6819120" calcext:value-type="float">
            <text:p>6819120</text:p>
          </table:table-cell>
          <table:table-cell office:value-type="float" office:value="1129586.10075011" calcext:value-type="float">
            <text:p>1129586.10075011</text:p>
          </table:table-cell>
          <table:table-cell office:value-type="float" office:value="332162895098.436" calcext:value-type="float">
            <text:p>332162895098.436</text:p>
          </table:table-cell>
          <table:table-cell office:value-type="float" office:value="1117375.80008009" calcext:value-type="float">
            <text:p>1117375.80008009</text:p>
          </table:table-cell>
          <table:table-cell/>
          <table:table-cell office:value-type="float" office:value="4457376" calcext:value-type="float">
            <text:p>4457376</text:p>
          </table:table-cell>
          <table:table-cell office:value-type="float" office:value="387154093.029862" calcext:value-type="float">
            <text:p>387154093.029862</text:p>
          </table:table-cell>
          <table:table-cell office:value-type="float" office:value="1.28033527564943E+015" calcext:value-type="float">
            <text:p>1.28033527564943E+015</text:p>
          </table:table-cell>
          <table:table-cell office:value-type="float" office:value="951249487.359176" calcext:value-type="float">
            <text:p>951249487.359176</text:p>
          </table:table-cell>
          <table:table-cell/>
          <table:table-cell office:value-type="float" office:value="5155920" calcext:value-type="float">
            <text:p>5155920</text:p>
          </table:table-cell>
          <table:table-cell office:value-type="float" office:value="1420345322.96495" calcext:value-type="float">
            <text:p>1420345322.96495</text:p>
          </table:table-cell>
          <table:table-cell office:value-type="float" office:value="4563390860710278" calcext:value-type="float">
            <text:p>4563390860710278</text:p>
          </table:table-cell>
          <table:table-cell office:value-type="float" office:value="3384232417.79447" calcext:value-type="float">
            <text:p>3384232417.79447</text:p>
          </table:table-cell>
          <table:table-cell/>
          <table:table-cell office:value-type="float" office:value="11076912" calcext:value-type="float">
            <text:p>11076912</text:p>
          </table:table-cell>
          <table:table-cell office:value-type="float" office:value="2477158368.27454" calcext:value-type="float">
            <text:p>2477158368.27454</text:p>
          </table:table-cell>
          <table:table-cell office:value-type="float" office:value="5917690365409963" calcext:value-type="float">
            <text:p>5917690365409963</text:p>
          </table:table-cell>
          <table:table-cell office:value-type="float" office:value="4521220806.77089" calcext:value-type="float">
            <text:p>4521220806.77089</text:p>
          </table:table-cell>
          <table:table-cell/>
          <table:table-cell office:value-type="float" office:value="13006224" calcext:value-type="float">
            <text:p>13006224</text:p>
          </table:table-cell>
          <table:table-cell office:value-type="float" office:value="2691259318.52152" calcext:value-type="float">
            <text:p>2691259318.52152</text:p>
          </table:table-cell>
          <table:table-cell office:value-type="float" office:value="3.22766343745712E+015" calcext:value-type="float">
            <text:p>3.22766343745712E+015</text:p>
          </table:table-cell>
          <table:table-cell office:value-type="float" office:value="2857943001.35863" calcext:value-type="float">
            <text:p>2857943001.35863</text:p>
          </table:table-cell>
          <table:table-cell/>
          <table:table-cell office:value-type="float" office:value="20525447.25" calcext:value-type="float">
            <text:p>20525447.25</text:p>
          </table:table-cell>
          <table:table-cell office:value-type="float" office:value="3143254100.66259" calcext:value-type="float">
            <text:p>3143254100.66259</text:p>
          </table:table-cell>
          <table:table-cell office:value-type="float" office:value="3.35722748291786E+015" calcext:value-type="float">
            <text:p>3.35722748291786E+015</text:p>
          </table:table-cell>
          <table:table-cell office:value-type="float" office:value="3011789498.46906" calcext:value-type="float">
            <text:p>3011789498.46906</text:p>
          </table:table-cell>
        </table:table-row>
        <table:table-row table:style-name="ro1">
          <table:table-cell office:value-type="float" office:value="6863400" calcext:value-type="float">
            <text:p>6863400</text:p>
          </table:table-cell>
          <table:table-cell office:value-type="float" office:value="1135381.50660415" calcext:value-type="float">
            <text:p>1135381.50660415</text:p>
          </table:table-cell>
          <table:table-cell office:value-type="float" office:value="333703276092.08" calcext:value-type="float">
            <text:p>333703276092.08</text:p>
          </table:table-cell>
          <table:table-cell office:value-type="float" office:value="1123432.37455005" calcext:value-type="float">
            <text:p>1123432.37455005</text:p>
          </table:table-cell>
          <table:table-cell/>
          <table:table-cell office:value-type="float" office:value="4486320" calcext:value-type="float">
            <text:p>4486320</text:p>
          </table:table-cell>
          <table:table-cell office:value-type="float" office:value="389124492.618206" calcext:value-type="float">
            <text:p>389124492.618206</text:p>
          </table:table-cell>
          <table:table-cell office:value-type="float" office:value="1.28686279025643E+015" calcext:value-type="float">
            <text:p>1.28686279025643E+015</text:p>
          </table:table-cell>
          <table:table-cell office:value-type="float" office:value="956105226.310164" calcext:value-type="float">
            <text:p>956105226.310164</text:p>
          </table:table-cell>
          <table:table-cell/>
          <table:table-cell office:value-type="float" office:value="5189400" calcext:value-type="float">
            <text:p>5189400</text:p>
          </table:table-cell>
          <table:table-cell office:value-type="float" office:value="1427104703.16395" calcext:value-type="float">
            <text:p>1427104703.16395</text:p>
          </table:table-cell>
          <table:table-cell office:value-type="float" office:value="4585703335773712" calcext:value-type="float">
            <text:p>4585703335773712</text:p>
          </table:table-cell>
          <table:table-cell office:value-type="float" office:value="3400779976.68643" calcext:value-type="float">
            <text:p>3400779976.68643</text:p>
          </table:table-cell>
          <table:table-cell/>
          <table:table-cell office:value-type="float" office:value="11148840" calcext:value-type="float">
            <text:p>11148840</text:p>
          </table:table-cell>
          <table:table-cell office:value-type="float" office:value="2485197559.69755" calcext:value-type="float">
            <text:p>2485197559.69755</text:p>
          </table:table-cell>
          <table:table-cell office:value-type="float" office:value="5936751243143009" calcext:value-type="float">
            <text:p>5936751243143009</text:p>
          </table:table-cell>
          <table:table-cell office:value-type="float" office:value="4535373420.75848" calcext:value-type="float">
            <text:p>4535373420.75848</text:p>
          </table:table-cell>
          <table:table-cell/>
          <table:table-cell office:value-type="float" office:value="13090680" calcext:value-type="float">
            <text:p>13090680</text:p>
          </table:table-cell>
          <table:table-cell office:value-type="float" office:value="2698384871.13858" calcext:value-type="float">
            <text:p>2698384871.13858</text:p>
          </table:table-cell>
          <table:table-cell office:value-type="float" office:value="3.23304836388043E+015" calcext:value-type="float">
            <text:p>3.23304836388043E+015</text:p>
          </table:table-cell>
          <table:table-cell office:value-type="float" office:value="2861981048.24675" calcext:value-type="float">
            <text:p>2861981048.24675</text:p>
          </table:table-cell>
          <table:table-cell/>
          <table:table-cell office:value-type="float" office:value="20658729.375" calcext:value-type="float">
            <text:p>20658729.375</text:p>
          </table:table-cell>
          <table:table-cell office:value-type="float" office:value="3151873164.63505" calcext:value-type="float">
            <text:p>3151873164.63505</text:p>
          </table:table-cell>
          <table:table-cell office:value-type="float" office:value="3.36003532707638E+015" calcext:value-type="float">
            <text:p>3.36003532707638E+015</text:p>
          </table:table-cell>
          <table:table-cell office:value-type="float" office:value="3014047670.85062" calcext:value-type="float">
            <text:p>3014047670.85062</text:p>
          </table:table-cell>
        </table:table-row>
        <table:table-row table:style-name="ro1">
          <table:table-cell office:value-type="float" office:value="6907680" calcext:value-type="float">
            <text:p>6907680</text:p>
          </table:table-cell>
          <table:table-cell office:value-type="float" office:value="1141164.92880041" calcext:value-type="float">
            <text:p>1141164.92880041</text:p>
          </table:table-cell>
          <table:table-cell office:value-type="float" office:value="335238018850.995" calcext:value-type="float">
            <text:p>335238018850.995</text:p>
          </table:table-cell>
          <table:table-cell office:value-type="float" office:value="1129476.59250828" calcext:value-type="float">
            <text:p>1129476.59250828</text:p>
          </table:table-cell>
          <table:table-cell/>
          <table:table-cell office:value-type="float" office:value="4515264" calcext:value-type="float">
            <text:p>4515264</text:p>
          </table:table-cell>
          <table:table-cell office:value-type="float" office:value="391089059.894988" calcext:value-type="float">
            <text:p>391089059.894988</text:p>
          </table:table-cell>
          <table:table-cell office:value-type="float" office:value="1.29337071792787E+015" calcext:value-type="float">
            <text:p>1.29337071792787E+015</text:p>
          </table:table-cell>
          <table:table-cell office:value-type="float" office:value="960946477.18318" calcext:value-type="float">
            <text:p>960946477.18318</text:p>
          </table:table-cell>
          <table:table-cell/>
          <table:table-cell office:value-type="float" office:value="5222880" calcext:value-type="float">
            <text:p>5222880</text:p>
          </table:table-cell>
          <table:table-cell office:value-type="float" office:value="1433840950.6889" calcext:value-type="float">
            <text:p>1433840950.6889</text:p>
          </table:table-cell>
          <table:table-cell office:value-type="float" office:value="4607938377301299" calcext:value-type="float">
            <text:p>4607938377301299</text:p>
          </table:table-cell>
          <table:table-cell office:value-type="float" office:value="3417270316.29246" calcext:value-type="float">
            <text:p>3417270316.29246</text:p>
          </table:table-cell>
          <table:table-cell/>
          <table:table-cell office:value-type="float" office:value="11220768" calcext:value-type="float">
            <text:p>11220768</text:p>
          </table:table-cell>
          <table:table-cell office:value-type="float" office:value="2493193022.77032" calcext:value-type="float">
            <text:p>2493193022.77032</text:p>
          </table:table-cell>
          <table:table-cell office:value-type="float" office:value="5955670362842625" calcext:value-type="float">
            <text:p>5955670362842625</text:p>
          </table:table-cell>
          <table:table-cell office:value-type="float" office:value="4549421274.03424" calcext:value-type="float">
            <text:p>4549421274.03424</text:p>
          </table:table-cell>
          <table:table-cell/>
          <table:table-cell office:value-type="float" office:value="13175136" calcext:value-type="float">
            <text:p>13175136</text:p>
          </table:table-cell>
          <table:table-cell office:value-type="float" office:value="2705492583.85845" calcext:value-type="float">
            <text:p>2705492583.85845</text:p>
          </table:table-cell>
          <table:table-cell office:value-type="float" office:value="3238386386553695" calcext:value-type="float">
            <text:p>3238386386553695</text:p>
          </table:table-cell>
          <table:table-cell office:value-type="float" office:value="2865984335.58863" calcext:value-type="float">
            <text:p>2865984335.58863</text:p>
          </table:table-cell>
          <table:table-cell/>
          <table:table-cell office:value-type="float" office:value="20792011.5" calcext:value-type="float">
            <text:p>20792011.5</text:p>
          </table:table-cell>
          <table:table-cell office:value-type="float" office:value="3160472707.98875" calcext:value-type="float">
            <text:p>3160472707.98875</text:p>
          </table:table-cell>
          <table:table-cell office:value-type="float" office:value="3362807894641915" calcext:value-type="float">
            <text:p>3362807894641915</text:p>
          </table:table-cell>
          <table:table-cell office:value-type="float" office:value="3016279168.8093" calcext:value-type="float">
            <text:p>3016279168.8093</text:p>
          </table:table-cell>
        </table:table-row>
        <table:table-row table:style-name="ro1">
          <table:table-cell office:value-type="float" office:value="6951960" calcext:value-type="float">
            <text:p>6951960</text:p>
          </table:table-cell>
          <table:table-cell office:value-type="float" office:value="1146936.40507827" calcext:value-type="float">
            <text:p>1146936.40507827</text:p>
          </table:table-cell>
          <table:table-cell office:value-type="float" office:value="336767148876.078" calcext:value-type="float">
            <text:p>336767148876.078</text:p>
          </table:table-cell>
          <table:table-cell office:value-type="float" office:value="1135508.49232949" calcext:value-type="float">
            <text:p>1135508.49232949</text:p>
          </table:table-cell>
          <table:table-cell/>
          <table:table-cell office:value-type="float" office:value="4544208" calcext:value-type="float">
            <text:p>4544208</text:p>
          </table:table-cell>
          <table:table-cell office:value-type="float" office:value="393047812.31692" calcext:value-type="float">
            <text:p>393047812.31692</text:p>
          </table:table-cell>
          <table:table-cell office:value-type="float" office:value="1299859117464214" calcext:value-type="float">
            <text:p>1299859117464214</text:p>
          </table:table-cell>
          <table:table-cell office:value-type="float" office:value="965773283.406316" calcext:value-type="float">
            <text:p>965773283.406316</text:p>
          </table:table-cell>
          <table:table-cell/>
          <table:table-cell office:value-type="float" office:value="5256360" calcext:value-type="float">
            <text:p>5256360</text:p>
          </table:table-cell>
          <table:table-cell office:value-type="float" office:value="1440554146.55556" calcext:value-type="float">
            <text:p>1440554146.55556</text:p>
          </table:table-cell>
          <table:table-cell office:value-type="float" office:value="4630096254139536" calcext:value-type="float">
            <text:p>4630096254139536</text:p>
          </table:table-cell>
          <table:table-cell office:value-type="float" office:value="3433703635.14993" calcext:value-type="float">
            <text:p>3433703635.14993</text:p>
          </table:table-cell>
          <table:table-cell/>
          <table:table-cell office:value-type="float" office:value="11292696" calcext:value-type="float">
            <text:p>11292696</text:p>
          </table:table-cell>
          <table:table-cell office:value-type="float" office:value="2501145078.09976" calcext:value-type="float">
            <text:p>2501145078.09976</text:p>
          </table:table-cell>
          <table:table-cell office:value-type="float" office:value="5974448779652621" calcext:value-type="float">
            <text:p>5974448779652621</text:p>
          </table:table-cell>
          <table:table-cell office:value-type="float" office:value="4563365145.71571" calcext:value-type="float">
            <text:p>4563365145.71571</text:p>
          </table:table-cell>
          <table:table-cell/>
          <table:table-cell office:value-type="float" office:value="13259592" calcext:value-type="float">
            <text:p>13259592</text:p>
          </table:table-cell>
          <table:table-cell office:value-type="float" office:value="2712582584.01127" calcext:value-type="float">
            <text:p>2712582584.01127</text:p>
          </table:table-cell>
          <table:table-cell office:value-type="float" office:value="3.24367791494053E+015" calcext:value-type="float">
            <text:p>3.24367791494053E+015</text:p>
          </table:table-cell>
          <table:table-cell office:value-type="float" office:value="2869953165.98677" calcext:value-type="float">
            <text:p>2869953165.98677</text:p>
          </table:table-cell>
          <table:table-cell/>
          <table:table-cell office:value-type="float" office:value="20925293.625" calcext:value-type="float">
            <text:p>20925293.625</text:p>
          </table:table-cell>
          <table:table-cell office:value-type="float" office:value="3169052883.5429" calcext:value-type="float">
            <text:p>3169052883.5429</text:p>
          </table:table-cell>
          <table:table-cell office:value-type="float" office:value="3365545659257389" calcext:value-type="float">
            <text:p>3365545659257389</text:p>
          </table:table-cell>
          <table:table-cell office:value-type="float" office:value="3018484343.97856" calcext:value-type="float">
            <text:p>3018484343.97856</text:p>
          </table:table-cell>
        </table:table-row>
        <table:table-row table:style-name="ro1">
          <table:table-cell office:value-type="float" office:value="6996240" calcext:value-type="float">
            <text:p>6996240</text:p>
          </table:table-cell>
          <table:table-cell office:value-type="float" office:value="1152695.97301732" calcext:value-type="float">
            <text:p>1152695.97301732</text:p>
          </table:table-cell>
          <table:table-cell office:value-type="float" office:value="338290691544.21" calcext:value-type="float">
            <text:p>338290691544.21</text:p>
          </table:table-cell>
          <table:table-cell office:value-type="float" office:value="1141528.11222706" calcext:value-type="float">
            <text:p>1141528.11222706</text:p>
          </table:table-cell>
          <table:table-cell/>
          <table:table-cell office:value-type="float" office:value="4573152" calcext:value-type="float">
            <text:p>4573152</text:p>
          </table:table-cell>
          <table:table-cell office:value-type="float" office:value="395000767.288246" calcext:value-type="float">
            <text:p>395000767.288246</text:p>
          </table:table-cell>
          <table:table-cell office:value-type="float" office:value="1.30632804748936E+015" calcext:value-type="float">
            <text:p>1.30632804748936E+015</text:p>
          </table:table-cell>
          <table:table-cell office:value-type="float" office:value="970585688.277307" calcext:value-type="float">
            <text:p>970585688.277307</text:p>
          </table:table-cell>
          <table:table-cell/>
          <table:table-cell office:value-type="float" office:value="5289840" calcext:value-type="float">
            <text:p>5289840</text:p>
          </table:table-cell>
          <table:table-cell office:value-type="float" office:value="1447244371.48937" calcext:value-type="float">
            <text:p>1447244371.48937</text:p>
          </table:table-cell>
          <table:table-cell office:value-type="float" office:value="4652177234201222" calcext:value-type="float">
            <text:p>4652177234201222</text:p>
          </table:table-cell>
          <table:table-cell office:value-type="float" office:value="3450080131.10617" calcext:value-type="float">
            <text:p>3450080131.10617</text:p>
          </table:table-cell>
          <table:table-cell/>
          <table:table-cell office:value-type="float" office:value="11364624" calcext:value-type="float">
            <text:p>11364624</text:p>
          </table:table-cell>
          <table:table-cell office:value-type="float" office:value="2509054043.80358" calcext:value-type="float">
            <text:p>2509054043.80358</text:p>
          </table:table-cell>
          <table:table-cell office:value-type="float" office:value="5993087540859326" calcext:value-type="float">
            <text:p>5993087540859326</text:p>
          </table:table-cell>
          <table:table-cell office:value-type="float" office:value="4577205809.11213" calcext:value-type="float">
            <text:p>4577205809.11213</text:p>
          </table:table-cell>
          <table:table-cell/>
          <table:table-cell office:value-type="float" office:value="13344048" calcext:value-type="float">
            <text:p>13344048</text:p>
          </table:table-cell>
          <table:table-cell office:value-type="float" office:value="2719654997.77979" calcext:value-type="float">
            <text:p>2719654997.77979</text:p>
          </table:table-cell>
          <table:table-cell office:value-type="float" office:value="3248923354926537" calcext:value-type="float">
            <text:p>3248923354926537</text:p>
          </table:table-cell>
          <table:table-cell office:value-type="float" office:value="2873887839.39752" calcext:value-type="float">
            <text:p>2873887839.39752</text:p>
          </table:table-cell>
          <table:table-cell/>
          <table:table-cell office:value-type="float" office:value="21058575.75" calcext:value-type="float">
            <text:p>21058575.75</text:p>
          </table:table-cell>
          <table:table-cell office:value-type="float" office:value="3177613842.15858" calcext:value-type="float">
            <text:p>3177613842.15858</text:p>
          </table:table-cell>
          <table:table-cell office:value-type="float" office:value="3368249088091811" calcext:value-type="float">
            <text:p>3368249088091811</text:p>
          </table:table-cell>
          <table:table-cell office:value-type="float" office:value="3020663543.20788" calcext:value-type="float">
            <text:p>3020663543.20788</text:p>
          </table:table-cell>
        </table:table-row>
        <table:table-row table:style-name="ro1">
          <table:table-cell office:value-type="float" office:value="7040520" calcext:value-type="float">
            <text:p>7040520</text:p>
          </table:table-cell>
          <table:table-cell office:value-type="float" office:value="1158443.67003819" calcext:value-type="float">
            <text:p>1158443.67003819</text:p>
          </table:table-cell>
          <table:table-cell office:value-type="float" office:value="339808672108.873" calcext:value-type="float">
            <text:p>339808672108.873</text:p>
          </table:table-cell>
          <table:table-cell office:value-type="float" office:value="1147535.49025379" calcext:value-type="float">
            <text:p>1147535.49025379</text:p>
          </table:table-cell>
          <table:table-cell/>
          <table:table-cell office:value-type="float" office:value="4602096" calcext:value-type="float">
            <text:p>4602096</text:p>
          </table:table-cell>
          <table:table-cell office:value-type="float" office:value="396947942.160907" calcext:value-type="float">
            <text:p>396947942.160907</text:p>
          </table:table-cell>
          <table:table-cell office:value-type="float" office:value="1.31277756645119E+015" calcext:value-type="float">
            <text:p>1.31277756645119E+015</text:p>
          </table:table-cell>
          <table:table-cell office:value-type="float" office:value="975383734.963926" calcext:value-type="float">
            <text:p>975383734.963926</text:p>
          </table:table-cell>
          <table:table-cell/>
          <table:table-cell office:value-type="float" office:value="5323320" calcext:value-type="float">
            <text:p>5323320</text:p>
          </table:table-cell>
          <table:table-cell office:value-type="float" office:value="1453911705.92652" calcext:value-type="float">
            <text:p>1453911705.92652</text:p>
          </table:table-cell>
          <table:table-cell office:value-type="float" office:value="4674181584468664" calcext:value-type="float">
            <text:p>4674181584468664</text:p>
          </table:table-cell>
          <table:table-cell office:value-type="float" office:value="3466400001.32082" calcext:value-type="float">
            <text:p>3466400001.32082</text:p>
          </table:table-cell>
          <table:table-cell/>
          <table:table-cell office:value-type="float" office:value="11436552" calcext:value-type="float">
            <text:p>11436552</text:p>
          </table:table-cell>
          <table:table-cell office:value-type="float" office:value="2516920235.53106" calcext:value-type="float">
            <text:p>2516920235.53106</text:p>
          </table:table-cell>
          <table:table-cell office:value-type="float" office:value="6011587685950148" calcext:value-type="float">
            <text:p>6011587685950148</text:p>
          </table:table-cell>
          <table:table-cell office:value-type="float" office:value="4590944031.76786" calcext:value-type="float">
            <text:p>4590944031.76786</text:p>
          </table:table-cell>
          <table:table-cell/>
          <table:table-cell office:value-type="float" office:value="13428504" calcext:value-type="float">
            <text:p>13428504</text:p>
          </table:table-cell>
          <table:table-cell office:value-type="float" office:value="2726709950.21086" calcext:value-type="float">
            <text:p>2726709950.21086</text:p>
          </table:table-cell>
          <table:table-cell office:value-type="float" office:value="3.25412310885061E+015" calcext:value-type="float">
            <text:p>3.25412310885061E+015</text:p>
          </table:table-cell>
          <table:table-cell office:value-type="float" office:value="2877788653.15422" calcext:value-type="float">
            <text:p>2877788653.15422</text:p>
          </table:table-cell>
          <table:table-cell/>
          <table:table-cell office:value-type="float" office:value="21191857.875" calcext:value-type="float">
            <text:p>21191857.875</text:p>
          </table:table-cell>
          <table:table-cell office:value-type="float" office:value="3186155732.76604" calcext:value-type="float">
            <text:p>3186155732.76604</text:p>
          </table:table-cell>
          <table:table-cell office:value-type="float" office:value="3.37091864192921E+015" calcext:value-type="float">
            <text:p>3.37091864192921E+015</text:p>
          </table:table-cell>
          <table:table-cell office:value-type="float" office:value="3022817108.62842" calcext:value-type="float">
            <text:p>3022817108.62842</text:p>
          </table:table-cell>
        </table:table-row>
        <table:table-row table:style-name="ro1">
          <table:table-cell office:value-type="float" office:value="7084800" calcext:value-type="float">
            <text:p>7084800</text:p>
          </table:table-cell>
          <table:table-cell office:value-type="float" office:value="1164179.53340322" calcext:value-type="float">
            <text:p>1164179.53340322</text:p>
          </table:table-cell>
          <table:table-cell office:value-type="float" office:value="341321115700.76" calcext:value-type="float">
            <text:p>341321115700.76</text:p>
          </table:table-cell>
          <table:table-cell office:value-type="float" office:value="1153530.6643027" calcext:value-type="float">
            <text:p>1153530.6643027</text:p>
          </table:table-cell>
          <table:table-cell/>
          <table:table-cell office:value-type="float" office:value="4631040" calcext:value-type="float">
            <text:p>4631040</text:p>
          </table:table-cell>
          <table:table-cell office:value-type="float" office:value="398889354.234693" calcext:value-type="float">
            <text:p>398889354.234693</text:p>
          </table:table-cell>
          <table:table-cell office:value-type="float" office:value="1.31920773262212E+015" calcext:value-type="float">
            <text:p>1.31920773262212E+015</text:p>
          </table:table-cell>
          <table:table-cell office:value-type="float" office:value="980167466.504373" calcext:value-type="float">
            <text:p>980167466.504373</text:p>
          </table:table-cell>
          <table:table-cell/>
          <table:table-cell office:value-type="float" office:value="5356800" calcext:value-type="float">
            <text:p>5356800</text:p>
          </table:table-cell>
          <table:table-cell office:value-type="float" office:value="1460556230.01503" calcext:value-type="float">
            <text:p>1460556230.01503</text:p>
          </table:table-cell>
          <table:table-cell office:value-type="float" office:value="4696109570996949" calcext:value-type="float">
            <text:p>4696109570996949</text:p>
          </table:table-cell>
          <table:table-cell office:value-type="float" office:value="3482663442.26825" calcext:value-type="float">
            <text:p>3482663442.26825</text:p>
          </table:table-cell>
          <table:table-cell/>
          <table:table-cell office:value-type="float" office:value="11508480" calcext:value-type="float">
            <text:p>11508480</text:p>
          </table:table-cell>
          <table:table-cell office:value-type="float" office:value="2524743966.48368" calcext:value-type="float">
            <text:p>2524743966.48368</text:p>
          </table:table-cell>
          <table:table-cell office:value-type="float" office:value="6029950246671651" calcext:value-type="float">
            <text:p>6029950246671651</text:p>
          </table:table-cell>
          <table:table-cell office:value-type="float" office:value="4604580575.50551" calcext:value-type="float">
            <text:p>4604580575.50551</text:p>
          </table:table-cell>
          <table:table-cell/>
          <table:table-cell office:value-type="float" office:value="13512960" calcext:value-type="float">
            <text:p>13512960</text:p>
          </table:table-cell>
          <table:table-cell office:value-type="float" office:value="2733747565.22663" calcext:value-type="float">
            <text:p>2733747565.22663</text:p>
          </table:table-cell>
          <table:table-cell office:value-type="float" office:value="3.25927757553606E+015" calcext:value-type="float">
            <text:p>3.25927757553606E+015</text:p>
          </table:table-cell>
          <table:table-cell office:value-type="float" office:value="2881655901.99034" calcext:value-type="float">
            <text:p>2881655901.99034</text:p>
          </table:table-cell>
          <table:table-cell/>
          <table:table-cell office:value-type="float" office:value="21325140" calcext:value-type="float">
            <text:p>21325140</text:p>
          </table:table-cell>
          <table:table-cell office:value-type="float" office:value="3194678702.39154" calcext:value-type="float">
            <text:p>3194678702.39154</text:p>
          </table:table-cell>
          <table:table-cell office:value-type="float" office:value="3373554775256265" calcext:value-type="float">
            <text:p>3373554775256265</text:p>
          </table:table-cell>
          <table:table-cell office:value-type="float" office:value="3024945377.71779" calcext:value-type="float">
            <text:p>3024945377.71779</text:p>
          </table:table-cell>
        </table:table-row>
        <table:table-row table:style-name="ro1">
          <table:table-cell office:value-type="float" office:value="7129080" calcext:value-type="float">
            <text:p>7129080</text:p>
          </table:table-cell>
          <table:table-cell office:value-type="float" office:value="1169903.60021729" calcext:value-type="float">
            <text:p>1169903.60021729</text:p>
          </table:table-cell>
          <table:table-cell office:value-type="float" office:value="342828047328.385" calcext:value-type="float">
            <text:p>342828047328.385</text:p>
          </table:table-cell>
          <table:table-cell office:value-type="float" office:value="1159513.67210774" calcext:value-type="float">
            <text:p>1159513.67210774</text:p>
          </table:table-cell>
          <table:table-cell/>
          <table:table-cell office:value-type="float" office:value="4659984" calcext:value-type="float">
            <text:p>4659984</text:p>
          </table:table-cell>
          <table:table-cell office:value-type="float" office:value="400825020.757404" calcext:value-type="float">
            <text:p>400825020.757404</text:p>
          </table:table-cell>
          <table:table-cell office:value-type="float" office:value="1.32561860409957E+015" calcext:value-type="float">
            <text:p>1.32561860409957E+015</text:p>
          </table:table-cell>
          <table:table-cell office:value-type="float" office:value="984936925.807664" calcext:value-type="float">
            <text:p>984936925.807664</text:p>
          </table:table-cell>
          <table:table-cell/>
          <table:table-cell office:value-type="float" office:value="5390280" calcext:value-type="float">
            <text:p>5390280</text:p>
          </table:table-cell>
          <table:table-cell office:value-type="float" office:value="1467178023.61585" calcext:value-type="float">
            <text:p>1467178023.61585</text:p>
          </table:table-cell>
          <table:table-cell office:value-type="float" office:value="4717961458917123" calcext:value-type="float">
            <text:p>4717961458917123</text:p>
          </table:table-cell>
          <table:table-cell office:value-type="float" office:value="3498870649.73992" calcext:value-type="float">
            <text:p>3498870649.73992</text:p>
          </table:table-cell>
          <table:table-cell/>
          <table:table-cell office:value-type="float" office:value="11580408" calcext:value-type="float">
            <text:p>11580408</text:p>
          </table:table-cell>
          <table:table-cell office:value-type="float" office:value="2532525547.4355" calcext:value-type="float">
            <text:p>2532525547.4355</text:p>
          </table:table-cell>
          <table:table-cell office:value-type="float" office:value="6048176247087309" calcext:value-type="float">
            <text:p>6048176247087309</text:p>
          </table:table-cell>
          <table:table-cell office:value-type="float" office:value="4618116196.4688" calcext:value-type="float">
            <text:p>4618116196.4688</text:p>
          </table:table-cell>
          <table:table-cell/>
          <table:table-cell office:value-type="float" office:value="13597416" calcext:value-type="float">
            <text:p>13597416</text:p>
          </table:table-cell>
          <table:table-cell office:value-type="float" office:value="2740767965.63573" calcext:value-type="float">
            <text:p>2740767965.63573</text:p>
          </table:table-cell>
          <table:table-cell office:value-type="float" office:value="3264387150321306" calcext:value-type="float">
            <text:p>3264387150321306</text:p>
          </table:table-cell>
          <table:table-cell office:value-type="float" office:value="2885489878.06231" calcext:value-type="float">
            <text:p>2885489878.06231</text:p>
          </table:table-cell>
          <table:table-cell/>
          <table:table-cell office:value-type="float" office:value="21458422.125" calcext:value-type="float">
            <text:p>21458422.125</text:p>
          </table:table-cell>
          <table:table-cell office:value-type="float" office:value="3203182896.18384" calcext:value-type="float">
            <text:p>3203182896.18384</text:p>
          </table:table-cell>
          <table:table-cell office:value-type="float" office:value="3376157936348828" calcext:value-type="float">
            <text:p>3376157936348828</text:p>
          </table:table-cell>
          <table:table-cell office:value-type="float" office:value="3027048683.36392" calcext:value-type="float">
            <text:p>3027048683.36392</text:p>
          </table:table-cell>
        </table:table-row>
        <table:table-row table:style-name="ro1">
          <table:table-cell office:value-type="float" office:value="7173360" calcext:value-type="float">
            <text:p>7173360</text:p>
          </table:table-cell>
          <table:table-cell office:value-type="float" office:value="1175615.90742853" calcext:value-type="float">
            <text:p>1175615.90742853</text:p>
          </table:table-cell>
          <table:table-cell office:value-type="float" office:value="344329491878.692" calcext:value-type="float">
            <text:p>344329491878.692</text:p>
          </table:table-cell>
          <table:table-cell office:value-type="float" office:value="1165484.5512446" calcext:value-type="float">
            <text:p>1165484.5512446</text:p>
          </table:table-cell>
          <table:table-cell/>
          <table:table-cell office:value-type="float" office:value="4688928" calcext:value-type="float">
            <text:p>4688928</text:p>
          </table:table-cell>
          <table:table-cell office:value-type="float" office:value="402754958.925003" calcext:value-type="float">
            <text:p>402754958.925003</text:p>
          </table:table-cell>
          <table:table-cell office:value-type="float" office:value="1.33201023880655E+015" calcext:value-type="float">
            <text:p>1.33201023880655E+015</text:p>
          </table:table-cell>
          <table:table-cell office:value-type="float" office:value="989692155.654016" calcext:value-type="float">
            <text:p>989692155.654016</text:p>
          </table:table-cell>
          <table:table-cell/>
          <table:table-cell office:value-type="float" office:value="5423760" calcext:value-type="float">
            <text:p>5423760</text:p>
          </table:table-cell>
          <table:table-cell office:value-type="float" office:value="1473777166.30397" calcext:value-type="float">
            <text:p>1473777166.30397</text:p>
          </table:table-cell>
          <table:table-cell office:value-type="float" office:value="4739737512439465" calcext:value-type="float">
            <text:p>4739737512439465</text:p>
          </table:table-cell>
          <table:table-cell office:value-type="float" office:value="3515021818.8468" calcext:value-type="float">
            <text:p>3515021818.8468</text:p>
          </table:table-cell>
          <table:table-cell/>
          <table:table-cell office:value-type="float" office:value="11652336" calcext:value-type="float">
            <text:p>11652336</text:p>
          </table:table-cell>
          <table:table-cell office:value-type="float" office:value="2540265286.75332" calcext:value-type="float">
            <text:p>2540265286.75332</text:p>
          </table:table-cell>
          <table:table-cell office:value-type="float" office:value="6066266703634709" calcext:value-type="float">
            <text:p>6066266703634709</text:p>
          </table:table-cell>
          <table:table-cell office:value-type="float" office:value="4631551645.16495" calcext:value-type="float">
            <text:p>4631551645.16495</text:p>
          </table:table-cell>
          <table:table-cell/>
          <table:table-cell office:value-type="float" office:value="13681872" calcext:value-type="float">
            <text:p>13681872</text:p>
          </table:table-cell>
          <table:table-cell office:value-type="float" office:value="2747771273.14428" calcext:value-type="float">
            <text:p>2747771273.14428</text:p>
          </table:table-cell>
          <table:table-cell office:value-type="float" office:value="3269452225090426" calcext:value-type="float">
            <text:p>3269452225090426</text:p>
          </table:table-cell>
          <table:table-cell office:value-type="float" office:value="2889290870.97221" calcext:value-type="float">
            <text:p>2889290870.97221</text:p>
          </table:table-cell>
          <table:table-cell/>
          <table:table-cell office:value-type="float" office:value="21591704.25" calcext:value-type="float">
            <text:p>21591704.25</text:p>
          </table:table-cell>
          <table:table-cell office:value-type="float" office:value="3211668457.44028" calcext:value-type="float">
            <text:p>3211668457.44028</text:p>
          </table:table-cell>
          <table:table-cell office:value-type="float" office:value="3378728567357187" calcext:value-type="float">
            <text:p>3378728567357187</text:p>
          </table:table-cell>
          <table:table-cell office:value-type="float" office:value="3029127353.92802" calcext:value-type="float">
            <text:p>3029127353.92802</text:p>
          </table:table-cell>
        </table:table-row>
        <table:table-row table:style-name="ro1">
          <table:table-cell office:value-type="float" office:value="7217640" calcext:value-type="float">
            <text:p>7217640</text:p>
          </table:table-cell>
          <table:table-cell office:value-type="float" office:value="1181316.49182907" calcext:value-type="float">
            <text:p>1181316.49182907</text:p>
          </table:table-cell>
          <table:table-cell office:value-type="float" office:value="345825474117.656" calcext:value-type="float">
            <text:p>345825474117.656</text:p>
          </table:table-cell>
          <table:table-cell office:value-type="float" office:value="1171443.33913143" calcext:value-type="float">
            <text:p>1171443.33913143</text:p>
          </table:table-cell>
          <table:table-cell/>
          <table:table-cell office:value-type="float" office:value="4717872" calcext:value-type="float">
            <text:p>4717872</text:p>
          </table:table-cell>
          <table:table-cell office:value-type="float" office:value="404679185.881778" calcext:value-type="float">
            <text:p>404679185.881778</text:p>
          </table:table-cell>
          <table:table-cell office:value-type="float" office:value="1338382694492148" calcext:value-type="float">
            <text:p>1338382694492148</text:p>
          </table:table-cell>
          <table:table-cell office:value-type="float" office:value="994433198.695242" calcext:value-type="float">
            <text:p>994433198.695242</text:p>
          </table:table-cell>
          <table:table-cell/>
          <table:table-cell office:value-type="float" office:value="5457240" calcext:value-type="float">
            <text:p>5457240</text:p>
          </table:table-cell>
          <table:table-cell office:value-type="float" office:value="1480353737.36944" calcext:value-type="float">
            <text:p>1480353737.36944</text:p>
          </table:table-cell>
          <table:table-cell office:value-type="float" office:value="4761437994856612" calcext:value-type="float">
            <text:p>4761437994856612</text:p>
          </table:table-cell>
          <table:table-cell office:value-type="float" office:value="3531117144.02172" calcext:value-type="float">
            <text:p>3531117144.02172</text:p>
          </table:table-cell>
          <table:table-cell/>
          <table:table-cell office:value-type="float" office:value="11724264" calcext:value-type="float">
            <text:p>11724264</text:p>
          </table:table-cell>
          <table:table-cell office:value-type="float" office:value="2547963490.41672" calcext:value-type="float">
            <text:p>2547963490.41672</text:p>
          </table:table-cell>
          <table:table-cell office:value-type="float" office:value="6084222625182426" calcext:value-type="float">
            <text:p>6084222625182426</text:p>
          </table:table-cell>
          <table:table-cell office:value-type="float" office:value="4644887666.50692" calcext:value-type="float">
            <text:p>4644887666.50692</text:p>
          </table:table-cell>
          <table:table-cell/>
          <table:table-cell office:value-type="float" office:value="13766328" calcext:value-type="float">
            <text:p>13766328</text:p>
          </table:table-cell>
          <table:table-cell office:value-type="float" office:value="2754757608.36677" calcext:value-type="float">
            <text:p>2754757608.36677</text:p>
          </table:table-cell>
          <table:table-cell office:value-type="float" office:value="3274473188303376" calcext:value-type="float">
            <text:p>3274473188303376</text:p>
          </table:table-cell>
          <table:table-cell office:value-type="float" office:value="2893059167.79017" calcext:value-type="float">
            <text:p>2893059167.79017</text:p>
          </table:table-cell>
          <table:table-cell/>
          <table:table-cell office:value-type="float" office:value="21724986.375" calcext:value-type="float">
            <text:p>21724986.375</text:p>
          </table:table-cell>
          <table:table-cell office:value-type="float" office:value="3220135527.63253" calcext:value-type="float">
            <text:p>3220135527.63253</text:p>
          </table:table-cell>
          <table:table-cell office:value-type="float" office:value="3.38126710439017E+015" calcext:value-type="float">
            <text:p>3.38126710439017E+015</text:p>
          </table:table-cell>
          <table:table-cell office:value-type="float" office:value="3031181713.30672" calcext:value-type="float">
            <text:p>3031181713.30672</text:p>
          </table:table-cell>
        </table:table-row>
        <table:table-row table:style-name="ro1">
          <table:table-cell office:value-type="float" office:value="7261920" calcext:value-type="float">
            <text:p>7261920</text:p>
          </table:table-cell>
          <table:table-cell office:value-type="float" office:value="1187005.3900558" calcext:value-type="float">
            <text:p>1187005.3900558</text:p>
          </table:table-cell>
          <table:table-cell office:value-type="float" office:value="347316018690.883" calcext:value-type="float">
            <text:p>347316018690.883</text:p>
          </table:table-cell>
          <table:table-cell office:value-type="float" office:value="1177390.07302959" calcext:value-type="float">
            <text:p>1177390.07302959</text:p>
          </table:table-cell>
          <table:table-cell/>
          <table:table-cell office:value-type="float" office:value="4746816" calcext:value-type="float">
            <text:p>4746816</text:p>
          </table:table-cell>
          <table:table-cell office:value-type="float" office:value="406597718.720491" calcext:value-type="float">
            <text:p>406597718.720491</text:p>
          </table:table-cell>
          <table:table-cell office:value-type="float" office:value="1344736028732074" calcext:value-type="float">
            <text:p>1344736028732074</text:p>
          </table:table-cell>
          <table:table-cell office:value-type="float" office:value="999160097.455127" calcext:value-type="float">
            <text:p>999160097.455127</text:p>
          </table:table-cell>
          <table:table-cell/>
          <table:table-cell office:value-type="float" office:value="5490720" calcext:value-type="float">
            <text:p>5490720</text:p>
          </table:table-cell>
          <table:table-cell office:value-type="float" office:value="1486907815.81851" calcext:value-type="float">
            <text:p>1486907815.81851</text:p>
          </table:table-cell>
          <table:table-cell office:value-type="float" office:value="4783063168546810" calcext:value-type="float">
            <text:p>4783063168546810</text:p>
          </table:table-cell>
          <table:table-cell office:value-type="float" office:value="3547156819.02171" calcext:value-type="float">
            <text:p>3547156819.02171</text:p>
          </table:table-cell>
          <table:table-cell/>
          <table:table-cell office:value-type="float" office:value="11796192" calcext:value-type="float">
            <text:p>11796192</text:p>
          </table:table-cell>
          <table:table-cell office:value-type="float" office:value="2555620462.03782" calcext:value-type="float">
            <text:p>2555620462.03782</text:p>
          </table:table-cell>
          <table:table-cell office:value-type="float" office:value="6102045013086410" calcext:value-type="float">
            <text:p>6102045013086410</text:p>
          </table:table-cell>
          <table:table-cell office:value-type="float" office:value="4658124999.85523" calcext:value-type="float">
            <text:p>4658124999.85523</text:p>
          </table:table-cell>
          <table:table-cell/>
          <table:table-cell office:value-type="float" office:value="13850784" calcext:value-type="float">
            <text:p>13850784</text:p>
          </table:table-cell>
          <table:table-cell office:value-type="float" office:value="2761727090.83682" calcext:value-type="float">
            <text:p>2761727090.83682</text:p>
          </table:table-cell>
          <table:table-cell office:value-type="float" office:value="3.27945042502597E+015" calcext:value-type="float">
            <text:p>3.27945042502597E+015</text:p>
          </table:table-cell>
          <table:table-cell office:value-type="float" office:value="2896795053.07664" calcext:value-type="float">
            <text:p>2896795053.07664</text:p>
          </table:table-cell>
          <table:table-cell/>
          <table:table-cell office:value-type="float" office:value="21858268.5" calcext:value-type="float">
            <text:p>21858268.5</text:p>
          </table:table-cell>
          <table:table-cell office:value-type="float" office:value="3228584246.43192" calcext:value-type="float">
            <text:p>3228584246.43192</text:p>
          </table:table-cell>
          <table:table-cell office:value-type="float" office:value="3383773977598088" calcext:value-type="float">
            <text:p>3383773977598088</text:p>
          </table:table-cell>
          <table:table-cell office:value-type="float" office:value="3033212080.99333" calcext:value-type="float">
            <text:p>3033212080.99333</text:p>
          </table:table-cell>
        </table:table-row>
        <table:table-row table:style-name="ro1">
          <table:table-cell office:value-type="float" office:value="7306200" calcext:value-type="float">
            <text:p>7306200</text:p>
          </table:table-cell>
          <table:table-cell office:value-type="float" office:value="1192682.63859109" calcext:value-type="float">
            <text:p>1192682.63859109</text:p>
          </table:table-cell>
          <table:table-cell office:value-type="float" office:value="348801150124.209" calcext:value-type="float">
            <text:p>348801150124.209</text:p>
          </table:table-cell>
          <table:table-cell office:value-type="float" office:value="1183324.7900444" calcext:value-type="float">
            <text:p>1183324.7900444</text:p>
          </table:table-cell>
          <table:table-cell/>
          <table:table-cell office:value-type="float" office:value="4775760" calcext:value-type="float">
            <text:p>4775760</text:p>
          </table:table-cell>
          <table:table-cell office:value-type="float" office:value="408510574.482541" calcext:value-type="float">
            <text:p>408510574.482541</text:p>
          </table:table-cell>
          <table:table-cell office:value-type="float" office:value="1.35107029892915E+015" calcext:value-type="float">
            <text:p>1.35107029892915E+015</text:p>
          </table:table-cell>
          <table:table-cell office:value-type="float" office:value="1003872894.32982" calcext:value-type="float">
            <text:p>1003872894.32982</text:p>
          </table:table-cell>
          <table:table-cell/>
          <table:table-cell office:value-type="float" office:value="5524200" calcext:value-type="float">
            <text:p>5524200</text:p>
          </table:table-cell>
          <table:table-cell office:value-type="float" office:value="1493439480.37463" calcext:value-type="float">
            <text:p>1493439480.37463</text:p>
          </table:table-cell>
          <table:table-cell office:value-type="float" office:value="4804613294977046" calcext:value-type="float">
            <text:p>4804613294977046</text:p>
          </table:table-cell>
          <table:table-cell office:value-type="float" office:value="3563141036.9304" calcext:value-type="float">
            <text:p>3563141036.9304</text:p>
          </table:table-cell>
          <table:table-cell/>
          <table:table-cell office:value-type="float" office:value="11868120" calcext:value-type="float">
            <text:p>11868120</text:p>
          </table:table-cell>
          <table:table-cell office:value-type="float" office:value="2563236502.88094" calcext:value-type="float">
            <text:p>2563236502.88094</text:p>
          </table:table-cell>
          <table:table-cell office:value-type="float" office:value="6119734861245999" calcext:value-type="float">
            <text:p>6119734861245999</text:p>
          </table:table-cell>
          <table:table-cell office:value-type="float" office:value="4671264379.05949" calcext:value-type="float">
            <text:p>4671264379.05949</text:p>
          </table:table-cell>
          <table:table-cell/>
          <table:table-cell office:value-type="float" office:value="13935240" calcext:value-type="float">
            <text:p>13935240</text:p>
          </table:table-cell>
          <table:table-cell office:value-type="float" office:value="2768679839.01782" calcext:value-type="float">
            <text:p>2768679839.01782</text:p>
          </table:table-cell>
          <table:table-cell office:value-type="float" office:value="3.28438431695953E+015" calcext:value-type="float">
            <text:p>3.28438431695953E+015</text:p>
          </table:table-cell>
          <table:table-cell office:value-type="float" office:value="2900498808.90448" calcext:value-type="float">
            <text:p>2900498808.90448</text:p>
          </table:table-cell>
          <table:table-cell/>
          <table:table-cell office:value-type="float" office:value="21991550.625" calcext:value-type="float">
            <text:p>21991550.625</text:p>
          </table:table-cell>
          <table:table-cell office:value-type="float" office:value="3237014751.73437" calcext:value-type="float">
            <text:p>3237014751.73437</text:p>
          </table:table-cell>
          <table:table-cell office:value-type="float" office:value="3.3862496112546E+015" calcext:value-type="float">
            <text:p>3.3862496112546E+015</text:p>
          </table:table-cell>
          <table:table-cell office:value-type="float" office:value="3035218772.13825" calcext:value-type="float">
            <text:p>3035218772.13825</text:p>
          </table:table-cell>
        </table:table-row>
        <table:table-row table:style-name="ro1">
          <table:table-cell office:value-type="float" office:value="7350480" calcext:value-type="float">
            <text:p>7350480</text:p>
          </table:table-cell>
          <table:table-cell office:value-type="float" office:value="1198348.27376353" calcext:value-type="float">
            <text:p>1198348.27376353</text:p>
          </table:table-cell>
          <table:table-cell office:value-type="float" office:value="350280892824.295" calcext:value-type="float">
            <text:p>350280892824.295</text:p>
          </table:table-cell>
          <table:table-cell office:value-type="float" office:value="1189247.52712587" calcext:value-type="float">
            <text:p>1189247.52712587</text:p>
          </table:table-cell>
          <table:table-cell/>
          <table:table-cell office:value-type="float" office:value="4804704" calcext:value-type="float">
            <text:p>4804704</text:p>
          </table:table-cell>
          <table:table-cell office:value-type="float" office:value="410417770.158111" calcext:value-type="float">
            <text:p>410417770.158111</text:p>
          </table:table-cell>
          <table:table-cell office:value-type="float" office:value="1357385562313876" calcext:value-type="float">
            <text:p>1357385562313876</text:p>
          </table:table-cell>
          <table:table-cell office:value-type="float" office:value="1008571631.58821" calcext:value-type="float">
            <text:p>1008571631.58821</text:p>
          </table:table-cell>
          <table:table-cell/>
          <table:table-cell office:value-type="float" office:value="5557680" calcext:value-type="float">
            <text:p>5557680</text:p>
          </table:table-cell>
          <table:table-cell office:value-type="float" office:value="1499948809.47956" calcext:value-type="float">
            <text:p>1499948809.47956</text:p>
          </table:table-cell>
          <table:table-cell office:value-type="float" office:value="4826088634706263" calcext:value-type="float">
            <text:p>4826088634706263</text:p>
          </table:table-cell>
          <table:table-cell office:value-type="float" office:value="3579069990.16033" calcext:value-type="float">
            <text:p>3579069990.16033</text:p>
          </table:table-cell>
          <table:table-cell/>
          <table:table-cell office:value-type="float" office:value="11940048" calcext:value-type="float">
            <text:p>11940048</text:p>
          </table:table-cell>
          <table:table-cell office:value-type="float" office:value="2570811911.88199" calcext:value-type="float">
            <text:p>2570811911.88199</text:p>
          </table:table-cell>
          <table:table-cell office:value-type="float" office:value="6137293156159445" calcext:value-type="float">
            <text:p>6137293156159445</text:p>
          </table:table-cell>
          <table:table-cell office:value-type="float" office:value="4684306532.49959" calcext:value-type="float">
            <text:p>4684306532.49959</text:p>
          </table:table-cell>
          <table:table-cell/>
          <table:table-cell office:value-type="float" office:value="14019696" calcext:value-type="float">
            <text:p>14019696</text:p>
          </table:table-cell>
          <table:table-cell office:value-type="float" office:value="2775615970.31342" calcext:value-type="float">
            <text:p>2775615970.31342</text:p>
          </table:table-cell>
          <table:table-cell office:value-type="float" office:value="3.28927524247038E+015" calcext:value-type="float">
            <text:p>3.28927524247038E+015</text:p>
          </table:table-cell>
          <table:table-cell office:value-type="float" office:value="2904170714.88073" calcext:value-type="float">
            <text:p>2904170714.88073</text:p>
          </table:table-cell>
          <table:table-cell/>
          <table:table-cell office:value-type="float" office:value="22124832.75" calcext:value-type="float">
            <text:p>22124832.75</text:p>
          </table:table-cell>
          <table:table-cell office:value-type="float" office:value="3245427179.68507" calcext:value-type="float">
            <text:p>3245427179.68507</text:p>
          </table:table-cell>
          <table:table-cell office:value-type="float" office:value="3388694423837352" calcext:value-type="float">
            <text:p>3388694423837352</text:p>
          </table:table-cell>
          <table:table-cell office:value-type="float" office:value="3037202097.60855" calcext:value-type="float">
            <text:p>3037202097.60855</text:p>
          </table:table-cell>
        </table:table-row>
        <table:table-row table:style-name="ro1">
          <table:table-cell office:value-type="float" office:value="7394760" calcext:value-type="float">
            <text:p>7394760</text:p>
          </table:table-cell>
          <table:table-cell office:value-type="float" office:value="1204002.33174868" calcext:value-type="float">
            <text:p>1204002.33174868</text:p>
          </table:table-cell>
          <table:table-cell office:value-type="float" office:value="351755271079.218" calcext:value-type="float">
            <text:p>351755271079.218</text:p>
          </table:table-cell>
          <table:table-cell office:value-type="float" office:value="1195158.32106946" calcext:value-type="float">
            <text:p>1195158.32106946</text:p>
          </table:table-cell>
          <table:table-cell/>
          <table:table-cell office:value-type="float" office:value="4833648" calcext:value-type="float">
            <text:p>4833648</text:p>
          </table:table-cell>
          <table:table-cell office:value-type="float" office:value="412319322.686328" calcext:value-type="float">
            <text:p>412319322.686328</text:p>
          </table:table-cell>
          <table:table-cell office:value-type="float" office:value="1.36368187594489E+015" calcext:value-type="float">
            <text:p>1.36368187594489E+015</text:p>
          </table:table-cell>
          <table:table-cell office:value-type="float" office:value="1013256351.37233" calcext:value-type="float">
            <text:p>1013256351.37233</text:p>
          </table:table-cell>
          <table:table-cell/>
          <table:table-cell office:value-type="float" office:value="5591160" calcext:value-type="float">
            <text:p>5591160</text:p>
          </table:table-cell>
          <table:table-cell office:value-type="float" office:value="1506435881.29444" calcext:value-type="float">
            <text:p>1506435881.29444</text:p>
          </table:table-cell>
          <table:table-cell office:value-type="float" office:value="4847489447388462" calcext:value-type="float">
            <text:p>4847489447388462</text:p>
          </table:table-cell>
          <table:table-cell office:value-type="float" office:value="3594943870.45533" calcext:value-type="float">
            <text:p>3594943870.45533</text:p>
          </table:table-cell>
          <table:table-cell/>
          <table:table-cell office:value-type="float" office:value="12011976" calcext:value-type="float">
            <text:p>12011976</text:p>
          </table:table-cell>
          <table:table-cell office:value-type="float" office:value="2578346985.66775" calcext:value-type="float">
            <text:p>2578346985.66775</text:p>
          </table:table-cell>
          <table:table-cell office:value-type="float" office:value="6154720876979119" calcext:value-type="float">
            <text:p>6154720876979119</text:p>
          </table:table-cell>
          <table:table-cell office:value-type="float" office:value="4697252183.12664" calcext:value-type="float">
            <text:p>4697252183.12664</text:p>
          </table:table-cell>
          <table:table-cell/>
          <table:table-cell office:value-type="float" office:value="14104152" calcext:value-type="float">
            <text:p>14104152</text:p>
          </table:table-cell>
          <table:table-cell office:value-type="float" office:value="2782535601.07794" calcext:value-type="float">
            <text:p>2782535601.07794</text:p>
          </table:table-cell>
          <table:table-cell office:value-type="float" office:value="3294123576619037" calcext:value-type="float">
            <text:p>3294123576619037</text:p>
          </table:table-cell>
          <table:table-cell office:value-type="float" office:value="2907811048.16835" calcext:value-type="float">
            <text:p>2907811048.16835</text:p>
          </table:table-cell>
          <table:table-cell/>
          <table:table-cell office:value-type="float" office:value="22258114.875" calcext:value-type="float">
            <text:p>22258114.875</text:p>
          </table:table-cell>
          <table:table-cell office:value-type="float" office:value="3253821664.70269" calcext:value-type="float">
            <text:p>3253821664.70269</text:p>
          </table:table-cell>
          <table:table-cell office:value-type="float" office:value="3391108828107560" calcext:value-type="float">
            <text:p>3391108828107560</text:p>
          </table:table-cell>
          <table:table-cell office:value-type="float" office:value="3039162364.04676" calcext:value-type="float">
            <text:p>3039162364.04676</text:p>
          </table:table-cell>
        </table:table-row>
        <table:table-row table:style-name="ro1">
          <table:table-cell office:value-type="float" office:value="7439040" calcext:value-type="float">
            <text:p>7439040</text:p>
          </table:table-cell>
          <table:table-cell office:value-type="float" office:value="1209644.84856975" calcext:value-type="float">
            <text:p>1209644.84856975</text:p>
          </table:table-cell>
          <table:table-cell office:value-type="float" office:value="353224309059.055" calcext:value-type="float">
            <text:p>353224309059.055</text:p>
          </table:table-cell>
          <table:table-cell office:value-type="float" office:value="1201057.20851679" calcext:value-type="float">
            <text:p>1201057.20851679</text:p>
          </table:table-cell>
          <table:table-cell/>
          <table:table-cell office:value-type="float" office:value="4862592" calcext:value-type="float">
            <text:p>4862592</text:p>
          </table:table-cell>
          <table:table-cell office:value-type="float" office:value="414215248.955415" calcext:value-type="float">
            <text:p>414215248.955415</text:p>
          </table:table-cell>
          <table:table-cell office:value-type="float" office:value="1.36995929670952E+015" calcext:value-type="float">
            <text:p>1.36995929670952E+015</text:p>
          </table:table-cell>
          <table:table-cell office:value-type="float" office:value="1017927095.69769" calcext:value-type="float">
            <text:p>1017927095.69769</text:p>
          </table:table-cell>
          <table:table-cell/>
          <table:table-cell office:value-type="float" office:value="5624640" calcext:value-type="float">
            <text:p>5624640</text:p>
          </table:table-cell>
          <table:table-cell office:value-type="float" office:value="1512900773.70081" calcext:value-type="float">
            <text:p>1512900773.70081</text:p>
          </table:table-cell>
          <table:table-cell office:value-type="float" office:value="4868815991775884" calcext:value-type="float">
            <text:p>4868815991775884</text:p>
          </table:table-cell>
          <table:table-cell office:value-type="float" office:value="3610762868.89278" calcext:value-type="float">
            <text:p>3610762868.89278</text:p>
          </table:table-cell>
          <table:table-cell/>
          <table:table-cell office:value-type="float" office:value="12083904" calcext:value-type="float">
            <text:p>12083904</text:p>
          </table:table-cell>
          <table:table-cell office:value-type="float" office:value="2585842018.5749" calcext:value-type="float">
            <text:p>2585842018.5749</text:p>
          </table:table-cell>
          <table:table-cell office:value-type="float" office:value="6172018995566215" calcext:value-type="float">
            <text:p>6172018995566215</text:p>
          </table:table-cell>
          <table:table-cell office:value-type="float" office:value="4710102048.50355" calcext:value-type="float">
            <text:p>4710102048.50355</text:p>
          </table:table-cell>
          <table:table-cell/>
          <table:table-cell office:value-type="float" office:value="14188608" calcext:value-type="float">
            <text:p>14188608</text:p>
          </table:table-cell>
          <table:table-cell office:value-type="float" office:value="2789438846.62664" calcext:value-type="float">
            <text:p>2789438846.62664</text:p>
          </table:table-cell>
          <table:table-cell office:value-type="float" office:value="3.29892969118904E+015" calcext:value-type="float">
            <text:p>3.29892969118904E+015</text:p>
          </table:table-cell>
          <table:table-cell office:value-type="float" office:value="2911420083.50765" calcext:value-type="float">
            <text:p>2911420083.50765</text:p>
          </table:table-cell>
          <table:table-cell/>
          <table:table-cell office:value-type="float" office:value="22391397" calcext:value-type="float">
            <text:p>22391397</text:p>
          </table:table-cell>
          <table:table-cell office:value-type="float" office:value="3262198339.5033" calcext:value-type="float">
            <text:p>3262198339.5033</text:p>
          </table:table-cell>
          <table:table-cell office:value-type="float" office:value="3393493231188520" calcext:value-type="float">
            <text:p>3393493231188520</text:p>
          </table:table-cell>
          <table:table-cell office:value-type="float" office:value="3041099873.92882" calcext:value-type="float">
            <text:p>3041099873.92882</text:p>
          </table:table-cell>
        </table:table-row>
        <table:table-row table:style-name="ro1">
          <table:table-cell office:value-type="float" office:value="7483320" calcext:value-type="float">
            <text:p>7483320</text:p>
          </table:table-cell>
          <table:table-cell office:value-type="float" office:value="1215275.86009838" calcext:value-type="float">
            <text:p>1215275.86009838</text:p>
          </table:table-cell>
          <table:table-cell office:value-type="float" office:value="354688030816.477" calcext:value-type="float">
            <text:p>354688030816.477</text:p>
          </table:table-cell>
          <table:table-cell office:value-type="float" office:value="1206944.2259564" calcext:value-type="float">
            <text:p>1206944.2259564</text:p>
          </table:table-cell>
          <table:table-cell/>
          <table:table-cell office:value-type="float" office:value="4891536" calcext:value-type="float">
            <text:p>4891536</text:p>
          </table:table-cell>
          <table:table-cell office:value-type="float" office:value="416105565.802847" calcext:value-type="float">
            <text:p>416105565.802847</text:p>
          </table:table-cell>
          <table:table-cell office:value-type="float" office:value="1376217881324314" calcext:value-type="float">
            <text:p>1376217881324314</text:p>
          </table:table-cell>
          <table:table-cell office:value-type="float" office:value="1022583906.4537" calcext:value-type="float">
            <text:p>1022583906.4537</text:p>
          </table:table-cell>
          <table:table-cell/>
          <table:table-cell office:value-type="float" office:value="5658120" calcext:value-type="float">
            <text:p>5658120</text:p>
          </table:table-cell>
          <table:table-cell office:value-type="float" office:value="1519343564.30167" calcext:value-type="float">
            <text:p>1519343564.30167</text:p>
          </table:table-cell>
          <table:table-cell office:value-type="float" office:value="4890068525722127" calcext:value-type="float">
            <text:p>4890068525722127</text:p>
          </table:table-cell>
          <table:table-cell office:value-type="float" office:value="3626527175.88601" calcext:value-type="float">
            <text:p>3626527175.88601</text:p>
          </table:table-cell>
          <table:table-cell/>
          <table:table-cell office:value-type="float" office:value="12155832" calcext:value-type="float">
            <text:p>12155832</text:p>
          </table:table-cell>
          <table:table-cell office:value-type="float" office:value="2593297302.6689" calcext:value-type="float">
            <text:p>2593297302.6689</text:p>
          </table:table-cell>
          <table:table-cell office:value-type="float" office:value="6189188476545101" calcext:value-type="float">
            <text:p>6189188476545101</text:p>
          </table:table-cell>
          <table:table-cell office:value-type="float" office:value="4722856840.84533" calcext:value-type="float">
            <text:p>4722856840.84533</text:p>
          </table:table-cell>
          <table:table-cell/>
          <table:table-cell office:value-type="float" office:value="14273064" calcext:value-type="float">
            <text:p>14273064</text:p>
          </table:table-cell>
          <table:table-cell office:value-type="float" office:value="2796325821.24587" calcext:value-type="float">
            <text:p>2796325821.24587</text:p>
          </table:table-cell>
          <table:table-cell office:value-type="float" office:value="3.30369395471571E+015" calcext:value-type="float">
            <text:p>3.30369395471571E+015</text:p>
          </table:table-cell>
          <table:table-cell office:value-type="float" office:value="2914998093.23753" calcext:value-type="float">
            <text:p>2914998093.23753</text:p>
          </table:table-cell>
          <table:table-cell/>
          <table:table-cell office:value-type="float" office:value="22524679.125" calcext:value-type="float">
            <text:p>22524679.125</text:p>
          </table:table-cell>
          <table:table-cell office:value-type="float" office:value="3270557335.12394" calcext:value-type="float">
            <text:p>3270557335.12394</text:p>
          </table:table-cell>
          <table:table-cell office:value-type="float" office:value="3395848034642991" calcext:value-type="float">
            <text:p>3395848034642991</text:p>
          </table:table-cell>
          <table:table-cell office:value-type="float" office:value="3043014925.62122" calcext:value-type="float">
            <text:p>3043014925.62122</text:p>
          </table:table-cell>
        </table:table-row>
        <table:table-row table:style-name="ro1">
          <table:table-cell office:value-type="float" office:value="7527600" calcext:value-type="float">
            <text:p>7527600</text:p>
          </table:table-cell>
          <table:table-cell office:value-type="float" office:value="1220895.40205534" calcext:value-type="float">
            <text:p>1220895.40205534</text:p>
          </table:table-cell>
          <table:table-cell office:value-type="float" office:value="356146460287.326" calcext:value-type="float">
            <text:p>356146460287.326</text:p>
          </table:table-cell>
          <table:table-cell office:value-type="float" office:value="1212819.40972444" calcext:value-type="float">
            <text:p>1212819.40972444</text:p>
          </table:table-cell>
          <table:table-cell/>
          <table:table-cell office:value-type="float" office:value="4920480" calcext:value-type="float">
            <text:p>4920480</text:p>
          </table:table-cell>
          <table:table-cell office:value-type="float" office:value="417990290.015496" calcext:value-type="float">
            <text:p>417990290.015496</text:p>
          </table:table-cell>
          <table:table-cell office:value-type="float" office:value="1.3824576863355E+015" calcext:value-type="float">
            <text:p>1.3824576863355E+015</text:p>
          </table:table-cell>
          <table:table-cell office:value-type="float" office:value="1027226825.40406" calcext:value-type="float">
            <text:p>1027226825.40406</text:p>
          </table:table-cell>
          <table:table-cell/>
          <table:table-cell office:value-type="float" office:value="5691600" calcext:value-type="float">
            <text:p>5691600</text:p>
          </table:table-cell>
          <table:table-cell office:value-type="float" office:value="1525764330.42254" calcext:value-type="float">
            <text:p>1525764330.42254</text:p>
          </table:table-cell>
          <table:table-cell office:value-type="float" office:value="4911247306185277" calcext:value-type="float">
            <text:p>4911247306185277</text:p>
          </table:table-cell>
          <table:table-cell office:value-type="float" office:value="3642236981.18656" calcext:value-type="float">
            <text:p>3642236981.18656</text:p>
          </table:table-cell>
          <table:table-cell/>
          <table:table-cell office:value-type="float" office:value="12227760" calcext:value-type="float">
            <text:p>12227760</text:p>
          </table:table-cell>
          <table:table-cell office:value-type="float" office:value="2600713127.76274" calcext:value-type="float">
            <text:p>2600713127.76274</text:p>
          </table:table-cell>
          <table:table-cell office:value-type="float" office:value="6206230277357224" calcext:value-type="float">
            <text:p>6206230277357224</text:p>
          </table:table-cell>
          <table:table-cell office:value-type="float" office:value="4735517267.05904" calcext:value-type="float">
            <text:p>4735517267.05904</text:p>
          </table:table-cell>
          <table:table-cell/>
          <table:table-cell office:value-type="float" office:value="14357520" calcext:value-type="float">
            <text:p>14357520</text:p>
          </table:table-cell>
          <table:table-cell office:value-type="float" office:value="2803196638.20311" calcext:value-type="float">
            <text:p>2803196638.20311</text:p>
          </table:table-cell>
          <table:table-cell office:value-type="float" office:value="3.30841673251452E+015" calcext:value-type="float">
            <text:p>3.30841673251452E+015</text:p>
          </table:table-cell>
          <table:table-cell office:value-type="float" office:value="2918545347.31662" calcext:value-type="float">
            <text:p>2918545347.31662</text:p>
          </table:table-cell>
          <table:table-cell/>
          <table:table-cell office:value-type="float" office:value="22657961.25" calcext:value-type="float">
            <text:p>22657961.25</text:p>
          </table:table-cell>
          <table:table-cell office:value-type="float" office:value="3278898780.94581" calcext:value-type="float">
            <text:p>3278898780.94581</text:p>
          </table:table-cell>
          <table:table-cell office:value-type="float" office:value="3398173634549540" calcext:value-type="float">
            <text:p>3398173634549540</text:p>
          </table:table-cell>
          <table:table-cell office:value-type="float" office:value="3044907813.43738" calcext:value-type="float">
            <text:p>3044907813.43738</text:p>
          </table:table-cell>
        </table:table-row>
        <table:table-row table:style-name="ro1">
          <table:table-cell office:value-type="float" office:value="7571880" calcext:value-type="float">
            <text:p>7571880</text:p>
          </table:table-cell>
          <table:table-cell office:value-type="float" office:value="1226503.51001124" calcext:value-type="float">
            <text:p>1226503.51001124</text:p>
          </table:table-cell>
          <table:table-cell office:value-type="float" office:value="357599621291.195" calcext:value-type="float">
            <text:p>357599621291.195</text:p>
          </table:table-cell>
          <table:table-cell office:value-type="float" office:value="1218682.7960054" calcext:value-type="float">
            <text:p>1218682.7960054</text:p>
          </table:table-cell>
          <table:table-cell/>
          <table:table-cell office:value-type="float" office:value="4949424" calcext:value-type="float">
            <text:p>4949424</text:p>
          </table:table-cell>
          <table:table-cell office:value-type="float" office:value="419869438.329797" calcext:value-type="float">
            <text:p>419869438.329797</text:p>
          </table:table-cell>
          <table:table-cell office:value-type="float" office:value="1.38867876811956E+015" calcext:value-type="float">
            <text:p>1.38867876811956E+015</text:p>
          </table:table-cell>
          <table:table-cell office:value-type="float" office:value="1031855894.18707" calcext:value-type="float">
            <text:p>1031855894.18707</text:p>
          </table:table-cell>
          <table:table-cell/>
          <table:table-cell office:value-type="float" office:value="5725080" calcext:value-type="float">
            <text:p>5725080</text:p>
          </table:table-cell>
          <table:table-cell office:value-type="float" office:value="1532163149.11249" calcext:value-type="float">
            <text:p>1532163149.11249</text:p>
          </table:table-cell>
          <table:table-cell office:value-type="float" office:value="4932352589231021" calcext:value-type="float">
            <text:p>4932352589231021</text:p>
          </table:table-cell>
          <table:table-cell office:value-type="float" office:value="3657892473.88651" calcext:value-type="float">
            <text:p>3657892473.88651</text:p>
          </table:table-cell>
          <table:table-cell/>
          <table:table-cell office:value-type="float" office:value="12299688" calcext:value-type="float">
            <text:p>12299688</text:p>
          </table:table-cell>
          <table:table-cell office:value-type="float" office:value="2608089781.4354" calcext:value-type="float">
            <text:p>2608089781.4354</text:p>
          </table:table-cell>
          <table:table-cell office:value-type="float" office:value="6223145348314697" calcext:value-type="float">
            <text:p>6223145348314697</text:p>
          </table:table-cell>
          <table:table-cell office:value-type="float" office:value="4748084028.78352" calcext:value-type="float">
            <text:p>4748084028.78352</text:p>
          </table:table-cell>
          <table:table-cell/>
          <table:table-cell office:value-type="float" office:value="14441976" calcext:value-type="float">
            <text:p>14441976</text:p>
          </table:table-cell>
          <table:table-cell office:value-type="float" office:value="2810051409.7569" calcext:value-type="float">
            <text:p>2810051409.7569</text:p>
          </table:table-cell>
          <table:table-cell office:value-type="float" office:value="3313098386709272" calcext:value-type="float">
            <text:p>3313098386709272</text:p>
          </table:table-cell>
          <table:table-cell office:value-type="float" office:value="2922062113.34416" calcext:value-type="float">
            <text:p>2922062113.34416</text:p>
          </table:table-cell>
          <table:table-cell/>
          <table:table-cell office:value-type="float" office:value="22791243.375" calcext:value-type="float">
            <text:p>22791243.375</text:p>
          </table:table-cell>
          <table:table-cell office:value-type="float" office:value="3287222804.7172" calcext:value-type="float">
            <text:p>3287222804.7172</text:p>
          </table:table-cell>
          <table:table-cell office:value-type="float" office:value="3400470421577851" calcext:value-type="float">
            <text:p>3400470421577851</text:p>
          </table:table-cell>
          <table:table-cell office:value-type="float" office:value="3046778827.69327" calcext:value-type="float">
            <text:p>3046778827.69327</text:p>
          </table:table-cell>
        </table:table-row>
        <table:table-row table:style-name="ro1">
          <table:table-cell office:value-type="float" office:value="7616160" calcext:value-type="float">
            <text:p>7616160</text:p>
          </table:table-cell>
          <table:table-cell office:value-type="float" office:value="1232100.21938724" calcext:value-type="float">
            <text:p>1232100.21938724</text:p>
          </table:table-cell>
          <table:table-cell office:value-type="float" office:value="359047537532.007" calcext:value-type="float">
            <text:p>359047537532.007</text:p>
          </table:table-cell>
          <table:table-cell office:value-type="float" office:value="1224534.42083286" calcext:value-type="float">
            <text:p>1224534.42083286</text:p>
          </table:table-cell>
          <table:table-cell/>
          <table:table-cell office:value-type="float" office:value="4978368" calcext:value-type="float">
            <text:p>4978368</text:p>
          </table:table-cell>
          <table:table-cell office:value-type="float" office:value="421743027.431885" calcext:value-type="float">
            <text:p>421743027.431885</text:p>
          </table:table-cell>
          <table:table-cell office:value-type="float" office:value="1.39488118288368E+015" calcext:value-type="float">
            <text:p>1.39488118288368E+015</text:p>
          </table:table-cell>
          <table:table-cell office:value-type="float" office:value="1036471154.3161" calcext:value-type="float">
            <text:p>1036471154.3161</text:p>
          </table:table-cell>
          <table:table-cell/>
          <table:table-cell office:value-type="float" office:value="5758560" calcext:value-type="float">
            <text:p>5758560</text:p>
          </table:table-cell>
          <table:table-cell office:value-type="float" office:value="1538540097.14521" calcext:value-type="float">
            <text:p>1538540097.14521</text:p>
          </table:table-cell>
          <table:table-cell office:value-type="float" office:value="4953384630035734" calcext:value-type="float">
            <text:p>4953384630035734</text:p>
          </table:table-cell>
          <table:table-cell office:value-type="float" office:value="3673493842.42077" calcext:value-type="float">
            <text:p>3673493842.42077</text:p>
          </table:table-cell>
          <table:table-cell/>
          <table:table-cell office:value-type="float" office:value="12371616" calcext:value-type="float">
            <text:p>12371616</text:p>
          </table:table-cell>
          <table:table-cell office:value-type="float" office:value="2615427549.05024" calcext:value-type="float">
            <text:p>2615427549.05024</text:p>
          </table:table-cell>
          <table:table-cell office:value-type="float" office:value="6239934632653338" calcext:value-type="float">
            <text:p>6239934632653338</text:p>
          </table:table-cell>
          <table:table-cell office:value-type="float" office:value="4760557822.42875" calcext:value-type="float">
            <text:p>4760557822.42875</text:p>
          </table:table-cell>
          <table:table-cell/>
          <table:table-cell office:value-type="float" office:value="14526432" calcext:value-type="float">
            <text:p>14526432</text:p>
          </table:table-cell>
          <table:table-cell office:value-type="float" office:value="2816890247.16664" calcext:value-type="float">
            <text:p>2816890247.16664</text:p>
          </table:table-cell>
          <table:table-cell office:value-type="float" office:value="3.31773927626001E+015" calcext:value-type="float">
            <text:p>3.31773927626001E+015</text:p>
          </table:table-cell>
          <table:table-cell office:value-type="float" office:value="2925548656.58067" calcext:value-type="float">
            <text:p>2925548656.58067</text:p>
          </table:table-cell>
          <table:table-cell/>
          <table:table-cell office:value-type="float" office:value="22924525.5" calcext:value-type="float">
            <text:p>22924525.5</text:p>
          </table:table-cell>
          <table:table-cell office:value-type="float" office:value="3295529532.57599" calcext:value-type="float">
            <text:p>3295529532.57599</text:p>
          </table:table-cell>
          <table:table-cell office:value-type="float" office:value="3402738781062942" calcext:value-type="float">
            <text:p>3402738781062942</text:p>
          </table:table-cell>
          <table:table-cell office:value-type="float" office:value="3048628254.76219" calcext:value-type="float">
            <text:p>3048628254.76219</text:p>
          </table:table-cell>
        </table:table-row>
        <table:table-row table:style-name="ro1">
          <table:table-cell office:value-type="float" office:value="7660440" calcext:value-type="float">
            <text:p>7660440</text:p>
          </table:table-cell>
          <table:table-cell office:value-type="float" office:value="1237685.56545577" calcext:value-type="float">
            <text:p>1237685.56545577</text:p>
          </table:table-cell>
          <table:table-cell office:value-type="float" office:value="360490232598.588" calcext:value-type="float">
            <text:p>360490232598.588</text:p>
          </table:table-cell>
          <table:table-cell office:value-type="float" office:value="1230374.32009017" calcext:value-type="float">
            <text:p>1230374.32009017</text:p>
          </table:table-cell>
          <table:table-cell/>
          <table:table-cell office:value-type="float" office:value="5007312" calcext:value-type="float">
            <text:p>5007312</text:p>
          </table:table-cell>
          <table:table-cell office:value-type="float" office:value="423611073.957761" calcext:value-type="float">
            <text:p>423611073.957761</text:p>
          </table:table-cell>
          <table:table-cell office:value-type="float" office:value="1.4010649866663E+015" calcext:value-type="float">
            <text:p>1.4010649866663E+015</text:p>
          </table:table-cell>
          <table:table-cell office:value-type="float" office:value="1041072647.17986" calcext:value-type="float">
            <text:p>1041072647.17986</text:p>
          </table:table-cell>
          <table:table-cell/>
          <table:table-cell office:value-type="float" office:value="5792040" calcext:value-type="float">
            <text:p>5792040</text:p>
          </table:table-cell>
          <table:table-cell office:value-type="float" office:value="1544895251.01998" calcext:value-type="float">
            <text:p>1544895251.01998</text:p>
          </table:table-cell>
          <table:table-cell office:value-type="float" office:value="4974343682889585" calcext:value-type="float">
            <text:p>4974343682889585</text:p>
          </table:table-cell>
          <table:table-cell office:value-type="float" office:value="3689041274.56938" calcext:value-type="float">
            <text:p>3689041274.56938</text:p>
          </table:table-cell>
          <table:table-cell/>
          <table:table-cell office:value-type="float" office:value="12443544" calcext:value-type="float">
            <text:p>12443544</text:p>
          </table:table-cell>
          <table:table-cell office:value-type="float" office:value="2622726713.77318" calcext:value-type="float">
            <text:p>2622726713.77318</text:p>
          </table:table-cell>
          <table:table-cell office:value-type="float" office:value="6256599066585479" calcext:value-type="float">
            <text:p>6256599066585479</text:p>
          </table:table-cell>
          <table:table-cell office:value-type="float" office:value="4772939339.21495" calcext:value-type="float">
            <text:p>4772939339.21495</text:p>
          </table:table-cell>
          <table:table-cell/>
          <table:table-cell office:value-type="float" office:value="14610888" calcext:value-type="float">
            <text:p>14610888</text:p>
          </table:table-cell>
          <table:table-cell office:value-type="float" office:value="2823713260.7023" calcext:value-type="float">
            <text:p>2823713260.7023</text:p>
          </table:table-cell>
          <table:table-cell office:value-type="float" office:value="3322339756990677" calcext:value-type="float">
            <text:p>3322339756990677</text:p>
          </table:table-cell>
          <table:table-cell office:value-type="float" office:value="2929005239.96854" calcext:value-type="float">
            <text:p>2929005239.96854</text:p>
          </table:table-cell>
          <table:table-cell/>
          <table:table-cell office:value-type="float" office:value="23057807.625" calcext:value-type="float">
            <text:p>23057807.625</text:p>
          </table:table-cell>
          <table:table-cell office:value-type="float" office:value="3303819089.07193" calcext:value-type="float">
            <text:p>3303819089.07193</text:p>
          </table:table-cell>
          <table:table-cell office:value-type="float" office:value="3404979093078447" calcext:value-type="float">
            <text:p>3404979093078447</text:p>
          </table:table-cell>
          <table:table-cell office:value-type="float" office:value="3050456377.12891" calcext:value-type="float">
            <text:p>3050456377.12891</text:p>
          </table:table-cell>
        </table:table-row>
        <table:table-row table:style-name="ro1">
          <table:table-cell office:value-type="float" office:value="7704720" calcext:value-type="float">
            <text:p>7704720</text:p>
          </table:table-cell>
          <table:table-cell office:value-type="float" office:value="1243259.58334125" calcext:value-type="float">
            <text:p>1243259.58334125</text:p>
          </table:table-cell>
          <table:table-cell office:value-type="float" office:value="361927729965.236" calcext:value-type="float">
            <text:p>361927729965.236</text:p>
          </table:table-cell>
          <table:table-cell office:value-type="float" office:value="1236202.52951118" calcext:value-type="float">
            <text:p>1236202.52951118</text:p>
          </table:table-cell>
          <table:table-cell/>
          <table:table-cell office:value-type="float" office:value="5036256" calcext:value-type="float">
            <text:p>5036256</text:p>
          </table:table-cell>
          <table:table-cell office:value-type="float" office:value="425473594.49343" calcext:value-type="float">
            <text:p>425473594.49343</text:p>
          </table:table-cell>
          <table:table-cell office:value-type="float" office:value="1.40723023533761E+015" calcext:value-type="float">
            <text:p>1.40723023533761E+015</text:p>
          </table:table-cell>
          <table:table-cell office:value-type="float" office:value="1045660414.04288" calcext:value-type="float">
            <text:p>1045660414.04288</text:p>
          </table:table-cell>
          <table:table-cell/>
          <table:table-cell office:value-type="float" office:value="5825520" calcext:value-type="float">
            <text:p>5825520</text:p>
          </table:table-cell>
          <table:table-cell office:value-type="float" office:value="1551228686.96276" calcext:value-type="float">
            <text:p>1551228686.96276</text:p>
          </table:table-cell>
          <table:table-cell office:value-type="float" office:value="4995230001199603" calcext:value-type="float">
            <text:p>4995230001199603</text:p>
          </table:table-cell>
          <table:table-cell office:value-type="float" office:value="3704534957.45975" calcext:value-type="float">
            <text:p>3704534957.45975</text:p>
          </table:table-cell>
          <table:table-cell/>
          <table:table-cell office:value-type="float" office:value="12515472" calcext:value-type="float">
            <text:p>12515472</text:p>
          </table:table-cell>
          <table:table-cell office:value-type="float" office:value="2629987556.59069" calcext:value-type="float">
            <text:p>2629987556.59069</text:p>
          </table:table-cell>
          <table:table-cell office:value-type="float" office:value="6273139579352246" calcext:value-type="float">
            <text:p>6273139579352246</text:p>
          </table:table-cell>
          <table:table-cell office:value-type="float" office:value="4785229265.21137" calcext:value-type="float">
            <text:p>4785229265.21137</text:p>
          </table:table-cell>
          <table:table-cell/>
          <table:table-cell office:value-type="float" office:value="14695344" calcext:value-type="float">
            <text:p>14695344</text:p>
          </table:table-cell>
          <table:table-cell office:value-type="float" office:value="2830520559.65401" calcext:value-type="float">
            <text:p>2830520559.65401</text:p>
          </table:table-cell>
          <table:table-cell office:value-type="float" office:value="3.32690018161658E+015" calcext:value-type="float">
            <text:p>3.32690018161658E+015</text:p>
          </table:table-cell>
          <table:table-cell office:value-type="float" office:value="2932432124.15231" calcext:value-type="float">
            <text:p>2932432124.15231</text:p>
          </table:table-cell>
          <table:table-cell/>
          <table:table-cell office:value-type="float" office:value="23191089.75" calcext:value-type="float">
            <text:p>23191089.75</text:p>
          </table:table-cell>
          <table:table-cell office:value-type="float" office:value="3312091597.18854" calcext:value-type="float">
            <text:p>3312091597.18854</text:p>
          </table:table-cell>
          <table:table-cell office:value-type="float" office:value="3.4071917325088E+015" calcext:value-type="float">
            <text:p>3.4071917325088E+015</text:p>
          </table:table-cell>
          <table:table-cell office:value-type="float" office:value="3052263473.44294" calcext:value-type="float">
            <text:p>3052263473.44294</text:p>
          </table:table-cell>
        </table:table-row>
        <table:table-row table:style-name="ro1">
          <table:table-cell office:value-type="float" office:value="7749000" calcext:value-type="float">
            <text:p>7749000</text:p>
          </table:table-cell>
          <table:table-cell office:value-type="float" office:value="1248822.30802077" calcext:value-type="float">
            <text:p>1248822.30802077</text:p>
          </table:table-cell>
          <table:table-cell office:value-type="float" office:value="363360052992.295" calcext:value-type="float">
            <text:p>363360052992.295</text:p>
          </table:table-cell>
          <table:table-cell office:value-type="float" office:value="1242019.08468094" calcext:value-type="float">
            <text:p>1242019.08468094</text:p>
          </table:table-cell>
          <table:table-cell/>
          <table:table-cell office:value-type="float" office:value="5065200" calcext:value-type="float">
            <text:p>5065200</text:p>
          </table:table-cell>
          <table:table-cell office:value-type="float" office:value="427330605.575063" calcext:value-type="float">
            <text:p>427330605.575063</text:p>
          </table:table-cell>
          <table:table-cell office:value-type="float" office:value="1.41337698460004E+015" calcext:value-type="float">
            <text:p>1.41337698460004E+015</text:p>
          </table:table-cell>
          <table:table-cell office:value-type="float" office:value="1050234496.0458" calcext:value-type="float">
            <text:p>1050234496.0458</text:p>
          </table:table-cell>
          <table:table-cell/>
          <table:table-cell office:value-type="float" office:value="5859000" calcext:value-type="float">
            <text:p>5859000</text:p>
          </table:table-cell>
          <table:table-cell office:value-type="float" office:value="1557540480.92719" calcext:value-type="float">
            <text:p>1557540480.92719</text:p>
          </table:table-cell>
          <table:table-cell office:value-type="float" office:value="5016043837492758" calcext:value-type="float">
            <text:p>5016043837492758</text:p>
          </table:table-cell>
          <table:table-cell office:value-type="float" office:value="3719975077.569" calcext:value-type="float">
            <text:p>3719975077.569</text:p>
          </table:table-cell>
          <table:table-cell/>
          <table:table-cell office:value-type="float" office:value="12587400" calcext:value-type="float">
            <text:p>12587400</text:p>
          </table:table-cell>
          <table:table-cell office:value-type="float" office:value="2637210356.32764" calcext:value-type="float">
            <text:p>2637210356.32764</text:p>
          </table:table-cell>
          <table:table-cell office:value-type="float" office:value="6289557093275534" calcext:value-type="float">
            <text:p>6289557093275534</text:p>
          </table:table-cell>
          <table:table-cell office:value-type="float" office:value="4797428281.37478" calcext:value-type="float">
            <text:p>4797428281.37478</text:p>
          </table:table-cell>
          <table:table-cell/>
          <table:table-cell office:value-type="float" office:value="14779800" calcext:value-type="float">
            <text:p>14779800</text:p>
          </table:table-cell>
          <table:table-cell office:value-type="float" office:value="2837312252.34156" calcext:value-type="float">
            <text:p>2837312252.34156</text:p>
          </table:table-cell>
          <table:table-cell office:value-type="float" office:value="3.33142089977153E+015" calcext:value-type="float">
            <text:p>3.33142089977153E+015</text:p>
          </table:table-cell>
          <table:table-cell office:value-type="float" office:value="2935829567.4989" calcext:value-type="float">
            <text:p>2935829567.4989</text:p>
          </table:table-cell>
          <table:table-cell/>
          <table:table-cell office:value-type="float" office:value="23324371.875" calcext:value-type="float">
            <text:p>23324371.875</text:p>
          </table:table-cell>
          <table:table-cell office:value-type="float" office:value="3320347178.36471" calcext:value-type="float">
            <text:p>3320347178.36471</text:p>
          </table:table-cell>
          <table:table-cell office:value-type="float" office:value="3.4093770691205E+015" calcext:value-type="float">
            <text:p>3.4093770691205E+015</text:p>
          </table:table-cell>
          <table:table-cell office:value-type="float" office:value="3054049818.57116" calcext:value-type="float">
            <text:p>3054049818.57116</text:p>
          </table:table-cell>
        </table:table-row>
        <table:table-row table:style-name="ro1">
          <table:table-cell office:value-type="float" office:value="7793280" calcext:value-type="float">
            <text:p>7793280</text:p>
          </table:table-cell>
          <table:table-cell office:value-type="float" office:value="1254373.77432478" calcext:value-type="float">
            <text:p>1254373.77432478</text:p>
          </table:table-cell>
          <table:table-cell office:value-type="float" office:value="364787224926.713" calcext:value-type="float">
            <text:p>364787224926.713</text:p>
          </table:table-cell>
          <table:table-cell office:value-type="float" office:value="1247824.02103643" calcext:value-type="float">
            <text:p>1247824.02103643</text:p>
          </table:table-cell>
          <table:table-cell/>
          <table:table-cell office:value-type="float" office:value="5094144" calcext:value-type="float">
            <text:p>5094144</text:p>
          </table:table-cell>
          <table:table-cell office:value-type="float" office:value="429182123.68914" calcext:value-type="float">
            <text:p>429182123.68914</text:p>
          </table:table-cell>
          <table:table-cell office:value-type="float" office:value="1.41950528998879E+015" calcext:value-type="float">
            <text:p>1.41950528998879E+015</text:p>
          </table:table-cell>
          <table:table-cell office:value-type="float" office:value="1054794934.20578" calcext:value-type="float">
            <text:p>1054794934.20578</text:p>
          </table:table-cell>
          <table:table-cell/>
          <table:table-cell office:value-type="float" office:value="5892480" calcext:value-type="float">
            <text:p>5892480</text:p>
          </table:table-cell>
          <table:table-cell office:value-type="float" office:value="1563830708.5956" calcext:value-type="float">
            <text:p>1563830708.5956</text:p>
          </table:table-cell>
          <table:table-cell office:value-type="float" office:value="5036785443419009" calcext:value-type="float">
            <text:p>5036785443419009</text:p>
          </table:table-cell>
          <table:table-cell office:value-type="float" office:value="3735361820.72619" calcext:value-type="float">
            <text:p>3735361820.72619</text:p>
          </table:table-cell>
          <table:table-cell/>
          <table:table-cell office:value-type="float" office:value="12659328" calcext:value-type="float">
            <text:p>12659328</text:p>
          </table:table-cell>
          <table:table-cell office:value-type="float" office:value="2644395389.66498" calcext:value-type="float">
            <text:p>2644395389.66498</text:p>
          </table:table-cell>
          <table:table-cell office:value-type="float" office:value="6305852523809540" calcext:value-type="float">
            <text:p>6305852523809540</text:p>
          </table:table-cell>
          <table:table-cell office:value-type="float" office:value="4809537063.58769" calcext:value-type="float">
            <text:p>4809537063.58769</text:p>
          </table:table-cell>
          <table:table-cell/>
          <table:table-cell office:value-type="float" office:value="14864256" calcext:value-type="float">
            <text:p>14864256</text:p>
          </table:table-cell>
          <table:table-cell office:value-type="float" office:value="2844088446.12377" calcext:value-type="float">
            <text:p>2844088446.12377</text:p>
          </table:table-cell>
          <table:table-cell office:value-type="float" office:value="3335902258034833" calcext:value-type="float">
            <text:p>3335902258034833</text:p>
          </table:table-cell>
          <table:table-cell office:value-type="float" office:value="2939197826.11752" calcext:value-type="float">
            <text:p>2939197826.11752</text:p>
          </table:table-cell>
          <table:table-cell/>
          <table:table-cell office:value-type="float" office:value="23457654" calcext:value-type="float">
            <text:p>23457654</text:p>
          </table:table-cell>
          <table:table-cell office:value-type="float" office:value="3328585952.51596" calcext:value-type="float">
            <text:p>3328585952.51596</text:p>
          </table:table-cell>
          <table:table-cell office:value-type="float" office:value="3.41153546763234E+015" calcext:value-type="float">
            <text:p>3.41153546763234E+015</text:p>
          </table:table-cell>
          <table:table-cell office:value-type="float" office:value="3055815683.64968" calcext:value-type="float">
            <text:p>3055815683.64968</text:p>
          </table:table-cell>
        </table:table-row>
        <table:table-row table:style-name="ro1">
          <table:table-cell office:value-type="float" office:value="7837560" calcext:value-type="float">
            <text:p>7837560</text:p>
          </table:table-cell>
          <table:table-cell office:value-type="float" office:value="1259914.01693784" calcext:value-type="float">
            <text:p>1259914.01693784</text:p>
          </table:table-cell>
          <table:table-cell office:value-type="float" office:value="366209268902.612" calcext:value-type="float">
            <text:p>366209268902.612</text:p>
          </table:table-cell>
          <table:table-cell office:value-type="float" office:value="1253617.37386721" calcext:value-type="float">
            <text:p>1253617.37386721</text:p>
          </table:table-cell>
          <table:table-cell/>
          <table:table-cell office:value-type="float" office:value="5123088" calcext:value-type="float">
            <text:p>5123088</text:p>
          </table:table-cell>
          <table:table-cell office:value-type="float" office:value="431028165.272602" calcext:value-type="float">
            <text:p>431028165.272602</text:p>
          </table:table-cell>
          <table:table-cell office:value-type="float" office:value="1.4256152068723E+015" calcext:value-type="float">
            <text:p>1.4256152068723E+015</text:p>
          </table:table-cell>
          <table:table-cell office:value-type="float" office:value="1059341769.41689" calcext:value-type="float">
            <text:p>1059341769.41689</text:p>
          </table:table-cell>
          <table:table-cell/>
          <table:table-cell office:value-type="float" office:value="5925960" calcext:value-type="float">
            <text:p>5925960</text:p>
          </table:table-cell>
          <table:table-cell office:value-type="float" office:value="1570099445.38005" calcext:value-type="float">
            <text:p>1570099445.38005</text:p>
          </table:table-cell>
          <table:table-cell office:value-type="float" office:value="5057455069754369" calcext:value-type="float">
            <text:p>5057455069754369</text:p>
          </table:table-cell>
          <table:table-cell office:value-type="float" office:value="3750695372.11454" calcext:value-type="float">
            <text:p>3750695372.11454</text:p>
          </table:table-cell>
          <table:table-cell/>
          <table:table-cell office:value-type="float" office:value="12731256" calcext:value-type="float">
            <text:p>12731256</text:p>
          </table:table-cell>
          <table:table-cell office:value-type="float" office:value="2651542931.15724" calcext:value-type="float">
            <text:p>2651542931.15724</text:p>
          </table:table-cell>
          <table:table-cell office:value-type="float" office:value="6322026779591961" calcext:value-type="float">
            <text:p>6322026779591961</text:p>
          </table:table-cell>
          <table:table-cell office:value-type="float" office:value="4821556282.6963" calcext:value-type="float">
            <text:p>4821556282.6963</text:p>
          </table:table-cell>
          <table:table-cell/>
          <table:table-cell office:value-type="float" office:value="14948712" calcext:value-type="float">
            <text:p>14948712</text:p>
          </table:table-cell>
          <table:table-cell office:value-type="float" office:value="2850849247.40776" calcext:value-type="float">
            <text:p>2850849247.40776</text:p>
          </table:table-cell>
          <table:table-cell office:value-type="float" office:value="3340344599957966" calcext:value-type="float">
            <text:p>3340344599957966</text:p>
          </table:table-cell>
          <table:table-cell office:value-type="float" office:value="2942537153.87955" calcext:value-type="float">
            <text:p>2942537153.87955</text:p>
          </table:table-cell>
          <table:table-cell/>
          <table:table-cell office:value-type="float" office:value="23590936.125" calcext:value-type="float">
            <text:p>23590936.125</text:p>
          </table:table-cell>
          <table:table-cell office:value-type="float" office:value="3336808038.05548" calcext:value-type="float">
            <text:p>3336808038.05548</text:p>
          </table:table-cell>
          <table:table-cell office:value-type="float" office:value="3413667287784760" calcext:value-type="float">
            <text:p>3413667287784760</text:p>
          </table:table-cell>
          <table:table-cell office:value-type="float" office:value="3057561336.13503" calcext:value-type="float">
            <text:p>3057561336.13503</text:p>
          </table:table-cell>
        </table:table-row>
        <table:table-row table:style-name="ro1">
          <table:table-cell office:value-type="float" office:value="7881840" calcext:value-type="float">
            <text:p>7881840</text:p>
          </table:table-cell>
          <table:table-cell office:value-type="float" office:value="1265443.07039925" calcext:value-type="float">
            <text:p>1265443.07039925</text:p>
          </table:table-cell>
          <table:table-cell office:value-type="float" office:value="367626207941.841" calcext:value-type="float">
            <text:p>367626207941.841</text:p>
          </table:table-cell>
          <table:table-cell office:value-type="float" office:value="1259399.17831617" calcext:value-type="float">
            <text:p>1259399.17831617</text:p>
          </table:table-cell>
          <table:table-cell/>
          <table:table-cell office:value-type="float" office:value="5152032" calcext:value-type="float">
            <text:p>5152032</text:p>
          </table:table-cell>
          <table:table-cell office:value-type="float" office:value="432868746.713001" calcext:value-type="float">
            <text:p>432868746.713001</text:p>
          </table:table-cell>
          <table:table-cell office:value-type="float" office:value="1.43170679045279E+015" calcext:value-type="float">
            <text:p>1.43170679045279E+015</text:p>
          </table:table-cell>
          <table:table-cell office:value-type="float" office:value="1063875042.45043" calcext:value-type="float">
            <text:p>1063875042.45043</text:p>
          </table:table-cell>
          <table:table-cell/>
          <table:table-cell office:value-type="float" office:value="5959440" calcext:value-type="float">
            <text:p>5959440</text:p>
          </table:table-cell>
          <table:table-cell office:value-type="float" office:value="1576346766.42334" calcext:value-type="float">
            <text:p>1576346766.42334</text:p>
          </table:table-cell>
          <table:table-cell office:value-type="float" office:value="5078052966403904" calcext:value-type="float">
            <text:p>5078052966403904</text:p>
          </table:table-cell>
          <table:table-cell office:value-type="float" office:value="3765975916.27377" calcext:value-type="float">
            <text:p>3765975916.27377</text:p>
          </table:table-cell>
          <table:table-cell/>
          <table:table-cell office:value-type="float" office:value="12803184" calcext:value-type="float">
            <text:p>12803184</text:p>
          </table:table-cell>
          <table:table-cell office:value-type="float" office:value="2658653253.2499" calcext:value-type="float">
            <text:p>2658653253.2499</text:p>
          </table:table-cell>
          <table:table-cell office:value-type="float" office:value="6338080762494785" calcext:value-type="float">
            <text:p>6338080762494785</text:p>
          </table:table-cell>
          <table:table-cell office:value-type="float" office:value="4833486604.54809" calcext:value-type="float">
            <text:p>4833486604.54809</text:p>
          </table:table-cell>
          <table:table-cell/>
          <table:table-cell office:value-type="float" office:value="15033168" calcext:value-type="float">
            <text:p>15033168</text:p>
          </table:table-cell>
          <table:table-cell office:value-type="float" office:value="2857594761.65813" calcext:value-type="float">
            <text:p>2857594761.65813</text:p>
          </table:table-cell>
          <table:table-cell office:value-type="float" office:value="3.34474826609108E+015" calcext:value-type="float">
            <text:p>3.34474826609108E+015</text:p>
          </table:table-cell>
          <table:table-cell office:value-type="float" office:value="2945847802.4381" calcext:value-type="float">
            <text:p>2945847802.4381</text:p>
          </table:table-cell>
          <table:table-cell/>
          <table:table-cell office:value-type="float" office:value="23724218.25" calcext:value-type="float">
            <text:p>23724218.25</text:p>
          </table:table-cell>
          <table:table-cell office:value-type="float" office:value="3345013551.91476" calcext:value-type="float">
            <text:p>3345013551.91476</text:p>
          </table:table-cell>
          <table:table-cell office:value-type="float" office:value="3.41577288440806E+015" calcext:value-type="float">
            <text:p>3.41577288440806E+015</text:p>
          </table:table-cell>
          <table:table-cell office:value-type="float" office:value="3059287039.85456" calcext:value-type="float">
            <text:p>3059287039.85456</text:p>
          </table:table-cell>
        </table:table-row>
        <table:table-row table:style-name="ro1">
          <table:table-cell office:value-type="float" office:value="7926120" calcext:value-type="float">
            <text:p>7926120</text:p>
          </table:table-cell>
          <table:table-cell office:value-type="float" office:value="1270960.96910378" calcext:value-type="float">
            <text:p>1270960.96910378</text:p>
          </table:table-cell>
          <table:table-cell office:value-type="float" office:value="369038064954.538" calcext:value-type="float">
            <text:p>369038064954.538</text:p>
          </table:table-cell>
          <table:table-cell office:value-type="float" office:value="1265169.46938021" calcext:value-type="float">
            <text:p>1265169.46938021</text:p>
          </table:table-cell>
          <table:table-cell/>
          <table:table-cell office:value-type="float" office:value="5180976" calcext:value-type="float">
            <text:p>5180976</text:p>
          </table:table-cell>
          <table:table-cell office:value-type="float" office:value="434703884.348649" calcext:value-type="float">
            <text:p>434703884.348649</text:p>
          </table:table-cell>
          <table:table-cell office:value-type="float" office:value="1.43778009576673E+015" calcext:value-type="float">
            <text:p>1.43778009576673E+015</text:p>
          </table:table-cell>
          <table:table-cell office:value-type="float" office:value="1068394793.95532" calcext:value-type="float">
            <text:p>1068394793.95532</text:p>
          </table:table-cell>
          <table:table-cell/>
          <table:table-cell office:value-type="float" office:value="5992920" calcext:value-type="float">
            <text:p>5992920</text:p>
          </table:table-cell>
          <table:table-cell office:value-type="float" office:value="1582572746.59997" calcext:value-type="float">
            <text:p>1582572746.59997</text:p>
          </table:table-cell>
          <table:table-cell office:value-type="float" office:value="5098579382404817" calcext:value-type="float">
            <text:p>5098579382404817</text:p>
          </table:table-cell>
          <table:table-cell office:value-type="float" office:value="3781203637.10225" calcext:value-type="float">
            <text:p>3781203637.10225</text:p>
          </table:table-cell>
          <table:table-cell/>
          <table:table-cell office:value-type="float" office:value="12875112" calcext:value-type="float">
            <text:p>12875112</text:p>
          </table:table-cell>
          <table:table-cell office:value-type="float" office:value="2665726626.29653" calcext:value-type="float">
            <text:p>2665726626.29653</text:p>
          </table:table-cell>
          <table:table-cell office:value-type="float" office:value="6354015367674654" calcext:value-type="float">
            <text:p>6354015367674654</text:p>
          </table:table-cell>
          <table:table-cell office:value-type="float" office:value="4845328690.02923" calcext:value-type="float">
            <text:p>4845328690.02923</text:p>
          </table:table-cell>
          <table:table-cell/>
          <table:table-cell office:value-type="float" office:value="15117624" calcext:value-type="float">
            <text:p>15117624</text:p>
          </table:table-cell>
          <table:table-cell office:value-type="float" office:value="2864325093.40604" calcext:value-type="float">
            <text:p>2864325093.40604</text:p>
          </table:table-cell>
          <table:table-cell office:value-type="float" office:value="3.34911359400922E+015" calcext:value-type="float">
            <text:p>3.34911359400922E+015</text:p>
          </table:table-cell>
          <table:table-cell office:value-type="float" office:value="2949130021.24754" calcext:value-type="float">
            <text:p>2949130021.24754</text:p>
          </table:table-cell>
          <table:table-cell/>
          <table:table-cell office:value-type="float" office:value="23857500.375" calcext:value-type="float">
            <text:p>23857500.375</text:p>
          </table:table-cell>
          <table:table-cell office:value-type="float" office:value="3353202609.56402" calcext:value-type="float">
            <text:p>3353202609.56402</text:p>
          </table:table-cell>
          <table:table-cell office:value-type="float" office:value="3.41785260748994E+015" calcext:value-type="float">
            <text:p>3.41785260748994E+015</text:p>
          </table:table-cell>
          <table:table-cell office:value-type="float" office:value="3060993055.05626" calcext:value-type="float">
            <text:p>3060993055.05626</text:p>
          </table:table-cell>
        </table:table-row>
        <table:table-row table:style-name="ro1">
          <table:table-cell office:value-type="float" office:value="7970400" calcext:value-type="float">
            <text:p>7970400</text:p>
          </table:table-cell>
          <table:table-cell office:value-type="float" office:value="1276467.74730235" calcext:value-type="float">
            <text:p>1276467.74730235</text:p>
          </table:table-cell>
          <table:table-cell office:value-type="float" office:value="370444862739.682" calcext:value-type="float">
            <text:p>370444862739.682</text:p>
          </table:table-cell>
          <table:table-cell office:value-type="float" office:value="1270928.2819109" calcext:value-type="float">
            <text:p>1270928.2819109</text:p>
          </table:table-cell>
          <table:table-cell/>
          <table:table-cell office:value-type="float" office:value="5209920" calcext:value-type="float">
            <text:p>5209920</text:p>
          </table:table-cell>
          <table:table-cell office:value-type="float" office:value="436533594.468764" calcext:value-type="float">
            <text:p>436533594.468764</text:p>
          </table:table-cell>
          <table:table-cell office:value-type="float" office:value="1.44383517768534E+015" calcext:value-type="float">
            <text:p>1.44383517768534E+015</text:p>
          </table:table-cell>
          <table:table-cell office:value-type="float" office:value="1072901064.45849" calcext:value-type="float">
            <text:p>1072901064.45849</text:p>
          </table:table-cell>
          <table:table-cell/>
          <table:table-cell office:value-type="float" office:value="6026400" calcext:value-type="float">
            <text:p>6026400</text:p>
          </table:table-cell>
          <table:table-cell office:value-type="float" office:value="1588777460.51723" calcext:value-type="float">
            <text:p>1588777460.51723</text:p>
          </table:table-cell>
          <table:table-cell office:value-type="float" office:value="5119034565929408" calcext:value-type="float">
            <text:p>5119034565929408</text:p>
          </table:table-cell>
          <table:table-cell office:value-type="float" office:value="3796378717.85929" calcext:value-type="float">
            <text:p>3796378717.85929</text:p>
          </table:table-cell>
          <table:table-cell/>
          <table:table-cell office:value-type="float" office:value="12947040" calcext:value-type="float">
            <text:p>12947040</text:p>
          </table:table-cell>
          <table:table-cell office:value-type="float" office:value="2672763318.57587" calcext:value-type="float">
            <text:p>2672763318.57587</text:p>
          </table:table-cell>
          <table:table-cell office:value-type="float" office:value="6369831483622964" calcext:value-type="float">
            <text:p>6369831483622964</text:p>
          </table:table-cell>
          <table:table-cell office:value-type="float" office:value="4857083195.1016" calcext:value-type="float">
            <text:p>4857083195.1016</text:p>
          </table:table-cell>
          <table:table-cell/>
          <table:table-cell office:value-type="float" office:value="15202080" calcext:value-type="float">
            <text:p>15202080</text:p>
          </table:table-cell>
          <table:table-cell office:value-type="float" office:value="2871040346.25816" calcext:value-type="float">
            <text:p>2871040346.25816</text:p>
          </table:table-cell>
          <table:table-cell office:value-type="float" office:value="3.35344091833838E+015" calcext:value-type="float">
            <text:p>3.35344091833838E+015</text:p>
          </table:table-cell>
          <table:table-cell office:value-type="float" office:value="2952384057.58272" calcext:value-type="float">
            <text:p>2952384057.58272</text:p>
          </table:table-cell>
          <table:table-cell/>
          <table:table-cell office:value-type="float" office:value="23990782.5" calcext:value-type="float">
            <text:p>23990782.5</text:p>
          </table:table-cell>
          <table:table-cell office:value-type="float" office:value="3361375325.03229" calcext:value-type="float">
            <text:p>3361375325.03229</text:p>
          </table:table-cell>
          <table:table-cell office:value-type="float" office:value="3.41990680224186E+015" calcext:value-type="float">
            <text:p>3.41990680224186E+015</text:p>
          </table:table-cell>
          <table:table-cell office:value-type="float" office:value="3062679638.45777" calcext:value-type="float">
            <text:p>3062679638.45777</text:p>
          </table:table-cell>
        </table:table-row>
        <table:table-row table:style-name="ro1">
          <table:table-cell office:value-type="float" office:value="8014680" calcext:value-type="float">
            <text:p>8014680</text:p>
          </table:table-cell>
          <table:table-cell office:value-type="float" office:value="1281963.43910267" calcext:value-type="float">
            <text:p>1281963.43910267</text:p>
          </table:table-cell>
          <table:table-cell office:value-type="float" office:value="371846623985.646" calcext:value-type="float">
            <text:p>371846623985.646</text:p>
          </table:table-cell>
          <table:table-cell office:value-type="float" office:value="1276675.65061522" calcext:value-type="float">
            <text:p>1276675.65061522</text:p>
          </table:table-cell>
          <table:table-cell/>
          <table:table-cell office:value-type="float" office:value="5238864" calcext:value-type="float">
            <text:p>5238864</text:p>
          </table:table-cell>
          <table:table-cell office:value-type="float" office:value="438357893.313622" calcext:value-type="float">
            <text:p>438357893.313622</text:p>
          </table:table-cell>
          <table:table-cell office:value-type="float" office:value="1.44987209091509E+015" calcext:value-type="float">
            <text:p>1.44987209091509E+015</text:p>
          </table:table-cell>
          <table:table-cell office:value-type="float" office:value="1077393894.36522" calcext:value-type="float">
            <text:p>1077393894.36522</text:p>
          </table:table-cell>
          <table:table-cell/>
          <table:table-cell office:value-type="float" office:value="6059880" calcext:value-type="float">
            <text:p>6059880</text:p>
          </table:table-cell>
          <table:table-cell office:value-type="float" office:value="1594960982.51613" calcext:value-type="float">
            <text:p>1594960982.51613</text:p>
          </table:table-cell>
          <table:table-cell office:value-type="float" office:value="5139418764288097" calcext:value-type="float">
            <text:p>5139418764288097</text:p>
          </table:table-cell>
          <table:table-cell office:value-type="float" office:value="3811501341.16736" calcext:value-type="float">
            <text:p>3811501341.16736</text:p>
          </table:table-cell>
          <table:table-cell/>
          <table:table-cell office:value-type="float" office:value="13018968" calcext:value-type="float">
            <text:p>13018968</text:p>
          </table:table-cell>
          <table:table-cell office:value-type="float" office:value="2679763596.30868" calcext:value-type="float">
            <text:p>2679763596.30868</text:p>
          </table:table-cell>
          <table:table-cell office:value-type="float" office:value="6385529992215495" calcext:value-type="float">
            <text:p>6385529992215495</text:p>
          </table:table-cell>
          <table:table-cell office:value-type="float" office:value="4868750770.83961" calcext:value-type="float">
            <text:p>4868750770.83961</text:p>
          </table:table-cell>
          <table:table-cell/>
          <table:table-cell office:value-type="float" office:value="15286536" calcext:value-type="float">
            <text:p>15286536</text:p>
          </table:table-cell>
          <table:table-cell office:value-type="float" office:value="2877740622.90557" calcext:value-type="float">
            <text:p>2877740622.90557</text:p>
          </table:table-cell>
          <table:table-cell office:value-type="float" office:value="3.35773057078125E+015" calcext:value-type="float">
            <text:p>3.35773057078125E+015</text:p>
          </table:table-cell>
          <table:table-cell office:value-type="float" office:value="2955610156.55813" calcext:value-type="float">
            <text:p>2955610156.55813</text:p>
          </table:table-cell>
          <table:table-cell/>
          <table:table-cell office:value-type="float" office:value="24124064.625" calcext:value-type="float">
            <text:p>24124064.625</text:p>
          </table:table-cell>
          <table:table-cell office:value-type="float" office:value="3369531810.92722" calcext:value-type="float">
            <text:p>3369531810.92722</text:p>
          </table:table-cell>
          <table:table-cell office:value-type="float" office:value="3421935809164646" calcext:value-type="float">
            <text:p>3421935809164646</text:p>
          </table:table-cell>
          <table:table-cell office:value-type="float" office:value="3064347043.29486" calcext:value-type="float">
            <text:p>3064347043.29486</text:p>
          </table:table-cell>
        </table:table-row>
        <table:table-row table:style-name="ro1">
          <table:table-cell office:value-type="float" office:value="8058960" calcext:value-type="float">
            <text:p>8058960</text:p>
          </table:table-cell>
          <table:table-cell office:value-type="float" office:value="1287448.07847" calcext:value-type="float">
            <text:p>1287448.07847</text:p>
          </table:table-cell>
          <table:table-cell office:value-type="float" office:value="373243371270.743" calcext:value-type="float">
            <text:p>373243371270.743</text:p>
          </table:table-cell>
          <table:table-cell office:value-type="float" office:value="1282411.6100562" calcext:value-type="float">
            <text:p>1282411.6100562</text:p>
          </table:table-cell>
          <table:table-cell/>
          <table:table-cell office:value-type="float" office:value="5267808" calcext:value-type="float">
            <text:p>5267808</text:p>
          </table:table-cell>
          <table:table-cell office:value-type="float" office:value="440176797.074702" calcext:value-type="float">
            <text:p>440176797.074702</text:p>
          </table:table-cell>
          <table:table-cell office:value-type="float" office:value="1.45589088999821E+015" calcext:value-type="float">
            <text:p>1.45589088999821E+015</text:p>
          </table:table-cell>
          <table:table-cell office:value-type="float" office:value="1081873323.95951" calcext:value-type="float">
            <text:p>1081873323.95951</text:p>
          </table:table-cell>
          <table:table-cell/>
          <table:table-cell office:value-type="float" office:value="6093360" calcext:value-type="float">
            <text:p>6093360</text:p>
          </table:table-cell>
          <table:table-cell office:value-type="float" office:value="1601123386.67242" calcext:value-type="float">
            <text:p>1601123386.67242</text:p>
          </table:table-cell>
          <table:table-cell office:value-type="float" office:value="5159732223932446" calcext:value-type="float">
            <text:p>5159732223932446</text:p>
          </table:table-cell>
          <table:table-cell office:value-type="float" office:value="3826571689.01426" calcext:value-type="float">
            <text:p>3826571689.01426</text:p>
          </table:table-cell>
          <table:table-cell/>
          <table:table-cell office:value-type="float" office:value="13090896" calcext:value-type="float">
            <text:p>13090896</text:p>
          </table:table-cell>
          <table:table-cell office:value-type="float" office:value="2686727723.67446" calcext:value-type="float">
            <text:p>2686727723.67446</text:p>
          </table:table-cell>
          <table:table-cell office:value-type="float" office:value="6401111768761691" calcext:value-type="float">
            <text:p>6401111768761691</text:p>
          </table:table-cell>
          <table:table-cell office:value-type="float" office:value="4880332063.46676" calcext:value-type="float">
            <text:p>4880332063.46676</text:p>
          </table:table-cell>
          <table:table-cell/>
          <table:table-cell office:value-type="float" office:value="15370992" calcext:value-type="float">
            <text:p>15370992</text:p>
          </table:table-cell>
          <table:table-cell office:value-type="float" office:value="2884426025.13251" calcext:value-type="float">
            <text:p>2884426025.13251</text:p>
          </table:table-cell>
          <table:table-cell office:value-type="float" office:value="3361982880142771" calcext:value-type="float">
            <text:p>3361982880142771</text:p>
          </table:table-cell>
          <table:table-cell office:value-type="float" office:value="2958808561.14682" calcext:value-type="float">
            <text:p>2958808561.14682</text:p>
          </table:table-cell>
          <table:table-cell/>
          <table:table-cell office:value-type="float" office:value="24257346.75" calcext:value-type="float">
            <text:p>24257346.75</text:p>
          </table:table-cell>
          <table:table-cell office:value-type="float" office:value="3377672178.4546" calcext:value-type="float">
            <text:p>3377672178.4546</text:p>
          </table:table-cell>
          <table:table-cell office:value-type="float" office:value="3423939964113144" calcext:value-type="float">
            <text:p>3423939964113144</text:p>
          </table:table-cell>
          <table:table-cell office:value-type="float" office:value="3065995519.36909" calcext:value-type="float">
            <text:p>3065995519.36909</text:p>
          </table:table-cell>
        </table:table-row>
        <table:table-row table:style-name="ro1">
          <table:table-cell office:value-type="float" office:value="8103240" calcext:value-type="float">
            <text:p>8103240</text:p>
          </table:table-cell>
          <table:table-cell office:value-type="float" office:value="1292921.69922777" calcext:value-type="float">
            <text:p>1292921.69922777</text:p>
          </table:table-cell>
          <table:table-cell office:value-type="float" office:value="374635127063.775" calcext:value-type="float">
            <text:p>374635127063.775</text:p>
          </table:table-cell>
          <table:table-cell office:value-type="float" office:value="1288136.19465363" calcext:value-type="float">
            <text:p>1288136.19465363</text:p>
          </table:table-cell>
          <table:table-cell/>
          <table:table-cell office:value-type="float" office:value="5296752" calcext:value-type="float">
            <text:p>5296752</text:p>
          </table:table-cell>
          <table:table-cell office:value-type="float" office:value="441990321.894832" calcext:value-type="float">
            <text:p>441990321.894832</text:p>
          </table:table-cell>
          <table:table-cell office:value-type="float" office:value="1.46189162931316E+015" calcext:value-type="float">
            <text:p>1.46189162931316E+015</text:p>
          </table:table-cell>
          <table:table-cell office:value-type="float" office:value="1086339393.40444" calcext:value-type="float">
            <text:p>1086339393.40444</text:p>
          </table:table-cell>
          <table:table-cell/>
          <table:table-cell office:value-type="float" office:value="6126840" calcext:value-type="float">
            <text:p>6126840</text:p>
          </table:table-cell>
          <table:table-cell office:value-type="float" office:value="1607264746.79758" calcext:value-type="float">
            <text:p>1607264746.79758</text:p>
          </table:table-cell>
          <table:table-cell office:value-type="float" office:value="5179975190458107" calcext:value-type="float">
            <text:p>5179975190458107</text:p>
          </table:table-cell>
          <table:table-cell office:value-type="float" office:value="3841589942.75542" calcext:value-type="float">
            <text:p>3841589942.75542</text:p>
          </table:table-cell>
          <table:table-cell/>
          <table:table-cell office:value-type="float" office:value="13162824" calcext:value-type="float">
            <text:p>13162824</text:p>
          </table:table-cell>
          <table:table-cell office:value-type="float" office:value="2693655962.828" calcext:value-type="float">
            <text:p>2693655962.828</text:p>
          </table:table-cell>
          <table:table-cell office:value-type="float" office:value="6416577682053598" calcext:value-type="float">
            <text:p>6416577682053598</text:p>
          </table:table-cell>
          <table:table-cell office:value-type="float" office:value="4891827714.3918" calcext:value-type="float">
            <text:p>4891827714.3918</text:p>
          </table:table-cell>
          <table:table-cell/>
          <table:table-cell office:value-type="float" office:value="15455448" calcext:value-type="float">
            <text:p>15455448</text:p>
          </table:table-cell>
          <table:table-cell office:value-type="float" office:value="2891096653.82507" calcext:value-type="float">
            <text:p>2891096653.82507</text:p>
          </table:table-cell>
          <table:table-cell office:value-type="float" office:value="3366198172355523" calcext:value-type="float">
            <text:p>3366198172355523</text:p>
          </table:table-cell>
          <table:table-cell office:value-type="float" office:value="2961979512.1992" calcext:value-type="float">
            <text:p>2961979512.1992</text:p>
          </table:table-cell>
          <table:table-cell/>
          <table:table-cell office:value-type="float" office:value="24390628.875" calcext:value-type="float">
            <text:p>24390628.875</text:p>
          </table:table-cell>
          <table:table-cell office:value-type="float" office:value="3385796537.43766" calcext:value-type="float">
            <text:p>3385796537.43766</text:p>
          </table:table-cell>
          <table:table-cell office:value-type="float" office:value="3425919598359989" calcext:value-type="float">
            <text:p>3425919598359989</text:p>
          </table:table-cell>
          <table:table-cell office:value-type="float" office:value="3067625313.09493" calcext:value-type="float">
            <text:p>3067625313.09493</text:p>
          </table:table-cell>
        </table:table-row>
        <table:table-row table:style-name="ro1">
          <table:table-cell office:value-type="float" office:value="8147520" calcext:value-type="float">
            <text:p>8147520</text:p>
          </table:table-cell>
          <table:table-cell office:value-type="float" office:value="1298384.33505823" calcext:value-type="float">
            <text:p>1298384.33505823</text:p>
          </table:table-cell>
          <table:table-cell office:value-type="float" office:value="376021913724.574" calcext:value-type="float">
            <text:p>376021913724.574</text:p>
          </table:table-cell>
          <table:table-cell office:value-type="float" office:value="1293849.43868471" calcext:value-type="float">
            <text:p>1293849.43868471</text:p>
          </table:table-cell>
          <table:table-cell/>
          <table:table-cell office:value-type="float" office:value="5325696" calcext:value-type="float">
            <text:p>5325696</text:p>
          </table:table-cell>
          <table:table-cell office:value-type="float" office:value="443798483.868339" calcext:value-type="float">
            <text:p>443798483.868339</text:p>
          </table:table-cell>
          <table:table-cell office:value-type="float" office:value="1467874363075123" calcext:value-type="float">
            <text:p>1467874363075123</text:p>
          </table:table-cell>
          <table:table-cell office:value-type="float" office:value="1090792142.74257" calcext:value-type="float">
            <text:p>1090792142.74257</text:p>
          </table:table-cell>
          <table:table-cell/>
          <table:table-cell office:value-type="float" office:value="6160320" calcext:value-type="float">
            <text:p>6160320</text:p>
          </table:table-cell>
          <table:table-cell office:value-type="float" office:value="1613385136.43979" calcext:value-type="float">
            <text:p>1613385136.43979</text:p>
          </table:table-cell>
          <table:table-cell office:value-type="float" office:value="5200147908607816" calcext:value-type="float">
            <text:p>5200147908607816</text:p>
          </table:table-cell>
          <table:table-cell office:value-type="float" office:value="3856556283.11601" calcext:value-type="float">
            <text:p>3856556283.11601</text:p>
          </table:table-cell>
          <table:table-cell/>
          <table:table-cell office:value-type="float" office:value="13234752" calcext:value-type="float">
            <text:p>13234752</text:p>
          </table:table-cell>
          <table:table-cell office:value-type="float" office:value="2700548573.9158" calcext:value-type="float">
            <text:p>2700548573.9158</text:p>
          </table:table-cell>
          <table:table-cell office:value-type="float" office:value="6431928594414437" calcext:value-type="float">
            <text:p>6431928594414437</text:p>
          </table:table-cell>
          <table:table-cell office:value-type="float" office:value="4903238360.24476" calcext:value-type="float">
            <text:p>4903238360.24476</text:p>
          </table:table-cell>
          <table:table-cell/>
          <table:table-cell office:value-type="float" office:value="15539904" calcext:value-type="float">
            <text:p>15539904</text:p>
          </table:table-cell>
          <table:table-cell office:value-type="float" office:value="2897752608.9798" calcext:value-type="float">
            <text:p>2897752608.9798</text:p>
          </table:table-cell>
          <table:table-cell office:value-type="float" office:value="3370376770504786" calcext:value-type="float">
            <text:p>3370376770504786</text:p>
          </table:table-cell>
          <table:table-cell office:value-type="float" office:value="2965123248.46161" calcext:value-type="float">
            <text:p>2965123248.46161</text:p>
          </table:table-cell>
          <table:table-cell/>
          <table:table-cell office:value-type="float" office:value="24523911" calcext:value-type="float">
            <text:p>24523911</text:p>
          </table:table-cell>
          <table:table-cell office:value-type="float" office:value="3393904996.336" calcext:value-type="float">
            <text:p>3393904996.336</text:p>
          </table:table-cell>
          <table:table-cell office:value-type="float" office:value="3.42787503865846E+015" calcext:value-type="float">
            <text:p>3.42787503865846E+015</text:p>
          </table:table-cell>
          <table:table-cell office:value-type="float" office:value="3069236667.5462" calcext:value-type="float">
            <text:p>3069236667.5462</text:p>
          </table:table-cell>
        </table:table-row>
        <table:table-row table:style-name="ro1">
          <table:table-cell office:value-type="float" office:value="8191800" calcext:value-type="float">
            <text:p>8191800</text:p>
          </table:table-cell>
          <table:table-cell office:value-type="float" office:value="1303836.0195032" calcext:value-type="float">
            <text:p>1303836.0195032</text:p>
          </table:table-cell>
          <table:table-cell office:value-type="float" office:value="377403753504.545" calcext:value-type="float">
            <text:p>377403753504.545</text:p>
          </table:table-cell>
          <table:table-cell office:value-type="float" office:value="1299551.37628478" calcext:value-type="float">
            <text:p>1299551.37628478</text:p>
          </table:table-cell>
          <table:table-cell/>
          <table:table-cell office:value-type="float" office:value="5354640" calcext:value-type="float">
            <text:p>5354640</text:p>
          </table:table-cell>
          <table:table-cell office:value-type="float" office:value="445601299.041191" calcext:value-type="float">
            <text:p>445601299.041191</text:p>
          </table:table-cell>
          <table:table-cell office:value-type="float" office:value="1.47383914533653E+015" calcext:value-type="float">
            <text:p>1.47383914533653E+015</text:p>
          </table:table-cell>
          <table:table-cell office:value-type="float" office:value="1095231611.89625" calcext:value-type="float">
            <text:p>1095231611.89625</text:p>
          </table:table-cell>
          <table:table-cell/>
          <table:table-cell office:value-type="float" office:value="6193800" calcext:value-type="float">
            <text:p>6193800</text:p>
          </table:table-cell>
          <table:table-cell office:value-type="float" office:value="1619484628.88496" calcext:value-type="float">
            <text:p>1619484628.88496</text:p>
          </table:table-cell>
          <table:table-cell office:value-type="float" office:value="5220250622274329" calcext:value-type="float">
            <text:p>5220250622274329</text:p>
          </table:table-cell>
          <table:table-cell office:value-type="float" office:value="3871470890.19319" calcext:value-type="float">
            <text:p>3871470890.19319</text:p>
          </table:table-cell>
          <table:table-cell/>
          <table:table-cell office:value-type="float" office:value="13306680" calcext:value-type="float">
            <text:p>13306680</text:p>
          </table:table-cell>
          <table:table-cell office:value-type="float" office:value="2707405815.09236" calcext:value-type="float">
            <text:p>2707405815.09236</text:p>
          </table:table-cell>
          <table:table-cell office:value-type="float" office:value="6447165361746747" calcext:value-type="float">
            <text:p>6447165361746747</text:p>
          </table:table-cell>
          <table:table-cell office:value-type="float" office:value="4914564632.91263" calcext:value-type="float">
            <text:p>4914564632.91263</text:p>
          </table:table-cell>
          <table:table-cell/>
          <table:table-cell office:value-type="float" office:value="15624360" calcext:value-type="float">
            <text:p>15624360</text:p>
          </table:table-cell>
          <table:table-cell office:value-type="float" office:value="2904393989.71215" calcext:value-type="float">
            <text:p>2904393989.71215</text:p>
          </table:table-cell>
          <table:table-cell office:value-type="float" office:value="3374518994853464" calcext:value-type="float">
            <text:p>3374518994853464</text:p>
          </table:table-cell>
          <table:table-cell office:value-type="float" office:value="2968240006.59484" calcext:value-type="float">
            <text:p>2968240006.59484</text:p>
          </table:table-cell>
          <table:table-cell/>
          <table:table-cell office:value-type="float" office:value="24657193.125" calcext:value-type="float">
            <text:p>24657193.125</text:p>
          </table:table-cell>
          <table:table-cell office:value-type="float" office:value="3401997662.2643" calcext:value-type="float">
            <text:p>3401997662.2643</text:p>
          </table:table-cell>
          <table:table-cell office:value-type="float" office:value="3.42980660730455E+015" calcext:value-type="float">
            <text:p>3.42980660730455E+015</text:p>
          </table:table-cell>
          <table:table-cell office:value-type="float" office:value="3070829822.5018" calcext:value-type="float">
            <text:p>3070829822.5018</text:p>
          </table:table-cell>
        </table:table-row>
        <table:table-row table:style-name="ro1">
          <table:table-cell office:value-type="float" office:value="8236080" calcext:value-type="float">
            <text:p>8236080</text:p>
          </table:table-cell>
          <table:table-cell office:value-type="float" office:value="1309276.78596466" calcext:value-type="float">
            <text:p>1309276.78596466</text:p>
          </table:table-cell>
          <table:table-cell office:value-type="float" office:value="378780668547.199" calcext:value-type="float">
            <text:p>378780668547.199</text:p>
          </table:table-cell>
          <table:table-cell office:value-type="float" office:value="1305242.04144791" calcext:value-type="float">
            <text:p>1305242.04144791</text:p>
          </table:table-cell>
          <table:table-cell/>
          <table:table-cell office:value-type="float" office:value="5383584" calcext:value-type="float">
            <text:p>5383584</text:p>
          </table:table-cell>
          <table:table-cell office:value-type="float" office:value="447398783.411148" calcext:value-type="float">
            <text:p>447398783.411148</text:p>
          </table:table-cell>
          <table:table-cell office:value-type="float" office:value="1.47978602998749E+015" calcext:value-type="float">
            <text:p>1.47978602998749E+015</text:p>
          </table:table-cell>
          <table:table-cell office:value-type="float" office:value="1099657840.66799" calcext:value-type="float">
            <text:p>1099657840.66799</text:p>
          </table:table-cell>
          <table:table-cell/>
          <table:table-cell office:value-type="float" office:value="6227280" calcext:value-type="float">
            <text:p>6227280</text:p>
          </table:table-cell>
          <table:table-cell office:value-type="float" office:value="1625563297.15766" calcext:value-type="float">
            <text:p>1625563297.15766</text:p>
          </table:table-cell>
          <table:table-cell office:value-type="float" office:value="5240283574503442" calcext:value-type="float">
            <text:p>5240283574503442</text:p>
          </table:table-cell>
          <table:table-cell office:value-type="float" office:value="3886333943.45829" calcext:value-type="float">
            <text:p>3886333943.45829</text:p>
          </table:table-cell>
          <table:table-cell/>
          <table:table-cell office:value-type="float" office:value="13378608" calcext:value-type="float">
            <text:p>13378608</text:p>
          </table:table-cell>
          <table:table-cell office:value-type="float" office:value="2714227942.53622" calcext:value-type="float">
            <text:p>2714227942.53622</text:p>
          </table:table-cell>
          <table:table-cell office:value-type="float" office:value="6462288833580293" calcext:value-type="float">
            <text:p>6462288833580293</text:p>
          </table:table-cell>
          <table:table-cell office:value-type="float" office:value="4925807159.57482" calcext:value-type="float">
            <text:p>4925807159.57482</text:p>
          </table:table-cell>
          <table:table-cell/>
          <table:table-cell office:value-type="float" office:value="15708816" calcext:value-type="float">
            <text:p>15708816</text:p>
          </table:table-cell>
          <table:table-cell office:value-type="float" office:value="2911020894.2649" calcext:value-type="float">
            <text:p>2911020894.2649</text:p>
          </table:table-cell>
          <table:table-cell office:value-type="float" office:value="3378625162866750" calcext:value-type="float">
            <text:p>3378625162866750</text:p>
          </table:table-cell>
          <table:table-cell office:value-type="float" office:value="2971330021.19231" calcext:value-type="float">
            <text:p>2971330021.19231</text:p>
          </table:table-cell>
          <table:table-cell/>
          <table:table-cell office:value-type="float" office:value="24790475.25" calcext:value-type="float">
            <text:p>24790475.25</text:p>
          </table:table-cell>
          <table:table-cell office:value-type="float" office:value="3410074641.01079" calcext:value-type="float">
            <text:p>3410074641.01079</text:p>
          </table:table-cell>
          <table:table-cell office:value-type="float" office:value="3.43171462219812E+015" calcext:value-type="float">
            <text:p>3.43171462219812E+015</text:p>
          </table:table-cell>
          <table:table-cell office:value-type="float" office:value="3072405014.49096" calcext:value-type="float">
            <text:p>3072405014.49096</text:p>
          </table:table-cell>
        </table:table-row>
        <table:table-row table:style-name="ro1">
          <table:table-cell office:value-type="float" office:value="8280360" calcext:value-type="float">
            <text:p>8280360</text:p>
          </table:table-cell>
          <table:table-cell office:value-type="float" office:value="1314706.66770546" calcext:value-type="float">
            <text:p>1314706.66770546</text:p>
          </table:table-cell>
          <table:table-cell office:value-type="float" office:value="380152680888.696" calcext:value-type="float">
            <text:p>380152680888.696</text:p>
          </table:table-cell>
          <table:table-cell office:value-type="float" office:value="1310921.46802763" calcext:value-type="float">
            <text:p>1310921.46802763</text:p>
          </table:table-cell>
          <table:table-cell/>
          <table:table-cell office:value-type="float" office:value="5412528" calcext:value-type="float">
            <text:p>5412528</text:p>
          </table:table-cell>
          <table:table-cell office:value-type="float" office:value="449190952.927903" calcext:value-type="float">
            <text:p>449190952.927903</text:p>
          </table:table-cell>
          <table:table-cell office:value-type="float" office:value="1.48571507075634E+015" calcext:value-type="float">
            <text:p>1.48571507075634E+015</text:p>
          </table:table-cell>
          <table:table-cell office:value-type="float" office:value="1104070868.74086" calcext:value-type="float">
            <text:p>1104070868.74086</text:p>
          </table:table-cell>
          <table:table-cell/>
          <table:table-cell office:value-type="float" office:value="6260760" calcext:value-type="float">
            <text:p>6260760</text:p>
          </table:table-cell>
          <table:table-cell office:value-type="float" office:value="1631621214.02211" calcext:value-type="float">
            <text:p>1631621214.02211</text:p>
          </table:table-cell>
          <table:table-cell office:value-type="float" office:value="5260247007496845" calcext:value-type="float">
            <text:p>5260247007496845</text:p>
          </table:table-cell>
          <table:table-cell office:value-type="float" office:value="3901145621.75898" calcext:value-type="float">
            <text:p>3901145621.75898</text:p>
          </table:table-cell>
          <table:table-cell/>
          <table:table-cell office:value-type="float" office:value="13450536" calcext:value-type="float">
            <text:p>13450536</text:p>
          </table:table-cell>
          <table:table-cell office:value-type="float" office:value="2721015210.46604" calcext:value-type="float">
            <text:p>2721015210.46604</text:p>
          </table:table-cell>
          <table:table-cell office:value-type="float" office:value="6477299853119481" calcext:value-type="float">
            <text:p>6477299853119481</text:p>
          </table:table-cell>
          <table:table-cell office:value-type="float" office:value="4936966562.73828" calcext:value-type="float">
            <text:p>4936966562.73828</text:p>
          </table:table-cell>
          <table:table-cell/>
          <table:table-cell office:value-type="float" office:value="15793272" calcext:value-type="float">
            <text:p>15793272</text:p>
          </table:table-cell>
          <table:table-cell office:value-type="float" office:value="2917633420.0165" calcext:value-type="float">
            <text:p>2917633420.0165</text:p>
          </table:table-cell>
          <table:table-cell office:value-type="float" office:value="3382695589236572" calcext:value-type="float">
            <text:p>3382695589236572</text:p>
          </table:table-cell>
          <table:table-cell office:value-type="float" office:value="2974393524.7983" calcext:value-type="float">
            <text:p>2974393524.7983</text:p>
          </table:table-cell>
          <table:table-cell/>
          <table:table-cell office:value-type="float" office:value="24923757.375" calcext:value-type="float">
            <text:p>24923757.375</text:p>
          </table:table-cell>
          <table:table-cell office:value-type="float" office:value="3418136037.05542" calcext:value-type="float">
            <text:p>3418136037.05542</text:p>
          </table:table-cell>
          <table:table-cell office:value-type="float" office:value="3.43359939690319E+015" calcext:value-type="float">
            <text:p>3.43359939690319E+015</text:p>
          </table:table-cell>
          <table:table-cell office:value-type="float" office:value="3073962476.83769" calcext:value-type="float">
            <text:p>3073962476.83769</text:p>
          </table:table-cell>
        </table:table-row>
        <table:table-row table:style-name="ro1">
          <table:table-cell office:value-type="float" office:value="8324640" calcext:value-type="float">
            <text:p>8324640</text:p>
          </table:table-cell>
          <table:table-cell office:value-type="float" office:value="1320125.69784993" calcext:value-type="float">
            <text:p>1320125.69784993</text:p>
          </table:table-cell>
          <table:table-cell office:value-type="float" office:value="381519812458.37" calcext:value-type="float">
            <text:p>381519812458.37</text:p>
          </table:table-cell>
          <table:table-cell office:value-type="float" office:value="1316589.68973757" calcext:value-type="float">
            <text:p>1316589.68973757</text:p>
          </table:table-cell>
          <table:table-cell/>
          <table:table-cell office:value-type="float" office:value="5441472" calcext:value-type="float">
            <text:p>5441472</text:p>
          </table:table-cell>
          <table:table-cell office:value-type="float" office:value="450977823.493229" calcext:value-type="float">
            <text:p>450977823.493229</text:p>
          </table:table-cell>
          <table:table-cell office:value-type="float" office:value="1.49162632121008E+015" calcext:value-type="float">
            <text:p>1.49162632121008E+015</text:p>
          </table:table-cell>
          <table:table-cell office:value-type="float" office:value="1108470735.67881" calcext:value-type="float">
            <text:p>1108470735.67881</text:p>
          </table:table-cell>
          <table:table-cell/>
          <table:table-cell office:value-type="float" office:value="6294240" calcext:value-type="float">
            <text:p>6294240</text:p>
          </table:table-cell>
          <table:table-cell office:value-type="float" office:value="1637658451.98316" calcext:value-type="float">
            <text:p>1637658451.98316</text:p>
          </table:table-cell>
          <table:table-cell office:value-type="float" office:value="5280141162615126" calcext:value-type="float">
            <text:p>5280141162615126</text:p>
          </table:table-cell>
          <table:table-cell office:value-type="float" office:value="3915906103.32144" calcext:value-type="float">
            <text:p>3915906103.32144</text:p>
          </table:table-cell>
          <table:table-cell/>
          <table:table-cell office:value-type="float" office:value="13522464" calcext:value-type="float">
            <text:p>13522464</text:p>
          </table:table-cell>
          <table:table-cell office:value-type="float" office:value="2727767871.15629" calcext:value-type="float">
            <text:p>2727767871.15629</text:p>
          </table:table-cell>
          <table:table-cell office:value-type="float" office:value="6492199257290540" calcext:value-type="float">
            <text:p>6492199257290540</text:p>
          </table:table-cell>
          <table:table-cell office:value-type="float" office:value="4948043460.27243" calcext:value-type="float">
            <text:p>4948043460.27243</text:p>
          </table:table-cell>
          <table:table-cell/>
          <table:table-cell office:value-type="float" office:value="15877728" calcext:value-type="float">
            <text:p>15877728</text:p>
          </table:table-cell>
          <table:table-cell office:value-type="float" office:value="2924231663.48922" calcext:value-type="float">
            <text:p>2924231663.48922</text:p>
          </table:table-cell>
          <table:table-cell office:value-type="float" office:value="3386730585905872" calcext:value-type="float">
            <text:p>3386730585905872</text:p>
          </table:table-cell>
          <table:table-cell office:value-type="float" office:value="2977430747.92584" calcext:value-type="float">
            <text:p>2977430747.92584</text:p>
          </table:table-cell>
          <table:table-cell/>
          <table:table-cell office:value-type="float" office:value="25057039.5" calcext:value-type="float">
            <text:p>25057039.5</text:p>
          </table:table-cell>
          <table:table-cell office:value-type="float" office:value="3426181953.58778" calcext:value-type="float">
            <text:p>3426181953.58778</text:p>
          </table:table-cell>
          <table:table-cell office:value-type="float" office:value="3.43546124070754E+015" calcext:value-type="float">
            <text:p>3.43546124070754E+015</text:p>
          </table:table-cell>
          <table:table-cell office:value-type="float" office:value="3075502439.70479" calcext:value-type="float">
            <text:p>3075502439.70479</text:p>
          </table:table-cell>
        </table:table-row>
        <table:table-row table:style-name="ro1">
          <table:table-cell office:value-type="float" office:value="8368920" calcext:value-type="float">
            <text:p>8368920</text:p>
          </table:table-cell>
          <table:table-cell office:value-type="float" office:value="1325533.90938462" calcext:value-type="float">
            <text:p>1325533.90938462</text:p>
          </table:table-cell>
          <table:table-cell office:value-type="float" office:value="382882085079.262" calcext:value-type="float">
            <text:p>382882085079.262</text:p>
          </table:table-cell>
          <table:table-cell office:value-type="float" office:value="1322246.74015214" calcext:value-type="float">
            <text:p>1322246.74015214</text:p>
          </table:table-cell>
          <table:table-cell/>
          <table:table-cell office:value-type="float" office:value="5470416" calcext:value-type="float">
            <text:p>5470416</text:p>
          </table:table-cell>
          <table:table-cell office:value-type="float" office:value="452759410.961121" calcext:value-type="float">
            <text:p>452759410.961121</text:p>
          </table:table-cell>
          <table:table-cell office:value-type="float" office:value="1497519834754885" calcext:value-type="float">
            <text:p>1497519834754885</text:p>
          </table:table-cell>
          <table:table-cell office:value-type="float" office:value="1112857480.92703" calcext:value-type="float">
            <text:p>1112857480.92703</text:p>
          </table:table-cell>
          <table:table-cell/>
          <table:table-cell office:value-type="float" office:value="6327720" calcext:value-type="float">
            <text:p>6327720</text:p>
          </table:table-cell>
          <table:table-cell office:value-type="float" office:value="1643675083.28726" calcext:value-type="float">
            <text:p>1643675083.28726</text:p>
          </table:table-cell>
          <table:table-cell office:value-type="float" office:value="5299966280380646" calcext:value-type="float">
            <text:p>5299966280380646</text:p>
          </table:table-cell>
          <table:table-cell office:value-type="float" office:value="3930615565.75253" calcext:value-type="float">
            <text:p>3930615565.75253</text:p>
          </table:table-cell>
          <table:table-cell/>
          <table:table-cell office:value-type="float" office:value="13594392" calcext:value-type="float">
            <text:p>13594392</text:p>
          </table:table-cell>
          <table:table-cell office:value-type="float" office:value="2734486174.95305" calcext:value-type="float">
            <text:p>2734486174.95305</text:p>
          </table:table-cell>
          <table:table-cell office:value-type="float" office:value="6506987876788227" calcext:value-type="float">
            <text:p>6506987876788227</text:p>
          </table:table-cell>
          <table:table-cell office:value-type="float" office:value="4959038465.44381" calcext:value-type="float">
            <text:p>4959038465.44381</text:p>
          </table:table-cell>
          <table:table-cell/>
          <table:table-cell office:value-type="float" office:value="15962184" calcext:value-type="float">
            <text:p>15962184</text:p>
          </table:table-cell>
          <table:table-cell office:value-type="float" office:value="2930815720.35734" calcext:value-type="float">
            <text:p>2930815720.35734</text:p>
          </table:table-cell>
          <table:table-cell office:value-type="float" office:value="3.39073046209262E+015" calcext:value-type="float">
            <text:p>3.39073046209262E+015</text:p>
          </table:table-cell>
          <table:table-cell office:value-type="float" office:value="2980441919.07456" calcext:value-type="float">
            <text:p>2980441919.07456</text:p>
          </table:table-cell>
          <table:table-cell/>
          <table:table-cell office:value-type="float" office:value="25190321.625" calcext:value-type="float">
            <text:p>25190321.625</text:p>
          </table:table-cell>
          <table:table-cell office:value-type="float" office:value="3434212492.52476" calcext:value-type="float">
            <text:p>3434212492.52476</text:p>
          </table:table-cell>
          <table:table-cell office:value-type="float" office:value="3437300458681281" calcext:value-type="float">
            <text:p>3437300458681281</text:p>
          </table:table-cell>
          <table:table-cell office:value-type="float" office:value="3077025130.13711" calcext:value-type="float">
            <text:p>3077025130.13711</text:p>
          </table:table-cell>
        </table:table-row>
        <table:table-row table:style-name="ro1">
          <table:table-cell office:value-type="float" office:value="8413200" calcext:value-type="float">
            <text:p>8413200</text:p>
          </table:table-cell>
          <table:table-cell office:value-type="float" office:value="1330931.33515885" calcext:value-type="float">
            <text:p>1330931.33515885</text:p>
          </table:table-cell>
          <table:table-cell office:value-type="float" office:value="384239520468.648" calcext:value-type="float">
            <text:p>384239520468.648</text:p>
          </table:table-cell>
          <table:table-cell office:value-type="float" office:value="1327892.65270714" calcext:value-type="float">
            <text:p>1327892.65270714</text:p>
          </table:table-cell>
          <table:table-cell/>
          <table:table-cell office:value-type="float" office:value="5499360" calcext:value-type="float">
            <text:p>5499360</text:p>
          </table:table-cell>
          <table:table-cell office:value-type="float" office:value="454535731.137944" calcext:value-type="float">
            <text:p>454535731.137944</text:p>
          </table:table-cell>
          <table:table-cell office:value-type="float" office:value="1503395664636580" calcext:value-type="float">
            <text:p>1503395664636580</text:p>
          </table:table-cell>
          <table:table-cell office:value-type="float" office:value="1117231143.81234" calcext:value-type="float">
            <text:p>1117231143.81234</text:p>
          </table:table-cell>
          <table:table-cell/>
          <table:table-cell office:value-type="float" office:value="6361200" calcext:value-type="float">
            <text:p>6361200</text:p>
          </table:table-cell>
          <table:table-cell office:value-type="float" office:value="1649671179.92339" calcext:value-type="float">
            <text:p>1649671179.92339</text:p>
          </table:table-cell>
          <table:table-cell office:value-type="float" office:value="5319722600480489" calcext:value-type="float">
            <text:p>5319722600480489</text:p>
          </table:table-cell>
          <table:table-cell office:value-type="float" office:value="3945274186.04194" calcext:value-type="float">
            <text:p>3945274186.04194</text:p>
          </table:table-cell>
          <table:table-cell/>
          <table:table-cell office:value-type="float" office:value="13666320" calcext:value-type="float">
            <text:p>13666320</text:p>
          </table:table-cell>
          <table:table-cell office:value-type="float" office:value="2741170370.28946" calcext:value-type="float">
            <text:p>2741170370.28946</text:p>
          </table:table-cell>
          <table:table-cell office:value-type="float" office:value="6521666536122299" calcext:value-type="float">
            <text:p>6521666536122299</text:p>
          </table:table-cell>
          <table:table-cell office:value-type="float" office:value="4969952186.95041" calcext:value-type="float">
            <text:p>4969952186.95041</text:p>
          </table:table-cell>
          <table:table-cell/>
          <table:table-cell office:value-type="float" office:value="16046640" calcext:value-type="float">
            <text:p>16046640</text:p>
          </table:table-cell>
          <table:table-cell office:value-type="float" office:value="2937385685.45516" calcext:value-type="float">
            <text:p>2937385685.45516</text:p>
          </table:table-cell>
          <table:table-cell office:value-type="float" office:value="3394695524313607" calcext:value-type="float">
            <text:p>3394695524313607</text:p>
          </table:table-cell>
          <table:table-cell office:value-type="float" office:value="2983427264.74827" calcext:value-type="float">
            <text:p>2983427264.74827</text:p>
          </table:table-cell>
          <table:table-cell/>
          <table:table-cell office:value-type="float" office:value="25323603.75" calcext:value-type="float">
            <text:p>25323603.75</text:p>
          </table:table-cell>
          <table:table-cell office:value-type="float" office:value="3442227754.52802" calcext:value-type="float">
            <text:p>3442227754.52802</text:p>
          </table:table-cell>
          <table:table-cell office:value-type="float" office:value="3.43911735173482E+015" calcext:value-type="float">
            <text:p>3.43911735173482E+015</text:p>
          </table:table-cell>
          <table:table-cell office:value-type="float" office:value="3078530772.1043" calcext:value-type="float">
            <text:p>3078530772.1043</text:p>
          </table:table-cell>
        </table:table-row>
        <table:table-row table:style-name="ro1">
          <table:table-cell office:value-type="float" office:value="8457480" calcext:value-type="float">
            <text:p>8457480</text:p>
          </table:table-cell>
          <table:table-cell office:value-type="float" office:value="1336318.00788543" calcext:value-type="float">
            <text:p>1336318.00788543</text:p>
          </table:table-cell>
          <table:table-cell office:value-type="float" office:value="385592140238.563" calcext:value-type="float">
            <text:p>385592140238.563</text:p>
          </table:table-cell>
          <table:table-cell office:value-type="float" office:value="1333527.46070049" calcext:value-type="float">
            <text:p>1333527.46070049</text:p>
          </table:table-cell>
          <table:table-cell/>
          <table:table-cell office:value-type="float" office:value="5528304" calcext:value-type="float">
            <text:p>5528304</text:p>
          </table:table-cell>
          <table:table-cell office:value-type="float" office:value="456306799.782574" calcext:value-type="float">
            <text:p>456306799.782574</text:p>
          </table:table-cell>
          <table:table-cell office:value-type="float" office:value="1.50925386394112E+015" calcext:value-type="float">
            <text:p>1.50925386394112E+015</text:p>
          </table:table-cell>
          <table:table-cell office:value-type="float" office:value="1121591763.54351" calcext:value-type="float">
            <text:p>1121591763.54351</text:p>
          </table:table-cell>
          <table:table-cell/>
          <table:table-cell office:value-type="float" office:value="6394680" calcext:value-type="float">
            <text:p>6394680</text:p>
          </table:table-cell>
          <table:table-cell office:value-type="float" office:value="1655646813.62407" calcext:value-type="float">
            <text:p>1655646813.62407</text:p>
          </table:table-cell>
          <table:table-cell office:value-type="float" office:value="5339410361769327" calcext:value-type="float">
            <text:p>5339410361769327</text:p>
          </table:table-cell>
          <table:table-cell office:value-type="float" office:value="3959882140.56437" calcext:value-type="float">
            <text:p>3959882140.56437</text:p>
          </table:table-cell>
          <table:table-cell/>
          <table:table-cell office:value-type="float" office:value="13738248" calcext:value-type="float">
            <text:p>13738248</text:p>
          </table:table-cell>
          <table:table-cell office:value-type="float" office:value="2747820703.70116" calcext:value-type="float">
            <text:p>2747820703.70116</text:p>
          </table:table-cell>
          <table:table-cell office:value-type="float" office:value="6536236053663612" calcext:value-type="float">
            <text:p>6536236053663612</text:p>
          </table:table-cell>
          <table:table-cell office:value-type="float" office:value="4980785228.95587" calcext:value-type="float">
            <text:p>4980785228.95587</text:p>
          </table:table-cell>
          <table:table-cell/>
          <table:table-cell office:value-type="float" office:value="16131096" calcext:value-type="float">
            <text:p>16131096</text:p>
          </table:table-cell>
          <table:table-cell office:value-type="float" office:value="2943941652.78498" calcext:value-type="float">
            <text:p>2943941652.78498</text:p>
          </table:table-cell>
          <table:table-cell office:value-type="float" office:value="3.39862607640813E+015" calcext:value-type="float">
            <text:p>3.39862607640813E+015</text:p>
          </table:table-cell>
          <table:table-cell office:value-type="float" office:value="2986387009.47254" calcext:value-type="float">
            <text:p>2986387009.47254</text:p>
          </table:table-cell>
          <table:table-cell/>
          <table:table-cell office:value-type="float" office:value="25456885.875" calcext:value-type="float">
            <text:p>25456885.875</text:p>
          </table:table-cell>
          <table:table-cell office:value-type="float" office:value="3450227839.02109" calcext:value-type="float">
            <text:p>3450227839.02109</text:p>
          </table:table-cell>
          <table:table-cell office:value-type="float" office:value="3440912216675883" calcext:value-type="float">
            <text:p>3440912216675883</text:p>
          </table:table-cell>
          <table:table-cell office:value-type="float" office:value="3080019586.54297" calcext:value-type="float">
            <text:p>3080019586.54297</text:p>
          </table:table-cell>
        </table:table-row>
        <table:table-row table:style-name="ro1">
          <table:table-cell office:value-type="float" office:value="8501760" calcext:value-type="float">
            <text:p>8501760</text:p>
          </table:table-cell>
          <table:table-cell office:value-type="float" office:value="1341693.9601413" calcext:value-type="float">
            <text:p>1341693.9601413</text:p>
          </table:table-cell>
          <table:table-cell office:value-type="float" office:value="386939965896.32" calcext:value-type="float">
            <text:p>386939965896.32</text:p>
          </table:table-cell>
          <table:table-cell office:value-type="float" office:value="1339151.19729281" calcext:value-type="float">
            <text:p>1339151.19729281</text:p>
          </table:table-cell>
          <table:table-cell/>
          <table:table-cell office:value-type="float" office:value="5557248" calcext:value-type="float">
            <text:p>5557248</text:p>
          </table:table-cell>
          <table:table-cell office:value-type="float" office:value="458072632.60654" calcext:value-type="float">
            <text:p>458072632.60654</text:p>
          </table:table-cell>
          <table:table-cell office:value-type="float" office:value="1.51509448559509E+015" calcext:value-type="float">
            <text:p>1.51509448559509E+015</text:p>
          </table:table-cell>
          <table:table-cell office:value-type="float" office:value="1125939379.21161" calcext:value-type="float">
            <text:p>1125939379.21161</text:p>
          </table:table-cell>
          <table:table-cell/>
          <table:table-cell office:value-type="float" office:value="6428160" calcext:value-type="float">
            <text:p>6428160</text:p>
          </table:table-cell>
          <table:table-cell office:value-type="float" office:value="1661602055.86627" calcext:value-type="float">
            <text:p>1661602055.86627</text:p>
          </table:table-cell>
          <table:table-cell office:value-type="float" office:value="5359029802272379" calcext:value-type="float">
            <text:p>5359029802272379</text:p>
          </table:table-cell>
          <table:table-cell office:value-type="float" office:value="3974439605.08162" calcext:value-type="float">
            <text:p>3974439605.08162</text:p>
          </table:table-cell>
          <table:table-cell/>
          <table:table-cell office:value-type="float" office:value="13810176" calcext:value-type="float">
            <text:p>13810176</text:p>
          </table:table-cell>
          <table:table-cell office:value-type="float" office:value="2754437419.84154" calcext:value-type="float">
            <text:p>2754437419.84154</text:p>
          </table:table-cell>
          <table:table-cell office:value-type="float" office:value="6550697241689784" calcext:value-type="float">
            <text:p>6550697241689784</text:p>
          </table:table-cell>
          <table:table-cell office:value-type="float" office:value="4991538191.12325" calcext:value-type="float">
            <text:p>4991538191.12325</text:p>
          </table:table-cell>
          <table:table-cell/>
          <table:table-cell office:value-type="float" office:value="16215552" calcext:value-type="float">
            <text:p>16215552</text:p>
          </table:table-cell>
          <table:table-cell office:value-type="float" office:value="2950483715.52495" calcext:value-type="float">
            <text:p>2950483715.52495</text:p>
          </table:table-cell>
          <table:table-cell office:value-type="float" office:value="3.40252241956133E+015" calcext:value-type="float">
            <text:p>3.40252241956133E+015</text:p>
          </table:table-cell>
          <table:table-cell office:value-type="float" office:value="2989321375.81197" calcext:value-type="float">
            <text:p>2989321375.81197</text:p>
          </table:table-cell>
          <table:table-cell/>
          <table:table-cell office:value-type="float" office:value="25590168" calcext:value-type="float">
            <text:p>25590168</text:p>
          </table:table-cell>
          <table:table-cell office:value-type="float" office:value="3458212844.20635" calcext:value-type="float">
            <text:p>3458212844.20635</text:p>
          </table:table-cell>
          <table:table-cell office:value-type="float" office:value="3442685346265839" calcext:value-type="float">
            <text:p>3442685346265839</text:p>
          </table:table-cell>
          <table:table-cell office:value-type="float" office:value="3081491791.3982" calcext:value-type="float">
            <text:p>3081491791.3982</text:p>
          </table:table-cell>
        </table:table-row>
        <table:table-row table:style-name="ro1">
          <table:table-cell office:value-type="float" office:value="8546040" calcext:value-type="float">
            <text:p>8546040</text:p>
          </table:table-cell>
          <table:table-cell office:value-type="float" office:value="1347059.22436814" calcext:value-type="float">
            <text:p>1347059.22436814</text:p>
          </table:table-cell>
          <table:table-cell office:value-type="float" office:value="388283018845.035" calcext:value-type="float">
            <text:p>388283018845.035</text:p>
          </table:table-cell>
          <table:table-cell office:value-type="float" office:value="1344763.89550812" calcext:value-type="float">
            <text:p>1344763.89550812</text:p>
          </table:table-cell>
          <table:table-cell/>
          <table:table-cell office:value-type="float" office:value="5586192" calcext:value-type="float">
            <text:p>5586192</text:p>
          </table:table-cell>
          <table:table-cell office:value-type="float" office:value="459833245.274171" calcext:value-type="float">
            <text:p>459833245.274171</text:p>
          </table:table-cell>
          <table:table-cell office:value-type="float" office:value="1.52091758236613E+015" calcext:value-type="float">
            <text:p>1.52091758236613E+015</text:p>
          </table:table-cell>
          <table:table-cell office:value-type="float" office:value="1130274029.79041" calcext:value-type="float">
            <text:p>1130274029.79041</text:p>
          </table:table-cell>
          <table:table-cell/>
          <table:table-cell office:value-type="float" office:value="6461640" calcext:value-type="float">
            <text:p>6461640</text:p>
          </table:table-cell>
          <table:table-cell office:value-type="float" office:value="1667536977.87238" calcext:value-type="float">
            <text:p>1667536977.87238</text:p>
          </table:table-cell>
          <table:table-cell office:value-type="float" office:value="5378581159188177" calcext:value-type="float">
            <text:p>5378581159188177</text:p>
          </table:table-cell>
          <table:table-cell office:value-type="float" office:value="3988946754.74477" calcext:value-type="float">
            <text:p>3988946754.74477</text:p>
          </table:table-cell>
          <table:table-cell/>
          <table:table-cell office:value-type="float" office:value="13882104" calcext:value-type="float">
            <text:p>13882104</text:p>
          </table:table-cell>
          <table:table-cell office:value-type="float" office:value="2761020761.49687" calcext:value-type="float">
            <text:p>2761020761.49687</text:p>
          </table:table-cell>
          <table:table-cell office:value-type="float" office:value="6565050906430645" calcext:value-type="float">
            <text:p>6565050906430645</text:p>
          </table:table-cell>
          <table:table-cell office:value-type="float" office:value="5002211668.64873" calcext:value-type="float">
            <text:p>5002211668.64873</text:p>
          </table:table-cell>
          <table:table-cell/>
          <table:table-cell office:value-type="float" office:value="16300008" calcext:value-type="float">
            <text:p>16300008</text:p>
          </table:table-cell>
          <table:table-cell office:value-type="float" office:value="2957011966.03687" calcext:value-type="float">
            <text:p>2957011966.03687</text:p>
          </table:table-cell>
          <table:table-cell office:value-type="float" office:value="3.40638485232741E+015" calcext:value-type="float">
            <text:p>3.40638485232741E+015</text:p>
          </table:table-cell>
          <table:table-cell office:value-type="float" office:value="2992230584.3874" calcext:value-type="float">
            <text:p>2992230584.3874</text:p>
          </table:table-cell>
          <table:table-cell/>
          <table:table-cell office:value-type="float" office:value="25723450.125" calcext:value-type="float">
            <text:p>25723450.125</text:p>
          </table:table-cell>
          <table:table-cell office:value-type="float" office:value="3466182867.08173" calcext:value-type="float">
            <text:p>3466182867.08173</text:p>
          </table:table-cell>
          <table:table-cell office:value-type="float" office:value="3.44443702927522E+015" calcext:value-type="float">
            <text:p>3.44443702927522E+015</text:p>
          </table:table-cell>
          <table:table-cell office:value-type="float" office:value="3082947601.6646" calcext:value-type="float">
            <text:p>3082947601.6646</text:p>
          </table:table-cell>
        </table:table-row>
        <table:table-row table:style-name="ro1">
          <table:table-cell office:value-type="float" office:value="8590320" calcext:value-type="float">
            <text:p>8590320</text:p>
          </table:table-cell>
          <table:table-cell office:value-type="float" office:value="1352413.83287304" calcext:value-type="float">
            <text:p>1352413.83287304</text:p>
          </table:table-cell>
          <table:table-cell office:value-type="float" office:value="389621320384.14" calcext:value-type="float">
            <text:p>389621320384.14</text:p>
          </table:table-cell>
          <table:table-cell office:value-type="float" office:value="1350365.58823444" calcext:value-type="float">
            <text:p>1350365.58823444</text:p>
          </table:table-cell>
          <table:table-cell/>
          <table:table-cell office:value-type="float" office:value="5615136" calcext:value-type="float">
            <text:p>5615136</text:p>
          </table:table-cell>
          <table:table-cell office:value-type="float" office:value="461588653.402732" calcext:value-type="float">
            <text:p>461588653.402732</text:p>
          </table:table-cell>
          <table:table-cell office:value-type="float" office:value="1.52672320686348E+015" calcext:value-type="float">
            <text:p>1.52672320686348E+015</text:p>
          </table:table-cell>
          <table:table-cell office:value-type="float" office:value="1134595754.13667" calcext:value-type="float">
            <text:p>1134595754.13667</text:p>
          </table:table-cell>
          <table:table-cell/>
          <table:table-cell office:value-type="float" office:value="6495120" calcext:value-type="float">
            <text:p>6495120</text:p>
          </table:table-cell>
          <table:table-cell office:value-type="float" office:value="1673451650.61116" calcext:value-type="float">
            <text:p>1673451650.61116</text:p>
          </table:table-cell>
          <table:table-cell office:value-type="float" office:value="5398064668891564" calcext:value-type="float">
            <text:p>5398064668891564</text:p>
          </table:table-cell>
          <table:table-cell office:value-type="float" office:value="4003403764.09628" calcext:value-type="float">
            <text:p>4003403764.09628</text:p>
          </table:table-cell>
          <table:table-cell/>
          <table:table-cell office:value-type="float" office:value="13954032" calcext:value-type="float">
            <text:p>13954032</text:p>
          </table:table-cell>
          <table:table-cell office:value-type="float" office:value="2767570969.60125" calcext:value-type="float">
            <text:p>2767570969.60125</text:p>
          </table:table-cell>
          <table:table-cell office:value-type="float" office:value="6579297848113269" calcext:value-type="float">
            <text:p>6579297848113269</text:p>
          </table:table-cell>
          <table:table-cell office:value-type="float" office:value="5012806252.29488" calcext:value-type="float">
            <text:p>5012806252.29488</text:p>
          </table:table-cell>
          <table:table-cell/>
          <table:table-cell office:value-type="float" office:value="16384464" calcext:value-type="float">
            <text:p>16384464</text:p>
          </table:table-cell>
          <table:table-cell office:value-type="float" office:value="2963526495.87391" calcext:value-type="float">
            <text:p>2963526495.87391</text:p>
          </table:table-cell>
          <table:table-cell office:value-type="float" office:value="3410213670652674" calcext:value-type="float">
            <text:p>3410213670652674</text:p>
          </table:table-cell>
          <table:table-cell office:value-type="float" office:value="2995114853.89293" calcext:value-type="float">
            <text:p>2995114853.89293</text:p>
          </table:table-cell>
          <table:table-cell/>
          <table:table-cell office:value-type="float" office:value="25856732.25" calcext:value-type="float">
            <text:p>25856732.25</text:p>
          </table:table-cell>
          <table:table-cell office:value-type="float" office:value="3474138003.45714" calcext:value-type="float">
            <text:p>3474138003.45714</text:p>
          </table:table-cell>
          <table:table-cell office:value-type="float" office:value="3.44616755053848E+015" calcext:value-type="float">
            <text:p>3.44616755053848E+015</text:p>
          </table:table-cell>
          <table:table-cell office:value-type="float" office:value="3084387229.42666" calcext:value-type="float">
            <text:p>3084387229.42666</text:p>
          </table:table-cell>
        </table:table-row>
        <table:table-row table:style-name="ro1">
          <table:table-cell office:value-type="float" office:value="8634600" calcext:value-type="float">
            <text:p>8634600</text:p>
          </table:table-cell>
          <table:table-cell office:value-type="float" office:value="1357757.81782914" calcext:value-type="float">
            <text:p>1357757.81782914</text:p>
          </table:table-cell>
          <table:table-cell office:value-type="float" office:value="390954891709.895" calcext:value-type="float">
            <text:p>390954891709.895</text:p>
          </table:table-cell>
          <table:table-cell office:value-type="float" office:value="1355956.30822448" calcext:value-type="float">
            <text:p>1355956.30822448</text:p>
          </table:table-cell>
          <table:table-cell/>
          <table:table-cell office:value-type="float" office:value="5644080" calcext:value-type="float">
            <text:p>5644080</text:p>
          </table:table-cell>
          <table:table-cell office:value-type="float" office:value="463338872.562573" calcext:value-type="float">
            <text:p>463338872.562573</text:p>
          </table:table-cell>
          <table:table-cell office:value-type="float" office:value="1.53251141153841E+015" calcext:value-type="float">
            <text:p>1.53251141153841E+015</text:p>
          </table:table-cell>
          <table:table-cell office:value-type="float" office:value="1138904590.99056" calcext:value-type="float">
            <text:p>1138904590.99056</text:p>
          </table:table-cell>
          <table:table-cell/>
          <table:table-cell office:value-type="float" office:value="6528600" calcext:value-type="float">
            <text:p>6528600</text:p>
          </table:table-cell>
          <table:table-cell office:value-type="float" office:value="1679346144.79868" calcext:value-type="float">
            <text:p>1679346144.79868</text:p>
          </table:table-cell>
          <table:table-cell office:value-type="float" office:value="5417480566936474" calcext:value-type="float">
            <text:p>5417480566936474</text:p>
          </table:table-cell>
          <table:table-cell office:value-type="float" office:value="4017810807.07212" calcext:value-type="float">
            <text:p>4017810807.07212</text:p>
          </table:table-cell>
          <table:table-cell/>
          <table:table-cell office:value-type="float" office:value="14025960" calcext:value-type="float">
            <text:p>14025960</text:p>
          </table:table-cell>
          <table:table-cell office:value-type="float" office:value="2774088283.25151" calcext:value-type="float">
            <text:p>2774088283.25151</text:p>
          </table:table-cell>
          <table:table-cell office:value-type="float" office:value="6593438861006694" calcext:value-type="float">
            <text:p>6593438861006694</text:p>
          </table:table-cell>
          <table:table-cell office:value-type="float" office:value="5023322528.42385" calcext:value-type="float">
            <text:p>5023322528.42385</text:p>
          </table:table-cell>
          <table:table-cell/>
          <table:table-cell office:value-type="float" office:value="16468920" calcext:value-type="float">
            <text:p>16468920</text:p>
          </table:table-cell>
          <table:table-cell office:value-type="float" office:value="2970027395.7882" calcext:value-type="float">
            <text:p>2970027395.7882</text:p>
          </table:table-cell>
          <table:table-cell office:value-type="float" office:value="3414009167898277" calcext:value-type="float">
            <text:p>3414009167898277</text:p>
          </table:table-cell>
          <table:table-cell office:value-type="float" office:value="2997974401.11281" calcext:value-type="float">
            <text:p>2997974401.11281</text:p>
          </table:table-cell>
          <table:table-cell/>
          <table:table-cell office:value-type="float" office:value="25990014.375" calcext:value-type="float">
            <text:p>25990014.375</text:p>
          </table:table-cell>
          <table:table-cell office:value-type="float" office:value="3482078347.97069" calcext:value-type="float">
            <text:p>3482078347.97069</text:p>
          </table:table-cell>
          <table:table-cell office:value-type="float" office:value="3.447877191008E+015" calcext:value-type="float">
            <text:p>3.447877191008E+015</text:p>
          </table:table-cell>
          <table:table-cell office:value-type="float" office:value="3085810883.89866" calcext:value-type="float">
            <text:p>3085810883.89866</text:p>
          </table:table-cell>
        </table:table-row>
        <table:table-row table:style-name="ro1">
          <table:table-cell office:value-type="float" office:value="8678880" calcext:value-type="float">
            <text:p>8678880</text:p>
          </table:table-cell>
          <table:table-cell office:value-type="float" office:value="1363091.21127621" calcext:value-type="float">
            <text:p>1363091.21127621</text:p>
          </table:table-cell>
          <table:table-cell office:value-type="float" office:value="392283753915.905" calcext:value-type="float">
            <text:p>392283753915.905</text:p>
          </table:table-cell>
          <table:table-cell office:value-type="float" office:value="1361536.08809624" calcext:value-type="float">
            <text:p>1361536.08809624</text:p>
          </table:table-cell>
          <table:table-cell/>
          <table:table-cell office:value-type="float" office:value="5673024" calcext:value-type="float">
            <text:p>5673024</text:p>
          </table:table-cell>
          <table:table-cell office:value-type="float" office:value="465083918.277264" calcext:value-type="float">
            <text:p>465083918.277264</text:p>
          </table:table-cell>
          <table:table-cell office:value-type="float" office:value="1538282248684710" calcext:value-type="float">
            <text:p>1538282248684710</text:p>
          </table:table-cell>
          <table:table-cell office:value-type="float" office:value="1143200578.97593" calcext:value-type="float">
            <text:p>1143200578.97593</text:p>
          </table:table-cell>
          <table:table-cell/>
          <table:table-cell office:value-type="float" office:value="6562080" calcext:value-type="float">
            <text:p>6562080</text:p>
          </table:table-cell>
          <table:table-cell office:value-type="float" office:value="1685220530.89925" calcext:value-type="float">
            <text:p>1685220530.89925</text:p>
          </table:table-cell>
          <table:table-cell office:value-type="float" office:value="5436829088058813" calcext:value-type="float">
            <text:p>5436829088058813</text:p>
          </table:table-cell>
          <table:table-cell office:value-type="float" office:value="4032168057.00388" calcext:value-type="float">
            <text:p>4032168057.00388</text:p>
          </table:table-cell>
          <table:table-cell/>
          <table:table-cell office:value-type="float" office:value="14097888" calcext:value-type="float">
            <text:p>14097888</text:p>
          </table:table-cell>
          <table:table-cell office:value-type="float" office:value="2780572939.72191" calcext:value-type="float">
            <text:p>2780572939.72191</text:p>
          </table:table-cell>
          <table:table-cell office:value-type="float" office:value="6607474733466309" calcext:value-type="float">
            <text:p>6607474733466309</text:p>
          </table:table-cell>
          <table:table-cell office:value-type="float" office:value="5033761079.03018" calcext:value-type="float">
            <text:p>5033761079.03018</text:p>
          </table:table-cell>
          <table:table-cell/>
          <table:table-cell office:value-type="float" office:value="16553376" calcext:value-type="float">
            <text:p>16553376</text:p>
          </table:table-cell>
          <table:table-cell office:value-type="float" office:value="2976514755.73843" calcext:value-type="float">
            <text:p>2976514755.73843</text:p>
          </table:table-cell>
          <table:table-cell office:value-type="float" office:value="3417771634862843" calcext:value-type="float">
            <text:p>3417771634862843</text:p>
          </table:table-cell>
          <table:table-cell office:value-type="float" office:value="3000809440.93817" calcext:value-type="float">
            <text:p>3000809440.93817</text:p>
          </table:table-cell>
          <table:table-cell/>
          <table:table-cell office:value-type="float" office:value="26123296.5" calcext:value-type="float">
            <text:p>26123296.5</text:p>
          </table:table-cell>
          <table:table-cell office:value-type="float" office:value="3490003994.10473" calcext:value-type="float">
            <text:p>3490003994.10473</text:p>
          </table:table-cell>
          <table:table-cell office:value-type="float" office:value="3.44956622780736E+015" calcext:value-type="float">
            <text:p>3.44956622780736E+015</text:p>
          </table:table-cell>
          <table:table-cell office:value-type="float" office:value="3087218771.464" calcext:value-type="float">
            <text:p>3087218771.464</text:p>
          </table:table-cell>
        </table:table-row>
        <table:table-row table:style-name="ro1">
          <table:table-cell office:value-type="float" office:value="8723160" calcext:value-type="float">
            <text:p>8723160</text:p>
          </table:table-cell>
          <table:table-cell office:value-type="float" office:value="1368414.04512138" calcext:value-type="float">
            <text:p>1368414.04512138</text:p>
          </table:table-cell>
          <table:table-cell office:value-type="float" office:value="393607927993.627" calcext:value-type="float">
            <text:p>393607927993.627</text:p>
          </table:table-cell>
          <table:table-cell office:value-type="float" office:value="1367104.96033366" calcext:value-type="float">
            <text:p>1367104.96033366</text:p>
          </table:table-cell>
          <table:table-cell/>
          <table:table-cell office:value-type="float" office:value="5701968" calcext:value-type="float">
            <text:p>5701968</text:p>
          </table:table-cell>
          <table:table-cell office:value-type="float" office:value="466823806.023739" calcext:value-type="float">
            <text:p>466823806.023739</text:p>
          </table:table-cell>
          <table:table-cell office:value-type="float" office:value="1544035770439169" calcext:value-type="float">
            <text:p>1544035770439169</text:p>
          </table:table-cell>
          <table:table-cell office:value-type="float" office:value="1147483756.60074" calcext:value-type="float">
            <text:p>1147483756.60074</text:p>
          </table:table-cell>
          <table:table-cell/>
          <table:table-cell office:value-type="float" office:value="6595560" calcext:value-type="float">
            <text:p>6595560</text:p>
          </table:table-cell>
          <table:table-cell office:value-type="float" office:value="1691074879.12638" calcext:value-type="float">
            <text:p>1691074879.12638</text:p>
          </table:table-cell>
          <table:table-cell office:value-type="float" office:value="5456110466179296" calcext:value-type="float">
            <text:p>5456110466179296</text:p>
          </table:table-cell>
          <table:table-cell office:value-type="float" office:value="4046475686.62087" calcext:value-type="float">
            <text:p>4046475686.62087</text:p>
          </table:table-cell>
          <table:table-cell/>
          <table:table-cell office:value-type="float" office:value="14169816" calcext:value-type="float">
            <text:p>14169816</text:p>
          </table:table-cell>
          <table:table-cell office:value-type="float" office:value="2787025174.4787" calcext:value-type="float">
            <text:p>2787025174.4787</text:p>
          </table:table-cell>
          <table:table-cell office:value-type="float" office:value="6621406247977923" calcext:value-type="float">
            <text:p>6621406247977923</text:p>
          </table:table-cell>
          <table:table-cell office:value-type="float" office:value="5044122481.77339" calcext:value-type="float">
            <text:p>5044122481.77339</text:p>
          </table:table-cell>
          <table:table-cell/>
          <table:table-cell office:value-type="float" office:value="16637832" calcext:value-type="float">
            <text:p>16637832</text:p>
          </table:table-cell>
          <table:table-cell office:value-type="float" office:value="2982988664.89724" calcext:value-type="float">
            <text:p>2982988664.89724</text:p>
          </table:table-cell>
          <table:table-cell office:value-type="float" office:value="3.42150135980486E+015" calcext:value-type="float">
            <text:p>3.42150135980486E+015</text:p>
          </table:table-cell>
          <table:table-cell office:value-type="float" office:value="3003620186.38362" calcext:value-type="float">
            <text:p>3003620186.38362</text:p>
          </table:table-cell>
          <table:table-cell/>
          <table:table-cell office:value-type="float" office:value="26256578.625" calcext:value-type="float">
            <text:p>26256578.625</text:p>
          </table:table-cell>
          <table:table-cell office:value-type="float" office:value="3497915034.20158" calcext:value-type="float">
            <text:p>3497915034.20158</text:p>
          </table:table-cell>
          <table:table-cell office:value-type="float" office:value="3451234934283858" calcext:value-type="float">
            <text:p>3451234934283858</text:p>
          </table:table-cell>
          <table:table-cell office:value-type="float" office:value="3088611095.71396" calcext:value-type="float">
            <text:p>3088611095.71396</text:p>
          </table:table-cell>
        </table:table-row>
        <table:table-row table:style-name="ro1">
          <table:table-cell office:value-type="float" office:value="8767440" calcext:value-type="float">
            <text:p>8767440</text:p>
          </table:table-cell>
          <table:table-cell office:value-type="float" office:value="1373726.35113967" calcext:value-type="float">
            <text:p>1373726.35113967</text:p>
          </table:table-cell>
          <table:table-cell office:value-type="float" office:value="394927434832.873" calcext:value-type="float">
            <text:p>394927434832.873</text:p>
          </table:table-cell>
          <table:table-cell office:value-type="float" office:value="1372662.95728727" calcext:value-type="float">
            <text:p>1372662.95728727</text:p>
          </table:table-cell>
          <table:table-cell/>
          <table:table-cell office:value-type="float" office:value="5730912" calcext:value-type="float">
            <text:p>5730912</text:p>
          </table:table-cell>
          <table:table-cell office:value-type="float" office:value="468558551.232439" calcext:value-type="float">
            <text:p>468558551.232439</text:p>
          </table:table-cell>
          <table:table-cell office:value-type="float" office:value="1549772028782027" calcext:value-type="float">
            <text:p>1549772028782027</text:p>
          </table:table-cell>
          <table:table-cell office:value-type="float" office:value="1151754162.25736" calcext:value-type="float">
            <text:p>1151754162.25736</text:p>
          </table:table-cell>
          <table:table-cell/>
          <table:table-cell office:value-type="float" office:value="6629040" calcext:value-type="float">
            <text:p>6629040</text:p>
          </table:table-cell>
          <table:table-cell office:value-type="float" office:value="1696909259.44368" calcext:value-type="float">
            <text:p>1696909259.44368</text:p>
          </table:table-cell>
          <table:table-cell office:value-type="float" office:value="5475324934406292" calcext:value-type="float">
            <text:p>5475324934406292</text:p>
          </table:table-cell>
          <table:table-cell office:value-type="float" office:value="4060733868.05223" calcext:value-type="float">
            <text:p>4060733868.05223</text:p>
          </table:table-cell>
          <table:table-cell/>
          <table:table-cell office:value-type="float" office:value="14241744" calcext:value-type="float">
            <text:p>14241744</text:p>
          </table:table-cell>
          <table:table-cell office:value-type="float" office:value="2793445221.19464" calcext:value-type="float">
            <text:p>2793445221.19464</text:p>
          </table:table-cell>
          <table:table-cell office:value-type="float" office:value="6635234181201442" calcext:value-type="float">
            <text:p>6635234181201442</text:p>
          </table:table-cell>
          <table:table-cell office:value-type="float" office:value="5054407310.01043" calcext:value-type="float">
            <text:p>5054407310.01043</text:p>
          </table:table-cell>
          <table:table-cell/>
          <table:table-cell office:value-type="float" office:value="16722288" calcext:value-type="float">
            <text:p>16722288</text:p>
          </table:table-cell>
          <table:table-cell office:value-type="float" office:value="2989449211.65867" calcext:value-type="float">
            <text:p>2989449211.65867</text:p>
          </table:table-cell>
          <table:table-cell office:value-type="float" office:value="3.42519862846488E+015" calcext:value-type="float">
            <text:p>3.42519862846488E+015</text:p>
          </table:table-cell>
          <table:table-cell office:value-type="float" office:value="3006406848.60364" calcext:value-type="float">
            <text:p>3006406848.60364</text:p>
          </table:table-cell>
          <table:table-cell/>
          <table:table-cell office:value-type="float" office:value="26389860.75" calcext:value-type="float">
            <text:p>26389860.75</text:p>
          </table:table-cell>
          <table:table-cell office:value-type="float" office:value="3505811559.4791" calcext:value-type="float">
            <text:p>3505811559.4791</text:p>
          </table:table-cell>
          <table:table-cell office:value-type="float" office:value="3.45288358006032E+015" calcext:value-type="float">
            <text:p>3.45288358006032E+015</text:p>
          </table:table-cell>
          <table:table-cell office:value-type="float" office:value="3089988057.48592" calcext:value-type="float">
            <text:p>3089988057.48592</text:p>
          </table:table-cell>
        </table:table-row>
        <table:table-row table:style-name="ro1">
          <table:table-cell office:value-type="float" office:value="8811720" calcext:value-type="float">
            <text:p>8811720</text:p>
          </table:table-cell>
          <table:table-cell office:value-type="float" office:value="1379028.16097466" calcext:value-type="float">
            <text:p>1379028.16097466</text:p>
          </table:table-cell>
          <table:table-cell office:value-type="float" office:value="396242295222.321" calcext:value-type="float">
            <text:p>396242295222.321</text:p>
          </table:table-cell>
          <table:table-cell office:value-type="float" office:value="1378210.11117477" calcext:value-type="float">
            <text:p>1378210.11117477</text:p>
          </table:table-cell>
          <table:table-cell/>
          <table:table-cell office:value-type="float" office:value="5759856" calcext:value-type="float">
            <text:p>5759856</text:p>
          </table:table-cell>
          <table:table-cell office:value-type="float" office:value="470288169.287445" calcext:value-type="float">
            <text:p>470288169.287445</text:p>
          </table:table-cell>
          <table:table-cell office:value-type="float" office:value="1.55549107553746E+015" calcext:value-type="float">
            <text:p>1.55549107553746E+015</text:p>
          </table:table-cell>
          <table:table-cell office:value-type="float" office:value="1156011834.22291" calcext:value-type="float">
            <text:p>1156011834.22291</text:p>
          </table:table-cell>
          <table:table-cell/>
          <table:table-cell office:value-type="float" office:value="6662520" calcext:value-type="float">
            <text:p>6662520</text:p>
          </table:table-cell>
          <table:table-cell office:value-type="float" office:value="1702723741.56581" calcext:value-type="float">
            <text:p>1702723741.56581</text:p>
          </table:table-cell>
          <table:table-cell office:value-type="float" office:value="5494472725038627" calcext:value-type="float">
            <text:p>5494472725038627</text:p>
          </table:table-cell>
          <table:table-cell office:value-type="float" office:value="4074942772.82901" calcext:value-type="float">
            <text:p>4074942772.82901</text:p>
          </table:table-cell>
          <table:table-cell/>
          <table:table-cell office:value-type="float" office:value="14313672" calcext:value-type="float">
            <text:p>14313672</text:p>
          </table:table-cell>
          <table:table-cell office:value-type="float" office:value="2799833311.76326" calcext:value-type="float">
            <text:p>2799833311.76326</text:p>
          </table:table-cell>
          <table:table-cell office:value-type="float" office:value="6648959304014320" calcext:value-type="float">
            <text:p>6648959304014320</text:p>
          </table:table-cell>
          <table:table-cell office:value-type="float" office:value="5064616132.8277" calcext:value-type="float">
            <text:p>5064616132.8277</text:p>
          </table:table-cell>
          <table:table-cell/>
          <table:table-cell office:value-type="float" office:value="16806744" calcext:value-type="float">
            <text:p>16806744</text:p>
          </table:table-cell>
          <table:table-cell office:value-type="float" office:value="2995896483.64542" calcext:value-type="float">
            <text:p>2995896483.64542</text:p>
          </table:table-cell>
          <table:table-cell office:value-type="float" office:value="3.42886372408755E+015" calcext:value-type="float">
            <text:p>3.42886372408755E+015</text:p>
          </table:table-cell>
          <table:table-cell office:value-type="float" office:value="3009169636.90895" calcext:value-type="float">
            <text:p>3009169636.90895</text:p>
          </table:table-cell>
          <table:table-cell/>
          <table:table-cell office:value-type="float" office:value="26523142.875" calcext:value-type="float">
            <text:p>26523142.875</text:p>
          </table:table-cell>
          <table:table-cell office:value-type="float" office:value="3513693660.046" calcext:value-type="float">
            <text:p>3513693660.046</text:p>
          </table:table-cell>
          <table:table-cell office:value-type="float" office:value="3.45451243108621E+015" calcext:value-type="float">
            <text:p>3.45451243108621E+015</text:p>
          </table:table-cell>
          <table:table-cell office:value-type="float" office:value="3091349854.90116" calcext:value-type="float">
            <text:p>3091349854.90116</text:p>
          </table:table-cell>
        </table:table-row>
        <table:table-row table:style-name="ro1">
          <table:table-cell office:value-type="float" office:value="8856000" calcext:value-type="float">
            <text:p>8856000</text:p>
          </table:table-cell>
          <table:table-cell office:value-type="float" office:value="1384319.50613911" calcext:value-type="float">
            <text:p>1384319.50613911</text:p>
          </table:table-cell>
          <table:table-cell office:value-type="float" office:value="397552529850.009" calcext:value-type="float">
            <text:p>397552529850.009</text:p>
          </table:table-cell>
          <table:table-cell office:value-type="float" office:value="1383746.45408172" calcext:value-type="float">
            <text:p>1383746.45408172</text:p>
          </table:table-cell>
          <table:table-cell/>
          <table:table-cell office:value-type="float" office:value="5788800" calcext:value-type="float">
            <text:p>5788800</text:p>
          </table:table-cell>
          <table:table-cell office:value-type="float" office:value="472012675.526627" calcext:value-type="float">
            <text:p>472012675.526627</text:p>
          </table:table-cell>
          <table:table-cell office:value-type="float" office:value="1561192962374050" calcext:value-type="float">
            <text:p>1561192962374050</text:p>
          </table:table-cell>
          <table:table-cell office:value-type="float" office:value="1160256810.65965" calcext:value-type="float">
            <text:p>1160256810.65965</text:p>
          </table:table-cell>
          <table:table-cell/>
          <table:table-cell office:value-type="float" office:value="6696000" calcext:value-type="float">
            <text:p>6696000</text:p>
          </table:table-cell>
          <table:table-cell office:value-type="float" office:value="1708518394.95939" calcext:value-type="float">
            <text:p>1708518394.95939</text:p>
          </table:table-cell>
          <table:table-cell office:value-type="float" office:value="5513554069568400" calcext:value-type="float">
            <text:p>5513554069568400</text:p>
          </table:table-cell>
          <table:table-cell office:value-type="float" office:value="4089102571.88624" calcext:value-type="float">
            <text:p>4089102571.88624</text:p>
          </table:table-cell>
          <table:table-cell/>
          <table:table-cell office:value-type="float" office:value="14385600" calcext:value-type="float">
            <text:p>14385600</text:p>
          </table:table-cell>
          <table:table-cell office:value-type="float" office:value="2806189676.31312" calcext:value-type="float">
            <text:p>2806189676.31312</text:p>
          </table:table-cell>
          <table:table-cell office:value-type="float" office:value="6662582381554627" calcext:value-type="float">
            <text:p>6662582381554627</text:p>
          </table:table-cell>
          <table:table-cell office:value-type="float" office:value="5074749515.073" calcext:value-type="float">
            <text:p>5074749515.073</text:p>
          </table:table-cell>
          <table:table-cell/>
          <table:table-cell office:value-type="float" office:value="16891200" calcext:value-type="float">
            <text:p>16891200</text:p>
          </table:table-cell>
          <table:table-cell office:value-type="float" office:value="3002330567.71614" calcext:value-type="float">
            <text:p>3002330567.71614</text:p>
          </table:table-cell>
          <table:table-cell office:value-type="float" office:value="3.43249692744338E+015" calcext:value-type="float">
            <text:p>3.43249692744338E+015</text:p>
          </table:table-cell>
          <table:table-cell office:value-type="float" office:value="3011908758.78258" calcext:value-type="float">
            <text:p>3011908758.78258</text:p>
          </table:table-cell>
          <table:table-cell/>
          <table:table-cell office:value-type="float" office:value="26656425" calcext:value-type="float">
            <text:p>26656425</text:p>
          </table:table-cell>
          <table:table-cell office:value-type="float" office:value="3521561424.91699" calcext:value-type="float">
            <text:p>3521561424.91699</text:p>
          </table:table-cell>
          <table:table-cell office:value-type="float" office:value="3456121749688045" calcext:value-type="float">
            <text:p>3456121749688045</text:p>
          </table:table-cell>
          <table:table-cell office:value-type="float" office:value="3092696683.40197" calcext:value-type="float">
            <text:p>3092696683.40197</text:p>
          </table:table-cell>
        </table:table-row>
        <table:table-row table:style-name="ro1">
          <table:table-cell office:value-type="float" office:value="8900280" calcext:value-type="float">
            <text:p>8900280</text:p>
          </table:table-cell>
          <table:table-cell office:value-type="float" office:value="1389600.4180156" calcext:value-type="float">
            <text:p>1389600.4180156</text:p>
          </table:table-cell>
          <table:table-cell office:value-type="float" office:value="398858159303.838" calcext:value-type="float">
            <text:p>398858159303.838</text:p>
          </table:table-cell>
          <table:table-cell office:value-type="float" office:value="1389272.01796211" calcext:value-type="float">
            <text:p>1389272.01796211</text:p>
          </table:table-cell>
          <table:table-cell/>
          <table:table-cell office:value-type="float" office:value="5817744" calcext:value-type="float">
            <text:p>5817744</text:p>
          </table:table-cell>
          <table:table-cell office:value-type="float" office:value="473732085.241775" calcext:value-type="float">
            <text:p>473732085.241775</text:p>
          </table:table-cell>
          <table:table-cell office:value-type="float" office:value="1566877740805241" calcext:value-type="float">
            <text:p>1566877740805241</text:p>
          </table:table-cell>
          <table:table-cell office:value-type="float" office:value="1164489129.61528" calcext:value-type="float">
            <text:p>1164489129.61528</text:p>
          </table:table-cell>
          <table:table-cell/>
          <table:table-cell office:value-type="float" office:value="6729480" calcext:value-type="float">
            <text:p>6729480</text:p>
          </table:table-cell>
          <table:table-cell office:value-type="float" office:value="1714293288.84393" calcext:value-type="float">
            <text:p>1714293288.84393</text:p>
          </table:table-cell>
          <table:table-cell office:value-type="float" office:value="5532569198683807" calcext:value-type="float">
            <text:p>5532569198683807</text:p>
          </table:table-cell>
          <table:table-cell office:value-type="float" office:value="4103213435.56504" calcext:value-type="float">
            <text:p>4103213435.56504</text:p>
          </table:table-cell>
          <table:table-cell/>
          <table:table-cell office:value-type="float" office:value="14457528" calcext:value-type="float">
            <text:p>14457528</text:p>
          </table:table-cell>
          <table:table-cell office:value-type="float" office:value="2812514543.22184" calcext:value-type="float">
            <text:p>2812514543.22184</text:p>
          </table:table-cell>
          <table:table-cell office:value-type="float" office:value="6676104173263731" calcext:value-type="float">
            <text:p>6676104173263731</text:p>
          </table:table-cell>
          <table:table-cell office:value-type="float" office:value="5084808017.38716" calcext:value-type="float">
            <text:p>5084808017.38716</text:p>
          </table:table-cell>
          <table:table-cell/>
          <table:table-cell office:value-type="float" office:value="16975656" calcext:value-type="float">
            <text:p>16975656</text:p>
          </table:table-cell>
          <table:table-cell office:value-type="float" office:value="3008751549.97252" calcext:value-type="float">
            <text:p>3008751549.97252</text:p>
          </table:table-cell>
          <table:table-cell office:value-type="float" office:value="3.43609851685043E+015" calcext:value-type="float">
            <text:p>3.43609851685043E+015</text:p>
          </table:table-cell>
          <table:table-cell office:value-type="float" office:value="3014624419.89595" calcext:value-type="float">
            <text:p>3014624419.89595</text:p>
          </table:table-cell>
          <table:table-cell/>
          <table:table-cell office:value-type="float" office:value="26789707.125" calcext:value-type="float">
            <text:p>26789707.125</text:p>
          </table:table-cell>
          <table:table-cell office:value-type="float" office:value="3529414942.02765" calcext:value-type="float">
            <text:p>3529414942.02765</text:p>
          </table:table-cell>
          <table:table-cell office:value-type="float" office:value="3.45771179461904E+015" calcext:value-type="float">
            <text:p>3.45771179461904E+015</text:p>
          </table:table-cell>
          <table:table-cell office:value-type="float" office:value="3094028735.78841" calcext:value-type="float">
            <text:p>3094028735.78841</text:p>
          </table:table-cell>
        </table:table-row>
        <table:table-row table:style-name="ro1">
          <table:table-cell office:value-type="float" office:value="8944560" calcext:value-type="float">
            <text:p>8944560</text:p>
          </table:table-cell>
          <table:table-cell office:value-type="float" office:value="1394870.92785707" calcext:value-type="float">
            <text:p>1394870.92785707</text:p>
          </table:table-cell>
          <table:table-cell office:value-type="float" office:value="400159204072.07" calcext:value-type="float">
            <text:p>400159204072.07</text:p>
          </table:table-cell>
          <table:table-cell office:value-type="float" office:value="1394786.83463901" calcext:value-type="float">
            <text:p>1394786.83463901</text:p>
          </table:table-cell>
          <table:table-cell/>
          <table:table-cell office:value-type="float" office:value="5846688" calcext:value-type="float">
            <text:p>5846688</text:p>
          </table:table-cell>
          <table:table-cell office:value-type="float" office:value="475446413.678741" calcext:value-type="float">
            <text:p>475446413.678741</text:p>
          </table:table-cell>
          <table:table-cell office:value-type="float" office:value="1.57254546218982E+015" calcext:value-type="float">
            <text:p>1.57254546218982E+015</text:p>
          </table:table-cell>
          <table:table-cell office:value-type="float" office:value="1168708829.02332" calcext:value-type="float">
            <text:p>1168708829.02332</text:p>
          </table:table-cell>
          <table:table-cell/>
          <table:table-cell office:value-type="float" office:value="6762960" calcext:value-type="float">
            <text:p>6762960</text:p>
          </table:table-cell>
          <table:table-cell office:value-type="float" office:value="1720048492.19276" calcext:value-type="float">
            <text:p>1720048492.19276</text:p>
          </table:table-cell>
          <table:table-cell office:value-type="float" office:value="5551518342271911" calcext:value-type="float">
            <text:p>5551518342271911</text:p>
          </table:table-cell>
          <table:table-cell office:value-type="float" office:value="4117275533.61466" calcext:value-type="float">
            <text:p>4117275533.61466</text:p>
          </table:table-cell>
          <table:table-cell/>
          <table:table-cell office:value-type="float" office:value="14529456" calcext:value-type="float">
            <text:p>14529456</text:p>
          </table:table-cell>
          <table:table-cell office:value-type="float" office:value="2818808139.13012" calcext:value-type="float">
            <text:p>2818808139.13012</text:p>
          </table:table-cell>
          <table:table-cell office:value-type="float" office:value="6689525432928864" calcext:value-type="float">
            <text:p>6689525432928864</text:p>
          </table:table-cell>
          <table:table-cell office:value-type="float" office:value="5094792196.23545" calcext:value-type="float">
            <text:p>5094792196.23545</text:p>
          </table:table-cell>
          <table:table-cell/>
          <table:table-cell office:value-type="float" office:value="17060112" calcext:value-type="float">
            <text:p>17060112</text:p>
          </table:table-cell>
          <table:table-cell office:value-type="float" office:value="3015159515.76642" calcext:value-type="float">
            <text:p>3015159515.76642</text:p>
          </table:table-cell>
          <table:table-cell office:value-type="float" office:value="3439668768195717" calcext:value-type="float">
            <text:p>3439668768195717</text:p>
          </table:table-cell>
          <table:table-cell office:value-type="float" office:value="3017316824.12467" calcext:value-type="float">
            <text:p>3017316824.12467</text:p>
          </table:table-cell>
          <table:table-cell/>
          <table:table-cell office:value-type="float" office:value="26922989.25" calcext:value-type="float">
            <text:p>26922989.25</text:p>
          </table:table-cell>
          <table:table-cell office:value-type="float" office:value="3537254298.24916" calcext:value-type="float">
            <text:p>3537254298.24916</text:p>
          </table:table-cell>
          <table:table-cell office:value-type="float" office:value="3.45928282110818E+015" calcext:value-type="float">
            <text:p>3.45928282110818E+015</text:p>
          </table:table-cell>
          <table:table-cell office:value-type="float" office:value="3095346202.25446" calcext:value-type="float">
            <text:p>3095346202.25446</text:p>
          </table:table-cell>
        </table:table-row>
        <table:table-row table:style-name="ro1">
          <table:table-cell office:value-type="float" office:value="8988840" calcext:value-type="float">
            <text:p>8988840</text:p>
          </table:table-cell>
          <table:table-cell office:value-type="float" office:value="1400131.06678752" calcext:value-type="float">
            <text:p>1400131.06678752</text:p>
          </table:table-cell>
          <table:table-cell office:value-type="float" office:value="401455684543.818" calcext:value-type="float">
            <text:p>401455684543.818</text:p>
          </table:table-cell>
          <table:table-cell office:value-type="float" office:value="1400290.93580519" calcext:value-type="float">
            <text:p>1400290.93580519</text:p>
          </table:table-cell>
          <table:table-cell/>
          <table:table-cell office:value-type="float" office:value="5875632" calcext:value-type="float">
            <text:p>5875632</text:p>
          </table:table-cell>
          <table:table-cell office:value-type="float" office:value="477155676.03758" calcext:value-type="float">
            <text:p>477155676.03758</text:p>
          </table:table-cell>
          <table:table-cell office:value-type="float" office:value="1578196177732349" calcext:value-type="float">
            <text:p>1578196177732349</text:p>
          </table:table-cell>
          <table:table-cell office:value-type="float" office:value="1172915946.70341" calcext:value-type="float">
            <text:p>1172915946.70341</text:p>
          </table:table-cell>
          <table:table-cell/>
          <table:table-cell office:value-type="float" office:value="6796440" calcext:value-type="float">
            <text:p>6796440</text:p>
          </table:table-cell>
          <table:table-cell office:value-type="float" office:value="1725784073.73391" calcext:value-type="float">
            <text:p>1725784073.73391</text:p>
          </table:table-cell>
          <table:table-cell office:value-type="float" office:value="5570401729421426" calcext:value-type="float">
            <text:p>5570401729421426</text:p>
          </table:table-cell>
          <table:table-cell office:value-type="float" office:value="4131289035.19453" calcext:value-type="float">
            <text:p>4131289035.19453</text:p>
          </table:table-cell>
          <table:table-cell/>
          <table:table-cell office:value-type="float" office:value="14601384" calcext:value-type="float">
            <text:p>14601384</text:p>
          </table:table-cell>
          <table:table-cell office:value-type="float" office:value="2825070688.95548" calcext:value-type="float">
            <text:p>2825070688.95548</text:p>
          </table:table-cell>
          <table:table-cell office:value-type="float" office:value="6702846908725113" calcext:value-type="float">
            <text:p>6702846908725113</text:p>
          </table:table-cell>
          <table:table-cell office:value-type="float" office:value="5104702603.93872" calcext:value-type="float">
            <text:p>5104702603.93872</text:p>
          </table:table-cell>
          <table:table-cell/>
          <table:table-cell office:value-type="float" office:value="17144568" calcext:value-type="float">
            <text:p>17144568</text:p>
          </table:table-cell>
          <table:table-cell office:value-type="float" office:value="3021554549.70684" calcext:value-type="float">
            <text:p>3021554549.70684</text:p>
          </table:table-cell>
          <table:table-cell office:value-type="float" office:value="3.44320795495644E+015" calcext:value-type="float">
            <text:p>3.44320795495644E+015</text:p>
          </table:table-cell>
          <table:table-cell office:value-type="float" office:value="3019986173.56435" calcext:value-type="float">
            <text:p>3019986173.56435</text:p>
          </table:table-cell>
          <table:table-cell/>
          <table:table-cell office:value-type="float" office:value="27056271.375" calcext:value-type="float">
            <text:p>27056271.375</text:p>
          </table:table-cell>
          <table:table-cell office:value-type="float" office:value="3545079579.40276" calcext:value-type="float">
            <text:p>3545079579.40276</text:p>
          </table:table-cell>
          <table:table-cell office:value-type="float" office:value="3.46083508090853E+015" calcext:value-type="float">
            <text:p>3.46083508090853E+015</text:p>
          </table:table-cell>
          <table:table-cell office:value-type="float" office:value="3096649270.42371" calcext:value-type="float">
            <text:p>3096649270.42371</text:p>
          </table:table-cell>
        </table:table-row>
        <table:table-row table:style-name="ro1">
          <table:table-cell office:value-type="float" office:value="9033120" calcext:value-type="float">
            <text:p>9033120</text:p>
          </table:table-cell>
          <table:table-cell office:value-type="float" office:value="1405380.86580258" calcext:value-type="float">
            <text:p>1405380.86580258</text:p>
          </table:table-cell>
          <table:table-cell office:value-type="float" office:value="402747621009.539" calcext:value-type="float">
            <text:p>402747621009.539</text:p>
          </table:table-cell>
          <table:table-cell office:value-type="float" office:value="1405784.3530237" calcext:value-type="float">
            <text:p>1405784.3530237</text:p>
          </table:table-cell>
          <table:table-cell/>
          <table:table-cell office:value-type="float" office:value="5904576" calcext:value-type="float">
            <text:p>5904576</text:p>
          </table:table-cell>
          <table:table-cell office:value-type="float" office:value="478859887.472685" calcext:value-type="float">
            <text:p>478859887.472685</text:p>
          </table:table-cell>
          <table:table-cell office:value-type="float" office:value="1.58382993848369E+015" calcext:value-type="float">
            <text:p>1.58382993848369E+015</text:p>
          </table:table-cell>
          <table:table-cell office:value-type="float" office:value="1177110520.36171" calcext:value-type="float">
            <text:p>1177110520.36171</text:p>
          </table:table-cell>
          <table:table-cell/>
          <table:table-cell office:value-type="float" office:value="6829920" calcext:value-type="float">
            <text:p>6829920</text:p>
          </table:table-cell>
          <table:table-cell office:value-type="float" office:value="1731500101.95102" calcext:value-type="float">
            <text:p>1731500101.95102</text:p>
          </table:table-cell>
          <table:table-cell office:value-type="float" office:value="5589219588425502" calcext:value-type="float">
            <text:p>5589219588425502</text:p>
          </table:table-cell>
          <table:table-cell office:value-type="float" office:value="4145254108.87637" calcext:value-type="float">
            <text:p>4145254108.87637</text:p>
          </table:table-cell>
          <table:table-cell/>
          <table:table-cell office:value-type="float" office:value="14673312" calcext:value-type="float">
            <text:p>14673312</text:p>
          </table:table-cell>
          <table:table-cell office:value-type="float" office:value="2831302415.90605" calcext:value-type="float">
            <text:p>2831302415.90605</text:p>
          </table:table-cell>
          <table:table-cell office:value-type="float" office:value="6716069343257301" calcext:value-type="float">
            <text:p>6716069343257301</text:p>
          </table:table-cell>
          <table:table-cell office:value-type="float" office:value="5114539788.70435" calcext:value-type="float">
            <text:p>5114539788.70435</text:p>
          </table:table-cell>
          <table:table-cell/>
          <table:table-cell office:value-type="float" office:value="17229024" calcext:value-type="float">
            <text:p>17229024</text:p>
          </table:table-cell>
          <table:table-cell office:value-type="float" office:value="3027936735.66691" calcext:value-type="float">
            <text:p>3027936735.66691</text:p>
          </table:table-cell>
          <table:table-cell office:value-type="float" office:value="3446716348221092" calcext:value-type="float">
            <text:p>3446716348221092</text:p>
          </table:table-cell>
          <table:table-cell office:value-type="float" office:value="3022632668.54609" calcext:value-type="float">
            <text:p>3022632668.54609</text:p>
          </table:table-cell>
          <table:table-cell/>
          <table:table-cell office:value-type="float" office:value="27189553.5" calcext:value-type="float">
            <text:p>27189553.5</text:p>
          </table:table-cell>
          <table:table-cell office:value-type="float" office:value="3552890870.27404" calcext:value-type="float">
            <text:p>3552890870.27404</text:p>
          </table:table-cell>
          <table:table-cell office:value-type="float" office:value="3462368822344967" calcext:value-type="float">
            <text:p>3462368822344967</text:p>
          </table:table-cell>
          <table:table-cell office:value-type="float" office:value="3097938125.38459" calcext:value-type="float">
            <text:p>3097938125.38459</text:p>
          </table:table-cell>
        </table:table-row>
        <table:table-row table:style-name="ro1">
          <table:table-cell office:value-type="float" office:value="9077400" calcext:value-type="float">
            <text:p>9077400</text:p>
          </table:table-cell>
          <table:table-cell office:value-type="float" office:value="1410620.3557701" calcext:value-type="float">
            <text:p>1410620.3557701</text:p>
          </table:table-cell>
          <table:table-cell office:value-type="float" office:value="404035033661.524" calcext:value-type="float">
            <text:p>404035033661.524</text:p>
          </table:table-cell>
          <table:table-cell office:value-type="float" office:value="1411267.11772851" calcext:value-type="float">
            <text:p>1411267.11772851</text:p>
          </table:table-cell>
          <table:table-cell/>
          <table:table-cell office:value-type="float" office:value="5933520" calcext:value-type="float">
            <text:p>5933520</text:p>
          </table:table-cell>
          <table:table-cell office:value-type="float" office:value="480559063.092923" calcext:value-type="float">
            <text:p>480559063.092923</text:p>
          </table:table-cell>
          <table:table-cell office:value-type="float" office:value="1.58944679534139E+015" calcext:value-type="float">
            <text:p>1.58944679534139E+015</text:p>
          </table:table-cell>
          <table:table-cell office:value-type="float" office:value="1181292587.59118" calcext:value-type="float">
            <text:p>1181292587.59118</text:p>
          </table:table-cell>
          <table:table-cell/>
          <table:table-cell office:value-type="float" office:value="6863400" calcext:value-type="float">
            <text:p>6863400</text:p>
          </table:table-cell>
          <table:table-cell office:value-type="float" office:value="1737196645.0843" calcext:value-type="float">
            <text:p>1737196645.0843</text:p>
          </table:table-cell>
          <table:table-cell office:value-type="float" office:value="5607972146784496" calcext:value-type="float">
            <text:p>5607972146784496</text:p>
          </table:table-cell>
          <table:table-cell office:value-type="float" office:value="4159170922.64615" calcext:value-type="float">
            <text:p>4159170922.64615</text:p>
          </table:table-cell>
          <table:table-cell/>
          <table:table-cell office:value-type="float" office:value="14745240" calcext:value-type="float">
            <text:p>14745240</text:p>
          </table:table-cell>
          <table:table-cell office:value-type="float" office:value="2837503541.4941" calcext:value-type="float">
            <text:p>2837503541.4941</text:p>
          </table:table-cell>
          <table:table-cell office:value-type="float" office:value="6729193473601456" calcext:value-type="float">
            <text:p>6729193473601456</text:p>
          </table:table-cell>
          <table:table-cell office:value-type="float" office:value="5124304294.657" calcext:value-type="float">
            <text:p>5124304294.657</text:p>
          </table:table-cell>
          <table:table-cell/>
          <table:table-cell office:value-type="float" office:value="17313480" calcext:value-type="float">
            <text:p>17313480</text:p>
          </table:table-cell>
          <table:table-cell office:value-type="float" office:value="3034306156.79068" calcext:value-type="float">
            <text:p>3034306156.79068</text:p>
          </table:table-cell>
          <table:table-cell office:value-type="float" office:value="3.45019421671028E+015" calcext:value-type="float">
            <text:p>3.45019421671028E+015</text:p>
          </table:table-cell>
          <table:table-cell office:value-type="float" office:value="3025256507.652" calcext:value-type="float">
            <text:p>3025256507.652</text:p>
          </table:table-cell>
          <table:table-cell/>
          <table:table-cell office:value-type="float" office:value="27322835.625" calcext:value-type="float">
            <text:p>27322835.625</text:p>
          </table:table-cell>
          <table:table-cell office:value-type="float" office:value="3560688254.62703" calcext:value-type="float">
            <text:p>3560688254.62703</text:p>
          </table:table-cell>
          <table:table-cell office:value-type="float" office:value="3.46388429036116E+015" calcext:value-type="float">
            <text:p>3.46388429036116E+015</text:p>
          </table:table-cell>
          <table:table-cell office:value-type="float" office:value="3099212949.72503" calcext:value-type="float">
            <text:p>3099212949.72503</text:p>
          </table:table-cell>
        </table:table-row>
        <table:table-row table:style-name="ro1">
          <table:table-cell office:value-type="float" office:value="9121680" calcext:value-type="float">
            <text:p>9121680</text:p>
          </table:table-cell>
          <table:table-cell office:value-type="float" office:value="1415849.56743079" calcext:value-type="float">
            <text:p>1415849.56743079</text:p>
          </table:table-cell>
          <table:table-cell office:value-type="float" office:value="405317942594.385" calcext:value-type="float">
            <text:p>405317942594.385</text:p>
          </table:table-cell>
          <table:table-cell office:value-type="float" office:value="1416739.26122514" calcext:value-type="float">
            <text:p>1416739.26122514</text:p>
          </table:table-cell>
          <table:table-cell/>
          <table:table-cell office:value-type="float" office:value="5962464" calcext:value-type="float">
            <text:p>5962464</text:p>
          </table:table-cell>
          <table:table-cell office:value-type="float" office:value="482253217.961779" calcext:value-type="float">
            <text:p>482253217.961779</text:p>
          </table:table-cell>
          <table:table-cell office:value-type="float" office:value="1.59504679905021E+015" calcext:value-type="float">
            <text:p>1.59504679905021E+015</text:p>
          </table:table-cell>
          <table:table-cell office:value-type="float" office:value="1185462185.87197" calcext:value-type="float">
            <text:p>1185462185.87197</text:p>
          </table:table-cell>
          <table:table-cell/>
          <table:table-cell office:value-type="float" office:value="6896880" calcext:value-type="float">
            <text:p>6896880</text:p>
          </table:table-cell>
          <table:table-cell office:value-type="float" office:value="1742873771.13137" calcext:value-type="float">
            <text:p>1742873771.13137</text:p>
          </table:table-cell>
          <table:table-cell office:value-type="float" office:value="5626659631208689" calcext:value-type="float">
            <text:p>5626659631208689</text:p>
          </table:table-cell>
          <table:table-cell office:value-type="float" office:value="4173039643.90622" calcext:value-type="float">
            <text:p>4173039643.90622</text:p>
          </table:table-cell>
          <table:table-cell/>
          <table:table-cell office:value-type="float" office:value="14817168" calcext:value-type="float">
            <text:p>14817168</text:p>
          </table:table-cell>
          <table:table-cell office:value-type="float" office:value="2843674285.54956" calcext:value-type="float">
            <text:p>2843674285.54956</text:p>
          </table:table-cell>
          <table:table-cell office:value-type="float" office:value="6742220031345975" calcext:value-type="float">
            <text:p>6742220031345975</text:p>
          </table:table-cell>
          <table:table-cell office:value-type="float" office:value="5133996661.86899" calcext:value-type="float">
            <text:p>5133996661.86899</text:p>
          </table:table-cell>
          <table:table-cell/>
          <table:table-cell office:value-type="float" office:value="17397936" calcext:value-type="float">
            <text:p>17397936</text:p>
          </table:table-cell>
          <table:table-cell office:value-type="float" office:value="3040662895.49998" calcext:value-type="float">
            <text:p>3040662895.49998</text:p>
          </table:table-cell>
          <table:table-cell office:value-type="float" office:value="3453641826797488" calcext:value-type="float">
            <text:p>3453641826797488</text:p>
          </table:table-cell>
          <table:table-cell office:value-type="float" office:value="3027857887.7305" calcext:value-type="float">
            <text:p>3027857887.7305</text:p>
          </table:table-cell>
          <table:table-cell/>
          <table:table-cell office:value-type="float" office:value="27456117.75" calcext:value-type="float">
            <text:p>27456117.75</text:p>
          </table:table-cell>
          <table:table-cell office:value-type="float" office:value="3568471815.21809" calcext:value-type="float">
            <text:p>3568471815.21809</text:p>
          </table:table-cell>
          <table:table-cell office:value-type="float" office:value="3465381726565948" calcext:value-type="float">
            <text:p>3465381726565948</text:p>
          </table:table-cell>
          <table:table-cell office:value-type="float" office:value="3100473923.56677" calcext:value-type="float">
            <text:p>3100473923.56677</text:p>
          </table:table-cell>
        </table:table-row>
        <table:table-row table:style-name="ro1">
          <table:table-cell office:value-type="float" office:value="9165960" calcext:value-type="float">
            <text:p>9165960</text:p>
          </table:table-cell>
          <table:table-cell office:value-type="float" office:value="1421068.53139878" calcext:value-type="float">
            <text:p>1421068.53139878</text:p>
          </table:table-cell>
          <table:table-cell office:value-type="float" office:value="406596367805.538" calcext:value-type="float">
            <text:p>406596367805.538</text:p>
          </table:table-cell>
          <table:table-cell office:value-type="float" office:value="1422200.81469119" calcext:value-type="float">
            <text:p>1422200.81469119</text:p>
          </table:table-cell>
          <table:table-cell/>
          <table:table-cell office:value-type="float" office:value="5991408" calcext:value-type="float">
            <text:p>5991408</text:p>
          </table:table-cell>
          <table:table-cell office:value-type="float" office:value="483942367.097483" calcext:value-type="float">
            <text:p>483942367.097483</text:p>
          </table:table-cell>
          <table:table-cell office:value-type="float" office:value="1600630000202527" calcext:value-type="float">
            <text:p>1600630000202527</text:p>
          </table:table-cell>
          <table:table-cell office:value-type="float" office:value="1189619352.57173" calcext:value-type="float">
            <text:p>1189619352.57173</text:p>
          </table:table-cell>
          <table:table-cell/>
          <table:table-cell office:value-type="float" office:value="6930360" calcext:value-type="float">
            <text:p>6930360</text:p>
          </table:table-cell>
          <table:table-cell office:value-type="float" office:value="1748531547.84817" calcext:value-type="float">
            <text:p>1748531547.84817</text:p>
          </table:table-cell>
          <table:table-cell office:value-type="float" office:value="5645282267621080" calcext:value-type="float">
            <text:p>5645282267621080</text:p>
          </table:table-cell>
          <table:table-cell office:value-type="float" office:value="4186860439.47727" calcext:value-type="float">
            <text:p>4186860439.47727</text:p>
          </table:table-cell>
          <table:table-cell/>
          <table:table-cell office:value-type="float" office:value="14889096" calcext:value-type="float">
            <text:p>14889096</text:p>
          </table:table-cell>
          <table:table-cell office:value-type="float" office:value="2849814866.23334" calcext:value-type="float">
            <text:p>2849814866.23334</text:p>
          </table:table-cell>
          <table:table-cell office:value-type="float" office:value="6755149742632532" calcext:value-type="float">
            <text:p>6755149742632532</text:p>
          </table:table-cell>
          <table:table-cell office:value-type="float" office:value="5143617426.39063" calcext:value-type="float">
            <text:p>5143617426.39063</text:p>
          </table:table-cell>
          <table:table-cell/>
          <table:table-cell office:value-type="float" office:value="17482392" calcext:value-type="float">
            <text:p>17482392</text:p>
          </table:table-cell>
          <table:table-cell office:value-type="float" office:value="3047007033.5011" calcext:value-type="float">
            <text:p>3047007033.5011</text:p>
          </table:table-cell>
          <table:table-cell office:value-type="float" office:value="3457059442529533" calcext:value-type="float">
            <text:p>3457059442529533</text:p>
          </table:table-cell>
          <table:table-cell office:value-type="float" office:value="3030437003.91149" calcext:value-type="float">
            <text:p>3030437003.91149</text:p>
          </table:table-cell>
          <table:table-cell/>
          <table:table-cell office:value-type="float" office:value="27589399.875" calcext:value-type="float">
            <text:p>27589399.875</text:p>
          </table:table-cell>
          <table:table-cell office:value-type="float" office:value="3576241633.80961" calcext:value-type="float">
            <text:p>3576241633.80961</text:p>
          </table:table-cell>
          <table:table-cell office:value-type="float" office:value="3.46686136927913E+015" calcext:value-type="float">
            <text:p>3.46686136927913E+015</text:p>
          </table:table-cell>
          <table:table-cell office:value-type="float" office:value="3101721224.59904" calcext:value-type="float">
            <text:p>3101721224.59904</text:p>
          </table:table-cell>
        </table:table-row>
        <table:table-row table:style-name="ro1">
          <table:table-cell office:value-type="float" office:value="9210240" calcext:value-type="float">
            <text:p>9210240</text:p>
          </table:table-cell>
          <table:table-cell office:value-type="float" office:value="1426277.27816227" calcext:value-type="float">
            <text:p>1426277.27816227</text:p>
          </table:table-cell>
          <table:table-cell office:value-type="float" office:value="407870329195.684" calcext:value-type="float">
            <text:p>407870329195.684</text:p>
          </table:table-cell>
          <table:table-cell office:value-type="float" office:value="1427651.80917703" calcext:value-type="float">
            <text:p>1427651.80917703</text:p>
          </table:table-cell>
          <table:table-cell/>
          <table:table-cell office:value-type="float" office:value="6020352" calcext:value-type="float">
            <text:p>6020352</text:p>
          </table:table-cell>
          <table:table-cell office:value-type="float" office:value="485626525.473155" calcext:value-type="float">
            <text:p>485626525.473155</text:p>
          </table:table-cell>
          <table:table-cell office:value-type="float" office:value="1.60619644923884E+015" calcext:value-type="float">
            <text:p>1.60619644923884E+015</text:p>
          </table:table-cell>
          <table:table-cell office:value-type="float" office:value="1193764124.94594" calcext:value-type="float">
            <text:p>1193764124.94594</text:p>
          </table:table-cell>
          <table:table-cell/>
          <table:table-cell office:value-type="float" office:value="6963840" calcext:value-type="float">
            <text:p>6963840</text:p>
          </table:table-cell>
          <table:table-cell office:value-type="float" office:value="1754170042.74988" calcext:value-type="float">
            <text:p>1754170042.74988</text:p>
          </table:table-cell>
          <table:table-cell office:value-type="float" office:value="5663840281160097" calcext:value-type="float">
            <text:p>5663840281160097</text:p>
          </table:table-cell>
          <table:table-cell office:value-type="float" office:value="4200633475.6004" calcext:value-type="float">
            <text:p>4200633475.6004</text:p>
          </table:table-cell>
          <table:table-cell/>
          <table:table-cell office:value-type="float" office:value="14961024" calcext:value-type="float">
            <text:p>14961024</text:p>
          </table:table-cell>
          <table:table-cell office:value-type="float" office:value="2855925500.05055" calcext:value-type="float">
            <text:p>2855925500.05055</text:p>
          </table:table-cell>
          <table:table-cell office:value-type="float" office:value="6767983328196638" calcext:value-type="float">
            <text:p>6767983328196638</text:p>
          </table:table-cell>
          <table:table-cell office:value-type="float" office:value="5153167120.28021" calcext:value-type="float">
            <text:p>5153167120.28021</text:p>
          </table:table-cell>
          <table:table-cell/>
          <table:table-cell office:value-type="float" office:value="17566848" calcext:value-type="float">
            <text:p>17566848</text:p>
          </table:table-cell>
          <table:table-cell office:value-type="float" office:value="3053338651.79148" calcext:value-type="float">
            <text:p>3053338651.79148</text:p>
          </table:table-cell>
          <table:table-cell office:value-type="float" office:value="3460447325646931" calcext:value-type="float">
            <text:p>3460447325646931</text:p>
          </table:table-cell>
          <table:table-cell office:value-type="float" office:value="3032994049.62143" calcext:value-type="float">
            <text:p>3032994049.62143</text:p>
          </table:table-cell>
          <table:table-cell/>
          <table:table-cell office:value-type="float" office:value="27722682" calcext:value-type="float">
            <text:p>27722682</text:p>
          </table:table-cell>
          <table:table-cell office:value-type="float" office:value="3583997791.1835" calcext:value-type="float">
            <text:p>3583997791.1835</text:p>
          </table:table-cell>
          <table:table-cell office:value-type="float" office:value="3468323453576520" calcext:value-type="float">
            <text:p>3468323453576520</text:p>
          </table:table-cell>
          <table:table-cell office:value-type="float" office:value="3102955028.11194" calcext:value-type="float">
            <text:p>3102955028.11194</text:p>
          </table:table-cell>
        </table:table-row>
        <table:table-row table:style-name="ro1">
          <table:table-cell office:value-type="float" office:value="9254520" calcext:value-type="float">
            <text:p>9254520</text:p>
          </table:table-cell>
          <table:table-cell office:value-type="float" office:value="1431475.83808406" calcext:value-type="float">
            <text:p>1431475.83808406</text:p>
          </table:table-cell>
          <table:table-cell office:value-type="float" office:value="409139846569.29" calcext:value-type="float">
            <text:p>409139846569.29</text:p>
          </table:table-cell>
          <table:table-cell office:value-type="float" office:value="1433092.27560633" calcext:value-type="float">
            <text:p>1433092.27560633</text:p>
          </table:table-cell>
          <table:table-cell/>
          <table:table-cell office:value-type="float" office:value="6049296" calcext:value-type="float">
            <text:p>6049296</text:p>
          </table:table-cell>
          <table:table-cell office:value-type="float" office:value="487305708.016937" calcext:value-type="float">
            <text:p>487305708.016937</text:p>
          </table:table-cell>
          <table:table-cell office:value-type="float" office:value="1.61174619644819E+015" calcext:value-type="float">
            <text:p>1.61174619644819E+015</text:p>
          </table:table-cell>
          <table:table-cell office:value-type="float" office:value="1197896540.13828" calcext:value-type="float">
            <text:p>1197896540.13828</text:p>
          </table:table-cell>
          <table:table-cell/>
          <table:table-cell office:value-type="float" office:value="6997320" calcext:value-type="float">
            <text:p>6997320</text:p>
          </table:table-cell>
          <table:table-cell office:value-type="float" office:value="1759789323.1118" calcext:value-type="float">
            <text:p>1759789323.1118</text:p>
          </table:table-cell>
          <table:table-cell office:value-type="float" office:value="5682333896182310" calcext:value-type="float">
            <text:p>5682333896182310</text:p>
          </table:table-cell>
          <table:table-cell office:value-type="float" office:value="4214358917.93911" calcext:value-type="float">
            <text:p>4214358917.93911</text:p>
          </table:table-cell>
          <table:table-cell/>
          <table:table-cell office:value-type="float" office:value="15032952" calcext:value-type="float">
            <text:p>15032952</text:p>
          </table:table-cell>
          <table:table-cell office:value-type="float" office:value="2862006401.86366" calcext:value-type="float">
            <text:p>2862006401.86366</text:p>
          </table:table-cell>
          <table:table-cell office:value-type="float" office:value="6780721503407900" calcext:value-type="float">
            <text:p>6780721503407900</text:p>
          </table:table-cell>
          <table:table-cell office:value-type="float" office:value="5162646271.63378" calcext:value-type="float">
            <text:p>5162646271.63378</text:p>
          </table:table-cell>
          <table:table-cell/>
          <table:table-cell office:value-type="float" office:value="17651304" calcext:value-type="float">
            <text:p>17651304</text:p>
          </table:table-cell>
          <table:table-cell office:value-type="float" office:value="3059657830.66623" calcext:value-type="float">
            <text:p>3059657830.66623</text:p>
          </table:table-cell>
          <table:table-cell office:value-type="float" office:value="3463805735604046" calcext:value-type="float">
            <text:p>3463805735604046</text:p>
          </table:table-cell>
          <table:table-cell office:value-type="float" office:value="3035529216.59819" calcext:value-type="float">
            <text:p>3035529216.59819</text:p>
          </table:table-cell>
          <table:table-cell/>
          <table:table-cell office:value-type="float" office:value="27855964.125" calcext:value-type="float">
            <text:p>27855964.125</text:p>
          </table:table-cell>
          <table:table-cell office:value-type="float" office:value="3591740367.1545" calcext:value-type="float">
            <text:p>3591740367.1545</text:p>
          </table:table-cell>
          <table:table-cell office:value-type="float" office:value="3469768211334477" calcext:value-type="float">
            <text:p>3469768211334477</text:p>
          </table:table-cell>
          <table:table-cell office:value-type="float" office:value="3104175507.02922" calcext:value-type="float">
            <text:p>3104175507.02922</text:p>
          </table:table-cell>
        </table:table-row>
        <table:table-row table:style-name="ro1">
          <table:table-cell office:value-type="float" office:value="9298800" calcext:value-type="float">
            <text:p>9298800</text:p>
          </table:table-cell>
          <table:table-cell office:value-type="float" office:value="1436664.24140221" calcext:value-type="float">
            <text:p>1436664.24140221</text:p>
          </table:table-cell>
          <table:table-cell office:value-type="float" office:value="410404939635.067" calcext:value-type="float">
            <text:p>410404939635.067</text:p>
          </table:table-cell>
          <table:table-cell office:value-type="float" office:value="1438522.2447767" calcext:value-type="float">
            <text:p>1438522.2447767</text:p>
          </table:table-cell>
          <table:table-cell/>
          <table:table-cell office:value-type="float" office:value="6078240" calcext:value-type="float">
            <text:p>6078240</text:p>
          </table:table-cell>
          <table:table-cell office:value-type="float" office:value="488979929.612129" calcext:value-type="float">
            <text:p>488979929.612129</text:p>
          </table:table-cell>
          <table:table-cell office:value-type="float" office:value="1.61727929196863E+015" calcext:value-type="float">
            <text:p>1.61727929196863E+015</text:p>
          </table:table-cell>
          <table:table-cell office:value-type="float" office:value="1202016635.18095" calcext:value-type="float">
            <text:p>1202016635.18095</text:p>
          </table:table-cell>
          <table:table-cell/>
          <table:table-cell office:value-type="float" office:value="7030800" calcext:value-type="float">
            <text:p>7030800</text:p>
          </table:table-cell>
          <table:table-cell office:value-type="float" office:value="1765389455.97021" calcext:value-type="float">
            <text:p>1765389455.97021</text:p>
          </table:table-cell>
          <table:table-cell office:value-type="float" office:value="5700763336265176" calcext:value-type="float">
            <text:p>5700763336265176</text:p>
          </table:table-cell>
          <table:table-cell office:value-type="float" office:value="4228036931.58134" calcext:value-type="float">
            <text:p>4228036931.58134</text:p>
          </table:table-cell>
          <table:table-cell/>
          <table:table-cell office:value-type="float" office:value="15104880" calcext:value-type="float">
            <text:p>15104880</text:p>
          </table:table-cell>
          <table:table-cell office:value-type="float" office:value="2868057784.9055" calcext:value-type="float">
            <text:p>2868057784.9055</text:p>
          </table:table-cell>
          <table:table-cell office:value-type="float" office:value="6793364978309994" calcext:value-type="float">
            <text:p>6793364978309994</text:p>
          </table:table-cell>
          <table:table-cell office:value-type="float" office:value="5172055404.61472" calcext:value-type="float">
            <text:p>5172055404.61472</text:p>
          </table:table-cell>
          <table:table-cell/>
          <table:table-cell office:value-type="float" office:value="17735760" calcext:value-type="float">
            <text:p>17735760</text:p>
          </table:table-cell>
          <table:table-cell office:value-type="float" office:value="3065964649.72474" calcext:value-type="float">
            <text:p>3065964649.72474</text:p>
          </table:table-cell>
          <table:table-cell office:value-type="float" office:value="3467134929589067" calcext:value-type="float">
            <text:p>3467134929589067</text:p>
          </table:table-cell>
          <table:table-cell office:value-type="float" office:value="3038042694.90589" calcext:value-type="float">
            <text:p>3038042694.90589</text:p>
          </table:table-cell>
          <table:table-cell/>
          <table:table-cell office:value-type="float" office:value="27989246.25" calcext:value-type="float">
            <text:p>27989246.25</text:p>
          </table:table-cell>
          <table:table-cell office:value-type="float" office:value="3599469440.58334" calcext:value-type="float">
            <text:p>3599469440.58334</text:p>
          </table:table-cell>
          <table:table-cell office:value-type="float" office:value="3471195871273787" calcext:value-type="float">
            <text:p>3471195871273787</text:p>
          </table:table-cell>
          <table:table-cell office:value-type="float" office:value="3105382831.94074" calcext:value-type="float">
            <text:p>3105382831.94074</text:p>
          </table:table-cell>
        </table:table-row>
        <table:table-row table:style-name="ro1">
          <table:table-cell office:value-type="float" office:value="9343080" calcext:value-type="float">
            <text:p>9343080</text:p>
          </table:table-cell>
          <table:table-cell office:value-type="float" office:value="1441842.51823057" calcext:value-type="float">
            <text:p>1441842.51823057</text:p>
          </table:table-cell>
          <table:table-cell office:value-type="float" office:value="411665628006.441" calcext:value-type="float">
            <text:p>411665628006.441</text:p>
          </table:table-cell>
          <table:table-cell office:value-type="float" office:value="1443941.74736026" calcext:value-type="float">
            <text:p>1443941.74736026</text:p>
          </table:table-cell>
          <table:table-cell/>
          <table:table-cell office:value-type="float" office:value="6107184" calcext:value-type="float">
            <text:p>6107184</text:p>
          </table:table-cell>
          <table:table-cell office:value-type="float" office:value="490649205.097322" calcext:value-type="float">
            <text:p>490649205.097322</text:p>
          </table:table-cell>
          <table:table-cell office:value-type="float" office:value="1622795785787691" calcext:value-type="float">
            <text:p>1622795785787691</text:p>
          </table:table-cell>
          <table:table-cell office:value-type="float" office:value="1206124446.99498" calcext:value-type="float">
            <text:p>1206124446.99498</text:p>
          </table:table-cell>
          <table:table-cell/>
          <table:table-cell office:value-type="float" office:value="7064280" calcext:value-type="float">
            <text:p>7064280</text:p>
          </table:table-cell>
          <table:table-cell office:value-type="float" office:value="1770970508.1233" calcext:value-type="float">
            <text:p>1770970508.1233</text:p>
          </table:table-cell>
          <table:table-cell office:value-type="float" office:value="5719128824209712" calcext:value-type="float">
            <text:p>5719128824209712</text:p>
          </table:table-cell>
          <table:table-cell office:value-type="float" office:value="4241667681.04144" calcext:value-type="float">
            <text:p>4241667681.04144</text:p>
          </table:table-cell>
          <table:table-cell/>
          <table:table-cell office:value-type="float" office:value="15176808" calcext:value-type="float">
            <text:p>15176808</text:p>
          </table:table-cell>
          <table:table-cell office:value-type="float" office:value="2874079860.79209" calcext:value-type="float">
            <text:p>2874079860.79209</text:p>
          </table:table-cell>
          <table:table-cell office:value-type="float" office:value="6805914457660347" calcext:value-type="float">
            <text:p>6805914457660347</text:p>
          </table:table-cell>
          <table:table-cell office:value-type="float" office:value="5181395039.4831" calcext:value-type="float">
            <text:p>5181395039.4831</text:p>
          </table:table-cell>
          <table:table-cell/>
          <table:table-cell office:value-type="float" office:value="17820216" calcext:value-type="float">
            <text:p>17820216</text:p>
          </table:table-cell>
          <table:table-cell office:value-type="float" office:value="3072259187.87704" calcext:value-type="float">
            <text:p>3072259187.87704</text:p>
          </table:table-cell>
          <table:table-cell office:value-type="float" office:value="3.47043516254383E+015" calcext:value-type="float">
            <text:p>3.47043516254383E+015</text:p>
          </table:table-cell>
          <table:table-cell office:value-type="float" office:value="3040534672.94954" calcext:value-type="float">
            <text:p>3040534672.94954</text:p>
          </table:table-cell>
          <table:table-cell/>
          <table:table-cell office:value-type="float" office:value="28122528.375" calcext:value-type="float">
            <text:p>28122528.375</text:p>
          </table:table-cell>
          <table:table-cell office:value-type="float" office:value="3607185089.38964" calcext:value-type="float">
            <text:p>3607185089.38964</text:p>
          </table:table-cell>
          <table:table-cell office:value-type="float" office:value="3.47260665900293E+015" calcext:value-type="float">
            <text:p>3.47260665900293E+015</text:p>
          </table:table-cell>
          <table:table-cell office:value-type="float" office:value="3106577171.13435" calcext:value-type="float">
            <text:p>3106577171.13435</text:p>
          </table:table-cell>
        </table:table-row>
        <table:table-row table:style-name="ro1">
          <table:table-cell office:value-type="float" office:value="9387360" calcext:value-type="float">
            <text:p>9387360</text:p>
          </table:table-cell>
          <table:table-cell office:value-type="float" office:value="1447010.69855939" calcext:value-type="float">
            <text:p>1447010.69855939</text:p>
          </table:table-cell>
          <table:table-cell office:value-type="float" office:value="412921931202.028" calcext:value-type="float">
            <text:p>412921931202.028</text:p>
          </table:table-cell>
          <table:table-cell office:value-type="float" office:value="1449350.81390425" calcext:value-type="float">
            <text:p>1449350.81390425</text:p>
          </table:table-cell>
          <table:table-cell/>
          <table:table-cell office:value-type="float" office:value="6136128" calcext:value-type="float">
            <text:p>6136128</text:p>
          </table:table-cell>
          <table:table-cell office:value-type="float" office:value="492313549.266538" calcext:value-type="float">
            <text:p>492313549.266538</text:p>
          </table:table-cell>
          <table:table-cell office:value-type="float" office:value="1628295727742799" calcext:value-type="float">
            <text:p>1628295727742799</text:p>
          </table:table-cell>
          <table:table-cell office:value-type="float" office:value="1210220012.39062" calcext:value-type="float">
            <text:p>1210220012.39062</text:p>
          </table:table-cell>
          <table:table-cell/>
          <table:table-cell office:value-type="float" office:value="7097760" calcext:value-type="float">
            <text:p>7097760</text:p>
          </table:table-cell>
          <table:table-cell office:value-type="float" office:value="1776532546.13201" calcext:value-type="float">
            <text:p>1776532546.13201</text:p>
          </table:table-cell>
          <table:table-cell office:value-type="float" office:value="5737430582043257" calcext:value-type="float">
            <text:p>5737430582043257</text:p>
          </table:table-cell>
          <table:table-cell office:value-type="float" office:value="4255251330.26219" calcext:value-type="float">
            <text:p>4255251330.26219</text:p>
          </table:table-cell>
          <table:table-cell/>
          <table:table-cell office:value-type="float" office:value="15248736" calcext:value-type="float">
            <text:p>15248736</text:p>
          </table:table-cell>
          <table:table-cell office:value-type="float" office:value="2880072839.53553" calcext:value-type="float">
            <text:p>2880072839.53553</text:p>
          </table:table-cell>
          <table:table-cell office:value-type="float" office:value="6818370640969484" calcext:value-type="float">
            <text:p>6818370640969484</text:p>
          </table:table-cell>
          <table:table-cell office:value-type="float" office:value="5190665692.62481" calcext:value-type="float">
            <text:p>5190665692.62481</text:p>
          </table:table-cell>
          <table:table-cell/>
          <table:table-cell office:value-type="float" office:value="17904672" calcext:value-type="float">
            <text:p>17904672</text:p>
          </table:table-cell>
          <table:table-cell office:value-type="float" office:value="3078541523.35026" calcext:value-type="float">
            <text:p>3078541523.35026</text:p>
          </table:table-cell>
          <table:table-cell office:value-type="float" office:value="3.47370668718342E+015" calcext:value-type="float">
            <text:p>3.47370668718342E+015</text:p>
          </table:table-cell>
          <table:table-cell office:value-type="float" office:value="3043005337.48956" calcext:value-type="float">
            <text:p>3043005337.48956</text:p>
          </table:table-cell>
          <table:table-cell/>
          <table:table-cell office:value-type="float" office:value="28255810.5" calcext:value-type="float">
            <text:p>28255810.5</text:p>
          </table:table-cell>
          <table:table-cell office:value-type="float" office:value="3614887390.56471" calcext:value-type="float">
            <text:p>3614887390.56471</text:p>
          </table:table-cell>
          <table:table-cell office:value-type="float" office:value="3.47400079706076E+015" calcext:value-type="float">
            <text:p>3.47400079706076E+015</text:p>
          </table:table-cell>
          <table:table-cell office:value-type="float" office:value="3107758690.62744" calcext:value-type="float">
            <text:p>3107758690.62744</text:p>
          </table:table-cell>
        </table:table-row>
        <table:table-row table:style-name="ro1">
          <table:table-cell office:value-type="float" office:value="9431640" calcext:value-type="float">
            <text:p>9431640</text:p>
          </table:table-cell>
          <table:table-cell office:value-type="float" office:value="1452168.81225592" calcext:value-type="float">
            <text:p>1452168.81225592</text:p>
          </table:table-cell>
          <table:table-cell office:value-type="float" office:value="414173868646.105" calcext:value-type="float">
            <text:p>414173868646.105</text:p>
          </table:table-cell>
          <table:table-cell office:value-type="float" office:value="1454749.47483159" calcext:value-type="float">
            <text:p>1454749.47483159</text:p>
          </table:table-cell>
          <table:table-cell/>
          <table:table-cell office:value-type="float" office:value="6165072" calcext:value-type="float">
            <text:p>6165072</text:p>
          </table:table-cell>
          <table:table-cell office:value-type="float" office:value="493972976.86936" calcext:value-type="float">
            <text:p>493972976.86936</text:p>
          </table:table-cell>
          <table:table-cell office:value-type="float" office:value="1633779167521757" calcext:value-type="float">
            <text:p>1633779167521757</text:p>
          </table:table-cell>
          <table:table-cell office:value-type="float" office:value="1214303368.06761" calcext:value-type="float">
            <text:p>1214303368.06761</text:p>
          </table:table-cell>
          <table:table-cell/>
          <table:table-cell office:value-type="float" office:value="7131240" calcext:value-type="float">
            <text:p>7131240</text:p>
          </table:table-cell>
          <table:table-cell office:value-type="float" office:value="1782075636.32092" calcext:value-type="float">
            <text:p>1782075636.32092</text:p>
          </table:table-cell>
          <table:table-cell office:value-type="float" office:value="5755668831022047" calcext:value-type="float">
            <text:p>5755668831022047</text:p>
          </table:table-cell>
          <table:table-cell office:value-type="float" office:value="4268788042.61677" calcext:value-type="float">
            <text:p>4268788042.61677</text:p>
          </table:table-cell>
          <table:table-cell/>
          <table:table-cell office:value-type="float" office:value="15320664" calcext:value-type="float">
            <text:p>15320664</text:p>
          </table:table-cell>
          <table:table-cell office:value-type="float" office:value="2886036929.55656" calcext:value-type="float">
            <text:p>2886036929.55656</text:p>
          </table:table-cell>
          <table:table-cell office:value-type="float" office:value="6830734222540137" calcext:value-type="float">
            <text:p>6830734222540137</text:p>
          </table:table-cell>
          <table:table-cell office:value-type="float" office:value="5199867876.58046" calcext:value-type="float">
            <text:p>5199867876.58046</text:p>
          </table:table-cell>
          <table:table-cell/>
          <table:table-cell office:value-type="float" office:value="17989128" calcext:value-type="float">
            <text:p>17989128</text:p>
          </table:table-cell>
          <table:table-cell office:value-type="float" office:value="3084811733.6949" calcext:value-type="float">
            <text:p>3084811733.6949</text:p>
          </table:table-cell>
          <table:table-cell office:value-type="float" office:value="3.47694975401565E+015" calcext:value-type="float">
            <text:p>3.47694975401565E+015</text:p>
          </table:table-cell>
          <table:table-cell office:value-type="float" office:value="3045454873.65617" calcext:value-type="float">
            <text:p>3045454873.65617</text:p>
          </table:table-cell>
          <table:table-cell/>
          <table:table-cell office:value-type="float" office:value="28389092.625" calcext:value-type="float">
            <text:p>28389092.625</text:p>
          </table:table-cell>
          <table:table-cell office:value-type="float" office:value="3622576420.18411" calcext:value-type="float">
            <text:p>3622576420.18411</text:p>
          </table:table-cell>
          <table:table-cell office:value-type="float" office:value="3.47537850495862E+015" calcext:value-type="float">
            <text:p>3.47537850495862E+015</text:p>
          </table:table-cell>
          <table:table-cell office:value-type="float" office:value="3108927554.19802" calcext:value-type="float">
            <text:p>3108927554.19802</text:p>
          </table:table-cell>
        </table:table-row>
        <table:table-row table:style-name="ro1">
          <table:table-cell office:value-type="float" office:value="9475920" calcext:value-type="float">
            <text:p>9475920</text:p>
          </table:table-cell>
          <table:table-cell office:value-type="float" office:value="1457316.88906496" calcext:value-type="float">
            <text:p>1457316.88906496</text:p>
          </table:table-cell>
          <table:table-cell office:value-type="float" office:value="415421459669.074" calcext:value-type="float">
            <text:p>415421459669.074</text:p>
          </table:table-cell>
          <table:table-cell office:value-type="float" office:value="1460137.76044148" calcext:value-type="float">
            <text:p>1460137.76044148</text:p>
          </table:table-cell>
          <table:table-cell/>
          <table:table-cell office:value-type="float" office:value="6194016" calcext:value-type="float">
            <text:p>6194016</text:p>
          </table:table-cell>
          <table:table-cell office:value-type="float" office:value="495627502.611067" calcext:value-type="float">
            <text:p>495627502.611067</text:p>
          </table:table-cell>
          <table:table-cell office:value-type="float" office:value="1639246154663187" calcext:value-type="float">
            <text:p>1639246154663187</text:p>
          </table:table-cell>
          <table:table-cell office:value-type="float" office:value="1218374550.61556" calcext:value-type="float">
            <text:p>1218374550.61556</text:p>
          </table:table-cell>
          <table:table-cell/>
          <table:table-cell office:value-type="float" office:value="7164720" calcext:value-type="float">
            <text:p>7164720</text:p>
          </table:table-cell>
          <table:table-cell office:value-type="float" office:value="1787599844.77915" calcext:value-type="float">
            <text:p>1787599844.77915</text:p>
          </table:table-cell>
          <table:table-cell office:value-type="float" office:value="5773843791634013" calcext:value-type="float">
            <text:p>5773843791634013</text:p>
          </table:table-cell>
          <table:table-cell office:value-type="float" office:value="4282277980.91078" calcext:value-type="float">
            <text:p>4282277980.91078</text:p>
          </table:table-cell>
          <table:table-cell/>
          <table:table-cell office:value-type="float" office:value="15392592" calcext:value-type="float">
            <text:p>15392592</text:p>
          </table:table-cell>
          <table:table-cell office:value-type="float" office:value="2891972337.69721" calcext:value-type="float">
            <text:p>2891972337.69721</text:p>
          </table:table-cell>
          <table:table-cell office:value-type="float" office:value="6843005891506030" calcext:value-type="float">
            <text:p>6843005891506030</text:p>
          </table:table-cell>
          <table:table-cell office:value-type="float" office:value="5209002100.07409" calcext:value-type="float">
            <text:p>5209002100.07409</text:p>
          </table:table-cell>
          <table:table-cell/>
          <table:table-cell office:value-type="float" office:value="18073584" calcext:value-type="float">
            <text:p>18073584</text:p>
          </table:table-cell>
          <table:table-cell office:value-type="float" office:value="3091069895.7911" calcext:value-type="float">
            <text:p>3091069895.7911</text:p>
          </table:table-cell>
          <table:table-cell office:value-type="float" office:value="3.48016461136037E+015" calcext:value-type="float">
            <text:p>3.48016461136037E+015</text:p>
          </table:table-cell>
          <table:table-cell office:value-type="float" office:value="3047883464.96365" calcext:value-type="float">
            <text:p>3047883464.96365</text:p>
          </table:table-cell>
          <table:table-cell/>
          <table:table-cell office:value-type="float" office:value="28522374.75" calcext:value-type="float">
            <text:p>28522374.75</text:p>
          </table:table-cell>
          <table:table-cell office:value-type="float" office:value="3630252253.42008" calcext:value-type="float">
            <text:p>3630252253.42008</text:p>
          </table:table-cell>
          <table:table-cell office:value-type="float" office:value="3.47673999922185E+015" calcext:value-type="float">
            <text:p>3.47673999922185E+015</text:p>
          </table:table-cell>
          <table:table-cell office:value-type="float" office:value="3110083923.41534" calcext:value-type="float">
            <text:p>3110083923.41534</text:p>
          </table:table-cell>
        </table:table-row>
        <table:table-row table:style-name="ro1">
          <table:table-cell office:value-type="float" office:value="9520200" calcext:value-type="float">
            <text:p>9520200</text:p>
          </table:table-cell>
          <table:table-cell office:value-type="float" office:value="1462454.95860946" calcext:value-type="float">
            <text:p>1462454.95860946</text:p>
          </table:table-cell>
          <table:table-cell office:value-type="float" office:value="416664723507.929" calcext:value-type="float">
            <text:p>416664723507.929</text:p>
          </table:table-cell>
          <table:table-cell office:value-type="float" office:value="1465515.70091" calcext:value-type="float">
            <text:p>1465515.70091</text:p>
          </table:table-cell>
          <table:table-cell/>
          <table:table-cell office:value-type="float" office:value="6222960" calcext:value-type="float">
            <text:p>6222960</text:p>
          </table:table-cell>
          <table:table-cell office:value-type="float" office:value="497277141.152765" calcext:value-type="float">
            <text:p>497277141.152765</text:p>
          </table:table-cell>
          <table:table-cell office:value-type="float" office:value="1.64469673855697E+015" calcext:value-type="float">
            <text:p>1.64469673855697E+015</text:p>
          </table:table-cell>
          <table:table-cell office:value-type="float" office:value="1222433596.51424" calcext:value-type="float">
            <text:p>1222433596.51424</text:p>
          </table:table-cell>
          <table:table-cell/>
          <table:table-cell office:value-type="float" office:value="7198200" calcext:value-type="float">
            <text:p>7198200</text:p>
          </table:table-cell>
          <table:table-cell office:value-type="float" office:value="1793105237.36116" calcext:value-type="float">
            <text:p>1793105237.36116</text:p>
          </table:table-cell>
          <table:table-cell office:value-type="float" office:value="5791955683601378" calcext:value-type="float">
            <text:p>5791955683601378</text:p>
          </table:table-cell>
          <table:table-cell office:value-type="float" office:value="4295721307.38417" calcext:value-type="float">
            <text:p>4295721307.38417</text:p>
          </table:table-cell>
          <table:table-cell/>
          <table:table-cell office:value-type="float" office:value="15464520" calcext:value-type="float">
            <text:p>15464520</text:p>
          </table:table-cell>
          <table:table-cell office:value-type="float" office:value="2897879269.23318" calcext:value-type="float">
            <text:p>2897879269.23318</text:p>
          </table:table-cell>
          <table:table-cell office:value-type="float" office:value="6855186331870341" calcext:value-type="float">
            <text:p>6855186331870341</text:p>
          </table:table-cell>
          <table:table-cell office:value-type="float" office:value="5218068868.04161" calcext:value-type="float">
            <text:p>5218068868.04161</text:p>
          </table:table-cell>
          <table:table-cell/>
          <table:table-cell office:value-type="float" office:value="18158040" calcext:value-type="float">
            <text:p>18158040</text:p>
          </table:table-cell>
          <table:table-cell office:value-type="float" office:value="3097316085.85485" calcext:value-type="float">
            <text:p>3097316085.85485</text:p>
          </table:table-cell>
          <table:table-cell office:value-type="float" office:value="3.48335150536855E+015" calcext:value-type="float">
            <text:p>3.48335150536855E+015</text:p>
          </table:table-cell>
          <table:table-cell office:value-type="float" office:value="3050291293.32454" calcext:value-type="float">
            <text:p>3050291293.32454</text:p>
          </table:table-cell>
          <table:table-cell/>
          <table:table-cell office:value-type="float" office:value="28655656.875" calcext:value-type="float">
            <text:p>28655656.875</text:p>
          </table:table-cell>
          <table:table-cell office:value-type="float" office:value="3637914964.55376" calcext:value-type="float">
            <text:p>3637914964.55376</text:p>
          </table:table-cell>
          <table:table-cell office:value-type="float" office:value="3.47808549343075E+015" calcext:value-type="float">
            <text:p>3.47808549343075E+015</text:p>
          </table:table-cell>
          <table:table-cell office:value-type="float" office:value="3111227957.67013" calcext:value-type="float">
            <text:p>3111227957.67013</text:p>
          </table:table-cell>
        </table:table-row>
        <table:table-row table:style-name="ro1">
          <table:table-cell office:value-type="float" office:value="9564480" calcext:value-type="float">
            <text:p>9564480</text:p>
          </table:table-cell>
          <table:table-cell office:value-type="float" office:value="1467583.05039107" calcext:value-type="float">
            <text:p>1467583.05039107</text:p>
          </table:table-cell>
          <table:table-cell office:value-type="float" office:value="417903679306.719" calcext:value-type="float">
            <text:p>417903679306.719</text:p>
          </table:table-cell>
          <table:table-cell office:value-type="float" office:value="1470883.32629064" calcext:value-type="float">
            <text:p>1470883.32629064</text:p>
          </table:table-cell>
          <table:table-cell/>
          <table:table-cell office:value-type="float" office:value="6251904" calcext:value-type="float">
            <text:p>6251904</text:p>
          </table:table-cell>
          <table:table-cell office:value-type="float" office:value="498921907.111528" calcext:value-type="float">
            <text:p>498921907.111528</text:p>
          </table:table-cell>
          <table:table-cell office:value-type="float" office:value="1.65013096844469E+015" calcext:value-type="float">
            <text:p>1.65013096844469E+015</text:p>
          </table:table-cell>
          <table:table-cell office:value-type="float" office:value="1226480542.13395" calcext:value-type="float">
            <text:p>1226480542.13395</text:p>
          </table:table-cell>
          <table:table-cell/>
          <table:table-cell office:value-type="float" office:value="7231680" calcext:value-type="float">
            <text:p>7231680</text:p>
          </table:table-cell>
          <table:table-cell office:value-type="float" office:value="1798591879.68769" calcext:value-type="float">
            <text:p>1798591879.68769</text:p>
          </table:table-cell>
          <table:table-cell office:value-type="float" office:value="5810004725883352" calcext:value-type="float">
            <text:p>5810004725883352</text:p>
          </table:table-cell>
          <table:table-cell office:value-type="float" office:value="4309118183.71324" calcext:value-type="float">
            <text:p>4309118183.71324</text:p>
          </table:table-cell>
          <table:table-cell/>
          <table:table-cell office:value-type="float" office:value="15536448" calcext:value-type="float">
            <text:p>15536448</text:p>
          </table:table-cell>
          <table:table-cell office:value-type="float" office:value="2903757927.88624" calcext:value-type="float">
            <text:p>2903757927.88624</text:p>
          </table:table-cell>
          <table:table-cell office:value-type="float" office:value="6867276222543982" calcext:value-type="float">
            <text:p>6867276222543982</text:p>
          </table:table-cell>
          <table:table-cell office:value-type="float" office:value="5227068681.65908" calcext:value-type="float">
            <text:p>5227068681.65908</text:p>
          </table:table-cell>
          <table:table-cell/>
          <table:table-cell office:value-type="float" office:value="18242496" calcext:value-type="float">
            <text:p>18242496</text:p>
          </table:table-cell>
          <table:table-cell office:value-type="float" office:value="3103550379.44408" calcext:value-type="float">
            <text:p>3103550379.44408</text:p>
          </table:table-cell>
          <table:table-cell office:value-type="float" office:value="3.48651068004127E+015" calcext:value-type="float">
            <text:p>3.48651068004127E+015</text:p>
          </table:table-cell>
          <table:table-cell office:value-type="float" office:value="3052678539.06357" calcext:value-type="float">
            <text:p>3052678539.06357</text:p>
          </table:table-cell>
          <table:table-cell/>
          <table:table-cell office:value-type="float" office:value="28788939" calcext:value-type="float">
            <text:p>28788939</text:p>
          </table:table-cell>
          <table:table-cell office:value-type="float" office:value="3645564626.98728" calcext:value-type="float">
            <text:p>3645564626.98728</text:p>
          </table:table-cell>
          <table:table-cell office:value-type="float" office:value="3479415198260927" calcext:value-type="float">
            <text:p>3479415198260927</text:p>
          </table:table-cell>
          <table:table-cell office:value-type="float" office:value="3112359814.20442" calcext:value-type="float">
            <text:p>3112359814.20442</text:p>
          </table:table-cell>
        </table:table-row>
        <table:table-row table:style-name="ro1">
          <table:table-cell office:value-type="float" office:value="9608760" calcext:value-type="float">
            <text:p>9608760</text:p>
          </table:table-cell>
          <table:table-cell office:value-type="float" office:value="1472701.19379074" calcext:value-type="float">
            <text:p>1472701.19379074</text:p>
          </table:table-cell>
          <table:table-cell office:value-type="float" office:value="419138346117.011" calcext:value-type="float">
            <text:p>419138346117.011</text:p>
          </table:table-cell>
          <table:table-cell office:value-type="float" office:value="1476240.66651494" calcext:value-type="float">
            <text:p>1476240.66651494</text:p>
          </table:table-cell>
          <table:table-cell/>
          <table:table-cell office:value-type="float" office:value="6280848" calcext:value-type="float">
            <text:p>6280848</text:p>
          </table:table-cell>
          <table:table-cell office:value-type="float" office:value="500561815.06052" calcext:value-type="float">
            <text:p>500561815.06052</text:p>
          </table:table-cell>
          <table:table-cell office:value-type="float" office:value="1655548893420113" calcext:value-type="float">
            <text:p>1655548893420113</text:p>
          </table:table-cell>
          <table:table-cell office:value-type="float" office:value="1230515423.73582" calcext:value-type="float">
            <text:p>1230515423.73582</text:p>
          </table:table-cell>
          <table:table-cell/>
          <table:table-cell office:value-type="float" office:value="7265160" calcext:value-type="float">
            <text:p>7265160</text:p>
          </table:table-cell>
          <table:table-cell office:value-type="float" office:value="1804059837.1466" calcext:value-type="float">
            <text:p>1804059837.1466</text:p>
          </table:table-cell>
          <table:table-cell office:value-type="float" office:value="5827991136678767" calcext:value-type="float">
            <text:p>5827991136678767</text:p>
          </table:table-cell>
          <table:table-cell office:value-type="float" office:value="4322468771.01261" calcext:value-type="float">
            <text:p>4322468771.01261</text:p>
          </table:table-cell>
          <table:table-cell/>
          <table:table-cell office:value-type="float" office:value="15608376" calcext:value-type="float">
            <text:p>15608376</text:p>
          </table:table-cell>
          <table:table-cell office:value-type="float" office:value="2909608515.83643" calcext:value-type="float">
            <text:p>2909608515.83643</text:p>
          </table:table-cell>
          <table:table-cell office:value-type="float" office:value="6879276237383463" calcext:value-type="float">
            <text:p>6879276237383463</text:p>
          </table:table-cell>
          <table:table-cell office:value-type="float" office:value="5236002038.37081" calcext:value-type="float">
            <text:p>5236002038.37081</text:p>
          </table:table-cell>
          <table:table-cell/>
          <table:table-cell office:value-type="float" office:value="18326952" calcext:value-type="float">
            <text:p>18326952</text:p>
          </table:table-cell>
          <table:table-cell office:value-type="float" office:value="3109772851.46479" calcext:value-type="float">
            <text:p>3109772851.46479</text:p>
          </table:table-cell>
          <table:table-cell office:value-type="float" office:value="3.48964237724848E+015" calcext:value-type="float">
            <text:p>3.48964237724848E+015</text:p>
          </table:table-cell>
          <table:table-cell office:value-type="float" office:value="3055045380.93166" calcext:value-type="float">
            <text:p>3055045380.93166</text:p>
          </table:table-cell>
          <table:table-cell/>
          <table:table-cell office:value-type="float" office:value="28922221.125" calcext:value-type="float">
            <text:p>28922221.125</text:p>
          </table:table-cell>
          <table:table-cell office:value-type="float" office:value="3653201313.25565" calcext:value-type="float">
            <text:p>3653201313.25565</text:p>
          </table:table-cell>
          <table:table-cell office:value-type="float" office:value="3.48072932152318E+015" calcext:value-type="float">
            <text:p>3.48072932152318E+015</text:p>
          </table:table-cell>
          <table:table-cell office:value-type="float" office:value="3113479648.14095" calcext:value-type="float">
            <text:p>3113479648.14095</text:p>
          </table:table-cell>
        </table:table-row>
        <table:table-row table:style-name="ro1">
          <table:table-cell office:value-type="float" office:value="9653040" calcext:value-type="float">
            <text:p>9653040</text:p>
          </table:table-cell>
          <table:table-cell office:value-type="float" office:value="1477809.41806926" calcext:value-type="float">
            <text:p>1477809.41806926</text:p>
          </table:table-cell>
          <table:table-cell office:value-type="float" office:value="420368742898.342" calcext:value-type="float">
            <text:p>420368742898.342</text:p>
          </table:table-cell>
          <table:table-cell office:value-type="float" office:value="1481587.75139299" calcext:value-type="float">
            <text:p>1481587.75139299</text:p>
          </table:table-cell>
          <table:table-cell/>
          <table:table-cell office:value-type="float" office:value="6309792" calcext:value-type="float">
            <text:p>6309792</text:p>
          </table:table-cell>
          <table:table-cell office:value-type="float" office:value="502196879.529136" calcext:value-type="float">
            <text:p>502196879.529136</text:p>
          </table:table-cell>
          <table:table-cell office:value-type="float" office:value="1.66095056242957E+015" calcext:value-type="float">
            <text:p>1.66095056242957E+015</text:p>
          </table:table-cell>
          <table:table-cell office:value-type="float" office:value="1234538277.47216" calcext:value-type="float">
            <text:p>1234538277.47216</text:p>
          </table:table-cell>
          <table:table-cell/>
          <table:table-cell office:value-type="float" office:value="7298640" calcext:value-type="float">
            <text:p>7298640</text:p>
          </table:table-cell>
          <table:table-cell office:value-type="float" office:value="1809509174.89368" calcext:value-type="float">
            <text:p>1809509174.89368</text:p>
          </table:table-cell>
          <table:table-cell office:value-type="float" office:value="5845915133428695" calcext:value-type="float">
            <text:p>5845915133428695</text:p>
          </table:table-cell>
          <table:table-cell office:value-type="float" office:value="4335773229.83712" calcext:value-type="float">
            <text:p>4335773229.83712</text:p>
          </table:table-cell>
          <table:table-cell/>
          <table:table-cell office:value-type="float" office:value="15680304" calcext:value-type="float">
            <text:p>15680304</text:p>
          </table:table-cell>
          <table:table-cell office:value-type="float" office:value="2915431233.73424" calcext:value-type="float">
            <text:p>2915431233.73424</text:p>
          </table:table-cell>
          <table:table-cell office:value-type="float" office:value="6891187045228580" calcext:value-type="float">
            <text:p>6891187045228580</text:p>
          </table:table-cell>
          <table:table-cell office:value-type="float" office:value="5244869431.91711" calcext:value-type="float">
            <text:p>5244869431.91711</text:p>
          </table:table-cell>
          <table:table-cell/>
          <table:table-cell office:value-type="float" office:value="18411408" calcext:value-type="float">
            <text:p>18411408</text:p>
          </table:table-cell>
          <table:table-cell office:value-type="float" office:value="3115983576.177" calcext:value-type="float">
            <text:p>3115983576.177</text:p>
          </table:table-cell>
          <table:table-cell office:value-type="float" office:value="3492746836747636" calcext:value-type="float">
            <text:p>3492746836747636</text:p>
          </table:table-cell>
          <table:table-cell office:value-type="float" office:value="3057391996.11958" calcext:value-type="float">
            <text:p>3057391996.11958</text:p>
          </table:table-cell>
          <table:table-cell/>
          <table:table-cell office:value-type="float" office:value="29055503.25" calcext:value-type="float">
            <text:p>29055503.25</text:p>
          </table:table-cell>
          <table:table-cell office:value-type="float" office:value="3660825095.03846" calcext:value-type="float">
            <text:p>3660825095.03846</text:p>
          </table:table-cell>
          <table:table-cell office:value-type="float" office:value="3482028068202733" calcext:value-type="float">
            <text:p>3482028068202733</text:p>
          </table:table-cell>
          <table:table-cell office:value-type="float" office:value="3114587612.51212" calcext:value-type="float">
            <text:p>3114587612.51212</text:p>
          </table:table-cell>
        </table:table-row>
        <table:table-row table:style-name="ro1">
          <table:table-cell office:value-type="float" office:value="9697320" calcext:value-type="float">
            <text:p>9697320</text:p>
          </table:table-cell>
          <table:table-cell office:value-type="float" office:value="1482907.75236786" calcext:value-type="float">
            <text:p>1482907.75236786</text:p>
          </table:table-cell>
          <table:table-cell office:value-type="float" office:value="421594888518.681" calcext:value-type="float">
            <text:p>421594888518.681</text:p>
          </table:table-cell>
          <table:table-cell office:value-type="float" office:value="1486924.61061409" calcext:value-type="float">
            <text:p>1486924.61061409</text:p>
          </table:table-cell>
          <table:table-cell/>
          <table:table-cell office:value-type="float" office:value="6338736" calcext:value-type="float">
            <text:p>6338736</text:p>
          </table:table-cell>
          <table:table-cell office:value-type="float" office:value="503827115.003128" calcext:value-type="float">
            <text:p>503827115.003128</text:p>
          </table:table-cell>
          <table:table-cell office:value-type="float" office:value="1666336024272467" calcext:value-type="float">
            <text:p>1666336024272467</text:p>
          </table:table-cell>
          <table:table-cell office:value-type="float" office:value="1238549139.38677" calcext:value-type="float">
            <text:p>1238549139.38677</text:p>
          </table:table-cell>
          <table:table-cell/>
          <table:table-cell office:value-type="float" office:value="7332120" calcext:value-type="float">
            <text:p>7332120</text:p>
          </table:table-cell>
          <table:table-cell office:value-type="float" office:value="1814939957.85358" calcext:value-type="float">
            <text:p>1814939957.85358</text:p>
          </table:table-cell>
          <table:table-cell office:value-type="float" office:value="5863776932819146" calcext:value-type="float">
            <text:p>5863776932819146</text:p>
          </table:table-cell>
          <table:table-cell office:value-type="float" office:value="4349031720.18384" calcext:value-type="float">
            <text:p>4349031720.18384</text:p>
          </table:table-cell>
          <table:table-cell/>
          <table:table-cell office:value-type="float" office:value="15752232" calcext:value-type="float">
            <text:p>15752232</text:p>
          </table:table-cell>
          <table:table-cell office:value-type="float" office:value="2921226280.71258" calcext:value-type="float">
            <text:p>2921226280.71258</text:p>
          </table:table-cell>
          <table:table-cell office:value-type="float" office:value="6903009309939768" calcext:value-type="float">
            <text:p>6903009309939768</text:p>
          </table:table-cell>
          <table:table-cell office:value-type="float" office:value="5253671352.36203" calcext:value-type="float">
            <text:p>5253671352.36203</text:p>
          </table:table-cell>
          <table:table-cell/>
          <table:table-cell office:value-type="float" office:value="18495864" calcext:value-type="float">
            <text:p>18495864</text:p>
          </table:table-cell>
          <table:table-cell office:value-type="float" office:value="3122182627.20071" calcext:value-type="float">
            <text:p>3122182627.20071</text:p>
          </table:table-cell>
          <table:table-cell office:value-type="float" office:value="3.49582429620217E+015" calcext:value-type="float">
            <text:p>3.49582429620217E+015</text:p>
          </table:table-cell>
          <table:table-cell office:value-type="float" office:value="3059718560.27172" calcext:value-type="float">
            <text:p>3059718560.27172</text:p>
          </table:table-cell>
          <table:table-cell/>
          <table:table-cell office:value-type="float" office:value="29188785.375" calcext:value-type="float">
            <text:p>29188785.375</text:p>
          </table:table-cell>
          <table:table-cell office:value-type="float" office:value="3668436043.17152" calcext:value-type="float">
            <text:p>3668436043.17152</text:p>
          </table:table-cell>
          <table:table-cell office:value-type="float" office:value="3483311640498018" calcext:value-type="float">
            <text:p>3483311640498018</text:p>
          </table:table-cell>
          <table:table-cell office:value-type="float" office:value="3115683858.28866" calcext:value-type="float">
            <text:p>3115683858.28866</text:p>
          </table:table-cell>
        </table:table-row>
        <table:table-row table:style-name="ro1">
          <table:table-cell office:value-type="float" office:value="9741600" calcext:value-type="float">
            <text:p>9741600</text:p>
          </table:table-cell>
          <table:table-cell office:value-type="float" office:value="1487996.22570874" calcext:value-type="float">
            <text:p>1487996.22570874</text:p>
          </table:table-cell>
          <table:table-cell office:value-type="float" office:value="422816801754.881" calcext:value-type="float">
            <text:p>422816801754.881</text:p>
          </table:table-cell>
          <table:table-cell office:value-type="float" office:value="1492251.27374721" calcext:value-type="float">
            <text:p>1492251.27374721</text:p>
          </table:table-cell>
          <table:table-cell/>
          <table:table-cell office:value-type="float" office:value="6367680" calcext:value-type="float">
            <text:p>6367680</text:p>
          </table:table-cell>
          <table:table-cell office:value-type="float" office:value="505452535.92474" calcext:value-type="float">
            <text:p>505452535.92474</text:p>
          </table:table-cell>
          <table:table-cell office:value-type="float" office:value="1.67170532760166E+015" calcext:value-type="float">
            <text:p>1.67170532760166E+015</text:p>
          </table:table-cell>
          <table:table-cell office:value-type="float" office:value="1242548045.41525" calcext:value-type="float">
            <text:p>1242548045.41525</text:p>
          </table:table-cell>
          <table:table-cell/>
          <table:table-cell office:value-type="float" office:value="7365600" calcext:value-type="float">
            <text:p>7365600</text:p>
          </table:table-cell>
          <table:table-cell office:value-type="float" office:value="1820352250.72062" calcext:value-type="float">
            <text:p>1820352250.72062</text:p>
          </table:table-cell>
          <table:table-cell office:value-type="float" office:value="5881576750783616" calcext:value-type="float">
            <text:p>5881576750783616</text:p>
          </table:table-cell>
          <table:table-cell office:value-type="float" office:value="4362244401.49397" calcext:value-type="float">
            <text:p>4362244401.49397</text:p>
          </table:table-cell>
          <table:table-cell/>
          <table:table-cell office:value-type="float" office:value="15824160" calcext:value-type="float">
            <text:p>15824160</text:p>
          </table:table-cell>
          <table:table-cell office:value-type="float" office:value="2926993854.39876" calcext:value-type="float">
            <text:p>2926993854.39876</text:p>
          </table:table-cell>
          <table:table-cell office:value-type="float" office:value="6914743690435153" calcext:value-type="float">
            <text:p>6914743690435153</text:p>
          </table:table-cell>
          <table:table-cell office:value-type="float" office:value="5262408286.1207" calcext:value-type="float">
            <text:p>5262408286.1207</text:p>
          </table:table-cell>
          <table:table-cell/>
          <table:table-cell office:value-type="float" office:value="18580320" calcext:value-type="float">
            <text:p>18580320</text:p>
          </table:table-cell>
          <table:table-cell office:value-type="float" office:value="3128370077.52181" calcext:value-type="float">
            <text:p>3128370077.52181</text:p>
          </table:table-cell>
          <table:table-cell office:value-type="float" office:value="3498874991199775" calcext:value-type="float">
            <text:p>3498874991199775</text:p>
          </table:table-cell>
          <table:table-cell office:value-type="float" office:value="3062025247.49955" calcext:value-type="float">
            <text:p>3062025247.49955</text:p>
          </table:table-cell>
          <table:table-cell/>
          <table:table-cell office:value-type="float" office:value="29322067.5" calcext:value-type="float">
            <text:p>29322067.5</text:p>
          </table:table-cell>
          <table:table-cell office:value-type="float" office:value="3676034227.6582" calcext:value-type="float">
            <text:p>3676034227.6582</text:p>
          </table:table-cell>
          <table:table-cell office:value-type="float" office:value="3484580237858865" calcext:value-type="float">
            <text:p>3484580237858865</text:p>
          </table:table-cell>
          <table:table-cell office:value-type="float" office:value="3116768534.40778" calcext:value-type="float">
            <text:p>3116768534.40778</text:p>
          </table:table-cell>
        </table:table-row>
        <table:table-row table:style-name="ro1">
          <table:table-cell office:value-type="float" office:value="9785880" calcext:value-type="float">
            <text:p>9785880</text:p>
          </table:table-cell>
          <table:table-cell office:value-type="float" office:value="1493074.86699565" calcext:value-type="float">
            <text:p>1493074.86699565</text:p>
          </table:table-cell>
          <table:table-cell office:value-type="float" office:value="424034501293.129" calcext:value-type="float">
            <text:p>424034501293.129</text:p>
          </table:table-cell>
          <table:table-cell office:value-type="float" office:value="1497567.77024166" calcext:value-type="float">
            <text:p>1497567.77024166</text:p>
          </table:table-cell>
          <table:table-cell/>
          <table:table-cell office:value-type="float" office:value="6396624" calcext:value-type="float">
            <text:p>6396624</text:p>
          </table:table-cell>
          <table:table-cell office:value-type="float" office:value="507073156.692839" calcext:value-type="float">
            <text:p>507073156.692839</text:p>
          </table:table-cell>
          <table:table-cell office:value-type="float" office:value="1.67705852092396E+015" calcext:value-type="float">
            <text:p>1.67705852092396E+015</text:p>
          </table:table-cell>
          <table:table-cell office:value-type="float" office:value="1246535031.38538" calcext:value-type="float">
            <text:p>1246535031.38538</text:p>
          </table:table-cell>
          <table:table-cell/>
          <table:table-cell office:value-type="float" office:value="7399080" calcext:value-type="float">
            <text:p>7399080</text:p>
          </table:table-cell>
          <table:table-cell office:value-type="float" office:value="1825746117.95963" calcext:value-type="float">
            <text:p>1825746117.95963</text:p>
          </table:table-cell>
          <table:table-cell office:value-type="float" office:value="5899314802505770" calcext:value-type="float">
            <text:p>5899314802505770</text:p>
          </table:table-cell>
          <table:table-cell office:value-type="float" office:value="4375411432.65484" calcext:value-type="float">
            <text:p>4375411432.65484</text:p>
          </table:table-cell>
          <table:table-cell/>
          <table:table-cell office:value-type="float" office:value="15896088" calcext:value-type="float">
            <text:p>15896088</text:p>
          </table:table-cell>
          <table:table-cell office:value-type="float" office:value="2932734150.92627" calcext:value-type="float">
            <text:p>2932734150.92627</text:p>
          </table:table-cell>
          <table:table-cell office:value-type="float" office:value="6926390840727441" calcext:value-type="float">
            <text:p>6926390840727441</text:p>
          </table:table-cell>
          <table:table-cell office:value-type="float" office:value="5271080715.98657" calcext:value-type="float">
            <text:p>5271080715.98657</text:p>
          </table:table-cell>
          <table:table-cell/>
          <table:table-cell office:value-type="float" office:value="18664776" calcext:value-type="float">
            <text:p>18664776</text:p>
          </table:table-cell>
          <table:table-cell office:value-type="float" office:value="3134545999.49788" calcext:value-type="float">
            <text:p>3134545999.49788</text:p>
          </table:table-cell>
          <table:table-cell office:value-type="float" office:value="3.50189915527055E+015" calcext:value-type="float">
            <text:p>3.50189915527055E+015</text:p>
          </table:table-cell>
          <table:table-cell office:value-type="float" office:value="3064312230.39502" calcext:value-type="float">
            <text:p>3064312230.39502</text:p>
          </table:table-cell>
          <table:table-cell/>
          <table:table-cell office:value-type="float" office:value="29455349.625" calcext:value-type="float">
            <text:p>29455349.625</text:p>
          </table:table-cell>
          <table:table-cell office:value-type="float" office:value="3683619717.68071" calcext:value-type="float">
            <text:p>3683619717.68071</text:p>
          </table:table-cell>
          <table:table-cell office:value-type="float" office:value="3485834057024198" calcext:value-type="float">
            <text:p>3485834057024198</text:p>
          </table:table-cell>
          <table:table-cell office:value-type="float" office:value="3117841787.80102" calcext:value-type="float">
            <text:p>3117841787.80102</text:p>
          </table:table-cell>
        </table:table-row>
        <table:table-row table:style-name="ro1">
          <table:table-cell office:value-type="float" office:value="9830160" calcext:value-type="float">
            <text:p>9830160</text:p>
          </table:table-cell>
          <table:table-cell office:value-type="float" office:value="1498143.70501443" calcext:value-type="float">
            <text:p>1498143.70501443</text:p>
          </table:table-cell>
          <table:table-cell office:value-type="float" office:value="425248005729.396" calcext:value-type="float">
            <text:p>425248005729.396</text:p>
          </table:table-cell>
          <table:table-cell office:value-type="float" office:value="1502874.12942758" calcext:value-type="float">
            <text:p>1502874.12942758</text:p>
          </table:table-cell>
          <table:table-cell/>
          <table:table-cell office:value-type="float" office:value="6425568" calcext:value-type="float">
            <text:p>6425568</text:p>
          </table:table-cell>
          <table:table-cell office:value-type="float" office:value="508688991.663042" calcext:value-type="float">
            <text:p>508688991.663042</text:p>
          </table:table-cell>
          <table:table-cell office:value-type="float" office:value="1.68239565260053E+015" calcext:value-type="float">
            <text:p>1.68239565260053E+015</text:p>
          </table:table-cell>
          <table:table-cell office:value-type="float" office:value="1250510133.01738" calcext:value-type="float">
            <text:p>1250510133.01738</text:p>
          </table:table-cell>
          <table:table-cell/>
          <table:table-cell office:value-type="float" office:value="7432560" calcext:value-type="float">
            <text:p>7432560</text:p>
          </table:table-cell>
          <table:table-cell office:value-type="float" office:value="1831121623.80683" calcext:value-type="float">
            <text:p>1831121623.80683</text:p>
          </table:table-cell>
          <table:table-cell office:value-type="float" office:value="5916991302421981" calcext:value-type="float">
            <text:p>5916991302421981</text:p>
          </table:table-cell>
          <table:table-cell office:value-type="float" office:value="4388532972.00173" calcext:value-type="float">
            <text:p>4388532972.00173</text:p>
          </table:table-cell>
          <table:table-cell/>
          <table:table-cell office:value-type="float" office:value="15968016" calcext:value-type="float">
            <text:p>15968016</text:p>
          </table:table-cell>
          <table:table-cell office:value-type="float" office:value="2938447364.94655" calcext:value-type="float">
            <text:p>2938447364.94655</text:p>
          </table:table-cell>
          <table:table-cell office:value-type="float" office:value="6937951409960356" calcext:value-type="float">
            <text:p>6937951409960356</text:p>
          </table:table-cell>
          <table:table-cell office:value-type="float" office:value="5279689121.15847" calcext:value-type="float">
            <text:p>5279689121.15847</text:p>
          </table:table-cell>
          <table:table-cell/>
          <table:table-cell office:value-type="float" office:value="18749232" calcext:value-type="float">
            <text:p>18749232</text:p>
          </table:table-cell>
          <table:table-cell office:value-type="float" office:value="3140710464.86399" calcext:value-type="float">
            <text:p>3140710464.86399</text:p>
          </table:table-cell>
          <table:table-cell office:value-type="float" office:value="3504897019904986" calcext:value-type="float">
            <text:p>3504897019904986</text:p>
          </table:table-cell>
          <table:table-cell office:value-type="float" office:value="3066579680.04393" calcext:value-type="float">
            <text:p>3066579680.04393</text:p>
          </table:table-cell>
          <table:table-cell/>
          <table:table-cell office:value-type="float" office:value="29588631.75" calcext:value-type="float">
            <text:p>29588631.75</text:p>
          </table:table-cell>
          <table:table-cell office:value-type="float" office:value="3691192581.61122" calcext:value-type="float">
            <text:p>3691192581.61122</text:p>
          </table:table-cell>
          <table:table-cell office:value-type="float" office:value="3487073292059191" calcext:value-type="float">
            <text:p>3487073292059191</text:p>
          </table:table-cell>
          <table:table-cell office:value-type="float" office:value="3118903763.42166" calcext:value-type="float">
            <text:p>3118903763.42166</text:p>
          </table:table-cell>
        </table:table-row>
        <table:table-row table:style-name="ro1">
          <table:table-cell office:value-type="float" office:value="9874440" calcext:value-type="float">
            <text:p>9874440</text:p>
          </table:table-cell>
          <table:table-cell office:value-type="float" office:value="1503202.7684336" calcext:value-type="float">
            <text:p>1503202.7684336</text:p>
          </table:table-cell>
          <table:table-cell office:value-type="float" office:value="426457333569.886" calcext:value-type="float">
            <text:p>426457333569.886</text:p>
          </table:table-cell>
          <table:table-cell office:value-type="float" office:value="1508170.38051651" calcext:value-type="float">
            <text:p>1508170.38051651</text:p>
          </table:table-cell>
          <table:table-cell/>
          <table:table-cell office:value-type="float" office:value="6454512" calcext:value-type="float">
            <text:p>6454512</text:p>
          </table:table-cell>
          <table:table-cell office:value-type="float" office:value="510300055.147852" calcext:value-type="float">
            <text:p>510300055.147852</text:p>
          </table:table-cell>
          <table:table-cell office:value-type="float" office:value="1.68771677084731E+015" calcext:value-type="float">
            <text:p>1.68771677084731E+015</text:p>
          </table:table-cell>
          <table:table-cell office:value-type="float" office:value="1254473385.92429" calcext:value-type="float">
            <text:p>1254473385.92429</text:p>
          </table:table-cell>
          <table:table-cell/>
          <table:table-cell office:value-type="float" office:value="7466040" calcext:value-type="float">
            <text:p>7466040</text:p>
          </table:table-cell>
          <table:table-cell office:value-type="float" office:value="1836478832.27065" calcext:value-type="float">
            <text:p>1836478832.27065</text:p>
          </table:table-cell>
          <table:table-cell office:value-type="float" office:value="5934606464223983" calcext:value-type="float">
            <text:p>5934606464223983</text:p>
          </table:table-cell>
          <table:table-cell office:value-type="float" office:value="4401609177.31989" calcext:value-type="float">
            <text:p>4401609177.31989</text:p>
          </table:table-cell>
          <table:table-cell/>
          <table:table-cell office:value-type="float" office:value="16039944" calcext:value-type="float">
            <text:p>16039944</text:p>
          </table:table-cell>
          <table:table-cell office:value-type="float" office:value="2944133689.64059" calcext:value-type="float">
            <text:p>2944133689.64059</text:p>
          </table:table-cell>
          <table:table-cell office:value-type="float" office:value="6949426042444987" calcext:value-type="float">
            <text:p>6949426042444987</text:p>
          </table:table-cell>
          <table:table-cell office:value-type="float" office:value="5288233977.26738" calcext:value-type="float">
            <text:p>5288233977.26738</text:p>
          </table:table-cell>
          <table:table-cell/>
          <table:table-cell office:value-type="float" office:value="18833688" calcext:value-type="float">
            <text:p>18833688</text:p>
          </table:table-cell>
          <table:table-cell office:value-type="float" office:value="3146863544.73837" calcext:value-type="float">
            <text:p>3146863544.73837</text:p>
          </table:table-cell>
          <table:table-cell office:value-type="float" office:value="3507868814571781" calcext:value-type="float">
            <text:p>3507868814571781</text:p>
          </table:table-cell>
          <table:table-cell office:value-type="float" office:value="3068827766.03905" calcext:value-type="float">
            <text:p>3068827766.03905</text:p>
          </table:table-cell>
          <table:table-cell/>
          <table:table-cell office:value-type="float" office:value="29721913.875" calcext:value-type="float">
            <text:p>29721913.875</text:p>
          </table:table-cell>
          <table:table-cell office:value-type="float" office:value="3698752887.02275" calcext:value-type="float">
            <text:p>3698752887.02275</text:p>
          </table:table-cell>
          <table:table-cell office:value-type="float" office:value="3.48829813439193E+015" calcext:value-type="float">
            <text:p>3.48829813439193E+015</text:p>
          </table:table-cell>
          <table:table-cell office:value-type="float" office:value="3119954604.27183" calcext:value-type="float">
            <text:p>3119954604.27183</text:p>
          </table:table-cell>
        </table:table-row>
        <table:table-row table:style-name="ro1">
          <table:table-cell office:value-type="float" office:value="9918720" calcext:value-type="float">
            <text:p>9918720</text:p>
          </table:table-cell>
          <table:table-cell office:value-type="float" office:value="1508252.08580485" calcext:value-type="float">
            <text:p>1508252.08580485</text:p>
          </table:table-cell>
          <table:table-cell office:value-type="float" office:value="427662503231.477" calcext:value-type="float">
            <text:p>427662503231.477</text:p>
          </table:table-cell>
          <table:table-cell office:value-type="float" office:value="1513456.552602" calcext:value-type="float">
            <text:p>1513456.552602</text:p>
          </table:table-cell>
          <table:table-cell/>
          <table:table-cell office:value-type="float" office:value="6483456" calcext:value-type="float">
            <text:p>6483456</text:p>
          </table:table-cell>
          <table:table-cell office:value-type="float" office:value="511906361.416782" calcext:value-type="float">
            <text:p>511906361.416782</text:p>
          </table:table-cell>
          <table:table-cell office:value-type="float" office:value="1.69302192373551E+015" calcext:value-type="float">
            <text:p>1.69302192373551E+015</text:p>
          </table:table-cell>
          <table:table-cell office:value-type="float" office:value="1258424825.61223" calcext:value-type="float">
            <text:p>1258424825.61223</text:p>
          </table:table-cell>
          <table:table-cell/>
          <table:table-cell office:value-type="float" office:value="7499520" calcext:value-type="float">
            <text:p>7499520</text:p>
          </table:table-cell>
          <table:table-cell office:value-type="float" office:value="1841817807.13255" calcext:value-type="float">
            <text:p>1841817807.13255</text:p>
          </table:table-cell>
          <table:table-cell office:value-type="float" office:value="5952160500861427" calcext:value-type="float">
            <text:p>5952160500861427</text:p>
          </table:table-cell>
          <table:table-cell office:value-type="float" office:value="4414640205.8464" calcext:value-type="float">
            <text:p>4414640205.8464</text:p>
          </table:table-cell>
          <table:table-cell/>
          <table:table-cell office:value-type="float" office:value="16111872" calcext:value-type="float">
            <text:p>16111872</text:p>
          </table:table-cell>
          <table:table-cell office:value-type="float" office:value="2949793316.73045" calcext:value-type="float">
            <text:p>2949793316.73045</text:p>
          </table:table-cell>
          <table:table-cell office:value-type="float" office:value="6960815377695729" calcext:value-type="float">
            <text:p>6960815377695729</text:p>
          </table:table-cell>
          <table:table-cell office:value-type="float" office:value="5296715756.40305" calcext:value-type="float">
            <text:p>5296715756.40305</text:p>
          </table:table-cell>
          <table:table-cell/>
          <table:table-cell office:value-type="float" office:value="18918144" calcext:value-type="float">
            <text:p>18918144</text:p>
          </table:table-cell>
          <table:table-cell office:value-type="float" office:value="3153005309.62809" calcext:value-type="float">
            <text:p>3153005309.62809</text:p>
          </table:table-cell>
          <table:table-cell office:value-type="float" office:value="3.51081476673551E+015" calcext:value-type="float">
            <text:p>3.51081476673551E+015</text:p>
          </table:table-cell>
          <table:table-cell office:value-type="float" office:value="3071056656.49321" calcext:value-type="float">
            <text:p>3071056656.49321</text:p>
          </table:table-cell>
          <table:table-cell/>
          <table:table-cell office:value-type="float" office:value="29855196" calcext:value-type="float">
            <text:p>29855196</text:p>
          </table:table-cell>
          <table:table-cell office:value-type="float" office:value="3706300700.69998" calcext:value-type="float">
            <text:p>3706300700.69998</text:p>
          </table:table-cell>
          <table:table-cell office:value-type="float" office:value="3.48950877284958E+015" calcext:value-type="float">
            <text:p>3.48950877284958E+015</text:p>
          </table:table-cell>
          <table:table-cell office:value-type="float" office:value="3120994451.42913" calcext:value-type="float">
            <text:p>3120994451.42913</text:p>
          </table:table-cell>
        </table:table-row>
        <table:table-row table:style-name="ro1">
          <table:table-cell office:value-type="float" office:value="9963000" calcext:value-type="float">
            <text:p>9963000</text:p>
          </table:table-cell>
          <table:table-cell office:value-type="float" office:value="1513291.68556368" calcext:value-type="float">
            <text:p>1513291.68556368</text:p>
          </table:table-cell>
          <table:table-cell office:value-type="float" office:value="428863533042.165" calcext:value-type="float">
            <text:p>428863533042.165</text:p>
          </table:table-cell>
          <table:table-cell office:value-type="float" office:value="1518732.67466007" calcext:value-type="float">
            <text:p>1518732.67466007</text:p>
          </table:table-cell>
          <table:table-cell/>
          <table:table-cell office:value-type="float" office:value="6512400" calcext:value-type="float">
            <text:p>6512400</text:p>
          </table:table-cell>
          <table:table-cell office:value-type="float" office:value="513507924.69649" calcext:value-type="float">
            <text:p>513507924.69649</text:p>
          </table:table-cell>
          <table:table-cell office:value-type="float" office:value="1.69831115919199E+015" calcext:value-type="float">
            <text:p>1.69831115919199E+015</text:p>
          </table:table-cell>
          <table:table-cell office:value-type="float" office:value="1262364487.48078" calcext:value-type="float">
            <text:p>1262364487.48078</text:p>
          </table:table-cell>
          <table:table-cell/>
          <table:table-cell office:value-type="float" office:value="7533000" calcext:value-type="float">
            <text:p>7533000</text:p>
          </table:table-cell>
          <table:table-cell office:value-type="float" office:value="1847138611.94789" calcext:value-type="float">
            <text:p>1847138611.94789</text:p>
          </table:table-cell>
          <table:table-cell office:value-type="float" office:value="5969653624544458" calcext:value-type="float">
            <text:p>5969653624544458</text:p>
          </table:table-cell>
          <table:table-cell office:value-type="float" office:value="4427626214.2721" calcext:value-type="float">
            <text:p>4427626214.2721</text:p>
          </table:table-cell>
          <table:table-cell/>
          <table:table-cell office:value-type="float" office:value="16183800" calcext:value-type="float">
            <text:p>16183800</text:p>
          </table:table-cell>
          <table:table-cell office:value-type="float" office:value="2955426436.4907" calcext:value-type="float">
            <text:p>2955426436.4907</text:p>
          </table:table-cell>
          <table:table-cell office:value-type="float" office:value="6972120050466007" calcext:value-type="float">
            <text:p>6972120050466007</text:p>
          </table:table-cell>
          <table:table-cell office:value-type="float" office:value="5305134927.14045" calcext:value-type="float">
            <text:p>5305134927.14045</text:p>
          </table:table-cell>
          <table:table-cell/>
          <table:table-cell office:value-type="float" office:value="19002600" calcext:value-type="float">
            <text:p>19002600</text:p>
          </table:table-cell>
          <table:table-cell office:value-type="float" office:value="3159135829.43467" calcext:value-type="float">
            <text:p>3159135829.43467</text:p>
          </table:table-cell>
          <table:table-cell office:value-type="float" office:value="3513735101874156" calcext:value-type="float">
            <text:p>3513735101874156</text:p>
          </table:table-cell>
          <table:table-cell office:value-type="float" office:value="3073266518.05223" calcext:value-type="float">
            <text:p>3073266518.05223</text:p>
          </table:table-cell>
          <table:table-cell/>
          <table:table-cell office:value-type="float" office:value="29988478.125" calcext:value-type="float">
            <text:p>29988478.125</text:p>
          </table:table-cell>
          <table:table-cell office:value-type="float" office:value="3713836088.64992" calcext:value-type="float">
            <text:p>3713836088.64992</text:p>
          </table:table-cell>
          <table:table-cell office:value-type="float" office:value="3.49070539369403E+015" calcext:value-type="float">
            <text:p>3.49070539369403E+015</text:p>
          </table:table-cell>
          <table:table-cell office:value-type="float" office:value="3122023444.07302" calcext:value-type="float">
            <text:p>3122023444.07302</text:p>
          </table:table-cell>
        </table:table-row>
        <table:table-row table:style-name="ro1">
          <table:table-cell office:value-type="float" office:value="10007280" calcext:value-type="float">
            <text:p>10007280</text:p>
          </table:table-cell>
          <table:table-cell office:value-type="float" office:value="1518321.59602985" calcext:value-type="float">
            <text:p>1518321.59602985</text:p>
          </table:table-cell>
          <table:table-cell office:value-type="float" office:value="430060441241.508" calcext:value-type="float">
            <text:p>430060441241.508</text:p>
          </table:table-cell>
          <table:table-cell office:value-type="float" office:value="1523998.77554986" calcext:value-type="float">
            <text:p>1523998.77554986</text:p>
          </table:table-cell>
          <table:table-cell/>
          <table:table-cell office:value-type="float" office:value="6541344" calcext:value-type="float">
            <text:p>6541344</text:p>
          </table:table-cell>
          <table:table-cell office:value-type="float" office:value="515104759.170902" calcext:value-type="float">
            <text:p>515104759.170902</text:p>
          </table:table-cell>
          <table:table-cell office:value-type="float" office:value="1.70358452499971E+015" calcext:value-type="float">
            <text:p>1.70358452499971E+015</text:p>
          </table:table-cell>
          <table:table-cell office:value-type="float" office:value="1266292406.82328" calcext:value-type="float">
            <text:p>1266292406.82328</text:p>
          </table:table-cell>
          <table:table-cell/>
          <table:table-cell office:value-type="float" office:value="7566480" calcext:value-type="float">
            <text:p>7566480</text:p>
          </table:table-cell>
          <table:table-cell office:value-type="float" office:value="1852441310.04675" calcext:value-type="float">
            <text:p>1852441310.04675</text:p>
          </table:table-cell>
          <table:table-cell office:value-type="float" office:value="5987086046746311" calcext:value-type="float">
            <text:p>5987086046746311</text:p>
          </table:table-cell>
          <table:table-cell office:value-type="float" office:value="4440567358.74348" calcext:value-type="float">
            <text:p>4440567358.74348</text:p>
          </table:table-cell>
          <table:table-cell/>
          <table:table-cell office:value-type="float" office:value="16255728" calcext:value-type="float">
            <text:p>16255728</text:p>
          </table:table-cell>
          <table:table-cell office:value-type="float" office:value="2961033237.75973" calcext:value-type="float">
            <text:p>2961033237.75973</text:p>
          </table:table-cell>
          <table:table-cell office:value-type="float" office:value="6983340690783775" calcext:value-type="float">
            <text:p>6983340690783775</text:p>
          </table:table-cell>
          <table:table-cell office:value-type="float" office:value="5313491954.56594" calcext:value-type="float">
            <text:p>5313491954.56594</text:p>
          </table:table-cell>
          <table:table-cell/>
          <table:table-cell office:value-type="float" office:value="19087056" calcext:value-type="float">
            <text:p>19087056</text:p>
          </table:table-cell>
          <table:table-cell office:value-type="float" office:value="3165255173.45962" calcext:value-type="float">
            <text:p>3165255173.45962</text:p>
          </table:table-cell>
          <table:table-cell office:value-type="float" office:value="3.51663004349643E+015" calcext:value-type="float">
            <text:p>3.51663004349643E+015</text:p>
          </table:table-cell>
          <table:table-cell office:value-type="float" office:value="3075457515.90775" calcext:value-type="float">
            <text:p>3075457515.90775</text:p>
          </table:table-cell>
          <table:table-cell/>
          <table:table-cell office:value-type="float" office:value="30121760.25" calcext:value-type="float">
            <text:p>30121760.25</text:p>
          </table:table-cell>
          <table:table-cell office:value-type="float" office:value="3721359116.11235" calcext:value-type="float">
            <text:p>3721359116.11235</text:p>
          </table:table-cell>
          <table:table-cell office:value-type="float" office:value="3491888180657041" calcext:value-type="float">
            <text:p>3491888180657041</text:p>
          </table:table-cell>
          <table:table-cell office:value-type="float" office:value="3123041719.51073" calcext:value-type="float">
            <text:p>3123041719.51073</text:p>
          </table:table-cell>
        </table:table-row>
        <table:table-row table:style-name="ro1">
          <table:table-cell office:value-type="float" office:value="10051560" calcext:value-type="float">
            <text:p>10051560</text:p>
          </table:table-cell>
          <table:table-cell office:value-type="float" office:value="1523341.84540798" calcext:value-type="float">
            <text:p>1523341.84540798</text:p>
          </table:table-cell>
          <table:table-cell office:value-type="float" office:value="431253245981.058" calcext:value-type="float">
            <text:p>431253245981.058</text:p>
          </table:table-cell>
          <table:table-cell office:value-type="float" office:value="1529254.88401411" calcext:value-type="float">
            <text:p>1529254.88401411</text:p>
          </table:table-cell>
          <table:table-cell/>
          <table:table-cell office:value-type="float" office:value="6570288" calcext:value-type="float">
            <text:p>6570288</text:p>
          </table:table-cell>
          <table:table-cell office:value-type="float" office:value="516696878.981346" calcext:value-type="float">
            <text:p>516696878.981346</text:p>
          </table:table-cell>
          <table:table-cell office:value-type="float" office:value="1.70884206879818E+015" calcext:value-type="float">
            <text:p>1.70884206879818E+015</text:p>
          </table:table-cell>
          <table:table-cell office:value-type="float" office:value="1270208618.82712" calcext:value-type="float">
            <text:p>1270208618.82712</text:p>
          </table:table-cell>
          <table:table-cell/>
          <table:table-cell office:value-type="float" office:value="7599960" calcext:value-type="float">
            <text:p>7599960</text:p>
          </table:table-cell>
          <table:table-cell office:value-type="float" office:value="1857725964.53474" calcext:value-type="float">
            <text:p>1857725964.53474</text:p>
          </table:table-cell>
          <table:table-cell office:value-type="float" office:value="6004457978205823" calcext:value-type="float">
            <text:p>6004457978205823</text:p>
          </table:table-cell>
          <table:table-cell office:value-type="float" office:value="4453463794.8646" calcext:value-type="float">
            <text:p>4453463794.8646</text:p>
          </table:table-cell>
          <table:table-cell/>
          <table:table-cell office:value-type="float" office:value="16327656" calcext:value-type="float">
            <text:p>16327656</text:p>
          </table:table-cell>
          <table:table-cell office:value-type="float" office:value="2966613907.95105" calcext:value-type="float">
            <text:p>2966613907.95105</text:p>
          </table:table-cell>
          <table:table-cell office:value-type="float" office:value="6994477923986669" calcext:value-type="float">
            <text:p>6994477923986669</text:p>
          </table:table-cell>
          <table:table-cell office:value-type="float" office:value="5321787300.30329" calcext:value-type="float">
            <text:p>5321787300.30329</text:p>
          </table:table-cell>
          <table:table-cell/>
          <table:table-cell office:value-type="float" office:value="19171512" calcext:value-type="float">
            <text:p>19171512</text:p>
          </table:table-cell>
          <table:table-cell office:value-type="float" office:value="3171363410.40989" calcext:value-type="float">
            <text:p>3171363410.40989</text:p>
          </table:table-cell>
          <table:table-cell office:value-type="float" office:value="3.51949981315901E+015" calcext:value-type="float">
            <text:p>3.51949981315901E+015</text:p>
          </table:table-cell>
          <table:table-cell office:value-type="float" office:value="3077629813.81002" calcext:value-type="float">
            <text:p>3077629813.81002</text:p>
          </table:table-cell>
          <table:table-cell/>
          <table:table-cell office:value-type="float" office:value="30255042.375" calcext:value-type="float">
            <text:p>30255042.375</text:p>
          </table:table-cell>
          <table:table-cell office:value-type="float" office:value="3728869847.5702" calcext:value-type="float">
            <text:p>3728869847.5702</text:p>
          </table:table-cell>
          <table:table-cell office:value-type="float" office:value="3493057314974982" calcext:value-type="float">
            <text:p>3493057314974982</text:p>
          </table:table-cell>
          <table:table-cell office:value-type="float" office:value="3124049413.20287" calcext:value-type="float">
            <text:p>3124049413.20287</text:p>
          </table:table-cell>
        </table:table-row>
        <table:table-row table:style-name="ro1">
          <table:table-cell office:value-type="float" office:value="10095840" calcext:value-type="float">
            <text:p>10095840</text:p>
          </table:table-cell>
          <table:table-cell office:value-type="float" office:value="1528352.46178811" calcext:value-type="float">
            <text:p>1528352.46178811</text:p>
          </table:table-cell>
          <table:table-cell office:value-type="float" office:value="432441965324.801" calcext:value-type="float">
            <text:p>432441965324.801</text:p>
          </table:table-cell>
          <table:table-cell office:value-type="float" office:value="1534501.02867972" calcext:value-type="float">
            <text:p>1534501.02867972</text:p>
          </table:table-cell>
          <table:table-cell/>
          <table:table-cell office:value-type="float" office:value="6599232" calcext:value-type="float">
            <text:p>6599232</text:p>
          </table:table-cell>
          <table:table-cell office:value-type="float" office:value="518284298.22668" calcext:value-type="float">
            <text:p>518284298.22668</text:p>
          </table:table-cell>
          <table:table-cell office:value-type="float" office:value="1.71408383808387E+015" calcext:value-type="float">
            <text:p>1.71408383808387E+015</text:p>
          </table:table-cell>
          <table:table-cell office:value-type="float" office:value="1274113158.57409" calcext:value-type="float">
            <text:p>1274113158.57409</text:p>
          </table:table-cell>
          <table:table-cell/>
          <table:table-cell office:value-type="float" office:value="7633440" calcext:value-type="float">
            <text:p>7633440</text:p>
          </table:table-cell>
          <table:table-cell office:value-type="float" office:value="1862992638.29384" calcext:value-type="float">
            <text:p>1862992638.29384</text:p>
          </table:table-cell>
          <table:table-cell office:value-type="float" office:value="6021769628930054" calcext:value-type="float">
            <text:p>6021769628930054</text:p>
          </table:table-cell>
          <table:table-cell office:value-type="float" office:value="4466315677.69893" calcext:value-type="float">
            <text:p>4466315677.69893</text:p>
          </table:table-cell>
          <table:table-cell/>
          <table:table-cell office:value-type="float" office:value="16399584" calcext:value-type="float">
            <text:p>16399584</text:p>
          </table:table-cell>
          <table:table-cell office:value-type="float" office:value="2972168633.06432" calcext:value-type="float">
            <text:p>2972168633.06432</text:p>
          </table:table-cell>
          <table:table-cell office:value-type="float" office:value="7005532370756953" calcext:value-type="float">
            <text:p>7005532370756953</text:p>
          </table:table-cell>
          <table:table-cell office:value-type="float" office:value="5330021422.53956" calcext:value-type="float">
            <text:p>5330021422.53956</text:p>
          </table:table-cell>
          <table:table-cell/>
          <table:table-cell office:value-type="float" office:value="19255968" calcext:value-type="float">
            <text:p>19255968</text:p>
          </table:table-cell>
          <table:table-cell office:value-type="float" office:value="3177460608.40333" calcext:value-type="float">
            <text:p>3177460608.40333</text:p>
          </table:table-cell>
          <table:table-cell office:value-type="float" office:value="3.52234463048361E+015" calcext:value-type="float">
            <text:p>3.52234463048361E+015</text:p>
          </table:table-cell>
          <table:table-cell office:value-type="float" office:value="3079783574.0804" calcext:value-type="float">
            <text:p>3079783574.0804</text:p>
          </table:table-cell>
          <table:table-cell/>
          <table:table-cell office:value-type="float" office:value="30388324.5" calcext:value-type="float">
            <text:p>30388324.5</text:p>
          </table:table-cell>
          <table:table-cell office:value-type="float" office:value="3736368346.75972" calcext:value-type="float">
            <text:p>3736368346.75972</text:p>
          </table:table-cell>
          <table:table-cell office:value-type="float" office:value="3.49421297542299E+015" calcext:value-type="float">
            <text:p>3.49421297542299E+015</text:p>
          </table:table-cell>
          <table:table-cell office:value-type="float" office:value="3125046658.78872" calcext:value-type="float">
            <text:p>3125046658.78872</text:p>
          </table:table-cell>
        </table:table-row>
        <table:table-row table:style-name="ro1">
          <table:table-cell office:value-type="float" office:value="10140120" calcext:value-type="float">
            <text:p>10140120</text:p>
          </table:table-cell>
          <table:table-cell office:value-type="float" office:value="1533353.47314615" calcext:value-type="float">
            <text:p>1533353.47314615</text:p>
          </table:table-cell>
          <table:table-cell office:value-type="float" office:value="433626617249.589" calcext:value-type="float">
            <text:p>433626617249.589</text:p>
          </table:table-cell>
          <table:table-cell office:value-type="float" office:value="1539737.23805832" calcext:value-type="float">
            <text:p>1539737.23805832</text:p>
          </table:table-cell>
          <table:table-cell/>
          <table:table-cell office:value-type="float" office:value="6628176" calcext:value-type="float">
            <text:p>6628176</text:p>
          </table:table-cell>
          <table:table-cell office:value-type="float" office:value="519867030.963416" calcext:value-type="float">
            <text:p>519867030.963416</text:p>
          </table:table-cell>
          <table:table-cell office:value-type="float" office:value="1.71930988021065E+015" calcext:value-type="float">
            <text:p>1.71930988021065E+015</text:p>
          </table:table-cell>
          <table:table-cell office:value-type="float" office:value="1278006061.04072" calcext:value-type="float">
            <text:p>1278006061.04072</text:p>
          </table:table-cell>
          <table:table-cell/>
          <table:table-cell office:value-type="float" office:value="7666920" calcext:value-type="float">
            <text:p>7666920</text:p>
          </table:table-cell>
          <table:table-cell office:value-type="float" office:value="1868241393.98325" calcext:value-type="float">
            <text:p>1868241393.98325</text:p>
          </table:table-cell>
          <table:table-cell office:value-type="float" office:value="6039021208196755" calcext:value-type="float">
            <text:p>6039021208196755</text:p>
          </table:table-cell>
          <table:table-cell office:value-type="float" office:value="4479123161.77126" calcext:value-type="float">
            <text:p>4479123161.77126</text:p>
          </table:table-cell>
          <table:table-cell/>
          <table:table-cell office:value-type="float" office:value="16471512" calcext:value-type="float">
            <text:p>16471512</text:p>
          </table:table-cell>
          <table:table-cell office:value-type="float" office:value="2977697597.6965" calcext:value-type="float">
            <text:p>2977697597.6965</text:p>
          </table:table-cell>
          <table:table-cell office:value-type="float" office:value="7016504647156198" calcext:value-type="float">
            <text:p>7016504647156198</text:p>
          </table:table-cell>
          <table:table-cell office:value-type="float" office:value="5338194776.0507" calcext:value-type="float">
            <text:p>5338194776.0507</text:p>
          </table:table-cell>
          <table:table-cell/>
          <table:table-cell office:value-type="float" office:value="19340424" calcext:value-type="float">
            <text:p>19340424</text:p>
          </table:table-cell>
          <table:table-cell office:value-type="float" office:value="3183546834.97411" calcext:value-type="float">
            <text:p>3183546834.97411</text:p>
          </table:table-cell>
          <table:table-cell office:value-type="float" office:value="3.52516471317385E+015" calcext:value-type="float">
            <text:p>3.52516471317385E+015</text:p>
          </table:table-cell>
          <table:table-cell office:value-type="float" office:value="3081918957.62396" calcext:value-type="float">
            <text:p>3081918957.62396</text:p>
          </table:table-cell>
          <table:table-cell/>
          <table:table-cell office:value-type="float" office:value="30521606.625" calcext:value-type="float">
            <text:p>30521606.625</text:p>
          </table:table-cell>
          <table:table-cell office:value-type="float" office:value="3743854676.6806" calcext:value-type="float">
            <text:p>3743854676.6806</text:p>
          </table:table-cell>
          <table:table-cell office:value-type="float" office:value="3.49535533834872E+015" calcext:value-type="float">
            <text:p>3.49535533834872E+015</text:p>
          </table:table-cell>
          <table:table-cell office:value-type="float" office:value="3126033588.11107" calcext:value-type="float">
            <text:p>3126033588.11107</text:p>
          </table:table-cell>
        </table:table-row>
        <table:table-row table:style-name="ro1">
          <table:table-cell office:value-type="float" office:value="10184400" calcext:value-type="float">
            <text:p>10184400</text:p>
          </table:table-cell>
          <table:table-cell office:value-type="float" office:value="1538344.90734454" calcext:value-type="float">
            <text:p>1538344.90734454</text:p>
          </table:table-cell>
          <table:table-cell office:value-type="float" office:value="434807219645.573" calcext:value-type="float">
            <text:p>434807219645.573</text:p>
          </table:table-cell>
          <table:table-cell office:value-type="float" office:value="1544963.54054678" calcext:value-type="float">
            <text:p>1544963.54054678</text:p>
          </table:table-cell>
          <table:table-cell/>
          <table:table-cell office:value-type="float" office:value="6657120" calcext:value-type="float">
            <text:p>6657120</text:p>
          </table:table-cell>
          <table:table-cell office:value-type="float" office:value="521445091.20585" calcext:value-type="float">
            <text:p>521445091.20585</text:p>
          </table:table-cell>
          <table:table-cell office:value-type="float" office:value="1.7245202423902E+015" calcext:value-type="float">
            <text:p>1.7245202423902E+015</text:p>
          </table:table-cell>
          <table:table-cell office:value-type="float" office:value="1281887361.09851" calcext:value-type="float">
            <text:p>1281887361.09851</text:p>
          </table:table-cell>
          <table:table-cell/>
          <table:table-cell office:value-type="float" office:value="7700400" calcext:value-type="float">
            <text:p>7700400</text:p>
          </table:table-cell>
          <table:table-cell office:value-type="float" office:value="1873472294.04014" calcext:value-type="float">
            <text:p>1873472294.04014</text:p>
          </table:table-cell>
          <table:table-cell office:value-type="float" office:value="6056212924556940" calcext:value-type="float">
            <text:p>6056212924556940</text:p>
          </table:table-cell>
          <table:table-cell office:value-type="float" office:value="4491886401.06962" calcext:value-type="float">
            <text:p>4491886401.06962</text:p>
          </table:table-cell>
          <table:table-cell/>
          <table:table-cell office:value-type="float" office:value="16543440" calcext:value-type="float">
            <text:p>16543440</text:p>
          </table:table-cell>
          <table:table-cell office:value-type="float" office:value="2983200985.05275" calcext:value-type="float">
            <text:p>2983200985.05275</text:p>
          </table:table-cell>
          <table:table-cell office:value-type="float" office:value="7027395364659683" calcext:value-type="float">
            <text:p>7027395364659683</text:p>
          </table:table-cell>
          <table:table-cell office:value-type="float" office:value="5346307812.22694" calcext:value-type="float">
            <text:p>5346307812.22694</text:p>
          </table:table-cell>
          <table:table-cell/>
          <table:table-cell office:value-type="float" office:value="19424880" calcext:value-type="float">
            <text:p>19424880</text:p>
          </table:table-cell>
          <table:table-cell office:value-type="float" office:value="3189622157.07798" calcext:value-type="float">
            <text:p>3189622157.07798</text:p>
          </table:table-cell>
          <table:table-cell office:value-type="float" office:value="3.52796027703205E+015" calcext:value-type="float">
            <text:p>3.52796027703205E+015</text:p>
          </table:table-cell>
          <table:table-cell office:value-type="float" office:value="3084036123.94181" calcext:value-type="float">
            <text:p>3084036123.94181</text:p>
          </table:table-cell>
          <table:table-cell/>
          <table:table-cell office:value-type="float" office:value="30654888.75" calcext:value-type="float">
            <text:p>30654888.75</text:p>
          </table:table-cell>
          <table:table-cell office:value-type="float" office:value="3751328899.60581" calcext:value-type="float">
            <text:p>3751328899.60581</text:p>
          </table:table-cell>
          <table:table-cell office:value-type="float" office:value="3.49648457770562E+015" calcext:value-type="float">
            <text:p>3.49648457770562E+015</text:p>
          </table:table-cell>
          <table:table-cell office:value-type="float" office:value="3127010331.24086" calcext:value-type="float">
            <text:p>3127010331.24086</text:p>
          </table:table-cell>
        </table:table-row>
        <table:table-row table:style-name="ro1">
          <table:table-cell office:value-type="float" office:value="10228680" calcext:value-type="float">
            <text:p>10228680</text:p>
          </table:table-cell>
          <table:table-cell office:value-type="float" office:value="1543326.79213267" calcext:value-type="float">
            <text:p>1543326.79213267</text:p>
          </table:table-cell>
          <table:table-cell office:value-type="float" office:value="435983790316.631" calcext:value-type="float">
            <text:p>435983790316.631</text:p>
          </table:table-cell>
          <table:table-cell office:value-type="float" office:value="1550179.96442775" calcext:value-type="float">
            <text:p>1550179.96442775</text:p>
          </table:table-cell>
          <table:table-cell/>
          <table:table-cell office:value-type="float" office:value="6686064" calcext:value-type="float">
            <text:p>6686064</text:p>
          </table:table-cell>
          <table:table-cell office:value-type="float" office:value="523018492.92619" calcext:value-type="float">
            <text:p>523018492.92619</text:p>
          </table:table-cell>
          <table:table-cell office:value-type="float" office:value="1.72971497169246E+015" calcext:value-type="float">
            <text:p>1.72971497169246E+015</text:p>
          </table:table-cell>
          <table:table-cell office:value-type="float" office:value="1285757093.51435" calcext:value-type="float">
            <text:p>1285757093.51435</text:p>
          </table:table-cell>
          <table:table-cell/>
          <table:table-cell office:value-type="float" office:value="7733880" calcext:value-type="float">
            <text:p>7733880</text:p>
          </table:table-cell>
          <table:table-cell office:value-type="float" office:value="1878685400.68052" calcext:value-type="float">
            <text:p>1878685400.68052</text:p>
          </table:table-cell>
          <table:table-cell office:value-type="float" office:value="6073344985837420" calcext:value-type="float">
            <text:p>6073344985837420</text:p>
          </table:table-cell>
          <table:table-cell office:value-type="float" office:value="4504605549.04705" calcext:value-type="float">
            <text:p>4504605549.04705</text:p>
          </table:table-cell>
          <table:table-cell/>
          <table:table-cell office:value-type="float" office:value="16615368" calcext:value-type="float">
            <text:p>16615368</text:p>
          </table:table-cell>
          <table:table-cell office:value-type="float" office:value="2988678976.9573" calcext:value-type="float">
            <text:p>2988678976.9573</text:p>
          </table:table-cell>
          <table:table-cell office:value-type="float" office:value="7038205130190542" calcext:value-type="float">
            <text:p>7038205130190542</text:p>
          </table:table-cell>
          <table:table-cell office:value-type="float" office:value="5354360979.09817" calcext:value-type="float">
            <text:p>5354360979.09817</text:p>
          </table:table-cell>
          <table:table-cell/>
          <table:table-cell office:value-type="float" office:value="19509336" calcext:value-type="float">
            <text:p>19509336</text:p>
          </table:table-cell>
          <table:table-cell office:value-type="float" office:value="3195686641.09756" calcext:value-type="float">
            <text:p>3195686641.09756</text:p>
          </table:table-cell>
          <table:table-cell office:value-type="float" office:value="3530731535975804" calcext:value-type="float">
            <text:p>3530731535975804</text:p>
          </table:table-cell>
          <table:table-cell office:value-type="float" office:value="3086135231.14341" calcext:value-type="float">
            <text:p>3086135231.14341</text:p>
          </table:table-cell>
          <table:table-cell/>
          <table:table-cell office:value-type="float" office:value="30788170.875" calcext:value-type="float">
            <text:p>30788170.875</text:p>
          </table:table-cell>
          <table:table-cell office:value-type="float" office:value="3758791077.09147" calcext:value-type="float">
            <text:p>3758791077.09147</text:p>
          </table:table-cell>
          <table:table-cell office:value-type="float" office:value="3.49760086508576E+015" calcext:value-type="float">
            <text:p>3.49760086508576E+015</text:p>
          </table:table-cell>
          <table:table-cell office:value-type="float" office:value="3127977016.50134" calcext:value-type="float">
            <text:p>3127977016.50134</text:p>
          </table:table-cell>
        </table:table-row>
        <table:table-row table:style-name="ro1">
          <table:table-cell office:value-type="float" office:value="10272960" calcext:value-type="float">
            <text:p>10272960</text:p>
          </table:table-cell>
          <table:table-cell office:value-type="float" office:value="1548299.15514747" calcext:value-type="float">
            <text:p>1548299.15514747</text:p>
          </table:table-cell>
          <table:table-cell office:value-type="float" office:value="437156346980.795" calcext:value-type="float">
            <text:p>437156346980.795</text:p>
          </table:table-cell>
          <table:table-cell office:value-type="float" office:value="1555386.53787023" calcext:value-type="float">
            <text:p>1555386.53787023</text:p>
          </table:table-cell>
          <table:table-cell/>
          <table:table-cell office:value-type="float" office:value="6715008" calcext:value-type="float">
            <text:p>6715008</text:p>
          </table:table-cell>
          <table:table-cell office:value-type="float" office:value="524587250.054681" calcext:value-type="float">
            <text:p>524587250.054681</text:p>
          </table:table-cell>
          <table:table-cell office:value-type="float" office:value="1.73489411504604E+015" calcext:value-type="float">
            <text:p>1.73489411504604E+015</text:p>
          </table:table-cell>
          <table:table-cell office:value-type="float" office:value="1289615292.95076" calcext:value-type="float">
            <text:p>1289615292.95076</text:p>
          </table:table-cell>
          <table:table-cell/>
          <table:table-cell office:value-type="float" office:value="7767360" calcext:value-type="float">
            <text:p>7767360</text:p>
          </table:table-cell>
          <table:table-cell office:value-type="float" office:value="1883880775.90004" calcext:value-type="float">
            <text:p>1883880775.90004</text:p>
          </table:table-cell>
          <table:table-cell office:value-type="float" office:value="6090417599143297" calcext:value-type="float">
            <text:p>6090417599143297</text:p>
          </table:table-cell>
          <table:table-cell office:value-type="float" office:value="4517280758.62352" calcext:value-type="float">
            <text:p>4517280758.62352</text:p>
          </table:table-cell>
          <table:table-cell/>
          <table:table-cell office:value-type="float" office:value="16687296" calcext:value-type="float">
            <text:p>16687296</text:p>
          </table:table-cell>
          <table:table-cell office:value-type="float" office:value="2994131753.86421" calcext:value-type="float">
            <text:p>2994131753.86421</text:p>
          </table:table-cell>
          <table:table-cell office:value-type="float" office:value="7048934546153684" calcext:value-type="float">
            <text:p>7048934546153684</text:p>
          </table:table-cell>
          <table:table-cell office:value-type="float" office:value="5362354721.35883" calcext:value-type="float">
            <text:p>5362354721.35883</text:p>
          </table:table-cell>
          <table:table-cell/>
          <table:table-cell office:value-type="float" office:value="19593792" calcext:value-type="float">
            <text:p>19593792</text:p>
          </table:table-cell>
          <table:table-cell office:value-type="float" office:value="3201740352.84761" calcext:value-type="float">
            <text:p>3201740352.84761</text:p>
          </table:table-cell>
          <table:table-cell office:value-type="float" office:value="3.53347870205451E+015" calcext:value-type="float">
            <text:p>3.53347870205451E+015</text:p>
          </table:table-cell>
          <table:table-cell office:value-type="float" office:value="3088216435.95872" calcext:value-type="float">
            <text:p>3088216435.95872</text:p>
          </table:table-cell>
          <table:table-cell/>
          <table:table-cell office:value-type="float" office:value="30921453" calcext:value-type="float">
            <text:p>30921453</text:p>
          </table:table-cell>
          <table:table-cell office:value-type="float" office:value="3766241269.98643" calcext:value-type="float">
            <text:p>3766241269.98643</text:p>
          </table:table-cell>
          <table:table-cell office:value-type="float" office:value="3.49870436975216E+015" calcext:value-type="float">
            <text:p>3.49870436975216E+015</text:p>
          </table:table-cell>
          <table:table-cell office:value-type="float" office:value="3128933770.49199" calcext:value-type="float">
            <text:p>3128933770.49199</text:p>
          </table:table-cell>
        </table:table-row>
        <table:table-row table:style-name="ro1">
          <table:table-cell office:value-type="float" office:value="10317240" calcext:value-type="float">
            <text:p>10317240</text:p>
          </table:table-cell>
          <table:table-cell office:value-type="float" office:value="1553262.02391395" calcext:value-type="float">
            <text:p>1553262.02391395</text:p>
          </table:table-cell>
          <table:table-cell office:value-type="float" office:value="438324907270.68" calcext:value-type="float">
            <text:p>438324907270.68</text:p>
          </table:table-cell>
          <table:table-cell office:value-type="float" office:value="1560583.28893003" calcext:value-type="float">
            <text:p>1560583.28893003</text:p>
          </table:table-cell>
          <table:table-cell/>
          <table:table-cell office:value-type="float" office:value="6743952" calcext:value-type="float">
            <text:p>6743952</text:p>
          </table:table-cell>
          <table:table-cell office:value-type="float" office:value="526151376.479733" calcext:value-type="float">
            <text:p>526151376.479733</text:p>
          </table:table-cell>
          <table:table-cell office:value-type="float" office:value="1.74005771923868E+015" calcext:value-type="float">
            <text:p>1.74005771923868E+015</text:p>
          </table:table-cell>
          <table:table-cell office:value-type="float" office:value="1293461993.96623" calcext:value-type="float">
            <text:p>1293461993.96623</text:p>
          </table:table-cell>
          <table:table-cell/>
          <table:table-cell office:value-type="float" office:value="7800840" calcext:value-type="float">
            <text:p>7800840</text:p>
          </table:table-cell>
          <table:table-cell office:value-type="float" office:value="1889058481.47478" calcext:value-type="float">
            <text:p>1889058481.47478</text:p>
          </table:table-cell>
          <table:table-cell office:value-type="float" office:value="6107430970860477" calcext:value-type="float">
            <text:p>6107430970860477</text:p>
          </table:table-cell>
          <table:table-cell office:value-type="float" office:value="4529912182.18782" calcext:value-type="float">
            <text:p>4529912182.18782</text:p>
          </table:table-cell>
          <table:table-cell/>
          <table:table-cell office:value-type="float" office:value="16759224" calcext:value-type="float">
            <text:p>16759224</text:p>
          </table:table-cell>
          <table:table-cell office:value-type="float" office:value="2999559494.86809" calcext:value-type="float">
            <text:p>2999559494.86809</text:p>
          </table:table-cell>
          <table:table-cell office:value-type="float" office:value="7059584210469440" calcext:value-type="float">
            <text:p>7059584210469440</text:p>
          </table:table-cell>
          <table:table-cell office:value-type="float" office:value="5370289480.39293" calcext:value-type="float">
            <text:p>5370289480.39293</text:p>
          </table:table-cell>
          <table:table-cell/>
          <table:table-cell office:value-type="float" office:value="19678248" calcext:value-type="float">
            <text:p>19678248</text:p>
          </table:table-cell>
          <table:table-cell office:value-type="float" office:value="3207783357.58015" calcext:value-type="float">
            <text:p>3207783357.58015</text:p>
          </table:table-cell>
          <table:table-cell office:value-type="float" office:value="3.53620198546564E+015" calcext:value-type="float">
            <text:p>3.53620198546564E+015</text:p>
          </table:table-cell>
          <table:table-cell office:value-type="float" office:value="3090279893.75029" calcext:value-type="float">
            <text:p>3090279893.75029</text:p>
          </table:table-cell>
          <table:table-cell/>
          <table:table-cell office:value-type="float" office:value="31054735.125" calcext:value-type="float">
            <text:p>31054735.125</text:p>
          </table:table-cell>
          <table:table-cell office:value-type="float" office:value="3773679538.44181" calcext:value-type="float">
            <text:p>3773679538.44181</text:p>
          </table:table-cell>
          <table:table-cell office:value-type="float" office:value="3499795258670774" calcext:value-type="float">
            <text:p>3499795258670774</text:p>
          </table:table-cell>
          <table:table-cell office:value-type="float" office:value="3129880718.11209" calcext:value-type="float">
            <text:p>3129880718.11209</text:p>
          </table:table-cell>
        </table:table-row>
        <table:table-row table:style-name="ro1">
          <table:table-cell office:value-type="float" office:value="10361520" calcext:value-type="float">
            <text:p>10361520</text:p>
          </table:table-cell>
          <table:table-cell office:value-type="float" office:value="1558215.42584567" calcext:value-type="float">
            <text:p>1558215.42584567</text:p>
          </table:table-cell>
          <table:table-cell office:value-type="float" office:value="439489488733.902" calcext:value-type="float">
            <text:p>439489488733.902</text:p>
          </table:table-cell>
          <table:table-cell office:value-type="float" office:value="1565770.24555039" calcext:value-type="float">
            <text:p>1565770.24555039</text:p>
          </table:table-cell>
          <table:table-cell/>
          <table:table-cell office:value-type="float" office:value="6772896" calcext:value-type="float">
            <text:p>6772896</text:p>
          </table:table-cell>
          <table:table-cell office:value-type="float" office:value="527710886.048046" calcext:value-type="float">
            <text:p>527710886.048046</text:p>
          </table:table-cell>
          <table:table-cell office:value-type="float" office:value="1.7452058309176E+015" calcext:value-type="float">
            <text:p>1.7452058309176E+015</text:p>
          </table:table-cell>
          <table:table-cell office:value-type="float" office:value="1297297231.01554" calcext:value-type="float">
            <text:p>1297297231.01554</text:p>
          </table:table-cell>
          <table:table-cell/>
          <table:table-cell office:value-type="float" office:value="7834320" calcext:value-type="float">
            <text:p>7834320</text:p>
          </table:table-cell>
          <table:table-cell office:value-type="float" office:value="1894218578.96208" calcext:value-type="float">
            <text:p>1894218578.96208</text:p>
          </table:table-cell>
          <table:table-cell office:value-type="float" office:value="6124385306658183" calcext:value-type="float">
            <text:p>6124385306658183</text:p>
          </table:table-cell>
          <table:table-cell office:value-type="float" office:value="4542499971.59932" calcext:value-type="float">
            <text:p>4542499971.59932</text:p>
          </table:table-cell>
          <table:table-cell/>
          <table:table-cell office:value-type="float" office:value="16831152" calcext:value-type="float">
            <text:p>16831152</text:p>
          </table:table-cell>
          <table:table-cell office:value-type="float" office:value="3004962377.71464" calcext:value-type="float">
            <text:p>3004962377.71464</text:p>
          </table:table-cell>
          <table:table-cell office:value-type="float" office:value="7070154716606958" calcext:value-type="float">
            <text:p>7070154716606958</text:p>
          </table:table-cell>
          <table:table-cell office:value-type="float" office:value="5378165694.29867" calcext:value-type="float">
            <text:p>5378165694.29867</text:p>
          </table:table-cell>
          <table:table-cell/>
          <table:table-cell office:value-type="float" office:value="19762704" calcext:value-type="float">
            <text:p>19762704</text:p>
          </table:table-cell>
          <table:table-cell office:value-type="float" office:value="3213815719.9896" calcext:value-type="float">
            <text:p>3213815719.9896</text:p>
          </table:table-cell>
          <table:table-cell office:value-type="float" office:value="3.53890159457095E+015" calcext:value-type="float">
            <text:p>3.53890159457095E+015</text:p>
          </table:table-cell>
          <table:table-cell office:value-type="float" office:value="3092325758.52521" calcext:value-type="float">
            <text:p>3092325758.52521</text:p>
          </table:table-cell>
          <table:table-cell/>
          <table:table-cell office:value-type="float" office:value="31188017.25" calcext:value-type="float">
            <text:p>31188017.25</text:p>
          </table:table-cell>
          <table:table-cell office:value-type="float" office:value="3781105941.92039" calcext:value-type="float">
            <text:p>3781105941.92039</text:p>
          </table:table-cell>
          <table:table-cell office:value-type="float" office:value="3.5008736965419E+015" calcext:value-type="float">
            <text:p>3.5008736965419E+015</text:p>
          </table:table-cell>
          <table:table-cell office:value-type="float" office:value="3130817982.58394" calcext:value-type="float">
            <text:p>3130817982.58394</text:p>
          </table:table-cell>
        </table:table-row>
        <table:table-row table:style-name="ro1">
          <table:table-cell office:value-type="float" office:value="10405800" calcext:value-type="float">
            <text:p>10405800</text:p>
          </table:table-cell>
          <table:table-cell office:value-type="float" office:value="1563159.38824532" calcext:value-type="float">
            <text:p>1563159.38824532</text:p>
          </table:table-cell>
          <table:table-cell office:value-type="float" office:value="440650108833.501" calcext:value-type="float">
            <text:p>440650108833.501</text:p>
          </table:table-cell>
          <table:table-cell office:value-type="float" office:value="1570947.43556243" calcext:value-type="float">
            <text:p>1570947.43556243</text:p>
          </table:table-cell>
          <table:table-cell/>
          <table:table-cell office:value-type="float" office:value="6801840" calcext:value-type="float">
            <text:p>6801840</text:p>
          </table:table-cell>
          <table:table-cell office:value-type="float" office:value="529265792.564735" calcext:value-type="float">
            <text:p>529265792.564735</text:p>
          </table:table-cell>
          <table:table-cell office:value-type="float" office:value="1.75033849658999E+015" calcext:value-type="float">
            <text:p>1.75033849658999E+015</text:p>
          </table:table-cell>
          <table:table-cell office:value-type="float" office:value="1301121038.45006" calcext:value-type="float">
            <text:p>1301121038.45006</text:p>
          </table:table-cell>
          <table:table-cell/>
          <table:table-cell office:value-type="float" office:value="7867800" calcext:value-type="float">
            <text:p>7867800</text:p>
          </table:table-cell>
          <table:table-cell office:value-type="float" office:value="1899361129.70133" calcext:value-type="float">
            <text:p>1899361129.70133</text:p>
          </table:table-cell>
          <table:table-cell office:value-type="float" office:value="6141280811491412" calcext:value-type="float">
            <text:p>6141280811491412</text:p>
          </table:table-cell>
          <table:table-cell office:value-type="float" office:value="4555044278.18987" calcext:value-type="float">
            <text:p>4555044278.18987</text:p>
          </table:table-cell>
          <table:table-cell/>
          <table:table-cell office:value-type="float" office:value="16903080" calcext:value-type="float">
            <text:p>16903080</text:p>
          </table:table-cell>
          <table:table-cell office:value-type="float" office:value="3010340578.81117" calcext:value-type="float">
            <text:p>3010340578.81117</text:p>
          </table:table-cell>
          <table:table-cell office:value-type="float" office:value="7080646653617322" calcext:value-type="float">
            <text:p>7080646653617322</text:p>
          </table:table-cell>
          <table:table-cell office:value-type="float" office:value="5385983797.91295" calcext:value-type="float">
            <text:p>5385983797.91295</text:p>
          </table:table-cell>
          <table:table-cell/>
          <table:table-cell office:value-type="float" office:value="19847160" calcext:value-type="float">
            <text:p>19847160</text:p>
          </table:table-cell>
          <table:table-cell office:value-type="float" office:value="3219837504.21784" calcext:value-type="float">
            <text:p>3219837504.21784</text:p>
          </table:table-cell>
          <table:table-cell office:value-type="float" office:value="3.54157773591251E+015" calcext:value-type="float">
            <text:p>3.54157773591251E+015</text:p>
          </table:table-cell>
          <table:table-cell office:value-type="float" office:value="3094354182.94698" calcext:value-type="float">
            <text:p>3094354182.94698</text:p>
          </table:table-cell>
          <table:table-cell/>
          <table:table-cell office:value-type="float" office:value="31321299.375" calcext:value-type="float">
            <text:p>31321299.375</text:p>
          </table:table-cell>
          <table:table-cell office:value-type="float" office:value="3788520539.20587" calcext:value-type="float">
            <text:p>3788520539.20587</text:p>
          </table:table-cell>
          <table:table-cell office:value-type="float" office:value="3501939845831290" calcext:value-type="float">
            <text:p>3501939845831290</text:p>
          </table:table-cell>
          <table:table-cell office:value-type="float" office:value="3131745685.4758" calcext:value-type="float">
            <text:p>3131745685.4758</text:p>
          </table:table-cell>
        </table:table-row>
        <table:table-row table:style-name="ro1">
          <table:table-cell office:value-type="float" office:value="10450080" calcext:value-type="float">
            <text:p>10450080</text:p>
          </table:table-cell>
          <table:table-cell office:value-type="float" office:value="1568093.93830519" calcext:value-type="float">
            <text:p>1568093.93830519</text:p>
          </table:table-cell>
          <table:table-cell office:value-type="float" office:value="441806784948.36" calcext:value-type="float">
            <text:p>441806784948.36</text:p>
          </table:table-cell>
          <table:table-cell office:value-type="float" office:value="1576114.88668573" calcext:value-type="float">
            <text:p>1576114.88668573</text:p>
          </table:table-cell>
          <table:table-cell/>
          <table:table-cell office:value-type="float" office:value="6830784" calcext:value-type="float">
            <text:p>6830784</text:p>
          </table:table-cell>
          <table:table-cell office:value-type="float" office:value="530816109.793457" calcext:value-type="float">
            <text:p>530816109.793457</text:p>
          </table:table-cell>
          <table:table-cell office:value-type="float" office:value="1.75545576262341E+015" calcext:value-type="float">
            <text:p>1.75545576262341E+015</text:p>
          </table:table-cell>
          <table:table-cell office:value-type="float" office:value="1304933450.51806" calcext:value-type="float">
            <text:p>1304933450.51806</text:p>
          </table:table-cell>
          <table:table-cell/>
          <table:table-cell office:value-type="float" office:value="7901280" calcext:value-type="float">
            <text:p>7901280</text:p>
          </table:table-cell>
          <table:table-cell office:value-type="float" office:value="1904486194.81476" calcext:value-type="float">
            <text:p>1904486194.81476</text:p>
          </table:table-cell>
          <table:table-cell office:value-type="float" office:value="6158117689603445" calcext:value-type="float">
            <text:p>6158117689603445</text:p>
          </table:table-cell>
          <table:table-cell office:value-type="float" office:value="4567545252.76565" calcext:value-type="float">
            <text:p>4567545252.76565</text:p>
          </table:table-cell>
          <table:table-cell/>
          <table:table-cell office:value-type="float" office:value="16975008" calcext:value-type="float">
            <text:p>16975008</text:p>
          </table:table-cell>
          <table:table-cell office:value-type="float" office:value="3015694273.23701" calcext:value-type="float">
            <text:p>3015694273.23701</text:p>
          </table:table-cell>
          <table:table-cell office:value-type="float" office:value="7091060606166510" calcext:value-type="float">
            <text:p>7091060606166510</text:p>
          </table:table-cell>
          <table:table-cell office:value-type="float" office:value="5393744222.83567" calcext:value-type="float">
            <text:p>5393744222.83567</text:p>
          </table:table-cell>
          <table:table-cell/>
          <table:table-cell office:value-type="float" office:value="19931616" calcext:value-type="float">
            <text:p>19931616</text:p>
          </table:table-cell>
          <table:table-cell office:value-type="float" office:value="3225848773.85925" calcext:value-type="float">
            <text:p>3225848773.85925</text:p>
          </table:table-cell>
          <table:table-cell office:value-type="float" office:value="3.54423061422859E+015" calcext:value-type="float">
            <text:p>3.54423061422859E+015</text:p>
          </table:table-cell>
          <table:table-cell office:value-type="float" office:value="3096365318.34722" calcext:value-type="float">
            <text:p>3096365318.34722</text:p>
          </table:table-cell>
          <table:table-cell/>
          <table:table-cell office:value-type="float" office:value="31454581.5" calcext:value-type="float">
            <text:p>31454581.5</text:p>
          </table:table-cell>
          <table:table-cell office:value-type="float" office:value="3795923388.41197" calcext:value-type="float">
            <text:p>3795923388.41197</text:p>
          </table:table-cell>
          <table:table-cell office:value-type="float" office:value="3502993866800725" calcext:value-type="float">
            <text:p>3502993866800725</text:p>
          </table:table-cell>
          <table:table-cell office:value-type="float" office:value="3132663946.7245" calcext:value-type="float">
            <text:p>3132663946.7245</text:p>
          </table:table-cell>
        </table:table-row>
        <table:table-row table:style-name="ro1">
          <table:table-cell office:value-type="float" office:value="10494360" calcext:value-type="float">
            <text:p>10494360</text:p>
          </table:table-cell>
          <table:table-cell office:value-type="float" office:value="1573019.10310775" calcext:value-type="float">
            <text:p>1573019.10310775</text:p>
          </table:table-cell>
          <table:table-cell office:value-type="float" office:value="442959534373.623" calcext:value-type="float">
            <text:p>442959534373.623</text:p>
          </table:table-cell>
          <table:table-cell office:value-type="float" office:value="1581272.62652882" calcext:value-type="float">
            <text:p>1581272.62652882</text:p>
          </table:table-cell>
          <table:table-cell/>
          <table:table-cell office:value-type="float" office:value="6859728" calcext:value-type="float">
            <text:p>6859728</text:p>
          </table:table-cell>
          <table:table-cell office:value-type="float" office:value="532361851.456535" calcext:value-type="float">
            <text:p>532361851.456535</text:p>
          </table:table-cell>
          <table:table-cell office:value-type="float" office:value="1.76055767524619E+015" calcext:value-type="float">
            <text:p>1.76055767524619E+015</text:p>
          </table:table-cell>
          <table:table-cell office:value-type="float" office:value="1308734501.36501" calcext:value-type="float">
            <text:p>1308734501.36501</text:p>
          </table:table-cell>
          <table:table-cell/>
          <table:table-cell office:value-type="float" office:value="7934760" calcext:value-type="float">
            <text:p>7934760</text:p>
          </table:table-cell>
          <table:table-cell office:value-type="float" office:value="1909593835.20826" calcext:value-type="float">
            <text:p>1909593835.20826</text:p>
          </table:table-cell>
          <table:table-cell office:value-type="float" office:value="6174896144528328" calcext:value-type="float">
            <text:p>6174896144528328</text:p>
          </table:table-cell>
          <table:table-cell office:value-type="float" office:value="4580003045.60896" calcext:value-type="float">
            <text:p>4580003045.60896</text:p>
          </table:table-cell>
          <table:table-cell/>
          <table:table-cell office:value-type="float" office:value="17046936" calcext:value-type="float">
            <text:p>17046936</text:p>
          </table:table-cell>
          <table:table-cell office:value-type="float" office:value="3021023634.75387" calcext:value-type="float">
            <text:p>3021023634.75387</text:p>
          </table:table-cell>
          <table:table-cell office:value-type="float" office:value="7101397154568007" calcext:value-type="float">
            <text:p>7101397154568007</text:p>
          </table:table-cell>
          <table:table-cell office:value-type="float" office:value="5401447397.45392" calcext:value-type="float">
            <text:p>5401447397.45392</text:p>
          </table:table-cell>
          <table:table-cell/>
          <table:table-cell office:value-type="float" office:value="20016072" calcext:value-type="float">
            <text:p>20016072</text:p>
          </table:table-cell>
          <table:table-cell office:value-type="float" office:value="3231849591.96567" calcext:value-type="float">
            <text:p>3231849591.96567</text:p>
          </table:table-cell>
          <table:table-cell office:value-type="float" office:value="3546860432469459" calcext:value-type="float">
            <text:p>3546860432469459</text:p>
          </table:table-cell>
          <table:table-cell office:value-type="float" office:value="3098359314.73738" calcext:value-type="float">
            <text:p>3098359314.73738</text:p>
          </table:table-cell>
          <table:table-cell/>
          <table:table-cell office:value-type="float" office:value="31587863.625" calcext:value-type="float">
            <text:p>31587863.625</text:p>
          </table:table-cell>
          <table:table-cell office:value-type="float" office:value="3803314546.99144" calcext:value-type="float">
            <text:p>3803314546.99144</text:p>
          </table:table-cell>
          <table:table-cell office:value-type="float" office:value="3504035917538253" calcext:value-type="float">
            <text:p>3504035917538253</text:p>
          </table:table-cell>
          <table:table-cell office:value-type="float" office:value="3133572884.65771" calcext:value-type="float">
            <text:p>3133572884.65771</text:p>
          </table:table-cell>
        </table:table-row>
        <table:table-row table:style-name="ro1">
          <table:table-cell office:value-type="float" office:value="10538640" calcext:value-type="float">
            <text:p>10538640</text:p>
          </table:table-cell>
          <table:table-cell office:value-type="float" office:value="1577934.9096261" calcext:value-type="float">
            <text:p>1577934.9096261</text:p>
          </table:table-cell>
          <table:table-cell office:value-type="float" office:value="444108374321.106" calcext:value-type="float">
            <text:p>444108374321.106</text:p>
          </table:table-cell>
          <table:table-cell office:value-type="float" office:value="1586420.68258968" calcext:value-type="float">
            <text:p>1586420.68258968</text:p>
          </table:table-cell>
          <table:table-cell/>
          <table:table-cell office:value-type="float" office:value="6888672" calcext:value-type="float">
            <text:p>6888672</text:p>
          </table:table-cell>
          <table:table-cell office:value-type="float" office:value="533903031.235081" calcext:value-type="float">
            <text:p>533903031.235081</text:p>
          </table:table-cell>
          <table:table-cell office:value-type="float" office:value="1.76564428054787E+015" calcext:value-type="float">
            <text:p>1.76564428054787E+015</text:p>
          </table:table-cell>
          <table:table-cell office:value-type="float" office:value="1312524225.03393" calcext:value-type="float">
            <text:p>1312524225.03393</text:p>
          </table:table-cell>
          <table:table-cell/>
          <table:table-cell office:value-type="float" office:value="7968240" calcext:value-type="float">
            <text:p>7968240</text:p>
          </table:table-cell>
          <table:table-cell office:value-type="float" office:value="1914684111.57215" calcext:value-type="float">
            <text:p>1914684111.57215</text:p>
          </table:table-cell>
          <table:table-cell office:value-type="float" office:value="6191616379093299" calcext:value-type="float">
            <text:p>6191616379093299</text:p>
          </table:table-cell>
          <table:table-cell office:value-type="float" office:value="4592417806.48006" calcext:value-type="float">
            <text:p>4592417806.48006</text:p>
          </table:table-cell>
          <table:table-cell/>
          <table:table-cell office:value-type="float" office:value="17118864" calcext:value-type="float">
            <text:p>17118864</text:p>
          </table:table-cell>
          <table:table-cell office:value-type="float" office:value="3026328835.81601" calcext:value-type="float">
            <text:p>3026328835.81601</text:p>
          </table:table-cell>
          <table:table-cell office:value-type="float" office:value="7111656874815232" calcext:value-type="float">
            <text:p>7111656874815232</text:p>
          </table:table-cell>
          <table:table-cell office:value-type="float" office:value="5409093746.96588" calcext:value-type="float">
            <text:p>5409093746.96588</text:p>
          </table:table-cell>
          <table:table-cell/>
          <table:table-cell office:value-type="float" office:value="20100528" calcext:value-type="float">
            <text:p>20100528</text:p>
          </table:table-cell>
          <table:table-cell office:value-type="float" office:value="3237840021.05134" calcext:value-type="float">
            <text:p>3237840021.05134</text:p>
          </table:table-cell>
          <table:table-cell office:value-type="float" office:value="3549467391812984" calcext:value-type="float">
            <text:p>3549467391812984</text:p>
          </table:table-cell>
          <table:table-cell office:value-type="float" office:value="3100336320.82022" calcext:value-type="float">
            <text:p>3100336320.82022</text:p>
          </table:table-cell>
          <table:table-cell/>
          <table:table-cell office:value-type="float" office:value="31721145.75" calcext:value-type="float">
            <text:p>31721145.75</text:p>
          </table:table-cell>
          <table:table-cell office:value-type="float" office:value="3810694071.74497" calcext:value-type="float">
            <text:p>3810694071.74497</text:p>
          </table:table-cell>
          <table:table-cell office:value-type="float" office:value="3.50506615398796E+015" calcext:value-type="float">
            <text:p>3.50506615398796E+015</text:p>
          </table:table-cell>
          <table:table-cell office:value-type="float" office:value="3134472616.01594" calcext:value-type="float">
            <text:p>3134472616.01594</text:p>
          </table:table-cell>
        </table:table-row>
        <table:table-row table:style-name="ro1">
          <table:table-cell office:value-type="float" office:value="10582920" calcext:value-type="float">
            <text:p>10582920</text:p>
          </table:table-cell>
          <table:table-cell office:value-type="float" office:value="1582841.38472451" calcext:value-type="float">
            <text:p>1582841.38472451</text:p>
          </table:table-cell>
          <table:table-cell office:value-type="float" office:value="445253321919.715" calcext:value-type="float">
            <text:p>445253321919.715</text:p>
          </table:table-cell>
          <table:table-cell office:value-type="float" office:value="1591559.08225634" calcext:value-type="float">
            <text:p>1591559.08225634</text:p>
          </table:table-cell>
          <table:table-cell/>
          <table:table-cell office:value-type="float" office:value="6917616" calcext:value-type="float">
            <text:p>6917616</text:p>
          </table:table-cell>
          <table:table-cell office:value-type="float" office:value="535439662.769123" calcext:value-type="float">
            <text:p>535439662.769123</text:p>
          </table:table-cell>
          <table:table-cell office:value-type="float" office:value="1770715624479626" calcext:value-type="float">
            <text:p>1770715624479626</text:p>
          </table:table-cell>
          <table:table-cell office:value-type="float" office:value="1316302655.46565" calcext:value-type="float">
            <text:p>1316302655.46565</text:p>
          </table:table-cell>
          <table:table-cell/>
          <table:table-cell office:value-type="float" office:value="8001720" calcext:value-type="float">
            <text:p>8001720</text:p>
          </table:table-cell>
          <table:table-cell office:value-type="float" office:value="1919757084.38197" calcext:value-type="float">
            <text:p>1919757084.38197</text:p>
          </table:table-cell>
          <table:table-cell office:value-type="float" office:value="6208278595421254" calcext:value-type="float">
            <text:p>6208278595421254</text:p>
          </table:table-cell>
          <table:table-cell office:value-type="float" office:value="4604789684.61896" calcext:value-type="float">
            <text:p>4604789684.61896</text:p>
          </table:table-cell>
          <table:table-cell/>
          <table:table-cell office:value-type="float" office:value="17190792" calcext:value-type="float">
            <text:p>17190792</text:p>
          </table:table-cell>
          <table:table-cell office:value-type="float" office:value="3031610047.58048" calcext:value-type="float">
            <text:p>3031610047.58048</text:p>
          </table:table-cell>
          <table:table-cell office:value-type="float" office:value="7121840338613715" calcext:value-type="float">
            <text:p>7121840338613715</text:p>
          </table:table-cell>
          <table:table-cell office:value-type="float" office:value="5416683693.40466" calcext:value-type="float">
            <text:p>5416683693.40466</text:p>
          </table:table-cell>
          <table:table-cell/>
          <table:table-cell office:value-type="float" office:value="20184984" calcext:value-type="float">
            <text:p>20184984</text:p>
          </table:table-cell>
          <table:table-cell office:value-type="float" office:value="3243820123.09772" calcext:value-type="float">
            <text:p>3243820123.09772</text:p>
          </table:table-cell>
          <table:table-cell office:value-type="float" office:value="3.55205169168011E+015" calcext:value-type="float">
            <text:p>3.55205169168011E+015</text:p>
          </table:table-cell>
          <table:table-cell office:value-type="float" office:value="3102296484.00131" calcext:value-type="float">
            <text:p>3102296484.00131</text:p>
          </table:table-cell>
          <table:table-cell/>
          <table:table-cell office:value-type="float" office:value="31854427.875" calcext:value-type="float">
            <text:p>31854427.875</text:p>
          </table:table-cell>
          <table:table-cell office:value-type="float" office:value="3818062018.82986" calcext:value-type="float">
            <text:p>3818062018.82986</text:p>
          </table:table-cell>
          <table:table-cell office:value-type="float" office:value="3506084729979343" calcext:value-type="float">
            <text:p>3506084729979343</text:p>
          </table:table-cell>
          <table:table-cell office:value-type="float" office:value="3135363255.97425" calcext:value-type="float">
            <text:p>3135363255.97425</text:p>
          </table:table-cell>
        </table:table-row>
        <table:table-row table:style-name="ro1">
          <table:table-cell office:value-type="float" office:value="10627200" calcext:value-type="float">
            <text:p>10627200</text:p>
          </table:table-cell>
          <table:table-cell office:value-type="float" office:value="1587738.55515896" calcext:value-type="float">
            <text:p>1587738.55515896</text:p>
          </table:table-cell>
          <table:table-cell office:value-type="float" office:value="446394394215.851" calcext:value-type="float">
            <text:p>446394394215.851</text:p>
          </table:table-cell>
          <table:table-cell office:value-type="float" office:value="1596687.85280729" calcext:value-type="float">
            <text:p>1596687.85280729</text:p>
          </table:table-cell>
          <table:table-cell/>
          <table:table-cell office:value-type="float" office:value="6946560" calcext:value-type="float">
            <text:p>6946560</text:p>
          </table:table-cell>
          <table:table-cell office:value-type="float" office:value="536971759.657727" calcext:value-type="float">
            <text:p>536971759.657727</text:p>
          </table:table-cell>
          <table:table-cell office:value-type="float" office:value="1775771752854642" calcext:value-type="float">
            <text:p>1775771752854642</text:p>
          </table:table-cell>
          <table:table-cell office:value-type="float" office:value="1320069826.49912" calcext:value-type="float">
            <text:p>1320069826.49912</text:p>
          </table:table-cell>
          <table:table-cell/>
          <table:table-cell office:value-type="float" office:value="8035200" calcext:value-type="float">
            <text:p>8035200</text:p>
          </table:table-cell>
          <table:table-cell office:value-type="float" office:value="1924812813.89928" calcext:value-type="float">
            <text:p>1924812813.89928</text:p>
          </table:table-cell>
          <table:table-cell office:value-type="float" office:value="6224882994933241" calcext:value-type="float">
            <text:p>6224882994933241</text:p>
          </table:table-cell>
          <table:table-cell office:value-type="float" office:value="4617118828.7473" calcext:value-type="float">
            <text:p>4617118828.7473</text:p>
          </table:table-cell>
          <table:table-cell/>
          <table:table-cell office:value-type="float" office:value="17262720" calcext:value-type="float">
            <text:p>17262720</text:p>
          </table:table-cell>
          <table:table-cell office:value-type="float" office:value="3036867439.91711" calcext:value-type="float">
            <text:p>3036867439.91711</text:p>
          </table:table-cell>
          <table:table-cell office:value-type="float" office:value="7131948113413032" calcext:value-type="float">
            <text:p>7131948113413032</text:p>
          </table:table-cell>
          <table:table-cell office:value-type="float" office:value="5424217655.66182" calcext:value-type="float">
            <text:p>5424217655.66182</text:p>
          </table:table-cell>
          <table:table-cell/>
          <table:table-cell office:value-type="float" office:value="20269440" calcext:value-type="float">
            <text:p>20269440</text:p>
          </table:table-cell>
          <table:table-cell office:value-type="float" office:value="3249789959.55841" calcext:value-type="float">
            <text:p>3249789959.55841</text:p>
          </table:table-cell>
          <table:table-cell office:value-type="float" office:value="3.55461352975022E+015" calcext:value-type="float">
            <text:p>3.55461352975022E+015</text:p>
          </table:table-cell>
          <table:table-cell office:value-type="float" office:value="3104239950.40035" calcext:value-type="float">
            <text:p>3104239950.40035</text:p>
          </table:table-cell>
          <table:table-cell/>
          <table:table-cell office:value-type="float" office:value="31987710" calcext:value-type="float">
            <text:p>31987710</text:p>
          </table:table-cell>
          <table:table-cell office:value-type="float" office:value="3825418443.76875" calcext:value-type="float">
            <text:p>3825418443.76875</text:p>
          </table:table-cell>
          <table:table-cell office:value-type="float" office:value="3507091797256308" calcext:value-type="float">
            <text:p>3507091797256308</text:p>
          </table:table-cell>
          <table:table-cell office:value-type="float" office:value="3136244918.16363" calcext:value-type="float">
            <text:p>3136244918.16363</text:p>
          </table:table-cell>
        </table:table-row>
        <table:table-row table:style-name="ro1">
          <table:table-cell office:value-type="float" office:value="10671480" calcext:value-type="float">
            <text:p>10671480</text:p>
          </table:table-cell>
          <table:table-cell office:value-type="float" office:value="1592626.44757758" calcext:value-type="float">
            <text:p>1592626.44757758</text:p>
          </table:table-cell>
          <table:table-cell office:value-type="float" office:value="447531608173.822" calcext:value-type="float">
            <text:p>447531608173.822</text:p>
          </table:table-cell>
          <table:table-cell office:value-type="float" office:value="1601807.02141206" calcext:value-type="float">
            <text:p>1601807.02141206</text:p>
          </table:table-cell>
          <table:table-cell/>
          <table:table-cell office:value-type="float" office:value="6975504" calcext:value-type="float">
            <text:p>6975504</text:p>
          </table:table-cell>
          <table:table-cell office:value-type="float" office:value="538499335.459121" calcext:value-type="float">
            <text:p>538499335.459121</text:p>
          </table:table-cell>
          <table:table-cell office:value-type="float" office:value="1.78081271134857E+015" calcext:value-type="float">
            <text:p>1.78081271134857E+015</text:p>
          </table:table-cell>
          <table:table-cell office:value-type="float" office:value="1323825771.87177" calcext:value-type="float">
            <text:p>1323825771.87177</text:p>
          </table:table-cell>
          <table:table-cell/>
          <table:table-cell office:value-type="float" office:value="8068680" calcext:value-type="float">
            <text:p>8068680</text:p>
          </table:table-cell>
          <table:table-cell office:value-type="float" office:value="1929851360.17244" calcext:value-type="float">
            <text:p>1929851360.17244</text:p>
          </table:table-cell>
          <table:table-cell office:value-type="float" office:value="6241429778350821" calcext:value-type="float">
            <text:p>6241429778350821</text:p>
          </table:table-cell>
          <table:table-cell office:value-type="float" office:value="4629405387.0701" calcext:value-type="float">
            <text:p>4629405387.0701</text:p>
          </table:table-cell>
          <table:table-cell/>
          <table:table-cell office:value-type="float" office:value="17334648" calcext:value-type="float">
            <text:p>17334648</text:p>
          </table:table-cell>
          <table:table-cell office:value-type="float" office:value="3042101181.41855" calcext:value-type="float">
            <text:p>3042101181.41855</text:p>
          </table:table-cell>
          <table:table-cell office:value-type="float" office:value="7141980762438474" calcext:value-type="float">
            <text:p>7141980762438474</text:p>
          </table:table-cell>
          <table:table-cell office:value-type="float" office:value="5431696049.51087" calcext:value-type="float">
            <text:p>5431696049.51087</text:p>
          </table:table-cell>
          <table:table-cell/>
          <table:table-cell office:value-type="float" office:value="20353896" calcext:value-type="float">
            <text:p>20353896</text:p>
          </table:table-cell>
          <table:table-cell office:value-type="float" office:value="3255749591.36385" calcext:value-type="float">
            <text:p>3255749591.36385</text:p>
          </table:table-cell>
          <table:table-cell office:value-type="float" office:value="3557153101976346" calcext:value-type="float">
            <text:p>3557153101976346</text:p>
          </table:table-cell>
          <table:table-cell office:value-type="float" office:value="3106166864.8624" calcext:value-type="float">
            <text:p>3106166864.8624</text:p>
          </table:table-cell>
          <table:table-cell/>
          <table:table-cell office:value-type="float" office:value="32120992.125" calcext:value-type="float">
            <text:p>32120992.125</text:p>
          </table:table-cell>
          <table:table-cell office:value-type="float" office:value="3832763401.45806" calcext:value-type="float">
            <text:p>3832763401.45806</text:p>
          </table:table-cell>
          <table:table-cell office:value-type="float" office:value="3.50808750550571E+015" calcext:value-type="float">
            <text:p>3.50808750550571E+015</text:p>
          </table:table-cell>
          <table:table-cell office:value-type="float" office:value="3137117714.69207" calcext:value-type="float">
            <text:p>3137117714.69207</text:p>
          </table:table-cell>
        </table:table-row>
        <table:table-row table:style-name="ro1">
          <table:table-cell office:value-type="float" office:value="10715760" calcext:value-type="float">
            <text:p>10715760</text:p>
          </table:table-cell>
          <table:table-cell office:value-type="float" office:value="1597505.08852124" calcext:value-type="float">
            <text:p>1597505.08852124</text:p>
          </table:table-cell>
          <table:table-cell office:value-type="float" office:value="448664980676.247" calcext:value-type="float">
            <text:p>448664980676.247</text:p>
          </table:table-cell>
          <table:table-cell office:value-type="float" office:value="1606916.61513171" calcext:value-type="float">
            <text:p>1606916.61513171</text:p>
          </table:table-cell>
          <table:table-cell/>
          <table:table-cell office:value-type="float" office:value="7004448" calcext:value-type="float">
            <text:p>7004448</text:p>
          </table:table-cell>
          <table:table-cell office:value-type="float" office:value="540022403.690816" calcext:value-type="float">
            <text:p>540022403.690816</text:p>
          </table:table-cell>
          <table:table-cell office:value-type="float" office:value="1.78583854549992E+015" calcext:value-type="float">
            <text:p>1.78583854549992E+015</text:p>
          </table:table-cell>
          <table:table-cell office:value-type="float" office:value="1327570525.21975" calcext:value-type="float">
            <text:p>1327570525.21975</text:p>
          </table:table-cell>
          <table:table-cell/>
          <table:table-cell office:value-type="float" office:value="8102160" calcext:value-type="float">
            <text:p>8102160</text:p>
          </table:table-cell>
          <table:table-cell office:value-type="float" office:value="1934872783.03738" calcext:value-type="float">
            <text:p>1934872783.03738</text:p>
          </table:table-cell>
          <table:table-cell office:value-type="float" office:value="6257919145698559" calcext:value-type="float">
            <text:p>6257919145698559</text:p>
          </table:table-cell>
          <table:table-cell office:value-type="float" office:value="4641649507.27751" calcext:value-type="float">
            <text:p>4641649507.27751</text:p>
          </table:table-cell>
          <table:table-cell/>
          <table:table-cell office:value-type="float" office:value="17406576" calcext:value-type="float">
            <text:p>17406576</text:p>
          </table:table-cell>
          <table:table-cell office:value-type="float" office:value="3047311439.41016" calcext:value-type="float">
            <text:p>3047311439.41016</text:p>
          </table:table-cell>
          <table:table-cell office:value-type="float" office:value="7151938844722519" calcext:value-type="float">
            <text:p>7151938844722519</text:p>
          </table:table-cell>
          <table:table-cell office:value-type="float" office:value="5439119287.63043" calcext:value-type="float">
            <text:p>5439119287.63043</text:p>
          </table:table-cell>
          <table:table-cell/>
          <table:table-cell office:value-type="float" office:value="20438352" calcext:value-type="float">
            <text:p>20438352</text:p>
          </table:table-cell>
          <table:table-cell office:value-type="float" office:value="3261699078.92609" calcext:value-type="float">
            <text:p>3261699078.92609</text:p>
          </table:table-cell>
          <table:table-cell office:value-type="float" office:value="3.55967060260029E+015" calcext:value-type="float">
            <text:p>3.55967060260029E+015</text:p>
          </table:table-cell>
          <table:table-cell office:value-type="float" office:value="3108077370.96909" calcext:value-type="float">
            <text:p>3108077370.96909</text:p>
          </table:table-cell>
          <table:table-cell/>
          <table:table-cell office:value-type="float" office:value="32254274.25" calcext:value-type="float">
            <text:p>32254274.25</text:p>
          </table:table-cell>
          <table:table-cell office:value-type="float" office:value="3840096946.17642" calcext:value-type="float">
            <text:p>3840096946.17642</text:p>
          </table:table-cell>
          <table:table-cell office:value-type="float" office:value="3509072002385576" calcext:value-type="float">
            <text:p>3509072002385576</text:p>
          </table:table-cell>
          <table:table-cell office:value-type="float" office:value="3137981756.16539" calcext:value-type="float">
            <text:p>3137981756.16539</text:p>
          </table:table-cell>
        </table:table-row>
        <table:table-row table:style-name="ro1">
          <table:table-cell office:value-type="float" office:value="10760040" calcext:value-type="float">
            <text:p>10760040</text:p>
          </table:table-cell>
          <table:table-cell office:value-type="float" office:value="1602374.50442397" calcext:value-type="float">
            <text:p>1602374.50442397</text:p>
          </table:table-cell>
          <table:table-cell office:value-type="float" office:value="449794528524.465" calcext:value-type="float">
            <text:p>449794528524.465</text:p>
          </table:table-cell>
          <table:table-cell office:value-type="float" office:value="1612016.66091933" calcext:value-type="float">
            <text:p>1612016.66091933</text:p>
          </table:table-cell>
          <table:table-cell/>
          <table:table-cell office:value-type="float" office:value="7033392" calcext:value-type="float">
            <text:p>7033392</text:p>
          </table:table-cell>
          <table:table-cell office:value-type="float" office:value="541540977.829731" calcext:value-type="float">
            <text:p>541540977.829731</text:p>
          </table:table-cell>
          <table:table-cell office:value-type="float" office:value="1790849300710481" calcext:value-type="float">
            <text:p>1790849300710481</text:p>
          </table:table-cell>
          <table:table-cell office:value-type="float" office:value="1331304120.07826" calcext:value-type="float">
            <text:p>1331304120.07826</text:p>
          </table:table-cell>
          <table:table-cell/>
          <table:table-cell office:value-type="float" office:value="8135640" calcext:value-type="float">
            <text:p>8135640</text:p>
          </table:table-cell>
          <table:table-cell office:value-type="float" office:value="1939877142.11839" calcext:value-type="float">
            <text:p>1939877142.11839</text:p>
          </table:table-cell>
          <table:table-cell office:value-type="float" office:value="6274351296306414" calcext:value-type="float">
            <text:p>6274351296306414</text:p>
          </table:table-cell>
          <table:table-cell office:value-type="float" office:value="4653851336.54673" calcext:value-type="float">
            <text:p>4653851336.54673</text:p>
          </table:table-cell>
          <table:table-cell/>
          <table:table-cell office:value-type="float" office:value="17478504" calcext:value-type="float">
            <text:p>17478504</text:p>
          </table:table-cell>
          <table:table-cell office:value-type="float" office:value="3052498379.95984" calcext:value-type="float">
            <text:p>3052498379.95984</text:p>
          </table:table-cell>
          <table:table-cell office:value-type="float" office:value="7161822915136053" calcext:value-type="float">
            <text:p>7161822915136053</text:p>
          </table:table-cell>
          <table:table-cell office:value-type="float" office:value="5446487779.62743" calcext:value-type="float">
            <text:p>5446487779.62743</text:p>
          </table:table-cell>
          <table:table-cell/>
          <table:table-cell office:value-type="float" office:value="20522808" calcext:value-type="float">
            <text:p>20522808</text:p>
          </table:table-cell>
          <table:table-cell office:value-type="float" office:value="3267638482.14348" calcext:value-type="float">
            <text:p>3267638482.14348</text:p>
          </table:table-cell>
          <table:table-cell office:value-type="float" office:value="3562166224167493" calcext:value-type="float">
            <text:p>3562166224167493</text:p>
          </table:table-cell>
          <table:table-cell office:value-type="float" office:value="3109971611.04956" calcext:value-type="float">
            <text:p>3109971611.04956</text:p>
          </table:table-cell>
          <table:table-cell/>
          <table:table-cell office:value-type="float" office:value="32387556.375" calcext:value-type="float">
            <text:p>32387556.375</text:p>
          </table:table-cell>
          <table:table-cell office:value-type="float" office:value="3847419131.59293" calcext:value-type="float">
            <text:p>3847419131.59293</text:p>
          </table:table-cell>
          <table:table-cell office:value-type="float" office:value="3510045433552862" calcext:value-type="float">
            <text:p>3510045433552862</text:p>
          </table:table-cell>
          <table:table-cell office:value-type="float" office:value="3138837151.70777" calcext:value-type="float">
            <text:p>3138837151.70777</text:p>
          </table:table-cell>
        </table:table-row>
        <table:table-row table:style-name="ro1">
          <table:table-cell office:value-type="float" office:value="10804320" calcext:value-type="float">
            <text:p>10804320</text:p>
          </table:table-cell>
          <table:table-cell office:value-type="float" office:value="1607234.72161352" calcext:value-type="float">
            <text:p>1607234.72161352</text:p>
          </table:table-cell>
          <table:table-cell office:value-type="float" office:value="450920268438.93" calcext:value-type="float">
            <text:p>450920268438.93</text:p>
          </table:table-cell>
          <table:table-cell office:value-type="float" office:value="1617107.18562055" calcext:value-type="float">
            <text:p>1617107.18562055</text:p>
          </table:table-cell>
          <table:table-cell/>
          <table:table-cell office:value-type="float" office:value="7062336" calcext:value-type="float">
            <text:p>7062336</text:p>
          </table:table-cell>
          <table:table-cell office:value-type="float" office:value="543055071.312316" calcext:value-type="float">
            <text:p>543055071.312316</text:p>
          </table:table-cell>
          <table:table-cell office:value-type="float" office:value="1.79584502224572E+015" calcext:value-type="float">
            <text:p>1.79584502224572E+015</text:p>
          </table:table-cell>
          <table:table-cell office:value-type="float" office:value="1335026589.88186" calcext:value-type="float">
            <text:p>1335026589.88186</text:p>
          </table:table-cell>
          <table:table-cell/>
          <table:table-cell office:value-type="float" office:value="8169120" calcext:value-type="float">
            <text:p>8169120</text:p>
          </table:table-cell>
          <table:table-cell office:value-type="float" office:value="1944864496.82888" calcext:value-type="float">
            <text:p>1944864496.82888</text:p>
          </table:table-cell>
          <table:table-cell office:value-type="float" office:value="6290726428812163" calcext:value-type="float">
            <text:p>6290726428812163</text:p>
          </table:table-cell>
          <table:table-cell office:value-type="float" office:value="4666011021.5437" calcext:value-type="float">
            <text:p>4666011021.5437</text:p>
          </table:table-cell>
          <table:table-cell/>
          <table:table-cell office:value-type="float" office:value="17550432" calcext:value-type="float">
            <text:p>17550432</text:p>
          </table:table-cell>
          <table:table-cell office:value-type="float" office:value="3057662167.88774" calcext:value-type="float">
            <text:p>3057662167.88774</text:p>
          </table:table-cell>
          <table:table-cell office:value-type="float" office:value="7171633524419407" calcext:value-type="float">
            <text:p>7171633524419407</text:p>
          </table:table-cell>
          <table:table-cell office:value-type="float" office:value="5453801932.05988" calcext:value-type="float">
            <text:p>5453801932.05988</text:p>
          </table:table-cell>
          <table:table-cell/>
          <table:table-cell office:value-type="float" office:value="20607264" calcext:value-type="float">
            <text:p>20607264</text:p>
          </table:table-cell>
          <table:table-cell office:value-type="float" office:value="3273567860.40533" calcext:value-type="float">
            <text:p>3273567860.40533</text:p>
          </table:table-cell>
          <table:table-cell office:value-type="float" office:value="3564640157541962" calcext:value-type="float">
            <text:p>3564640157541962</text:p>
          </table:table-cell>
          <table:table-cell office:value-type="float" office:value="3111849726.19152" calcext:value-type="float">
            <text:p>3111849726.19152</text:p>
          </table:table-cell>
          <table:table-cell/>
          <table:table-cell office:value-type="float" office:value="32520838.5" calcext:value-type="float">
            <text:p>32520838.5</text:p>
          </table:table-cell>
          <table:table-cell office:value-type="float" office:value="3854730010.77536" calcext:value-type="float">
            <text:p>3854730010.77536</text:p>
          </table:table-cell>
          <table:table-cell office:value-type="float" office:value="3511007942690906" calcext:value-type="float">
            <text:p>3511007942690906</text:p>
          </table:table-cell>
          <table:table-cell office:value-type="float" office:value="3139684008.98196" calcext:value-type="float">
            <text:p>3139684008.98196</text:p>
          </table:table-cell>
        </table:table-row>
        <table:table-row table:style-name="ro1">
          <table:table-cell office:value-type="float" office:value="10848600" calcext:value-type="float">
            <text:p>10848600</text:p>
          </table:table-cell>
          <table:table-cell office:value-type="float" office:value="1612085.76631182" calcext:value-type="float">
            <text:p>1612085.76631182</text:p>
          </table:table-cell>
          <table:table-cell office:value-type="float" office:value="452042217059.62" calcext:value-type="float">
            <text:p>452042217059.62</text:p>
          </table:table-cell>
          <table:table-cell office:value-type="float" office:value="1622188.21597405" calcext:value-type="float">
            <text:p>1622188.21597405</text:p>
          </table:table-cell>
          <table:table-cell/>
          <table:table-cell office:value-type="float" office:value="7091280" calcext:value-type="float">
            <text:p>7091280</text:p>
          </table:table-cell>
          <table:table-cell office:value-type="float" office:value="544564697.53467" calcext:value-type="float">
            <text:p>544564697.53467</text:p>
          </table:table-cell>
          <table:table-cell office:value-type="float" office:value="1.8008257552352E+015" calcext:value-type="float">
            <text:p>1.8008257552352E+015</text:p>
          </table:table-cell>
          <table:table-cell office:value-type="float" office:value="1338737967.96477" calcext:value-type="float">
            <text:p>1338737967.96477</text:p>
          </table:table-cell>
          <table:table-cell/>
          <table:table-cell office:value-type="float" office:value="8202600" calcext:value-type="float">
            <text:p>8202600</text:p>
          </table:table-cell>
          <table:table-cell office:value-type="float" office:value="1949834906.37215" calcext:value-type="float">
            <text:p>1949834906.37215</text:p>
          </table:table-cell>
          <table:table-cell office:value-type="float" office:value="6307044741163809" calcext:value-type="float">
            <text:p>6307044741163809</text:p>
          </table:table-cell>
          <table:table-cell office:value-type="float" office:value="4678128708.42488" calcext:value-type="float">
            <text:p>4678128708.42488</text:p>
          </table:table-cell>
          <table:table-cell/>
          <table:table-cell office:value-type="float" office:value="17622360" calcext:value-type="float">
            <text:p>17622360</text:p>
          </table:table-cell>
          <table:table-cell office:value-type="float" office:value="3062802966.77596" calcext:value-type="float">
            <text:p>3062802966.77596</text:p>
          </table:table-cell>
          <table:table-cell office:value-type="float" office:value="7181371219213014" calcext:value-type="float">
            <text:p>7181371219213014</text:p>
          </table:table-cell>
          <table:table-cell office:value-type="float" office:value="5461062148.4597" calcext:value-type="float">
            <text:p>5461062148.4597</text:p>
          </table:table-cell>
          <table:table-cell/>
          <table:table-cell office:value-type="float" office:value="20691720" calcext:value-type="float">
            <text:p>20691720</text:p>
          </table:table-cell>
          <table:table-cell office:value-type="float" office:value="3279487272.59646" calcext:value-type="float">
            <text:p>3279487272.59646</text:p>
          </table:table-cell>
          <table:table-cell office:value-type="float" office:value="3.56709259192087E+015" calcext:value-type="float">
            <text:p>3.56709259192087E+015</text:p>
          </table:table-cell>
          <table:table-cell office:value-type="float" office:value="3113711856.25203" calcext:value-type="float">
            <text:p>3113711856.25203</text:p>
          </table:table-cell>
          <table:table-cell/>
          <table:table-cell office:value-type="float" office:value="32654120.625" calcext:value-type="float">
            <text:p>32654120.625</text:p>
          </table:table-cell>
          <table:table-cell office:value-type="float" office:value="3862029636.19814" calcext:value-type="float">
            <text:p>3862029636.19814</text:p>
          </table:table-cell>
          <table:table-cell office:value-type="float" office:value="3.51195967153644E+015" calcext:value-type="float">
            <text:p>3.51195967153644E+015</text:p>
          </table:table-cell>
          <table:table-cell office:value-type="float" office:value="3140522434.20928" calcext:value-type="float">
            <text:p>3140522434.20928</text:p>
          </table:table-cell>
        </table:table-row>
        <table:table-row table:style-name="ro1">
          <table:table-cell office:value-type="float" office:value="10892880" calcext:value-type="float">
            <text:p>10892880</text:p>
          </table:table-cell>
          <table:table-cell office:value-type="float" office:value="1616927.6646355" calcext:value-type="float">
            <text:p>1616927.6646355</text:p>
          </table:table-cell>
          <table:table-cell office:value-type="float" office:value="453160390946.427" calcext:value-type="float">
            <text:p>453160390946.427</text:p>
          </table:table-cell>
          <table:table-cell office:value-type="float" office:value="1627259.77861205" calcext:value-type="float">
            <text:p>1627259.77861205</text:p>
          </table:table-cell>
          <table:table-cell/>
          <table:table-cell office:value-type="float" office:value="7120224" calcext:value-type="float">
            <text:p>7120224</text:p>
          </table:table-cell>
          <table:table-cell office:value-type="float" office:value="546069869.852666" calcext:value-type="float">
            <text:p>546069869.852666</text:p>
          </table:table-cell>
          <table:table-cell office:value-type="float" office:value="1.80579154467299E+015" calcext:value-type="float">
            <text:p>1.80579154467299E+015</text:p>
          </table:table-cell>
          <table:table-cell office:value-type="float" office:value="1342438287.56117" calcext:value-type="float">
            <text:p>1342438287.56117</text:p>
          </table:table-cell>
          <table:table-cell/>
          <table:table-cell office:value-type="float" office:value="8236080" calcext:value-type="float">
            <text:p>8236080</text:p>
          </table:table-cell>
          <table:table-cell office:value-type="float" office:value="1954788429.74219" calcext:value-type="float">
            <text:p>1954788429.74219</text:p>
          </table:table-cell>
          <table:table-cell office:value-type="float" office:value="6323306430621981" calcext:value-type="float">
            <text:p>6323306430621981</text:p>
          </table:table-cell>
          <table:table-cell office:value-type="float" office:value="4690204542.83906" calcext:value-type="float">
            <text:p>4690204542.83906</text:p>
          </table:table-cell>
          <table:table-cell/>
          <table:table-cell office:value-type="float" office:value="17694288" calcext:value-type="float">
            <text:p>17694288</text:p>
          </table:table-cell>
          <table:table-cell office:value-type="float" office:value="3067920938.9781" calcext:value-type="float">
            <text:p>3067920938.9781</text:p>
          </table:table-cell>
          <table:table-cell office:value-type="float" office:value="7191036542088047" calcext:value-type="float">
            <text:p>7191036542088047</text:p>
          </table:table-cell>
          <table:table-cell office:value-type="float" office:value="5468268829.35519" calcext:value-type="float">
            <text:p>5468268829.35519</text:p>
          </table:table-cell>
          <table:table-cell/>
          <table:table-cell office:value-type="float" office:value="20776176" calcext:value-type="float">
            <text:p>20776176</text:p>
          </table:table-cell>
          <table:table-cell office:value-type="float" office:value="3285396777.10179" calcext:value-type="float">
            <text:p>3285396777.10179</text:p>
          </table:table-cell>
          <table:table-cell office:value-type="float" office:value="3569523714849176" calcext:value-type="float">
            <text:p>3569523714849176</text:p>
          </table:table-cell>
          <table:table-cell office:value-type="float" office:value="3115558139.86833" calcext:value-type="float">
            <text:p>3115558139.86833</text:p>
          </table:table-cell>
          <table:table-cell/>
          <table:table-cell office:value-type="float" office:value="32787402.75" calcext:value-type="float">
            <text:p>32787402.75</text:p>
          </table:table-cell>
          <table:table-cell office:value-type="float" office:value="3869318059.75037" calcext:value-type="float">
            <text:p>3869318059.75037</text:p>
          </table:table-cell>
          <table:table-cell office:value-type="float" office:value="3.51290075990626E+015" calcext:value-type="float">
            <text:p>3.51290075990626E+015</text:p>
          </table:table-cell>
          <table:table-cell office:value-type="float" office:value="3141352532.18926" calcext:value-type="float">
            <text:p>3141352532.18926</text:p>
          </table:table-cell>
        </table:table-row>
        <table:table-row table:style-name="ro1">
          <table:table-cell office:value-type="float" office:value="10937160" calcext:value-type="float">
            <text:p>10937160</text:p>
          </table:table-cell>
          <table:table-cell office:value-type="float" office:value="1621760.44259638" calcext:value-type="float">
            <text:p>1621760.44259638</text:p>
          </table:table-cell>
          <table:table-cell office:value-type="float" office:value="454274806579.562" calcext:value-type="float">
            <text:p>454274806579.562</text:p>
          </table:table-cell>
          <table:table-cell office:value-type="float" office:value="1632321.90006079" calcext:value-type="float">
            <text:p>1632321.90006079</text:p>
          </table:table-cell>
          <table:table-cell/>
          <table:table-cell office:value-type="float" office:value="7149168" calcext:value-type="float">
            <text:p>7149168</text:p>
          </table:table-cell>
          <table:table-cell office:value-type="float" office:value="547570601.582071" calcext:value-type="float">
            <text:p>547570601.582071</text:p>
          </table:table-cell>
          <table:table-cell office:value-type="float" office:value="1.81074243541807E+015" calcext:value-type="float">
            <text:p>1.81074243541807E+015</text:p>
          </table:table-cell>
          <table:table-cell office:value-type="float" office:value="1346127581.80547" calcext:value-type="float">
            <text:p>1346127581.80547</text:p>
          </table:table-cell>
          <table:table-cell/>
          <table:table-cell office:value-type="float" office:value="8269560" calcext:value-type="float">
            <text:p>8269560</text:p>
          </table:table-cell>
          <table:table-cell office:value-type="float" office:value="1959725125.72439" calcext:value-type="float">
            <text:p>1959725125.72439</text:p>
          </table:table-cell>
          <table:table-cell office:value-type="float" office:value="6339511693762273" calcext:value-type="float">
            <text:p>6339511693762273</text:p>
          </table:table-cell>
          <table:table-cell office:value-type="float" office:value="4702238669.92912" calcext:value-type="float">
            <text:p>4702238669.92912</text:p>
          </table:table-cell>
          <table:table-cell/>
          <table:table-cell office:value-type="float" office:value="17766216" calcext:value-type="float">
            <text:p>17766216</text:p>
          </table:table-cell>
          <table:table-cell office:value-type="float" office:value="3073016245.62879" calcext:value-type="float">
            <text:p>3073016245.62879</text:p>
          </table:table-cell>
          <table:table-cell office:value-type="float" office:value="7200630031576639" calcext:value-type="float">
            <text:p>7200630031576639</text:p>
          </table:table-cell>
          <table:table-cell office:value-type="float" office:value="5475422372.29351" calcext:value-type="float">
            <text:p>5475422372.29351</text:p>
          </table:table-cell>
          <table:table-cell/>
          <table:table-cell office:value-type="float" office:value="20860632" calcext:value-type="float">
            <text:p>20860632</text:p>
          </table:table-cell>
          <table:table-cell office:value-type="float" office:value="3291296431.81087" calcext:value-type="float">
            <text:p>3291296431.81087</text:p>
          </table:table-cell>
          <table:table-cell office:value-type="float" office:value="3571933712234021" calcext:value-type="float">
            <text:p>3571933712234021</text:p>
          </table:table-cell>
          <table:table-cell office:value-type="float" office:value="3117388714.46842" calcext:value-type="float">
            <text:p>3117388714.46842</text:p>
          </table:table-cell>
          <table:table-cell/>
          <table:table-cell office:value-type="float" office:value="32920684.875" calcext:value-type="float">
            <text:p>32920684.875</text:p>
          </table:table-cell>
          <table:table-cell office:value-type="float" office:value="3876595332.7436" calcext:value-type="float">
            <text:p>3876595332.7436</text:p>
          </table:table-cell>
          <table:table-cell office:value-type="float" office:value="3.51383134572354E+015" calcext:value-type="float">
            <text:p>3.51383134572354E+015</text:p>
          </table:table-cell>
          <table:table-cell office:value-type="float" office:value="3142174406.31909" calcext:value-type="float">
            <text:p>3142174406.31909</text:p>
          </table:table-cell>
        </table:table-row>
        <table:table-row table:style-name="ro1">
          <table:table-cell office:value-type="float" office:value="10981440" calcext:value-type="float">
            <text:p>10981440</text:p>
          </table:table-cell>
          <table:table-cell office:value-type="float" office:value="1626584.12610195" calcext:value-type="float">
            <text:p>1626584.12610195</text:p>
          </table:table-cell>
          <table:table-cell office:value-type="float" office:value="455385480359.94" calcext:value-type="float">
            <text:p>455385480359.94</text:p>
          </table:table-cell>
          <table:table-cell office:value-type="float" office:value="1637374.60674107" calcext:value-type="float">
            <text:p>1637374.60674107</text:p>
          </table:table-cell>
          <table:table-cell/>
          <table:table-cell office:value-type="float" office:value="7178112" calcext:value-type="float">
            <text:p>7178112</text:p>
          </table:table-cell>
          <table:table-cell office:value-type="float" office:value="549066905.998666" calcext:value-type="float">
            <text:p>549066905.998666</text:p>
          </table:table-cell>
          <table:table-cell office:value-type="float" office:value="1.81567847219474E+015" calcext:value-type="float">
            <text:p>1.81567847219474E+015</text:p>
          </table:table-cell>
          <table:table-cell office:value-type="float" office:value="1349805883.73268" calcext:value-type="float">
            <text:p>1349805883.73268</text:p>
          </table:table-cell>
          <table:table-cell/>
          <table:table-cell office:value-type="float" office:value="8303040" calcext:value-type="float">
            <text:p>8303040</text:p>
          </table:table-cell>
          <table:table-cell office:value-type="float" office:value="1964645052.89635" calcext:value-type="float">
            <text:p>1964645052.89635</text:p>
          </table:table-cell>
          <table:table-cell office:value-type="float" office:value="6355660726477713" calcext:value-type="float">
            <text:p>6355660726477713</text:p>
          </table:table-cell>
          <table:table-cell office:value-type="float" office:value="4714231234.33377" calcext:value-type="float">
            <text:p>4714231234.33377</text:p>
          </table:table-cell>
          <table:table-cell/>
          <table:table-cell office:value-type="float" office:value="17838144" calcext:value-type="float">
            <text:p>17838144</text:p>
          </table:table-cell>
          <table:table-cell office:value-type="float" office:value="3078089046.65309" calcext:value-type="float">
            <text:p>3078089046.65309</text:p>
          </table:table-cell>
          <table:table-cell office:value-type="float" office:value="7210152222202033" calcext:value-type="float">
            <text:p>7210152222202033</text:p>
          </table:table-cell>
          <table:table-cell office:value-type="float" office:value="5482523171.86285" calcext:value-type="float">
            <text:p>5482523171.86285</text:p>
          </table:table-cell>
          <table:table-cell/>
          <table:table-cell office:value-type="float" office:value="20945088" calcext:value-type="float">
            <text:p>20945088</text:p>
          </table:table-cell>
          <table:table-cell office:value-type="float" office:value="3297186294.1223" calcext:value-type="float">
            <text:p>3297186294.1223</text:p>
          </table:table-cell>
          <table:table-cell office:value-type="float" office:value="3.57432276835909E+015" calcext:value-type="float">
            <text:p>3.57432276835909E+015</text:p>
          </table:table-cell>
          <table:table-cell office:value-type="float" office:value="3119203716.2817" calcext:value-type="float">
            <text:p>3119203716.2817</text:p>
          </table:table-cell>
          <table:table-cell/>
          <table:table-cell office:value-type="float" office:value="33053967" calcext:value-type="float">
            <text:p>33053967</text:p>
          </table:table-cell>
          <table:table-cell office:value-type="float" office:value="3883861505.91958" calcext:value-type="float">
            <text:p>3883861505.91958</text:p>
          </table:table-cell>
          <table:table-cell office:value-type="float" office:value="3514751565043743" calcext:value-type="float">
            <text:p>3514751565043743</text:p>
          </table:table-cell>
          <table:table-cell office:value-type="float" office:value="3142988158.61277" calcext:value-type="float">
            <text:p>3142988158.61277</text:p>
          </table:table-cell>
        </table:table-row>
        <table:table-row table:style-name="ro1">
          <table:table-cell office:value-type="float" office:value="11025720" calcext:value-type="float">
            <text:p>11025720</text:p>
          </table:table-cell>
          <table:table-cell office:value-type="float" office:value="1631398.74095584" calcext:value-type="float">
            <text:p>1631398.74095584</text:p>
          </table:table-cell>
          <table:table-cell office:value-type="float" office:value="456492428609.581" calcext:value-type="float">
            <text:p>456492428609.581</text:p>
          </table:table-cell>
          <table:table-cell office:value-type="float" office:value="1642417.92496869" calcext:value-type="float">
            <text:p>1642417.92496869</text:p>
          </table:table-cell>
          <table:table-cell/>
          <table:table-cell office:value-type="float" office:value="7207056" calcext:value-type="float">
            <text:p>7207056</text:p>
          </table:table-cell>
          <table:table-cell office:value-type="float" office:value="550558796.338368" calcext:value-type="float">
            <text:p>550558796.338368</text:p>
          </table:table-cell>
          <table:table-cell office:value-type="float" office:value="1.820599699593E+015" calcext:value-type="float">
            <text:p>1.820599699593E+015</text:p>
          </table:table-cell>
          <table:table-cell office:value-type="float" office:value="1353473226.27863" calcext:value-type="float">
            <text:p>1353473226.27863</text:p>
          </table:table-cell>
          <table:table-cell/>
          <table:table-cell office:value-type="float" office:value="8336520" calcext:value-type="float">
            <text:p>8336520</text:p>
          </table:table-cell>
          <table:table-cell office:value-type="float" office:value="1969548269.62862" calcext:value-type="float">
            <text:p>1969548269.62862</text:p>
          </table:table-cell>
          <table:table-cell office:value-type="float" office:value="6371753723981057" calcext:value-type="float">
            <text:p>6371753723981057</text:p>
          </table:table-cell>
          <table:table-cell office:value-type="float" office:value="4726182380.18931" calcext:value-type="float">
            <text:p>4726182380.18931</text:p>
          </table:table-cell>
          <table:table-cell/>
          <table:table-cell office:value-type="float" office:value="17910072" calcext:value-type="float">
            <text:p>17910072</text:p>
          </table:table-cell>
          <table:table-cell office:value-type="float" office:value="3083139500.77585" calcext:value-type="float">
            <text:p>3083139500.77585</text:p>
          </table:table-cell>
          <table:table-cell office:value-type="float" office:value="7219603644508355" calcext:value-type="float">
            <text:p>7219603644508355</text:p>
          </table:table-cell>
          <table:table-cell office:value-type="float" office:value="5489571619.71451" calcext:value-type="float">
            <text:p>5489571619.71451</text:p>
          </table:table-cell>
          <table:table-cell/>
          <table:table-cell office:value-type="float" office:value="21029544" calcext:value-type="float">
            <text:p>21029544</text:p>
          </table:table-cell>
          <table:table-cell office:value-type="float" office:value="3303066420.9482" calcext:value-type="float">
            <text:p>3303066420.9482</text:p>
          </table:table-cell>
          <table:table-cell office:value-type="float" office:value="3.57669106589872E+015" calcext:value-type="float">
            <text:p>3.57669106589872E+015</text:p>
          </table:table-cell>
          <table:table-cell office:value-type="float" office:value="3121003280.34942" calcext:value-type="float">
            <text:p>3121003280.34942</text:p>
          </table:table-cell>
          <table:table-cell/>
          <table:table-cell office:value-type="float" office:value="33187249.125" calcext:value-type="float">
            <text:p>33187249.125</text:p>
          </table:table-cell>
          <table:table-cell office:value-type="float" office:value="3891116629.45788" calcext:value-type="float">
            <text:p>3891116629.45788</text:p>
          </table:table-cell>
          <table:table-cell office:value-type="float" office:value="3515661552080248" calcext:value-type="float">
            <text:p>3515661552080248</text:p>
          </table:table-cell>
          <table:table-cell office:value-type="float" office:value="3143793889.71997" calcext:value-type="float">
            <text:p>3143793889.71997</text:p>
          </table:table-cell>
        </table:table-row>
        <table:table-row table:style-name="ro1">
          <table:table-cell office:value-type="float" office:value="11070000" calcext:value-type="float">
            <text:p>11070000</text:p>
          </table:table-cell>
          <table:table-cell office:value-type="float" office:value="1636204.31285838" calcext:value-type="float">
            <text:p>1636204.31285838</text:p>
          </table:table-cell>
          <table:table-cell office:value-type="float" office:value="457595667571.995" calcext:value-type="float">
            <text:p>457595667571.995</text:p>
          </table:table-cell>
          <table:table-cell office:value-type="float" office:value="1647451.88095499" calcext:value-type="float">
            <text:p>1647451.88095499</text:p>
          </table:table-cell>
          <table:table-cell/>
          <table:table-cell office:value-type="float" office:value="7236000" calcext:value-type="float">
            <text:p>7236000</text:p>
          </table:table-cell>
          <table:table-cell office:value-type="float" office:value="552046285.797349" calcext:value-type="float">
            <text:p>552046285.797349</text:p>
          </table:table-cell>
          <table:table-cell office:value-type="float" office:value="1825506162068985" calcext:value-type="float">
            <text:p>1825506162068985</text:p>
          </table:table-cell>
          <table:table-cell office:value-type="float" office:value="1357129642.28031" calcext:value-type="float">
            <text:p>1357129642.28031</text:p>
          </table:table-cell>
          <table:table-cell/>
          <table:table-cell office:value-type="float" office:value="8370000" calcext:value-type="float">
            <text:p>8370000</text:p>
          </table:table-cell>
          <table:table-cell office:value-type="float" office:value="1974434834.08545" calcext:value-type="float">
            <text:p>1974434834.08545</text:p>
          </table:table-cell>
          <table:table-cell office:value-type="float" office:value="6387790880807184" calcext:value-type="float">
            <text:p>6387790880807184</text:p>
          </table:table-cell>
          <table:table-cell office:value-type="float" office:value="4738092251.1314" calcext:value-type="float">
            <text:p>4738092251.1314</text:p>
          </table:table-cell>
          <table:table-cell/>
          <table:table-cell office:value-type="float" office:value="17982000" calcext:value-type="float">
            <text:p>17982000</text:p>
          </table:table-cell>
          <table:table-cell office:value-type="float" office:value="3088167765.53097" calcext:value-type="float">
            <text:p>3088167765.53097</text:p>
          </table:table-cell>
          <table:table-cell office:value-type="float" office:value="7228984825090315" calcext:value-type="float">
            <text:p>7228984825090315</text:p>
          </table:table-cell>
          <table:table-cell office:value-type="float" office:value="5496568104.58477" calcext:value-type="float">
            <text:p>5496568104.58477</text:p>
          </table:table-cell>
          <table:table-cell/>
          <table:table-cell office:value-type="float" office:value="21114000" calcext:value-type="float">
            <text:p>21114000</text:p>
          </table:table-cell>
          <table:table-cell office:value-type="float" office:value="3308936868.71856" calcext:value-type="float">
            <text:p>3308936868.71856</text:p>
          </table:table-cell>
          <table:table-cell office:value-type="float" office:value="3.57903878593206E+015" calcext:value-type="float">
            <text:p>3.57903878593206E+015</text:p>
          </table:table-cell>
          <table:table-cell office:value-type="float" office:value="3122787540.53509" calcext:value-type="float">
            <text:p>3122787540.53509</text:p>
          </table:table-cell>
          <table:table-cell/>
          <table:table-cell office:value-type="float" office:value="33320531.25" calcext:value-type="float">
            <text:p>33320531.25</text:p>
          </table:table-cell>
          <table:table-cell office:value-type="float" office:value="3898360752.98339" calcext:value-type="float">
            <text:p>3898360752.98339</text:p>
          </table:table-cell>
          <table:table-cell office:value-type="float" office:value="3516561439229532" calcext:value-type="float">
            <text:p>3516561439229532</text:p>
          </table:table-cell>
          <table:table-cell office:value-type="float" office:value="3144591698.9447" calcext:value-type="float">
            <text:p>3144591698.9447</text:p>
          </table:table-cell>
        </table:table-row>
        <table:table-row table:style-name="ro1">
          <table:table-cell office:value-type="float" office:value="11114280" calcext:value-type="float">
            <text:p>11114280</text:p>
          </table:table-cell>
          <table:table-cell office:value-type="float" office:value="1641000.86740698" calcext:value-type="float">
            <text:p>1641000.86740698</text:p>
          </table:table-cell>
          <table:table-cell office:value-type="float" office:value="458695213412.574" calcext:value-type="float">
            <text:p>458695213412.574</text:p>
          </table:table-cell>
          <table:table-cell office:value-type="float" office:value="1652476.50080729" calcext:value-type="float">
            <text:p>1652476.50080729</text:p>
          </table:table-cell>
          <table:table-cell/>
          <table:table-cell office:value-type="float" office:value="7264944" calcext:value-type="float">
            <text:p>7264944</text:p>
          </table:table-cell>
          <table:table-cell office:value-type="float" office:value="553529387.532156" calcext:value-type="float">
            <text:p>553529387.532156</text:p>
          </table:table-cell>
          <table:table-cell office:value-type="float" office:value="1830397903945360" calcext:value-type="float">
            <text:p>1830397903945360</text:p>
          </table:table-cell>
          <table:table-cell office:value-type="float" office:value="1360775164.47618" calcext:value-type="float">
            <text:p>1360775164.47618</text:p>
          </table:table-cell>
          <table:table-cell/>
          <table:table-cell office:value-type="float" office:value="8403480" calcext:value-type="float">
            <text:p>8403480</text:p>
          </table:table-cell>
          <table:table-cell office:value-type="float" office:value="1979304804.22555" calcext:value-type="float">
            <text:p>1979304804.22555</text:p>
          </table:table-cell>
          <table:table-cell office:value-type="float" office:value="6403772390815447" calcext:value-type="float">
            <text:p>6403772390815447</text:p>
          </table:table-cell>
          <table:table-cell office:value-type="float" office:value="4749960990.29677" calcext:value-type="float">
            <text:p>4749960990.29677</text:p>
          </table:table-cell>
          <table:table-cell/>
          <table:table-cell office:value-type="float" office:value="18053928" calcext:value-type="float">
            <text:p>18053928</text:p>
          </table:table-cell>
          <table:table-cell office:value-type="float" office:value="3093173997.2706" calcext:value-type="float">
            <text:p>3093173997.2706</text:p>
          </table:table-cell>
          <table:table-cell office:value-type="float" office:value="7238296286622586" calcext:value-type="float">
            <text:p>7238296286622586</text:p>
          </table:table-cell>
          <table:table-cell office:value-type="float" office:value="5503513012.31663" calcext:value-type="float">
            <text:p>5503513012.31663</text:p>
          </table:table-cell>
          <table:table-cell/>
          <table:table-cell office:value-type="float" office:value="21198456" calcext:value-type="float">
            <text:p>21198456</text:p>
          </table:table-cell>
          <table:table-cell office:value-type="float" office:value="3314797693.38559" calcext:value-type="float">
            <text:p>3314797693.38559</text:p>
          </table:table-cell>
          <table:table-cell office:value-type="float" office:value="3.5813661079569E+015" calcext:value-type="float">
            <text:p>3.5813661079569E+015</text:p>
          </table:table-cell>
          <table:table-cell office:value-type="float" office:value="3124556629.53475" calcext:value-type="float">
            <text:p>3124556629.53475</text:p>
          </table:table-cell>
          <table:table-cell/>
          <table:table-cell office:value-type="float" office:value="33453813.375" calcext:value-type="float">
            <text:p>33453813.375</text:p>
          </table:table-cell>
          <table:table-cell office:value-type="float" office:value="3905593925.57372" calcext:value-type="float">
            <text:p>3905593925.57372</text:p>
          </table:table-cell>
          <table:table-cell office:value-type="float" office:value="3517451357096086" calcext:value-type="float">
            <text:p>3517451357096086</text:p>
          </table:table-cell>
          <table:table-cell office:value-type="float" office:value="3145381684.26364" calcext:value-type="float">
            <text:p>3145381684.26364</text:p>
          </table:table-cell>
        </table:table-row>
        <table:table-row table:style-name="ro1">
          <table:table-cell office:value-type="float" office:value="11158560" calcext:value-type="float">
            <text:p>11158560</text:p>
          </table:table-cell>
          <table:table-cell office:value-type="float" office:value="1645788.43009668" calcext:value-type="float">
            <text:p>1645788.43009668</text:p>
          </table:table-cell>
          <table:table-cell office:value-type="float" office:value="459791082218.976" calcext:value-type="float">
            <text:p>459791082218.976</text:p>
          </table:table-cell>
          <table:table-cell office:value-type="float" office:value="1657491.81052939" calcext:value-type="float">
            <text:p>1657491.81052939</text:p>
          </table:table-cell>
          <table:table-cell/>
          <table:table-cell office:value-type="float" office:value="7293888" calcext:value-type="float">
            <text:p>7293888</text:p>
          </table:table-cell>
          <table:table-cell office:value-type="float" office:value="555008114.659829" calcext:value-type="float">
            <text:p>555008114.659829</text:p>
          </table:table-cell>
          <table:table-cell office:value-type="float" office:value="1.83527496941171E+015" calcext:value-type="float">
            <text:p>1.83527496941171E+015</text:p>
          </table:table-cell>
          <table:table-cell office:value-type="float" office:value="1364409825.50643" calcext:value-type="float">
            <text:p>1364409825.50643</text:p>
          </table:table-cell>
          <table:table-cell/>
          <table:table-cell office:value-type="float" office:value="8436960" calcext:value-type="float">
            <text:p>8436960</text:p>
          </table:table-cell>
          <table:table-cell office:value-type="float" office:value="1984158237.80283" calcext:value-type="float">
            <text:p>1984158237.80283</text:p>
          </table:table-cell>
          <table:table-cell office:value-type="float" office:value="6419698447192024" calcext:value-type="float">
            <text:p>6419698447192024</text:p>
          </table:table-cell>
          <table:table-cell office:value-type="float" office:value="4761788740.32498" calcext:value-type="float">
            <text:p>4761788740.32498</text:p>
          </table:table-cell>
          <table:table-cell/>
          <table:table-cell office:value-type="float" office:value="18125856" calcext:value-type="float">
            <text:p>18125856</text:p>
          </table:table-cell>
          <table:table-cell office:value-type="float" office:value="3098158351.17426" calcext:value-type="float">
            <text:p>3098158351.17426</text:p>
          </table:table-cell>
          <table:table-cell office:value-type="float" office:value="7247538547888976" calcext:value-type="float">
            <text:p>7247538547888976</text:p>
          </table:table-cell>
          <table:table-cell office:value-type="float" office:value="5510406725.8814" calcext:value-type="float">
            <text:p>5510406725.8814</text:p>
          </table:table-cell>
          <table:table-cell/>
          <table:table-cell office:value-type="float" office:value="21282912" calcext:value-type="float">
            <text:p>21282912</text:p>
          </table:table-cell>
          <table:table-cell office:value-type="float" office:value="3320648950.42804" calcext:value-type="float">
            <text:p>3320648950.42804</text:p>
          </table:table-cell>
          <table:table-cell office:value-type="float" office:value="3.58367320990358E+015" calcext:value-type="float">
            <text:p>3.58367320990358E+015</text:p>
          </table:table-cell>
          <table:table-cell office:value-type="float" office:value="3126310678.88719" calcext:value-type="float">
            <text:p>3126310678.88719</text:p>
          </table:table-cell>
          <table:table-cell/>
          <table:table-cell office:value-type="float" office:value="33587095.5" calcext:value-type="float">
            <text:p>33587095.5</text:p>
          </table:table-cell>
          <table:table-cell office:value-type="float" office:value="3912816195.76653" calcext:value-type="float">
            <text:p>3912816195.76653</text:p>
          </table:table-cell>
          <table:table-cell office:value-type="float" office:value="3518331434516954" calcext:value-type="float">
            <text:p>3518331434516954</text:p>
          </table:table-cell>
          <table:table-cell office:value-type="float" office:value="3146163942.34429" calcext:value-type="float">
            <text:p>3146163942.34429</text:p>
          </table:table-cell>
        </table:table-row>
        <table:table-row table:style-name="ro1">
          <table:table-cell office:value-type="float" office:value="11202840" calcext:value-type="float">
            <text:p>11202840</text:p>
          </table:table-cell>
          <table:table-cell office:value-type="float" office:value="1650567.02632063" calcext:value-type="float">
            <text:p>1650567.02632063</text:p>
          </table:table-cell>
          <table:table-cell office:value-type="float" office:value="460883290001.511" calcext:value-type="float">
            <text:p>460883290001.511</text:p>
          </table:table-cell>
          <table:table-cell office:value-type="float" office:value="1662497.83602209" calcext:value-type="float">
            <text:p>1662497.83602209</text:p>
          </table:table-cell>
          <table:table-cell/>
          <table:table-cell office:value-type="float" office:value="7322832" calcext:value-type="float">
            <text:p>7322832</text:p>
          </table:table-cell>
          <table:table-cell office:value-type="float" office:value="556482480.258023" calcext:value-type="float">
            <text:p>556482480.258023</text:p>
          </table:table-cell>
          <table:table-cell office:value-type="float" office:value="1840137402524947" calcext:value-type="float">
            <text:p>1840137402524947</text:p>
          </table:table-cell>
          <table:table-cell office:value-type="float" office:value="1368033657.91329" calcext:value-type="float">
            <text:p>1368033657.91329</text:p>
          </table:table-cell>
          <table:table-cell/>
          <table:table-cell office:value-type="float" office:value="8470440" calcext:value-type="float">
            <text:p>8470440</text:p>
          </table:table-cell>
          <table:table-cell office:value-type="float" office:value="1988995192.36717" calcext:value-type="float">
            <text:p>1988995192.36717</text:p>
          </table:table-cell>
          <table:table-cell office:value-type="float" office:value="6435569242452242" calcext:value-type="float">
            <text:p>6435569242452242</text:p>
          </table:table-cell>
          <table:table-cell office:value-type="float" office:value="4773575643.36015" calcext:value-type="float">
            <text:p>4773575643.36015</text:p>
          </table:table-cell>
          <table:table-cell/>
          <table:table-cell office:value-type="float" office:value="18197784" calcext:value-type="float">
            <text:p>18197784</text:p>
          </table:table-cell>
          <table:table-cell office:value-type="float" office:value="3103120981.25789" calcext:value-type="float">
            <text:p>3103120981.25789</text:p>
          </table:table-cell>
          <table:table-cell office:value-type="float" office:value="7256712123811461" calcext:value-type="float">
            <text:p>7256712123811461</text:p>
          </table:table-cell>
          <table:table-cell office:value-type="float" office:value="5517249625.40008" calcext:value-type="float">
            <text:p>5517249625.40008</text:p>
          </table:table-cell>
          <table:table-cell/>
          <table:table-cell office:value-type="float" office:value="21367368" calcext:value-type="float">
            <text:p>21367368</text:p>
          </table:table-cell>
          <table:table-cell office:value-type="float" office:value="3326490694.85542" calcext:value-type="float">
            <text:p>3326490694.85542</text:p>
          </table:table-cell>
          <table:table-cell office:value-type="float" office:value="3585960268148625" calcext:value-type="float">
            <text:p>3585960268148625</text:p>
          </table:table-cell>
          <table:table-cell office:value-type="float" office:value="3128049818.98405" calcext:value-type="float">
            <text:p>3128049818.98405</text:p>
          </table:table-cell>
          <table:table-cell/>
          <table:table-cell office:value-type="float" office:value="33720377.625" calcext:value-type="float">
            <text:p>33720377.625</text:p>
          </table:table-cell>
          <table:table-cell office:value-type="float" office:value="3920027611.56673" calcext:value-type="float">
            <text:p>3920027611.56673</text:p>
          </table:table-cell>
          <table:table-cell office:value-type="float" office:value="3519201798585923" calcext:value-type="float">
            <text:p>3519201798585923</text:p>
          </table:table-cell>
          <table:table-cell office:value-type="float" office:value="3146938568.56281" calcext:value-type="float">
            <text:p>3146938568.56281</text:p>
          </table:table-cell>
        </table:table-row>
        <table:table-row table:style-name="ro1">
          <table:table-cell office:value-type="float" office:value="11247120" calcext:value-type="float">
            <text:p>11247120</text:p>
          </table:table-cell>
          <table:table-cell office:value-type="float" office:value="1655336.68137052" calcext:value-type="float">
            <text:p>1655336.68137052</text:p>
          </table:table-cell>
          <table:table-cell office:value-type="float" office:value="461971852693.524" calcext:value-type="float">
            <text:p>461971852693.524</text:p>
          </table:table-cell>
          <table:table-cell office:value-type="float" office:value="1667494.6030836" calcext:value-type="float">
            <text:p>1667494.6030836</text:p>
          </table:table-cell>
          <table:table-cell/>
          <table:table-cell office:value-type="float" office:value="7351776" calcext:value-type="float">
            <text:p>7351776</text:p>
          </table:table-cell>
          <table:table-cell office:value-type="float" office:value="557952497.365123" calcext:value-type="float">
            <text:p>557952497.365123</text:p>
          </table:table-cell>
          <table:table-cell office:value-type="float" office:value="1844985247209701" calcext:value-type="float">
            <text:p>1844985247209701</text:p>
          </table:table-cell>
          <table:table-cell office:value-type="float" office:value="1371646694.14133" calcext:value-type="float">
            <text:p>1371646694.14133</text:p>
          </table:table-cell>
          <table:table-cell/>
          <table:table-cell office:value-type="float" office:value="8503920" calcext:value-type="float">
            <text:p>8503920</text:p>
          </table:table-cell>
          <table:table-cell office:value-type="float" office:value="1993815725.26513" calcext:value-type="float">
            <text:p>1993815725.26513</text:p>
          </table:table-cell>
          <table:table-cell office:value-type="float" office:value="6451384968442931" calcext:value-type="float">
            <text:p>6451384968442931</text:p>
          </table:table-cell>
          <table:table-cell office:value-type="float" office:value="4785321841.05264" calcext:value-type="float">
            <text:p>4785321841.05264</text:p>
          </table:table-cell>
          <table:table-cell/>
          <table:table-cell office:value-type="float" office:value="18269712" calcext:value-type="float">
            <text:p>18269712</text:p>
          </table:table-cell>
          <table:table-cell office:value-type="float" office:value="3108062040.38278" calcext:value-type="float">
            <text:p>3108062040.38278</text:p>
          </table:table-cell>
          <table:table-cell office:value-type="float" office:value="7265817525478850" calcext:value-type="float">
            <text:p>7265817525478850</text:p>
          </table:table-cell>
          <table:table-cell office:value-type="float" office:value="5524042088.1646" calcext:value-type="float">
            <text:p>5524042088.1646</text:p>
          </table:table-cell>
          <table:table-cell/>
          <table:table-cell office:value-type="float" office:value="21451824" calcext:value-type="float">
            <text:p>21451824</text:p>
          </table:table-cell>
          <table:table-cell office:value-type="float" office:value="3332322981.21227" calcext:value-type="float">
            <text:p>3332322981.21227</text:p>
          </table:table-cell>
          <table:table-cell office:value-type="float" office:value="3.58822745752834E+015" calcext:value-type="float">
            <text:p>3.58822745752834E+015</text:p>
          </table:table-cell>
          <table:table-cell office:value-type="float" office:value="3129774179.0799" calcext:value-type="float">
            <text:p>3129774179.0799</text:p>
          </table:table-cell>
          <table:table-cell/>
          <table:table-cell office:value-type="float" office:value="33853659.75" calcext:value-type="float">
            <text:p>33853659.75</text:p>
          </table:table-cell>
          <table:table-cell office:value-type="float" office:value="3927228220.45358" calcext:value-type="float">
            <text:p>3927228220.45358</text:p>
          </table:table-cell>
          <table:table-cell office:value-type="float" office:value="3520062574677408" calcext:value-type="float">
            <text:p>3520062574677408</text:p>
          </table:table-cell>
          <table:table-cell office:value-type="float" office:value="3147705657.0217" calcext:value-type="float">
            <text:p>3147705657.0217</text:p>
          </table:table-cell>
        </table:table-row>
        <table:table-row table:style-name="ro1">
          <table:table-cell office:value-type="float" office:value="11291400" calcext:value-type="float">
            <text:p>11291400</text:p>
          </table:table-cell>
          <table:table-cell office:value-type="float" office:value="1660097.42043711" calcext:value-type="float">
            <text:p>1660097.42043711</text:p>
          </table:table-cell>
          <table:table-cell office:value-type="float" office:value="463056786151.775" calcext:value-type="float">
            <text:p>463056786151.775</text:p>
          </table:table-cell>
          <table:table-cell office:value-type="float" office:value="1672482.1374101" calcext:value-type="float">
            <text:p>1672482.1374101</text:p>
          </table:table-cell>
          <table:table-cell/>
          <table:table-cell office:value-type="float" office:value="7380720" calcext:value-type="float">
            <text:p>7380720</text:p>
          </table:table-cell>
          <table:table-cell office:value-type="float" office:value="559418178.980364" calcext:value-type="float">
            <text:p>559418178.980364</text:p>
          </table:table-cell>
          <table:table-cell office:value-type="float" office:value="1.84981854725873E+015" calcext:value-type="float">
            <text:p>1.84981854725873E+015</text:p>
          </table:table-cell>
          <table:table-cell office:value-type="float" office:value="1375248966.53775" calcext:value-type="float">
            <text:p>1375248966.53775</text:p>
          </table:table-cell>
          <table:table-cell/>
          <table:table-cell office:value-type="float" office:value="8537400" calcext:value-type="float">
            <text:p>8537400</text:p>
          </table:table-cell>
          <table:table-cell office:value-type="float" office:value="1998619893.64073" calcext:value-type="float">
            <text:p>1998619893.64073</text:p>
          </table:table-cell>
          <table:table-cell office:value-type="float" office:value="6467145816344711" calcext:value-type="float">
            <text:p>6467145816344711</text:p>
          </table:table-cell>
          <table:table-cell office:value-type="float" office:value="4797027474.56084" calcext:value-type="float">
            <text:p>4797027474.56084</text:p>
          </table:table-cell>
          <table:table-cell/>
          <table:table-cell office:value-type="float" office:value="18341640" calcext:value-type="float">
            <text:p>18341640</text:p>
          </table:table-cell>
          <table:table-cell office:value-type="float" office:value="3112981680.26453" calcext:value-type="float">
            <text:p>3112981680.26453</text:p>
          </table:table-cell>
          <table:table-cell office:value-type="float" office:value="7274855260175421" calcext:value-type="float">
            <text:p>7274855260175421</text:p>
          </table:table-cell>
          <table:table-cell office:value-type="float" office:value="5530784488.65892" calcext:value-type="float">
            <text:p>5530784488.65892</text:p>
          </table:table-cell>
          <table:table-cell/>
          <table:table-cell office:value-type="float" office:value="21536280" calcext:value-type="float">
            <text:p>21536280</text:p>
          </table:table-cell>
          <table:table-cell office:value-type="float" office:value="3338145863.58229" calcext:value-type="float">
            <text:p>3338145863.58229</text:p>
          </table:table-cell>
          <table:table-cell office:value-type="float" office:value="3.59047495135229E+015" calcext:value-type="float">
            <text:p>3.59047495135229E+015</text:p>
          </table:table-cell>
          <table:table-cell office:value-type="float" office:value="3131483887.30211" calcext:value-type="float">
            <text:p>3131483887.30211</text:p>
          </table:table-cell>
          <table:table-cell/>
          <table:table-cell office:value-type="float" office:value="33986941.875" calcext:value-type="float">
            <text:p>33986941.875</text:p>
          </table:table-cell>
          <table:table-cell office:value-type="float" office:value="3934418069.38771" calcext:value-type="float">
            <text:p>3934418069.38771</text:p>
          </table:table-cell>
          <table:table-cell office:value-type="float" office:value="3.52091388647E+015" calcext:value-type="float">
            <text:p>3.52091388647E+015</text:p>
          </table:table-cell>
          <table:table-cell office:value-type="float" office:value="3148465300.56711" calcext:value-type="float">
            <text:p>3148465300.56711</text:p>
          </table:table-cell>
        </table:table-row>
        <table:table-row table:style-name="ro1">
          <table:table-cell office:value-type="float" office:value="11335680" calcext:value-type="float">
            <text:p>11335680</text:p>
          </table:table-cell>
          <table:table-cell office:value-type="float" office:value="1664849.26861064" calcext:value-type="float">
            <text:p>1664849.26861064</text:p>
          </table:table-cell>
          <table:table-cell office:value-type="float" office:value="464138106156.819" calcext:value-type="float">
            <text:p>464138106156.819</text:p>
          </table:table-cell>
          <table:table-cell office:value-type="float" office:value="1677460.46459612" calcext:value-type="float">
            <text:p>1677460.46459612</text:p>
          </table:table-cell>
          <table:table-cell/>
          <table:table-cell office:value-type="float" office:value="7409664" calcext:value-type="float">
            <text:p>7409664</text:p>
          </table:table-cell>
          <table:table-cell office:value-type="float" office:value="560879538.063951" calcext:value-type="float">
            <text:p>560879538.063951</text:p>
          </table:table-cell>
          <table:table-cell office:value-type="float" office:value="1.8546373463333E+015" calcext:value-type="float">
            <text:p>1.8546373463333E+015</text:p>
          </table:table-cell>
          <table:table-cell office:value-type="float" office:value="1378840507.35267" calcext:value-type="float">
            <text:p>1378840507.35267</text:p>
          </table:table-cell>
          <table:table-cell/>
          <table:table-cell office:value-type="float" office:value="8570880" calcext:value-type="float">
            <text:p>8570880</text:p>
          </table:table-cell>
          <table:table-cell office:value-type="float" office:value="2003407754.43616" calcext:value-type="float">
            <text:p>2003407754.43616</text:p>
          </table:table-cell>
          <table:table-cell office:value-type="float" office:value="6482851976674354" calcext:value-type="float">
            <text:p>6482851976674354</text:p>
          </table:table-cell>
          <table:table-cell office:value-type="float" office:value="4808692684.55282" calcext:value-type="float">
            <text:p>4808692684.55282</text:p>
          </table:table-cell>
          <table:table-cell/>
          <table:table-cell office:value-type="float" office:value="18413568" calcext:value-type="float">
            <text:p>18413568</text:p>
          </table:table-cell>
          <table:table-cell office:value-type="float" office:value="3117880051.48182" calcext:value-type="float">
            <text:p>3117880051.48182</text:p>
          </table:table-cell>
          <table:table-cell office:value-type="float" office:value="7283825831409206" calcext:value-type="float">
            <text:p>7283825831409206</text:p>
          </table:table-cell>
          <table:table-cell office:value-type="float" office:value="5537477198.57997" calcext:value-type="float">
            <text:p>5537477198.57997</text:p>
          </table:table-cell>
          <table:table-cell/>
          <table:table-cell office:value-type="float" office:value="21620736" calcext:value-type="float">
            <text:p>21620736</text:p>
          </table:table-cell>
          <table:table-cell office:value-type="float" office:value="3343959395.59249" calcext:value-type="float">
            <text:p>3343959395.59249</text:p>
          </table:table-cell>
          <table:table-cell office:value-type="float" office:value="3.59270292141657E+015" calcext:value-type="float">
            <text:p>3.59270292141657E+015</text:p>
          </table:table-cell>
          <table:table-cell office:value-type="float" office:value="3133179070.66076" calcext:value-type="float">
            <text:p>3133179070.66076</text:p>
          </table:table-cell>
          <table:table-cell/>
          <table:table-cell office:value-type="float" office:value="34120224" calcext:value-type="float">
            <text:p>34120224</text:p>
          </table:table-cell>
          <table:table-cell office:value-type="float" office:value="3941597204.818" calcext:value-type="float">
            <text:p>3941597204.818</text:p>
          </table:table-cell>
          <table:table-cell office:value-type="float" office:value="3.52175585596968E+015" calcext:value-type="float">
            <text:p>3.52175585596968E+015</text:p>
          </table:table-cell>
          <table:table-cell office:value-type="float" office:value="3149217590.80605" calcext:value-type="float">
            <text:p>3149217590.80605</text:p>
          </table:table-cell>
        </table:table-row>
        <table:table-row table:style-name="ro1">
          <table:table-cell office:value-type="float" office:value="11379960" calcext:value-type="float">
            <text:p>11379960</text:p>
          </table:table-cell>
          <table:table-cell office:value-type="float" office:value="1669592.25088135" calcext:value-type="float">
            <text:p>1669592.25088135</text:p>
          </table:table-cell>
          <table:table-cell office:value-type="float" office:value="465215828413.382" calcext:value-type="float">
            <text:p>465215828413.382</text:p>
          </table:table-cell>
          <table:table-cell office:value-type="float" office:value="1682429.6101351" calcext:value-type="float">
            <text:p>1682429.6101351</text:p>
          </table:table-cell>
          <table:table-cell/>
          <table:table-cell office:value-type="float" office:value="7438608" calcext:value-type="float">
            <text:p>7438608</text:p>
          </table:table-cell>
          <table:table-cell office:value-type="float" office:value="562336587.537173" calcext:value-type="float">
            <text:p>562336587.537173</text:p>
          </table:table-cell>
          <table:table-cell office:value-type="float" office:value="1.8594416879636E+015" calcext:value-type="float">
            <text:p>1.8594416879636E+015</text:p>
          </table:table-cell>
          <table:table-cell office:value-type="float" office:value="1382421348.73941" calcext:value-type="float">
            <text:p>1382421348.73941</text:p>
          </table:table-cell>
          <table:table-cell/>
          <table:table-cell office:value-type="float" office:value="8604360" calcext:value-type="float">
            <text:p>8604360</text:p>
          </table:table-cell>
          <table:table-cell office:value-type="float" office:value="2008179364.39251" calcext:value-type="float">
            <text:p>2008179364.39251</text:p>
          </table:table-cell>
          <table:table-cell office:value-type="float" office:value="6498503639287044" calcext:value-type="float">
            <text:p>6498503639287044</text:p>
          </table:table-cell>
          <table:table-cell office:value-type="float" office:value="4820317611.20808" calcext:value-type="float">
            <text:p>4820317611.20808</text:p>
          </table:table-cell>
          <table:table-cell/>
          <table:table-cell office:value-type="float" office:value="18485496" calcext:value-type="float">
            <text:p>18485496</text:p>
          </table:table-cell>
          <table:table-cell office:value-type="float" office:value="3122757303.48519" calcext:value-type="float">
            <text:p>3122757303.48519</text:p>
          </table:table-cell>
          <table:table-cell office:value-type="float" office:value="7292729738940097" calcext:value-type="float">
            <text:p>7292729738940097</text:p>
          </table:table-cell>
          <table:table-cell office:value-type="float" office:value="5544120586.8584" calcext:value-type="float">
            <text:p>5544120586.8584</text:p>
          </table:table-cell>
          <table:table-cell/>
          <table:table-cell office:value-type="float" office:value="21705192" calcext:value-type="float">
            <text:p>21705192</text:p>
          </table:table-cell>
          <table:table-cell office:value-type="float" office:value="3349763630.41731" calcext:value-type="float">
            <text:p>3349763630.41731</text:p>
          </table:table-cell>
          <table:table-cell office:value-type="float" office:value="3594911538017124" calcext:value-type="float">
            <text:p>3594911538017124</text:p>
          </table:table-cell>
          <table:table-cell office:value-type="float" office:value="3134859855.05835" calcext:value-type="float">
            <text:p>3134859855.05835</text:p>
          </table:table-cell>
          <table:table-cell/>
          <table:table-cell office:value-type="float" office:value="34253506.125" calcext:value-type="float">
            <text:p>34253506.125</text:p>
          </table:table-cell>
          <table:table-cell office:value-type="float" office:value="3948765672.68846" calcext:value-type="float">
            <text:p>3948765672.68846</text:p>
          </table:table-cell>
          <table:table-cell office:value-type="float" office:value="3522588603532727" calcext:value-type="float">
            <text:p>3522588603532727</text:p>
          </table:table-cell>
          <table:table-cell office:value-type="float" office:value="3149962618.12327" calcext:value-type="float">
            <text:p>3149962618.12327</text:p>
          </table:table-cell>
        </table:table-row>
        <table:table-row table:style-name="ro1">
          <table:table-cell office:value-type="float" office:value="11424240" calcext:value-type="float">
            <text:p>11424240</text:p>
          </table:table-cell>
          <table:table-cell office:value-type="float" office:value="1674326.39213994" calcext:value-type="float">
            <text:p>1674326.39213994</text:p>
          </table:table-cell>
          <table:table-cell office:value-type="float" office:value="466289968550.736" calcext:value-type="float">
            <text:p>466289968550.736</text:p>
          </table:table-cell>
          <table:table-cell office:value-type="float" office:value="1687389.59941981" calcext:value-type="float">
            <text:p>1687389.59941981</text:p>
          </table:table-cell>
          <table:table-cell/>
          <table:table-cell office:value-type="float" office:value="7467552" calcext:value-type="float">
            <text:p>7467552</text:p>
          </table:table-cell>
          <table:table-cell office:value-type="float" office:value="563789340.282519" calcext:value-type="float">
            <text:p>563789340.282519</text:p>
          </table:table-cell>
          <table:table-cell office:value-type="float" office:value="1864231615549112" calcext:value-type="float">
            <text:p>1864231615549112</text:p>
          </table:table-cell>
          <table:table-cell office:value-type="float" office:value="1385991522.75481" calcext:value-type="float">
            <text:p>1385991522.75481</text:p>
          </table:table-cell>
          <table:table-cell/>
          <table:table-cell office:value-type="float" office:value="8637840" calcext:value-type="float">
            <text:p>8637840</text:p>
          </table:table-cell>
          <table:table-cell office:value-type="float" office:value="2012934780.05053" calcext:value-type="float">
            <text:p>2012934780.05053</text:p>
          </table:table-cell>
          <table:table-cell office:value-type="float" office:value="6514100993378703" calcext:value-type="float">
            <text:p>6514100993378703</text:p>
          </table:table-cell>
          <table:table-cell office:value-type="float" office:value="4831902394.21921" calcext:value-type="float">
            <text:p>4831902394.21921</text:p>
          </table:table-cell>
          <table:table-cell/>
          <table:table-cell office:value-type="float" office:value="18557424" calcext:value-type="float">
            <text:p>18557424</text:p>
          </table:table-cell>
          <table:table-cell office:value-type="float" office:value="3127613584.60571" calcext:value-type="float">
            <text:p>3127613584.60571</text:p>
          </table:table-cell>
          <table:table-cell office:value-type="float" office:value="7301567478807786" calcext:value-type="float">
            <text:p>7301567478807786</text:p>
          </table:table-cell>
          <table:table-cell office:value-type="float" office:value="5550715019.6792" calcext:value-type="float">
            <text:p>5550715019.6792</text:p>
          </table:table-cell>
          <table:table-cell/>
          <table:table-cell office:value-type="float" office:value="21789648" calcext:value-type="float">
            <text:p>21789648</text:p>
          </table:table-cell>
          <table:table-cell office:value-type="float" office:value="3355558620.78265" calcext:value-type="float">
            <text:p>3355558620.78265</text:p>
          </table:table-cell>
          <table:table-cell office:value-type="float" office:value="3.59710096996277E+015" calcext:value-type="float">
            <text:p>3.59710096996277E+015</text:p>
          </table:table-cell>
          <table:table-cell office:value-type="float" office:value="3136526365.29956" calcext:value-type="float">
            <text:p>3136526365.29956</text:p>
          </table:table-cell>
          <table:table-cell/>
          <table:table-cell office:value-type="float" office:value="34386788.25" calcext:value-type="float">
            <text:p>34386788.25</text:p>
          </table:table-cell>
          <table:table-cell office:value-type="float" office:value="3955923518.44489" calcext:value-type="float">
            <text:p>3955923518.44489</text:p>
          </table:table-cell>
          <table:table-cell office:value-type="float" office:value="3.5234122478883E+015" calcext:value-type="float">
            <text:p>3.5234122478883E+015</text:p>
          </table:table-cell>
          <table:table-cell office:value-type="float" office:value="3150700471.69793" calcext:value-type="float">
            <text:p>3150700471.69793</text:p>
          </table:table-cell>
        </table:table-row>
        <table:table-row table:style-name="ro1">
          <table:table-cell office:value-type="float" office:value="11468520" calcext:value-type="float">
            <text:p>11468520</text:p>
          </table:table-cell>
          <table:table-cell office:value-type="float" office:value="1679051.71717801" calcext:value-type="float">
            <text:p>1679051.71717801</text:p>
          </table:table-cell>
          <table:table-cell office:value-type="float" office:value="467360542123.076" calcext:value-type="float">
            <text:p>467360542123.076</text:p>
          </table:table-cell>
          <table:table-cell office:value-type="float" office:value="1692340.45774285" calcext:value-type="float">
            <text:p>1692340.45774285</text:p>
          </table:table-cell>
          <table:table-cell/>
          <table:table-cell office:value-type="float" office:value="7496496" calcext:value-type="float">
            <text:p>7496496</text:p>
          </table:table-cell>
          <table:table-cell office:value-type="float" office:value="565237809.143802" calcext:value-type="float">
            <text:p>565237809.143802</text:p>
          </table:table-cell>
          <table:table-cell office:value-type="float" office:value="1869007172359025" calcext:value-type="float">
            <text:p>1869007172359025</text:p>
          </table:table-cell>
          <table:table-cell office:value-type="float" office:value="1389551061.35951" calcext:value-type="float">
            <text:p>1389551061.35951</text:p>
          </table:table-cell>
          <table:table-cell/>
          <table:table-cell office:value-type="float" office:value="8671320" calcext:value-type="float">
            <text:p>8671320</text:p>
          </table:table-cell>
          <table:table-cell office:value-type="float" office:value="2017674057.75134" calcext:value-type="float">
            <text:p>2017674057.75134</text:p>
          </table:table-cell>
          <table:table-cell office:value-type="float" office:value="6529644227488257" calcext:value-type="float">
            <text:p>6529644227488257</text:p>
          </table:table-cell>
          <table:table-cell office:value-type="float" office:value="4843447172.79362" calcext:value-type="float">
            <text:p>4843447172.79362</text:p>
          </table:table-cell>
          <table:table-cell/>
          <table:table-cell office:value-type="float" office:value="18629352" calcext:value-type="float">
            <text:p>18629352</text:p>
          </table:table-cell>
          <table:table-cell office:value-type="float" office:value="3132449042.06361" calcext:value-type="float">
            <text:p>3132449042.06361</text:p>
          </table:table-cell>
          <table:table-cell office:value-type="float" office:value="7310339543359452" calcext:value-type="float">
            <text:p>7310339543359452</text:p>
          </table:table-cell>
          <table:table-cell office:value-type="float" office:value="5557260860.5022" calcext:value-type="float">
            <text:p>5557260860.5022</text:p>
          </table:table-cell>
          <table:table-cell/>
          <table:table-cell office:value-type="float" office:value="21874104" calcext:value-type="float">
            <text:p>21874104</text:p>
          </table:table-cell>
          <table:table-cell office:value-type="float" office:value="3361344418.96992" calcext:value-type="float">
            <text:p>3361344418.96992</text:p>
          </table:table-cell>
          <table:table-cell office:value-type="float" office:value="3.59927138458822E+015" calcext:value-type="float">
            <text:p>3.59927138458822E+015</text:p>
          </table:table-cell>
          <table:table-cell office:value-type="float" office:value="3138178725.10076" calcext:value-type="float">
            <text:p>3138178725.10076</text:p>
          </table:table-cell>
          <table:table-cell/>
          <table:table-cell office:value-type="float" office:value="34520070.375" calcext:value-type="float">
            <text:p>34520070.375</text:p>
          </table:table-cell>
          <table:table-cell office:value-type="float" office:value="3963070787.04156" calcext:value-type="float">
            <text:p>3963070787.04156</text:p>
          </table:table-cell>
          <table:table-cell office:value-type="float" office:value="3.52422690616071E+015" calcext:value-type="float">
            <text:p>3.52422690616071E+015</text:p>
          </table:table-cell>
          <table:table-cell office:value-type="float" office:value="3151431239.52007" calcext:value-type="float">
            <text:p>3151431239.52007</text:p>
          </table:table-cell>
        </table:table-row>
        <table:table-row table:style-name="ro1">
          <table:table-cell office:value-type="float" office:value="11512800" calcext:value-type="float">
            <text:p>11512800</text:p>
          </table:table-cell>
          <table:table-cell office:value-type="float" office:value="1683768.25068854" calcext:value-type="float">
            <text:p>1683768.25068854</text:p>
          </table:table-cell>
          <table:table-cell office:value-type="float" office:value="468427564609.885" calcext:value-type="float">
            <text:p>468427564609.885</text:p>
          </table:table-cell>
          <table:table-cell office:value-type="float" office:value="1697282.21029708" calcext:value-type="float">
            <text:p>1697282.21029708</text:p>
          </table:table-cell>
          <table:table-cell/>
          <table:table-cell office:value-type="float" office:value="7525440" calcext:value-type="float">
            <text:p>7525440</text:p>
          </table:table-cell>
          <table:table-cell office:value-type="float" office:value="566682006.926267" calcext:value-type="float">
            <text:p>566682006.926267</text:p>
          </table:table-cell>
          <table:table-cell office:value-type="float" office:value="1.87376840153261E+015" calcext:value-type="float">
            <text:p>1.87376840153261E+015</text:p>
          </table:table-cell>
          <table:table-cell office:value-type="float" office:value="1393099996.41821" calcext:value-type="float">
            <text:p>1393099996.41821</text:p>
          </table:table-cell>
          <table:table-cell/>
          <table:table-cell office:value-type="float" office:value="8704800" calcext:value-type="float">
            <text:p>8704800</text:p>
          </table:table-cell>
          <table:table-cell office:value-type="float" office:value="2022397253.63715" calcext:value-type="float">
            <text:p>2022397253.63715</text:p>
          </table:table-cell>
          <table:table-cell office:value-type="float" office:value="6545133529499965" calcext:value-type="float">
            <text:p>6545133529499965</text:p>
          </table:table-cell>
          <table:table-cell office:value-type="float" office:value="4854952085.65519" calcext:value-type="float">
            <text:p>4854952085.65519</text:p>
          </table:table-cell>
          <table:table-cell/>
          <table:table-cell office:value-type="float" office:value="18701280" calcext:value-type="float">
            <text:p>18701280</text:p>
          </table:table-cell>
          <table:table-cell office:value-type="float" office:value="3137263821.97678" calcext:value-type="float">
            <text:p>3137263821.97678</text:p>
          </table:table-cell>
          <table:table-cell office:value-type="float" office:value="7319046421277249" calcext:value-type="float">
            <text:p>7319046421277249</text:p>
          </table:table-cell>
          <table:table-cell office:value-type="float" office:value="5563758470.08232" calcext:value-type="float">
            <text:p>5563758470.08232</text:p>
          </table:table-cell>
          <table:table-cell/>
          <table:table-cell office:value-type="float" office:value="21958560" calcext:value-type="float">
            <text:p>21958560</text:p>
          </table:table-cell>
          <table:table-cell office:value-type="float" office:value="3367121076.82" calcext:value-type="float">
            <text:p>3367121076.82</text:p>
          </table:table-cell>
          <table:table-cell office:value-type="float" office:value="3.60142294776699E+015" calcext:value-type="float">
            <text:p>3.60142294776699E+015</text:p>
          </table:table-cell>
          <table:table-cell office:value-type="float" office:value="3139817057.09959" calcext:value-type="float">
            <text:p>3139817057.09959</text:p>
          </table:table-cell>
          <table:table-cell/>
          <table:table-cell office:value-type="float" office:value="34653352.5" calcext:value-type="float">
            <text:p>34653352.5</text:p>
          </table:table-cell>
          <table:table-cell office:value-type="float" office:value="3970207522.94771" calcext:value-type="float">
            <text:p>3970207522.94771</text:p>
          </table:table-cell>
          <table:table-cell office:value-type="float" office:value="3.52503269389141E+015" calcext:value-type="float">
            <text:p>3.52503269389141E+015</text:p>
          </table:table-cell>
          <table:table-cell office:value-type="float" office:value="3152155008.40683" calcext:value-type="float">
            <text:p>3152155008.40683</text:p>
          </table:table-cell>
        </table:table-row>
        <table:table-row table:style-name="ro1">
          <table:table-cell office:value-type="float" office:value="11557080" calcext:value-type="float">
            <text:p>11557080</text:p>
          </table:table-cell>
          <table:table-cell office:value-type="float" office:value="1688476.01726633" calcext:value-type="float">
            <text:p>1688476.01726633</text:p>
          </table:table-cell>
          <table:table-cell office:value-type="float" office:value="469491051416.31" calcext:value-type="float">
            <text:p>469491051416.31</text:p>
          </table:table-cell>
          <table:table-cell office:value-type="float" office:value="1702214.8821761" calcext:value-type="float">
            <text:p>1702214.8821761</text:p>
          </table:table-cell>
          <table:table-cell/>
          <table:table-cell office:value-type="float" office:value="7554384" calcext:value-type="float">
            <text:p>7554384</text:p>
          </table:table-cell>
          <table:table-cell office:value-type="float" office:value="568121946.396713" calcext:value-type="float">
            <text:p>568121946.396713</text:p>
          </table:table-cell>
          <table:table-cell office:value-type="float" office:value="1.87851534607963E+015" calcext:value-type="float">
            <text:p>1.87851534607963E+015</text:p>
          </table:table-cell>
          <table:table-cell office:value-type="float" office:value="1396638359.69998" calcext:value-type="float">
            <text:p>1396638359.69998</text:p>
          </table:table-cell>
          <table:table-cell/>
          <table:table-cell office:value-type="float" office:value="8738280" calcext:value-type="float">
            <text:p>8738280</text:p>
          </table:table-cell>
          <table:table-cell office:value-type="float" office:value="2027104423.65201" calcext:value-type="float">
            <text:p>2027104423.65201</text:p>
          </table:table-cell>
          <table:table-cell office:value-type="float" office:value="6560569086645627" calcext:value-type="float">
            <text:p>6560569086645627</text:p>
          </table:table-cell>
          <table:table-cell office:value-type="float" office:value="4866417271.04599" calcext:value-type="float">
            <text:p>4866417271.04599</text:p>
          </table:table-cell>
          <table:table-cell/>
          <table:table-cell office:value-type="float" office:value="18773208" calcext:value-type="float">
            <text:p>18773208</text:p>
          </table:table-cell>
          <table:table-cell office:value-type="float" office:value="3142058069.36928" calcext:value-type="float">
            <text:p>3142058069.36928</text:p>
          </table:table-cell>
          <table:table-cell office:value-type="float" office:value="7327688597605621" calcext:value-type="float">
            <text:p>7327688597605621</text:p>
          </table:table-cell>
          <table:table-cell office:value-type="float" office:value="5570208206.48977" calcext:value-type="float">
            <text:p>5570208206.48977</text:p>
          </table:table-cell>
          <table:table-cell/>
          <table:table-cell office:value-type="float" office:value="22043016" calcext:value-type="float">
            <text:p>22043016</text:p>
          </table:table-cell>
          <table:table-cell office:value-type="float" office:value="3372888645.73721" calcext:value-type="float">
            <text:p>3372888645.73721</text:p>
          </table:table-cell>
          <table:table-cell office:value-type="float" office:value="3.60355582392411E+015" calcext:value-type="float">
            <text:p>3.60355582392411E+015</text:p>
          </table:table-cell>
          <table:table-cell office:value-type="float" office:value="3141441482.86434" calcext:value-type="float">
            <text:p>3141441482.86434</text:p>
          </table:table-cell>
          <table:table-cell/>
          <table:table-cell office:value-type="float" office:value="34786634.625" calcext:value-type="float">
            <text:p>34786634.625</text:p>
          </table:table-cell>
          <table:table-cell office:value-type="float" office:value="3977333770.15404" calcext:value-type="float">
            <text:p>3977333770.15404</text:p>
          </table:table-cell>
          <table:table-cell office:value-type="float" office:value="3.52582972506068E+015" calcext:value-type="float">
            <text:p>3.52582972506068E+015</text:p>
          </table:table-cell>
          <table:table-cell office:value-type="float" office:value="3152871864.01843" calcext:value-type="float">
            <text:p>3152871864.01843</text:p>
          </table:table-cell>
        </table:table-row>
        <table:table-row table:style-name="ro1">
          <table:table-cell office:value-type="float" office:value="11601360" calcext:value-type="float">
            <text:p>11601360</text:p>
          </table:table-cell>
          <table:table-cell office:value-type="float" office:value="1693175.04140851" calcext:value-type="float">
            <text:p>1693175.04140851</text:p>
          </table:table-cell>
          <table:table-cell office:value-type="float" office:value="470551017873.524" calcext:value-type="float">
            <text:p>470551017873.524</text:p>
          </table:table-cell>
          <table:table-cell office:value-type="float" office:value="1707138.49837475" calcext:value-type="float">
            <text:p>1707138.49837475</text:p>
          </table:table-cell>
          <table:table-cell/>
          <table:table-cell office:value-type="float" office:value="7583328" calcext:value-type="float">
            <text:p>7583328</text:p>
          </table:table-cell>
          <table:table-cell office:value-type="float" office:value="569557640.283606" calcext:value-type="float">
            <text:p>569557640.283606</text:p>
          </table:table-cell>
          <table:table-cell office:value-type="float" office:value="1.88324804888068E+015" calcext:value-type="float">
            <text:p>1.88324804888068E+015</text:p>
          </table:table-cell>
          <table:table-cell office:value-type="float" office:value="1400166182.87857" calcext:value-type="float">
            <text:p>1400166182.87857</text:p>
          </table:table-cell>
          <table:table-cell/>
          <table:table-cell office:value-type="float" office:value="8771760" calcext:value-type="float">
            <text:p>8771760</text:p>
          </table:table-cell>
          <table:table-cell office:value-type="float" office:value="2031795623.5425" calcext:value-type="float">
            <text:p>2031795623.5425</text:p>
          </table:table-cell>
          <table:table-cell office:value-type="float" office:value="6575951085506911" calcext:value-type="float">
            <text:p>6575951085506911</text:p>
          </table:table-cell>
          <table:table-cell office:value-type="float" office:value="4877842866.72794" calcext:value-type="float">
            <text:p>4877842866.72794</text:p>
          </table:table-cell>
          <table:table-cell/>
          <table:table-cell office:value-type="float" office:value="18845136" calcext:value-type="float">
            <text:p>18845136</text:p>
          </table:table-cell>
          <table:table-cell office:value-type="float" office:value="3146831928.17973" calcext:value-type="float">
            <text:p>3146831928.17973</text:p>
          </table:table-cell>
          <table:table-cell office:value-type="float" office:value="7336266553778367" calcext:value-type="float">
            <text:p>7336266553778367</text:p>
          </table:table-cell>
          <table:table-cell office:value-type="float" office:value="5576610425.13005" calcext:value-type="float">
            <text:p>5576610425.13005</text:p>
          </table:table-cell>
          <table:table-cell/>
          <table:table-cell office:value-type="float" office:value="22127472" calcext:value-type="float">
            <text:p>22127472</text:p>
          </table:table-cell>
          <table:table-cell office:value-type="float" office:value="3378647176.69318" calcext:value-type="float">
            <text:p>3378647176.69318</text:p>
          </table:table-cell>
          <table:table-cell office:value-type="float" office:value="3605670176048814" calcext:value-type="float">
            <text:p>3605670176048814</text:p>
          </table:table-cell>
          <table:table-cell office:value-type="float" office:value="3143052122.90335" calcext:value-type="float">
            <text:p>3143052122.90335</text:p>
          </table:table-cell>
          <table:table-cell/>
          <table:table-cell office:value-type="float" office:value="34919916.75" calcext:value-type="float">
            <text:p>34919916.75</text:p>
          </table:table-cell>
          <table:table-cell office:value-type="float" office:value="3984449572.17905" calcext:value-type="float">
            <text:p>3984449572.17905</text:p>
          </table:table-cell>
          <table:table-cell office:value-type="float" office:value="3526618112108910" calcext:value-type="float">
            <text:p>3526618112108910</text:p>
          </table:table-cell>
          <table:table-cell office:value-type="float" office:value="3153581890.87397" calcext:value-type="float">
            <text:p>3153581890.87397</text:p>
          </table:table-cell>
        </table:table-row>
        <table:table-row table:style-name="ro1">
          <table:table-cell office:value-type="float" office:value="11645640" calcext:value-type="float">
            <text:p>11645640</text:p>
          </table:table-cell>
          <table:table-cell office:value-type="float" office:value="1697865.34751493" calcext:value-type="float">
            <text:p>1697865.34751493</text:p>
          </table:table-cell>
          <table:table-cell office:value-type="float" office:value="471607479239.097" calcext:value-type="float">
            <text:p>471607479239.097</text:p>
          </table:table-cell>
          <table:table-cell office:value-type="float" office:value="1712053.08378948" calcext:value-type="float">
            <text:p>1712053.08378948</text:p>
          </table:table-cell>
          <table:table-cell/>
          <table:table-cell office:value-type="float" office:value="7612272" calcext:value-type="float">
            <text:p>7612272</text:p>
          </table:table-cell>
          <table:table-cell office:value-type="float" office:value="570989101.277194" calcext:value-type="float">
            <text:p>570989101.277194</text:p>
          </table:table-cell>
          <table:table-cell office:value-type="float" office:value="1887966552687666" calcext:value-type="float">
            <text:p>1887966552687666</text:p>
          </table:table-cell>
          <table:table-cell office:value-type="float" office:value="1403683497.53265" calcext:value-type="float">
            <text:p>1403683497.53265</text:p>
          </table:table-cell>
          <table:table-cell/>
          <table:table-cell office:value-type="float" office:value="8805240" calcext:value-type="float">
            <text:p>8805240</text:p>
          </table:table-cell>
          <table:table-cell office:value-type="float" office:value="2036470908.85848" calcext:value-type="float">
            <text:p>2036470908.85848</text:p>
          </table:table-cell>
          <table:table-cell office:value-type="float" office:value="6591279712017578" calcext:value-type="float">
            <text:p>6591279712017578</text:p>
          </table:table-cell>
          <table:table-cell office:value-type="float" office:value="4889229009.98448" calcext:value-type="float">
            <text:p>4889229009.98448</text:p>
          </table:table-cell>
          <table:table-cell/>
          <table:table-cell office:value-type="float" office:value="18917064" calcext:value-type="float">
            <text:p>18917064</text:p>
          </table:table-cell>
          <table:table-cell office:value-type="float" office:value="3151585541.26962" calcext:value-type="float">
            <text:p>3151585541.26962</text:p>
          </table:table-cell>
          <table:table-cell office:value-type="float" office:value="7344780767645527" calcext:value-type="float">
            <text:p>7344780767645527</text:p>
          </table:table-cell>
          <table:table-cell office:value-type="float" office:value="5582965478.76381" calcext:value-type="float">
            <text:p>5582965478.76381</text:p>
          </table:table-cell>
          <table:table-cell/>
          <table:table-cell office:value-type="float" office:value="22211928" calcext:value-type="float">
            <text:p>22211928</text:p>
          </table:table-cell>
          <table:table-cell office:value-type="float" office:value="3384396720.23077" calcext:value-type="float">
            <text:p>3384396720.23077</text:p>
          </table:table-cell>
          <table:table-cell office:value-type="float" office:value="3607766165707078" calcext:value-type="float">
            <text:p>3607766165707078</text:p>
          </table:table-cell>
          <table:table-cell office:value-type="float" office:value="3144649096.67421" calcext:value-type="float">
            <text:p>3144649096.67421</text:p>
          </table:table-cell>
          <table:table-cell/>
          <table:table-cell office:value-type="float" office:value="35053198.875" calcext:value-type="float">
            <text:p>35053198.875</text:p>
          </table:table-cell>
          <table:table-cell office:value-type="float" office:value="3991554972.0753" calcext:value-type="float">
            <text:p>3991554972.0753</text:p>
          </table:table-cell>
          <table:table-cell office:value-type="float" office:value="3.52739796595782E+015" calcext:value-type="float">
            <text:p>3.52739796595782E+015</text:p>
          </table:table-cell>
          <table:table-cell office:value-type="float" office:value="3154285172.367" calcext:value-type="float">
            <text:p>3154285172.367</text:p>
          </table:table-cell>
        </table:table-row>
        <table:table-row table:style-name="ro1">
          <table:table-cell office:value-type="float" office:value="11689920" calcext:value-type="float">
            <text:p>11689920</text:p>
          </table:table-cell>
          <table:table-cell office:value-type="float" office:value="1702546.95988865" calcext:value-type="float">
            <text:p>1702546.95988865</text:p>
          </table:table-cell>
          <table:table-cell office:value-type="float" office:value="472660450697.359" calcext:value-type="float">
            <text:p>472660450697.359</text:p>
          </table:table-cell>
          <table:table-cell office:value-type="float" office:value="1716958.66321891" calcext:value-type="float">
            <text:p>1716958.66321891</text:p>
          </table:table-cell>
          <table:table-cell/>
          <table:table-cell office:value-type="float" office:value="7641216" calcext:value-type="float">
            <text:p>7641216</text:p>
          </table:table-cell>
          <table:table-cell office:value-type="float" office:value="572416342.029625" calcext:value-type="float">
            <text:p>572416342.029625</text:p>
          </table:table-cell>
          <table:table-cell office:value-type="float" office:value="1.89267090012409E+015" calcext:value-type="float">
            <text:p>1.89267090012409E+015</text:p>
          </table:table-cell>
          <table:table-cell office:value-type="float" office:value="1407190335.14613" calcext:value-type="float">
            <text:p>1407190335.14613</text:p>
          </table:table-cell>
          <table:table-cell/>
          <table:table-cell office:value-type="float" office:value="8838720" calcext:value-type="float">
            <text:p>8838720</text:p>
          </table:table-cell>
          <table:table-cell office:value-type="float" office:value="2041130334.95376" calcext:value-type="float">
            <text:p>2041130334.95376</text:p>
          </table:table-cell>
          <table:table-cell office:value-type="float" office:value="6606555151465738" calcext:value-type="float">
            <text:p>6606555151465738</text:p>
          </table:table-cell>
          <table:table-cell office:value-type="float" office:value="4900575837.62221" calcext:value-type="float">
            <text:p>4900575837.62221</text:p>
          </table:table-cell>
          <table:table-cell/>
          <table:table-cell office:value-type="float" office:value="18988992" calcext:value-type="float">
            <text:p>18988992</text:p>
          </table:table-cell>
          <table:table-cell office:value-type="float" office:value="3156319050.43163" calcext:value-type="float">
            <text:p>3156319050.43163</text:p>
          </table:table-cell>
          <table:table-cell office:value-type="float" office:value="7353231713500083" calcext:value-type="float">
            <text:p>7353231713500083</text:p>
          </table:table-cell>
          <table:table-cell office:value-type="float" office:value="5589273717.52656" calcext:value-type="float">
            <text:p>5589273717.52656</text:p>
          </table:table-cell>
          <table:table-cell/>
          <table:table-cell office:value-type="float" office:value="22296384" calcext:value-type="float">
            <text:p>22296384</text:p>
          </table:table-cell>
          <table:table-cell office:value-type="float" office:value="3390137326.46786" calcext:value-type="float">
            <text:p>3390137326.46786</text:p>
          </table:table-cell>
          <table:table-cell office:value-type="float" office:value="3.60984395305405E+015" calcext:value-type="float">
            <text:p>3.60984395305405E+015</text:p>
          </table:table-cell>
          <table:table-cell office:value-type="float" office:value="3146232522.59298" calcext:value-type="float">
            <text:p>3146232522.59298</text:p>
          </table:table-cell>
          <table:table-cell/>
          <table:table-cell office:value-type="float" office:value="35186481" calcext:value-type="float">
            <text:p>35186481</text:p>
          </table:table-cell>
          <table:table-cell office:value-type="float" office:value="3998650012.43564" calcext:value-type="float">
            <text:p>3998650012.43564</text:p>
          </table:table-cell>
          <table:table-cell office:value-type="float" office:value="3.52816939603112E+015" calcext:value-type="float">
            <text:p>3.52816939603112E+015</text:p>
          </table:table-cell>
          <table:table-cell office:value-type="float" office:value="3154981790.78084" calcext:value-type="float">
            <text:p>3154981790.78084</text:p>
          </table:table-cell>
        </table:table-row>
        <table:table-row table:style-name="ro1">
          <table:table-cell office:value-type="float" office:value="11734200" calcext:value-type="float">
            <text:p>11734200</text:p>
          </table:table-cell>
          <table:table-cell office:value-type="float" office:value="1707219.9027364" calcext:value-type="float">
            <text:p>1707219.9027364</text:p>
          </table:table-cell>
          <table:table-cell office:value-type="float" office:value="473709947359.758" calcext:value-type="float">
            <text:p>473709947359.758</text:p>
          </table:table-cell>
          <table:table-cell office:value-type="float" office:value="1721855.2613642" calcext:value-type="float">
            <text:p>1721855.2613642</text:p>
          </table:table-cell>
          <table:table-cell/>
          <table:table-cell office:value-type="float" office:value="7670160" calcext:value-type="float">
            <text:p>7670160</text:p>
          </table:table-cell>
          <table:table-cell office:value-type="float" office:value="573839375.155059" calcext:value-type="float">
            <text:p>573839375.155059</text:p>
          </table:table-cell>
          <table:table-cell office:value-type="float" office:value="1.8973611336855E+015" calcext:value-type="float">
            <text:p>1.8973611336855E+015</text:p>
          </table:table-cell>
          <table:table-cell office:value-type="float" office:value="1410686727.10843" calcext:value-type="float">
            <text:p>1410686727.10843</text:p>
          </table:table-cell>
          <table:table-cell/>
          <table:table-cell office:value-type="float" office:value="8872200" calcext:value-type="float">
            <text:p>8872200</text:p>
          </table:table-cell>
          <table:table-cell office:value-type="float" office:value="2045773956.98688" calcext:value-type="float">
            <text:p>2045773956.98688</text:p>
          </table:table-cell>
          <table:table-cell office:value-type="float" office:value="6621777588496093" calcext:value-type="float">
            <text:p>6621777588496093</text:p>
          </table:table-cell>
          <table:table-cell office:value-type="float" office:value="4911883485.97261" calcext:value-type="float">
            <text:p>4911883485.97261</text:p>
          </table:table-cell>
          <table:table-cell/>
          <table:table-cell office:value-type="float" office:value="19060920" calcext:value-type="float">
            <text:p>19060920</text:p>
          </table:table-cell>
          <table:table-cell office:value-type="float" office:value="3161032596.39779" calcext:value-type="float">
            <text:p>3161032596.39779</text:p>
          </table:table-cell>
          <table:table-cell office:value-type="float" office:value="7361619862104418" calcext:value-type="float">
            <text:p>7361619862104418</text:p>
          </table:table-cell>
          <table:table-cell office:value-type="float" office:value="5595535488.94822" calcext:value-type="float">
            <text:p>5595535488.94822</text:p>
          </table:table-cell>
          <table:table-cell/>
          <table:table-cell office:value-type="float" office:value="22380840" calcext:value-type="float">
            <text:p>22380840</text:p>
          </table:table-cell>
          <table:table-cell office:value-type="float" office:value="3395869045.1012" calcext:value-type="float">
            <text:p>3395869045.1012</text:p>
          </table:table-cell>
          <table:table-cell office:value-type="float" office:value="3611903696846365" calcext:value-type="float">
            <text:p>3611903696846365</text:p>
          </table:table-cell>
          <table:table-cell office:value-type="float" office:value="3147802518.04332" calcext:value-type="float">
            <text:p>3147802518.04332</text:p>
          </table:table-cell>
          <table:table-cell/>
          <table:table-cell office:value-type="float" office:value="35319763.125" calcext:value-type="float">
            <text:p>35319763.125</text:p>
          </table:table-cell>
          <table:table-cell office:value-type="float" office:value="4005734735.39928" calcext:value-type="float">
            <text:p>4005734735.39928</text:p>
          </table:table-cell>
          <table:table-cell office:value-type="float" office:value="3.52893251027508E+015" calcext:value-type="float">
            <text:p>3.52893251027508E+015</text:p>
          </table:table-cell>
          <table:table-cell office:value-type="float" office:value="3155671827.30375" calcext:value-type="float">
            <text:p>3155671827.30375</text:p>
          </table:table-cell>
        </table:table-row>
        <table:table-row table:style-name="ro1">
          <table:table-cell office:value-type="float" office:value="11778480" calcext:value-type="float">
            <text:p>11778480</text:p>
          </table:table-cell>
          <table:table-cell office:value-type="float" office:value="1711884.20016899" calcext:value-type="float">
            <text:p>1711884.20016899</text:p>
          </table:table-cell>
          <table:table-cell office:value-type="float" office:value="474755984265.227" calcext:value-type="float">
            <text:p>474755984265.227</text:p>
          </table:table-cell>
          <table:table-cell office:value-type="float" office:value="1726742.90282957" calcext:value-type="float">
            <text:p>1726742.90282957</text:p>
          </table:table-cell>
          <table:table-cell/>
          <table:table-cell office:value-type="float" office:value="7699104" calcext:value-type="float">
            <text:p>7699104</text:p>
          </table:table-cell>
          <table:table-cell office:value-type="float" office:value="575258213.229782" calcext:value-type="float">
            <text:p>575258213.229782</text:p>
          </table:table-cell>
          <table:table-cell office:value-type="float" office:value="1.90203729573985E+015" calcext:value-type="float">
            <text:p>1.90203729573985E+015</text:p>
          </table:table-cell>
          <table:table-cell office:value-type="float" office:value="1414172704.71477" calcext:value-type="float">
            <text:p>1414172704.71477</text:p>
          </table:table-cell>
          <table:table-cell/>
          <table:table-cell office:value-type="float" office:value="8905680" calcext:value-type="float">
            <text:p>8905680</text:p>
          </table:table-cell>
          <table:table-cell office:value-type="float" office:value="2050401829.92174" calcext:value-type="float">
            <text:p>2050401829.92174</text:p>
          </table:table-cell>
          <table:table-cell office:value-type="float" office:value="6636947207112173" calcext:value-type="float">
            <text:p>6636947207112173</text:p>
          </table:table-cell>
          <table:table-cell office:value-type="float" office:value="4923152090.89363" calcext:value-type="float">
            <text:p>4923152090.89363</text:p>
          </table:table-cell>
          <table:table-cell/>
          <table:table-cell office:value-type="float" office:value="19132848" calcext:value-type="float">
            <text:p>19132848</text:p>
          </table:table-cell>
          <table:table-cell office:value-type="float" office:value="3165726318.84761" calcext:value-type="float">
            <text:p>3165726318.84761</text:p>
          </table:table-cell>
          <table:table-cell office:value-type="float" office:value="7369945680716631" calcext:value-type="float">
            <text:p>7369945680716631</text:p>
          </table:table-cell>
          <table:table-cell office:value-type="float" office:value="5601751137.97254" calcext:value-type="float">
            <text:p>5601751137.97254</text:p>
          </table:table-cell>
          <table:table-cell/>
          <table:table-cell office:value-type="float" office:value="22465296" calcext:value-type="float">
            <text:p>22465296</text:p>
          </table:table-cell>
          <table:table-cell office:value-type="float" office:value="3401591925.41011" calcext:value-type="float">
            <text:p>3401591925.41011</text:p>
          </table:table-cell>
          <table:table-cell office:value-type="float" office:value="3613945554454401" calcext:value-type="float">
            <text:p>3613945554454401</text:p>
          </table:table-cell>
          <table:table-cell office:value-type="float" office:value="3149359199.38543" calcext:value-type="float">
            <text:p>3149359199.38543</text:p>
          </table:table-cell>
          <table:table-cell/>
          <table:table-cell office:value-type="float" office:value="35453045.25" calcext:value-type="float">
            <text:p>35453045.25</text:p>
          </table:table-cell>
          <table:table-cell office:value-type="float" office:value="4012809182.65781" calcext:value-type="float">
            <text:p>4012809182.65781</text:p>
          </table:table-cell>
          <table:table-cell office:value-type="float" office:value="3.52968741517875E+015" calcext:value-type="float">
            <text:p>3.52968741517875E+015</text:p>
          </table:table-cell>
          <table:table-cell office:value-type="float" office:value="3156355362.04384" calcext:value-type="float">
            <text:p>3156355362.04384</text:p>
          </table:table-cell>
        </table:table-row>
        <table:table-row table:style-name="ro1">
          <table:table-cell office:value-type="float" office:value="11822760" calcext:value-type="float">
            <text:p>11822760</text:p>
          </table:table-cell>
          <table:table-cell office:value-type="float" office:value="1716539.87620179" calcext:value-type="float">
            <text:p>1716539.87620179</text:p>
          </table:table-cell>
          <table:table-cell office:value-type="float" office:value="475798576380.537" calcext:value-type="float">
            <text:p>475798576380.537</text:p>
          </table:table-cell>
          <table:table-cell office:value-type="float" office:value="1731621.61212268" calcext:value-type="float">
            <text:p>1731621.61212268</text:p>
          </table:table-cell>
          <table:table-cell/>
          <table:table-cell office:value-type="float" office:value="7728048" calcext:value-type="float">
            <text:p>7728048</text:p>
          </table:table-cell>
          <table:table-cell office:value-type="float" office:value="576672868.792323" calcext:value-type="float">
            <text:p>576672868.792323</text:p>
          </table:table-cell>
          <table:table-cell office:value-type="float" office:value="1.90669942852789E+015" calcext:value-type="float">
            <text:p>1.90669942852789E+015</text:p>
          </table:table-cell>
          <table:table-cell office:value-type="float" office:value="1417648299.16645" calcext:value-type="float">
            <text:p>1417648299.16645</text:p>
          </table:table-cell>
          <table:table-cell/>
          <table:table-cell office:value-type="float" office:value="8939160" calcext:value-type="float">
            <text:p>8939160</text:p>
          </table:table-cell>
          <table:table-cell office:value-type="float" office:value="2055014008.52837" calcext:value-type="float">
            <text:p>2055014008.52837</text:p>
          </table:table-cell>
          <table:table-cell office:value-type="float" office:value="6652064190678576" calcext:value-type="float">
            <text:p>6652064190678576</text:p>
          </table:table-cell>
          <table:table-cell office:value-type="float" office:value="4934381787.77137" calcext:value-type="float">
            <text:p>4934381787.77137</text:p>
          </table:table-cell>
          <table:table-cell/>
          <table:table-cell office:value-type="float" office:value="19204776" calcext:value-type="float">
            <text:p>19204776</text:p>
          </table:table-cell>
          <table:table-cell office:value-type="float" office:value="3170400356.41618" calcext:value-type="float">
            <text:p>3170400356.41618</text:p>
          </table:table-cell>
          <table:table-cell office:value-type="float" office:value="7378209633116636" calcext:value-type="float">
            <text:p>7378209633116636</text:p>
          </table:table-cell>
          <table:table-cell office:value-type="float" office:value="5607921006.97643" calcext:value-type="float">
            <text:p>5607921006.97643</text:p>
          </table:table-cell>
          <table:table-cell/>
          <table:table-cell office:value-type="float" office:value="22549752" calcext:value-type="float">
            <text:p>22549752</text:p>
          </table:table-cell>
          <table:table-cell office:value-type="float" office:value="3407306016.26026" calcext:value-type="float">
            <text:p>3407306016.26026</text:p>
          </table:table-cell>
          <table:table-cell office:value-type="float" office:value="3.61596968187434E+015" calcext:value-type="float">
            <text:p>3.61596968187434E+015</text:p>
          </table:table-cell>
          <table:table-cell office:value-type="float" office:value="3150902681.96509" calcext:value-type="float">
            <text:p>3150902681.96509</text:p>
          </table:table-cell>
          <table:table-cell/>
          <table:table-cell office:value-type="float" office:value="35586327.375" calcext:value-type="float">
            <text:p>35586327.375</text:p>
          </table:table-cell>
          <table:table-cell office:value-type="float" office:value="4019873395.46117" calcext:value-type="float">
            <text:p>4019873395.46117</text:p>
          </table:table-cell>
          <table:table-cell office:value-type="float" office:value="3.53043421579387E+015" calcext:value-type="float">
            <text:p>3.53043421579387E+015</text:p>
          </table:table-cell>
          <table:table-cell office:value-type="float" office:value="3157032474.04383" calcext:value-type="float">
            <text:p>3157032474.04383</text:p>
          </table:table-cell>
        </table:table-row>
        <table:table-row table:style-name="ro1">
          <table:table-cell office:value-type="float" office:value="11867040" calcext:value-type="float">
            <text:p>11867040</text:p>
          </table:table-cell>
          <table:table-cell office:value-type="float" office:value="1721186.95475518" calcext:value-type="float">
            <text:p>1721186.95475518</text:p>
          </table:table-cell>
          <table:table-cell office:value-type="float" office:value="476837738600.658" calcext:value-type="float">
            <text:p>476837738600.658</text:p>
          </table:table-cell>
          <table:table-cell office:value-type="float" office:value="1736491.41365516" calcext:value-type="float">
            <text:p>1736491.41365516</text:p>
          </table:table-cell>
          <table:table-cell/>
          <table:table-cell office:value-type="float" office:value="7756992" calcext:value-type="float">
            <text:p>7756992</text:p>
          </table:table-cell>
          <table:table-cell office:value-type="float" office:value="578083354.343565" calcext:value-type="float">
            <text:p>578083354.343565</text:p>
          </table:table-cell>
          <table:table-cell office:value-type="float" office:value="1.91134757416356E+015" calcext:value-type="float">
            <text:p>1.91134757416356E+015</text:p>
          </table:table-cell>
          <table:table-cell office:value-type="float" office:value="1421113541.57113" calcext:value-type="float">
            <text:p>1421113541.57113</text:p>
          </table:table-cell>
          <table:table-cell/>
          <table:table-cell office:value-type="float" office:value="8972640" calcext:value-type="float">
            <text:p>8972640</text:p>
          </table:table-cell>
          <table:table-cell office:value-type="float" office:value="2059610547.3836" calcext:value-type="float">
            <text:p>2059610547.3836</text:p>
          </table:table-cell>
          <table:table-cell office:value-type="float" office:value="6667128721923160" calcext:value-type="float">
            <text:p>6667128721923160</text:p>
          </table:table-cell>
          <table:table-cell office:value-type="float" office:value="4945572711.52172" calcext:value-type="float">
            <text:p>4945572711.52172</text:p>
          </table:table-cell>
          <table:table-cell/>
          <table:table-cell office:value-type="float" office:value="19276704" calcext:value-type="float">
            <text:p>19276704</text:p>
          </table:table-cell>
          <table:table-cell office:value-type="float" office:value="3175054846.70214" calcext:value-type="float">
            <text:p>3175054846.70214</text:p>
          </table:table-cell>
          <table:table-cell office:value-type="float" office:value="7386412179632019" calcext:value-type="float">
            <text:p>7386412179632019</text:p>
          </table:table-cell>
          <table:table-cell office:value-type="float" office:value="5614045435.78897" calcext:value-type="float">
            <text:p>5614045435.78897</text:p>
          </table:table-cell>
          <table:table-cell/>
          <table:table-cell office:value-type="float" office:value="22634208" calcext:value-type="float">
            <text:p>22634208</text:p>
          </table:table-cell>
          <table:table-cell office:value-type="float" office:value="3413011366.10736" calcext:value-type="float">
            <text:p>3413011366.10736</text:p>
          </table:table-cell>
          <table:table-cell office:value-type="float" office:value="3617976233740208" calcext:value-type="float">
            <text:p>3617976233740208</text:p>
          </table:table-cell>
          <table:table-cell office:value-type="float" office:value="3152433080.12246" calcext:value-type="float">
            <text:p>3152433080.12246</text:p>
          </table:table-cell>
          <table:table-cell/>
          <table:table-cell office:value-type="float" office:value="35719609.5" calcext:value-type="float">
            <text:p>35719609.5</text:p>
          </table:table-cell>
          <table:table-cell office:value-type="float" office:value="4026927414.62345" calcext:value-type="float">
            <text:p>4026927414.62345</text:p>
          </table:table-cell>
          <table:table-cell office:value-type="float" office:value="3531173015754595" calcext:value-type="float">
            <text:p>3531173015754595</text:p>
          </table:table-cell>
          <table:table-cell office:value-type="float" office:value="3157703241.29554" calcext:value-type="float">
            <text:p>3157703241.29554</text:p>
          </table:table-cell>
        </table:table-row>
        <table:table-row table:style-name="ro1">
          <table:table-cell office:value-type="float" office:value="11911320" calcext:value-type="float">
            <text:p>11911320</text:p>
          </table:table-cell>
          <table:table-cell office:value-type="float" office:value="1725825.45965495" calcext:value-type="float">
            <text:p>1725825.45965495</text:p>
          </table:table-cell>
          <table:table-cell office:value-type="float" office:value="477873485749.113" calcext:value-type="float">
            <text:p>477873485749.113</text:p>
          </table:table-cell>
          <table:table-cell office:value-type="float" office:value="1741352.33174296" calcext:value-type="float">
            <text:p>1741352.33174296</text:p>
          </table:table-cell>
          <table:table-cell/>
          <table:table-cell office:value-type="float" office:value="7785936" calcext:value-type="float">
            <text:p>7785936</text:p>
          </table:table-cell>
          <table:table-cell office:value-type="float" office:value="579489682.346858" calcext:value-type="float">
            <text:p>579489682.346858</text:p>
          </table:table-cell>
          <table:table-cell office:value-type="float" office:value="1.91598177463434E+015" calcext:value-type="float">
            <text:p>1.91598177463434E+015</text:p>
          </table:table-cell>
          <table:table-cell office:value-type="float" office:value="1424568462.94311" calcext:value-type="float">
            <text:p>1424568462.94311</text:p>
          </table:table-cell>
          <table:table-cell/>
          <table:table-cell office:value-type="float" office:value="9006120" calcext:value-type="float">
            <text:p>9006120</text:p>
          </table:table-cell>
          <table:table-cell office:value-type="float" office:value="2064191500.87179" calcext:value-type="float">
            <text:p>2064191500.87179</text:p>
          </table:table-cell>
          <table:table-cell office:value-type="float" office:value="6682140982939282" calcext:value-type="float">
            <text:p>6682140982939282</text:p>
          </table:table-cell>
          <table:table-cell office:value-type="float" office:value="4956724996.59198" calcext:value-type="float">
            <text:p>4956724996.59198</text:p>
          </table:table-cell>
          <table:table-cell/>
          <table:table-cell office:value-type="float" office:value="19348632" calcext:value-type="float">
            <text:p>19348632</text:p>
          </table:table-cell>
          <table:table-cell office:value-type="float" office:value="3179689926.27566" calcext:value-type="float">
            <text:p>3179689926.27566</text:p>
          </table:table-cell>
          <table:table-cell office:value-type="float" office:value="7394553777163771" calcext:value-type="float">
            <text:p>7394553777163771</text:p>
          </table:table-cell>
          <table:table-cell office:value-type="float" office:value="5620124761.7105" calcext:value-type="float">
            <text:p>5620124761.7105</text:p>
          </table:table-cell>
          <table:table-cell/>
          <table:table-cell office:value-type="float" office:value="22718664" calcext:value-type="float">
            <text:p>22718664</text:p>
          </table:table-cell>
          <table:table-cell office:value-type="float" office:value="3418708023.00078" calcext:value-type="float">
            <text:p>3418708023.00078</text:p>
          </table:table-cell>
          <table:table-cell office:value-type="float" office:value="3.61996536333576E+015" calcext:value-type="float">
            <text:p>3.61996536333576E+015</text:p>
          </table:table-cell>
          <table:table-cell office:value-type="float" office:value="3153950507.20089" calcext:value-type="float">
            <text:p>3153950507.20089</text:p>
          </table:table-cell>
          <table:table-cell/>
          <table:table-cell office:value-type="float" office:value="35852891.625" calcext:value-type="float">
            <text:p>35852891.625</text:p>
          </table:table-cell>
          <table:table-cell office:value-type="float" office:value="4033971280.52873" calcext:value-type="float">
            <text:p>4033971280.52873</text:p>
          </table:table-cell>
          <table:table-cell office:value-type="float" office:value="3.53190391729684E+015" calcext:value-type="float">
            <text:p>3.53190391729684E+015</text:p>
          </table:table-cell>
          <table:table-cell office:value-type="float" office:value="3158367740.75422" calcext:value-type="float">
            <text:p>3158367740.75422</text:p>
          </table:table-cell>
        </table:table-row>
        <table:table-row table:style-name="ro1">
          <table:table-cell office:value-type="float" office:value="11955600" calcext:value-type="float">
            <text:p>11955600</text:p>
          </table:table-cell>
          <table:table-cell office:value-type="float" office:value="1730455.41463278" calcext:value-type="float">
            <text:p>1730455.41463278</text:p>
          </table:table-cell>
          <table:table-cell office:value-type="float" office:value="478905832578.327" calcext:value-type="float">
            <text:p>478905832578.327</text:p>
          </table:table-cell>
          <table:table-cell office:value-type="float" office:value="1746204.39060691" calcext:value-type="float">
            <text:p>1746204.39060691</text:p>
          </table:table-cell>
          <table:table-cell/>
          <table:table-cell office:value-type="float" office:value="7814880" calcext:value-type="float">
            <text:p>7814880</text:p>
          </table:table-cell>
          <table:table-cell office:value-type="float" office:value="580891865.228136" calcext:value-type="float">
            <text:p>580891865.228136</text:p>
          </table:table-cell>
          <table:table-cell office:value-type="float" office:value="1.92060207180165E+015" calcext:value-type="float">
            <text:p>1.92060207180165E+015</text:p>
          </table:table-cell>
          <table:table-cell office:value-type="float" office:value="1428013094.20361" calcext:value-type="float">
            <text:p>1428013094.20361</text:p>
          </table:table-cell>
          <table:table-cell/>
          <table:table-cell office:value-type="float" office:value="9039600" calcext:value-type="float">
            <text:p>9039600</text:p>
          </table:table-cell>
          <table:table-cell office:value-type="float" office:value="2068756923.18548" calcext:value-type="float">
            <text:p>2068756923.18548</text:p>
          </table:table-cell>
          <table:table-cell office:value-type="float" office:value="6697101155187988" calcext:value-type="float">
            <text:p>6697101155187988</text:p>
          </table:table-cell>
          <table:table-cell office:value-type="float" office:value="4967838776.9625" calcext:value-type="float">
            <text:p>4967838776.9625</text:p>
          </table:table-cell>
          <table:table-cell/>
          <table:table-cell office:value-type="float" office:value="19420560" calcext:value-type="float">
            <text:p>19420560</text:p>
          </table:table-cell>
          <table:table-cell office:value-type="float" office:value="3184305730.68626" calcext:value-type="float">
            <text:p>3184305730.68626</text:p>
          </table:table-cell>
          <table:table-cell office:value-type="float" office:value="7402634879211825" calcext:value-type="float">
            <text:p>7402634879211825</text:p>
          </table:table-cell>
          <table:table-cell office:value-type="float" office:value="5626159319.53141" calcext:value-type="float">
            <text:p>5626159319.53141</text:p>
          </table:table-cell>
          <table:table-cell/>
          <table:table-cell office:value-type="float" office:value="22803120" calcext:value-type="float">
            <text:p>22803120</text:p>
          </table:table-cell>
          <table:table-cell office:value-type="float" office:value="3424396034.5872" calcext:value-type="float">
            <text:p>3424396034.5872</text:p>
          </table:table-cell>
          <table:table-cell office:value-type="float" office:value="3.62193722260627E+015" calcext:value-type="float">
            <text:p>3.62193722260627E+015</text:p>
          </table:table-cell>
          <table:table-cell office:value-type="float" office:value="3155455075.55562" calcext:value-type="float">
            <text:p>3155455075.55562</text:p>
          </table:table-cell>
          <table:table-cell/>
          <table:table-cell office:value-type="float" office:value="35986173.75" calcext:value-type="float">
            <text:p>35986173.75</text:p>
          </table:table-cell>
          <table:table-cell office:value-type="float" office:value="4041005033.13673" calcext:value-type="float">
            <text:p>4041005033.13673</text:p>
          </table:table-cell>
          <table:table-cell office:value-type="float" office:value="3532627021277437" calcext:value-type="float">
            <text:p>3532627021277437</text:p>
          </table:table-cell>
          <table:table-cell office:value-type="float" office:value="3159026048.35271" calcext:value-type="float">
            <text:p>3159026048.35271</text:p>
          </table:table-cell>
        </table:table-row>
        <table:table-row table:style-name="ro1">
          <table:table-cell office:value-type="float" office:value="11999880" calcext:value-type="float">
            <text:p>11999880</text:p>
          </table:table-cell>
          <table:table-cell office:value-type="float" office:value="1735076.84332667" calcext:value-type="float">
            <text:p>1735076.84332667</text:p>
          </table:table-cell>
          <table:table-cell office:value-type="float" office:value="479934793769.989" calcext:value-type="float">
            <text:p>479934793769.989</text:p>
          </table:table-cell>
          <table:table-cell office:value-type="float" office:value="1751047.61437303" calcext:value-type="float">
            <text:p>1751047.61437303</text:p>
          </table:table-cell>
          <table:table-cell/>
          <table:table-cell office:value-type="float" office:value="7843824" calcext:value-type="float">
            <text:p>7843824</text:p>
          </table:table-cell>
          <table:table-cell office:value-type="float" office:value="582289915.376024" calcext:value-type="float">
            <text:p>582289915.376024</text:p>
          </table:table-cell>
          <table:table-cell office:value-type="float" office:value="1.92520850740123E+015" calcext:value-type="float">
            <text:p>1.92520850740123E+015</text:p>
          </table:table-cell>
          <table:table-cell office:value-type="float" office:value="1431447466.18107" calcext:value-type="float">
            <text:p>1431447466.18107</text:p>
          </table:table-cell>
          <table:table-cell/>
          <table:table-cell office:value-type="float" office:value="9073080" calcext:value-type="float">
            <text:p>9073080</text:p>
          </table:table-cell>
          <table:table-cell office:value-type="float" office:value="2073306868.32614" calcext:value-type="float">
            <text:p>2073306868.32614</text:p>
          </table:table-cell>
          <table:table-cell office:value-type="float" office:value="6712009419500206" calcext:value-type="float">
            <text:p>6712009419500206</text:p>
          </table:table-cell>
          <table:table-cell office:value-type="float" office:value="4978914186.14832" calcext:value-type="float">
            <text:p>4978914186.14832</text:p>
          </table:table-cell>
          <table:table-cell/>
          <table:table-cell office:value-type="float" office:value="19492488" calcext:value-type="float">
            <text:p>19492488</text:p>
          </table:table-cell>
          <table:table-cell office:value-type="float" office:value="3188902394.47067" calcext:value-type="float">
            <text:p>3188902394.47067</text:p>
          </table:table-cell>
          <table:table-cell office:value-type="float" office:value="7410655935900326" calcext:value-type="float">
            <text:p>7410655935900326</text:p>
          </table:table-cell>
          <table:table-cell office:value-type="float" office:value="5632149441.55088" calcext:value-type="float">
            <text:p>5632149441.55088</text:p>
          </table:table-cell>
          <table:table-cell/>
          <table:table-cell office:value-type="float" office:value="22887576" calcext:value-type="float">
            <text:p>22887576</text:p>
          </table:table-cell>
          <table:table-cell office:value-type="float" office:value="3430075448.11421" calcext:value-type="float">
            <text:p>3430075448.11421</text:p>
          </table:table-cell>
          <table:table-cell office:value-type="float" office:value="3623891962170245" calcext:value-type="float">
            <text:p>3623891962170245</text:p>
          </table:table-cell>
          <table:table-cell office:value-type="float" office:value="3156946896.56245" calcext:value-type="float">
            <text:p>3156946896.56245</text:p>
          </table:table-cell>
          <table:table-cell/>
          <table:table-cell office:value-type="float" office:value="36119455.875" calcext:value-type="float">
            <text:p>36119455.875</text:p>
          </table:table-cell>
          <table:table-cell office:value-type="float" office:value="4048028711.98843" calcext:value-type="float">
            <text:p>4048028711.98843</text:p>
          </table:table-cell>
          <table:table-cell office:value-type="float" office:value="3.53334242719301E+015" calcext:value-type="float">
            <text:p>3.53334242719301E+015</text:p>
          </table:table-cell>
          <table:table-cell office:value-type="float" office:value="3159678239.01533" calcext:value-type="float">
            <text:p>3159678239.01533</text:p>
          </table:table-cell>
        </table:table-row>
        <table:table-row table:style-name="ro1">
          <table:table-cell office:value-type="float" office:value="12044160" calcext:value-type="float">
            <text:p>12044160</text:p>
          </table:table-cell>
          <table:table-cell office:value-type="float" office:value="1739689.76928137" calcext:value-type="float">
            <text:p>1739689.76928137</text:p>
          </table:table-cell>
          <table:table-cell office:value-type="float" office:value="480960383935.388" calcext:value-type="float">
            <text:p>480960383935.388</text:p>
          </table:table-cell>
          <table:table-cell office:value-type="float" office:value="1755882.0270731" calcext:value-type="float">
            <text:p>1755882.0270731</text:p>
          </table:table-cell>
          <table:table-cell/>
          <table:table-cell office:value-type="float" office:value="7872768" calcext:value-type="float">
            <text:p>7872768</text:p>
          </table:table-cell>
          <table:table-cell office:value-type="float" office:value="583683845.141955" calcext:value-type="float">
            <text:p>583683845.141955</text:p>
          </table:table-cell>
          <table:table-cell office:value-type="float" office:value="1.92980112304351E+015" calcext:value-type="float">
            <text:p>1.92980112304351E+015</text:p>
          </table:table-cell>
          <table:table-cell office:value-type="float" office:value="1434871609.6114" calcext:value-type="float">
            <text:p>1434871609.6114</text:p>
          </table:table-cell>
          <table:table-cell/>
          <table:table-cell office:value-type="float" office:value="9106560" calcext:value-type="float">
            <text:p>9106560</text:p>
          </table:table-cell>
          <table:table-cell office:value-type="float" office:value="2077841390.10484" calcext:value-type="float">
            <text:p>2077841390.10484</text:p>
          </table:table-cell>
          <table:table-cell office:value-type="float" office:value="6726865956078947" calcext:value-type="float">
            <text:p>6726865956078947</text:p>
          </table:table-cell>
          <table:table-cell office:value-type="float" office:value="4989951357.20075" calcext:value-type="float">
            <text:p>4989951357.20075</text:p>
          </table:table-cell>
          <table:table-cell/>
          <table:table-cell office:value-type="float" office:value="19564416" calcext:value-type="float">
            <text:p>19564416</text:p>
          </table:table-cell>
          <table:table-cell office:value-type="float" office:value="3193480051.16056" calcext:value-type="float">
            <text:p>3193480051.16056</text:p>
          </table:table-cell>
          <table:table-cell office:value-type="float" office:value="7418617394002818" calcext:value-type="float">
            <text:p>7418617394002818</text:p>
          </table:table-cell>
          <table:table-cell office:value-type="float" office:value="5638095457.59539" calcext:value-type="float">
            <text:p>5638095457.59539</text:p>
          </table:table-cell>
          <table:table-cell/>
          <table:table-cell office:value-type="float" office:value="22972032" calcext:value-type="float">
            <text:p>22972032</text:p>
          </table:table-cell>
          <table:table-cell office:value-type="float" office:value="3435746310.43386" calcext:value-type="float">
            <text:p>3435746310.43386</text:p>
          </table:table-cell>
          <table:table-cell office:value-type="float" office:value="3625829731331009" calcext:value-type="float">
            <text:p>3625829731331009</text:p>
          </table:table-cell>
          <table:table-cell office:value-type="float" office:value="3158426080.62626" calcext:value-type="float">
            <text:p>3158426080.62626</text:p>
          </table:table-cell>
          <table:table-cell/>
          <table:table-cell office:value-type="float" office:value="36252738" calcext:value-type="float">
            <text:p>36252738</text:p>
          </table:table-cell>
          <table:table-cell office:value-type="float" office:value="4055042356.21164" calcext:value-type="float">
            <text:p>4055042356.21164</text:p>
          </table:table-cell>
          <table:table-cell office:value-type="float" office:value="3534050233198600" calcext:value-type="float">
            <text:p>3534050233198600</text:p>
          </table:table-cell>
          <table:table-cell office:value-type="float" office:value="3160324386.67166" calcext:value-type="float">
            <text:p>3160324386.67166</text:p>
          </table:table-cell>
        </table:table-row>
        <table:table-row table:style-name="ro1">
          <table:table-cell office:value-type="float" office:value="12088440" calcext:value-type="float">
            <text:p>12088440</text:p>
          </table:table-cell>
          <table:table-cell office:value-type="float" office:value="1744294.21594881" calcext:value-type="float">
            <text:p>1744294.21594881</text:p>
          </table:table-cell>
          <table:table-cell office:value-type="float" office:value="481982617615.775" calcext:value-type="float">
            <text:p>481982617615.775</text:p>
          </table:table-cell>
          <table:table-cell office:value-type="float" office:value="1760707.65264498" calcext:value-type="float">
            <text:p>1760707.65264498</text:p>
          </table:table-cell>
          <table:table-cell/>
          <table:table-cell office:value-type="float" office:value="7901712" calcext:value-type="float">
            <text:p>7901712</text:p>
          </table:table-cell>
          <table:table-cell office:value-type="float" office:value="585073666.840278" calcext:value-type="float">
            <text:p>585073666.840278</text:p>
          </table:table-cell>
          <table:table-cell office:value-type="float" office:value="1.934379960214E+015" calcext:value-type="float">
            <text:p>1.934379960214E+015</text:p>
          </table:table-cell>
          <table:table-cell office:value-type="float" office:value="1438285555.13826" calcext:value-type="float">
            <text:p>1438285555.13826</text:p>
          </table:table-cell>
          <table:table-cell/>
          <table:table-cell office:value-type="float" office:value="9140040" calcext:value-type="float">
            <text:p>9140040</text:p>
          </table:table-cell>
          <table:table-cell office:value-type="float" office:value="2082360542.14293" calcext:value-type="float">
            <text:p>2082360542.14293</text:p>
          </table:table-cell>
          <table:table-cell office:value-type="float" office:value="6741670944501471" calcext:value-type="float">
            <text:p>6741670944501471</text:p>
          </table:table-cell>
          <table:table-cell office:value-type="float" office:value="5000950422.70903" calcext:value-type="float">
            <text:p>5000950422.70903</text:p>
          </table:table-cell>
          <table:table-cell/>
          <table:table-cell office:value-type="float" office:value="19636344" calcext:value-type="float">
            <text:p>19636344</text:p>
          </table:table-cell>
          <table:table-cell office:value-type="float" office:value="3198038833.29023" calcext:value-type="float">
            <text:p>3198038833.29023</text:p>
          </table:table-cell>
          <table:table-cell office:value-type="float" office:value="7426519696967163" calcext:value-type="float">
            <text:p>7426519696967163</text:p>
          </table:table-cell>
          <table:table-cell office:value-type="float" office:value="5643997695.03721" calcext:value-type="float">
            <text:p>5643997695.03721</text:p>
          </table:table-cell>
          <table:table-cell/>
          <table:table-cell office:value-type="float" office:value="23056488" calcext:value-type="float">
            <text:p>23056488</text:p>
          </table:table-cell>
          <table:table-cell office:value-type="float" office:value="3441408668.00617" calcext:value-type="float">
            <text:p>3441408668.00617</text:p>
          </table:table-cell>
          <table:table-cell office:value-type="float" office:value="3.62775067808817E+015" calcext:value-type="float">
            <text:p>3.62775067808817E+015</text:p>
          </table:table-cell>
          <table:table-cell office:value-type="float" office:value="3159892737.18948" calcext:value-type="float">
            <text:p>3159892737.18948</text:p>
          </table:table-cell>
          <table:table-cell/>
          <table:table-cell office:value-type="float" office:value="36386020.125" calcext:value-type="float">
            <text:p>36386020.125</text:p>
          </table:table-cell>
          <table:table-cell office:value-type="float" office:value="4062046004.52644" calcext:value-type="float">
            <text:p>4062046004.52644</text:p>
          </table:table-cell>
          <table:table-cell office:value-type="float" office:value="3.53475053612597E+015" calcext:value-type="float">
            <text:p>3.53475053612597E+015</text:p>
          </table:table-cell>
          <table:table-cell office:value-type="float" office:value="3160964564.27009" calcext:value-type="float">
            <text:p>3160964564.27009</text:p>
          </table:table-cell>
        </table:table-row>
        <table:table-row table:style-name="ro1">
          <table:table-cell office:value-type="float" office:value="12132720" calcext:value-type="float">
            <text:p>12132720</text:p>
          </table:table-cell>
          <table:table-cell office:value-type="float" office:value="1748890.20668854" calcext:value-type="float">
            <text:p>1748890.20668854</text:p>
          </table:table-cell>
          <table:table-cell office:value-type="float" office:value="483001509282.699" calcext:value-type="float">
            <text:p>483001509282.699</text:p>
          </table:table-cell>
          <table:table-cell office:value-type="float" office:value="1765524.51493313" calcext:value-type="float">
            <text:p>1765524.51493313</text:p>
          </table:table-cell>
          <table:table-cell/>
          <table:table-cell office:value-type="float" office:value="7930656" calcext:value-type="float">
            <text:p>7930656</text:p>
          </table:table-cell>
          <table:table-cell office:value-type="float" office:value="586459392.748373" calcext:value-type="float">
            <text:p>586459392.748373</text:p>
          </table:table-cell>
          <table:table-cell office:value-type="float" office:value="1938945060273629" calcext:value-type="float">
            <text:p>1938945060273629</text:p>
          </table:table-cell>
          <table:table-cell office:value-type="float" office:value="1441689333.31337" calcext:value-type="float">
            <text:p>1441689333.31337</text:p>
          </table:table-cell>
          <table:table-cell/>
          <table:table-cell office:value-type="float" office:value="9173520" calcext:value-type="float">
            <text:p>9173520</text:p>
          </table:table-cell>
          <table:table-cell office:value-type="float" office:value="2086864377.87273" calcext:value-type="float">
            <text:p>2086864377.87273</text:p>
          </table:table-cell>
          <table:table-cell office:value-type="float" office:value="6756424563721478" calcext:value-type="float">
            <text:p>6756424563721478</text:p>
          </table:table-cell>
          <table:table-cell office:value-type="float" office:value="5011911514.80187" calcext:value-type="float">
            <text:p>5011911514.80187</text:p>
          </table:table-cell>
          <table:table-cell/>
          <table:table-cell office:value-type="float" office:value="19708272" calcext:value-type="float">
            <text:p>19708272</text:p>
          </table:table-cell>
          <table:table-cell office:value-type="float" office:value="3202578872.40424" calcext:value-type="float">
            <text:p>3202578872.40424</text:p>
          </table:table-cell>
          <table:table-cell office:value-type="float" office:value="7434363284940293" calcext:value-type="float">
            <text:p>7434363284940293</text:p>
          </table:table-cell>
          <table:table-cell office:value-type="float" office:value="5649856478.81262" calcext:value-type="float">
            <text:p>5649856478.81262</text:p>
          </table:table-cell>
          <table:table-cell/>
          <table:table-cell office:value-type="float" office:value="23140944" calcext:value-type="float">
            <text:p>23140944</text:p>
          </table:table-cell>
          <table:table-cell office:value-type="float" office:value="3447062566.90263" calcext:value-type="float">
            <text:p>3447062566.90263</text:p>
          </table:table-cell>
          <table:table-cell office:value-type="float" office:value="3.62965494914904E+015" calcext:value-type="float">
            <text:p>3.62965494914904E+015</text:p>
          </table:table-cell>
          <table:table-cell office:value-type="float" office:value="3161346974.74058" calcext:value-type="float">
            <text:p>3161346974.74058</text:p>
          </table:table-cell>
          <table:table-cell/>
          <table:table-cell office:value-type="float" office:value="36519302.25" calcext:value-type="float">
            <text:p>36519302.25</text:p>
          </table:table-cell>
          <table:table-cell office:value-type="float" office:value="4069039695.25058" calcext:value-type="float">
            <text:p>4069039695.25058</text:p>
          </table:table-cell>
          <table:table-cell office:value-type="float" office:value="3535443431501775" calcext:value-type="float">
            <text:p>3535443431501775</text:p>
          </table:table-cell>
          <table:table-cell office:value-type="float" office:value="3161598843.79117" calcext:value-type="float">
            <text:p>3161598843.79117</text:p>
          </table:table-cell>
        </table:table-row>
        <table:table-row table:style-name="ro1">
          <table:table-cell office:value-type="float" office:value="12177000" calcext:value-type="float">
            <text:p>12177000</text:p>
          </table:table-cell>
          <table:table-cell office:value-type="float" office:value="1753477.76476815" calcext:value-type="float">
            <text:p>1753477.76476815</text:p>
          </table:table-cell>
          <table:table-cell office:value-type="float" office:value="484017073338.355" calcext:value-type="float">
            <text:p>484017073338.355</text:p>
          </table:table-cell>
          <table:table-cell office:value-type="float" office:value="1770332.63768901" calcext:value-type="float">
            <text:p>1770332.63768901</text:p>
          </table:table-cell>
          <table:table-cell/>
          <table:table-cell office:value-type="float" office:value="7959600" calcext:value-type="float">
            <text:p>7959600</text:p>
          </table:table-cell>
          <table:table-cell office:value-type="float" office:value="587841035.106762" calcext:value-type="float">
            <text:p>587841035.106762</text:p>
          </table:table-cell>
          <table:table-cell office:value-type="float" office:value="1.94349646445918E+015" calcext:value-type="float">
            <text:p>1.94349646445918E+015</text:p>
          </table:table-cell>
          <table:table-cell office:value-type="float" office:value="1445082974.59673" calcext:value-type="float">
            <text:p>1445082974.59673</text:p>
          </table:table-cell>
          <table:table-cell/>
          <table:table-cell office:value-type="float" office:value="9207000" calcext:value-type="float">
            <text:p>9207000</text:p>
          </table:table-cell>
          <table:table-cell office:value-type="float" office:value="2091352950.53825" calcext:value-type="float">
            <text:p>2091352950.53825</text:p>
          </table:table-cell>
          <table:table-cell office:value-type="float" office:value="6771126992071268" calcext:value-type="float">
            <text:p>6771126992071268</text:p>
          </table:table-cell>
          <table:table-cell office:value-type="float" office:value="5022834765.14916" calcext:value-type="float">
            <text:p>5022834765.14916</text:p>
          </table:table-cell>
          <table:table-cell/>
          <table:table-cell office:value-type="float" office:value="19780200" calcext:value-type="float">
            <text:p>19780200</text:p>
          </table:table-cell>
          <table:table-cell office:value-type="float" office:value="3207100299.06495" calcext:value-type="float">
            <text:p>3207100299.06495</text:p>
          </table:table-cell>
          <table:table-cell office:value-type="float" office:value="7442148594792826" calcext:value-type="float">
            <text:p>7442148594792826</text:p>
          </table:table-cell>
          <table:table-cell office:value-type="float" office:value="5655672131.44012" calcext:value-type="float">
            <text:p>5655672131.44012</text:p>
          </table:table-cell>
          <table:table-cell/>
          <table:table-cell office:value-type="float" office:value="23225400" calcext:value-type="float">
            <text:p>23225400</text:p>
          </table:table-cell>
          <table:table-cell office:value-type="float" office:value="3452708052.80967" calcext:value-type="float">
            <text:p>3452708052.80967</text:p>
          </table:table-cell>
          <table:table-cell office:value-type="float" office:value="3631542689939911" calcext:value-type="float">
            <text:p>3631542689939911</text:p>
          </table:table-cell>
          <table:table-cell office:value-type="float" office:value="3162788900.8223" calcext:value-type="float">
            <text:p>3162788900.8223</text:p>
          </table:table-cell>
          <table:table-cell/>
          <table:table-cell office:value-type="float" office:value="36652584.375" calcext:value-type="float">
            <text:p>36652584.375</text:p>
          </table:table-cell>
          <table:table-cell office:value-type="float" office:value="4076023466.30478" calcext:value-type="float">
            <text:p>4076023466.30478</text:p>
          </table:table-cell>
          <table:table-cell office:value-type="float" office:value="3.53612901356537E+015" calcext:value-type="float">
            <text:p>3.53612901356537E+015</text:p>
          </table:table-cell>
          <table:table-cell office:value-type="float" office:value="3162227296.26081" calcext:value-type="float">
            <text:p>3162227296.26081</text:p>
          </table:table-cell>
        </table:table-row>
        <table:table-row table:style-name="ro1">
          <table:table-cell office:value-type="float" office:value="12221280" calcext:value-type="float">
            <text:p>12221280</text:p>
          </table:table-cell>
          <table:table-cell office:value-type="float" office:value="1758056.91336371" calcext:value-type="float">
            <text:p>1758056.91336371</text:p>
          </table:table-cell>
          <table:table-cell office:value-type="float" office:value="485029324115.929" calcext:value-type="float">
            <text:p>485029324115.929</text:p>
          </table:table-cell>
          <table:table-cell office:value-type="float" office:value="1775132.04457151" calcext:value-type="float">
            <text:p>1775132.04457151</text:p>
          </table:table-cell>
          <table:table-cell/>
          <table:table-cell office:value-type="float" office:value="7988544" calcext:value-type="float">
            <text:p>7988544</text:p>
          </table:table-cell>
          <table:table-cell office:value-type="float" office:value="589218606.119218" calcext:value-type="float">
            <text:p>589218606.119218</text:p>
          </table:table-cell>
          <table:table-cell office:value-type="float" office:value="1948034213883596" calcext:value-type="float">
            <text:p>1948034213883596</text:p>
          </table:table-cell>
          <table:table-cell office:value-type="float" office:value="1448466509.35697" calcext:value-type="float">
            <text:p>1448466509.35697</text:p>
          </table:table-cell>
          <table:table-cell/>
          <table:table-cell office:value-type="float" office:value="9240480" calcext:value-type="float">
            <text:p>9240480</text:p>
          </table:table-cell>
          <table:table-cell office:value-type="float" office:value="2095826313.19582" calcext:value-type="float">
            <text:p>2095826313.19582</text:p>
          </table:table-cell>
          <table:table-cell office:value-type="float" office:value="6785778407263880" calcext:value-type="float">
            <text:p>6785778407263880</text:p>
          </table:table-cell>
          <table:table-cell office:value-type="float" office:value="5033720304.96343" calcext:value-type="float">
            <text:p>5033720304.96343</text:p>
          </table:table-cell>
          <table:table-cell/>
          <table:table-cell office:value-type="float" office:value="19852128" calcext:value-type="float">
            <text:p>19852128</text:p>
          </table:table-cell>
          <table:table-cell office:value-type="float" office:value="3211603242.86007" calcext:value-type="float">
            <text:p>3211603242.86007</text:p>
          </table:table-cell>
          <table:table-cell office:value-type="float" office:value="7449876060143443" calcext:value-type="float">
            <text:p>7449876060143443</text:p>
          </table:table-cell>
          <table:table-cell office:value-type="float" office:value="5661444973.03841" calcext:value-type="float">
            <text:p>5661444973.03841</text:p>
          </table:table-cell>
          <table:table-cell/>
          <table:table-cell office:value-type="float" office:value="23309856" calcext:value-type="float">
            <text:p>23309856</text:p>
          </table:table-cell>
          <table:table-cell office:value-type="float" office:value="3458345171.03206" calcext:value-type="float">
            <text:p>3458345171.03206</text:p>
          </table:table-cell>
          <table:table-cell office:value-type="float" office:value="3633414044617239" calcext:value-type="float">
            <text:p>3633414044617239</text:p>
          </table:table-cell>
          <table:table-cell office:value-type="float" office:value="3164218622.03999" calcext:value-type="float">
            <text:p>3164218622.03999</text:p>
          </table:table-cell>
          <table:table-cell/>
          <table:table-cell office:value-type="float" office:value="36785866.5" calcext:value-type="float">
            <text:p>36785866.5</text:p>
          </table:table-cell>
          <table:table-cell office:value-type="float" office:value="4082997355.218" calcext:value-type="float">
            <text:p>4082997355.218</text:p>
          </table:table-cell>
          <table:table-cell office:value-type="float" office:value="3.53680737528643E+015" calcext:value-type="float">
            <text:p>3.53680737528643E+015</text:p>
          </table:table-cell>
          <table:table-cell office:value-type="float" office:value="3162849991.76328" calcext:value-type="float">
            <text:p>3162849991.76328</text:p>
          </table:table-cell>
        </table:table-row>
        <table:table-row table:style-name="ro1">
          <table:table-cell office:value-type="float" office:value="12265560" calcext:value-type="float">
            <text:p>12265560</text:p>
          </table:table-cell>
          <table:table-cell office:value-type="float" office:value="1762627.67556019" calcext:value-type="float">
            <text:p>1762627.67556019</text:p>
          </table:table-cell>
          <table:table-cell office:value-type="float" office:value="486038275879.938" calcext:value-type="float">
            <text:p>486038275879.938</text:p>
          </table:table-cell>
          <table:table-cell office:value-type="float" office:value="1779922.75914736" calcext:value-type="float">
            <text:p>1779922.75914736</text:p>
          </table:table-cell>
          <table:table-cell/>
          <table:table-cell office:value-type="float" office:value="8017488" calcext:value-type="float">
            <text:p>8017488</text:p>
          </table:table-cell>
          <table:table-cell office:value-type="float" office:value="590592117.952874" calcext:value-type="float">
            <text:p>590592117.952874</text:p>
          </table:table-cell>
          <table:table-cell office:value-type="float" office:value="1.9525583495364E+015" calcext:value-type="float">
            <text:p>1.9525583495364E+015</text:p>
          </table:table-cell>
          <table:table-cell office:value-type="float" office:value="1451839967.87154" calcext:value-type="float">
            <text:p>1451839967.87154</text:p>
          </table:table-cell>
          <table:table-cell/>
          <table:table-cell office:value-type="float" office:value="9273960" calcext:value-type="float">
            <text:p>9273960</text:p>
          </table:table-cell>
          <table:table-cell office:value-type="float" office:value="2100284518.71481" calcext:value-type="float">
            <text:p>2100284518.71481</text:p>
          </table:table-cell>
          <table:table-cell office:value-type="float" office:value="6800378986395280" calcext:value-type="float">
            <text:p>6800378986395280</text:p>
          </table:table-cell>
          <table:table-cell office:value-type="float" office:value="5044568265.00157" calcext:value-type="float">
            <text:p>5044568265.00157</text:p>
          </table:table-cell>
          <table:table-cell/>
          <table:table-cell office:value-type="float" office:value="19924056" calcext:value-type="float">
            <text:p>19924056</text:p>
          </table:table-cell>
          <table:table-cell office:value-type="float" office:value="3216087832.41005" calcext:value-type="float">
            <text:p>3216087832.41005</text:p>
          </table:table-cell>
          <table:table-cell office:value-type="float" office:value="7457546111383070" calcext:value-type="float">
            <text:p>7457546111383070</text:p>
          </table:table-cell>
          <table:table-cell office:value-type="float" office:value="5667175321.34424" calcext:value-type="float">
            <text:p>5667175321.34424</text:p>
          </table:table-cell>
          <table:table-cell/>
          <table:table-cell office:value-type="float" office:value="23394312" calcext:value-type="float">
            <text:p>23394312</text:p>
          </table:table-cell>
          <table:table-cell office:value-type="float" office:value="3463973966.49634" calcext:value-type="float">
            <text:p>3463973966.49634</text:p>
          </table:table-cell>
          <table:table-cell office:value-type="float" office:value="3635269156078736" calcext:value-type="float">
            <text:p>3635269156078736</text:p>
          </table:table-cell>
          <table:table-cell office:value-type="float" office:value="3165636244.06979" calcext:value-type="float">
            <text:p>3165636244.06979</text:p>
          </table:table-cell>
          <table:table-cell/>
          <table:table-cell office:value-type="float" office:value="36919148.625" calcext:value-type="float">
            <text:p>36919148.625</text:p>
          </table:table-cell>
          <table:table-cell office:value-type="float" office:value="4089961399.13261" calcext:value-type="float">
            <text:p>4089961399.13261</text:p>
          </table:table-cell>
          <table:table-cell office:value-type="float" office:value="3537478608382332" calcext:value-type="float">
            <text:p>3537478608382332</text:p>
          </table:table-cell>
          <table:table-cell office:value-type="float" office:value="3163466999.45406" calcext:value-type="float">
            <text:p>3163466999.45406</text:p>
          </table:table-cell>
        </table:table-row>
        <table:table-row table:style-name="ro1">
          <table:table-cell office:value-type="float" office:value="12309840" calcext:value-type="float">
            <text:p>12309840</text:p>
          </table:table-cell>
          <table:table-cell office:value-type="float" office:value="1767190.07435188" calcext:value-type="float">
            <text:p>1767190.07435188</text:p>
          </table:table-cell>
          <table:table-cell office:value-type="float" office:value="487043942826.568" calcext:value-type="float">
            <text:p>487043942826.568</text:p>
          </table:table-cell>
          <table:table-cell office:value-type="float" office:value="1784704.80489163" calcext:value-type="float">
            <text:p>1784704.80489163</text:p>
          </table:table-cell>
          <table:table-cell/>
          <table:table-cell office:value-type="float" office:value="8046432" calcext:value-type="float">
            <text:p>8046432</text:p>
          </table:table-cell>
          <table:table-cell office:value-type="float" office:value="591961582.73834" calcext:value-type="float">
            <text:p>591961582.73834</text:p>
          </table:table-cell>
          <table:table-cell office:value-type="float" office:value="1957068912284046" calcext:value-type="float">
            <text:p>1957068912284046</text:p>
          </table:table-cell>
          <table:table-cell office:value-type="float" office:value="1455203380.32706" calcext:value-type="float">
            <text:p>1455203380.32706</text:p>
          </table:table-cell>
          <table:table-cell/>
          <table:table-cell office:value-type="float" office:value="9307440" calcext:value-type="float">
            <text:p>9307440</text:p>
          </table:table-cell>
          <table:table-cell office:value-type="float" office:value="2104727619.77829" calcext:value-type="float">
            <text:p>2104727619.77829</text:p>
          </table:table-cell>
          <table:table-cell office:value-type="float" office:value="6814928905946468" calcext:value-type="float">
            <text:p>6814928905946468</text:p>
          </table:table-cell>
          <table:table-cell office:value-type="float" office:value="5055378775.56632" calcext:value-type="float">
            <text:p>5055378775.56632</text:p>
          </table:table-cell>
          <table:table-cell/>
          <table:table-cell office:value-type="float" office:value="19995984" calcext:value-type="float">
            <text:p>19995984</text:p>
          </table:table-cell>
          <table:table-cell office:value-type="float" office:value="3220554195.37553" calcext:value-type="float">
            <text:p>3220554195.37553</text:p>
          </table:table-cell>
          <table:table-cell office:value-type="float" office:value="7465159175698968" calcext:value-type="float">
            <text:p>7465159175698968</text:p>
          </table:table-cell>
          <table:table-cell office:value-type="float" office:value="5672863491.73024" calcext:value-type="float">
            <text:p>5672863491.73024</text:p>
          </table:table-cell>
          <table:table-cell/>
          <table:table-cell office:value-type="float" office:value="23478768" calcext:value-type="float">
            <text:p>23478768</text:p>
          </table:table-cell>
          <table:table-cell office:value-type="float" office:value="3469594483.75415" calcext:value-type="float">
            <text:p>3469594483.75415</text:p>
          </table:table-cell>
          <table:table-cell office:value-type="float" office:value="3.63710816597439E+015" calcext:value-type="float">
            <text:p>3.63710816597439E+015</text:p>
          </table:table-cell>
          <table:table-cell office:value-type="float" office:value="3167041871.66671" calcext:value-type="float">
            <text:p>3167041871.66671</text:p>
          </table:table-cell>
          <table:table-cell/>
          <table:table-cell office:value-type="float" office:value="37052430.75" calcext:value-type="float">
            <text:p>37052430.75</text:p>
          </table:table-cell>
          <table:table-cell office:value-type="float" office:value="4096915634.80944" calcext:value-type="float">
            <text:p>4096915634.80944</text:p>
          </table:table-cell>
          <table:table-cell office:value-type="float" office:value="3.53814280333529E+015" calcext:value-type="float">
            <text:p>3.53814280333529E+015</text:p>
          </table:table-cell>
          <table:table-cell office:value-type="float" office:value="3164078387.57244" calcext:value-type="float">
            <text:p>3164078387.57244</text:p>
          </table:table-cell>
        </table:table-row>
        <table:table-row table:style-name="ro1">
          <table:table-cell office:value-type="float" office:value="12354120" calcext:value-type="float">
            <text:p>12354120</text:p>
          </table:table-cell>
          <table:table-cell office:value-type="float" office:value="1771744.13264281" calcext:value-type="float">
            <text:p>1771744.13264281</text:p>
          </table:table-cell>
          <table:table-cell office:value-type="float" office:value="488046339084.011" calcext:value-type="float">
            <text:p>488046339084.011</text:p>
          </table:table-cell>
          <table:table-cell office:value-type="float" office:value="1789478.20518804" calcext:value-type="float">
            <text:p>1789478.20518804</text:p>
          </table:table-cell>
          <table:table-cell/>
          <table:table-cell office:value-type="float" office:value="8075376" calcext:value-type="float">
            <text:p>8075376</text:p>
          </table:table-cell>
          <table:table-cell office:value-type="float" office:value="593327012.569805" calcext:value-type="float">
            <text:p>593327012.569805</text:p>
          </table:table-cell>
          <table:table-cell office:value-type="float" office:value="1.96156594287029E+015" calcext:value-type="float">
            <text:p>1.96156594287029E+015</text:p>
          </table:table-cell>
          <table:table-cell office:value-type="float" office:value="1458556776.81953" calcext:value-type="float">
            <text:p>1458556776.81953</text:p>
          </table:table-cell>
          <table:table-cell/>
          <table:table-cell office:value-type="float" office:value="9340920" calcext:value-type="float">
            <text:p>9340920</text:p>
          </table:table-cell>
          <table:table-cell office:value-type="float" office:value="2109155668.88369" calcext:value-type="float">
            <text:p>2109155668.88369</text:p>
          </table:table-cell>
          <table:table-cell office:value-type="float" office:value="6829428341785639" calcext:value-type="float">
            <text:p>6829428341785639</text:p>
          </table:table-cell>
          <table:table-cell office:value-type="float" office:value="5066151966.5079" calcext:value-type="float">
            <text:p>5066151966.5079</text:p>
          </table:table-cell>
          <table:table-cell/>
          <table:table-cell office:value-type="float" office:value="20067912" calcext:value-type="float">
            <text:p>20067912</text:p>
          </table:table-cell>
          <table:table-cell office:value-type="float" office:value="3225002458.46459" calcext:value-type="float">
            <text:p>3225002458.46459</text:p>
          </table:table-cell>
          <table:table-cell office:value-type="float" office:value="7472715677098532" calcext:value-type="float">
            <text:p>7472715677098532</text:p>
          </table:table-cell>
          <table:table-cell office:value-type="float" office:value="5678509797.22248" calcext:value-type="float">
            <text:p>5678509797.22248</text:p>
          </table:table-cell>
          <table:table-cell/>
          <table:table-cell office:value-type="float" office:value="23563224" calcext:value-type="float">
            <text:p>23563224</text:p>
          </table:table-cell>
          <table:table-cell office:value-type="float" office:value="3475206766.98558" calcext:value-type="float">
            <text:p>3475206766.98558</text:p>
          </table:table-cell>
          <table:table-cell office:value-type="float" office:value="3.63893121471736E+015" calcext:value-type="float">
            <text:p>3.63893121471736E+015</text:p>
          </table:table-cell>
          <table:table-cell office:value-type="float" office:value="3168435608.67272" calcext:value-type="float">
            <text:p>3168435608.67272</text:p>
          </table:table-cell>
          <table:table-cell/>
          <table:table-cell office:value-type="float" office:value="37185712.875" calcext:value-type="float">
            <text:p>37185712.875</text:p>
          </table:table-cell>
          <table:table-cell office:value-type="float" office:value="4103860098.6329" calcext:value-type="float">
            <text:p>4103860098.6329</text:p>
          </table:table-cell>
          <table:table-cell office:value-type="float" office:value="3.53880004940923E+015" calcext:value-type="float">
            <text:p>3.53880004940923E+015</text:p>
          </table:table-cell>
          <table:table-cell office:value-type="float" office:value="3164684223.45406" calcext:value-type="float">
            <text:p>3164684223.45406</text:p>
          </table:table-cell>
        </table:table-row>
        <table:table-row table:style-name="ro1">
          <table:table-cell office:value-type="float" office:value="12398400" calcext:value-type="float">
            <text:p>12398400</text:p>
          </table:table-cell>
          <table:table-cell office:value-type="float" office:value="1776289.87324718" calcext:value-type="float">
            <text:p>1776289.87324718</text:p>
          </table:table-cell>
          <table:table-cell office:value-type="float" office:value="489045478712.807" calcext:value-type="float">
            <text:p>489045478712.807</text:p>
          </table:table-cell>
          <table:table-cell office:value-type="float" office:value="1794242.98332949" calcext:value-type="float">
            <text:p>1794242.98332949</text:p>
          </table:table-cell>
          <table:table-cell/>
          <table:table-cell office:value-type="float" office:value="8104320" calcext:value-type="float">
            <text:p>8104320</text:p>
          </table:table-cell>
          <table:table-cell office:value-type="float" office:value="594688419.505154" calcext:value-type="float">
            <text:p>594688419.505154</text:p>
          </table:table-cell>
          <table:table-cell office:value-type="float" office:value="1.96604948191655E+015" calcext:value-type="float">
            <text:p>1.96604948191655E+015</text:p>
          </table:table-cell>
          <table:table-cell office:value-type="float" office:value="1461900187.35465" calcext:value-type="float">
            <text:p>1461900187.35465</text:p>
          </table:table-cell>
          <table:table-cell/>
          <table:table-cell office:value-type="float" office:value="9374400" calcext:value-type="float">
            <text:p>9374400</text:p>
          </table:table-cell>
          <table:table-cell office:value-type="float" office:value="2113568718.34353" calcext:value-type="float">
            <text:p>2113568718.34353</text:p>
          </table:table-cell>
          <table:table-cell office:value-type="float" office:value="6843877469170290" calcext:value-type="float">
            <text:p>6843877469170290</text:p>
          </table:table-cell>
          <table:table-cell office:value-type="float" office:value="5076887967.22555" calcext:value-type="float">
            <text:p>5076887967.22555</text:p>
          </table:table-cell>
          <table:table-cell/>
          <table:table-cell office:value-type="float" office:value="20139840" calcext:value-type="float">
            <text:p>20139840</text:p>
          </table:table-cell>
          <table:table-cell office:value-type="float" office:value="3229432747.44008" calcext:value-type="float">
            <text:p>3229432747.44008</text:p>
          </table:table-cell>
          <table:table-cell office:value-type="float" office:value="7480216036433016" calcext:value-type="float">
            <text:p>7480216036433016</text:p>
          </table:table-cell>
          <table:table-cell office:value-type="float" office:value="5684114548.51795" calcext:value-type="float">
            <text:p>5684114548.51795</text:p>
          </table:table-cell>
          <table:table-cell/>
          <table:table-cell office:value-type="float" office:value="23647680" calcext:value-type="float">
            <text:p>23647680</text:p>
          </table:table-cell>
          <table:table-cell office:value-type="float" office:value="3480810860.00246" calcext:value-type="float">
            <text:p>3480810860.00246</text:p>
          </table:table-cell>
          <table:table-cell office:value-type="float" office:value="3.64073844149473E+015" calcext:value-type="float">
            <text:p>3.64073844149473E+015</text:p>
          </table:table-cell>
          <table:table-cell office:value-type="float" office:value="3169817558.02469" calcext:value-type="float">
            <text:p>3169817558.02469</text:p>
          </table:table-cell>
          <table:table-cell/>
          <table:table-cell office:value-type="float" office:value="37318995" calcext:value-type="float">
            <text:p>37318995</text:p>
          </table:table-cell>
          <table:table-cell office:value-type="float" office:value="4110794826.61583" calcext:value-type="float">
            <text:p>4110794826.61583</text:p>
          </table:table-cell>
          <table:table-cell office:value-type="float" office:value="3539450434666428" calcext:value-type="float">
            <text:p>3539450434666428</text:p>
          </table:table-cell>
          <table:table-cell office:value-type="float" office:value="3165284573.54315" calcext:value-type="float">
            <text:p>3165284573.54315</text:p>
          </table:table-cell>
        </table:table-row>
        <table:table-row table:style-name="ro1">
          <table:table-cell office:value-type="float" office:value="12442680" calcext:value-type="float">
            <text:p>12442680</text:p>
          </table:table-cell>
          <table:table-cell office:value-type="float" office:value="1780827.31888975" calcext:value-type="float">
            <text:p>1780827.31888975</text:p>
          </table:table-cell>
          <table:table-cell office:value-type="float" office:value="490041375706.171" calcext:value-type="float">
            <text:p>490041375706.171</text:p>
          </table:table-cell>
          <table:table-cell office:value-type="float" office:value="1798999.16251842" calcext:value-type="float">
            <text:p>1798999.16251842</text:p>
          </table:table-cell>
          <table:table-cell/>
          <table:table-cell office:value-type="float" office:value="8133264" calcext:value-type="float">
            <text:p>8133264</text:p>
          </table:table-cell>
          <table:table-cell office:value-type="float" office:value="596045815.566072" calcext:value-type="float">
            <text:p>596045815.566072</text:p>
          </table:table-cell>
          <table:table-cell office:value-type="float" office:value="1.9705195699223E+015" calcext:value-type="float">
            <text:p>1.9705195699223E+015</text:p>
          </table:table-cell>
          <table:table-cell office:value-type="float" office:value="1465233641.84807" calcext:value-type="float">
            <text:p>1465233641.84807</text:p>
          </table:table-cell>
          <table:table-cell/>
          <table:table-cell office:value-type="float" office:value="9407880" calcext:value-type="float">
            <text:p>9407880</text:p>
          </table:table-cell>
          <table:table-cell office:value-type="float" office:value="2117966820.28599" calcext:value-type="float">
            <text:p>2117966820.28599</text:p>
          </table:table-cell>
          <table:table-cell office:value-type="float" office:value="6858276462749376" calcext:value-type="float">
            <text:p>6858276462749376</text:p>
          </table:table-cell>
          <table:table-cell office:value-type="float" office:value="5087586906.66915" calcext:value-type="float">
            <text:p>5087586906.66915</text:p>
          </table:table-cell>
          <table:table-cell/>
          <table:table-cell office:value-type="float" office:value="20211768" calcext:value-type="float">
            <text:p>20211768</text:p>
          </table:table-cell>
          <table:table-cell office:value-type="float" office:value="3233845187.12679" calcext:value-type="float">
            <text:p>3233845187.12679</text:p>
          </table:table-cell>
          <table:table-cell office:value-type="float" office:value="7487660671420989" calcext:value-type="float">
            <text:p>7487660671420989</text:p>
          </table:table-cell>
          <table:table-cell office:value-type="float" office:value="5689678054.00192" calcext:value-type="float">
            <text:p>5689678054.00192</text:p>
          </table:table-cell>
          <table:table-cell/>
          <table:table-cell office:value-type="float" office:value="23732136" calcext:value-type="float">
            <text:p>23732136</text:p>
          </table:table-cell>
          <table:table-cell office:value-type="float" office:value="3486406806.25165" calcext:value-type="float">
            <text:p>3486406806.25165</text:p>
          </table:table-cell>
          <table:table-cell office:value-type="float" office:value="3642529984278289" calcext:value-type="float">
            <text:p>3642529984278289</text:p>
          </table:table-cell>
          <table:table-cell office:value-type="float" office:value="3171187821.76233" calcext:value-type="float">
            <text:p>3171187821.76233</text:p>
          </table:table-cell>
          <table:table-cell/>
          <table:table-cell office:value-type="float" office:value="37452277.125" calcext:value-type="float">
            <text:p>37452277.125</text:p>
          </table:table-cell>
          <table:table-cell office:value-type="float" office:value="4117719854.40452" calcext:value-type="float">
            <text:p>4117719854.40452</text:p>
          </table:table-cell>
          <table:table-cell office:value-type="float" office:value="3540094045984025" calcext:value-type="float">
            <text:p>3540094045984025</text:p>
          </table:table-cell>
          <table:table-cell office:value-type="float" office:value="3165879503.40473" calcext:value-type="float">
            <text:p>3165879503.40473</text:p>
          </table:table-cell>
        </table:table-row>
        <table:table-row table:style-name="ro1">
          <table:table-cell office:value-type="float" office:value="12486960" calcext:value-type="float">
            <text:p>12486960</text:p>
          </table:table-cell>
          <table:table-cell office:value-type="float" office:value="1785356.49220631" calcext:value-type="float">
            <text:p>1785356.49220631</text:p>
          </table:table-cell>
          <table:table-cell office:value-type="float" office:value="491034043990.331" calcext:value-type="float">
            <text:p>491034043990.331</text:p>
          </table:table-cell>
          <table:table-cell office:value-type="float" office:value="1803746.76586725" calcext:value-type="float">
            <text:p>1803746.76586725</text:p>
          </table:table-cell>
          <table:table-cell/>
          <table:table-cell office:value-type="float" office:value="8162208" calcext:value-type="float">
            <text:p>8162208</text:p>
          </table:table-cell>
          <table:table-cell office:value-type="float" office:value="597399212.738152" calcext:value-type="float">
            <text:p>597399212.738152</text:p>
          </table:table-cell>
          <table:table-cell office:value-type="float" office:value="1974976247265411" calcext:value-type="float">
            <text:p>1974976247265411</text:p>
          </table:table-cell>
          <table:table-cell office:value-type="float" office:value="1468557170.12565" calcext:value-type="float">
            <text:p>1468557170.12565</text:p>
          </table:table-cell>
          <table:table-cell/>
          <table:table-cell office:value-type="float" office:value="9441360" calcext:value-type="float">
            <text:p>9441360</text:p>
          </table:table-cell>
          <table:table-cell office:value-type="float" office:value="2122350026.65569" calcext:value-type="float">
            <text:p>2122350026.65569</text:p>
          </table:table-cell>
          <table:table-cell office:value-type="float" office:value="6872625496565389" calcext:value-type="float">
            <text:p>6872625496565389</text:p>
          </table:table-cell>
          <table:table-cell office:value-type="float" office:value="5098248913.34073" calcext:value-type="float">
            <text:p>5098248913.34073</text:p>
          </table:table-cell>
          <table:table-cell/>
          <table:table-cell office:value-type="float" office:value="20283696" calcext:value-type="float">
            <text:p>20283696</text:p>
          </table:table-cell>
          <table:table-cell office:value-type="float" office:value="3238239901.41865" calcext:value-type="float">
            <text:p>3238239901.41865</text:p>
          </table:table-cell>
          <table:table-cell office:value-type="float" office:value="7495049996671684" calcext:value-type="float">
            <text:p>7495049996671684</text:p>
          </table:table-cell>
          <table:table-cell office:value-type="float" office:value="5695200619.76517" calcext:value-type="float">
            <text:p>5695200619.76517</text:p>
          </table:table-cell>
          <table:table-cell/>
          <table:table-cell office:value-type="float" office:value="23816592" calcext:value-type="float">
            <text:p>23816592</text:p>
          </table:table-cell>
          <table:table-cell office:value-type="float" office:value="3491994648.81824" calcext:value-type="float">
            <text:p>3491994648.81824</text:p>
          </table:table-cell>
          <table:table-cell office:value-type="float" office:value="3.64430597983511E+015" calcext:value-type="float">
            <text:p>3.64430597983511E+015</text:p>
          </table:table-cell>
          <table:table-cell office:value-type="float" office:value="3172546501.03603" calcext:value-type="float">
            <text:p>3172546501.03603</text:p>
          </table:table-cell>
          <table:table-cell/>
          <table:table-cell office:value-type="float" office:value="37585559.25" calcext:value-type="float">
            <text:p>37585559.25</text:p>
          </table:table-cell>
          <table:table-cell office:value-type="float" office:value="4124635217.28342" calcext:value-type="float">
            <text:p>4124635217.28342</text:p>
          </table:table-cell>
          <table:table-cell office:value-type="float" office:value="3540730969070157" calcext:value-type="float">
            <text:p>3540730969070157</text:p>
          </table:table-cell>
          <table:table-cell office:value-type="float" office:value="3166469077.73654" calcext:value-type="float">
            <text:p>3166469077.73654</text:p>
          </table:table-cell>
        </table:table-row>
        <table:table-row table:style-name="ro1">
          <table:table-cell office:value-type="float" office:value="12531240" calcext:value-type="float">
            <text:p>12531240</text:p>
          </table:table-cell>
          <table:table-cell office:value-type="float" office:value="1789877.41574401" calcext:value-type="float">
            <text:p>1789877.41574401</text:p>
          </table:table-cell>
          <table:table-cell office:value-type="float" office:value="492023497424.856" calcext:value-type="float">
            <text:p>492023497424.856</text:p>
          </table:table-cell>
          <table:table-cell office:value-type="float" office:value="1808485.81639878" calcext:value-type="float">
            <text:p>1808485.81639878</text:p>
          </table:table-cell>
          <table:table-cell/>
          <table:table-cell office:value-type="float" office:value="8191152" calcext:value-type="float">
            <text:p>8191152</text:p>
          </table:table-cell>
          <table:table-cell office:value-type="float" office:value="598748622.97101" calcext:value-type="float">
            <text:p>598748622.97101</text:p>
          </table:table-cell>
          <table:table-cell office:value-type="float" office:value="1.97941955420252E+015" calcext:value-type="float">
            <text:p>1.97941955420252E+015</text:p>
          </table:table-cell>
          <table:table-cell office:value-type="float" office:value="1471870801.92376" calcext:value-type="float">
            <text:p>1471870801.92376</text:p>
          </table:table-cell>
          <table:table-cell/>
          <table:table-cell office:value-type="float" office:value="9474840" calcext:value-type="float">
            <text:p>9474840</text:p>
          </table:table-cell>
          <table:table-cell office:value-type="float" office:value="2126718389.21427" calcext:value-type="float">
            <text:p>2126718389.21427</text:p>
          </table:table-cell>
          <table:table-cell office:value-type="float" office:value="6886924744056460" calcext:value-type="float">
            <text:p>6886924744056460</text:p>
          </table:table-cell>
          <table:table-cell office:value-type="float" office:value="5108874115.29605" calcext:value-type="float">
            <text:p>5108874115.29605</text:p>
          </table:table-cell>
          <table:table-cell/>
          <table:table-cell office:value-type="float" office:value="20355624" calcext:value-type="float">
            <text:p>20355624</text:p>
          </table:table-cell>
          <table:table-cell office:value-type="float" office:value="3242617013.28576" calcext:value-type="float">
            <text:p>3242617013.28576</text:p>
          </table:table-cell>
          <table:table-cell office:value-type="float" office:value="7502384423708151" calcext:value-type="float">
            <text:p>7502384423708151</text:p>
          </table:table-cell>
          <table:table-cell office:value-type="float" office:value="5700682549.62109" calcext:value-type="float">
            <text:p>5700682549.62109</text:p>
          </table:table-cell>
          <table:table-cell/>
          <table:table-cell office:value-type="float" office:value="23901048" calcext:value-type="float">
            <text:p>23901048</text:p>
          </table:table-cell>
          <table:table-cell office:value-type="float" office:value="3497574430.42882" calcext:value-type="float">
            <text:p>3497574430.42882</text:p>
          </table:table-cell>
          <table:table-cell office:value-type="float" office:value="3646066563738071" calcext:value-type="float">
            <text:p>3646066563738071</text:p>
          </table:table-cell>
          <table:table-cell office:value-type="float" office:value="3173893696.11461" calcext:value-type="float">
            <text:p>3173893696.11461</text:p>
          </table:table-cell>
          <table:table-cell/>
          <table:table-cell office:value-type="float" office:value="37718841.375" calcext:value-type="float">
            <text:p>37718841.375</text:p>
          </table:table-cell>
          <table:table-cell office:value-type="float" office:value="4131540950.17998" calcext:value-type="float">
            <text:p>4131540950.17998</text:p>
          </table:table-cell>
          <table:table-cell office:value-type="float" office:value="3.54136128847998E+015" calcext:value-type="float">
            <text:p>3.54136128847998E+015</text:p>
          </table:table-cell>
          <table:table-cell office:value-type="float" office:value="3167053360.38085" calcext:value-type="float">
            <text:p>3167053360.38085</text:p>
          </table:table-cell>
        </table:table-row>
        <table:table-row table:style-name="ro1">
          <table:table-cell office:value-type="float" office:value="12575520" calcext:value-type="float">
            <text:p>12575520</text:p>
          </table:table-cell>
          <table:table-cell office:value-type="float" office:value="1794390.11196187" calcext:value-type="float">
            <text:p>1794390.11196187</text:p>
          </table:table-cell>
          <table:table-cell office:value-type="float" office:value="493009749802.989" calcext:value-type="float">
            <text:p>493009749802.989</text:p>
          </table:table-cell>
          <table:table-cell office:value-type="float" office:value="1813216.33704662" calcext:value-type="float">
            <text:p>1813216.33704662</text:p>
          </table:table-cell>
          <table:table-cell/>
          <table:table-cell office:value-type="float" office:value="8220096" calcext:value-type="float">
            <text:p>8220096</text:p>
          </table:table-cell>
          <table:table-cell office:value-type="float" office:value="600094058.178387" calcext:value-type="float">
            <text:p>600094058.178387</text:p>
          </table:table-cell>
          <table:table-cell office:value-type="float" office:value="1.98384953086941E+015" calcext:value-type="float">
            <text:p>1.98384953086941E+015</text:p>
          </table:table-cell>
          <table:table-cell office:value-type="float" office:value="1475174566.88952" calcext:value-type="float">
            <text:p>1475174566.88952</text:p>
          </table:table-cell>
          <table:table-cell/>
          <table:table-cell office:value-type="float" office:value="9508320" calcext:value-type="float">
            <text:p>9508320</text:p>
          </table:table-cell>
          <table:table-cell office:value-type="float" office:value="2131071959.54109" calcext:value-type="float">
            <text:p>2131071959.54109</text:p>
          </table:table-cell>
          <table:table-cell office:value-type="float" office:value="6901174378058512" calcext:value-type="float">
            <text:p>6901174378058512</text:p>
          </table:table-cell>
          <table:table-cell office:value-type="float" office:value="5119462640.14615" calcext:value-type="float">
            <text:p>5119462640.14615</text:p>
          </table:table-cell>
          <table:table-cell/>
          <table:table-cell office:value-type="float" office:value="20427552" calcext:value-type="float">
            <text:p>20427552</text:p>
          </table:table-cell>
          <table:table-cell office:value-type="float" office:value="3246976644.78148" calcext:value-type="float">
            <text:p>3246976644.78148</text:p>
          </table:table-cell>
          <table:table-cell office:value-type="float" office:value="7509664360990196" calcext:value-type="float">
            <text:p>7509664360990196</text:p>
          </table:table-cell>
          <table:table-cell office:value-type="float" office:value="5706124145.1226" calcext:value-type="float">
            <text:p>5706124145.1226</text:p>
          </table:table-cell>
          <table:table-cell/>
          <table:table-cell office:value-type="float" office:value="23985504" calcext:value-type="float">
            <text:p>23985504</text:p>
          </table:table-cell>
          <table:table-cell office:value-type="float" office:value="3503146193.45461" calcext:value-type="float">
            <text:p>3503146193.45461</text:p>
          </table:table-cell>
          <table:table-cell office:value-type="float" office:value="3.64781187037632E+015" calcext:value-type="float">
            <text:p>3.64781187037632E+015</text:p>
          </table:table-cell>
          <table:table-cell office:value-type="float" office:value="3175229506.393" calcext:value-type="float">
            <text:p>3175229506.393</text:p>
          </table:table-cell>
          <table:table-cell/>
          <table:table-cell office:value-type="float" office:value="37852123.5" calcext:value-type="float">
            <text:p>37852123.5</text:p>
          </table:table-cell>
          <table:table-cell office:value-type="float" office:value="4138437087.66931" calcext:value-type="float">
            <text:p>4138437087.66931</text:p>
          </table:table-cell>
          <table:table-cell office:value-type="float" office:value="3.54198508763141E+015" calcext:value-type="float">
            <text:p>3.54198508763141E+015</text:p>
          </table:table-cell>
          <table:table-cell office:value-type="float" office:value="3167632414.33614" calcext:value-type="float">
            <text:p>3167632414.33614</text:p>
          </table:table-cell>
        </table:table-row>
        <table:table-row table:style-name="ro1">
          <table:table-cell office:value-type="float" office:value="12619800" calcext:value-type="float">
            <text:p>12619800</text:p>
          </table:table-cell>
          <table:table-cell office:value-type="float" office:value="1798894.6032311" calcext:value-type="float">
            <text:p>1798894.6032311</text:p>
          </table:table-cell>
          <table:table-cell office:value-type="float" office:value="493992814851.969" calcext:value-type="float">
            <text:p>493992814851.969</text:p>
          </table:table-cell>
          <table:table-cell office:value-type="float" office:value="1817938.35065559" calcext:value-type="float">
            <text:p>1817938.35065559</text:p>
          </table:table-cell>
          <table:table-cell/>
          <table:table-cell office:value-type="float" office:value="8249040" calcext:value-type="float">
            <text:p>8249040</text:p>
          </table:table-cell>
          <table:table-cell office:value-type="float" office:value="601435530.238263" calcext:value-type="float">
            <text:p>601435530.238263</text:p>
          </table:table-cell>
          <table:table-cell office:value-type="float" office:value="1.98826621728134E+015" calcext:value-type="float">
            <text:p>1.98826621728134E+015</text:p>
          </table:table-cell>
          <table:table-cell office:value-type="float" office:value="1478468494.58107" calcext:value-type="float">
            <text:p>1478468494.58107</text:p>
          </table:table-cell>
          <table:table-cell/>
          <table:table-cell office:value-type="float" office:value="9541800" calcext:value-type="float">
            <text:p>9541800</text:p>
          </table:table-cell>
          <table:table-cell office:value-type="float" office:value="2135410789.03388" calcext:value-type="float">
            <text:p>2135410789.03388</text:p>
          </table:table-cell>
          <table:table-cell office:value-type="float" office:value="6915374570807284" calcext:value-type="float">
            <text:p>6915374570807284</text:p>
          </table:table-cell>
          <table:table-cell office:value-type="float" office:value="5130014615.05891" calcext:value-type="float">
            <text:p>5130014615.05891</text:p>
          </table:table-cell>
          <table:table-cell/>
          <table:table-cell office:value-type="float" office:value="20499480" calcext:value-type="float">
            <text:p>20499480</text:p>
          </table:table-cell>
          <table:table-cell office:value-type="float" office:value="3251318917.0494" calcext:value-type="float">
            <text:p>3251318917.0494</text:p>
          </table:table-cell>
          <table:table-cell office:value-type="float" office:value="7516890213937268" calcext:value-type="float">
            <text:p>7516890213937268</text:p>
          </table:table-cell>
          <table:table-cell office:value-type="float" office:value="5711525705.57907" calcext:value-type="float">
            <text:p>5711525705.57907</text:p>
          </table:table-cell>
          <table:table-cell/>
          <table:table-cell office:value-type="float" office:value="24069960" calcext:value-type="float">
            <text:p>24069960</text:p>
          </table:table-cell>
          <table:table-cell office:value-type="float" office:value="3508709979.91461" calcext:value-type="float">
            <text:p>3508709979.91461</text:p>
          </table:table-cell>
          <table:table-cell office:value-type="float" office:value="3.64954203296556E+015" calcext:value-type="float">
            <text:p>3.64954203296556E+015</text:p>
          </table:table-cell>
          <table:table-cell office:value-type="float" office:value="3176554030.39993" calcext:value-type="float">
            <text:p>3176554030.39993</text:p>
          </table:table-cell>
          <table:table-cell/>
          <table:table-cell office:value-type="float" office:value="37985405.625" calcext:value-type="float">
            <text:p>37985405.625</text:p>
          </table:table-cell>
          <table:table-cell office:value-type="float" office:value="4145323663.97881" calcext:value-type="float">
            <text:p>4145323663.97881</text:p>
          </table:table-cell>
          <table:table-cell office:value-type="float" office:value="3.54260244882071E+015" calcext:value-type="float">
            <text:p>3.54260244882071E+015</text:p>
          </table:table-cell>
          <table:table-cell office:value-type="float" office:value="3168206301.76852" calcext:value-type="float">
            <text:p>3168206301.76852</text:p>
          </table:table-cell>
        </table:table-row>
        <table:table-row table:style-name="ro1">
          <table:table-cell office:value-type="float" office:value="12664080" calcext:value-type="float">
            <text:p>12664080</text:p>
          </table:table-cell>
          <table:table-cell office:value-type="float" office:value="1803390.91183555" calcext:value-type="float">
            <text:p>1803390.91183555</text:p>
          </table:table-cell>
          <table:table-cell office:value-type="float" office:value="494972706233.364" calcext:value-type="float">
            <text:p>494972706233.364</text:p>
          </table:table-cell>
          <table:table-cell office:value-type="float" office:value="1822651.87998216" calcext:value-type="float">
            <text:p>1822651.87998216</text:p>
          </table:table-cell>
          <table:table-cell/>
          <table:table-cell office:value-type="float" office:value="8277984" calcext:value-type="float">
            <text:p>8277984</text:p>
          </table:table-cell>
          <table:table-cell office:value-type="float" office:value="602773050.992955" calcext:value-type="float">
            <text:p>602773050.992955</text:p>
          </table:table-cell>
          <table:table-cell office:value-type="float" office:value="1.99266965333346E+015" calcext:value-type="float">
            <text:p>1.99266965333346E+015</text:p>
          </table:table-cell>
          <table:table-cell office:value-type="float" office:value="1481752614.46787" calcext:value-type="float">
            <text:p>1481752614.46787</text:p>
          </table:table-cell>
          <table:table-cell/>
          <table:table-cell office:value-type="float" office:value="9575280" calcext:value-type="float">
            <text:p>9575280</text:p>
          </table:table-cell>
          <table:table-cell office:value-type="float" office:value="2139734928.90938" calcext:value-type="float">
            <text:p>2139734928.90938</text:p>
          </table:table-cell>
          <table:table-cell office:value-type="float" office:value="6929525493940460" calcext:value-type="float">
            <text:p>6929525493940460</text:p>
          </table:table-cell>
          <table:table-cell office:value-type="float" office:value="5140530166.76054" calcext:value-type="float">
            <text:p>5140530166.76054</text:p>
          </table:table-cell>
          <table:table-cell/>
          <table:table-cell office:value-type="float" office:value="20571408" calcext:value-type="float">
            <text:p>20571408</text:p>
          </table:table-cell>
          <table:table-cell office:value-type="float" office:value="3255643950.33025" calcext:value-type="float">
            <text:p>3255643950.33025</text:p>
          </table:table-cell>
          <table:table-cell office:value-type="float" office:value="7524062384951012" calcext:value-type="float">
            <text:p>7524062384951012</text:p>
          </table:table-cell>
          <table:table-cell office:value-type="float" office:value="5716887528.07296" calcext:value-type="float">
            <text:p>5716887528.07296</text:p>
          </table:table-cell>
          <table:table-cell/>
          <table:table-cell office:value-type="float" office:value="24154416" calcext:value-type="float">
            <text:p>24154416</text:p>
          </table:table-cell>
          <table:table-cell office:value-type="float" office:value="3514265831.47878" calcext:value-type="float">
            <text:p>3514265831.47878</text:p>
          </table:table-cell>
          <table:table-cell office:value-type="float" office:value="3651257183558369" calcext:value-type="float">
            <text:p>3651257183558369</text:p>
          </table:table-cell>
          <table:table-cell office:value-type="float" office:value="3177867365.80548" calcext:value-type="float">
            <text:p>3177867365.80548</text:p>
          </table:table-cell>
          <table:table-cell/>
          <table:table-cell office:value-type="float" office:value="38118687.75" calcext:value-type="float">
            <text:p>38118687.75</text:p>
          </table:table-cell>
          <table:table-cell office:value-type="float" office:value="4152200712.99278" calcext:value-type="float">
            <text:p>4152200712.99278</text:p>
          </table:table-cell>
          <table:table-cell office:value-type="float" office:value="3.54321345323779E+015" calcext:value-type="float">
            <text:p>3.54321345323779E+015</text:p>
          </table:table-cell>
          <table:table-cell office:value-type="float" office:value="3168775084.02312" calcext:value-type="float">
            <text:p>3168775084.02312</text:p>
          </table:table-cell>
        </table:table-row>
        <table:table-row table:style-name="ro1">
          <table:table-cell office:value-type="float" office:value="12708360" calcext:value-type="float">
            <text:p>12708360</text:p>
          </table:table-cell>
          <table:table-cell office:value-type="float" office:value="1807879.05997213" calcext:value-type="float">
            <text:p>1807879.05997213</text:p>
          </table:table-cell>
          <table:table-cell office:value-type="float" office:value="495949437543.392" calcext:value-type="float">
            <text:p>495949437543.392</text:p>
          </table:table-cell>
          <table:table-cell office:value-type="float" office:value="1827356.9476948" calcext:value-type="float">
            <text:p>1827356.9476948</text:p>
          </table:table-cell>
          <table:table-cell/>
          <table:table-cell office:value-type="float" office:value="8306928" calcext:value-type="float">
            <text:p>8306928</text:p>
          </table:table-cell>
          <table:table-cell office:value-type="float" office:value="604106632.249237" calcext:value-type="float">
            <text:p>604106632.249237</text:p>
          </table:table-cell>
          <table:table-cell office:value-type="float" office:value="1.99705987880111E+015" calcext:value-type="float">
            <text:p>1.99705987880111E+015</text:p>
          </table:table-cell>
          <table:table-cell office:value-type="float" office:value="1485026955.93092" calcext:value-type="float">
            <text:p>1485026955.93092</text:p>
          </table:table-cell>
          <table:table-cell/>
          <table:table-cell office:value-type="float" office:value="9608760" calcext:value-type="float">
            <text:p>9608760</text:p>
          </table:table-cell>
          <table:table-cell office:value-type="float" office:value="2144044430.20404" calcext:value-type="float">
            <text:p>2144044430.20404</text:p>
          </table:table-cell>
          <table:table-cell office:value-type="float" office:value="6943627318499732" calcext:value-type="float">
            <text:p>6943627318499732</text:p>
          </table:table-cell>
          <table:table-cell office:value-type="float" office:value="5151009421.53722" calcext:value-type="float">
            <text:p>5151009421.53722</text:p>
          </table:table-cell>
          <table:table-cell/>
          <table:table-cell office:value-type="float" office:value="20643336" calcext:value-type="float">
            <text:p>20643336</text:p>
          </table:table-cell>
          <table:table-cell office:value-type="float" office:value="3259951863.9688" calcext:value-type="float">
            <text:p>3259951863.9688</text:p>
          </table:table-cell>
          <table:table-cell office:value-type="float" office:value="7531181273437784" calcext:value-type="float">
            <text:p>7531181273437784</text:p>
          </table:table-cell>
          <table:table-cell office:value-type="float" office:value="5722209907.47644" calcext:value-type="float">
            <text:p>5722209907.47644</text:p>
          </table:table-cell>
          <table:table-cell/>
          <table:table-cell office:value-type="float" office:value="24238872" calcext:value-type="float">
            <text:p>24238872</text:p>
          </table:table-cell>
          <table:table-cell office:value-type="float" office:value="3519813789.47105" calcext:value-type="float">
            <text:p>3519813789.47105</text:p>
          </table:table-cell>
          <table:table-cell office:value-type="float" office:value="3.6529574530543E+015" calcext:value-type="float">
            <text:p>3.6529574530543E+015</text:p>
          </table:table-cell>
          <table:table-cell office:value-type="float" office:value="3179169609.42853" calcext:value-type="float">
            <text:p>3179169609.42853</text:p>
          </table:table-cell>
          <table:table-cell/>
          <table:table-cell office:value-type="float" office:value="38251969.875" calcext:value-type="float">
            <text:p>38251969.875</text:p>
          </table:table-cell>
          <table:table-cell office:value-type="float" office:value="4159068268.25684" calcext:value-type="float">
            <text:p>4159068268.25684</text:p>
          </table:table-cell>
          <table:table-cell office:value-type="float" office:value="3.54381818098135E+015" calcext:value-type="float">
            <text:p>3.54381818098135E+015</text:p>
          </table:table-cell>
          <table:table-cell office:value-type="float" office:value="3169338821.63524" calcext:value-type="float">
            <text:p>3169338821.63524</text:p>
          </table:table-cell>
        </table:table-row>
        <table:table-row table:style-name="ro1">
          <table:table-cell office:value-type="float" office:value="12752640" calcext:value-type="float">
            <text:p>12752640</text:p>
          </table:table-cell>
          <table:table-cell office:value-type="float" office:value="1812359.06975116" calcext:value-type="float">
            <text:p>1812359.06975116</text:p>
          </table:table-cell>
          <table:table-cell office:value-type="float" office:value="496923022313.243" calcext:value-type="float">
            <text:p>496923022313.243</text:p>
          </table:table-cell>
          <table:table-cell office:value-type="float" office:value="1832053.57637445" calcext:value-type="float">
            <text:p>1832053.57637445</text:p>
          </table:table-cell>
          <table:table-cell/>
          <table:table-cell office:value-type="float" office:value="8335872" calcext:value-type="float">
            <text:p>8335872</text:p>
          </table:table-cell>
          <table:table-cell office:value-type="float" office:value="605436285.778436" calcext:value-type="float">
            <text:p>605436285.778436</text:p>
          </table:table-cell>
          <table:table-cell office:value-type="float" office:value="2.00143693334022E+015" calcext:value-type="float">
            <text:p>2.00143693334022E+015</text:p>
          </table:table-cell>
          <table:table-cell office:value-type="float" office:value="1488291548.26306" calcext:value-type="float">
            <text:p>1488291548.26306</text:p>
          </table:table-cell>
          <table:table-cell/>
          <table:table-cell office:value-type="float" office:value="9642240" calcext:value-type="float">
            <text:p>9642240</text:p>
          </table:table-cell>
          <table:table-cell office:value-type="float" office:value="2148339343.77463" calcext:value-type="float">
            <text:p>2148339343.77463</text:p>
          </table:table-cell>
          <table:table-cell office:value-type="float" office:value="6957680214932872" calcext:value-type="float">
            <text:p>6957680214932872</text:p>
          </table:table-cell>
          <table:table-cell office:value-type="float" office:value="5161452505.2365" calcext:value-type="float">
            <text:p>5161452505.2365</text:p>
          </table:table-cell>
          <table:table-cell/>
          <table:table-cell office:value-type="float" office:value="20715264" calcext:value-type="float">
            <text:p>20715264</text:p>
          </table:table-cell>
          <table:table-cell office:value-type="float" office:value="3264242776.42067" calcext:value-type="float">
            <text:p>3264242776.42067</text:p>
          </table:table-cell>
          <table:table-cell office:value-type="float" office:value="7538247275830935" calcext:value-type="float">
            <text:p>7538247275830935</text:p>
          </table:table-cell>
          <table:table-cell office:value-type="float" office:value="5727493136.46788" calcext:value-type="float">
            <text:p>5727493136.46788</text:p>
          </table:table-cell>
          <table:table-cell/>
          <table:table-cell office:value-type="float" office:value="24323328" calcext:value-type="float">
            <text:p>24323328</text:p>
          </table:table-cell>
          <table:table-cell office:value-type="float" office:value="3525353894.87247" calcext:value-type="float">
            <text:p>3525353894.87247</text:p>
          </table:table-cell>
          <table:table-cell office:value-type="float" office:value="3654642971209967" calcext:value-type="float">
            <text:p>3654642971209967</text:p>
          </table:table-cell>
          <table:table-cell office:value-type="float" office:value="3180460857.24427" calcext:value-type="float">
            <text:p>3180460857.24427</text:p>
          </table:table-cell>
          <table:table-cell/>
          <table:table-cell office:value-type="float" office:value="38385252" calcext:value-type="float">
            <text:p>38385252</text:p>
          </table:table-cell>
          <table:table-cell office:value-type="float" office:value="4165926362.98248" calcext:value-type="float">
            <text:p>4165926362.98248</text:p>
          </table:table-cell>
          <table:table-cell office:value-type="float" office:value="3544416711073792" calcext:value-type="float">
            <text:p>3544416711073792</text:p>
          </table:table-cell>
          <table:table-cell office:value-type="float" office:value="3169897574.34134" calcext:value-type="float">
            <text:p>3169897574.34134</text:p>
          </table:table-cell>
        </table:table-row>
        <table:table-row table:style-name="ro1">
          <table:table-cell office:value-type="float" office:value="12796920" calcext:value-type="float">
            <text:p>12796920</text:p>
          </table:table-cell>
          <table:table-cell office:value-type="float" office:value="1816830.96319682" calcext:value-type="float">
            <text:p>1816830.96319682</text:p>
          </table:table-cell>
          <table:table-cell office:value-type="float" office:value="497893474009.402" calcext:value-type="float">
            <text:p>497893474009.402</text:p>
          </table:table-cell>
          <table:table-cell office:value-type="float" office:value="1836741.78851488" calcext:value-type="float">
            <text:p>1836741.78851488</text:p>
          </table:table-cell>
          <table:table-cell/>
          <table:table-cell office:value-type="float" office:value="8364816" calcext:value-type="float">
            <text:p>8364816</text:p>
          </table:table-cell>
          <table:table-cell office:value-type="float" office:value="606762023.316544" calcext:value-type="float">
            <text:p>606762023.316544</text:p>
          </table:table-cell>
          <table:table-cell office:value-type="float" office:value="2.00580085648767E+015" calcext:value-type="float">
            <text:p>2.00580085648767E+015</text:p>
          </table:table-cell>
          <table:table-cell office:value-type="float" office:value="1491546420.66922" calcext:value-type="float">
            <text:p>1491546420.66922</text:p>
          </table:table-cell>
          <table:table-cell/>
          <table:table-cell office:value-type="float" office:value="9675720" calcext:value-type="float">
            <text:p>9675720</text:p>
          </table:table-cell>
          <table:table-cell office:value-type="float" office:value="2152619720.29888" calcext:value-type="float">
            <text:p>2152619720.29888</text:p>
          </table:table-cell>
          <table:table-cell office:value-type="float" office:value="6971684353095797" calcext:value-type="float">
            <text:p>6971684353095797</text:p>
          </table:table-cell>
          <table:table-cell office:value-type="float" office:value="5171859543.26892" calcext:value-type="float">
            <text:p>5171859543.26892</text:p>
          </table:table-cell>
          <table:table-cell/>
          <table:table-cell office:value-type="float" office:value="20787192" calcext:value-type="float">
            <text:p>20787192</text:p>
          </table:table-cell>
          <table:table-cell office:value-type="float" office:value="3268516805.25907" calcext:value-type="float">
            <text:p>3268516805.25907</text:p>
          </table:table-cell>
          <table:table-cell office:value-type="float" office:value="7545260785612977" calcext:value-type="float">
            <text:p>7545260785612977</text:p>
          </table:table-cell>
          <table:table-cell office:value-type="float" office:value="5732737505.54813" calcext:value-type="float">
            <text:p>5732737505.54813</text:p>
          </table:table-cell>
          <table:table-cell/>
          <table:table-cell office:value-type="float" office:value="24407784" calcext:value-type="float">
            <text:p>24407784</text:p>
          </table:table-cell>
          <table:table-cell office:value-type="float" office:value="3530886188.32417" calcext:value-type="float">
            <text:p>3530886188.32417</text:p>
          </table:table-cell>
          <table:table-cell office:value-type="float" office:value="3656313866649065" calcext:value-type="float">
            <text:p>3656313866649065</text:p>
          </table:table-cell>
          <table:table-cell office:value-type="float" office:value="3181741204.39153" calcext:value-type="float">
            <text:p>3181741204.39153</text:p>
          </table:table-cell>
          <table:table-cell/>
          <table:table-cell office:value-type="float" office:value="38518534.125" calcext:value-type="float">
            <text:p>38518534.125</text:p>
          </table:table-cell>
          <table:table-cell office:value-type="float" office:value="4172775030.05136" calcext:value-type="float">
            <text:p>4172775030.05136</text:p>
          </table:table-cell>
          <table:table-cell office:value-type="float" office:value="3545009121475943" calcext:value-type="float">
            <text:p>3545009121475943</text:p>
          </table:table-cell>
          <table:table-cell office:value-type="float" office:value="3170451401.08996" calcext:value-type="float">
            <text:p>3170451401.08996</text:p>
          </table:table-cell>
        </table:table-row>
        <table:table-row table:style-name="ro1">
          <table:table-cell office:value-type="float" office:value="12841200" calcext:value-type="float">
            <text:p>12841200</text:p>
          </table:table-cell>
          <table:table-cell office:value-type="float" office:value="1821294.76224755" calcext:value-type="float">
            <text:p>1821294.76224755</text:p>
          </table:table-cell>
          <table:table-cell office:value-type="float" office:value="498860806033.969" calcext:value-type="float">
            <text:p>498860806033.969</text:p>
          </table:table-cell>
          <table:table-cell office:value-type="float" office:value="1841421.60652312" calcext:value-type="float">
            <text:p>1841421.60652312</text:p>
          </table:table-cell>
          <table:table-cell/>
          <table:table-cell office:value-type="float" office:value="8393760" calcext:value-type="float">
            <text:p>8393760</text:p>
          </table:table-cell>
          <table:table-cell office:value-type="float" office:value="608083856.564325" calcext:value-type="float">
            <text:p>608083856.564325</text:p>
          </table:table-cell>
          <table:table-cell office:value-type="float" office:value="2.01015168766161E+015" calcext:value-type="float">
            <text:p>2.01015168766161E+015</text:p>
          </table:table-cell>
          <table:table-cell office:value-type="float" office:value="1494791602.26668" calcext:value-type="float">
            <text:p>1494791602.26668</text:p>
          </table:table-cell>
          <table:table-cell/>
          <table:table-cell office:value-type="float" office:value="9709200" calcext:value-type="float">
            <text:p>9709200</text:p>
          </table:table-cell>
          <table:table-cell office:value-type="float" office:value="2156885610.27619" calcext:value-type="float">
            <text:p>2156885610.27619</text:p>
          </table:table-cell>
          <table:table-cell office:value-type="float" office:value="6985639902254608" calcext:value-type="float">
            <text:p>6985639902254608</text:p>
          </table:table-cell>
          <table:table-cell office:value-type="float" office:value="5182230660.60949" calcext:value-type="float">
            <text:p>5182230660.60949</text:p>
          </table:table-cell>
          <table:table-cell/>
          <table:table-cell office:value-type="float" office:value="20859120" calcext:value-type="float">
            <text:p>20859120</text:p>
          </table:table-cell>
          <table:table-cell office:value-type="float" office:value="3272774067.18156" calcext:value-type="float">
            <text:p>3272774067.18156</text:p>
          </table:table-cell>
          <table:table-cell office:value-type="float" office:value="7552222193337499" calcext:value-type="float">
            <text:p>7552222193337499</text:p>
          </table:table-cell>
          <table:table-cell office:value-type="float" office:value="5737943303.05681" calcext:value-type="float">
            <text:p>5737943303.05681</text:p>
          </table:table-cell>
          <table:table-cell/>
          <table:table-cell office:value-type="float" office:value="24492240" calcext:value-type="float">
            <text:p>24492240</text:p>
          </table:table-cell>
          <table:table-cell office:value-type="float" office:value="3536410710.13042" calcext:value-type="float">
            <text:p>3536410710.13042</text:p>
          </table:table-cell>
          <table:table-cell office:value-type="float" office:value="3657970266872235" calcext:value-type="float">
            <text:p>3657970266872235</text:p>
          </table:table-cell>
          <table:table-cell office:value-type="float" office:value="3183010745.18008" calcext:value-type="float">
            <text:p>3183010745.18008</text:p>
          </table:table-cell>
          <table:table-cell/>
          <table:table-cell office:value-type="float" office:value="38651816.25" calcext:value-type="float">
            <text:p>38651816.25</text:p>
          </table:table-cell>
          <table:table-cell office:value-type="float" office:value="4179614302.01967" calcext:value-type="float">
            <text:p>4179614302.01967</text:p>
          </table:table-cell>
          <table:table-cell office:value-type="float" office:value="3.54559548910156E+015" calcext:value-type="float">
            <text:p>3.54559548910156E+015</text:p>
          </table:table-cell>
          <table:table-cell office:value-type="float" office:value="3171000360.05239" calcext:value-type="float">
            <text:p>3171000360.05239</text:p>
          </table:table-cell>
        </table:table-row>
        <table:table-row table:style-name="ro1">
          <table:table-cell office:value-type="float" office:value="12885480" calcext:value-type="float">
            <text:p>12885480</text:p>
          </table:table-cell>
          <table:table-cell office:value-type="float" office:value="1825750.48875639" calcext:value-type="float">
            <text:p>1825750.48875639</text:p>
          </table:table-cell>
          <table:table-cell office:value-type="float" office:value="499825031724.977" calcext:value-type="float">
            <text:p>499825031724.977</text:p>
          </table:table-cell>
          <table:table-cell office:value-type="float" office:value="1846093.05271984" calcext:value-type="float">
            <text:p>1846093.05271984</text:p>
          </table:table-cell>
          <table:table-cell/>
          <table:table-cell office:value-type="float" office:value="8422704" calcext:value-type="float">
            <text:p>8422704</text:p>
          </table:table-cell>
          <table:table-cell office:value-type="float" office:value="609401797.187417" calcext:value-type="float">
            <text:p>609401797.187417</text:p>
          </table:table-cell>
          <table:table-cell office:value-type="float" office:value="2.01448946616186E+015" calcext:value-type="float">
            <text:p>2.01448946616186E+015</text:p>
          </table:table-cell>
          <table:table-cell office:value-type="float" office:value="1498027122.08534" calcext:value-type="float">
            <text:p>1498027122.08534</text:p>
          </table:table-cell>
          <table:table-cell/>
          <table:table-cell office:value-type="float" office:value="9742680" calcext:value-type="float">
            <text:p>9742680</text:p>
          </table:table-cell>
          <table:table-cell office:value-type="float" office:value="2161137064.02819" calcext:value-type="float">
            <text:p>2161137064.02819</text:p>
          </table:table-cell>
          <table:table-cell office:value-type="float" office:value="6999547031087667" calcext:value-type="float">
            <text:p>6999547031087667</text:p>
          </table:table-cell>
          <table:table-cell office:value-type="float" office:value="5192565981.79924" calcext:value-type="float">
            <text:p>5192565981.79924</text:p>
          </table:table-cell>
          <table:table-cell/>
          <table:table-cell office:value-type="float" office:value="20931048" calcext:value-type="float">
            <text:p>20931048</text:p>
          </table:table-cell>
          <table:table-cell office:value-type="float" office:value="3277014678.01667" calcext:value-type="float">
            <text:p>3277014678.01667</text:p>
          </table:table-cell>
          <table:table-cell office:value-type="float" office:value="7559131886651010" calcext:value-type="float">
            <text:p>7559131886651010</text:p>
          </table:table-cell>
          <table:table-cell office:value-type="float" office:value="5743110815.18834" calcext:value-type="float">
            <text:p>5743110815.18834</text:p>
          </table:table-cell>
          <table:table-cell/>
          <table:table-cell office:value-type="float" office:value="24576696" calcext:value-type="float">
            <text:p>24576696</text:p>
          </table:table-cell>
          <table:table-cell office:value-type="float" office:value="3541927500.26159" calcext:value-type="float">
            <text:p>3541927500.26159</text:p>
          </table:table-cell>
          <table:table-cell office:value-type="float" office:value="3.65961229826686E+015" calcext:value-type="float">
            <text:p>3.65961229826686E+015</text:p>
          </table:table-cell>
          <table:table-cell office:value-type="float" office:value="3184269573.09789" calcext:value-type="float">
            <text:p>3184269573.09789</text:p>
          </table:table-cell>
          <table:table-cell/>
          <table:table-cell office:value-type="float" office:value="38785098.375" calcext:value-type="float">
            <text:p>38785098.375</text:p>
          </table:table-cell>
          <table:table-cell office:value-type="float" office:value="4186444211.12239" calcext:value-type="float">
            <text:p>4186444211.12239</text:p>
          </table:table-cell>
          <table:table-cell office:value-type="float" office:value="3546175889831620" calcext:value-type="float">
            <text:p>3546175889831620</text:p>
          </table:table-cell>
          <table:table-cell office:value-type="float" office:value="3171544508.63328" calcext:value-type="float">
            <text:p>3171544508.63328</text:p>
          </table:table-cell>
        </table:table-row>
        <table:table-row table:style-name="ro1">
          <table:table-cell office:value-type="float" office:value="12929760" calcext:value-type="float">
            <text:p>12929760</text:p>
          </table:table-cell>
          <table:table-cell office:value-type="float" office:value="1830198.16449145" calcext:value-type="float">
            <text:p>1830198.16449145</text:p>
          </table:table-cell>
          <table:table-cell office:value-type="float" office:value="500786164356.706" calcext:value-type="float">
            <text:p>500786164356.706</text:p>
          </table:table-cell>
          <table:table-cell office:value-type="float" office:value="1850756.14933974" calcext:value-type="float">
            <text:p>1850756.14933974</text:p>
          </table:table-cell>
          <table:table-cell/>
          <table:table-cell office:value-type="float" office:value="8451648" calcext:value-type="float">
            <text:p>8451648</text:p>
          </table:table-cell>
          <table:table-cell office:value-type="float" office:value="610715856.816443" calcext:value-type="float">
            <text:p>610715856.816443</text:p>
          </table:table-cell>
          <table:table-cell office:value-type="float" office:value="2.01881423117025E+015" calcext:value-type="float">
            <text:p>2.01881423117025E+015</text:p>
          </table:table-cell>
          <table:table-cell office:value-type="float" office:value="1501253009.068" calcext:value-type="float">
            <text:p>1501253009.068</text:p>
          </table:table-cell>
          <table:table-cell/>
          <table:table-cell office:value-type="float" office:value="9776160" calcext:value-type="float">
            <text:p>9776160</text:p>
          </table:table-cell>
          <table:table-cell office:value-type="float" office:value="2165374131.69944" calcext:value-type="float">
            <text:p>2165374131.69944</text:p>
          </table:table-cell>
          <table:table-cell office:value-type="float" office:value="7013405907687623" calcext:value-type="float">
            <text:p>7013405907687623</text:p>
          </table:table-cell>
          <table:table-cell office:value-type="float" office:value="5202865630.94666" calcext:value-type="float">
            <text:p>5202865630.94666</text:p>
          </table:table-cell>
          <table:table-cell/>
          <table:table-cell office:value-type="float" office:value="21002976" calcext:value-type="float">
            <text:p>21002976</text:p>
          </table:table-cell>
          <table:table-cell office:value-type="float" office:value="3281238752.73051" calcext:value-type="float">
            <text:p>3281238752.73051</text:p>
          </table:table-cell>
          <table:table-cell office:value-type="float" office:value="7565990250314593" calcext:value-type="float">
            <text:p>7565990250314593</text:p>
          </table:table-cell>
          <table:table-cell office:value-type="float" office:value="5748240326.00801" calcext:value-type="float">
            <text:p>5748240326.00801</text:p>
          </table:table-cell>
          <table:table-cell/>
          <table:table-cell office:value-type="float" office:value="24661152" calcext:value-type="float">
            <text:p>24661152</text:p>
          </table:table-cell>
          <table:table-cell office:value-type="float" office:value="3547436598.35711" calcext:value-type="float">
            <text:p>3547436598.35711</text:p>
          </table:table-cell>
          <table:table-cell office:value-type="float" office:value="3.66124008611682E+015" calcext:value-type="float">
            <text:p>3.66124008611682E+015</text:p>
          </table:table-cell>
          <table:table-cell office:value-type="float" office:value="3185517780.81832" calcext:value-type="float">
            <text:p>3185517780.81832</text:p>
          </table:table-cell>
          <table:table-cell/>
          <table:table-cell office:value-type="float" office:value="38918380.5" calcext:value-type="float">
            <text:p>38918380.5</text:p>
          </table:table-cell>
          <table:table-cell office:value-type="float" office:value="4193264789.27749" calcext:value-type="float">
            <text:p>4193264789.27749</text:p>
          </table:table-cell>
          <table:table-cell office:value-type="float" office:value="3546750398528486" calcext:value-type="float">
            <text:p>3546750398528486</text:p>
          </table:table-cell>
          <table:table-cell office:value-type="float" office:value="3172083903.48103" calcext:value-type="float">
            <text:p>3172083903.48103</text:p>
          </table:table-cell>
        </table:table-row>
        <table:table-row table:style-name="ro1">
          <table:table-cell office:value-type="float" office:value="12974040" calcext:value-type="float">
            <text:p>12974040</text:p>
          </table:table-cell>
          <table:table-cell office:value-type="float" office:value="1834637.81113623" calcext:value-type="float">
            <text:p>1834637.81113623</text:p>
          </table:table-cell>
          <table:table-cell office:value-type="float" office:value="501744217140.003" calcext:value-type="float">
            <text:p>501744217140.003</text:p>
          </table:table-cell>
          <table:table-cell office:value-type="float" office:value="1855410.918532" calcext:value-type="float">
            <text:p>1855410.918532</text:p>
          </table:table-cell>
          <table:table-cell/>
          <table:table-cell office:value-type="float" office:value="8480592" calcext:value-type="float">
            <text:p>8480592</text:p>
          </table:table-cell>
          <table:table-cell office:value-type="float" office:value="612026047.047111" calcext:value-type="float">
            <text:p>612026047.047111</text:p>
          </table:table-cell>
          <table:table-cell office:value-type="float" office:value="2.02312602175096E+015" calcext:value-type="float">
            <text:p>2.02312602175096E+015</text:p>
          </table:table-cell>
          <table:table-cell office:value-type="float" office:value="1504469292.07058" calcext:value-type="float">
            <text:p>1504469292.07058</text:p>
          </table:table-cell>
          <table:table-cell/>
          <table:table-cell office:value-type="float" office:value="9809640" calcext:value-type="float">
            <text:p>9809640</text:p>
          </table:table-cell>
          <table:table-cell office:value-type="float" office:value="2169596863.25807" calcext:value-type="float">
            <text:p>2169596863.25807</text:p>
          </table:table-cell>
          <table:table-cell office:value-type="float" office:value="7027216699563439" calcext:value-type="float">
            <text:p>7027216699563439</text:p>
          </table:table-cell>
          <table:table-cell office:value-type="float" office:value="5213129731.72929" calcext:value-type="float">
            <text:p>5213129731.72929</text:p>
          </table:table-cell>
          <table:table-cell/>
          <table:table-cell office:value-type="float" office:value="21074904" calcext:value-type="float">
            <text:p>21074904</text:p>
          </table:table-cell>
          <table:table-cell office:value-type="float" office:value="3285446405.43333" calcext:value-type="float">
            <text:p>3285446405.43333</text:p>
          </table:table-cell>
          <table:table-cell office:value-type="float" office:value="7572797666225357" calcext:value-type="float">
            <text:p>7572797666225357</text:p>
          </table:table-cell>
          <table:table-cell office:value-type="float" office:value="5753332117.46772" calcext:value-type="float">
            <text:p>5753332117.46772</text:p>
          </table:table-cell>
          <table:table-cell/>
          <table:table-cell office:value-type="float" office:value="24745608" calcext:value-type="float">
            <text:p>24745608</text:p>
          </table:table-cell>
          <table:table-cell office:value-type="float" office:value="3552938043.7284" calcext:value-type="float">
            <text:p>3552938043.7284</text:p>
          </table:table-cell>
          <table:table-cell office:value-type="float" office:value="3.66285375461213E+015" calcext:value-type="float">
            <text:p>3.66285375461213E+015</text:p>
          </table:table-cell>
          <table:table-cell office:value-type="float" office:value="3186755460.20721" calcext:value-type="float">
            <text:p>3186755460.20721</text:p>
          </table:table-cell>
          <table:table-cell/>
          <table:table-cell office:value-type="float" office:value="39051662.625" calcext:value-type="float">
            <text:p>39051662.625</text:p>
          </table:table-cell>
          <table:table-cell office:value-type="float" office:value="4200076068.09008" calcext:value-type="float">
            <text:p>4200076068.09008</text:p>
          </table:table-cell>
          <table:table-cell office:value-type="float" office:value="3547319089049783" calcext:value-type="float">
            <text:p>3547319089049783</text:p>
          </table:table-cell>
          <table:table-cell office:value-type="float" office:value="3172618600.49812" calcext:value-type="float">
            <text:p>3172618600.49812</text:p>
          </table:table-cell>
        </table:table-row>
        <table:table-row table:style-name="ro1">
          <table:table-cell office:value-type="float" office:value="13018320" calcext:value-type="float">
            <text:p>13018320</text:p>
          </table:table-cell>
          <table:table-cell office:value-type="float" office:value="1839069.4502901" calcext:value-type="float">
            <text:p>1839069.4502901</text:p>
          </table:table-cell>
          <table:table-cell office:value-type="float" office:value="502699203222.589" calcext:value-type="float">
            <text:p>502699203222.589</text:p>
          </table:table-cell>
          <table:table-cell office:value-type="float" office:value="1860057.3823606" calcext:value-type="float">
            <text:p>1860057.3823606</text:p>
          </table:table-cell>
          <table:table-cell/>
          <table:table-cell office:value-type="float" office:value="8509536" calcext:value-type="float">
            <text:p>8509536</text:p>
          </table:table-cell>
          <table:table-cell office:value-type="float" office:value="613332379.440323" calcext:value-type="float">
            <text:p>613332379.440323</text:p>
          </table:table-cell>
          <table:table-cell office:value-type="float" office:value="2.02742487685088E+015" calcext:value-type="float">
            <text:p>2.02742487685088E+015</text:p>
          </table:table-cell>
          <table:table-cell office:value-type="float" office:value="1507675999.86242" calcext:value-type="float">
            <text:p>1507675999.86242</text:p>
          </table:table-cell>
          <table:table-cell/>
          <table:table-cell office:value-type="float" office:value="9843120" calcext:value-type="float">
            <text:p>9843120</text:p>
          </table:table-cell>
          <table:table-cell office:value-type="float" office:value="2173805308.49637" calcext:value-type="float">
            <text:p>2173805308.49637</text:p>
          </table:table-cell>
          <table:table-cell office:value-type="float" office:value="7040979573642426" calcext:value-type="float">
            <text:p>7040979573642426</text:p>
          </table:table-cell>
          <table:table-cell office:value-type="float" office:value="5223358407.39513" calcext:value-type="float">
            <text:p>5223358407.39513</text:p>
          </table:table-cell>
          <table:table-cell/>
          <table:table-cell office:value-type="float" office:value="21146832" calcext:value-type="float">
            <text:p>21146832</text:p>
          </table:table-cell>
          <table:table-cell office:value-type="float" office:value="3289637749.38603" calcext:value-type="float">
            <text:p>3289637749.38603</text:p>
          </table:table-cell>
          <table:table-cell office:value-type="float" office:value="7579554513437781" calcext:value-type="float">
            <text:p>7579554513437781</text:p>
          </table:table-cell>
          <table:table-cell office:value-type="float" office:value="5758386469.42185" calcext:value-type="float">
            <text:p>5758386469.42185</text:p>
          </table:table-cell>
          <table:table-cell/>
          <table:table-cell office:value-type="float" office:value="24830064" calcext:value-type="float">
            <text:p>24830064</text:p>
          </table:table-cell>
          <table:table-cell office:value-type="float" office:value="3558431875.36175" calcext:value-type="float">
            <text:p>3558431875.36175</text:p>
          </table:table-cell>
          <table:table-cell office:value-type="float" office:value="3.66445342685847E+015" calcext:value-type="float">
            <text:p>3.66445342685847E+015</text:p>
          </table:table-cell>
          <table:table-cell office:value-type="float" office:value="3187982702.32992" calcext:value-type="float">
            <text:p>3187982702.32992</text:p>
          </table:table-cell>
          <table:table-cell/>
          <table:table-cell office:value-type="float" office:value="39184944.75" calcext:value-type="float">
            <text:p>39184944.75</text:p>
          </table:table-cell>
          <table:table-cell office:value-type="float" office:value="4206878078.85651" calcext:value-type="float">
            <text:p>4206878078.85651</text:p>
          </table:table-cell>
          <table:table-cell office:value-type="float" office:value="3.54788203426214E+015" calcext:value-type="float">
            <text:p>3.54788203426214E+015</text:p>
          </table:table-cell>
          <table:table-cell office:value-type="float" office:value="3173148654.8512" calcext:value-type="float">
            <text:p>3173148654.8512</text:p>
          </table:table-cell>
        </table:table-row>
        <table:table-row table:style-name="ro1">
          <table:table-cell office:value-type="float" office:value="13062600" calcext:value-type="float">
            <text:p>13062600</text:p>
          </table:table-cell>
          <table:table-cell office:value-type="float" office:value="1843493.10346858" calcext:value-type="float">
            <text:p>1843493.10346858</text:p>
          </table:table-cell>
          <table:table-cell office:value-type="float" office:value="503651135689.378" calcext:value-type="float">
            <text:p>503651135689.378</text:p>
          </table:table-cell>
          <table:table-cell office:value-type="float" office:value="1864695.56280478" calcext:value-type="float">
            <text:p>1864695.56280478</text:p>
          </table:table-cell>
          <table:table-cell/>
          <table:table-cell office:value-type="float" office:value="8538480" calcext:value-type="float">
            <text:p>8538480</text:p>
          </table:table-cell>
          <table:table-cell office:value-type="float" office:value="614634865.522277" calcext:value-type="float">
            <text:p>614634865.522277</text:p>
          </table:table-cell>
          <table:table-cell office:value-type="float" office:value="2031710835299997" calcext:value-type="float">
            <text:p>2031710835299997</text:p>
          </table:table-cell>
          <table:table-cell office:value-type="float" office:value="1510873161.12652" calcext:value-type="float">
            <text:p>1510873161.12652</text:p>
          </table:table-cell>
          <table:table-cell/>
          <table:table-cell office:value-type="float" office:value="9876600" calcext:value-type="float">
            <text:p>9876600</text:p>
          </table:table-cell>
          <table:table-cell office:value-type="float" office:value="2177999517.03147" calcext:value-type="float">
            <text:p>2177999517.03147</text:p>
          </table:table-cell>
          <table:table-cell office:value-type="float" office:value="7054694696272270" calcext:value-type="float">
            <text:p>7054694696272270</text:p>
          </table:table-cell>
          <table:table-cell office:value-type="float" office:value="5233551780.76424" calcext:value-type="float">
            <text:p>5233551780.76424</text:p>
          </table:table-cell>
          <table:table-cell/>
          <table:table-cell office:value-type="float" office:value="21218760" calcext:value-type="float">
            <text:p>21218760</text:p>
          </table:table-cell>
          <table:table-cell office:value-type="float" office:value="3293812897.00661" calcext:value-type="float">
            <text:p>3293812897.00661</text:p>
          </table:table-cell>
          <table:table-cell office:value-type="float" office:value="7586261168184857" calcext:value-type="float">
            <text:p>7586261168184857</text:p>
          </table:table-cell>
          <table:table-cell office:value-type="float" office:value="5763403659.64279" calcext:value-type="float">
            <text:p>5763403659.64279</text:p>
          </table:table-cell>
          <table:table-cell/>
          <table:table-cell office:value-type="float" office:value="24914520" calcext:value-type="float">
            <text:p>24914520</text:p>
          </table:table-cell>
          <table:table-cell office:value-type="float" office:value="3563918131.92121" calcext:value-type="float">
            <text:p>3563918131.92121</text:p>
          </table:table-cell>
          <table:table-cell office:value-type="float" office:value="3.66603922488669E+015" calcext:value-type="float">
            <text:p>3.66603922488669E+015</text:p>
          </table:table-cell>
          <table:table-cell office:value-type="float" office:value="3189199597.45837" calcext:value-type="float">
            <text:p>3189199597.45837</text:p>
          </table:table-cell>
          <table:table-cell/>
          <table:table-cell office:value-type="float" office:value="39318226.875" calcext:value-type="float">
            <text:p>39318226.875</text:p>
          </table:table-cell>
          <table:table-cell office:value-type="float" office:value="4213670852.5684" calcext:value-type="float">
            <text:p>4213670852.5684</text:p>
          </table:table-cell>
          <table:table-cell office:value-type="float" office:value="3.54843930605473E+015" calcext:value-type="float">
            <text:p>3.54843930605473E+015</text:p>
          </table:table-cell>
          <table:table-cell office:value-type="float" office:value="3173674120.98114" calcext:value-type="float">
            <text:p>3173674120.98114</text:p>
          </table:table-cell>
        </table:table-row>
        <table:table-row table:style-name="ro1">
          <table:table-cell office:value-type="float" office:value="13106880" calcext:value-type="float">
            <text:p>13106880</text:p>
          </table:table-cell>
          <table:table-cell office:value-type="float" office:value="1847908.79210383" calcext:value-type="float">
            <text:p>1847908.79210383</text:p>
          </table:table-cell>
          <table:table-cell office:value-type="float" office:value="504600027562.781" calcext:value-type="float">
            <text:p>504600027562.781</text:p>
          </table:table-cell>
          <table:table-cell office:value-type="float" office:value="1869325.48175937" calcext:value-type="float">
            <text:p>1869325.48175937</text:p>
          </table:table-cell>
          <table:table-cell/>
          <table:table-cell office:value-type="float" office:value="8567424" calcext:value-type="float">
            <text:p>8567424</text:p>
          </table:table-cell>
          <table:table-cell office:value-type="float" office:value="615933516.784575" calcext:value-type="float">
            <text:p>615933516.784575</text:p>
          </table:table-cell>
          <table:table-cell office:value-type="float" office:value="2.03598393581168E+015" calcext:value-type="float">
            <text:p>2.03598393581168E+015</text:p>
          </table:table-cell>
          <table:table-cell office:value-type="float" office:value="1514060804.4598" calcext:value-type="float">
            <text:p>1514060804.4598</text:p>
          </table:table-cell>
          <table:table-cell/>
          <table:table-cell office:value-type="float" office:value="9910080" calcext:value-type="float">
            <text:p>9910080</text:p>
          </table:table-cell>
          <table:table-cell office:value-type="float" office:value="2182179538.30595" calcext:value-type="float">
            <text:p>2182179538.30595</text:p>
          </table:table-cell>
          <table:table-cell office:value-type="float" office:value="7068362233223057" calcext:value-type="float">
            <text:p>7068362233223057</text:p>
          </table:table-cell>
          <table:table-cell office:value-type="float" office:value="5243709974.23011" calcext:value-type="float">
            <text:p>5243709974.23011</text:p>
          </table:table-cell>
          <table:table-cell/>
          <table:table-cell office:value-type="float" office:value="21290688" calcext:value-type="float">
            <text:p>21290688</text:p>
          </table:table-cell>
          <table:table-cell office:value-type="float" office:value="3297971959.87654" calcext:value-type="float">
            <text:p>3297971959.87654</text:p>
          </table:table-cell>
          <table:table-cell office:value-type="float" office:value="7592918003899151" calcext:value-type="float">
            <text:p>7592918003899151</text:p>
          </table:table-cell>
          <table:table-cell office:value-type="float" office:value="5768383963.83647" calcext:value-type="float">
            <text:p>5768383963.83647</text:p>
          </table:table-cell>
          <table:table-cell/>
          <table:table-cell office:value-type="float" office:value="24998976" calcext:value-type="float">
            <text:p>24998976</text:p>
          </table:table-cell>
          <table:table-cell office:value-type="float" office:value="3569396851.75145" calcext:value-type="float">
            <text:p>3569396851.75145</text:p>
          </table:table-cell>
          <table:table-cell office:value-type="float" office:value="3.66761126966217E+015" calcext:value-type="float">
            <text:p>3.66761126966217E+015</text:p>
          </table:table-cell>
          <table:table-cell office:value-type="float" office:value="3190406235.07793" calcext:value-type="float">
            <text:p>3190406235.07793</text:p>
          </table:table-cell>
          <table:table-cell/>
          <table:table-cell office:value-type="float" office:value="39451509" calcext:value-type="float">
            <text:p>39451509</text:p>
          </table:table-cell>
          <table:table-cell office:value-type="float" office:value="4220454419.9166" calcext:value-type="float">
            <text:p>4220454419.9166</text:p>
          </table:table-cell>
          <table:table-cell office:value-type="float" office:value="3.54899097535267E+015" calcext:value-type="float">
            <text:p>3.54899097535267E+015</text:p>
          </table:table-cell>
          <table:table-cell office:value-type="float" office:value="3174195052.61285" calcext:value-type="float">
            <text:p>3174195052.61285</text:p>
          </table:table-cell>
        </table:table-row>
        <table:table-row table:style-name="ro1">
          <table:table-cell office:value-type="float" office:value="13151160" calcext:value-type="float">
            <text:p>13151160</text:p>
          </table:table-cell>
          <table:table-cell office:value-type="float" office:value="1852316.53754497" calcext:value-type="float">
            <text:p>1852316.53754497</text:p>
          </table:table-cell>
          <table:table-cell office:value-type="float" office:value="505545891803.02" calcext:value-type="float">
            <text:p>505545891803.02</text:p>
          </table:table-cell>
          <table:table-cell office:value-type="float" office:value="1873947.16103523" calcext:value-type="float">
            <text:p>1873947.16103523</text:p>
          </table:table-cell>
          <table:table-cell/>
          <table:table-cell office:value-type="float" office:value="8596368" calcext:value-type="float">
            <text:p>8596368</text:p>
          </table:table-cell>
          <table:table-cell office:value-type="float" office:value="617228344.684323" calcext:value-type="float">
            <text:p>617228344.684323</text:p>
          </table:table-cell>
          <table:table-cell office:value-type="float" office:value="2040244216983086" calcext:value-type="float">
            <text:p>2040244216983086</text:p>
          </table:table-cell>
          <table:table-cell office:value-type="float" office:value="1517238958.37336" calcext:value-type="float">
            <text:p>1517238958.37336</text:p>
          </table:table-cell>
          <table:table-cell/>
          <table:table-cell office:value-type="float" office:value="9943560" calcext:value-type="float">
            <text:p>9943560</text:p>
          </table:table-cell>
          <table:table-cell office:value-type="float" office:value="2186345421.58847" calcext:value-type="float">
            <text:p>2186345421.58847</text:p>
          </table:table-cell>
          <table:table-cell office:value-type="float" office:value="7081982349689234" calcext:value-type="float">
            <text:p>7081982349689234</text:p>
          </table:table-cell>
          <table:table-cell office:value-type="float" office:value="5253833109.76124" calcext:value-type="float">
            <text:p>5253833109.76124</text:p>
          </table:table-cell>
          <table:table-cell/>
          <table:table-cell office:value-type="float" office:value="21362616" calcext:value-type="float">
            <text:p>21362616</text:p>
          </table:table-cell>
          <table:table-cell office:value-type="float" office:value="3302115048.74716" calcext:value-type="float">
            <text:p>3302115048.74716</text:p>
          </table:table-cell>
          <table:table-cell office:value-type="float" office:value="7599525391233549" calcext:value-type="float">
            <text:p>7599525391233549</text:p>
          </table:table-cell>
          <table:table-cell office:value-type="float" office:value="5773327655.65781" calcext:value-type="float">
            <text:p>5773327655.65781</text:p>
          </table:table-cell>
          <table:table-cell/>
          <table:table-cell office:value-type="float" office:value="25083432" calcext:value-type="float">
            <text:p>25083432</text:p>
          </table:table-cell>
          <table:table-cell office:value-type="float" office:value="3574868072.88055" calcext:value-type="float">
            <text:p>3574868072.88055</text:p>
          </table:table-cell>
          <table:table-cell office:value-type="float" office:value="3.66916968109412E+015" calcext:value-type="float">
            <text:p>3.66916968109412E+015</text:p>
          </table:table-cell>
          <table:table-cell office:value-type="float" office:value="3191602703.89433" calcext:value-type="float">
            <text:p>3191602703.89433</text:p>
          </table:table-cell>
          <table:table-cell/>
          <table:table-cell office:value-type="float" office:value="39584791.125" calcext:value-type="float">
            <text:p>39584791.125</text:p>
          </table:table-cell>
          <table:table-cell office:value-type="float" office:value="4227228811.29516" calcext:value-type="float">
            <text:p>4227228811.29516</text:p>
          </table:table-cell>
          <table:table-cell office:value-type="float" office:value="3.5495371121301E+015" calcext:value-type="float">
            <text:p>3.5495371121301E+015</text:p>
          </table:table-cell>
          <table:table-cell office:value-type="float" office:value="3174711502.76506" calcext:value-type="float">
            <text:p>3174711502.76506</text:p>
          </table:table-cell>
        </table:table-row>
        <table:table-row table:style-name="ro1">
          <table:table-cell office:value-type="float" office:value="13195440" calcext:value-type="float">
            <text:p>13195440</text:p>
          </table:table-cell>
          <table:table-cell office:value-type="float" office:value="1856716.36105848" calcext:value-type="float">
            <text:p>1856716.36105848</text:p>
          </table:table-cell>
          <table:table-cell office:value-type="float" office:value="506488741308.428" calcext:value-type="float">
            <text:p>506488741308.428</text:p>
          </table:table-cell>
          <table:table-cell office:value-type="float" office:value="1878560.62235962" calcext:value-type="float">
            <text:p>1878560.62235962</text:p>
          </table:table-cell>
          <table:table-cell/>
          <table:table-cell office:value-type="float" office:value="8625312" calcext:value-type="float">
            <text:p>8625312</text:p>
          </table:table-cell>
          <table:table-cell office:value-type="float" office:value="618519360.644237" calcext:value-type="float">
            <text:p>618519360.644237</text:p>
          </table:table-cell>
          <table:table-cell office:value-type="float" office:value="2.04449171729548E+015" calcext:value-type="float">
            <text:p>2.04449171729548E+015</text:p>
          </table:table-cell>
          <table:table-cell office:value-type="float" office:value="1520407651.29276" calcext:value-type="float">
            <text:p>1520407651.29276</text:p>
          </table:table-cell>
          <table:table-cell/>
          <table:table-cell office:value-type="float" office:value="9977040" calcext:value-type="float">
            <text:p>9977040</text:p>
          </table:table-cell>
          <table:table-cell office:value-type="float" office:value="2190497215.97442" calcext:value-type="float">
            <text:p>2190497215.97442</text:p>
          </table:table-cell>
          <table:table-cell office:value-type="float" office:value="7095555210291657" calcext:value-type="float">
            <text:p>7095555210291657</text:p>
          </table:table-cell>
          <table:table-cell office:value-type="float" office:value="5263921308.90257" calcext:value-type="float">
            <text:p>5263921308.90257</text:p>
          </table:table-cell>
          <table:table-cell/>
          <table:table-cell office:value-type="float" office:value="21434544" calcext:value-type="float">
            <text:p>21434544</text:p>
          </table:table-cell>
          <table:table-cell office:value-type="float" office:value="3306242273.54594" calcext:value-type="float">
            <text:p>3306242273.54594</text:p>
          </table:table-cell>
          <table:table-cell office:value-type="float" office:value="7606083698082081" calcext:value-type="float">
            <text:p>7606083698082081</text:p>
          </table:table-cell>
          <table:table-cell office:value-type="float" office:value="5778235006.72591" calcext:value-type="float">
            <text:p>5778235006.72591</text:p>
          </table:table-cell>
          <table:table-cell/>
          <table:table-cell office:value-type="float" office:value="25167888" calcext:value-type="float">
            <text:p>25167888</text:p>
          </table:table-cell>
          <table:table-cell office:value-type="float" office:value="3580331833.02282" calcext:value-type="float">
            <text:p>3580331833.02282</text:p>
          </table:table-cell>
          <table:table-cell office:value-type="float" office:value="3670714578044868" calcext:value-type="float">
            <text:p>3670714578044868</text:p>
          </table:table-cell>
          <table:table-cell office:value-type="float" office:value="3192789091.84041" calcext:value-type="float">
            <text:p>3192789091.84041</text:p>
          </table:table-cell>
          <table:table-cell/>
          <table:table-cell office:value-type="float" office:value="39718073.25" calcext:value-type="float">
            <text:p>39718073.25</text:p>
          </table:table-cell>
          <table:table-cell office:value-type="float" office:value="4233994056.80516" calcext:value-type="float">
            <text:p>4233994056.80516</text:p>
          </table:table-cell>
          <table:table-cell office:value-type="float" office:value="3550077785423277" calcext:value-type="float">
            <text:p>3550077785423277</text:p>
          </table:table-cell>
          <table:table-cell office:value-type="float" office:value="3175223523.75988" calcext:value-type="float">
            <text:p>3175223523.75988</text:p>
          </table:table-cell>
        </table:table-row>
        <table:table-row table:style-name="ro1">
          <table:table-cell office:value-type="float" office:value="13239720" calcext:value-type="float">
            <text:p>13239720</text:p>
          </table:table-cell>
          <table:table-cell office:value-type="float" office:value="1861108.28382861" calcext:value-type="float">
            <text:p>1861108.28382861</text:p>
          </table:table-cell>
          <table:table-cell office:value-type="float" office:value="507428588915.765" calcext:value-type="float">
            <text:p>507428588915.765</text:p>
          </table:table-cell>
          <table:table-cell office:value-type="float" office:value="1883165.88737655" calcext:value-type="float">
            <text:p>1883165.88737655</text:p>
          </table:table-cell>
          <table:table-cell/>
          <table:table-cell office:value-type="float" office:value="8654256" calcext:value-type="float">
            <text:p>8654256</text:p>
          </table:table-cell>
          <table:table-cell office:value-type="float" office:value="619806576.052747" calcext:value-type="float">
            <text:p>619806576.052747</text:p>
          </table:table-cell>
          <table:table-cell office:value-type="float" office:value="2.04872647511461E+015" calcext:value-type="float">
            <text:p>2.04872647511461E+015</text:p>
          </table:table-cell>
          <table:table-cell office:value-type="float" office:value="1523566911.55823" calcext:value-type="float">
            <text:p>1523566911.55823</text:p>
          </table:table-cell>
          <table:table-cell/>
          <table:table-cell office:value-type="float" office:value="10010520" calcext:value-type="float">
            <text:p>10010520</text:p>
          </table:table-cell>
          <table:table-cell office:value-type="float" office:value="2194634970.38649" calcext:value-type="float">
            <text:p>2194634970.38649</text:p>
          </table:table-cell>
          <table:table-cell office:value-type="float" office:value="7109080979079551" calcext:value-type="float">
            <text:p>7109080979079551</text:p>
          </table:table-cell>
          <table:table-cell office:value-type="float" office:value="5273974692.77694" calcext:value-type="float">
            <text:p>5273974692.77694</text:p>
          </table:table-cell>
          <table:table-cell/>
          <table:table-cell office:value-type="float" office:value="21506472" calcext:value-type="float">
            <text:p>21506472</text:p>
          </table:table-cell>
          <table:table-cell office:value-type="float" office:value="3310353743.38272" calcext:value-type="float">
            <text:p>3310353743.38272</text:p>
          </table:table-cell>
          <table:table-cell office:value-type="float" office:value="7612593289600364" calcext:value-type="float">
            <text:p>7612593289600364</text:p>
          </table:table-cell>
          <table:table-cell office:value-type="float" office:value="5783106286.63925" calcext:value-type="float">
            <text:p>5783106286.63925</text:p>
          </table:table-cell>
          <table:table-cell/>
          <table:table-cell office:value-type="float" office:value="25252344" calcext:value-type="float">
            <text:p>25252344</text:p>
          </table:table-cell>
          <table:table-cell office:value-type="float" office:value="3585788169.58155" calcext:value-type="float">
            <text:p>3585788169.58155</text:p>
          </table:table-cell>
          <table:table-cell office:value-type="float" office:value="3.67224607833892E+015" calcext:value-type="float">
            <text:p>3.67224607833892E+015</text:p>
          </table:table-cell>
          <table:table-cell office:value-type="float" office:value="3193965486.08293" calcext:value-type="float">
            <text:p>3193965486.08293</text:p>
          </table:table-cell>
          <table:table-cell/>
          <table:table-cell office:value-type="float" office:value="39851355.375" calcext:value-type="float">
            <text:p>39851355.375</text:p>
          </table:table-cell>
          <table:table-cell office:value-type="float" office:value="4240750186.25858" calcext:value-type="float">
            <text:p>4240750186.25858</text:p>
          </table:table-cell>
          <table:table-cell office:value-type="float" office:value="3.5506130633433E+015" calcext:value-type="float">
            <text:p>3.5506130633433E+015</text:p>
          </table:table-cell>
          <table:table-cell office:value-type="float" office:value="3175731167.23228" calcext:value-type="float">
            <text:p>3175731167.23228</text:p>
          </table:table-cell>
        </table:table-row>
        <table:table-row table:style-name="ro1">
          <table:table-cell office:value-type="float" office:value="13284000" calcext:value-type="float">
            <text:p>13284000</text:p>
          </table:table-cell>
          <table:table-cell office:value-type="float" office:value="1865492.32695771" calcext:value-type="float">
            <text:p>1865492.32695771</text:p>
          </table:table-cell>
          <table:table-cell office:value-type="float" office:value="508365447400.513" calcext:value-type="float">
            <text:p>508365447400.513</text:p>
          </table:table-cell>
          <table:table-cell office:value-type="float" office:value="1887762.97764722" calcext:value-type="float">
            <text:p>1887762.97764722</text:p>
          </table:table-cell>
          <table:table-cell/>
          <table:table-cell office:value-type="float" office:value="8683200" calcext:value-type="float">
            <text:p>8683200</text:p>
          </table:table-cell>
          <table:table-cell office:value-type="float" office:value="621090002.264097" calcext:value-type="float">
            <text:p>621090002.264097</text:p>
          </table:table-cell>
          <table:table-cell office:value-type="float" office:value="2.05294852869101E+015" calcext:value-type="float">
            <text:p>2.05294852869101E+015</text:p>
          </table:table-cell>
          <table:table-cell office:value-type="float" office:value="1526716767.42496" calcext:value-type="float">
            <text:p>1526716767.42496</text:p>
          </table:table-cell>
          <table:table-cell/>
          <table:table-cell office:value-type="float" office:value="10044000" calcext:value-type="float">
            <text:p>10044000</text:p>
          </table:table-cell>
          <table:table-cell office:value-type="float" office:value="2198758733.57536" calcext:value-type="float">
            <text:p>2198758733.57536</text:p>
          </table:table-cell>
          <table:table-cell office:value-type="float" office:value="7122559819532511" calcext:value-type="float">
            <text:p>7122559819532511</text:p>
          </table:table-cell>
          <table:table-cell office:value-type="float" office:value="5283993382.08662" calcext:value-type="float">
            <text:p>5283993382.08662</text:p>
          </table:table-cell>
          <table:table-cell/>
          <table:table-cell office:value-type="float" office:value="21578400" calcext:value-type="float">
            <text:p>21578400</text:p>
          </table:table-cell>
          <table:table-cell office:value-type="float" office:value="3314449566.55597" calcext:value-type="float">
            <text:p>3314449566.55597</text:p>
          </table:table-cell>
          <table:table-cell office:value-type="float" office:value="7619054528226021" calcext:value-type="float">
            <text:p>7619054528226021</text:p>
          </table:table-cell>
          <table:table-cell office:value-type="float" office:value="5787941762.99077" calcext:value-type="float">
            <text:p>5787941762.99077</text:p>
          </table:table-cell>
          <table:table-cell/>
          <table:table-cell office:value-type="float" office:value="25336800" calcext:value-type="float">
            <text:p>25336800</text:p>
          </table:table-cell>
          <table:table-cell office:value-type="float" office:value="3591237119.65177" calcext:value-type="float">
            <text:p>3591237119.65177</text:p>
          </table:table-cell>
          <table:table-cell office:value-type="float" office:value="3.67376429877208E+015" calcext:value-type="float">
            <text:p>3.67376429877208E+015</text:p>
          </table:table-cell>
          <table:table-cell office:value-type="float" office:value="3195131973.02923" calcext:value-type="float">
            <text:p>3195131973.02923</text:p>
          </table:table-cell>
          <table:table-cell/>
          <table:table-cell office:value-type="float" office:value="39984637.5" calcext:value-type="float">
            <text:p>39984637.5</text:p>
          </table:table-cell>
          <table:table-cell office:value-type="float" office:value="4247497229.182" calcext:value-type="float">
            <text:p>4247497229.182</text:p>
          </table:table-cell>
          <table:table-cell office:value-type="float" office:value="3.55114301308884E+015" calcext:value-type="float">
            <text:p>3.55114301308884E+015</text:p>
          </table:table-cell>
          <table:table-cell office:value-type="float" office:value="3176234484.13944" calcext:value-type="float">
            <text:p>3176234484.13944</text:p>
          </table:table-cell>
        </table:table-row>
        <table:table-row table:style-name="ro1">
          <table:table-cell office:value-type="float" office:value="13328280" calcext:value-type="float">
            <text:p>13328280</text:p>
          </table:table-cell>
          <table:table-cell office:value-type="float" office:value="1869868.51146665" calcext:value-type="float">
            <text:p>1869868.51146665</text:p>
          </table:table-cell>
          <table:table-cell office:value-type="float" office:value="509299329477.181" calcext:value-type="float">
            <text:p>509299329477.181</text:p>
          </table:table-cell>
          <table:table-cell office:value-type="float" office:value="1892351.91465038" calcext:value-type="float">
            <text:p>1892351.91465038</text:p>
          </table:table-cell>
          <table:table-cell/>
          <table:table-cell office:value-type="float" office:value="8712144" calcext:value-type="float">
            <text:p>8712144</text:p>
          </table:table-cell>
          <table:table-cell office:value-type="float" office:value="622369650.598454" calcext:value-type="float">
            <text:p>622369650.598454</text:p>
          </table:table-cell>
          <table:table-cell office:value-type="float" office:value="2.05715791616038E+015" calcext:value-type="float">
            <text:p>2.05715791616038E+015</text:p>
          </table:table-cell>
          <table:table-cell office:value-type="float" office:value="1529857247.06337" calcext:value-type="float">
            <text:p>1529857247.06337</text:p>
          </table:table-cell>
          <table:table-cell/>
          <table:table-cell office:value-type="float" office:value="10077480" calcext:value-type="float">
            <text:p>10077480</text:p>
          </table:table-cell>
          <table:table-cell office:value-type="float" office:value="2202868554.12028" calcext:value-type="float">
            <text:p>2202868554.12028</text:p>
          </table:table-cell>
          <table:table-cell office:value-type="float" office:value="7135991894562482" calcext:value-type="float">
            <text:p>7135991894562482</text:p>
          </table:table-cell>
          <table:table-cell office:value-type="float" office:value="5293977497.11469" calcext:value-type="float">
            <text:p>5293977497.11469</text:p>
          </table:table-cell>
          <table:table-cell/>
          <table:table-cell office:value-type="float" office:value="21650328" calcext:value-type="float">
            <text:p>21650328</text:p>
          </table:table-cell>
          <table:table-cell office:value-type="float" office:value="3318529850.55889" calcext:value-type="float">
            <text:p>3318529850.55889</text:p>
          </table:table-cell>
          <table:table-cell office:value-type="float" office:value="7625467773698924" calcext:value-type="float">
            <text:p>7625467773698924</text:p>
          </table:table-cell>
          <table:table-cell office:value-type="float" office:value="5792741701.38278" calcext:value-type="float">
            <text:p>5792741701.38278</text:p>
          </table:table-cell>
          <table:table-cell/>
          <table:table-cell office:value-type="float" office:value="25421256" calcext:value-type="float">
            <text:p>25421256</text:p>
          </table:table-cell>
          <table:table-cell office:value-type="float" office:value="3596678720.02297" calcext:value-type="float">
            <text:p>3596678720.02297</text:p>
          </table:table-cell>
          <table:table-cell office:value-type="float" office:value="3.67526935512044E+015" calcext:value-type="float">
            <text:p>3.67526935512044E+015</text:p>
          </table:table-cell>
          <table:table-cell office:value-type="float" office:value="3196288638.33386" calcext:value-type="float">
            <text:p>3196288638.33386</text:p>
          </table:table-cell>
          <table:table-cell/>
          <table:table-cell office:value-type="float" office:value="40117919.625" calcext:value-type="float">
            <text:p>40117919.625</text:p>
          </table:table-cell>
          <table:table-cell office:value-type="float" office:value="4254235214.82036" calcext:value-type="float">
            <text:p>4254235214.82036</text:p>
          </table:table-cell>
          <table:table-cell office:value-type="float" office:value="3551667700958495" calcext:value-type="float">
            <text:p>3551667700958495</text:p>
          </table:table-cell>
          <table:table-cell office:value-type="float" office:value="3176733524.76993" calcext:value-type="float">
            <text:p>3176733524.76993</text:p>
          </table:table-cell>
        </table:table-row>
        <table:table-row table:style-name="ro1">
          <table:table-cell office:value-type="float" office:value="13372560" calcext:value-type="float">
            <text:p>13372560</text:p>
          </table:table-cell>
          <table:table-cell office:value-type="float" office:value="1874236.85829517" calcext:value-type="float">
            <text:p>1874236.85829517</text:p>
          </table:table-cell>
          <table:table-cell office:value-type="float" office:value="510230247799.611" calcext:value-type="float">
            <text:p>510230247799.611</text:p>
          </table:table-cell>
          <table:table-cell office:value-type="float" office:value="1896932.71978267" calcext:value-type="float">
            <text:p>1896932.71978267</text:p>
          </table:table-cell>
          <table:table-cell/>
          <table:table-cell office:value-type="float" office:value="8741088" calcext:value-type="float">
            <text:p>8741088</text:p>
          </table:table-cell>
          <table:table-cell office:value-type="float" office:value="623645532.342005" calcext:value-type="float">
            <text:p>623645532.342005</text:p>
          </table:table-cell>
          <table:table-cell office:value-type="float" office:value="2061354675543937" calcext:value-type="float">
            <text:p>2061354675543937</text:p>
          </table:table-cell>
          <table:table-cell office:value-type="float" office:value="1532988378.55931" calcext:value-type="float">
            <text:p>1532988378.55931</text:p>
          </table:table-cell>
          <table:table-cell/>
          <table:table-cell office:value-type="float" office:value="10110960" calcext:value-type="float">
            <text:p>10110960</text:p>
          </table:table-cell>
          <table:table-cell office:value-type="float" office:value="2206964480.42969" calcext:value-type="float">
            <text:p>2206964480.42969</text:p>
          </table:table-cell>
          <table:table-cell office:value-type="float" office:value="7149377366515717" calcext:value-type="float">
            <text:p>7149377366515717</text:p>
          </table:table-cell>
          <table:table-cell office:value-type="float" office:value="5303927157.72657" calcext:value-type="float">
            <text:p>5303927157.72657</text:p>
          </table:table-cell>
          <table:table-cell/>
          <table:table-cell office:value-type="float" office:value="21722256" calcext:value-type="float">
            <text:p>21722256</text:p>
          </table:table-cell>
          <table:table-cell office:value-type="float" office:value="3322594702.08553" calcext:value-type="float">
            <text:p>3322594702.08553</text:p>
          </table:table-cell>
          <table:table-cell office:value-type="float" office:value="7631833383081289" calcext:value-type="float">
            <text:p>7631833383081289</text:p>
          </table:table-cell>
          <table:table-cell office:value-type="float" office:value="5797506365.44176" calcext:value-type="float">
            <text:p>5797506365.44176</text:p>
          </table:table-cell>
          <table:table-cell/>
          <table:table-cell office:value-type="float" office:value="25505712" calcext:value-type="float">
            <text:p>25505712</text:p>
          </table:table-cell>
          <table:table-cell office:value-type="float" office:value="3602113007.18176" calcext:value-type="float">
            <text:p>3602113007.18176</text:p>
          </table:table-cell>
          <table:table-cell office:value-type="float" office:value="3676761362149237" calcext:value-type="float">
            <text:p>3676761362149237</text:p>
          </table:table-cell>
          <table:table-cell office:value-type="float" office:value="3197435566.90517" calcext:value-type="float">
            <text:p>3197435566.90517</text:p>
          </table:table-cell>
          <table:table-cell/>
          <table:table-cell office:value-type="float" office:value="40251201.75" calcext:value-type="float">
            <text:p>40251201.75</text:p>
          </table:table-cell>
          <table:table-cell office:value-type="float" office:value="4260964172.14064" calcext:value-type="float">
            <text:p>4260964172.14064</text:p>
          </table:table-cell>
          <table:table-cell office:value-type="float" office:value="3.55218719236319E+015" calcext:value-type="float">
            <text:p>3.55218719236319E+015</text:p>
          </table:table-cell>
          <table:table-cell office:value-type="float" office:value="3177228338.75281" calcext:value-type="float">
            <text:p>3177228338.75281</text:p>
          </table:table-cell>
        </table:table-row>
        <table:table-row table:style-name="ro1">
          <table:table-cell office:value-type="float" office:value="13416840" calcext:value-type="float">
            <text:p>13416840</text:p>
          </table:table-cell>
          <table:table-cell office:value-type="float" office:value="1878597.38830227" calcext:value-type="float">
            <text:p>1878597.38830227</text:p>
          </table:table-cell>
          <table:table-cell office:value-type="float" office:value="511158214961.27" calcext:value-type="float">
            <text:p>511158214961.27</text:p>
          </table:table-cell>
          <table:table-cell office:value-type="float" office:value="1901505.41435906" calcext:value-type="float">
            <text:p>1901505.41435906</text:p>
          </table:table-cell>
          <table:table-cell/>
          <table:table-cell office:value-type="float" office:value="8770032" calcext:value-type="float">
            <text:p>8770032</text:p>
          </table:table-cell>
          <table:table-cell office:value-type="float" office:value="624917658.747059" calcext:value-type="float">
            <text:p>624917658.747059</text:p>
          </table:table-cell>
          <table:table-cell office:value-type="float" office:value="2.06553884474873E+015" calcext:value-type="float">
            <text:p>2.06553884474873E+015</text:p>
          </table:table-cell>
          <table:table-cell office:value-type="float" office:value="1536110189.91437" calcext:value-type="float">
            <text:p>1536110189.91437</text:p>
          </table:table-cell>
          <table:table-cell/>
          <table:table-cell office:value-type="float" office:value="10144440" calcext:value-type="float">
            <text:p>10144440</text:p>
          </table:table-cell>
          <table:table-cell office:value-type="float" office:value="2211046560.74184" calcext:value-type="float">
            <text:p>2211046560.74184</text:p>
          </table:table-cell>
          <table:table-cell office:value-type="float" office:value="7162716397174760" calcext:value-type="float">
            <text:p>7162716397174760</text:p>
          </table:table-cell>
          <table:table-cell office:value-type="float" office:value="5313842483.37144" calcext:value-type="float">
            <text:p>5313842483.37144</text:p>
          </table:table-cell>
          <table:table-cell/>
          <table:table-cell office:value-type="float" office:value="21794184" calcext:value-type="float">
            <text:p>21794184</text:p>
          </table:table-cell>
          <table:table-cell office:value-type="float" office:value="3326644227.03685" calcext:value-type="float">
            <text:p>3326644227.03685</text:p>
          </table:table-cell>
          <table:table-cell office:value-type="float" office:value="7638151710777573" calcext:value-type="float">
            <text:p>7638151710777573</text:p>
          </table:table-cell>
          <table:table-cell office:value-type="float" office:value="5802236016.83314" calcext:value-type="float">
            <text:p>5802236016.83314</text:p>
          </table:table-cell>
          <table:table-cell/>
          <table:table-cell office:value-type="float" office:value="25590168" calcext:value-type="float">
            <text:p>25590168</text:p>
          </table:table-cell>
          <table:table-cell office:value-type="float" office:value="3607540017.31462" calcext:value-type="float">
            <text:p>3607540017.31462</text:p>
          </table:table-cell>
          <table:table-cell office:value-type="float" office:value="3678240433621734" calcext:value-type="float">
            <text:p>3678240433621734</text:p>
          </table:table-cell>
          <table:table-cell office:value-type="float" office:value="3198572842.91184" calcext:value-type="float">
            <text:p>3198572842.91184</text:p>
          </table:table-cell>
          <table:table-cell/>
          <table:table-cell office:value-type="float" office:value="40384483.875" calcext:value-type="float">
            <text:p>40384483.875</text:p>
          </table:table-cell>
          <table:table-cell office:value-type="float" office:value="4267684129.83542" calcext:value-type="float">
            <text:p>4267684129.83542</text:p>
          </table:table-cell>
          <table:table-cell office:value-type="float" office:value="3552701551838224" calcext:value-type="float">
            <text:p>3552701551838224</text:p>
          </table:table-cell>
          <table:table-cell office:value-type="float" office:value="3177718975.06659" calcext:value-type="float">
            <text:p>3177718975.06659</text:p>
          </table:table-cell>
        </table:table-row>
        <table:table-row table:style-name="ro1">
          <table:table-cell office:value-type="float" office:value="13461120" calcext:value-type="float">
            <text:p>13461120</text:p>
          </table:table-cell>
          <table:table-cell office:value-type="float" office:value="1882950.12226659" calcext:value-type="float">
            <text:p>1882950.12226659</text:p>
          </table:table-cell>
          <table:table-cell office:value-type="float" office:value="512083243495.554" calcext:value-type="float">
            <text:p>512083243495.554</text:p>
          </table:table-cell>
          <table:table-cell office:value-type="float" office:value="1906070.01961319" calcext:value-type="float">
            <text:p>1906070.01961319</text:p>
          </table:table-cell>
          <table:table-cell/>
          <table:table-cell office:value-type="float" office:value="8798976" calcext:value-type="float">
            <text:p>8798976</text:p>
          </table:table-cell>
          <table:table-cell office:value-type="float" office:value="626186041.032153" calcext:value-type="float">
            <text:p>626186041.032153</text:p>
          </table:table-cell>
          <table:table-cell office:value-type="float" office:value="2.069710461568E+015" calcext:value-type="float">
            <text:p>2.069710461568E+015</text:p>
          </table:table-cell>
          <table:table-cell office:value-type="float" office:value="1539222709.04609" calcext:value-type="float">
            <text:p>1539222709.04609</text:p>
          </table:table-cell>
          <table:table-cell/>
          <table:table-cell office:value-type="float" office:value="10177920" calcext:value-type="float">
            <text:p>10177920</text:p>
          </table:table-cell>
          <table:table-cell office:value-type="float" office:value="2215114843.1254" calcext:value-type="float">
            <text:p>2215114843.1254</text:p>
          </table:table-cell>
          <table:table-cell office:value-type="float" office:value="7176009147760391" calcext:value-type="float">
            <text:p>7176009147760391</text:p>
          </table:table-cell>
          <table:table-cell office:value-type="float" office:value="5323723593.08367" calcext:value-type="float">
            <text:p>5323723593.08367</text:p>
          </table:table-cell>
          <table:table-cell/>
          <table:table-cell office:value-type="float" office:value="21866112" calcext:value-type="float">
            <text:p>21866112</text:p>
          </table:table-cell>
          <table:table-cell office:value-type="float" office:value="3330678530.52673" calcext:value-type="float">
            <text:p>3330678530.52673</text:p>
          </table:table-cell>
          <table:table-cell office:value-type="float" office:value="7644423108554282" calcext:value-type="float">
            <text:p>7644423108554282</text:p>
          </table:table-cell>
          <table:table-cell office:value-type="float" office:value="5806930915.27583" calcext:value-type="float">
            <text:p>5806930915.27583</text:p>
          </table:table-cell>
          <table:table-cell/>
          <table:table-cell office:value-type="float" office:value="25674624" calcext:value-type="float">
            <text:p>25674624</text:p>
          </table:table-cell>
          <table:table-cell office:value-type="float" office:value="3612959786.31043" calcext:value-type="float">
            <text:p>3612959786.31043</text:p>
          </table:table-cell>
          <table:table-cell office:value-type="float" office:value="3.67970668230795E+015" calcext:value-type="float">
            <text:p>3.67970668230795E+015</text:p>
          </table:table-cell>
          <table:table-cell office:value-type="float" office:value="3199700549.78928" calcext:value-type="float">
            <text:p>3199700549.78928</text:p>
          </table:table-cell>
          <table:table-cell/>
          <table:table-cell office:value-type="float" office:value="40517766" calcext:value-type="float">
            <text:p>40517766</text:p>
          </table:table-cell>
          <table:table-cell office:value-type="float" office:value="4274395116.32651" calcext:value-type="float">
            <text:p>4274395116.32651</text:p>
          </table:table-cell>
          <table:table-cell office:value-type="float" office:value="3.55321084305526E+015" calcext:value-type="float">
            <text:p>3.55321084305526E+015</text:p>
          </table:table-cell>
          <table:table-cell office:value-type="float" office:value="3178205482.04805" calcext:value-type="float">
            <text:p>3178205482.04805</text:p>
          </table:table-cell>
        </table:table-row>
        <table:table-row table:style-name="ro1">
          <table:table-cell office:value-type="float" office:value="13505400" calcext:value-type="float">
            <text:p>13505400</text:p>
          </table:table-cell>
          <table:table-cell office:value-type="float" office:value="1887295.08088674" calcext:value-type="float">
            <text:p>1887295.08088674</text:p>
          </table:table-cell>
          <table:table-cell office:value-type="float" office:value="513005345876.083" calcext:value-type="float">
            <text:p>513005345876.083</text:p>
          </table:table-cell>
          <table:table-cell office:value-type="float" office:value="1910626.55669775" calcext:value-type="float">
            <text:p>1910626.55669775</text:p>
          </table:table-cell>
          <table:table-cell/>
          <table:table-cell office:value-type="float" office:value="8827920" calcext:value-type="float">
            <text:p>8827920</text:p>
          </table:table-cell>
          <table:table-cell office:value-type="float" office:value="627450690.382152" calcext:value-type="float">
            <text:p>627450690.382152</text:p>
          </table:table-cell>
          <table:table-cell office:value-type="float" office:value="2.07386956368152E+015" calcext:value-type="float">
            <text:p>2.07386956368152E+015</text:p>
          </table:table-cell>
          <table:table-cell office:value-type="float" office:value="1542325963.78827" calcext:value-type="float">
            <text:p>1542325963.78827</text:p>
          </table:table-cell>
          <table:table-cell/>
          <table:table-cell office:value-type="float" office:value="10211400" calcext:value-type="float">
            <text:p>10211400</text:p>
          </table:table-cell>
          <table:table-cell office:value-type="float" office:value="2219169375.48008" calcext:value-type="float">
            <text:p>2219169375.48008</text:p>
          </table:table-cell>
          <table:table-cell office:value-type="float" office:value="7189255778933579" calcext:value-type="float">
            <text:p>7189255778933579</text:p>
          </table:table-cell>
          <table:table-cell office:value-type="float" office:value="5333570605.48429" calcext:value-type="float">
            <text:p>5333570605.48429</text:p>
          </table:table-cell>
          <table:table-cell/>
          <table:table-cell office:value-type="float" office:value="21938040" calcext:value-type="float">
            <text:p>21938040</text:p>
          </table:table-cell>
          <table:table-cell office:value-type="float" office:value="3334697716.88793" calcext:value-type="float">
            <text:p>3334697716.88793</text:p>
          </table:table-cell>
          <table:table-cell office:value-type="float" office:value="7650647925559628" calcext:value-type="float">
            <text:p>7650647925559628</text:p>
          </table:table-cell>
          <table:table-cell office:value-type="float" office:value="5811591318.5568" calcext:value-type="float">
            <text:p>5811591318.5568</text:p>
          </table:table-cell>
          <table:table-cell/>
          <table:table-cell office:value-type="float" office:value="25759080" calcext:value-type="float">
            <text:p>25759080</text:p>
          </table:table-cell>
          <table:table-cell office:value-type="float" office:value="3618372349.7632" calcext:value-type="float">
            <text:p>3618372349.7632</text:p>
          </table:table-cell>
          <table:table-cell office:value-type="float" office:value="3.68116021999334E+015" calcext:value-type="float">
            <text:p>3.68116021999334E+015</text:p>
          </table:table-cell>
          <table:table-cell office:value-type="float" office:value="3200818770.2461" calcext:value-type="float">
            <text:p>3200818770.2461</text:p>
          </table:table-cell>
          <table:table-cell/>
          <table:table-cell office:value-type="float" office:value="40651048.125" calcext:value-type="float">
            <text:p>40651048.125</text:p>
          </table:table-cell>
          <table:table-cell office:value-type="float" office:value="4281097159.76843" calcext:value-type="float">
            <text:p>4281097159.76843</text:p>
          </table:table-cell>
          <table:table-cell office:value-type="float" office:value="3.55371512883413E+015" calcext:value-type="float">
            <text:p>3.55371512883413E+015</text:p>
          </table:table-cell>
          <table:table-cell office:value-type="float" office:value="3178687907.40096" calcext:value-type="float">
            <text:p>3178687907.40096</text:p>
          </table:table-cell>
        </table:table-row>
        <table:table-row table:style-name="ro1">
          <table:table-cell office:value-type="float" office:value="13549680" calcext:value-type="float">
            <text:p>13549680</text:p>
          </table:table-cell>
          <table:table-cell office:value-type="float" office:value="1891632.28478171" calcext:value-type="float">
            <text:p>1891632.28478171</text:p>
          </table:table-cell>
          <table:table-cell office:value-type="float" office:value="513924534516.995" calcext:value-type="float">
            <text:p>513924534516.995</text:p>
          </table:table-cell>
          <table:table-cell office:value-type="float" office:value="1915175.04668484" calcext:value-type="float">
            <text:p>1915175.04668484</text:p>
          </table:table-cell>
          <table:table-cell/>
          <table:table-cell office:value-type="float" office:value="8856864" calcext:value-type="float">
            <text:p>8856864</text:p>
          </table:table-cell>
          <table:table-cell office:value-type="float" office:value="628711617.948349" calcext:value-type="float">
            <text:p>628711617.948349</text:p>
          </table:table-cell>
          <table:table-cell office:value-type="float" office:value="2.07801618865594E+015" calcext:value-type="float">
            <text:p>2.07801618865594E+015</text:p>
          </table:table-cell>
          <table:table-cell office:value-type="float" office:value="1545419981.89113" calcext:value-type="float">
            <text:p>1545419981.89113</text:p>
          </table:table-cell>
          <table:table-cell/>
          <table:table-cell office:value-type="float" office:value="10244880" calcext:value-type="float">
            <text:p>10244880</text:p>
          </table:table-cell>
          <table:table-cell office:value-type="float" office:value="2223210205.53723" calcext:value-type="float">
            <text:p>2223210205.53723</text:p>
          </table:table-cell>
          <table:table-cell office:value-type="float" office:value="7202456450797418" calcext:value-type="float">
            <text:p>7202456450797418</text:p>
          </table:table-cell>
          <table:table-cell office:value-type="float" office:value="5343383638.78244" calcext:value-type="float">
            <text:p>5343383638.78244</text:p>
          </table:table-cell>
          <table:table-cell/>
          <table:table-cell office:value-type="float" office:value="22009968" calcext:value-type="float">
            <text:p>22009968</text:p>
          </table:table-cell>
          <table:table-cell office:value-type="float" office:value="3338701889.67798" calcext:value-type="float">
            <text:p>3338701889.67798</text:p>
          </table:table-cell>
          <table:table-cell office:value-type="float" office:value="7656826508343014" calcext:value-type="float">
            <text:p>7656826508343014</text:p>
          </table:table-cell>
          <table:table-cell office:value-type="float" office:value="5816217482.54538" calcext:value-type="float">
            <text:p>5816217482.54538</text:p>
          </table:table-cell>
          <table:table-cell/>
          <table:table-cell office:value-type="float" office:value="25843536" calcext:value-type="float">
            <text:p>25843536</text:p>
          </table:table-cell>
          <table:table-cell office:value-type="float" office:value="3623777742.97462" calcext:value-type="float">
            <text:p>3623777742.97462</text:p>
          </table:table-cell>
          <table:table-cell office:value-type="float" office:value="3.68260115748738E+015" calcext:value-type="float">
            <text:p>3.68260115748738E+015</text:p>
          </table:table-cell>
          <table:table-cell office:value-type="float" office:value="3201927586.27044" calcext:value-type="float">
            <text:p>3201927586.27044</text:p>
          </table:table-cell>
          <table:table-cell/>
          <table:table-cell office:value-type="float" office:value="40784330.25" calcext:value-type="float">
            <text:p>40784330.25</text:p>
          </table:table-cell>
          <table:table-cell office:value-type="float" office:value="4287790288.05186" calcext:value-type="float">
            <text:p>4287790288.05186</text:p>
          </table:table-cell>
          <table:table-cell office:value-type="float" office:value="3554214471154418" calcext:value-type="float">
            <text:p>3554214471154418</text:p>
          </table:table-cell>
          <table:table-cell office:value-type="float" office:value="3179166298.20468" calcext:value-type="float">
            <text:p>3179166298.20468</text:p>
          </table:table-cell>
        </table:table-row>
        <table:table-row table:style-name="ro1">
          <table:table-cell office:value-type="float" office:value="13593960" calcext:value-type="float">
            <text:p>13593960</text:p>
          </table:table-cell>
          <table:table-cell office:value-type="float" office:value="1895961.75449124" calcext:value-type="float">
            <text:p>1895961.75449124</text:p>
          </table:table-cell>
          <table:table-cell office:value-type="float" office:value="514840821773.24" calcext:value-type="float">
            <text:p>514840821773.24</text:p>
          </table:table-cell>
          <table:table-cell office:value-type="float" office:value="1919715.51056637" calcext:value-type="float">
            <text:p>1919715.51056637</text:p>
          </table:table-cell>
          <table:table-cell/>
          <table:table-cell office:value-type="float" office:value="8885808" calcext:value-type="float">
            <text:p>8885808</text:p>
          </table:table-cell>
          <table:table-cell office:value-type="float" office:value="629968834.848567" calcext:value-type="float">
            <text:p>629968834.848567</text:p>
          </table:table-cell>
          <table:table-cell office:value-type="float" office:value="2082150373945114" calcext:value-type="float">
            <text:p>2082150373945114</text:p>
          </table:table-cell>
          <table:table-cell office:value-type="float" office:value="1548504791.02166" calcext:value-type="float">
            <text:p>1548504791.02166</text:p>
          </table:table-cell>
          <table:table-cell/>
          <table:table-cell office:value-type="float" office:value="10278360" calcext:value-type="float">
            <text:p>10278360</text:p>
          </table:table-cell>
          <table:table-cell office:value-type="float" office:value="2227237380.86045" calcext:value-type="float">
            <text:p>2227237380.86045</text:p>
          </table:table-cell>
          <table:table-cell office:value-type="float" office:value="7215611322899102" calcext:value-type="float">
            <text:p>7215611322899102</text:p>
          </table:table-cell>
          <table:table-cell office:value-type="float" office:value="5353162810.77676" calcext:value-type="float">
            <text:p>5353162810.77676</text:p>
          </table:table-cell>
          <table:table-cell/>
          <table:table-cell office:value-type="float" office:value="22081896" calcext:value-type="float">
            <text:p>22081896</text:p>
          </table:table-cell>
          <table:table-cell office:value-type="float" office:value="3342691151.6851" calcext:value-type="float">
            <text:p>3342691151.6851</text:p>
          </table:table-cell>
          <table:table-cell office:value-type="float" office:value="7662959200874345" calcext:value-type="float">
            <text:p>7662959200874345</text:p>
          </table:table-cell>
          <table:table-cell office:value-type="float" office:value="5820809661.20765" calcext:value-type="float">
            <text:p>5820809661.20765</text:p>
          </table:table-cell>
          <table:table-cell/>
          <table:table-cell office:value-type="float" office:value="25927992" calcext:value-type="float">
            <text:p>25927992</text:p>
          </table:table-cell>
          <table:table-cell office:value-type="float" office:value="3629176000.95662" calcext:value-type="float">
            <text:p>3629176000.95662</text:p>
          </table:table-cell>
          <table:table-cell office:value-type="float" office:value="3.68402960463214E+015" calcext:value-type="float">
            <text:p>3.68402960463214E+015</text:p>
          </table:table-cell>
          <table:table-cell office:value-type="float" office:value="3203027079.13624" calcext:value-type="float">
            <text:p>3203027079.13624</text:p>
          </table:table-cell>
          <table:table-cell/>
          <table:table-cell office:value-type="float" office:value="40917612.375" calcext:value-type="float">
            <text:p>40917612.375</text:p>
          </table:table-cell>
          <table:table-cell office:value-type="float" office:value="4294474528.80713" calcext:value-type="float">
            <text:p>4294474528.80713</text:p>
          </table:table-cell>
          <table:table-cell office:value-type="float" office:value="3.554708931167E+015" calcext:value-type="float">
            <text:p>3.554708931167E+015</text:p>
          </table:table-cell>
          <table:table-cell office:value-type="float" office:value="3179640700.92264" calcext:value-type="float">
            <text:p>3179640700.92264</text:p>
          </table:table-cell>
        </table:table-row>
        <table:table-row table:style-name="ro1">
          <table:table-cell office:value-type="float" office:value="13638240" calcext:value-type="float">
            <text:p>13638240</text:p>
          </table:table-cell>
          <table:table-cell office:value-type="float" office:value="1900283.51047614" calcext:value-type="float">
            <text:p>1900283.51047614</text:p>
          </table:table-cell>
          <table:table-cell office:value-type="float" office:value="515754219940.872" calcext:value-type="float">
            <text:p>515754219940.872</text:p>
          </table:table-cell>
          <table:table-cell office:value-type="float" office:value="1924247.9692544" calcext:value-type="float">
            <text:p>1924247.9692544</text:p>
          </table:table-cell>
          <table:table-cell/>
          <table:table-cell office:value-type="float" office:value="8914752" calcext:value-type="float">
            <text:p>8914752</text:p>
          </table:table-cell>
          <table:table-cell office:value-type="float" office:value="631222352.167259" calcext:value-type="float">
            <text:p>631222352.167259</text:p>
          </table:table-cell>
          <table:table-cell office:value-type="float" office:value="2086272156890442" calcext:value-type="float">
            <text:p>2086272156890442</text:p>
          </table:table-cell>
          <table:table-cell office:value-type="float" office:value="1551580418.7638" calcext:value-type="float">
            <text:p>1551580418.7638</text:p>
          </table:table-cell>
          <table:table-cell/>
          <table:table-cell office:value-type="float" office:value="10311840" calcext:value-type="float">
            <text:p>10311840</text:p>
          </table:table-cell>
          <table:table-cell office:value-type="float" office:value="2231250948.84617" calcext:value-type="float">
            <text:p>2231250948.84617</text:p>
          </table:table-cell>
          <table:table-cell office:value-type="float" office:value="7228720554231803" calcext:value-type="float">
            <text:p>7228720554231803</text:p>
          </table:table-cell>
          <table:table-cell office:value-type="float" office:value="5362908238.85684" calcext:value-type="float">
            <text:p>5362908238.85684</text:p>
          </table:table-cell>
          <table:table-cell/>
          <table:table-cell office:value-type="float" office:value="22153824" calcext:value-type="float">
            <text:p>22153824</text:p>
          </table:table-cell>
          <table:table-cell office:value-type="float" office:value="3346665604.93399" calcext:value-type="float">
            <text:p>3346665604.93399</text:p>
          </table:table-cell>
          <table:table-cell office:value-type="float" office:value="7669046344563282" calcext:value-type="float">
            <text:p>7669046344563282</text:p>
          </table:table-cell>
          <table:table-cell office:value-type="float" office:value="5825368106.62049" calcext:value-type="float">
            <text:p>5825368106.62049</text:p>
          </table:table-cell>
          <table:table-cell/>
          <table:table-cell office:value-type="float" office:value="26012448" calcext:value-type="float">
            <text:p>26012448</text:p>
          </table:table-cell>
          <table:table-cell office:value-type="float" office:value="3634567158.43393" calcext:value-type="float">
            <text:p>3634567158.43393</text:p>
          </table:table-cell>
          <table:table-cell office:value-type="float" office:value="3685445670310647" calcext:value-type="float">
            <text:p>3685445670310647</text:p>
          </table:table-cell>
          <table:table-cell office:value-type="float" office:value="3204117329.40948" calcext:value-type="float">
            <text:p>3204117329.40948</text:p>
          </table:table-cell>
          <table:table-cell/>
          <table:table-cell office:value-type="float" office:value="41050894.5" calcext:value-type="float">
            <text:p>41050894.5</text:p>
          </table:table-cell>
          <table:table-cell office:value-type="float" office:value="4301149909.40754" calcext:value-type="float">
            <text:p>4301149909.40754</text:p>
          </table:table-cell>
          <table:table-cell office:value-type="float" office:value="3555198569205314" calcext:value-type="float">
            <text:p>3555198569205314</text:p>
          </table:table-cell>
          <table:table-cell office:value-type="float" office:value="3180111161.41069" calcext:value-type="float">
            <text:p>3180111161.41069</text:p>
          </table:table-cell>
        </table:table-row>
        <table:table-row table:style-name="ro1">
          <table:table-cell office:value-type="float" office:value="13682520" calcext:value-type="float">
            <text:p>13682520</text:p>
          </table:table-cell>
          <table:table-cell office:value-type="float" office:value="1904597.5731187" calcext:value-type="float">
            <text:p>1904597.5731187</text:p>
          </table:table-cell>
          <table:table-cell office:value-type="float" office:value="516664741257.343" calcext:value-type="float">
            <text:p>516664741257.343</text:p>
          </table:table-cell>
          <table:table-cell office:value-type="float" office:value="1928772.44358152" calcext:value-type="float">
            <text:p>1928772.44358152</text:p>
          </table:table-cell>
          <table:table-cell/>
          <table:table-cell office:value-type="float" office:value="8943696" calcext:value-type="float">
            <text:p>8943696</text:p>
          </table:table-cell>
          <table:table-cell office:value-type="float" office:value="632472180.95561" calcext:value-type="float">
            <text:p>632472180.95561</text:p>
          </table:table-cell>
          <table:table-cell office:value-type="float" office:value="2.09038157472122E+015" calcext:value-type="float">
            <text:p>2.09038157472122E+015</text:p>
          </table:table-cell>
          <table:table-cell office:value-type="float" office:value="1554646892.61872" calcext:value-type="float">
            <text:p>1554646892.61872</text:p>
          </table:table-cell>
          <table:table-cell/>
          <table:table-cell office:value-type="float" office:value="10345320" calcext:value-type="float">
            <text:p>10345320</text:p>
          </table:table-cell>
          <table:table-cell office:value-type="float" office:value="2235250956.72429" calcext:value-type="float">
            <text:p>2235250956.72429</text:p>
          </table:table-cell>
          <table:table-cell office:value-type="float" office:value="7241784303236633" calcext:value-type="float">
            <text:p>7241784303236633</text:p>
          </table:table-cell>
          <table:table-cell office:value-type="float" office:value="5372620040.00463" calcext:value-type="float">
            <text:p>5372620040.00463</text:p>
          </table:table-cell>
          <table:table-cell/>
          <table:table-cell office:value-type="float" office:value="22225752" calcext:value-type="float">
            <text:p>22225752</text:p>
          </table:table-cell>
          <table:table-cell office:value-type="float" office:value="3350625350.69163" calcext:value-type="float">
            <text:p>3350625350.69163</text:p>
          </table:table-cell>
          <table:table-cell office:value-type="float" office:value="7675088278278293" calcext:value-type="float">
            <text:p>7675088278278293</text:p>
          </table:table-cell>
          <table:table-cell office:value-type="float" office:value="5829893068.98575" calcext:value-type="float">
            <text:p>5829893068.98575</text:p>
          </table:table-cell>
          <table:table-cell/>
          <table:table-cell office:value-type="float" office:value="26096904" calcext:value-type="float">
            <text:p>26096904</text:p>
          </table:table-cell>
          <table:table-cell office:value-type="float" office:value="3639951249.84665" calcext:value-type="float">
            <text:p>3639951249.84665</text:p>
          </table:table-cell>
          <table:table-cell office:value-type="float" office:value="3.68684946245537E+015" calcext:value-type="float">
            <text:p>3.68684946245537E+015</text:p>
          </table:table-cell>
          <table:table-cell office:value-type="float" office:value="3205198416.95441" calcext:value-type="float">
            <text:p>3205198416.95441</text:p>
          </table:table-cell>
          <table:table-cell/>
          <table:table-cell office:value-type="float" office:value="41184176.625" calcext:value-type="float">
            <text:p>41184176.625</text:p>
          </table:table-cell>
          <table:table-cell office:value-type="float" office:value="4307816456.97267" calcext:value-type="float">
            <text:p>4307816456.97267</text:p>
          </table:table-cell>
          <table:table-cell office:value-type="float" office:value="3555683444796521" calcext:value-type="float">
            <text:p>3555683444796521</text:p>
          </table:table-cell>
          <table:table-cell office:value-type="float" office:value="3180577724.92534" calcext:value-type="float">
            <text:p>3180577724.92534</text:p>
          </table:table-cell>
        </table:table-row>
        <table:table-row table:style-name="ro1">
          <table:table-cell office:value-type="float" office:value="13726800" calcext:value-type="float">
            <text:p>13726800</text:p>
          </table:table-cell>
          <table:table-cell office:value-type="float" office:value="1908903.96272305" calcext:value-type="float">
            <text:p>1908903.96272305</text:p>
          </table:table-cell>
          <table:table-cell office:value-type="float" office:value="517572397901.788" calcext:value-type="float">
            <text:p>517572397901.788</text:p>
          </table:table-cell>
          <table:table-cell office:value-type="float" office:value="1933288.95430121" calcext:value-type="float">
            <text:p>1933288.95430121</text:p>
          </table:table-cell>
          <table:table-cell/>
          <table:table-cell office:value-type="float" office:value="8972640" calcext:value-type="float">
            <text:p>8972640</text:p>
          </table:table-cell>
          <table:table-cell office:value-type="float" office:value="633718332.231637" calcext:value-type="float">
            <text:p>633718332.231637</text:p>
          </table:table-cell>
          <table:table-cell office:value-type="float" office:value="2.09447866455497E+015" calcext:value-type="float">
            <text:p>2.09447866455497E+015</text:p>
          </table:table-cell>
          <table:table-cell office:value-type="float" office:value="1557704240.00506" calcext:value-type="float">
            <text:p>1557704240.00506</text:p>
          </table:table-cell>
          <table:table-cell/>
          <table:table-cell office:value-type="float" office:value="10378800" calcext:value-type="float">
            <text:p>10378800</text:p>
          </table:table-cell>
          <table:table-cell office:value-type="float" office:value="2239237451.55877" calcext:value-type="float">
            <text:p>2239237451.55877</text:p>
          </table:table-cell>
          <table:table-cell office:value-type="float" office:value="7254802727804529" calcext:value-type="float">
            <text:p>7254802727804529</text:p>
          </table:table-cell>
          <table:table-cell office:value-type="float" office:value="5382298330.79591" calcext:value-type="float">
            <text:p>5382298330.79591</text:p>
          </table:table-cell>
          <table:table-cell/>
          <table:table-cell office:value-type="float" office:value="22297680" calcext:value-type="float">
            <text:p>22297680</text:p>
          </table:table-cell>
          <table:table-cell office:value-type="float" office:value="3354570489.47295" calcext:value-type="float">
            <text:p>3354570489.47295</text:p>
          </table:table-cell>
          <table:table-cell office:value-type="float" office:value="7681085338365540" calcext:value-type="float">
            <text:p>7681085338365540</text:p>
          </table:table-cell>
          <table:table-cell office:value-type="float" office:value="5834384796.64417" calcext:value-type="float">
            <text:p>5834384796.64417</text:p>
          </table:table-cell>
          <table:table-cell/>
          <table:table-cell office:value-type="float" office:value="26181360" calcext:value-type="float">
            <text:p>26181360</text:p>
          </table:table-cell>
          <table:table-cell office:value-type="float" office:value="3645328309.35269" calcext:value-type="float">
            <text:p>3645328309.35269</text:p>
          </table:table-cell>
          <table:table-cell office:value-type="float" office:value="3688241088056431" calcext:value-type="float">
            <text:p>3688241088056431</text:p>
          </table:table-cell>
          <table:table-cell office:value-type="float" office:value="3206270420.9396" calcext:value-type="float">
            <text:p>3206270420.9396</text:p>
          </table:table-cell>
          <table:table-cell/>
          <table:table-cell office:value-type="float" office:value="41317458.75" calcext:value-type="float">
            <text:p>41317458.75</text:p>
          </table:table-cell>
          <table:table-cell office:value-type="float" office:value="4314474198.37175" calcext:value-type="float">
            <text:p>4314474198.37175</text:p>
          </table:table-cell>
          <table:table-cell office:value-type="float" office:value="3.55616361667252E+015" calcext:value-type="float">
            <text:p>3.55616361667252E+015</text:p>
          </table:table-cell>
          <table:table-cell office:value-type="float" office:value="3181040436.13191" calcext:value-type="float">
            <text:p>3181040436.13191</text:p>
          </table:table-cell>
        </table:table-row>
        <table:table-row table:style-name="ro1">
          <table:table-cell office:value-type="float" office:value="13771080" calcext:value-type="float">
            <text:p>13771080</text:p>
          </table:table-cell>
          <table:table-cell office:value-type="float" office:value="1913202.69951546" calcext:value-type="float">
            <text:p>1913202.69951546</text:p>
          </table:table-cell>
          <table:table-cell office:value-type="float" office:value="518477201995.314" calcext:value-type="float">
            <text:p>518477201995.314</text:p>
          </table:table-cell>
          <table:table-cell office:value-type="float" office:value="1937797.5220882" calcext:value-type="float">
            <text:p>1937797.5220882</text:p>
          </table:table-cell>
          <table:table-cell/>
          <table:table-cell office:value-type="float" office:value="9001584" calcext:value-type="float">
            <text:p>9001584</text:p>
          </table:table-cell>
          <table:table-cell office:value-type="float" office:value="634960816.980284" calcext:value-type="float">
            <text:p>634960816.980284</text:p>
          </table:table-cell>
          <table:table-cell office:value-type="float" office:value="2.09856346339776E+015" calcext:value-type="float">
            <text:p>2.09856346339776E+015</text:p>
          </table:table-cell>
          <table:table-cell office:value-type="float" office:value="1560752488.25919" calcext:value-type="float">
            <text:p>1560752488.25919</text:p>
          </table:table-cell>
          <table:table-cell/>
          <table:table-cell office:value-type="float" office:value="10412280" calcext:value-type="float">
            <text:p>10412280</text:p>
          </table:table-cell>
          <table:table-cell office:value-type="float" office:value="2243210480.24818" calcext:value-type="float">
            <text:p>2243210480.24818</text:p>
          </table:table-cell>
          <table:table-cell office:value-type="float" office:value="7267775985278222" calcext:value-type="float">
            <text:p>7267775985278222</text:p>
          </table:table-cell>
          <table:table-cell office:value-type="float" office:value="5391943227.40162" calcext:value-type="float">
            <text:p>5391943227.40162</text:p>
          </table:table-cell>
          <table:table-cell/>
          <table:table-cell office:value-type="float" office:value="22369608" calcext:value-type="float">
            <text:p>22369608</text:p>
          </table:table-cell>
          <table:table-cell office:value-type="float" office:value="3358501121.04662" calcext:value-type="float">
            <text:p>3358501121.04662</text:p>
          </table:table-cell>
          <table:table-cell office:value-type="float" office:value="7687037858667690" calcext:value-type="float">
            <text:p>7687037858667690</text:p>
          </table:table-cell>
          <table:table-cell office:value-type="float" office:value="5838843536.08923" calcext:value-type="float">
            <text:p>5838843536.08923</text:p>
          </table:table-cell>
          <table:table-cell/>
          <table:table-cell office:value-type="float" office:value="26265816" calcext:value-type="float">
            <text:p>26265816</text:p>
          </table:table-cell>
          <table:table-cell office:value-type="float" office:value="3650698370.83029" calcext:value-type="float">
            <text:p>3650698370.83029</text:p>
          </table:table-cell>
          <table:table-cell office:value-type="float" office:value="3.68962065316989E+015" calcext:value-type="float">
            <text:p>3.68962065316989E+015</text:p>
          </table:table-cell>
          <table:table-cell office:value-type="float" office:value="3207333419.84408" calcext:value-type="float">
            <text:p>3207333419.84408</text:p>
          </table:table-cell>
          <table:table-cell/>
          <table:table-cell office:value-type="float" office:value="41450740.875" calcext:value-type="float">
            <text:p>41450740.875</text:p>
          </table:table-cell>
          <table:table-cell office:value-type="float" office:value="4321123160.22683" calcext:value-type="float">
            <text:p>4321123160.22683</text:p>
          </table:table-cell>
          <table:table-cell office:value-type="float" office:value="3.55663914278081E+015" calcext:value-type="float">
            <text:p>3.55663914278081E+015</text:p>
          </table:table-cell>
          <table:table-cell office:value-type="float" office:value="3181499339.11253" calcext:value-type="float">
            <text:p>3181499339.11253</text:p>
          </table:table-cell>
        </table:table-row>
        <table:table-row table:style-name="ro1">
          <table:table-cell office:value-type="float" office:value="13815360" calcext:value-type="float">
            <text:p>13815360</text:p>
          </table:table-cell>
          <table:table-cell office:value-type="float" office:value="1917493.80364478" calcext:value-type="float">
            <text:p>1917493.80364478</text:p>
          </table:table-cell>
          <table:table-cell office:value-type="float" office:value="519379165601.289" calcext:value-type="float">
            <text:p>519379165601.289</text:p>
          </table:table-cell>
          <table:table-cell office:value-type="float" office:value="1942298.16753886" calcext:value-type="float">
            <text:p>1942298.16753886</text:p>
          </table:table-cell>
          <table:table-cell/>
          <table:table-cell office:value-type="float" office:value="9030528" calcext:value-type="float">
            <text:p>9030528</text:p>
          </table:table-cell>
          <table:table-cell office:value-type="float" office:value="636199646.153531" calcext:value-type="float">
            <text:p>636199646.153531</text:p>
          </table:table-cell>
          <table:table-cell office:value-type="float" office:value="2.10263600814456E+015" calcext:value-type="float">
            <text:p>2.10263600814456E+015</text:p>
          </table:table-cell>
          <table:table-cell office:value-type="float" office:value="1563791664.63544" calcext:value-type="float">
            <text:p>1563791664.63544</text:p>
          </table:table-cell>
          <table:table-cell/>
          <table:table-cell office:value-type="float" office:value="10445760" calcext:value-type="float">
            <text:p>10445760</text:p>
          </table:table-cell>
          <table:table-cell office:value-type="float" office:value="2247170089.52637" calcext:value-type="float">
            <text:p>2247170089.52637</text:p>
          </table:table-cell>
          <table:table-cell office:value-type="float" office:value="7280704232454072" calcext:value-type="float">
            <text:p>7280704232454072</text:p>
          </table:table-cell>
          <table:table-cell office:value-type="float" office:value="5401554845.58932" calcext:value-type="float">
            <text:p>5401554845.58932</text:p>
          </table:table-cell>
          <table:table-cell/>
          <table:table-cell office:value-type="float" office:value="22441536" calcext:value-type="float">
            <text:p>22441536</text:p>
          </table:table-cell>
          <table:table-cell office:value-type="float" office:value="3362417344.44062" calcext:value-type="float">
            <text:p>3362417344.44062</text:p>
          </table:table-cell>
          <table:table-cell office:value-type="float" office:value="7692946170542553" calcext:value-type="float">
            <text:p>7692946170542553</text:p>
          </table:table-cell>
          <table:table-cell office:value-type="float" office:value="5843269531.98096" calcext:value-type="float">
            <text:p>5843269531.98096</text:p>
          </table:table-cell>
          <table:table-cell/>
          <table:table-cell office:value-type="float" office:value="26350272" calcext:value-type="float">
            <text:p>26350272</text:p>
          </table:table-cell>
          <table:table-cell office:value-type="float" office:value="3656061467.88048" calcext:value-type="float">
            <text:p>3656061467.88048</text:p>
          </table:table-cell>
          <table:table-cell office:value-type="float" office:value="3690988262925886" calcext:value-type="float">
            <text:p>3690988262925886</text:p>
          </table:table-cell>
          <table:table-cell office:value-type="float" office:value="3208387491.46334" calcext:value-type="float">
            <text:p>3208387491.46334</text:p>
          </table:table-cell>
          <table:table-cell/>
          <table:table-cell office:value-type="float" office:value="41584023" calcext:value-type="float">
            <text:p>41584023</text:p>
          </table:table-cell>
          <table:table-cell office:value-type="float" office:value="4327763368.91597" calcext:value-type="float">
            <text:p>4327763368.91597</text:p>
          </table:table-cell>
          <table:table-cell office:value-type="float" office:value="3.55711008029518E+015" calcext:value-type="float">
            <text:p>3.55711008029518E+015</text:p>
          </table:table-cell>
          <table:table-cell office:value-type="float" office:value="3181954477.37408" calcext:value-type="float">
            <text:p>3181954477.37408</text:p>
          </table:table-cell>
        </table:table-row>
        <table:table-row table:style-name="ro1">
          <table:table-cell office:value-type="float" office:value="13859640" calcext:value-type="float">
            <text:p>13859640</text:p>
          </table:table-cell>
          <table:table-cell office:value-type="float" office:value="1921777.29518275" calcext:value-type="float">
            <text:p>1921777.29518275</text:p>
          </table:table-cell>
          <table:table-cell office:value-type="float" office:value="520278300725.625" calcext:value-type="float">
            <text:p>520278300725.625</text:p>
          </table:table-cell>
          <table:table-cell office:value-type="float" office:value="1946790.91117149" calcext:value-type="float">
            <text:p>1946790.91117149</text:p>
          </table:table-cell>
          <table:table-cell/>
          <table:table-cell office:value-type="float" office:value="9059472" calcext:value-type="float">
            <text:p>9059472</text:p>
          </table:table-cell>
          <table:table-cell office:value-type="float" office:value="637434830.670483" calcext:value-type="float">
            <text:p>637434830.670483</text:p>
          </table:table-cell>
          <table:table-cell office:value-type="float" office:value="2106696335579585" calcext:value-type="float">
            <text:p>2106696335579585</text:p>
          </table:table-cell>
          <table:table-cell office:value-type="float" office:value="1566821796.30636" calcext:value-type="float">
            <text:p>1566821796.30636</text:p>
          </table:table-cell>
          <table:table-cell/>
          <table:table-cell office:value-type="float" office:value="10479240" calcext:value-type="float">
            <text:p>10479240</text:p>
          </table:table-cell>
          <table:table-cell office:value-type="float" office:value="2251116325.963" calcext:value-type="float">
            <text:p>2251116325.963</text:p>
          </table:table-cell>
          <table:table-cell office:value-type="float" office:value="7293587625584003" calcext:value-type="float">
            <text:p>7293587625584003</text:p>
          </table:table-cell>
          <table:table-cell office:value-type="float" office:value="5411133300.72458" calcext:value-type="float">
            <text:p>5411133300.72458</text:p>
          </table:table-cell>
          <table:table-cell/>
          <table:table-cell office:value-type="float" office:value="22513464" calcext:value-type="float">
            <text:p>22513464</text:p>
          </table:table-cell>
          <table:table-cell office:value-type="float" office:value="3366319257.94784" calcext:value-type="float">
            <text:p>3366319257.94784</text:p>
          </table:table-cell>
          <table:table-cell office:value-type="float" office:value="7698810602881558" calcext:value-type="float">
            <text:p>7698810602881558</text:p>
          </table:table-cell>
          <table:table-cell office:value-type="float" office:value="5847663027.15953" calcext:value-type="float">
            <text:p>5847663027.15953</text:p>
          </table:table-cell>
          <table:table-cell/>
          <table:table-cell office:value-type="float" office:value="26434728" calcext:value-type="float">
            <text:p>26434728</text:p>
          </table:table-cell>
          <table:table-cell office:value-type="float" office:value="3661417633.82949" calcext:value-type="float">
            <text:p>3661417633.82949</text:p>
          </table:table-cell>
          <table:table-cell office:value-type="float" office:value="3.69234402153671E+015" calcext:value-type="float">
            <text:p>3.69234402153671E+015</text:p>
          </table:table-cell>
          <table:table-cell office:value-type="float" office:value="3209432712.91529" calcext:value-type="float">
            <text:p>3209432712.91529</text:p>
          </table:table-cell>
          <table:table-cell/>
          <table:table-cell office:value-type="float" office:value="41717305.125" calcext:value-type="float">
            <text:p>41717305.125</text:p>
          </table:table-cell>
          <table:table-cell office:value-type="float" office:value="4334394850.57644" calcext:value-type="float">
            <text:p>4334394850.57644</text:p>
          </table:table-cell>
          <table:table-cell office:value-type="float" office:value="3.55757648562629E+015" calcext:value-type="float">
            <text:p>3.55757648562629E+015</text:p>
          </table:table-cell>
          <table:table-cell office:value-type="float" office:value="3182405893.85596" calcext:value-type="float">
            <text:p>3182405893.85596</text:p>
          </table:table-cell>
        </table:table-row>
        <table:table-row table:style-name="ro1">
          <table:table-cell office:value-type="float" office:value="13903920" calcext:value-type="float">
            <text:p>13903920</text:p>
          </table:table-cell>
          <table:table-cell office:value-type="float" office:value="1926053.19412435" calcext:value-type="float">
            <text:p>1926053.19412435</text:p>
          </table:table-cell>
          <table:table-cell office:value-type="float" office:value="521174619317.059" calcext:value-type="float">
            <text:p>521174619317.059</text:p>
          </table:table-cell>
          <table:table-cell office:value-type="float" office:value="1951275.77342677" calcext:value-type="float">
            <text:p>1951275.77342677</text:p>
          </table:table-cell>
          <table:table-cell/>
          <table:table-cell office:value-type="float" office:value="9088416" calcext:value-type="float">
            <text:p>9088416</text:p>
          </table:table-cell>
          <table:table-cell office:value-type="float" office:value="638666381.417476" calcext:value-type="float">
            <text:p>638666381.417476</text:p>
          </table:table-cell>
          <table:table-cell office:value-type="float" office:value="2.11074448237658E+015" calcext:value-type="float">
            <text:p>2.11074448237658E+015</text:p>
          </table:table-cell>
          <table:table-cell office:value-type="float" office:value="1569842910.36293" calcext:value-type="float">
            <text:p>1569842910.36293</text:p>
          </table:table-cell>
          <table:table-cell/>
          <table:table-cell office:value-type="float" office:value="10512720" calcext:value-type="float">
            <text:p>10512720</text:p>
          </table:table-cell>
          <table:table-cell office:value-type="float" office:value="2255049235.96416" calcext:value-type="float">
            <text:p>2255049235.96416</text:p>
          </table:table-cell>
          <table:table-cell office:value-type="float" office:value="7306426320377385" calcext:value-type="float">
            <text:p>7306426320377385</text:p>
          </table:table-cell>
          <table:table-cell office:value-type="float" office:value="5420678707.77238" calcext:value-type="float">
            <text:p>5420678707.77238</text:p>
          </table:table-cell>
          <table:table-cell/>
          <table:table-cell office:value-type="float" office:value="22585392" calcext:value-type="float">
            <text:p>22585392</text:p>
          </table:table-cell>
          <table:table-cell office:value-type="float" office:value="3370206959.13168" calcext:value-type="float">
            <text:p>3370206959.13168</text:p>
          </table:table-cell>
          <table:table-cell office:value-type="float" office:value="7704631482128126" calcext:value-type="float">
            <text:p>7704631482128126</text:p>
          </table:table-cell>
          <table:table-cell office:value-type="float" office:value="5852024262.65882" calcext:value-type="float">
            <text:p>5852024262.65882</text:p>
          </table:table-cell>
          <table:table-cell/>
          <table:table-cell office:value-type="float" office:value="26519184" calcext:value-type="float">
            <text:p>26519184</text:p>
          </table:table-cell>
          <table:table-cell office:value-type="float" office:value="3666766901.73121" calcext:value-type="float">
            <text:p>3666766901.73121</text:p>
          </table:table-cell>
          <table:table-cell office:value-type="float" office:value="3.69368803230486E+015" calcext:value-type="float">
            <text:p>3.69368803230486E+015</text:p>
          </table:table-cell>
          <table:table-cell office:value-type="float" office:value="3210469160.64618" calcext:value-type="float">
            <text:p>3210469160.64618</text:p>
          </table:table-cell>
          <table:table-cell/>
          <table:table-cell office:value-type="float" office:value="41850587.25" calcext:value-type="float">
            <text:p>41850587.25</text:p>
          </table:table-cell>
          <table:table-cell office:value-type="float" office:value="4341017631.1078" calcext:value-type="float">
            <text:p>4341017631.1078</text:p>
          </table:table-cell>
          <table:table-cell office:value-type="float" office:value="3.55803841443204E+015" calcext:value-type="float">
            <text:p>3.55803841443204E+015</text:p>
          </table:table-cell>
          <table:table-cell office:value-type="float" office:value="3182853630.93782" calcext:value-type="float">
            <text:p>3182853630.93782</text:p>
          </table:table-cell>
        </table:table-row>
        <table:table-row table:style-name="ro1">
          <table:table-cell office:value-type="float" office:value="13948200" calcext:value-type="float">
            <text:p>13948200</text:p>
          </table:table-cell>
          <table:table-cell office:value-type="float" office:value="1930321.52038819" calcext:value-type="float">
            <text:p>1930321.52038819</text:p>
          </table:table-cell>
          <table:table-cell office:value-type="float" office:value="522068133267.441" calcext:value-type="float">
            <text:p>522068133267.441</text:p>
          </table:table-cell>
          <table:table-cell office:value-type="float" office:value="1955752.77466803" calcext:value-type="float">
            <text:p>1955752.77466803</text:p>
          </table:table-cell>
          <table:table-cell/>
          <table:table-cell office:value-type="float" office:value="9117360" calcext:value-type="float">
            <text:p>9117360</text:p>
          </table:table-cell>
          <table:table-cell office:value-type="float" office:value="639894309.248171" calcext:value-type="float">
            <text:p>639894309.248171</text:p>
          </table:table-cell>
          <table:table-cell office:value-type="float" office:value="2.11478048509921E+015" calcext:value-type="float">
            <text:p>2.11478048509921E+015</text:p>
          </table:table-cell>
          <table:table-cell office:value-type="float" office:value="1572855033.81488" calcext:value-type="float">
            <text:p>1572855033.81488</text:p>
          </table:table-cell>
          <table:table-cell/>
          <table:table-cell office:value-type="float" office:value="10546200" calcext:value-type="float">
            <text:p>10546200</text:p>
          </table:table-cell>
          <table:table-cell office:value-type="float" office:value="2258968865.77294" calcext:value-type="float">
            <text:p>2258968865.77294</text:p>
          </table:table-cell>
          <table:table-cell office:value-type="float" office:value="7319220472002944" calcext:value-type="float">
            <text:p>7319220472002944</text:p>
          </table:table-cell>
          <table:table-cell office:value-type="float" office:value="5430191181.2985" calcext:value-type="float">
            <text:p>5430191181.2985</text:p>
          </table:table-cell>
          <table:table-cell/>
          <table:table-cell office:value-type="float" office:value="22657320" calcext:value-type="float">
            <text:p>22657320</text:p>
          </table:table-cell>
          <table:table-cell office:value-type="float" office:value="3374080544.83154" calcext:value-type="float">
            <text:p>3374080544.83154</text:p>
          </table:table-cell>
          <table:table-cell office:value-type="float" office:value="7710409132295907" calcext:value-type="float">
            <text:p>7710409132295907</text:p>
          </table:table-cell>
          <table:table-cell office:value-type="float" office:value="5856353477.71992" calcext:value-type="float">
            <text:p>5856353477.71992</text:p>
          </table:table-cell>
          <table:table-cell/>
          <table:table-cell office:value-type="float" office:value="26603640" calcext:value-type="float">
            <text:p>26603640</text:p>
          </table:table-cell>
          <table:table-cell office:value-type="float" office:value="3672109304.36952" calcext:value-type="float">
            <text:p>3672109304.36952</text:p>
          </table:table-cell>
          <table:table-cell office:value-type="float" office:value="3695020397630943" calcext:value-type="float">
            <text:p>3695020397630943</text:p>
          </table:table-cell>
          <table:table-cell office:value-type="float" office:value="3211496910.43648" calcext:value-type="float">
            <text:p>3211496910.43648</text:p>
          </table:table-cell>
          <table:table-cell/>
          <table:table-cell office:value-type="float" office:value="41983869.375" calcext:value-type="float">
            <text:p>41983869.375</text:p>
          </table:table-cell>
          <table:table-cell office:value-type="float" office:value="4347631736.17497" calcext:value-type="float">
            <text:p>4347631736.17497</text:p>
          </table:table-cell>
          <table:table-cell office:value-type="float" office:value="3558495921627928" calcext:value-type="float">
            <text:p>3558495921627928</text:p>
          </table:table-cell>
          <table:table-cell office:value-type="float" office:value="3183297730.44711" calcext:value-type="float">
            <text:p>3183297730.44711</text:p>
          </table:table-cell>
        </table:table-row>
        <table:table-row table:style-name="ro1">
          <table:table-cell office:value-type="float" office:value="13992480" calcext:value-type="float">
            <text:p>13992480</text:p>
          </table:table-cell>
          <table:table-cell office:value-type="float" office:value="1934582.29381682" calcext:value-type="float">
            <text:p>1934582.29381682</text:p>
          </table:table-cell>
          <table:table-cell office:value-type="float" office:value="522958854412.011" calcext:value-type="float">
            <text:p>522958854412.011</text:p>
          </table:table-cell>
          <table:table-cell office:value-type="float" office:value="1960221.93518167" calcext:value-type="float">
            <text:p>1960221.93518167</text:p>
          </table:table-cell>
          <table:table-cell/>
          <table:table-cell office:value-type="float" office:value="9146304" calcext:value-type="float">
            <text:p>9146304</text:p>
          </table:table-cell>
          <table:table-cell office:value-type="float" office:value="641118624.983657" calcext:value-type="float">
            <text:p>641118624.983657</text:p>
          </table:table-cell>
          <table:table-cell office:value-type="float" office:value="2.11880438020134E+015" calcext:value-type="float">
            <text:p>2.11880438020134E+015</text:p>
          </table:table-cell>
          <table:table-cell office:value-type="float" office:value="1575858193.59085" calcext:value-type="float">
            <text:p>1575858193.59085</text:p>
          </table:table-cell>
          <table:table-cell/>
          <table:table-cell office:value-type="float" office:value="10579680" calcext:value-type="float">
            <text:p>10579680</text:p>
          </table:table-cell>
          <table:table-cell office:value-type="float" office:value="2262875261.47004" calcext:value-type="float">
            <text:p>2262875261.47004</text:p>
          </table:table-cell>
          <table:table-cell office:value-type="float" office:value="7331970235090586" calcext:value-type="float">
            <text:p>7331970235090586</text:p>
          </table:table-cell>
          <table:table-cell office:value-type="float" office:value="5439670835.47092" calcext:value-type="float">
            <text:p>5439670835.47092</text:p>
          </table:table-cell>
          <table:table-cell/>
          <table:table-cell office:value-type="float" office:value="22729248" calcext:value-type="float">
            <text:p>22729248</text:p>
          </table:table-cell>
          <table:table-cell office:value-type="float" office:value="3377940111.16829" calcext:value-type="float">
            <text:p>3377940111.16829</text:p>
          </table:table-cell>
          <table:table-cell office:value-type="float" office:value="7716143874986870" calcext:value-type="float">
            <text:p>7716143874986870</text:p>
          </table:table-cell>
          <table:table-cell office:value-type="float" office:value="5860650909.80443" calcext:value-type="float">
            <text:p>5860650909.80443</text:p>
          </table:table-cell>
          <table:table-cell/>
          <table:table-cell office:value-type="float" office:value="26688096" calcext:value-type="float">
            <text:p>26688096</text:p>
          </table:table-cell>
          <table:table-cell office:value-type="float" office:value="3677444874.26075" calcext:value-type="float">
            <text:p>3677444874.26075</text:p>
          </table:table-cell>
          <table:table-cell office:value-type="float" office:value="3.69634121902159E+015" calcext:value-type="float">
            <text:p>3.69634121902159E+015</text:p>
          </table:table-cell>
          <table:table-cell office:value-type="float" office:value="3212516037.40666" calcext:value-type="float">
            <text:p>3212516037.40666</text:p>
          </table:table-cell>
          <table:table-cell/>
          <table:table-cell office:value-type="float" office:value="42117151.5" calcext:value-type="float">
            <text:p>42117151.5</text:p>
          </table:table-cell>
          <table:table-cell office:value-type="float" office:value="4354237191.21125" calcext:value-type="float">
            <text:p>4354237191.21125</text:p>
          </table:table-cell>
          <table:table-cell office:value-type="float" office:value="3558949061397077" calcext:value-type="float">
            <text:p>3558949061397077</text:p>
          </table:table-cell>
          <table:table-cell office:value-type="float" office:value="3183738233.66661" calcext:value-type="float">
            <text:p>3183738233.66661</text:p>
          </table:table-cell>
        </table:table-row>
        <table:table-row table:style-name="ro1">
          <table:table-cell office:value-type="float" office:value="14036760" calcext:value-type="float">
            <text:p>14036760</text:p>
          </table:table-cell>
          <table:table-cell office:value-type="float" office:value="1938835.5341771" calcext:value-type="float">
            <text:p>1938835.5341771</text:p>
          </table:table-cell>
          <table:table-cell office:value-type="float" office:value="523846794529.678" calcext:value-type="float">
            <text:p>523846794529.678</text:p>
          </table:table-cell>
          <table:table-cell office:value-type="float" office:value="1964683.27517747" calcext:value-type="float">
            <text:p>1964683.27517747</text:p>
          </table:table-cell>
          <table:table-cell/>
          <table:table-cell office:value-type="float" office:value="9175248" calcext:value-type="float">
            <text:p>9175248</text:p>
          </table:table-cell>
          <table:table-cell office:value-type="float" office:value="642339339.412544" calcext:value-type="float">
            <text:p>642339339.412544</text:p>
          </table:table-cell>
          <table:table-cell office:value-type="float" office:value="2.1228162040274E+015" calcext:value-type="float">
            <text:p>2.1228162040274E+015</text:p>
          </table:table-cell>
          <table:table-cell office:value-type="float" office:value="1578852416.5387" calcext:value-type="float">
            <text:p>1578852416.5387</text:p>
          </table:table-cell>
          <table:table-cell/>
          <table:table-cell office:value-type="float" office:value="10613160" calcext:value-type="float">
            <text:p>10613160</text:p>
          </table:table-cell>
          <table:table-cell office:value-type="float" office:value="2266768468.97434" calcext:value-type="float">
            <text:p>2266768468.97434</text:p>
          </table:table-cell>
          <table:table-cell office:value-type="float" office:value="7344675763733318" calcext:value-type="float">
            <text:p>7344675763733318</text:p>
          </table:table-cell>
          <table:table-cell office:value-type="float" office:value="5449117784.06118" calcext:value-type="float">
            <text:p>5449117784.06118</text:p>
          </table:table-cell>
          <table:table-cell/>
          <table:table-cell office:value-type="float" office:value="22801176" calcext:value-type="float">
            <text:p>22801176</text:p>
          </table:table-cell>
          <table:table-cell office:value-type="float" office:value="3381785753.54967" calcext:value-type="float">
            <text:p>3381785753.54967</text:p>
          </table:table-cell>
          <table:table-cell office:value-type="float" office:value="7721836029409223" calcext:value-type="float">
            <text:p>7721836029409223</text:p>
          </table:table-cell>
          <table:table-cell office:value-type="float" office:value="5864916794.6077" calcext:value-type="float">
            <text:p>5864916794.6077</text:p>
          </table:table-cell>
          <table:table-cell/>
          <table:table-cell office:value-type="float" office:value="26772552" calcext:value-type="float">
            <text:p>26772552</text:p>
          </table:table-cell>
          <table:table-cell office:value-type="float" office:value="3682773643.65593" calcext:value-type="float">
            <text:p>3682773643.65593</text:p>
          </table:table-cell>
          <table:table-cell office:value-type="float" office:value="3.69765059709725E+015" calcext:value-type="float">
            <text:p>3.69765059709725E+015</text:p>
          </table:table-cell>
          <table:table-cell office:value-type="float" office:value="3213526616.02302" calcext:value-type="float">
            <text:p>3213526616.02302</text:p>
          </table:table-cell>
          <table:table-cell/>
          <table:table-cell office:value-type="float" office:value="42250433.625" calcext:value-type="float">
            <text:p>42250433.625</text:p>
          </table:table-cell>
          <table:table-cell office:value-type="float" office:value="4360834021.4213" calcext:value-type="float">
            <text:p>4360834021.4213</text:p>
          </table:table-cell>
          <table:table-cell office:value-type="float" office:value="3.55939788720029E+015" calcext:value-type="float">
            <text:p>3.55939788720029E+015</text:p>
          </table:table-cell>
          <table:table-cell office:value-type="float" office:value="3184175181.34178" calcext:value-type="float">
            <text:p>3184175181.34178</text:p>
          </table:table-cell>
        </table:table-row>
        <table:table-row table:style-name="ro1">
          <table:table-cell office:value-type="float" office:value="14081040" calcext:value-type="float">
            <text:p>14081040</text:p>
          </table:table-cell>
          <table:table-cell office:value-type="float" office:value="1943081.26116055" calcext:value-type="float">
            <text:p>1943081.26116055</text:p>
          </table:table-cell>
          <table:table-cell office:value-type="float" office:value="524731965343.3" calcext:value-type="float">
            <text:p>524731965343.3</text:p>
          </table:table-cell>
          <table:table-cell office:value-type="float" office:value="1969136.81478896" calcext:value-type="float">
            <text:p>1969136.81478896</text:p>
          </table:table-cell>
          <table:table-cell/>
          <table:table-cell office:value-type="float" office:value="9204192" calcext:value-type="float">
            <text:p>9204192</text:p>
          </table:table-cell>
          <table:table-cell office:value-type="float" office:value="643556463.291065" calcext:value-type="float">
            <text:p>643556463.291065</text:p>
          </table:table-cell>
          <table:table-cell office:value-type="float" office:value="2.1268159928127E+015" calcext:value-type="float">
            <text:p>2.1268159928127E+015</text:p>
          </table:table-cell>
          <table:table-cell office:value-type="float" office:value="1581837729.42569" calcext:value-type="float">
            <text:p>1581837729.42569</text:p>
          </table:table-cell>
          <table:table-cell/>
          <table:table-cell office:value-type="float" office:value="10646640" calcext:value-type="float">
            <text:p>10646640</text:p>
          </table:table-cell>
          <table:table-cell office:value-type="float" office:value="2270648534.04346" calcext:value-type="float">
            <text:p>2270648534.04346</text:p>
          </table:table-cell>
          <table:table-cell office:value-type="float" office:value="7357337211489078" calcext:value-type="float">
            <text:p>7357337211489078</text:p>
          </table:table-cell>
          <table:table-cell office:value-type="float" office:value="5458532140.44576" calcext:value-type="float">
            <text:p>5458532140.44576</text:p>
          </table:table-cell>
          <table:table-cell/>
          <table:table-cell office:value-type="float" office:value="22873104" calcext:value-type="float">
            <text:p>22873104</text:p>
          </table:table-cell>
          <table:table-cell office:value-type="float" office:value="3385617566.67575" calcext:value-type="float">
            <text:p>3385617566.67575</text:p>
          </table:table-cell>
          <table:table-cell office:value-type="float" office:value="7727485912395260" calcext:value-type="float">
            <text:p>7727485912395260</text:p>
          </table:table-cell>
          <table:table-cell office:value-type="float" office:value="5869151366.07205" calcext:value-type="float">
            <text:p>5869151366.07205</text:p>
          </table:table-cell>
          <table:table-cell/>
          <table:table-cell office:value-type="float" office:value="26857008" calcext:value-type="float">
            <text:p>26857008</text:p>
          </table:table-cell>
          <table:table-cell office:value-type="float" office:value="3688095644.54319" calcext:value-type="float">
            <text:p>3688095644.54319</text:p>
          </table:table-cell>
          <table:table-cell office:value-type="float" office:value="3698948631599931" calcext:value-type="float">
            <text:p>3698948631599931</text:p>
          </table:table-cell>
          <table:table-cell office:value-type="float" office:value="3214528720.10331" calcext:value-type="float">
            <text:p>3214528720.10331</text:p>
          </table:table-cell>
          <table:table-cell/>
          <table:table-cell office:value-type="float" office:value="42383715.75" calcext:value-type="float">
            <text:p>42383715.75</text:p>
          </table:table-cell>
          <table:table-cell office:value-type="float" office:value="4367422251.78412" calcext:value-type="float">
            <text:p>4367422251.78412</text:p>
          </table:table-cell>
          <table:table-cell office:value-type="float" office:value="3.55984245178589E+015" calcext:value-type="float">
            <text:p>3.55984245178589E+015</text:p>
          </table:table-cell>
          <table:table-cell office:value-type="float" office:value="3184608613.68806" calcext:value-type="float">
            <text:p>3184608613.68806</text:p>
          </table:table-cell>
        </table:table-row>
        <table:table-row table:style-name="ro1">
          <table:table-cell office:value-type="float" office:value="14125320" calcext:value-type="float">
            <text:p>14125320</text:p>
          </table:table-cell>
          <table:table-cell office:value-type="float" office:value="1947319.49438369" calcext:value-type="float">
            <text:p>1947319.49438369</text:p>
          </table:table-cell>
          <table:table-cell office:value-type="float" office:value="525614378519.96" calcext:value-type="float">
            <text:p>525614378519.96</text:p>
          </table:table-cell>
          <table:table-cell office:value-type="float" office:value="1973582.57407377" calcext:value-type="float">
            <text:p>1973582.57407377</text:p>
          </table:table-cell>
          <table:table-cell/>
          <table:table-cell office:value-type="float" office:value="9233136" calcext:value-type="float">
            <text:p>9233136</text:p>
          </table:table-cell>
          <table:table-cell office:value-type="float" office:value="644770007.34317" calcext:value-type="float">
            <text:p>644770007.34317</text:p>
          </table:table-cell>
          <table:table-cell office:value-type="float" office:value="2.13080378268376E+015" calcext:value-type="float">
            <text:p>2.13080378268376E+015</text:p>
          </table:table-cell>
          <table:table-cell office:value-type="float" office:value="1584814158.9388" calcext:value-type="float">
            <text:p>1584814158.9388</text:p>
          </table:table-cell>
          <table:table-cell/>
          <table:table-cell office:value-type="float" office:value="10680120" calcext:value-type="float">
            <text:p>10680120</text:p>
          </table:table-cell>
          <table:table-cell office:value-type="float" office:value="2274515502.27437" calcext:value-type="float">
            <text:p>2274515502.27437</text:p>
          </table:table-cell>
          <table:table-cell office:value-type="float" office:value="7369954731382634" calcext:value-type="float">
            <text:p>7369954731382634</text:p>
          </table:table-cell>
          <table:table-cell office:value-type="float" office:value="5467914017.60747" calcext:value-type="float">
            <text:p>5467914017.60747</text:p>
          </table:table-cell>
          <table:table-cell/>
          <table:table-cell office:value-type="float" office:value="22945032" calcext:value-type="float">
            <text:p>22945032</text:p>
          </table:table-cell>
          <table:table-cell office:value-type="float" office:value="3389435644.54418" calcext:value-type="float">
            <text:p>3389435644.54418</text:p>
          </table:table-cell>
          <table:table-cell office:value-type="float" office:value="7733093838419080" calcext:value-type="float">
            <text:p>7733093838419080</text:p>
          </table:table-cell>
          <table:table-cell office:value-type="float" office:value="5873354856.39974" calcext:value-type="float">
            <text:p>5873354856.39974</text:p>
          </table:table-cell>
          <table:table-cell/>
          <table:table-cell office:value-type="float" office:value="26941464" calcext:value-type="float">
            <text:p>26941464</text:p>
          </table:table-cell>
          <table:table-cell office:value-type="float" office:value="3693410908.65005" calcext:value-type="float">
            <text:p>3693410908.65005</text:p>
          </table:table-cell>
          <table:table-cell office:value-type="float" office:value="3700235421400855" calcext:value-type="float">
            <text:p>3700235421400855</text:p>
          </table:table-cell>
          <table:table-cell office:value-type="float" office:value="3215522422.82246" calcext:value-type="float">
            <text:p>3215522422.82246</text:p>
          </table:table-cell>
          <table:table-cell/>
          <table:table-cell office:value-type="float" office:value="42516997.875" calcext:value-type="float">
            <text:p>42516997.875</text:p>
          </table:table-cell>
          <table:table-cell office:value-type="float" office:value="4374001907.05589" calcext:value-type="float">
            <text:p>4374001907.05589</text:p>
          </table:table-cell>
          <table:table-cell office:value-type="float" office:value="3560282807199439" calcext:value-type="float">
            <text:p>3560282807199439</text:p>
          </table:table-cell>
          <table:table-cell office:value-type="float" office:value="3185038570.39805" calcext:value-type="float">
            <text:p>3185038570.39805</text:p>
          </table:table-cell>
        </table:table-row>
        <table:table-row table:style-name="ro1">
          <table:table-cell office:value-type="float" office:value="14169600" calcext:value-type="float">
            <text:p>14169600</text:p>
          </table:table-cell>
          <table:table-cell office:value-type="float" office:value="1951550.25338838" calcext:value-type="float">
            <text:p>1951550.25338838</text:p>
          </table:table-cell>
          <table:table-cell office:value-type="float" office:value="526494045671.239" calcext:value-type="float">
            <text:p>526494045671.239</text:p>
          </table:table-cell>
          <table:table-cell office:value-type="float" office:value="1978020.57301395" calcext:value-type="float">
            <text:p>1978020.57301395</text:p>
          </table:table-cell>
          <table:table-cell/>
          <table:table-cell office:value-type="float" office:value="9262080" calcext:value-type="float">
            <text:p>9262080</text:p>
          </table:table-cell>
          <table:table-cell office:value-type="float" office:value="645979982.260626" calcext:value-type="float">
            <text:p>645979982.260626</text:p>
          </table:table-cell>
          <table:table-cell office:value-type="float" office:value="2.13477960965862E+015" calcext:value-type="float">
            <text:p>2.13477960965862E+015</text:p>
          </table:table-cell>
          <table:table-cell office:value-type="float" office:value="1587781731.68489" calcext:value-type="float">
            <text:p>1587781731.68489</text:p>
          </table:table-cell>
          <table:table-cell/>
          <table:table-cell office:value-type="float" office:value="10713600" calcext:value-type="float">
            <text:p>10713600</text:p>
          </table:table-cell>
          <table:table-cell office:value-type="float" office:value="2278369419.10396" calcext:value-type="float">
            <text:p>2278369419.10396</text:p>
          </table:table-cell>
          <table:table-cell office:value-type="float" office:value="7382528475907388" calcext:value-type="float">
            <text:p>7382528475907388</text:p>
          </table:table-cell>
          <table:table-cell office:value-type="float" office:value="5477263528.13685" calcext:value-type="float">
            <text:p>5477263528.13685</text:p>
          </table:table-cell>
          <table:table-cell/>
          <table:table-cell office:value-type="float" office:value="23016960" calcext:value-type="float">
            <text:p>23016960</text:p>
          </table:table-cell>
          <table:table-cell office:value-type="float" office:value="3393240080.45557" calcext:value-type="float">
            <text:p>3393240080.45557</text:p>
          </table:table-cell>
          <table:table-cell office:value-type="float" office:value="7738660119614068" calcext:value-type="float">
            <text:p>7738660119614068</text:p>
          </table:table-cell>
          <table:table-cell office:value-type="float" office:value="5877527496.06602" calcext:value-type="float">
            <text:p>5877527496.06602</text:p>
          </table:table-cell>
          <table:table-cell/>
          <table:table-cell office:value-type="float" office:value="27025920" calcext:value-type="float">
            <text:p>27025920</text:p>
          </table:table-cell>
          <table:table-cell office:value-type="float" office:value="3698719467.44569" calcext:value-type="float">
            <text:p>3698719467.44569</text:p>
          </table:table-cell>
          <table:table-cell office:value-type="float" office:value="3.7015110645081E+015" calcext:value-type="float">
            <text:p>3.7015110645081E+015</text:p>
          </table:table-cell>
          <table:table-cell office:value-type="float" office:value="3216507796.71819" calcext:value-type="float">
            <text:p>3216507796.71819</text:p>
          </table:table-cell>
          <table:table-cell/>
          <table:table-cell office:value-type="float" office:value="42650280" calcext:value-type="float">
            <text:p>42650280</text:p>
          </table:table-cell>
          <table:table-cell office:value-type="float" office:value="4380573011.7729" calcext:value-type="float">
            <text:p>4380573011.7729</text:p>
          </table:table-cell>
          <table:table-cell office:value-type="float" office:value="3560719004793331" calcext:value-type="float">
            <text:p>3560719004793331</text:p>
          </table:table-cell>
          <table:table-cell office:value-type="float" office:value="3185465090.64858" calcext:value-type="float">
            <text:p>3185465090.64858</text:p>
          </table:table-cell>
        </table:table-row>
        <table:table-row table:style-name="ro1">
          <table:table-cell office:value-type="float" office:value="14213880" calcext:value-type="float">
            <text:p>14213880</text:p>
          </table:table-cell>
          <table:table-cell office:value-type="float" office:value="1955773.55764218" calcext:value-type="float">
            <text:p>1955773.55764218</text:p>
          </table:table-cell>
          <table:table-cell office:value-type="float" office:value="527370978353.494" calcext:value-type="float">
            <text:p>527370978353.494</text:p>
          </table:table-cell>
          <table:table-cell office:value-type="float" office:value="1982450.83151637" calcext:value-type="float">
            <text:p>1982450.83151637</text:p>
          </table:table-cell>
          <table:table-cell/>
          <table:table-cell office:value-type="float" office:value="9291024" calcext:value-type="float">
            <text:p>9291024</text:p>
          </table:table-cell>
          <table:table-cell office:value-type="float" office:value="647186398.703112" calcext:value-type="float">
            <text:p>647186398.703112</text:p>
          </table:table-cell>
          <table:table-cell office:value-type="float" office:value="2138743509647211" calcext:value-type="float">
            <text:p>2138743509647211</text:p>
          </table:table-cell>
          <table:table-cell office:value-type="float" office:value="1590740474.19099" calcext:value-type="float">
            <text:p>1590740474.19099</text:p>
          </table:table-cell>
          <table:table-cell/>
          <table:table-cell office:value-type="float" office:value="10747080" calcext:value-type="float">
            <text:p>10747080</text:p>
          </table:table-cell>
          <table:table-cell office:value-type="float" office:value="2282210329.80959" calcext:value-type="float">
            <text:p>2282210329.80959</text:p>
          </table:table-cell>
          <table:table-cell office:value-type="float" office:value="7395058597027254" calcext:value-type="float">
            <text:p>7395058597027254</text:p>
          </table:table-cell>
          <table:table-cell office:value-type="float" office:value="5486580784.23343" calcext:value-type="float">
            <text:p>5486580784.23343</text:p>
          </table:table-cell>
          <table:table-cell/>
          <table:table-cell office:value-type="float" office:value="23088888" calcext:value-type="float">
            <text:p>23088888</text:p>
          </table:table-cell>
          <table:table-cell office:value-type="float" office:value="3397030967.01872" calcext:value-type="float">
            <text:p>3397030967.01872</text:p>
          </table:table-cell>
          <table:table-cell office:value-type="float" office:value="7744185065790400" calcext:value-type="float">
            <text:p>7744185065790400</text:p>
          </table:table-cell>
          <table:table-cell office:value-type="float" office:value="5881669513.8319" calcext:value-type="float">
            <text:p>5881669513.8319</text:p>
          </table:table-cell>
          <table:table-cell/>
          <table:table-cell office:value-type="float" office:value="27110376" calcext:value-type="float">
            <text:p>27110376</text:p>
          </table:table-cell>
          <table:table-cell office:value-type="float" office:value="3704021352.14325" calcext:value-type="float">
            <text:p>3704021352.14325</text:p>
          </table:table-cell>
          <table:table-cell office:value-type="float" office:value="3702775658074096" calcext:value-type="float">
            <text:p>3702775658074096</text:p>
          </table:table-cell>
          <table:table-cell office:value-type="float" office:value="3217484913.69653" calcext:value-type="float">
            <text:p>3217484913.69653</text:p>
          </table:table-cell>
          <table:table-cell/>
          <table:table-cell office:value-type="float" office:value="42783562.125" calcext:value-type="float">
            <text:p>42783562.125</text:p>
          </table:table-cell>
          <table:table-cell office:value-type="float" office:value="4387135590.25431" calcext:value-type="float">
            <text:p>4387135590.25431</text:p>
          </table:table-cell>
          <table:table-cell office:value-type="float" office:value="3561151095236218" calcext:value-type="float">
            <text:p>3561151095236218</text:p>
          </table:table-cell>
          <table:table-cell office:value-type="float" office:value="3185888213.10773" calcext:value-type="float">
            <text:p>3185888213.10773</text:p>
          </table:table-cell>
        </table:table-row>
        <table:table-row table:style-name="ro1">
          <table:table-cell office:value-type="float" office:value="14258160" calcext:value-type="float">
            <text:p>14258160</text:p>
          </table:table-cell>
          <table:table-cell office:value-type="float" office:value="1959989.42653866" calcext:value-type="float">
            <text:p>1959989.42653866</text:p>
          </table:table-cell>
          <table:table-cell office:value-type="float" office:value="528245188068.127" calcext:value-type="float">
            <text:p>528245188068.127</text:p>
          </table:table-cell>
          <table:table-cell office:value-type="float" office:value="1986873.369413" calcext:value-type="float">
            <text:p>1986873.369413</text:p>
          </table:table-cell>
          <table:table-cell/>
          <table:table-cell office:value-type="float" office:value="9319968" calcext:value-type="float">
            <text:p>9319968</text:p>
          </table:table-cell>
          <table:table-cell office:value-type="float" office:value="648389267.298315" calcext:value-type="float">
            <text:p>648389267.298315</text:p>
          </table:table-cell>
          <table:table-cell office:value-type="float" office:value="2.14269551845162E+015" calcext:value-type="float">
            <text:p>2.14269551845162E+015</text:p>
          </table:table-cell>
          <table:table-cell office:value-type="float" office:value="1593690412.90453" calcext:value-type="float">
            <text:p>1593690412.90453</text:p>
          </table:table-cell>
          <table:table-cell/>
          <table:table-cell office:value-type="float" office:value="10780560" calcext:value-type="float">
            <text:p>10780560</text:p>
          </table:table-cell>
          <table:table-cell office:value-type="float" office:value="2286038279.5097" calcext:value-type="float">
            <text:p>2286038279.5097</text:p>
          </table:table-cell>
          <table:table-cell office:value-type="float" office:value="7407545246178483" calcext:value-type="float">
            <text:p>7407545246178483</text:p>
          </table:table-cell>
          <table:table-cell office:value-type="float" office:value="5495865897.70721" calcext:value-type="float">
            <text:p>5495865897.70721</text:p>
          </table:table-cell>
          <table:table-cell/>
          <table:table-cell office:value-type="float" office:value="23160816" calcext:value-type="float">
            <text:p>23160816</text:p>
          </table:table-cell>
          <table:table-cell office:value-type="float" office:value="3400808396.15583" calcext:value-type="float">
            <text:p>3400808396.15583</text:p>
          </table:table-cell>
          <table:table-cell office:value-type="float" office:value="7749668984452291" calcext:value-type="float">
            <text:p>7749668984452291</text:p>
          </table:table-cell>
          <table:table-cell office:value-type="float" office:value="5885781136.75697" calcext:value-type="float">
            <text:p>5885781136.75697</text:p>
          </table:table-cell>
          <table:table-cell/>
          <table:table-cell office:value-type="float" office:value="27194832" calcext:value-type="float">
            <text:p>27194832</text:p>
          </table:table-cell>
          <table:table-cell office:value-type="float" office:value="3709316593.70203" calcext:value-type="float">
            <text:p>3709316593.70203</text:p>
          </table:table-cell>
          <table:table-cell office:value-type="float" office:value="3704029298403154" calcext:value-type="float">
            <text:p>3704029298403154</text:p>
          </table:table-cell>
          <table:table-cell office:value-type="float" office:value="3218453845.03738" calcext:value-type="float">
            <text:p>3218453845.03738</text:p>
          </table:table-cell>
          <table:table-cell/>
          <table:table-cell office:value-type="float" office:value="42916844.25" calcext:value-type="float">
            <text:p>42916844.25</text:p>
          </table:table-cell>
          <table:table-cell office:value-type="float" office:value="4393689666.605" calcext:value-type="float">
            <text:p>4393689666.605</text:p>
          </table:table-cell>
          <table:table-cell office:value-type="float" office:value="3.56157912852237E+015" calcext:value-type="float">
            <text:p>3.56157912852237E+015</text:p>
          </table:table-cell>
          <table:table-cell office:value-type="float" office:value="3186307975.94169" calcext:value-type="float">
            <text:p>3186307975.94169</text:p>
          </table:table-cell>
        </table:table-row>
        <table:table-row table:style-name="ro1">
          <table:table-cell office:value-type="float" office:value="14302440" calcext:value-type="float">
            <text:p>14302440</text:p>
          </table:table-cell>
          <table:table-cell office:value-type="float" office:value="1964197.87939779" calcext:value-type="float">
            <text:p>1964197.87939779</text:p>
          </table:table-cell>
          <table:table-cell office:value-type="float" office:value="529116686261.858" calcext:value-type="float">
            <text:p>529116686261.858</text:p>
          </table:table-cell>
          <table:table-cell office:value-type="float" office:value="1991288.2064613" calcext:value-type="float">
            <text:p>1991288.2064613</text:p>
          </table:table-cell>
          <table:table-cell/>
          <table:table-cell office:value-type="float" office:value="9348912" calcext:value-type="float">
            <text:p>9348912</text:p>
          </table:table-cell>
          <table:table-cell office:value-type="float" office:value="649588598.642029" calcext:value-type="float">
            <text:p>649588598.642029</text:p>
          </table:table-cell>
          <table:table-cell office:value-type="float" office:value="2146635671766464" calcext:value-type="float">
            <text:p>2146635671766464</text:p>
          </table:table-cell>
          <table:table-cell office:value-type="float" office:value="1596631574.19358" calcext:value-type="float">
            <text:p>1596631574.19358</text:p>
          </table:table-cell>
          <table:table-cell/>
          <table:table-cell office:value-type="float" office:value="10814040" calcext:value-type="float">
            <text:p>10814040</text:p>
          </table:table-cell>
          <table:table-cell office:value-type="float" office:value="2289853313.16436" calcext:value-type="float">
            <text:p>2289853313.16436</text:p>
          </table:table-cell>
          <table:table-cell office:value-type="float" office:value="7419988574271514" calcext:value-type="float">
            <text:p>7419988574271514</text:p>
          </table:table-cell>
          <table:table-cell office:value-type="float" office:value="5505118979.97993" calcext:value-type="float">
            <text:p>5505118979.97993</text:p>
          </table:table-cell>
          <table:table-cell/>
          <table:table-cell office:value-type="float" office:value="23232744" calcext:value-type="float">
            <text:p>23232744</text:p>
          </table:table-cell>
          <table:table-cell office:value-type="float" office:value="3404572459.1077" calcext:value-type="float">
            <text:p>3404572459.1077</text:p>
          </table:table-cell>
          <table:table-cell office:value-type="float" office:value="7755112180815161" calcext:value-type="float">
            <text:p>7755112180815161</text:p>
          </table:table-cell>
          <table:table-cell office:value-type="float" office:value="5889862590.21205" calcext:value-type="float">
            <text:p>5889862590.21205</text:p>
          </table:table-cell>
          <table:table-cell/>
          <table:table-cell office:value-type="float" office:value="27279288" calcext:value-type="float">
            <text:p>27279288</text:p>
          </table:table-cell>
          <table:table-cell office:value-type="float" office:value="3714605222.82977" calcext:value-type="float">
            <text:p>3714605222.82977</text:p>
          </table:table-cell>
          <table:table-cell office:value-type="float" office:value="3705272080958820" calcext:value-type="float">
            <text:p>3705272080958820</text:p>
          </table:table-cell>
          <table:table-cell office:value-type="float" office:value="3219414661.39994" calcext:value-type="float">
            <text:p>3219414661.39994</text:p>
          </table:table-cell>
          <table:table-cell/>
          <table:table-cell office:value-type="float" office:value="43050126.375" calcext:value-type="float">
            <text:p>43050126.375</text:p>
          </table:table-cell>
          <table:table-cell office:value-type="float" office:value="4400235264.71826" calcext:value-type="float">
            <text:p>4400235264.71826</text:p>
          </table:table-cell>
          <table:table-cell office:value-type="float" office:value="3.56200315398085E+015" calcext:value-type="float">
            <text:p>3.56200315398085E+015</text:p>
          </table:table-cell>
          <table:table-cell office:value-type="float" office:value="3186724416.82156" calcext:value-type="float">
            <text:p>3186724416.82156</text:p>
          </table:table-cell>
        </table:table-row>
        <table:table-row table:style-name="ro1">
          <table:table-cell office:value-type="float" office:value="14346720" calcext:value-type="float">
            <text:p>14346720</text:p>
          </table:table-cell>
          <table:table-cell office:value-type="float" office:value="1968398.93546621" calcext:value-type="float">
            <text:p>1968398.93546621</text:p>
          </table:table-cell>
          <table:table-cell office:value-type="float" office:value="529985484326.994" calcext:value-type="float">
            <text:p>529985484326.994</text:p>
          </table:table-cell>
          <table:table-cell office:value-type="float" office:value="1995695.36234455" calcext:value-type="float">
            <text:p>1995695.36234455</text:p>
          </table:table-cell>
          <table:table-cell/>
          <table:table-cell office:value-type="float" office:value="9377856" calcext:value-type="float">
            <text:p>9377856</text:p>
          </table:table-cell>
          <table:table-cell office:value-type="float" office:value="650784403.298247" calcext:value-type="float">
            <text:p>650784403.298247</text:p>
          </table:table-cell>
          <table:table-cell office:value-type="float" office:value="2.15056400517918E+015" calcext:value-type="float">
            <text:p>2.15056400517918E+015</text:p>
          </table:table-cell>
          <table:table-cell office:value-type="float" office:value="1599563984.34707" calcext:value-type="float">
            <text:p>1599563984.34707</text:p>
          </table:table-cell>
          <table:table-cell/>
          <table:table-cell office:value-type="float" office:value="10847520" calcext:value-type="float">
            <text:p>10847520</text:p>
          </table:table-cell>
          <table:table-cell office:value-type="float" office:value="2293655475.57583" calcext:value-type="float">
            <text:p>2293655475.57583</text:p>
          </table:table-cell>
          <table:table-cell office:value-type="float" office:value="7432388731692770" calcext:value-type="float">
            <text:p>7432388731692770</text:p>
          </table:table-cell>
          <table:table-cell office:value-type="float" office:value="5514340142.08647" calcext:value-type="float">
            <text:p>5514340142.08647</text:p>
          </table:table-cell>
          <table:table-cell/>
          <table:table-cell office:value-type="float" office:value="23304672" calcext:value-type="float">
            <text:p>23304672</text:p>
          </table:table-cell>
          <table:table-cell office:value-type="float" office:value="3408323246.43886" calcext:value-type="float">
            <text:p>3408323246.43886</text:p>
          </table:table-cell>
          <table:table-cell office:value-type="float" office:value="7760514957822698" calcext:value-type="float">
            <text:p>7760514957822698</text:p>
          </table:table-cell>
          <table:table-cell office:value-type="float" office:value="5893914097.89179" calcext:value-type="float">
            <text:p>5893914097.89179</text:p>
          </table:table-cell>
          <table:table-cell/>
          <table:table-cell office:value-type="float" office:value="27363744" calcext:value-type="float">
            <text:p>27363744</text:p>
          </table:table-cell>
          <table:table-cell office:value-type="float" office:value="3719887269.9848" calcext:value-type="float">
            <text:p>3719887269.9848</text:p>
          </table:table-cell>
          <table:table-cell office:value-type="float" office:value="3706504100371252" calcext:value-type="float">
            <text:p>3706504100371252</text:p>
          </table:table-cell>
          <table:table-cell office:value-type="float" office:value="3220367432.82818" calcext:value-type="float">
            <text:p>3220367432.82818</text:p>
          </table:table-cell>
          <table:table-cell/>
          <table:table-cell office:value-type="float" office:value="43183408.5" calcext:value-type="float">
            <text:p>43183408.5</text:p>
          </table:table-cell>
          <table:table-cell office:value-type="float" office:value="4406772408.27855" calcext:value-type="float">
            <text:p>4406772408.27855</text:p>
          </table:table-cell>
          <table:table-cell office:value-type="float" office:value="3.56242322028459E+015" calcext:value-type="float">
            <text:p>3.56242322028459E+015</text:p>
          </table:table-cell>
          <table:table-cell office:value-type="float" office:value="3187137572.93009" calcext:value-type="float">
            <text:p>3187137572.93009</text:p>
          </table:table-cell>
        </table:table-row>
        <table:table-row table:style-name="ro1">
          <table:table-cell office:value-type="float" office:value="14391000" calcext:value-type="float">
            <text:p>14391000</text:p>
          </table:table-cell>
          <table:table-cell office:value-type="float" office:value="1972592.61391763" calcext:value-type="float">
            <text:p>1972592.61391763</text:p>
          </table:table-cell>
          <table:table-cell office:value-type="float" office:value="530851593601.697" calcext:value-type="float">
            <text:p>530851593601.697</text:p>
          </table:table-cell>
          <table:table-cell office:value-type="float" office:value="2000094.85667217" calcext:value-type="float">
            <text:p>2000094.85667217</text:p>
          </table:table-cell>
          <table:table-cell/>
          <table:table-cell office:value-type="float" office:value="9406800" calcext:value-type="float">
            <text:p>9406800</text:p>
          </table:table-cell>
          <table:table-cell office:value-type="float" office:value="651976691.799261" calcext:value-type="float">
            <text:p>651976691.799261</text:p>
          </table:table-cell>
          <table:table-cell office:value-type="float" office:value="2.15448055417036E+015" calcext:value-type="float">
            <text:p>2.15448055417036E+015</text:p>
          </table:table-cell>
          <table:table-cell office:value-type="float" office:value="1602487669.57506" calcext:value-type="float">
            <text:p>1602487669.57506</text:p>
          </table:table-cell>
          <table:table-cell/>
          <table:table-cell office:value-type="float" office:value="10881000" calcext:value-type="float">
            <text:p>10881000</text:p>
          </table:table-cell>
          <table:table-cell office:value-type="float" office:value="2297444811.38913" calcext:value-type="float">
            <text:p>2297444811.38913</text:p>
          </table:table-cell>
          <table:table-cell office:value-type="float" office:value="7444745868306508" calcext:value-type="float">
            <text:p>7444745868306508</text:p>
          </table:table-cell>
          <table:table-cell office:value-type="float" office:value="5523529494.67616" calcext:value-type="float">
            <text:p>5523529494.67616</text:p>
          </table:table-cell>
          <table:table-cell/>
          <table:table-cell office:value-type="float" office:value="23376600" calcext:value-type="float">
            <text:p>23376600</text:p>
          </table:table-cell>
          <table:table-cell office:value-type="float" office:value="3412060848.04268" calcext:value-type="float">
            <text:p>3412060848.04268</text:p>
          </table:table-cell>
          <table:table-cell office:value-type="float" office:value="7765877616163757" calcext:value-type="float">
            <text:p>7765877616163757</text:p>
          </table:table-cell>
          <table:table-cell office:value-type="float" office:value="5897935881.82711" calcext:value-type="float">
            <text:p>5897935881.82711</text:p>
          </table:table-cell>
          <table:table-cell/>
          <table:table-cell office:value-type="float" office:value="27448200" calcext:value-type="float">
            <text:p>27448200</text:p>
          </table:table-cell>
          <table:table-cell office:value-type="float" office:value="3725162765.37827" calcext:value-type="float">
            <text:p>3725162765.37827</text:p>
          </table:table-cell>
          <table:table-cell office:value-type="float" office:value="3.70772545044448E+015" calcext:value-type="float">
            <text:p>3.70772545044448E+015</text:p>
          </table:table-cell>
          <table:table-cell office:value-type="float" office:value="3221312228.75616" calcext:value-type="float">
            <text:p>3221312228.75616</text:p>
          </table:table-cell>
          <table:table-cell/>
          <table:table-cell office:value-type="float" office:value="43316690.625" calcext:value-type="float">
            <text:p>43316690.625</text:p>
          </table:table-cell>
          <table:table-cell office:value-type="float" office:value="4413301120.76413" calcext:value-type="float">
            <text:p>4413301120.76413</text:p>
          </table:table-cell>
          <table:table-cell office:value-type="float" office:value="3.56283937545935E+015" calcext:value-type="float">
            <text:p>3.56283937545935E+015</text:p>
          </table:table-cell>
          <table:table-cell office:value-type="float" office:value="3187547480.96823" calcext:value-type="float">
            <text:p>3187547480.96823</text:p>
          </table:table-cell>
        </table:table-row>
        <table:table-row table:style-name="ro1">
          <table:table-cell office:value-type="float" office:value="14435280" calcext:value-type="float">
            <text:p>14435280</text:p>
          </table:table-cell>
          <table:table-cell office:value-type="float" office:value="1976778.93385313" calcext:value-type="float">
            <text:p>1976778.93385313</text:p>
          </table:table-cell>
          <table:table-cell office:value-type="float" office:value="531715025370.252" calcext:value-type="float">
            <text:p>531715025370.252</text:p>
          </table:table-cell>
          <table:table-cell office:value-type="float" office:value="2004486.70898008" calcext:value-type="float">
            <text:p>2004486.70898008</text:p>
          </table:table-cell>
          <table:table-cell/>
          <table:table-cell office:value-type="float" office:value="9435744" calcext:value-type="float">
            <text:p>9435744</text:p>
          </table:table-cell>
          <table:table-cell office:value-type="float" office:value="653165474.645755" calcext:value-type="float">
            <text:p>653165474.645755</text:p>
          </table:table-cell>
          <table:table-cell office:value-type="float" office:value="2.15838535411408E+015" calcext:value-type="float">
            <text:p>2.15838535411408E+015</text:p>
          </table:table-cell>
          <table:table-cell office:value-type="float" office:value="1605402656.00894" calcext:value-type="float">
            <text:p>1605402656.00894</text:p>
          </table:table-cell>
          <table:table-cell/>
          <table:table-cell office:value-type="float" office:value="10914480" calcext:value-type="float">
            <text:p>10914480</text:p>
          </table:table-cell>
          <table:table-cell office:value-type="float" office:value="2301221365.09262" calcext:value-type="float">
            <text:p>2301221365.09262</text:p>
          </table:table-cell>
          <table:table-cell office:value-type="float" office:value="7457060133456592" calcext:value-type="float">
            <text:p>7457060133456592</text:p>
          </table:table-cell>
          <table:table-cell office:value-type="float" office:value="5532687148.01412" calcext:value-type="float">
            <text:p>5532687148.01412</text:p>
          </table:table-cell>
          <table:table-cell/>
          <table:table-cell office:value-type="float" office:value="23448528" calcext:value-type="float">
            <text:p>23448528</text:p>
          </table:table-cell>
          <table:table-cell office:value-type="float" office:value="3415785353.1464" calcext:value-type="float">
            <text:p>3415785353.1464</text:p>
          </table:table-cell>
          <table:table-cell office:value-type="float" office:value="7771200454289164" calcext:value-type="float">
            <text:p>7771200454289164</text:p>
          </table:table-cell>
          <table:table-cell office:value-type="float" office:value="5901928162.39763" calcext:value-type="float">
            <text:p>5901928162.39763</text:p>
          </table:table-cell>
          <table:table-cell/>
          <table:table-cell office:value-type="float" office:value="27532656" calcext:value-type="float">
            <text:p>27532656</text:p>
          </table:table-cell>
          <table:table-cell office:value-type="float" office:value="3730431738.97631" calcext:value-type="float">
            <text:p>3730431738.97631</text:p>
          </table:table-cell>
          <table:table-cell office:value-type="float" office:value="3708936224163617" calcext:value-type="float">
            <text:p>3708936224163617</text:p>
          </table:table-cell>
          <table:table-cell office:value-type="float" office:value="3222249118.01337" calcext:value-type="float">
            <text:p>3222249118.01337</text:p>
          </table:table-cell>
          <table:table-cell/>
          <table:table-cell office:value-type="float" office:value="43449972.75" calcext:value-type="float">
            <text:p>43449972.75</text:p>
          </table:table-cell>
          <table:table-cell office:value-type="float" office:value="4419821425.44974" calcext:value-type="float">
            <text:p>4419821425.44974</text:p>
          </table:table-cell>
          <table:table-cell office:value-type="float" office:value="3563251666892484" calcext:value-type="float">
            <text:p>3563251666892484</text:p>
          </table:table-cell>
          <table:table-cell office:value-type="float" office:value="3187954177.16174" calcext:value-type="float">
            <text:p>3187954177.16174</text:p>
          </table:table-cell>
        </table:table-row>
        <table:table-row table:style-name="ro1">
          <table:table-cell office:value-type="float" office:value="14479560" calcext:value-type="float">
            <text:p>14479560</text:p>
          </table:table-cell>
          <table:table-cell office:value-type="float" office:value="1980957.91430149" calcext:value-type="float">
            <text:p>1980957.91430149</text:p>
          </table:table-cell>
          <table:table-cell office:value-type="float" office:value="532575790863.334" calcext:value-type="float">
            <text:p>532575790863.334</text:p>
          </table:table-cell>
          <table:table-cell office:value-type="float" office:value="2008870.938731" calcext:value-type="float">
            <text:p>2008870.938731</text:p>
          </table:table-cell>
          <table:table-cell/>
          <table:table-cell office:value-type="float" office:value="9464688" calcext:value-type="float">
            <text:p>9464688</text:p>
          </table:table-cell>
          <table:table-cell office:value-type="float" office:value="654350762.306898" calcext:value-type="float">
            <text:p>654350762.306898</text:p>
          </table:table-cell>
          <table:table-cell office:value-type="float" office:value="2162278440278199" calcext:value-type="float">
            <text:p>2162278440278199</text:p>
          </table:table-cell>
          <table:table-cell office:value-type="float" office:value="1608308969.70171" calcext:value-type="float">
            <text:p>1608308969.70171</text:p>
          </table:table-cell>
          <table:table-cell/>
          <table:table-cell office:value-type="float" office:value="10947960" calcext:value-type="float">
            <text:p>10947960</text:p>
          </table:table-cell>
          <table:table-cell office:value-type="float" office:value="2304985181.01853" calcext:value-type="float">
            <text:p>2304985181.01853</text:p>
          </table:table-cell>
          <table:table-cell office:value-type="float" office:value="7469331675968370" calcext:value-type="float">
            <text:p>7469331675968370</text:p>
          </table:table-cell>
          <table:table-cell office:value-type="float" office:value="5541813211.98266" calcext:value-type="float">
            <text:p>5541813211.98266</text:p>
          </table:table-cell>
          <table:table-cell/>
          <table:table-cell office:value-type="float" office:value="23520456" calcext:value-type="float">
            <text:p>23520456</text:p>
          </table:table-cell>
          <table:table-cell office:value-type="float" office:value="3419496850.31621" calcext:value-type="float">
            <text:p>3419496850.31621</text:p>
          </table:table-cell>
          <table:table-cell office:value-type="float" office:value="7776483768428330" calcext:value-type="float">
            <text:p>7776483768428330</text:p>
          </table:table-cell>
          <table:table-cell office:value-type="float" office:value="5905891158.34392" calcext:value-type="float">
            <text:p>5905891158.34392</text:p>
          </table:table-cell>
          <table:table-cell/>
          <table:table-cell office:value-type="float" office:value="27617112" calcext:value-type="float">
            <text:p>27617112</text:p>
          </table:table-cell>
          <table:table-cell office:value-type="float" office:value="3735694220.50213" calcext:value-type="float">
            <text:p>3735694220.50213</text:p>
          </table:table-cell>
          <table:table-cell office:value-type="float" office:value="3.71013651370206E+015" calcext:value-type="float">
            <text:p>3.71013651370206E+015</text:p>
          </table:table-cell>
          <table:table-cell office:value-type="float" office:value="3223178168.83004" calcext:value-type="float">
            <text:p>3223178168.83004</text:p>
          </table:table-cell>
          <table:table-cell/>
          <table:table-cell office:value-type="float" office:value="43583254.875" calcext:value-type="float">
            <text:p>43583254.875</text:p>
          </table:table-cell>
          <table:table-cell office:value-type="float" office:value="4426333345.40915" calcext:value-type="float">
            <text:p>4426333345.40915</text:p>
          </table:table-cell>
          <table:table-cell office:value-type="float" office:value="3563660141341739" calcext:value-type="float">
            <text:p>3563660141341739</text:p>
          </table:table-cell>
          <table:table-cell office:value-type="float" office:value="3188357697.2675" calcext:value-type="float">
            <text:p>3188357697.2675</text:p>
          </table:table-cell>
        </table:table-row>
        <table:table-row table:style-name="ro1">
          <table:table-cell office:value-type="float" office:value="14523840" calcext:value-type="float">
            <text:p>14523840</text:p>
          </table:table-cell>
          <table:table-cell office:value-type="float" office:value="1985129.57421955" calcext:value-type="float">
            <text:p>1985129.57421955</text:p>
          </table:table-cell>
          <table:table-cell office:value-type="float" office:value="533433901258.268" calcext:value-type="float">
            <text:p>533433901258.268</text:p>
          </table:table-cell>
          <table:table-cell office:value-type="float" office:value="2013247.56531485" calcext:value-type="float">
            <text:p>2013247.56531485</text:p>
          </table:table-cell>
          <table:table-cell/>
          <table:table-cell office:value-type="float" office:value="9493632" calcext:value-type="float">
            <text:p>9493632</text:p>
          </table:table-cell>
          <table:table-cell office:value-type="float" office:value="655532565.220444" calcext:value-type="float">
            <text:p>655532565.220444</text:p>
          </table:table-cell>
          <table:table-cell office:value-type="float" office:value="2166159847824697" calcext:value-type="float">
            <text:p>2166159847824697</text:p>
          </table:table-cell>
          <table:table-cell office:value-type="float" office:value="1611206636.62817" calcext:value-type="float">
            <text:p>1611206636.62817</text:p>
          </table:table-cell>
          <table:table-cell/>
          <table:table-cell office:value-type="float" office:value="10981440" calcext:value-type="float">
            <text:p>10981440</text:p>
          </table:table-cell>
          <table:table-cell office:value-type="float" office:value="2308736303.34357" calcext:value-type="float">
            <text:p>2308736303.34357</text:p>
          </table:table-cell>
          <table:table-cell office:value-type="float" office:value="7481560644150395" calcext:value-type="float">
            <text:p>7481560644150395</text:p>
          </table:table-cell>
          <table:table-cell office:value-type="float" office:value="5550907796.08251" calcext:value-type="float">
            <text:p>5550907796.08251</text:p>
          </table:table-cell>
          <table:table-cell/>
          <table:table-cell office:value-type="float" office:value="23592384" calcext:value-type="float">
            <text:p>23592384</text:p>
          </table:table-cell>
          <table:table-cell office:value-type="float" office:value="3423195427.46216" calcext:value-type="float">
            <text:p>3423195427.46216</text:p>
          </table:table-cell>
          <table:table-cell office:value-type="float" office:value="7781727852605862" calcext:value-type="float">
            <text:p>7781727852605862</text:p>
          </table:table-cell>
          <table:table-cell office:value-type="float" office:value="5909825086.77976" calcext:value-type="float">
            <text:p>5909825086.77976</text:p>
          </table:table-cell>
          <table:table-cell/>
          <table:table-cell office:value-type="float" office:value="27701568" calcext:value-type="float">
            <text:p>27701568</text:p>
          </table:table-cell>
          <table:table-cell office:value-type="float" office:value="3740950239.43824" calcext:value-type="float">
            <text:p>3740950239.43824</text:p>
          </table:table-cell>
          <table:table-cell office:value-type="float" office:value="3.71132641042851E+015" calcext:value-type="float">
            <text:p>3.71132641042851E+015</text:p>
          </table:table-cell>
          <table:table-cell office:value-type="float" office:value="3224099448.84232" calcext:value-type="float">
            <text:p>3224099448.84232</text:p>
          </table:table-cell>
          <table:table-cell/>
          <table:table-cell office:value-type="float" office:value="43716537" calcext:value-type="float">
            <text:p>43716537</text:p>
          </table:table-cell>
          <table:table-cell office:value-type="float" office:value="4432836903.51779" calcext:value-type="float">
            <text:p>4432836903.51779</text:p>
          </table:table-cell>
          <table:table-cell office:value-type="float" office:value="3.56406484494376E+015" calcext:value-type="float">
            <text:p>3.56406484494376E+015</text:p>
          </table:table-cell>
          <table:table-cell office:value-type="float" office:value="3188758076.57999" calcext:value-type="float">
            <text:p>3188758076.57999</text:p>
          </table:table-cell>
        </table:table-row>
        <table:table-row table:style-name="ro1">
          <table:table-cell office:value-type="float" office:value="14568120" calcext:value-type="float">
            <text:p>14568120</text:p>
          </table:table-cell>
          <table:table-cell office:value-type="float" office:value="1989293.93249249" calcext:value-type="float">
            <text:p>1989293.93249249</text:p>
          </table:table-cell>
          <table:table-cell office:value-type="float" office:value="534289367679.297" calcext:value-type="float">
            <text:p>534289367679.297</text:p>
          </table:table-cell>
          <table:table-cell office:value-type="float" office:value="2017616.60804901" calcext:value-type="float">
            <text:p>2017616.60804901</text:p>
          </table:table-cell>
          <table:table-cell/>
          <table:table-cell office:value-type="float" office:value="9522576" calcext:value-type="float">
            <text:p>9522576</text:p>
          </table:table-cell>
          <table:table-cell office:value-type="float" office:value="656710893.792821" calcext:value-type="float">
            <text:p>656710893.792821</text:p>
          </table:table-cell>
          <table:table-cell office:value-type="float" office:value="2.17002961180998E+015" calcext:value-type="float">
            <text:p>2.17002961180998E+015</text:p>
          </table:table-cell>
          <table:table-cell office:value-type="float" office:value="1614095682.68518" calcext:value-type="float">
            <text:p>1614095682.68518</text:p>
          </table:table-cell>
          <table:table-cell/>
          <table:table-cell office:value-type="float" office:value="11014920" calcext:value-type="float">
            <text:p>11014920</text:p>
          </table:table-cell>
          <table:table-cell office:value-type="float" office:value="2312474776.08943" calcext:value-type="float">
            <text:p>2312474776.08943</text:p>
          </table:table-cell>
          <table:table-cell office:value-type="float" office:value="7493747185796285" calcext:value-type="float">
            <text:p>7493747185796285</text:p>
          </table:table-cell>
          <table:table-cell office:value-type="float" office:value="5559971009.43422" calcext:value-type="float">
            <text:p>5559971009.43422</text:p>
          </table:table-cell>
          <table:table-cell/>
          <table:table-cell office:value-type="float" office:value="23664312" calcext:value-type="float">
            <text:p>23664312</text:p>
          </table:table-cell>
          <table:table-cell office:value-type="float" office:value="3426881171.84318" calcext:value-type="float">
            <text:p>3426881171.84318</text:p>
          </table:table-cell>
          <table:table-cell office:value-type="float" office:value="7786932998657909" calcext:value-type="float">
            <text:p>7786932998657909</text:p>
          </table:table-cell>
          <table:table-cell office:value-type="float" office:value="5913730163.2042" calcext:value-type="float">
            <text:p>5913730163.2042</text:p>
          </table:table-cell>
          <table:table-cell/>
          <table:table-cell office:value-type="float" office:value="27786024" calcext:value-type="float">
            <text:p>27786024</text:p>
          </table:table-cell>
          <table:table-cell office:value-type="float" office:value="3746199825.02844" calcext:value-type="float">
            <text:p>3746199825.02844</text:p>
          </table:table-cell>
          <table:table-cell office:value-type="float" office:value="3712506004914058" calcext:value-type="float">
            <text:p>3712506004914058</text:p>
          </table:table-cell>
          <table:table-cell office:value-type="float" office:value="3225013025.09751" calcext:value-type="float">
            <text:p>3225013025.09751</text:p>
          </table:table-cell>
          <table:table-cell/>
          <table:table-cell office:value-type="float" office:value="43849819.125" calcext:value-type="float">
            <text:p>43849819.125</text:p>
          </table:table-cell>
          <table:table-cell office:value-type="float" office:value="4439332122.45523" calcext:value-type="float">
            <text:p>4439332122.45523</text:p>
          </table:table-cell>
          <table:table-cell office:value-type="float" office:value="3564465823222574" calcext:value-type="float">
            <text:p>3564465823222574</text:p>
          </table:table-cell>
          <table:table-cell office:value-type="float" office:value="3189155349.93744" calcext:value-type="float">
            <text:p>3189155349.93744</text:p>
          </table:table-cell>
        </table:table-row>
        <table:table-row table:style-name="ro1">
          <table:table-cell office:value-type="float" office:value="14612400" calcext:value-type="float">
            <text:p>14612400</text:p>
          </table:table-cell>
          <table:table-cell office:value-type="float" office:value="1993451.00793423" calcext:value-type="float">
            <text:p>1993451.00793423</text:p>
          </table:table-cell>
          <table:table-cell office:value-type="float" office:value="535142201197.842" calcext:value-type="float">
            <text:p>535142201197.842</text:p>
          </table:table-cell>
          <table:table-cell office:value-type="float" office:value="2021978.08617869" calcext:value-type="float">
            <text:p>2021978.08617869</text:p>
          </table:table-cell>
          <table:table-cell/>
          <table:table-cell office:value-type="float" office:value="9551520" calcext:value-type="float">
            <text:p>9551520</text:p>
          </table:table-cell>
          <table:table-cell office:value-type="float" office:value="657885758.399231" calcext:value-type="float">
            <text:p>657885758.399231</text:p>
          </table:table-cell>
          <table:table-cell office:value-type="float" office:value="2.17388776718522E+015" calcext:value-type="float">
            <text:p>2.17388776718522E+015</text:p>
          </table:table-cell>
          <table:table-cell office:value-type="float" office:value="1616976133.69189" calcext:value-type="float">
            <text:p>1616976133.69189</text:p>
          </table:table-cell>
          <table:table-cell/>
          <table:table-cell office:value-type="float" office:value="11048400" calcext:value-type="float">
            <text:p>11048400</text:p>
          </table:table-cell>
          <table:table-cell office:value-type="float" office:value="2316200643.12337" calcext:value-type="float">
            <text:p>2316200643.12337</text:p>
          </table:table-cell>
          <table:table-cell office:value-type="float" office:value="7505891448186468" calcext:value-type="float">
            <text:p>7505891448186468</text:p>
          </table:table-cell>
          <table:table-cell office:value-type="float" office:value="5569002960.77947" calcext:value-type="float">
            <text:p>5569002960.77947</text:p>
          </table:table-cell>
          <table:table-cell/>
          <table:table-cell office:value-type="float" office:value="23736240" calcext:value-type="float">
            <text:p>23736240</text:p>
          </table:table-cell>
          <table:table-cell office:value-type="float" office:value="3430554170.07192" calcext:value-type="float">
            <text:p>3430554170.07192</text:p>
          </table:table-cell>
          <table:table-cell office:value-type="float" office:value="7792099496248480" calcext:value-type="float">
            <text:p>7792099496248480</text:p>
          </table:table-cell>
          <table:table-cell office:value-type="float" office:value="5917606601.51364" calcext:value-type="float">
            <text:p>5917606601.51364</text:p>
          </table:table-cell>
          <table:table-cell/>
          <table:table-cell office:value-type="float" office:value="27870480" calcext:value-type="float">
            <text:p>27870480</text:p>
          </table:table-cell>
          <table:table-cell office:value-type="float" office:value="3751443006.28003" calcext:value-type="float">
            <text:p>3751443006.28003</text:p>
          </table:table-cell>
          <table:table-cell office:value-type="float" office:value="3713675386939110" calcext:value-type="float">
            <text:p>3713675386939110</text:p>
          </table:table-cell>
          <table:table-cell office:value-type="float" office:value="3225918964.05916" calcext:value-type="float">
            <text:p>3225918964.05916</text:p>
          </table:table-cell>
          <table:table-cell/>
          <table:table-cell office:value-type="float" office:value="43983101.25" calcext:value-type="float">
            <text:p>43983101.25</text:p>
          </table:table-cell>
          <table:table-cell office:value-type="float" office:value="4445819024.70769" calcext:value-type="float">
            <text:p>4445819024.70769</text:p>
          </table:table-cell>
          <table:table-cell office:value-type="float" office:value="3564863121097951" calcext:value-type="float">
            <text:p>3564863121097951</text:p>
          </table:table-cell>
          <table:table-cell office:value-type="float" office:value="3189549551.72807" calcext:value-type="float">
            <text:p>3189549551.72807</text:p>
          </table:table-cell>
        </table:table-row>
        <table:table-row table:style-name="ro1">
          <table:table-cell office:value-type="float" office:value="14656680" calcext:value-type="float">
            <text:p>14656680</text:p>
          </table:table-cell>
          <table:table-cell office:value-type="float" office:value="1997600.81928769" calcext:value-type="float">
            <text:p>1997600.81928769</text:p>
          </table:table-cell>
          <table:table-cell office:value-type="float" office:value="535992412832.761" calcext:value-type="float">
            <text:p>535992412832.761</text:p>
          </table:table-cell>
          <table:table-cell office:value-type="float" office:value="2026332.01887727" calcext:value-type="float">
            <text:p>2026332.01887727</text:p>
          </table:table-cell>
          <table:table-cell/>
          <table:table-cell office:value-type="float" office:value="9580464" calcext:value-type="float">
            <text:p>9580464</text:p>
          </table:table-cell>
          <table:table-cell office:value-type="float" office:value="659057169.383738" calcext:value-type="float">
            <text:p>659057169.383738</text:p>
          </table:table-cell>
          <table:table-cell office:value-type="float" office:value="2.17773434879662E+015" calcext:value-type="float">
            <text:p>2.17773434879662E+015</text:p>
          </table:table-cell>
          <table:table-cell office:value-type="float" office:value="1619848015.38998" calcext:value-type="float">
            <text:p>1619848015.38998</text:p>
          </table:table-cell>
          <table:table-cell/>
          <table:table-cell office:value-type="float" office:value="11081880" calcext:value-type="float">
            <text:p>11081880</text:p>
          </table:table-cell>
          <table:table-cell office:value-type="float" office:value="2319913948.15875" calcext:value-type="float">
            <text:p>2319913948.15875</text:p>
          </table:table-cell>
          <table:table-cell office:value-type="float" office:value="7517993578089973" calcext:value-type="float">
            <text:p>7517993578089973</text:p>
          </table:table-cell>
          <table:table-cell office:value-type="float" office:value="5578003758.48235" calcext:value-type="float">
            <text:p>5578003758.48235</text:p>
          </table:table-cell>
          <table:table-cell/>
          <table:table-cell office:value-type="float" office:value="23808168" calcext:value-type="float">
            <text:p>23808168</text:p>
          </table:table-cell>
          <table:table-cell office:value-type="float" office:value="3434214508.11967" calcext:value-type="float">
            <text:p>3434214508.11967</text:p>
          </table:table-cell>
          <table:table-cell office:value-type="float" office:value="7797227632885636" calcext:value-type="float">
            <text:p>7797227632885636</text:p>
          </table:table-cell>
          <table:table-cell office:value-type="float" office:value="5921454614.0137" calcext:value-type="float">
            <text:p>5921454614.0137</text:p>
          </table:table-cell>
          <table:table-cell/>
          <table:table-cell office:value-type="float" office:value="27954936" calcext:value-type="float">
            <text:p>27954936</text:p>
          </table:table-cell>
          <table:table-cell office:value-type="float" office:value="3756679811.9658" calcext:value-type="float">
            <text:p>3756679811.9658</text:p>
          </table:table-cell>
          <table:table-cell office:value-type="float" office:value="3714834645500325" calcext:value-type="float">
            <text:p>3714834645500325</text:p>
          </table:table-cell>
          <table:table-cell office:value-type="float" office:value="3226817331.61221" calcext:value-type="float">
            <text:p>3226817331.61221</text:p>
          </table:table-cell>
          <table:table-cell/>
          <table:table-cell office:value-type="float" office:value="44116383.375" calcext:value-type="float">
            <text:p>44116383.375</text:p>
          </table:table-cell>
          <table:table-cell office:value-type="float" office:value="4452297632.57053" calcext:value-type="float">
            <text:p>4452297632.57053</text:p>
          </table:table-cell>
          <table:table-cell office:value-type="float" office:value="3565256782893626" calcext:value-type="float">
            <text:p>3565256782893626</text:p>
          </table:table-cell>
          <table:table-cell office:value-type="float" office:value="3189940715.89612" calcext:value-type="float">
            <text:p>3189940715.89612</text:p>
          </table:table-cell>
        </table:table-row>
        <table:table-row table:style-name="ro1">
          <table:table-cell office:value-type="float" office:value="14700960" calcext:value-type="float">
            <text:p>14700960</text:p>
          </table:table-cell>
          <table:table-cell office:value-type="float" office:value="2001743.38522513" calcext:value-type="float">
            <text:p>2001743.38522513</text:p>
          </table:table-cell>
          <table:table-cell office:value-type="float" office:value="536840013550.61" calcext:value-type="float">
            <text:p>536840013550.61</text:p>
          </table:table-cell>
          <table:table-cell office:value-type="float" office:value="2030678.42524658" calcext:value-type="float">
            <text:p>2030678.42524658</text:p>
          </table:table-cell>
          <table:table-cell/>
          <table:table-cell office:value-type="float" office:value="9609408" calcext:value-type="float">
            <text:p>9609408</text:p>
          </table:table-cell>
          <table:table-cell office:value-type="float" office:value="660225137.059366" calcext:value-type="float">
            <text:p>660225137.059366</text:p>
          </table:table-cell>
          <table:table-cell office:value-type="float" office:value="2.18156939138579E+015" calcext:value-type="float">
            <text:p>2.18156939138579E+015</text:p>
          </table:table-cell>
          <table:table-cell office:value-type="float" office:value="1622711353.44387" calcext:value-type="float">
            <text:p>1622711353.44387</text:p>
          </table:table-cell>
          <table:table-cell/>
          <table:table-cell office:value-type="float" office:value="11115360" calcext:value-type="float">
            <text:p>11115360</text:p>
          </table:table-cell>
          <table:table-cell office:value-type="float" office:value="2323614734.75562" calcext:value-type="float">
            <text:p>2323614734.75562</text:p>
          </table:table-cell>
          <table:table-cell office:value-type="float" office:value="7530053721766222" calcext:value-type="float">
            <text:p>7530053721766222</text:p>
          </table:table-cell>
          <table:table-cell office:value-type="float" office:value="5586973510.53071" calcext:value-type="float">
            <text:p>5586973510.53071</text:p>
          </table:table-cell>
          <table:table-cell/>
          <table:table-cell office:value-type="float" office:value="23880096" calcext:value-type="float">
            <text:p>23880096</text:p>
          </table:table-cell>
          <table:table-cell office:value-type="float" office:value="3437862271.32115" calcext:value-type="float">
            <text:p>3437862271.32115</text:p>
          </table:table-cell>
          <table:table-cell office:value-type="float" office:value="7802317693937505" calcext:value-type="float">
            <text:p>7802317693937505</text:p>
          </table:table-cell>
          <table:table-cell office:value-type="float" office:value="5925274411.43111" calcext:value-type="float">
            <text:p>5925274411.43111</text:p>
          </table:table-cell>
          <table:table-cell/>
          <table:table-cell office:value-type="float" office:value="28039392" calcext:value-type="float">
            <text:p>28039392</text:p>
          </table:table-cell>
          <table:table-cell office:value-type="float" office:value="3761910270.62609" calcext:value-type="float">
            <text:p>3761910270.62609</text:p>
          </table:table-cell>
          <table:table-cell office:value-type="float" office:value="3715983868817441" calcext:value-type="float">
            <text:p>3715983868817441</text:p>
          </table:table-cell>
          <table:table-cell office:value-type="float" office:value="3227708193.06803" calcext:value-type="float">
            <text:p>3227708193.06803</text:p>
          </table:table-cell>
          <table:table-cell/>
          <table:table-cell office:value-type="float" office:value="44249665.5" calcext:value-type="float">
            <text:p>44249665.5</text:p>
          </table:table-cell>
          <table:table-cell office:value-type="float" office:value="4458767968.15064" calcext:value-type="float">
            <text:p>4458767968.15064</text:p>
          </table:table-cell>
          <table:table-cell office:value-type="float" office:value="3.56564685234544E+015" calcext:value-type="float">
            <text:p>3.56564685234544E+015</text:p>
          </table:table-cell>
          <table:table-cell office:value-type="float" office:value="3190328875.94791" calcext:value-type="float">
            <text:p>3190328875.94791</text:p>
          </table:table-cell>
        </table:table-row>
        <table:table-row table:style-name="ro1">
          <table:table-cell office:value-type="float" office:value="14745240" calcext:value-type="float">
            <text:p>14745240</text:p>
          </table:table-cell>
          <table:table-cell office:value-type="float" office:value="2005878.72434851" calcext:value-type="float">
            <text:p>2005878.72434851</text:p>
          </table:table-cell>
          <table:table-cell office:value-type="float" office:value="537685014265.902" calcext:value-type="float">
            <text:p>537685014265.902</text:p>
          </table:table-cell>
          <table:table-cell office:value-type="float" office:value="2035017.32431727" calcext:value-type="float">
            <text:p>2035017.32431727</text:p>
          </table:table-cell>
          <table:table-cell/>
          <table:table-cell office:value-type="float" office:value="9638352" calcext:value-type="float">
            <text:p>9638352</text:p>
          </table:table-cell>
          <table:table-cell office:value-type="float" office:value="661389671.708189" calcext:value-type="float">
            <text:p>661389671.708189</text:p>
          </table:table-cell>
          <table:table-cell office:value-type="float" office:value="2.18539292959003E+015" calcext:value-type="float">
            <text:p>2.18539292959003E+015</text:p>
          </table:table-cell>
          <table:table-cell office:value-type="float" office:value="1625566173.44099" calcext:value-type="float">
            <text:p>1625566173.44099</text:p>
          </table:table-cell>
          <table:table-cell/>
          <table:table-cell office:value-type="float" office:value="11148840" calcext:value-type="float">
            <text:p>11148840</text:p>
          </table:table-cell>
          <table:table-cell office:value-type="float" office:value="2327303046.32122" calcext:value-type="float">
            <text:p>2327303046.32122</text:p>
          </table:table-cell>
          <table:table-cell office:value-type="float" office:value="7542072024966795" calcext:value-type="float">
            <text:p>7542072024966795</text:p>
          </table:table-cell>
          <table:table-cell office:value-type="float" office:value="5595912324.53748" calcext:value-type="float">
            <text:p>5595912324.53748</text:p>
          </table:table-cell>
          <table:table-cell/>
          <table:table-cell office:value-type="float" office:value="23952024" calcext:value-type="float">
            <text:p>23952024</text:p>
          </table:table-cell>
          <table:table-cell office:value-type="float" office:value="3441497544.37933" calcext:value-type="float">
            <text:p>3441497544.37933</text:p>
          </table:table-cell>
          <table:table-cell office:value-type="float" office:value="7807369962648241" calcext:value-type="float">
            <text:p>7807369962648241</text:p>
          </table:table-cell>
          <table:table-cell office:value-type="float" office:value="5929066202.92545" calcext:value-type="float">
            <text:p>5929066202.92545</text:p>
          </table:table-cell>
          <table:table-cell/>
          <table:table-cell office:value-type="float" office:value="28123848" calcext:value-type="float">
            <text:p>28123848</text:p>
          </table:table-cell>
          <table:table-cell office:value-type="float" office:value="3767134410.57085" calcext:value-type="float">
            <text:p>3767134410.57085</text:p>
          </table:table-cell>
          <table:table-cell office:value-type="float" office:value="3.71712314434006E+015" calcext:value-type="float">
            <text:p>3.71712314434006E+015</text:p>
          </table:table-cell>
          <table:table-cell office:value-type="float" office:value="3228591613.16939" calcext:value-type="float">
            <text:p>3228591613.16939</text:p>
          </table:table-cell>
          <table:table-cell/>
          <table:table-cell office:value-type="float" office:value="44382947.625" calcext:value-type="float">
            <text:p>44382947.625</text:p>
          </table:table-cell>
          <table:table-cell office:value-type="float" office:value="4465230053.36885" calcext:value-type="float">
            <text:p>4465230053.36885</text:p>
          </table:table-cell>
          <table:table-cell office:value-type="float" office:value="3566033372609314" calcext:value-type="float">
            <text:p>3566033372609314</text:p>
          </table:table-cell>
          <table:table-cell office:value-type="float" office:value="3190714064.95774" calcext:value-type="float">
            <text:p>3190714064.95774</text:p>
          </table:table-cell>
        </table:table-row>
        <table:table-row table:style-name="ro1">
          <table:table-cell office:value-type="float" office:value="14789520" calcext:value-type="float">
            <text:p>14789520</text:p>
          </table:table-cell>
          <table:table-cell office:value-type="float" office:value="2010006.85518976" calcext:value-type="float">
            <text:p>2010006.85518976</text:p>
          </table:table-cell>
          <table:table-cell office:value-type="float" office:value="538527425841.36" calcext:value-type="float">
            <text:p>538527425841.36</text:p>
          </table:table-cell>
          <table:table-cell office:value-type="float" office:value="2039348.73504913" calcext:value-type="float">
            <text:p>2039348.73504913</text:p>
          </table:table-cell>
          <table:table-cell/>
          <table:table-cell office:value-type="float" office:value="9667296" calcext:value-type="float">
            <text:p>9667296</text:p>
          </table:table-cell>
          <table:table-cell office:value-type="float" office:value="662550783.581429" calcext:value-type="float">
            <text:p>662550783.581429</text:p>
          </table:table-cell>
          <table:table-cell office:value-type="float" office:value="2.18920499794264E+015" calcext:value-type="float">
            <text:p>2.18920499794264E+015</text:p>
          </table:table-cell>
          <table:table-cell office:value-type="float" office:value="1628412500.89197" calcext:value-type="float">
            <text:p>1628412500.89197</text:p>
          </table:table-cell>
          <table:table-cell/>
          <table:table-cell office:value-type="float" office:value="11182320" calcext:value-type="float">
            <text:p>11182320</text:p>
          </table:table-cell>
          <table:table-cell office:value-type="float" office:value="2330978926.11057" calcext:value-type="float">
            <text:p>2330978926.11057</text:p>
          </table:table-cell>
          <table:table-cell office:value-type="float" office:value="7554048632937189" calcext:value-type="float">
            <text:p>7554048632937189</text:p>
          </table:table-cell>
          <table:table-cell office:value-type="float" office:value="5604820307.74192" calcext:value-type="float">
            <text:p>5604820307.74192</text:p>
          </table:table-cell>
          <table:table-cell/>
          <table:table-cell office:value-type="float" office:value="24023952" calcext:value-type="float">
            <text:p>24023952</text:p>
          </table:table-cell>
          <table:table-cell office:value-type="float" office:value="3445120411.37018" calcext:value-type="float">
            <text:p>3445120411.37018</text:p>
          </table:table-cell>
          <table:table-cell office:value-type="float" office:value="7812384720153799" calcext:value-type="float">
            <text:p>7812384720153799</text:p>
          </table:table-cell>
          <table:table-cell office:value-type="float" office:value="5932830196.10081" calcext:value-type="float">
            <text:p>5932830196.10081</text:p>
          </table:table-cell>
          <table:table-cell/>
          <table:table-cell office:value-type="float" office:value="28208304" calcext:value-type="float">
            <text:p>28208304</text:p>
          </table:table-cell>
          <table:table-cell office:value-type="float" office:value="3772352259.88167" calcext:value-type="float">
            <text:p>3772352259.88167</text:p>
          </table:table-cell>
          <table:table-cell office:value-type="float" office:value="3.71825255875438E+015" calcext:value-type="float">
            <text:p>3.71825255875438E+015</text:p>
          </table:table-cell>
          <table:table-cell office:value-type="float" office:value="3229467656.09549" calcext:value-type="float">
            <text:p>3229467656.09549</text:p>
          </table:table-cell>
          <table:table-cell/>
          <table:table-cell office:value-type="float" office:value="44516229.75" calcext:value-type="float">
            <text:p>44516229.75</text:p>
          </table:table-cell>
          <table:table-cell office:value-type="float" office:value="4471683909.96232" calcext:value-type="float">
            <text:p>4471683909.96232</text:p>
          </table:table-cell>
          <table:table-cell office:value-type="float" office:value="3566416386269176" calcext:value-type="float">
            <text:p>3566416386269176</text:p>
          </table:table-cell>
          <table:table-cell office:value-type="float" office:value="3191096315.57371" calcext:value-type="float">
            <text:p>3191096315.57371</text:p>
          </table:table-cell>
        </table:table-row>
        <table:table-row table:style-name="ro1">
          <table:table-cell office:value-type="float" office:value="14833800" calcext:value-type="float">
            <text:p>14833800</text:p>
          </table:table-cell>
          <table:table-cell office:value-type="float" office:value="2014127.79621115" calcext:value-type="float">
            <text:p>2014127.79621115</text:p>
          </table:table-cell>
          <table:table-cell office:value-type="float" office:value="539367259088.174" calcext:value-type="float">
            <text:p>539367259088.174</text:p>
          </table:table-cell>
          <table:table-cell office:value-type="float" office:value="2043672.67633138" calcext:value-type="float">
            <text:p>2043672.67633138</text:p>
          </table:table-cell>
          <table:table-cell/>
          <table:table-cell office:value-type="float" office:value="9696240" calcext:value-type="float">
            <text:p>9696240</text:p>
          </table:table-cell>
          <table:table-cell office:value-type="float" office:value="663708482.899543" calcext:value-type="float">
            <text:p>663708482.899543</text:p>
          </table:table-cell>
          <table:table-cell office:value-type="float" office:value="2193005630873238" calcext:value-type="float">
            <text:p>2193005630873238</text:p>
          </table:table-cell>
          <table:table-cell office:value-type="float" office:value="1631250361.23089" calcext:value-type="float">
            <text:p>1631250361.23089</text:p>
          </table:table-cell>
          <table:table-cell/>
          <table:table-cell office:value-type="float" office:value="11215800" calcext:value-type="float">
            <text:p>11215800</text:p>
          </table:table-cell>
          <table:table-cell office:value-type="float" office:value="2334642417.22697" calcext:value-type="float">
            <text:p>2334642417.22697</text:p>
          </table:table-cell>
          <table:table-cell office:value-type="float" office:value="7565983690418580" calcext:value-type="float">
            <text:p>7565983690418580</text:p>
          </table:table-cell>
          <table:table-cell office:value-type="float" office:value="5613697567.01096" calcext:value-type="float">
            <text:p>5613697567.01096</text:p>
          </table:table-cell>
          <table:table-cell/>
          <table:table-cell office:value-type="float" office:value="24095880" calcext:value-type="float">
            <text:p>24095880</text:p>
          </table:table-cell>
          <table:table-cell office:value-type="float" office:value="3448730955.74739" calcext:value-type="float">
            <text:p>3448730955.74739</text:p>
          </table:table-cell>
          <table:table-cell office:value-type="float" office:value="7817362245497693" calcext:value-type="float">
            <text:p>7817362245497693</text:p>
          </table:table-cell>
          <table:table-cell office:value-type="float" office:value="5936566597.01741" calcext:value-type="float">
            <text:p>5936566597.01741</text:p>
          </table:table-cell>
          <table:table-cell/>
          <table:table-cell office:value-type="float" office:value="28292760" calcext:value-type="float">
            <text:p>28292760</text:p>
          </table:table-cell>
          <table:table-cell office:value-type="float" office:value="3777563846.41373" calcext:value-type="float">
            <text:p>3777563846.41373</text:p>
          </table:table-cell>
          <table:table-cell office:value-type="float" office:value="3719372197989893" calcext:value-type="float">
            <text:p>3719372197989893</text:p>
          </table:table-cell>
          <table:table-cell office:value-type="float" office:value="3230336385.4668" calcext:value-type="float">
            <text:p>3230336385.4668</text:p>
          </table:table-cell>
          <table:table-cell/>
          <table:table-cell office:value-type="float" office:value="44649511.875" calcext:value-type="float">
            <text:p>44649511.875</text:p>
          </table:table-cell>
          <table:table-cell office:value-type="float" office:value="4478129559.48683" calcext:value-type="float">
            <text:p>4478129559.48683</text:p>
          </table:table-cell>
          <table:table-cell office:value-type="float" office:value="3566795935344754" calcext:value-type="float">
            <text:p>3566795935344754</text:p>
          </table:table-cell>
          <table:table-cell office:value-type="float" office:value="3191475660.0235" calcext:value-type="float">
            <text:p>3191475660.0235</text:p>
          </table:table-cell>
        </table:table-row>
        <table:table-row table:style-name="ro1">
          <table:table-cell office:value-type="float" office:value="14878080" calcext:value-type="float">
            <text:p>14878080</text:p>
          </table:table-cell>
          <table:table-cell office:value-type="float" office:value="2018241.56580556" calcext:value-type="float">
            <text:p>2018241.56580556</text:p>
          </table:table-cell>
          <table:table-cell office:value-type="float" office:value="540204524766.26" calcext:value-type="float">
            <text:p>540204524766.26</text:p>
          </table:table-cell>
          <table:table-cell office:value-type="float" office:value="2047989.16698302" calcext:value-type="float">
            <text:p>2047989.16698302</text:p>
          </table:table-cell>
          <table:table-cell/>
          <table:table-cell office:value-type="float" office:value="9725184" calcext:value-type="float">
            <text:p>9725184</text:p>
          </table:table-cell>
          <table:table-cell office:value-type="float" office:value="664862779.852319" calcext:value-type="float">
            <text:p>664862779.852319</text:p>
          </table:table-cell>
          <table:table-cell office:value-type="float" office:value="2.19679486270808E+015" calcext:value-type="float">
            <text:p>2.19679486270808E+015</text:p>
          </table:table-cell>
          <table:table-cell office:value-type="float" office:value="1634079779.81553" calcext:value-type="float">
            <text:p>1634079779.81553</text:p>
          </table:table-cell>
          <table:table-cell/>
          <table:table-cell office:value-type="float" office:value="11249280" calcext:value-type="float">
            <text:p>11249280</text:p>
          </table:table-cell>
          <table:table-cell office:value-type="float" office:value="2338293562.62259" calcext:value-type="float">
            <text:p>2338293562.62259</text:p>
          </table:table-cell>
          <table:table-cell office:value-type="float" office:value="7577877341649535" calcext:value-type="float">
            <text:p>7577877341649535</text:p>
          </table:table-cell>
          <table:table-cell office:value-type="float" office:value="5622544208.8405" calcext:value-type="float">
            <text:p>5622544208.8405</text:p>
          </table:table-cell>
          <table:table-cell/>
          <table:table-cell office:value-type="float" office:value="24167808" calcext:value-type="float">
            <text:p>24167808</text:p>
          </table:table-cell>
          <table:table-cell office:value-type="float" office:value="3452329260.34705" calcext:value-type="float">
            <text:p>3452329260.34705</text:p>
          </table:table-cell>
          <table:table-cell office:value-type="float" office:value="7822302815646485" calcext:value-type="float">
            <text:p>7822302815646485</text:p>
          </table:table-cell>
          <table:table-cell office:value-type="float" office:value="5940275610.20303" calcext:value-type="float">
            <text:p>5940275610.20303</text:p>
          </table:table-cell>
          <table:table-cell/>
          <table:table-cell office:value-type="float" office:value="28377216" calcext:value-type="float">
            <text:p>28377216</text:p>
          </table:table-cell>
          <table:table-cell office:value-type="float" office:value="3782769197.7978" calcext:value-type="float">
            <text:p>3782769197.7978</text:p>
          </table:table-cell>
          <table:table-cell office:value-type="float" office:value="3.72048214722593E+015" calcext:value-type="float">
            <text:p>3.72048214722593E+015</text:p>
          </table:table-cell>
          <table:table-cell office:value-type="float" office:value="3231197864.35" calcext:value-type="float">
            <text:p>3231197864.35</text:p>
          </table:table-cell>
          <table:table-cell/>
          <table:table-cell office:value-type="float" office:value="44782794" calcext:value-type="float">
            <text:p>44782794</text:p>
          </table:table-cell>
          <table:table-cell office:value-type="float" office:value="4484567023.31911" calcext:value-type="float">
            <text:p>4484567023.31911</text:p>
          </table:table-cell>
          <table:table-cell office:value-type="float" office:value="3567172061299249" calcext:value-type="float">
            <text:p>3567172061299249</text:p>
          </table:table-cell>
          <table:table-cell office:value-type="float" office:value="3191852130.12007" calcext:value-type="float">
            <text:p>3191852130.12007</text:p>
          </table:table-cell>
        </table:table-row>
        <table:table-row table:style-name="ro1">
          <table:table-cell office:value-type="float" office:value="14922360" calcext:value-type="float">
            <text:p>14922360</text:p>
          </table:table-cell>
          <table:table-cell office:value-type="float" office:value="2022348.18229683" calcext:value-type="float">
            <text:p>2022348.18229683</text:p>
          </table:table-cell>
          <table:table-cell office:value-type="float" office:value="541039233584.502" calcext:value-type="float">
            <text:p>541039233584.502</text:p>
          </table:table-cell>
          <table:table-cell office:value-type="float" office:value="2052298.22575314" calcext:value-type="float">
            <text:p>2052298.22575314</text:p>
          </table:table-cell>
          <table:table-cell/>
          <table:table-cell office:value-type="float" office:value="9754128" calcext:value-type="float">
            <text:p>9754128</text:p>
          </table:table-cell>
          <table:table-cell office:value-type="float" office:value="666013684.598968" calcext:value-type="float">
            <text:p>666013684.598968</text:p>
          </table:table-cell>
          <table:table-cell office:value-type="float" office:value="2200572727670349" calcext:value-type="float">
            <text:p>2200572727670349</text:p>
          </table:table-cell>
          <table:table-cell office:value-type="float" office:value="1636900781.92754" calcext:value-type="float">
            <text:p>1636900781.92754</text:p>
          </table:table-cell>
          <table:table-cell/>
          <table:table-cell office:value-type="float" office:value="11282760" calcext:value-type="float">
            <text:p>11282760</text:p>
          </table:table-cell>
          <table:table-cell office:value-type="float" office:value="2341932405.09898" calcext:value-type="float">
            <text:p>2341932405.09898</text:p>
          </table:table-cell>
          <table:table-cell office:value-type="float" office:value="7589729730367858" calcext:value-type="float">
            <text:p>7589729730367858</text:p>
          </table:table-cell>
          <table:table-cell office:value-type="float" office:value="5631360339.35663" calcext:value-type="float">
            <text:p>5631360339.35663</text:p>
          </table:table-cell>
          <table:table-cell/>
          <table:table-cell office:value-type="float" office:value="24239736" calcext:value-type="float">
            <text:p>24239736</text:p>
          </table:table-cell>
          <table:table-cell office:value-type="float" office:value="3455915407.3923" calcext:value-type="float">
            <text:p>3455915407.3923</text:p>
          </table:table-cell>
          <table:table-cell office:value-type="float" office:value="7827206705505350" calcext:value-type="float">
            <text:p>7827206705505350</text:p>
          </table:table-cell>
          <table:table-cell office:value-type="float" office:value="5943957438.66449" calcext:value-type="float">
            <text:p>5943957438.66449</text:p>
          </table:table-cell>
          <table:table-cell/>
          <table:table-cell office:value-type="float" office:value="28461672" calcext:value-type="float">
            <text:p>28461672</text:p>
          </table:table-cell>
          <table:table-cell office:value-type="float" office:value="3787968341.4422" calcext:value-type="float">
            <text:p>3787968341.4422</text:p>
          </table:table-cell>
          <table:table-cell office:value-type="float" office:value="3.72158249089825E+015" calcext:value-type="float">
            <text:p>3.72158249089825E+015</text:p>
          </table:table-cell>
          <table:table-cell office:value-type="float" office:value="3232052155.26281" calcext:value-type="float">
            <text:p>3232052155.26281</text:p>
          </table:table-cell>
          <table:table-cell/>
          <table:table-cell office:value-type="float" office:value="44916076.125" calcext:value-type="float">
            <text:p>44916076.125</text:p>
          </table:table-cell>
          <table:table-cell office:value-type="float" office:value="4490996322.65911" calcext:value-type="float">
            <text:p>4490996322.65911</text:p>
          </table:table-cell>
          <table:table-cell office:value-type="float" office:value="3.56754480504691E+015" calcext:value-type="float">
            <text:p>3.56754480504691E+015</text:p>
          </table:table-cell>
          <table:table-cell office:value-type="float" office:value="3192225757.26721" calcext:value-type="float">
            <text:p>3192225757.26721</text:p>
          </table:table-cell>
        </table:table-row>
        <table:table-row table:style-name="ro1">
          <table:table-cell office:value-type="float" office:value="14966640" calcext:value-type="float">
            <text:p>14966640</text:p>
          </table:table-cell>
          <table:table-cell office:value-type="float" office:value="2026447.66394007" calcext:value-type="float">
            <text:p>2026447.66394007</text:p>
          </table:table-cell>
          <table:table-cell office:value-type="float" office:value="541871396201.015" calcext:value-type="float">
            <text:p>541871396201.015</text:p>
          </table:table-cell>
          <table:table-cell office:value-type="float" office:value="2056599.87132127" calcext:value-type="float">
            <text:p>2056599.87132127</text:p>
          </table:table-cell>
          <table:table-cell/>
          <table:table-cell office:value-type="float" office:value="9783072" calcext:value-type="float">
            <text:p>9783072</text:p>
          </table:table-cell>
          <table:table-cell office:value-type="float" office:value="667161207.268215" calcext:value-type="float">
            <text:p>667161207.268215</text:p>
          </table:table-cell>
          <table:table-cell office:value-type="float" office:value="2.2043392598805E+015" calcext:value-type="float">
            <text:p>2.2043392598805E+015</text:p>
          </table:table-cell>
          <table:table-cell office:value-type="float" office:value="1639713392.77274" calcext:value-type="float">
            <text:p>1639713392.77274</text:p>
          </table:table-cell>
          <table:table-cell/>
          <table:table-cell office:value-type="float" office:value="11316240" calcext:value-type="float">
            <text:p>11316240</text:p>
          </table:table-cell>
          <table:table-cell office:value-type="float" office:value="2345558987.30761" calcext:value-type="float">
            <text:p>2345558987.30761</text:p>
          </table:table-cell>
          <table:table-cell office:value-type="float" office:value="7601540999812214" calcext:value-type="float">
            <text:p>7601540999812214</text:p>
          </table:table-cell>
          <table:table-cell office:value-type="float" office:value="5640146064.31705" calcext:value-type="float">
            <text:p>5640146064.31705</text:p>
          </table:table-cell>
          <table:table-cell/>
          <table:table-cell office:value-type="float" office:value="24311664" calcext:value-type="float">
            <text:p>24311664</text:p>
          </table:table-cell>
          <table:table-cell office:value-type="float" office:value="3459489478.49795" calcext:value-type="float">
            <text:p>3459489478.49795</text:p>
          </table:table-cell>
          <table:table-cell office:value-type="float" office:value="7832074187933326" calcext:value-type="float">
            <text:p>7832074187933326</text:p>
          </table:table-cell>
          <table:table-cell office:value-type="float" office:value="5947612283.89892" calcext:value-type="float">
            <text:p>5947612283.89892</text:p>
          </table:table-cell>
          <table:table-cell/>
          <table:table-cell office:value-type="float" office:value="28546128" calcext:value-type="float">
            <text:p>28546128</text:p>
          </table:table-cell>
          <table:table-cell office:value-type="float" office:value="3793161304.53477" calcext:value-type="float">
            <text:p>3793161304.53477</text:p>
          </table:table-cell>
          <table:table-cell office:value-type="float" office:value="3.72267331270556E+015" calcext:value-type="float">
            <text:p>3.72267331270556E+015</text:p>
          </table:table-cell>
          <table:table-cell office:value-type="float" office:value="3232899320.17874" calcext:value-type="float">
            <text:p>3232899320.17874</text:p>
          </table:table-cell>
          <table:table-cell/>
          <table:table-cell office:value-type="float" office:value="45049358.25" calcext:value-type="float">
            <text:p>45049358.25</text:p>
          </table:table-cell>
          <table:table-cell office:value-type="float" office:value="4497417478.53221" calcext:value-type="float">
            <text:p>4497417478.53221</text:p>
          </table:table-cell>
          <table:table-cell office:value-type="float" office:value="3.56791420696053E+015" calcext:value-type="float">
            <text:p>3.56791420696053E+015</text:p>
          </table:table-cell>
          <table:table-cell office:value-type="float" office:value="3192596572.46513" calcext:value-type="float">
            <text:p>3192596572.46513</text:p>
          </table:table-cell>
        </table:table-row>
        <table:table-row table:style-name="ro1">
          <table:table-cell office:value-type="float" office:value="15010920" calcext:value-type="float">
            <text:p>15010920</text:p>
          </table:table-cell>
          <table:table-cell office:value-type="float" office:value="2030540.02892195" calcext:value-type="float">
            <text:p>2030540.02892195</text:p>
          </table:table-cell>
          <table:table-cell office:value-type="float" office:value="542701023223.388" calcext:value-type="float">
            <text:p>542701023223.388</text:p>
          </table:table-cell>
          <table:table-cell office:value-type="float" office:value="2060894.12229762" calcext:value-type="float">
            <text:p>2060894.12229762</text:p>
          </table:table-cell>
          <table:table-cell/>
          <table:table-cell office:value-type="float" office:value="9812016" calcext:value-type="float">
            <text:p>9812016</text:p>
          </table:table-cell>
          <table:table-cell office:value-type="float" office:value="668305357.958392" calcext:value-type="float">
            <text:p>668305357.958392</text:p>
          </table:table-cell>
          <table:table-cell office:value-type="float" office:value="2.20809449335653E+015" calcext:value-type="float">
            <text:p>2.20809449335653E+015</text:p>
          </table:table-cell>
          <table:table-cell office:value-type="float" office:value="1642517637.4813" calcext:value-type="float">
            <text:p>1642517637.4813</text:p>
          </table:table-cell>
          <table:table-cell/>
          <table:table-cell office:value-type="float" office:value="11349720" calcext:value-type="float">
            <text:p>11349720</text:p>
          </table:table-cell>
          <table:table-cell office:value-type="float" office:value="2349173351.75043" calcext:value-type="float">
            <text:p>2349173351.75043</text:p>
          </table:table-cell>
          <table:table-cell office:value-type="float" office:value="7613311292723922" calcext:value-type="float">
            <text:p>7613311292723922</text:p>
          </table:table-cell>
          <table:table-cell office:value-type="float" office:value="5648901489.11219" calcext:value-type="float">
            <text:p>5648901489.11219</text:p>
          </table:table-cell>
          <table:table-cell/>
          <table:table-cell office:value-type="float" office:value="24383592" calcext:value-type="float">
            <text:p>24383592</text:p>
          </table:table-cell>
          <table:table-cell office:value-type="float" office:value="3463051554.67503" calcext:value-type="float">
            <text:p>3463051554.67503</text:p>
          </table:table-cell>
          <table:table-cell office:value-type="float" office:value="7836905533758610" calcext:value-type="float">
            <text:p>7836905533758610</text:p>
          </table:table-cell>
          <table:table-cell office:value-type="float" office:value="5951240345.90502" calcext:value-type="float">
            <text:p>5951240345.90502</text:p>
          </table:table-cell>
          <table:table-cell/>
          <table:table-cell office:value-type="float" office:value="28630584" calcext:value-type="float">
            <text:p>28630584</text:p>
          </table:table-cell>
          <table:table-cell office:value-type="float" office:value="3798348114.04477" calcext:value-type="float">
            <text:p>3798348114.04477</text:p>
          </table:table-cell>
          <table:table-cell office:value-type="float" office:value="3.72375469561589E+015" calcext:value-type="float">
            <text:p>3.72375469561589E+015</text:p>
          </table:table-cell>
          <table:table-cell office:value-type="float" office:value="3233739420.53188" calcext:value-type="float">
            <text:p>3233739420.53188</text:p>
          </table:table-cell>
          <table:table-cell/>
          <table:table-cell office:value-type="float" office:value="45182640.375" calcext:value-type="float">
            <text:p>45182640.375</text:p>
          </table:table-cell>
          <table:table-cell office:value-type="float" office:value="4503830511.79147" calcext:value-type="float">
            <text:p>4503830511.79147</text:p>
          </table:table-cell>
          <table:table-cell office:value-type="float" office:value="3.5682803068788E+015" calcext:value-type="float">
            <text:p>3.5682803068788E+015</text:p>
          </table:table-cell>
          <table:table-cell office:value-type="float" office:value="3192964606.31588" calcext:value-type="float">
            <text:p>3192964606.31588</text:p>
          </table:table-cell>
        </table:table-row>
        <table:table-row table:style-name="ro1">
          <table:table-cell office:value-type="float" office:value="15055200" calcext:value-type="float">
            <text:p>15055200</text:p>
          </table:table-cell>
          <table:table-cell office:value-type="float" office:value="2034625.29536107" calcext:value-type="float">
            <text:p>2034625.29536107</text:p>
          </table:table-cell>
          <table:table-cell office:value-type="float" office:value="543528125208.936" calcext:value-type="float">
            <text:p>543528125208.936</text:p>
          </table:table-cell>
          <table:table-cell office:value-type="float" office:value="2065180.99722347" calcext:value-type="float">
            <text:p>2065180.99722347</text:p>
          </table:table-cell>
          <table:table-cell/>
          <table:table-cell office:value-type="float" office:value="9840960" calcext:value-type="float">
            <text:p>9840960</text:p>
          </table:table-cell>
          <table:table-cell office:value-type="float" office:value="669446146.737528" calcext:value-type="float">
            <text:p>669446146.737528</text:p>
          </table:table-cell>
          <table:table-cell office:value-type="float" office:value="2211838462014307" calcext:value-type="float">
            <text:p>2211838462014307</text:p>
          </table:table-cell>
          <table:table-cell office:value-type="float" office:value="1645313541.108" calcext:value-type="float">
            <text:p>1645313541.108</text:p>
          </table:table-cell>
          <table:table-cell/>
          <table:table-cell office:value-type="float" office:value="11383200" calcext:value-type="float">
            <text:p>11383200</text:p>
          </table:table-cell>
          <table:table-cell office:value-type="float" office:value="2352775540.78037" calcext:value-type="float">
            <text:p>2352775540.78037</text:p>
          </table:table-cell>
          <table:table-cell office:value-type="float" office:value="7625040751348692" calcext:value-type="float">
            <text:p>7625040751348692</text:p>
          </table:table-cell>
          <table:table-cell office:value-type="float" office:value="5657626718.76662" calcext:value-type="float">
            <text:p>5657626718.76662</text:p>
          </table:table-cell>
          <table:table-cell/>
          <table:table-cell office:value-type="float" office:value="24455520" calcext:value-type="float">
            <text:p>24455520</text:p>
          </table:table-cell>
          <table:table-cell office:value-type="float" office:value="3466601716.33539" calcext:value-type="float">
            <text:p>3466601716.33539</text:p>
          </table:table-cell>
          <table:table-cell office:value-type="float" office:value="7841701011793641" calcext:value-type="float">
            <text:p>7841701011793641</text:p>
          </table:table-cell>
          <table:table-cell office:value-type="float" office:value="5954841823.19424" calcext:value-type="float">
            <text:p>5954841823.19424</text:p>
          </table:table-cell>
          <table:table-cell/>
          <table:table-cell office:value-type="float" office:value="28715040" calcext:value-type="float">
            <text:p>28715040</text:p>
          </table:table-cell>
          <table:table-cell office:value-type="float" office:value="3803528796.72477" calcext:value-type="float">
            <text:p>3803528796.72477</text:p>
          </table:table-cell>
          <table:table-cell office:value-type="float" office:value="3724826721873041" calcext:value-type="float">
            <text:p>3724826721873041</text:p>
          </table:table-cell>
          <table:table-cell office:value-type="float" office:value="3234572517.22161" calcext:value-type="float">
            <text:p>3234572517.22161</text:p>
          </table:table-cell>
          <table:table-cell/>
          <table:table-cell office:value-type="float" office:value="45315922.5" calcext:value-type="float">
            <text:p>45315922.5</text:p>
          </table:table-cell>
          <table:table-cell office:value-type="float" office:value="4510235443.11976" calcext:value-type="float">
            <text:p>4510235443.11976</text:p>
          </table:table-cell>
          <table:table-cell office:value-type="float" office:value="3.56864314411359E+015" calcext:value-type="float">
            <text:p>3.56864314411359E+015</text:p>
          </table:table-cell>
          <table:table-cell office:value-type="float" office:value="3193329889.02871" calcext:value-type="float">
            <text:p>3193329889.02871</text:p>
          </table:table-cell>
        </table:table-row>
        <table:table-row table:style-name="ro1">
          <table:table-cell office:value-type="float" office:value="15099480" calcext:value-type="float">
            <text:p>15099480</text:p>
          </table:table-cell>
          <table:table-cell office:value-type="float" office:value="2038703.48130819" calcext:value-type="float">
            <text:p>2038703.48130819</text:p>
          </table:table-cell>
          <table:table-cell office:value-type="float" office:value="544352712664.945" calcext:value-type="float">
            <text:p>544352712664.945</text:p>
          </table:table-cell>
          <table:table-cell office:value-type="float" office:value="2069460.51457145" calcext:value-type="float">
            <text:p>2069460.51457145</text:p>
          </table:table-cell>
          <table:table-cell/>
          <table:table-cell office:value-type="float" office:value="9869904" calcext:value-type="float">
            <text:p>9869904</text:p>
          </table:table-cell>
          <table:table-cell office:value-type="float" office:value="670583583.64344" calcext:value-type="float">
            <text:p>670583583.64344</text:p>
          </table:table-cell>
          <table:table-cell office:value-type="float" office:value="2.21557119966787E+015" calcext:value-type="float">
            <text:p>2.21557119966787E+015</text:p>
          </table:table-cell>
          <table:table-cell office:value-type="float" office:value="1648101128.6324" calcext:value-type="float">
            <text:p>1648101128.6324</text:p>
          </table:table-cell>
          <table:table-cell/>
          <table:table-cell office:value-type="float" office:value="11416680" calcext:value-type="float">
            <text:p>11416680</text:p>
          </table:table-cell>
          <table:table-cell office:value-type="float" office:value="2356365596.6019" calcext:value-type="float">
            <text:p>2356365596.6019</text:p>
          </table:table-cell>
          <table:table-cell office:value-type="float" office:value="7636729517438302" calcext:value-type="float">
            <text:p>7636729517438302</text:p>
          </table:table-cell>
          <table:table-cell office:value-type="float" office:value="5666321857.94025" calcext:value-type="float">
            <text:p>5666321857.94025</text:p>
          </table:table-cell>
          <table:table-cell/>
          <table:table-cell office:value-type="float" office:value="24527448" calcext:value-type="float">
            <text:p>24527448</text:p>
          </table:table-cell>
          <table:table-cell office:value-type="float" office:value="3470140043.29613" calcext:value-type="float">
            <text:p>3470140043.29613</text:p>
          </table:table-cell>
          <table:table-cell office:value-type="float" office:value="7846460888850139" calcext:value-type="float">
            <text:p>7846460888850139</text:p>
          </table:table-cell>
          <table:table-cell office:value-type="float" office:value="5958416912.80181" calcext:value-type="float">
            <text:p>5958416912.80181</text:p>
          </table:table-cell>
          <table:table-cell/>
          <table:table-cell office:value-type="float" office:value="28799496" calcext:value-type="float">
            <text:p>28799496</text:p>
          </table:table-cell>
          <table:table-cell office:value-type="float" office:value="3808703379.11261" calcext:value-type="float">
            <text:p>3808703379.11261</text:p>
          </table:table-cell>
          <table:table-cell office:value-type="float" office:value="3725889473002860" calcext:value-type="float">
            <text:p>3725889473002860</text:p>
          </table:table-cell>
          <table:table-cell office:value-type="float" office:value="3235398670.61721" calcext:value-type="float">
            <text:p>3235398670.61721</text:p>
          </table:table-cell>
          <table:table-cell/>
          <table:table-cell office:value-type="float" office:value="45449204.625" calcext:value-type="float">
            <text:p>45449204.625</text:p>
          </table:table-cell>
          <table:table-cell office:value-type="float" office:value="4516632293.03194" calcext:value-type="float">
            <text:p>4516632293.03194</text:p>
          </table:table-cell>
          <table:table-cell office:value-type="float" office:value="3.56900275745711E+015" calcext:value-type="float">
            <text:p>3.56900275745711E+015</text:p>
          </table:table-cell>
          <table:table-cell office:value-type="float" office:value="3193692450.42541" calcext:value-type="float">
            <text:p>3193692450.42541</text:p>
          </table:table-cell>
        </table:table-row>
        <table:table-row table:style-name="ro1">
          <table:table-cell office:value-type="float" office:value="15143760" calcext:value-type="float">
            <text:p>15143760</text:p>
          </table:table-cell>
          <table:table-cell office:value-type="float" office:value="2042774.6047466" calcext:value-type="float">
            <text:p>2042774.6047466</text:p>
          </table:table-cell>
          <table:table-cell office:value-type="float" office:value="545174796048.925" calcext:value-type="float">
            <text:p>545174796048.925</text:p>
          </table:table-cell>
          <table:table-cell office:value-type="float" office:value="2073732.69274587" calcext:value-type="float">
            <text:p>2073732.69274587</text:p>
          </table:table-cell>
          <table:table-cell/>
          <table:table-cell office:value-type="float" office:value="9898848" calcext:value-type="float">
            <text:p>9898848</text:p>
          </table:table-cell>
          <table:table-cell office:value-type="float" office:value="671717678.683826" calcext:value-type="float">
            <text:p>671717678.683826</text:p>
          </table:table-cell>
          <table:table-cell office:value-type="float" office:value="2.21929274002974E+015" calcext:value-type="float">
            <text:p>2.21929274002974E+015</text:p>
          </table:table-cell>
          <table:table-cell office:value-type="float" office:value="1650880424.95914" calcext:value-type="float">
            <text:p>1650880424.95914</text:p>
          </table:table-cell>
          <table:table-cell/>
          <table:table-cell office:value-type="float" office:value="11450160" calcext:value-type="float">
            <text:p>11450160</text:p>
          </table:table-cell>
          <table:table-cell office:value-type="float" office:value="2359943561.27155" calcext:value-type="float">
            <text:p>2359943561.27155</text:p>
          </table:table-cell>
          <table:table-cell office:value-type="float" office:value="7648377732252359" calcext:value-type="float">
            <text:p>7648377732252359</text:p>
          </table:table-cell>
          <table:table-cell office:value-type="float" office:value="5674987010.9296" calcext:value-type="float">
            <text:p>5674987010.9296</text:p>
          </table:table-cell>
          <table:table-cell/>
          <table:table-cell office:value-type="float" office:value="24599376" calcext:value-type="float">
            <text:p>24599376</text:p>
          </table:table-cell>
          <table:table-cell office:value-type="float" office:value="3473666614.78411" calcext:value-type="float">
            <text:p>3473666614.78411</text:p>
          </table:table-cell>
          <table:table-cell office:value-type="float" office:value="7851185429753964" calcext:value-type="float">
            <text:p>7851185429753964</text:p>
          </table:table-cell>
          <table:table-cell office:value-type="float" office:value="5961965810.29777" calcext:value-type="float">
            <text:p>5961965810.29777</text:p>
          </table:table-cell>
          <table:table-cell/>
          <table:table-cell office:value-type="float" office:value="28883952" calcext:value-type="float">
            <text:p>28883952</text:p>
          </table:table-cell>
          <table:table-cell office:value-type="float" office:value="3813871887.5332" calcext:value-type="float">
            <text:p>3813871887.5332</text:p>
          </table:table-cell>
          <table:table-cell office:value-type="float" office:value="3726943029819528" calcext:value-type="float">
            <text:p>3726943029819528</text:p>
          </table:table-cell>
          <table:table-cell office:value-type="float" office:value="3236217940.56258" calcext:value-type="float">
            <text:p>3236217940.56258</text:p>
          </table:table-cell>
          <table:table-cell/>
          <table:table-cell office:value-type="float" office:value="45582486.75" calcext:value-type="float">
            <text:p>45582486.75</text:p>
          </table:table-cell>
          <table:table-cell office:value-type="float" office:value="4523021081.877" calcext:value-type="float">
            <text:p>4523021081.877</text:p>
          </table:table-cell>
          <table:table-cell office:value-type="float" office:value="3569359185188980" calcext:value-type="float">
            <text:p>3569359185188980</text:p>
          </table:table-cell>
          <table:table-cell office:value-type="float" office:value="3194052319.94552" calcext:value-type="float">
            <text:p>3194052319.94552</text:p>
          </table:table-cell>
        </table:table-row>
        <table:table-row table:style-name="ro1">
          <table:table-cell office:value-type="float" office:value="15188040" calcext:value-type="float">
            <text:p>15188040</text:p>
          </table:table-cell>
          <table:table-cell office:value-type="float" office:value="2046838.68359242" calcext:value-type="float">
            <text:p>2046838.68359242</text:p>
          </table:table-cell>
          <table:table-cell office:value-type="float" office:value="545994385768.846" calcext:value-type="float">
            <text:p>545994385768.846</text:p>
          </table:table-cell>
          <table:table-cell office:value-type="float" office:value="2077997.55008298" calcext:value-type="float">
            <text:p>2077997.55008298</text:p>
          </table:table-cell>
          <table:table-cell/>
          <table:table-cell office:value-type="float" office:value="9927792" calcext:value-type="float">
            <text:p>9927792</text:p>
          </table:table-cell>
          <table:table-cell office:value-type="float" office:value="672848441.836354" calcext:value-type="float">
            <text:p>672848441.836354</text:p>
          </table:table-cell>
          <table:table-cell office:value-type="float" office:value="2.22300311671123E+015" calcext:value-type="float">
            <text:p>2.22300311671123E+015</text:p>
          </table:table-cell>
          <table:table-cell office:value-type="float" office:value="1653651454.91811" calcext:value-type="float">
            <text:p>1653651454.91811</text:p>
          </table:table-cell>
          <table:table-cell/>
          <table:table-cell office:value-type="float" office:value="11483640" calcext:value-type="float">
            <text:p>11483640</text:p>
          </table:table-cell>
          <table:table-cell office:value-type="float" office:value="2363509476.69844" calcext:value-type="float">
            <text:p>2363509476.69844</text:p>
          </table:table-cell>
          <table:table-cell office:value-type="float" office:value="7659985536559982" calcext:value-type="float">
            <text:p>7659985536559982</text:p>
          </table:table-cell>
          <table:table-cell office:value-type="float" office:value="5683622281.66911" calcext:value-type="float">
            <text:p>5683622281.66911</text:p>
          </table:table-cell>
          <table:table-cell/>
          <table:table-cell office:value-type="float" office:value="24671304" calcext:value-type="float">
            <text:p>24671304</text:p>
          </table:table-cell>
          <table:table-cell office:value-type="float" office:value="3477181509.44042" calcext:value-type="float">
            <text:p>3477181509.44042</text:p>
          </table:table-cell>
          <table:table-cell office:value-type="float" office:value="7855874897359932" calcext:value-type="float">
            <text:p>7855874897359932</text:p>
          </table:table-cell>
          <table:table-cell office:value-type="float" office:value="5965488709.79784" calcext:value-type="float">
            <text:p>5965488709.79784</text:p>
          </table:table-cell>
          <table:table-cell/>
          <table:table-cell office:value-type="float" office:value="28968408" calcext:value-type="float">
            <text:p>28968408</text:p>
          </table:table-cell>
          <table:table-cell office:value-type="float" office:value="3819034348.10043" calcext:value-type="float">
            <text:p>3819034348.10043</text:p>
          </table:table-cell>
          <table:table-cell office:value-type="float" office:value="3727987472431784" calcext:value-type="float">
            <text:p>3727987472431784</text:p>
          </table:table-cell>
          <table:table-cell office:value-type="float" office:value="3237030386.38076" calcext:value-type="float">
            <text:p>3237030386.38076</text:p>
          </table:table-cell>
          <table:table-cell/>
          <table:table-cell office:value-type="float" office:value="45715768.875" calcext:value-type="float">
            <text:p>45715768.875</text:p>
          </table:table-cell>
          <table:table-cell office:value-type="float" office:value="4529401829.84008" calcext:value-type="float">
            <text:p>4529401829.84008</text:p>
          </table:table-cell>
          <table:table-cell office:value-type="float" office:value="3569712465083257" calcext:value-type="float">
            <text:p>3569712465083257</text:p>
          </table:table-cell>
          <table:table-cell office:value-type="float" office:value="3194409526.6515" calcext:value-type="float">
            <text:p>3194409526.6515</text:p>
          </table:table-cell>
        </table:table-row>
        <table:table-row table:style-name="ro1">
          <table:table-cell office:value-type="float" office:value="15232320" calcext:value-type="float">
            <text:p>15232320</text:p>
          </table:table-cell>
          <table:table-cell office:value-type="float" office:value="2050895.73569488" calcext:value-type="float">
            <text:p>2050895.73569488</text:p>
          </table:table-cell>
          <table:table-cell office:value-type="float" office:value="546811492183.391" calcext:value-type="float">
            <text:p>546811492183.391</text:p>
          </table:table-cell>
          <table:table-cell office:value-type="float" office:value="2082255.10485136" calcext:value-type="float">
            <text:p>2082255.10485136</text:p>
          </table:table-cell>
          <table:table-cell/>
          <table:table-cell office:value-type="float" office:value="9956736" calcext:value-type="float">
            <text:p>9956736</text:p>
          </table:table-cell>
          <table:table-cell office:value-type="float" office:value="673975883.048751" calcext:value-type="float">
            <text:p>673975883.048751</text:p>
          </table:table-cell>
          <table:table-cell office:value-type="float" office:value="2.22670236322272E+015" calcext:value-type="float">
            <text:p>2.22670236322272E+015</text:p>
          </table:table-cell>
          <table:table-cell office:value-type="float" office:value="1656414243.26469" calcext:value-type="float">
            <text:p>1656414243.26469</text:p>
          </table:table-cell>
          <table:table-cell/>
          <table:table-cell office:value-type="float" office:value="11517120" calcext:value-type="float">
            <text:p>11517120</text:p>
          </table:table-cell>
          <table:table-cell office:value-type="float" office:value="2367063384.64479" calcext:value-type="float">
            <text:p>2367063384.64479</text:p>
          </table:table-cell>
          <table:table-cell office:value-type="float" office:value="7671553070641526" calcext:value-type="float">
            <text:p>7671553070641526</text:p>
          </table:table-cell>
          <table:table-cell office:value-type="float" office:value="5692227773.73236" calcext:value-type="float">
            <text:p>5692227773.73236</text:p>
          </table:table-cell>
          <table:table-cell/>
          <table:table-cell office:value-type="float" office:value="24743232" calcext:value-type="float">
            <text:p>24743232</text:p>
          </table:table-cell>
          <table:table-cell office:value-type="float" office:value="3480684805.32472" calcext:value-type="float">
            <text:p>3480684805.32472</text:p>
          </table:table-cell>
          <table:table-cell office:value-type="float" office:value="7860529552566459" calcext:value-type="float">
            <text:p>7860529552566459</text:p>
          </table:table-cell>
          <table:table-cell office:value-type="float" office:value="5968985803.97428" calcext:value-type="float">
            <text:p>5968985803.97428</text:p>
          </table:table-cell>
          <table:table-cell/>
          <table:table-cell office:value-type="float" office:value="29052864" calcext:value-type="float">
            <text:p>29052864</text:p>
          </table:table-cell>
          <table:table-cell office:value-type="float" office:value="3824190786.71898" calcext:value-type="float">
            <text:p>3824190786.71898</text:p>
          </table:table-cell>
          <table:table-cell office:value-type="float" office:value="3.72902288024908E+015" calcext:value-type="float">
            <text:p>3.72902288024908E+015</text:p>
          </table:table-cell>
          <table:table-cell office:value-type="float" office:value="3237836066.87848" calcext:value-type="float">
            <text:p>3237836066.87848</text:p>
          </table:table-cell>
          <table:table-cell/>
          <table:table-cell office:value-type="float" office:value="45849051" calcext:value-type="float">
            <text:p>45849051</text:p>
          </table:table-cell>
          <table:table-cell office:value-type="float" office:value="4535774556.94462" calcext:value-type="float">
            <text:p>4535774556.94462</text:p>
          </table:table-cell>
          <table:table-cell office:value-type="float" office:value="3570062634415242" calcext:value-type="float">
            <text:p>3570062634415242</text:p>
          </table:table-cell>
          <table:table-cell office:value-type="float" office:value="3194764099.23379" calcext:value-type="float">
            <text:p>3194764099.23379</text:p>
          </table:table-cell>
        </table:table-row>
        <table:table-row table:style-name="ro1">
          <table:table-cell office:value-type="float" office:value="15276600" calcext:value-type="float">
            <text:p>15276600</text:p>
          </table:table-cell>
          <table:table-cell office:value-type="float" office:value="2054945.77883665" calcext:value-type="float">
            <text:p>2054945.77883665</text:p>
          </table:table-cell>
          <table:table-cell office:value-type="float" office:value="547626125602.193" calcext:value-type="float">
            <text:p>547626125602.193</text:p>
          </table:table-cell>
          <table:table-cell office:value-type="float" office:value="2086505.37525216" calcext:value-type="float">
            <text:p>2086505.37525216</text:p>
          </table:table-cell>
          <table:table-cell/>
          <table:table-cell office:value-type="float" office:value="9985680" calcext:value-type="float">
            <text:p>9985680</text:p>
          </table:table-cell>
          <table:table-cell office:value-type="float" office:value="675100012.238898" calcext:value-type="float">
            <text:p>675100012.238898</text:p>
          </table:table-cell>
          <table:table-cell office:value-type="float" office:value="2.23039051297399E+015" calcext:value-type="float">
            <text:p>2.23039051297399E+015</text:p>
          </table:table-cell>
          <table:table-cell office:value-type="float" office:value="1659168814.68001" calcext:value-type="float">
            <text:p>1659168814.68001</text:p>
          </table:table-cell>
          <table:table-cell/>
          <table:table-cell office:value-type="float" office:value="11550600" calcext:value-type="float">
            <text:p>11550600</text:p>
          </table:table-cell>
          <table:table-cell office:value-type="float" office:value="2370605326.72649" calcext:value-type="float">
            <text:p>2370605326.72649</text:p>
          </table:table-cell>
          <table:table-cell office:value-type="float" office:value="7683080474290232" calcext:value-type="float">
            <text:p>7683080474290232</text:p>
          </table:table-cell>
          <table:table-cell office:value-type="float" office:value="5700803590.33329" calcext:value-type="float">
            <text:p>5700803590.33329</text:p>
          </table:table-cell>
          <table:table-cell/>
          <table:table-cell office:value-type="float" office:value="24815160" calcext:value-type="float">
            <text:p>24815160</text:p>
          </table:table-cell>
          <table:table-cell office:value-type="float" office:value="3484176579.91965" calcext:value-type="float">
            <text:p>3484176579.91965</text:p>
          </table:table-cell>
          <table:table-cell office:value-type="float" office:value="7865149654330147" calcext:value-type="float">
            <text:p>7865149654330147</text:p>
          </table:table-cell>
          <table:table-cell office:value-type="float" office:value="5972457284.06662" calcext:value-type="float">
            <text:p>5972457284.06662</text:p>
          </table:table-cell>
          <table:table-cell/>
          <table:table-cell office:value-type="float" office:value="29137320" calcext:value-type="float">
            <text:p>29137320</text:p>
          </table:table-cell>
          <table:table-cell office:value-type="float" office:value="3829341229.08619" calcext:value-type="float">
            <text:p>3829341229.08619</text:p>
          </table:table-cell>
          <table:table-cell office:value-type="float" office:value="3.73004933198769E+015" calcext:value-type="float">
            <text:p>3.73004933198769E+015</text:p>
          </table:table-cell>
          <table:table-cell office:value-type="float" office:value="3238635040.35068" calcext:value-type="float">
            <text:p>3238635040.35068</text:p>
          </table:table-cell>
          <table:table-cell/>
          <table:table-cell office:value-type="float" office:value="45982333.125" calcext:value-type="float">
            <text:p>45982333.125</text:p>
          </table:table-cell>
          <table:table-cell office:value-type="float" office:value="4542139283.05431" calcext:value-type="float">
            <text:p>4542139283.05431</text:p>
          </table:table-cell>
          <table:table-cell office:value-type="float" office:value="3570409729968304" calcext:value-type="float">
            <text:p>3570409729968304</text:p>
          </table:table-cell>
          <table:table-cell office:value-type="float" office:value="3195116066.01588" calcext:value-type="float">
            <text:p>3195116066.01588</text:p>
          </table:table-cell>
        </table:table-row>
        <table:table-row table:style-name="ro1">
          <table:table-cell office:value-type="float" office:value="15320880" calcext:value-type="float">
            <text:p>15320880</text:p>
          </table:table-cell>
          <table:table-cell office:value-type="float" office:value="2058988.83073412" calcext:value-type="float">
            <text:p>2058988.83073412</text:p>
          </table:table-cell>
          <table:table-cell office:value-type="float" office:value="548438296286.08" calcext:value-type="float">
            <text:p>548438296286.08</text:p>
          </table:table-cell>
          <table:table-cell office:value-type="float" office:value="2090748.37941944" calcext:value-type="float">
            <text:p>2090748.37941944</text:p>
          </table:table-cell>
          <table:table-cell/>
          <table:table-cell office:value-type="float" office:value="10014624" calcext:value-type="float">
            <text:p>10014624</text:p>
          </table:table-cell>
          <table:table-cell office:value-type="float" office:value="676220839.294911" calcext:value-type="float">
            <text:p>676220839.294911</text:p>
          </table:table-cell>
          <table:table-cell office:value-type="float" office:value="2.23406759927451E+015" calcext:value-type="float">
            <text:p>2.23406759927451E+015</text:p>
          </table:table-cell>
          <table:table-cell office:value-type="float" office:value="1661915193.77109" calcext:value-type="float">
            <text:p>1661915193.77109</text:p>
          </table:table-cell>
          <table:table-cell/>
          <table:table-cell office:value-type="float" office:value="11584080" calcext:value-type="float">
            <text:p>11584080</text:p>
          </table:table-cell>
          <table:table-cell office:value-type="float" office:value="2374135344.41357" calcext:value-type="float">
            <text:p>2374135344.41357</text:p>
          </table:table-cell>
          <table:table-cell office:value-type="float" office:value="7694567886813980" calcext:value-type="float">
            <text:p>7694567886813980</text:p>
          </table:table-cell>
          <table:table-cell office:value-type="float" office:value="5709349834.32756" calcext:value-type="float">
            <text:p>5709349834.32756</text:p>
          </table:table-cell>
          <table:table-cell/>
          <table:table-cell office:value-type="float" office:value="24887088" calcext:value-type="float">
            <text:p>24887088</text:p>
          </table:table-cell>
          <table:table-cell office:value-type="float" office:value="3487656910.13516" calcext:value-type="float">
            <text:p>3487656910.13516</text:p>
          </table:table-cell>
          <table:table-cell office:value-type="float" office:value="7869735459680227" calcext:value-type="float">
            <text:p>7869735459680227</text:p>
          </table:table-cell>
          <table:table-cell office:value-type="float" office:value="5975903339.89234" calcext:value-type="float">
            <text:p>5975903339.89234</text:p>
          </table:table-cell>
          <table:table-cell/>
          <table:table-cell office:value-type="float" office:value="29221776" calcext:value-type="float">
            <text:p>29221776</text:p>
          </table:table-cell>
          <table:table-cell office:value-type="float" office:value="3834485700.69381" calcext:value-type="float">
            <text:p>3834485700.69381</text:p>
          </table:table-cell>
          <table:table-cell office:value-type="float" office:value="3.73106690567675E+015" calcext:value-type="float">
            <text:p>3.73106690567675E+015</text:p>
          </table:table-cell>
          <table:table-cell office:value-type="float" office:value="3239427364.58502" calcext:value-type="float">
            <text:p>3239427364.58502</text:p>
          </table:table-cell>
          <table:table-cell/>
          <table:table-cell office:value-type="float" office:value="46115615.25" calcext:value-type="float">
            <text:p>46115615.25</text:p>
          </table:table-cell>
          <table:table-cell office:value-type="float" office:value="4548496027.87516" calcext:value-type="float">
            <text:p>4548496027.87516</text:p>
          </table:table-cell>
          <table:table-cell office:value-type="float" office:value="3.57075378804059E+015" calcext:value-type="float">
            <text:p>3.57075378804059E+015</text:p>
          </table:table-cell>
          <table:table-cell office:value-type="float" office:value="3195465454.95921" calcext:value-type="float">
            <text:p>3195465454.95921</text:p>
          </table:table-cell>
        </table:table-row>
        <table:table-row table:style-name="ro1">
          <table:table-cell office:value-type="float" office:value="15365160" calcext:value-type="float">
            <text:p>15365160</text:p>
          </table:table-cell>
          <table:table-cell office:value-type="float" office:value="2063024.90903774" calcext:value-type="float">
            <text:p>2063024.90903774</text:p>
          </table:table-cell>
          <table:table-cell office:value-type="float" office:value="549248014447.312" calcext:value-type="float">
            <text:p>549248014447.312</text:p>
          </table:table-cell>
          <table:table-cell office:value-type="float" office:value="2094984.13542045" calcext:value-type="float">
            <text:p>2094984.13542045</text:p>
          </table:table-cell>
          <table:table-cell/>
          <table:table-cell office:value-type="float" office:value="10043568" calcext:value-type="float">
            <text:p>10043568</text:p>
          </table:table-cell>
          <table:table-cell office:value-type="float" office:value="677338374.075241" calcext:value-type="float">
            <text:p>677338374.075241</text:p>
          </table:table-cell>
          <table:table-cell office:value-type="float" office:value="2.23773365533377E+015" calcext:value-type="float">
            <text:p>2.23773365533377E+015</text:p>
          </table:table-cell>
          <table:table-cell office:value-type="float" office:value="1664653405.07116" calcext:value-type="float">
            <text:p>1664653405.07116</text:p>
          </table:table-cell>
          <table:table-cell/>
          <table:table-cell office:value-type="float" office:value="11617560" calcext:value-type="float">
            <text:p>11617560</text:p>
          </table:table-cell>
          <table:table-cell office:value-type="float" office:value="2377653479.03076" calcext:value-type="float">
            <text:p>2377653479.03076</text:p>
          </table:table-cell>
          <table:table-cell office:value-type="float" office:value="7706015447036931" calcext:value-type="float">
            <text:p>7706015447036931</text:p>
          </table:table-cell>
          <table:table-cell office:value-type="float" office:value="5717866608.21366" calcext:value-type="float">
            <text:p>5717866608.21366</text:p>
          </table:table-cell>
          <table:table-cell/>
          <table:table-cell office:value-type="float" office:value="24959016" calcext:value-type="float">
            <text:p>24959016</text:p>
          </table:table-cell>
          <table:table-cell office:value-type="float" office:value="3491125872.31281" calcext:value-type="float">
            <text:p>3491125872.31281</text:p>
          </table:table-cell>
          <table:table-cell office:value-type="float" office:value="7874287223732911" calcext:value-type="float">
            <text:p>7874287223732911</text:p>
          </table:table-cell>
          <table:table-cell office:value-type="float" office:value="5979324159.85742" calcext:value-type="float">
            <text:p>5979324159.85742</text:p>
          </table:table-cell>
          <table:table-cell/>
          <table:table-cell office:value-type="float" office:value="29306232" calcext:value-type="float">
            <text:p>29306232</text:p>
          </table:table-cell>
          <table:table-cell office:value-type="float" office:value="3839624226.82984" calcext:value-type="float">
            <text:p>3839624226.82984</text:p>
          </table:table-cell>
          <table:table-cell office:value-type="float" office:value="3732075678664295" calcext:value-type="float">
            <text:p>3732075678664295</text:p>
          </table:table-cell>
          <table:table-cell office:value-type="float" office:value="3240213096.8662" calcext:value-type="float">
            <text:p>3240213096.8662</text:p>
          </table:table-cell>
          <table:table-cell/>
          <table:table-cell office:value-type="float" office:value="46248897.375" calcext:value-type="float">
            <text:p>46248897.375</text:p>
          </table:table-cell>
          <table:table-cell office:value-type="float" office:value="4554844810.95746" calcext:value-type="float">
            <text:p>4554844810.95746</text:p>
          </table:table-cell>
          <table:table-cell office:value-type="float" office:value="3571094844451588" calcext:value-type="float">
            <text:p>3571094844451588</text:p>
          </table:table-cell>
          <table:table-cell office:value-type="float" office:value="3195812293.66809" calcext:value-type="float">
            <text:p>3195812293.66809</text:p>
          </table:table-cell>
        </table:table-row>
        <table:table-row table:style-name="ro1">
          <table:table-cell office:value-type="float" office:value="15409440" calcext:value-type="float">
            <text:p>15409440</text:p>
          </table:table-cell>
          <table:table-cell office:value-type="float" office:value="2067054.03133227" calcext:value-type="float">
            <text:p>2067054.03133227</text:p>
          </table:table-cell>
          <table:table-cell office:value-type="float" office:value="550055290249.827" calcext:value-type="float">
            <text:p>550055290249.827</text:p>
          </table:table-cell>
          <table:table-cell office:value-type="float" office:value="2099212.66125595" calcext:value-type="float">
            <text:p>2099212.66125595</text:p>
          </table:table-cell>
          <table:table-cell/>
          <table:table-cell office:value-type="float" office:value="10072512" calcext:value-type="float">
            <text:p>10072512</text:p>
          </table:table-cell>
          <table:table-cell office:value-type="float" office:value="678452626.408756" calcext:value-type="float">
            <text:p>678452626.408756</text:p>
          </table:table-cell>
          <table:table-cell office:value-type="float" office:value="2241388714261504" calcext:value-type="float">
            <text:p>2241388714261504</text:p>
          </table:table-cell>
          <table:table-cell office:value-type="float" office:value="1667383473.03979" calcext:value-type="float">
            <text:p>1667383473.03979</text:p>
          </table:table-cell>
          <table:table-cell/>
          <table:table-cell office:value-type="float" office:value="11651040" calcext:value-type="float">
            <text:p>11651040</text:p>
          </table:table-cell>
          <table:table-cell office:value-type="float" office:value="2381159771.75797" calcext:value-type="float">
            <text:p>2381159771.75797</text:p>
          </table:table-cell>
          <table:table-cell office:value-type="float" office:value="7717423293301251" calcext:value-type="float">
            <text:p>7717423293301251</text:p>
          </table:table-cell>
          <table:table-cell office:value-type="float" office:value="5726354014.13427" calcext:value-type="float">
            <text:p>5726354014.13427</text:p>
          </table:table-cell>
          <table:table-cell/>
          <table:table-cell office:value-type="float" office:value="25030944" calcext:value-type="float">
            <text:p>25030944</text:p>
          </table:table-cell>
          <table:table-cell office:value-type="float" office:value="3494583542.23003" calcext:value-type="float">
            <text:p>3494583542.23003</text:p>
          </table:table-cell>
          <table:table-cell office:value-type="float" office:value="7878805199705637" calcext:value-type="float">
            <text:p>7878805199705637</text:p>
          </table:table-cell>
          <table:table-cell office:value-type="float" office:value="5982719930.96693" calcext:value-type="float">
            <text:p>5982719930.96693</text:p>
          </table:table-cell>
          <table:table-cell/>
          <table:table-cell office:value-type="float" office:value="29390688" calcext:value-type="float">
            <text:p>29390688</text:p>
          </table:table-cell>
          <table:table-cell office:value-type="float" office:value="3844756832.5803" calcext:value-type="float">
            <text:p>3844756832.5803</text:p>
          </table:table-cell>
          <table:table-cell office:value-type="float" office:value="3733075727623153" calcext:value-type="float">
            <text:p>3733075727623153</text:p>
          </table:table-cell>
          <table:table-cell office:value-type="float" office:value="3240992293.98047" calcext:value-type="float">
            <text:p>3240992293.98047</text:p>
          </table:table-cell>
          <table:table-cell/>
          <table:table-cell office:value-type="float" office:value="46382179.5" calcext:value-type="float">
            <text:p>46382179.5</text:p>
          </table:table-cell>
          <table:table-cell office:value-type="float" office:value="4561185651.69773" calcext:value-type="float">
            <text:p>4561185651.69773</text:p>
          </table:table-cell>
          <table:table-cell office:value-type="float" office:value="3571432934548658" calcext:value-type="float">
            <text:p>3571432934548658</text:p>
          </table:table-cell>
          <table:table-cell office:value-type="float" office:value="3196156609.39448" calcext:value-type="float">
            <text:p>3196156609.39448</text:p>
          </table:table-cell>
        </table:table-row>
        <table:table-row table:style-name="ro1">
          <table:table-cell office:value-type="float" office:value="15453720" calcext:value-type="float">
            <text:p>15453720</text:p>
          </table:table-cell>
          <table:table-cell office:value-type="float" office:value="2071076.21513712" calcext:value-type="float">
            <text:p>2071076.21513712</text:p>
          </table:table-cell>
          <table:table-cell office:value-type="float" office:value="550860133809.47" calcext:value-type="float">
            <text:p>550860133809.47</text:p>
          </table:table-cell>
          <table:table-cell office:value-type="float" office:value="2103433.97486052" calcext:value-type="float">
            <text:p>2103433.97486052</text:p>
          </table:table-cell>
          <table:table-cell/>
          <table:table-cell office:value-type="float" office:value="10101456" calcext:value-type="float">
            <text:p>10101456</text:p>
          </table:table-cell>
          <table:table-cell office:value-type="float" office:value="679563606.094832" calcext:value-type="float">
            <text:p>679563606.094832</text:p>
          </table:table-cell>
          <table:table-cell office:value-type="float" office:value="2.24503280906809E+015" calcext:value-type="float">
            <text:p>2.24503280906809E+015</text:p>
          </table:table-cell>
          <table:table-cell office:value-type="float" office:value="1670105422.06318" calcext:value-type="float">
            <text:p>1670105422.06318</text:p>
          </table:table-cell>
          <table:table-cell/>
          <table:table-cell office:value-type="float" office:value="11684520" calcext:value-type="float">
            <text:p>11684520</text:p>
          </table:table-cell>
          <table:table-cell office:value-type="float" office:value="2384654263.63086" calcext:value-type="float">
            <text:p>2384654263.63086</text:p>
          </table:table-cell>
          <table:table-cell office:value-type="float" office:value="7728791563468707" calcext:value-type="float">
            <text:p>7728791563468707</text:p>
          </table:table-cell>
          <table:table-cell office:value-type="float" office:value="5734812153.87741" calcext:value-type="float">
            <text:p>5734812153.87741</text:p>
          </table:table-cell>
          <table:table-cell/>
          <table:table-cell office:value-type="float" office:value="25102872" calcext:value-type="float">
            <text:p>25102872</text:p>
          </table:table-cell>
          <table:table-cell office:value-type="float" office:value="3498029995.10438" calcext:value-type="float">
            <text:p>3498029995.10438</text:p>
          </table:table-cell>
          <table:table-cell office:value-type="float" office:value="7883289638931214" calcext:value-type="float">
            <text:p>7883289638931214</text:p>
          </table:table-cell>
          <table:table-cell office:value-type="float" office:value="5986090838.83537" calcext:value-type="float">
            <text:p>5986090838.83537</text:p>
          </table:table-cell>
          <table:table-cell/>
          <table:table-cell office:value-type="float" office:value="29475144" calcext:value-type="float">
            <text:p>29475144</text:p>
          </table:table-cell>
          <table:table-cell office:value-type="float" office:value="3849883542.83096" calcext:value-type="float">
            <text:p>3849883542.83096</text:p>
          </table:table-cell>
          <table:table-cell office:value-type="float" office:value="3.7340671285569E+015" calcext:value-type="float">
            <text:p>3.7340671285569E+015</text:p>
          </table:table-cell>
          <table:table-cell office:value-type="float" office:value="3241765012.2199" calcext:value-type="float">
            <text:p>3241765012.2199</text:p>
          </table:table-cell>
          <table:table-cell/>
          <table:table-cell office:value-type="float" office:value="46515461.625" calcext:value-type="float">
            <text:p>46515461.625</text:p>
          </table:table-cell>
          <table:table-cell office:value-type="float" office:value="4567518569.34063" calcext:value-type="float">
            <text:p>4567518569.34063</text:p>
          </table:table-cell>
          <table:table-cell office:value-type="float" office:value="3.57176809321346E+015" calcext:value-type="float">
            <text:p>3.57176809321346E+015</text:p>
          </table:table-cell>
          <table:table-cell office:value-type="float" office:value="3196498429.04278" calcext:value-type="float">
            <text:p>3196498429.04278</text:p>
          </table:table-cell>
        </table:table-row>
        <table:table-row table:style-name="ro1">
          <table:table-cell office:value-type="float" office:value="15498000" calcext:value-type="float">
            <text:p>15498000</text:p>
          </table:table-cell>
          <table:table-cell office:value-type="float" office:value="2075091.47790663" calcext:value-type="float">
            <text:p>2075091.47790663</text:p>
          </table:table-cell>
          <table:table-cell office:value-type="float" office:value="551662555194.237" calcext:value-type="float">
            <text:p>551662555194.237</text:p>
          </table:table-cell>
          <table:table-cell office:value-type="float" office:value="2107648.09410285" calcext:value-type="float">
            <text:p>2107648.09410285</text:p>
          </table:table-cell>
          <table:table-cell/>
          <table:table-cell office:value-type="float" office:value="10130400" calcext:value-type="float">
            <text:p>10130400</text:p>
          </table:table-cell>
          <table:table-cell office:value-type="float" office:value="680671322.903442" calcext:value-type="float">
            <text:p>680671322.903442</text:p>
          </table:table-cell>
          <table:table-cell office:value-type="float" office:value="2.24866597266476E+015" calcext:value-type="float">
            <text:p>2.24866597266476E+015</text:p>
          </table:table-cell>
          <table:table-cell office:value-type="float" office:value="1672819276.45436" calcext:value-type="float">
            <text:p>1672819276.45436</text:p>
          </table:table-cell>
          <table:table-cell/>
          <table:table-cell office:value-type="float" office:value="11718000" calcext:value-type="float">
            <text:p>11718000</text:p>
          </table:table-cell>
          <table:table-cell office:value-type="float" office:value="2388136995.54131" calcext:value-type="float">
            <text:p>2388136995.54131</text:p>
          </table:table-cell>
          <table:table-cell office:value-type="float" office:value="7740120394922438" calcext:value-type="float">
            <text:p>7740120394922438</text:p>
          </table:table-cell>
          <table:table-cell office:value-type="float" office:value="5743241128.87773" calcext:value-type="float">
            <text:p>5743241128.87773</text:p>
          </table:table-cell>
          <table:table-cell/>
          <table:table-cell office:value-type="float" office:value="25174800" calcext:value-type="float">
            <text:p>25174800</text:p>
          </table:table-cell>
          <table:table-cell office:value-type="float" office:value="3501465305.59774" calcext:value-type="float">
            <text:p>3501465305.59774</text:p>
          </table:table-cell>
          <table:table-cell office:value-type="float" office:value="7887740790871804" calcext:value-type="float">
            <text:p>7887740790871804</text:p>
          </table:table-cell>
          <table:table-cell office:value-type="float" office:value="5989437067.69704" calcext:value-type="float">
            <text:p>5989437067.69704</text:p>
          </table:table-cell>
          <table:table-cell/>
          <table:table-cell office:value-type="float" office:value="29559600" calcext:value-type="float">
            <text:p>29559600</text:p>
          </table:table-cell>
          <table:table-cell office:value-type="float" office:value="3855004382.26914" calcext:value-type="float">
            <text:p>3855004382.26914</text:p>
          </table:table-cell>
          <table:table-cell office:value-type="float" office:value="3735049956805656" calcext:value-type="float">
            <text:p>3735049956805656</text:p>
          </table:table-cell>
          <table:table-cell office:value-type="float" office:value="3242531307.38672" calcext:value-type="float">
            <text:p>3242531307.38672</text:p>
          </table:table-cell>
          <table:table-cell/>
          <table:table-cell office:value-type="float" office:value="46648743.75" calcext:value-type="float">
            <text:p>46648743.75</text:p>
          </table:table-cell>
          <table:table-cell office:value-type="float" office:value="4573843582.98089" calcext:value-type="float">
            <text:p>4573843582.98089</text:p>
          </table:table-cell>
          <table:table-cell office:value-type="float" office:value="3572100354868286" calcext:value-type="float">
            <text:p>3572100354868286</text:p>
          </table:table-cell>
          <table:table-cell office:value-type="float" office:value="3196837779.17448" calcext:value-type="float">
            <text:p>3196837779.17448</text:p>
          </table:table-cell>
        </table:table-row>
        <table:table-row table:style-name="ro1">
          <table:table-cell office:value-type="float" office:value="15542280" calcext:value-type="float">
            <text:p>15542280</text:p>
          </table:table-cell>
          <table:table-cell office:value-type="float" office:value="2079099.83703037" calcext:value-type="float">
            <text:p>2079099.83703037</text:p>
          </table:table-cell>
          <table:table-cell office:value-type="float" office:value="552462564424.508" calcext:value-type="float">
            <text:p>552462564424.508</text:p>
          </table:table-cell>
          <table:table-cell office:value-type="float" office:value="2111855.03678601" calcext:value-type="float">
            <text:p>2111855.03678601</text:p>
          </table:table-cell>
          <table:table-cell/>
          <table:table-cell office:value-type="float" office:value="10159344" calcext:value-type="float">
            <text:p>10159344</text:p>
          </table:table-cell>
          <table:table-cell office:value-type="float" office:value="681775786.575245" calcext:value-type="float">
            <text:p>681775786.575245</text:p>
          </table:table-cell>
          <table:table-cell office:value-type="float" office:value="2.25228823786395E+015" calcext:value-type="float">
            <text:p>2.25228823786395E+015</text:p>
          </table:table-cell>
          <table:table-cell office:value-type="float" office:value="1675525060.4534" calcext:value-type="float">
            <text:p>1675525060.4534</text:p>
          </table:table-cell>
          <table:table-cell/>
          <table:table-cell office:value-type="float" office:value="11751480" calcext:value-type="float">
            <text:p>11751480</text:p>
          </table:table-cell>
          <table:table-cell office:value-type="float" office:value="2391608008.23793" calcext:value-type="float">
            <text:p>2391608008.23793</text:p>
          </table:table-cell>
          <table:table-cell office:value-type="float" office:value="7751409924568535" calcext:value-type="float">
            <text:p>7751409924568535</text:p>
          </table:table-cell>
          <table:table-cell office:value-type="float" office:value="5751641040.21771" calcext:value-type="float">
            <text:p>5751641040.21771</text:p>
          </table:table-cell>
          <table:table-cell/>
          <table:table-cell office:value-type="float" office:value="25246728" calcext:value-type="float">
            <text:p>25246728</text:p>
          </table:table-cell>
          <table:table-cell office:value-type="float" office:value="3504889547.82047" calcext:value-type="float">
            <text:p>3504889547.82047</text:p>
          </table:table-cell>
          <table:table-cell office:value-type="float" office:value="7892158903132921" calcext:value-type="float">
            <text:p>7892158903132921</text:p>
          </table:table-cell>
          <table:table-cell office:value-type="float" office:value="5992758800.41637" calcext:value-type="float">
            <text:p>5992758800.41637</text:p>
          </table:table-cell>
          <table:table-cell/>
          <table:table-cell office:value-type="float" office:value="29644056" calcext:value-type="float">
            <text:p>29644056</text:p>
          </table:table-cell>
          <table:table-cell office:value-type="float" office:value="3860119375.38537" calcext:value-type="float">
            <text:p>3860119375.38537</text:p>
          </table:table-cell>
          <table:table-cell office:value-type="float" office:value="3736024287051934" calcext:value-type="float">
            <text:p>3736024287051934</text:p>
          </table:table-cell>
          <table:table-cell office:value-type="float" office:value="3243291234.79761" calcext:value-type="float">
            <text:p>3243291234.79761</text:p>
          </table:table-cell>
          <table:table-cell/>
          <table:table-cell office:value-type="float" office:value="46782025.875" calcext:value-type="float">
            <text:p>46782025.875</text:p>
          </table:table-cell>
          <table:table-cell office:value-type="float" office:value="4580160711.56518" calcext:value-type="float">
            <text:p>4580160711.56518</text:p>
          </table:table-cell>
          <table:table-cell office:value-type="float" office:value="3572429753482276" calcext:value-type="float">
            <text:p>3572429753482276</text:p>
          </table:table-cell>
          <table:table-cell office:value-type="float" office:value="3197174686.0128" calcext:value-type="float">
            <text:p>3197174686.0128</text:p>
          </table:table-cell>
        </table:table-row>
        <table:table-row table:style-name="ro1">
          <table:table-cell office:value-type="float" office:value="15586560" calcext:value-type="float">
            <text:p>15586560</text:p>
          </table:table-cell>
          <table:table-cell office:value-type="float" office:value="2083101.30983342" calcext:value-type="float">
            <text:p>2083101.30983342</text:p>
          </table:table-cell>
          <table:table-cell office:value-type="float" office:value="553260171473.281" calcext:value-type="float">
            <text:p>553260171473.281</text:p>
          </table:table-cell>
          <table:table-cell office:value-type="float" office:value="2116054.8206478" calcext:value-type="float">
            <text:p>2116054.8206478</text:p>
          </table:table-cell>
          <table:table-cell/>
          <table:table-cell office:value-type="float" office:value="10188288" calcext:value-type="float">
            <text:p>10188288</text:p>
          </table:table-cell>
          <table:table-cell office:value-type="float" office:value="682877006.821671" calcext:value-type="float">
            <text:p>682877006.821671</text:p>
          </table:table-cell>
          <table:table-cell office:value-type="float" office:value="2255899637379590" calcext:value-type="float">
            <text:p>2255899637379590</text:p>
          </table:table-cell>
          <table:table-cell office:value-type="float" office:value="1678222798.22761" calcext:value-type="float">
            <text:p>1678222798.22761</text:p>
          </table:table-cell>
          <table:table-cell/>
          <table:table-cell office:value-type="float" office:value="11784960" calcext:value-type="float">
            <text:p>11784960</text:p>
          </table:table-cell>
          <table:table-cell office:value-type="float" office:value="2395067342.32662" calcext:value-type="float">
            <text:p>2395067342.32662</text:p>
          </table:table-cell>
          <table:table-cell office:value-type="float" office:value="7762660288837721" calcext:value-type="float">
            <text:p>7762660288837721</text:p>
          </table:table-cell>
          <table:table-cell office:value-type="float" office:value="5760011988.62889" calcext:value-type="float">
            <text:p>5760011988.62889</text:p>
          </table:table-cell>
          <table:table-cell/>
          <table:table-cell office:value-type="float" office:value="25318656" calcext:value-type="float">
            <text:p>25318656</text:p>
          </table:table-cell>
          <table:table-cell office:value-type="float" office:value="3508302795.33559" calcext:value-type="float">
            <text:p>3508302795.33559</text:p>
          </table:table-cell>
          <table:table-cell office:value-type="float" office:value="7896544221477201" calcext:value-type="float">
            <text:p>7896544221477201</text:p>
          </table:table-cell>
          <table:table-cell office:value-type="float" office:value="5996056218.49809" calcext:value-type="float">
            <text:p>5996056218.49809</text:p>
          </table:table-cell>
          <table:table-cell/>
          <table:table-cell office:value-type="float" office:value="29728512" calcext:value-type="float">
            <text:p>29728512</text:p>
          </table:table-cell>
          <table:table-cell office:value-type="float" office:value="3865228546.4752" calcext:value-type="float">
            <text:p>3865228546.4752</text:p>
          </table:table-cell>
          <table:table-cell office:value-type="float" office:value="3.73699019332632E+015" calcext:value-type="float">
            <text:p>3.73699019332632E+015</text:p>
          </table:table-cell>
          <table:table-cell office:value-type="float" office:value="3244044849.28791" calcext:value-type="float">
            <text:p>3244044849.28791</text:p>
          </table:table-cell>
          <table:table-cell/>
          <table:table-cell office:value-type="float" office:value="46915308" calcext:value-type="float">
            <text:p>46915308</text:p>
          </table:table-cell>
          <table:table-cell office:value-type="float" office:value="4586469973.89393" calcext:value-type="float">
            <text:p>4586469973.89393</text:p>
          </table:table-cell>
          <table:table-cell office:value-type="float" office:value="3572756322577634" calcext:value-type="float">
            <text:p>3572756322577634</text:p>
          </table:table-cell>
          <table:table-cell office:value-type="float" office:value="3197509175.44725" calcext:value-type="float">
            <text:p>3197509175.44725</text:p>
          </table:table-cell>
        </table:table-row>
        <table:table-row table:style-name="ro1">
          <table:table-cell office:value-type="float" office:value="15630840" calcext:value-type="float">
            <text:p>15630840</text:p>
          </table:table-cell>
          <table:table-cell office:value-type="float" office:value="2087095.9135767" calcext:value-type="float">
            <text:p>2087095.9135767</text:p>
          </table:table-cell>
          <table:table-cell office:value-type="float" office:value="554055386266.408" calcext:value-type="float">
            <text:p>554055386266.408</text:p>
          </table:table-cell>
          <table:table-cell office:value-type="float" office:value="2120247.46336101" calcext:value-type="float">
            <text:p>2120247.46336101</text:p>
          </table:table-cell>
          <table:table-cell/>
          <table:table-cell office:value-type="float" office:value="10217232" calcext:value-type="float">
            <text:p>10217232</text:p>
          </table:table-cell>
          <table:table-cell office:value-type="float" office:value="683974993.325015" calcext:value-type="float">
            <text:p>683974993.325015</text:p>
          </table:table-cell>
          <table:table-cell office:value-type="float" office:value="2259500203827384" calcext:value-type="float">
            <text:p>2259500203827384</text:p>
          </table:table-cell>
          <table:table-cell office:value-type="float" office:value="1680912513.87183" calcext:value-type="float">
            <text:p>1680912513.87183</text:p>
          </table:table-cell>
          <table:table-cell/>
          <table:table-cell office:value-type="float" office:value="11818440" calcext:value-type="float">
            <text:p>11818440</text:p>
          </table:table-cell>
          <table:table-cell office:value-type="float" office:value="2398515038.27102" calcext:value-type="float">
            <text:p>2398515038.27102</text:p>
          </table:table-cell>
          <table:table-cell office:value-type="float" office:value="7773871623687029" calcext:value-type="float">
            <text:p>7773871623687029</text:p>
          </table:table-cell>
          <table:table-cell office:value-type="float" office:value="5768354074.49306" calcext:value-type="float">
            <text:p>5768354074.49306</text:p>
          </table:table-cell>
          <table:table-cell/>
          <table:table-cell office:value-type="float" office:value="25390584" calcext:value-type="float">
            <text:p>25390584</text:p>
          </table:table-cell>
          <table:table-cell office:value-type="float" office:value="3511705121.16285" calcext:value-type="float">
            <text:p>3511705121.16285</text:p>
          </table:table-cell>
          <table:table-cell office:value-type="float" office:value="7900896989838115" calcext:value-type="float">
            <text:p>7900896989838115</text:p>
          </table:table-cell>
          <table:table-cell office:value-type="float" office:value="5999329502.09729" calcext:value-type="float">
            <text:p>5999329502.09729</text:p>
          </table:table-cell>
          <table:table-cell/>
          <table:table-cell office:value-type="float" office:value="29812968" calcext:value-type="float">
            <text:p>29812968</text:p>
          </table:table-cell>
          <table:table-cell office:value-type="float" office:value="3870331919.6408" calcext:value-type="float">
            <text:p>3870331919.6408</text:p>
          </table:table-cell>
          <table:table-cell office:value-type="float" office:value="3.73794774901321E+015" calcext:value-type="float">
            <text:p>3.73794774901321E+015</text:p>
          </table:table-cell>
          <table:table-cell office:value-type="float" office:value="3244792205.21583" calcext:value-type="float">
            <text:p>3244792205.21583</text:p>
          </table:table-cell>
          <table:table-cell/>
          <table:table-cell office:value-type="float" office:value="47048590.125" calcext:value-type="float">
            <text:p>47048590.125</text:p>
          </table:table-cell>
          <table:table-cell office:value-type="float" office:value="4592771388.62317" calcext:value-type="float">
            <text:p>4592771388.62317</text:p>
          </table:table-cell>
          <table:table-cell office:value-type="float" office:value="3573080095235656" calcext:value-type="float">
            <text:p>3573080095235656</text:p>
          </table:table-cell>
          <table:table-cell office:value-type="float" office:value="3197841273.0381" calcext:value-type="float">
            <text:p>3197841273.0381</text:p>
          </table:table-cell>
        </table:table-row>
        <table:table-row table:style-name="ro1">
          <table:table-cell office:value-type="float" office:value="15675120" calcext:value-type="float">
            <text:p>15675120</text:p>
          </table:table-cell>
          <table:table-cell office:value-type="float" office:value="2091083.66545721" calcext:value-type="float">
            <text:p>2091083.66545721</text:p>
          </table:table-cell>
          <table:table-cell office:value-type="float" office:value="554848218682.825" calcext:value-type="float">
            <text:p>554848218682.825</text:p>
          </table:table-cell>
          <table:table-cell office:value-type="float" office:value="2124432.98253372" calcext:value-type="float">
            <text:p>2124432.98253372</text:p>
          </table:table-cell>
          <table:table-cell/>
          <table:table-cell office:value-type="float" office:value="10246176" calcext:value-type="float">
            <text:p>10246176</text:p>
          </table:table-cell>
          <table:table-cell office:value-type="float" office:value="685069755.738517" calcext:value-type="float">
            <text:p>685069755.738517</text:p>
          </table:table-cell>
          <table:table-cell office:value-type="float" office:value="2.26308996972511E+015" calcext:value-type="float">
            <text:p>2.26308996972511E+015</text:p>
          </table:table-cell>
          <table:table-cell office:value-type="float" office:value="1683594231.40856" calcext:value-type="float">
            <text:p>1683594231.40856</text:p>
          </table:table-cell>
          <table:table-cell/>
          <table:table-cell office:value-type="float" office:value="11851920" calcext:value-type="float">
            <text:p>11851920</text:p>
          </table:table-cell>
          <table:table-cell office:value-type="float" office:value="2401951136.39307" calcext:value-type="float">
            <text:p>2401951136.39307</text:p>
          </table:table-cell>
          <table:table-cell office:value-type="float" office:value="7785044064601413" calcext:value-type="float">
            <text:p>7785044064601413</text:p>
          </table:table-cell>
          <table:table-cell office:value-type="float" office:value="5776667397.84358" calcext:value-type="float">
            <text:p>5776667397.84358</text:p>
          </table:table-cell>
          <table:table-cell/>
          <table:table-cell office:value-type="float" office:value="25462512" calcext:value-type="float">
            <text:p>25462512</text:p>
          </table:table-cell>
          <table:table-cell office:value-type="float" office:value="3515096597.78284" calcext:value-type="float">
            <text:p>3515096597.78284</text:p>
          </table:table-cell>
          <table:table-cell office:value-type="float" office:value="7905217450333629" calcext:value-type="float">
            <text:p>7905217450333629</text:p>
          </table:table-cell>
          <table:table-cell office:value-type="float" office:value="6002578830.02958" calcext:value-type="float">
            <text:p>6002578830.02958</text:p>
          </table:table-cell>
          <table:table-cell/>
          <table:table-cell office:value-type="float" office:value="29897424" calcext:value-type="float">
            <text:p>29897424</text:p>
          </table:table-cell>
          <table:table-cell office:value-type="float" office:value="3875429518.7927" calcext:value-type="float">
            <text:p>3875429518.7927</text:p>
          </table:table-cell>
          <table:table-cell office:value-type="float" office:value="3.73889702685644E+015" calcext:value-type="float">
            <text:p>3.73889702685644E+015</text:p>
          </table:table-cell>
          <table:table-cell office:value-type="float" office:value="3245533356.46664" calcext:value-type="float">
            <text:p>3245533356.46664</text:p>
          </table:table-cell>
          <table:table-cell/>
          <table:table-cell office:value-type="float" office:value="47181872.25" calcext:value-type="float">
            <text:p>47181872.25</text:p>
          </table:table-cell>
          <table:table-cell office:value-type="float" office:value="4599064974.26638" calcext:value-type="float">
            <text:p>4599064974.26638</text:p>
          </table:table-cell>
          <table:table-cell office:value-type="float" office:value="3573401104102742" calcext:value-type="float">
            <text:p>3573401104102742</text:p>
          </table:table-cell>
          <table:table-cell office:value-type="float" office:value="3198171004.02086" calcext:value-type="float">
            <text:p>3198171004.02086</text:p>
          </table:table-cell>
        </table:table-row>
        <table:table-row table:style-name="ro1">
          <table:table-cell office:value-type="float" office:value="15719400" calcext:value-type="float">
            <text:p>15719400</text:p>
          </table:table-cell>
          <table:table-cell office:value-type="float" office:value="2095064.58260838" calcext:value-type="float">
            <text:p>2095064.58260838</text:p>
          </table:table-cell>
          <table:table-cell office:value-type="float" office:value="555638678554.782" calcext:value-type="float">
            <text:p>555638678554.782</text:p>
          </table:table-cell>
          <table:table-cell office:value-type="float" office:value="2128611.3957096" calcext:value-type="float">
            <text:p>2128611.3957096</text:p>
          </table:table-cell>
          <table:table-cell/>
          <table:table-cell office:value-type="float" office:value="10275120" calcext:value-type="float">
            <text:p>10275120</text:p>
          </table:table-cell>
          <table:table-cell office:value-type="float" office:value="686161303.686456" calcext:value-type="float">
            <text:p>686161303.686456</text:p>
          </table:table-cell>
          <table:table-cell office:value-type="float" office:value="2266668967492924" calcext:value-type="float">
            <text:p>2266668967492924</text:p>
          </table:table-cell>
          <table:table-cell office:value-type="float" office:value="1686267974.78823" calcext:value-type="float">
            <text:p>1686267974.78823</text:p>
          </table:table-cell>
          <table:table-cell/>
          <table:table-cell office:value-type="float" office:value="11885400" calcext:value-type="float">
            <text:p>11885400</text:p>
          </table:table-cell>
          <table:table-cell office:value-type="float" office:value="2405375676.87347" calcext:value-type="float">
            <text:p>2405375676.87347</text:p>
          </table:table-cell>
          <table:table-cell office:value-type="float" office:value="7796177746595417" calcext:value-type="float">
            <text:p>7796177746595417</text:p>
          </table:table-cell>
          <table:table-cell office:value-type="float" office:value="5784952058.36644" calcext:value-type="float">
            <text:p>5784952058.36644</text:p>
          </table:table-cell>
          <table:table-cell/>
          <table:table-cell office:value-type="float" office:value="25534440" calcext:value-type="float">
            <text:p>25534440</text:p>
          </table:table-cell>
          <table:table-cell office:value-type="float" office:value="3518477297.14098" calcext:value-type="float">
            <text:p>3518477297.14098</text:p>
          </table:table-cell>
          <table:table-cell office:value-type="float" office:value="7909505843279698" calcext:value-type="float">
            <text:p>7909505843279698</text:p>
          </table:table-cell>
          <table:table-cell office:value-type="float" office:value="6005804379.78097" calcext:value-type="float">
            <text:p>6005804379.78097</text:p>
          </table:table-cell>
          <table:table-cell/>
          <table:table-cell office:value-type="float" office:value="29981880" calcext:value-type="float">
            <text:p>29981880</text:p>
          </table:table-cell>
          <table:table-cell office:value-type="float" office:value="3880521367.65146" calcext:value-type="float">
            <text:p>3880521367.65146</text:p>
          </table:table-cell>
          <table:table-cell office:value-type="float" office:value="3.73983809896489E+015" calcext:value-type="float">
            <text:p>3.73983809896489E+015</text:p>
          </table:table-cell>
          <table:table-cell office:value-type="float" office:value="3246268356.45675" calcext:value-type="float">
            <text:p>3246268356.45675</text:p>
          </table:table-cell>
          <table:table-cell/>
          <table:table-cell office:value-type="float" office:value="47315154.375" calcext:value-type="float">
            <text:p>47315154.375</text:p>
          </table:table-cell>
          <table:table-cell office:value-type="float" office:value="4605350749.19618" calcext:value-type="float">
            <text:p>4605350749.19618</text:p>
          </table:table-cell>
          <table:table-cell office:value-type="float" office:value="3573719381396331" calcext:value-type="float">
            <text:p>3573719381396331</text:p>
          </table:table-cell>
          <table:table-cell office:value-type="float" office:value="3198498393.3106" calcext:value-type="float">
            <text:p>3198498393.3106</text:p>
          </table:table-cell>
        </table:table-row>
        <table:table-row table:style-name="ro1">
          <table:table-cell office:value-type="float" office:value="15763680" calcext:value-type="float">
            <text:p>15763680</text:p>
          </table:table-cell>
          <table:table-cell office:value-type="float" office:value="2099038.68210028" calcext:value-type="float">
            <text:p>2099038.68210028</text:p>
          </table:table-cell>
          <table:table-cell office:value-type="float" office:value="556426775668.077" calcext:value-type="float">
            <text:p>556426775668.077</text:p>
          </table:table-cell>
          <table:table-cell office:value-type="float" office:value="2132782.72036819" calcext:value-type="float">
            <text:p>2132782.72036819</text:p>
          </table:table-cell>
          <table:table-cell/>
          <table:table-cell office:value-type="float" office:value="10304064" calcext:value-type="float">
            <text:p>10304064</text:p>
          </table:table-cell>
          <table:table-cell office:value-type="float" office:value="687249646.764234" calcext:value-type="float">
            <text:p>687249646.764234</text:p>
          </table:table-cell>
          <table:table-cell office:value-type="float" office:value="2.27023722945364E+015" calcext:value-type="float">
            <text:p>2.27023722945364E+015</text:p>
          </table:table-cell>
          <table:table-cell office:value-type="float" office:value="1688933767.8894" calcext:value-type="float">
            <text:p>1688933767.8894</text:p>
          </table:table-cell>
          <table:table-cell/>
          <table:table-cell office:value-type="float" office:value="11918880" calcext:value-type="float">
            <text:p>11918880</text:p>
          </table:table-cell>
          <table:table-cell office:value-type="float" office:value="2408788699.75222" calcext:value-type="float">
            <text:p>2408788699.75222</text:p>
          </table:table-cell>
          <table:table-cell office:value-type="float" office:value="7807272804214763" calcext:value-type="float">
            <text:p>7807272804214763</text:p>
          </table:table-cell>
          <table:table-cell office:value-type="float" office:value="5793208155.40157" calcext:value-type="float">
            <text:p>5793208155.40157</text:p>
          </table:table-cell>
          <table:table-cell/>
          <table:table-cell office:value-type="float" office:value="25606368" calcext:value-type="float">
            <text:p>25606368</text:p>
          </table:table-cell>
          <table:table-cell office:value-type="float" office:value="3521847290.65163" calcext:value-type="float">
            <text:p>3521847290.65163</text:p>
          </table:table-cell>
          <table:table-cell office:value-type="float" office:value="7913762407203667" calcext:value-type="float">
            <text:p>7913762407203667</text:p>
          </table:table-cell>
          <table:table-cell office:value-type="float" office:value="6009006327.51783" calcext:value-type="float">
            <text:p>6009006327.51783</text:p>
          </table:table-cell>
          <table:table-cell/>
          <table:table-cell office:value-type="float" office:value="30066336" calcext:value-type="float">
            <text:p>30066336</text:p>
          </table:table-cell>
          <table:table-cell office:value-type="float" office:value="3885607489.74932" calcext:value-type="float">
            <text:p>3885607489.74932</text:p>
          </table:table-cell>
          <table:table-cell office:value-type="float" office:value="3.74077103681802E+015" calcext:value-type="float">
            <text:p>3.74077103681802E+015</text:p>
          </table:table-cell>
          <table:table-cell office:value-type="float" office:value="3246997258.13784" calcext:value-type="float">
            <text:p>3246997258.13784</text:p>
          </table:table-cell>
          <table:table-cell/>
          <table:table-cell office:value-type="float" office:value="47448436.5" calcext:value-type="float">
            <text:p>47448436.5</text:p>
          </table:table-cell>
          <table:table-cell office:value-type="float" office:value="4611628731.64612" calcext:value-type="float">
            <text:p>4611628731.64612</text:p>
          </table:table-cell>
          <table:table-cell office:value-type="float" office:value="3574034958910675" calcext:value-type="float">
            <text:p>3574034958910675</text:p>
          </table:table-cell>
          <table:table-cell office:value-type="float" office:value="3198823465.5063" calcext:value-type="float">
            <text:p>3198823465.5063</text:p>
          </table:table-cell>
        </table:table-row>
        <table:table-row table:style-name="ro1">
          <table:table-cell office:value-type="float" office:value="15807960" calcext:value-type="float">
            <text:p>15807960</text:p>
          </table:table-cell>
          <table:table-cell office:value-type="float" office:value="2103005.98094001" calcext:value-type="float">
            <text:p>2103005.98094001</text:p>
          </table:table-cell>
          <table:table-cell office:value-type="float" office:value="557212519762.281" calcext:value-type="float">
            <text:p>557212519762.281</text:p>
          </table:table-cell>
          <table:table-cell office:value-type="float" office:value="2136946.97392521" calcext:value-type="float">
            <text:p>2136946.97392521</text:p>
          </table:table-cell>
          <table:table-cell/>
          <table:table-cell office:value-type="float" office:value="10333008" calcext:value-type="float">
            <text:p>10333008</text:p>
          </table:table-cell>
          <table:table-cell office:value-type="float" office:value="688334794.538462" calcext:value-type="float">
            <text:p>688334794.538462</text:p>
          </table:table-cell>
          <table:table-cell office:value-type="float" office:value="2.27379478783303E+015" calcext:value-type="float">
            <text:p>2.27379478783303E+015</text:p>
          </table:table-cell>
          <table:table-cell office:value-type="float" office:value="1691591634.519" calcext:value-type="float">
            <text:p>1691591634.519</text:p>
          </table:table-cell>
          <table:table-cell/>
          <table:table-cell office:value-type="float" office:value="11952360" calcext:value-type="float">
            <text:p>11952360</text:p>
          </table:table-cell>
          <table:table-cell office:value-type="float" office:value="2412190244.92908" calcext:value-type="float">
            <text:p>2412190244.92908</text:p>
          </table:table-cell>
          <table:table-cell office:value-type="float" office:value="7818329371538040" calcext:value-type="float">
            <text:p>7818329371538040</text:p>
          </table:table-cell>
          <table:table-cell office:value-type="float" office:value="5801435787.94405" calcext:value-type="float">
            <text:p>5801435787.94405</text:p>
          </table:table-cell>
          <table:table-cell/>
          <table:table-cell office:value-type="float" office:value="25678296" calcext:value-type="float">
            <text:p>25678296</text:p>
          </table:table-cell>
          <table:table-cell office:value-type="float" office:value="3525206649.20197" calcext:value-type="float">
            <text:p>3525206649.20197</text:p>
          </table:table-cell>
          <table:table-cell office:value-type="float" office:value="7917987378857574" calcext:value-type="float">
            <text:p>7917987378857574</text:p>
          </table:table-cell>
          <table:table-cell office:value-type="float" office:value="6012184848.09665" calcext:value-type="float">
            <text:p>6012184848.09665</text:p>
          </table:table-cell>
          <table:table-cell/>
          <table:table-cell office:value-type="float" office:value="30150792" calcext:value-type="float">
            <text:p>30150792</text:p>
          </table:table-cell>
          <table:table-cell office:value-type="float" office:value="3890687908.43181" calcext:value-type="float">
            <text:p>3890687908.43181</text:p>
          </table:table-cell>
          <table:table-cell office:value-type="float" office:value="3741695911271355" calcext:value-type="float">
            <text:p>3741695911271355</text:p>
          </table:table-cell>
          <table:table-cell office:value-type="float" office:value="3247720114.00092" calcext:value-type="float">
            <text:p>3247720114.00092</text:p>
          </table:table-cell>
          <table:table-cell/>
          <table:table-cell office:value-type="float" office:value="47581718.625" calcext:value-type="float">
            <text:p>47581718.625</text:p>
          </table:table-cell>
          <table:table-cell office:value-type="float" office:value="4617898939.71242" calcext:value-type="float">
            <text:p>4617898939.71242</text:p>
          </table:table-cell>
          <table:table-cell office:value-type="float" office:value="3574347868022642" calcext:value-type="float">
            <text:p>3574347868022642</text:p>
          </table:table-cell>
          <table:table-cell office:value-type="float" office:value="3199146244.89508" calcext:value-type="float">
            <text:p>3199146244.89508</text:p>
          </table:table-cell>
        </table:table-row>
        <table:table-row table:style-name="ro1">
          <table:table-cell office:value-type="float" office:value="15852240" calcext:value-type="float">
            <text:p>15852240</text:p>
          </table:table-cell>
          <table:table-cell office:value-type="float" office:value="2106966.49607189" calcext:value-type="float">
            <text:p>2106966.49607189</text:p>
          </table:table-cell>
          <table:table-cell office:value-type="float" office:value="557995920530.966" calcext:value-type="float">
            <text:p>557995920530.966</text:p>
          </table:table-cell>
          <table:table-cell office:value-type="float" office:value="2141104.17373283" calcext:value-type="float">
            <text:p>2141104.17373283</text:p>
          </table:table-cell>
          <table:table-cell/>
          <table:table-cell office:value-type="float" office:value="10361952" calcext:value-type="float">
            <text:p>10361952</text:p>
          </table:table-cell>
          <table:table-cell office:value-type="float" office:value="689416756.547048" calcext:value-type="float">
            <text:p>689416756.547048</text:p>
          </table:table-cell>
          <table:table-cell office:value-type="float" office:value="2277341674760108" calcext:value-type="float">
            <text:p>2277341674760108</text:p>
          </table:table-cell>
          <table:table-cell office:value-type="float" office:value="1694241598.41249" calcext:value-type="float">
            <text:p>1694241598.41249</text:p>
          </table:table-cell>
          <table:table-cell/>
          <table:table-cell office:value-type="float" office:value="11985840" calcext:value-type="float">
            <text:p>11985840</text:p>
          </table:table-cell>
          <table:table-cell office:value-type="float" office:value="2415580352.16413" calcext:value-type="float">
            <text:p>2415580352.16413</text:p>
          </table:table-cell>
          <table:table-cell office:value-type="float" office:value="7829347582178273" calcext:value-type="float">
            <text:p>7829347582178273</text:p>
          </table:table-cell>
          <table:table-cell office:value-type="float" office:value="5809635054.64521" calcext:value-type="float">
            <text:p>5809635054.64521</text:p>
          </table:table-cell>
          <table:table-cell/>
          <table:table-cell office:value-type="float" office:value="25750224" calcext:value-type="float">
            <text:p>25750224</text:p>
          </table:table-cell>
          <table:table-cell office:value-type="float" office:value="3528555443.15605" calcext:value-type="float">
            <text:p>3528555443.15605</text:p>
          </table:table-cell>
          <table:table-cell office:value-type="float" office:value="7922180993231439" calcext:value-type="float">
            <text:p>7922180993231439</text:p>
          </table:table-cell>
          <table:table-cell office:value-type="float" office:value="6015340115.07386" calcext:value-type="float">
            <text:p>6015340115.07386</text:p>
          </table:table-cell>
          <table:table-cell/>
          <table:table-cell office:value-type="float" office:value="30235248" calcext:value-type="float">
            <text:p>30235248</text:p>
          </table:table-cell>
          <table:table-cell office:value-type="float" office:value="3895762646.85942" calcext:value-type="float">
            <text:p>3895762646.85942</text:p>
          </table:table-cell>
          <table:table-cell office:value-type="float" office:value="3742612792561973" calcext:value-type="float">
            <text:p>3742612792561973</text:p>
          </table:table-cell>
          <table:table-cell office:value-type="float" office:value="3248436976.0803" calcext:value-type="float">
            <text:p>3248436976.0803</text:p>
          </table:table-cell>
          <table:table-cell/>
          <table:table-cell office:value-type="float" office:value="47715000.75" calcext:value-type="float">
            <text:p>47715000.75</text:p>
          </table:table-cell>
          <table:table-cell office:value-type="float" office:value="4624161391.35567" calcext:value-type="float">
            <text:p>4624161391.35567</text:p>
          </table:table-cell>
          <table:table-cell office:value-type="float" office:value="3574658139697373" calcext:value-type="float">
            <text:p>3574658139697373</text:p>
          </table:table-cell>
          <table:table-cell office:value-type="float" office:value="3199466755.45644" calcext:value-type="float">
            <text:p>3199466755.45644</text:p>
          </table:table-cell>
        </table:table-row>
        <table:table-row table:style-name="ro1">
          <table:table-cell office:value-type="float" office:value="15896520" calcext:value-type="float">
            <text:p>15896520</text:p>
          </table:table-cell>
          <table:table-cell office:value-type="float" office:value="2110920.24437779" calcext:value-type="float">
            <text:p>2110920.24437779</text:p>
          </table:table-cell>
          <table:table-cell office:value-type="float" office:value="558776987621.935" calcext:value-type="float">
            <text:p>558776987621.935</text:p>
          </table:table-cell>
          <table:table-cell office:value-type="float" office:value="2145254.33707996" calcext:value-type="float">
            <text:p>2145254.33707996</text:p>
          </table:table-cell>
          <table:table-cell/>
          <table:table-cell office:value-type="float" office:value="10390896" calcext:value-type="float">
            <text:p>10390896</text:p>
          </table:table-cell>
          <table:table-cell office:value-type="float" office:value="690495542.299285" calcext:value-type="float">
            <text:p>690495542.299285</text:p>
          </table:table-cell>
          <table:table-cell office:value-type="float" office:value="2.28087792226744E+015" calcext:value-type="float">
            <text:p>2.28087792226744E+015</text:p>
          </table:table-cell>
          <table:table-cell office:value-type="float" office:value="1696883683.23415" calcext:value-type="float">
            <text:p>1696883683.23415</text:p>
          </table:table-cell>
          <table:table-cell/>
          <table:table-cell office:value-type="float" office:value="12019320" calcext:value-type="float">
            <text:p>12019320</text:p>
          </table:table-cell>
          <table:table-cell office:value-type="float" office:value="2418959061.07821" calcext:value-type="float">
            <text:p>2418959061.07821</text:p>
          </table:table-cell>
          <table:table-cell office:value-type="float" office:value="7840327569284572" calcext:value-type="float">
            <text:p>7840327569284572</text:p>
          </table:table-cell>
          <table:table-cell office:value-type="float" office:value="5817806053.81394" calcext:value-type="float">
            <text:p>5817806053.81394</text:p>
          </table:table-cell>
          <table:table-cell/>
          <table:table-cell office:value-type="float" office:value="25822152" calcext:value-type="float">
            <text:p>25822152</text:p>
          </table:table-cell>
          <table:table-cell office:value-type="float" office:value="3531893742.35864" calcext:value-type="float">
            <text:p>3531893742.35864</text:p>
          </table:table-cell>
          <table:table-cell office:value-type="float" office:value="7926343483566308" calcext:value-type="float">
            <text:p>7926343483566308</text:p>
          </table:table-cell>
          <table:table-cell office:value-type="float" office:value="6018472300.71545" calcext:value-type="float">
            <text:p>6018472300.71545</text:p>
          </table:table-cell>
          <table:table-cell/>
          <table:table-cell office:value-type="float" office:value="30319704" calcext:value-type="float">
            <text:p>30319704</text:p>
          </table:table-cell>
          <table:table-cell office:value-type="float" office:value="3900831728.00918" calcext:value-type="float">
            <text:p>3900831728.00918</text:p>
          </table:table-cell>
          <table:table-cell office:value-type="float" office:value="3743521750313864" calcext:value-type="float">
            <text:p>3743521750313864</text:p>
          </table:table-cell>
          <table:table-cell office:value-type="float" office:value="3249147895.95765" calcext:value-type="float">
            <text:p>3249147895.95765</text:p>
          </table:table-cell>
          <table:table-cell/>
          <table:table-cell office:value-type="float" office:value="47848282.875" calcext:value-type="float">
            <text:p>47848282.875</text:p>
          </table:table-cell>
          <table:table-cell office:value-type="float" office:value="4630416104.4025" calcext:value-type="float">
            <text:p>4630416104.4025</text:p>
          </table:table-cell>
          <table:table-cell office:value-type="float" office:value="3.57496580449385E+015" calcext:value-type="float">
            <text:p>3.57496580449385E+015</text:p>
          </table:table-cell>
          <table:table-cell office:value-type="float" office:value="3199785020.86633" calcext:value-type="float">
            <text:p>3199785020.86633</text:p>
          </table:table-cell>
        </table:table-row>
        <table:table-row table:style-name="ro1">
          <table:table-cell office:value-type="float" office:value="15940800" calcext:value-type="float">
            <text:p>15940800</text:p>
          </table:table-cell>
          <table:table-cell office:value-type="float" office:value="2114867.24267742" calcext:value-type="float">
            <text:p>2114867.24267742</text:p>
          </table:table-cell>
          <table:table-cell office:value-type="float" office:value="559555730637.443" calcext:value-type="float">
            <text:p>559555730637.443</text:p>
          </table:table-cell>
          <table:table-cell office:value-type="float" office:value="2149397.48119253" calcext:value-type="float">
            <text:p>2149397.48119253</text:p>
          </table:table-cell>
          <table:table-cell/>
          <table:table-cell office:value-type="float" office:value="10419840" calcext:value-type="float">
            <text:p>10419840</text:p>
          </table:table-cell>
          <table:table-cell office:value-type="float" office:value="691571161.275934" calcext:value-type="float">
            <text:p>691571161.275934</text:p>
          </table:table-cell>
          <table:table-cell office:value-type="float" office:value="2.28440356229142E+015" calcext:value-type="float">
            <text:p>2.28440356229142E+015</text:p>
          </table:table-cell>
          <table:table-cell office:value-type="float" office:value="1699517912.57721" calcext:value-type="float">
            <text:p>1699517912.57721</text:p>
          </table:table-cell>
          <table:table-cell/>
          <table:table-cell office:value-type="float" office:value="12052800" calcext:value-type="float">
            <text:p>12052800</text:p>
          </table:table-cell>
          <table:table-cell office:value-type="float" office:value="2422326411.15343" calcext:value-type="float">
            <text:p>2422326411.15343</text:p>
          </table:table-cell>
          <table:table-cell office:value-type="float" office:value="7851269465543729" calcext:value-type="float">
            <text:p>7851269465543729</text:p>
          </table:table-cell>
          <table:table-cell office:value-type="float" office:value="5825948883.41783" calcext:value-type="float">
            <text:p>5825948883.41783</text:p>
          </table:table-cell>
          <table:table-cell/>
          <table:table-cell office:value-type="float" office:value="25894080" calcext:value-type="float">
            <text:p>25894080</text:p>
          </table:table-cell>
          <table:table-cell office:value-type="float" office:value="3535221616.13916" calcext:value-type="float">
            <text:p>3535221616.13916</text:p>
          </table:table-cell>
          <table:table-cell office:value-type="float" office:value="7930475081367256" calcext:value-type="float">
            <text:p>7930475081367256</text:p>
          </table:table-cell>
          <table:table-cell office:value-type="float" office:value="6021581576.00663" calcext:value-type="float">
            <text:p>6021581576.00663</text:p>
          </table:table-cell>
          <table:table-cell/>
          <table:table-cell office:value-type="float" office:value="30404160" calcext:value-type="float">
            <text:p>30404160</text:p>
          </table:table-cell>
          <table:table-cell office:value-type="float" office:value="3905895174.67629" calcext:value-type="float">
            <text:p>3905895174.67629</text:p>
          </table:table-cell>
          <table:table-cell office:value-type="float" office:value="3.7444228535433E+015" calcext:value-type="float">
            <text:p>3.7444228535433E+015</text:p>
          </table:table-cell>
          <table:table-cell office:value-type="float" office:value="3249852924.76588" calcext:value-type="float">
            <text:p>3249852924.76588</text:p>
          </table:table-cell>
          <table:table-cell/>
          <table:table-cell office:value-type="float" office:value="47981565" calcext:value-type="float">
            <text:p>47981565</text:p>
          </table:table-cell>
          <table:table-cell office:value-type="float" office:value="4636663096.54724" calcext:value-type="float">
            <text:p>4636663096.54724</text:p>
          </table:table-cell>
          <table:table-cell office:value-type="float" office:value="3.57527089257044E+015" calcext:value-type="float">
            <text:p>3.57527089257044E+015</text:p>
          </table:table-cell>
          <table:table-cell office:value-type="float" office:value="3200101064.50129" calcext:value-type="float">
            <text:p>3200101064.50129</text:p>
          </table:table-cell>
        </table:table-row>
        <table:table-row table:style-name="ro1">
          <table:table-cell office:value-type="float" office:value="15985080" calcext:value-type="float">
            <text:p>15985080</text:p>
          </table:table-cell>
          <table:table-cell office:value-type="float" office:value="2118807.50772861" calcext:value-type="float">
            <text:p>2118807.50772861</text:p>
          </table:table-cell>
          <table:table-cell office:value-type="float" office:value="560332159134.424" calcext:value-type="float">
            <text:p>560332159134.424</text:p>
          </table:table-cell>
          <table:table-cell office:value-type="float" office:value="2153533.62323381" calcext:value-type="float">
            <text:p>2153533.62323381</text:p>
          </table:table-cell>
          <table:table-cell/>
          <table:table-cell office:value-type="float" office:value="10448784" calcext:value-type="float">
            <text:p>10448784</text:p>
          </table:table-cell>
          <table:table-cell office:value-type="float" office:value="692643622.929309" calcext:value-type="float">
            <text:p>692643622.929309</text:p>
          </table:table-cell>
          <table:table-cell office:value-type="float" office:value="2.28791862667253E+015" calcext:value-type="float">
            <text:p>2.28791862667253E+015</text:p>
          </table:table-cell>
          <table:table-cell office:value-type="float" office:value="1702144309.96414" calcext:value-type="float">
            <text:p>1702144309.96414</text:p>
          </table:table-cell>
          <table:table-cell/>
          <table:table-cell office:value-type="float" office:value="12086280" calcext:value-type="float">
            <text:p>12086280</text:p>
          </table:table-cell>
          <table:table-cell office:value-type="float" office:value="2425682441.7337" calcext:value-type="float">
            <text:p>2425682441.7337</text:p>
          </table:table-cell>
          <table:table-cell office:value-type="float" office:value="7862173403181821" calcext:value-type="float">
            <text:p>7862173403181821</text:p>
          </table:table-cell>
          <table:table-cell office:value-type="float" office:value="5834063641.08433" calcext:value-type="float">
            <text:p>5834063641.08433</text:p>
          </table:table-cell>
          <table:table-cell/>
          <table:table-cell office:value-type="float" office:value="25966008" calcext:value-type="float">
            <text:p>25966008</text:p>
          </table:table-cell>
          <table:table-cell office:value-type="float" office:value="3538539133.31556" calcext:value-type="float">
            <text:p>3538539133.31556</text:p>
          </table:table-cell>
          <table:table-cell office:value-type="float" office:value="7934576016416422" calcext:value-type="float">
            <text:p>7934576016416422</text:p>
          </table:table-cell>
          <table:table-cell office:value-type="float" office:value="6024668110.66131" calcext:value-type="float">
            <text:p>6024668110.66131</text:p>
          </table:table-cell>
          <table:table-cell/>
          <table:table-cell office:value-type="float" office:value="30488616" calcext:value-type="float">
            <text:p>30488616</text:p>
          </table:table-cell>
          <table:table-cell office:value-type="float" office:value="3910953009.47564" calcext:value-type="float">
            <text:p>3910953009.47564</text:p>
          </table:table-cell>
          <table:table-cell office:value-type="float" office:value="3.74531617066415E+015" calcext:value-type="float">
            <text:p>3.74531617066415E+015</text:p>
          </table:table-cell>
          <table:table-cell office:value-type="float" office:value="3250552113.1931" calcext:value-type="float">
            <text:p>3250552113.1931</text:p>
          </table:table-cell>
          <table:table-cell/>
          <table:table-cell office:value-type="float" office:value="48114847.125" calcext:value-type="float">
            <text:p>48114847.125</text:p>
          </table:table-cell>
          <table:table-cell office:value-type="float" office:value="4642902385.35354" calcext:value-type="float">
            <text:p>4642902385.35354</text:p>
          </table:table-cell>
          <table:table-cell office:value-type="float" office:value="3.57557343369035E+015" calcext:value-type="float">
            <text:p>3.57557343369035E+015</text:p>
          </table:table-cell>
          <table:table-cell office:value-type="float" office:value="3200414909.44246" calcext:value-type="float">
            <text:p>3200414909.44246</text:p>
          </table:table-cell>
        </table:table-row>
        <table:table-row table:style-name="ro1">
          <table:table-cell office:value-type="float" office:value="16029360" calcext:value-type="float">
            <text:p>16029360</text:p>
          </table:table-cell>
          <table:table-cell office:value-type="float" office:value="2122741.05622754" calcext:value-type="float">
            <text:p>2122741.05622754</text:p>
          </table:table-cell>
          <table:table-cell office:value-type="float" office:value="561106282624.712" calcext:value-type="float">
            <text:p>561106282624.712</text:p>
          </table:table-cell>
          <table:table-cell office:value-type="float" office:value="2157662.78030462" calcext:value-type="float">
            <text:p>2157662.78030462</text:p>
          </table:table-cell>
          <table:table-cell/>
          <table:table-cell office:value-type="float" office:value="10477728" calcext:value-type="float">
            <text:p>10477728</text:p>
          </table:table-cell>
          <table:table-cell office:value-type="float" office:value="693712936.683369" calcext:value-type="float">
            <text:p>693712936.683369</text:p>
          </table:table-cell>
          <table:table-cell office:value-type="float" office:value="2291423147155693" calcext:value-type="float">
            <text:p>2291423147155693</text:p>
          </table:table-cell>
          <table:table-cell office:value-type="float" office:value="1704762898.84681" calcext:value-type="float">
            <text:p>1704762898.84681</text:p>
          </table:table-cell>
          <table:table-cell/>
          <table:table-cell office:value-type="float" office:value="12119760" calcext:value-type="float">
            <text:p>12119760</text:p>
          </table:table-cell>
          <table:table-cell office:value-type="float" office:value="2429027192.02517" calcext:value-type="float">
            <text:p>2429027192.02517</text:p>
          </table:table-cell>
          <table:table-cell office:value-type="float" office:value="7873039513965842" calcext:value-type="float">
            <text:p>7873039513965842</text:p>
          </table:table-cell>
          <table:table-cell office:value-type="float" office:value="5842150424.10196" calcext:value-type="float">
            <text:p>5842150424.10196</text:p>
          </table:table-cell>
          <table:table-cell/>
          <table:table-cell office:value-type="float" office:value="26037936" calcext:value-type="float">
            <text:p>26037936</text:p>
          </table:table-cell>
          <table:table-cell office:value-type="float" office:value="3541846362.19809" calcext:value-type="float">
            <text:p>3541846362.19809</text:p>
          </table:table-cell>
          <table:table-cell office:value-type="float" office:value="7938646516785709" calcext:value-type="float">
            <text:p>7938646516785709</text:p>
          </table:table-cell>
          <table:table-cell office:value-type="float" office:value="6027732073.1316" calcext:value-type="float">
            <text:p>6027732073.1316</text:p>
          </table:table-cell>
          <table:table-cell/>
          <table:table-cell office:value-type="float" office:value="30573072" calcext:value-type="float">
            <text:p>30573072</text:p>
          </table:table-cell>
          <table:table-cell office:value-type="float" office:value="3916005254.84346" calcext:value-type="float">
            <text:p>3916005254.84346</text:p>
          </table:table-cell>
          <table:table-cell office:value-type="float" office:value="3.74620176949315E+015" calcext:value-type="float">
            <text:p>3.74620176949315E+015</text:p>
          </table:table-cell>
          <table:table-cell office:value-type="float" office:value="3251245511.48649" calcext:value-type="float">
            <text:p>3251245511.48649</text:p>
          </table:table-cell>
          <table:table-cell/>
          <table:table-cell office:value-type="float" office:value="48248129.25" calcext:value-type="float">
            <text:p>48248129.25</text:p>
          </table:table-cell>
          <table:table-cell office:value-type="float" office:value="4649133988.25604" calcext:value-type="float">
            <text:p>4649133988.25604</text:p>
          </table:table-cell>
          <table:table-cell office:value-type="float" office:value="3.57587345722695E+015" calcext:value-type="float">
            <text:p>3.57587345722695E+015</text:p>
          </table:table-cell>
          <table:table-cell office:value-type="float" office:value="3200726578.47954" calcext:value-type="float">
            <text:p>3200726578.47954</text:p>
          </table:table-cell>
        </table:table-row>
        <table:table-row table:style-name="ro1">
          <table:table-cell office:value-type="float" office:value="16073640" calcext:value-type="float">
            <text:p>16073640</text:p>
          </table:table-cell>
          <table:table-cell office:value-type="float" office:value="2126667.90480911" calcext:value-type="float">
            <text:p>2126667.90480911</text:p>
          </table:table-cell>
          <table:table-cell office:value-type="float" office:value="561878110575.267" calcext:value-type="float">
            <text:p>561878110575.267</text:p>
          </table:table-cell>
          <table:table-cell office:value-type="float" office:value="2161784.9694437" calcext:value-type="float">
            <text:p>2161784.9694437</text:p>
          </table:table-cell>
          <table:table-cell/>
          <table:table-cell office:value-type="float" office:value="10506672" calcext:value-type="float">
            <text:p>10506672</text:p>
          </table:table-cell>
          <table:table-cell office:value-type="float" office:value="694779111.933795" calcext:value-type="float">
            <text:p>694779111.933795</text:p>
          </table:table-cell>
          <table:table-cell office:value-type="float" office:value="2294917155390500" calcext:value-type="float">
            <text:p>2294917155390500</text:p>
          </table:table-cell>
          <table:table-cell office:value-type="float" office:value="1707373702.60673" calcext:value-type="float">
            <text:p>1707373702.60673</text:p>
          </table:table-cell>
          <table:table-cell/>
          <table:table-cell office:value-type="float" office:value="12153240" calcext:value-type="float">
            <text:p>12153240</text:p>
          </table:table-cell>
          <table:table-cell office:value-type="float" office:value="2432360701.09678" calcext:value-type="float">
            <text:p>2432360701.09678</text:p>
          </table:table-cell>
          <table:table-cell office:value-type="float" office:value="7883867929205235" calcext:value-type="float">
            <text:p>7883867929205235</text:p>
          </table:table-cell>
          <table:table-cell office:value-type="float" office:value="5850209329.42151" calcext:value-type="float">
            <text:p>5850209329.42151</text:p>
          </table:table-cell>
          <table:table-cell/>
          <table:table-cell office:value-type="float" office:value="26109864" calcext:value-type="float">
            <text:p>26109864</text:p>
          </table:table-cell>
          <table:table-cell office:value-type="float" office:value="3545143370.5932" calcext:value-type="float">
            <text:p>3545143370.5932</text:p>
          </table:table-cell>
          <table:table-cell office:value-type="float" office:value="7942686808849589" calcext:value-type="float">
            <text:p>7942686808849589</text:p>
          </table:table-cell>
          <table:table-cell office:value-type="float" office:value="6030773630.61719" calcext:value-type="float">
            <text:p>6030773630.61719</text:p>
          </table:table-cell>
          <table:table-cell/>
          <table:table-cell office:value-type="float" office:value="30657528" calcext:value-type="float">
            <text:p>30657528</text:p>
          </table:table-cell>
          <table:table-cell office:value-type="float" office:value="3921051933.03881" calcext:value-type="float">
            <text:p>3921051933.03881</text:p>
          </table:table-cell>
          <table:table-cell office:value-type="float" office:value="3747079717255077" calcext:value-type="float">
            <text:p>3747079717255077</text:p>
          </table:table-cell>
          <table:table-cell office:value-type="float" office:value="3251933169.45615" calcext:value-type="float">
            <text:p>3251933169.45615</text:p>
          </table:table-cell>
          <table:table-cell/>
          <table:table-cell office:value-type="float" office:value="48381411.375" calcext:value-type="float">
            <text:p>48381411.375</text:p>
          </table:table-cell>
          <table:table-cell office:value-type="float" office:value="4655357922.56189" calcext:value-type="float">
            <text:p>4655357922.56189</text:p>
          </table:table-cell>
          <table:table-cell office:value-type="float" office:value="3576170992169094" calcext:value-type="float">
            <text:p>3576170992169094</text:p>
          </table:table-cell>
          <table:table-cell office:value-type="float" office:value="3201036094.11471" calcext:value-type="float">
            <text:p>3201036094.11471</text:p>
          </table:table-cell>
        </table:table-row>
        <table:table-row table:style-name="ro1">
          <table:table-cell office:value-type="float" office:value="16117920" calcext:value-type="float">
            <text:p>16117920</text:p>
          </table:table-cell>
          <table:table-cell office:value-type="float" office:value="2130588.07004712" calcext:value-type="float">
            <text:p>2130588.07004712</text:p>
          </table:table-cell>
          <table:table-cell office:value-type="float" office:value="562647652408.39" calcext:value-type="float">
            <text:p>562647652408.39</text:p>
          </table:table-cell>
          <table:table-cell office:value-type="float" office:value="2165900.20762793" calcext:value-type="float">
            <text:p>2165900.20762793</text:p>
          </table:table-cell>
          <table:table-cell/>
          <table:table-cell office:value-type="float" office:value="10535616" calcext:value-type="float">
            <text:p>10535616</text:p>
          </table:table-cell>
          <table:table-cell office:value-type="float" office:value="695842158.04808" calcext:value-type="float">
            <text:p>695842158.04808</text:p>
          </table:table-cell>
          <table:table-cell office:value-type="float" office:value="2298400682931532" calcext:value-type="float">
            <text:p>2298400682931532</text:p>
          </table:table-cell>
          <table:table-cell office:value-type="float" office:value="1709976744.55526" calcext:value-type="float">
            <text:p>1709976744.55526</text:p>
          </table:table-cell>
          <table:table-cell/>
          <table:table-cell office:value-type="float" office:value="12186720" calcext:value-type="float">
            <text:p>12186720</text:p>
          </table:table-cell>
          <table:table-cell office:value-type="float" office:value="2435683007.88067" calcext:value-type="float">
            <text:p>2435683007.88067</text:p>
          </table:table-cell>
          <table:table-cell office:value-type="float" office:value="7894658779753553" calcext:value-type="float">
            <text:p>7894658779753553</text:p>
          </table:table-cell>
          <table:table-cell office:value-type="float" office:value="5858240453.6572" calcext:value-type="float">
            <text:p>5858240453.6572</text:p>
          </table:table-cell>
          <table:table-cell/>
          <table:table-cell office:value-type="float" office:value="26181792" calcext:value-type="float">
            <text:p>26181792</text:p>
          </table:table-cell>
          <table:table-cell office:value-type="float" office:value="3548430225.80724" calcext:value-type="float">
            <text:p>3548430225.80724</text:p>
          </table:table-cell>
          <table:table-cell office:value-type="float" office:value="7946697117297715" calcext:value-type="float">
            <text:p>7946697117297715</text:p>
          </table:table-cell>
          <table:table-cell office:value-type="float" office:value="6033792949.07468" calcext:value-type="float">
            <text:p>6033792949.07468</text:p>
          </table:table-cell>
          <table:table-cell/>
          <table:table-cell office:value-type="float" office:value="30741984" calcext:value-type="float">
            <text:p>30741984</text:p>
          </table:table-cell>
          <table:table-cell office:value-type="float" office:value="3926093066.14516" calcext:value-type="float">
            <text:p>3926093066.14516</text:p>
          </table:table-cell>
          <table:table-cell office:value-type="float" office:value="3747950080587972" calcext:value-type="float">
            <text:p>3747950080587972</text:p>
          </table:table-cell>
          <table:table-cell office:value-type="float" office:value="3252615136.47889" calcext:value-type="float">
            <text:p>3252615136.47889</text:p>
          </table:table-cell>
          <table:table-cell/>
          <table:table-cell office:value-type="float" office:value="48514693.5" calcext:value-type="float">
            <text:p>48514693.5</text:p>
          </table:table-cell>
          <table:table-cell office:value-type="float" office:value="4661574205.45238" calcext:value-type="float">
            <text:p>4661574205.45238</text:p>
          </table:table-cell>
          <table:table-cell office:value-type="float" office:value="3.57646606712634E+015" calcext:value-type="float">
            <text:p>3.57646606712634E+015</text:p>
          </table:table-cell>
          <table:table-cell office:value-type="float" office:value="3201343478.5665" calcext:value-type="float">
            <text:p>3201343478.5665</text:p>
          </table:table-cell>
        </table:table-row>
        <table:table-row table:style-name="ro1">
          <table:table-cell office:value-type="float" office:value="16162200" calcext:value-type="float">
            <text:p>16162200</text:p>
          </table:table-cell>
          <table:table-cell office:value-type="float" office:value="2134501.56845462" calcext:value-type="float">
            <text:p>2134501.56845462</text:p>
          </table:table-cell>
          <table:table-cell office:value-type="float" office:value="563414917501.948" calcext:value-type="float">
            <text:p>563414917501.948</text:p>
          </table:table-cell>
          <table:table-cell office:value-type="float" office:value="2170008.51177262" calcext:value-type="float">
            <text:p>2170008.51177262</text:p>
          </table:table-cell>
          <table:table-cell/>
          <table:table-cell office:value-type="float" office:value="10564560" calcext:value-type="float">
            <text:p>10564560</text:p>
          </table:table-cell>
          <table:table-cell office:value-type="float" office:value="696902084.365613" calcext:value-type="float">
            <text:p>696902084.365613</text:p>
          </table:table-cell>
          <table:table-cell office:value-type="float" office:value="2.30187376123862E+015" calcext:value-type="float">
            <text:p>2.30187376123862E+015</text:p>
          </table:table-cell>
          <table:table-cell office:value-type="float" office:value="1712572047.93378" calcext:value-type="float">
            <text:p>1712572047.93378</text:p>
          </table:table-cell>
          <table:table-cell/>
          <table:table-cell office:value-type="float" office:value="12220200" calcext:value-type="float">
            <text:p>12220200</text:p>
          </table:table-cell>
          <table:table-cell office:value-type="float" office:value="2438994151.17275" calcext:value-type="float">
            <text:p>2438994151.17275</text:p>
          </table:table-cell>
          <table:table-cell office:value-type="float" office:value="7905412196009972" calcext:value-type="float">
            <text:p>7905412196009972</text:p>
          </table:table-cell>
          <table:table-cell office:value-type="float" office:value="5866243893.08777" calcext:value-type="float">
            <text:p>5866243893.08777</text:p>
          </table:table-cell>
          <table:table-cell/>
          <table:table-cell office:value-type="float" office:value="26253720" calcext:value-type="float">
            <text:p>26253720</text:p>
          </table:table-cell>
          <table:table-cell office:value-type="float" office:value="3551706994.65025" calcext:value-type="float">
            <text:p>3551706994.65025</text:p>
          </table:table-cell>
          <table:table-cell office:value-type="float" office:value="7950677665147466" calcext:value-type="float">
            <text:p>7950677665147466</text:p>
          </table:table-cell>
          <table:table-cell office:value-type="float" office:value="6036790193.22683" calcext:value-type="float">
            <text:p>6036790193.22683</text:p>
          </table:table-cell>
          <table:table-cell/>
          <table:table-cell office:value-type="float" office:value="30826440" calcext:value-type="float">
            <text:p>30826440</text:p>
          </table:table-cell>
          <table:table-cell office:value-type="float" office:value="3931128676.07188" calcext:value-type="float">
            <text:p>3931128676.07188</text:p>
          </table:table-cell>
          <table:table-cell office:value-type="float" office:value="3.74881292554823E+015" calcext:value-type="float">
            <text:p>3.74881292554823E+015</text:p>
          </table:table-cell>
          <table:table-cell office:value-type="float" office:value="3253291461.50207" calcext:value-type="float">
            <text:p>3253291461.50207</text:p>
          </table:table-cell>
          <table:table-cell/>
          <table:table-cell office:value-type="float" office:value="48647975.625" calcext:value-type="float">
            <text:p>48647975.625</text:p>
          </table:table-cell>
          <table:table-cell office:value-type="float" office:value="4667782853.98445" calcext:value-type="float">
            <text:p>4667782853.98445</text:p>
          </table:table-cell>
          <table:table-cell office:value-type="float" office:value="3576758710334094" calcext:value-type="float">
            <text:p>3576758710334094</text:p>
          </table:table-cell>
          <table:table-cell office:value-type="float" office:value="3201648753.77362" calcext:value-type="float">
            <text:p>3201648753.77362</text:p>
          </table:table-cell>
        </table:table-row>
        <table:table-row table:style-name="ro1">
          <table:table-cell office:value-type="float" office:value="16206480" calcext:value-type="float">
            <text:p>16206480</text:p>
          </table:table-cell>
          <table:table-cell office:value-type="float" office:value="2138408.41648417" calcext:value-type="float">
            <text:p>2138408.41648417</text:p>
          </table:table-cell>
          <table:table-cell office:value-type="float" office:value="564179915189.591" calcext:value-type="float">
            <text:p>564179915189.591</text:p>
          </table:table-cell>
          <table:table-cell office:value-type="float" office:value="2174109.8987318" calcext:value-type="float">
            <text:p>2174109.8987318</text:p>
          </table:table-cell>
          <table:table-cell/>
          <table:table-cell office:value-type="float" office:value="10593504" calcext:value-type="float">
            <text:p>10593504</text:p>
          </table:table-cell>
          <table:table-cell office:value-type="float" office:value="697958900.197763" calcext:value-type="float">
            <text:p>697958900.197763</text:p>
          </table:table-cell>
          <table:table-cell office:value-type="float" office:value="2.30533642167716E+015" calcext:value-type="float">
            <text:p>2.30533642167716E+015</text:p>
          </table:table-cell>
          <table:table-cell office:value-type="float" office:value="1715159635.91396" calcext:value-type="float">
            <text:p>1715159635.91396</text:p>
          </table:table-cell>
          <table:table-cell/>
          <table:table-cell office:value-type="float" office:value="12253680" calcext:value-type="float">
            <text:p>12253680</text:p>
          </table:table-cell>
          <table:table-cell office:value-type="float" office:value="2442294169.63311" calcext:value-type="float">
            <text:p>2442294169.63311</text:p>
          </table:table-cell>
          <table:table-cell office:value-type="float" office:value="7916128307920945" calcext:value-type="float">
            <text:p>7916128307920945</text:p>
          </table:table-cell>
          <table:table-cell office:value-type="float" office:value="5874219743.65778" calcext:value-type="float">
            <text:p>5874219743.65778</text:p>
          </table:table-cell>
          <table:table-cell/>
          <table:table-cell office:value-type="float" office:value="26325648" calcext:value-type="float">
            <text:p>26325648</text:p>
          </table:table-cell>
          <table:table-cell office:value-type="float" office:value="3554973743.43965" calcext:value-type="float">
            <text:p>3554973743.43965</text:p>
          </table:table-cell>
          <table:table-cell office:value-type="float" office:value="7954628673756402" calcext:value-type="float">
            <text:p>7954628673756402</text:p>
          </table:table-cell>
          <table:table-cell office:value-type="float" office:value="6039765526.57174" calcext:value-type="float">
            <text:p>6039765526.57174</text:p>
          </table:table-cell>
          <table:table-cell/>
          <table:table-cell office:value-type="float" office:value="30910896" calcext:value-type="float">
            <text:p>30910896</text:p>
          </table:table-cell>
          <table:table-cell office:value-type="float" office:value="3936158784.5558" calcext:value-type="float">
            <text:p>3936158784.5558</text:p>
          </table:table-cell>
          <table:table-cell office:value-type="float" office:value="3749668317615666" calcext:value-type="float">
            <text:p>3749668317615666</text:p>
          </table:table-cell>
          <table:table-cell office:value-type="float" office:value="3253962193.04727" calcext:value-type="float">
            <text:p>3253962193.04727</text:p>
          </table:table-cell>
          <table:table-cell/>
          <table:table-cell office:value-type="float" office:value="48781257.75" calcext:value-type="float">
            <text:p>48781257.75</text:p>
          </table:table-cell>
          <table:table-cell office:value-type="float" office:value="4673983885.09225" calcext:value-type="float">
            <text:p>4673983885.09225</text:p>
          </table:table-cell>
          <table:table-cell office:value-type="float" office:value="3.5770489496587E+015" calcext:value-type="float">
            <text:p>3.5770489496587E+015</text:p>
          </table:table-cell>
          <table:table-cell office:value-type="float" office:value="3201951941.39866" calcext:value-type="float">
            <text:p>3201951941.39866</text:p>
          </table:table-cell>
        </table:table-row>
        <table:table-row table:style-name="ro1">
          <table:table-cell office:value-type="float" office:value="16250760" calcext:value-type="float">
            <text:p>16250760</text:p>
          </table:table-cell>
          <table:table-cell office:value-type="float" office:value="2142308.63052807" calcext:value-type="float">
            <text:p>2142308.63052807</text:p>
          </table:table-cell>
          <table:table-cell office:value-type="float" office:value="564942654760.968" calcext:value-type="float">
            <text:p>564942654760.968</text:p>
          </table:table-cell>
          <table:table-cell office:value-type="float" office:value="2178204.38529849" calcext:value-type="float">
            <text:p>2178204.38529849</text:p>
          </table:table-cell>
          <table:table-cell/>
          <table:table-cell office:value-type="float" office:value="10622448" calcext:value-type="float">
            <text:p>10622448</text:p>
          </table:table-cell>
          <table:table-cell office:value-type="float" office:value="699012614.827963" calcext:value-type="float">
            <text:p>699012614.827963</text:p>
          </table:table-cell>
          <table:table-cell office:value-type="float" office:value="2308788695518369" calcext:value-type="float">
            <text:p>2308788695518369</text:p>
          </table:table-cell>
          <table:table-cell office:value-type="float" office:value="1717739531.59795" calcext:value-type="float">
            <text:p>1717739531.59795</text:p>
          </table:table-cell>
          <table:table-cell/>
          <table:table-cell office:value-type="float" office:value="12287160" calcext:value-type="float">
            <text:p>12287160</text:p>
          </table:table-cell>
          <table:table-cell office:value-type="float" office:value="2445583101.78658" calcext:value-type="float">
            <text:p>2445583101.78658</text:p>
          </table:table-cell>
          <table:table-cell office:value-type="float" office:value="7926807244981698" calcext:value-type="float">
            <text:p>7926807244981698</text:p>
          </table:table-cell>
          <table:table-cell office:value-type="float" office:value="5882168100.97871" calcext:value-type="float">
            <text:p>5882168100.97871</text:p>
          </table:table-cell>
          <table:table-cell/>
          <table:table-cell office:value-type="float" office:value="26397576" calcext:value-type="float">
            <text:p>26397576</text:p>
          </table:table-cell>
          <table:table-cell office:value-type="float" office:value="3558230538.00396" calcext:value-type="float">
            <text:p>3558230538.00396</text:p>
          </table:table-cell>
          <table:table-cell office:value-type="float" office:value="7958550362834605" calcext:value-type="float">
            <text:p>7958550362834605</text:p>
          </table:table-cell>
          <table:table-cell office:value-type="float" office:value="6042719111.39197" calcext:value-type="float">
            <text:p>6042719111.39197</text:p>
          </table:table-cell>
          <table:table-cell/>
          <table:table-cell office:value-type="float" office:value="30995352" calcext:value-type="float">
            <text:p>30995352</text:p>
          </table:table-cell>
          <table:table-cell office:value-type="float" office:value="3941183413.16266" calcext:value-type="float">
            <text:p>3941183413.16266</text:p>
          </table:table-cell>
          <table:table-cell office:value-type="float" office:value="3750516321698605" calcext:value-type="float">
            <text:p>3750516321698605</text:p>
          </table:table-cell>
          <table:table-cell office:value-type="float" office:value="3254627379.21408" calcext:value-type="float">
            <text:p>3254627379.21408</text:p>
          </table:table-cell>
          <table:table-cell/>
          <table:table-cell office:value-type="float" office:value="48914539.875" calcext:value-type="float">
            <text:p>48914539.875</text:p>
          </table:table-cell>
          <table:table-cell office:value-type="float" office:value="4680177315.5886" calcext:value-type="float">
            <text:p>4680177315.5886</text:p>
          </table:table-cell>
          <table:table-cell office:value-type="float" office:value="3.57733681260242E+015" calcext:value-type="float">
            <text:p>3.57733681260242E+015</text:p>
          </table:table-cell>
          <table:table-cell office:value-type="float" office:value="3202253062.83187" calcext:value-type="float">
            <text:p>3202253062.83187</text:p>
          </table:table-cell>
        </table:table-row>
        <table:table-row table:style-name="ro1">
          <table:table-cell office:value-type="float" office:value="16295040" calcext:value-type="float">
            <text:p>16295040</text:p>
          </table:table-cell>
          <table:table-cell office:value-type="float" office:value="2146202.2269187" calcext:value-type="float">
            <text:p>2146202.2269187</text:p>
          </table:table-cell>
          <table:table-cell office:value-type="float" office:value="565703145461.946" calcext:value-type="float">
            <text:p>565703145461.946</text:p>
          </table:table-cell>
          <table:table-cell office:value-type="float" office:value="2182291.98820496" calcext:value-type="float">
            <text:p>2182291.98820496</text:p>
          </table:table-cell>
          <table:table-cell/>
          <table:table-cell office:value-type="float" office:value="10651392" calcext:value-type="float">
            <text:p>10651392</text:p>
          </table:table-cell>
          <table:table-cell office:value-type="float" office:value="700063237.511795" calcext:value-type="float">
            <text:p>700063237.511795</text:p>
          </table:table-cell>
          <table:table-cell office:value-type="float" office:value="2.31223061393957E+015" calcext:value-type="float">
            <text:p>2.31223061393957E+015</text:p>
          </table:table-cell>
          <table:table-cell office:value-type="float" office:value="1720311758.01855" calcext:value-type="float">
            <text:p>1720311758.01855</text:p>
          </table:table-cell>
          <table:table-cell/>
          <table:table-cell office:value-type="float" office:value="12320640" calcext:value-type="float">
            <text:p>12320640</text:p>
          </table:table-cell>
          <table:table-cell office:value-type="float" office:value="2448860986.02315" calcext:value-type="float">
            <text:p>2448860986.02315</text:p>
          </table:table-cell>
          <table:table-cell office:value-type="float" office:value="7937449136237843" calcext:value-type="float">
            <text:p>7937449136237843</text:p>
          </table:table-cell>
          <table:table-cell office:value-type="float" office:value="5890089060.33008" calcext:value-type="float">
            <text:p>5890089060.33008</text:p>
          </table:table-cell>
          <table:table-cell/>
          <table:table-cell office:value-type="float" office:value="26469504" calcext:value-type="float">
            <text:p>26469504</text:p>
          </table:table-cell>
          <table:table-cell office:value-type="float" office:value="3561477443.68645" calcext:value-type="float">
            <text:p>3561477443.68645</text:p>
          </table:table-cell>
          <table:table-cell office:value-type="float" office:value="7962442950456956" calcext:value-type="float">
            <text:p>7962442950456956</text:p>
          </table:table-cell>
          <table:table-cell office:value-type="float" office:value="6045651108.7636" calcext:value-type="float">
            <text:p>6045651108.7636</text:p>
          </table:table-cell>
          <table:table-cell/>
          <table:table-cell office:value-type="float" office:value="31079808" calcext:value-type="float">
            <text:p>31079808</text:p>
          </table:table-cell>
          <table:table-cell office:value-type="float" office:value="3946202583.28866" calcext:value-type="float">
            <text:p>3946202583.28866</text:p>
          </table:table-cell>
          <table:table-cell office:value-type="float" office:value="3.75135700213882E+015" calcext:value-type="float">
            <text:p>3.75135700213882E+015</text:p>
          </table:table-cell>
          <table:table-cell office:value-type="float" office:value="3255287067.68374" calcext:value-type="float">
            <text:p>3255287067.68374</text:p>
          </table:table-cell>
          <table:table-cell/>
          <table:table-cell office:value-type="float" office:value="49047822" calcext:value-type="float">
            <text:p>49047822</text:p>
          </table:table-cell>
          <table:table-cell office:value-type="float" office:value="4686363162.16655" calcext:value-type="float">
            <text:p>4686363162.16655</text:p>
          </table:table-cell>
          <table:table-cell office:value-type="float" office:value="3577622326308406" calcext:value-type="float">
            <text:p>3577622326308406</text:p>
          </table:table-cell>
          <table:table-cell office:value-type="float" office:value="3202552139.19476" calcext:value-type="float">
            <text:p>3202552139.19476</text:p>
          </table:table-cell>
        </table:table-row>
        <table:table-row table:style-name="ro1">
          <table:table-cell office:value-type="float" office:value="16339320" calcext:value-type="float">
            <text:p>16339320</text:p>
          </table:table-cell>
          <table:table-cell office:value-type="float" office:value="2150089.22192871" calcext:value-type="float">
            <text:p>2150089.22192871</text:p>
          </table:table-cell>
          <table:table-cell office:value-type="float" office:value="566461396494.824" calcext:value-type="float">
            <text:p>566461396494.824</text:p>
          </table:table-cell>
          <table:table-cell office:value-type="float" office:value="2186372.72412305" calcext:value-type="float">
            <text:p>2186372.72412305</text:p>
          </table:table-cell>
          <table:table-cell/>
          <table:table-cell office:value-type="float" office:value="10680336" calcext:value-type="float">
            <text:p>10680336</text:p>
          </table:table-cell>
          <table:table-cell office:value-type="float" office:value="701110777.477073" calcext:value-type="float">
            <text:p>701110777.477073</text:p>
          </table:table-cell>
          <table:table-cell office:value-type="float" office:value="2.31566220802449E+015" calcext:value-type="float">
            <text:p>2.31566220802449E+015</text:p>
          </table:table-cell>
          <table:table-cell office:value-type="float" office:value="1722876338.13948" calcext:value-type="float">
            <text:p>1722876338.13948</text:p>
          </table:table-cell>
          <table:table-cell/>
          <table:table-cell office:value-type="float" office:value="12354120" calcext:value-type="float">
            <text:p>12354120</text:p>
          </table:table-cell>
          <table:table-cell office:value-type="float" office:value="2452127860.59847" calcext:value-type="float">
            <text:p>2452127860.59847</text:p>
          </table:table-cell>
          <table:table-cell office:value-type="float" office:value="7948054110286940" calcext:value-type="float">
            <text:p>7948054110286940</text:p>
          </table:table-cell>
          <table:table-cell office:value-type="float" office:value="5897982716.66065" calcext:value-type="float">
            <text:p>5897982716.66065</text:p>
          </table:table-cell>
          <table:table-cell/>
          <table:table-cell office:value-type="float" office:value="26541432" calcext:value-type="float">
            <text:p>26541432</text:p>
          </table:table-cell>
          <table:table-cell office:value-type="float" office:value="3564714525.34878" calcext:value-type="float">
            <text:p>3564714525.34878</text:p>
          </table:table-cell>
          <table:table-cell office:value-type="float" office:value="7966306653075315" calcext:value-type="float">
            <text:p>7966306653075315</text:p>
          </table:table-cell>
          <table:table-cell office:value-type="float" office:value="6048561678.56517" calcext:value-type="float">
            <text:p>6048561678.56517</text:p>
          </table:table-cell>
          <table:table-cell/>
          <table:table-cell office:value-type="float" office:value="31164264" calcext:value-type="float">
            <text:p>31164264</text:p>
          </table:table-cell>
          <table:table-cell office:value-type="float" office:value="3951216316.16185" calcext:value-type="float">
            <text:p>3951216316.16185</text:p>
          </table:table-cell>
          <table:table-cell office:value-type="float" office:value="3.75219042271652E+015" calcext:value-type="float">
            <text:p>3.75219042271652E+015</text:p>
          </table:table-cell>
          <table:table-cell office:value-type="float" office:value="3255941305.72278" calcext:value-type="float">
            <text:p>3255941305.72278</text:p>
          </table:table-cell>
          <table:table-cell/>
          <table:table-cell office:value-type="float" office:value="49181104.125" calcext:value-type="float">
            <text:p>49181104.125</text:p>
          </table:table-cell>
          <table:table-cell office:value-type="float" office:value="4692541441.40077" calcext:value-type="float">
            <text:p>4692541441.40077</text:p>
          </table:table-cell>
          <table:table-cell office:value-type="float" office:value="3.57790551756555E+015" calcext:value-type="float">
            <text:p>3.57790551756555E+015</text:p>
          </table:table-cell>
          <table:table-cell office:value-type="float" office:value="3202849191.34374" calcext:value-type="float">
            <text:p>3202849191.34374</text:p>
          </table:table-cell>
        </table:table-row>
        <table:table-row table:style-name="ro1">
          <table:table-cell office:value-type="float" office:value="16383600" calcext:value-type="float">
            <text:p>16383600</text:p>
          </table:table-cell>
          <table:table-cell office:value-type="float" office:value="2153969.6317714" calcext:value-type="float">
            <text:p>2153969.6317714</text:p>
          </table:table-cell>
          <table:table-cell office:value-type="float" office:value="567217417018.549" calcext:value-type="float">
            <text:p>567217417018.549</text:p>
          </table:table-cell>
          <table:table-cell office:value-type="float" office:value="2190446.60966438" calcext:value-type="float">
            <text:p>2190446.60966438</text:p>
          </table:table-cell>
          <table:table-cell/>
          <table:table-cell office:value-type="float" office:value="10709280" calcext:value-type="float">
            <text:p>10709280</text:p>
          </table:table-cell>
          <table:table-cell office:value-type="float" office:value="702155243.923926" calcext:value-type="float">
            <text:p>702155243.923926</text:p>
          </table:table-cell>
          <table:table-cell office:value-type="float" office:value="2.31908350876355E+015" calcext:value-type="float">
            <text:p>2.31908350876355E+015</text:p>
          </table:table-cell>
          <table:table-cell office:value-type="float" office:value="1725433294.85553" calcext:value-type="float">
            <text:p>1725433294.85553</text:p>
          </table:table-cell>
          <table:table-cell/>
          <table:table-cell office:value-type="float" office:value="12387600" calcext:value-type="float">
            <text:p>12387600</text:p>
          </table:table-cell>
          <table:table-cell office:value-type="float" office:value="2455383763.63432" calcext:value-type="float">
            <text:p>2455383763.63432</text:p>
          </table:table-cell>
          <table:table-cell office:value-type="float" office:value="7958622295280032" calcext:value-type="float">
            <text:p>7958622295280032</text:p>
          </table:table-cell>
          <table:table-cell office:value-type="float" office:value="5905849164.58956" calcext:value-type="float">
            <text:p>5905849164.58956</text:p>
          </table:table-cell>
          <table:table-cell/>
          <table:table-cell office:value-type="float" office:value="26613360" calcext:value-type="float">
            <text:p>26613360</text:p>
          </table:table-cell>
          <table:table-cell office:value-type="float" office:value="3567941847.3746" calcext:value-type="float">
            <text:p>3567941847.3746</text:p>
          </table:table-cell>
          <table:table-cell office:value-type="float" office:value="7970141685530567" calcext:value-type="float">
            <text:p>7970141685530567</text:p>
          </table:table-cell>
          <table:table-cell office:value-type="float" office:value="6051450979.48665" calcext:value-type="float">
            <text:p>6051450979.48665</text:p>
          </table:table-cell>
          <table:table-cell/>
          <table:table-cell office:value-type="float" office:value="31248720" calcext:value-type="float">
            <text:p>31248720</text:p>
          </table:table-cell>
          <table:table-cell office:value-type="float" office:value="3956224632.84367" calcext:value-type="float">
            <text:p>3956224632.84367</text:p>
          </table:table-cell>
          <table:table-cell office:value-type="float" office:value="3.75301664665521E+015" calcext:value-type="float">
            <text:p>3.75301664665521E+015</text:p>
          </table:table-cell>
          <table:table-cell office:value-type="float" office:value="3256590140.18668" calcext:value-type="float">
            <text:p>3256590140.18668</text:p>
          </table:table-cell>
          <table:table-cell/>
          <table:table-cell office:value-type="float" office:value="49314386.25" calcext:value-type="float">
            <text:p>49314386.25</text:p>
          </table:table-cell>
          <table:table-cell office:value-type="float" office:value="4698712169.74907" calcext:value-type="float">
            <text:p>4698712169.74907</text:p>
          </table:table-cell>
          <table:table-cell office:value-type="float" office:value="3578186412813328" calcext:value-type="float">
            <text:p>3578186412813328</text:p>
          </table:table-cell>
          <table:table-cell office:value-type="float" office:value="3203144239.87365" calcext:value-type="float">
            <text:p>3203144239.87365</text:p>
          </table:table-cell>
        </table:table-row>
        <table:table-row table:style-name="ro1">
          <table:table-cell office:value-type="float" office:value="16427880" calcext:value-type="float">
            <text:p>16427880</text:p>
          </table:table-cell>
          <table:table-cell office:value-type="float" office:value="2157843.47260085" calcext:value-type="float">
            <text:p>2157843.47260085</text:p>
          </table:table-cell>
          <table:table-cell office:value-type="float" office:value="567971216148.927" calcext:value-type="float">
            <text:p>567971216148.927</text:p>
          </table:table-cell>
          <table:table-cell office:value-type="float" office:value="2194513.66138064" calcext:value-type="float">
            <text:p>2194513.66138064</text:p>
          </table:table-cell>
          <table:table-cell/>
          <table:table-cell office:value-type="float" office:value="10738224" calcext:value-type="float">
            <text:p>10738224</text:p>
          </table:table-cell>
          <table:table-cell office:value-type="float" office:value="703196646.024883" calcext:value-type="float">
            <text:p>703196646.024883</text:p>
          </table:table-cell>
          <table:table-cell office:value-type="float" office:value="2.32249454705408E+015" calcext:value-type="float">
            <text:p>2.32249454705408E+015</text:p>
          </table:table-cell>
          <table:table-cell office:value-type="float" office:value="1727982650.99282" calcext:value-type="float">
            <text:p>1727982650.99282</text:p>
          </table:table-cell>
          <table:table-cell/>
          <table:table-cell office:value-type="float" office:value="12421080" calcext:value-type="float">
            <text:p>12421080</text:p>
          </table:table-cell>
          <table:table-cell office:value-type="float" office:value="2458628733.11912" calcext:value-type="float">
            <text:p>2458628733.11912</text:p>
          </table:table-cell>
          <table:table-cell office:value-type="float" office:value="7969153818923202" calcext:value-type="float">
            <text:p>7969153818923202</text:p>
          </table:table-cell>
          <table:table-cell office:value-type="float" office:value="5913688498.40749" calcext:value-type="float">
            <text:p>5913688498.40749</text:p>
          </table:table-cell>
          <table:table-cell/>
          <table:table-cell office:value-type="float" office:value="26685288" calcext:value-type="float">
            <text:p>26685288</text:p>
          </table:table-cell>
          <table:table-cell office:value-type="float" office:value="3571159473.67314" calcext:value-type="float">
            <text:p>3571159473.67314</text:p>
          </table:table-cell>
          <table:table-cell office:value-type="float" office:value="7973948261064671" calcext:value-type="float">
            <text:p>7973948261064671</text:p>
          </table:table-cell>
          <table:table-cell office:value-type="float" office:value="6054319169.03827" calcext:value-type="float">
            <text:p>6054319169.03827</text:p>
          </table:table-cell>
          <table:table-cell/>
          <table:table-cell office:value-type="float" office:value="31333176" calcext:value-type="float">
            <text:p>31333176</text:p>
          </table:table-cell>
          <table:table-cell office:value-type="float" office:value="3961227554.23036" calcext:value-type="float">
            <text:p>3961227554.23036</text:p>
          </table:table-cell>
          <table:table-cell office:value-type="float" office:value="3.75383573662661E+015" calcext:value-type="float">
            <text:p>3.75383573662661E+015</text:p>
          </table:table-cell>
          <table:table-cell office:value-type="float" office:value="3257233617.52341" calcext:value-type="float">
            <text:p>3257233617.52341</text:p>
          </table:table-cell>
          <table:table-cell/>
          <table:table-cell office:value-type="float" office:value="49447668.375" calcext:value-type="float">
            <text:p>49447668.375</text:p>
          </table:table-cell>
          <table:table-cell office:value-type="float" office:value="4704875363.55375" calcext:value-type="float">
            <text:p>4704875363.55375</text:p>
          </table:table-cell>
          <table:table-cell office:value-type="float" office:value="3.57846503814647E+015" calcext:value-type="float">
            <text:p>3.57846503814647E+015</text:p>
          </table:table-cell>
          <table:table-cell office:value-type="float" office:value="3203437305.12129" calcext:value-type="float">
            <text:p>3203437305.12129</text:p>
          </table:table-cell>
        </table:table-row>
        <table:table-row table:style-name="ro1">
          <table:table-cell office:value-type="float" office:value="16472160" calcext:value-type="float">
            <text:p>16472160</text:p>
          </table:table-cell>
          <table:table-cell office:value-type="float" office:value="2161710.76051233" calcext:value-type="float">
            <text:p>2161710.76051233</text:p>
          </table:table-cell>
          <table:table-cell office:value-type="float" office:value="568722802958.836" calcext:value-type="float">
            <text:p>568722802958.836</text:p>
          </table:table-cell>
          <table:table-cell office:value-type="float" office:value="2198573.89576392" calcext:value-type="float">
            <text:p>2198573.89576392</text:p>
          </table:table-cell>
          <table:table-cell/>
          <table:table-cell office:value-type="float" office:value="10767168" calcext:value-type="float">
            <text:p>10767168</text:p>
          </table:table-cell>
          <table:table-cell office:value-type="float" office:value="704234992.924954" calcext:value-type="float">
            <text:p>704234992.924954</text:p>
          </table:table-cell>
          <table:table-cell office:value-type="float" office:value="2325895353700707" calcext:value-type="float">
            <text:p>2325895353700707</text:p>
          </table:table-cell>
          <table:table-cell office:value-type="float" office:value="1730524429.30895" calcext:value-type="float">
            <text:p>1730524429.30895</text:p>
          </table:table-cell>
          <table:table-cell/>
          <table:table-cell office:value-type="float" office:value="12454560" calcext:value-type="float">
            <text:p>12454560</text:p>
          </table:table-cell>
          <table:table-cell office:value-type="float" office:value="2461862806.90836" calcext:value-type="float">
            <text:p>2461862806.90836</text:p>
          </table:table-cell>
          <table:table-cell office:value-type="float" office:value="7979648808479134" calcext:value-type="float">
            <text:p>7979648808479134</text:p>
          </table:table-cell>
          <table:table-cell office:value-type="float" office:value="5921500812.07776" calcext:value-type="float">
            <text:p>5921500812.07776</text:p>
          </table:table-cell>
          <table:table-cell/>
          <table:table-cell office:value-type="float" office:value="26757216" calcext:value-type="float">
            <text:p>26757216</text:p>
          </table:table-cell>
          <table:table-cell office:value-type="float" office:value="3574367467.68275" calcext:value-type="float">
            <text:p>3574367467.68275</text:p>
          </table:table-cell>
          <table:table-cell office:value-type="float" office:value="7977726591332504" calcext:value-type="float">
            <text:p>7977726591332504</text:p>
          </table:table-cell>
          <table:table-cell office:value-type="float" office:value="6057166403.55926" calcext:value-type="float">
            <text:p>6057166403.55926</text:p>
          </table:table-cell>
          <table:table-cell/>
          <table:table-cell office:value-type="float" office:value="31417632" calcext:value-type="float">
            <text:p>31417632</text:p>
          </table:table-cell>
          <table:table-cell office:value-type="float" office:value="3966225101.05439" calcext:value-type="float">
            <text:p>3966225101.05439</text:p>
          </table:table-cell>
          <table:table-cell office:value-type="float" office:value="3754647754755401" calcext:value-type="float">
            <text:p>3754647754755401</text:p>
          </table:table-cell>
          <table:table-cell office:value-type="float" office:value="3257871783.77706" calcext:value-type="float">
            <text:p>3257871783.77706</text:p>
          </table:table-cell>
          <table:table-cell/>
          <table:table-cell office:value-type="float" office:value="49580950.5" calcext:value-type="float">
            <text:p>49580950.5</text:p>
          </table:table-cell>
          <table:table-cell office:value-type="float" office:value="4711031039.0431" calcext:value-type="float">
            <text:p>4711031039.0431</text:p>
          </table:table-cell>
          <table:table-cell office:value-type="float" office:value="3.5787414193197E+015" calcext:value-type="float">
            <text:p>3.5787414193197E+015</text:p>
          </table:table-cell>
          <table:table-cell office:value-type="float" office:value="3203728407.16889" calcext:value-type="float">
            <text:p>3203728407.16889</text:p>
          </table:table-cell>
        </table:table-row>
        <table:table-row table:style-name="ro1">
          <table:table-cell office:value-type="float" office:value="16516440" calcext:value-type="float">
            <text:p>16516440</text:p>
          </table:table-cell>
          <table:table-cell office:value-type="float" office:value="2165571.51154246" calcext:value-type="float">
            <text:p>2165571.51154246</text:p>
          </table:table-cell>
          <table:table-cell office:value-type="float" office:value="569472186478.44" calcext:value-type="float">
            <text:p>569472186478.44</text:p>
          </table:table-cell>
          <table:table-cell office:value-type="float" office:value="2202627.32924687" calcext:value-type="float">
            <text:p>2202627.32924687</text:p>
          </table:table-cell>
          <table:table-cell/>
          <table:table-cell office:value-type="float" office:value="10796112" calcext:value-type="float">
            <text:p>10796112</text:p>
          </table:table-cell>
          <table:table-cell office:value-type="float" office:value="705270293.741715" calcext:value-type="float">
            <text:p>705270293.741715</text:p>
          </table:table-cell>
          <table:table-cell office:value-type="float" office:value="2329285959415525" calcext:value-type="float">
            <text:p>2329285959415525</text:p>
          </table:table-cell>
          <table:table-cell office:value-type="float" office:value="1733058652.49326" calcext:value-type="float">
            <text:p>1733058652.49326</text:p>
          </table:table-cell>
          <table:table-cell/>
          <table:table-cell office:value-type="float" office:value="12488040" calcext:value-type="float">
            <text:p>12488040</text:p>
          </table:table-cell>
          <table:table-cell office:value-type="float" office:value="2465086022.7251" calcext:value-type="float">
            <text:p>2465086022.7251</text:p>
          </table:table-cell>
          <table:table-cell office:value-type="float" office:value="7990107390768628" calcext:value-type="float">
            <text:p>7990107390768628</text:p>
          </table:table-cell>
          <table:table-cell office:value-type="float" office:value="5929286199.2375" calcext:value-type="float">
            <text:p>5929286199.2375</text:p>
          </table:table-cell>
          <table:table-cell/>
          <table:table-cell office:value-type="float" office:value="26829144" calcext:value-type="float">
            <text:p>26829144</text:p>
          </table:table-cell>
          <table:table-cell office:value-type="float" office:value="3577565892.37444" calcext:value-type="float">
            <text:p>3577565892.37444</text:p>
          </table:table-cell>
          <table:table-cell office:value-type="float" office:value="7981476886413727" calcext:value-type="float">
            <text:p>7981476886413727</text:p>
          </table:table-cell>
          <table:table-cell office:value-type="float" office:value="6059992838.22663" calcext:value-type="float">
            <text:p>6059992838.22663</text:p>
          </table:table-cell>
          <table:table-cell/>
          <table:table-cell office:value-type="float" office:value="31502088" calcext:value-type="float">
            <text:p>31502088</text:p>
          </table:table-cell>
          <table:table-cell office:value-type="float" office:value="3971217293.8859" calcext:value-type="float">
            <text:p>3971217293.8859</text:p>
          </table:table-cell>
          <table:table-cell office:value-type="float" office:value="3.75545276262408E+015" calcext:value-type="float">
            <text:p>3.75545276262408E+015</text:p>
          </table:table-cell>
          <table:table-cell office:value-type="float" office:value="3258504684.59126" calcext:value-type="float">
            <text:p>3258504684.59126</text:p>
          </table:table-cell>
          <table:table-cell/>
          <table:table-cell office:value-type="float" office:value="49714232.625" calcext:value-type="float">
            <text:p>49714232.625</text:p>
          </table:table-cell>
          <table:table-cell office:value-type="float" office:value="4717179212.3327" calcext:value-type="float">
            <text:p>4717179212.3327</text:p>
          </table:table-cell>
          <table:table-cell office:value-type="float" office:value="3.57901558175234E+015" calcext:value-type="float">
            <text:p>3.57901558175234E+015</text:p>
          </table:table-cell>
          <table:table-cell office:value-type="float" office:value="3204017565.84749" calcext:value-type="float">
            <text:p>3204017565.84749</text:p>
          </table:table-cell>
        </table:table-row>
        <table:table-row table:style-name="ro1">
          <table:table-cell office:value-type="float" office:value="16560720" calcext:value-type="float">
            <text:p>16560720</text:p>
          </table:table-cell>
          <table:table-cell office:value-type="float" office:value="2169425.74166951" calcext:value-type="float">
            <text:p>2169425.74166951</text:p>
          </table:table-cell>
          <table:table-cell office:value-type="float" office:value="570219375695.394" calcext:value-type="float">
            <text:p>570219375695.394</text:p>
          </table:table-cell>
          <table:table-cell office:value-type="float" office:value="2206673.97820306" calcext:value-type="float">
            <text:p>2206673.97820306</text:p>
          </table:table-cell>
          <table:table-cell/>
          <table:table-cell office:value-type="float" office:value="10825056" calcext:value-type="float">
            <text:p>10825056</text:p>
          </table:table-cell>
          <table:table-cell office:value-type="float" office:value="706302557.565386" calcext:value-type="float">
            <text:p>706302557.565386</text:p>
          </table:table-cell>
          <table:table-cell office:value-type="float" office:value="2332666394818442" calcext:value-type="float">
            <text:p>2332666394818442</text:p>
          </table:table-cell>
          <table:table-cell office:value-type="float" office:value="1735585343.16699" calcext:value-type="float">
            <text:p>1735585343.16699</text:p>
          </table:table-cell>
          <table:table-cell/>
          <table:table-cell office:value-type="float" office:value="12521520" calcext:value-type="float">
            <text:p>12521520</text:p>
          </table:table-cell>
          <table:table-cell office:value-type="float" office:value="2468298418.16043" calcext:value-type="float">
            <text:p>2468298418.16043</text:p>
          </table:table-cell>
          <table:table-cell office:value-type="float" office:value="8000529692172147" calcext:value-type="float">
            <text:p>8000529692172147</text:p>
          </table:table-cell>
          <table:table-cell office:value-type="float" office:value="5937044753.19879" calcext:value-type="float">
            <text:p>5937044753.19879</text:p>
          </table:table-cell>
          <table:table-cell/>
          <table:table-cell office:value-type="float" office:value="26901072" calcext:value-type="float">
            <text:p>26901072</text:p>
          </table:table-cell>
          <table:table-cell office:value-type="float" office:value="3580754810.25538" calcext:value-type="float">
            <text:p>3580754810.25538</text:p>
          </table:table-cell>
          <table:table-cell office:value-type="float" office:value="7985199354824470" calcext:value-type="float">
            <text:p>7985199354824470</text:p>
          </table:table-cell>
          <table:table-cell office:value-type="float" office:value="6062798627.06375" calcext:value-type="float">
            <text:p>6062798627.06375</text:p>
          </table:table-cell>
          <table:table-cell/>
          <table:table-cell office:value-type="float" office:value="31586544" calcext:value-type="float">
            <text:p>31586544</text:p>
          </table:table-cell>
          <table:table-cell office:value-type="float" office:value="3976204153.13408" calcext:value-type="float">
            <text:p>3976204153.13408</text:p>
          </table:table-cell>
          <table:table-cell office:value-type="float" office:value="3756250821277641" calcext:value-type="float">
            <text:p>3756250821277641</text:p>
          </table:table-cell>
          <table:table-cell office:value-type="float" office:value="3259132365.21276" calcext:value-type="float">
            <text:p>3259132365.21276</text:p>
          </table:table-cell>
          <table:table-cell/>
          <table:table-cell office:value-type="float" office:value="49847514.75" calcext:value-type="float">
            <text:p>49847514.75</text:p>
          </table:table-cell>
          <table:table-cell office:value-type="float" office:value="4723319899.42685" calcext:value-type="float">
            <text:p>4723319899.42685</text:p>
          </table:table-cell>
          <table:table-cell office:value-type="float" office:value="3.5792875505328E+015" calcext:value-type="float">
            <text:p>3.5792875505328E+015</text:p>
          </table:table-cell>
          <table:table-cell office:value-type="float" office:value="3204304800.74034" calcext:value-type="float">
            <text:p>3204304800.74034</text:p>
          </table:table-cell>
        </table:table-row>
        <table:table-row table:style-name="ro1">
          <table:table-cell office:value-type="float" office:value="16605000" calcext:value-type="float">
            <text:p>16605000</text:p>
          </table:table-cell>
          <table:table-cell office:value-type="float" office:value="2173273.46681368" calcext:value-type="float">
            <text:p>2173273.46681368</text:p>
          </table:table-cell>
          <table:table-cell office:value-type="float" office:value="570964379555.058" calcext:value-type="float">
            <text:p>570964379555.058</text:p>
          </table:table-cell>
          <table:table-cell office:value-type="float" office:value="2210713.8589472" calcext:value-type="float">
            <text:p>2210713.8589472</text:p>
          </table:table-cell>
          <table:table-cell/>
          <table:table-cell office:value-type="float" office:value="10854000" calcext:value-type="float">
            <text:p>10854000</text:p>
          </table:table-cell>
          <table:table-cell office:value-type="float" office:value="707331793.45892" calcext:value-type="float">
            <text:p>707331793.45892</text:p>
          </table:table-cell>
          <table:table-cell office:value-type="float" office:value="2336036690437433" calcext:value-type="float">
            <text:p>2336036690437433</text:p>
          </table:table-cell>
          <table:table-cell office:value-type="float" office:value="1738104523.88353" calcext:value-type="float">
            <text:p>1738104523.88353</text:p>
          </table:table-cell>
          <table:table-cell/>
          <table:table-cell office:value-type="float" office:value="12555000" calcext:value-type="float">
            <text:p>12555000</text:p>
          </table:table-cell>
          <table:table-cell office:value-type="float" office:value="2471500030.67394" calcext:value-type="float">
            <text:p>2471500030.67394</text:p>
          </table:table-cell>
          <table:table-cell office:value-type="float" office:value="8010915838631369" calcext:value-type="float">
            <text:p>8010915838631369</text:p>
          </table:table-cell>
          <table:table-cell office:value-type="float" office:value="5944776566.94975" calcext:value-type="float">
            <text:p>5944776566.94975</text:p>
          </table:table-cell>
          <table:table-cell/>
          <table:table-cell office:value-type="float" office:value="26973000" calcext:value-type="float">
            <text:p>26973000</text:p>
          </table:table-cell>
          <table:table-cell office:value-type="float" office:value="3583934283.37235" calcext:value-type="float">
            <text:p>3583934283.37235</text:p>
          </table:table-cell>
          <table:table-cell office:value-type="float" office:value="7988894203528981" calcext:value-type="float">
            <text:p>7988894203528981</text:p>
          </table:table-cell>
          <table:table-cell office:value-type="float" office:value="6065583922.94902" calcext:value-type="float">
            <text:p>6065583922.94902</text:p>
          </table:table-cell>
          <table:table-cell/>
          <table:table-cell office:value-type="float" office:value="31671000" calcext:value-type="float">
            <text:p>31671000</text:p>
          </table:table-cell>
          <table:table-cell office:value-type="float" office:value="3981185699.04863" calcext:value-type="float">
            <text:p>3981185699.04863</text:p>
          </table:table-cell>
          <table:table-cell office:value-type="float" office:value="3.75704199122829E+015" calcext:value-type="float">
            <text:p>3.75704199122829E+015</text:p>
          </table:table-cell>
          <table:table-cell office:value-type="float" office:value="3259754870.49485" calcext:value-type="float">
            <text:p>3259754870.49485</text:p>
          </table:table-cell>
          <table:table-cell/>
          <table:table-cell office:value-type="float" office:value="49980796.875" calcext:value-type="float">
            <text:p>49980796.875</text:p>
          </table:table-cell>
          <table:table-cell office:value-type="float" office:value="4729453116.21992" calcext:value-type="float">
            <text:p>4729453116.21992</text:p>
          </table:table-cell>
          <table:table-cell office:value-type="float" office:value="3.57955735042312E+015" calcext:value-type="float">
            <text:p>3.57955735042312E+015</text:p>
          </table:table-cell>
          <table:table-cell office:value-type="float" office:value="3204590131.18618" calcext:value-type="float">
            <text:p>3204590131.18618</text:p>
          </table:table-cell>
        </table:table-row>
        <table:table-row table:style-name="ro1">
          <table:table-cell office:value-type="float" office:value="16649280" calcext:value-type="float">
            <text:p>16649280</text:p>
          </table:table-cell>
          <table:table-cell office:value-type="float" office:value="2177114.70283733" calcext:value-type="float">
            <text:p>2177114.70283733</text:p>
          </table:table-cell>
          <table:table-cell office:value-type="float" office:value="571707206960.702" calcext:value-type="float">
            <text:p>571707206960.702</text:p>
          </table:table-cell>
          <table:table-cell office:value-type="float" office:value="2214746.9877354" calcext:value-type="float">
            <text:p>2214746.9877354</text:p>
          </table:table-cell>
          <table:table-cell/>
          <table:table-cell office:value-type="float" office:value="10882944" calcext:value-type="float">
            <text:p>10882944</text:p>
          </table:table-cell>
          <table:table-cell office:value-type="float" office:value="708358010.458079" calcext:value-type="float">
            <text:p>708358010.458079</text:p>
          </table:table-cell>
          <table:table-cell office:value-type="float" office:value="2.33939687670882E+015" calcext:value-type="float">
            <text:p>2.33939687670882E+015</text:p>
          </table:table-cell>
          <table:table-cell office:value-type="float" office:value="1740616217.12858" calcext:value-type="float">
            <text:p>1740616217.12858</text:p>
          </table:table-cell>
          <table:table-cell/>
          <table:table-cell office:value-type="float" office:value="12588480" calcext:value-type="float">
            <text:p>12588480</text:p>
          </table:table-cell>
          <table:table-cell office:value-type="float" office:value="2474690897.59419" calcext:value-type="float">
            <text:p>2474690897.59419</text:p>
          </table:table-cell>
          <table:table-cell office:value-type="float" office:value="8021265955650664" calcext:value-type="float">
            <text:p>8021265955650664</text:p>
          </table:table-cell>
          <table:table-cell office:value-type="float" office:value="5952481733.15571" calcext:value-type="float">
            <text:p>5952481733.15571</text:p>
          </table:table-cell>
          <table:table-cell/>
          <table:table-cell office:value-type="float" office:value="27044928" calcext:value-type="float">
            <text:p>27044928</text:p>
          </table:table-cell>
          <table:table-cell office:value-type="float" office:value="3587104373.31523" calcext:value-type="float">
            <text:p>3587104373.31523</text:p>
          </table:table-cell>
          <table:table-cell office:value-type="float" office:value="7992561637951207" calcext:value-type="float">
            <text:p>7992561637951207</text:p>
          </table:table-cell>
          <table:table-cell office:value-type="float" office:value="6068348877.62434" calcext:value-type="float">
            <text:p>6068348877.62434</text:p>
          </table:table-cell>
          <table:table-cell/>
          <table:table-cell office:value-type="float" office:value="31755456" calcext:value-type="float">
            <text:p>31755456</text:p>
          </table:table-cell>
          <table:table-cell office:value-type="float" office:value="3986161951.72107" calcext:value-type="float">
            <text:p>3986161951.72107</text:p>
          </table:table-cell>
          <table:table-cell office:value-type="float" office:value="3757826332460095" calcext:value-type="float">
            <text:p>3757826332460095</text:p>
          </table:table-cell>
          <table:table-cell office:value-type="float" office:value="3260372244.90083" calcext:value-type="float">
            <text:p>3260372244.90083</text:p>
          </table:table-cell>
          <table:table-cell/>
          <table:table-cell office:value-type="float" office:value="50114079" calcext:value-type="float">
            <text:p>50114079</text:p>
          </table:table-cell>
          <table:table-cell office:value-type="float" office:value="4735578878.49764" calcext:value-type="float">
            <text:p>4735578878.49764</text:p>
          </table:table-cell>
          <table:table-cell office:value-type="float" office:value="3579825005863411" calcext:value-type="float">
            <text:p>3579825005863411</text:p>
          </table:table-cell>
          <table:table-cell office:value-type="float" office:value="3204873576.28256" calcext:value-type="float">
            <text:p>3204873576.28256</text:p>
          </table:table-cell>
        </table:table-row>
        <table:table-row table:style-name="ro1">
          <table:table-cell office:value-type="float" office:value="16693560" calcext:value-type="float">
            <text:p>16693560</text:p>
          </table:table-cell>
          <table:table-cell office:value-type="float" office:value="2180949.46554529" calcext:value-type="float">
            <text:p>2180949.46554529</text:p>
          </table:table-cell>
          <table:table-cell office:value-type="float" office:value="572447866773.716" calcext:value-type="float">
            <text:p>572447866773.716</text:p>
          </table:table-cell>
          <table:table-cell office:value-type="float" office:value="2218773.38076548" calcext:value-type="float">
            <text:p>2218773.38076548</text:p>
          </table:table-cell>
          <table:table-cell/>
          <table:table-cell office:value-type="float" office:value="10911888" calcext:value-type="float">
            <text:p>10911888</text:p>
          </table:table-cell>
          <table:table-cell office:value-type="float" office:value="709381217.57152" calcext:value-type="float">
            <text:p>709381217.57152</text:p>
          </table:table-cell>
          <table:table-cell office:value-type="float" office:value="2.34274698397753E+015" calcext:value-type="float">
            <text:p>2.34274698397753E+015</text:p>
          </table:table-cell>
          <table:table-cell office:value-type="float" office:value="1743120445.32037" calcext:value-type="float">
            <text:p>1743120445.32037</text:p>
          </table:table-cell>
          <table:table-cell/>
          <table:table-cell office:value-type="float" office:value="12621960" calcext:value-type="float">
            <text:p>12621960</text:p>
          </table:table-cell>
          <table:table-cell office:value-type="float" office:value="2477871056.11919" calcext:value-type="float">
            <text:p>2477871056.11919</text:p>
          </table:table-cell>
          <table:table-cell office:value-type="float" office:value="8031580168298637" calcext:value-type="float">
            <text:p>8031580168298637</text:p>
          </table:table-cell>
          <table:table-cell office:value-type="float" office:value="5960160344.16033" calcext:value-type="float">
            <text:p>5960160344.16033</text:p>
          </table:table-cell>
          <table:table-cell/>
          <table:table-cell office:value-type="float" office:value="27116856" calcext:value-type="float">
            <text:p>27116856</text:p>
          </table:table-cell>
          <table:table-cell office:value-type="float" office:value="3590265141.22038" calcext:value-type="float">
            <text:p>3590265141.22038</text:p>
          </table:table-cell>
          <table:table-cell office:value-type="float" office:value="7996201861986221" calcext:value-type="float">
            <text:p>7996201861986221</text:p>
          </table:table-cell>
          <table:table-cell office:value-type="float" office:value="6071093641.70356" calcext:value-type="float">
            <text:p>6071093641.70356</text:p>
          </table:table-cell>
          <table:table-cell/>
          <table:table-cell office:value-type="float" office:value="31839912" calcext:value-type="float">
            <text:p>31839912</text:p>
          </table:table-cell>
          <table:table-cell office:value-type="float" office:value="3991132931.08615" calcext:value-type="float">
            <text:p>3991132931.08615</text:p>
          </table:table-cell>
          <table:table-cell office:value-type="float" office:value="3.75860390443361E+015" calcext:value-type="float">
            <text:p>3.75860390443361E+015</text:p>
          </table:table-cell>
          <table:table-cell office:value-type="float" office:value="3260984532.50735" calcext:value-type="float">
            <text:p>3260984532.50735</text:p>
          </table:table-cell>
          <table:table-cell/>
          <table:table-cell office:value-type="float" office:value="50247361.125" calcext:value-type="float">
            <text:p>50247361.125</text:p>
          </table:table-cell>
          <table:table-cell office:value-type="float" office:value="4741697201.93848" calcext:value-type="float">
            <text:p>4741697201.93848</text:p>
          </table:table-cell>
          <table:table-cell office:value-type="float" office:value="3.58009054097615E+015" calcext:value-type="float">
            <text:p>3.58009054097615E+015</text:p>
          </table:table-cell>
          <table:table-cell office:value-type="float" office:value="3205155154.88906" calcext:value-type="float">
            <text:p>3205155154.88906</text:p>
          </table:table-cell>
        </table:table-row>
        <table:table-row table:style-name="ro1">
          <table:table-cell office:value-type="float" office:value="16737840" calcext:value-type="float">
            <text:p>16737840</text:p>
          </table:table-cell>
          <table:table-cell office:value-type="float" office:value="2184777.77068505" calcext:value-type="float">
            <text:p>2184777.77068505</text:p>
          </table:table-cell>
          <table:table-cell office:value-type="float" office:value="573186367813.811" calcext:value-type="float">
            <text:p>573186367813.811</text:p>
          </table:table-cell>
          <table:table-cell office:value-type="float" office:value="2222793.05417718" calcext:value-type="float">
            <text:p>2222793.05417718</text:p>
          </table:table-cell>
          <table:table-cell/>
          <table:table-cell office:value-type="float" office:value="10940832" calcext:value-type="float">
            <text:p>10940832</text:p>
          </table:table-cell>
          <table:table-cell office:value-type="float" office:value="710401423.780873" calcext:value-type="float">
            <text:p>710401423.780873</text:p>
          </table:table-cell>
          <table:table-cell office:value-type="float" office:value="2.34608704249741E+015" calcext:value-type="float">
            <text:p>2.34608704249741E+015</text:p>
          </table:table-cell>
          <table:table-cell office:value-type="float" office:value="1745617230.80987" calcext:value-type="float">
            <text:p>1745617230.80987</text:p>
          </table:table-cell>
          <table:table-cell/>
          <table:table-cell office:value-type="float" office:value="12655440" calcext:value-type="float">
            <text:p>12655440</text:p>
          </table:table-cell>
          <table:table-cell office:value-type="float" office:value="2481040543.31683" calcext:value-type="float">
            <text:p>2481040543.31683</text:p>
          </table:table-cell>
          <table:table-cell office:value-type="float" office:value="8041858601209656" calcext:value-type="float">
            <text:p>8041858601209656</text:p>
          </table:table-cell>
          <table:table-cell office:value-type="float" office:value="5967812491.98665" calcext:value-type="float">
            <text:p>5967812491.98665</text:p>
          </table:table-cell>
          <table:table-cell/>
          <table:table-cell office:value-type="float" office:value="27188784" calcext:value-type="float">
            <text:p>27188784</text:p>
          </table:table-cell>
          <table:table-cell office:value-type="float" office:value="3593416647.77404" calcext:value-type="float">
            <text:p>3593416647.77404</text:p>
          </table:table-cell>
          <table:table-cell office:value-type="float" office:value="7999815078011636" calcext:value-type="float">
            <text:p>7999815078011636</text:p>
          </table:table-cell>
          <table:table-cell office:value-type="float" office:value="6073818364.68092" calcext:value-type="float">
            <text:p>6073818364.68092</text:p>
          </table:table-cell>
          <table:table-cell/>
          <table:table-cell office:value-type="float" office:value="31924368" calcext:value-type="float">
            <text:p>31924368</text:p>
          </table:table-cell>
          <table:table-cell office:value-type="float" office:value="3996098656.92322" calcext:value-type="float">
            <text:p>3996098656.92322</text:p>
          </table:table-cell>
          <table:table-cell office:value-type="float" office:value="3759374766090401" calcext:value-type="float">
            <text:p>3759374766090401</text:p>
          </table:table-cell>
          <table:table-cell office:value-type="float" office:value="3261591777.00786" calcext:value-type="float">
            <text:p>3261591777.00786</text:p>
          </table:table-cell>
          <table:table-cell/>
          <table:table-cell office:value-type="float" office:value="50380643.25" calcext:value-type="float">
            <text:p>50380643.25</text:p>
          </table:table-cell>
          <table:table-cell office:value-type="float" office:value="4747808102.1149" calcext:value-type="float">
            <text:p>4747808102.1149</text:p>
          </table:table-cell>
          <table:table-cell office:value-type="float" office:value="3580353979570534" calcext:value-type="float">
            <text:p>3580353979570534</text:p>
          </table:table-cell>
          <table:table-cell office:value-type="float" office:value="3205434885.63044" calcext:value-type="float">
            <text:p>3205434885.63044</text:p>
          </table:table-cell>
        </table:table-row>
        <table:table-row table:style-name="ro1">
          <table:table-cell office:value-type="float" office:value="16782120" calcext:value-type="float">
            <text:p>16782120</text:p>
          </table:table-cell>
          <table:table-cell office:value-type="float" office:value="2188599.63394708" calcext:value-type="float">
            <text:p>2188599.63394708</text:p>
          </table:table-cell>
          <table:table-cell office:value-type="float" office:value="573922718859.23" calcext:value-type="float">
            <text:p>573922718859.23</text:p>
          </table:table-cell>
          <table:table-cell office:value-type="float" office:value="2226806.02405242" calcext:value-type="float">
            <text:p>2226806.02405242</text:p>
          </table:table-cell>
          <table:table-cell/>
          <table:table-cell office:value-type="float" office:value="10969776" calcext:value-type="float">
            <text:p>10969776</text:p>
          </table:table-cell>
          <table:table-cell office:value-type="float" office:value="711418638.040824" calcext:value-type="float">
            <text:p>711418638.040824</text:p>
          </table:table-cell>
          <table:table-cell office:value-type="float" office:value="2.34941708243146E+015" calcext:value-type="float">
            <text:p>2.34941708243146E+015</text:p>
          </table:table-cell>
          <table:table-cell office:value-type="float" office:value="1748106595.88098" calcext:value-type="float">
            <text:p>1748106595.88098</text:p>
          </table:table-cell>
          <table:table-cell/>
          <table:table-cell office:value-type="float" office:value="12688920" calcext:value-type="float">
            <text:p>12688920</text:p>
          </table:table-cell>
          <table:table-cell office:value-type="float" office:value="2484199396.12536" calcext:value-type="float">
            <text:p>2484199396.12536</text:p>
          </table:table-cell>
          <table:table-cell office:value-type="float" office:value="8052101378585339" calcext:value-type="float">
            <text:p>8052101378585339</text:p>
          </table:table-cell>
          <table:table-cell office:value-type="float" office:value="5975438268.33832" calcext:value-type="float">
            <text:p>5975438268.33832</text:p>
          </table:table-cell>
          <table:table-cell/>
          <table:table-cell office:value-type="float" office:value="27260712" calcext:value-type="float">
            <text:p>27260712</text:p>
          </table:table-cell>
          <table:table-cell office:value-type="float" office:value="3596558953.21573" calcext:value-type="float">
            <text:p>3596558953.21573</text:p>
          </table:table-cell>
          <table:table-cell office:value-type="float" office:value="8003401486898865" calcext:value-type="float">
            <text:p>8003401486898865</text:p>
          </table:table-cell>
          <table:table-cell office:value-type="float" office:value="6076523194.93932" calcext:value-type="float">
            <text:p>6076523194.93932</text:p>
          </table:table-cell>
          <table:table-cell/>
          <table:table-cell office:value-type="float" office:value="32008824" calcext:value-type="float">
            <text:p>32008824</text:p>
          </table:table-cell>
          <table:table-cell office:value-type="float" office:value="4001059148.85756" calcext:value-type="float">
            <text:p>4001059148.85756</text:p>
          </table:table-cell>
          <table:table-cell office:value-type="float" office:value="3.76013897585766E+015" calcext:value-type="float">
            <text:p>3.76013897585766E+015</text:p>
          </table:table-cell>
          <table:table-cell office:value-type="float" office:value="3262194021.71589" calcext:value-type="float">
            <text:p>3262194021.71589</text:p>
          </table:table-cell>
          <table:table-cell/>
          <table:table-cell office:value-type="float" office:value="50513925.375" calcext:value-type="float">
            <text:p>50513925.375</text:p>
          </table:table-cell>
          <table:table-cell office:value-type="float" office:value="4753911594.49463" calcext:value-type="float">
            <text:p>4753911594.49463</text:p>
          </table:table-cell>
          <table:table-cell office:value-type="float" office:value="3580615345146694" calcext:value-type="float">
            <text:p>3580615345146694</text:p>
          </table:table-cell>
          <table:table-cell office:value-type="float" office:value="3205712786.89984" calcext:value-type="float">
            <text:p>3205712786.89984</text:p>
          </table:table-cell>
        </table:table-row>
        <table:table-row table:style-name="ro1">
          <table:table-cell office:value-type="float" office:value="16826400" calcext:value-type="float">
            <text:p>16826400</text:p>
          </table:table-cell>
          <table:table-cell office:value-type="float" office:value="2192415.07096504" calcext:value-type="float">
            <text:p>2192415.07096504</text:p>
          </table:table-cell>
          <table:table-cell office:value-type="float" office:value="574656928646.947" calcext:value-type="float">
            <text:p>574656928646.947</text:p>
          </table:table-cell>
          <table:table-cell office:value-type="float" office:value="2230812.30641562" calcext:value-type="float">
            <text:p>2230812.30641562</text:p>
          </table:table-cell>
          <table:table-cell/>
          <table:table-cell office:value-type="float" office:value="10998720" calcext:value-type="float">
            <text:p>10998720</text:p>
          </table:table-cell>
          <table:table-cell office:value-type="float" office:value="712432869.279198" calcext:value-type="float">
            <text:p>712432869.279198</text:p>
          </table:table-cell>
          <table:table-cell office:value-type="float" office:value="2352737133852117" calcext:value-type="float">
            <text:p>2352737133852117</text:p>
          </table:table-cell>
          <table:table-cell office:value-type="float" office:value="1750588562.75076" calcext:value-type="float">
            <text:p>1750588562.75076</text:p>
          </table:table-cell>
          <table:table-cell/>
          <table:table-cell office:value-type="float" office:value="12722400" calcext:value-type="float">
            <text:p>12722400</text:p>
          </table:table-cell>
          <table:table-cell office:value-type="float" office:value="2487347651.35387" calcext:value-type="float">
            <text:p>2487347651.35387</text:p>
          </table:table-cell>
          <table:table-cell office:value-type="float" office:value="8062308624196064" calcext:value-type="float">
            <text:p>8062308624196064</text:p>
          </table:table-cell>
          <table:table-cell office:value-type="float" office:value="5983037764.60058" calcext:value-type="float">
            <text:p>5983037764.60058</text:p>
          </table:table-cell>
          <table:table-cell/>
          <table:table-cell office:value-type="float" office:value="27332640" calcext:value-type="float">
            <text:p>27332640</text:p>
          </table:table-cell>
          <table:table-cell office:value-type="float" office:value="3599692117.34154" calcext:value-type="float">
            <text:p>3599692117.34154</text:p>
          </table:table-cell>
          <table:table-cell office:value-type="float" office:value="8006961288024366" calcext:value-type="float">
            <text:p>8006961288024366</text:p>
          </table:table-cell>
          <table:table-cell office:value-type="float" office:value="6079208279.75868" calcext:value-type="float">
            <text:p>6079208279.75868</text:p>
          </table:table-cell>
          <table:table-cell/>
          <table:table-cell office:value-type="float" office:value="32093280" calcext:value-type="float">
            <text:p>32093280</text:p>
          </table:table-cell>
          <table:table-cell office:value-type="float" office:value="4006014426.36171" calcext:value-type="float">
            <text:p>4006014426.36171</text:p>
          </table:table-cell>
          <table:table-cell office:value-type="float" office:value="3.76089659165261E+015" calcext:value-type="float">
            <text:p>3.76089659165261E+015</text:p>
          </table:table-cell>
          <table:table-cell office:value-type="float" office:value="3262791309.5684" calcext:value-type="float">
            <text:p>3262791309.5684</text:p>
          </table:table-cell>
          <table:table-cell/>
          <table:table-cell office:value-type="float" office:value="50647207.5" calcext:value-type="float">
            <text:p>50647207.5</text:p>
          </table:table-cell>
          <table:table-cell office:value-type="float" office:value="4760007694.44199" calcext:value-type="float">
            <text:p>4760007694.44199</text:p>
          </table:table-cell>
          <table:table-cell office:value-type="float" office:value="3.58087466089993E+015" calcext:value-type="float">
            <text:p>3.58087466089993E+015</text:p>
          </table:table-cell>
          <table:table-cell office:value-type="float" office:value="3205988876.86185" calcext:value-type="float">
            <text:p>3205988876.86185</text:p>
          </table:table-cell>
        </table:table-row>
        <table:table-row table:style-name="ro1">
          <table:table-cell office:value-type="float" office:value="16870680" calcext:value-type="float">
            <text:p>16870680</text:p>
          </table:table-cell>
          <table:table-cell office:value-type="float" office:value="2196224.09731609" calcext:value-type="float">
            <text:p>2196224.09731609</text:p>
          </table:table-cell>
          <table:table-cell office:value-type="float" office:value="575389005872.873" calcext:value-type="float">
            <text:p>575389005872.873</text:p>
          </table:table-cell>
          <table:table-cell office:value-type="float" office:value="2234811.91723388" calcext:value-type="float">
            <text:p>2234811.91723388</text:p>
          </table:table-cell>
          <table:table-cell/>
          <table:table-cell office:value-type="float" office:value="11027664" calcext:value-type="float">
            <text:p>11027664</text:p>
          </table:table-cell>
          <table:table-cell office:value-type="float" office:value="713444126.397036" calcext:value-type="float">
            <text:p>713444126.397036</text:p>
          </table:table-cell>
          <table:table-cell office:value-type="float" office:value="2356047226741547" calcext:value-type="float">
            <text:p>2356047226741547</text:p>
          </table:table-cell>
          <table:table-cell office:value-type="float" office:value="1753063153.56958" calcext:value-type="float">
            <text:p>1753063153.56958</text:p>
          </table:table-cell>
          <table:table-cell/>
          <table:table-cell office:value-type="float" office:value="12755880" calcext:value-type="float">
            <text:p>12755880</text:p>
          </table:table-cell>
          <table:table-cell office:value-type="float" office:value="2490485345.68271" calcext:value-type="float">
            <text:p>2490485345.68271</text:p>
          </table:table-cell>
          <table:table-cell office:value-type="float" office:value="8072480461382451" calcext:value-type="float">
            <text:p>8072480461382451</text:p>
          </table:table-cell>
          <table:table-cell office:value-type="float" office:value="5990611071.84148" calcext:value-type="float">
            <text:p>5990611071.84148</text:p>
          </table:table-cell>
          <table:table-cell/>
          <table:table-cell office:value-type="float" office:value="27404568" calcext:value-type="float">
            <text:p>27404568</text:p>
          </table:table-cell>
          <table:table-cell office:value-type="float" office:value="3602816199.50751" calcext:value-type="float">
            <text:p>3602816199.50751</text:p>
          </table:table-cell>
          <table:table-cell office:value-type="float" office:value="8010494679280750" calcext:value-type="float">
            <text:p>8010494679280750</text:p>
          </table:table-cell>
          <table:table-cell office:value-type="float" office:value="6081873765.32407" calcext:value-type="float">
            <text:p>6081873765.32407</text:p>
          </table:table-cell>
          <table:table-cell/>
          <table:table-cell office:value-type="float" office:value="32177736" calcext:value-type="float">
            <text:p>32177736</text:p>
          </table:table-cell>
          <table:table-cell office:value-type="float" office:value="4010964508.75682" calcext:value-type="float">
            <text:p>4010964508.75682</text:p>
          </table:table-cell>
          <table:table-cell office:value-type="float" office:value="3761647670887035" calcext:value-type="float">
            <text:p>3761647670887035</text:p>
          </table:table-cell>
          <table:table-cell office:value-type="float" office:value="3263383683.12906" calcext:value-type="float">
            <text:p>3263383683.12906</text:p>
          </table:table-cell>
          <table:table-cell/>
          <table:table-cell office:value-type="float" office:value="50780489.625" calcext:value-type="float">
            <text:p>50780489.625</text:p>
          </table:table-cell>
          <table:table-cell office:value-type="float" office:value="4766096417.21907" calcext:value-type="float">
            <text:p>4766096417.21907</text:p>
          </table:table-cell>
          <table:table-cell office:value-type="float" office:value="3581131949724784" calcext:value-type="float">
            <text:p>3581131949724784</text:p>
          </table:table-cell>
          <table:table-cell office:value-type="float" office:value="3206263173.45555" calcext:value-type="float">
            <text:p>3206263173.45555</text:p>
          </table:table-cell>
        </table:table-row>
        <table:table-row table:style-name="ro1">
          <table:table-cell office:value-type="float" office:value="16914960" calcext:value-type="float">
            <text:p>16914960</text:p>
          </table:table-cell>
          <table:table-cell office:value-type="float" office:value="2200026.72852109" calcext:value-type="float">
            <text:p>2200026.72852109</text:p>
          </table:table-cell>
          <table:table-cell office:value-type="float" office:value="576118959192.057" calcext:value-type="float">
            <text:p>576118959192.057</text:p>
          </table:table-cell>
          <table:table-cell office:value-type="float" office:value="2238804.87241728" calcext:value-type="float">
            <text:p>2238804.87241728</text:p>
          </table:table-cell>
          <table:table-cell/>
          <table:table-cell office:value-type="float" office:value="11056608" calcext:value-type="float">
            <text:p>11056608</text:p>
          </table:table-cell>
          <table:table-cell office:value-type="float" office:value="714452418.268676" calcext:value-type="float">
            <text:p>714452418.268676</text:p>
          </table:table-cell>
          <table:table-cell office:value-type="float" office:value="2359347390991887" calcext:value-type="float">
            <text:p>2359347390991887</text:p>
          </table:table-cell>
          <table:table-cell office:value-type="float" office:value="1755530390.42137" calcext:value-type="float">
            <text:p>1755530390.42137</text:p>
          </table:table-cell>
          <table:table-cell/>
          <table:table-cell office:value-type="float" office:value="12789360" calcext:value-type="float">
            <text:p>12789360</text:p>
          </table:table-cell>
          <table:table-cell office:value-type="float" office:value="2493612515.66398" calcext:value-type="float">
            <text:p>2493612515.66398</text:p>
          </table:table-cell>
          <table:table-cell office:value-type="float" office:value="8082617013056897" calcext:value-type="float">
            <text:p>8082617013056897</text:p>
          </table:table-cell>
          <table:table-cell office:value-type="float" office:value="5998158280.81292" calcext:value-type="float">
            <text:p>5998158280.81292</text:p>
          </table:table-cell>
          <table:table-cell/>
          <table:table-cell office:value-type="float" office:value="27476496" calcext:value-type="float">
            <text:p>27476496</text:p>
          </table:table-cell>
          <table:table-cell office:value-type="float" office:value="3605931258.63287" calcext:value-type="float">
            <text:p>3605931258.63287</text:p>
          </table:table-cell>
          <table:table-cell office:value-type="float" office:value="8014001857087854" calcext:value-type="float">
            <text:p>8014001857087854</text:p>
          </table:table-cell>
          <table:table-cell office:value-type="float" office:value="6084519796.7339" calcext:value-type="float">
            <text:p>6084519796.7339</text:p>
          </table:table-cell>
          <table:table-cell/>
          <table:table-cell office:value-type="float" office:value="32262192" calcext:value-type="float">
            <text:p>32262192</text:p>
          </table:table-cell>
          <table:table-cell office:value-type="float" office:value="4015909415.21394" calcext:value-type="float">
            <text:p>4015909415.21394</text:p>
          </table:table-cell>
          <table:table-cell office:value-type="float" office:value="3762392270471614" calcext:value-type="float">
            <text:p>3762392270471614</text:p>
          </table:table-cell>
          <table:table-cell office:value-type="float" office:value="3263971184.59152" calcext:value-type="float">
            <text:p>3263971184.59152</text:p>
          </table:table-cell>
          <table:table-cell/>
          <table:table-cell office:value-type="float" office:value="50913771.75" calcext:value-type="float">
            <text:p>50913771.75</text:p>
          </table:table-cell>
          <table:table-cell office:value-type="float" office:value="4772177777.98701" calcext:value-type="float">
            <text:p>4772177777.98701</text:p>
          </table:table-cell>
          <table:table-cell office:value-type="float" office:value="3.58138723421914E+015" calcext:value-type="float">
            <text:p>3.58138723421914E+015</text:p>
          </table:table-cell>
          <table:table-cell office:value-type="float" office:value="3206535694.39755" calcext:value-type="float">
            <text:p>3206535694.39755</text:p>
          </table:table-cell>
        </table:table-row>
        <table:table-row table:style-name="ro1">
          <table:table-cell office:value-type="float" office:value="16959240" calcext:value-type="float">
            <text:p>16959240</text:p>
          </table:table-cell>
          <table:table-cell office:value-type="float" office:value="2203822.98004487" calcext:value-type="float">
            <text:p>2203822.98004487</text:p>
          </table:table-cell>
          <table:table-cell office:value-type="float" office:value="576846797218.886" calcext:value-type="float">
            <text:p>576846797218.886</text:p>
          </table:table-cell>
          <table:table-cell office:value-type="float" office:value="2242791.18781916" calcext:value-type="float">
            <text:p>2242791.18781916</text:p>
          </table:table-cell>
          <table:table-cell/>
          <table:table-cell office:value-type="float" office:value="11085552" calcext:value-type="float">
            <text:p>11085552</text:p>
          </table:table-cell>
          <table:table-cell office:value-type="float" office:value="715457753.741837" calcext:value-type="float">
            <text:p>715457753.741837</text:p>
          </table:table-cell>
          <table:table-cell office:value-type="float" office:value="2.36263765640554E+015" calcext:value-type="float">
            <text:p>2.36263765640554E+015</text:p>
          </table:table-cell>
          <table:table-cell office:value-type="float" office:value="1757990295.32377" calcext:value-type="float">
            <text:p>1757990295.32377</text:p>
          </table:table-cell>
          <table:table-cell/>
          <table:table-cell office:value-type="float" office:value="12822840" calcext:value-type="float">
            <text:p>12822840</text:p>
          </table:table-cell>
          <table:table-cell office:value-type="float" office:value="2496729197.72198" calcext:value-type="float">
            <text:p>2496729197.72198</text:p>
          </table:table-cell>
          <table:table-cell office:value-type="float" office:value="8092718401705017" calcext:value-type="float">
            <text:p>8092718401705017</text:p>
          </table:table-cell>
          <table:table-cell office:value-type="float" office:value="6005679481.95176" calcext:value-type="float">
            <text:p>6005679481.95176</text:p>
          </table:table-cell>
          <table:table-cell/>
          <table:table-cell office:value-type="float" office:value="27548424" calcext:value-type="float">
            <text:p>27548424</text:p>
          </table:table-cell>
          <table:table-cell office:value-type="float" office:value="3609037353.20334" calcext:value-type="float">
            <text:p>3609037353.20334</text:p>
          </table:table-cell>
          <table:table-cell office:value-type="float" office:value="8017483016403657" calcext:value-type="float">
            <text:p>8017483016403657</text:p>
          </table:table-cell>
          <table:table-cell office:value-type="float" office:value="6087146518.008" calcext:value-type="float">
            <text:p>6087146518.008</text:p>
          </table:table-cell>
          <table:table-cell/>
          <table:table-cell office:value-type="float" office:value="32346648" calcext:value-type="float">
            <text:p>32346648</text:p>
          </table:table-cell>
          <table:table-cell office:value-type="float" office:value="4020849164.75533" calcext:value-type="float">
            <text:p>4020849164.75533</text:p>
          </table:table-cell>
          <table:table-cell office:value-type="float" office:value="3763130446820376" calcext:value-type="float">
            <text:p>3763130446820376</text:p>
          </table:table-cell>
          <table:table-cell office:value-type="float" office:value="3264553855.78257" calcext:value-type="float">
            <text:p>3264553855.78257</text:p>
          </table:table-cell>
          <table:table-cell/>
          <table:table-cell office:value-type="float" office:value="51047053.875" calcext:value-type="float">
            <text:p>51047053.875</text:p>
          </table:table-cell>
          <table:table-cell office:value-type="float" office:value="4778251791.80718" calcext:value-type="float">
            <text:p>4778251791.80718</text:p>
          </table:table-cell>
          <table:table-cell office:value-type="float" office:value="3.58164053668824E+015" calcext:value-type="float">
            <text:p>3.58164053668824E+015</text:p>
          </table:table-cell>
          <table:table-cell office:value-type="float" office:value="3206806457.18498" calcext:value-type="float">
            <text:p>3206806457.18498</text:p>
          </table:table-cell>
        </table:table-row>
        <table:table-row table:style-name="ro1">
          <table:table-cell office:value-type="float" office:value="17003520" calcext:value-type="float">
            <text:p>17003520</text:p>
          </table:table-cell>
          <table:table-cell office:value-type="float" office:value="2207612.86729651" calcext:value-type="float">
            <text:p>2207612.86729651</text:p>
          </table:table-cell>
          <table:table-cell office:value-type="float" office:value="577572528527.288" calcext:value-type="float">
            <text:p>577572528527.288</text:p>
          </table:table-cell>
          <table:table-cell office:value-type="float" office:value="2246770.87923629" calcext:value-type="float">
            <text:p>2246770.87923629</text:p>
          </table:table-cell>
          <table:table-cell/>
          <table:table-cell office:value-type="float" office:value="11114496" calcext:value-type="float">
            <text:p>11114496</text:p>
          </table:table-cell>
          <table:table-cell office:value-type="float" office:value="716460141.637696" calcext:value-type="float">
            <text:p>716460141.637696</text:p>
          </table:table-cell>
          <table:table-cell office:value-type="float" office:value="2.36591805269541E+015" calcext:value-type="float">
            <text:p>2.36591805269541E+015</text:p>
          </table:table-cell>
          <table:table-cell office:value-type="float" office:value="1760442890.22839" calcext:value-type="float">
            <text:p>1760442890.22839</text:p>
          </table:table-cell>
          <table:table-cell/>
          <table:table-cell office:value-type="float" office:value="12856320" calcext:value-type="float">
            <text:p>12856320</text:p>
          </table:table-cell>
          <table:table-cell office:value-type="float" office:value="2499835428.15364" calcext:value-type="float">
            <text:p>2499835428.15364</text:p>
          </table:table-cell>
          <table:table-cell office:value-type="float" office:value="8102784749387141" calcext:value-type="float">
            <text:p>8102784749387141</text:p>
          </table:table-cell>
          <table:table-cell office:value-type="float" office:value="6013174765.38091" calcext:value-type="float">
            <text:p>6013174765.38091</text:p>
          </table:table-cell>
          <table:table-cell/>
          <table:table-cell office:value-type="float" office:value="27620352" calcext:value-type="float">
            <text:p>27620352</text:p>
          </table:table-cell>
          <table:table-cell office:value-type="float" office:value="3612134541.27436" calcext:value-type="float">
            <text:p>3612134541.27436</text:p>
          </table:table-cell>
          <table:table-cell office:value-type="float" office:value="8020938350735216" calcext:value-type="float">
            <text:p>8020938350735216</text:p>
          </table:table-cell>
          <table:table-cell office:value-type="float" office:value="6089754072.09564" calcext:value-type="float">
            <text:p>6089754072.09564</text:p>
          </table:table-cell>
          <table:table-cell/>
          <table:table-cell office:value-type="float" office:value="32431104" calcext:value-type="float">
            <text:p>32431104</text:p>
          </table:table-cell>
          <table:table-cell office:value-type="float" office:value="4025783776.25576" calcext:value-type="float">
            <text:p>4025783776.25576</text:p>
          </table:table-cell>
          <table:table-cell office:value-type="float" office:value="3763862255854989" calcext:value-type="float">
            <text:p>3763862255854989</text:p>
          </table:table-cell>
          <table:table-cell office:value-type="float" office:value="3265131738.16545" calcext:value-type="float">
            <text:p>3265131738.16545</text:p>
          </table:table-cell>
          <table:table-cell/>
          <table:table-cell office:value-type="float" office:value="51180336" calcext:value-type="float">
            <text:p>51180336</text:p>
          </table:table-cell>
          <table:table-cell office:value-type="float" office:value="4784318473.64239" calcext:value-type="float">
            <text:p>4784318473.64239</text:p>
          </table:table-cell>
          <table:table-cell office:value-type="float" office:value="3581891879148641" calcext:value-type="float">
            <text:p>3581891879148641</text:p>
          </table:table-cell>
          <table:table-cell office:value-type="float" office:value="3207075479.09839" calcext:value-type="float">
            <text:p>3207075479.09839</text:p>
          </table:table-cell>
        </table:table-row>
        <table:table-row table:style-name="ro1">
          <table:table-cell office:value-type="float" office:value="17047800" calcext:value-type="float">
            <text:p>17047800</text:p>
          </table:table-cell>
          <table:table-cell office:value-type="float" office:value="2211396.40562955" calcext:value-type="float">
            <text:p>2211396.40562955</text:p>
          </table:table-cell>
          <table:table-cell office:value-type="float" office:value="578296161650.927" calcext:value-type="float">
            <text:p>578296161650.927</text:p>
          </table:table-cell>
          <table:table-cell office:value-type="float" office:value="2250743.96240923" calcext:value-type="float">
            <text:p>2250743.96240923</text:p>
          </table:table-cell>
          <table:table-cell/>
          <table:table-cell office:value-type="float" office:value="11143440" calcext:value-type="float">
            <text:p>11143440</text:p>
          </table:table-cell>
          <table:table-cell office:value-type="float" office:value="717459590.750967" calcext:value-type="float">
            <text:p>717459590.750967</text:p>
          </table:table-cell>
          <table:table-cell office:value-type="float" office:value="2369188609485224" calcext:value-type="float">
            <text:p>2369188609485224</text:p>
          </table:table-cell>
          <table:table-cell office:value-type="float" office:value="1762888197.02095" calcext:value-type="float">
            <text:p>1762888197.02095</text:p>
          </table:table-cell>
          <table:table-cell/>
          <table:table-cell office:value-type="float" office:value="12889800" calcext:value-type="float">
            <text:p>12889800</text:p>
          </table:table-cell>
          <table:table-cell office:value-type="float" office:value="2502931243.12899" calcext:value-type="float">
            <text:p>2502931243.12899</text:p>
          </table:table-cell>
          <table:table-cell office:value-type="float" office:value="8112816177739818" calcext:value-type="float">
            <text:p>8112816177739818</text:p>
          </table:table-cell>
          <table:table-cell office:value-type="float" office:value="6020644220.91044" calcext:value-type="float">
            <text:p>6020644220.91044</text:p>
          </table:table-cell>
          <table:table-cell/>
          <table:table-cell office:value-type="float" office:value="27692280" calcext:value-type="float">
            <text:p>27692280</text:p>
          </table:table-cell>
          <table:table-cell office:value-type="float" office:value="3615222880.47429" calcext:value-type="float">
            <text:p>3615222880.47429</text:p>
          </table:table-cell>
          <table:table-cell office:value-type="float" office:value="8024368052149423" calcext:value-type="float">
            <text:p>8024368052149423</text:p>
          </table:table-cell>
          <table:table-cell office:value-type="float" office:value="6092342600.88351" calcext:value-type="float">
            <text:p>6092342600.88351</text:p>
          </table:table-cell>
          <table:table-cell/>
          <table:table-cell office:value-type="float" office:value="32515560" calcext:value-type="float">
            <text:p>32515560</text:p>
          </table:table-cell>
          <table:table-cell office:value-type="float" office:value="4030713268.44376" calcext:value-type="float">
            <text:p>4030713268.44376</text:p>
          </table:table-cell>
          <table:table-cell office:value-type="float" office:value="3764587753009077" calcext:value-type="float">
            <text:p>3764587753009077</text:p>
          </table:table-cell>
          <table:table-cell office:value-type="float" office:value="3265704872.84294" calcext:value-type="float">
            <text:p>3265704872.84294</text:p>
          </table:table-cell>
          <table:table-cell/>
          <table:table-cell office:value-type="float" office:value="51313618.125" calcext:value-type="float">
            <text:p>51313618.125</text:p>
          </table:table-cell>
          <table:table-cell office:value-type="float" office:value="4790377838.35808" calcext:value-type="float">
            <text:p>4790377838.35808</text:p>
          </table:table-cell>
          <table:table-cell office:value-type="float" office:value="3582141283332138" calcext:value-type="float">
            <text:p>3582141283332138</text:p>
          </table:table-cell>
          <table:table-cell office:value-type="float" office:value="3207342777.20465" calcext:value-type="float">
            <text:p>3207342777.20465</text:p>
          </table:table-cell>
        </table:table-row>
        <table:table-row table:style-name="ro1">
          <table:table-cell office:value-type="float" office:value="17092080" calcext:value-type="float">
            <text:p>17092080</text:p>
          </table:table-cell>
          <table:table-cell office:value-type="float" office:value="2215173.61034227" calcext:value-type="float">
            <text:p>2215173.61034227</text:p>
          </table:table-cell>
          <table:table-cell office:value-type="float" office:value="579017705083.401" calcext:value-type="float">
            <text:p>579017705083.401</text:p>
          </table:table-cell>
          <table:table-cell office:value-type="float" office:value="2254710.45302247" calcext:value-type="float">
            <text:p>2254710.45302247</text:p>
          </table:table-cell>
          <table:table-cell/>
          <table:table-cell office:value-type="float" office:value="11172384" calcext:value-type="float">
            <text:p>11172384</text:p>
          </table:table-cell>
          <table:table-cell office:value-type="float" office:value="718456109.849982" calcext:value-type="float">
            <text:p>718456109.849982</text:p>
          </table:table-cell>
          <table:table-cell office:value-type="float" office:value="2.37244935630975E+015" calcext:value-type="float">
            <text:p>2.37244935630975E+015</text:p>
          </table:table-cell>
          <table:table-cell office:value-type="float" office:value="1765326237.52153" calcext:value-type="float">
            <text:p>1765326237.52153</text:p>
          </table:table-cell>
          <table:table-cell/>
          <table:table-cell office:value-type="float" office:value="12923280" calcext:value-type="float">
            <text:p>12923280</text:p>
          </table:table-cell>
          <table:table-cell office:value-type="float" office:value="2506016678.69163" calcext:value-type="float">
            <text:p>2506016678.69163</text:p>
          </table:table-cell>
          <table:table-cell office:value-type="float" office:value="8122812807977231" calcext:value-type="float">
            <text:p>8122812807977231</text:p>
          </table:table-cell>
          <table:table-cell office:value-type="float" office:value="6028087938.03866" calcext:value-type="float">
            <text:p>6028087938.03866</text:p>
          </table:table-cell>
          <table:table-cell/>
          <table:table-cell office:value-type="float" office:value="27764208" calcext:value-type="float">
            <text:p>27764208</text:p>
          </table:table-cell>
          <table:table-cell office:value-type="float" office:value="3618302428.00766" calcext:value-type="float">
            <text:p>3618302428.00766</text:p>
          </table:table-cell>
          <table:table-cell office:value-type="float" office:value="8027772311283755" calcext:value-type="float">
            <text:p>8027772311283755</text:p>
          </table:table-cell>
          <table:table-cell office:value-type="float" office:value="6094912245.20363" calcext:value-type="float">
            <text:p>6094912245.20363</text:p>
          </table:table-cell>
          <table:table-cell/>
          <table:table-cell office:value-type="float" office:value="32600016" calcext:value-type="float">
            <text:p>32600016</text:p>
          </table:table-cell>
          <table:table-cell office:value-type="float" office:value="4035637659.90294" calcext:value-type="float">
            <text:p>4035637659.90294</text:p>
          </table:table-cell>
          <table:table-cell office:value-type="float" office:value="3765306993232480" calcext:value-type="float">
            <text:p>3765306993232480</text:p>
          </table:table-cell>
          <table:table-cell office:value-type="float" office:value="3266273300.56053" calcext:value-type="float">
            <text:p>3266273300.56053</text:p>
          </table:table-cell>
          <table:table-cell/>
          <table:table-cell office:value-type="float" office:value="51446900.25" calcext:value-type="float">
            <text:p>51446900.25</text:p>
          </table:table-cell>
          <table:table-cell office:value-type="float" office:value="4796429900.72348" calcext:value-type="float">
            <text:p>4796429900.72348</text:p>
          </table:table-cell>
          <table:table-cell office:value-type="float" office:value="3582388770689587" calcext:value-type="float">
            <text:p>3582388770689587</text:p>
          </table:table-cell>
          <table:table-cell office:value-type="float" office:value="3207608368.35984" calcext:value-type="float">
            <text:p>3207608368.35984</text:p>
          </table:table-cell>
        </table:table-row>
        <table:table-row table:style-name="ro1">
          <table:table-cell office:value-type="float" office:value="17136360" calcext:value-type="float">
            <text:p>17136360</text:p>
          </table:table-cell>
          <table:table-cell office:value-type="float" office:value="2218944.49667792" calcext:value-type="float">
            <text:p>2218944.49667792</text:p>
          </table:table-cell>
          <table:table-cell office:value-type="float" office:value="579737167278.445" calcext:value-type="float">
            <text:p>579737167278.445</text:p>
          </table:table-cell>
          <table:table-cell office:value-type="float" office:value="2258670.36670479" calcext:value-type="float">
            <text:p>2258670.36670479</text:p>
          </table:table-cell>
          <table:table-cell/>
          <table:table-cell office:value-type="float" office:value="11201328" calcext:value-type="float">
            <text:p>11201328</text:p>
          </table:table-cell>
          <table:table-cell office:value-type="float" office:value="719449707.676773" calcext:value-type="float">
            <text:p>719449707.676773</text:p>
          </table:table-cell>
          <table:table-cell office:value-type="float" office:value="2375700322615089" calcext:value-type="float">
            <text:p>2375700322615089</text:p>
          </table:table-cell>
          <table:table-cell office:value-type="float" office:value="1767757033.4847" calcext:value-type="float">
            <text:p>1767757033.4847</text:p>
          </table:table-cell>
          <table:table-cell/>
          <table:table-cell office:value-type="float" office:value="12956760" calcext:value-type="float">
            <text:p>12956760</text:p>
          </table:table-cell>
          <table:table-cell office:value-type="float" office:value="2509091770.75913" calcext:value-type="float">
            <text:p>2509091770.75913</text:p>
          </table:table-cell>
          <table:table-cell office:value-type="float" office:value="8132774760892728" calcext:value-type="float">
            <text:p>8132774760892728</text:p>
          </table:table-cell>
          <table:table-cell office:value-type="float" office:value="6035506005.95318" calcext:value-type="float">
            <text:p>6035506005.95318</text:p>
          </table:table-cell>
          <table:table-cell/>
          <table:table-cell office:value-type="float" office:value="27836136" calcext:value-type="float">
            <text:p>27836136</text:p>
          </table:table-cell>
          <table:table-cell office:value-type="float" office:value="3621373240.65827" calcext:value-type="float">
            <text:p>3621373240.65827</text:p>
          </table:table-cell>
          <table:table-cell office:value-type="float" office:value="8031151317356878" calcext:value-type="float">
            <text:p>8031151317356878</text:p>
          </table:table-cell>
          <table:table-cell office:value-type="float" office:value="6097463144.84117" calcext:value-type="float">
            <text:p>6097463144.84117</text:p>
          </table:table-cell>
          <table:table-cell/>
          <table:table-cell office:value-type="float" office:value="32684472" calcext:value-type="float">
            <text:p>32684472</text:p>
          </table:table-cell>
          <table:table-cell office:value-type="float" office:value="4040556969.07316" calcext:value-type="float">
            <text:p>4040556969.07316</text:p>
          </table:table-cell>
          <table:table-cell office:value-type="float" office:value="3766020030995460" calcext:value-type="float">
            <text:p>3766020030995460</text:p>
          </table:table-cell>
          <table:table-cell office:value-type="float" office:value="3266837061.70953" calcext:value-type="float">
            <text:p>3266837061.70953</text:p>
          </table:table-cell>
          <table:table-cell/>
          <table:table-cell office:value-type="float" office:value="51580182.375" calcext:value-type="float">
            <text:p>51580182.375</text:p>
          </table:table-cell>
          <table:table-cell office:value-type="float" office:value="4802474675.41275" calcext:value-type="float">
            <text:p>4802474675.41275</text:p>
          </table:table-cell>
          <table:table-cell office:value-type="float" office:value="3.58263436239474E+015" calcext:value-type="float">
            <text:p>3.58263436239474E+015</text:p>
          </table:table-cell>
          <table:table-cell office:value-type="float" office:value="3207872269.21201" calcext:value-type="float">
            <text:p>3207872269.21201</text:p>
          </table:table-cell>
        </table:table-row>
        <table:table-row table:style-name="ro1">
          <table:table-cell office:value-type="float" office:value="17180640" calcext:value-type="float">
            <text:p>17180640</text:p>
          </table:table-cell>
          <table:table-cell office:value-type="float" office:value="2222709.07982497" calcext:value-type="float">
            <text:p>2222709.07982497</text:p>
          </table:table-cell>
          <table:table-cell office:value-type="float" office:value="580454556650.12" calcext:value-type="float">
            <text:p>580454556650.12</text:p>
          </table:table-cell>
          <table:table-cell office:value-type="float" office:value="2262623.71902943" calcext:value-type="float">
            <text:p>2262623.71902943</text:p>
          </table:table-cell>
          <table:table-cell/>
          <table:table-cell office:value-type="float" office:value="11230272" calcext:value-type="float">
            <text:p>11230272</text:p>
          </table:table-cell>
          <table:table-cell office:value-type="float" office:value="720440392.947144" calcext:value-type="float">
            <text:p>720440392.947144</text:p>
          </table:table-cell>
          <table:table-cell office:value-type="float" office:value="2.37894153775894E+015" calcext:value-type="float">
            <text:p>2.37894153775894E+015</text:p>
          </table:table-cell>
          <table:table-cell office:value-type="float" office:value="1770180606.5998" calcext:value-type="float">
            <text:p>1770180606.5998</text:p>
          </table:table-cell>
          <table:table-cell/>
          <table:table-cell office:value-type="float" office:value="12990240" calcext:value-type="float">
            <text:p>12990240</text:p>
          </table:table-cell>
          <table:table-cell office:value-type="float" office:value="2512156555.12354" calcext:value-type="float">
            <text:p>2512156555.12354</text:p>
          </table:table-cell>
          <table:table-cell office:value-type="float" office:value="8142702156860228" calcext:value-type="float">
            <text:p>8142702156860228</text:p>
          </table:table-cell>
          <table:table-cell office:value-type="float" office:value="6042898513.53204" calcext:value-type="float">
            <text:p>6042898513.53204</text:p>
          </table:table-cell>
          <table:table-cell/>
          <table:table-cell office:value-type="float" office:value="27908064" calcext:value-type="float">
            <text:p>27908064</text:p>
          </table:table-cell>
          <table:table-cell office:value-type="float" office:value="3624435374.79239" calcext:value-type="float">
            <text:p>3624435374.79239</text:p>
          </table:table-cell>
          <table:table-cell office:value-type="float" office:value="8034505258179276" calcext:value-type="float">
            <text:p>8034505258179276</text:p>
          </table:table-cell>
          <table:table-cell office:value-type="float" office:value="6099995438.54229" calcext:value-type="float">
            <text:p>6099995438.54229</text:p>
          </table:table-cell>
          <table:table-cell/>
          <table:table-cell office:value-type="float" office:value="32768928" calcext:value-type="float">
            <text:p>32768928</text:p>
          </table:table-cell>
          <table:table-cell office:value-type="float" office:value="4045471214.25188" calcext:value-type="float">
            <text:p>4045471214.25188</text:p>
          </table:table-cell>
          <table:table-cell office:value-type="float" office:value="3.76672692029294E+015" calcext:value-type="float">
            <text:p>3.76672692029294E+015</text:p>
          </table:table-cell>
          <table:table-cell office:value-type="float" office:value="3267396196.33019" calcext:value-type="float">
            <text:p>3267396196.33019</text:p>
          </table:table-cell>
          <table:table-cell/>
          <table:table-cell office:value-type="float" office:value="51713464.5" calcext:value-type="float">
            <text:p>51713464.5</text:p>
          </table:table-cell>
          <table:table-cell office:value-type="float" office:value="4808512177.00614" calcext:value-type="float">
            <text:p>4808512177.00614</text:p>
          </table:table-cell>
          <table:table-cell office:value-type="float" office:value="3.58287807934796E+015" calcext:value-type="float">
            <text:p>3.58287807934796E+015</text:p>
          </table:table-cell>
          <table:table-cell office:value-type="float" office:value="3208134496.20402" calcext:value-type="float">
            <text:p>3208134496.20402</text:p>
          </table:table-cell>
        </table:table-row>
        <table:table-row table:style-name="ro1">
          <table:table-cell office:value-type="float" office:value="17224920" calcext:value-type="float">
            <text:p>17224920</text:p>
          </table:table-cell>
          <table:table-cell office:value-type="float" office:value="2226467.37491737" calcext:value-type="float">
            <text:p>2226467.37491737</text:p>
          </table:table-cell>
          <table:table-cell office:value-type="float" office:value="581169881573.009" calcext:value-type="float">
            <text:p>581169881573.009</text:p>
          </table:table-cell>
          <table:table-cell office:value-type="float" office:value="2266570.52551437" calcext:value-type="float">
            <text:p>2266570.52551437</text:p>
          </table:table-cell>
          <table:table-cell/>
          <table:table-cell office:value-type="float" office:value="11259216" calcext:value-type="float">
            <text:p>11259216</text:p>
          </table:table-cell>
          <table:table-cell office:value-type="float" office:value="721428174.350759" calcext:value-type="float">
            <text:p>721428174.350759</text:p>
          </table:table-cell>
          <table:table-cell office:value-type="float" office:value="2.38217303101084E+015" calcext:value-type="float">
            <text:p>2.38217303101084E+015</text:p>
          </table:table-cell>
          <table:table-cell office:value-type="float" office:value="1772596978.49106" calcext:value-type="float">
            <text:p>1772596978.49106</text:p>
          </table:table-cell>
          <table:table-cell/>
          <table:table-cell office:value-type="float" office:value="13023720" calcext:value-type="float">
            <text:p>13023720</text:p>
          </table:table-cell>
          <table:table-cell office:value-type="float" office:value="2515211067.45176" calcext:value-type="float">
            <text:p>2515211067.45176</text:p>
          </table:table-cell>
          <table:table-cell office:value-type="float" office:value="8152595115835719" calcext:value-type="float">
            <text:p>8152595115835719</text:p>
          </table:table-cell>
          <table:table-cell office:value-type="float" office:value="6050265549.34471" calcext:value-type="float">
            <text:p>6050265549.34471</text:p>
          </table:table-cell>
          <table:table-cell/>
          <table:table-cell office:value-type="float" office:value="27979992" calcext:value-type="float">
            <text:p>27979992</text:p>
          </table:table-cell>
          <table:table-cell office:value-type="float" office:value="3627488886.36186" calcext:value-type="float">
            <text:p>3627488886.36186</text:p>
          </table:table-cell>
          <table:table-cell office:value-type="float" office:value="8037834320163656" calcext:value-type="float">
            <text:p>8037834320163656</text:p>
          </table:table-cell>
          <table:table-cell office:value-type="float" office:value="6102509264.02183" calcext:value-type="float">
            <text:p>6102509264.02183</text:p>
          </table:table-cell>
          <table:table-cell/>
          <table:table-cell office:value-type="float" office:value="32853384" calcext:value-type="float">
            <text:p>32853384</text:p>
          </table:table-cell>
          <table:table-cell office:value-type="float" office:value="4050380413.59531" calcext:value-type="float">
            <text:p>4050380413.59531</text:p>
          </table:table-cell>
          <table:table-cell office:value-type="float" office:value="3.76742771464859E+015" calcext:value-type="float">
            <text:p>3.76742771464859E+015</text:p>
          </table:table-cell>
          <table:table-cell office:value-type="float" office:value="3267950744.11472" calcext:value-type="float">
            <text:p>3267950744.11472</text:p>
          </table:table-cell>
          <table:table-cell/>
          <table:table-cell office:value-type="float" office:value="51846746.625" calcext:value-type="float">
            <text:p>51846746.625</text:p>
          </table:table-cell>
          <table:table-cell office:value-type="float" office:value="4814542419.99108" calcext:value-type="float">
            <text:p>4814542419.99108</text:p>
          </table:table-cell>
          <table:table-cell office:value-type="float" office:value="3.58311994217995E+015" calcext:value-type="float">
            <text:p>3.58311994217995E+015</text:p>
          </table:table-cell>
          <table:table-cell office:value-type="float" office:value="3208395065.57621" calcext:value-type="float">
            <text:p>3208395065.57621</text:p>
          </table:table-cell>
        </table:table-row>
        <table:table-row table:style-name="ro1">
          <table:table-cell office:value-type="float" office:value="17269200" calcext:value-type="float">
            <text:p>17269200</text:p>
          </table:table-cell>
          <table:table-cell office:value-type="float" office:value="2230219.39703477" calcext:value-type="float">
            <text:p>2230219.39703477</text:p>
          </table:table-cell>
          <table:table-cell office:value-type="float" office:value="581883150382.417" calcext:value-type="float">
            <text:p>581883150382.417</text:p>
          </table:table-cell>
          <table:table-cell office:value-type="float" office:value="2270510.80162256" calcext:value-type="float">
            <text:p>2270510.80162256</text:p>
          </table:table-cell>
          <table:table-cell/>
          <table:table-cell office:value-type="float" office:value="11288160" calcext:value-type="float">
            <text:p>11288160</text:p>
          </table:table-cell>
          <table:table-cell office:value-type="float" office:value="722413060.551211" calcext:value-type="float">
            <text:p>722413060.551211</text:p>
          </table:table-cell>
          <table:table-cell office:value-type="float" office:value="2385394831552491" calcext:value-type="float">
            <text:p>2385394831552491</text:p>
          </table:table-cell>
          <table:table-cell office:value-type="float" office:value="1775006170.71785" calcext:value-type="float">
            <text:p>1775006170.71785</text:p>
          </table:table-cell>
          <table:table-cell/>
          <table:table-cell office:value-type="float" office:value="13057200" calcext:value-type="float">
            <text:p>13057200</text:p>
          </table:table-cell>
          <table:table-cell office:value-type="float" office:value="2518255343.28606" calcext:value-type="float">
            <text:p>2518255343.28606</text:p>
          </table:table-cell>
          <table:table-cell office:value-type="float" office:value="8162453757358675" calcext:value-type="float">
            <text:p>8162453757358675</text:p>
          </table:table-cell>
          <table:table-cell office:value-type="float" office:value="6057607201.65325" calcext:value-type="float">
            <text:p>6057607201.65325</text:p>
          </table:table-cell>
          <table:table-cell/>
          <table:table-cell office:value-type="float" office:value="28051920" calcext:value-type="float">
            <text:p>28051920</text:p>
          </table:table-cell>
          <table:table-cell office:value-type="float" office:value="3630533830.90717" calcext:value-type="float">
            <text:p>3630533830.90717</text:p>
          </table:table-cell>
          <table:table-cell office:value-type="float" office:value="8041138688335412" calcext:value-type="float">
            <text:p>8041138688335412</text:p>
          </table:table-cell>
          <table:table-cell office:value-type="float" office:value="6105004757.97104" calcext:value-type="float">
            <text:p>6105004757.97104</text:p>
          </table:table-cell>
          <table:table-cell/>
          <table:table-cell office:value-type="float" office:value="32937840" calcext:value-type="float">
            <text:p>32937840</text:p>
          </table:table-cell>
          <table:table-cell office:value-type="float" office:value="4055284585.11967" calcext:value-type="float">
            <text:p>4055284585.11967</text:p>
          </table:table-cell>
          <table:table-cell office:value-type="float" office:value="3768122467118984" calcext:value-type="float">
            <text:p>3768122467118984</text:p>
          </table:table-cell>
          <table:table-cell office:value-type="float" office:value="3268500744.41035" calcext:value-type="float">
            <text:p>3268500744.41035</text:p>
          </table:table-cell>
          <table:table-cell/>
          <table:table-cell office:value-type="float" office:value="51980028.75" calcext:value-type="float">
            <text:p>51980028.75</text:p>
          </table:table-cell>
          <table:table-cell office:value-type="float" office:value="4820565418.76329" calcext:value-type="float">
            <text:p>4820565418.76329</text:p>
          </table:table-cell>
          <table:table-cell office:value-type="float" office:value="3.58335997125539E+015" calcext:value-type="float">
            <text:p>3.58335997125539E+015</text:p>
          </table:table-cell>
          <table:table-cell office:value-type="float" office:value="3208653993.36917" calcext:value-type="float">
            <text:p>3208653993.36917</text:p>
          </table:table-cell>
        </table:table-row>
        <table:table-row table:style-name="ro1">
          <table:table-cell office:value-type="float" office:value="17313480" calcext:value-type="float">
            <text:p>17313480</text:p>
          </table:table-cell>
          <table:table-cell office:value-type="float" office:value="2233965.1612028" calcext:value-type="float">
            <text:p>2233965.1612028</text:p>
          </table:table-cell>
          <table:table-cell office:value-type="float" office:value="582594371374.556" calcext:value-type="float">
            <text:p>582594371374.556</text:p>
          </table:table-cell>
          <table:table-cell office:value-type="float" office:value="2274444.5627622" calcext:value-type="float">
            <text:p>2274444.5627622</text:p>
          </table:table-cell>
          <table:table-cell/>
          <table:table-cell office:value-type="float" office:value="11317104" calcext:value-type="float">
            <text:p>11317104</text:p>
          </table:table-cell>
          <table:table-cell office:value-type="float" office:value="723395060.186109" calcext:value-type="float">
            <text:p>723395060.186109</text:p>
          </table:table-cell>
          <table:table-cell office:value-type="float" office:value="2388606968477941" calcext:value-type="float">
            <text:p>2388606968477941</text:p>
          </table:table-cell>
          <table:table-cell office:value-type="float" office:value="1777408204.77484" calcext:value-type="float">
            <text:p>1777408204.77484</text:p>
          </table:table-cell>
          <table:table-cell/>
          <table:table-cell office:value-type="float" office:value="13090680" calcext:value-type="float">
            <text:p>13090680</text:p>
          </table:table-cell>
          <table:table-cell office:value-type="float" office:value="2521289418.04446" calcext:value-type="float">
            <text:p>2521289418.04446</text:p>
          </table:table-cell>
          <table:table-cell office:value-type="float" office:value="8172278200553533" calcext:value-type="float">
            <text:p>8172278200553533</text:p>
          </table:table-cell>
          <table:table-cell office:value-type="float" office:value="6064923558.41329" calcext:value-type="float">
            <text:p>6064923558.41329</text:p>
          </table:table-cell>
          <table:table-cell/>
          <table:table-cell office:value-type="float" office:value="28123848" calcext:value-type="float">
            <text:p>28123848</text:p>
          </table:table-cell>
          <table:table-cell office:value-type="float" office:value="3633570263.56057" calcext:value-type="float">
            <text:p>3633570263.56057</text:p>
          </table:table-cell>
          <table:table-cell office:value-type="float" office:value="8044418546342900" calcext:value-type="float">
            <text:p>8044418546342900</text:p>
          </table:table-cell>
          <table:table-cell office:value-type="float" office:value="6107482056.0651" calcext:value-type="float">
            <text:p>6107482056.0651</text:p>
          </table:table-cell>
          <table:table-cell/>
          <table:table-cell office:value-type="float" office:value="33022296" calcext:value-type="float">
            <text:p>33022296</text:p>
          </table:table-cell>
          <table:table-cell office:value-type="float" office:value="4060183746.70239" calcext:value-type="float">
            <text:p>4060183746.70239</text:p>
          </table:table-cell>
          <table:table-cell office:value-type="float" office:value="3768811230297684" calcext:value-type="float">
            <text:p>3768811230297684</text:p>
          </table:table-cell>
          <table:table-cell office:value-type="float" office:value="3269046236.22234" calcext:value-type="float">
            <text:p>3269046236.22234</text:p>
          </table:table-cell>
          <table:table-cell/>
          <table:table-cell office:value-type="float" office:value="52113310.875" calcext:value-type="float">
            <text:p>52113310.875</text:p>
          </table:table-cell>
          <table:table-cell office:value-type="float" office:value="4826581187.62789" calcext:value-type="float">
            <text:p>4826581187.62789</text:p>
          </table:table-cell>
          <table:table-cell office:value-type="float" office:value="3583598186676535" calcext:value-type="float">
            <text:p>3583598186676535</text:p>
          </table:table-cell>
          <table:table-cell office:value-type="float" office:value="3208911295.42635" calcext:value-type="float">
            <text:p>3208911295.42635</text:p>
          </table:table-cell>
        </table:table-row>
        <table:table-row table:style-name="ro1">
          <table:table-cell office:value-type="float" office:value="17357760" calcext:value-type="float">
            <text:p>17357760</text:p>
          </table:table-cell>
          <table:table-cell office:value-type="float" office:value="2237704.68239326" calcext:value-type="float">
            <text:p>2237704.68239326</text:p>
          </table:table-cell>
          <table:table-cell office:value-type="float" office:value="583303552806.742" calcext:value-type="float">
            <text:p>583303552806.742</text:p>
          </table:table-cell>
          <table:table-cell office:value-type="float" office:value="2278371.82428695" calcext:value-type="float">
            <text:p>2278371.82428695</text:p>
          </table:table-cell>
          <table:table-cell/>
          <table:table-cell office:value-type="float" office:value="11346048" calcext:value-type="float">
            <text:p>11346048</text:p>
          </table:table-cell>
          <table:table-cell office:value-type="float" office:value="724374181.867149" calcext:value-type="float">
            <text:p>724374181.867149</text:p>
          </table:table-cell>
          <table:table-cell office:value-type="float" office:value="2391809470793909" calcext:value-type="float">
            <text:p>2391809470793909</text:p>
          </table:table-cell>
          <table:table-cell office:value-type="float" office:value="1779803102.09221" calcext:value-type="float">
            <text:p>1779803102.09221</text:p>
          </table:table-cell>
          <table:table-cell/>
          <table:table-cell office:value-type="float" office:value="13124160" calcext:value-type="float">
            <text:p>13124160</text:p>
          </table:table-cell>
          <table:table-cell office:value-type="float" office:value="2524313327.02122" calcext:value-type="float">
            <text:p>2524313327.02122</text:p>
          </table:table-cell>
          <table:table-cell office:value-type="float" office:value="8182068564131137" calcext:value-type="float">
            <text:p>8182068564131137</text:p>
          </table:table-cell>
          <table:table-cell office:value-type="float" office:value="6072214707.27521" calcext:value-type="float">
            <text:p>6072214707.27521</text:p>
          </table:table-cell>
          <table:table-cell/>
          <table:table-cell office:value-type="float" office:value="28195776" calcext:value-type="float">
            <text:p>28195776</text:p>
          </table:table-cell>
          <table:table-cell office:value-type="float" office:value="3636598239.04912" calcext:value-type="float">
            <text:p>3636598239.04912</text:p>
          </table:table-cell>
          <table:table-cell office:value-type="float" office:value="8047674076467729" calcext:value-type="float">
            <text:p>8047674076467729</text:p>
          </table:table-cell>
          <table:table-cell office:value-type="float" office:value="6109941292.97078" calcext:value-type="float">
            <text:p>6109941292.97078</text:p>
          </table:table-cell>
          <table:table-cell/>
          <table:table-cell office:value-type="float" office:value="33106752" calcext:value-type="float">
            <text:p>33106752</text:p>
          </table:table-cell>
          <table:table-cell office:value-type="float" office:value="4065077916.08332" calcext:value-type="float">
            <text:p>4065077916.08332</text:p>
          </table:table-cell>
          <table:table-cell office:value-type="float" office:value="3.76949405631924E+015" calcext:value-type="float">
            <text:p>3.76949405631924E+015</text:p>
          </table:table-cell>
          <table:table-cell office:value-type="float" office:value="3269587258.21697" calcext:value-type="float">
            <text:p>3269587258.21697</text:p>
          </table:table-cell>
          <table:table-cell/>
          <table:table-cell office:value-type="float" office:value="52246593" calcext:value-type="float">
            <text:p>52246593</text:p>
          </table:table-cell>
          <table:table-cell office:value-type="float" office:value="4832589740.80047" calcext:value-type="float">
            <text:p>4832589740.80047</text:p>
          </table:table-cell>
          <table:table-cell office:value-type="float" office:value="3583834608286746" calcext:value-type="float">
            <text:p>3583834608286746</text:p>
          </table:table-cell>
          <table:table-cell office:value-type="float" office:value="3209166987.39674" calcext:value-type="float">
            <text:p>3209166987.39674</text:p>
          </table:table-cell>
        </table:table-row>
        <table:table-row table:style-name="ro1">
          <table:table-cell office:value-type="float" office:value="17402040" calcext:value-type="float">
            <text:p>17402040</text:p>
          </table:table-cell>
          <table:table-cell office:value-type="float" office:value="2241437.97552442" calcext:value-type="float">
            <text:p>2241437.97552442</text:p>
          </table:table-cell>
          <table:table-cell office:value-type="float" office:value="584010702897.586" calcext:value-type="float">
            <text:p>584010702897.586</text:p>
          </table:table-cell>
          <table:table-cell office:value-type="float" office:value="2282292.60149618" calcext:value-type="float">
            <text:p>2282292.60149618</text:p>
          </table:table-cell>
          <table:table-cell/>
          <table:table-cell office:value-type="float" office:value="11374992" calcext:value-type="float">
            <text:p>11374992</text:p>
          </table:table-cell>
          <table:table-cell office:value-type="float" office:value="725350434.180198" calcext:value-type="float">
            <text:p>725350434.180198</text:p>
          </table:table-cell>
          <table:table-cell office:value-type="float" office:value="2395002367420027" calcext:value-type="float">
            <text:p>2395002367420027</text:p>
          </table:table-cell>
          <table:table-cell office:value-type="float" office:value="1782190884.03584" calcext:value-type="float">
            <text:p>1782190884.03584</text:p>
          </table:table-cell>
          <table:table-cell/>
          <table:table-cell office:value-type="float" office:value="13157640" calcext:value-type="float">
            <text:p>13157640</text:p>
          </table:table-cell>
          <table:table-cell office:value-type="float" office:value="2527327105.38724" calcext:value-type="float">
            <text:p>2527327105.38724</text:p>
          </table:table-cell>
          <table:table-cell office:value-type="float" office:value="8191824966390117" calcext:value-type="float">
            <text:p>8191824966390117</text:p>
          </table:table-cell>
          <table:table-cell office:value-type="float" office:value="6079480735.58504" calcext:value-type="float">
            <text:p>6079480735.58504</text:p>
          </table:table-cell>
          <table:table-cell/>
          <table:table-cell office:value-type="float" office:value="28267704" calcext:value-type="float">
            <text:p>28267704</text:p>
          </table:table-cell>
          <table:table-cell office:value-type="float" office:value="3639617811.69767" calcext:value-type="float">
            <text:p>3639617811.69767</text:p>
          </table:table-cell>
          <table:table-cell office:value-type="float" office:value="8050905459634945" calcext:value-type="float">
            <text:p>8050905459634945</text:p>
          </table:table-cell>
          <table:table-cell office:value-type="float" office:value="6112382602.35396" calcext:value-type="float">
            <text:p>6112382602.35396</text:p>
          </table:table-cell>
          <table:table-cell/>
          <table:table-cell office:value-type="float" office:value="33191208" calcext:value-type="float">
            <text:p>33191208</text:p>
          </table:table-cell>
          <table:table-cell office:value-type="float" office:value="4069967110.86594" calcext:value-type="float">
            <text:p>4069967110.86594</text:p>
          </table:table-cell>
          <table:table-cell office:value-type="float" office:value="3770170996863267" calcext:value-type="float">
            <text:p>3770170996863267</text:p>
          </table:table-cell>
          <table:table-cell office:value-type="float" office:value="3270123848.72445" calcext:value-type="float">
            <text:p>3270123848.72445</text:p>
          </table:table-cell>
          <table:table-cell/>
          <table:table-cell office:value-type="float" office:value="52379875.125" calcext:value-type="float">
            <text:p>52379875.125</text:p>
          </table:table-cell>
          <table:table-cell office:value-type="float" office:value="4838591092.40812" calcext:value-type="float">
            <text:p>4838591092.40812</text:p>
          </table:table-cell>
          <table:table-cell office:value-type="float" office:value="3.58406925567401E+015" calcext:value-type="float">
            <text:p>3.58406925567401E+015</text:p>
          </table:table-cell>
          <table:table-cell office:value-type="float" office:value="3209421084.7374" calcext:value-type="float">
            <text:p>3209421084.7374</text:p>
          </table:table-cell>
        </table:table-row>
        <table:table-row table:style-name="ro1">
          <table:table-cell office:value-type="float" office:value="17446320" calcext:value-type="float">
            <text:p>17446320</text:p>
          </table:table-cell>
          <table:table-cell office:value-type="float" office:value="2245165.05546122" calcext:value-type="float">
            <text:p>2245165.05546122</text:p>
          </table:table-cell>
          <table:table-cell office:value-type="float" office:value="584715829827.183" calcext:value-type="float">
            <text:p>584715829827.183</text:p>
          </table:table-cell>
          <table:table-cell office:value-type="float" office:value="2286206.90963523" calcext:value-type="float">
            <text:p>2286206.90963523</text:p>
          </table:table-cell>
          <table:table-cell/>
          <table:table-cell office:value-type="float" office:value="11403936" calcext:value-type="float">
            <text:p>11403936</text:p>
          </table:table-cell>
          <table:table-cell office:value-type="float" office:value="726323825.685368" calcext:value-type="float">
            <text:p>726323825.685368</text:p>
          </table:table-cell>
          <table:table-cell office:value-type="float" office:value="2.3981856871891E+015" calcext:value-type="float">
            <text:p>2.3981856871891E+015</text:p>
          </table:table-cell>
          <table:table-cell office:value-type="float" office:value="1784571571.90751" calcext:value-type="float">
            <text:p>1784571571.90751</text:p>
          </table:table-cell>
          <table:table-cell/>
          <table:table-cell office:value-type="float" office:value="13191120" calcext:value-type="float">
            <text:p>13191120</text:p>
          </table:table-cell>
          <table:table-cell office:value-type="float" office:value="2530330788.19052" calcext:value-type="float">
            <text:p>2530330788.19052</text:p>
          </table:table-cell>
          <table:table-cell office:value-type="float" office:value="8201547525218398" calcext:value-type="float">
            <text:p>8201547525218398</text:p>
          </table:table-cell>
          <table:table-cell office:value-type="float" office:value="6086721730.38569" calcext:value-type="float">
            <text:p>6086721730.38569</text:p>
          </table:table-cell>
          <table:table-cell/>
          <table:table-cell office:value-type="float" office:value="28339632" calcext:value-type="float">
            <text:p>28339632</text:p>
          </table:table-cell>
          <table:table-cell office:value-type="float" office:value="3642629035.43194" calcext:value-type="float">
            <text:p>3642629035.43194</text:p>
          </table:table-cell>
          <table:table-cell office:value-type="float" office:value="8054112875423071" calcext:value-type="float">
            <text:p>8054112875423071</text:p>
          </table:table-cell>
          <table:table-cell office:value-type="float" office:value="6114806116.88692" calcext:value-type="float">
            <text:p>6114806116.88692</text:p>
          </table:table-cell>
          <table:table-cell/>
          <table:table-cell office:value-type="float" office:value="33275664" calcext:value-type="float">
            <text:p>33275664</text:p>
          </table:table-cell>
          <table:table-cell office:value-type="float" office:value="4074851348.51849" calcext:value-type="float">
            <text:p>4074851348.51849</text:p>
          </table:table-cell>
          <table:table-cell office:value-type="float" office:value="3.77084210315834E+015" calcext:value-type="float">
            <text:p>3.77084210315834E+015</text:p>
          </table:table-cell>
          <table:table-cell office:value-type="float" office:value="3270656045.74193" calcext:value-type="float">
            <text:p>3270656045.74193</text:p>
          </table:table-cell>
          <table:table-cell/>
          <table:table-cell office:value-type="float" office:value="52513157.25" calcext:value-type="float">
            <text:p>52513157.25</text:p>
          </table:table-cell>
          <table:table-cell office:value-type="float" office:value="4844585256.49051" calcext:value-type="float">
            <text:p>4844585256.49051</text:p>
          </table:table-cell>
          <table:table-cell office:value-type="float" office:value="3584302148174373" calcext:value-type="float">
            <text:p>3584302148174373</text:p>
          </table:table-cell>
          <table:table-cell office:value-type="float" office:value="3209673602.71608" calcext:value-type="float">
            <text:p>3209673602.71608</text:p>
          </table:table-cell>
        </table:table-row>
        <table:table-row table:style-name="ro1">
          <table:table-cell office:value-type="float" office:value="17490600" calcext:value-type="float">
            <text:p>17490600</text:p>
          </table:table-cell>
          <table:table-cell office:value-type="float" office:value="2248885.93701551" calcext:value-type="float">
            <text:p>2248885.93701551</text:p>
          </table:table-cell>
          <table:table-cell office:value-type="float" office:value="585418941737.299" calcext:value-type="float">
            <text:p>585418941737.299</text:p>
          </table:table-cell>
          <table:table-cell office:value-type="float" office:value="2290114.76389563" calcext:value-type="float">
            <text:p>2290114.76389563</text:p>
          </table:table-cell>
          <table:table-cell/>
          <table:table-cell office:value-type="float" office:value="11432880" calcext:value-type="float">
            <text:p>11432880</text:p>
          </table:table-cell>
          <table:table-cell office:value-type="float" office:value="727294364.917093" calcext:value-type="float">
            <text:p>727294364.917093</text:p>
          </table:table-cell>
          <table:table-cell office:value-type="float" office:value="2401359458847358" calcext:value-type="float">
            <text:p>2401359458847358</text:p>
          </table:table-cell>
          <table:table-cell office:value-type="float" office:value="1786945186.94508" calcext:value-type="float">
            <text:p>1786945186.94508</text:p>
          </table:table-cell>
          <table:table-cell/>
          <table:table-cell office:value-type="float" office:value="13224600" calcext:value-type="float">
            <text:p>13224600</text:p>
          </table:table-cell>
          <table:table-cell office:value-type="float" office:value="2533324410.3566" calcext:value-type="float">
            <text:p>2533324410.3566</text:p>
          </table:table-cell>
          <table:table-cell office:value-type="float" office:value="8211236358094574" calcext:value-type="float">
            <text:p>8211236358094574</text:p>
          </table:table-cell>
          <table:table-cell office:value-type="float" office:value="6093937778.41786" calcext:value-type="float">
            <text:p>6093937778.41786</text:p>
          </table:table-cell>
          <table:table-cell/>
          <table:table-cell office:value-type="float" office:value="28411560" calcext:value-type="float">
            <text:p>28411560</text:p>
          </table:table-cell>
          <table:table-cell office:value-type="float" office:value="3645631963.78142" calcext:value-type="float">
            <text:p>3645631963.78142</text:p>
          </table:table-cell>
          <table:table-cell office:value-type="float" office:value="8057296502074198" calcext:value-type="float">
            <text:p>8057296502074198</text:p>
          </table:table-cell>
          <table:table-cell office:value-type="float" office:value="6117211968.25593" calcext:value-type="float">
            <text:p>6117211968.25593</text:p>
          </table:table-cell>
          <table:table-cell/>
          <table:table-cell office:value-type="float" office:value="33360120" calcext:value-type="float">
            <text:p>33360120</text:p>
          </table:table-cell>
          <table:table-cell office:value-type="float" office:value="4079730646.37517" calcext:value-type="float">
            <text:p>4079730646.37517</text:p>
          </table:table-cell>
          <table:table-cell office:value-type="float" office:value="3.77150742598599E+015" calcext:value-type="float">
            <text:p>3.77150742598599E+015</text:p>
          </table:table-cell>
          <table:table-cell office:value-type="float" office:value="3271183886.93635" calcext:value-type="float">
            <text:p>3271183886.93635</text:p>
          </table:table-cell>
          <table:table-cell/>
          <table:table-cell office:value-type="float" office:value="52646439.375" calcext:value-type="float">
            <text:p>52646439.375</text:p>
          </table:table-cell>
          <table:table-cell office:value-type="float" office:value="4850572247.00091" calcext:value-type="float">
            <text:p>4850572247.00091</text:p>
          </table:table-cell>
          <table:table-cell office:value-type="float" office:value="3.58453330487539E+015" calcext:value-type="float">
            <text:p>3.58453330487539E+015</text:p>
          </table:table-cell>
          <table:table-cell office:value-type="float" office:value="3209924556.41371" calcext:value-type="float">
            <text:p>3209924556.41371</text:p>
          </table:table-cell>
        </table:table-row>
        <table:table-row table:style-name="ro1">
          <table:table-cell office:value-type="float" office:value="17534880" calcext:value-type="float">
            <text:p>17534880</text:p>
          </table:table-cell>
          <table:table-cell office:value-type="float" office:value="2252600.63494631" calcext:value-type="float">
            <text:p>2252600.63494631</text:p>
          </table:table-cell>
          <table:table-cell office:value-type="float" office:value="586120046731.565" calcext:value-type="float">
            <text:p>586120046731.565</text:p>
          </table:table-cell>
          <table:table-cell office:value-type="float" office:value="2294016.17941534" calcext:value-type="float">
            <text:p>2294016.17941534</text:p>
          </table:table-cell>
          <table:table-cell/>
          <table:table-cell office:value-type="float" office:value="11461824" calcext:value-type="float">
            <text:p>11461824</text:p>
          </table:table-cell>
          <table:table-cell office:value-type="float" office:value="728262060.384209" calcext:value-type="float">
            <text:p>728262060.384209</text:p>
          </table:table-cell>
          <table:table-cell office:value-type="float" office:value="2404523711054741" calcext:value-type="float">
            <text:p>2404523711054741</text:p>
          </table:table-cell>
          <table:table-cell office:value-type="float" office:value="1789311750.32269" calcext:value-type="float">
            <text:p>1789311750.32269</text:p>
          </table:table-cell>
          <table:table-cell/>
          <table:table-cell office:value-type="float" office:value="13258080" calcext:value-type="float">
            <text:p>13258080</text:p>
          </table:table-cell>
          <table:table-cell office:value-type="float" office:value="2536308006.68895" calcext:value-type="float">
            <text:p>2536308006.68895</text:p>
          </table:table-cell>
          <table:table-cell office:value-type="float" office:value="8220891582089335" calcext:value-type="float">
            <text:p>8220891582089335</text:p>
          </table:table-cell>
          <table:table-cell office:value-type="float" office:value="6101128966.12117" calcext:value-type="float">
            <text:p>6101128966.12117</text:p>
          </table:table-cell>
          <table:table-cell/>
          <table:table-cell office:value-type="float" office:value="28483488" calcext:value-type="float">
            <text:p>28483488</text:p>
          </table:table-cell>
          <table:table-cell office:value-type="float" office:value="3648626649.88241" calcext:value-type="float">
            <text:p>3648626649.88241</text:p>
          </table:table-cell>
          <table:table-cell office:value-type="float" office:value="8060456516503859" calcext:value-type="float">
            <text:p>8060456516503859</text:p>
          </table:table-cell>
          <table:table-cell office:value-type="float" office:value="6119600287.16849" calcext:value-type="float">
            <text:p>6119600287.16849</text:p>
          </table:table-cell>
          <table:table-cell/>
          <table:table-cell office:value-type="float" office:value="33444576" calcext:value-type="float">
            <text:p>33444576</text:p>
          </table:table-cell>
          <table:table-cell office:value-type="float" office:value="4084605021.63732" calcext:value-type="float">
            <text:p>4084605021.63732</text:p>
          </table:table-cell>
          <table:table-cell office:value-type="float" office:value="3772167015684582" calcext:value-type="float">
            <text:p>3772167015684582</text:p>
          </table:table-cell>
          <table:table-cell office:value-type="float" office:value="3271707409.64732" calcext:value-type="float">
            <text:p>3271707409.64732</text:p>
          </table:table-cell>
          <table:table-cell/>
          <table:table-cell office:value-type="float" office:value="52779721.5" calcext:value-type="float">
            <text:p>52779721.5</text:p>
          </table:table-cell>
          <table:table-cell office:value-type="float" office:value="4856552077.80722" calcext:value-type="float">
            <text:p>4856552077.80722</text:p>
          </table:table-cell>
          <table:table-cell office:value-type="float" office:value="3584762744619411" calcext:value-type="float">
            <text:p>3584762744619411</text:p>
          </table:table-cell>
          <table:table-cell office:value-type="float" office:value="3210173960.72688" calcext:value-type="float">
            <text:p>3210173960.72688</text:p>
          </table:table-cell>
        </table:table-row>
        <table:table-row table:style-name="ro1">
          <table:table-cell office:value-type="float" office:value="17579160" calcext:value-type="float">
            <text:p>17579160</text:p>
          </table:table-cell>
          <table:table-cell office:value-type="float" office:value="2256309.16396003" calcext:value-type="float">
            <text:p>2256309.16396003</text:p>
          </table:table-cell>
          <table:table-cell office:value-type="float" office:value="586819152875.659" calcext:value-type="float">
            <text:p>586819152875.659</text:p>
          </table:table-cell>
          <table:table-cell office:value-type="float" office:value="2297911.17127901" calcext:value-type="float">
            <text:p>2297911.17127901</text:p>
          </table:table-cell>
          <table:table-cell/>
          <table:table-cell office:value-type="float" office:value="11490768" calcext:value-type="float">
            <text:p>11490768</text:p>
          </table:table-cell>
          <table:table-cell office:value-type="float" office:value="729226920.570028" calcext:value-type="float">
            <text:p>729226920.570028</text:p>
          </table:table-cell>
          <table:table-cell office:value-type="float" office:value="2407678472385138" calcext:value-type="float">
            <text:p>2407678472385138</text:p>
          </table:table-cell>
          <table:table-cell office:value-type="float" office:value="1791671283.15095" calcext:value-type="float">
            <text:p>1791671283.15095</text:p>
          </table:table-cell>
          <table:table-cell/>
          <table:table-cell office:value-type="float" office:value="13291560" calcext:value-type="float">
            <text:p>13291560</text:p>
          </table:table-cell>
          <table:table-cell office:value-type="float" office:value="2539281611.86949" calcext:value-type="float">
            <text:p>2539281611.86949</text:p>
          </table:table-cell>
          <table:table-cell office:value-type="float" office:value="8230513313866933" calcext:value-type="float">
            <text:p>8230513313866933</text:p>
          </table:table-cell>
          <table:table-cell office:value-type="float" office:value="6108295379.63523" calcext:value-type="float">
            <text:p>6108295379.63523</text:p>
          </table:table-cell>
          <table:table-cell/>
          <table:table-cell office:value-type="float" office:value="28555416" calcext:value-type="float">
            <text:p>28555416</text:p>
          </table:table-cell>
          <table:table-cell office:value-type="float" office:value="3651613146.48091" calcext:value-type="float">
            <text:p>3651613146.48091</text:p>
          </table:table-cell>
          <table:table-cell office:value-type="float" office:value="8063593094310995" calcext:value-type="float">
            <text:p>8063593094310995</text:p>
          </table:table-cell>
          <table:table-cell office:value-type="float" office:value="6121971203.36061" calcext:value-type="float">
            <text:p>6121971203.36061</text:p>
          </table:table-cell>
          <table:table-cell/>
          <table:table-cell office:value-type="float" office:value="33529032" calcext:value-type="float">
            <text:p>33529032</text:p>
          </table:table-cell>
          <table:table-cell office:value-type="float" office:value="4089474491.37455" calcext:value-type="float">
            <text:p>4089474491.37455</text:p>
          </table:table-cell>
          <table:table-cell office:value-type="float" office:value="3.77282092215321E+015" calcext:value-type="float">
            <text:p>3.77282092215321E+015</text:p>
          </table:table-cell>
          <table:table-cell office:value-type="float" office:value="3272226650.89001" calcext:value-type="float">
            <text:p>3272226650.89001</text:p>
          </table:table-cell>
          <table:table-cell/>
          <table:table-cell office:value-type="float" office:value="52913003.625" calcext:value-type="float">
            <text:p>52913003.625</text:p>
          </table:table-cell>
          <table:table-cell office:value-type="float" office:value="4862524762.69294" calcext:value-type="float">
            <text:p>4862524762.69294</text:p>
          </table:table-cell>
          <table:table-cell office:value-type="float" office:value="3.58499048600695E+015" calcext:value-type="float">
            <text:p>3.58499048600695E+015</text:p>
          </table:table-cell>
          <table:table-cell office:value-type="float" office:value="3210421830.37034" calcext:value-type="float">
            <text:p>3210421830.37034</text:p>
          </table:table-cell>
        </table:table-row>
        <table:table-row table:style-name="ro1">
          <table:table-cell office:value-type="float" office:value="17623440" calcext:value-type="float">
            <text:p>17623440</text:p>
          </table:table-cell>
          <table:table-cell office:value-type="float" office:value="2260011.53871072" calcext:value-type="float">
            <text:p>2260011.53871072</text:p>
          </table:table-cell>
          <table:table-cell office:value-type="float" office:value="587516268197.497" calcext:value-type="float">
            <text:p>587516268197.497</text:p>
          </table:table-cell>
          <table:table-cell office:value-type="float" office:value="2301799.75451821" calcext:value-type="float">
            <text:p>2301799.75451821</text:p>
          </table:table-cell>
          <table:table-cell/>
          <table:table-cell office:value-type="float" office:value="11519712" calcext:value-type="float">
            <text:p>11519712</text:p>
          </table:table-cell>
          <table:table-cell office:value-type="float" office:value="730188953.932417" calcext:value-type="float">
            <text:p>730188953.932417</text:p>
          </table:table-cell>
          <table:table-cell office:value-type="float" office:value="2.41082377132665E+015" calcext:value-type="float">
            <text:p>2.41082377132665E+015</text:p>
          </table:table-cell>
          <table:table-cell office:value-type="float" office:value="1794023806.47714" calcext:value-type="float">
            <text:p>1794023806.47714</text:p>
          </table:table-cell>
          <table:table-cell/>
          <table:table-cell office:value-type="float" office:value="13325040" calcext:value-type="float">
            <text:p>13325040</text:p>
          </table:table-cell>
          <table:table-cell office:value-type="float" office:value="2542245260.45891" calcext:value-type="float">
            <text:p>2542245260.45891</text:p>
          </table:table-cell>
          <table:table-cell office:value-type="float" office:value="8240101669686513" calcext:value-type="float">
            <text:p>8240101669686513</text:p>
          </table:table-cell>
          <table:table-cell office:value-type="float" office:value="6115437104.80057" calcext:value-type="float">
            <text:p>6115437104.80057</text:p>
          </table:table-cell>
          <table:table-cell/>
          <table:table-cell office:value-type="float" office:value="28627344" calcext:value-type="float">
            <text:p>28627344</text:p>
          </table:table-cell>
          <table:table-cell office:value-type="float" office:value="3654591505.93553" calcext:value-type="float">
            <text:p>3654591505.93553</text:p>
          </table:table-cell>
          <table:table-cell office:value-type="float" office:value="8066706409787686" calcext:value-type="float">
            <text:p>8066706409787686</text:p>
          </table:table-cell>
          <table:table-cell office:value-type="float" office:value="6124324845.60404" calcext:value-type="float">
            <text:p>6124324845.60404</text:p>
          </table:table-cell>
          <table:table-cell/>
          <table:table-cell office:value-type="float" office:value="33613488" calcext:value-type="float">
            <text:p>33613488</text:p>
          </table:table-cell>
          <table:table-cell office:value-type="float" office:value="4094339072.52584" calcext:value-type="float">
            <text:p>4094339072.52584</text:p>
          </table:table-cell>
          <table:table-cell office:value-type="float" office:value="3.77346919485549E+015" calcext:value-type="float">
            <text:p>3.77346919485549E+015</text:p>
          </table:table-cell>
          <table:table-cell office:value-type="float" office:value="3272741647.35796" calcext:value-type="float">
            <text:p>3272741647.35796</text:p>
          </table:table-cell>
          <table:table-cell/>
          <table:table-cell office:value-type="float" office:value="53046285.75" calcext:value-type="float">
            <text:p>53046285.75</text:p>
          </table:table-cell>
          <table:table-cell office:value-type="float" office:value="4868490315.3582" calcext:value-type="float">
            <text:p>4868490315.3582</text:p>
          </table:table-cell>
          <table:table-cell office:value-type="float" office:value="3.58521654739993E+015" calcext:value-type="float">
            <text:p>3.58521654739993E+015</text:p>
          </table:table-cell>
          <table:table-cell office:value-type="float" office:value="3210668179.87936" calcext:value-type="float">
            <text:p>3210668179.87936</text:p>
          </table:table-cell>
        </table:table-row>
        <table:table-row table:style-name="ro1">
          <table:table-cell office:value-type="float" office:value="17667720" calcext:value-type="float">
            <text:p>17667720</text:p>
          </table:table-cell>
          <table:table-cell office:value-type="float" office:value="2263707.77380028" calcext:value-type="float">
            <text:p>2263707.77380028</text:p>
          </table:table-cell>
          <table:table-cell office:value-type="float" office:value="588211400687.413" calcext:value-type="float">
            <text:p>588211400687.413</text:p>
          </table:table-cell>
          <table:table-cell office:value-type="float" office:value="2305681.94411163" calcext:value-type="float">
            <text:p>2305681.94411163</text:p>
          </table:table-cell>
          <table:table-cell/>
          <table:table-cell office:value-type="float" office:value="11548656" calcext:value-type="float">
            <text:p>11548656</text:p>
          </table:table-cell>
          <table:table-cell office:value-type="float" office:value="731148168.903874" calcext:value-type="float">
            <text:p>731148168.903874</text:p>
          </table:table-cell>
          <table:table-cell office:value-type="float" office:value="2413959636281840" calcext:value-type="float">
            <text:p>2413959636281840</text:p>
          </table:table-cell>
          <table:table-cell office:value-type="float" office:value="1796369341.28536" calcext:value-type="float">
            <text:p>1796369341.28536</text:p>
          </table:table-cell>
          <table:table-cell/>
          <table:table-cell office:value-type="float" office:value="13358520" calcext:value-type="float">
            <text:p>13358520</text:p>
          </table:table-cell>
          <table:table-cell office:value-type="float" office:value="2545198986.8972" calcext:value-type="float">
            <text:p>2545198986.8972</text:p>
          </table:table-cell>
          <table:table-cell office:value-type="float" office:value="8249656765403572" calcext:value-type="float">
            <text:p>8249656765403572</text:p>
          </table:table-cell>
          <table:table-cell office:value-type="float" office:value="6122554227.15979" calcext:value-type="float">
            <text:p>6122554227.15979</text:p>
          </table:table-cell>
          <table:table-cell/>
          <table:table-cell office:value-type="float" office:value="28699272" calcext:value-type="float">
            <text:p>28699272</text:p>
          </table:table-cell>
          <table:table-cell office:value-type="float" office:value="3657561780.22044" calcext:value-type="float">
            <text:p>3657561780.22044</text:p>
          </table:table-cell>
          <table:table-cell office:value-type="float" office:value="8069796635928887" calcext:value-type="float">
            <text:p>8069796635928887</text:p>
          </table:table-cell>
          <table:table-cell office:value-type="float" office:value="6126661341.71351" calcext:value-type="float">
            <text:p>6126661341.71351</text:p>
          </table:table-cell>
          <table:table-cell/>
          <table:table-cell office:value-type="float" office:value="33697944" calcext:value-type="float">
            <text:p>33697944</text:p>
          </table:table-cell>
          <table:table-cell office:value-type="float" office:value="4099198781.90074" calcext:value-type="float">
            <text:p>4099198781.90074</text:p>
          </table:table-cell>
          <table:table-cell office:value-type="float" office:value="3.77411188282341E+015" calcext:value-type="float">
            <text:p>3.77411188282341E+015</text:p>
          </table:table-cell>
          <table:table-cell office:value-type="float" office:value="3273252435.42586" calcext:value-type="float">
            <text:p>3273252435.42586</text:p>
          </table:table-cell>
          <table:table-cell/>
          <table:table-cell office:value-type="float" office:value="53179567.875" calcext:value-type="float">
            <text:p>53179567.875</text:p>
          </table:table-cell>
          <table:table-cell office:value-type="float" office:value="4874448749.42074" calcext:value-type="float">
            <text:p>4874448749.42074</text:p>
          </table:table-cell>
          <table:table-cell office:value-type="float" office:value="3.58544094692491E+015" calcext:value-type="float">
            <text:p>3.58544094692491E+015</text:p>
          </table:table-cell>
          <table:table-cell office:value-type="float" office:value="3210913023.61216" calcext:value-type="float">
            <text:p>3210913023.61216</text:p>
          </table:table-cell>
        </table:table-row>
        <table:table-row table:style-name="ro1">
          <table:table-cell office:value-type="float" office:value="17712000" calcext:value-type="float">
            <text:p>17712000</text:p>
          </table:table-cell>
          <table:table-cell office:value-type="float" office:value="2267397.8837787" calcext:value-type="float">
            <text:p>2267397.8837787</text:p>
          </table:table-cell>
          <table:table-cell office:value-type="float" office:value="588904558298.348" calcext:value-type="float">
            <text:p>588904558298.348</text:p>
          </table:table-cell>
          <table:table-cell office:value-type="float" office:value="2309557.75498538" calcext:value-type="float">
            <text:p>2309557.75498538</text:p>
          </table:table-cell>
          <table:table-cell/>
          <table:table-cell office:value-type="float" office:value="11577600" calcext:value-type="float">
            <text:p>11577600</text:p>
          </table:table-cell>
          <table:table-cell office:value-type="float" office:value="732104573.891604" calcext:value-type="float">
            <text:p>732104573.891604</text:p>
          </table:table-cell>
          <table:table-cell office:value-type="float" office:value="2417086095568016" calcext:value-type="float">
            <text:p>2417086095568016</text:p>
          </table:table-cell>
          <table:table-cell office:value-type="float" office:value="1798707908.49678" calcext:value-type="float">
            <text:p>1798707908.49678</text:p>
          </table:table-cell>
          <table:table-cell/>
          <table:table-cell office:value-type="float" office:value="13392000" calcext:value-type="float">
            <text:p>13392000</text:p>
          </table:table-cell>
          <table:table-cell office:value-type="float" office:value="2548142825.504" calcext:value-type="float">
            <text:p>2548142825.504</text:p>
          </table:table-cell>
          <table:table-cell office:value-type="float" office:value="8259178716471373" calcext:value-type="float">
            <text:p>8259178716471373</text:p>
          </table:table-cell>
          <table:table-cell office:value-type="float" office:value="6129646831.95855" calcext:value-type="float">
            <text:p>6129646831.95855</text:p>
          </table:table-cell>
          <table:table-cell/>
          <table:table-cell office:value-type="float" office:value="28771200" calcext:value-type="float">
            <text:p>28771200</text:p>
          </table:table-cell>
          <table:table-cell office:value-type="float" office:value="3660524020.92816" calcext:value-type="float">
            <text:p>3660524020.92816</text:p>
          </table:table-cell>
          <table:table-cell office:value-type="float" office:value="8072863944442112" calcext:value-type="float">
            <text:p>8072863944442112</text:p>
          </table:table-cell>
          <table:table-cell office:value-type="float" office:value="6128980818.55379" calcext:value-type="float">
            <text:p>6128980818.55379</text:p>
          </table:table-cell>
          <table:table-cell/>
          <table:table-cell office:value-type="float" office:value="33782400" calcext:value-type="float">
            <text:p>33782400</text:p>
          </table:table-cell>
          <table:table-cell office:value-type="float" office:value="4104053636.18046" calcext:value-type="float">
            <text:p>4104053636.18046</text:p>
          </table:table-cell>
          <table:table-cell office:value-type="float" office:value="3774749034661066" calcext:value-type="float">
            <text:p>3774749034661066</text:p>
          </table:table-cell>
          <table:table-cell office:value-type="float" office:value="3273759051.15239" calcext:value-type="float">
            <text:p>3273759051.15239</text:p>
          </table:table-cell>
          <table:table-cell/>
          <table:table-cell office:value-type="float" office:value="53312850" calcext:value-type="float">
            <text:p>53312850</text:p>
          </table:table-cell>
          <table:table-cell office:value-type="float" office:value="4880400078.41683" calcext:value-type="float">
            <text:p>4880400078.41683</text:p>
          </table:table-cell>
          <table:table-cell office:value-type="float" office:value="3.58566370247624E+015" calcext:value-type="float">
            <text:p>3.58566370247624E+015</text:p>
          </table:table-cell>
          <table:table-cell office:value-type="float" office:value="3211156375.75225" calcext:value-type="float">
            <text:p>3211156375.75225</text:p>
          </table:table-cell>
        </table:table-row>
        <table:table-row table:style-name="ro1">
          <table:table-cell office:value-type="float" office:value="17718048" calcext:value-type="float">
            <text:p>17718048</text:p>
          </table:table-cell>
          <table:table-cell office:value-type="float" office:value="2259230.95811702" calcext:value-type="float">
            <text:p>2259230.95811702</text:p>
          </table:table-cell>
          <table:table-cell office:value-type="float" office:value="588098663519.475" calcext:value-type="float">
            <text:p>588098663519.475</text:p>
          </table:table-cell>
          <table:table-cell office:value-type="float" office:value="2308372.34883855" calcext:value-type="float">
            <text:p>2308372.34883855</text:p>
          </table:table-cell>
          <table:table-cell/>
          <table:table-cell office:value-type="float" office:value="11583648" calcext:value-type="float">
            <text:p>11583648</text:p>
          </table:table-cell>
          <table:table-cell office:value-type="float" office:value="731107147.419296" calcext:value-type="float">
            <text:p>731107147.419296</text:p>
          </table:table-cell>
          <table:table-cell office:value-type="float" office:value="2415537906370056" calcext:value-type="float">
            <text:p>2415537906370056</text:p>
          </table:table-cell>
          <table:table-cell office:value-type="float" office:value="1797554070.99119" calcext:value-type="float">
            <text:p>1797554070.99119</text:p>
          </table:table-cell>
          <table:table-cell/>
          <table:table-cell office:value-type="float" office:value="13398048" calcext:value-type="float">
            <text:p>13398048</text:p>
          </table:table-cell>
          <table:table-cell office:value-type="float" office:value="2507220739.09306" calcext:value-type="float">
            <text:p>2507220739.09306</text:p>
          </table:table-cell>
          <table:table-cell office:value-type="float" office:value="8243516043721474" calcext:value-type="float">
            <text:p>8243516043721474</text:p>
          </table:table-cell>
          <table:table-cell office:value-type="float" office:value="6115175338.68843" calcext:value-type="float">
            <text:p>6115175338.68843</text:p>
          </table:table-cell>
          <table:table-cell/>
          <table:table-cell office:value-type="float" office:value="28777248" calcext:value-type="float">
            <text:p>28777248</text:p>
          </table:table-cell>
          <table:table-cell office:value-type="float" office:value="3497714406.6172" calcext:value-type="float">
            <text:p>3497714406.6172</text:p>
          </table:table-cell>
          <table:table-cell office:value-type="float" office:value="8006111558110549" calcext:value-type="float">
            <text:p>8006111558110549</text:p>
          </table:table-cell>
          <table:table-cell office:value-type="float" office:value="6047619371.91094" calcext:value-type="float">
            <text:p>6047619371.91094</text:p>
          </table:table-cell>
          <table:table-cell/>
          <table:table-cell office:value-type="float" office:value="33788448" calcext:value-type="float">
            <text:p>33788448</text:p>
          </table:table-cell>
          <table:table-cell office:value-type="float" office:value="3749683181.40523" calcext:value-type="float">
            <text:p>3749683181.40523</text:p>
          </table:table-cell>
          <table:table-cell office:value-type="float" office:value="3551870425411789" calcext:value-type="float">
            <text:p>3551870425411789</text:p>
          </table:table-cell>
          <table:table-cell office:value-type="float" office:value="3023388755.8001" calcext:value-type="float">
            <text:p>3023388755.8001</text:p>
          </table:table-cell>
          <table:table-cell/>
          <table:table-cell office:value-type="float" office:value="53318898" calcext:value-type="float">
            <text:p>53318898</text:p>
          </table:table-cell>
          <table:table-cell office:value-type="float" office:value="4347913193.46922" calcext:value-type="float">
            <text:p>4347913193.46922</text:p>
          </table:table-cell>
          <table:table-cell office:value-type="float" office:value="3.1285939547196E+015" calcext:value-type="float">
            <text:p>3.1285939547196E+015</text:p>
          </table:table-cell>
          <table:table-cell office:value-type="float" office:value="2780849341.62155" calcext:value-type="float">
            <text:p>2780849341.62155</text:p>
          </table:table-cell>
        </table:table-row>
        <table:table-row table:style-name="ro1">
          <table:table-cell office:value-type="float" office:value="17724096" calcext:value-type="float">
            <text:p>17724096</text:p>
          </table:table-cell>
          <table:table-cell office:value-type="float" office:value="2251945.81810685" calcext:value-type="float">
            <text:p>2251945.81810685</text:p>
          </table:table-cell>
          <table:table-cell office:value-type="float" office:value="587324369822.644" calcext:value-type="float">
            <text:p>587324369822.644</text:p>
          </table:table-cell>
          <table:table-cell office:value-type="float" office:value="2307220.3469043" calcext:value-type="float">
            <text:p>2307220.3469043</text:p>
          </table:table-cell>
          <table:table-cell/>
          <table:table-cell office:value-type="float" office:value="11589696" calcext:value-type="float">
            <text:p>11589696</text:p>
          </table:table-cell>
          <table:table-cell office:value-type="float" office:value="730487434.214219" calcext:value-type="float">
            <text:p>730487434.214219</text:p>
          </table:table-cell>
          <table:table-cell office:value-type="float" office:value="2.4140179476473E+015" calcext:value-type="float">
            <text:p>2.4140179476473E+015</text:p>
          </table:table-cell>
          <table:table-cell office:value-type="float" office:value="1796428542.18853" calcext:value-type="float">
            <text:p>1796428542.18853</text:p>
          </table:table-cell>
          <table:table-cell/>
          <table:table-cell office:value-type="float" office:value="13404096" calcext:value-type="float">
            <text:p>13404096</text:p>
          </table:table-cell>
          <table:table-cell office:value-type="float" office:value="2503942882.07566" calcext:value-type="float">
            <text:p>2503942882.07566</text:p>
          </table:table-cell>
          <table:table-cell office:value-type="float" office:value="8238318123603474" calcext:value-type="float">
            <text:p>8238318123603474</text:p>
          </table:table-cell>
          <table:table-cell office:value-type="float" office:value="6111327472.02562" calcext:value-type="float">
            <text:p>6111327472.02562</text:p>
          </table:table-cell>
          <table:table-cell/>
          <table:table-cell office:value-type="float" office:value="28783296" calcext:value-type="float">
            <text:p>28783296</text:p>
          </table:table-cell>
          <table:table-cell office:value-type="float" office:value="3474684532.69945" calcext:value-type="float">
            <text:p>3474684532.69945</text:p>
          </table:table-cell>
          <table:table-cell office:value-type="float" office:value="7980268620701257" calcext:value-type="float">
            <text:p>7980268620701257</text:p>
          </table:table-cell>
          <table:table-cell office:value-type="float" office:value="6021718261.15014" calcext:value-type="float">
            <text:p>6021718261.15014</text:p>
          </table:table-cell>
          <table:table-cell/>
          <table:table-cell office:value-type="float" office:value="33794496" calcext:value-type="float">
            <text:p>33794496</text:p>
          </table:table-cell>
          <table:table-cell office:value-type="float" office:value="3690346499.37245" calcext:value-type="float">
            <text:p>3690346499.37245</text:p>
          </table:table-cell>
          <table:table-cell office:value-type="float" office:value="3.47928945197373E+015" calcext:value-type="float">
            <text:p>3.47928945197373E+015</text:p>
          </table:table-cell>
          <table:table-cell office:value-type="float" office:value="2948238082.13912" calcext:value-type="float">
            <text:p>2948238082.13912</text:p>
          </table:table-cell>
          <table:table-cell/>
          <table:table-cell office:value-type="float" office:value="53324946" calcext:value-type="float">
            <text:p>53324946</text:p>
          </table:table-cell>
          <table:table-cell office:value-type="float" office:value="4294658416.63915" calcext:value-type="float">
            <text:p>4294658416.63915</text:p>
          </table:table-cell>
          <table:table-cell office:value-type="float" office:value="3.05801656496165E+015" calcext:value-type="float">
            <text:p>3.05801656496165E+015</text:p>
          </table:table-cell>
          <table:table-cell office:value-type="float" office:value="2711129626.6866" calcext:value-type="float">
            <text:p>2711129626.6866</text:p>
          </table:table-cell>
        </table:table-row>
        <table:table-row table:style-name="ro1">
          <table:table-cell office:value-type="float" office:value="17730144" calcext:value-type="float">
            <text:p>17730144</text:p>
          </table:table-cell>
          <table:table-cell office:value-type="float" office:value="2245438.18974637" calcext:value-type="float">
            <text:p>2245438.18974637</text:p>
          </table:table-cell>
          <table:table-cell office:value-type="float" office:value="586579868637.948" calcext:value-type="float">
            <text:p>586579868637.948</text:p>
          </table:table-cell>
          <table:table-cell office:value-type="float" office:value="2306099.85981243" calcext:value-type="float">
            <text:p>2306099.85981243</text:p>
          </table:table-cell>
          <table:table-cell/>
          <table:table-cell office:value-type="float" office:value="11595744" calcext:value-type="float">
            <text:p>11595744</text:p>
          </table:table-cell>
          <table:table-cell office:value-type="float" office:value="729898352.708883" calcext:value-type="float">
            <text:p>729898352.708883</text:p>
          </table:table-cell>
          <table:table-cell office:value-type="float" office:value="2412499201652130" calcext:value-type="float">
            <text:p>2412499201652130</text:p>
          </table:table-cell>
          <table:table-cell office:value-type="float" office:value="1795303980.03259" calcext:value-type="float">
            <text:p>1795303980.03259</text:p>
          </table:table-cell>
          <table:table-cell/>
          <table:table-cell office:value-type="float" office:value="13410144" calcext:value-type="float">
            <text:p>13410144</text:p>
          </table:table-cell>
          <table:table-cell office:value-type="float" office:value="2501703360.24338" calcext:value-type="float">
            <text:p>2501703360.24338</text:p>
          </table:table-cell>
          <table:table-cell office:value-type="float" office:value="8233129696262155" calcext:value-type="float">
            <text:p>8233129696262155</text:p>
          </table:table-cell>
          <table:table-cell office:value-type="float" office:value="6107488013.80166" calcext:value-type="float">
            <text:p>6107488013.80166</text:p>
          </table:table-cell>
          <table:table-cell/>
          <table:table-cell office:value-type="float" office:value="28789344" calcext:value-type="float">
            <text:p>28789344</text:p>
          </table:table-cell>
          <table:table-cell office:value-type="float" office:value="3455969874.05446" calcext:value-type="float">
            <text:p>3455969874.05446</text:p>
          </table:table-cell>
          <table:table-cell office:value-type="float" office:value="7955828288986926" calcext:value-type="float">
            <text:p>7955828288986926</text:p>
          </table:table-cell>
          <table:table-cell office:value-type="float" office:value="5997300928.40293" calcext:value-type="float">
            <text:p>5997300928.40293</text:p>
          </table:table-cell>
          <table:table-cell/>
          <table:table-cell office:value-type="float" office:value="33800544" calcext:value-type="float">
            <text:p>33800544</text:p>
          </table:table-cell>
          <table:table-cell office:value-type="float" office:value="3638398612.63112" calcext:value-type="float">
            <text:p>3638398612.63112</text:p>
          </table:table-cell>
          <table:table-cell office:value-type="float" office:value="3.41434007402965E+015" calcext:value-type="float">
            <text:p>3.41434007402965E+015</text:p>
          </table:table-cell>
          <table:table-cell office:value-type="float" office:value="2880043916.1362" calcext:value-type="float">
            <text:p>2880043916.1362</text:p>
          </table:table-cell>
          <table:table-cell/>
          <table:table-cell office:value-type="float" office:value="53330994" calcext:value-type="float">
            <text:p>53330994</text:p>
          </table:table-cell>
          <table:table-cell office:value-type="float" office:value="4252342066.12717" calcext:value-type="float">
            <text:p>4252342066.12717</text:p>
          </table:table-cell>
          <table:table-cell office:value-type="float" office:value="3.0020957581638E+015" calcext:value-type="float">
            <text:p>3.0020957581638E+015</text:p>
          </table:table-cell>
          <table:table-cell office:value-type="float" office:value="2653063144.52651" calcext:value-type="float">
            <text:p>2653063144.52651</text:p>
          </table:table-cell>
        </table:table-row>
        <table:table-row table:style-name="ro1">
          <table:table-cell office:value-type="float" office:value="17736192" calcext:value-type="float">
            <text:p>17736192</text:p>
          </table:table-cell>
          <table:table-cell office:value-type="float" office:value="2239616.22048289" calcext:value-type="float">
            <text:p>2239616.22048289</text:p>
          </table:table-cell>
          <table:table-cell office:value-type="float" office:value="585863442274.976" calcext:value-type="float">
            <text:p>585863442274.976</text:p>
          </table:table-cell>
          <table:table-cell office:value-type="float" office:value="2305009.09074734" calcext:value-type="float">
            <text:p>2305009.09074734</text:p>
          </table:table-cell>
          <table:table-cell/>
          <table:table-cell office:value-type="float" office:value="11601792" calcext:value-type="float">
            <text:p>11601792</text:p>
          </table:table-cell>
          <table:table-cell office:value-type="float" office:value="729328198.317827" calcext:value-type="float">
            <text:p>729328198.317827</text:p>
          </table:table-cell>
          <table:table-cell office:value-type="float" office:value="2.41098160801588E+015" calcext:value-type="float">
            <text:p>2.41098160801588E+015</text:p>
          </table:table-cell>
          <table:table-cell office:value-type="float" office:value="1794180327.26018" calcext:value-type="float">
            <text:p>1794180327.26018</text:p>
          </table:table-cell>
          <table:table-cell/>
          <table:table-cell office:value-type="float" office:value="13416192" calcext:value-type="float">
            <text:p>13416192</text:p>
          </table:table-cell>
          <table:table-cell office:value-type="float" office:value="2499730183.51847" calcext:value-type="float">
            <text:p>2499730183.51847</text:p>
          </table:table-cell>
          <table:table-cell office:value-type="float" office:value="8227946559807615" calcext:value-type="float">
            <text:p>8227946559807615</text:p>
          </table:table-cell>
          <table:table-cell office:value-type="float" office:value="6103652974.21258" calcext:value-type="float">
            <text:p>6103652974.21258</text:p>
          </table:table-cell>
          <table:table-cell/>
          <table:table-cell office:value-type="float" office:value="28795392" calcext:value-type="float">
            <text:p>28795392</text:p>
          </table:table-cell>
          <table:table-cell office:value-type="float" office:value="3439021244.08077" calcext:value-type="float">
            <text:p>3439021244.08077</text:p>
          </table:table-cell>
          <table:table-cell office:value-type="float" office:value="7932672194385777" calcext:value-type="float">
            <text:p>7932672194385777</text:p>
          </table:table-cell>
          <table:table-cell office:value-type="float" office:value="5974243414.20793" calcext:value-type="float">
            <text:p>5974243414.20793</text:p>
          </table:table-cell>
          <table:table-cell/>
          <table:table-cell office:value-type="float" office:value="33806592" calcext:value-type="float">
            <text:p>33806592</text:p>
          </table:table-cell>
          <table:table-cell office:value-type="float" office:value="3590234091.83191" calcext:value-type="float">
            <text:p>3590234091.83191</text:p>
          </table:table-cell>
          <table:table-cell office:value-type="float" office:value="3353682787124343" calcext:value-type="float">
            <text:p>3353682787124343</text:p>
          </table:table-cell>
          <table:table-cell office:value-type="float" office:value="2816315674.25887" calcext:value-type="float">
            <text:p>2816315674.25887</text:p>
          </table:table-cell>
          <table:table-cell/>
          <table:table-cell office:value-type="float" office:value="53337042" calcext:value-type="float">
            <text:p>53337042</text:p>
          </table:table-cell>
          <table:table-cell office:value-type="float" office:value="4213190474.45934" calcext:value-type="float">
            <text:p>4213190474.45934</text:p>
          </table:table-cell>
          <table:table-cell office:value-type="float" office:value="2.95017605647366E+015" calcext:value-type="float">
            <text:p>2.95017605647366E+015</text:p>
          </table:table-cell>
          <table:table-cell office:value-type="float" office:value="2598995089.759" calcext:value-type="float">
            <text:p>2598995089.759</text:p>
          </table:table-cell>
        </table:table-row>
        <table:table-row table:style-name="ro1">
          <table:table-cell office:value-type="float" office:value="17742240" calcext:value-type="float">
            <text:p>17742240</text:p>
          </table:table-cell>
          <table:table-cell office:value-type="float" office:value="2234398.9938484" calcext:value-type="float">
            <text:p>2234398.9938484</text:p>
          </table:table-cell>
          <table:table-cell office:value-type="float" office:value="585173461126.907" calcext:value-type="float">
            <text:p>585173461126.907</text:p>
          </table:table-cell>
          <table:table-cell office:value-type="float" office:value="2303946.33296677" calcext:value-type="float">
            <text:p>2303946.33296677</text:p>
          </table:table-cell>
          <table:table-cell/>
          <table:table-cell office:value-type="float" office:value="11607840" calcext:value-type="float">
            <text:p>11607840</text:p>
          </table:table-cell>
          <table:table-cell office:value-type="float" office:value="728772964.113794" calcext:value-type="float">
            <text:p>728772964.113794</text:p>
          </table:table-cell>
          <table:table-cell office:value-type="float" office:value="2.40946514667815E+015" calcext:value-type="float">
            <text:p>2.40946514667815E+015</text:p>
          </table:table-cell>
          <table:table-cell office:value-type="float" office:value="1793057564.68967" calcext:value-type="float">
            <text:p>1793057564.68967</text:p>
          </table:table-cell>
          <table:table-cell/>
          <table:table-cell office:value-type="float" office:value="13422240" calcext:value-type="float">
            <text:p>13422240</text:p>
          </table:table-cell>
          <table:table-cell office:value-type="float" office:value="2497848838.40712" calcext:value-type="float">
            <text:p>2497848838.40712</text:p>
          </table:table-cell>
          <table:table-cell office:value-type="float" office:value="8222767753818264" calcext:value-type="float">
            <text:p>8222767753818264</text:p>
          </table:table-cell>
          <table:table-cell office:value-type="float" office:value="6099821441.02998" calcext:value-type="float">
            <text:p>6099821441.02998</text:p>
          </table:table-cell>
          <table:table-cell/>
          <table:table-cell office:value-type="float" office:value="28801440" calcext:value-type="float">
            <text:p>28801440</text:p>
          </table:table-cell>
          <table:table-cell office:value-type="float" office:value="3423224527.22971" calcext:value-type="float">
            <text:p>3423224527.22971</text:p>
          </table:table-cell>
          <table:table-cell office:value-type="float" office:value="7910709011899963" calcext:value-type="float">
            <text:p>7910709011899963</text:p>
          </table:table-cell>
          <table:table-cell office:value-type="float" office:value="5952450627.14827" calcext:value-type="float">
            <text:p>5952450627.14827</text:p>
          </table:table-cell>
          <table:table-cell/>
          <table:table-cell office:value-type="float" office:value="33812640" calcext:value-type="float">
            <text:p>33812640</text:p>
          </table:table-cell>
          <table:table-cell office:value-type="float" office:value="3545251072.0473" calcext:value-type="float">
            <text:p>3545251072.0473</text:p>
          </table:table-cell>
          <table:table-cell office:value-type="float" office:value="3296863690165711" calcext:value-type="float">
            <text:p>3296863690165711</text:p>
          </table:table-cell>
          <table:table-cell office:value-type="float" office:value="2756629871.41897" calcext:value-type="float">
            <text:p>2756629871.41897</text:p>
          </table:table-cell>
          <table:table-cell/>
          <table:table-cell office:value-type="float" office:value="53343090" calcext:value-type="float">
            <text:p>53343090</text:p>
          </table:table-cell>
          <table:table-cell office:value-type="float" office:value="4176616108.55136" calcext:value-type="float">
            <text:p>4176616108.55136</text:p>
          </table:table-cell>
          <table:table-cell office:value-type="float" office:value="2.90149657040654E+015" calcext:value-type="float">
            <text:p>2.90149657040654E+015</text:p>
          </table:table-cell>
          <table:table-cell office:value-type="float" office:value="2548291669.76673" calcext:value-type="float">
            <text:p>2548291669.76673</text:p>
          </table:table-cell>
        </table:table-row>
        <table:table-row table:style-name="ro1">
          <table:table-cell office:value-type="float" office:value="17748288" calcext:value-type="float">
            <text:p>17748288</text:p>
          </table:table-cell>
          <table:table-cell office:value-type="float" office:value="2229715.22208397" calcext:value-type="float">
            <text:p>2229715.22208397</text:p>
          </table:table-cell>
          <table:table-cell office:value-type="float" office:value="584508380688.544" calcext:value-type="float">
            <text:p>584508380688.544</text:p>
          </table:table-cell>
          <table:table-cell office:value-type="float" office:value="2302909.96706352" calcext:value-type="float">
            <text:p>2302909.96706352</text:p>
          </table:table-cell>
          <table:table-cell/>
          <table:table-cell office:value-type="float" office:value="11613888" calcext:value-type="float">
            <text:p>11613888</text:p>
          </table:table-cell>
          <table:table-cell office:value-type="float" office:value="728230510.562326" calcext:value-type="float">
            <text:p>728230510.562326</text:p>
          </table:table-cell>
          <table:table-cell office:value-type="float" office:value="2407949806516251" calcext:value-type="float">
            <text:p>2407949806516251</text:p>
          </table:table-cell>
          <table:table-cell office:value-type="float" office:value="1791935681.53301" calcext:value-type="float">
            <text:p>1791935681.53301</text:p>
          </table:table-cell>
          <table:table-cell/>
          <table:table-cell office:value-type="float" office:value="13428288" calcext:value-type="float">
            <text:p>13428288</text:p>
          </table:table-cell>
          <table:table-cell office:value-type="float" office:value="2496017009.99866" calcext:value-type="float">
            <text:p>2496017009.99866</text:p>
          </table:table-cell>
          <table:table-cell office:value-type="float" office:value="8217593032115531" calcext:value-type="float">
            <text:p>8217593032115531</text:p>
          </table:table-cell>
          <table:table-cell office:value-type="float" office:value="6095993178.29739" calcext:value-type="float">
            <text:p>6095993178.29739</text:p>
          </table:table-cell>
          <table:table-cell/>
          <table:table-cell office:value-type="float" office:value="28807488" calcext:value-type="float">
            <text:p>28807488</text:p>
          </table:table-cell>
          <table:table-cell office:value-type="float" office:value="3408392780.9367" calcext:value-type="float">
            <text:p>3408392780.9367</text:p>
          </table:table-cell>
          <table:table-cell office:value-type="float" office:value="7889857755785036" calcext:value-type="float">
            <text:p>7889857755785036</text:p>
          </table:table-cell>
          <table:table-cell office:value-type="float" office:value="5931837558.57767" calcext:value-type="float">
            <text:p>5931837558.57767</text:p>
          </table:table-cell>
          <table:table-cell/>
          <table:table-cell office:value-type="float" office:value="33818688" calcext:value-type="float">
            <text:p>33818688</text:p>
          </table:table-cell>
          <table:table-cell office:value-type="float" office:value="3503159795.02726" calcext:value-type="float">
            <text:p>3503159795.02726</text:p>
          </table:table-cell>
          <table:table-cell office:value-type="float" office:value="3.24358390653638E+015" calcext:value-type="float">
            <text:p>3.24358390653638E+015</text:p>
          </table:table-cell>
          <table:table-cell office:value-type="float" office:value="2700683179.96862" calcext:value-type="float">
            <text:p>2700683179.96862</text:p>
          </table:table-cell>
          <table:table-cell/>
          <table:table-cell office:value-type="float" office:value="53349138" calcext:value-type="float">
            <text:p>53349138</text:p>
          </table:table-cell>
          <table:table-cell office:value-type="float" office:value="4142375374.70216" calcext:value-type="float">
            <text:p>4142375374.70216</text:p>
          </table:table-cell>
          <table:table-cell office:value-type="float" office:value="2.85573936325926E+015" calcext:value-type="float">
            <text:p>2.85573936325926E+015</text:p>
          </table:table-cell>
          <table:table-cell office:value-type="float" office:value="2500645791.83525" calcext:value-type="float">
            <text:p>2500645791.83525</text:p>
          </table:table-cell>
        </table:table-row>
        <table:table-row table:style-name="ro1">
          <table:table-cell office:value-type="float" office:value="17754336" calcext:value-type="float">
            <text:p>17754336</text:p>
          </table:table-cell>
          <table:table-cell office:value-type="float" office:value="2225502.09540117" calcext:value-type="float">
            <text:p>2225502.09540117</text:p>
          </table:table-cell>
          <table:table-cell office:value-type="float" office:value="583866738444.196" calcext:value-type="float">
            <text:p>583866738444.196</text:p>
          </table:table-cell>
          <table:table-cell office:value-type="float" office:value="2301898.45803669" calcext:value-type="float">
            <text:p>2301898.45803669</text:p>
          </table:table-cell>
          <table:table-cell/>
          <table:table-cell office:value-type="float" office:value="11619936" calcext:value-type="float">
            <text:p>11619936</text:p>
          </table:table-cell>
          <table:table-cell office:value-type="float" office:value="727699260.059623" calcext:value-type="float">
            <text:p>727699260.059623</text:p>
          </table:table-cell>
          <table:table-cell office:value-type="float" office:value="2.40643557846984E+015" calcext:value-type="float">
            <text:p>2.40643557846984E+015</text:p>
          </table:table-cell>
          <table:table-cell office:value-type="float" office:value="1790814668.90049" calcext:value-type="float">
            <text:p>1790814668.90049</text:p>
          </table:table-cell>
          <table:table-cell/>
          <table:table-cell office:value-type="float" office:value="13434336" calcext:value-type="float">
            <text:p>13434336</text:p>
          </table:table-cell>
          <table:table-cell office:value-type="float" office:value="2494221980.07663" calcext:value-type="float">
            <text:p>2494221980.07663</text:p>
          </table:table-cell>
          <table:table-cell office:value-type="float" office:value="8212422307120525" calcext:value-type="float">
            <text:p>8212422307120525</text:p>
          </table:table-cell>
          <table:table-cell office:value-type="float" office:value="6092168100.20861" calcext:value-type="float">
            <text:p>6092168100.20861</text:p>
          </table:table-cell>
          <table:table-cell/>
          <table:table-cell office:value-type="float" office:value="28813536" calcext:value-type="float">
            <text:p>28813536</text:p>
          </table:table-cell>
          <table:table-cell office:value-type="float" office:value="3394437195.7955" calcext:value-type="float">
            <text:p>3394437195.7955</text:p>
          </table:table-cell>
          <table:table-cell office:value-type="float" office:value="7870044536258906" calcext:value-type="float">
            <text:p>7870044536258906</text:p>
          </table:table-cell>
          <table:table-cell office:value-type="float" office:value="5912326306.9477" calcext:value-type="float">
            <text:p>5912326306.9477</text:p>
          </table:table-cell>
          <table:table-cell/>
          <table:table-cell office:value-type="float" office:value="33824736" calcext:value-type="float">
            <text:p>33824736</text:p>
          </table:table-cell>
          <table:table-cell office:value-type="float" office:value="3463743872.72017" calcext:value-type="float">
            <text:p>3463743872.72017</text:p>
          </table:table-cell>
          <table:table-cell office:value-type="float" office:value="3193585432161945" calcext:value-type="float">
            <text:p>3193585432161945</text:p>
          </table:table-cell>
          <table:table-cell office:value-type="float" office:value="2648209591.24697" calcext:value-type="float">
            <text:p>2648209591.24697</text:p>
          </table:table-cell>
          <table:table-cell/>
          <table:table-cell office:value-type="float" office:value="53355186" calcext:value-type="float">
            <text:p>53355186</text:p>
          </table:table-cell>
          <table:table-cell office:value-type="float" office:value="4110278287.67291" calcext:value-type="float">
            <text:p>4110278287.67291</text:p>
          </table:table-cell>
          <table:table-cell office:value-type="float" office:value="2.81265543571183E+015" calcext:value-type="float">
            <text:p>2.81265543571183E+015</text:p>
          </table:table-cell>
          <table:table-cell office:value-type="float" office:value="2455809375.70229" calcext:value-type="float">
            <text:p>2455809375.70229</text:p>
          </table:table-cell>
        </table:table-row>
        <table:table-row table:style-name="ro1">
          <table:table-cell office:value-type="float" office:value="17760384" calcext:value-type="float">
            <text:p>17760384</text:p>
          </table:table-cell>
          <table:table-cell office:value-type="float" office:value="2221704.26909149" calcext:value-type="float">
            <text:p>2221704.26909149</text:p>
          </table:table-cell>
          <table:table-cell office:value-type="float" office:value="583247150672.416" calcext:value-type="float">
            <text:p>583247150672.416</text:p>
          </table:table-cell>
          <table:table-cell office:value-type="float" office:value="2300910.35222877" calcext:value-type="float">
            <text:p>2300910.35222877</text:p>
          </table:table-cell>
          <table:table-cell/>
          <table:table-cell office:value-type="float" office:value="11625984" calcext:value-type="float">
            <text:p>11625984</text:p>
          </table:table-cell>
          <table:table-cell office:value-type="float" office:value="727177891.185287" calcext:value-type="float">
            <text:p>727177891.185287</text:p>
          </table:table-cell>
          <table:table-cell office:value-type="float" office:value="2404922454056772" calcext:value-type="float">
            <text:p>2404922454056772</text:p>
          </table:table-cell>
          <table:table-cell office:value-type="float" office:value="1789694518.4083" calcext:value-type="float">
            <text:p>1789694518.4083</text:p>
          </table:table-cell>
          <table:table-cell/>
          <table:table-cell office:value-type="float" office:value="13440384" calcext:value-type="float">
            <text:p>13440384</text:p>
          </table:table-cell>
          <table:table-cell office:value-type="float" office:value="2492457958.72984" calcext:value-type="float">
            <text:p>2492457958.72984</text:p>
          </table:table-cell>
          <table:table-cell office:value-type="float" office:value="8207255527425769" calcext:value-type="float">
            <text:p>8207255527425769</text:p>
          </table:table-cell>
          <table:table-cell office:value-type="float" office:value="6088346155.20784" calcext:value-type="float">
            <text:p>6088346155.20784</text:p>
          </table:table-cell>
          <table:table-cell/>
          <table:table-cell office:value-type="float" office:value="28819584" calcext:value-type="float">
            <text:p>28819584</text:p>
          </table:table-cell>
          <table:table-cell office:value-type="float" office:value="3381294120.53" calcext:value-type="float">
            <text:p>3381294120.53</text:p>
          </table:table-cell>
          <table:table-cell office:value-type="float" office:value="7851201221027024" calcext:value-type="float">
            <text:p>7851201221027024</text:p>
          </table:table-cell>
          <table:table-cell office:value-type="float" office:value="5893844839.60058" calcext:value-type="float">
            <text:p>5893844839.60058</text:p>
          </table:table-cell>
          <table:table-cell/>
          <table:table-cell office:value-type="float" office:value="33830784" calcext:value-type="float">
            <text:p>33830784</text:p>
          </table:table-cell>
          <table:table-cell office:value-type="float" office:value="3426816878.11686" calcext:value-type="float">
            <text:p>3426816878.11686</text:p>
          </table:table-cell>
          <table:table-cell office:value-type="float" office:value="3146638391525739" calcext:value-type="float">
            <text:p>3146638391525739</text:p>
          </table:table-cell>
          <table:table-cell office:value-type="float" office:value="2598969933.65877" calcext:value-type="float">
            <text:p>2598969933.65877</text:p>
          </table:table-cell>
          <table:table-cell/>
          <table:table-cell office:value-type="float" office:value="53361234" calcext:value-type="float">
            <text:p>53361234</text:p>
          </table:table-cell>
          <table:table-cell office:value-type="float" office:value="4080162786.23501" calcext:value-type="float">
            <text:p>4080162786.23501</text:p>
          </table:table-cell>
          <table:table-cell office:value-type="float" office:value="2772035173177329" calcext:value-type="float">
            <text:p>2772035173177329</text:p>
          </table:table-cell>
          <table:table-cell office:value-type="float" office:value="2413570003.31129" calcext:value-type="float">
            <text:p>2413570003.31129</text:p>
          </table:table-cell>
        </table:table-row>
        <table:table-row table:style-name="ro1">
          <table:table-cell office:value-type="float" office:value="17766432" calcext:value-type="float">
            <text:p>17766432</text:p>
          </table:table-cell>
          <table:table-cell office:value-type="float" office:value="2218272.97195016" calcext:value-type="float">
            <text:p>2218272.97195016</text:p>
          </table:table-cell>
          <table:table-cell office:value-type="float" office:value="582648309206.953" calcext:value-type="float">
            <text:p>582648309206.953</text:p>
          </table:table-cell>
          <table:table-cell office:value-type="float" office:value="2299944.27417589" calcext:value-type="float">
            <text:p>2299944.27417589</text:p>
          </table:table-cell>
          <table:table-cell/>
          <table:table-cell office:value-type="float" office:value="11632032" calcext:value-type="float">
            <text:p>11632032</text:p>
          </table:table-cell>
          <table:table-cell office:value-type="float" office:value="726665255.453058" calcext:value-type="float">
            <text:p>726665255.453058</text:p>
          </table:table-cell>
          <table:table-cell office:value-type="float" office:value="2403410425070656" calcext:value-type="float">
            <text:p>2403410425070656</text:p>
          </table:table-cell>
          <table:table-cell office:value-type="float" office:value="1788575221.90317" calcext:value-type="float">
            <text:p>1788575221.90317</text:p>
          </table:table-cell>
          <table:table-cell/>
          <table:table-cell office:value-type="float" office:value="13446432" calcext:value-type="float">
            <text:p>13446432</text:p>
          </table:table-cell>
          <table:table-cell office:value-type="float" office:value="2490721039.74685" calcext:value-type="float">
            <text:p>2490721039.74685</text:p>
          </table:table-cell>
          <table:table-cell office:value-type="float" office:value="8202092650831695" calcext:value-type="float">
            <text:p>8202092650831695</text:p>
          </table:table-cell>
          <table:table-cell office:value-type="float" office:value="6084527300.4829" calcext:value-type="float">
            <text:p>6084527300.4829</text:p>
          </table:table-cell>
          <table:table-cell/>
          <table:table-cell office:value-type="float" office:value="28825632" calcext:value-type="float">
            <text:p>28825632</text:p>
          </table:table-cell>
          <table:table-cell office:value-type="float" office:value="3368908609.97716" calcext:value-type="float">
            <text:p>3368908609.97716</text:p>
          </table:table-cell>
          <table:table-cell office:value-type="float" office:value="7833264656118610" calcext:value-type="float">
            <text:p>7833264656118610</text:p>
          </table:table-cell>
          <table:table-cell office:value-type="float" office:value="5876326261.92525" calcext:value-type="float">
            <text:p>5876326261.92525</text:p>
          </table:table-cell>
          <table:table-cell/>
          <table:table-cell office:value-type="float" office:value="33836832" calcext:value-type="float">
            <text:p>33836832</text:p>
          </table:table-cell>
          <table:table-cell office:value-type="float" office:value="3392210728.57596" calcext:value-type="float">
            <text:p>3392210728.57596</text:p>
          </table:table-cell>
          <table:table-cell office:value-type="float" office:value="3102534931842325" calcext:value-type="float">
            <text:p>3102534931842325</text:p>
          </table:table-cell>
          <table:table-cell office:value-type="float" office:value="2552746530.96422" calcext:value-type="float">
            <text:p>2552746530.96422</text:p>
          </table:table-cell>
          <table:table-cell/>
          <table:table-cell office:value-type="float" office:value="53367282" calcext:value-type="float">
            <text:p>53367282</text:p>
          </table:table-cell>
          <table:table-cell office:value-type="float" office:value="4051886357.43901" calcext:value-type="float">
            <text:p>4051886357.43901</text:p>
          </table:table-cell>
          <table:table-cell office:value-type="float" office:value="2733697047792080" calcext:value-type="float">
            <text:p>2733697047792080</text:p>
          </table:table-cell>
          <table:table-cell office:value-type="float" office:value="2373741277.70529" calcext:value-type="float">
            <text:p>2373741277.70529</text:p>
          </table:table-cell>
        </table:table-row>
        <table:table-row table:style-name="ro1">
          <table:table-cell office:value-type="float" office:value="17772480" calcext:value-type="float">
            <text:p>17772480</text:p>
          </table:table-cell>
          <table:table-cell office:value-type="float" office:value="2215165.22146489" calcext:value-type="float">
            <text:p>2215165.22146489</text:p>
          </table:table-cell>
          <table:table-cell office:value-type="float" office:value="582068978186.66" calcext:value-type="float">
            <text:p>582068978186.66</text:p>
          </table:table-cell>
          <table:table-cell office:value-type="float" office:value="2298998.92341082" calcext:value-type="float">
            <text:p>2298998.92341082</text:p>
          </table:table-cell>
          <table:table-cell/>
          <table:table-cell office:value-type="float" office:value="11638080" calcext:value-type="float">
            <text:p>11638080</text:p>
          </table:table-cell>
          <table:table-cell office:value-type="float" office:value="726160345.002985" calcext:value-type="float">
            <text:p>726160345.002985</text:p>
          </table:table-cell>
          <table:table-cell office:value-type="float" office:value="2401899483533396" calcext:value-type="float">
            <text:p>2401899483533396</text:p>
          </table:table-cell>
          <table:table-cell office:value-type="float" office:value="1787456771.42675" calcext:value-type="float">
            <text:p>1787456771.42675</text:p>
          </table:table-cell>
          <table:table-cell/>
          <table:table-cell office:value-type="float" office:value="13452480" calcext:value-type="float">
            <text:p>13452480</text:p>
          </table:table-cell>
          <table:table-cell office:value-type="float" office:value="2489008046.07597" calcext:value-type="float">
            <text:p>2489008046.07597</text:p>
          </table:table-cell>
          <table:table-cell office:value-type="float" office:value="8196933638410975" calcext:value-type="float">
            <text:p>8196933638410975</text:p>
          </table:table-cell>
          <table:table-cell office:value-type="float" office:value="6080711496.36563" calcext:value-type="float">
            <text:p>6080711496.36563</text:p>
          </table:table-cell>
          <table:table-cell/>
          <table:table-cell office:value-type="float" office:value="28831680" calcext:value-type="float">
            <text:p>28831680</text:p>
          </table:table-cell>
          <table:table-cell office:value-type="float" office:value="3357230501.91991" calcext:value-type="float">
            <text:p>3357230501.91991</text:p>
          </table:table-cell>
          <table:table-cell office:value-type="float" office:value="7816176118579776" calcext:value-type="float">
            <text:p>7816176118579776</text:p>
          </table:table-cell>
          <table:table-cell office:value-type="float" office:value="5859708293.3249" calcext:value-type="float">
            <text:p>5859708293.3249</text:p>
          </table:table-cell>
          <table:table-cell/>
          <table:table-cell office:value-type="float" office:value="33842880" calcext:value-type="float">
            <text:p>33842880</text:p>
          </table:table-cell>
          <table:table-cell office:value-type="float" office:value="3359771362.3229" calcext:value-type="float">
            <text:p>3359771362.3229</text:p>
          </table:table-cell>
          <table:table-cell office:value-type="float" office:value="3.06108516411373E+015" calcext:value-type="float">
            <text:p>3.06108516411373E+015</text:p>
          </table:table-cell>
          <table:table-cell office:value-type="float" office:value="2509339587.38106" calcext:value-type="float">
            <text:p>2509339587.38106</text:p>
          </table:table-cell>
          <table:table-cell/>
          <table:table-cell office:value-type="float" office:value="53373330" calcext:value-type="float">
            <text:p>53373330</text:p>
          </table:table-cell>
          <table:table-cell office:value-type="float" office:value="4025321324.34" calcext:value-type="float">
            <text:p>4025321324.34</text:p>
          </table:table-cell>
          <table:table-cell office:value-type="float" office:value="2697480499934489" calcext:value-type="float">
            <text:p>2697480499934489</text:p>
          </table:table-cell>
          <table:table-cell office:value-type="float" office:value="2336156660.70639" calcext:value-type="float">
            <text:p>2336156660.70639</text:p>
          </table:table-cell>
        </table:table-row>
        <table:table-row table:style-name="ro1">
          <table:table-cell office:value-type="float" office:value="17778528" calcext:value-type="float">
            <text:p>17778528</text:p>
          </table:table-cell>
          <table:table-cell office:value-type="float" office:value="2212343.13296647" calcext:value-type="float">
            <text:p>2212343.13296647</text:p>
          </table:table-cell>
          <table:table-cell office:value-type="float" office:value="581507990821.398" calcext:value-type="float">
            <text:p>581507990821.398</text:p>
          </table:table-cell>
          <table:table-cell office:value-type="float" office:value="2298073.07125188" calcext:value-type="float">
            <text:p>2298073.07125188</text:p>
          </table:table-cell>
          <table:table-cell/>
          <table:table-cell office:value-type="float" office:value="11644128" calcext:value-type="float">
            <text:p>11644128</text:p>
          </table:table-cell>
          <table:table-cell office:value-type="float" office:value="725662273.195834" calcext:value-type="float">
            <text:p>725662273.195834</text:p>
          </table:table-cell>
          <table:table-cell office:value-type="float" office:value="2.40038962169921E+015" calcext:value-type="float">
            <text:p>2.40038962169921E+015</text:p>
          </table:table-cell>
          <table:table-cell office:value-type="float" office:value="1786339159.22717" calcext:value-type="float">
            <text:p>1786339159.22717</text:p>
          </table:table-cell>
          <table:table-cell/>
          <table:table-cell office:value-type="float" office:value="13458528" calcext:value-type="float">
            <text:p>13458528</text:p>
          </table:table-cell>
          <table:table-cell office:value-type="float" office:value="2487316237.77071" calcext:value-type="float">
            <text:p>2487316237.77071</text:p>
          </table:table-cell>
          <table:table-cell office:value-type="float" office:value="8191778453196768" calcext:value-type="float">
            <text:p>8191778453196768</text:p>
          </table:table-cell>
          <table:table-cell office:value-type="float" office:value="6076898705.10671" calcext:value-type="float">
            <text:p>6076898705.10671</text:p>
          </table:table-cell>
          <table:table-cell/>
          <table:table-cell office:value-type="float" office:value="28837728" calcext:value-type="float">
            <text:p>28837728</text:p>
          </table:table-cell>
          <table:table-cell office:value-type="float" office:value="3346213305.44952" calcext:value-type="float">
            <text:p>3346213305.44952</text:p>
          </table:table-cell>
          <table:table-cell office:value-type="float" office:value="7799880894244846" calcext:value-type="float">
            <text:p>7799880894244846</text:p>
          </table:table-cell>
          <table:table-cell office:value-type="float" office:value="5843932854.19459" calcext:value-type="float">
            <text:p>5843932854.19459</text:p>
          </table:table-cell>
          <table:table-cell/>
          <table:table-cell office:value-type="float" office:value="33848928" calcext:value-type="float">
            <text:p>33848928</text:p>
          </table:table-cell>
          <table:table-cell office:value-type="float" office:value="3329356491.29834" calcext:value-type="float">
            <text:p>3329356491.29834</text:p>
          </table:table-cell>
          <table:table-cell office:value-type="float" office:value="3.02211433195699E+015" calcext:value-type="float">
            <text:p>3.02211433195699E+015</text:p>
          </table:table-cell>
          <table:table-cell office:value-type="float" office:value="2468564621.83398" calcext:value-type="float">
            <text:p>2468564621.83398</text:p>
          </table:table-cell>
          <table:table-cell/>
          <table:table-cell office:value-type="float" office:value="53379378" calcext:value-type="float">
            <text:p>53379378</text:p>
          </table:table-cell>
          <table:table-cell office:value-type="float" office:value="4000351816.70263" calcext:value-type="float">
            <text:p>4000351816.70263</text:p>
          </table:table-cell>
          <table:table-cell office:value-type="float" office:value="2.66324121638237E+015" calcext:value-type="float">
            <text:p>2.66324121638237E+015</text:p>
          </table:table-cell>
          <table:table-cell office:value-type="float" office:value="2300665343.17839" calcext:value-type="float">
            <text:p>2300665343.17839</text:p>
          </table:table-cell>
        </table:table-row>
        <table:table-row table:style-name="ro1">
          <table:table-cell office:value-type="float" office:value="17784576" calcext:value-type="float">
            <text:p>17784576</text:p>
          </table:table-cell>
          <table:table-cell office:value-type="float" office:value="2209773.3114746" calcext:value-type="float">
            <text:p>2209773.3114746</text:p>
          </table:table-cell>
          <table:table-cell office:value-type="float" office:value="580964246196.078" calcext:value-type="float">
            <text:p>580964246196.078</text:p>
          </table:table-cell>
          <table:table-cell office:value-type="float" office:value="2297165.55760491" calcext:value-type="float">
            <text:p>2297165.55760491</text:p>
          </table:table-cell>
          <table:table-cell/>
          <table:table-cell office:value-type="float" office:value="11650176" calcext:value-type="float">
            <text:p>11650176</text:p>
          </table:table-cell>
          <table:table-cell office:value-type="float" office:value="725170259.524931" calcext:value-type="float">
            <text:p>725170259.524931</text:p>
          </table:table-cell>
          <table:table-cell office:value-type="float" office:value="2.39888083206608E+015" calcext:value-type="float">
            <text:p>2.39888083206608E+015</text:p>
          </table:table-cell>
          <table:table-cell office:value-type="float" office:value="1785222377.7765" calcext:value-type="float">
            <text:p>1785222377.7765</text:p>
          </table:table-cell>
          <table:table-cell/>
          <table:table-cell office:value-type="float" office:value="13464576" calcext:value-type="float">
            <text:p>13464576</text:p>
          </table:table-cell>
          <table:table-cell office:value-type="float" office:value="2485643214.5334" calcext:value-type="float">
            <text:p>2485643214.5334</text:p>
          </table:table-cell>
          <table:table-cell office:value-type="float" office:value="8186627059881388" calcext:value-type="float">
            <text:p>8186627059881388</text:p>
          </table:table-cell>
          <table:table-cell office:value-type="float" office:value="6073088890.60375" calcext:value-type="float">
            <text:p>6073088890.60375</text:p>
          </table:table-cell>
          <table:table-cell/>
          <table:table-cell office:value-type="float" office:value="28843776" calcext:value-type="float">
            <text:p>28843776</text:p>
          </table:table-cell>
          <table:table-cell office:value-type="float" office:value="3335813745.03414" calcext:value-type="float">
            <text:p>3335813745.03414</text:p>
          </table:table-cell>
          <table:table-cell office:value-type="float" office:value="7784327934205422" calcext:value-type="float">
            <text:p>7784327934205422</text:p>
          </table:table-cell>
          <table:table-cell office:value-type="float" office:value="5828945723.30278" calcext:value-type="float">
            <text:p>5828945723.30278</text:p>
          </table:table-cell>
          <table:table-cell/>
          <table:table-cell office:value-type="float" office:value="33854976" calcext:value-type="float">
            <text:p>33854976</text:p>
          </table:table-cell>
          <table:table-cell office:value-type="float" office:value="3300834130.86072" calcext:value-type="float">
            <text:p>3300834130.86072</text:p>
          </table:table-cell>
          <table:table-cell office:value-type="float" office:value="2.98546077246029E+015" calcext:value-type="float">
            <text:p>2.98546077246029E+015</text:p>
          </table:table-cell>
          <table:table-cell office:value-type="float" office:value="2430250582.5807" calcext:value-type="float">
            <text:p>2430250582.5807</text:p>
          </table:table-cell>
          <table:table-cell/>
          <table:table-cell office:value-type="float" office:value="53385426" calcext:value-type="float">
            <text:p>53385426</text:p>
          </table:table-cell>
          <table:table-cell office:value-type="float" office:value="3976871714.48429" calcext:value-type="float">
            <text:p>3976871714.48429</text:p>
          </table:table-cell>
          <table:table-cell office:value-type="float" office:value="2630847936693373" calcext:value-type="float">
            <text:p>2630847936693373</text:p>
          </table:table-cell>
          <table:table-cell office:value-type="float" office:value="2267129415.65868" calcext:value-type="float">
            <text:p>2267129415.65868</text:p>
          </table:table-cell>
        </table:table-row>
        <table:table-row table:style-name="ro1">
          <table:table-cell office:value-type="float" office:value="17790624" calcext:value-type="float">
            <text:p>17790624</text:p>
          </table:table-cell>
          <table:table-cell office:value-type="float" office:value="2207426.31632435" calcext:value-type="float">
            <text:p>2207426.31632435</text:p>
          </table:table-cell>
          <table:table-cell office:value-type="float" office:value="580436706130.777" calcext:value-type="float">
            <text:p>580436706130.777</text:p>
          </table:table-cell>
          <table:table-cell office:value-type="float" office:value="2296275.2878008" calcext:value-type="float">
            <text:p>2296275.2878008</text:p>
          </table:table-cell>
          <table:table-cell/>
          <table:table-cell office:value-type="float" office:value="11656224" calcext:value-type="float">
            <text:p>11656224</text:p>
          </table:table-cell>
          <table:table-cell office:value-type="float" office:value="724683616.776458" calcext:value-type="float">
            <text:p>724683616.776458</text:p>
          </table:table-cell>
          <table:table-cell office:value-type="float" office:value="2397373107385423" calcext:value-type="float">
            <text:p>2397373107385423</text:p>
          </table:table-cell>
          <table:table-cell office:value-type="float" office:value="1784106419.78532" calcext:value-type="float">
            <text:p>1784106419.78532</text:p>
          </table:table-cell>
          <table:table-cell/>
          <table:table-cell office:value-type="float" office:value="13470624" calcext:value-type="float">
            <text:p>13470624</text:p>
          </table:table-cell>
          <table:table-cell office:value-type="float" office:value="2483986865.11521" calcext:value-type="float">
            <text:p>2483986865.11521</text:p>
          </table:table-cell>
          <table:table-cell office:value-type="float" office:value="8181479424730529" calcext:value-type="float">
            <text:p>8181479424730529</text:p>
          </table:table-cell>
          <table:table-cell office:value-type="float" office:value="6069282018.33048" calcext:value-type="float">
            <text:p>6069282018.33048</text:p>
          </table:table-cell>
          <table:table-cell/>
          <table:table-cell office:value-type="float" office:value="28849824" calcext:value-type="float">
            <text:p>28849824</text:p>
          </table:table-cell>
          <table:table-cell office:value-type="float" office:value="3325991475.82791" calcext:value-type="float">
            <text:p>3325991475.82791</text:p>
          </table:table-cell>
          <table:table-cell office:value-type="float" office:value="7769469564932569" calcext:value-type="float">
            <text:p>7769469564932569</text:p>
          </table:table-cell>
          <table:table-cell office:value-type="float" office:value="5814696243.92998" calcext:value-type="float">
            <text:p>5814696243.92998</text:p>
          </table:table-cell>
          <table:table-cell/>
          <table:table-cell office:value-type="float" office:value="33861024" calcext:value-type="float">
            <text:p>33861024</text:p>
          </table:table-cell>
          <table:table-cell office:value-type="float" office:value="3274081514.10468" calcext:value-type="float">
            <text:p>3274081514.10468</text:p>
          </table:table-cell>
          <table:table-cell office:value-type="float" office:value="2.95097439578291E+015" calcext:value-type="float">
            <text:p>2.95097439578291E+015</text:p>
          </table:table-cell>
          <table:table-cell office:value-type="float" office:value="2394238410.54268" calcext:value-type="float">
            <text:p>2394238410.54268</text:p>
          </table:table-cell>
          <table:table-cell/>
          <table:table-cell office:value-type="float" office:value="53391474" calcext:value-type="float">
            <text:p>53391474</text:p>
          </table:table-cell>
          <table:table-cell office:value-type="float" office:value="3954783198.23911" calcext:value-type="float">
            <text:p>3954783198.23911</text:p>
          </table:table-cell>
          <table:table-cell office:value-type="float" office:value="2.60018024433775E+015" calcext:value-type="float">
            <text:p>2.60018024433775E+015</text:p>
          </table:table-cell>
          <table:table-cell office:value-type="float" office:value="2235421879.65866" calcext:value-type="float">
            <text:p>2235421879.65866</text:p>
          </table:table-cell>
        </table:table-row>
        <table:table-row table:style-name="ro1">
          <table:table-cell office:value-type="float" office:value="17796672" calcext:value-type="float">
            <text:p>17796672</text:p>
          </table:table-cell>
          <table:table-cell office:value-type="float" office:value="2205276.18984828" calcext:value-type="float">
            <text:p>2205276.18984828</text:p>
          </table:table-cell>
          <table:table-cell office:value-type="float" office:value="579924392111.253" calcext:value-type="float">
            <text:p>579924392111.253</text:p>
          </table:table-cell>
          <table:table-cell office:value-type="float" office:value="2295401.22948656" calcext:value-type="float">
            <text:p>2295401.22948656</text:p>
          </table:table-cell>
          <table:table-cell/>
          <table:table-cell office:value-type="float" office:value="11662272" calcext:value-type="float">
            <text:p>11662272</text:p>
          </table:table-cell>
          <table:table-cell office:value-type="float" office:value="724201739.826537" calcext:value-type="float">
            <text:p>724201739.826537</text:p>
          </table:table-cell>
          <table:table-cell office:value-type="float" office:value="2395866440668645" calcext:value-type="float">
            <text:p>2395866440668645</text:p>
          </table:table-cell>
          <table:table-cell office:value-type="float" office:value="1782991278.21339" calcext:value-type="float">
            <text:p>1782991278.21339</text:p>
          </table:table-cell>
          <table:table-cell/>
          <table:table-cell office:value-type="float" office:value="13476672" calcext:value-type="float">
            <text:p>13476672</text:p>
          </table:table-cell>
          <table:table-cell office:value-type="float" office:value="2482345330.53438" calcext:value-type="float">
            <text:p>2482345330.53438</text:p>
          </table:table-cell>
          <table:table-cell office:value-type="float" office:value="8176335515539090" calcext:value-type="float">
            <text:p>8176335515539090</text:p>
          </table:table-cell>
          <table:table-cell office:value-type="float" office:value="6065478055.3029" calcext:value-type="float">
            <text:p>6065478055.3029</text:p>
          </table:table-cell>
          <table:table-cell/>
          <table:table-cell office:value-type="float" office:value="28855872" calcext:value-type="float">
            <text:p>28855872</text:p>
          </table:table-cell>
          <table:table-cell office:value-type="float" office:value="3316708857.22616" calcext:value-type="float">
            <text:p>3316708857.22616</text:p>
          </table:table-cell>
          <table:table-cell office:value-type="float" office:value="7755261236853815" calcext:value-type="float">
            <text:p>7755261236853815</text:p>
          </table:table-cell>
          <table:table-cell office:value-type="float" office:value="5801137065.65307" calcext:value-type="float">
            <text:p>5801137065.65307</text:p>
          </table:table-cell>
          <table:table-cell/>
          <table:table-cell office:value-type="float" office:value="33867072" calcext:value-type="float">
            <text:p>33867072</text:p>
          </table:table-cell>
          <table:table-cell office:value-type="float" office:value="3248984235.96514" calcext:value-type="float">
            <text:p>3248984235.96514</text:p>
          </table:table-cell>
          <table:table-cell office:value-type="float" office:value="2.91851550915637E+015" calcext:value-type="float">
            <text:p>2.91851550915637E+015</text:p>
          </table:table-cell>
          <table:table-cell office:value-type="float" office:value="2360379903.36893" calcext:value-type="float">
            <text:p>2360379903.36893</text:p>
          </table:table-cell>
          <table:table-cell/>
          <table:table-cell office:value-type="float" office:value="53397522" calcext:value-type="float">
            <text:p>53397522</text:p>
          </table:table-cell>
          <table:table-cell office:value-type="float" office:value="3933995690.69311" calcext:value-type="float">
            <text:p>3933995690.69311</text:p>
          </table:table-cell>
          <table:table-cell office:value-type="float" office:value="2571126996228226" calcext:value-type="float">
            <text:p>2571126996228226</text:p>
          </table:table-cell>
          <table:table-cell office:value-type="float" office:value="2205425206.44107" calcext:value-type="float">
            <text:p>2205425206.44107</text:p>
          </table:table-cell>
        </table:table-row>
        <table:table-row table:style-name="ro1">
          <table:table-cell office:value-type="float" office:value="17802720" calcext:value-type="float">
            <text:p>17802720</text:p>
          </table:table-cell>
          <table:table-cell office:value-type="float" office:value="2203300.04243642" calcext:value-type="float">
            <text:p>2203300.04243642</text:p>
          </table:table-cell>
          <table:table-cell office:value-type="float" office:value="579426382301.133" calcext:value-type="float">
            <text:p>579426382301.133</text:p>
          </table:table-cell>
          <table:table-cell office:value-type="float" office:value="2294542.40958467" calcext:value-type="float">
            <text:p>2294542.40958467</text:p>
          </table:table-cell>
          <table:table-cell/>
          <table:table-cell office:value-type="float" office:value="11668320" calcext:value-type="float">
            <text:p>11668320</text:p>
          </table:table-cell>
          <table:table-cell office:value-type="float" office:value="723724095.803297" calcext:value-type="float">
            <text:p>723724095.803297</text:p>
          </table:table-cell>
          <table:table-cell office:value-type="float" office:value="2.39436082519059E+015" calcext:value-type="float">
            <text:p>2.39436082519059E+015</text:p>
          </table:table-cell>
          <table:table-cell office:value-type="float" office:value="1781876946.27663" calcext:value-type="float">
            <text:p>1781876946.27663</text:p>
          </table:table-cell>
          <table:table-cell/>
          <table:table-cell office:value-type="float" office:value="13482720" calcext:value-type="float">
            <text:p>13482720</text:p>
          </table:table-cell>
          <table:table-cell office:value-type="float" office:value="2480716973.41229" calcext:value-type="float">
            <text:p>2480716973.41229</text:p>
          </table:table-cell>
          <table:table-cell office:value-type="float" office:value="8171195301591723" calcext:value-type="float">
            <text:p>8171195301591723</text:p>
          </table:table-cell>
          <table:table-cell office:value-type="float" office:value="6061676970.0477" calcext:value-type="float">
            <text:p>6061676970.0477</text:p>
          </table:table-cell>
          <table:table-cell/>
          <table:table-cell office:value-type="float" office:value="28861920" calcext:value-type="float">
            <text:p>28861920</text:p>
          </table:table-cell>
          <table:table-cell office:value-type="float" office:value="3307930755.54532" calcext:value-type="float">
            <text:p>3307930755.54532</text:p>
          </table:table-cell>
          <table:table-cell office:value-type="float" office:value="7741661301647972" calcext:value-type="float">
            <text:p>7741661301647972</text:p>
          </table:table-cell>
          <table:table-cell office:value-type="float" office:value="5788223913.33558" calcext:value-type="float">
            <text:p>5788223913.33558</text:p>
          </table:table-cell>
          <table:table-cell/>
          <table:table-cell office:value-type="float" office:value="33873120" calcext:value-type="float">
            <text:p>33873120</text:p>
          </table:table-cell>
          <table:table-cell office:value-type="float" office:value="3225435548.83608" calcext:value-type="float">
            <text:p>3225435548.83608</text:p>
          </table:table-cell>
          <table:table-cell office:value-type="float" office:value="2.88795387349264E+015" calcext:value-type="float">
            <text:p>2.88795387349264E+015</text:p>
          </table:table-cell>
          <table:table-cell office:value-type="float" office:value="2328536785.16091" calcext:value-type="float">
            <text:p>2328536785.16091</text:p>
          </table:table-cell>
          <table:table-cell/>
          <table:table-cell office:value-type="float" office:value="53403570" calcext:value-type="float">
            <text:p>53403570</text:p>
          </table:table-cell>
          <table:table-cell office:value-type="float" office:value="3914425055.35819" calcext:value-type="float">
            <text:p>3914425055.35819</text:p>
          </table:table-cell>
          <table:table-cell office:value-type="float" office:value="2.54358516941234E+015" calcext:value-type="float">
            <text:p>2.54358516941234E+015</text:p>
          </table:table-cell>
          <table:table-cell office:value-type="float" office:value="2177030255.82377" calcext:value-type="float">
            <text:p>2177030255.82377</text:p>
          </table:table-cell>
        </table:table-row>
        <table:table-row table:style-name="ro1">
          <table:table-cell office:value-type="float" office:value="17808768" calcext:value-type="float">
            <text:p>17808768</text:p>
          </table:table-cell>
          <table:table-cell office:value-type="float" office:value="2201477.68721711" calcext:value-type="float">
            <text:p>2201477.68721711</text:p>
          </table:table-cell>
          <table:table-cell office:value-type="float" office:value="578941808644.393" calcext:value-type="float">
            <text:p>578941808644.393</text:p>
          </table:table-cell>
          <table:table-cell office:value-type="float" office:value="2293697.91133192" calcext:value-type="float">
            <text:p>2293697.91133192</text:p>
          </table:table-cell>
          <table:table-cell/>
          <table:table-cell office:value-type="float" office:value="11674368" calcext:value-type="float">
            <text:p>11674368</text:p>
          </table:table-cell>
          <table:table-cell office:value-type="float" office:value="723250215.433516" calcext:value-type="float">
            <text:p>723250215.433516</text:p>
          </table:table-cell>
          <table:table-cell office:value-type="float" office:value="2392856254490398" calcext:value-type="float">
            <text:p>2392856254490398</text:p>
          </table:table-cell>
          <table:table-cell office:value-type="float" office:value="1780763417.45089" calcext:value-type="float">
            <text:p>1780763417.45089</text:p>
          </table:table-cell>
          <table:table-cell/>
          <table:table-cell office:value-type="float" office:value="13488768" calcext:value-type="float">
            <text:p>13488768</text:p>
          </table:table-cell>
          <table:table-cell office:value-type="float" office:value="2479100351.36136" calcext:value-type="float">
            <text:p>2479100351.36136</text:p>
          </table:table-cell>
          <table:table-cell office:value-type="float" office:value="8166058753620607" calcext:value-type="float">
            <text:p>8166058753620607</text:p>
          </table:table-cell>
          <table:table-cell office:value-type="float" office:value="6057878732.56621" calcext:value-type="float">
            <text:p>6057878732.56621</text:p>
          </table:table-cell>
          <table:table-cell/>
          <table:table-cell office:value-type="float" office:value="28867968" calcext:value-type="float">
            <text:p>28867968</text:p>
          </table:table-cell>
          <table:table-cell office:value-type="float" office:value="3299624366.48607" calcext:value-type="float">
            <text:p>3299624366.48607</text:p>
          </table:table-cell>
          <table:table-cell office:value-type="float" office:value="7728630811833897" calcext:value-type="float">
            <text:p>7728630811833897</text:p>
          </table:table-cell>
          <table:table-cell office:value-type="float" office:value="5775915377.70603" calcext:value-type="float">
            <text:p>5775915377.70603</text:p>
          </table:table-cell>
          <table:table-cell/>
          <table:table-cell office:value-type="float" office:value="33879168" calcext:value-type="float">
            <text:p>33879168</text:p>
          </table:table-cell>
          <table:table-cell office:value-type="float" office:value="3203335763.78865" calcext:value-type="float">
            <text:p>3203335763.78865</text:p>
          </table:table-cell>
          <table:table-cell office:value-type="float" office:value="2.85916792059171E+015" calcext:value-type="float">
            <text:p>2.85916792059171E+015</text:p>
          </table:table-cell>
          <table:table-cell office:value-type="float" office:value="2298579920.44071" calcext:value-type="float">
            <text:p>2298579920.44071</text:p>
          </table:table-cell>
          <table:table-cell/>
          <table:table-cell office:value-type="float" office:value="53409618" calcext:value-type="float">
            <text:p>53409618</text:p>
          </table:table-cell>
          <table:table-cell office:value-type="float" office:value="3895992967.02396" calcext:value-type="float">
            <text:p>3895992967.02396</text:p>
          </table:table-cell>
          <table:table-cell office:value-type="float" office:value="2.51745898337194E+015" calcext:value-type="float">
            <text:p>2.51745898337194E+015</text:p>
          </table:table-cell>
          <table:table-cell office:value-type="float" office:value="2150135434.90856" calcext:value-type="float">
            <text:p>2150135434.90856</text:p>
          </table:table-cell>
        </table:table-row>
        <table:table-row table:style-name="ro1">
          <table:table-cell office:value-type="float" office:value="17814816" calcext:value-type="float">
            <text:p>17814816</text:p>
          </table:table-cell>
          <table:table-cell office:value-type="float" office:value="2199791.31841279" calcext:value-type="float">
            <text:p>2199791.31841279</text:p>
          </table:table-cell>
          <table:table-cell office:value-type="float" office:value="578469854064.561" calcext:value-type="float">
            <text:p>578469854064.561</text:p>
          </table:table-cell>
          <table:table-cell office:value-type="float" office:value="2292866.87140671" calcext:value-type="float">
            <text:p>2292866.87140671</text:p>
          </table:table-cell>
          <table:table-cell/>
          <table:table-cell office:value-type="float" office:value="11680416" calcext:value-type="float">
            <text:p>11680416</text:p>
          </table:table-cell>
          <table:table-cell office:value-type="float" office:value="722779685.427988" calcext:value-type="float">
            <text:p>722779685.427988</text:p>
          </table:table-cell>
          <table:table-cell office:value-type="float" office:value="2.39135272237017E+015" calcext:value-type="float">
            <text:p>2.39135272237017E+015</text:p>
          </table:table-cell>
          <table:table-cell office:value-type="float" office:value="1779650685.47303" calcext:value-type="float">
            <text:p>1779650685.47303</text:p>
          </table:table-cell>
          <table:table-cell/>
          <table:table-cell office:value-type="float" office:value="13494816" calcext:value-type="float">
            <text:p>13494816</text:p>
          </table:table-cell>
          <table:table-cell office:value-type="float" office:value="2477494193.64542" calcext:value-type="float">
            <text:p>2477494193.64542</text:p>
          </table:table-cell>
          <table:table-cell office:value-type="float" office:value="8160925843760158" calcext:value-type="float">
            <text:p>8160925843760158</text:p>
          </table:table-cell>
          <table:table-cell office:value-type="float" office:value="6054083314.29406" calcext:value-type="float">
            <text:p>6054083314.29406</text:p>
          </table:table-cell>
          <table:table-cell/>
          <table:table-cell office:value-type="float" office:value="28874016" calcext:value-type="float">
            <text:p>28874016</text:p>
          </table:table-cell>
          <table:table-cell office:value-type="float" office:value="3291759053.24148" calcext:value-type="float">
            <text:p>3291759053.24148</text:p>
          </table:table-cell>
          <table:table-cell office:value-type="float" office:value="7716133338316630" calcext:value-type="float">
            <text:p>7716133338316630</text:p>
          </table:table-cell>
          <table:table-cell office:value-type="float" office:value="5764172723.6832" calcext:value-type="float">
            <text:p>5764172723.6832</text:p>
          </table:table-cell>
          <table:table-cell/>
          <table:table-cell office:value-type="float" office:value="33885216" calcext:value-type="float">
            <text:p>33885216</text:p>
          </table:table-cell>
          <table:table-cell office:value-type="float" office:value="3182591728.49783" calcext:value-type="float">
            <text:p>3182591728.49783</text:p>
          </table:table-cell>
          <table:table-cell office:value-type="float" office:value="2.83204408430633E+015" calcext:value-type="float">
            <text:p>2.83204408430633E+015</text:p>
          </table:table-cell>
          <table:table-cell office:value-type="float" office:value="2270388632.40963" calcext:value-type="float">
            <text:p>2270388632.40963</text:p>
          </table:table-cell>
          <table:table-cell/>
          <table:table-cell office:value-type="float" office:value="53415666" calcext:value-type="float">
            <text:p>53415666</text:p>
          </table:table-cell>
          <table:table-cell office:value-type="float" office:value="3878626399.52087" calcext:value-type="float">
            <text:p>3878626399.52087</text:p>
          </table:table-cell>
          <table:table-cell office:value-type="float" office:value="2.4926592071464E+015" calcext:value-type="float">
            <text:p>2.4926592071464E+015</text:p>
          </table:table-cell>
          <table:table-cell office:value-type="float" office:value="2124646019.56025" calcext:value-type="float">
            <text:p>2124646019.56025</text:p>
          </table:table-cell>
        </table:table-row>
        <table:table-row table:style-name="ro1">
          <table:table-cell office:value-type="float" office:value="17820864" calcext:value-type="float">
            <text:p>17820864</text:p>
          </table:table-cell>
          <table:table-cell office:value-type="float" office:value="2198225.22813771" calcext:value-type="float">
            <text:p>2198225.22813771</text:p>
          </table:table-cell>
          <table:table-cell office:value-type="float" office:value="578009749765.174" calcext:value-type="float">
            <text:p>578009749765.174</text:p>
          </table:table-cell>
          <table:table-cell office:value-type="float" office:value="2292048.47715125" calcext:value-type="float">
            <text:p>2292048.47715125</text:p>
          </table:table-cell>
          <table:table-cell/>
          <table:table-cell office:value-type="float" office:value="11686464" calcext:value-type="float">
            <text:p>11686464</text:p>
          </table:table-cell>
          <table:table-cell office:value-type="float" office:value="722312141.780168" calcext:value-type="float">
            <text:p>722312141.780168</text:p>
          </table:table-cell>
          <table:table-cell office:value-type="float" office:value="2389850222891833" calcext:value-type="float">
            <text:p>2389850222891833</text:p>
          </table:table-cell>
          <table:table-cell office:value-type="float" office:value="1778538744.33988" calcext:value-type="float">
            <text:p>1778538744.33988</text:p>
          </table:table-cell>
          <table:table-cell/>
          <table:table-cell office:value-type="float" office:value="13500864" calcext:value-type="float">
            <text:p>13500864</text:p>
          </table:table-cell>
          <table:table-cell office:value-type="float" office:value="2475897380.65488" calcext:value-type="float">
            <text:p>2475897380.65488</text:p>
          </table:table-cell>
          <table:table-cell office:value-type="float" office:value="8155796545498877" calcext:value-type="float">
            <text:p>8155796545498877</text:p>
          </table:table-cell>
          <table:table-cell office:value-type="float" office:value="6050290688.05674" calcext:value-type="float">
            <text:p>6050290688.05674</text:p>
          </table:table-cell>
          <table:table-cell/>
          <table:table-cell office:value-type="float" office:value="28880064" calcext:value-type="float">
            <text:p>28880064</text:p>
          </table:table-cell>
          <table:table-cell office:value-type="float" office:value="3284306197.8123" calcext:value-type="float">
            <text:p>3284306197.8123</text:p>
          </table:table-cell>
          <table:table-cell office:value-type="float" office:value="7704134802890251" calcext:value-type="float">
            <text:p>7704134802890251</text:p>
          </table:table-cell>
          <table:table-cell office:value-type="float" office:value="5752959713.7484" calcext:value-type="float">
            <text:p>5752959713.7484</text:p>
          </table:table-cell>
          <table:table-cell/>
          <table:table-cell office:value-type="float" office:value="33891264" calcext:value-type="float">
            <text:p>33891264</text:p>
          </table:table-cell>
          <table:table-cell office:value-type="float" office:value="3163116363.07283" calcext:value-type="float">
            <text:p>3163116363.07283</text:p>
          </table:table-cell>
          <table:table-cell office:value-type="float" office:value="2.80647621521718E+015" calcext:value-type="float">
            <text:p>2.80647621521718E+015</text:p>
          </table:table-cell>
          <table:table-cell office:value-type="float" office:value="2243850099.26173" calcext:value-type="float">
            <text:p>2243850099.26173</text:p>
          </table:table-cell>
          <table:table-cell/>
          <table:table-cell office:value-type="float" office:value="53421714" calcext:value-type="float">
            <text:p>53421714</text:p>
          </table:table-cell>
          <table:table-cell office:value-type="float" office:value="3862257195.49466" calcext:value-type="float">
            <text:p>3862257195.49466</text:p>
          </table:table-cell>
          <table:table-cell office:value-type="float" office:value="2.46910259286305E+015" calcext:value-type="float">
            <text:p>2.46910259286305E+015</text:p>
          </table:table-cell>
          <table:table-cell office:value-type="float" office:value="2100473588.83767" calcext:value-type="float">
            <text:p>2100473588.83767</text:p>
          </table:table-cell>
        </table:table-row>
        <table:table-row table:style-name="ro1">
          <table:table-cell office:value-type="float" office:value="17826912" calcext:value-type="float">
            <text:p>17826912</text:p>
          </table:table-cell>
          <table:table-cell office:value-type="float" office:value="2196765.55703255" calcext:value-type="float">
            <text:p>2196765.55703255</text:p>
          </table:table-cell>
          <table:table-cell office:value-type="float" office:value="577560772634.429" calcext:value-type="float">
            <text:p>577560772634.429</text:p>
          </table:table-cell>
          <table:table-cell office:value-type="float" office:value="2291241.96389345" calcext:value-type="float">
            <text:p>2291241.96389345</text:p>
          </table:table-cell>
          <table:table-cell/>
          <table:table-cell office:value-type="float" office:value="11692512" calcext:value-type="float">
            <text:p>11692512</text:p>
          </table:table-cell>
          <table:table-cell office:value-type="float" office:value="721847263.868307" calcext:value-type="float">
            <text:p>721847263.868307</text:p>
          </table:table-cell>
          <table:table-cell office:value-type="float" office:value="2388348750372586" calcext:value-type="float">
            <text:p>2388348750372586</text:p>
          </table:table-cell>
          <table:table-cell office:value-type="float" office:value="1777427588.30526" calcext:value-type="float">
            <text:p>1777427588.30526</text:p>
          </table:table-cell>
          <table:table-cell/>
          <table:table-cell office:value-type="float" office:value="13506912" calcext:value-type="float">
            <text:p>13506912</text:p>
          </table:table-cell>
          <table:table-cell office:value-type="float" office:value="2474308925.84517" calcext:value-type="float">
            <text:p>2474308925.84517</text:p>
          </table:table-cell>
          <table:table-cell office:value-type="float" office:value="8150670833629386" calcext:value-type="float">
            <text:p>8150670833629386</text:p>
          </table:table-cell>
          <table:table-cell office:value-type="float" office:value="6046500828.02247" calcext:value-type="float">
            <text:p>6046500828.02247</text:p>
          </table:table-cell>
          <table:table-cell/>
          <table:table-cell office:value-type="float" office:value="28886112" calcext:value-type="float">
            <text:p>28886112</text:p>
          </table:table-cell>
          <table:table-cell office:value-type="float" office:value="3277239063.83515" calcext:value-type="float">
            <text:p>3277239063.83515</text:p>
          </table:table-cell>
          <table:table-cell office:value-type="float" office:value="7692603323561502" calcext:value-type="float">
            <text:p>7692603323561502</text:p>
          </table:table-cell>
          <table:table-cell office:value-type="float" office:value="5742242444.40516" calcext:value-type="float">
            <text:p>5742242444.40516</text:p>
          </table:table-cell>
          <table:table-cell/>
          <table:table-cell office:value-type="float" office:value="33897312" calcext:value-type="float">
            <text:p>33897312</text:p>
          </table:table-cell>
          <table:table-cell office:value-type="float" office:value="3144828241.27308" calcext:value-type="float">
            <text:p>3144828241.27308</text:p>
          </table:table-cell>
          <table:table-cell office:value-type="float" office:value="2782365058730365" calcext:value-type="float">
            <text:p>2782365058730365</text:p>
          </table:table-cell>
          <table:table-cell office:value-type="float" office:value="2218858811.09932" calcext:value-type="float">
            <text:p>2218858811.09932</text:p>
          </table:table-cell>
          <table:table-cell/>
          <table:table-cell office:value-type="float" office:value="53427762" calcext:value-type="float">
            <text:p>53427762</text:p>
          </table:table-cell>
          <table:table-cell office:value-type="float" office:value="3846821695.25473" calcext:value-type="float">
            <text:p>3846821695.25473</text:p>
          </table:table-cell>
          <table:table-cell office:value-type="float" office:value="2.44671139790738E+015" calcext:value-type="float">
            <text:p>2.44671139790738E+015</text:p>
          </table:table-cell>
          <table:table-cell office:value-type="float" office:value="2077535540.05317" calcext:value-type="float">
            <text:p>2077535540.05317</text:p>
          </table:table-cell>
        </table:table-row>
        <table:table-row table:style-name="ro1">
          <table:table-cell office:value-type="float" office:value="17832960" calcext:value-type="float">
            <text:p>17832960</text:p>
          </table:table-cell>
          <table:table-cell office:value-type="float" office:value="2195400.07468317" calcext:value-type="float">
            <text:p>2195400.07468317</text:p>
          </table:table-cell>
          <table:table-cell office:value-type="float" office:value="577122242755.676" calcext:value-type="float">
            <text:p>577122242755.676</text:p>
          </table:table-cell>
          <table:table-cell office:value-type="float" office:value="2290446.61237141" calcext:value-type="float">
            <text:p>2290446.61237141</text:p>
          </table:table-cell>
          <table:table-cell/>
          <table:table-cell office:value-type="float" office:value="11698560" calcext:value-type="float">
            <text:p>11698560</text:p>
          </table:table-cell>
          <table:table-cell office:value-type="float" office:value="721384769.264632" calcext:value-type="float">
            <text:p>721384769.264632</text:p>
          </table:table-cell>
          <table:table-cell office:value-type="float" office:value="2.38684829937916E+015" calcext:value-type="float">
            <text:p>2.38684829937916E+015</text:p>
          </table:table-cell>
          <table:table-cell office:value-type="float" office:value="1776317211.87566" calcext:value-type="float">
            <text:p>1776317211.87566</text:p>
          </table:table-cell>
          <table:table-cell/>
          <table:table-cell office:value-type="float" office:value="13512960" calcext:value-type="float">
            <text:p>13512960</text:p>
          </table:table-cell>
          <table:table-cell office:value-type="float" office:value="2472727959.83953" calcext:value-type="float">
            <text:p>2472727959.83953</text:p>
          </table:table-cell>
          <table:table-cell office:value-type="float" office:value="8145548684197220" calcext:value-type="float">
            <text:p>8145548684197220</text:p>
          </table:table-cell>
          <table:table-cell office:value-type="float" office:value="6042713709.65299" calcext:value-type="float">
            <text:p>6042713709.65299</text:p>
          </table:table-cell>
          <table:table-cell/>
          <table:table-cell office:value-type="float" office:value="28892160" calcext:value-type="float">
            <text:p>28892160</text:p>
          </table:table-cell>
          <table:table-cell office:value-type="float" office:value="3270532669.64196" calcext:value-type="float">
            <text:p>3270532669.64196</text:p>
          </table:table-cell>
          <table:table-cell office:value-type="float" office:value="7681509071122439" calcext:value-type="float">
            <text:p>7681509071122439</text:p>
          </table:table-cell>
          <table:table-cell office:value-type="float" office:value="5731989194.25387" calcext:value-type="float">
            <text:p>5731989194.25387</text:p>
          </table:table-cell>
          <table:table-cell/>
          <table:table-cell office:value-type="float" office:value="33903360" calcext:value-type="float">
            <text:p>33903360</text:p>
          </table:table-cell>
          <table:table-cell office:value-type="float" office:value="3127651208.59509" calcext:value-type="float">
            <text:p>3127651208.59509</text:p>
          </table:table-cell>
          <table:table-cell office:value-type="float" office:value="2.75961778314871E+015" calcext:value-type="float">
            <text:p>2.75961778314871E+015</text:p>
          </table:table-cell>
          <table:table-cell office:value-type="float" office:value="2195316075.63808" calcext:value-type="float">
            <text:p>2195316075.63808</text:p>
          </table:table-cell>
          <table:table-cell/>
          <table:table-cell office:value-type="float" office:value="53433810" calcext:value-type="float">
            <text:p>53433810</text:p>
          </table:table-cell>
          <table:table-cell office:value-type="float" office:value="3832260409.63214" calcext:value-type="float">
            <text:p>3832260409.63214</text:p>
          </table:table-cell>
          <table:table-cell office:value-type="float" office:value="2.42541297114971E+015" calcext:value-type="float">
            <text:p>2.42541297114971E+015</text:p>
          </table:table-cell>
          <table:table-cell office:value-type="float" office:value="2055754663.30439" calcext:value-type="float">
            <text:p>2055754663.30439</text:p>
          </table:table-cell>
        </table:table-row>
        <table:table-row table:style-name="ro1">
          <table:table-cell office:value-type="float" office:value="17839008" calcext:value-type="float">
            <text:p>17839008</text:p>
          </table:table-cell>
          <table:table-cell office:value-type="float" office:value="2194117.98625673" calcext:value-type="float">
            <text:p>2194117.98625673</text:p>
          </table:table-cell>
          <table:table-cell office:value-type="float" office:value="576693521024.261" calcext:value-type="float">
            <text:p>576693521024.261</text:p>
          </table:table-cell>
          <table:table-cell office:value-type="float" office:value="2289661.74626247" calcext:value-type="float">
            <text:p>2289661.74626247</text:p>
          </table:table-cell>
          <table:table-cell/>
          <table:table-cell office:value-type="float" office:value="11704608" calcext:value-type="float">
            <text:p>11704608</text:p>
          </table:table-cell>
          <table:table-cell office:value-type="float" office:value="720924409.166715" calcext:value-type="float">
            <text:p>720924409.166715</text:p>
          </table:table-cell>
          <table:table-cell office:value-type="float" office:value="2.38534886472114E+015" calcext:value-type="float">
            <text:p>2.38534886472114E+015</text:p>
          </table:table-cell>
          <table:table-cell office:value-type="float" office:value="1775207609.80466" calcext:value-type="float">
            <text:p>1775207609.80466</text:p>
          </table:table-cell>
          <table:table-cell/>
          <table:table-cell office:value-type="float" office:value="13519008" calcext:value-type="float">
            <text:p>13519008</text:p>
          </table:table-cell>
          <table:table-cell office:value-type="float" office:value="2471153716.43595" calcext:value-type="float">
            <text:p>2471153716.43595</text:p>
          </table:table-cell>
          <table:table-cell office:value-type="float" office:value="8140430074448995" calcext:value-type="float">
            <text:p>8140430074448995</text:p>
          </table:table-cell>
          <table:table-cell office:value-type="float" office:value="6038929309.65312" calcext:value-type="float">
            <text:p>6038929309.65312</text:p>
          </table:table-cell>
          <table:table-cell/>
          <table:table-cell office:value-type="float" office:value="28898208" calcext:value-type="float">
            <text:p>28898208</text:p>
          </table:table-cell>
          <table:table-cell office:value-type="float" office:value="3264163670.53184" calcext:value-type="float">
            <text:p>3264163670.53184</text:p>
          </table:table-cell>
          <table:table-cell office:value-type="float" office:value="7670824135773226" calcext:value-type="float">
            <text:p>7670824135773226</text:p>
          </table:table-cell>
          <table:table-cell office:value-type="float" office:value="5722170282.53277" calcext:value-type="float">
            <text:p>5722170282.53277</text:p>
          </table:table-cell>
          <table:table-cell/>
          <table:table-cell office:value-type="float" office:value="33909408" calcext:value-type="float">
            <text:p>33909408</text:p>
          </table:table-cell>
          <table:table-cell office:value-type="float" office:value="3111514031.29207" calcext:value-type="float">
            <text:p>3111514031.29207</text:p>
          </table:table-cell>
          <table:table-cell office:value-type="float" office:value="2738147548537686" calcext:value-type="float">
            <text:p>2738147548537686</text:p>
          </table:table-cell>
          <table:table-cell office:value-type="float" office:value="2173129564.52438" calcext:value-type="float">
            <text:p>2173129564.52438</text:p>
          </table:table-cell>
          <table:table-cell/>
          <table:table-cell office:value-type="float" office:value="53439858" calcext:value-type="float">
            <text:p>53439858</text:p>
          </table:table-cell>
          <table:table-cell office:value-type="float" office:value="3818517726.82627" calcext:value-type="float">
            <text:p>3818517726.82627</text:p>
          </table:table-cell>
          <table:table-cell office:value-type="float" office:value="2.40513938707564E+015" calcext:value-type="float">
            <text:p>2.40513938707564E+015</text:p>
          </table:table-cell>
          <table:table-cell office:value-type="float" office:value="2035058761.47125" calcext:value-type="float">
            <text:p>2035058761.47125</text:p>
          </table:table-cell>
        </table:table-row>
        <table:table-row table:style-name="ro1">
          <table:table-cell office:value-type="float" office:value="17845056" calcext:value-type="float">
            <text:p>17845056</text:p>
          </table:table-cell>
          <table:table-cell office:value-type="float" office:value="2192909.7622162" calcext:value-type="float">
            <text:p>2192909.7622162</text:p>
          </table:table-cell>
          <table:table-cell office:value-type="float" office:value="576274006870.323" calcext:value-type="float">
            <text:p>576274006870.323</text:p>
          </table:table-cell>
          <table:table-cell office:value-type="float" office:value="2288886.72981718" calcext:value-type="float">
            <text:p>2288886.72981718</text:p>
          </table:table-cell>
          <table:table-cell/>
          <table:table-cell office:value-type="float" office:value="11710656" calcext:value-type="float">
            <text:p>11710656</text:p>
          </table:table-cell>
          <table:table-cell office:value-type="float" office:value="720465964.376392" calcext:value-type="float">
            <text:p>720465964.376392</text:p>
          </table:table-cell>
          <table:table-cell office:value-type="float" office:value="2.38385044144369E+015" calcext:value-type="float">
            <text:p>2.38385044144369E+015</text:p>
          </table:table-cell>
          <table:table-cell office:value-type="float" office:value="1774098777.08645" calcext:value-type="float">
            <text:p>1774098777.08645</text:p>
          </table:table-cell>
          <table:table-cell/>
          <table:table-cell office:value-type="float" office:value="13525056" calcext:value-type="float">
            <text:p>13525056</text:p>
          </table:table-cell>
          <table:table-cell office:value-type="float" office:value="2469585520.28982" calcext:value-type="float">
            <text:p>2469585520.28982</text:p>
          </table:table-cell>
          <table:table-cell office:value-type="float" office:value="8135314982780526" calcext:value-type="float">
            <text:p>8135314982780526</text:p>
          </table:table-cell>
          <table:table-cell office:value-type="float" office:value="6035147605.91959" calcext:value-type="float">
            <text:p>6035147605.91959</text:p>
          </table:table-cell>
          <table:table-cell/>
          <table:table-cell office:value-type="float" office:value="28904256" calcext:value-type="float">
            <text:p>28904256</text:p>
          </table:table-cell>
          <table:table-cell office:value-type="float" office:value="3258110249.41566" calcext:value-type="float">
            <text:p>3258110249.41566</text:p>
          </table:table-cell>
          <table:table-cell office:value-type="float" office:value="7660522402846224" calcext:value-type="float">
            <text:p>7660522402846224</text:p>
          </table:table-cell>
          <table:table-cell office:value-type="float" office:value="5712757937.19709" calcext:value-type="float">
            <text:p>5712757937.19709</text:p>
          </table:table-cell>
          <table:table-cell/>
          <table:table-cell office:value-type="float" office:value="33915456" calcext:value-type="float">
            <text:p>33915456</text:p>
          </table:table-cell>
          <table:table-cell office:value-type="float" office:value="3096350072.06088" calcext:value-type="float">
            <text:p>3096350072.06088</text:p>
          </table:table-cell>
          <table:table-cell office:value-type="float" office:value="2.7178731099648E+015" calcext:value-type="float">
            <text:p>2.7178731099648E+015</text:p>
          </table:table-cell>
          <table:table-cell office:value-type="float" office:value="2152212894.4448" calcext:value-type="float">
            <text:p>2152212894.4448</text:p>
          </table:table-cell>
          <table:table-cell/>
          <table:table-cell office:value-type="float" office:value="53445906" calcext:value-type="float">
            <text:p>53445906</text:p>
          </table:table-cell>
          <table:table-cell office:value-type="float" office:value="3805541646.46008" calcext:value-type="float">
            <text:p>3805541646.46008</text:p>
          </table:table-cell>
          <table:table-cell office:value-type="float" office:value="2.38582711706824E+015" calcext:value-type="float">
            <text:p>2.38582711706824E+015</text:p>
          </table:table-cell>
          <table:table-cell office:value-type="float" office:value="2015380306.25888" calcext:value-type="float">
            <text:p>2015380306.25888</text:p>
          </table:table-cell>
        </table:table-row>
        <table:table-row table:style-name="ro1">
          <table:table-cell office:value-type="float" office:value="17851104" calcext:value-type="float">
            <text:p>17851104</text:p>
          </table:table-cell>
          <table:table-cell office:value-type="float" office:value="2191766.98835073" calcext:value-type="float">
            <text:p>2191766.98835073</text:p>
          </table:table-cell>
          <table:table-cell office:value-type="float" office:value="575863136086.423" calcext:value-type="float">
            <text:p>575863136086.423</text:p>
          </table:table-cell>
          <table:table-cell office:value-type="float" office:value="2288120.96559817" calcext:value-type="float">
            <text:p>2288120.96559817</text:p>
          </table:table-cell>
          <table:table-cell/>
          <table:table-cell office:value-type="float" office:value="11716704" calcext:value-type="float">
            <text:p>11716704</text:p>
          </table:table-cell>
          <table:table-cell office:value-type="float" office:value="720009241.760523" calcext:value-type="float">
            <text:p>720009241.760523</text:p>
          </table:table-cell>
          <table:table-cell office:value-type="float" office:value="2.38235302481962E+015" calcext:value-type="float">
            <text:p>2.38235302481962E+015</text:p>
          </table:table-cell>
          <table:table-cell office:value-type="float" office:value="1772990708.94866" calcext:value-type="float">
            <text:p>1772990708.94866</text:p>
          </table:table-cell>
          <table:table-cell/>
          <table:table-cell office:value-type="float" office:value="13531104" calcext:value-type="float">
            <text:p>13531104</text:p>
          </table:table-cell>
          <table:table-cell office:value-type="float" office:value="2468022776.07123" calcext:value-type="float">
            <text:p>2468022776.07123</text:p>
          </table:table-cell>
          <table:table-cell office:value-type="float" office:value="8130203388685153" calcext:value-type="float">
            <text:p>8130203388685153</text:p>
          </table:table-cell>
          <table:table-cell office:value-type="float" office:value="6031368577.48975" calcext:value-type="float">
            <text:p>6031368577.48975</text:p>
          </table:table-cell>
          <table:table-cell/>
          <table:table-cell office:value-type="float" office:value="28910304" calcext:value-type="float">
            <text:p>28910304</text:p>
          </table:table-cell>
          <table:table-cell office:value-type="float" office:value="3252352015.12154" calcext:value-type="float">
            <text:p>3252352015.12154</text:p>
          </table:table-cell>
          <table:table-cell office:value-type="float" office:value="7650579436853753" calcext:value-type="float">
            <text:p>7650579436853753</text:p>
          </table:table-cell>
          <table:table-cell office:value-type="float" office:value="5703726171.76027" calcext:value-type="float">
            <text:p>5703726171.76027</text:p>
          </table:table-cell>
          <table:table-cell/>
          <table:table-cell office:value-type="float" office:value="33921504" calcext:value-type="float">
            <text:p>33921504</text:p>
          </table:table-cell>
          <table:table-cell office:value-type="float" office:value="3082096989.22745" calcext:value-type="float">
            <text:p>3082096989.22745</text:p>
          </table:table-cell>
          <table:table-cell office:value-type="float" office:value="2.69871845048399E+015" calcext:value-type="float">
            <text:p>2.69871845048399E+015</text:p>
          </table:table-cell>
          <table:table-cell office:value-type="float" office:value="2132485238.74742" calcext:value-type="float">
            <text:p>2132485238.74742</text:p>
          </table:table-cell>
          <table:table-cell/>
          <table:table-cell office:value-type="float" office:value="53451954" calcext:value-type="float">
            <text:p>53451954</text:p>
          </table:table-cell>
          <table:table-cell office:value-type="float" office:value="3793283536.15447" calcext:value-type="float">
            <text:p>3793283536.15447</text:p>
          </table:table-cell>
          <table:table-cell office:value-type="float" office:value="2.36741673056002E+015" calcext:value-type="float">
            <text:p>2.36741673056002E+015</text:p>
          </table:table-cell>
          <table:table-cell office:value-type="float" office:value="1996656123.82176" calcext:value-type="float">
            <text:p>1996656123.82176</text:p>
          </table:table-cell>
        </table:table-row>
        <table:table-row table:style-name="ro1">
          <table:table-cell office:value-type="float" office:value="17857152" calcext:value-type="float">
            <text:p>17857152</text:p>
          </table:table-cell>
          <table:table-cell office:value-type="float" office:value="2190682.23369039" calcext:value-type="float">
            <text:p>2190682.23369039</text:p>
          </table:table-cell>
          <table:table-cell office:value-type="float" office:value="575460378758.236" calcext:value-type="float">
            <text:p>575460378758.236</text:p>
          </table:table-cell>
          <table:table-cell office:value-type="float" office:value="2287363.89232263" calcext:value-type="float">
            <text:p>2287363.89232263</text:p>
          </table:table-cell>
          <table:table-cell/>
          <table:table-cell office:value-type="float" office:value="11722752" calcext:value-type="float">
            <text:p>11722752</text:p>
          </table:table-cell>
          <table:table-cell office:value-type="float" office:value="719554071.135807" calcext:value-type="float">
            <text:p>719554071.135807</text:p>
          </table:table-cell>
          <table:table-cell office:value-type="float" office:value="2380856610341206" calcext:value-type="float">
            <text:p>2380856610341206</text:p>
          </table:table-cell>
          <table:table-cell office:value-type="float" office:value="1771883400.84464" calcext:value-type="float">
            <text:p>1771883400.84464</text:p>
          </table:table-cell>
          <table:table-cell/>
          <table:table-cell office:value-type="float" office:value="13537152" calcext:value-type="float">
            <text:p>13537152</text:p>
          </table:table-cell>
          <table:table-cell office:value-type="float" office:value="2466464958.92011" calcext:value-type="float">
            <text:p>2466464958.92011</text:p>
          </table:table-cell>
          <table:table-cell office:value-type="float" office:value="8125095272702852" calcext:value-type="float">
            <text:p>8125095272702852</text:p>
          </table:table-cell>
          <table:table-cell office:value-type="float" office:value="6027592204.4905" calcext:value-type="float">
            <text:p>6027592204.4905</text:p>
          </table:table-cell>
          <table:table-cell/>
          <table:table-cell office:value-type="float" office:value="28916352" calcext:value-type="float">
            <text:p>28916352</text:p>
          </table:table-cell>
          <table:table-cell office:value-type="float" office:value="3246869907.74417" calcext:value-type="float">
            <text:p>3246869907.74417</text:p>
          </table:table-cell>
          <table:table-cell office:value-type="float" office:value="7640972373201741" calcext:value-type="float">
            <text:p>7640972373201741</text:p>
          </table:table-cell>
          <table:table-cell office:value-type="float" office:value="5695050670.23075" calcext:value-type="float">
            <text:p>5695050670.23075</text:p>
          </table:table-cell>
          <table:table-cell/>
          <table:table-cell office:value-type="float" office:value="33927552" calcext:value-type="float">
            <text:p>33927552</text:p>
          </table:table-cell>
          <table:table-cell office:value-type="float" office:value="3068696456.98947" calcext:value-type="float">
            <text:p>3068696456.98947</text:p>
          </table:table-cell>
          <table:table-cell office:value-type="float" office:value="2680612440412783" calcext:value-type="float">
            <text:p>2680612440412783</text:p>
          </table:table-cell>
          <table:table-cell office:value-type="float" office:value="2113870966.31242" calcext:value-type="float">
            <text:p>2113870966.31242</text:p>
          </table:table-cell>
          <table:table-cell/>
          <table:table-cell office:value-type="float" office:value="53458002" calcext:value-type="float">
            <text:p>53458002</text:p>
          </table:table-cell>
          <table:table-cell office:value-type="float" office:value="3781697907.28976" calcext:value-type="float">
            <text:p>3781697907.28976</text:p>
          </table:table-cell>
          <table:table-cell office:value-type="float" office:value="2.34985262101106E+015" calcext:value-type="float">
            <text:p>2.34985262101106E+015</text:p>
          </table:table-cell>
          <table:table-cell office:value-type="float" office:value="1978827105.41746" calcext:value-type="float">
            <text:p>1978827105.41746</text:p>
          </table:table-cell>
        </table:table-row>
        <table:table-row table:style-name="ro1">
          <table:table-cell office:value-type="float" office:value="17863200" calcext:value-type="float">
            <text:p>17863200</text:p>
          </table:table-cell>
          <table:table-cell office:value-type="float" office:value="2189648.9341655" calcext:value-type="float">
            <text:p>2189648.9341655</text:p>
          </table:table-cell>
          <table:table-cell office:value-type="float" office:value="575065237296.092" calcext:value-type="float">
            <text:p>575065237296.092</text:p>
          </table:table-cell>
          <table:table-cell office:value-type="float" office:value="2286614.98280691" calcext:value-type="float">
            <text:p>2286614.98280691</text:p>
          </table:table-cell>
          <table:table-cell/>
          <table:table-cell office:value-type="float" office:value="11728800" calcext:value-type="float">
            <text:p>11728800</text:p>
          </table:table-cell>
          <table:table-cell office:value-type="float" office:value="719100302.526766" calcext:value-type="float">
            <text:p>719100302.526766</text:p>
          </table:table-cell>
          <table:table-cell office:value-type="float" office:value="2379361193711701" calcext:value-type="float">
            <text:p>2379361193711701</text:p>
          </table:table-cell>
          <table:table-cell office:value-type="float" office:value="1770776848.44534" calcext:value-type="float">
            <text:p>1770776848.44534</text:p>
          </table:table-cell>
          <table:table-cell/>
          <table:table-cell office:value-type="float" office:value="13543200" calcext:value-type="float">
            <text:p>13543200</text:p>
          </table:table-cell>
          <table:table-cell office:value-type="float" office:value="2464911606.04361" calcext:value-type="float">
            <text:p>2464911606.04361</text:p>
          </table:table-cell>
          <table:table-cell office:value-type="float" office:value="8119990616370181" calcext:value-type="float">
            <text:p>8119990616370181</text:p>
          </table:table-cell>
          <table:table-cell office:value-type="float" office:value="6023818468.08794" calcext:value-type="float">
            <text:p>6023818468.08794</text:p>
          </table:table-cell>
          <table:table-cell/>
          <table:table-cell office:value-type="float" office:value="28922400" calcext:value-type="float">
            <text:p>28922400</text:p>
          </table:table-cell>
          <table:table-cell office:value-type="float" office:value="3241646110.4929" calcext:value-type="float">
            <text:p>3241646110.4929</text:p>
          </table:table-cell>
          <table:table-cell office:value-type="float" office:value="7631679816998734" calcext:value-type="float">
            <text:p>7631679816998734</text:p>
          </table:table-cell>
          <table:table-cell office:value-type="float" office:value="5686708679.55819" calcext:value-type="float">
            <text:p>5686708679.55819</text:p>
          </table:table-cell>
          <table:table-cell/>
          <table:table-cell office:value-type="float" office:value="33933600" calcext:value-type="float">
            <text:p>33933600</text:p>
          </table:table-cell>
          <table:table-cell office:value-type="float" office:value="3056093904.76623" calcext:value-type="float">
            <text:p>3056093904.76623</text:p>
          </table:table-cell>
          <table:table-cell office:value-type="float" office:value="2.6634885202315E+015" calcext:value-type="float">
            <text:p>2.6634885202315E+015</text:p>
          </table:table-cell>
          <table:table-cell office:value-type="float" office:value="2096299305.09119" calcext:value-type="float">
            <text:p>2096299305.09119</text:p>
          </table:table-cell>
          <table:table-cell/>
          <table:table-cell office:value-type="float" office:value="53464050" calcext:value-type="float">
            <text:p>53464050</text:p>
          </table:table-cell>
          <table:table-cell office:value-type="float" office:value="3770742207.50959" calcext:value-type="float">
            <text:p>3770742207.50959</text:p>
          </table:table-cell>
          <table:table-cell office:value-type="float" office:value="2.33308275312166E+015" calcext:value-type="float">
            <text:p>2.33308275312166E+015</text:p>
          </table:table-cell>
          <table:table-cell office:value-type="float" office:value="1961837939.78504" calcext:value-type="float">
            <text:p>1961837939.78504</text:p>
          </table:table-cell>
        </table:table-row>
        <table:table-row table:style-name="ro1">
          <table:table-cell office:value-type="float" office:value="17869248" calcext:value-type="float">
            <text:p>17869248</text:p>
          </table:table-cell>
          <table:table-cell office:value-type="float" office:value="2188661.29012705" calcext:value-type="float">
            <text:p>2188661.29012705</text:p>
          </table:table-cell>
          <table:table-cell office:value-type="float" office:value="574677244564.729" calcext:value-type="float">
            <text:p>574677244564.729</text:p>
          </table:table-cell>
          <table:table-cell office:value-type="float" office:value="2285873.74201093" calcext:value-type="float">
            <text:p>2285873.74201093</text:p>
          </table:table-cell>
          <table:table-cell/>
          <table:table-cell office:value-type="float" office:value="11734848" calcext:value-type="float">
            <text:p>11734848</text:p>
          </table:table-cell>
          <table:table-cell office:value-type="float" office:value="718647803.752167" calcext:value-type="float">
            <text:p>718647803.752167</text:p>
          </table:table-cell>
          <table:table-cell office:value-type="float" office:value="2.37786677083676E+015" calcext:value-type="float">
            <text:p>2.37786677083676E+015</text:p>
          </table:table-cell>
          <table:table-cell office:value-type="float" office:value="1769671047.631" calcext:value-type="float">
            <text:p>1769671047.631</text:p>
          </table:table-cell>
          <table:table-cell/>
          <table:table-cell office:value-type="float" office:value="13549248" calcext:value-type="float">
            <text:p>13549248</text:p>
          </table:table-cell>
          <table:table-cell office:value-type="float" office:value="2463362309.3188" calcext:value-type="float">
            <text:p>2463362309.3188</text:p>
          </table:table-cell>
          <table:table-cell office:value-type="float" office:value="8114889402171412" calcext:value-type="float">
            <text:p>8114889402171412</text:p>
          </table:table-cell>
          <table:table-cell office:value-type="float" office:value="6020047350.43778" calcext:value-type="float">
            <text:p>6020047350.43778</text:p>
          </table:table-cell>
          <table:table-cell/>
          <table:table-cell office:value-type="float" office:value="28928448" calcext:value-type="float">
            <text:p>28928448</text:p>
          </table:table-cell>
          <table:table-cell office:value-type="float" office:value="3236663967.55144" calcext:value-type="float">
            <text:p>3236663967.55144</text:p>
          </table:table-cell>
          <table:table-cell office:value-type="float" office:value="7622681748454411" calcext:value-type="float">
            <text:p>7622681748454411</text:p>
          </table:table-cell>
          <table:table-cell office:value-type="float" office:value="5678678909.06431" calcext:value-type="float">
            <text:p>5678678909.06431</text:p>
          </table:table-cell>
          <table:table-cell/>
          <table:table-cell office:value-type="float" office:value="33939648" calcext:value-type="float">
            <text:p>33939648</text:p>
          </table:table-cell>
          <table:table-cell office:value-type="float" office:value="3044238274.04407" calcext:value-type="float">
            <text:p>3044238274.04407</text:p>
          </table:table-cell>
          <table:table-cell office:value-type="float" office:value="2647284404961310" calcext:value-type="float">
            <text:p>2647284404961310</text:p>
          </table:table-cell>
          <table:table-cell office:value-type="float" office:value="2079704028.20062" calcext:value-type="float">
            <text:p>2079704028.20062</text:p>
          </table:table-cell>
          <table:table-cell/>
          <table:table-cell office:value-type="float" office:value="53470098" calcext:value-type="float">
            <text:p>53470098</text:p>
          </table:table-cell>
          <table:table-cell office:value-type="float" office:value="3760376628.11068" calcext:value-type="float">
            <text:p>3760376628.11068</text:p>
          </table:table-cell>
          <table:table-cell office:value-type="float" office:value="2317058428638370" calcext:value-type="float">
            <text:p>2317058428638370</text:p>
          </table:table-cell>
          <table:table-cell office:value-type="float" office:value="1945636864.76452" calcext:value-type="float">
            <text:p>1945636864.76452</text:p>
          </table:table-cell>
        </table:table-row>
        <table:table-row table:style-name="ro1">
          <table:table-cell office:value-type="float" office:value="17875296" calcext:value-type="float">
            <text:p>17875296</text:p>
          </table:table-cell>
          <table:table-cell office:value-type="float" office:value="2187714.17607063" calcext:value-type="float">
            <text:p>2187714.17607063</text:p>
          </table:table-cell>
          <table:table-cell office:value-type="float" office:value="574295962108.353" calcext:value-type="float">
            <text:p>574295962108.353</text:p>
          </table:table-cell>
          <table:table-cell office:value-type="float" office:value="2285139.70518003" calcext:value-type="float">
            <text:p>2285139.70518003</text:p>
          </table:table-cell>
          <table:table-cell/>
          <table:table-cell office:value-type="float" office:value="11740896" calcext:value-type="float">
            <text:p>11740896</text:p>
          </table:table-cell>
          <table:table-cell office:value-type="float" office:value="718196458.300456" calcext:value-type="float">
            <text:p>718196458.300456</text:p>
          </table:table-cell>
          <table:table-cell office:value-type="float" office:value="2376373337815772" calcext:value-type="float">
            <text:p>2376373337815772</text:p>
          </table:table-cell>
          <table:table-cell office:value-type="float" office:value="1768565994.48265" calcext:value-type="float">
            <text:p>1768565994.48265</text:p>
          </table:table-cell>
          <table:table-cell/>
          <table:table-cell office:value-type="float" office:value="13555296" calcext:value-type="float">
            <text:p>13555296</text:p>
          </table:table-cell>
          <table:table-cell office:value-type="float" office:value="2461816708.78016" calcext:value-type="float">
            <text:p>2461816708.78016</text:p>
          </table:table-cell>
          <table:table-cell office:value-type="float" office:value="8109791613491041" calcext:value-type="float">
            <text:p>8109791613491041</text:p>
          </table:table-cell>
          <table:table-cell office:value-type="float" office:value="6016278834.63696" calcext:value-type="float">
            <text:p>6016278834.63696</text:p>
          </table:table-cell>
          <table:table-cell/>
          <table:table-cell office:value-type="float" office:value="28934496" calcext:value-type="float">
            <text:p>28934496</text:p>
          </table:table-cell>
          <table:table-cell office:value-type="float" office:value="3231907907.5085" calcext:value-type="float">
            <text:p>3231907907.5085</text:p>
          </table:table-cell>
          <table:table-cell office:value-type="float" office:value="7613959434412728" calcext:value-type="float">
            <text:p>7613959434412728</text:p>
          </table:table-cell>
          <table:table-cell office:value-type="float" office:value="5670941436.38328" calcext:value-type="float">
            <text:p>5670941436.38328</text:p>
          </table:table-cell>
          <table:table-cell/>
          <table:table-cell office:value-type="float" office:value="33945696" calcext:value-type="float">
            <text:p>33945696</text:p>
          </table:table-cell>
          <table:table-cell office:value-type="float" office:value="3033081791.34577" calcext:value-type="float">
            <text:p>3033081791.34577</text:p>
          </table:table-cell>
          <table:table-cell office:value-type="float" office:value="2631941808242892" calcext:value-type="float">
            <text:p>2631941808242892</text:p>
          </table:table-cell>
          <table:table-cell office:value-type="float" office:value="2064023160.78626" calcext:value-type="float">
            <text:p>2064023160.78626</text:p>
          </table:table-cell>
          <table:table-cell/>
          <table:table-cell office:value-type="float" office:value="53476146" calcext:value-type="float">
            <text:p>53476146</text:p>
          </table:table-cell>
          <table:table-cell office:value-type="float" office:value="3750563924.85573" calcext:value-type="float">
            <text:p>3750563924.85573</text:p>
          </table:table-cell>
          <table:table-cell office:value-type="float" office:value="2301734068739963" calcext:value-type="float">
            <text:p>2301734068739963</text:p>
          </table:table-cell>
          <table:table-cell office:value-type="float" office:value="1930175436.22195" calcext:value-type="float">
            <text:p>1930175436.22195</text:p>
          </table:table-cell>
        </table:table-row>
        <table:table-row table:style-name="ro1">
          <table:table-cell office:value-type="float" office:value="17881344" calcext:value-type="float">
            <text:p>17881344</text:p>
          </table:table-cell>
          <table:table-cell office:value-type="float" office:value="2186803.0611048" calcext:value-type="float">
            <text:p>2186803.0611048</text:p>
          </table:table-cell>
          <table:table-cell office:value-type="float" office:value="573920978467.873" calcext:value-type="float">
            <text:p>573920978467.873</text:p>
          </table:table-cell>
          <table:table-cell office:value-type="float" office:value="2284412.43608119" calcext:value-type="float">
            <text:p>2284412.43608119</text:p>
          </table:table-cell>
          <table:table-cell/>
          <table:table-cell office:value-type="float" office:value="11746944" calcext:value-type="float">
            <text:p>11746944</text:p>
          </table:table-cell>
          <table:table-cell office:value-type="float" office:value="717746163.459576" calcext:value-type="float">
            <text:p>717746163.459576</text:p>
          </table:table-cell>
          <table:table-cell office:value-type="float" office:value="2374880890933298" calcext:value-type="float">
            <text:p>2374880890933298</text:p>
          </table:table-cell>
          <table:table-cell office:value-type="float" office:value="1767461685.27358" calcext:value-type="float">
            <text:p>1767461685.27358</text:p>
          </table:table-cell>
          <table:table-cell/>
          <table:table-cell office:value-type="float" office:value="13561344" calcext:value-type="float">
            <text:p>13561344</text:p>
          </table:table-cell>
          <table:table-cell office:value-type="float" office:value="2460274486.88591" calcext:value-type="float">
            <text:p>2460274486.88591</text:p>
          </table:table-cell>
          <table:table-cell office:value-type="float" office:value="8104697234567622" calcext:value-type="float">
            <text:p>8104697234567622</text:p>
          </table:table-cell>
          <table:table-cell office:value-type="float" office:value="6012512904.67651" calcext:value-type="float">
            <text:p>6012512904.67651</text:p>
          </table:table-cell>
          <table:table-cell/>
          <table:table-cell office:value-type="float" office:value="28940544" calcext:value-type="float">
            <text:p>28940544</text:p>
          </table:table-cell>
          <table:table-cell office:value-type="float" office:value="3227363371.9582" calcext:value-type="float">
            <text:p>3227363371.9582</text:p>
          </table:table-cell>
          <table:table-cell office:value-type="float" office:value="7605495345605114" calcext:value-type="float">
            <text:p>7605495345605114</text:p>
          </table:table-cell>
          <table:table-cell office:value-type="float" office:value="5663477619.47601" calcext:value-type="float">
            <text:p>5663477619.47601</text:p>
          </table:table-cell>
          <table:table-cell/>
          <table:table-cell office:value-type="float" office:value="33951744" calcext:value-type="float">
            <text:p>33951744</text:p>
          </table:table-cell>
          <table:table-cell office:value-type="float" office:value="3022579756.12718" calcext:value-type="float">
            <text:p>3022579756.12718</text:p>
          </table:table-cell>
          <table:table-cell office:value-type="float" office:value="2.61740618459579E+015" calcext:value-type="float">
            <text:p>2.61740618459579E+015</text:p>
          </table:table-cell>
          <table:table-cell office:value-type="float" office:value="2049198706.10513" calcext:value-type="float">
            <text:p>2049198706.10513</text:p>
          </table:table-cell>
          <table:table-cell/>
          <table:table-cell office:value-type="float" office:value="53482194" calcext:value-type="float">
            <text:p>53482194</text:p>
          </table:table-cell>
          <table:table-cell office:value-type="float" office:value="3741269251.01775" calcext:value-type="float">
            <text:p>3741269251.01775</text:p>
          </table:table-cell>
          <table:table-cell office:value-type="float" office:value="2.28706701141265E+015" calcext:value-type="float">
            <text:p>2.28706701141265E+015</text:p>
          </table:table-cell>
          <table:table-cell office:value-type="float" office:value="1915408312.71736" calcext:value-type="float">
            <text:p>1915408312.71736</text:p>
          </table:table-cell>
        </table:table-row>
        <table:table-row table:style-name="ro1">
          <table:table-cell office:value-type="float" office:value="17887392" calcext:value-type="float">
            <text:p>17887392</text:p>
          </table:table-cell>
          <table:table-cell office:value-type="float" office:value="2185923.93887964" calcext:value-type="float">
            <text:p>2185923.93887964</text:p>
          </table:table-cell>
          <table:table-cell office:value-type="float" office:value="573551907587.012" calcext:value-type="float">
            <text:p>573551907587.012</text:p>
          </table:table-cell>
          <table:table-cell office:value-type="float" office:value="2283691.52533074" calcext:value-type="float">
            <text:p>2283691.52533074</text:p>
          </table:table-cell>
          <table:table-cell/>
          <table:table-cell office:value-type="float" office:value="11752992" calcext:value-type="float">
            <text:p>11752992</text:p>
          </table:table-cell>
          <table:table-cell office:value-type="float" office:value="717296828.670649" calcext:value-type="float">
            <text:p>717296828.670649</text:p>
          </table:table-cell>
          <table:table-cell office:value-type="float" office:value="2.37338942665053E+015" calcext:value-type="float">
            <text:p>2.37338942665053E+015</text:p>
          </table:table-cell>
          <table:table-cell office:value-type="float" office:value="1766358116.46083" calcext:value-type="float">
            <text:p>1766358116.46083</text:p>
          </table:table-cell>
          <table:table-cell/>
          <table:table-cell office:value-type="float" office:value="13567392" calcext:value-type="float">
            <text:p>13567392</text:p>
          </table:table-cell>
          <table:table-cell office:value-type="float" office:value="2458735363.4697" calcext:value-type="float">
            <text:p>2458735363.4697</text:p>
          </table:table-cell>
          <table:table-cell office:value-type="float" office:value="8099606250449305" calcext:value-type="float">
            <text:p>8099606250449305</text:p>
          </table:table-cell>
          <table:table-cell office:value-type="float" office:value="6008749545.39592" calcext:value-type="float">
            <text:p>6008749545.39592</text:p>
          </table:table-cell>
          <table:table-cell/>
          <table:table-cell office:value-type="float" office:value="28946592" calcext:value-type="float">
            <text:p>28946592</text:p>
          </table:table-cell>
          <table:table-cell office:value-type="float" office:value="3223016748.90322" calcext:value-type="float">
            <text:p>3223016748.90322</text:p>
          </table:table-cell>
          <table:table-cell office:value-type="float" office:value="7597273079243681" calcext:value-type="float">
            <text:p>7597273079243681</text:p>
          </table:table-cell>
          <table:table-cell office:value-type="float" office:value="5656270014.31735" calcext:value-type="float">
            <text:p>5656270014.31735</text:p>
          </table:table-cell>
          <table:table-cell/>
          <table:table-cell office:value-type="float" office:value="33957792" calcext:value-type="float">
            <text:p>33957792</text:p>
          </table:table-cell>
          <table:table-cell office:value-type="float" office:value="3012690342.53752" calcext:value-type="float">
            <text:p>3012690342.53752</text:p>
          </table:table-cell>
          <table:table-cell office:value-type="float" office:value="2603626488528547" calcext:value-type="float">
            <text:p>2603626488528547</text:p>
          </table:table-cell>
          <table:table-cell office:value-type="float" office:value="2035176389.45615" calcext:value-type="float">
            <text:p>2035176389.45615</text:p>
          </table:table-cell>
          <table:table-cell/>
          <table:table-cell office:value-type="float" office:value="53488242" calcext:value-type="float">
            <text:p>53488242</text:p>
          </table:table-cell>
          <table:table-cell office:value-type="float" office:value="3732460001.65331" calcext:value-type="float">
            <text:p>3732460001.65331</text:p>
          </table:table-cell>
          <table:table-cell office:value-type="float" office:value="2.27301732251235E+015" calcext:value-type="float">
            <text:p>2.27301732251235E+015</text:p>
          </table:table-cell>
          <table:table-cell office:value-type="float" office:value="1901293054.61187" calcext:value-type="float">
            <text:p>1901293054.61187</text:p>
          </table:table-cell>
        </table:table-row>
        <table:table-row table:style-name="ro1">
          <table:table-cell office:value-type="float" office:value="17893440" calcext:value-type="float">
            <text:p>17893440</text:p>
          </table:table-cell>
          <table:table-cell office:value-type="float" office:value="2185073.26584528" calcext:value-type="float">
            <text:p>2185073.26584528</text:p>
          </table:table-cell>
          <table:table-cell office:value-type="float" office:value="573188387303.893" calcext:value-type="float">
            <text:p>573188387303.893</text:p>
          </table:table-cell>
          <table:table-cell office:value-type="float" office:value="2282976.5888102" calcext:value-type="float">
            <text:p>2282976.5888102</text:p>
          </table:table-cell>
          <table:table-cell/>
          <table:table-cell office:value-type="float" office:value="11759040" calcext:value-type="float">
            <text:p>11759040</text:p>
          </table:table-cell>
          <table:table-cell office:value-type="float" office:value="716848374.078688" calcext:value-type="float">
            <text:p>716848374.078688</text:p>
          </table:table-cell>
          <table:table-cell office:value-type="float" office:value="2.37189894159691E+015" calcext:value-type="float">
            <text:p>2.37189894159691E+015</text:p>
          </table:table-cell>
          <table:table-cell office:value-type="float" office:value="1765255284.67678" calcext:value-type="float">
            <text:p>1765255284.67678</text:p>
          </table:table-cell>
          <table:table-cell/>
          <table:table-cell office:value-type="float" office:value="13573440" calcext:value-type="float">
            <text:p>13573440</text:p>
          </table:table-cell>
          <table:table-cell office:value-type="float" office:value="2457199091.29571" calcext:value-type="float">
            <text:p>2457199091.29571</text:p>
          </table:table-cell>
          <table:table-cell office:value-type="float" office:value="8094518646950949" calcext:value-type="float">
            <text:p>8094518646950949</text:p>
          </table:table-cell>
          <table:table-cell office:value-type="float" office:value="6004988742.43887" calcext:value-type="float">
            <text:p>6004988742.43887</text:p>
          </table:table-cell>
          <table:table-cell/>
          <table:table-cell office:value-type="float" office:value="28952640" calcext:value-type="float">
            <text:p>28952640</text:p>
          </table:table-cell>
          <table:table-cell office:value-type="float" office:value="3218855310.62287" calcext:value-type="float">
            <text:p>3218855310.62287</text:p>
          </table:table-cell>
          <table:table-cell office:value-type="float" office:value="7589277286602838" calcext:value-type="float">
            <text:p>7589277286602838</text:p>
          </table:table-cell>
          <table:table-cell office:value-type="float" office:value="5649302297.88493" calcext:value-type="float">
            <text:p>5649302297.88493</text:p>
          </table:table-cell>
          <table:table-cell/>
          <table:table-cell office:value-type="float" office:value="33963840" calcext:value-type="float">
            <text:p>33963840</text:p>
          </table:table-cell>
          <table:table-cell office:value-type="float" office:value="3003374414.08343" calcext:value-type="float">
            <text:p>3003374414.08343</text:p>
          </table:table-cell>
          <table:table-cell office:value-type="float" office:value="2590554949313494" calcext:value-type="float">
            <text:p>2590554949313494</text:p>
          </table:table-cell>
          <table:table-cell office:value-type="float" office:value="2021905418.7238" calcext:value-type="float">
            <text:p>2021905418.7238</text:p>
          </table:table-cell>
          <table:table-cell/>
          <table:table-cell office:value-type="float" office:value="53494290" calcext:value-type="float">
            <text:p>53494290</text:p>
          </table:table-cell>
          <table:table-cell office:value-type="float" office:value="3724105668.24" calcext:value-type="float">
            <text:p>3724105668.24</text:p>
          </table:table-cell>
          <table:table-cell office:value-type="float" office:value="2.25954761941566E+015" calcext:value-type="float">
            <text:p>2.25954761941566E+015</text:p>
          </table:table-cell>
          <table:table-cell office:value-type="float" office:value="1887789936.49608" calcext:value-type="float">
            <text:p>1887789936.49608</text:p>
          </table:table-cell>
        </table:table-row>
        <table:table-row table:style-name="ro1">
          <table:table-cell office:value-type="float" office:value="17899488" calcext:value-type="float">
            <text:p>17899488</text:p>
          </table:table-cell>
          <table:table-cell office:value-type="float" office:value="2184247.90684523" calcext:value-type="float">
            <text:p>2184247.90684523</text:p>
          </table:table-cell>
          <table:table-cell office:value-type="float" office:value="572830077924.66" calcext:value-type="float">
            <text:p>572830077924.66</text:p>
          </table:table-cell>
          <table:table-cell office:value-type="float" office:value="2282267.26616698" calcext:value-type="float">
            <text:p>2282267.26616698</text:p>
          </table:table-cell>
          <table:table-cell/>
          <table:table-cell office:value-type="float" office:value="11765088" calcext:value-type="float">
            <text:p>11765088</text:p>
          </table:table-cell>
          <table:table-cell office:value-type="float" office:value="716400729.256721" calcext:value-type="float">
            <text:p>716400729.256721</text:p>
          </table:table-cell>
          <table:table-cell office:value-type="float" office:value="2.37040943256202E+015" calcext:value-type="float">
            <text:p>2.37040943256202E+015</text:p>
          </table:table-cell>
          <table:table-cell office:value-type="float" office:value="1764153186.72086" calcext:value-type="float">
            <text:p>1764153186.72086</text:p>
          </table:table-cell>
          <table:table-cell/>
          <table:table-cell office:value-type="float" office:value="13579488" calcext:value-type="float">
            <text:p>13579488</text:p>
          </table:table-cell>
          <table:table-cell office:value-type="float" office:value="2455665452.14472" calcext:value-type="float">
            <text:p>2455665452.14472</text:p>
          </table:table-cell>
          <table:table-cell office:value-type="float" office:value="8089434410612819" calcext:value-type="float">
            <text:p>8089434410612819</text:p>
          </table:table-cell>
          <table:table-cell office:value-type="float" office:value="6001230482.21079" calcext:value-type="float">
            <text:p>6001230482.21079</text:p>
          </table:table-cell>
          <table:table-cell/>
          <table:table-cell office:value-type="float" office:value="28958688" calcext:value-type="float">
            <text:p>28958688</text:p>
          </table:table-cell>
          <table:table-cell office:value-type="float" office:value="3214867155.69489" calcext:value-type="float">
            <text:p>3214867155.69489</text:p>
          </table:table-cell>
          <table:table-cell office:value-type="float" office:value="7581493605263741" calcext:value-type="float">
            <text:p>7581493605263741</text:p>
          </table:table-cell>
          <table:table-cell office:value-type="float" office:value="5642559196.10443" calcext:value-type="float">
            <text:p>5642559196.10443</text:p>
          </table:table-cell>
          <table:table-cell/>
          <table:table-cell office:value-type="float" office:value="33969888" calcext:value-type="float">
            <text:p>33969888</text:p>
          </table:table-cell>
          <table:table-cell office:value-type="float" office:value="2994595350.3221" calcext:value-type="float">
            <text:p>2994595350.3221</text:p>
          </table:table-cell>
          <table:table-cell office:value-type="float" office:value="2.57814686035369E+015" calcext:value-type="float">
            <text:p>2.57814686035369E+015</text:p>
          </table:table-cell>
          <table:table-cell office:value-type="float" office:value="2009338260.41179" calcext:value-type="float">
            <text:p>2009338260.41179</text:p>
          </table:table-cell>
          <table:table-cell/>
          <table:table-cell office:value-type="float" office:value="53500338" calcext:value-type="float">
            <text:p>53500338</text:p>
          </table:table-cell>
          <table:table-cell office:value-type="float" office:value="3716177702.91579" calcext:value-type="float">
            <text:p>3716177702.91579</text:p>
          </table:table-cell>
          <table:table-cell office:value-type="float" office:value="2246622906307778" calcext:value-type="float">
            <text:p>2246622906307778</text:p>
          </table:table-cell>
          <table:table-cell office:value-type="float" office:value="1874861771.95868" calcext:value-type="float">
            <text:p>1874861771.95868</text:p>
          </table:table-cell>
        </table:table-row>
        <table:table-row table:style-name="ro1">
          <table:table-cell office:value-type="float" office:value="17905536" calcext:value-type="float">
            <text:p>17905536</text:p>
          </table:table-cell>
          <table:table-cell office:value-type="float" office:value="2183445.08716883" calcext:value-type="float">
            <text:p>2183445.08716883</text:p>
          </table:table-cell>
          <table:table-cell office:value-type="float" office:value="572476660875.636" calcext:value-type="float">
            <text:p>572476660875.636</text:p>
          </table:table-cell>
          <table:table-cell office:value-type="float" office:value="2281563.21939642" calcext:value-type="float">
            <text:p>2281563.21939642</text:p>
          </table:table-cell>
          <table:table-cell/>
          <table:table-cell office:value-type="float" office:value="11771136" calcext:value-type="float">
            <text:p>11771136</text:p>
          </table:table-cell>
          <table:table-cell office:value-type="float" office:value="715953832.08253" calcext:value-type="float">
            <text:p>715953832.08253</text:p>
          </table:table-cell>
          <table:table-cell office:value-type="float" office:value="2.36892089648749E+015" calcext:value-type="float">
            <text:p>2.36892089648749E+015</text:p>
          </table:table-cell>
          <table:table-cell office:value-type="float" office:value="1763051819.55143" calcext:value-type="float">
            <text:p>1763051819.55143</text:p>
          </table:table-cell>
          <table:table-cell/>
          <table:table-cell office:value-type="float" office:value="13585536" calcext:value-type="float">
            <text:p>13585536</text:p>
          </table:table-cell>
          <table:table-cell office:value-type="float" office:value="2454134253.36776" calcext:value-type="float">
            <text:p>2454134253.36776</text:p>
          </table:table-cell>
          <table:table-cell office:value-type="float" office:value="8084353528661136" calcext:value-type="float">
            <text:p>8084353528661136</text:p>
          </table:table-cell>
          <table:table-cell office:value-type="float" office:value="5997474751.8379" calcext:value-type="float">
            <text:p>5997474751.8379</text:p>
          </table:table-cell>
          <table:table-cell/>
          <table:table-cell office:value-type="float" office:value="28964736" calcext:value-type="float">
            <text:p>28964736</text:p>
          </table:table-cell>
          <table:table-cell office:value-type="float" office:value="3211041154.88356" calcext:value-type="float">
            <text:p>3211041154.88356</text:p>
          </table:table-cell>
          <table:table-cell office:value-type="float" office:value="7573908595718740" calcext:value-type="float">
            <text:p>7573908595718740</text:p>
          </table:table-cell>
          <table:table-cell office:value-type="float" office:value="5636026416.43004" calcext:value-type="float">
            <text:p>5636026416.43004</text:p>
          </table:table-cell>
          <table:table-cell/>
          <table:table-cell office:value-type="float" office:value="33975936" calcext:value-type="float">
            <text:p>33975936</text:p>
          </table:table-cell>
          <table:table-cell office:value-type="float" office:value="2986318884.77944" calcext:value-type="float">
            <text:p>2986318884.77944</text:p>
          </table:table-cell>
          <table:table-cell office:value-type="float" office:value="2566360382162329" calcext:value-type="float">
            <text:p>2566360382162329</text:p>
          </table:table-cell>
          <table:table-cell office:value-type="float" office:value="1997430430.13528" calcext:value-type="float">
            <text:p>1997430430.13528</text:p>
          </table:table-cell>
          <table:table-cell/>
          <table:table-cell office:value-type="float" office:value="53506386" calcext:value-type="float">
            <text:p>53506386</text:p>
          </table:table-cell>
          <table:table-cell office:value-type="float" office:value="3708649391.63778" calcext:value-type="float">
            <text:p>3708649391.63778</text:p>
          </table:table-cell>
          <table:table-cell office:value-type="float" office:value="2.23421042026632E+015" calcext:value-type="float">
            <text:p>2.23421042026632E+015</text:p>
          </table:table-cell>
          <table:table-cell office:value-type="float" office:value="1862473749.81962" calcext:value-type="float">
            <text:p>1862473749.81962</text:p>
          </table:table-cell>
        </table:table-row>
        <table:table-row table:style-name="ro1">
          <table:table-cell office:value-type="float" office:value="17911584" calcext:value-type="float">
            <text:p>17911584</text:p>
          </table:table-cell>
          <table:table-cell office:value-type="float" office:value="2182662.35029187" calcext:value-type="float">
            <text:p>2182662.35029187</text:p>
          </table:table-cell>
          <table:table-cell office:value-type="float" office:value="572127837430.556" calcext:value-type="float">
            <text:p>572127837430.556</text:p>
          </table:table-cell>
          <table:table-cell office:value-type="float" office:value="2280864.13150189" calcext:value-type="float">
            <text:p>2280864.13150189</text:p>
          </table:table-cell>
          <table:table-cell/>
          <table:table-cell office:value-type="float" office:value="11777184" calcext:value-type="float">
            <text:p>11777184</text:p>
          </table:table-cell>
          <table:table-cell office:value-type="float" office:value="715507627.749728" calcext:value-type="float">
            <text:p>715507627.749728</text:p>
          </table:table-cell>
          <table:table-cell office:value-type="float" office:value="2367433330459380" calcext:value-type="float">
            <text:p>2367433330459380</text:p>
          </table:table-cell>
          <table:table-cell office:value-type="float" office:value="1761951180.27791" calcext:value-type="float">
            <text:p>1761951180.27791</text:p>
          </table:table-cell>
          <table:table-cell/>
          <table:table-cell office:value-type="float" office:value="13591584" calcext:value-type="float">
            <text:p>13591584</text:p>
          </table:table-cell>
          <table:table-cell office:value-type="float" office:value="2452605324.85108" calcext:value-type="float">
            <text:p>2452605324.85108</text:p>
          </table:table-cell>
          <table:table-cell office:value-type="float" office:value="8079275988970203" calcext:value-type="float">
            <text:p>8079275988970203</text:p>
          </table:table-cell>
          <table:table-cell office:value-type="float" office:value="5993721539.12791" calcext:value-type="float">
            <text:p>5993721539.12791</text:p>
          </table:table-cell>
          <table:table-cell/>
          <table:table-cell office:value-type="float" office:value="28970784" calcext:value-type="float">
            <text:p>28970784</text:p>
          </table:table-cell>
          <table:table-cell office:value-type="float" office:value="3207366900.6278" calcext:value-type="float">
            <text:p>3207366900.6278</text:p>
          </table:table-cell>
          <table:table-cell office:value-type="float" office:value="7566509682053300" calcext:value-type="float">
            <text:p>7566509682053300</text:p>
          </table:table-cell>
          <table:table-cell office:value-type="float" office:value="5629690584.76065" calcext:value-type="float">
            <text:p>5629690584.76065</text:p>
          </table:table-cell>
          <table:table-cell/>
          <table:table-cell office:value-type="float" office:value="33981984" calcext:value-type="float">
            <text:p>33981984</text:p>
          </table:table-cell>
          <table:table-cell office:value-type="float" office:value="2978512953.35113" calcext:value-type="float">
            <text:p>2978512953.35113</text:p>
          </table:table-cell>
          <table:table-cell office:value-type="float" office:value="2.55515635805287E+015" calcext:value-type="float">
            <text:p>2.55515635805287E+015</text:p>
          </table:table-cell>
          <table:table-cell office:value-type="float" office:value="1986140296.61995" calcext:value-type="float">
            <text:p>1986140296.61995</text:p>
          </table:table-cell>
          <table:table-cell/>
          <table:table-cell office:value-type="float" office:value="53512434" calcext:value-type="float">
            <text:p>53512434</text:p>
          </table:table-cell>
          <table:table-cell office:value-type="float" office:value="3701495735.6417" calcext:value-type="float">
            <text:p>3701495735.6417</text:p>
          </table:table-cell>
          <table:table-cell office:value-type="float" office:value="2222279487385459" calcext:value-type="float">
            <text:p>2222279487385459</text:p>
          </table:table-cell>
          <table:table-cell office:value-type="float" office:value="1850593281.03562" calcext:value-type="float">
            <text:p>1850593281.03562</text:p>
          </table:table-cell>
        </table:table-row>
        <table:table-row table:style-name="ro1">
          <table:table-cell office:value-type="float" office:value="17917632" calcext:value-type="float">
            <text:p>17917632</text:p>
          </table:table-cell>
          <table:table-cell office:value-type="float" office:value="2181897.52062659" calcext:value-type="float">
            <text:p>2181897.52062659</text:p>
          </table:table-cell>
          <table:table-cell office:value-type="float" office:value="571783327509.439" calcext:value-type="float">
            <text:p>571783327509.439</text:p>
          </table:table-cell>
          <table:table-cell office:value-type="float" office:value="2280169.70522938" calcext:value-type="float">
            <text:p>2280169.70522938</text:p>
          </table:table-cell>
          <table:table-cell/>
          <table:table-cell office:value-type="float" office:value="11783232" calcext:value-type="float">
            <text:p>11783232</text:p>
          </table:table-cell>
          <table:table-cell office:value-type="float" office:value="715062067.89707" calcext:value-type="float">
            <text:p>715062067.89707</text:p>
          </table:table-cell>
          <table:table-cell office:value-type="float" office:value="2365946731700621" calcext:value-type="float">
            <text:p>2365946731700621</text:p>
          </table:table-cell>
          <table:table-cell office:value-type="float" office:value="1760851266.15308" calcext:value-type="float">
            <text:p>1760851266.15308</text:p>
          </table:table-cell>
          <table:table-cell/>
          <table:table-cell office:value-type="float" office:value="13597632" calcext:value-type="float">
            <text:p>13597632</text:p>
          </table:table-cell>
          <table:table-cell office:value-type="float" office:value="2451078516.34343" calcext:value-type="float">
            <text:p>2451078516.34343</text:p>
          </table:table-cell>
          <table:table-cell office:value-type="float" office:value="8074201780026234" calcext:value-type="float">
            <text:p>8074201780026234</text:p>
          </table:table-cell>
          <table:table-cell office:value-type="float" office:value="5989970832.53258" calcext:value-type="float">
            <text:p>5989970832.53258</text:p>
          </table:table-cell>
          <table:table-cell/>
          <table:table-cell office:value-type="float" office:value="28976832" calcext:value-type="float">
            <text:p>28976832</text:p>
          </table:table-cell>
          <table:table-cell office:value-type="float" office:value="3203834659.88277" calcext:value-type="float">
            <text:p>3203834659.88277</text:p>
          </table:table-cell>
          <table:table-cell office:value-type="float" office:value="7559285096442373" calcext:value-type="float">
            <text:p>7559285096442373</text:p>
          </table:table-cell>
          <table:table-cell office:value-type="float" office:value="5623539186.41179" calcext:value-type="float">
            <text:p>5623539186.41179</text:p>
          </table:table-cell>
          <table:table-cell/>
          <table:table-cell office:value-type="float" office:value="33988032" calcext:value-type="float">
            <text:p>33988032</text:p>
          </table:table-cell>
          <table:table-cell office:value-type="float" office:value="2971147552.49796" calcext:value-type="float">
            <text:p>2971147552.49796</text:p>
          </table:table-cell>
          <table:table-cell office:value-type="float" office:value="2.54449814170583E+015" calcext:value-type="float">
            <text:p>2.54449814170583E+015</text:p>
          </table:table-cell>
          <table:table-cell office:value-type="float" office:value="1975428898.32496" calcext:value-type="float">
            <text:p>1975428898.32496</text:p>
          </table:table-cell>
          <table:table-cell/>
          <table:table-cell office:value-type="float" office:value="53518482" calcext:value-type="float">
            <text:p>53518482</text:p>
          </table:table-cell>
          <table:table-cell office:value-type="float" office:value="3694693340.63648" calcext:value-type="float">
            <text:p>3694693340.63648</text:p>
          </table:table-cell>
          <table:table-cell office:value-type="float" office:value="2210801388253853" calcext:value-type="float">
            <text:p>2210801388253853</text:p>
          </table:table-cell>
          <table:table-cell office:value-type="float" office:value="1839189855.55426" calcext:value-type="float">
            <text:p>1839189855.55426</text:p>
          </table:table-cell>
        </table:table-row>
        <table:table-row table:style-name="ro1">
          <table:table-cell office:value-type="float" office:value="17923680" calcext:value-type="float">
            <text:p>17923680</text:p>
          </table:table-cell>
          <table:table-cell office:value-type="float" office:value="2181148.67068375" calcext:value-type="float">
            <text:p>2181148.67068375</text:p>
          </table:table-cell>
          <table:table-cell office:value-type="float" office:value="571442868545.707" calcext:value-type="float">
            <text:p>571442868545.707</text:p>
          </table:table-cell>
          <table:table-cell office:value-type="float" office:value="2279479.66187326" calcext:value-type="float">
            <text:p>2279479.66187326</text:p>
          </table:table-cell>
          <table:table-cell/>
          <table:table-cell office:value-type="float" office:value="11789280" calcext:value-type="float">
            <text:p>11789280</text:p>
          </table:table-cell>
          <table:table-cell office:value-type="float" office:value="714617109.84182" calcext:value-type="float">
            <text:p>714617109.84182</text:p>
          </table:table-cell>
          <table:table-cell office:value-type="float" office:value="2.36446109756384E+015" calcext:value-type="float">
            <text:p>2.36446109756384E+015</text:p>
          </table:table-cell>
          <table:table-cell office:value-type="float" office:value="1759752074.56568" calcext:value-type="float">
            <text:p>1759752074.56568</text:p>
          </table:table-cell>
          <table:table-cell/>
          <table:table-cell office:value-type="float" office:value="13603680" calcext:value-type="float">
            <text:p>13603680</text:p>
          </table:table-cell>
          <table:table-cell office:value-type="float" office:value="2449553695.10216" calcext:value-type="float">
            <text:p>2449553695.10216</text:p>
          </table:table-cell>
          <table:table-cell office:value-type="float" office:value="8069130890892955" calcext:value-type="float">
            <text:p>8069130890892955</text:p>
          </table:table-cell>
          <table:table-cell office:value-type="float" office:value="5986222621.1117" calcext:value-type="float">
            <text:p>5986222621.1117</text:p>
          </table:table-cell>
          <table:table-cell/>
          <table:table-cell office:value-type="float" office:value="28982880" calcext:value-type="float">
            <text:p>28982880</text:p>
          </table:table-cell>
          <table:table-cell office:value-type="float" office:value="3200435330.08618" calcext:value-type="float">
            <text:p>3200435330.08618</text:p>
          </table:table-cell>
          <table:table-cell office:value-type="float" office:value="7552223827214985" calcext:value-type="float">
            <text:p>7552223827214985</text:p>
          </table:table-cell>
          <table:table-cell office:value-type="float" office:value="5617560510.88233" calcext:value-type="float">
            <text:p>5617560510.88233</text:p>
          </table:table-cell>
          <table:table-cell/>
          <table:table-cell office:value-type="float" office:value="33994080" calcext:value-type="float">
            <text:p>33994080</text:p>
          </table:table-cell>
          <table:table-cell office:value-type="float" office:value="2964194606.59567" calcext:value-type="float">
            <text:p>2964194606.59567</text:p>
          </table:table-cell>
          <table:table-cell office:value-type="float" office:value="2534351435837921" calcext:value-type="float">
            <text:p>2534351435837921</text:p>
          </table:table-cell>
          <table:table-cell office:value-type="float" office:value="1965259771.86924" calcext:value-type="float">
            <text:p>1965259771.86924</text:p>
          </table:table-cell>
          <table:table-cell/>
          <table:table-cell office:value-type="float" office:value="53524530" calcext:value-type="float">
            <text:p>53524530</text:p>
          </table:table-cell>
          <table:table-cell office:value-type="float" office:value="3688220313.21359" calcext:value-type="float">
            <text:p>3688220313.21359</text:p>
          </table:table-cell>
          <table:table-cell office:value-type="float" office:value="2.19974923215722E+015" calcext:value-type="float">
            <text:p>2.19974923215722E+015</text:p>
          </table:table-cell>
          <table:table-cell office:value-type="float" office:value="1828234908.45132" calcext:value-type="float">
            <text:p>1828234908.45132</text:p>
          </table:table-cell>
        </table:table-row>
        <table:table-row table:style-name="ro1">
          <table:table-cell office:value-type="float" office:value="17929728" calcext:value-type="float">
            <text:p>17929728</text:p>
          </table:table-cell>
          <table:table-cell office:value-type="float" office:value="2180414.0921208" calcext:value-type="float">
            <text:p>2180414.0921208</text:p>
          </table:table-cell>
          <table:table-cell office:value-type="float" office:value="571106214418.252" calcext:value-type="float">
            <text:p>571106214418.252</text:p>
          </table:table-cell>
          <table:table-cell office:value-type="float" office:value="2278793.74014981" calcext:value-type="float">
            <text:p>2278793.74014981</text:p>
          </table:table-cell>
          <table:table-cell/>
          <table:table-cell office:value-type="float" office:value="11795328" calcext:value-type="float">
            <text:p>11795328</text:p>
          </table:table-cell>
          <table:table-cell office:value-type="float" office:value="714172715.904738" calcext:value-type="float">
            <text:p>714172715.904738</text:p>
          </table:table-cell>
          <table:table-cell office:value-type="float" office:value="2362976425524399" calcext:value-type="float">
            <text:p>2362976425524399</text:p>
          </table:table-cell>
          <table:table-cell office:value-type="float" office:value="1758653603.03323" calcext:value-type="float">
            <text:p>1758653603.03323</text:p>
          </table:table-cell>
          <table:table-cell/>
          <table:table-cell office:value-type="float" office:value="13609728" calcext:value-type="float">
            <text:p>13609728</text:p>
          </table:table-cell>
          <table:table-cell office:value-type="float" office:value="2448030743.82005" calcext:value-type="float">
            <text:p>2448030743.82005</text:p>
          </table:table-cell>
          <table:table-cell office:value-type="float" office:value="8064063311178668" calcext:value-type="float">
            <text:p>8064063311178668</text:p>
          </table:table-cell>
          <table:table-cell office:value-type="float" office:value="5982476894.49893" calcext:value-type="float">
            <text:p>5982476894.49893</text:p>
          </table:table-cell>
          <table:table-cell/>
          <table:table-cell office:value-type="float" office:value="28988928" calcext:value-type="float">
            <text:p>28988928</text:p>
          </table:table-cell>
          <table:table-cell office:value-type="float" office:value="3197160398.03709" calcext:value-type="float">
            <text:p>3197160398.03709</text:p>
          </table:table-cell>
          <table:table-cell office:value-type="float" office:value="7545315570257384" calcext:value-type="float">
            <text:p>7545315570257384</text:p>
          </table:table-cell>
          <table:table-cell office:value-type="float" office:value="5611743600.17119" calcext:value-type="float">
            <text:p>5611743600.17119</text:p>
          </table:table-cell>
          <table:table-cell/>
          <table:table-cell office:value-type="float" office:value="34000128" calcext:value-type="float">
            <text:p>34000128</text:p>
          </table:table-cell>
          <table:table-cell office:value-type="float" office:value="2957627843.84317" calcext:value-type="float">
            <text:p>2957627843.84317</text:p>
          </table:table-cell>
          <table:table-cell office:value-type="float" office:value="2524684141253026" calcext:value-type="float">
            <text:p>2524684141253026</text:p>
          </table:table-cell>
          <table:table-cell office:value-type="float" office:value="1955598791.49639" calcext:value-type="float">
            <text:p>1955598791.49639</text:p>
          </table:table-cell>
          <table:table-cell/>
          <table:table-cell office:value-type="float" office:value="53530578" calcext:value-type="float">
            <text:p>53530578</text:p>
          </table:table-cell>
          <table:table-cell office:value-type="float" office:value="3682056163.98996" calcext:value-type="float">
            <text:p>3682056163.98996</text:p>
          </table:table-cell>
          <table:table-cell office:value-type="float" office:value="2.18909783942557E+015" calcext:value-type="float">
            <text:p>2.18909783942557E+015</text:p>
          </table:table-cell>
          <table:table-cell office:value-type="float" office:value="1817701694.73596" calcext:value-type="float">
            <text:p>1817701694.73596</text:p>
          </table:table-cell>
        </table:table-row>
        <table:table-row table:style-name="ro1">
          <table:table-cell office:value-type="float" office:value="17935776" calcext:value-type="float">
            <text:p>17935776</text:p>
          </table:table-cell>
          <table:table-cell office:value-type="float" office:value="2179692.27021304" calcext:value-type="float">
            <text:p>2179692.27021304</text:p>
          </table:table-cell>
          <table:table-cell office:value-type="float" office:value="570773134445.21" calcext:value-type="float">
            <text:p>570773134445.21</text:p>
          </table:table-cell>
          <table:table-cell office:value-type="float" office:value="2278111.69513526" calcext:value-type="float">
            <text:p>2278111.69513526</text:p>
          </table:table-cell>
          <table:table-cell/>
          <table:table-cell office:value-type="float" office:value="11801376" calcext:value-type="float">
            <text:p>11801376</text:p>
          </table:table-cell>
          <table:table-cell office:value-type="float" office:value="713728852.815672" calcext:value-type="float">
            <text:p>713728852.815672</text:p>
          </table:table-cell>
          <table:table-cell office:value-type="float" office:value="2.36149271317377E+015" calcext:value-type="float">
            <text:p>2.36149271317377E+015</text:p>
          </table:table-cell>
          <table:table-cell office:value-type="float" office:value="1757555849.19519" calcext:value-type="float">
            <text:p>1757555849.19519</text:p>
          </table:table-cell>
          <table:table-cell/>
          <table:table-cell office:value-type="float" office:value="13615776" calcext:value-type="float">
            <text:p>13615776</text:p>
          </table:table-cell>
          <table:table-cell office:value-type="float" office:value="2446509558.79916" calcext:value-type="float">
            <text:p>2446509558.79916</text:p>
          </table:table-cell>
          <table:table-cell office:value-type="float" office:value="8058999031005113" calcext:value-type="float">
            <text:p>8058999031005113</text:p>
          </table:table-cell>
          <table:table-cell office:value-type="float" office:value="5978733642.86917" calcext:value-type="float">
            <text:p>5978733642.86917</text:p>
          </table:table-cell>
          <table:table-cell/>
          <table:table-cell office:value-type="float" office:value="28994976" calcext:value-type="float">
            <text:p>28994976</text:p>
          </table:table-cell>
          <table:table-cell office:value-type="float" office:value="3194001901.48983" calcext:value-type="float">
            <text:p>3194001901.48983</text:p>
          </table:table-cell>
          <table:table-cell office:value-type="float" office:value="7538550683539821" calcext:value-type="float">
            <text:p>7538550683539821</text:p>
          </table:table-cell>
          <table:table-cell office:value-type="float" office:value="5606078200.41617" calcext:value-type="float">
            <text:p>5606078200.41617</text:p>
          </table:table-cell>
          <table:table-cell/>
          <table:table-cell office:value-type="float" office:value="34006176" calcext:value-type="float">
            <text:p>34006176</text:p>
          </table:table-cell>
          <table:table-cell office:value-type="float" office:value="2951422680.17354" calcext:value-type="float">
            <text:p>2951422680.17354</text:p>
          </table:table-cell>
          <table:table-cell office:value-type="float" office:value="2.5154662156031E+015" calcext:value-type="float">
            <text:p>2.5154662156031E+015</text:p>
          </table:table-cell>
          <table:table-cell office:value-type="float" office:value="1946414018.8648" calcext:value-type="float">
            <text:p>1946414018.8648</text:p>
          </table:table-cell>
          <table:table-cell/>
          <table:table-cell office:value-type="float" office:value="53536626" calcext:value-type="float">
            <text:p>53536626</text:p>
          </table:table-cell>
          <table:table-cell office:value-type="float" office:value="3676181717.03879" calcext:value-type="float">
            <text:p>3676181717.03879</text:p>
          </table:table-cell>
          <table:table-cell office:value-type="float" office:value="2.17882363138796E+015" calcext:value-type="float">
            <text:p>2.17882363138796E+015</text:p>
          </table:table-cell>
          <table:table-cell office:value-type="float" office:value="1807565172.25361" calcext:value-type="float">
            <text:p>1807565172.25361</text:p>
          </table:table-cell>
        </table:table-row>
        <table:table-row table:style-name="ro1">
          <table:table-cell office:value-type="float" office:value="17941824" calcext:value-type="float">
            <text:p>17941824</text:p>
          </table:table-cell>
          <table:table-cell office:value-type="float" office:value="2178981.8613402" calcext:value-type="float">
            <text:p>2178981.8613402</text:p>
          </table:table-cell>
          <table:table-cell office:value-type="float" office:value="570443412436.317" calcext:value-type="float">
            <text:p>570443412436.317</text:p>
          </table:table-cell>
          <table:table-cell office:value-type="float" office:value="2277433.29726521" calcext:value-type="float">
            <text:p>2277433.29726521</text:p>
          </table:table-cell>
          <table:table-cell/>
          <table:table-cell office:value-type="float" office:value="11807424" calcext:value-type="float">
            <text:p>11807424</text:p>
          </table:table-cell>
          <table:table-cell office:value-type="float" office:value="713285491.190147" calcext:value-type="float">
            <text:p>713285491.190147</text:p>
          </table:table-cell>
          <table:table-cell office:value-type="float" office:value="2.36000995821312E+015" calcext:value-type="float">
            <text:p>2.36000995821312E+015</text:p>
          </table:table-cell>
          <table:table-cell office:value-type="float" office:value="1756458810.80632" calcext:value-type="float">
            <text:p>1756458810.80632</text:p>
          </table:table-cell>
          <table:table-cell/>
          <table:table-cell office:value-type="float" office:value="13621824" calcext:value-type="float">
            <text:p>13621824</text:p>
          </table:table-cell>
          <table:table-cell office:value-type="float" office:value="2444990048.34231" calcext:value-type="float">
            <text:p>2444990048.34231</text:p>
          </table:table-cell>
          <table:table-cell office:value-type="float" office:value="8053938040977751" calcext:value-type="float">
            <text:p>8053938040977751</text:p>
          </table:table-cell>
          <table:table-cell office:value-type="float" office:value="5974992856.90753" calcext:value-type="float">
            <text:p>5974992856.90753</text:p>
          </table:table-cell>
          <table:table-cell/>
          <table:table-cell office:value-type="float" office:value="29001024" calcext:value-type="float">
            <text:p>29001024</text:p>
          </table:table-cell>
          <table:table-cell office:value-type="float" office:value="3190952393.27991" calcext:value-type="float">
            <text:p>3190952393.27991</text:p>
          </table:table-cell>
          <table:table-cell office:value-type="float" office:value="7531920144565967" calcext:value-type="float">
            <text:p>7531920144565967</text:p>
          </table:table-cell>
          <table:table-cell office:value-type="float" office:value="5600554716.64081" calcext:value-type="float">
            <text:p>5600554716.64081</text:p>
          </table:table-cell>
          <table:table-cell/>
          <table:table-cell office:value-type="float" office:value="34012224" calcext:value-type="float">
            <text:p>34012224</text:p>
          </table:table-cell>
          <table:table-cell office:value-type="float" office:value="2945556110.64882" calcext:value-type="float">
            <text:p>2945556110.64882</text:p>
          </table:table-cell>
          <table:table-cell office:value-type="float" office:value="2506669541232072" calcext:value-type="float">
            <text:p>2506669541232072</text:p>
          </table:table-cell>
          <table:table-cell office:value-type="float" office:value="1937675562.49693" calcext:value-type="float">
            <text:p>1937675562.49693</text:p>
          </table:table-cell>
          <table:table-cell/>
          <table:table-cell office:value-type="float" office:value="53542674" calcext:value-type="float">
            <text:p>53542674</text:p>
          </table:table-cell>
          <table:table-cell office:value-type="float" office:value="3670579025.19368" calcext:value-type="float">
            <text:p>3670579025.19368</text:p>
          </table:table-cell>
          <table:table-cell office:value-type="float" office:value="2.1689045274362E+015" calcext:value-type="float">
            <text:p>2.1689045274362E+015</text:p>
          </table:table-cell>
          <table:table-cell office:value-type="float" office:value="1797801892.15597" calcext:value-type="float">
            <text:p>1797801892.15597</text:p>
          </table:table-cell>
        </table:table-row>
        <table:table-row table:style-name="ro1">
          <table:table-cell office:value-type="float" office:value="17947872" calcext:value-type="float">
            <text:p>17947872</text:p>
          </table:table-cell>
          <table:table-cell office:value-type="float" office:value="2178281.67312941" calcext:value-type="float">
            <text:p>2178281.67312941</text:p>
          </table:table-cell>
          <table:table-cell office:value-type="float" office:value="570116845800.803" calcext:value-type="float">
            <text:p>570116845800.803</text:p>
          </table:table-cell>
          <table:table-cell office:value-type="float" office:value="2276758.33139214" calcext:value-type="float">
            <text:p>2276758.33139214</text:p>
          </table:table-cell>
          <table:table-cell/>
          <table:table-cell office:value-type="float" office:value="11813472" calcext:value-type="float">
            <text:p>11813472</text:p>
          </table:table-cell>
          <table:table-cell office:value-type="float" office:value="712842605.068409" calcext:value-type="float">
            <text:p>712842605.068409</text:p>
          </table:table-cell>
          <table:table-cell office:value-type="float" office:value="2.35852815844726E+015" calcext:value-type="float">
            <text:p>2.35852815844726E+015</text:p>
          </table:table-cell>
          <table:table-cell office:value-type="float" office:value="1755362485.73035" calcext:value-type="float">
            <text:p>1755362485.73035</text:p>
          </table:table-cell>
          <table:table-cell/>
          <table:table-cell office:value-type="float" office:value="13627872" calcext:value-type="float">
            <text:p>13627872</text:p>
          </table:table-cell>
          <table:table-cell office:value-type="float" office:value="2443472131.33611" calcext:value-type="float">
            <text:p>2443472131.33611</text:p>
          </table:table-cell>
          <table:table-cell office:value-type="float" office:value="8048880332157674" calcext:value-type="float">
            <text:p>8048880332157674</text:p>
          </table:table-cell>
          <table:table-cell office:value-type="float" office:value="5971254527.77987" calcext:value-type="float">
            <text:p>5971254527.77987</text:p>
          </table:table-cell>
          <table:table-cell/>
          <table:table-cell office:value-type="float" office:value="29007072" calcext:value-type="float">
            <text:p>29007072</text:p>
          </table:table-cell>
          <table:table-cell office:value-type="float" office:value="3188004907.8114" calcext:value-type="float">
            <text:p>3188004907.8114</text:p>
          </table:table-cell>
          <table:table-cell office:value-type="float" office:value="7525415510557131" calcext:value-type="float">
            <text:p>7525415510557131</text:p>
          </table:table-cell>
          <table:table-cell office:value-type="float" office:value="5595164170.40966" calcext:value-type="float">
            <text:p>5595164170.40966</text:p>
          </table:table-cell>
          <table:table-cell/>
          <table:table-cell office:value-type="float" office:value="34018272" calcext:value-type="float">
            <text:p>34018272</text:p>
          </table:table-cell>
          <table:table-cell office:value-type="float" office:value="2940006607.85431" calcext:value-type="float">
            <text:p>2940006607.85431</text:p>
          </table:table-cell>
          <table:table-cell office:value-type="float" office:value="2498267801517076" calcext:value-type="float">
            <text:p>2498267801517076</text:p>
          </table:table-cell>
          <table:table-cell office:value-type="float" office:value="1929355446.26513" calcext:value-type="float">
            <text:p>1929355446.26513</text:p>
          </table:table-cell>
          <table:table-cell/>
          <table:table-cell office:value-type="float" office:value="53548722" calcext:value-type="float">
            <text:p>53548722</text:p>
          </table:table-cell>
          <table:table-cell office:value-type="float" office:value="3665231290.8406" calcext:value-type="float">
            <text:p>3665231290.8406</text:p>
          </table:table-cell>
          <table:table-cell office:value-type="float" office:value="2.15931984873326E+015" calcext:value-type="float">
            <text:p>2.15931984873326E+015</text:p>
          </table:table-cell>
          <table:table-cell office:value-type="float" office:value="1788389896.44441" calcext:value-type="float">
            <text:p>1788389896.44441</text:p>
          </table:table-cell>
        </table:table-row>
        <table:table-row table:style-name="ro1">
          <table:table-cell office:value-type="float" office:value="17953920" calcext:value-type="float">
            <text:p>17953920</text:p>
          </table:table-cell>
          <table:table-cell office:value-type="float" office:value="2177590.64693876" calcext:value-type="float">
            <text:p>2177590.64693876</text:p>
          </table:table-cell>
          <table:table-cell office:value-type="float" office:value="569793244707.913" calcext:value-type="float">
            <text:p>569793244707.913</text:p>
          </table:table-cell>
          <table:table-cell office:value-type="float" office:value="2276086.59589824" calcext:value-type="float">
            <text:p>2276086.59589824</text:p>
          </table:table-cell>
          <table:table-cell/>
          <table:table-cell office:value-type="float" office:value="11819520" calcext:value-type="float">
            <text:p>11819520</text:p>
          </table:table-cell>
          <table:table-cell office:value-type="float" office:value="712400171.509478" calcext:value-type="float">
            <text:p>712400171.509478</text:p>
          </table:table-cell>
          <table:table-cell office:value-type="float" office:value="2357047311778814" calcext:value-type="float">
            <text:p>2357047311778814</text:p>
          </table:table-cell>
          <table:table-cell office:value-type="float" office:value="1754266871.93394" calcext:value-type="float">
            <text:p>1754266871.93394</text:p>
          </table:table-cell>
          <table:table-cell/>
          <table:table-cell office:value-type="float" office:value="13633920" calcext:value-type="float">
            <text:p>13633920</text:p>
          </table:table-cell>
          <table:table-cell office:value-type="float" office:value="2441955736.00254" calcext:value-type="float">
            <text:p>2441955736.00254</text:p>
          </table:table-cell>
          <table:table-cell office:value-type="float" office:value="8043825896034841" calcext:value-type="float">
            <text:p>8043825896034841</text:p>
          </table:table-cell>
          <table:table-cell office:value-type="float" office:value="5967518647.1048" calcext:value-type="float">
            <text:p>5967518647.1048</text:p>
          </table:table-cell>
          <table:table-cell/>
          <table:table-cell office:value-type="float" office:value="29013120" calcext:value-type="float">
            <text:p>29013120</text:p>
          </table:table-cell>
          <table:table-cell office:value-type="float" office:value="3185152929.7473" calcext:value-type="float">
            <text:p>3185152929.7473</text:p>
          </table:table-cell>
          <table:table-cell office:value-type="float" office:value="7519028881195335" calcext:value-type="float">
            <text:p>7519028881195335</text:p>
          </table:table-cell>
          <table:table-cell office:value-type="float" office:value="5589898160.20495" calcext:value-type="float">
            <text:p>5589898160.20495</text:p>
          </table:table-cell>
          <table:table-cell/>
          <table:table-cell office:value-type="float" office:value="34024320" calcext:value-type="float">
            <text:p>34024320</text:p>
          </table:table-cell>
          <table:table-cell office:value-type="float" office:value="2934754026.8397" calcext:value-type="float">
            <text:p>2934754026.8397</text:p>
          </table:table-cell>
          <table:table-cell office:value-type="float" office:value="2.49023636515959E+015" calcext:value-type="float">
            <text:p>2.49023636515959E+015</text:p>
          </table:table-cell>
          <table:table-cell office:value-type="float" office:value="1921427486.33228" calcext:value-type="float">
            <text:p>1921427486.33228</text:p>
          </table:table-cell>
          <table:table-cell/>
          <table:table-cell office:value-type="float" office:value="53554770" calcext:value-type="float">
            <text:p>53554770</text:p>
          </table:table-cell>
          <table:table-cell office:value-type="float" office:value="3660122791.83828" calcext:value-type="float">
            <text:p>3660122791.83828</text:p>
          </table:table-cell>
          <table:table-cell office:value-type="float" office:value="2.15005022813412E+015" calcext:value-type="float">
            <text:p>2.15005022813412E+015</text:p>
          </table:table-cell>
          <table:table-cell office:value-type="float" office:value="1779308622.12637" calcext:value-type="float">
            <text:p>1779308622.12637</text:p>
          </table:table-cell>
        </table:table-row>
        <table:table-row table:style-name="ro1">
          <table:table-cell office:value-type="float" office:value="17959968" calcext:value-type="float">
            <text:p>17959968</text:p>
          </table:table-cell>
          <table:table-cell office:value-type="float" office:value="2176907.8424029" calcext:value-type="float">
            <text:p>2176907.8424029</text:p>
          </table:table-cell>
          <table:table-cell office:value-type="float" office:value="569472431297.223" calcext:value-type="float">
            <text:p>569472431297.223</text:p>
          </table:table-cell>
          <table:table-cell office:value-type="float" office:value="2275417.90186045" calcext:value-type="float">
            <text:p>2275417.90186045</text:p>
          </table:table-cell>
          <table:table-cell/>
          <table:table-cell office:value-type="float" office:value="11825568" calcext:value-type="float">
            <text:p>11825568</text:p>
          </table:table-cell>
          <table:table-cell office:value-type="float" office:value="711958170.233607" calcext:value-type="float">
            <text:p>711958170.233607</text:p>
          </table:table-cell>
          <table:table-cell office:value-type="float" office:value="2.35556741620266E+015" calcext:value-type="float">
            <text:p>2.35556741620266E+015</text:p>
          </table:table-cell>
          <table:table-cell office:value-type="float" office:value="1753171967.48092" calcext:value-type="float">
            <text:p>1753171967.48092</text:p>
          </table:table-cell>
          <table:table-cell/>
          <table:table-cell office:value-type="float" office:value="13639968" calcext:value-type="float">
            <text:p>13639968</text:p>
          </table:table-cell>
          <table:table-cell office:value-type="float" office:value="2440440798.79906" calcext:value-type="float">
            <text:p>2440440798.79906</text:p>
          </table:table-cell>
          <table:table-cell office:value-type="float" office:value="8038774724502865" calcext:value-type="float">
            <text:p>8038774724502865</text:p>
          </table:table-cell>
          <table:table-cell office:value-type="float" office:value="5963785206.9272" calcext:value-type="float">
            <text:p>5963785206.9272</text:p>
          </table:table-cell>
          <table:table-cell/>
          <table:table-cell office:value-type="float" office:value="29019168" calcext:value-type="float">
            <text:p>29019168</text:p>
          </table:table-cell>
          <table:table-cell office:value-type="float" office:value="3182390364.75537" calcext:value-type="float">
            <text:p>3182390364.75537</text:p>
          </table:table-cell>
          <table:table-cell office:value-type="float" office:value="7512752863760850" calcext:value-type="float">
            <text:p>7512752863760850</text:p>
          </table:table-cell>
          <table:table-cell office:value-type="float" office:value="5584748824.34977" calcext:value-type="float">
            <text:p>5584748824.34977</text:p>
          </table:table-cell>
          <table:table-cell/>
          <table:table-cell office:value-type="float" office:value="34030368" calcext:value-type="float">
            <text:p>34030368</text:p>
          </table:table-cell>
          <table:table-cell office:value-type="float" office:value="2929779516.18379" calcext:value-type="float">
            <text:p>2929779516.18379</text:p>
          </table:table-cell>
          <table:table-cell office:value-type="float" office:value="2482552177914767" calcext:value-type="float">
            <text:p>2482552177914767</text:p>
          </table:table-cell>
          <table:table-cell office:value-type="float" office:value="1913867176.00292" calcext:value-type="float">
            <text:p>1913867176.00292</text:p>
          </table:table-cell>
          <table:table-cell/>
          <table:table-cell office:value-type="float" office:value="53560818" calcext:value-type="float">
            <text:p>53560818</text:p>
          </table:table-cell>
          <table:table-cell office:value-type="float" office:value="3655238812.23202" calcext:value-type="float">
            <text:p>3655238812.23202</text:p>
          </table:table-cell>
          <table:table-cell office:value-type="float" office:value="2.14107752591529E+015" calcext:value-type="float">
            <text:p>2.14107752591529E+015</text:p>
          </table:table-cell>
          <table:table-cell office:value-type="float" office:value="1770538811.55495" calcext:value-type="float">
            <text:p>1770538811.55495</text:p>
          </table:table-cell>
        </table:table-row>
        <table:table-row table:style-name="ro1">
          <table:table-cell office:value-type="float" office:value="17966016" calcext:value-type="float">
            <text:p>17966016</text:p>
          </table:table-cell>
          <table:table-cell office:value-type="float" office:value="2176232.42379596" calcext:value-type="float">
            <text:p>2176232.42379596</text:p>
          </table:table-cell>
          <table:table-cell office:value-type="float" office:value="569154238936.065" calcext:value-type="float">
            <text:p>569154238936.065</text:p>
          </table:table-cell>
          <table:table-cell office:value-type="float" office:value="2274752.07226504" calcext:value-type="float">
            <text:p>2274752.07226504</text:p>
          </table:table-cell>
          <table:table-cell/>
          <table:table-cell office:value-type="float" office:value="11831616" calcext:value-type="float">
            <text:p>11831616</text:p>
          </table:table-cell>
          <table:table-cell office:value-type="float" office:value="711516583.307374" calcext:value-type="float">
            <text:p>711516583.307374</text:p>
          </table:table-cell>
          <table:table-cell office:value-type="float" office:value="2.3540884698007E+015" calcext:value-type="float">
            <text:p>2.3540884698007E+015</text:p>
          </table:table-cell>
          <table:table-cell office:value-type="float" office:value="1752077770.52678" calcext:value-type="float">
            <text:p>1752077770.52678</text:p>
          </table:table-cell>
          <table:table-cell/>
          <table:table-cell office:value-type="float" office:value="13646016" calcext:value-type="float">
            <text:p>13646016</text:p>
          </table:table-cell>
          <table:table-cell office:value-type="float" office:value="2438927263.44949" calcext:value-type="float">
            <text:p>2438927263.44949</text:p>
          </table:table-cell>
          <table:table-cell office:value-type="float" office:value="8033726809835116" calcext:value-type="float">
            <text:p>8033726809835116</text:p>
          </table:table-cell>
          <table:table-cell office:value-type="float" office:value="5960054199.69308" calcext:value-type="float">
            <text:p>5960054199.69308</text:p>
          </table:table-cell>
          <table:table-cell/>
          <table:table-cell office:value-type="float" office:value="29025216" calcext:value-type="float">
            <text:p>29025216</text:p>
          </table:table-cell>
          <table:table-cell office:value-type="float" office:value="3179711512.17215" calcext:value-type="float">
            <text:p>3179711512.17215</text:p>
          </table:table-cell>
          <table:table-cell office:value-type="float" office:value="7506580540510221" calcext:value-type="float">
            <text:p>7506580540510221</text:p>
          </table:table-cell>
          <table:table-cell office:value-type="float" office:value="5579708806.31399" calcext:value-type="float">
            <text:p>5579708806.31399</text:p>
          </table:table-cell>
          <table:table-cell/>
          <table:table-cell office:value-type="float" office:value="34036416" calcext:value-type="float">
            <text:p>34036416</text:p>
          </table:table-cell>
          <table:table-cell office:value-type="float" office:value="2925065434.7876" calcext:value-type="float">
            <text:p>2925065434.7876</text:p>
          </table:table-cell>
          <table:table-cell office:value-type="float" office:value="2475193661280314" calcext:value-type="float">
            <text:p>2475193661280314</text:p>
          </table:table-cell>
          <table:table-cell office:value-type="float" office:value="1906651577.97617" calcext:value-type="float">
            <text:p>1906651577.97617</text:p>
          </table:table-cell>
          <table:table-cell/>
          <table:table-cell office:value-type="float" office:value="53566866" calcext:value-type="float">
            <text:p>53566866</text:p>
          </table:table-cell>
          <table:table-cell office:value-type="float" office:value="3650565577.44833" calcext:value-type="float">
            <text:p>3650565577.44833</text:p>
          </table:table-cell>
          <table:table-cell office:value-type="float" office:value="2.13238475093672E+015" calcext:value-type="float">
            <text:p>2.13238475093672E+015</text:p>
          </table:table-cell>
          <table:table-cell office:value-type="float" office:value="1762062428.55075" calcext:value-type="float">
            <text:p>1762062428.55075</text:p>
          </table:table-cell>
        </table:table-row>
        <table:table-row table:style-name="ro1">
          <table:table-cell office:value-type="float" office:value="17972064" calcext:value-type="float">
            <text:p>17972064</text:p>
          </table:table-cell>
          <table:table-cell office:value-type="float" office:value="2175563.64799577" calcext:value-type="float">
            <text:p>2175563.64799577</text:p>
          </table:table-cell>
          <table:table-cell office:value-type="float" office:value="568838511521.459" calcext:value-type="float">
            <text:p>568838511521.459</text:p>
          </table:table-cell>
          <table:table-cell office:value-type="float" office:value="2274088.94126901" calcext:value-type="float">
            <text:p>2274088.94126901</text:p>
          </table:table-cell>
          <table:table-cell/>
          <table:table-cell office:value-type="float" office:value="11837664" calcext:value-type="float">
            <text:p>11837664</text:p>
          </table:table-cell>
          <table:table-cell office:value-type="float" office:value="711075394.866279" calcext:value-type="float">
            <text:p>711075394.866279</text:p>
          </table:table-cell>
          <table:table-cell office:value-type="float" office:value="2.35261047073682E+015" calcext:value-type="float">
            <text:p>2.35261047073682E+015</text:p>
          </table:table-cell>
          <table:table-cell office:value-type="float" office:value="1750984279.31341" calcext:value-type="float">
            <text:p>1750984279.31341</text:p>
          </table:table-cell>
          <table:table-cell/>
          <table:table-cell office:value-type="float" office:value="13652064" calcext:value-type="float">
            <text:p>13652064</text:p>
          </table:table-cell>
          <table:table-cell office:value-type="float" office:value="2437415080.08997" calcext:value-type="float">
            <text:p>2437415080.08997</text:p>
          </table:table-cell>
          <table:table-cell office:value-type="float" office:value="8028682144662019" calcext:value-type="float">
            <text:p>8028682144662019</text:p>
          </table:table-cell>
          <table:table-cell office:value-type="float" office:value="5956325618.22581" calcext:value-type="float">
            <text:p>5956325618.22581</text:p>
          </table:table-cell>
          <table:table-cell/>
          <table:table-cell office:value-type="float" office:value="29031264" calcext:value-type="float">
            <text:p>29031264</text:p>
          </table:table-cell>
          <table:table-cell office:value-type="float" office:value="3177111039.45731" calcext:value-type="float">
            <text:p>3177111039.45731</text:p>
          </table:table-cell>
          <table:table-cell office:value-type="float" office:value="7500505438150842" calcext:value-type="float">
            <text:p>7500505438150842</text:p>
          </table:table-cell>
          <table:table-cell office:value-type="float" office:value="5574771222.24985" calcext:value-type="float">
            <text:p>5574771222.24985</text:p>
          </table:table-cell>
          <table:table-cell/>
          <table:table-cell office:value-type="float" office:value="34042464" calcext:value-type="float">
            <text:p>34042464</text:p>
          </table:table-cell>
          <table:table-cell office:value-type="float" office:value="2920595274.02573" calcext:value-type="float">
            <text:p>2920595274.02573</text:p>
          </table:table-cell>
          <table:table-cell office:value-type="float" office:value="2468140617697266" calcext:value-type="float">
            <text:p>2468140617697266</text:p>
          </table:table-cell>
          <table:table-cell office:value-type="float" office:value="1899759223.52425" calcext:value-type="float">
            <text:p>1899759223.52425</text:p>
          </table:table-cell>
          <table:table-cell/>
          <table:table-cell office:value-type="float" office:value="53572914" calcext:value-type="float">
            <text:p>53572914</text:p>
          </table:table-cell>
          <table:table-cell office:value-type="float" office:value="3646090193.67845" calcext:value-type="float">
            <text:p>3646090193.67845</text:p>
          </table:table-cell>
          <table:table-cell office:value-type="float" office:value="2123955986883943" calcext:value-type="float">
            <text:p>2123955986883943</text:p>
          </table:table-cell>
          <table:table-cell office:value-type="float" office:value="1753862579.93118" calcext:value-type="float">
            <text:p>1753862579.93118</text:p>
          </table:table-cell>
        </table:table-row>
        <table:table-row table:style-name="ro1">
          <table:table-cell office:value-type="float" office:value="17978112" calcext:value-type="float">
            <text:p>17978112</text:p>
          </table:table-cell>
          <table:table-cell office:value-type="float" office:value="2174900.85385959" calcext:value-type="float">
            <text:p>2174900.85385959</text:p>
          </table:table-cell>
          <table:table-cell office:value-type="float" office:value="568525102824.085" calcext:value-type="float">
            <text:p>568525102824.085</text:p>
          </table:table-cell>
          <table:table-cell office:value-type="float" office:value="2273428.35350572" calcext:value-type="float">
            <text:p>2273428.35350572</text:p>
          </table:table-cell>
          <table:table-cell/>
          <table:table-cell office:value-type="float" office:value="11843712" calcext:value-type="float">
            <text:p>11843712</text:p>
          </table:table-cell>
          <table:table-cell office:value-type="float" office:value="710634590.870395" calcext:value-type="float">
            <text:p>710634590.870395</text:p>
          </table:table-cell>
          <table:table-cell office:value-type="float" office:value="2351133417252170" calcext:value-type="float">
            <text:p>2351133417252170</text:p>
          </table:table-cell>
          <table:table-cell office:value-type="float" office:value="1749891492.16417" calcext:value-type="float">
            <text:p>1749891492.16417</text:p>
          </table:table-cell>
          <table:table-cell/>
          <table:table-cell office:value-type="float" office:value="13658112" calcext:value-type="float">
            <text:p>13658112</text:p>
          </table:table-cell>
          <table:table-cell office:value-type="float" office:value="2435904204.5163" calcext:value-type="float">
            <text:p>2435904204.5163</text:p>
          </table:table-cell>
          <table:table-cell office:value-type="float" office:value="8023640721949816" calcext:value-type="float">
            <text:p>8023640721949816</text:p>
          </table:table-cell>
          <table:table-cell office:value-type="float" office:value="5952599455.70368" calcext:value-type="float">
            <text:p>5952599455.70368</text:p>
          </table:table-cell>
          <table:table-cell/>
          <table:table-cell office:value-type="float" office:value="29037312" calcext:value-type="float">
            <text:p>29037312</text:p>
          </table:table-cell>
          <table:table-cell office:value-type="float" office:value="3174583958.3191" calcext:value-type="float">
            <text:p>3174583958.3191</text:p>
          </table:table-cell>
          <table:table-cell office:value-type="float" office:value="7494521499277230" calcext:value-type="float">
            <text:p>7494521499277230</text:p>
          </table:table-cell>
          <table:table-cell office:value-type="float" office:value="5569929630.61398" calcext:value-type="float">
            <text:p>5569929630.61398</text:p>
          </table:table-cell>
          <table:table-cell/>
          <table:table-cell office:value-type="float" office:value="34048512" calcext:value-type="float">
            <text:p>34048512</text:p>
          </table:table-cell>
          <table:table-cell office:value-type="float" office:value="2916353584.91059" calcext:value-type="float">
            <text:p>2916353584.91059</text:p>
          </table:table-cell>
          <table:table-cell office:value-type="float" office:value="2461374141843936" calcext:value-type="float">
            <text:p>2461374141843936</text:p>
          </table:table-cell>
          <table:table-cell office:value-type="float" office:value="1893170018.15119" calcext:value-type="float">
            <text:p>1893170018.15119</text:p>
          </table:table-cell>
          <table:table-cell/>
          <table:table-cell office:value-type="float" office:value="53578962" calcext:value-type="float">
            <text:p>53578962</text:p>
          </table:table-cell>
          <table:table-cell office:value-type="float" office:value="3641800591.17843" calcext:value-type="float">
            <text:p>3641800591.17843</text:p>
          </table:table-cell>
          <table:table-cell office:value-type="float" office:value="2.11577632326213E+015" calcext:value-type="float">
            <text:p>2.11577632326213E+015</text:p>
          </table:table-cell>
          <table:table-cell office:value-type="float" office:value="1745923442.09718" calcext:value-type="float">
            <text:p>1745923442.09718</text:p>
          </table:table-cell>
        </table:table-row>
        <table:table-row table:style-name="ro1">
          <table:table-cell office:value-type="float" office:value="17984160" calcext:value-type="float">
            <text:p>17984160</text:p>
          </table:table-cell>
          <table:table-cell office:value-type="float" office:value="2174243.45284391" calcext:value-type="float">
            <text:p>2174243.45284391</text:p>
          </table:table-cell>
          <table:table-cell office:value-type="float" office:value="568213875871.929" calcext:value-type="float">
            <text:p>568213875871.929</text:p>
          </table:table-cell>
          <table:table-cell office:value-type="float" office:value="2272770.16343236" calcext:value-type="float">
            <text:p>2272770.16343236</text:p>
          </table:table-cell>
          <table:table-cell/>
          <table:table-cell office:value-type="float" office:value="11849760" calcext:value-type="float">
            <text:p>11849760</text:p>
          </table:table-cell>
          <table:table-cell office:value-type="float" office:value="710194158.889089" calcext:value-type="float">
            <text:p>710194158.889089</text:p>
          </table:table-cell>
          <table:table-cell office:value-type="float" office:value="2349657307660611" calcext:value-type="float">
            <text:p>2349657307660611</text:p>
          </table:table-cell>
          <table:table-cell office:value-type="float" office:value="1748799407.47914" calcext:value-type="float">
            <text:p>1748799407.47914</text:p>
          </table:table-cell>
          <table:table-cell/>
          <table:table-cell office:value-type="float" office:value="13664160" calcext:value-type="float">
            <text:p>13664160</text:p>
          </table:table-cell>
          <table:table-cell office:value-type="float" office:value="2434394597.52059" calcext:value-type="float">
            <text:p>2434394597.52059</text:p>
          </table:table-cell>
          <table:table-cell office:value-type="float" office:value="8018602534980298" calcext:value-type="float">
            <text:p>8018602534980298</text:p>
          </table:table-cell>
          <table:table-cell office:value-type="float" office:value="5948875705.6386" calcext:value-type="float">
            <text:p>5948875705.6386</text:p>
          </table:table-cell>
          <table:table-cell/>
          <table:table-cell office:value-type="float" office:value="29043360" calcext:value-type="float">
            <text:p>29043360</text:p>
          </table:table-cell>
          <table:table-cell office:value-type="float" office:value="3172125602.40027" calcext:value-type="float">
            <text:p>3172125602.40027</text:p>
          </table:table-cell>
          <table:table-cell office:value-type="float" office:value="7488623055643094" calcext:value-type="float">
            <text:p>7488623055643094</text:p>
          </table:table-cell>
          <table:table-cell office:value-type="float" office:value="5565178003.74161" calcext:value-type="float">
            <text:p>5565178003.74161</text:p>
          </table:table-cell>
          <table:table-cell/>
          <table:table-cell office:value-type="float" office:value="34054560" calcext:value-type="float">
            <text:p>34054560</text:p>
          </table:table-cell>
          <table:table-cell office:value-type="float" office:value="2912325909.94579" calcext:value-type="float">
            <text:p>2912325909.94579</text:p>
          </table:table-cell>
          <table:table-cell office:value-type="float" office:value="2.45487653763111E+015" calcext:value-type="float">
            <text:p>2.45487653763111E+015</text:p>
          </table:table-cell>
          <table:table-cell office:value-type="float" office:value="1886865153.31526" calcext:value-type="float">
            <text:p>1886865153.31526</text:p>
          </table:table-cell>
          <table:table-cell/>
          <table:table-cell office:value-type="float" office:value="53585010" calcext:value-type="float">
            <text:p>53585010</text:p>
          </table:table-cell>
          <table:table-cell office:value-type="float" office:value="3637685471.23121" calcext:value-type="float">
            <text:p>3637685471.23121</text:p>
          </table:table-cell>
          <table:table-cell office:value-type="float" office:value="2107831790834544" calcext:value-type="float">
            <text:p>2107831790834544</text:p>
          </table:table-cell>
          <table:table-cell office:value-type="float" office:value="1738230192.35017" calcext:value-type="float">
            <text:p>1738230192.35017</text:p>
          </table:table-cell>
        </table:table-row>
        <table:table-row table:style-name="ro1">
          <table:table-cell office:value-type="float" office:value="17990208" calcext:value-type="float">
            <text:p>17990208</text:p>
          </table:table-cell>
          <table:table-cell office:value-type="float" office:value="2173590.9207209" calcext:value-type="float">
            <text:p>2173590.9207209</text:p>
          </table:table-cell>
          <table:table-cell office:value-type="float" office:value="567904702371.356" calcext:value-type="float">
            <text:p>567904702371.356</text:p>
          </table:table-cell>
          <table:table-cell office:value-type="float" office:value="2272114.2347168" calcext:value-type="float">
            <text:p>2272114.2347168</text:p>
          </table:table-cell>
          <table:table-cell/>
          <table:table-cell office:value-type="float" office:value="11855808" calcext:value-type="float">
            <text:p>11855808</text:p>
          </table:table-cell>
          <table:table-cell office:value-type="float" office:value="709754087.911359" calcext:value-type="float">
            <text:p>709754087.911359</text:p>
          </table:table-cell>
          <table:table-cell office:value-type="float" office:value="2348182140344497" calcext:value-type="float">
            <text:p>2348182140344497</text:p>
          </table:table-cell>
          <table:table-cell office:value-type="float" office:value="1747708023.73064" calcext:value-type="float">
            <text:p>1747708023.73064</text:p>
          </table:table-cell>
          <table:table-cell/>
          <table:table-cell office:value-type="float" office:value="13670208" calcext:value-type="float">
            <text:p>13670208</text:p>
          </table:table-cell>
          <table:table-cell office:value-type="float" office:value="2432886224.3065" calcext:value-type="float">
            <text:p>2432886224.3065</text:p>
          </table:table-cell>
          <table:table-cell office:value-type="float" office:value="8013567577331809" calcext:value-type="float">
            <text:p>8013567577331809</text:p>
          </table:table-cell>
          <table:table-cell office:value-type="float" office:value="5945154361.85611" calcext:value-type="float">
            <text:p>5945154361.85611</text:p>
          </table:table-cell>
          <table:table-cell/>
          <table:table-cell office:value-type="float" office:value="29049408" calcext:value-type="float">
            <text:p>29049408</text:p>
          </table:table-cell>
          <table:table-cell office:value-type="float" office:value="3169731606.42073" calcext:value-type="float">
            <text:p>3169731606.42073</text:p>
          </table:table-cell>
          <table:table-cell office:value-type="float" office:value="7482804803151017" calcext:value-type="float">
            <text:p>7482804803151017</text:p>
          </table:table-cell>
          <table:table-cell office:value-type="float" office:value="5560510701.24767" calcext:value-type="float">
            <text:p>5560510701.24767</text:p>
          </table:table-cell>
          <table:table-cell/>
          <table:table-cell office:value-type="float" office:value="34060608" calcext:value-type="float">
            <text:p>34060608</text:p>
          </table:table-cell>
          <table:table-cell office:value-type="float" office:value="2908498719.36649" calcext:value-type="float">
            <text:p>2908498719.36649</text:p>
          </table:table-cell>
          <table:table-cell office:value-type="float" office:value="2448631240532097" calcext:value-type="float">
            <text:p>2448631240532097</text:p>
          </table:table-cell>
          <table:table-cell office:value-type="float" office:value="1880827023.82508" calcext:value-type="float">
            <text:p>1880827023.82508</text:p>
          </table:table-cell>
          <table:table-cell/>
          <table:table-cell office:value-type="float" office:value="53591058" calcext:value-type="float">
            <text:p>53591058</text:p>
          </table:table-cell>
          <table:table-cell office:value-type="float" office:value="3633734256.53284" calcext:value-type="float">
            <text:p>3633734256.53284</text:p>
          </table:table-cell>
          <table:table-cell office:value-type="float" office:value="2.10010930121842E+015" calcext:value-type="float">
            <text:p>2.10010930121842E+015</text:p>
          </table:table-cell>
          <table:table-cell office:value-type="float" office:value="1730768944.63342" calcext:value-type="float">
            <text:p>1730768944.63342</text:p>
          </table:table-cell>
        </table:table-row>
        <table:table-row table:style-name="ro1">
          <table:table-cell office:value-type="float" office:value="17996256" calcext:value-type="float">
            <text:p>17996256</text:p>
          </table:table-cell>
          <table:table-cell office:value-type="float" office:value="2172942.79026189" calcext:value-type="float">
            <text:p>2172942.79026189</text:p>
          </table:table-cell>
          <table:table-cell office:value-type="float" office:value="567597462163.459" calcext:value-type="float">
            <text:p>567597462163.459</text:p>
          </table:table-cell>
          <table:table-cell office:value-type="float" office:value="2271460.4396617" calcext:value-type="float">
            <text:p>2271460.4396617</text:p>
          </table:table-cell>
          <table:table-cell/>
          <table:table-cell office:value-type="float" office:value="11861856" calcext:value-type="float">
            <text:p>11861856</text:p>
          </table:table-cell>
          <table:table-cell office:value-type="float" office:value="709314368.178723" calcext:value-type="float">
            <text:p>709314368.178723</text:p>
          </table:table-cell>
          <table:table-cell office:value-type="float" office:value="2346707913750593" calcext:value-type="float">
            <text:p>2346707913750593</text:p>
          </table:table-cell>
          <table:table-cell office:value-type="float" office:value="1746617339.459" calcext:value-type="float">
            <text:p>1746617339.459</text:p>
          </table:table-cell>
          <table:table-cell/>
          <table:table-cell office:value-type="float" office:value="13676256" calcext:value-type="float">
            <text:p>13676256</text:p>
          </table:table-cell>
          <table:table-cell office:value-type="float" office:value="2431379053.97376" calcext:value-type="float">
            <text:p>2431379053.97376</text:p>
          </table:table-cell>
          <table:table-cell office:value-type="float" office:value="8008535842861296" calcext:value-type="float">
            <text:p>8008535842861296</text:p>
          </table:table-cell>
          <table:table-cell office:value-type="float" office:value="5941435418.47641" calcext:value-type="float">
            <text:p>5941435418.47641</text:p>
          </table:table-cell>
          <table:table-cell/>
          <table:table-cell office:value-type="float" office:value="29055456" calcext:value-type="float">
            <text:p>29055456</text:p>
          </table:table-cell>
          <table:table-cell office:value-type="float" office:value="3167397886.68076" calcext:value-type="float">
            <text:p>3167397886.68076</text:p>
          </table:table-cell>
          <table:table-cell office:value-type="float" office:value="7477061778449552" calcext:value-type="float">
            <text:p>7477061778449552</text:p>
          </table:table-cell>
          <table:table-cell office:value-type="float" office:value="5555922445.13734" calcext:value-type="float">
            <text:p>5555922445.13734</text:p>
          </table:table-cell>
          <table:table-cell/>
          <table:table-cell office:value-type="float" office:value="34066656" calcext:value-type="float">
            <text:p>34066656</text:p>
          </table:table-cell>
          <table:table-cell office:value-type="float" office:value="2904859351.48385" calcext:value-type="float">
            <text:p>2904859351.48385</text:p>
          </table:table-cell>
          <table:table-cell office:value-type="float" office:value="2442622744904636" calcext:value-type="float">
            <text:p>2442622744904636</text:p>
          </table:table-cell>
          <table:table-cell office:value-type="float" office:value="1875039150.54477" calcext:value-type="float">
            <text:p>1875039150.54477</text:p>
          </table:table-cell>
          <table:table-cell/>
          <table:table-cell office:value-type="float" office:value="53597106" calcext:value-type="float">
            <text:p>53597106</text:p>
          </table:table-cell>
          <table:table-cell office:value-type="float" office:value="3629937044.78088" calcext:value-type="float">
            <text:p>3629937044.78088</text:p>
          </table:table-cell>
          <table:table-cell office:value-type="float" office:value="2.09259659036976E+015" calcext:value-type="float">
            <text:p>2.09259659036976E+015</text:p>
          </table:table-cell>
          <table:table-cell office:value-type="float" office:value="1723526689.41196" calcext:value-type="float">
            <text:p>1723526689.41196</text:p>
          </table:table-cell>
        </table:table-row>
        <table:table-row table:style-name="ro1">
          <table:table-cell office:value-type="float" office:value="18002304" calcext:value-type="float">
            <text:p>18002304</text:p>
          </table:table-cell>
          <table:table-cell office:value-type="float" office:value="2172298.64477328" calcext:value-type="float">
            <text:p>2172298.64477328</text:p>
          </table:table-cell>
          <table:table-cell office:value-type="float" office:value="567292042713.664" calcext:value-type="float">
            <text:p>567292042713.664</text:p>
          </table:table-cell>
          <table:table-cell office:value-type="float" office:value="2270808.65866373" calcext:value-type="float">
            <text:p>2270808.65866373</text:p>
          </table:table-cell>
          <table:table-cell/>
          <table:table-cell office:value-type="float" office:value="11867904" calcext:value-type="float">
            <text:p>11867904</text:p>
          </table:table-cell>
          <table:table-cell office:value-type="float" office:value="708874991.037953" calcext:value-type="float">
            <text:p>708874991.037953</text:p>
          </table:table-cell>
          <table:table-cell office:value-type="float" office:value="2.34523462638628E+015" calcext:value-type="float">
            <text:p>2.34523462638628E+015</text:p>
          </table:table-cell>
          <table:table-cell office:value-type="float" office:value="1745527353.26852" calcext:value-type="float">
            <text:p>1745527353.26852</text:p>
          </table:table-cell>
          <table:table-cell/>
          <table:table-cell office:value-type="float" office:value="13682304" calcext:value-type="float">
            <text:p>13682304</text:p>
          </table:table-cell>
          <table:table-cell office:value-type="float" office:value="2429873059.06367" calcext:value-type="float">
            <text:p>2429873059.06367</text:p>
          </table:table-cell>
          <table:table-cell office:value-type="float" office:value="8003507325687387" calcext:value-type="float">
            <text:p>8003507325687387</text:p>
          </table:table-cell>
          <table:table-cell office:value-type="float" office:value="5937718869.89654" calcext:value-type="float">
            <text:p>5937718869.89654</text:p>
          </table:table-cell>
          <table:table-cell/>
          <table:table-cell office:value-type="float" office:value="29061504" calcext:value-type="float">
            <text:p>29061504</text:p>
          </table:table-cell>
          <table:table-cell office:value-type="float" office:value="3165120622.83499" calcext:value-type="float">
            <text:p>3165120622.83499</text:p>
          </table:table-cell>
          <table:table-cell office:value-type="float" office:value="7471389337034326" calcext:value-type="float">
            <text:p>7471389337034326</text:p>
          </table:table-cell>
          <table:table-cell office:value-type="float" office:value="5551408296.51603" calcext:value-type="float">
            <text:p>5551408296.51603</text:p>
          </table:table-cell>
          <table:table-cell/>
          <table:table-cell office:value-type="float" office:value="34072704" calcext:value-type="float">
            <text:p>34072704</text:p>
          </table:table-cell>
          <table:table-cell office:value-type="float" office:value="2901395956.86887" calcext:value-type="float">
            <text:p>2901395956.86887</text:p>
          </table:table-cell>
          <table:table-cell office:value-type="float" office:value="2.4368365359836E+015" calcext:value-type="float">
            <text:p>2.4368365359836E+015</text:p>
          </table:table-cell>
          <table:table-cell office:value-type="float" office:value="1869486108.06687" calcext:value-type="float">
            <text:p>1869486108.06687</text:p>
          </table:table-cell>
          <table:table-cell/>
          <table:table-cell office:value-type="float" office:value="53603154" calcext:value-type="float">
            <text:p>53603154</text:p>
          </table:table-cell>
          <table:table-cell office:value-type="float" office:value="3626284565.25723" calcext:value-type="float">
            <text:p>3626284565.25723</text:p>
          </table:table-cell>
          <table:table-cell office:value-type="float" office:value="2.08528216570598E+015" calcext:value-type="float">
            <text:p>2.08528216570598E+015</text:p>
          </table:table-cell>
          <table:table-cell office:value-type="float" office:value="1716491237.42365" calcext:value-type="float">
            <text:p>1716491237.42365</text:p>
          </table:table-cell>
        </table:table-row>
        <table:table-row table:style-name="ro1">
          <table:table-cell office:value-type="float" office:value="18008352" calcext:value-type="float">
            <text:p>18008352</text:p>
          </table:table-cell>
          <table:table-cell office:value-type="float" office:value="2171658.1123844" calcext:value-type="float">
            <text:p>2171658.1123844</text:p>
          </table:table-cell>
          <table:table-cell office:value-type="float" office:value="566988338632.635" calcext:value-type="float">
            <text:p>566988338632.635</text:p>
          </table:table-cell>
          <table:table-cell office:value-type="float" office:value="2270158.77970573" calcext:value-type="float">
            <text:p>2270158.77970573</text:p>
          </table:table-cell>
          <table:table-cell/>
          <table:table-cell office:value-type="float" office:value="11873952" calcext:value-type="float">
            <text:p>11873952</text:p>
          </table:table-cell>
          <table:table-cell office:value-type="float" office:value="708435948.811302" calcext:value-type="float">
            <text:p>708435948.811302</text:p>
          </table:table-cell>
          <table:table-cell office:value-type="float" office:value="2343762276815923" calcext:value-type="float">
            <text:p>2343762276815923</text:p>
          </table:table-cell>
          <table:table-cell office:value-type="float" office:value="1744438063.82372" calcext:value-type="float">
            <text:p>1744438063.82372</text:p>
          </table:table-cell>
          <table:table-cell/>
          <table:table-cell office:value-type="float" office:value="13688352" calcext:value-type="float">
            <text:p>13688352</text:p>
          </table:table-cell>
          <table:table-cell office:value-type="float" office:value="2428368215.15835" calcext:value-type="float">
            <text:p>2428368215.15835</text:p>
          </table:table-cell>
          <table:table-cell office:value-type="float" office:value="7998482020174436" calcext:value-type="float">
            <text:p>7998482020174436</text:p>
          </table:table-cell>
          <table:table-cell office:value-type="float" office:value="5934004710.77352" calcext:value-type="float">
            <text:p>5934004710.77352</text:p>
          </table:table-cell>
          <table:table-cell/>
          <table:table-cell office:value-type="float" office:value="29067552" calcext:value-type="float">
            <text:p>29067552</text:p>
          </table:table-cell>
          <table:table-cell office:value-type="float" office:value="3162896240.85314" calcext:value-type="float">
            <text:p>3162896240.85314</text:p>
          </table:table-cell>
          <table:table-cell office:value-type="float" office:value="7465783132756504" calcext:value-type="float">
            <text:p>7465783132756504</text:p>
          </table:table-cell>
          <table:table-cell office:value-type="float" office:value="5546963633.79628" calcext:value-type="float">
            <text:p>5546963633.79628</text:p>
          </table:table-cell>
          <table:table-cell/>
          <table:table-cell office:value-type="float" office:value="34078752" calcext:value-type="float">
            <text:p>34078752</text:p>
          </table:table-cell>
          <table:table-cell office:value-type="float" office:value="2898097446.12846" calcext:value-type="float">
            <text:p>2898097446.12846</text:p>
          </table:table-cell>
          <table:table-cell office:value-type="float" office:value="2.43125902624454E+015" calcext:value-type="float">
            <text:p>2.43125902624454E+015</text:p>
          </table:table-cell>
          <table:table-cell office:value-type="float" office:value="1864153457.03356" calcext:value-type="float">
            <text:p>1864153457.03356</text:p>
          </table:table-cell>
          <table:table-cell/>
          <table:table-cell office:value-type="float" office:value="53609202" calcext:value-type="float">
            <text:p>53609202</text:p>
          </table:table-cell>
          <table:table-cell office:value-type="float" office:value="3622768138.21148" calcext:value-type="float">
            <text:p>3622768138.21148</text:p>
          </table:table-cell>
          <table:table-cell office:value-type="float" office:value="2.07815525663174E+015" calcext:value-type="float">
            <text:p>2.07815525663174E+015</text:p>
          </table:table-cell>
          <table:table-cell office:value-type="float" office:value="1709651167.05161" calcext:value-type="float">
            <text:p>1709651167.05161</text:p>
          </table:table-cell>
        </table:table-row>
        <table:table-row table:style-name="ro1">
          <table:table-cell office:value-type="float" office:value="18014400" calcext:value-type="float">
            <text:p>18014400</text:p>
          </table:table-cell>
          <table:table-cell office:value-type="float" office:value="2171020.86099847" calcext:value-type="float">
            <text:p>2171020.86099847</text:p>
          </table:table-cell>
          <table:table-cell office:value-type="float" office:value="566686251226.667" calcext:value-type="float">
            <text:p>566686251226.667</text:p>
          </table:table-cell>
          <table:table-cell office:value-type="float" office:value="2269510.69788019" calcext:value-type="float">
            <text:p>2269510.69788019</text:p>
          </table:table-cell>
          <table:table-cell/>
          <table:table-cell office:value-type="float" office:value="11880000" calcext:value-type="float">
            <text:p>11880000</text:p>
          </table:table-cell>
          <table:table-cell office:value-type="float" office:value="707997234.682126" calcext:value-type="float">
            <text:p>707997234.682126</text:p>
          </table:table-cell>
          <table:table-cell office:value-type="float" office:value="2342290863657484" calcext:value-type="float">
            <text:p>2342290863657484</text:p>
          </table:table-cell>
          <table:table-cell office:value-type="float" office:value="1743349469.84568" calcext:value-type="float">
            <text:p>1743349469.84568</text:p>
          </table:table-cell>
          <table:table-cell/>
          <table:table-cell office:value-type="float" office:value="13694400" calcext:value-type="float">
            <text:p>13694400</text:p>
          </table:table-cell>
          <table:table-cell office:value-type="float" office:value="2426864500.52728" calcext:value-type="float">
            <text:p>2426864500.52728</text:p>
          </table:table-cell>
          <table:table-cell office:value-type="float" office:value="7993459920917515" calcext:value-type="float">
            <text:p>7993459920917515</text:p>
          </table:table-cell>
          <table:table-cell office:value-type="float" office:value="5930292936.00852" calcext:value-type="float">
            <text:p>5930292936.00852</text:p>
          </table:table-cell>
          <table:table-cell/>
          <table:table-cell office:value-type="float" office:value="29073600" calcext:value-type="float">
            <text:p>29073600</text:p>
          </table:table-cell>
          <table:table-cell office:value-type="float" office:value="3160721397.08956" calcext:value-type="float">
            <text:p>3160721397.08956</text:p>
          </table:table-cell>
          <table:table-cell office:value-type="float" office:value="7460239098648171" calcext:value-type="float">
            <text:p>7460239098648171</text:p>
          </table:table-cell>
          <table:table-cell office:value-type="float" office:value="5542584132.30518" calcext:value-type="float">
            <text:p>5542584132.30518</text:p>
          </table:table-cell>
          <table:table-cell/>
          <table:table-cell office:value-type="float" office:value="34084800" calcext:value-type="float">
            <text:p>34084800</text:p>
          </table:table-cell>
          <table:table-cell office:value-type="float" office:value="2894953441.04194" calcext:value-type="float">
            <text:p>2894953441.04194</text:p>
          </table:table-cell>
          <table:table-cell office:value-type="float" office:value="2.42587749585682E+015" calcext:value-type="float">
            <text:p>2.42587749585682E+015</text:p>
          </table:table-cell>
          <table:table-cell office:value-type="float" office:value="1859027680.80758" calcext:value-type="float">
            <text:p>1859027680.80758</text:p>
          </table:table-cell>
          <table:table-cell/>
          <table:table-cell office:value-type="float" office:value="53615250" calcext:value-type="float">
            <text:p>53615250</text:p>
          </table:table-cell>
          <table:table-cell office:value-type="float" office:value="3619379636.86342" calcext:value-type="float">
            <text:p>3619379636.86342</text:p>
          </table:table-cell>
          <table:table-cell office:value-type="float" office:value="2.07120576824839E+015" calcext:value-type="float">
            <text:p>2.07120576824839E+015</text:p>
          </table:table-cell>
          <table:table-cell office:value-type="float" office:value="1702995775.0842" calcext:value-type="float">
            <text:p>1702995775.0842</text:p>
          </table:table-cell>
        </table:table-row>
        <table:table-row table:style-name="ro1">
          <table:table-cell office:value-type="float" office:value="18020448" calcext:value-type="float">
            <text:p>18020448</text:p>
          </table:table-cell>
          <table:table-cell office:value-type="float" office:value="2170386.59382851" calcext:value-type="float">
            <text:p>2170386.59382851</text:p>
          </table:table-cell>
          <table:table-cell office:value-type="float" office:value="566385688075.822" calcext:value-type="float">
            <text:p>566385688075.822</text:p>
          </table:table-cell>
          <table:table-cell office:value-type="float" office:value="2268864.31494187" calcext:value-type="float">
            <text:p>2268864.31494187</text:p>
          </table:table-cell>
          <table:table-cell/>
          <table:table-cell office:value-type="float" office:value="11886048" calcext:value-type="float">
            <text:p>11886048</text:p>
          </table:table-cell>
          <table:table-cell office:value-type="float" office:value="707558842.594064" calcext:value-type="float">
            <text:p>707558842.594064</text:p>
          </table:table-cell>
          <table:table-cell office:value-type="float" office:value="2.34082038557928E+015" calcext:value-type="float">
            <text:p>2.34082038557928E+015</text:p>
          </table:table-cell>
          <table:table-cell office:value-type="float" office:value="1742261570.10872" calcext:value-type="float">
            <text:p>1742261570.10872</text:p>
          </table:table-cell>
          <table:table-cell/>
          <table:table-cell office:value-type="float" office:value="13700448" calcext:value-type="float">
            <text:p>13700448</text:p>
          </table:table-cell>
          <table:table-cell office:value-type="float" office:value="2425361895.8156" calcext:value-type="float">
            <text:p>2425361895.8156</text:p>
          </table:table-cell>
          <table:table-cell office:value-type="float" office:value="7988441022728296" calcext:value-type="float">
            <text:p>7988441022728296</text:p>
          </table:table-cell>
          <table:table-cell office:value-type="float" office:value="5926583540.73193" calcext:value-type="float">
            <text:p>5926583540.73193</text:p>
          </table:table-cell>
          <table:table-cell/>
          <table:table-cell office:value-type="float" office:value="29079648" calcext:value-type="float">
            <text:p>29079648</text:p>
          </table:table-cell>
          <table:table-cell office:value-type="float" office:value="3158592963.38865" calcext:value-type="float">
            <text:p>3158592963.38865</text:p>
          </table:table-cell>
          <table:table-cell office:value-type="float" office:value="7454753428980109" calcext:value-type="float">
            <text:p>7454753428980109</text:p>
          </table:table-cell>
          <table:table-cell office:value-type="float" office:value="5538265745.20232" calcext:value-type="float">
            <text:p>5538265745.20232</text:p>
          </table:table-cell>
          <table:table-cell/>
          <table:table-cell office:value-type="float" office:value="34090848" calcext:value-type="float">
            <text:p>34090848</text:p>
          </table:table-cell>
          <table:table-cell office:value-type="float" office:value="2891954228.84178" calcext:value-type="float">
            <text:p>2891954228.84178</text:p>
          </table:table-cell>
          <table:table-cell office:value-type="float" office:value="2.42068003696375E+015" calcext:value-type="float">
            <text:p>2.42068003696375E+015</text:p>
          </table:table-cell>
          <table:table-cell office:value-type="float" office:value="1854096126.21307" calcext:value-type="float">
            <text:p>1854096126.21307</text:p>
          </table:table-cell>
          <table:table-cell/>
          <table:table-cell office:value-type="float" office:value="53621298" calcext:value-type="float">
            <text:p>53621298</text:p>
          </table:table-cell>
          <table:table-cell office:value-type="float" office:value="3616111451.85514" calcext:value-type="float">
            <text:p>3616111451.85514</text:p>
          </table:table-cell>
          <table:table-cell office:value-type="float" office:value="2.06442423804176E+015" calcext:value-type="float">
            <text:p>2.06442423804176E+015</text:p>
          </table:table-cell>
          <table:table-cell office:value-type="float" office:value="1696515030.64397" calcext:value-type="float">
            <text:p>1696515030.64397</text:p>
          </table:table-cell>
        </table:table-row>
        <table:table-row table:style-name="ro1">
          <table:table-cell office:value-type="float" office:value="18026496" calcext:value-type="float">
            <text:p>18026496</text:p>
          </table:table-cell>
          <table:table-cell office:value-type="float" office:value="2169755.04544925" calcext:value-type="float">
            <text:p>2169755.04544925</text:p>
          </table:table-cell>
          <table:table-cell office:value-type="float" office:value="566086562638.153" calcext:value-type="float">
            <text:p>566086562638.153</text:p>
          </table:table-cell>
          <table:table-cell office:value-type="float" office:value="2268219.53888816" calcext:value-type="float">
            <text:p>2268219.53888816</text:p>
          </table:table-cell>
          <table:table-cell/>
          <table:table-cell office:value-type="float" office:value="11892096" calcext:value-type="float">
            <text:p>11892096</text:p>
          </table:table-cell>
          <table:table-cell office:value-type="float" office:value="707120767.162165" calcext:value-type="float">
            <text:p>707120767.162165</text:p>
          </table:table-cell>
          <table:table-cell office:value-type="float" office:value="2.33935084129696E+015" calcext:value-type="float">
            <text:p>2.33935084129696E+015</text:p>
          </table:table-cell>
          <table:table-cell office:value-type="float" office:value="1741174363.43715" calcext:value-type="float">
            <text:p>1741174363.43715</text:p>
          </table:table-cell>
          <table:table-cell/>
          <table:table-cell office:value-type="float" office:value="13706496" calcext:value-type="float">
            <text:p>13706496</text:p>
          </table:table-cell>
          <table:table-cell office:value-type="float" office:value="2423860383.76905" calcext:value-type="float">
            <text:p>2423860383.76905</text:p>
          </table:table-cell>
          <table:table-cell office:value-type="float" office:value="7983425320621735" calcext:value-type="float">
            <text:p>7983425320621735</text:p>
          </table:table-cell>
          <table:table-cell office:value-type="float" office:value="5922876520.28931" calcext:value-type="float">
            <text:p>5922876520.28931</text:p>
          </table:table-cell>
          <table:table-cell/>
          <table:table-cell office:value-type="float" office:value="29085696" calcext:value-type="float">
            <text:p>29085696</text:p>
          </table:table-cell>
          <table:table-cell office:value-type="float" office:value="3156508013.15809" calcext:value-type="float">
            <text:p>3156508013.15809</text:p>
          </table:table-cell>
          <table:table-cell office:value-type="float" office:value="7449322562472558" calcext:value-type="float">
            <text:p>7449322562472558</text:p>
          </table:table-cell>
          <table:table-cell office:value-type="float" office:value="5534004685.62418" calcext:value-type="float">
            <text:p>5534004685.62418</text:p>
          </table:table-cell>
          <table:table-cell/>
          <table:table-cell office:value-type="float" office:value="34096896" calcext:value-type="float">
            <text:p>34096896</text:p>
          </table:table-cell>
          <table:table-cell office:value-type="float" office:value="2889090719.43586" calcext:value-type="float">
            <text:p>2889090719.43586</text:p>
          </table:table-cell>
          <table:table-cell office:value-type="float" office:value="2415655501543428" calcext:value-type="float">
            <text:p>2415655501543428</text:p>
          </table:table-cell>
          <table:table-cell office:value-type="float" office:value="1849346948.08485" calcext:value-type="float">
            <text:p>1849346948.08485</text:p>
          </table:table-cell>
          <table:table-cell/>
          <table:table-cell office:value-type="float" office:value="53627346" calcext:value-type="float">
            <text:p>53627346</text:p>
          </table:table-cell>
          <table:table-cell office:value-type="float" office:value="3612956457.99444" calcext:value-type="float">
            <text:p>3612956457.99444</text:p>
          </table:table-cell>
          <table:table-cell office:value-type="float" office:value="2.05780179535633E+015" calcext:value-type="float">
            <text:p>2.05780179535633E+015</text:p>
          </table:table-cell>
          <table:table-cell office:value-type="float" office:value="1690199532.08126" calcext:value-type="float">
            <text:p>1690199532.08126</text:p>
          </table:table-cell>
        </table:table-row>
        <table:table-row table:style-name="ro1">
          <table:table-cell office:value-type="float" office:value="18032544" calcext:value-type="float">
            <text:p>18032544</text:p>
          </table:table-cell>
          <table:table-cell office:value-type="float" office:value="2169125.97830457" calcext:value-type="float">
            <text:p>2169125.97830457</text:p>
          </table:table-cell>
          <table:table-cell office:value-type="float" office:value="565788793878.48" calcext:value-type="float">
            <text:p>565788793878.48</text:p>
          </table:table-cell>
          <table:table-cell office:value-type="float" office:value="2267576.28356525" calcext:value-type="float">
            <text:p>2267576.28356525</text:p>
          </table:table-cell>
          <table:table-cell/>
          <table:table-cell office:value-type="float" office:value="11898144" calcext:value-type="float">
            <text:p>11898144</text:p>
          </table:table-cell>
          <table:table-cell office:value-type="float" office:value="706683003.594527" calcext:value-type="float">
            <text:p>706683003.594527</text:p>
          </table:table-cell>
          <table:table-cell office:value-type="float" office:value="2.33788222957064E+015" calcext:value-type="float">
            <text:p>2.33788222957064E+015</text:p>
          </table:table-cell>
          <table:table-cell office:value-type="float" office:value="1740087848.70226" calcext:value-type="float">
            <text:p>1740087848.70226</text:p>
          </table:table-cell>
          <table:table-cell/>
          <table:table-cell office:value-type="float" office:value="13712544" calcext:value-type="float">
            <text:p>13712544</text:p>
          </table:table-cell>
          <table:table-cell office:value-type="float" office:value="2422359948.99138" calcext:value-type="float">
            <text:p>2422359948.99138</text:p>
          </table:table-cell>
          <table:table-cell office:value-type="float" office:value="7978412809803556" calcext:value-type="float">
            <text:p>7978412809803556</text:p>
          </table:table-cell>
          <table:table-cell office:value-type="float" office:value="5919171870.22815" calcext:value-type="float">
            <text:p>5919171870.22815</text:p>
          </table:table-cell>
          <table:table-cell/>
          <table:table-cell office:value-type="float" office:value="29091744" calcext:value-type="float">
            <text:p>29091744</text:p>
          </table:table-cell>
          <table:table-cell office:value-type="float" office:value="3154463808.3464" calcext:value-type="float">
            <text:p>3154463808.3464</text:p>
          </table:table-cell>
          <table:table-cell office:value-type="float" office:value="7443943166585047" calcext:value-type="float">
            <text:p>7443943166585047</text:p>
          </table:table-cell>
          <table:table-cell office:value-type="float" office:value="5529797409.97601" calcext:value-type="float">
            <text:p>5529797409.97601</text:p>
          </table:table-cell>
          <table:table-cell/>
          <table:table-cell office:value-type="float" office:value="34102944" calcext:value-type="float">
            <text:p>34102944</text:p>
          </table:table-cell>
          <table:table-cell office:value-type="float" office:value="2886354405.38176" calcext:value-type="float">
            <text:p>2886354405.38176</text:p>
          </table:table-cell>
          <table:table-cell office:value-type="float" office:value="2.41079345262042E+015" calcext:value-type="float">
            <text:p>2.41079345262042E+015</text:p>
          </table:table-cell>
          <table:table-cell office:value-type="float" office:value="1844769057.3813" calcext:value-type="float">
            <text:p>1844769057.3813</text:p>
          </table:table-cell>
          <table:table-cell/>
          <table:table-cell office:value-type="float" office:value="53633394" calcext:value-type="float">
            <text:p>53633394</text:p>
          </table:table-cell>
          <table:table-cell office:value-type="float" office:value="3609907983.14115" calcext:value-type="float">
            <text:p>3609907983.14115</text:p>
          </table:table-cell>
          <table:table-cell office:value-type="float" office:value="2.05133012347603E+015" calcext:value-type="float">
            <text:p>2.05133012347603E+015</text:p>
          </table:table-cell>
          <table:table-cell office:value-type="float" office:value="1684040466.6413" calcext:value-type="float">
            <text:p>1684040466.6413</text:p>
          </table:table-cell>
        </table:table-row>
        <table:table-row table:style-name="ro1">
          <table:table-cell office:value-type="float" office:value="18038592" calcext:value-type="float">
            <text:p>18038592</text:p>
          </table:table-cell>
          <table:table-cell office:value-type="float" office:value="2168499.17961667" calcext:value-type="float">
            <text:p>2168499.17961667</text:p>
          </table:table-cell>
          <table:table-cell office:value-type="float" office:value="565492305920.235" calcext:value-type="float">
            <text:p>565492305920.235</text:p>
          </table:table-cell>
          <table:table-cell office:value-type="float" office:value="2266934.46829887" calcext:value-type="float">
            <text:p>2266934.46829887</text:p>
          </table:table-cell>
          <table:table-cell/>
          <table:table-cell office:value-type="float" office:value="11904192" calcext:value-type="float">
            <text:p>11904192</text:p>
          </table:table-cell>
          <table:table-cell office:value-type="float" office:value="706245547.62321" calcext:value-type="float">
            <text:p>706245547.62321</text:p>
          </table:table-cell>
          <table:table-cell office:value-type="float" office:value="2.3364145492022E+015" calcext:value-type="float">
            <text:p>2.3364145492022E+015</text:p>
          </table:table-cell>
          <table:table-cell office:value-type="float" office:value="1739002024.8195" calcext:value-type="float">
            <text:p>1739002024.8195</text:p>
          </table:table-cell>
          <table:table-cell/>
          <table:table-cell office:value-type="float" office:value="13718592" calcext:value-type="float">
            <text:p>13718592</text:p>
          </table:table-cell>
          <table:table-cell office:value-type="float" office:value="2420860577.73027" calcext:value-type="float">
            <text:p>2420860577.73027</text:p>
          </table:table-cell>
          <table:table-cell office:value-type="float" office:value="7973403485658524" calcext:value-type="float">
            <text:p>7973403485658524</text:p>
          </table:table-cell>
          <table:table-cell office:value-type="float" office:value="5915469586.2854" calcext:value-type="float">
            <text:p>5915469586.2854</text:p>
          </table:table-cell>
          <table:table-cell/>
          <table:table-cell office:value-type="float" office:value="29097792" calcext:value-type="float">
            <text:p>29097792</text:p>
          </table:table-cell>
          <table:table-cell office:value-type="float" office:value="3152457787.2657" calcext:value-type="float">
            <text:p>3152457787.2657</text:p>
          </table:table-cell>
          <table:table-cell office:value-type="float" office:value="7438612122815873" calcext:value-type="float">
            <text:p>7438612122815873</text:p>
          </table:table-cell>
          <table:table-cell office:value-type="float" office:value="5525640602.2974" calcext:value-type="float">
            <text:p>5525640602.2974</text:p>
          </table:table-cell>
          <table:table-cell/>
          <table:table-cell office:value-type="float" office:value="34108992" calcext:value-type="float">
            <text:p>34108992</text:p>
          </table:table-cell>
          <table:table-cell office:value-type="float" office:value="2883737324.43611" calcext:value-type="float">
            <text:p>2883737324.43611</text:p>
          </table:table-cell>
          <table:table-cell office:value-type="float" office:value="2.40608411861275E+015" calcext:value-type="float">
            <text:p>2.40608411861275E+015</text:p>
          </table:table-cell>
          <table:table-cell office:value-type="float" office:value="1840352072.63179" calcext:value-type="float">
            <text:p>1840352072.63179</text:p>
          </table:table-cell>
          <table:table-cell/>
          <table:table-cell office:value-type="float" office:value="53639442" calcext:value-type="float">
            <text:p>53639442</text:p>
          </table:table-cell>
          <table:table-cell office:value-type="float" office:value="3606959779.09812" calcext:value-type="float">
            <text:p>3606959779.09812</text:p>
          </table:table-cell>
          <table:table-cell office:value-type="float" office:value="2.04500142414402E+015" calcext:value-type="float">
            <text:p>2.04500142414402E+015</text:p>
          </table:table-cell>
          <table:table-cell office:value-type="float" office:value="1678029572.72589" calcext:value-type="float">
            <text:p>1678029572.72589</text:p>
          </table:table-cell>
        </table:table-row>
        <table:table-row table:style-name="ro1">
          <table:table-cell office:value-type="float" office:value="18044640" calcext:value-type="float">
            <text:p>18044640</text:p>
          </table:table-cell>
          <table:table-cell office:value-type="float" office:value="2167874.45865008" calcext:value-type="float">
            <text:p>2167874.45865008</text:p>
          </table:table-cell>
          <table:table-cell office:value-type="float" office:value="565197027718.993" calcext:value-type="float">
            <text:p>565197027718.993</text:p>
          </table:table-cell>
          <table:table-cell office:value-type="float" office:value="2266294.01754785" calcext:value-type="float">
            <text:p>2266294.01754785</text:p>
          </table:table-cell>
          <table:table-cell/>
          <table:table-cell office:value-type="float" office:value="11910240" calcext:value-type="float">
            <text:p>11910240</text:p>
          </table:table-cell>
          <table:table-cell office:value-type="float" office:value="705808395.443305" calcext:value-type="float">
            <text:p>705808395.443305</text:p>
          </table:table-cell>
          <table:table-cell office:value-type="float" office:value="2334947799032757" calcext:value-type="float">
            <text:p>2334947799032757</text:p>
          </table:table-cell>
          <table:table-cell office:value-type="float" office:value="1737916890.74576" calcext:value-type="float">
            <text:p>1737916890.74576</text:p>
          </table:table-cell>
          <table:table-cell/>
          <table:table-cell office:value-type="float" office:value="13724640" calcext:value-type="float">
            <text:p>13724640</text:p>
          </table:table-cell>
          <table:table-cell office:value-type="float" office:value="2419362257.68829" calcext:value-type="float">
            <text:p>2419362257.68829</text:p>
          </table:table-cell>
          <table:table-cell office:value-type="float" office:value="7968397343739352" calcext:value-type="float">
            <text:p>7968397343739352</text:p>
          </table:table-cell>
          <table:table-cell office:value-type="float" office:value="5911769664.37586" calcext:value-type="float">
            <text:p>5911769664.37586</text:p>
          </table:table-cell>
          <table:table-cell/>
          <table:table-cell office:value-type="float" office:value="29103840" calcext:value-type="float">
            <text:p>29103840</text:p>
          </table:table-cell>
          <table:table-cell office:value-type="float" office:value="3150487553.20419" calcext:value-type="float">
            <text:p>3150487553.20419</text:p>
          </table:table-cell>
          <table:table-cell office:value-type="float" office:value="7433326512946325" calcext:value-type="float">
            <text:p>7433326512946325</text:p>
          </table:table-cell>
          <table:table-cell office:value-type="float" office:value="5521531159.6329" calcext:value-type="float">
            <text:p>5521531159.6329</text:p>
          </table:table-cell>
          <table:table-cell/>
          <table:table-cell office:value-type="float" office:value="34115040" calcext:value-type="float">
            <text:p>34115040</text:p>
          </table:table-cell>
          <table:table-cell office:value-type="float" office:value="2881232024.51285" calcext:value-type="float">
            <text:p>2881232024.51285</text:p>
          </table:table-cell>
          <table:table-cell office:value-type="float" office:value="2.4015183506127E+015" calcext:value-type="float">
            <text:p>2.4015183506127E+015</text:p>
          </table:table-cell>
          <table:table-cell office:value-type="float" office:value="1836086274.50431" calcext:value-type="float">
            <text:p>1836086274.50431</text:p>
          </table:table-cell>
          <table:table-cell/>
          <table:table-cell office:value-type="float" office:value="53645490" calcext:value-type="float">
            <text:p>53645490</text:p>
          </table:table-cell>
          <table:table-cell office:value-type="float" office:value="3604105994.3772" calcext:value-type="float">
            <text:p>3604105994.3772</text:p>
          </table:table-cell>
          <table:table-cell office:value-type="float" office:value="2.0388083843639E+015" calcext:value-type="float">
            <text:p>2.0388083843639E+015</text:p>
          </table:table-cell>
          <table:table-cell office:value-type="float" office:value="1672159104.58255" calcext:value-type="float">
            <text:p>1672159104.58255</text:p>
          </table:table-cell>
        </table:table-row>
        <table:table-row table:style-name="ro1">
          <table:table-cell office:value-type="float" office:value="18050688" calcext:value-type="float">
            <text:p>18050688</text:p>
          </table:table-cell>
          <table:table-cell office:value-type="float" office:value="2167251.64428883" calcext:value-type="float">
            <text:p>2167251.64428883</text:p>
          </table:table-cell>
          <table:table-cell office:value-type="float" office:value="564902892756.37" calcext:value-type="float">
            <text:p>564902892756.37</text:p>
          </table:table-cell>
          <table:table-cell office:value-type="float" office:value="2265654.86057931" calcext:value-type="float">
            <text:p>2265654.86057931</text:p>
          </table:table-cell>
          <table:table-cell/>
          <table:table-cell office:value-type="float" office:value="11916288" calcext:value-type="float">
            <text:p>11916288</text:p>
          </table:table-cell>
          <table:table-cell office:value-type="float" office:value="705371543.659194" calcext:value-type="float">
            <text:p>705371543.659194</text:p>
          </table:table-cell>
          <table:table-cell office:value-type="float" office:value="2333481977940252" calcext:value-type="float">
            <text:p>2333481977940252</text:p>
          </table:table-cell>
          <table:table-cell office:value-type="float" office:value="1736832445.47688" calcext:value-type="float">
            <text:p>1736832445.47688</text:p>
          </table:table-cell>
          <table:table-cell/>
          <table:table-cell office:value-type="float" office:value="13730688" calcext:value-type="float">
            <text:p>13730688</text:p>
          </table:table-cell>
          <table:table-cell office:value-type="float" office:value="2417864977.85613" calcext:value-type="float">
            <text:p>2417864977.85613</text:p>
          </table:table-cell>
          <table:table-cell office:value-type="float" office:value="7963394379756318" calcext:value-type="float">
            <text:p>7963394379756318</text:p>
          </table:table-cell>
          <table:table-cell office:value-type="float" office:value="5908072100.58109" calcext:value-type="float">
            <text:p>5908072100.58109</text:p>
          </table:table-cell>
          <table:table-cell/>
          <table:table-cell office:value-type="float" office:value="29109888" calcext:value-type="float">
            <text:p>29109888</text:p>
          </table:table-cell>
          <table:table-cell office:value-type="float" office:value="3148550863.77693" calcext:value-type="float">
            <text:p>3148550863.77693</text:p>
          </table:table-cell>
          <table:table-cell office:value-type="float" office:value="7428083606168997" calcext:value-type="float">
            <text:p>7428083606168997</text:p>
          </table:table-cell>
          <table:table-cell office:value-type="float" office:value="5517466178.34253" calcext:value-type="float">
            <text:p>5517466178.34253</text:p>
          </table:table-cell>
          <table:table-cell/>
          <table:table-cell office:value-type="float" office:value="34121088" calcext:value-type="float">
            <text:p>34121088</text:p>
          </table:table-cell>
          <table:table-cell office:value-type="float" office:value="2878831530.89556" calcext:value-type="float">
            <text:p>2878831530.89556</text:p>
          </table:table-cell>
          <table:table-cell office:value-type="float" office:value="2397087582412855" calcext:value-type="float">
            <text:p>2397087582412855</text:p>
          </table:table-cell>
          <table:table-cell office:value-type="float" office:value="1831962563.2928" calcext:value-type="float">
            <text:p>1831962563.2928</text:p>
          </table:table-cell>
          <table:table-cell/>
          <table:table-cell office:value-type="float" office:value="53651538" calcext:value-type="float">
            <text:p>53651538</text:p>
          </table:table-cell>
          <table:table-cell office:value-type="float" office:value="3601341148.71914" calcext:value-type="float">
            <text:p>3601341148.71914</text:p>
          </table:table-cell>
          <table:table-cell office:value-type="float" office:value="2.0327441453358E+015" calcext:value-type="float">
            <text:p>2.0327441453358E+015</text:p>
          </table:table-cell>
          <table:table-cell office:value-type="float" office:value="1666421799.26474" calcext:value-type="float">
            <text:p>1666421799.26474</text:p>
          </table:table-cell>
        </table:table-row>
        <table:table-row table:style-name="ro1">
          <table:table-cell office:value-type="float" office:value="18056736" calcext:value-type="float">
            <text:p>18056736</text:p>
          </table:table-cell>
          <table:table-cell office:value-type="float" office:value="2166630.58289024" calcext:value-type="float">
            <text:p>2166630.58289024</text:p>
          </table:table-cell>
          <table:table-cell office:value-type="float" office:value="564609838753.068" calcext:value-type="float">
            <text:p>564609838753.068</text:p>
          </table:table-cell>
          <table:table-cell office:value-type="float" office:value="2265016.93116411" calcext:value-type="float">
            <text:p>2265016.93116411</text:p>
          </table:table-cell>
          <table:table-cell/>
          <table:table-cell office:value-type="float" office:value="11922336" calcext:value-type="float">
            <text:p>11922336</text:p>
          </table:table-cell>
          <table:table-cell office:value-type="float" office:value="704934989.23715" calcext:value-type="float">
            <text:p>704934989.23715</text:p>
          </table:table-cell>
          <table:table-cell office:value-type="float" office:value="2.33201708483722E+015" calcext:value-type="float">
            <text:p>2.33201708483722E+015</text:p>
          </table:table-cell>
          <table:table-cell office:value-type="float" office:value="1735748688.04524" calcext:value-type="float">
            <text:p>1735748688.04524</text:p>
          </table:table-cell>
          <table:table-cell/>
          <table:table-cell office:value-type="float" office:value="13736736" calcext:value-type="float">
            <text:p>13736736</text:p>
          </table:table-cell>
          <table:table-cell office:value-type="float" office:value="2416368728.36535" calcext:value-type="float">
            <text:p>2416368728.36535</text:p>
          </table:table-cell>
          <table:table-cell office:value-type="float" office:value="7958394589567519" calcext:value-type="float">
            <text:p>7958394589567519</text:p>
          </table:table-cell>
          <table:table-cell office:value-type="float" office:value="5904376891.13911" calcext:value-type="float">
            <text:p>5904376891.13911</text:p>
          </table:table-cell>
          <table:table-cell/>
          <table:table-cell office:value-type="float" office:value="29115936" calcext:value-type="float">
            <text:p>29115936</text:p>
          </table:table-cell>
          <table:table-cell office:value-type="float" office:value="3146645620.96656" calcext:value-type="float">
            <text:p>3146645620.96656</text:p>
          </table:table-cell>
          <table:table-cell office:value-type="float" office:value="7422880847043317" calcext:value-type="float">
            <text:p>7422880847043317</text:p>
          </table:table-cell>
          <table:table-cell office:value-type="float" office:value="5513442941.2923" calcext:value-type="float">
            <text:p>5513442941.2923</text:p>
          </table:table-cell>
          <table:table-cell/>
          <table:table-cell office:value-type="float" office:value="34127136" calcext:value-type="float">
            <text:p>34127136</text:p>
          </table:table-cell>
          <table:table-cell office:value-type="float" office:value="2876529315.55871" calcext:value-type="float">
            <text:p>2876529315.55871</text:p>
          </table:table-cell>
          <table:table-cell office:value-type="float" office:value="2392783793100987" calcext:value-type="float">
            <text:p>2392783793100987</text:p>
          </table:table-cell>
          <table:table-cell office:value-type="float" office:value="1827972419.13648" calcext:value-type="float">
            <text:p>1827972419.13648</text:p>
          </table:table-cell>
          <table:table-cell/>
          <table:table-cell office:value-type="float" office:value="53657586" calcext:value-type="float">
            <text:p>53657586</text:p>
          </table:table-cell>
          <table:table-cell office:value-type="float" office:value="3598660109.25429" calcext:value-type="float">
            <text:p>3598660109.25429</text:p>
          </table:table-cell>
          <table:table-cell office:value-type="float" office:value="2.02680227338961E+015" calcext:value-type="float">
            <text:p>2.02680227338961E+015</text:p>
          </table:table-cell>
          <table:table-cell office:value-type="float" office:value="1660810845.71671" calcext:value-type="float">
            <text:p>1660810845.71671</text:p>
          </table:table-cell>
        </table:table-row>
        <table:table-row table:style-name="ro1">
          <table:table-cell office:value-type="float" office:value="18062784" calcext:value-type="float">
            <text:p>18062784</text:p>
          </table:table-cell>
          <table:table-cell office:value-type="float" office:value="2166011.13638291" calcext:value-type="float">
            <text:p>2166011.13638291</text:p>
          </table:table-cell>
          <table:table-cell office:value-type="float" office:value="564317807399.882" calcext:value-type="float">
            <text:p>564317807399.882</text:p>
          </table:table-cell>
          <table:table-cell office:value-type="float" office:value="2264380.16729134" calcext:value-type="float">
            <text:p>2264380.16729134</text:p>
          </table:table-cell>
          <table:table-cell/>
          <table:table-cell office:value-type="float" office:value="11928384" calcext:value-type="float">
            <text:p>11928384</text:p>
          </table:table-cell>
          <table:table-cell office:value-type="float" office:value="704498729.463513" calcext:value-type="float">
            <text:p>704498729.463513</text:p>
          </table:table-cell>
          <table:table-cell office:value-type="float" office:value="2.33055311866867E+015" calcext:value-type="float">
            <text:p>2.33055311866867E+015</text:p>
          </table:table-cell>
          <table:table-cell office:value-type="float" office:value="1734665617.51754" calcext:value-type="float">
            <text:p>1734665617.51754</text:p>
          </table:table-cell>
          <table:table-cell/>
          <table:table-cell office:value-type="float" office:value="13742784" calcext:value-type="float">
            <text:p>13742784</text:p>
          </table:table-cell>
          <table:table-cell office:value-type="float" office:value="2414873500.35823" calcext:value-type="float">
            <text:p>2414873500.35823</text:p>
          </table:table-cell>
          <table:table-cell office:value-type="float" office:value="7953397969169691" calcext:value-type="float">
            <text:p>7953397969169691</text:p>
          </table:table-cell>
          <table:table-cell office:value-type="float" office:value="5900684032.43467" calcext:value-type="float">
            <text:p>5900684032.43467</text:p>
          </table:table-cell>
          <table:table-cell/>
          <table:table-cell office:value-type="float" office:value="29121984" calcext:value-type="float">
            <text:p>29121984</text:p>
          </table:table-cell>
          <table:table-cell office:value-type="float" office:value="3144769861.80903" calcext:value-type="float">
            <text:p>3144769861.80903</text:p>
          </table:table-cell>
          <table:table-cell office:value-type="float" office:value="7417715844225136" calcext:value-type="float">
            <text:p>7417715844225136</text:p>
          </table:table-cell>
          <table:table-cell office:value-type="float" office:value="5509458905.86787" calcext:value-type="float">
            <text:p>5509458905.86787</text:p>
          </table:table-cell>
          <table:table-cell/>
          <table:table-cell office:value-type="float" office:value="34133184" calcext:value-type="float">
            <text:p>34133184</text:p>
          </table:table-cell>
          <table:table-cell office:value-type="float" office:value="2874319268.46188" calcext:value-type="float">
            <text:p>2874319268.46188</text:p>
          </table:table-cell>
          <table:table-cell office:value-type="float" office:value="2.38859947205862E+015" calcext:value-type="float">
            <text:p>2.38859947205862E+015</text:p>
          </table:table-cell>
          <table:table-cell office:value-type="float" office:value="1824107864.79557" calcext:value-type="float">
            <text:p>1824107864.79557</text:p>
          </table:table-cell>
          <table:table-cell/>
          <table:table-cell office:value-type="float" office:value="53663634" calcext:value-type="float">
            <text:p>53663634</text:p>
          </table:table-cell>
          <table:table-cell office:value-type="float" office:value="3596058068.19806" calcext:value-type="float">
            <text:p>3596058068.19806</text:p>
          </table:table-cell>
          <table:table-cell office:value-type="float" office:value="2.02097673278676E+015" calcext:value-type="float">
            <text:p>2.02097673278676E+015</text:p>
          </table:table-cell>
          <table:table-cell office:value-type="float" office:value="1655319855.84622" calcext:value-type="float">
            <text:p>1655319855.84622</text:p>
          </table:table-cell>
        </table:table-row>
        <table:table-row table:style-name="ro1">
          <table:table-cell office:value-type="float" office:value="18068832" calcext:value-type="float">
            <text:p>18068832</text:p>
          </table:table-cell>
          <table:table-cell office:value-type="float" office:value="2165393.18058059" calcext:value-type="float">
            <text:p>2165393.18058059</text:p>
          </table:table-cell>
          <table:table-cell office:value-type="float" office:value="564026744105.591" calcext:value-type="float">
            <text:p>564026744105.591</text:p>
          </table:table-cell>
          <table:table-cell office:value-type="float" office:value="2263744.51090065" calcext:value-type="float">
            <text:p>2263744.51090065</text:p>
          </table:table-cell>
          <table:table-cell/>
          <table:table-cell office:value-type="float" office:value="11934432" calcext:value-type="float">
            <text:p>11934432</text:p>
          </table:table-cell>
          <table:table-cell office:value-type="float" office:value="704062761.907783" calcext:value-type="float">
            <text:p>704062761.907783</text:p>
          </table:table-cell>
          <table:table-cell office:value-type="float" office:value="2329090078410072" calcext:value-type="float">
            <text:p>2329090078410072</text:p>
          </table:table-cell>
          <table:table-cell office:value-type="float" office:value="1733583232.9927" calcext:value-type="float">
            <text:p>1733583232.9927</text:p>
          </table:table-cell>
          <table:table-cell/>
          <table:table-cell office:value-type="float" office:value="13748832" calcext:value-type="float">
            <text:p>13748832</text:p>
          </table:table-cell>
          <table:table-cell office:value-type="float" office:value="2413379285.87295" calcext:value-type="float">
            <text:p>2413379285.87295</text:p>
          </table:table-cell>
          <table:table-cell office:value-type="float" office:value="7948404514689595" calcext:value-type="float">
            <text:p>7948404514689595</text:p>
          </table:table-cell>
          <table:table-cell office:value-type="float" office:value="5896993520.9902" calcext:value-type="float">
            <text:p>5896993520.9902</text:p>
          </table:table-cell>
          <table:table-cell/>
          <table:table-cell office:value-type="float" office:value="29128032" calcext:value-type="float">
            <text:p>29128032</text:p>
          </table:table-cell>
          <table:table-cell office:value-type="float" office:value="3142921749.6822" calcext:value-type="float">
            <text:p>3142921749.6822</text:p>
          </table:table-cell>
          <table:table-cell office:value-type="float" office:value="7412586359920729" calcext:value-type="float">
            <text:p>7412586359920729</text:p>
          </table:table-cell>
          <table:table-cell office:value-type="float" office:value="5505511692.75863" calcext:value-type="float">
            <text:p>5505511692.75863</text:p>
          </table:table-cell>
          <table:table-cell/>
          <table:table-cell office:value-type="float" office:value="34139232" calcext:value-type="float">
            <text:p>34139232</text:p>
          </table:table-cell>
          <table:table-cell office:value-type="float" office:value="2872195670.69035" calcext:value-type="float">
            <text:p>2872195670.69035</text:p>
          </table:table-cell>
          <table:table-cell office:value-type="float" office:value="2.38452758620881E+015" calcext:value-type="float">
            <text:p>2.38452758620881E+015</text:p>
          </table:table-cell>
          <table:table-cell office:value-type="float" office:value="1820361430.81918" calcext:value-type="float">
            <text:p>1820361430.81918</text:p>
          </table:table-cell>
          <table:table-cell/>
          <table:table-cell office:value-type="float" office:value="53669682" calcext:value-type="float">
            <text:p>53669682</text:p>
          </table:table-cell>
          <table:table-cell office:value-type="float" office:value="3593530521.98219" calcext:value-type="float">
            <text:p>3593530521.98219</text:p>
          </table:table-cell>
          <table:table-cell office:value-type="float" office:value="2.01526186027042E+015" calcext:value-type="float">
            <text:p>2.01526186027042E+015</text:p>
          </table:table-cell>
          <table:table-cell office:value-type="float" office:value="1649942837.45716" calcext:value-type="float">
            <text:p>1649942837.45716</text:p>
          </table:table-cell>
        </table:table-row>
        <table:table-row table:style-name="ro1">
          <table:table-cell office:value-type="float" office:value="18074880" calcext:value-type="float">
            <text:p>18074880</text:p>
          </table:table-cell>
          <table:table-cell office:value-type="float" office:value="2164776.60368671" calcext:value-type="float">
            <text:p>2164776.60368671</text:p>
          </table:table-cell>
          <table:table-cell office:value-type="float" office:value="563736597760.674" calcext:value-type="float">
            <text:p>563736597760.674</text:p>
          </table:table-cell>
          <table:table-cell office:value-type="float" office:value="2263109.90763144" calcext:value-type="float">
            <text:p>2263109.90763144</text:p>
          </table:table-cell>
          <table:table-cell/>
          <table:table-cell office:value-type="float" office:value="11940480" calcext:value-type="float">
            <text:p>11940480</text:p>
          </table:table-cell>
          <table:table-cell office:value-type="float" office:value="703627084.390057" calcext:value-type="float">
            <text:p>703627084.390057</text:p>
          </table:table-cell>
          <table:table-cell office:value-type="float" office:value="2.32762796306551E+015" calcext:value-type="float">
            <text:p>2.32762796306551E+015</text:p>
          </table:table-cell>
          <table:table-cell office:value-type="float" office:value="1732501533.59984" calcext:value-type="float">
            <text:p>1732501533.59984</text:p>
          </table:table-cell>
          <table:table-cell/>
          <table:table-cell office:value-type="float" office:value="13754880" calcext:value-type="float">
            <text:p>13754880</text:p>
          </table:table-cell>
          <table:table-cell office:value-type="float" office:value="2411886077.74206" calcext:value-type="float">
            <text:p>2411886077.74206</text:p>
          </table:table-cell>
          <table:table-cell office:value-type="float" office:value="7943414222375937" calcext:value-type="float">
            <text:p>7943414222375937</text:p>
          </table:table-cell>
          <table:table-cell office:value-type="float" office:value="5893305353.45716" calcext:value-type="float">
            <text:p>5893305353.45716</text:p>
          </table:table-cell>
          <table:table-cell/>
          <table:table-cell office:value-type="float" office:value="29134080" calcext:value-type="float">
            <text:p>29134080</text:p>
          </table:table-cell>
          <table:table-cell office:value-type="float" office:value="3141099566.15824" calcext:value-type="float">
            <text:p>3141099566.15824</text:p>
          </table:table-cell>
          <table:table-cell office:value-type="float" office:value="7407490300018403" calcext:value-type="float">
            <text:p>7407490300018403</text:p>
          </table:table-cell>
          <table:table-cell office:value-type="float" office:value="5501599075.46247" calcext:value-type="float">
            <text:p>5501599075.46247</text:p>
          </table:table-cell>
          <table:table-cell/>
          <table:table-cell office:value-type="float" office:value="34145280" calcext:value-type="float">
            <text:p>34145280</text:p>
          </table:table-cell>
          <table:table-cell office:value-type="float" office:value="2870153169.32277" calcext:value-type="float">
            <text:p>2870153169.32277</text:p>
          </table:table-cell>
          <table:table-cell office:value-type="float" office:value="2.38056154936858E+015" calcext:value-type="float">
            <text:p>2.38056154936858E+015</text:p>
          </table:table-cell>
          <table:table-cell office:value-type="float" office:value="1816726122.95149" calcext:value-type="float">
            <text:p>1816726122.95149</text:p>
          </table:table-cell>
          <table:table-cell/>
          <table:table-cell office:value-type="float" office:value="53675730" calcext:value-type="float">
            <text:p>53675730</text:p>
          </table:table-cell>
          <table:table-cell office:value-type="float" office:value="3591073251.72923" calcext:value-type="float">
            <text:p>3591073251.72923</text:p>
          </table:table-cell>
          <table:table-cell office:value-type="float" office:value="2.00965234125141E+015" calcext:value-type="float">
            <text:p>2.00965234125141E+015</text:p>
          </table:table-cell>
          <table:table-cell office:value-type="float" office:value="1644674168.92215" calcext:value-type="float">
            <text:p>1644674168.92215</text:p>
          </table:table-cell>
        </table:table-row>
        <table:table-row table:style-name="ro1">
          <table:table-cell office:value-type="float" office:value="18080928" calcext:value-type="float">
            <text:p>18080928</text:p>
          </table:table-cell>
          <table:table-cell office:value-type="float" office:value="2164161.30496747" calcext:value-type="float">
            <text:p>2164161.30496747</text:p>
          </table:table-cell>
          <table:table-cell office:value-type="float" office:value="563447320515.903" calcext:value-type="float">
            <text:p>563447320515.903</text:p>
          </table:table-cell>
          <table:table-cell office:value-type="float" office:value="2262476.30658772" calcext:value-type="float">
            <text:p>2262476.30658772</text:p>
          </table:table-cell>
          <table:table-cell/>
          <table:table-cell office:value-type="float" office:value="11946528" calcext:value-type="float">
            <text:p>11946528</text:p>
          </table:table-cell>
          <table:table-cell office:value-type="float" office:value="703191694.952277" calcext:value-type="float">
            <text:p>703191694.952277</text:p>
          </table:table-cell>
          <table:table-cell office:value-type="float" office:value="2.32616677166593E+015" calcext:value-type="float">
            <text:p>2.32616677166593E+015</text:p>
          </table:table-cell>
          <table:table-cell office:value-type="float" office:value="1731420518.49648" calcext:value-type="float">
            <text:p>1731420518.49648</text:p>
          </table:table-cell>
          <table:table-cell/>
          <table:table-cell office:value-type="float" office:value="13760928" calcext:value-type="float">
            <text:p>13760928</text:p>
          </table:table-cell>
          <table:table-cell office:value-type="float" office:value="2410393869.50279" calcext:value-type="float">
            <text:p>2410393869.50279</text:p>
          </table:table-cell>
          <table:table-cell office:value-type="float" office:value="7938427088591798" calcext:value-type="float">
            <text:p>7938427088591798</text:p>
          </table:table-cell>
          <table:table-cell office:value-type="float" office:value="5889619526.60804" calcext:value-type="float">
            <text:p>5889619526.60804</text:p>
          </table:table-cell>
          <table:table-cell/>
          <table:table-cell office:value-type="float" office:value="29140128" calcext:value-type="float">
            <text:p>29140128</text:p>
          </table:table-cell>
          <table:table-cell office:value-type="float" office:value="3139301703.38288" calcext:value-type="float">
            <text:p>3139301703.38288</text:p>
          </table:table-cell>
          <table:table-cell office:value-type="float" office:value="7402425704854557" calcext:value-type="float">
            <text:p>7402425704854557</text:p>
          </table:table-cell>
          <table:table-cell office:value-type="float" office:value="5497718970.46521" calcext:value-type="float">
            <text:p>5497718970.46521</text:p>
          </table:table-cell>
          <table:table-cell/>
          <table:table-cell office:value-type="float" office:value="34151328" calcext:value-type="float">
            <text:p>34151328</text:p>
          </table:table-cell>
          <table:table-cell office:value-type="float" office:value="2868186753.91522" calcext:value-type="float">
            <text:p>2868186753.91522</text:p>
          </table:table-cell>
          <table:table-cell office:value-type="float" office:value="2376695193570716" calcext:value-type="float">
            <text:p>2376695193570716</text:p>
          </table:table-cell>
          <table:table-cell office:value-type="float" office:value="1813195391.63243" calcext:value-type="float">
            <text:p>1813195391.63243</text:p>
          </table:table-cell>
          <table:table-cell/>
          <table:table-cell office:value-type="float" office:value="53681778" calcext:value-type="float">
            <text:p>53681778</text:p>
          </table:table-cell>
          <table:table-cell office:value-type="float" office:value="3588682304.98349" calcext:value-type="float">
            <text:p>3588682304.98349</text:p>
          </table:table-cell>
          <table:table-cell office:value-type="float" office:value="2004143187524520" calcext:value-type="float">
            <text:p>2004143187524520</text:p>
          </table:table-cell>
          <table:table-cell office:value-type="float" office:value="1639508575.48327" calcext:value-type="float">
            <text:p>1639508575.48327</text:p>
          </table:table-cell>
        </table:table-row>
        <table:table-row table:style-name="ro1">
          <table:table-cell office:value-type="float" office:value="18086976" calcext:value-type="float">
            <text:p>18086976</text:p>
          </table:table-cell>
          <table:table-cell office:value-type="float" office:value="2163547.19357393" calcext:value-type="float">
            <text:p>2163547.19357393</text:p>
          </table:table-cell>
          <table:table-cell office:value-type="float" office:value="563158867574.875" calcext:value-type="float">
            <text:p>563158867574.875</text:p>
          </table:table-cell>
          <table:table-cell office:value-type="float" office:value="2261843.66011783" calcext:value-type="float">
            <text:p>2261843.66011783</text:p>
          </table:table-cell>
          <table:table-cell/>
          <table:table-cell office:value-type="float" office:value="11952576" calcext:value-type="float">
            <text:p>11952576</text:p>
          </table:table-cell>
          <table:table-cell office:value-type="float" office:value="702756591.832849" calcext:value-type="float">
            <text:p>702756591.832849</text:p>
          </table:table-cell>
          <table:table-cell office:value-type="float" office:value="2.32470650326743E+015" calcext:value-type="float">
            <text:p>2.32470650326743E+015</text:p>
          </table:table-cell>
          <table:table-cell office:value-type="float" office:value="1730340186.86673" calcext:value-type="float">
            <text:p>1730340186.86673</text:p>
          </table:table-cell>
          <table:table-cell/>
          <table:table-cell office:value-type="float" office:value="13766976" calcext:value-type="float">
            <text:p>13766976</text:p>
          </table:table-cell>
          <table:table-cell office:value-type="float" office:value="2408902655.31773" calcext:value-type="float">
            <text:p>2408902655.31773</text:p>
          </table:table-cell>
          <table:table-cell office:value-type="float" office:value="7933443109807468" calcext:value-type="float">
            <text:p>7933443109807468</text:p>
          </table:table-cell>
          <table:table-cell office:value-type="float" office:value="5885936037.32878" calcext:value-type="float">
            <text:p>5885936037.32878</text:p>
          </table:table-cell>
          <table:table-cell/>
          <table:table-cell office:value-type="float" office:value="29146176" calcext:value-type="float">
            <text:p>29146176</text:p>
          </table:table-cell>
          <table:table-cell office:value-type="float" office:value="3137526656.94746" calcext:value-type="float">
            <text:p>3137526656.94746</text:p>
          </table:table-cell>
          <table:table-cell office:value-type="float" office:value="7397390740572962" calcext:value-type="float">
            <text:p>7397390740572962</text:p>
          </table:table-cell>
          <table:table-cell office:value-type="float" office:value="5493869428.0511" calcext:value-type="float">
            <text:p>5493869428.0511</text:p>
          </table:table-cell>
          <table:table-cell/>
          <table:table-cell office:value-type="float" office:value="34157376" calcext:value-type="float">
            <text:p>34157376</text:p>
          </table:table-cell>
          <table:table-cell office:value-type="float" office:value="2866291734.49723" calcext:value-type="float">
            <text:p>2866291734.49723</text:p>
          </table:table-cell>
          <table:table-cell office:value-type="float" office:value="2.37292274222843E+015" calcext:value-type="float">
            <text:p>2.37292274222843E+015</text:p>
          </table:table-cell>
          <table:table-cell office:value-type="float" office:value="1809763103.45829" calcext:value-type="float">
            <text:p>1809763103.45829</text:p>
          </table:table-cell>
          <table:table-cell/>
          <table:table-cell office:value-type="float" office:value="53687826" calcext:value-type="float">
            <text:p>53687826</text:p>
          </table:table-cell>
          <table:table-cell office:value-type="float" office:value="3586353978.61771" calcext:value-type="float">
            <text:p>3586353978.61771</text:p>
          </table:table-cell>
          <table:table-cell office:value-type="float" office:value="1.99872971641693E+015" calcext:value-type="float">
            <text:p>1.99872971641693E+015</text:p>
          </table:table-cell>
          <table:table-cell office:value-type="float" office:value="1634441107.07593" calcext:value-type="float">
            <text:p>1634441107.07593</text:p>
          </table:table-cell>
        </table:table-row>
        <table:table-row table:style-name="ro1">
          <table:table-cell office:value-type="float" office:value="18093024" calcext:value-type="float">
            <text:p>18093024</text:p>
          </table:table-cell>
          <table:table-cell office:value-type="float" office:value="2162934.18749595" calcext:value-type="float">
            <text:p>2162934.18749595</text:p>
          </table:table-cell>
          <table:table-cell office:value-type="float" office:value="562871196999.636" calcext:value-type="float">
            <text:p>562871196999.636</text:p>
          </table:table-cell>
          <table:table-cell office:value-type="float" office:value="2261211.923608" calcext:value-type="float">
            <text:p>2261211.923608</text:p>
          </table:table-cell>
          <table:table-cell/>
          <table:table-cell office:value-type="float" office:value="11958624" calcext:value-type="float">
            <text:p>11958624</text:p>
          </table:table-cell>
          <table:table-cell office:value-type="float" office:value="702321773.444225" calcext:value-type="float">
            <text:p>702321773.444225</text:p>
          </table:table-cell>
          <table:table-cell office:value-type="float" office:value="2.32324715694979E+015" calcext:value-type="float">
            <text:p>2.32324715694979E+015</text:p>
          </table:table-cell>
          <table:table-cell office:value-type="float" office:value="1729260537.9197" calcext:value-type="float">
            <text:p>1729260537.9197</text:p>
          </table:table-cell>
          <table:table-cell/>
          <table:table-cell office:value-type="float" office:value="13773024" calcext:value-type="float">
            <text:p>13773024</text:p>
          </table:table-cell>
          <table:table-cell office:value-type="float" office:value="2407412429.90477" calcext:value-type="float">
            <text:p>2407412429.90477</text:p>
          </table:table-cell>
          <table:table-cell office:value-type="float" office:value="7928462282593831" calcext:value-type="float">
            <text:p>7928462282593831</text:p>
          </table:table-cell>
          <table:table-cell office:value-type="float" office:value="5882254882.61176" calcext:value-type="float">
            <text:p>5882254882.61176</text:p>
          </table:table-cell>
          <table:table-cell/>
          <table:table-cell office:value-type="float" office:value="29152224" calcext:value-type="float">
            <text:p>29152224</text:p>
          </table:table-cell>
          <table:table-cell office:value-type="float" office:value="3135773019.22166" calcext:value-type="float">
            <text:p>3135773019.22166</text:p>
          </table:table-cell>
          <table:table-cell office:value-type="float" office:value="7392383691039563" calcext:value-type="float">
            <text:p>7392383691039563</text:p>
          </table:table-cell>
          <table:table-cell office:value-type="float" office:value="5490048623.70391" calcext:value-type="float">
            <text:p>5490048623.70391</text:p>
          </table:table-cell>
          <table:table-cell/>
          <table:table-cell office:value-type="float" office:value="34163424" calcext:value-type="float">
            <text:p>34163424</text:p>
          </table:table-cell>
          <table:table-cell office:value-type="float" office:value="2864463720.98288" calcext:value-type="float">
            <text:p>2864463720.98288</text:p>
          </table:table-cell>
          <table:table-cell office:value-type="float" office:value="2369238785024262" calcext:value-type="float">
            <text:p>2369238785024262</text:p>
          </table:table-cell>
          <table:table-cell office:value-type="float" office:value="1806423514.47622" calcext:value-type="float">
            <text:p>1806423514.47622</text:p>
          </table:table-cell>
          <table:table-cell/>
          <table:table-cell office:value-type="float" office:value="53693874" calcext:value-type="float">
            <text:p>53693874</text:p>
          </table:table-cell>
          <table:table-cell office:value-type="float" office:value="3584084802.83929" calcext:value-type="float">
            <text:p>3584084802.83929</text:p>
          </table:table-cell>
          <table:table-cell office:value-type="float" office:value="1993407531276354" calcext:value-type="float">
            <text:p>1993407531276354</text:p>
          </table:table-cell>
          <table:table-cell office:value-type="float" office:value="1629467117.57804" calcext:value-type="float">
            <text:p>1629467117.57804</text:p>
          </table:table-cell>
        </table:table-row>
        <table:table-row table:style-name="ro1">
          <table:table-cell office:value-type="float" office:value="18099072" calcext:value-type="float">
            <text:p>18099072</text:p>
          </table:table-cell>
          <table:table-cell office:value-type="float" office:value="2162322.2126326" calcext:value-type="float">
            <text:p>2162322.2126326</text:p>
          </table:table-cell>
          <table:table-cell office:value-type="float" office:value="562584269528.575" calcext:value-type="float">
            <text:p>562584269528.575</text:p>
          </table:table-cell>
          <table:table-cell office:value-type="float" office:value="2260581.05528892" calcext:value-type="float">
            <text:p>2260581.05528892</text:p>
          </table:table-cell>
          <table:table-cell/>
          <table:table-cell office:value-type="float" office:value="11964672" calcext:value-type="float">
            <text:p>11964672</text:p>
          </table:table-cell>
          <table:table-cell office:value-type="float" office:value="701887238.353117" calcext:value-type="float">
            <text:p>701887238.353117</text:p>
          </table:table-cell>
          <table:table-cell office:value-type="float" office:value="2321788731814947" calcext:value-type="float">
            <text:p>2321788731814947</text:p>
          </table:table-cell>
          <table:table-cell office:value-type="float" office:value="1728181570.8879" calcext:value-type="float">
            <text:p>1728181570.8879</text:p>
          </table:table-cell>
          <table:table-cell/>
          <table:table-cell office:value-type="float" office:value="13779072" calcext:value-type="float">
            <text:p>13779072</text:p>
          </table:table-cell>
          <table:table-cell office:value-type="float" office:value="2405923188.47506" calcext:value-type="float">
            <text:p>2405923188.47506</text:p>
          </table:table-cell>
          <table:table-cell office:value-type="float" office:value="7923484603616038" calcext:value-type="float">
            <text:p>7923484603616038</text:p>
          </table:table-cell>
          <table:table-cell office:value-type="float" office:value="5878576059.54905" calcext:value-type="float">
            <text:p>5878576059.54905</text:p>
          </table:table-cell>
          <table:table-cell/>
          <table:table-cell office:value-type="float" office:value="29158272" calcext:value-type="float">
            <text:p>29158272</text:p>
          </table:table-cell>
          <table:table-cell office:value-type="float" office:value="3134039473.11698" calcext:value-type="float">
            <text:p>3134039473.11698</text:p>
          </table:table-cell>
          <table:table-cell office:value-type="float" office:value="7387402950276729" calcext:value-type="float">
            <text:p>7387402950276729</text:p>
          </table:table-cell>
          <table:table-cell office:value-type="float" office:value="5486254850.06074" calcext:value-type="float">
            <text:p>5486254850.06074</text:p>
          </table:table-cell>
          <table:table-cell/>
          <table:table-cell office:value-type="float" office:value="34169472" calcext:value-type="float">
            <text:p>34169472</text:p>
          </table:table-cell>
          <table:table-cell office:value-type="float" office:value="2862698603.90554" calcext:value-type="float">
            <text:p>2862698603.90554</text:p>
          </table:table-cell>
          <table:table-cell office:value-type="float" office:value="2.36563825441271E+015" calcext:value-type="float">
            <text:p>2.36563825441271E+015</text:p>
          </table:table-cell>
          <table:table-cell office:value-type="float" office:value="1803171245.1947" calcext:value-type="float">
            <text:p>1803171245.1947</text:p>
          </table:table-cell>
          <table:table-cell/>
          <table:table-cell office:value-type="float" office:value="53699922" calcext:value-type="float">
            <text:p>53699922</text:p>
          </table:table-cell>
          <table:table-cell office:value-type="float" office:value="3581871526.2256" calcext:value-type="float">
            <text:p>3581871526.2256</text:p>
          </table:table-cell>
          <table:table-cell office:value-type="float" office:value="1.98817250321285E+015" calcext:value-type="float">
            <text:p>1.98817250321285E+015</text:p>
          </table:table-cell>
          <table:table-cell office:value-type="float" office:value="1624582245.39263" calcext:value-type="float">
            <text:p>1624582245.39263</text:p>
          </table:table-cell>
        </table:table-row>
        <table:table-row table:style-name="ro1">
          <table:table-cell office:value-type="float" office:value="18105120" calcext:value-type="float">
            <text:p>18105120</text:p>
          </table:table-cell>
          <table:table-cell office:value-type="float" office:value="2161711.20196582" calcext:value-type="float">
            <text:p>2161711.20196582</text:p>
          </table:table-cell>
          <table:table-cell office:value-type="float" office:value="562298048405.825" calcext:value-type="float">
            <text:p>562298048405.825</text:p>
          </table:table-cell>
          <table:table-cell office:value-type="float" office:value="2259951.01605456" calcext:value-type="float">
            <text:p>2259951.01605456</text:p>
          </table:table-cell>
          <table:table-cell/>
          <table:table-cell office:value-type="float" office:value="11970720" calcext:value-type="float">
            <text:p>11970720</text:p>
          </table:table-cell>
          <table:table-cell office:value-type="float" office:value="701452985.262995" calcext:value-type="float">
            <text:p>701452985.262995</text:p>
          </table:table-cell>
          <table:table-cell office:value-type="float" office:value="2.32033122698567E+015" calcext:value-type="float">
            <text:p>2.32033122698567E+015</text:p>
          </table:table-cell>
          <table:table-cell office:value-type="float" office:value="1727103285.02584" calcext:value-type="float">
            <text:p>1727103285.02584</text:p>
          </table:table-cell>
          <table:table-cell/>
          <table:table-cell office:value-type="float" office:value="13785120" calcext:value-type="float">
            <text:p>13785120</text:p>
          </table:table-cell>
          <table:table-cell office:value-type="float" office:value="2404434926.67815" calcext:value-type="float">
            <text:p>2404434926.67815</text:p>
          </table:table-cell>
          <table:table-cell office:value-type="float" office:value="7918510069627658" calcext:value-type="float">
            <text:p>7918510069627658</text:p>
          </table:table-cell>
          <table:table-cell office:value-type="float" office:value="5874899565.32627" calcext:value-type="float">
            <text:p>5874899565.32627</text:p>
          </table:table-cell>
          <table:table-cell/>
          <table:table-cell office:value-type="float" office:value="29164320" calcext:value-type="float">
            <text:p>29164320</text:p>
          </table:table-cell>
          <table:table-cell office:value-type="float" office:value="3132324786.25309" calcext:value-type="float">
            <text:p>3132324786.25309</text:p>
          </table:table-cell>
          <table:table-cell office:value-type="float" office:value="7382447015383912" calcext:value-type="float">
            <text:p>7382447015383912</text:p>
          </table:table-cell>
          <table:table-cell office:value-type="float" office:value="5482486509.38281" calcext:value-type="float">
            <text:p>5482486509.38281</text:p>
          </table:table-cell>
          <table:table-cell/>
          <table:table-cell office:value-type="float" office:value="34175520" calcext:value-type="float">
            <text:p>34175520</text:p>
          </table:table-cell>
          <table:table-cell office:value-type="float" office:value="2860992536.39149" calcext:value-type="float">
            <text:p>2860992536.39149</text:p>
          </table:table-cell>
          <table:table-cell office:value-type="float" office:value="2.36211640363248E+015" calcext:value-type="float">
            <text:p>2.36211640363248E+015</text:p>
          </table:table-cell>
          <table:table-cell office:value-type="float" office:value="1800001257.19989" calcext:value-type="float">
            <text:p>1800001257.19989</text:p>
          </table:table-cell>
          <table:table-cell/>
          <table:table-cell office:value-type="float" office:value="53705970" calcext:value-type="float">
            <text:p>53705970</text:p>
          </table:table-cell>
          <table:table-cell office:value-type="float" office:value="3579711101.72178" calcext:value-type="float">
            <text:p>3579711101.72178</text:p>
          </table:table-cell>
          <table:table-cell office:value-type="float" office:value="1983020754013584" calcext:value-type="float">
            <text:p>1983020754013584</text:p>
          </table:table-cell>
          <table:table-cell office:value-type="float" office:value="1619782395.27805" calcext:value-type="float">
            <text:p>1619782395.27805</text:p>
          </table:table-cell>
        </table:table-row>
        <table:table-row table:style-name="ro1">
          <table:table-cell office:value-type="float" office:value="18111168" calcext:value-type="float">
            <text:p>18111168</text:p>
          </table:table-cell>
          <table:table-cell office:value-type="float" office:value="2161101.09482538" calcext:value-type="float">
            <text:p>2161101.09482538</text:p>
          </table:table-cell>
          <table:table-cell office:value-type="float" office:value="562012499221.473" calcext:value-type="float">
            <text:p>562012499221.473</text:p>
          </table:table-cell>
          <table:table-cell office:value-type="float" office:value="2259321.76929241" calcext:value-type="float">
            <text:p>2259321.76929241</text:p>
          </table:table-cell>
          <table:table-cell/>
          <table:table-cell office:value-type="float" office:value="11976768" calcext:value-type="float">
            <text:p>11976768</text:p>
          </table:table-cell>
          <table:table-cell office:value-type="float" office:value="701019012.998644" calcext:value-type="float">
            <text:p>701019012.998644</text:p>
          </table:table-cell>
          <table:table-cell office:value-type="float" office:value="2.31887464160423E+015" calcext:value-type="float">
            <text:p>2.31887464160423E+015</text:p>
          </table:table-cell>
          <table:table-cell office:value-type="float" office:value="1726025679.60863" calcext:value-type="float">
            <text:p>1726025679.60863</text:p>
          </table:table-cell>
          <table:table-cell/>
          <table:table-cell office:value-type="float" office:value="13791168" calcext:value-type="float">
            <text:p>13791168</text:p>
          </table:table-cell>
          <table:table-cell office:value-type="float" office:value="2402947640.55348" calcext:value-type="float">
            <text:p>2402947640.55348</text:p>
          </table:table-cell>
          <table:table-cell office:value-type="float" office:value="7913538677465160" calcext:value-type="float">
            <text:p>7913538677465160</text:p>
          </table:table-cell>
          <table:table-cell office:value-type="float" office:value="5871225397.21668" calcext:value-type="float">
            <text:p>5871225397.21668</text:p>
          </table:table-cell>
          <table:table-cell/>
          <table:table-cell office:value-type="float" office:value="29170368" calcext:value-type="float">
            <text:p>29170368</text:p>
          </table:table-cell>
          <table:table-cell office:value-type="float" office:value="3130627805.50084" calcext:value-type="float">
            <text:p>3130627805.50084</text:p>
          </table:table-cell>
          <table:table-cell office:value-type="float" office:value="7377514479913166" calcext:value-type="float">
            <text:p>7377514479913166</text:p>
          </table:table-cell>
          <table:table-cell office:value-type="float" office:value="5478742106.51029" calcext:value-type="float">
            <text:p>5478742106.51029</text:p>
          </table:table-cell>
          <table:table-cell/>
          <table:table-cell office:value-type="float" office:value="34181568" calcext:value-type="float">
            <text:p>34181568</text:p>
          </table:table-cell>
          <table:table-cell office:value-type="float" office:value="2859341917.29231" calcext:value-type="float">
            <text:p>2859341917.29231</text:p>
          </table:table-cell>
          <table:table-cell office:value-type="float" office:value="2.35866878613174E+015" calcext:value-type="float">
            <text:p>2.35866878613174E+015</text:p>
          </table:table-cell>
          <table:table-cell office:value-type="float" office:value="1796908831.27443" calcext:value-type="float">
            <text:p>1796908831.27443</text:p>
          </table:table-cell>
          <table:table-cell/>
          <table:table-cell office:value-type="float" office:value="53712018" calcext:value-type="float">
            <text:p>53712018</text:p>
          </table:table-cell>
          <table:table-cell office:value-type="float" office:value="3577600673.5392" calcext:value-type="float">
            <text:p>3577600673.5392</text:p>
          </table:table-cell>
          <table:table-cell office:value-type="float" office:value="1.97794864015511E+015" calcext:value-type="float">
            <text:p>1.97794864015511E+015</text:p>
          </table:table-cell>
          <table:table-cell office:value-type="float" office:value="1615063721.3457" calcext:value-type="float">
            <text:p>1615063721.3457</text:p>
          </table:table-cell>
        </table:table-row>
        <table:table-row table:style-name="ro1">
          <table:table-cell office:value-type="float" office:value="18117216" calcext:value-type="float">
            <text:p>18117216</text:p>
          </table:table-cell>
          <table:table-cell office:value-type="float" office:value="2160491.83623465" calcext:value-type="float">
            <text:p>2160491.83623465</text:p>
          </table:table-cell>
          <table:table-cell office:value-type="float" office:value="561727589761.874" calcext:value-type="float">
            <text:p>561727589761.874</text:p>
          </table:table-cell>
          <table:table-cell office:value-type="float" office:value="2258693.28072446" calcext:value-type="float">
            <text:p>2258693.28072446</text:p>
          </table:table-cell>
          <table:table-cell/>
          <table:table-cell office:value-type="float" office:value="11982816" calcext:value-type="float">
            <text:p>11982816</text:p>
          </table:table-cell>
          <table:table-cell office:value-type="float" office:value="700585320.492495" calcext:value-type="float">
            <text:p>700585320.492495</text:p>
          </table:table-cell>
          <table:table-cell office:value-type="float" office:value="2.31741897483125E+015" calcext:value-type="float">
            <text:p>2.31741897483125E+015</text:p>
          </table:table-cell>
          <table:table-cell office:value-type="float" office:value="1724948753.93074" calcext:value-type="float">
            <text:p>1724948753.93074</text:p>
          </table:table-cell>
          <table:table-cell/>
          <table:table-cell office:value-type="float" office:value="13797216" calcext:value-type="float">
            <text:p>13797216</text:p>
          </table:table-cell>
          <table:table-cell office:value-type="float" office:value="2401461326.48737" calcext:value-type="float">
            <text:p>2401461326.48737</text:p>
          </table:table-cell>
          <table:table-cell office:value-type="float" office:value="7908570424042745" calcext:value-type="float">
            <text:p>7908570424042745</text:p>
          </table:table-cell>
          <table:table-cell office:value-type="float" office:value="5867553552.57573" calcext:value-type="float">
            <text:p>5867553552.57573</text:p>
          </table:table-cell>
          <table:table-cell/>
          <table:table-cell office:value-type="float" office:value="29176416" calcext:value-type="float">
            <text:p>29176416</text:p>
          </table:table-cell>
          <table:table-cell office:value-type="float" office:value="3128947451.87753" calcext:value-type="float">
            <text:p>3128947451.87753</text:p>
          </table:table-cell>
          <table:table-cell office:value-type="float" office:value="7372604027670454" calcext:value-type="float">
            <text:p>7372604027670454</text:p>
          </table:table-cell>
          <table:table-cell office:value-type="float" office:value="5475020242.26979" calcext:value-type="float">
            <text:p>5475020242.26979</text:p>
          </table:table-cell>
          <table:table-cell/>
          <table:table-cell office:value-type="float" office:value="34187616" calcext:value-type="float">
            <text:p>34187616</text:p>
          </table:table-cell>
          <table:table-cell office:value-type="float" office:value="2857743375.40196" calcext:value-type="float">
            <text:p>2857743375.40196</text:p>
          </table:table-cell>
          <table:table-cell office:value-type="float" office:value="2355291236315239" calcext:value-type="float">
            <text:p>2355291236315239</text:p>
          </table:table-cell>
          <table:table-cell office:value-type="float" office:value="1793889546.92225" calcext:value-type="float">
            <text:p>1793889546.92225</text:p>
          </table:table-cell>
          <table:table-cell/>
          <table:table-cell office:value-type="float" office:value="53718066" calcext:value-type="float">
            <text:p>53718066</text:p>
          </table:table-cell>
          <table:table-cell office:value-type="float" office:value="3575537564.89642" calcext:value-type="float">
            <text:p>3575537564.89642</text:p>
          </table:table-cell>
          <table:table-cell office:value-type="float" office:value="1.97295273784252E+015" calcext:value-type="float">
            <text:p>1.97295273784252E+015</text:p>
          </table:table-cell>
          <table:table-cell office:value-type="float" office:value="1610422611.14988" calcext:value-type="float">
            <text:p>1610422611.14988</text:p>
          </table:table-cell>
        </table:table-row>
        <table:table-row table:style-name="ro1">
          <table:table-cell office:value-type="float" office:value="18123264" calcext:value-type="float">
            <text:p>18123264</text:p>
          </table:table-cell>
          <table:table-cell office:value-type="float" office:value="2159883.37632804" calcext:value-type="float">
            <text:p>2159883.37632804</text:p>
          </table:table-cell>
          <table:table-cell office:value-type="float" office:value="561443289869.466" calcext:value-type="float">
            <text:p>561443289869.466</text:p>
          </table:table-cell>
          <table:table-cell office:value-type="float" office:value="2258065.51825828" calcext:value-type="float">
            <text:p>2258065.51825828</text:p>
          </table:table-cell>
          <table:table-cell/>
          <table:table-cell office:value-type="float" office:value="11988864" calcext:value-type="float">
            <text:p>11988864</text:p>
          </table:table-cell>
          <table:table-cell office:value-type="float" office:value="700151906.772555" calcext:value-type="float">
            <text:p>700151906.772555</text:p>
          </table:table-cell>
          <table:table-cell office:value-type="float" office:value="2315964225844518" calcext:value-type="float">
            <text:p>2315964225844518</text:p>
          </table:table-cell>
          <table:table-cell office:value-type="float" office:value="1723872507.30475" calcext:value-type="float">
            <text:p>1723872507.30475</text:p>
          </table:table-cell>
          <table:table-cell/>
          <table:table-cell office:value-type="float" office:value="13803264" calcext:value-type="float">
            <text:p>13803264</text:p>
          </table:table-cell>
          <table:table-cell office:value-type="float" office:value="2399975981.17497" calcext:value-type="float">
            <text:p>2399975981.17497</text:p>
          </table:table-cell>
          <table:table-cell office:value-type="float" office:value="7903605306347497" calcext:value-type="float">
            <text:p>7903605306347497</text:p>
          </table:table-cell>
          <table:table-cell office:value-type="float" office:value="5863884028.83589" calcext:value-type="float">
            <text:p>5863884028.83589</text:p>
          </table:table-cell>
          <table:table-cell/>
          <table:table-cell office:value-type="float" office:value="29182464" calcext:value-type="float">
            <text:p>29182464</text:p>
          </table:table-cell>
          <table:table-cell office:value-type="float" office:value="3127282715.77161" calcext:value-type="float">
            <text:p>3127282715.77161</text:p>
          </table:table-cell>
          <table:table-cell office:value-type="float" office:value="7367714426915333" calcext:value-type="float">
            <text:p>7367714426915333</text:p>
          </table:table-cell>
          <table:table-cell office:value-type="float" office:value="5471319607.30565" calcext:value-type="float">
            <text:p>5471319607.30565</text:p>
          </table:table-cell>
          <table:table-cell/>
          <table:table-cell office:value-type="float" office:value="34193664" calcext:value-type="float">
            <text:p>34193664</text:p>
          </table:table-cell>
          <table:table-cell office:value-type="float" office:value="2856193754.68829" calcext:value-type="float">
            <text:p>2856193754.68829</text:p>
          </table:table-cell>
          <table:table-cell office:value-type="float" office:value="2.3519798515285E+015" calcext:value-type="float">
            <text:p>2.3519798515285E+015</text:p>
          </table:table-cell>
          <table:table-cell office:value-type="float" office:value="1790939263.20901" calcext:value-type="float">
            <text:p>1790939263.20901</text:p>
          </table:table-cell>
          <table:table-cell/>
          <table:table-cell office:value-type="float" office:value="53724114" calcext:value-type="float">
            <text:p>53724114</text:p>
          </table:table-cell>
          <table:table-cell office:value-type="float" office:value="3573519266.54859" calcext:value-type="float">
            <text:p>3573519266.54859</text:p>
          </table:table-cell>
          <table:table-cell office:value-type="float" office:value="1.96802982900952E+015" calcext:value-type="float">
            <text:p>1.96802982900952E+015</text:p>
          </table:table-cell>
          <table:table-cell office:value-type="float" office:value="1605855670.79984" calcext:value-type="float">
            <text:p>1605855670.79984</text:p>
          </table:table-cell>
        </table:table-row>
        <table:table-row table:style-name="ro1">
          <table:table-cell office:value-type="float" office:value="18129312" calcext:value-type="float">
            <text:p>18129312</text:p>
          </table:table-cell>
          <table:table-cell office:value-type="float" office:value="2159275.66983188" calcext:value-type="float">
            <text:p>2159275.66983188</text:p>
          </table:table-cell>
          <table:table-cell office:value-type="float" office:value="561159571311.474" calcext:value-type="float">
            <text:p>561159571311.474</text:p>
          </table:table-cell>
          <table:table-cell office:value-type="float" office:value="2257438.45184752" calcext:value-type="float">
            <text:p>2257438.45184752</text:p>
          </table:table-cell>
          <table:table-cell/>
          <table:table-cell office:value-type="float" office:value="11994912" calcext:value-type="float">
            <text:p>11994912</text:p>
          </table:table-cell>
          <table:table-cell office:value-type="float" office:value="699718770.951722" calcext:value-type="float">
            <text:p>699718770.951722</text:p>
          </table:table-cell>
          <table:table-cell office:value-type="float" office:value="2.31451039383797E+015" calcext:value-type="float">
            <text:p>2.31451039383797E+015</text:p>
          </table:table-cell>
          <table:table-cell office:value-type="float" office:value="1722796939.06026" calcext:value-type="float">
            <text:p>1722796939.06026</text:p>
          </table:table-cell>
          <table:table-cell/>
          <table:table-cell office:value-type="float" office:value="13809312" calcext:value-type="float">
            <text:p>13809312</text:p>
          </table:table-cell>
          <table:table-cell office:value-type="float" office:value="2398491601.58655" calcext:value-type="float">
            <text:p>2398491601.58655</text:p>
          </table:table-cell>
          <table:table-cell office:value-type="float" office:value="7898643321434837" calcext:value-type="float">
            <text:p>7898643321434837</text:p>
          </table:table-cell>
          <table:table-cell office:value-type="float" office:value="5860216823.50184" calcext:value-type="float">
            <text:p>5860216823.50184</text:p>
          </table:table-cell>
          <table:table-cell/>
          <table:table-cell office:value-type="float" office:value="29188512" calcext:value-type="float">
            <text:p>29188512</text:p>
          </table:table-cell>
          <table:table-cell office:value-type="float" office:value="3125632652.47556" calcext:value-type="float">
            <text:p>3125632652.47556</text:p>
          </table:table-cell>
          <table:table-cell office:value-type="float" office:value="7362844524933425" calcext:value-type="float">
            <text:p>7362844524933425</text:p>
          </table:table-cell>
          <table:table-cell office:value-type="float" office:value="5467638976.30756" calcext:value-type="float">
            <text:p>5467638976.30756</text:p>
          </table:table-cell>
          <table:table-cell/>
          <table:table-cell office:value-type="float" office:value="34199712" calcext:value-type="float">
            <text:p>34199712</text:p>
          </table:table-cell>
          <table:table-cell office:value-type="float" office:value="2854690100.47419" calcext:value-type="float">
            <text:p>2854690100.47419</text:p>
          </table:table-cell>
          <table:table-cell office:value-type="float" office:value="2348730975199574" calcext:value-type="float">
            <text:p>2348730975199574</text:p>
          </table:table-cell>
          <table:table-cell office:value-type="float" office:value="1788054100.8336" calcext:value-type="float">
            <text:p>1788054100.8336</text:p>
          </table:table-cell>
          <table:table-cell/>
          <table:table-cell office:value-type="float" office:value="53730162" calcext:value-type="float">
            <text:p>53730162</text:p>
          </table:table-cell>
          <table:table-cell office:value-type="float" office:value="3571543426.05426" calcext:value-type="float">
            <text:p>3571543426.05426</text:p>
          </table:table-cell>
          <table:table-cell office:value-type="float" office:value="1.96317688821746E+015" calcext:value-type="float">
            <text:p>1.96317688821746E+015</text:p>
          </table:table-cell>
          <table:table-cell office:value-type="float" office:value="1601359711.02788" calcext:value-type="float">
            <text:p>1601359711.02788</text:p>
          </table:table-cell>
        </table:table-row>
        <table:table-row table:style-name="ro1">
          <table:table-cell office:value-type="float" office:value="18135360" calcext:value-type="float">
            <text:p>18135360</text:p>
          </table:table-cell>
          <table:table-cell office:value-type="float" office:value="2158668.67560158" calcext:value-type="float">
            <text:p>2158668.67560158</text:p>
          </table:table-cell>
          <table:table-cell office:value-type="float" office:value="560876407656.956" calcext:value-type="float">
            <text:p>560876407656.956</text:p>
          </table:table-cell>
          <table:table-cell office:value-type="float" office:value="2256812.05336124" calcext:value-type="float">
            <text:p>2256812.05336124</text:p>
          </table:table-cell>
          <table:table-cell/>
          <table:table-cell office:value-type="float" office:value="12000960" calcext:value-type="float">
            <text:p>12000960</text:p>
          </table:table-cell>
          <table:table-cell office:value-type="float" office:value="699285912.218339" calcext:value-type="float">
            <text:p>699285912.218339</text:p>
          </table:table-cell>
          <table:table-cell office:value-type="float" office:value="2.31305747802066E+015" calcext:value-type="float">
            <text:p>2.31305747802066E+015</text:p>
          </table:table-cell>
          <table:table-cell office:value-type="float" office:value="1721722048.54285" calcext:value-type="float">
            <text:p>1721722048.54285</text:p>
          </table:table-cell>
          <table:table-cell/>
          <table:table-cell office:value-type="float" office:value="13815360" calcext:value-type="float">
            <text:p>13815360</text:p>
          </table:table-cell>
          <table:table-cell office:value-type="float" office:value="2397008184.93764" calcext:value-type="float">
            <text:p>2397008184.93764</text:p>
          </table:table-cell>
          <table:table-cell office:value-type="float" office:value="7893684466424266" calcext:value-type="float">
            <text:p>7893684466424266</text:p>
          </table:table-cell>
          <table:table-cell office:value-type="float" office:value="5856551934.14595" calcext:value-type="float">
            <text:p>5856551934.14595</text:p>
          </table:table-cell>
          <table:table-cell/>
          <table:table-cell office:value-type="float" office:value="29194560" calcext:value-type="float">
            <text:p>29194560</text:p>
          </table:table-cell>
          <table:table-cell office:value-type="float" office:value="3123996378.00685" calcext:value-type="float">
            <text:p>3123996378.00685</text:p>
          </table:table-cell>
          <table:table-cell office:value-type="float" office:value="7357993242957719" calcext:value-type="float">
            <text:p>7357993242957719</text:p>
          </table:table-cell>
          <table:table-cell office:value-type="float" office:value="5463977202.6093" calcext:value-type="float">
            <text:p>5463977202.6093</text:p>
          </table:table-cell>
          <table:table-cell/>
          <table:table-cell office:value-type="float" office:value="34205760" calcext:value-type="float">
            <text:p>34205760</text:p>
          </table:table-cell>
          <table:table-cell office:value-type="float" office:value="2853229646.50692" calcext:value-type="float">
            <text:p>2853229646.50692</text:p>
          </table:table-cell>
          <table:table-cell office:value-type="float" office:value="2345541181063876" calcext:value-type="float">
            <text:p>2345541181063876</text:p>
          </table:table-cell>
          <table:table-cell office:value-type="float" office:value="1785230425.35154" calcext:value-type="float">
            <text:p>1785230425.35154</text:p>
          </table:table-cell>
          <table:table-cell/>
          <table:table-cell office:value-type="float" office:value="53736210" calcext:value-type="float">
            <text:p>53736210</text:p>
          </table:table-cell>
          <table:table-cell office:value-type="float" office:value="3569607837.73241" calcext:value-type="float">
            <text:p>3569607837.73241</text:p>
          </table:table-cell>
          <table:table-cell office:value-type="float" office:value="1.95839107039569E+015" calcext:value-type="float">
            <text:p>1.95839107039569E+015</text:p>
          </table:table-cell>
          <table:table-cell office:value-type="float" office:value="1596931734.15243" calcext:value-type="float">
            <text:p>1596931734.15243</text:p>
          </table:table-cell>
        </table:table-row>
        <table:table-row table:style-name="ro1">
          <table:table-cell office:value-type="float" office:value="18141408" calcext:value-type="float">
            <text:p>18141408</text:p>
          </table:table-cell>
          <table:table-cell office:value-type="float" office:value="2158062.35620864" calcext:value-type="float">
            <text:p>2158062.35620864</text:p>
          </table:table-cell>
          <table:table-cell office:value-type="float" office:value="560593774161.65" calcext:value-type="float">
            <text:p>560593774161.65</text:p>
          </table:table-cell>
          <table:table-cell office:value-type="float" office:value="2256186.29646158" calcext:value-type="float">
            <text:p>2256186.29646158</text:p>
          </table:table-cell>
          <table:table-cell/>
          <table:table-cell office:value-type="float" office:value="12007008" calcext:value-type="float">
            <text:p>12007008</text:p>
          </table:table-cell>
          <table:table-cell office:value-type="float" office:value="698853329.827835" calcext:value-type="float">
            <text:p>698853329.827835</text:p>
          </table:table-cell>
          <table:table-cell office:value-type="float" office:value="2.31160547761586E+015" calcext:value-type="float">
            <text:p>2.31160547761586E+015</text:p>
          </table:table-cell>
          <table:table-cell office:value-type="float" office:value="1720647835.11303" calcext:value-type="float">
            <text:p>1720647835.11303</text:p>
          </table:table-cell>
          <table:table-cell/>
          <table:table-cell office:value-type="float" office:value="13821408" calcext:value-type="float">
            <text:p>13821408</text:p>
          </table:table-cell>
          <table:table-cell office:value-type="float" office:value="2395525728.66249" calcext:value-type="float">
            <text:p>2395525728.66249</text:p>
          </table:table-cell>
          <table:table-cell office:value-type="float" office:value="7888728738495352" calcext:value-type="float">
            <text:p>7888728738495352</text:p>
          </table:table-cell>
          <table:table-cell office:value-type="float" office:value="5852889358.40406" calcext:value-type="float">
            <text:p>5852889358.40406</text:p>
          </table:table-cell>
          <table:table-cell/>
          <table:table-cell office:value-type="float" office:value="29200608" calcext:value-type="float">
            <text:p>29200608</text:p>
          </table:table-cell>
          <table:table-cell office:value-type="float" office:value="3122373065.19842" calcext:value-type="float">
            <text:p>3122373065.19842</text:p>
          </table:table-cell>
          <table:table-cell office:value-type="float" office:value="7353159571416236" calcext:value-type="float">
            <text:p>7353159571416236</text:p>
          </table:table-cell>
          <table:table-cell office:value-type="float" office:value="5460333213.13454" calcext:value-type="float">
            <text:p>5460333213.13454</text:p>
          </table:table-cell>
          <table:table-cell/>
          <table:table-cell office:value-type="float" office:value="34211808" calcext:value-type="float">
            <text:p>34211808</text:p>
          </table:table-cell>
          <table:table-cell office:value-type="float" office:value="2851809802.85884" calcext:value-type="float">
            <text:p>2851809802.85884</text:p>
          </table:table-cell>
          <table:table-cell office:value-type="float" office:value="2.34240725840261E+015" calcext:value-type="float">
            <text:p>2.34240725840261E+015</text:p>
          </table:table-cell>
          <table:table-cell office:value-type="float" office:value="1782464831.4764" calcext:value-type="float">
            <text:p>1782464831.4764</text:p>
          </table:table-cell>
          <table:table-cell/>
          <table:table-cell office:value-type="float" office:value="53742258" calcext:value-type="float">
            <text:p>53742258</text:p>
          </table:table-cell>
          <table:table-cell office:value-type="float" office:value="3567710433.26497" calcext:value-type="float">
            <text:p>3567710433.26497</text:p>
          </table:table-cell>
          <table:table-cell office:value-type="float" office:value="1953669699369041" calcext:value-type="float">
            <text:p>1953669699369041</text:p>
          </table:table-cell>
          <table:table-cell office:value-type="float" office:value="1592568921.87815" calcext:value-type="float">
            <text:p>1592568921.87815</text:p>
          </table:table-cell>
        </table:table-row>
        <table:table-row table:style-name="ro1">
          <table:table-cell office:value-type="float" office:value="18147456" calcext:value-type="float">
            <text:p>18147456</text:p>
          </table:table-cell>
          <table:table-cell office:value-type="float" office:value="2157456.67757202" calcext:value-type="float">
            <text:p>2157456.67757202</text:p>
          </table:table-cell>
          <table:table-cell office:value-type="float" office:value="560311647660.162" calcext:value-type="float">
            <text:p>560311647660.162</text:p>
          </table:table-cell>
          <table:table-cell office:value-type="float" office:value="2255561.15648916" calcext:value-type="float">
            <text:p>2255561.15648916</text:p>
          </table:table-cell>
          <table:table-cell/>
          <table:table-cell office:value-type="float" office:value="12013056" calcext:value-type="float">
            <text:p>12013056</text:p>
          </table:table-cell>
          <table:table-cell office:value-type="float" office:value="698421023.095323" calcext:value-type="float">
            <text:p>698421023.095323</text:p>
          </table:table-cell>
          <table:table-cell office:value-type="float" office:value="2.31015439186013E+015" calcext:value-type="float">
            <text:p>2.31015439186013E+015</text:p>
          </table:table-cell>
          <table:table-cell office:value-type="float" office:value="1719574298.14537" calcext:value-type="float">
            <text:p>1719574298.14537</text:p>
          </table:table-cell>
          <table:table-cell/>
          <table:table-cell office:value-type="float" office:value="13827456" calcext:value-type="float">
            <text:p>13827456</text:p>
          </table:table-cell>
          <table:table-cell office:value-type="float" office:value="2394044230.39061" calcext:value-type="float">
            <text:p>2394044230.39061</text:p>
          </table:table-cell>
          <table:table-cell office:value-type="float" office:value="7883776134884054" calcext:value-type="float">
            <text:p>7883776134884054</text:p>
          </table:table-cell>
          <table:table-cell office:value-type="float" office:value="5849229093.97145" calcext:value-type="float">
            <text:p>5849229093.97145</text:p>
          </table:table-cell>
          <table:table-cell/>
          <table:table-cell office:value-type="float" office:value="29206656" calcext:value-type="float">
            <text:p>29206656</text:p>
          </table:table-cell>
          <table:table-cell office:value-type="float" office:value="3120761940.04129" calcext:value-type="float">
            <text:p>3120761940.04129</text:p>
          </table:table-cell>
          <table:table-cell office:value-type="float" office:value="7348342565485179" calcext:value-type="float">
            <text:p>7348342565485179</text:p>
          </table:table-cell>
          <table:table-cell office:value-type="float" office:value="5456706003.66744" calcext:value-type="float">
            <text:p>5456706003.66744</text:p>
          </table:table-cell>
          <table:table-cell/>
          <table:table-cell office:value-type="float" office:value="34217856" calcext:value-type="float">
            <text:p>34217856</text:p>
          </table:table-cell>
          <table:table-cell office:value-type="float" office:value="2850428144.60572" calcext:value-type="float">
            <text:p>2850428144.60572</text:p>
          </table:table-cell>
          <table:table-cell office:value-type="float" office:value="2339326198229544" calcext:value-type="float">
            <text:p>2339326198229544</text:p>
          </table:table-cell>
          <table:table-cell office:value-type="float" office:value="1779754128.38969" calcext:value-type="float">
            <text:p>1779754128.38969</text:p>
          </table:table-cell>
          <table:table-cell/>
          <table:table-cell office:value-type="float" office:value="53748306" calcext:value-type="float">
            <text:p>53748306</text:p>
          </table:table-cell>
          <table:table-cell office:value-type="float" office:value="3565849272.90362" calcext:value-type="float">
            <text:p>3565849272.90362</text:p>
          </table:table-cell>
          <table:table-cell office:value-type="float" office:value="1949010257121767" calcext:value-type="float">
            <text:p>1949010257121767</text:p>
          </table:table-cell>
          <table:table-cell office:value-type="float" office:value="1588268623.87954" calcext:value-type="float">
            <text:p>1588268623.87954</text:p>
          </table:table-cell>
        </table:table-row>
        <table:table-row table:style-name="ro1">
          <table:table-cell office:value-type="float" office:value="18153504" calcext:value-type="float">
            <text:p>18153504</text:p>
          </table:table-cell>
          <table:table-cell office:value-type="float" office:value="2156851.6086287" calcext:value-type="float">
            <text:p>2156851.6086287</text:p>
          </table:table-cell>
          <table:table-cell office:value-type="float" office:value="560030006464.995" calcext:value-type="float">
            <text:p>560030006464.995</text:p>
          </table:table-cell>
          <table:table-cell office:value-type="float" office:value="2254936.61035582" calcext:value-type="float">
            <text:p>2254936.61035582</text:p>
          </table:table-cell>
          <table:table-cell/>
          <table:table-cell office:value-type="float" office:value="12019104" calcext:value-type="float">
            <text:p>12019104</text:p>
          </table:table-cell>
          <table:table-cell office:value-type="float" office:value="697988991.389046" calcext:value-type="float">
            <text:p>697988991.389046</text:p>
          </table:table-cell>
          <table:table-cell office:value-type="float" office:value="2.30870422000258E+015" calcext:value-type="float">
            <text:p>2.30870422000258E+015</text:p>
          </table:table-cell>
          <table:table-cell office:value-type="float" office:value="1718501437.02759" calcext:value-type="float">
            <text:p>1718501437.02759</text:p>
          </table:table-cell>
          <table:table-cell/>
          <table:table-cell office:value-type="float" office:value="13833504" calcext:value-type="float">
            <text:p>13833504</text:p>
          </table:table-cell>
          <table:table-cell office:value-type="float" office:value="2392563687.92592" calcext:value-type="float">
            <text:p>2392563687.92592</text:p>
          </table:table-cell>
          <table:table-cell office:value-type="float" office:value="7878826652879121" calcext:value-type="float">
            <text:p>7878826652879121</text:p>
          </table:table-cell>
          <table:table-cell office:value-type="float" office:value="5845571138.59919" calcext:value-type="float">
            <text:p>5845571138.59919</text:p>
          </table:table-cell>
          <table:table-cell/>
          <table:table-cell office:value-type="float" office:value="29212704" calcext:value-type="float">
            <text:p>29212704</text:p>
          </table:table-cell>
          <table:table-cell office:value-type="float" office:value="3119162278.26292" calcext:value-type="float">
            <text:p>3119162278.26292</text:p>
          </table:table-cell>
          <table:table-cell office:value-type="float" office:value="7343541340927789" calcext:value-type="float">
            <text:p>7343541340927789</text:p>
          </table:table-cell>
          <table:table-cell office:value-type="float" office:value="5453094634.42728" calcext:value-type="float">
            <text:p>5453094634.42728</text:p>
          </table:table-cell>
          <table:table-cell/>
          <table:table-cell office:value-type="float" office:value="34223904" calcext:value-type="float">
            <text:p>34223904</text:p>
          </table:table-cell>
          <table:table-cell office:value-type="float" office:value="2849082401.23294" calcext:value-type="float">
            <text:p>2849082401.23294</text:p>
          </table:table-cell>
          <table:table-cell office:value-type="float" office:value="2.33629518036523E+015" calcext:value-type="float">
            <text:p>2.33629518036523E+015</text:p>
          </table:table-cell>
          <table:table-cell office:value-type="float" office:value="1777095325.99468" calcext:value-type="float">
            <text:p>1777095325.99468</text:p>
          </table:table-cell>
          <table:table-cell/>
          <table:table-cell office:value-type="float" office:value="53754354" calcext:value-type="float">
            <text:p>53754354</text:p>
          </table:table-cell>
          <table:table-cell office:value-type="float" office:value="3564022537.24159" calcext:value-type="float">
            <text:p>3564022537.24159</text:p>
          </table:table-cell>
          <table:table-cell office:value-type="float" office:value="1944410373750733" calcext:value-type="float">
            <text:p>1944410373750733</text:p>
          </table:table-cell>
          <table:table-cell office:value-type="float" office:value="1584028347.11749" calcext:value-type="float">
            <text:p>1584028347.11749</text:p>
          </table:table-cell>
        </table:table-row>
        <table:table-row table:style-name="ro1">
          <table:table-cell office:value-type="float" office:value="18159552" calcext:value-type="float">
            <text:p>18159552</text:p>
          </table:table-cell>
          <table:table-cell office:value-type="float" office:value="2156247.1210392" calcext:value-type="float">
            <text:p>2156247.1210392</text:p>
          </table:table-cell>
          <table:table-cell office:value-type="float" office:value="559748830272.019" calcext:value-type="float">
            <text:p>559748830272.019</text:p>
          </table:table-cell>
          <table:table-cell office:value-type="float" office:value="2254312.63644409" calcext:value-type="float">
            <text:p>2254312.63644409</text:p>
          </table:table-cell>
          <table:table-cell/>
          <table:table-cell office:value-type="float" office:value="12025152" calcext:value-type="float">
            <text:p>12025152</text:p>
          </table:table-cell>
          <table:table-cell office:value-type="float" office:value="697557234.124574" calcext:value-type="float">
            <text:p>697557234.124574</text:p>
          </table:table-cell>
          <table:table-cell office:value-type="float" office:value="2.307254961304E+015" calcext:value-type="float">
            <text:p>2.307254961304E+015</text:p>
          </table:table-cell>
          <table:table-cell office:value-type="float" office:value="1717429251.15977" calcext:value-type="float">
            <text:p>1717429251.15977</text:p>
          </table:table-cell>
          <table:table-cell/>
          <table:table-cell office:value-type="float" office:value="13839552" calcext:value-type="float">
            <text:p>13839552</text:p>
          </table:table-cell>
          <table:table-cell office:value-type="float" office:value="2391084099.22822" calcext:value-type="float">
            <text:p>2391084099.22822</text:p>
          </table:table-cell>
          <table:table-cell office:value-type="float" office:value="7873880289818899" calcext:value-type="float">
            <text:p>7873880289818899</text:p>
          </table:table-cell>
          <table:table-cell office:value-type="float" office:value="5841915490.0906" calcext:value-type="float">
            <text:p>5841915490.0906</text:p>
          </table:table-cell>
          <table:table-cell/>
          <table:table-cell office:value-type="float" office:value="29218752" calcext:value-type="float">
            <text:p>29218752</text:p>
          </table:table-cell>
          <table:table-cell office:value-type="float" office:value="3117573402.12608" calcext:value-type="float">
            <text:p>3117573402.12608</text:p>
          </table:table-cell>
          <table:table-cell office:value-type="float" office:value="7338755070200740" calcext:value-type="float">
            <text:p>7338755070200740</text:p>
          </table:table-cell>
          <table:table-cell office:value-type="float" office:value="5449498225.92743" calcext:value-type="float">
            <text:p>5449498225.92743</text:p>
          </table:table-cell>
          <table:table-cell/>
          <table:table-cell office:value-type="float" office:value="34229952" calcext:value-type="float">
            <text:p>34229952</text:p>
          </table:table-cell>
          <table:table-cell office:value-type="float" office:value="2847770446.72262" calcext:value-type="float">
            <text:p>2847770446.72262</text:p>
          </table:table-cell>
          <table:table-cell office:value-type="float" office:value="2333311561341627" calcext:value-type="float">
            <text:p>2333311561341627</text:p>
          </table:table-cell>
          <table:table-cell office:value-type="float" office:value="1774485622.05338" calcext:value-type="float">
            <text:p>1774485622.05338</text:p>
          </table:table-cell>
          <table:table-cell/>
          <table:table-cell office:value-type="float" office:value="53760402" calcext:value-type="float">
            <text:p>53760402</text:p>
          </table:table-cell>
          <table:table-cell office:value-type="float" office:value="3562228519.51448" calcext:value-type="float">
            <text:p>3562228519.51448</text:p>
          </table:table-cell>
          <table:table-cell office:value-type="float" office:value="1.9398678180634E+015" calcext:value-type="float">
            <text:p>1.9398678180634E+015</text:p>
          </table:table-cell>
          <table:table-cell office:value-type="float" office:value="1579845745.84166" calcext:value-type="float">
            <text:p>1579845745.84166</text:p>
          </table:table-cell>
        </table:table-row>
        <table:table-row table:style-name="ro1">
          <table:table-cell office:value-type="float" office:value="18165600" calcext:value-type="float">
            <text:p>18165600</text:p>
          </table:table-cell>
          <table:table-cell office:value-type="float" office:value="2155643.18892409" calcext:value-type="float">
            <text:p>2155643.18892409</text:p>
          </table:table-cell>
          <table:table-cell office:value-type="float" office:value="559468100071.961" calcext:value-type="float">
            <text:p>559468100071.961</text:p>
          </table:table-cell>
          <table:table-cell office:value-type="float" office:value="2253689.21451322" calcext:value-type="float">
            <text:p>2253689.21451322</text:p>
          </table:table-cell>
          <table:table-cell/>
          <table:table-cell office:value-type="float" office:value="12031200" calcext:value-type="float">
            <text:p>12031200</text:p>
          </table:table-cell>
          <table:table-cell office:value-type="float" office:value="697125750.759659" calcext:value-type="float">
            <text:p>697125750.759659</text:p>
          </table:table-cell>
          <table:table-cell office:value-type="float" office:value="2.30580661503623E+015" calcext:value-type="float">
            <text:p>2.30580661503623E+015</text:p>
          </table:table-cell>
          <table:table-cell office:value-type="float" office:value="1716357739.95356" calcext:value-type="float">
            <text:p>1716357739.95356</text:p>
          </table:table-cell>
          <table:table-cell/>
          <table:table-cell office:value-type="float" office:value="13845600" calcext:value-type="float">
            <text:p>13845600</text:p>
          </table:table-cell>
          <table:table-cell office:value-type="float" office:value="2389605462.39677" calcext:value-type="float">
            <text:p>2389605462.39677</text:p>
          </table:table-cell>
          <table:table-cell office:value-type="float" office:value="7868937043088167" calcext:value-type="float">
            <text:p>7868937043088167</text:p>
          </table:table-cell>
          <table:table-cell office:value-type="float" office:value="5838262146.29799" calcext:value-type="float">
            <text:p>5838262146.29799</text:p>
          </table:table-cell>
          <table:table-cell/>
          <table:table-cell office:value-type="float" office:value="29224800" calcext:value-type="float">
            <text:p>29224800</text:p>
          </table:table-cell>
          <table:table-cell office:value-type="float" office:value="3115994677.43408" calcext:value-type="float">
            <text:p>3115994677.43408</text:p>
          </table:table-cell>
          <table:table-cell office:value-type="float" office:value="7333982978810713" calcext:value-type="float">
            <text:p>7333982978810713</text:p>
          </table:table-cell>
          <table:table-cell office:value-type="float" office:value="5445915955.10049" calcext:value-type="float">
            <text:p>5445915955.10049</text:p>
          </table:table-cell>
          <table:table-cell/>
          <table:table-cell office:value-type="float" office:value="34236000" calcext:value-type="float">
            <text:p>34236000</text:p>
          </table:table-cell>
          <table:table-cell office:value-type="float" office:value="2846490290.27784" calcext:value-type="float">
            <text:p>2846490290.27784</text:p>
          </table:table-cell>
          <table:table-cell office:value-type="float" office:value="2.33037286308376E+015" calcext:value-type="float">
            <text:p>2.33037286308376E+015</text:p>
          </table:table-cell>
          <table:table-cell office:value-type="float" office:value="1771922390.14979" calcext:value-type="float">
            <text:p>1771922390.14979</text:p>
          </table:table-cell>
          <table:table-cell/>
          <table:table-cell office:value-type="float" office:value="53766450" calcext:value-type="float">
            <text:p>53766450</text:p>
          </table:table-cell>
          <table:table-cell office:value-type="float" office:value="3560465618.39574" calcext:value-type="float">
            <text:p>3560465618.39574</text:p>
          </table:table-cell>
          <table:table-cell office:value-type="float" office:value="1935380488779253" calcext:value-type="float">
            <text:p>1935380488779253</text:p>
          </table:table-cell>
          <table:table-cell office:value-type="float" office:value="1575718612.23471" calcext:value-type="float">
            <text:p>1575718612.23471</text:p>
          </table:table-cell>
        </table:table-row>
        <table:table-row table:style-name="ro1">
          <table:table-cell office:value-type="float" office:value="18171648" calcext:value-type="float">
            <text:p>18171648</text:p>
          </table:table-cell>
          <table:table-cell office:value-type="float" office:value="2155039.78862802" calcext:value-type="float">
            <text:p>2155039.78862802</text:p>
          </table:table-cell>
          <table:table-cell office:value-type="float" office:value="559187798067.529" calcext:value-type="float">
            <text:p>559187798067.529</text:p>
          </table:table-cell>
          <table:table-cell office:value-type="float" office:value="2253066.32561098" calcext:value-type="float">
            <text:p>2253066.32561098</text:p>
          </table:table-cell>
          <table:table-cell/>
          <table:table-cell office:value-type="float" office:value="12037248" calcext:value-type="float">
            <text:p>12037248</text:p>
          </table:table-cell>
          <table:table-cell office:value-type="float" office:value="696694540.789678" calcext:value-type="float">
            <text:p>696694540.789678</text:p>
          </table:table-cell>
          <table:table-cell office:value-type="float" office:value="2.30435918048142E+015" calcext:value-type="float">
            <text:p>2.30435918048142E+015</text:p>
          </table:table-cell>
          <table:table-cell office:value-type="float" office:value="1715286902.83148" calcext:value-type="float">
            <text:p>1715286902.83148</text:p>
          </table:table-cell>
          <table:table-cell/>
          <table:table-cell office:value-type="float" office:value="13851648" calcext:value-type="float">
            <text:p>13851648</text:p>
          </table:table-cell>
          <table:table-cell office:value-type="float" office:value="2388127775.65567" calcext:value-type="float">
            <text:p>2388127775.65567</text:p>
          </table:table-cell>
          <table:table-cell office:value-type="float" office:value="7863996910115336" calcext:value-type="float">
            <text:p>7863996910115336</text:p>
          </table:table-cell>
          <table:table-cell office:value-type="float" office:value="5834611105.11966" calcext:value-type="float">
            <text:p>5834611105.11966</text:p>
          </table:table-cell>
          <table:table-cell/>
          <table:table-cell office:value-type="float" office:value="29230848" calcext:value-type="float">
            <text:p>29230848</text:p>
          </table:table-cell>
          <table:table-cell office:value-type="float" office:value="3114425510.72888" calcext:value-type="float">
            <text:p>3114425510.72888</text:p>
          </table:table-cell>
          <table:table-cell office:value-type="float" office:value="7329224341905110" calcext:value-type="float">
            <text:p>7329224341905110</text:p>
          </table:table-cell>
          <table:table-cell office:value-type="float" office:value="5442347051.67253" calcext:value-type="float">
            <text:p>5442347051.67253</text:p>
          </table:table-cell>
          <table:table-cell/>
          <table:table-cell office:value-type="float" office:value="34242048" calcext:value-type="float">
            <text:p>34242048</text:p>
          </table:table-cell>
          <table:table-cell office:value-type="float" office:value="2845240067.64318" calcext:value-type="float">
            <text:p>2845240067.64318</text:p>
          </table:table-cell>
          <table:table-cell office:value-type="float" office:value="2327476762318504" calcext:value-type="float">
            <text:p>2327476762318504</text:p>
          </table:table-cell>
          <table:table-cell office:value-type="float" office:value="1769403168.4266" calcext:value-type="float">
            <text:p>1769403168.4266</text:p>
          </table:table-cell>
          <table:table-cell/>
          <table:table-cell office:value-type="float" office:value="53772498" calcext:value-type="float">
            <text:p>53772498</text:p>
          </table:table-cell>
          <table:table-cell office:value-type="float" office:value="3558732331.25527" calcext:value-type="float">
            <text:p>3558732331.25527</text:p>
          </table:table-cell>
          <table:table-cell office:value-type="float" office:value="1.93094640629578E+015" calcext:value-type="float">
            <text:p>1.93094640629578E+015</text:p>
          </table:table-cell>
          <table:table-cell office:value-type="float" office:value="1571644867.65692" calcext:value-type="float">
            <text:p>1571644867.65692</text:p>
          </table:table-cell>
        </table:table-row>
        <table:table-row table:style-name="ro1">
          <table:table-cell office:value-type="float" office:value="18177696" calcext:value-type="float">
            <text:p>18177696</text:p>
          </table:table-cell>
          <table:table-cell office:value-type="float" office:value="2154436.89850835" calcext:value-type="float">
            <text:p>2154436.89850835</text:p>
          </table:table-cell>
          <table:table-cell office:value-type="float" office:value="558907907595.832" calcext:value-type="float">
            <text:p>558907907595.832</text:p>
          </table:table-cell>
          <table:table-cell office:value-type="float" office:value="2252443.9519913" calcext:value-type="float">
            <text:p>2252443.9519913</text:p>
          </table:table-cell>
          <table:table-cell/>
          <table:table-cell office:value-type="float" office:value="12043296" calcext:value-type="float">
            <text:p>12043296</text:p>
          </table:table-cell>
          <table:table-cell office:value-type="float" office:value="696263603.743585" calcext:value-type="float">
            <text:p>696263603.743585</text:p>
          </table:table-cell>
          <table:table-cell office:value-type="float" office:value="2.30291265693144E+015" calcext:value-type="float">
            <text:p>2.30291265693144E+015</text:p>
          </table:table-cell>
          <table:table-cell office:value-type="float" office:value="1714216739.22625" calcext:value-type="float">
            <text:p>1714216739.22625</text:p>
          </table:table-cell>
          <table:table-cell/>
          <table:table-cell office:value-type="float" office:value="13857696" calcext:value-type="float">
            <text:p>13857696</text:p>
          </table:table-cell>
          <table:table-cell office:value-type="float" office:value="2386651037.3409" calcext:value-type="float">
            <text:p>2386651037.3409</text:p>
          </table:table-cell>
          <table:table-cell office:value-type="float" office:value="7859059888369674" calcext:value-type="float">
            <text:p>7859059888369674</text:p>
          </table:table-cell>
          <table:table-cell office:value-type="float" office:value="5830962364.4969" calcext:value-type="float">
            <text:p>5830962364.4969</text:p>
          </table:table-cell>
          <table:table-cell/>
          <table:table-cell office:value-type="float" office:value="29236896" calcext:value-type="float">
            <text:p>29236896</text:p>
          </table:table-cell>
          <table:table-cell office:value-type="float" office:value="3112865346.66981" calcext:value-type="float">
            <text:p>3112865346.66981</text:p>
          </table:table-cell>
          <table:table-cell office:value-type="float" office:value="7324478481081922" calcext:value-type="float">
            <text:p>7324478481081922</text:p>
          </table:table-cell>
          <table:table-cell office:value-type="float" office:value="5438790794.77021" calcext:value-type="float">
            <text:p>5438790794.77021</text:p>
          </table:table-cell>
          <table:table-cell/>
          <table:table-cell office:value-type="float" office:value="34248096" calcext:value-type="float">
            <text:p>34248096</text:p>
          </table:table-cell>
          <table:table-cell office:value-type="float" office:value="2844018032.98297" calcext:value-type="float">
            <text:p>2844018032.98297</text:p>
          </table:table-cell>
          <table:table-cell office:value-type="float" office:value="2.3246210806637E+015" calcext:value-type="float">
            <text:p>2.3246210806637E+015</text:p>
          </table:table-cell>
          <table:table-cell office:value-type="float" office:value="1766925649.04531" calcext:value-type="float">
            <text:p>1766925649.04531</text:p>
          </table:table-cell>
          <table:table-cell/>
          <table:table-cell office:value-type="float" office:value="53778546" calcext:value-type="float">
            <text:p>53778546</text:p>
          </table:table-cell>
          <table:table-cell office:value-type="float" office:value="3557027247.85102" calcext:value-type="float">
            <text:p>3557027247.85102</text:p>
          </table:table-cell>
          <table:table-cell office:value-type="float" office:value="1.92656370498283E+015" calcext:value-type="float">
            <text:p>1.92656370498283E+015</text:p>
          </table:table-cell>
          <table:table-cell office:value-type="float" office:value="1567622554.45278" calcext:value-type="float">
            <text:p>1567622554.45278</text:p>
          </table:table-cell>
        </table:table-row>
        <table:table-row table:style-name="ro1">
          <table:table-cell office:value-type="float" office:value="18183744" calcext:value-type="float">
            <text:p>18183744</text:p>
          </table:table-cell>
          <table:table-cell office:value-type="float" office:value="2153834.4987455" calcext:value-type="float">
            <text:p>2153834.4987455</text:p>
          </table:table-cell>
          <table:table-cell office:value-type="float" office:value="558628413055.738" calcext:value-type="float">
            <text:p>558628413055.738</text:p>
          </table:table-cell>
          <table:table-cell office:value-type="float" office:value="2251822.077037" calcext:value-type="float">
            <text:p>2251822.077037</text:p>
          </table:table-cell>
          <table:table-cell/>
          <table:table-cell office:value-type="float" office:value="12049344" calcext:value-type="float">
            <text:p>12049344</text:p>
          </table:table-cell>
          <table:table-cell office:value-type="float" office:value="695832939.180326" calcext:value-type="float">
            <text:p>695832939.180326</text:p>
          </table:table-cell>
          <table:table-cell office:value-type="float" office:value="2.30146704368725E+015" calcext:value-type="float">
            <text:p>2.30146704368725E+015</text:p>
          </table:table-cell>
          <table:table-cell office:value-type="float" office:value="1713147248.58011" calcext:value-type="float">
            <text:p>1713147248.58011</text:p>
          </table:table-cell>
          <table:table-cell/>
          <table:table-cell office:value-type="float" office:value="13863744" calcext:value-type="float">
            <text:p>13863744</text:p>
          </table:table-cell>
          <table:table-cell office:value-type="float" office:value="2385175245.88869" calcext:value-type="float">
            <text:p>2385175245.88869</text:p>
          </table:table-cell>
          <table:table-cell office:value-type="float" office:value="7854125975358846" calcext:value-type="float">
            <text:p>7854125975358846</text:p>
          </table:table-cell>
          <table:table-cell office:value-type="float" office:value="5827315922.41144" calcext:value-type="float">
            <text:p>5827315922.41144</text:p>
          </table:table-cell>
          <table:table-cell/>
          <table:table-cell office:value-type="float" office:value="29242944" calcext:value-type="float">
            <text:p>29242944</text:p>
          </table:table-cell>
          <table:table-cell office:value-type="float" office:value="3111313665.58101" calcext:value-type="float">
            <text:p>3111313665.58101</text:p>
          </table:table-cell>
          <table:table-cell office:value-type="float" office:value="7319744761404627" calcext:value-type="float">
            <text:p>7319744761404627</text:p>
          </table:table-cell>
          <table:table-cell office:value-type="float" office:value="5435246509.74608" calcext:value-type="float">
            <text:p>5435246509.74608</text:p>
          </table:table-cell>
          <table:table-cell/>
          <table:table-cell office:value-type="float" office:value="34254144" calcext:value-type="float">
            <text:p>34254144</text:p>
          </table:table-cell>
          <table:table-cell office:value-type="float" office:value="2842822551.28169" calcext:value-type="float">
            <text:p>2842822551.28169</text:p>
          </table:table-cell>
          <table:table-cell office:value-type="float" office:value="2.32180377535392E+015" calcext:value-type="float">
            <text:p>2.32180377535392E+015</text:p>
          </table:table-cell>
          <table:table-cell office:value-type="float" office:value="1764487668.32357" calcext:value-type="float">
            <text:p>1764487668.32357</text:p>
          </table:table-cell>
          <table:table-cell/>
          <table:table-cell office:value-type="float" office:value="53784594" calcext:value-type="float">
            <text:p>53784594</text:p>
          </table:table-cell>
          <table:table-cell office:value-type="float" office:value="3555349044.42611" calcext:value-type="float">
            <text:p>3555349044.42611</text:p>
          </table:table-cell>
          <table:table-cell office:value-type="float" office:value="1.92223062597122E+015" calcext:value-type="float">
            <text:p>1.92223062597122E+015</text:p>
          </table:table-cell>
          <table:table-cell office:value-type="float" office:value="1563649828.28334" calcext:value-type="float">
            <text:p>1563649828.28334</text:p>
          </table:table-cell>
        </table:table-row>
        <table:table-row table:style-name="ro1">
          <table:table-cell office:value-type="float" office:value="18189792" calcext:value-type="float">
            <text:p>18189792</text:p>
          </table:table-cell>
          <table:table-cell office:value-type="float" office:value="2153232.57117279" calcext:value-type="float">
            <text:p>2153232.57117279</text:p>
          </table:table-cell>
          <table:table-cell office:value-type="float" office:value="558349299839.883" calcext:value-type="float">
            <text:p>558349299839.883</text:p>
          </table:table-cell>
          <table:table-cell office:value-type="float" office:value="2251200.68518751" calcext:value-type="float">
            <text:p>2251200.68518751</text:p>
          </table:table-cell>
          <table:table-cell/>
          <table:table-cell office:value-type="float" office:value="12055392" calcext:value-type="float">
            <text:p>12055392</text:p>
          </table:table-cell>
          <table:table-cell office:value-type="float" office:value="695402546.685654" calcext:value-type="float">
            <text:p>695402546.685654</text:p>
          </table:table-cell>
          <table:table-cell office:value-type="float" office:value="2300022340058348" calcext:value-type="float">
            <text:p>2300022340058348</text:p>
          </table:table-cell>
          <table:table-cell office:value-type="float" office:value="1712078430.34433" calcext:value-type="float">
            <text:p>1712078430.34433</text:p>
          </table:table-cell>
          <table:table-cell/>
          <table:table-cell office:value-type="float" office:value="13869792" calcext:value-type="float">
            <text:p>13869792</text:p>
          </table:table-cell>
          <table:table-cell office:value-type="float" office:value="2383700399.82534" calcext:value-type="float">
            <text:p>2383700399.82534</text:p>
          </table:table-cell>
          <table:table-cell office:value-type="float" office:value="7849195168626470" calcext:value-type="float">
            <text:p>7849195168626470</text:p>
          </table:table-cell>
          <table:table-cell office:value-type="float" office:value="5823671776.88284" calcext:value-type="float">
            <text:p>5823671776.88284</text:p>
          </table:table-cell>
          <table:table-cell/>
          <table:table-cell office:value-type="float" office:value="29248992" calcext:value-type="float">
            <text:p>29248992</text:p>
          </table:table-cell>
          <table:table-cell office:value-type="float" office:value="3109769981.15697" calcext:value-type="float">
            <text:p>3109769981.15697</text:p>
          </table:table-cell>
          <table:table-cell office:value-type="float" office:value="7315022588608877" calcext:value-type="float">
            <text:p>7315022588608877</text:p>
          </table:table-cell>
          <table:table-cell office:value-type="float" office:value="5431713565.20786" calcext:value-type="float">
            <text:p>5431713565.20786</text:p>
          </table:table-cell>
          <table:table-cell/>
          <table:table-cell office:value-type="float" office:value="34260192" calcext:value-type="float">
            <text:p>34260192</text:p>
          </table:table-cell>
          <table:table-cell office:value-type="float" office:value="2841652091.23266" calcext:value-type="float">
            <text:p>2841652091.23266</text:p>
          </table:table-cell>
          <table:table-cell office:value-type="float" office:value="2.319022930562E+015" calcext:value-type="float">
            <text:p>2.319022930562E+015</text:p>
          </table:table-cell>
          <table:table-cell office:value-type="float" office:value="1762087197.50604" calcext:value-type="float">
            <text:p>1762087197.50604</text:p>
          </table:table-cell>
          <table:table-cell/>
          <table:table-cell office:value-type="float" office:value="53790642" calcext:value-type="float">
            <text:p>53790642</text:p>
          </table:table-cell>
          <table:table-cell office:value-type="float" office:value="3553696478.18506" calcext:value-type="float">
            <text:p>3553696478.18506</text:p>
          </table:table-cell>
          <table:table-cell office:value-type="float" office:value="1.91794551040406E+015" calcext:value-type="float">
            <text:p>1.91794551040406E+015</text:p>
          </table:table-cell>
          <table:table-cell office:value-type="float" office:value="1559724950.95044" calcext:value-type="float">
            <text:p>1559724950.95044</text:p>
          </table:table-cell>
        </table:table-row>
        <table:table-row table:style-name="ro1">
          <table:table-cell office:value-type="float" office:value="18195840" calcext:value-type="float">
            <text:p>18195840</text:p>
          </table:table-cell>
          <table:table-cell office:value-type="float" office:value="2152631.09912353" calcext:value-type="float">
            <text:p>2152631.09912353</text:p>
          </table:table-cell>
          <table:table-cell office:value-type="float" office:value="558070554271.004" calcext:value-type="float">
            <text:p>558070554271.004</text:p>
          </table:table-cell>
          <table:table-cell office:value-type="float" office:value="2250579.76187126" calcext:value-type="float">
            <text:p>2250579.76187126</text:p>
          </table:table-cell>
          <table:table-cell/>
          <table:table-cell office:value-type="float" office:value="12061440" calcext:value-type="float">
            <text:p>12061440</text:p>
          </table:table-cell>
          <table:table-cell office:value-type="float" office:value="694972425.869299" calcext:value-type="float">
            <text:p>694972425.869299</text:p>
          </table:table-cell>
          <table:table-cell office:value-type="float" office:value="2298578545362288" calcext:value-type="float">
            <text:p>2298578545362288</text:p>
          </table:table-cell>
          <table:table-cell office:value-type="float" office:value="1711010283.97853" calcext:value-type="float">
            <text:p>1711010283.97853</text:p>
          </table:table-cell>
          <table:table-cell/>
          <table:table-cell office:value-type="float" office:value="13875840" calcext:value-type="float">
            <text:p>13875840</text:p>
          </table:table-cell>
          <table:table-cell office:value-type="float" office:value="2382226497.75799" calcext:value-type="float">
            <text:p>2382226497.75799</text:p>
          </table:table-cell>
          <table:table-cell office:value-type="float" office:value="7844267465749962" calcext:value-type="float">
            <text:p>7844267465749962</text:p>
          </table:table-cell>
          <table:table-cell office:value-type="float" office:value="5820029925.96619" calcext:value-type="float">
            <text:p>5820029925.96619</text:p>
          </table:table-cell>
          <table:table-cell/>
          <table:table-cell office:value-type="float" office:value="29255040" calcext:value-type="float">
            <text:p>29255040</text:p>
          </table:table-cell>
          <table:table-cell office:value-type="float" office:value="3108233838.3157" calcext:value-type="float">
            <text:p>3108233838.3157</text:p>
          </table:table-cell>
          <table:table-cell office:value-type="float" office:value="7310311406488781" calcext:value-type="float">
            <text:p>7310311406488781</text:p>
          </table:table-cell>
          <table:table-cell office:value-type="float" office:value="5428191370.23867" calcext:value-type="float">
            <text:p>5428191370.23867</text:p>
          </table:table-cell>
          <table:table-cell/>
          <table:table-cell office:value-type="float" office:value="34266240" calcext:value-type="float">
            <text:p>34266240</text:p>
          </table:table-cell>
          <table:table-cell office:value-type="float" office:value="2840505218.58385" calcext:value-type="float">
            <text:p>2840505218.58385</text:p>
          </table:table-cell>
          <table:table-cell office:value-type="float" office:value="2.31627674927796E+015" calcext:value-type="float">
            <text:p>2.31627674927796E+015</text:p>
          </table:table-cell>
          <table:table-cell office:value-type="float" office:value="1759722334.12802" calcext:value-type="float">
            <text:p>1759722334.12802</text:p>
          </table:table-cell>
          <table:table-cell/>
          <table:table-cell office:value-type="float" office:value="53796690" calcext:value-type="float">
            <text:p>53796690</text:p>
          </table:table-cell>
          <table:table-cell office:value-type="float" office:value="3552068382.12487" calcext:value-type="float">
            <text:p>3552068382.12487</text:p>
          </table:table-cell>
          <table:table-cell office:value-type="float" office:value="1.91370679312073E+015" calcext:value-type="float">
            <text:p>1.91370679312073E+015</text:p>
          </table:table-cell>
          <table:table-cell office:value-type="float" office:value="1555846283.68146" calcext:value-type="float">
            <text:p>1555846283.68146</text:p>
          </table:table-cell>
        </table:table-row>
        <table:table-row table:style-name="ro1">
          <table:table-cell office:value-type="float" office:value="18201888" calcext:value-type="float">
            <text:p>18201888</text:p>
          </table:table-cell>
          <table:table-cell office:value-type="float" office:value="2152030.06729364" calcext:value-type="float">
            <text:p>2152030.06729364</text:p>
          </table:table-cell>
          <table:table-cell office:value-type="float" office:value="557792163542.356" calcext:value-type="float">
            <text:p>557792163542.356</text:p>
          </table:table-cell>
          <table:table-cell office:value-type="float" office:value="2249959.29344225" calcext:value-type="float">
            <text:p>2249959.29344225</text:p>
          </table:table-cell>
          <table:table-cell/>
          <table:table-cell office:value-type="float" office:value="12067488" calcext:value-type="float">
            <text:p>12067488</text:p>
          </table:table-cell>
          <table:table-cell office:value-type="float" office:value="694542576.362458" calcext:value-type="float">
            <text:p>694542576.362458</text:p>
          </table:table-cell>
          <table:table-cell office:value-type="float" office:value="2297135658924137" calcext:value-type="float">
            <text:p>2297135658924137</text:p>
          </table:table-cell>
          <table:table-cell office:value-type="float" office:value="1709942808.95028" calcext:value-type="float">
            <text:p>1709942808.95028</text:p>
          </table:table-cell>
          <table:table-cell/>
          <table:table-cell office:value-type="float" office:value="13881888" calcext:value-type="float">
            <text:p>13881888</text:p>
          </table:table-cell>
          <table:table-cell office:value-type="float" office:value="2380753538.36647" calcext:value-type="float">
            <text:p>2380753538.36647</text:p>
          </table:table-cell>
          <table:table-cell office:value-type="float" office:value="7839342864338419" calcext:value-type="float">
            <text:p>7839342864338419</text:p>
          </table:table-cell>
          <table:table-cell office:value-type="float" office:value="5816390367.74982" calcext:value-type="float">
            <text:p>5816390367.74982</text:p>
          </table:table-cell>
          <table:table-cell/>
          <table:table-cell office:value-type="float" office:value="29261088" calcext:value-type="float">
            <text:p>29261088</text:p>
          </table:table-cell>
          <table:table-cell office:value-type="float" office:value="3106704811.19022" calcext:value-type="float">
            <text:p>3106704811.19022</text:p>
          </table:table-cell>
          <table:table-cell office:value-type="float" office:value="7305610694451110" calcext:value-type="float">
            <text:p>7305610694451110</text:p>
          </table:table-cell>
          <table:table-cell office:value-type="float" office:value="5424679371.79586" calcext:value-type="float">
            <text:p>5424679371.79586</text:p>
          </table:table-cell>
          <table:table-cell/>
          <table:table-cell office:value-type="float" office:value="34272288" calcext:value-type="float">
            <text:p>34272288</text:p>
          </table:table-cell>
          <table:table-cell office:value-type="float" office:value="2839380589.9113" calcext:value-type="float">
            <text:p>2839380589.9113</text:p>
          </table:table-cell>
          <table:table-cell office:value-type="float" office:value="2.31356354570959E+015" calcext:value-type="float">
            <text:p>2.31356354570959E+015</text:p>
          </table:table-cell>
          <table:table-cell office:value-type="float" office:value="1757391293.934" calcext:value-type="float">
            <text:p>1757391293.934</text:p>
          </table:table-cell>
          <table:table-cell/>
          <table:table-cell office:value-type="float" office:value="53802738" calcext:value-type="float">
            <text:p>53802738</text:p>
          </table:table-cell>
          <table:table-cell office:value-type="float" office:value="3550463660.19823" calcext:value-type="float">
            <text:p>3550463660.19823</text:p>
          </table:table-cell>
          <table:table-cell office:value-type="float" office:value="1.90951299674607E+015" calcext:value-type="float">
            <text:p>1.90951299674607E+015</text:p>
          </table:table-cell>
          <table:table-cell office:value-type="float" office:value="1552012280.84463" calcext:value-type="float">
            <text:p>1552012280.84463</text:p>
          </table:table-cell>
        </table:table-row>
        <table:table-row table:style-name="ro1">
          <table:table-cell office:value-type="float" office:value="18207936" calcext:value-type="float">
            <text:p>18207936</text:p>
          </table:table-cell>
          <table:table-cell office:value-type="float" office:value="2151429.46161788" calcext:value-type="float">
            <text:p>2151429.46161788</text:p>
          </table:table-cell>
          <table:table-cell office:value-type="float" office:value="557514115661.923" calcext:value-type="float">
            <text:p>557514115661.923</text:p>
          </table:table-cell>
          <table:table-cell office:value-type="float" office:value="2249339.26712083" calcext:value-type="float">
            <text:p>2249339.26712083</text:p>
          </table:table-cell>
          <table:table-cell/>
          <table:table-cell office:value-type="float" office:value="12073536" calcext:value-type="float">
            <text:p>12073536</text:p>
          </table:table-cell>
          <table:table-cell office:value-type="float" office:value="694112997.815558" calcext:value-type="float">
            <text:p>694112997.815558</text:p>
          </table:table-cell>
          <table:table-cell office:value-type="float" office:value="2.29569368007606E+015" calcext:value-type="float">
            <text:p>2.29569368007606E+015</text:p>
          </table:table-cell>
          <table:table-cell office:value-type="float" office:value="1708876004.73453" calcext:value-type="float">
            <text:p>1708876004.73453</text:p>
          </table:table-cell>
          <table:table-cell/>
          <table:table-cell office:value-type="float" office:value="13887936" calcext:value-type="float">
            <text:p>13887936</text:p>
          </table:table-cell>
          <table:table-cell office:value-type="float" office:value="2379281520.39603" calcext:value-type="float">
            <text:p>2379281520.39603</text:p>
          </table:table-cell>
          <table:table-cell office:value-type="float" office:value="7834421362030666" calcext:value-type="float">
            <text:p>7834421362030666</text:p>
          </table:table-cell>
          <table:table-cell office:value-type="float" office:value="5812753100.35336" calcext:value-type="float">
            <text:p>5812753100.35336</text:p>
          </table:table-cell>
          <table:table-cell/>
          <table:table-cell office:value-type="float" office:value="29267136" calcext:value-type="float">
            <text:p>29267136</text:p>
          </table:table-cell>
          <table:table-cell office:value-type="float" office:value="3105182501.24934" calcext:value-type="float">
            <text:p>3105182501.24934</text:p>
          </table:table-cell>
          <table:table-cell office:value-type="float" office:value="7300919965226770" calcext:value-type="float">
            <text:p>7300919965226770</text:p>
          </table:table-cell>
          <table:table-cell office:value-type="float" office:value="5421177052.27711" calcext:value-type="float">
            <text:p>5421177052.27711</text:p>
          </table:table-cell>
          <table:table-cell/>
          <table:table-cell office:value-type="float" office:value="34278336" calcext:value-type="float">
            <text:p>34278336</text:p>
          </table:table-cell>
          <table:table-cell office:value-type="float" office:value="2838276946.79271" calcext:value-type="float">
            <text:p>2838276946.79271</text:p>
          </table:table-cell>
          <table:table-cell office:value-type="float" office:value="2310881738171144" calcext:value-type="float">
            <text:p>2310881738171144</text:p>
          </table:table-cell>
          <table:table-cell office:value-type="float" office:value="1755092403.31514" calcext:value-type="float">
            <text:p>1755092403.31514</text:p>
          </table:table-cell>
          <table:table-cell/>
          <table:table-cell office:value-type="float" office:value="53808786" calcext:value-type="float">
            <text:p>53808786</text:p>
          </table:table-cell>
          <table:table-cell office:value-type="float" office:value="3548881282.78733" calcext:value-type="float">
            <text:p>3548881282.78733</text:p>
          </table:table-cell>
          <table:table-cell office:value-type="float" office:value="1.9053627261584E+015" calcext:value-type="float">
            <text:p>1.9053627261584E+015</text:p>
          </table:table-cell>
          <table:table-cell office:value-type="float" office:value="1548221484.06752" calcext:value-type="float">
            <text:p>1548221484.06752</text:p>
          </table:table-cell>
        </table:table-row>
        <table:table-row table:style-name="ro1">
          <table:table-cell office:value-type="float" office:value="18213984" calcext:value-type="float">
            <text:p>18213984</text:p>
          </table:table-cell>
          <table:table-cell office:value-type="float" office:value="2150829.26915851" calcext:value-type="float">
            <text:p>2150829.26915851</text:p>
          </table:table-cell>
          <table:table-cell office:value-type="float" office:value="557236399400.206" calcext:value-type="float">
            <text:p>557236399400.206</text:p>
          </table:table-cell>
          <table:table-cell office:value-type="float" office:value="2248719.67093812" calcext:value-type="float">
            <text:p>2248719.67093812</text:p>
          </table:table-cell>
          <table:table-cell/>
          <table:table-cell office:value-type="float" office:value="12079584" calcext:value-type="float">
            <text:p>12079584</text:p>
          </table:table-cell>
          <table:table-cell office:value-type="float" office:value="693683689.896273" calcext:value-type="float">
            <text:p>693683689.896273</text:p>
          </table:table-cell>
          <table:table-cell office:value-type="float" office:value="2294252608156857" calcext:value-type="float">
            <text:p>2294252608156857</text:p>
          </table:table-cell>
          <table:table-cell office:value-type="float" office:value="1707809870.81318" calcext:value-type="float">
            <text:p>1707809870.81318</text:p>
          </table:table-cell>
          <table:table-cell/>
          <table:table-cell office:value-type="float" office:value="13893984" calcext:value-type="float">
            <text:p>13893984</text:p>
          </table:table-cell>
          <table:table-cell office:value-type="float" office:value="2377810442.65086" calcext:value-type="float">
            <text:p>2377810442.65086</text:p>
          </table:table-cell>
          <table:table-cell office:value-type="float" office:value="7829502956493485" calcext:value-type="float">
            <text:p>7829502956493485</text:p>
          </table:table-cell>
          <table:table-cell office:value-type="float" office:value="5809118121.92567" calcext:value-type="float">
            <text:p>5809118121.92567</text:p>
          </table:table-cell>
          <table:table-cell/>
          <table:table-cell office:value-type="float" office:value="29273184" calcext:value-type="float">
            <text:p>29273184</text:p>
          </table:table-cell>
          <table:table-cell office:value-type="float" office:value="3103666535.53937" calcext:value-type="float">
            <text:p>3103666535.53937</text:p>
          </table:table-cell>
          <table:table-cell office:value-type="float" office:value="7296238762729214" calcext:value-type="float">
            <text:p>7296238762729214</text:p>
          </table:table-cell>
          <table:table-cell office:value-type="float" office:value="5417683927.24288" calcext:value-type="float">
            <text:p>5417683927.24288</text:p>
          </table:table-cell>
          <table:table-cell/>
          <table:table-cell office:value-type="float" office:value="34284384" calcext:value-type="float">
            <text:p>34284384</text:p>
          </table:table-cell>
          <table:table-cell office:value-type="float" office:value="2837193110.35538" calcext:value-type="float">
            <text:p>2837193110.35538</text:p>
          </table:table-cell>
          <table:table-cell office:value-type="float" office:value="2.30822984242869E+015" calcext:value-type="float">
            <text:p>2.30822984242869E+015</text:p>
          </table:table-cell>
          <table:table-cell office:value-type="float" office:value="1752824092.23261" calcext:value-type="float">
            <text:p>1752824092.23261</text:p>
          </table:table-cell>
          <table:table-cell/>
          <table:table-cell office:value-type="float" office:value="53814834" calcext:value-type="float">
            <text:p>53814834</text:p>
          </table:table-cell>
          <table:table-cell office:value-type="float" office:value="3547320282.46834" calcext:value-type="float">
            <text:p>3547320282.46834</text:p>
          </table:table-cell>
          <table:table-cell office:value-type="float" office:value="1901254663312272" calcext:value-type="float">
            <text:p>1901254663312272</text:p>
          </table:table-cell>
          <table:table-cell office:value-type="float" office:value="1544472516.73269" calcext:value-type="float">
            <text:p>1544472516.73269</text:p>
          </table:table-cell>
        </table:table-row>
        <table:table-row table:style-name="ro1">
          <table:table-cell office:value-type="float" office:value="18220032" calcext:value-type="float">
            <text:p>18220032</text:p>
          </table:table-cell>
          <table:table-cell office:value-type="float" office:value="2150229.47800485" calcext:value-type="float">
            <text:p>2150229.47800485</text:p>
          </table:table-cell>
          <table:table-cell office:value-type="float" office:value="556959004241.34" calcext:value-type="float">
            <text:p>556959004241.34</text:p>
          </table:table-cell>
          <table:table-cell office:value-type="float" office:value="2248100.49368409" calcext:value-type="float">
            <text:p>2248100.49368409</text:p>
          </table:table-cell>
          <table:table-cell/>
          <table:table-cell office:value-type="float" office:value="12085632" calcext:value-type="float">
            <text:p>12085632</text:p>
          </table:table-cell>
          <table:table-cell office:value-type="float" office:value="693254652.287751" calcext:value-type="float">
            <text:p>693254652.287751</text:p>
          </table:table-cell>
          <table:table-cell office:value-type="float" office:value="2292812442511594" calcext:value-type="float">
            <text:p>2292812442511594</text:p>
          </table:table-cell>
          <table:table-cell office:value-type="float" office:value="1706744406.67466" calcext:value-type="float">
            <text:p>1706744406.67466</text:p>
          </table:table-cell>
          <table:table-cell/>
          <table:table-cell office:value-type="float" office:value="13900032" calcext:value-type="float">
            <text:p>13900032</text:p>
          </table:table-cell>
          <table:table-cell office:value-type="float" office:value="2376340303.98827" calcext:value-type="float">
            <text:p>2376340303.98827</text:p>
          </table:table-cell>
          <table:table-cell office:value-type="float" office:value="7824587645419837" calcext:value-type="float">
            <text:p>7824587645419837</text:p>
          </table:table-cell>
          <table:table-cell office:value-type="float" office:value="5805485430.6431" calcext:value-type="float">
            <text:p>5805485430.6431</text:p>
          </table:table-cell>
          <table:table-cell/>
          <table:table-cell office:value-type="float" office:value="29279232" calcext:value-type="float">
            <text:p>29279232</text:p>
          </table:table-cell>
          <table:table-cell office:value-type="float" office:value="3102156565.03911" calcext:value-type="float">
            <text:p>3102156565.03911</text:p>
          </table:table-cell>
          <table:table-cell office:value-type="float" office:value="7291566660050688" calcext:value-type="float">
            <text:p>7291566660050688</text:p>
          </table:table-cell>
          <table:table-cell office:value-type="float" office:value="5414199543.28523" calcext:value-type="float">
            <text:p>5414199543.28523</text:p>
          </table:table-cell>
          <table:table-cell/>
          <table:table-cell office:value-type="float" office:value="34290432" calcext:value-type="float">
            <text:p>34290432</text:p>
          </table:table-cell>
          <table:table-cell office:value-type="float" office:value="2836127976.17465" calcext:value-type="float">
            <text:p>2836127976.17465</text:p>
          </table:table-cell>
          <table:table-cell office:value-type="float" office:value="2.30560646547292E+015" calcext:value-type="float">
            <text:p>2.30560646547292E+015</text:p>
          </table:table-cell>
          <table:table-cell office:value-type="float" office:value="1750584887.5954" calcext:value-type="float">
            <text:p>1750584887.5954</text:p>
          </table:table-cell>
          <table:table-cell/>
          <table:table-cell office:value-type="float" office:value="53820882" calcext:value-type="float">
            <text:p>53820882</text:p>
          </table:table-cell>
          <table:table-cell office:value-type="float" office:value="3545779750.048" calcext:value-type="float">
            <text:p>3545779750.048</text:p>
          </table:table-cell>
          <table:table-cell office:value-type="float" office:value="1897187562393027" calcext:value-type="float">
            <text:p>1897187562393027</text:p>
          </table:table-cell>
          <table:table-cell office:value-type="float" office:value="1540764078.82618" calcext:value-type="float">
            <text:p>1540764078.82618</text:p>
          </table:table-cell>
        </table:table-row>
        <table:table-row table:style-name="ro1">
          <table:table-cell office:value-type="float" office:value="18226080" calcext:value-type="float">
            <text:p>18226080</text:p>
          </table:table-cell>
          <table:table-cell office:value-type="float" office:value="2149630.07718269" calcext:value-type="float">
            <text:p>2149630.07718269</text:p>
          </table:table-cell>
          <table:table-cell office:value-type="float" office:value="556681920337.347" calcext:value-type="float">
            <text:p>556681920337.347</text:p>
          </table:table-cell>
          <table:table-cell office:value-type="float" office:value="2247481.7248589" calcext:value-type="float">
            <text:p>2247481.7248589</text:p>
          </table:table-cell>
          <table:table-cell/>
          <table:table-cell office:value-type="float" office:value="12091680" calcext:value-type="float">
            <text:p>12091680</text:p>
          </table:table-cell>
          <table:table-cell office:value-type="float" office:value="692825884.687044" calcext:value-type="float">
            <text:p>692825884.687044</text:p>
          </table:table-cell>
          <table:table-cell office:value-type="float" office:value="2291373182491194" calcext:value-type="float">
            <text:p>2291373182491194</text:p>
          </table:table-cell>
          <table:table-cell office:value-type="float" office:value="1705679611.81355" calcext:value-type="float">
            <text:p>1705679611.81355</text:p>
          </table:table-cell>
          <table:table-cell/>
          <table:table-cell office:value-type="float" office:value="13906080" calcext:value-type="float">
            <text:p>13906080</text:p>
          </table:table-cell>
          <table:table-cell office:value-type="float" office:value="2374871103.3135" calcext:value-type="float">
            <text:p>2374871103.3135</text:p>
          </table:table-cell>
          <table:table-cell office:value-type="float" office:value="7819675426527320" calcext:value-type="float">
            <text:p>7819675426527320</text:p>
          </table:table-cell>
          <table:table-cell office:value-type="float" office:value="5801855024.7078" calcext:value-type="float">
            <text:p>5801855024.7078</text:p>
          </table:table-cell>
          <table:table-cell/>
          <table:table-cell office:value-type="float" office:value="29285280" calcext:value-type="float">
            <text:p>29285280</text:p>
          </table:table-cell>
          <table:table-cell office:value-type="float" office:value="3100652263.12061" calcext:value-type="float">
            <text:p>3100652263.12061</text:p>
          </table:table-cell>
          <table:table-cell office:value-type="float" office:value="7286903257587069" calcext:value-type="float">
            <text:p>7286903257587069</text:p>
          </table:table-cell>
          <table:table-cell office:value-type="float" office:value="5410723476.03364" calcext:value-type="float">
            <text:p>5410723476.03364</text:p>
          </table:table-cell>
          <table:table-cell/>
          <table:table-cell office:value-type="float" office:value="34296480" calcext:value-type="float">
            <text:p>34296480</text:p>
          </table:table-cell>
          <table:table-cell office:value-type="float" office:value="2835080509.50001" calcext:value-type="float">
            <text:p>2835080509.50001</text:p>
          </table:table-cell>
          <table:table-cell office:value-type="float" office:value="2303010299691836" calcext:value-type="float">
            <text:p>2303010299691836</text:p>
          </table:table-cell>
          <table:table-cell office:value-type="float" office:value="1748373407.06343" calcext:value-type="float">
            <text:p>1748373407.06343</text:p>
          </table:table-cell>
          <table:table-cell/>
          <table:table-cell office:value-type="float" office:value="53826930" calcext:value-type="float">
            <text:p>53826930</text:p>
          </table:table-cell>
          <table:table-cell office:value-type="float" office:value="3544258830.85459" calcext:value-type="float">
            <text:p>3544258830.85459</text:p>
          </table:table-cell>
          <table:table-cell office:value-type="float" office:value="1.89316024528186E+015" calcext:value-type="float">
            <text:p>1.89316024528186E+015</text:p>
          </table:table-cell>
          <table:table-cell office:value-type="float" office:value="1537094942.11636" calcext:value-type="float">
            <text:p>1537094942.11636</text:p>
          </table:table-cell>
        </table:table-row>
        <table:table-row table:style-name="ro1">
          <table:table-cell office:value-type="float" office:value="18232128" calcext:value-type="float">
            <text:p>18232128</text:p>
          </table:table-cell>
          <table:table-cell office:value-type="float" office:value="2149031.05657245" calcext:value-type="float">
            <text:p>2149031.05657245</text:p>
          </table:table-cell>
          <table:table-cell office:value-type="float" office:value="556405138465.311" calcext:value-type="float">
            <text:p>556405138465.311</text:p>
          </table:table-cell>
          <table:table-cell office:value-type="float" office:value="2246863.3546274" calcext:value-type="float">
            <text:p>2246863.3546274</text:p>
          </table:table-cell>
          <table:table-cell/>
          <table:table-cell office:value-type="float" office:value="12097728" calcext:value-type="float">
            <text:p>12097728</text:p>
          </table:table-cell>
          <table:table-cell office:value-type="float" office:value="692397386.803703" calcext:value-type="float">
            <text:p>692397386.803703</text:p>
          </table:table-cell>
          <table:table-cell office:value-type="float" office:value="2289934827452113" calcext:value-type="float">
            <text:p>2289934827452113</text:p>
          </table:table-cell>
          <table:table-cell office:value-type="float" office:value="1704615485.73016" calcext:value-type="float">
            <text:p>1704615485.73016</text:p>
          </table:table-cell>
          <table:table-cell/>
          <table:table-cell office:value-type="float" office:value="13912128" calcext:value-type="float">
            <text:p>13912128</text:p>
          </table:table-cell>
          <table:table-cell office:value-type="float" office:value="2373402839.57513" calcext:value-type="float">
            <text:p>2373402839.57513</text:p>
          </table:table-cell>
          <table:table-cell office:value-type="float" office:value="7814766297556617" calcext:value-type="float">
            <text:p>7814766297556617</text:p>
          </table:table-cell>
          <table:table-cell office:value-type="float" office:value="5798226902.34607" calcext:value-type="float">
            <text:p>5798226902.34607</text:p>
          </table:table-cell>
          <table:table-cell/>
          <table:table-cell office:value-type="float" office:value="29291328" calcext:value-type="float">
            <text:p>29291328</text:p>
          </table:table-cell>
          <table:table-cell office:value-type="float" office:value="3099153324.10909" calcext:value-type="float">
            <text:p>3099153324.10909</text:p>
          </table:table-cell>
          <table:table-cell office:value-type="float" office:value="7282248181283326" calcext:value-type="float">
            <text:p>7282248181283326</text:p>
          </table:table-cell>
          <table:table-cell office:value-type="float" office:value="5407255328.28903" calcext:value-type="float">
            <text:p>5407255328.28903</text:p>
          </table:table-cell>
          <table:table-cell/>
          <table:table-cell office:value-type="float" office:value="34302528" calcext:value-type="float">
            <text:p>34302528</text:p>
          </table:table-cell>
          <table:table-cell office:value-type="float" office:value="2834049740.78809" calcext:value-type="float">
            <text:p>2834049740.78809</text:p>
          </table:table-cell>
          <table:table-cell office:value-type="float" office:value="2.30044011741768E+015" calcext:value-type="float">
            <text:p>2.30044011741768E+015</text:p>
          </table:table-cell>
          <table:table-cell office:value-type="float" office:value="1746188353.24869" calcext:value-type="float">
            <text:p>1746188353.24869</text:p>
          </table:table-cell>
          <table:table-cell/>
          <table:table-cell office:value-type="float" office:value="53832978" calcext:value-type="float">
            <text:p>53832978</text:p>
          </table:table-cell>
          <table:table-cell office:value-type="float" office:value="3542756721.26718" calcext:value-type="float">
            <text:p>3542756721.26718</text:p>
          </table:table-cell>
          <table:table-cell office:value-type="float" office:value="1.88917159731148E+015" calcext:value-type="float">
            <text:p>1.88917159731148E+015</text:p>
          </table:table-cell>
          <table:table-cell office:value-type="float" office:value="1533463945.64168" calcext:value-type="float">
            <text:p>1533463945.64168</text:p>
          </table:table-cell>
        </table:table-row>
        <table:table-row table:style-name="ro1">
          <table:table-cell office:value-type="float" office:value="18238176" calcext:value-type="float">
            <text:p>18238176</text:p>
          </table:table-cell>
          <table:table-cell office:value-type="float" office:value="2148432.40683518" calcext:value-type="float">
            <text:p>2148432.40683518</text:p>
          </table:table-cell>
          <table:table-cell office:value-type="float" office:value="556128649987.29" calcext:value-type="float">
            <text:p>556128649987.29</text:p>
          </table:table-cell>
          <table:table-cell office:value-type="float" office:value="2246245.37377647" calcext:value-type="float">
            <text:p>2246245.37377647</text:p>
          </table:table-cell>
          <table:table-cell/>
          <table:table-cell office:value-type="float" office:value="12103776" calcext:value-type="float">
            <text:p>12103776</text:p>
          </table:table-cell>
          <table:table-cell office:value-type="float" office:value="691969158.358527" calcext:value-type="float">
            <text:p>691969158.358527</text:p>
          </table:table-cell>
          <table:table-cell office:value-type="float" office:value="2.28849737675599E+015" calcext:value-type="float">
            <text:p>2.28849737675599E+015</text:p>
          </table:table-cell>
          <table:table-cell office:value-type="float" office:value="1703552027.93021" calcext:value-type="float">
            <text:p>1703552027.93021</text:p>
          </table:table-cell>
          <table:table-cell/>
          <table:table-cell office:value-type="float" office:value="13918176" calcext:value-type="float">
            <text:p>13918176</text:p>
          </table:table-cell>
          <table:table-cell office:value-type="float" office:value="2371935511.76089" calcext:value-type="float">
            <text:p>2371935511.76089</text:p>
          </table:table-cell>
          <table:table-cell office:value-type="float" office:value="7809860256270170" calcext:value-type="float">
            <text:p>7809860256270170</text:p>
          </table:table-cell>
          <table:table-cell office:value-type="float" office:value="5794601061.80691" calcext:value-type="float">
            <text:p>5794601061.80691</text:p>
          </table:table-cell>
          <table:table-cell/>
          <table:table-cell office:value-type="float" office:value="29297376" calcext:value-type="float">
            <text:p>29297376</text:p>
          </table:table-cell>
          <table:table-cell office:value-type="float" office:value="3097659461.93544" calcext:value-type="float">
            <text:p>3097659461.93544</text:p>
          </table:table-cell>
          <table:table-cell office:value-type="float" office:value="7277601080991706" calcext:value-type="float">
            <text:p>7277601080991706</text:p>
          </table:table-cell>
          <table:table-cell office:value-type="float" office:value="5403794728.27761" calcext:value-type="float">
            <text:p>5403794728.27761</text:p>
          </table:table-cell>
          <table:table-cell/>
          <table:table-cell office:value-type="float" office:value="34308576" calcext:value-type="float">
            <text:p>34308576</text:p>
          </table:table-cell>
          <table:table-cell office:value-type="float" office:value="2833034761.52263" calcext:value-type="float">
            <text:p>2833034761.52263</text:p>
          </table:table-cell>
          <table:table-cell office:value-type="float" office:value="2.29789476582395E+015" calcext:value-type="float">
            <text:p>2.29789476582395E+015</text:p>
          </table:table-cell>
          <table:table-cell office:value-type="float" office:value="1744028508.28874" calcext:value-type="float">
            <text:p>1744028508.28874</text:p>
          </table:table-cell>
          <table:table-cell/>
          <table:table-cell office:value-type="float" office:value="53839026" calcext:value-type="float">
            <text:p>53839026</text:p>
          </table:table-cell>
          <table:table-cell office:value-type="float" office:value="3541272665.46759" calcext:value-type="float">
            <text:p>3541272665.46759</text:p>
          </table:table-cell>
          <table:table-cell office:value-type="float" office:value="1885220563293593" calcext:value-type="float">
            <text:p>1885220563293593</text:p>
          </table:table-cell>
          <table:table-cell office:value-type="float" office:value="1529869991.48762" calcext:value-type="float">
            <text:p>1529869991.48762</text:p>
          </table:table-cell>
        </table:table-row>
        <table:table-row table:style-name="ro1">
          <table:table-cell office:value-type="float" office:value="18244224" calcext:value-type="float">
            <text:p>18244224</text:p>
          </table:table-cell>
          <table:table-cell office:value-type="float" office:value="2147834.11934571" calcext:value-type="float">
            <text:p>2147834.11934571</text:p>
          </table:table-cell>
          <table:table-cell office:value-type="float" office:value="555852446812.805" calcext:value-type="float">
            <text:p>555852446812.805</text:p>
          </table:table-cell>
          <table:table-cell office:value-type="float" office:value="2245627.77367515" calcext:value-type="float">
            <text:p>2245627.77367515</text:p>
          </table:table-cell>
          <table:table-cell/>
          <table:table-cell office:value-type="float" office:value="12109824" calcext:value-type="float">
            <text:p>12109824</text:p>
          </table:table-cell>
          <table:table-cell office:value-type="float" office:value="691541199.082449" calcext:value-type="float">
            <text:p>691541199.082449</text:p>
          </table:table-cell>
          <table:table-cell office:value-type="float" office:value="2287060829769359" calcext:value-type="float">
            <text:p>2287060829769359</text:p>
          </table:table-cell>
          <table:table-cell office:value-type="float" office:value="1702489237.92448" calcext:value-type="float">
            <text:p>1702489237.92448</text:p>
          </table:table-cell>
          <table:table-cell/>
          <table:table-cell office:value-type="float" office:value="13924224" calcext:value-type="float">
            <text:p>13924224</text:p>
          </table:table-cell>
          <table:table-cell office:value-type="float" office:value="2370469118.89397" calcext:value-type="float">
            <text:p>2370469118.89397</text:p>
          </table:table-cell>
          <table:table-cell office:value-type="float" office:value="7804957300450782" calcext:value-type="float">
            <text:p>7804957300450782</text:p>
          </table:table-cell>
          <table:table-cell office:value-type="float" office:value="5790977501.36065" calcext:value-type="float">
            <text:p>5790977501.36065</text:p>
          </table:table-cell>
          <table:table-cell/>
          <table:table-cell office:value-type="float" office:value="29303424" calcext:value-type="float">
            <text:p>29303424</text:p>
          </table:table-cell>
          <table:table-cell office:value-type="float" office:value="3096170408.8755" calcext:value-type="float">
            <text:p>3096170408.8755</text:p>
          </table:table-cell>
          <table:table-cell office:value-type="float" office:value="7272961628935481" calcext:value-type="float">
            <text:p>7272961628935481</text:p>
          </table:table-cell>
          <table:table-cell office:value-type="float" office:value="5400341328.017" calcext:value-type="float">
            <text:p>5400341328.017</text:p>
          </table:table-cell>
          <table:table-cell/>
          <table:table-cell office:value-type="float" office:value="34314624" calcext:value-type="float">
            <text:p>34314624</text:p>
          </table:table-cell>
          <table:table-cell office:value-type="float" office:value="2832034720.30302" calcext:value-type="float">
            <text:p>2832034720.30302</text:p>
          </table:table-cell>
          <table:table-cell office:value-type="float" office:value="2.29537316215021E+015" calcext:value-type="float">
            <text:p>2.29537316215021E+015</text:p>
          </table:table-cell>
          <table:table-cell office:value-type="float" office:value="1741892728.76871" calcext:value-type="float">
            <text:p>1741892728.76871</text:p>
          </table:table-cell>
          <table:table-cell/>
          <table:table-cell office:value-type="float" office:value="53845074" calcext:value-type="float">
            <text:p>53845074</text:p>
          </table:table-cell>
          <table:table-cell office:value-type="float" office:value="3539805952.40098" calcext:value-type="float">
            <text:p>3539805952.40098</text:p>
          </table:table-cell>
          <table:table-cell office:value-type="float" office:value="1.88130614380093E+015" calcext:value-type="float">
            <text:p>1.88130614380093E+015</text:p>
          </table:table-cell>
          <table:table-cell office:value-type="float" office:value="1526312040.83427" calcext:value-type="float">
            <text:p>1526312040.83427</text:p>
          </table:table-cell>
        </table:table-row>
        <table:table-row table:style-name="ro1">
          <table:table-cell office:value-type="float" office:value="18250272" calcext:value-type="float">
            <text:p>18250272</text:p>
          </table:table-cell>
          <table:table-cell office:value-type="float" office:value="2147236.18613195" calcext:value-type="float">
            <text:p>2147236.18613195</text:p>
          </table:table-cell>
          <table:table-cell office:value-type="float" office:value="555576521363.723" calcext:value-type="float">
            <text:p>555576521363.723</text:p>
          </table:table-cell>
          <table:table-cell office:value-type="float" office:value="2245010.54623733" calcext:value-type="float">
            <text:p>2245010.54623733</text:p>
          </table:table-cell>
          <table:table-cell/>
          <table:table-cell office:value-type="float" office:value="12115872" calcext:value-type="float">
            <text:p>12115872</text:p>
          </table:table-cell>
          <table:table-cell office:value-type="float" office:value="691113508.715539" calcext:value-type="float">
            <text:p>691113508.715539</text:p>
          </table:table-cell>
          <table:table-cell office:value-type="float" office:value="2285625185863326" calcext:value-type="float">
            <text:p>2285625185863326</text:p>
          </table:table-cell>
          <table:table-cell office:value-type="float" office:value="1701427115.22854" calcext:value-type="float">
            <text:p>1701427115.22854</text:p>
          </table:table-cell>
          <table:table-cell/>
          <table:table-cell office:value-type="float" office:value="13930272" calcext:value-type="float">
            <text:p>13930272</text:p>
          </table:table-cell>
          <table:table-cell office:value-type="float" office:value="2369003660.0297" calcext:value-type="float">
            <text:p>2369003660.0297</text:p>
          </table:table-cell>
          <table:table-cell office:value-type="float" office:value="7800057427900457" calcext:value-type="float">
            <text:p>7800057427900457</text:p>
          </table:table-cell>
          <table:table-cell office:value-type="float" office:value="5787356219.29757" calcext:value-type="float">
            <text:p>5787356219.29757</text:p>
          </table:table-cell>
          <table:table-cell/>
          <table:table-cell office:value-type="float" office:value="29309472" calcext:value-type="float">
            <text:p>29309472</text:p>
          </table:table-cell>
          <table:table-cell office:value-type="float" office:value="3094685914.37043" calcext:value-type="float">
            <text:p>3094685914.37043</text:p>
          </table:table-cell>
          <table:table-cell office:value-type="float" office:value="7268329518271345" calcext:value-type="float">
            <text:p>7268329518271345</text:p>
          </table:table-cell>
          <table:table-cell office:value-type="float" office:value="5396894801.78746" calcext:value-type="float">
            <text:p>5396894801.78746</text:p>
          </table:table-cell>
          <table:table-cell/>
          <table:table-cell office:value-type="float" office:value="34320672" calcext:value-type="float">
            <text:p>34320672</text:p>
          </table:table-cell>
          <table:table-cell office:value-type="float" office:value="2831048819.18422" calcext:value-type="float">
            <text:p>2831048819.18422</text:p>
          </table:table-cell>
          <table:table-cell office:value-type="float" office:value="2292874289233356" calcext:value-type="float">
            <text:p>2292874289233356</text:p>
          </table:table-cell>
          <table:table-cell office:value-type="float" office:value="1739779940.96935" calcext:value-type="float">
            <text:p>1739779940.96935</text:p>
          </table:table-cell>
          <table:table-cell/>
          <table:table-cell office:value-type="float" office:value="53851122" calcext:value-type="float">
            <text:p>53851122</text:p>
          </table:table-cell>
          <table:table-cell office:value-type="float" office:value="3538355912.93145" calcext:value-type="float">
            <text:p>3538355912.93145</text:p>
          </table:table-cell>
          <table:table-cell office:value-type="float" office:value="1.87742739168721E+015" calcext:value-type="float">
            <text:p>1.87742739168721E+015</text:p>
          </table:table-cell>
          <table:table-cell office:value-type="float" office:value="1522789110.25696" calcext:value-type="float">
            <text:p>1522789110.25696</text:p>
          </table:table-cell>
        </table:table-row>
        <table:table-row table:style-name="ro1">
          <table:table-cell office:value-type="float" office:value="18256320" calcext:value-type="float">
            <text:p>18256320</text:p>
          </table:table-cell>
          <table:table-cell office:value-type="float" office:value="2146638.59982001" calcext:value-type="float">
            <text:p>2146638.59982001</text:p>
          </table:table-cell>
          <table:table-cell office:value-type="float" office:value="555300866541.388" calcext:value-type="float">
            <text:p>555300866541.388</text:p>
          </table:table-cell>
          <table:table-cell office:value-type="float" office:value="2244393.68388677" calcext:value-type="float">
            <text:p>2244393.68388677</text:p>
          </table:table-cell>
          <table:table-cell/>
          <table:table-cell office:value-type="float" office:value="12121920" calcext:value-type="float">
            <text:p>12121920</text:p>
          </table:table-cell>
          <table:table-cell office:value-type="float" office:value="690686087.006112" calcext:value-type="float">
            <text:p>690686087.006112</text:p>
          </table:table-cell>
          <table:table-cell office:value-type="float" office:value="2.28419044441333E+015" calcext:value-type="float">
            <text:p>2.28419044441333E+015</text:p>
          </table:table-cell>
          <table:table-cell office:value-type="float" office:value="1700365659.36242" calcext:value-type="float">
            <text:p>1700365659.36242</text:p>
          </table:table-cell>
          <table:table-cell/>
          <table:table-cell office:value-type="float" office:value="13936320" calcext:value-type="float">
            <text:p>13936320</text:p>
          </table:table-cell>
          <table:table-cell office:value-type="float" office:value="2367539134.25253" calcext:value-type="float">
            <text:p>2367539134.25253</text:p>
          </table:table-cell>
          <table:table-cell office:value-type="float" office:value="7795160636439200" calcext:value-type="float">
            <text:p>7795160636439200</text:p>
          </table:table-cell>
          <table:table-cell office:value-type="float" office:value="5783737213.92674" calcext:value-type="float">
            <text:p>5783737213.92674</text:p>
          </table:table-cell>
          <table:table-cell/>
          <table:table-cell office:value-type="float" office:value="29315520" calcext:value-type="float">
            <text:p>29315520</text:p>
          </table:table-cell>
          <table:table-cell office:value-type="float" office:value="3093205743.92299" calcext:value-type="float">
            <text:p>3093205743.92299</text:p>
          </table:table-cell>
          <table:table-cell office:value-type="float" office:value="7263704461744293" calcext:value-type="float">
            <text:p>7263704461744293</text:p>
          </table:table-cell>
          <table:table-cell office:value-type="float" office:value="5393454844.7011" calcext:value-type="float">
            <text:p>5393454844.7011</text:p>
          </table:table-cell>
          <table:table-cell/>
          <table:table-cell office:value-type="float" office:value="34326720" calcext:value-type="float">
            <text:p>34326720</text:p>
          </table:table-cell>
          <table:table-cell office:value-type="float" office:value="2830076310.25182" calcext:value-type="float">
            <text:p>2830076310.25182</text:p>
          </table:table-cell>
          <table:table-cell office:value-type="float" office:value="2.29039719132592E+015" calcext:value-type="float">
            <text:p>2.29039719132592E+015</text:p>
          </table:table-cell>
          <table:table-cell office:value-type="float" office:value="1737689136.42026" calcext:value-type="float">
            <text:p>1737689136.42026</text:p>
          </table:table-cell>
          <table:table-cell/>
          <table:table-cell office:value-type="float" office:value="53857170" calcext:value-type="float">
            <text:p>53857170</text:p>
          </table:table-cell>
          <table:table-cell office:value-type="float" office:value="3536921917.18023" calcext:value-type="float">
            <text:p>3536921917.18023</text:p>
          </table:table-cell>
          <table:table-cell office:value-type="float" office:value="1.87358340882997E+015" calcext:value-type="float">
            <text:p>1.87358340882997E+015</text:p>
          </table:table-cell>
          <table:table-cell office:value-type="float" office:value="1519300268.26404" calcext:value-type="float">
            <text:p>1519300268.26404</text:p>
          </table:table-cell>
        </table:table-row>
        <table:table-row table:style-name="ro1">
          <table:table-cell office:value-type="float" office:value="18262368" calcext:value-type="float">
            <text:p>18262368</text:p>
          </table:table-cell>
          <table:table-cell office:value-type="float" office:value="2146041.35358431" calcext:value-type="float">
            <text:p>2146041.35358431</text:p>
          </table:table-cell>
          <table:table-cell office:value-type="float" office:value="555025475695.864" calcext:value-type="float">
            <text:p>555025475695.864</text:p>
          </table:table-cell>
          <table:table-cell office:value-type="float" office:value="2243777.1795244" calcext:value-type="float">
            <text:p>2243777.1795244</text:p>
          </table:table-cell>
          <table:table-cell/>
          <table:table-cell office:value-type="float" office:value="12127968" calcext:value-type="float">
            <text:p>12127968</text:p>
          </table:table-cell>
          <table:table-cell office:value-type="float" office:value="690258933.709939" calcext:value-type="float">
            <text:p>690258933.709939</text:p>
          </table:table-cell>
          <table:table-cell office:value-type="float" office:value="2.28275660479888E+015" calcext:value-type="float">
            <text:p>2.28275660479888E+015</text:p>
          </table:table-cell>
          <table:table-cell office:value-type="float" office:value="1699304869.85036" calcext:value-type="float">
            <text:p>1699304869.85036</text:p>
          </table:table-cell>
          <table:table-cell/>
          <table:table-cell office:value-type="float" office:value="13942368" calcext:value-type="float">
            <text:p>13942368</text:p>
          </table:table-cell>
          <table:table-cell office:value-type="float" office:value="2366075540.67339" calcext:value-type="float">
            <text:p>2366075540.67339</text:p>
          </table:table-cell>
          <table:table-cell office:value-type="float" office:value="7790266923903988" calcext:value-type="float">
            <text:p>7790266923903988</text:p>
          </table:table-cell>
          <table:table-cell office:value-type="float" office:value="5780120483.57487" calcext:value-type="float">
            <text:p>5780120483.57487</text:p>
          </table:table-cell>
          <table:table-cell/>
          <table:table-cell office:value-type="float" office:value="29321568" calcext:value-type="float">
            <text:p>29321568</text:p>
          </table:table-cell>
          <table:table-cell office:value-type="float" office:value="3091729678.0648" calcext:value-type="float">
            <text:p>3091729678.0648</text:p>
          </table:table-cell>
          <table:table-cell office:value-type="float" office:value="7259086190428868" calcext:value-type="float">
            <text:p>7259086190428868</text:p>
          </table:table-cell>
          <table:table-cell office:value-type="float" office:value="5390021171.36343" calcext:value-type="float">
            <text:p>5390021171.36343</text:p>
          </table:table-cell>
          <table:table-cell/>
          <table:table-cell office:value-type="float" office:value="34332768" calcext:value-type="float">
            <text:p>34332768</text:p>
          </table:table-cell>
          <table:table-cell office:value-type="float" office:value="2829116492.41711" calcext:value-type="float">
            <text:p>2829116492.41711</text:p>
          </table:table-cell>
          <table:table-cell office:value-type="float" office:value="2.28794097018275E+015" calcext:value-type="float">
            <text:p>2.28794097018275E+015</text:p>
          </table:table-cell>
          <table:table-cell office:value-type="float" office:value="1735619367.73855" calcext:value-type="float">
            <text:p>1735619367.73855</text:p>
          </table:table-cell>
          <table:table-cell/>
          <table:table-cell office:value-type="float" office:value="53863218" calcext:value-type="float">
            <text:p>53863218</text:p>
          </table:table-cell>
          <table:table-cell office:value-type="float" office:value="3535503372.03475" calcext:value-type="float">
            <text:p>3535503372.03475</text:p>
          </table:table-cell>
          <table:table-cell office:value-type="float" office:value="1.86977334308187E+015" calcext:value-type="float">
            <text:p>1.86977334308187E+015</text:p>
          </table:table-cell>
          <table:table-cell office:value-type="float" office:value="1515844632.05608" calcext:value-type="float">
            <text:p>1515844632.05608</text:p>
          </table:table-cell>
        </table:table-row>
        <table:table-row table:style-name="ro1">
          <table:table-cell office:value-type="float" office:value="18268416" calcext:value-type="float">
            <text:p>18268416</text:p>
          </table:table-cell>
          <table:table-cell office:value-type="float" office:value="2145444.4411023" calcext:value-type="float">
            <text:p>2145444.4411023</text:p>
          </table:table-cell>
          <table:table-cell office:value-type="float" office:value="554750342597.143" calcext:value-type="float">
            <text:p>554750342597.143</text:p>
          </table:table-cell>
          <table:table-cell office:value-type="float" office:value="2243161.02649774" calcext:value-type="float">
            <text:p>2243161.02649774</text:p>
          </table:table-cell>
          <table:table-cell/>
          <table:table-cell office:value-type="float" office:value="12134016" calcext:value-type="float">
            <text:p>12134016</text:p>
          </table:table-cell>
          <table:table-cell office:value-type="float" office:value="689832048.589528" calcext:value-type="float">
            <text:p>689832048.589528</text:p>
          </table:table-cell>
          <table:table-cell office:value-type="float" office:value="2.28132366640331E+015" calcext:value-type="float">
            <text:p>2.28132366640331E+015</text:p>
          </table:table-cell>
          <table:table-cell office:value-type="float" office:value="1698244746.22056" calcext:value-type="float">
            <text:p>1698244746.22056</text:p>
          </table:table-cell>
          <table:table-cell/>
          <table:table-cell office:value-type="float" office:value="13948416" calcext:value-type="float">
            <text:p>13948416</text:p>
          </table:table-cell>
          <table:table-cell office:value-type="float" office:value="2364612878.42728" calcext:value-type="float">
            <text:p>2364612878.42728</text:p>
          </table:table-cell>
          <table:table-cell office:value-type="float" office:value="7785376288147711" calcext:value-type="float">
            <text:p>7785376288147711</text:p>
          </table:table-cell>
          <table:table-cell office:value-type="float" office:value="5776506026.58519" calcext:value-type="float">
            <text:p>5776506026.58519</text:p>
          </table:table-cell>
          <table:table-cell/>
          <table:table-cell office:value-type="float" office:value="29327616" calcext:value-type="float">
            <text:p>29327616</text:p>
          </table:table-cell>
          <table:table-cell office:value-type="float" office:value="3090257511.39006" calcext:value-type="float">
            <text:p>3090257511.39006</text:p>
          </table:table-cell>
          <table:table-cell office:value-type="float" office:value="7254474452551383" calcext:value-type="float">
            <text:p>7254474452551383</text:p>
          </table:table-cell>
          <table:table-cell office:value-type="float" office:value="5386593514.62049" calcext:value-type="float">
            <text:p>5386593514.62049</text:p>
          </table:table-cell>
          <table:table-cell/>
          <table:table-cell office:value-type="float" office:value="34338816" calcext:value-type="float">
            <text:p>34338816</text:p>
          </table:table-cell>
          <table:table-cell office:value-type="float" office:value="2828168708.41809" calcext:value-type="float">
            <text:p>2828168708.41809</text:p>
          </table:table-cell>
          <table:table-cell office:value-type="float" office:value="2285504781398954" calcext:value-type="float">
            <text:p>2285504781398954</text:p>
          </table:table-cell>
          <table:table-cell office:value-type="float" office:value="1733569744.73477" calcext:value-type="float">
            <text:p>1733569744.73477</text:p>
          </table:table-cell>
          <table:table-cell/>
          <table:table-cell office:value-type="float" office:value="53869266" calcext:value-type="float">
            <text:p>53869266</text:p>
          </table:table-cell>
          <table:table-cell office:value-type="float" office:value="3534099718.81746" calcext:value-type="float">
            <text:p>3534099718.81746</text:p>
          </table:table-cell>
          <table:table-cell office:value-type="float" office:value="1865996385416978" calcext:value-type="float">
            <text:p>1865996385416978</text:p>
          </table:table-cell>
          <table:table-cell office:value-type="float" office:value="1512421364.49276" calcext:value-type="float">
            <text:p>1512421364.49276</text:p>
          </table:table-cell>
        </table:table-row>
        <table:table-row table:style-name="ro1">
          <table:table-cell office:value-type="float" office:value="18274464" calcext:value-type="float">
            <text:p>18274464</text:p>
          </table:table-cell>
          <table:table-cell office:value-type="float" office:value="2144847.85651334" calcext:value-type="float">
            <text:p>2144847.85651334</text:p>
          </table:table-cell>
          <table:table-cell office:value-type="float" office:value="554475461408.202" calcext:value-type="float">
            <text:p>554475461408.202</text:p>
          </table:table-cell>
          <table:table-cell office:value-type="float" office:value="2242545.2185722" calcext:value-type="float">
            <text:p>2242545.2185722</text:p>
          </table:table-cell>
          <table:table-cell/>
          <table:table-cell office:value-type="float" office:value="12140064" calcext:value-type="float">
            <text:p>12140064</text:p>
          </table:table-cell>
          <table:table-cell office:value-type="float" office:value="689405431.413489" calcext:value-type="float">
            <text:p>689405431.413489</text:p>
          </table:table-cell>
          <table:table-cell office:value-type="float" office:value="2279891628613552" calcext:value-type="float">
            <text:p>2279891628613552</text:p>
          </table:table-cell>
          <table:table-cell office:value-type="float" office:value="1697185288.00495" calcext:value-type="float">
            <text:p>1697185288.00495</text:p>
          </table:table-cell>
          <table:table-cell/>
          <table:table-cell office:value-type="float" office:value="13954464" calcext:value-type="float">
            <text:p>13954464</text:p>
          </table:table-cell>
          <table:table-cell office:value-type="float" office:value="2363151146.67108" calcext:value-type="float">
            <text:p>2363151146.67108</text:p>
          </table:table-cell>
          <table:table-cell office:value-type="float" office:value="7780488727038258" calcext:value-type="float">
            <text:p>7780488727038258</text:p>
          </table:table-cell>
          <table:table-cell office:value-type="float" office:value="5772893841.31652" calcext:value-type="float">
            <text:p>5772893841.31652</text:p>
          </table:table-cell>
          <table:table-cell/>
          <table:table-cell office:value-type="float" office:value="29333664" calcext:value-type="float">
            <text:p>29333664</text:p>
          </table:table-cell>
          <table:table-cell office:value-type="float" office:value="3088789051.65142" calcext:value-type="float">
            <text:p>3088789051.65142</text:p>
          </table:table-cell>
          <table:table-cell office:value-type="float" office:value="7249869012387808" calcext:value-type="float">
            <text:p>7249869012387808</text:p>
          </table:table-cell>
          <table:table-cell office:value-type="float" office:value="5383171624.38699" calcext:value-type="float">
            <text:p>5383171624.38699</text:p>
          </table:table-cell>
          <table:table-cell/>
          <table:table-cell office:value-type="float" office:value="34344864" calcext:value-type="float">
            <text:p>34344864</text:p>
          </table:table-cell>
          <table:table-cell office:value-type="float" office:value="2827232342.0132" calcext:value-type="float">
            <text:p>2827232342.0132</text:p>
          </table:table-cell>
          <table:table-cell office:value-type="float" office:value="2283087830982890" calcext:value-type="float">
            <text:p>2283087830982890</text:p>
          </table:table-cell>
          <table:table-cell office:value-type="float" office:value="1731539430.76874" calcext:value-type="float">
            <text:p>1731539430.76874</text:p>
          </table:table-cell>
          <table:table-cell/>
          <table:table-cell office:value-type="float" office:value="53875314" calcext:value-type="float">
            <text:p>53875314</text:p>
          </table:table-cell>
          <table:table-cell office:value-type="float" office:value="3532710431.10432" calcext:value-type="float">
            <text:p>3532710431.10432</text:p>
          </table:table-cell>
          <table:table-cell office:value-type="float" office:value="1.8622517672597E+015" calcext:value-type="float">
            <text:p>1.8622517672597E+015</text:p>
          </table:table-cell>
          <table:table-cell office:value-type="float" office:value="1509029671.25374" calcext:value-type="float">
            <text:p>1509029671.25374</text:p>
          </table:table-cell>
        </table:table-row>
        <table:table-row table:style-name="ro1">
          <table:table-cell office:value-type="float" office:value="18280512" calcext:value-type="float">
            <text:p>18280512</text:p>
          </table:table-cell>
          <table:table-cell office:value-type="float" office:value="2144251.59438117" calcext:value-type="float">
            <text:p>2144251.59438117</text:p>
          </table:table-cell>
          <table:table-cell office:value-type="float" office:value="554200826659.783" calcext:value-type="float">
            <text:p>554200826659.783</text:p>
          </table:table-cell>
          <table:table-cell office:value-type="float" office:value="2241929.74990431" calcext:value-type="float">
            <text:p>2241929.74990431</text:p>
          </table:table-cell>
          <table:table-cell/>
          <table:table-cell office:value-type="float" office:value="12146112" calcext:value-type="float">
            <text:p>12146112</text:p>
          </table:table-cell>
          <table:table-cell office:value-type="float" office:value="688979081.955967" calcext:value-type="float">
            <text:p>688979081.955967</text:p>
          </table:table-cell>
          <table:table-cell office:value-type="float" office:value="2.27846049081995E+015" calcext:value-type="float">
            <text:p>2.27846049081995E+015</text:p>
          </table:table-cell>
          <table:table-cell office:value-type="float" office:value="1696126494.73894" calcext:value-type="float">
            <text:p>1696126494.73894</text:p>
          </table:table-cell>
          <table:table-cell/>
          <table:table-cell office:value-type="float" office:value="13960512" calcext:value-type="float">
            <text:p>13960512</text:p>
          </table:table-cell>
          <table:table-cell office:value-type="float" office:value="2361690344.58162" calcext:value-type="float">
            <text:p>2361690344.58162</text:p>
          </table:table-cell>
          <table:table-cell office:value-type="float" office:value="7775604238457634" calcext:value-type="float">
            <text:p>7775604238457634</text:p>
          </table:table-cell>
          <table:table-cell office:value-type="float" office:value="5769283926.14226" calcext:value-type="float">
            <text:p>5769283926.14226</text:p>
          </table:table-cell>
          <table:table-cell/>
          <table:table-cell office:value-type="float" office:value="29339712" calcext:value-type="float">
            <text:p>29339712</text:p>
          </table:table-cell>
          <table:table-cell office:value-type="float" office:value="3087324118.91402" calcext:value-type="float">
            <text:p>3087324118.91402</text:p>
          </table:table-cell>
          <table:table-cell office:value-type="float" office:value="7245269649232435" calcext:value-type="float">
            <text:p>7245269649232435</text:p>
          </table:table-cell>
          <table:table-cell office:value-type="float" office:value="5379755266.54926" calcext:value-type="float">
            <text:p>5379755266.54926</text:p>
          </table:table-cell>
          <table:table-cell/>
          <table:table-cell office:value-type="float" office:value="34350912" calcext:value-type="float">
            <text:p>34350912</text:p>
          </table:table-cell>
          <table:table-cell office:value-type="float" office:value="2826306815.35523" calcext:value-type="float">
            <text:p>2826306815.35523</text:p>
          </table:table-cell>
          <table:table-cell office:value-type="float" office:value="2.28068937214913E+015" calcext:value-type="float">
            <text:p>2.28068937214913E+015</text:p>
          </table:table-cell>
          <table:table-cell office:value-type="float" office:value="1729527639.3394" calcext:value-type="float">
            <text:p>1729527639.3394</text:p>
          </table:table-cell>
          <table:table-cell/>
          <table:table-cell office:value-type="float" office:value="53881362" calcext:value-type="float">
            <text:p>53881362</text:p>
          </table:table-cell>
          <table:table-cell office:value-type="float" office:value="3531335012.68316" calcext:value-type="float">
            <text:p>3531335012.68316</text:p>
          </table:table-cell>
          <table:table-cell office:value-type="float" office:value="1.85853875798449E+015" calcext:value-type="float">
            <text:p>1.85853875798449E+015</text:p>
          </table:table-cell>
          <table:table-cell office:value-type="float" office:value="1505668798.18129" calcext:value-type="float">
            <text:p>1505668798.18129</text:p>
          </table:table-cell>
        </table:table-row>
        <table:table-row table:style-name="ro1">
          <table:table-cell office:value-type="float" office:value="18286560" calcext:value-type="float">
            <text:p>18286560</text:p>
          </table:table-cell>
          <table:table-cell office:value-type="float" office:value="2143655.64965987" calcext:value-type="float">
            <text:p>2143655.64965987</text:p>
          </table:table-cell>
          <table:table-cell office:value-type="float" office:value="553926433226.795" calcext:value-type="float">
            <text:p>553926433226.795</text:p>
          </table:table-cell>
          <table:table-cell office:value-type="float" office:value="2241314.6150166" calcext:value-type="float">
            <text:p>2241314.6150166</text:p>
          </table:table-cell>
          <table:table-cell/>
          <table:table-cell office:value-type="float" office:value="12152160" calcext:value-type="float">
            <text:p>12152160</text:p>
          </table:table-cell>
          <table:table-cell office:value-type="float" office:value="688552999.996126" calcext:value-type="float">
            <text:p>688552999.996126</text:p>
          </table:table-cell>
          <table:table-cell office:value-type="float" office:value="2277030252416055" calcext:value-type="float">
            <text:p>2277030252416055</text:p>
          </table:table-cell>
          <table:table-cell office:value-type="float" office:value="1695068365.96124" calcext:value-type="float">
            <text:p>1695068365.96124</text:p>
          </table:table-cell>
          <table:table-cell/>
          <table:table-cell office:value-type="float" office:value="13966560" calcext:value-type="float">
            <text:p>13966560</text:p>
          </table:table-cell>
          <table:table-cell office:value-type="float" office:value="2360230471.35393" calcext:value-type="float">
            <text:p>2360230471.35393</text:p>
          </table:table-cell>
          <table:table-cell office:value-type="float" office:value="7770722820301120" calcext:value-type="float">
            <text:p>7770722820301120</text:p>
          </table:table-cell>
          <table:table-cell office:value-type="float" office:value="5765676279.44956" calcext:value-type="float">
            <text:p>5765676279.44956</text:p>
          </table:table-cell>
          <table:table-cell/>
          <table:table-cell office:value-type="float" office:value="29345760" calcext:value-type="float">
            <text:p>29345760</text:p>
          </table:table-cell>
          <table:table-cell office:value-type="float" office:value="3085862544.76392" calcext:value-type="float">
            <text:p>3085862544.76392</text:p>
          </table:table-cell>
          <table:table-cell office:value-type="float" office:value="7240676156432892" calcext:value-type="float">
            <text:p>7240676156432892</text:p>
          </table:table-cell>
          <table:table-cell office:value-type="float" office:value="5376344221.93909" calcext:value-type="float">
            <text:p>5376344221.93909</text:p>
          </table:table-cell>
          <table:table-cell/>
          <table:table-cell office:value-type="float" office:value="34356960" calcext:value-type="float">
            <text:p>34356960</text:p>
          </table:table-cell>
          <table:table-cell office:value-type="float" office:value="2825391586.534" calcext:value-type="float">
            <text:p>2825391586.534</text:p>
          </table:table-cell>
          <table:table-cell office:value-type="float" office:value="2.27830870231728E+015" calcext:value-type="float">
            <text:p>2.27830870231728E+015</text:p>
          </table:table-cell>
          <table:table-cell office:value-type="float" office:value="1727533630.89348" calcext:value-type="float">
            <text:p>1727533630.89348</text:p>
          </table:table-cell>
          <table:table-cell/>
          <table:table-cell office:value-type="float" office:value="53887410" calcext:value-type="float">
            <text:p>53887410</text:p>
          </table:table-cell>
          <table:table-cell office:value-type="float" office:value="3529972995.64307" calcext:value-type="float">
            <text:p>3529972995.64307</text:p>
          </table:table-cell>
          <table:table-cell office:value-type="float" office:value="1.85485666257538E+015" calcext:value-type="float">
            <text:p>1.85485666257538E+015</text:p>
          </table:table-cell>
          <table:table-cell office:value-type="float" office:value="1502338028.79279" calcext:value-type="float">
            <text:p>1502338028.79279</text:p>
          </table:table-cell>
        </table:table-row>
        <table:table-row table:style-name="ro1">
          <table:table-cell office:value-type="float" office:value="18292608" calcext:value-type="float">
            <text:p>18292608</text:p>
          </table:table-cell>
          <table:table-cell office:value-type="float" office:value="2143060.01766269" calcext:value-type="float">
            <text:p>2143060.01766269</text:p>
          </table:table-cell>
          <table:table-cell office:value-type="float" office:value="553652276306.222" calcext:value-type="float">
            <text:p>553652276306.222</text:p>
          </table:table-cell>
          <table:table-cell office:value-type="float" office:value="2240699.80877411" calcext:value-type="float">
            <text:p>2240699.80877411</text:p>
          </table:table-cell>
          <table:table-cell/>
          <table:table-cell office:value-type="float" office:value="12158208" calcext:value-type="float">
            <text:p>12158208</text:p>
          </table:table-cell>
          <table:table-cell office:value-type="float" office:value="688127185.31769" calcext:value-type="float">
            <text:p>688127185.31769</text:p>
          </table:table-cell>
          <table:table-cell office:value-type="float" office:value="2.27560091279842E+015" calcext:value-type="float">
            <text:p>2.27560091279842E+015</text:p>
          </table:table-cell>
          <table:table-cell office:value-type="float" office:value="1694010901.21365" calcext:value-type="float">
            <text:p>1694010901.21365</text:p>
          </table:table-cell>
          <table:table-cell/>
          <table:table-cell office:value-type="float" office:value="13972608" calcext:value-type="float">
            <text:p>13972608</text:p>
          </table:table-cell>
          <table:table-cell office:value-type="float" office:value="2358771526.19964" calcext:value-type="float">
            <text:p>2358771526.19964</text:p>
          </table:table-cell>
          <table:table-cell office:value-type="float" office:value="7765844470476514" calcext:value-type="float">
            <text:p>7765844470476514</text:p>
          </table:table-cell>
          <table:table-cell office:value-type="float" office:value="5762070899.63848" calcext:value-type="float">
            <text:p>5762070899.63848</text:p>
          </table:table-cell>
          <table:table-cell/>
          <table:table-cell office:value-type="float" office:value="29351808" calcext:value-type="float">
            <text:p>29351808</text:p>
          </table:table-cell>
          <table:table-cell office:value-type="float" office:value="3084404171.56746" calcext:value-type="float">
            <text:p>3084404171.56746</text:p>
          </table:table-cell>
          <table:table-cell office:value-type="float" office:value="7236088340487213" calcext:value-type="float">
            <text:p>7236088340487213</text:p>
          </table:table-cell>
          <table:table-cell office:value-type="float" office:value="5372938285.37337" calcext:value-type="float">
            <text:p>5372938285.37337</text:p>
          </table:table-cell>
          <table:table-cell/>
          <table:table-cell office:value-type="float" office:value="34363008" calcext:value-type="float">
            <text:p>34363008</text:p>
          </table:table-cell>
          <table:table-cell office:value-type="float" office:value="2824486147.27689" calcext:value-type="float">
            <text:p>2824486147.27689</text:p>
          </table:table-cell>
          <table:table-cell office:value-type="float" office:value="2275945160303331" calcext:value-type="float">
            <text:p>2275945160303331</text:p>
          </table:table-cell>
          <table:table-cell office:value-type="float" office:value="1725556709.83909" calcext:value-type="float">
            <text:p>1725556709.83909</text:p>
          </table:table-cell>
          <table:table-cell/>
          <table:table-cell office:value-type="float" office:value="53893458" calcext:value-type="float">
            <text:p>53893458</text:p>
          </table:table-cell>
          <table:table-cell office:value-type="float" office:value="3528623938.58627" calcext:value-type="float">
            <text:p>3528623938.58627</text:p>
          </table:table-cell>
          <table:table-cell office:value-type="float" office:value="1851204819435090" calcext:value-type="float">
            <text:p>1851204819435090</text:p>
          </table:table-cell>
          <table:table-cell office:value-type="float" office:value="1499036681.95243" calcext:value-type="float">
            <text:p>1499036681.95243</text:p>
          </table:table-cell>
        </table:table-row>
        <table:table-row table:style-name="ro1">
          <table:table-cell office:value-type="float" office:value="18298656" calcext:value-type="float">
            <text:p>18298656</text:p>
          </table:table-cell>
          <table:table-cell office:value-type="float" office:value="2142464.69403374" calcext:value-type="float">
            <text:p>2142464.69403374</text:p>
          </table:table-cell>
          <table:table-cell office:value-type="float" office:value="553378351396.455" calcext:value-type="float">
            <text:p>553378351396.455</text:p>
          </table:table-cell>
          <table:table-cell office:value-type="float" office:value="2240085.32636243" calcext:value-type="float">
            <text:p>2240085.32636243</text:p>
          </table:table-cell>
          <table:table-cell/>
          <table:table-cell office:value-type="float" office:value="12164256" calcext:value-type="float">
            <text:p>12164256</text:p>
          </table:table-cell>
          <table:table-cell office:value-type="float" office:value="687701637.708531" calcext:value-type="float">
            <text:p>687701637.708531</text:p>
          </table:table-cell>
          <table:table-cell office:value-type="float" office:value="2274172471366468" calcext:value-type="float">
            <text:p>2274172471366468</text:p>
          </table:table-cell>
          <table:table-cell office:value-type="float" office:value="1692954100.04089" calcext:value-type="float">
            <text:p>1692954100.04089</text:p>
          </table:table-cell>
          <table:table-cell/>
          <table:table-cell office:value-type="float" office:value="13978656" calcext:value-type="float">
            <text:p>13978656</text:p>
          </table:table-cell>
          <table:table-cell office:value-type="float" office:value="2357313508.34558" calcext:value-type="float">
            <text:p>2357313508.34558</text:p>
          </table:table-cell>
          <table:table-cell office:value-type="float" office:value="7760969186903378" calcext:value-type="float">
            <text:p>7760969186903378</text:p>
          </table:table-cell>
          <table:table-cell office:value-type="float" office:value="5758467785.1212" calcext:value-type="float">
            <text:p>5758467785.1212</text:p>
          </table:table-cell>
          <table:table-cell/>
          <table:table-cell office:value-type="float" office:value="29357856" calcext:value-type="float">
            <text:p>29357856</text:p>
          </table:table-cell>
          <table:table-cell office:value-type="float" office:value="3082948851.77823" calcext:value-type="float">
            <text:p>3082948851.77823</text:p>
          </table:table-cell>
          <table:table-cell office:value-type="float" office:value="7231506020198756" calcext:value-type="float">
            <text:p>7231506020198756</text:p>
          </table:table-cell>
          <table:table-cell office:value-type="float" office:value="5369537264.75541" calcext:value-type="float">
            <text:p>5369537264.75541</text:p>
          </table:table-cell>
          <table:table-cell/>
          <table:table-cell office:value-type="float" office:value="34369056" calcext:value-type="float">
            <text:p>34369056</text:p>
          </table:table-cell>
          <table:table-cell office:value-type="float" office:value="2823590020.79706" calcext:value-type="float">
            <text:p>2823590020.79706</text:p>
          </table:table-cell>
          <table:table-cell office:value-type="float" office:value="2273598123691342" calcext:value-type="float">
            <text:p>2273598123691342</text:p>
          </table:table-cell>
          <table:table-cell office:value-type="float" office:value="1723596221.75093" calcext:value-type="float">
            <text:p>1723596221.75093</text:p>
          </table:table-cell>
          <table:table-cell/>
          <table:table-cell office:value-type="float" office:value="53899506" calcext:value-type="float">
            <text:p>53899506</text:p>
          </table:table-cell>
          <table:table-cell office:value-type="float" office:value="3527287424.95472" calcext:value-type="float">
            <text:p>3527287424.95472</text:p>
          </table:table-cell>
          <table:table-cell office:value-type="float" office:value="1.84758259833418E+015" calcext:value-type="float">
            <text:p>1.84758259833418E+015</text:p>
          </table:table-cell>
          <table:table-cell office:value-type="float" office:value="1495764109.69163" calcext:value-type="float">
            <text:p>1495764109.69163</text:p>
          </table:table-cell>
        </table:table-row>
        <table:table-row table:style-name="ro1">
          <table:table-cell office:value-type="float" office:value="18304704" calcext:value-type="float">
            <text:p>18304704</text:p>
          </table:table-cell>
          <table:table-cell office:value-type="float" office:value="2141869.67472203" calcext:value-type="float">
            <text:p>2141869.67472203</text:p>
          </table:table-cell>
          <table:table-cell office:value-type="float" office:value="553104654277.944" calcext:value-type="float">
            <text:p>553104654277.944</text:p>
          </table:table-cell>
          <table:table-cell office:value-type="float" office:value="2239471.16326711" calcext:value-type="float">
            <text:p>2239471.16326711</text:p>
          </table:table-cell>
          <table:table-cell/>
          <table:table-cell office:value-type="float" office:value="12170304" calcext:value-type="float">
            <text:p>12170304</text:p>
          </table:table-cell>
          <table:table-cell office:value-type="float" office:value="687276356.9603" calcext:value-type="float">
            <text:p>687276356.9603</text:p>
          </table:table-cell>
          <table:table-cell office:value-type="float" office:value="2.2727449275223E+015" calcext:value-type="float">
            <text:p>2.2727449275223E+015</text:p>
          </table:table-cell>
          <table:table-cell office:value-type="float" office:value="1691897961.99043" calcext:value-type="float">
            <text:p>1691897961.99043</text:p>
          </table:table-cell>
          <table:table-cell/>
          <table:table-cell office:value-type="float" office:value="13984704" calcext:value-type="float">
            <text:p>13984704</text:p>
          </table:table-cell>
          <table:table-cell office:value-type="float" office:value="2355856417.03246" calcext:value-type="float">
            <text:p>2355856417.03246</text:p>
          </table:table-cell>
          <table:table-cell office:value-type="float" office:value="7756096967512391" calcext:value-type="float">
            <text:p>7756096967512391</text:p>
          </table:table-cell>
          <table:table-cell office:value-type="float" office:value="5754866934.32134" calcext:value-type="float">
            <text:p>5754866934.32134</text:p>
          </table:table-cell>
          <table:table-cell/>
          <table:table-cell office:value-type="float" office:value="29363904" calcext:value-type="float">
            <text:p>29363904</text:p>
          </table:table-cell>
          <table:table-cell office:value-type="float" office:value="3081496447.28865" calcext:value-type="float">
            <text:p>3081496447.28865</text:p>
          </table:table-cell>
          <table:table-cell office:value-type="float" office:value="7226929025885704" calcext:value-type="float">
            <text:p>7226929025885704</text:p>
          </table:table-cell>
          <table:table-cell office:value-type="float" office:value="5366140980.2341" calcext:value-type="float">
            <text:p>5366140980.2341</text:p>
          </table:table-cell>
          <table:table-cell/>
          <table:table-cell office:value-type="float" office:value="34375104" calcext:value-type="float">
            <text:p>34375104</text:p>
          </table:table-cell>
          <table:table-cell office:value-type="float" office:value="2822702759.77988" calcext:value-type="float">
            <text:p>2822702759.77988</text:p>
          </table:table-cell>
          <table:table-cell office:value-type="float" office:value="2271267006373694" calcext:value-type="float">
            <text:p>2271267006373694</text:p>
          </table:table-cell>
          <table:table-cell office:value-type="float" office:value="1721651550.75487" calcext:value-type="float">
            <text:p>1721651550.75487</text:p>
          </table:table-cell>
          <table:table-cell/>
          <table:table-cell office:value-type="float" office:value="53905554" calcext:value-type="float">
            <text:p>53905554</text:p>
          </table:table-cell>
          <table:table-cell office:value-type="float" office:value="3525963061.464" calcext:value-type="float">
            <text:p>3525963061.464</text:p>
          </table:table-cell>
          <table:table-cell office:value-type="float" office:value="1.84398939849106E+015" calcext:value-type="float">
            <text:p>1.84398939849106E+015</text:p>
          </table:table-cell>
          <table:table-cell office:value-type="float" office:value="1492519695.16887" calcext:value-type="float">
            <text:p>1492519695.16887</text:p>
          </table:table-cell>
        </table:table-row>
        <table:table-row table:style-name="ro1">
          <table:table-cell office:value-type="float" office:value="18310752" calcext:value-type="float">
            <text:p>18310752</text:p>
          </table:table-cell>
          <table:table-cell office:value-type="float" office:value="2141274.95595777" calcext:value-type="float">
            <text:p>2141274.95595777</text:p>
          </table:table-cell>
          <table:table-cell office:value-type="float" office:value="552831180995.096" calcext:value-type="float">
            <text:p>552831180995.096</text:p>
          </table:table-cell>
          <table:table-cell office:value-type="float" office:value="2238857.31525443" calcext:value-type="float">
            <text:p>2238857.31525443</text:p>
          </table:table-cell>
          <table:table-cell/>
          <table:table-cell office:value-type="float" office:value="12176352" calcext:value-type="float">
            <text:p>12176352</text:p>
          </table:table-cell>
          <table:table-cell office:value-type="float" office:value="686851342.868088" calcext:value-type="float">
            <text:p>686851342.868088</text:p>
          </table:table-cell>
          <table:table-cell office:value-type="float" office:value="2271318280670550" calcext:value-type="float">
            <text:p>2271318280670550</text:p>
          </table:table-cell>
          <table:table-cell office:value-type="float" office:value="1690842486.61232" calcext:value-type="float">
            <text:p>1690842486.61232</text:p>
          </table:table-cell>
          <table:table-cell/>
          <table:table-cell office:value-type="float" office:value="13990752" calcext:value-type="float">
            <text:p>13990752</text:p>
          </table:table-cell>
          <table:table-cell office:value-type="float" office:value="2354400251.51373" calcext:value-type="float">
            <text:p>2354400251.51373</text:p>
          </table:table-cell>
          <table:table-cell office:value-type="float" office:value="7751227810244697" calcext:value-type="float">
            <text:p>7751227810244697</text:p>
          </table:table-cell>
          <table:table-cell office:value-type="float" office:value="5751268345.67324" calcext:value-type="float">
            <text:p>5751268345.67324</text:p>
          </table:table-cell>
          <table:table-cell/>
          <table:table-cell office:value-type="float" office:value="29369952" calcext:value-type="float">
            <text:p>29369952</text:p>
          </table:table-cell>
          <table:table-cell office:value-type="float" office:value="3080046828.82321" calcext:value-type="float">
            <text:p>3080046828.82321</text:p>
          </table:table-cell>
          <table:table-cell office:value-type="float" office:value="7222357198641090" calcext:value-type="float">
            <text:p>7222357198641090</text:p>
          </table:table-cell>
          <table:table-cell office:value-type="float" office:value="5362749263.41711" calcext:value-type="float">
            <text:p>5362749263.41711</text:p>
          </table:table-cell>
          <table:table-cell/>
          <table:table-cell office:value-type="float" office:value="34381152" calcext:value-type="float">
            <text:p>34381152</text:p>
          </table:table-cell>
          <table:table-cell office:value-type="float" office:value="2821823944.49873" calcext:value-type="float">
            <text:p>2821823944.49873</text:p>
          </table:table-cell>
          <table:table-cell office:value-type="float" office:value="2.26895125624917E+015" calcext:value-type="float">
            <text:p>2.26895125624917E+015</text:p>
          </table:table-cell>
          <table:table-cell office:value-type="float" office:value="1719722117.08032" calcext:value-type="float">
            <text:p>1719722117.08032</text:p>
          </table:table-cell>
          <table:table-cell/>
          <table:table-cell office:value-type="float" office:value="53911602" calcext:value-type="float">
            <text:p>53911602</text:p>
          </table:table-cell>
          <table:table-cell office:value-type="float" office:value="3524650476.63753" calcext:value-type="float">
            <text:p>3524650476.63753</text:p>
          </table:table-cell>
          <table:table-cell office:value-type="float" office:value="1.8404246467747E+015" calcext:value-type="float">
            <text:p>1.8404246467747E+015</text:p>
          </table:table-cell>
          <table:table-cell office:value-type="float" office:value="1489302850.75972" calcext:value-type="float">
            <text:p>1489302850.75972</text:p>
          </table:table-cell>
        </table:table-row>
        <table:table-row table:style-name="ro1">
          <table:table-cell office:value-type="float" office:value="18316800" calcext:value-type="float">
            <text:p>18316800</text:p>
          </table:table-cell>
          <table:table-cell office:value-type="float" office:value="2140680.53423074" calcext:value-type="float">
            <text:p>2140680.53423074</text:p>
          </table:table-cell>
          <table:table-cell office:value-type="float" office:value="552557927839.326" calcext:value-type="float">
            <text:p>552557927839.326</text:p>
          </table:table-cell>
          <table:table-cell office:value-type="float" office:value="2238243.77835334" calcext:value-type="float">
            <text:p>2238243.77835334</text:p>
          </table:table-cell>
          <table:table-cell/>
          <table:table-cell office:value-type="float" office:value="12182400" calcext:value-type="float">
            <text:p>12182400</text:p>
          </table:table-cell>
          <table:table-cell office:value-type="float" office:value="686426595.230131" calcext:value-type="float">
            <text:p>686426595.230131</text:p>
          </table:table-cell>
          <table:table-cell office:value-type="float" office:value="2269892530218272" calcext:value-type="float">
            <text:p>2269892530218272</text:p>
          </table:table-cell>
          <table:table-cell office:value-type="float" office:value="1689787673.45904" calcext:value-type="float">
            <text:p>1689787673.45904</text:p>
          </table:table-cell>
          <table:table-cell/>
          <table:table-cell office:value-type="float" office:value="13996800" calcext:value-type="float">
            <text:p>13996800</text:p>
          </table:table-cell>
          <table:table-cell office:value-type="float" office:value="2352945011.0545" calcext:value-type="float">
            <text:p>2352945011.0545</text:p>
          </table:table-cell>
          <table:table-cell office:value-type="float" office:value="7746361713051323" calcext:value-type="float">
            <text:p>7746361713051323</text:p>
          </table:table-cell>
          <table:table-cell office:value-type="float" office:value="5747672017.62137" calcext:value-type="float">
            <text:p>5747672017.62137</text:p>
          </table:table-cell>
          <table:table-cell/>
          <table:table-cell office:value-type="float" office:value="29376000" calcext:value-type="float">
            <text:p>29376000</text:p>
          </table:table-cell>
          <table:table-cell office:value-type="float" office:value="3078599875.37075" calcext:value-type="float">
            <text:p>3078599875.37075</text:p>
          </table:table-cell>
          <table:table-cell office:value-type="float" office:value="7217790389640605" calcext:value-type="float">
            <text:p>7217790389640605</text:p>
          </table:table-cell>
          <table:table-cell office:value-type="float" office:value="5359361956.63454" calcext:value-type="float">
            <text:p>5359361956.63454</text:p>
          </table:table-cell>
          <table:table-cell/>
          <table:table-cell office:value-type="float" office:value="34387200" calcext:value-type="float">
            <text:p>34387200</text:p>
          </table:table-cell>
          <table:table-cell office:value-type="float" office:value="2820953181.05178" calcext:value-type="float">
            <text:p>2820953181.05178</text:p>
          </table:table-cell>
          <table:table-cell office:value-type="float" office:value="2.26665035306874E+015" calcext:value-type="float">
            <text:p>2.26665035306874E+015</text:p>
          </table:table-cell>
          <table:table-cell office:value-type="float" office:value="1717807374.76975" calcext:value-type="float">
            <text:p>1717807374.76975</text:p>
          </table:table-cell>
          <table:table-cell/>
          <table:table-cell office:value-type="float" office:value="53917650" calcext:value-type="float">
            <text:p>53917650</text:p>
          </table:table-cell>
          <table:table-cell office:value-type="float" office:value="3523349319.43486" calcext:value-type="float">
            <text:p>3523349319.43486</text:p>
          </table:table-cell>
          <table:table-cell office:value-type="float" office:value="1836887796021899" calcext:value-type="float">
            <text:p>1836887796021899</text:p>
          </table:table-cell>
          <table:table-cell office:value-type="float" office:value="1486113016.26901" calcext:value-type="float">
            <text:p>1486113016.26901</text:p>
          </table:table-cell>
        </table:table-row>
      </table:table>
      <table:table table:name="Sheet2" table:style-name="ta1">
        <table:table-column table:style-name="co1" table:number-columns-repeated="29" table:default-cell-style-name="Default"/>
        <table:table-row table:style-name="ro1">
          <table:table-cell office:value-type="float" office:value="17712000" calcext:value-type="float">
            <text:p>17712000</text:p>
          </table:table-cell>
          <table:table-cell office:value-type="float" office:value="2267397.8837787" calcext:value-type="float">
            <text:p>2267397.8837787</text:p>
          </table:table-cell>
          <table:table-cell office:value-type="float" office:value="588904558298.348" calcext:value-type="float">
            <text:p>588904558298.348</text:p>
          </table:table-cell>
          <table:table-cell office:value-type="float" office:value="2309557.75498538" calcext:value-type="float">
            <text:p>2309557.75498538</text:p>
          </table:table-cell>
          <table:table-cell/>
          <table:table-cell office:value-type="float" office:value="11577600" calcext:value-type="float">
            <text:p>11577600</text:p>
          </table:table-cell>
          <table:table-cell office:value-type="float" office:value="732104573.891604" calcext:value-type="float">
            <text:p>732104573.891604</text:p>
          </table:table-cell>
          <table:table-cell office:value-type="float" office:value="2417086095568016" calcext:value-type="float">
            <text:p>2417086095568016</text:p>
          </table:table-cell>
          <table:table-cell office:value-type="float" office:value="1798707908.49678" calcext:value-type="float">
            <text:p>1798707908.49678</text:p>
          </table:table-cell>
          <table:table-cell/>
          <table:table-cell office:value-type="float" office:value="13392000" calcext:value-type="float">
            <text:p>13392000</text:p>
          </table:table-cell>
          <table:table-cell office:value-type="float" office:value="2548142825.504" calcext:value-type="float">
            <text:p>2548142825.504</text:p>
          </table:table-cell>
          <table:table-cell office:value-type="float" office:value="8259178716471373" calcext:value-type="float">
            <text:p>8259178716471373</text:p>
          </table:table-cell>
          <table:table-cell office:value-type="float" office:value="6129646831.95855" calcext:value-type="float">
            <text:p>6129646831.95855</text:p>
          </table:table-cell>
          <table:table-cell/>
          <table:table-cell office:value-type="float" office:value="28771200" calcext:value-type="float">
            <text:p>28771200</text:p>
          </table:table-cell>
          <table:table-cell office:value-type="float" office:value="3660524020.92816" calcext:value-type="float">
            <text:p>3660524020.92816</text:p>
          </table:table-cell>
          <table:table-cell office:value-type="float" office:value="8072863944442112" calcext:value-type="float">
            <text:p>8072863944442112</text:p>
          </table:table-cell>
          <table:table-cell office:value-type="float" office:value="6128980818.55379" calcext:value-type="float">
            <text:p>6128980818.55379</text:p>
          </table:table-cell>
          <table:table-cell/>
          <table:table-cell office:value-type="float" office:value="33782400" calcext:value-type="float">
            <text:p>33782400</text:p>
          </table:table-cell>
          <table:table-cell office:value-type="float" office:value="4104053636.18046" calcext:value-type="float">
            <text:p>4104053636.18046</text:p>
          </table:table-cell>
          <table:table-cell office:value-type="float" office:value="3774749034661066" calcext:value-type="float">
            <text:p>3774749034661066</text:p>
          </table:table-cell>
          <table:table-cell office:value-type="float" office:value="3273759051.15239" calcext:value-type="float">
            <text:p>3273759051.15239</text:p>
          </table:table-cell>
          <table:table-cell/>
          <table:table-cell office:value-type="float" office:value="53312850" calcext:value-type="float">
            <text:p>53312850</text:p>
          </table:table-cell>
          <table:table-cell office:value-type="float" office:value="4880400078.41683" calcext:value-type="float">
            <text:p>4880400078.41683</text:p>
          </table:table-cell>
          <table:table-cell office:value-type="float" office:value="3.58566370247624E+015" calcext:value-type="float">
            <text:p>3.58566370247624E+015</text:p>
          </table:table-cell>
          <table:table-cell office:value-type="float" office:value="3211156375.75225" calcext:value-type="float">
            <text:p>3211156375.75225</text:p>
          </table:table-cell>
        </table:table-row>
        <table:table-row table:style-name="ro1">
          <table:table-cell office:value-type="float" office:value="17718048" calcext:value-type="float">
            <text:p>17718048</text:p>
          </table:table-cell>
          <table:table-cell office:value-type="float" office:value="2259230.95811702" calcext:value-type="float">
            <text:p>2259230.95811702</text:p>
          </table:table-cell>
          <table:table-cell office:value-type="float" office:value="588098663519.475" calcext:value-type="float">
            <text:p>588098663519.475</text:p>
          </table:table-cell>
          <table:table-cell office:value-type="float" office:value="2308372.34883855" calcext:value-type="float">
            <text:p>2308372.34883855</text:p>
          </table:table-cell>
          <table:table-cell/>
          <table:table-cell office:value-type="float" office:value="11583648" calcext:value-type="float">
            <text:p>11583648</text:p>
          </table:table-cell>
          <table:table-cell office:value-type="float" office:value="731107147.419296" calcext:value-type="float">
            <text:p>731107147.419296</text:p>
          </table:table-cell>
          <table:table-cell office:value-type="float" office:value="2415537906370056" calcext:value-type="float">
            <text:p>2415537906370056</text:p>
          </table:table-cell>
          <table:table-cell office:value-type="float" office:value="1797554070.99119" calcext:value-type="float">
            <text:p>1797554070.99119</text:p>
          </table:table-cell>
          <table:table-cell/>
          <table:table-cell office:value-type="float" office:value="13398048" calcext:value-type="float">
            <text:p>13398048</text:p>
          </table:table-cell>
          <table:table-cell office:value-type="float" office:value="2507220739.09306" calcext:value-type="float">
            <text:p>2507220739.09306</text:p>
          </table:table-cell>
          <table:table-cell office:value-type="float" office:value="8243516043721474" calcext:value-type="float">
            <text:p>8243516043721474</text:p>
          </table:table-cell>
          <table:table-cell office:value-type="float" office:value="6115175338.68843" calcext:value-type="float">
            <text:p>6115175338.68843</text:p>
          </table:table-cell>
          <table:table-cell/>
          <table:table-cell office:value-type="float" office:value="28777248" calcext:value-type="float">
            <text:p>28777248</text:p>
          </table:table-cell>
          <table:table-cell office:value-type="float" office:value="3497714406.6172" calcext:value-type="float">
            <text:p>3497714406.6172</text:p>
          </table:table-cell>
          <table:table-cell office:value-type="float" office:value="8006111558110549" calcext:value-type="float">
            <text:p>8006111558110549</text:p>
          </table:table-cell>
          <table:table-cell office:value-type="float" office:value="6047619371.91094" calcext:value-type="float">
            <text:p>6047619371.91094</text:p>
          </table:table-cell>
          <table:table-cell/>
          <table:table-cell office:value-type="float" office:value="33788448" calcext:value-type="float">
            <text:p>33788448</text:p>
          </table:table-cell>
          <table:table-cell office:value-type="float" office:value="3749683181.40523" calcext:value-type="float">
            <text:p>3749683181.40523</text:p>
          </table:table-cell>
          <table:table-cell office:value-type="float" office:value="3551870425411789" calcext:value-type="float">
            <text:p>3551870425411789</text:p>
          </table:table-cell>
          <table:table-cell office:value-type="float" office:value="3023388755.8001" calcext:value-type="float">
            <text:p>3023388755.8001</text:p>
          </table:table-cell>
          <table:table-cell/>
          <table:table-cell office:value-type="float" office:value="53318898" calcext:value-type="float">
            <text:p>53318898</text:p>
          </table:table-cell>
          <table:table-cell office:value-type="float" office:value="4347913193.46922" calcext:value-type="float">
            <text:p>4347913193.46922</text:p>
          </table:table-cell>
          <table:table-cell office:value-type="float" office:value="3.1285939547196E+015" calcext:value-type="float">
            <text:p>3.1285939547196E+015</text:p>
          </table:table-cell>
          <table:table-cell office:value-type="float" office:value="2780849341.62155" calcext:value-type="float">
            <text:p>2780849341.62155</text:p>
          </table:table-cell>
        </table:table-row>
        <table:table-row table:style-name="ro1">
          <table:table-cell office:value-type="float" office:value="17724096" calcext:value-type="float">
            <text:p>17724096</text:p>
          </table:table-cell>
          <table:table-cell office:value-type="float" office:value="2251945.81810685" calcext:value-type="float">
            <text:p>2251945.81810685</text:p>
          </table:table-cell>
          <table:table-cell office:value-type="float" office:value="587324369822.644" calcext:value-type="float">
            <text:p>587324369822.644</text:p>
          </table:table-cell>
          <table:table-cell office:value-type="float" office:value="2307220.3469043" calcext:value-type="float">
            <text:p>2307220.3469043</text:p>
          </table:table-cell>
          <table:table-cell/>
          <table:table-cell office:value-type="float" office:value="11589696" calcext:value-type="float">
            <text:p>11589696</text:p>
          </table:table-cell>
          <table:table-cell office:value-type="float" office:value="730487434.214219" calcext:value-type="float">
            <text:p>730487434.214219</text:p>
          </table:table-cell>
          <table:table-cell office:value-type="float" office:value="2.4140179476473E+015" calcext:value-type="float">
            <text:p>2.4140179476473E+015</text:p>
          </table:table-cell>
          <table:table-cell office:value-type="float" office:value="1796428542.18853" calcext:value-type="float">
            <text:p>1796428542.18853</text:p>
          </table:table-cell>
          <table:table-cell/>
          <table:table-cell office:value-type="float" office:value="13404096" calcext:value-type="float">
            <text:p>13404096</text:p>
          </table:table-cell>
          <table:table-cell office:value-type="float" office:value="2503942882.07566" calcext:value-type="float">
            <text:p>2503942882.07566</text:p>
          </table:table-cell>
          <table:table-cell office:value-type="float" office:value="8238318123603474" calcext:value-type="float">
            <text:p>8238318123603474</text:p>
          </table:table-cell>
          <table:table-cell office:value-type="float" office:value="6111327472.02562" calcext:value-type="float">
            <text:p>6111327472.02562</text:p>
          </table:table-cell>
          <table:table-cell/>
          <table:table-cell office:value-type="float" office:value="28783296" calcext:value-type="float">
            <text:p>28783296</text:p>
          </table:table-cell>
          <table:table-cell office:value-type="float" office:value="3474684532.69945" calcext:value-type="float">
            <text:p>3474684532.69945</text:p>
          </table:table-cell>
          <table:table-cell office:value-type="float" office:value="7980268620701257" calcext:value-type="float">
            <text:p>7980268620701257</text:p>
          </table:table-cell>
          <table:table-cell office:value-type="float" office:value="6021718261.15014" calcext:value-type="float">
            <text:p>6021718261.15014</text:p>
          </table:table-cell>
          <table:table-cell/>
          <table:table-cell office:value-type="float" office:value="33794496" calcext:value-type="float">
            <text:p>33794496</text:p>
          </table:table-cell>
          <table:table-cell office:value-type="float" office:value="3690346499.37245" calcext:value-type="float">
            <text:p>3690346499.37245</text:p>
          </table:table-cell>
          <table:table-cell office:value-type="float" office:value="3.47928945197373E+015" calcext:value-type="float">
            <text:p>3.47928945197373E+015</text:p>
          </table:table-cell>
          <table:table-cell office:value-type="float" office:value="2948238082.13912" calcext:value-type="float">
            <text:p>2948238082.13912</text:p>
          </table:table-cell>
          <table:table-cell/>
          <table:table-cell office:value-type="float" office:value="53324946" calcext:value-type="float">
            <text:p>53324946</text:p>
          </table:table-cell>
          <table:table-cell office:value-type="float" office:value="4294658416.63915" calcext:value-type="float">
            <text:p>4294658416.63915</text:p>
          </table:table-cell>
          <table:table-cell office:value-type="float" office:value="3.05801656496165E+015" calcext:value-type="float">
            <text:p>3.05801656496165E+015</text:p>
          </table:table-cell>
          <table:table-cell office:value-type="float" office:value="2711129626.6866" calcext:value-type="float">
            <text:p>2711129626.6866</text:p>
          </table:table-cell>
        </table:table-row>
        <table:table-row table:style-name="ro1">
          <table:table-cell office:value-type="float" office:value="17730144" calcext:value-type="float">
            <text:p>17730144</text:p>
          </table:table-cell>
          <table:table-cell office:value-type="float" office:value="2245438.18974637" calcext:value-type="float">
            <text:p>2245438.18974637</text:p>
          </table:table-cell>
          <table:table-cell office:value-type="float" office:value="586579868637.948" calcext:value-type="float">
            <text:p>586579868637.948</text:p>
          </table:table-cell>
          <table:table-cell office:value-type="float" office:value="2306099.85981243" calcext:value-type="float">
            <text:p>2306099.85981243</text:p>
          </table:table-cell>
          <table:table-cell/>
          <table:table-cell office:value-type="float" office:value="11595744" calcext:value-type="float">
            <text:p>11595744</text:p>
          </table:table-cell>
          <table:table-cell office:value-type="float" office:value="729898352.708883" calcext:value-type="float">
            <text:p>729898352.708883</text:p>
          </table:table-cell>
          <table:table-cell office:value-type="float" office:value="2412499201652130" calcext:value-type="float">
            <text:p>2412499201652130</text:p>
          </table:table-cell>
          <table:table-cell office:value-type="float" office:value="1795303980.03259" calcext:value-type="float">
            <text:p>1795303980.03259</text:p>
          </table:table-cell>
          <table:table-cell/>
          <table:table-cell office:value-type="float" office:value="13410144" calcext:value-type="float">
            <text:p>13410144</text:p>
          </table:table-cell>
          <table:table-cell office:value-type="float" office:value="2501703360.24338" calcext:value-type="float">
            <text:p>2501703360.24338</text:p>
          </table:table-cell>
          <table:table-cell office:value-type="float" office:value="8233129696262155" calcext:value-type="float">
            <text:p>8233129696262155</text:p>
          </table:table-cell>
          <table:table-cell office:value-type="float" office:value="6107488013.80166" calcext:value-type="float">
            <text:p>6107488013.80166</text:p>
          </table:table-cell>
          <table:table-cell/>
          <table:table-cell office:value-type="float" office:value="28789344" calcext:value-type="float">
            <text:p>28789344</text:p>
          </table:table-cell>
          <table:table-cell office:value-type="float" office:value="3455969874.05446" calcext:value-type="float">
            <text:p>3455969874.05446</text:p>
          </table:table-cell>
          <table:table-cell office:value-type="float" office:value="7955828288986926" calcext:value-type="float">
            <text:p>7955828288986926</text:p>
          </table:table-cell>
          <table:table-cell office:value-type="float" office:value="5997300928.40293" calcext:value-type="float">
            <text:p>5997300928.40293</text:p>
          </table:table-cell>
          <table:table-cell/>
          <table:table-cell office:value-type="float" office:value="33800544" calcext:value-type="float">
            <text:p>33800544</text:p>
          </table:table-cell>
          <table:table-cell office:value-type="float" office:value="3638398612.63112" calcext:value-type="float">
            <text:p>3638398612.63112</text:p>
          </table:table-cell>
          <table:table-cell office:value-type="float" office:value="3.41434007402965E+015" calcext:value-type="float">
            <text:p>3.41434007402965E+015</text:p>
          </table:table-cell>
          <table:table-cell office:value-type="float" office:value="2880043916.1362" calcext:value-type="float">
            <text:p>2880043916.1362</text:p>
          </table:table-cell>
          <table:table-cell/>
          <table:table-cell office:value-type="float" office:value="53330994" calcext:value-type="float">
            <text:p>53330994</text:p>
          </table:table-cell>
          <table:table-cell office:value-type="float" office:value="4252342066.12717" calcext:value-type="float">
            <text:p>4252342066.12717</text:p>
          </table:table-cell>
          <table:table-cell office:value-type="float" office:value="3.0020957581638E+015" calcext:value-type="float">
            <text:p>3.0020957581638E+015</text:p>
          </table:table-cell>
          <table:table-cell office:value-type="float" office:value="2653063144.52651" calcext:value-type="float">
            <text:p>2653063144.52651</text:p>
          </table:table-cell>
        </table:table-row>
        <table:table-row table:style-name="ro1">
          <table:table-cell office:value-type="float" office:value="17736192" calcext:value-type="float">
            <text:p>17736192</text:p>
          </table:table-cell>
          <table:table-cell office:value-type="float" office:value="2239616.22048289" calcext:value-type="float">
            <text:p>2239616.22048289</text:p>
          </table:table-cell>
          <table:table-cell office:value-type="float" office:value="585863442274.976" calcext:value-type="float">
            <text:p>585863442274.976</text:p>
          </table:table-cell>
          <table:table-cell office:value-type="float" office:value="2305009.09074734" calcext:value-type="float">
            <text:p>2305009.09074734</text:p>
          </table:table-cell>
          <table:table-cell/>
          <table:table-cell office:value-type="float" office:value="11601792" calcext:value-type="float">
            <text:p>11601792</text:p>
          </table:table-cell>
          <table:table-cell office:value-type="float" office:value="729328198.317827" calcext:value-type="float">
            <text:p>729328198.317827</text:p>
          </table:table-cell>
          <table:table-cell office:value-type="float" office:value="2.41098160801588E+015" calcext:value-type="float">
            <text:p>2.41098160801588E+015</text:p>
          </table:table-cell>
          <table:table-cell office:value-type="float" office:value="1794180327.26018" calcext:value-type="float">
            <text:p>1794180327.26018</text:p>
          </table:table-cell>
          <table:table-cell/>
          <table:table-cell office:value-type="float" office:value="13416192" calcext:value-type="float">
            <text:p>13416192</text:p>
          </table:table-cell>
          <table:table-cell office:value-type="float" office:value="2499730183.51847" calcext:value-type="float">
            <text:p>2499730183.51847</text:p>
          </table:table-cell>
          <table:table-cell office:value-type="float" office:value="8227946559807615" calcext:value-type="float">
            <text:p>8227946559807615</text:p>
          </table:table-cell>
          <table:table-cell office:value-type="float" office:value="6103652974.21258" calcext:value-type="float">
            <text:p>6103652974.21258</text:p>
          </table:table-cell>
          <table:table-cell/>
          <table:table-cell office:value-type="float" office:value="28795392" calcext:value-type="float">
            <text:p>28795392</text:p>
          </table:table-cell>
          <table:table-cell office:value-type="float" office:value="3439021244.08077" calcext:value-type="float">
            <text:p>3439021244.08077</text:p>
          </table:table-cell>
          <table:table-cell office:value-type="float" office:value="7932672194385777" calcext:value-type="float">
            <text:p>7932672194385777</text:p>
          </table:table-cell>
          <table:table-cell office:value-type="float" office:value="5974243414.20793" calcext:value-type="float">
            <text:p>5974243414.20793</text:p>
          </table:table-cell>
          <table:table-cell/>
          <table:table-cell office:value-type="float" office:value="33806592" calcext:value-type="float">
            <text:p>33806592</text:p>
          </table:table-cell>
          <table:table-cell office:value-type="float" office:value="3590234091.83191" calcext:value-type="float">
            <text:p>3590234091.83191</text:p>
          </table:table-cell>
          <table:table-cell office:value-type="float" office:value="3353682787124343" calcext:value-type="float">
            <text:p>3353682787124343</text:p>
          </table:table-cell>
          <table:table-cell office:value-type="float" office:value="2816315674.25887" calcext:value-type="float">
            <text:p>2816315674.25887</text:p>
          </table:table-cell>
          <table:table-cell/>
          <table:table-cell office:value-type="float" office:value="53337042" calcext:value-type="float">
            <text:p>53337042</text:p>
          </table:table-cell>
          <table:table-cell office:value-type="float" office:value="4213190474.45934" calcext:value-type="float">
            <text:p>4213190474.45934</text:p>
          </table:table-cell>
          <table:table-cell office:value-type="float" office:value="2.95017605647366E+015" calcext:value-type="float">
            <text:p>2.95017605647366E+015</text:p>
          </table:table-cell>
          <table:table-cell office:value-type="float" office:value="2598995089.759" calcext:value-type="float">
            <text:p>2598995089.759</text:p>
          </table:table-cell>
        </table:table-row>
        <table:table-row table:style-name="ro1">
          <table:table-cell office:value-type="float" office:value="17742240" calcext:value-type="float">
            <text:p>17742240</text:p>
          </table:table-cell>
          <table:table-cell office:value-type="float" office:value="2234398.9938484" calcext:value-type="float">
            <text:p>2234398.9938484</text:p>
          </table:table-cell>
          <table:table-cell office:value-type="float" office:value="585173461126.907" calcext:value-type="float">
            <text:p>585173461126.907</text:p>
          </table:table-cell>
          <table:table-cell office:value-type="float" office:value="2303946.33296677" calcext:value-type="float">
            <text:p>2303946.33296677</text:p>
          </table:table-cell>
          <table:table-cell/>
          <table:table-cell office:value-type="float" office:value="11607840" calcext:value-type="float">
            <text:p>11607840</text:p>
          </table:table-cell>
          <table:table-cell office:value-type="float" office:value="728772964.113794" calcext:value-type="float">
            <text:p>728772964.113794</text:p>
          </table:table-cell>
          <table:table-cell office:value-type="float" office:value="2.40946514667815E+015" calcext:value-type="float">
            <text:p>2.40946514667815E+015</text:p>
          </table:table-cell>
          <table:table-cell office:value-type="float" office:value="1793057564.68967" calcext:value-type="float">
            <text:p>1793057564.68967</text:p>
          </table:table-cell>
          <table:table-cell/>
          <table:table-cell office:value-type="float" office:value="13422240" calcext:value-type="float">
            <text:p>13422240</text:p>
          </table:table-cell>
          <table:table-cell office:value-type="float" office:value="2497848838.40712" calcext:value-type="float">
            <text:p>2497848838.40712</text:p>
          </table:table-cell>
          <table:table-cell office:value-type="float" office:value="8222767753818264" calcext:value-type="float">
            <text:p>8222767753818264</text:p>
          </table:table-cell>
          <table:table-cell office:value-type="float" office:value="6099821441.02998" calcext:value-type="float">
            <text:p>6099821441.02998</text:p>
          </table:table-cell>
          <table:table-cell/>
          <table:table-cell office:value-type="float" office:value="28801440" calcext:value-type="float">
            <text:p>28801440</text:p>
          </table:table-cell>
          <table:table-cell office:value-type="float" office:value="3423224527.22971" calcext:value-type="float">
            <text:p>3423224527.22971</text:p>
          </table:table-cell>
          <table:table-cell office:value-type="float" office:value="7910709011899963" calcext:value-type="float">
            <text:p>7910709011899963</text:p>
          </table:table-cell>
          <table:table-cell office:value-type="float" office:value="5952450627.14827" calcext:value-type="float">
            <text:p>5952450627.14827</text:p>
          </table:table-cell>
          <table:table-cell/>
          <table:table-cell office:value-type="float" office:value="33812640" calcext:value-type="float">
            <text:p>33812640</text:p>
          </table:table-cell>
          <table:table-cell office:value-type="float" office:value="3545251072.0473" calcext:value-type="float">
            <text:p>3545251072.0473</text:p>
          </table:table-cell>
          <table:table-cell office:value-type="float" office:value="3296863690165711" calcext:value-type="float">
            <text:p>3296863690165711</text:p>
          </table:table-cell>
          <table:table-cell office:value-type="float" office:value="2756629871.41897" calcext:value-type="float">
            <text:p>2756629871.41897</text:p>
          </table:table-cell>
          <table:table-cell/>
          <table:table-cell office:value-type="float" office:value="53343090" calcext:value-type="float">
            <text:p>53343090</text:p>
          </table:table-cell>
          <table:table-cell office:value-type="float" office:value="4176616108.55136" calcext:value-type="float">
            <text:p>4176616108.55136</text:p>
          </table:table-cell>
          <table:table-cell office:value-type="float" office:value="2.90149657040654E+015" calcext:value-type="float">
            <text:p>2.90149657040654E+015</text:p>
          </table:table-cell>
          <table:table-cell office:value-type="float" office:value="2548291669.76673" calcext:value-type="float">
            <text:p>2548291669.76673</text:p>
          </table:table-cell>
        </table:table-row>
        <table:table-row table:style-name="ro1">
          <table:table-cell office:value-type="float" office:value="17748288" calcext:value-type="float">
            <text:p>17748288</text:p>
          </table:table-cell>
          <table:table-cell office:value-type="float" office:value="2229715.22208397" calcext:value-type="float">
            <text:p>2229715.22208397</text:p>
          </table:table-cell>
          <table:table-cell office:value-type="float" office:value="584508380688.544" calcext:value-type="float">
            <text:p>584508380688.544</text:p>
          </table:table-cell>
          <table:table-cell office:value-type="float" office:value="2302909.96706352" calcext:value-type="float">
            <text:p>2302909.96706352</text:p>
          </table:table-cell>
          <table:table-cell/>
          <table:table-cell office:value-type="float" office:value="11613888" calcext:value-type="float">
            <text:p>11613888</text:p>
          </table:table-cell>
          <table:table-cell office:value-type="float" office:value="728230510.562326" calcext:value-type="float">
            <text:p>728230510.562326</text:p>
          </table:table-cell>
          <table:table-cell office:value-type="float" office:value="2407949806516251" calcext:value-type="float">
            <text:p>2407949806516251</text:p>
          </table:table-cell>
          <table:table-cell office:value-type="float" office:value="1791935681.53301" calcext:value-type="float">
            <text:p>1791935681.53301</text:p>
          </table:table-cell>
          <table:table-cell/>
          <table:table-cell office:value-type="float" office:value="13428288" calcext:value-type="float">
            <text:p>13428288</text:p>
          </table:table-cell>
          <table:table-cell office:value-type="float" office:value="2496017009.99866" calcext:value-type="float">
            <text:p>2496017009.99866</text:p>
          </table:table-cell>
          <table:table-cell office:value-type="float" office:value="8217593032115531" calcext:value-type="float">
            <text:p>8217593032115531</text:p>
          </table:table-cell>
          <table:table-cell office:value-type="float" office:value="6095993178.29739" calcext:value-type="float">
            <text:p>6095993178.29739</text:p>
          </table:table-cell>
          <table:table-cell/>
          <table:table-cell office:value-type="float" office:value="28807488" calcext:value-type="float">
            <text:p>28807488</text:p>
          </table:table-cell>
          <table:table-cell office:value-type="float" office:value="3408392780.9367" calcext:value-type="float">
            <text:p>3408392780.9367</text:p>
          </table:table-cell>
          <table:table-cell office:value-type="float" office:value="7889857755785036" calcext:value-type="float">
            <text:p>7889857755785036</text:p>
          </table:table-cell>
          <table:table-cell office:value-type="float" office:value="5931837558.57767" calcext:value-type="float">
            <text:p>5931837558.57767</text:p>
          </table:table-cell>
          <table:table-cell/>
          <table:table-cell office:value-type="float" office:value="33818688" calcext:value-type="float">
            <text:p>33818688</text:p>
          </table:table-cell>
          <table:table-cell office:value-type="float" office:value="3503159795.02726" calcext:value-type="float">
            <text:p>3503159795.02726</text:p>
          </table:table-cell>
          <table:table-cell office:value-type="float" office:value="3.24358390653638E+015" calcext:value-type="float">
            <text:p>3.24358390653638E+015</text:p>
          </table:table-cell>
          <table:table-cell office:value-type="float" office:value="2700683179.96862" calcext:value-type="float">
            <text:p>2700683179.96862</text:p>
          </table:table-cell>
          <table:table-cell/>
          <table:table-cell office:value-type="float" office:value="53349138" calcext:value-type="float">
            <text:p>53349138</text:p>
          </table:table-cell>
          <table:table-cell office:value-type="float" office:value="4142375374.70216" calcext:value-type="float">
            <text:p>4142375374.70216</text:p>
          </table:table-cell>
          <table:table-cell office:value-type="float" office:value="2.85573936325926E+015" calcext:value-type="float">
            <text:p>2.85573936325926E+015</text:p>
          </table:table-cell>
          <table:table-cell office:value-type="float" office:value="2500645791.83525" calcext:value-type="float">
            <text:p>2500645791.83525</text:p>
          </table:table-cell>
        </table:table-row>
        <table:table-row table:style-name="ro1">
          <table:table-cell office:value-type="float" office:value="17754336" calcext:value-type="float">
            <text:p>17754336</text:p>
          </table:table-cell>
          <table:table-cell office:value-type="float" office:value="2225502.09540117" calcext:value-type="float">
            <text:p>2225502.09540117</text:p>
          </table:table-cell>
          <table:table-cell office:value-type="float" office:value="583866738444.196" calcext:value-type="float">
            <text:p>583866738444.196</text:p>
          </table:table-cell>
          <table:table-cell office:value-type="float" office:value="2301898.45803669" calcext:value-type="float">
            <text:p>2301898.45803669</text:p>
          </table:table-cell>
          <table:table-cell/>
          <table:table-cell office:value-type="float" office:value="11619936" calcext:value-type="float">
            <text:p>11619936</text:p>
          </table:table-cell>
          <table:table-cell office:value-type="float" office:value="727699260.059623" calcext:value-type="float">
            <text:p>727699260.059623</text:p>
          </table:table-cell>
          <table:table-cell office:value-type="float" office:value="2.40643557846984E+015" calcext:value-type="float">
            <text:p>2.40643557846984E+015</text:p>
          </table:table-cell>
          <table:table-cell office:value-type="float" office:value="1790814668.90049" calcext:value-type="float">
            <text:p>1790814668.90049</text:p>
          </table:table-cell>
          <table:table-cell/>
          <table:table-cell office:value-type="float" office:value="13434336" calcext:value-type="float">
            <text:p>13434336</text:p>
          </table:table-cell>
          <table:table-cell office:value-type="float" office:value="2494221980.07663" calcext:value-type="float">
            <text:p>2494221980.07663</text:p>
          </table:table-cell>
          <table:table-cell office:value-type="float" office:value="8212422307120525" calcext:value-type="float">
            <text:p>8212422307120525</text:p>
          </table:table-cell>
          <table:table-cell office:value-type="float" office:value="6092168100.20861" calcext:value-type="float">
            <text:p>6092168100.20861</text:p>
          </table:table-cell>
          <table:table-cell/>
          <table:table-cell office:value-type="float" office:value="28813536" calcext:value-type="float">
            <text:p>28813536</text:p>
          </table:table-cell>
          <table:table-cell office:value-type="float" office:value="3394437195.7955" calcext:value-type="float">
            <text:p>3394437195.7955</text:p>
          </table:table-cell>
          <table:table-cell office:value-type="float" office:value="7870044536258906" calcext:value-type="float">
            <text:p>7870044536258906</text:p>
          </table:table-cell>
          <table:table-cell office:value-type="float" office:value="5912326306.9477" calcext:value-type="float">
            <text:p>5912326306.9477</text:p>
          </table:table-cell>
          <table:table-cell/>
          <table:table-cell office:value-type="float" office:value="33824736" calcext:value-type="float">
            <text:p>33824736</text:p>
          </table:table-cell>
          <table:table-cell office:value-type="float" office:value="3463743872.72017" calcext:value-type="float">
            <text:p>3463743872.72017</text:p>
          </table:table-cell>
          <table:table-cell office:value-type="float" office:value="3193585432161945" calcext:value-type="float">
            <text:p>3193585432161945</text:p>
          </table:table-cell>
          <table:table-cell office:value-type="float" office:value="2648209591.24697" calcext:value-type="float">
            <text:p>2648209591.24697</text:p>
          </table:table-cell>
          <table:table-cell/>
          <table:table-cell office:value-type="float" office:value="53355186" calcext:value-type="float">
            <text:p>53355186</text:p>
          </table:table-cell>
          <table:table-cell office:value-type="float" office:value="4110278287.67291" calcext:value-type="float">
            <text:p>4110278287.67291</text:p>
          </table:table-cell>
          <table:table-cell office:value-type="float" office:value="2.81265543571183E+015" calcext:value-type="float">
            <text:p>2.81265543571183E+015</text:p>
          </table:table-cell>
          <table:table-cell office:value-type="float" office:value="2455809375.70229" calcext:value-type="float">
            <text:p>2455809375.70229</text:p>
          </table:table-cell>
        </table:table-row>
        <table:table-row table:style-name="ro1">
          <table:table-cell office:value-type="float" office:value="17760384" calcext:value-type="float">
            <text:p>17760384</text:p>
          </table:table-cell>
          <table:table-cell office:value-type="float" office:value="2221704.26909149" calcext:value-type="float">
            <text:p>2221704.26909149</text:p>
          </table:table-cell>
          <table:table-cell office:value-type="float" office:value="583247150672.416" calcext:value-type="float">
            <text:p>583247150672.416</text:p>
          </table:table-cell>
          <table:table-cell office:value-type="float" office:value="2300910.35222877" calcext:value-type="float">
            <text:p>2300910.35222877</text:p>
          </table:table-cell>
          <table:table-cell/>
          <table:table-cell office:value-type="float" office:value="11625984" calcext:value-type="float">
            <text:p>11625984</text:p>
          </table:table-cell>
          <table:table-cell office:value-type="float" office:value="727177891.185287" calcext:value-type="float">
            <text:p>727177891.185287</text:p>
          </table:table-cell>
          <table:table-cell office:value-type="float" office:value="2404922454056772" calcext:value-type="float">
            <text:p>2404922454056772</text:p>
          </table:table-cell>
          <table:table-cell office:value-type="float" office:value="1789694518.4083" calcext:value-type="float">
            <text:p>1789694518.4083</text:p>
          </table:table-cell>
          <table:table-cell/>
          <table:table-cell office:value-type="float" office:value="13440384" calcext:value-type="float">
            <text:p>13440384</text:p>
          </table:table-cell>
          <table:table-cell office:value-type="float" office:value="2492457958.72984" calcext:value-type="float">
            <text:p>2492457958.72984</text:p>
          </table:table-cell>
          <table:table-cell office:value-type="float" office:value="8207255527425769" calcext:value-type="float">
            <text:p>8207255527425769</text:p>
          </table:table-cell>
          <table:table-cell office:value-type="float" office:value="6088346155.20784" calcext:value-type="float">
            <text:p>6088346155.20784</text:p>
          </table:table-cell>
          <table:table-cell/>
          <table:table-cell office:value-type="float" office:value="28819584" calcext:value-type="float">
            <text:p>28819584</text:p>
          </table:table-cell>
          <table:table-cell office:value-type="float" office:value="3381294120.53" calcext:value-type="float">
            <text:p>3381294120.53</text:p>
          </table:table-cell>
          <table:table-cell office:value-type="float" office:value="7851201221027024" calcext:value-type="float">
            <text:p>7851201221027024</text:p>
          </table:table-cell>
          <table:table-cell office:value-type="float" office:value="5893844839.60058" calcext:value-type="float">
            <text:p>5893844839.60058</text:p>
          </table:table-cell>
          <table:table-cell/>
          <table:table-cell office:value-type="float" office:value="33830784" calcext:value-type="float">
            <text:p>33830784</text:p>
          </table:table-cell>
          <table:table-cell office:value-type="float" office:value="3426816878.11686" calcext:value-type="float">
            <text:p>3426816878.11686</text:p>
          </table:table-cell>
          <table:table-cell office:value-type="float" office:value="3146638391525739" calcext:value-type="float">
            <text:p>3146638391525739</text:p>
          </table:table-cell>
          <table:table-cell office:value-type="float" office:value="2598969933.65877" calcext:value-type="float">
            <text:p>2598969933.65877</text:p>
          </table:table-cell>
          <table:table-cell/>
          <table:table-cell office:value-type="float" office:value="53361234" calcext:value-type="float">
            <text:p>53361234</text:p>
          </table:table-cell>
          <table:table-cell office:value-type="float" office:value="4080162786.23501" calcext:value-type="float">
            <text:p>4080162786.23501</text:p>
          </table:table-cell>
          <table:table-cell office:value-type="float" office:value="2772035173177329" calcext:value-type="float">
            <text:p>2772035173177329</text:p>
          </table:table-cell>
          <table:table-cell office:value-type="float" office:value="2413570003.31129" calcext:value-type="float">
            <text:p>2413570003.31129</text:p>
          </table:table-cell>
        </table:table-row>
        <table:table-row table:style-name="ro1">
          <table:table-cell office:value-type="float" office:value="17766432" calcext:value-type="float">
            <text:p>17766432</text:p>
          </table:table-cell>
          <table:table-cell office:value-type="float" office:value="2218272.97195016" calcext:value-type="float">
            <text:p>2218272.97195016</text:p>
          </table:table-cell>
          <table:table-cell office:value-type="float" office:value="582648309206.953" calcext:value-type="float">
            <text:p>582648309206.953</text:p>
          </table:table-cell>
          <table:table-cell office:value-type="float" office:value="2299944.27417589" calcext:value-type="float">
            <text:p>2299944.27417589</text:p>
          </table:table-cell>
          <table:table-cell/>
          <table:table-cell office:value-type="float" office:value="11632032" calcext:value-type="float">
            <text:p>11632032</text:p>
          </table:table-cell>
          <table:table-cell office:value-type="float" office:value="726665255.453058" calcext:value-type="float">
            <text:p>726665255.453058</text:p>
          </table:table-cell>
          <table:table-cell office:value-type="float" office:value="2403410425070656" calcext:value-type="float">
            <text:p>2403410425070656</text:p>
          </table:table-cell>
          <table:table-cell office:value-type="float" office:value="1788575221.90317" calcext:value-type="float">
            <text:p>1788575221.90317</text:p>
          </table:table-cell>
          <table:table-cell/>
          <table:table-cell office:value-type="float" office:value="13446432" calcext:value-type="float">
            <text:p>13446432</text:p>
          </table:table-cell>
          <table:table-cell office:value-type="float" office:value="2490721039.74685" calcext:value-type="float">
            <text:p>2490721039.74685</text:p>
          </table:table-cell>
          <table:table-cell office:value-type="float" office:value="8202092650831695" calcext:value-type="float">
            <text:p>8202092650831695</text:p>
          </table:table-cell>
          <table:table-cell office:value-type="float" office:value="6084527300.4829" calcext:value-type="float">
            <text:p>6084527300.4829</text:p>
          </table:table-cell>
          <table:table-cell/>
          <table:table-cell office:value-type="float" office:value="28825632" calcext:value-type="float">
            <text:p>28825632</text:p>
          </table:table-cell>
          <table:table-cell office:value-type="float" office:value="3368908609.97716" calcext:value-type="float">
            <text:p>3368908609.97716</text:p>
          </table:table-cell>
          <table:table-cell office:value-type="float" office:value="7833264656118610" calcext:value-type="float">
            <text:p>7833264656118610</text:p>
          </table:table-cell>
          <table:table-cell office:value-type="float" office:value="5876326261.92525" calcext:value-type="float">
            <text:p>5876326261.92525</text:p>
          </table:table-cell>
          <table:table-cell/>
          <table:table-cell office:value-type="float" office:value="33836832" calcext:value-type="float">
            <text:p>33836832</text:p>
          </table:table-cell>
          <table:table-cell office:value-type="float" office:value="3392210728.57596" calcext:value-type="float">
            <text:p>3392210728.57596</text:p>
          </table:table-cell>
          <table:table-cell office:value-type="float" office:value="3102534931842325" calcext:value-type="float">
            <text:p>3102534931842325</text:p>
          </table:table-cell>
          <table:table-cell office:value-type="float" office:value="2552746530.96422" calcext:value-type="float">
            <text:p>2552746530.96422</text:p>
          </table:table-cell>
          <table:table-cell/>
          <table:table-cell office:value-type="float" office:value="53367282" calcext:value-type="float">
            <text:p>53367282</text:p>
          </table:table-cell>
          <table:table-cell office:value-type="float" office:value="4051886357.43901" calcext:value-type="float">
            <text:p>4051886357.43901</text:p>
          </table:table-cell>
          <table:table-cell office:value-type="float" office:value="2733697047792080" calcext:value-type="float">
            <text:p>2733697047792080</text:p>
          </table:table-cell>
          <table:table-cell office:value-type="float" office:value="2373741277.70529" calcext:value-type="float">
            <text:p>2373741277.70529</text:p>
          </table:table-cell>
        </table:table-row>
        <table:table-row table:style-name="ro1">
          <table:table-cell office:value-type="float" office:value="17772480" calcext:value-type="float">
            <text:p>17772480</text:p>
          </table:table-cell>
          <table:table-cell office:value-type="float" office:value="2215165.22146489" calcext:value-type="float">
            <text:p>2215165.22146489</text:p>
          </table:table-cell>
          <table:table-cell office:value-type="float" office:value="582068978186.66" calcext:value-type="float">
            <text:p>582068978186.66</text:p>
          </table:table-cell>
          <table:table-cell office:value-type="float" office:value="2298998.92341082" calcext:value-type="float">
            <text:p>2298998.92341082</text:p>
          </table:table-cell>
          <table:table-cell/>
          <table:table-cell office:value-type="float" office:value="11638080" calcext:value-type="float">
            <text:p>11638080</text:p>
          </table:table-cell>
          <table:table-cell office:value-type="float" office:value="726160345.002985" calcext:value-type="float">
            <text:p>726160345.002985</text:p>
          </table:table-cell>
          <table:table-cell office:value-type="float" office:value="2401899483533396" calcext:value-type="float">
            <text:p>2401899483533396</text:p>
          </table:table-cell>
          <table:table-cell office:value-type="float" office:value="1787456771.42675" calcext:value-type="float">
            <text:p>1787456771.42675</text:p>
          </table:table-cell>
          <table:table-cell/>
          <table:table-cell office:value-type="float" office:value="13452480" calcext:value-type="float">
            <text:p>13452480</text:p>
          </table:table-cell>
          <table:table-cell office:value-type="float" office:value="2489008046.07597" calcext:value-type="float">
            <text:p>2489008046.07597</text:p>
          </table:table-cell>
          <table:table-cell office:value-type="float" office:value="8196933638410975" calcext:value-type="float">
            <text:p>8196933638410975</text:p>
          </table:table-cell>
          <table:table-cell office:value-type="float" office:value="6080711496.36563" calcext:value-type="float">
            <text:p>6080711496.36563</text:p>
          </table:table-cell>
          <table:table-cell/>
          <table:table-cell office:value-type="float" office:value="28831680" calcext:value-type="float">
            <text:p>28831680</text:p>
          </table:table-cell>
          <table:table-cell office:value-type="float" office:value="3357230501.91991" calcext:value-type="float">
            <text:p>3357230501.91991</text:p>
          </table:table-cell>
          <table:table-cell office:value-type="float" office:value="7816176118579776" calcext:value-type="float">
            <text:p>7816176118579776</text:p>
          </table:table-cell>
          <table:table-cell office:value-type="float" office:value="5859708293.3249" calcext:value-type="float">
            <text:p>5859708293.3249</text:p>
          </table:table-cell>
          <table:table-cell/>
          <table:table-cell office:value-type="float" office:value="33842880" calcext:value-type="float">
            <text:p>33842880</text:p>
          </table:table-cell>
          <table:table-cell office:value-type="float" office:value="3359771362.3229" calcext:value-type="float">
            <text:p>3359771362.3229</text:p>
          </table:table-cell>
          <table:table-cell office:value-type="float" office:value="3.06108516411373E+015" calcext:value-type="float">
            <text:p>3.06108516411373E+015</text:p>
          </table:table-cell>
          <table:table-cell office:value-type="float" office:value="2509339587.38106" calcext:value-type="float">
            <text:p>2509339587.38106</text:p>
          </table:table-cell>
          <table:table-cell/>
          <table:table-cell office:value-type="float" office:value="53373330" calcext:value-type="float">
            <text:p>53373330</text:p>
          </table:table-cell>
          <table:table-cell office:value-type="float" office:value="4025321324.34" calcext:value-type="float">
            <text:p>4025321324.34</text:p>
          </table:table-cell>
          <table:table-cell office:value-type="float" office:value="2697480499934489" calcext:value-type="float">
            <text:p>2697480499934489</text:p>
          </table:table-cell>
          <table:table-cell office:value-type="float" office:value="2336156660.70639" calcext:value-type="float">
            <text:p>2336156660.70639</text:p>
          </table:table-cell>
        </table:table-row>
        <table:table-row table:style-name="ro1">
          <table:table-cell office:value-type="float" office:value="17778528" calcext:value-type="float">
            <text:p>17778528</text:p>
          </table:table-cell>
          <table:table-cell office:value-type="float" office:value="2212343.13296647" calcext:value-type="float">
            <text:p>2212343.13296647</text:p>
          </table:table-cell>
          <table:table-cell office:value-type="float" office:value="581507990821.398" calcext:value-type="float">
            <text:p>581507990821.398</text:p>
          </table:table-cell>
          <table:table-cell office:value-type="float" office:value="2298073.07125188" calcext:value-type="float">
            <text:p>2298073.07125188</text:p>
          </table:table-cell>
          <table:table-cell/>
          <table:table-cell office:value-type="float" office:value="11644128" calcext:value-type="float">
            <text:p>11644128</text:p>
          </table:table-cell>
          <table:table-cell office:value-type="float" office:value="725662273.195834" calcext:value-type="float">
            <text:p>725662273.195834</text:p>
          </table:table-cell>
          <table:table-cell office:value-type="float" office:value="2.40038962169921E+015" calcext:value-type="float">
            <text:p>2.40038962169921E+015</text:p>
          </table:table-cell>
          <table:table-cell office:value-type="float" office:value="1786339159.22717" calcext:value-type="float">
            <text:p>1786339159.22717</text:p>
          </table:table-cell>
          <table:table-cell/>
          <table:table-cell office:value-type="float" office:value="13458528" calcext:value-type="float">
            <text:p>13458528</text:p>
          </table:table-cell>
          <table:table-cell office:value-type="float" office:value="2487316237.77071" calcext:value-type="float">
            <text:p>2487316237.77071</text:p>
          </table:table-cell>
          <table:table-cell office:value-type="float" office:value="8191778453196768" calcext:value-type="float">
            <text:p>8191778453196768</text:p>
          </table:table-cell>
          <table:table-cell office:value-type="float" office:value="6076898705.10671" calcext:value-type="float">
            <text:p>6076898705.10671</text:p>
          </table:table-cell>
          <table:table-cell/>
          <table:table-cell office:value-type="float" office:value="28837728" calcext:value-type="float">
            <text:p>28837728</text:p>
          </table:table-cell>
          <table:table-cell office:value-type="float" office:value="3346213305.44952" calcext:value-type="float">
            <text:p>3346213305.44952</text:p>
          </table:table-cell>
          <table:table-cell office:value-type="float" office:value="7799880894244846" calcext:value-type="float">
            <text:p>7799880894244846</text:p>
          </table:table-cell>
          <table:table-cell office:value-type="float" office:value="5843932854.19459" calcext:value-type="float">
            <text:p>5843932854.19459</text:p>
          </table:table-cell>
          <table:table-cell/>
          <table:table-cell office:value-type="float" office:value="33848928" calcext:value-type="float">
            <text:p>33848928</text:p>
          </table:table-cell>
          <table:table-cell office:value-type="float" office:value="3329356491.29834" calcext:value-type="float">
            <text:p>3329356491.29834</text:p>
          </table:table-cell>
          <table:table-cell office:value-type="float" office:value="3.02211433195699E+015" calcext:value-type="float">
            <text:p>3.02211433195699E+015</text:p>
          </table:table-cell>
          <table:table-cell office:value-type="float" office:value="2468564621.83398" calcext:value-type="float">
            <text:p>2468564621.83398</text:p>
          </table:table-cell>
          <table:table-cell/>
          <table:table-cell office:value-type="float" office:value="53379378" calcext:value-type="float">
            <text:p>53379378</text:p>
          </table:table-cell>
          <table:table-cell office:value-type="float" office:value="4000351816.70263" calcext:value-type="float">
            <text:p>4000351816.70263</text:p>
          </table:table-cell>
          <table:table-cell office:value-type="float" office:value="2.66324121638237E+015" calcext:value-type="float">
            <text:p>2.66324121638237E+015</text:p>
          </table:table-cell>
          <table:table-cell office:value-type="float" office:value="2300665343.17839" calcext:value-type="float">
            <text:p>2300665343.17839</text:p>
          </table:table-cell>
        </table:table-row>
        <table:table-row table:style-name="ro1">
          <table:table-cell office:value-type="float" office:value="17784576" calcext:value-type="float">
            <text:p>17784576</text:p>
          </table:table-cell>
          <table:table-cell office:value-type="float" office:value="2209773.3114746" calcext:value-type="float">
            <text:p>2209773.3114746</text:p>
          </table:table-cell>
          <table:table-cell office:value-type="float" office:value="580964246196.078" calcext:value-type="float">
            <text:p>580964246196.078</text:p>
          </table:table-cell>
          <table:table-cell office:value-type="float" office:value="2297165.55760491" calcext:value-type="float">
            <text:p>2297165.55760491</text:p>
          </table:table-cell>
          <table:table-cell/>
          <table:table-cell office:value-type="float" office:value="11650176" calcext:value-type="float">
            <text:p>11650176</text:p>
          </table:table-cell>
          <table:table-cell office:value-type="float" office:value="725170259.524931" calcext:value-type="float">
            <text:p>725170259.524931</text:p>
          </table:table-cell>
          <table:table-cell office:value-type="float" office:value="2.39888083206608E+015" calcext:value-type="float">
            <text:p>2.39888083206608E+015</text:p>
          </table:table-cell>
          <table:table-cell office:value-type="float" office:value="1785222377.7765" calcext:value-type="float">
            <text:p>1785222377.7765</text:p>
          </table:table-cell>
          <table:table-cell/>
          <table:table-cell office:value-type="float" office:value="13464576" calcext:value-type="float">
            <text:p>13464576</text:p>
          </table:table-cell>
          <table:table-cell office:value-type="float" office:value="2485643214.5334" calcext:value-type="float">
            <text:p>2485643214.5334</text:p>
          </table:table-cell>
          <table:table-cell office:value-type="float" office:value="8186627059881388" calcext:value-type="float">
            <text:p>8186627059881388</text:p>
          </table:table-cell>
          <table:table-cell office:value-type="float" office:value="6073088890.60375" calcext:value-type="float">
            <text:p>6073088890.60375</text:p>
          </table:table-cell>
          <table:table-cell/>
          <table:table-cell office:value-type="float" office:value="28843776" calcext:value-type="float">
            <text:p>28843776</text:p>
          </table:table-cell>
          <table:table-cell office:value-type="float" office:value="3335813745.03414" calcext:value-type="float">
            <text:p>3335813745.03414</text:p>
          </table:table-cell>
          <table:table-cell office:value-type="float" office:value="7784327934205422" calcext:value-type="float">
            <text:p>7784327934205422</text:p>
          </table:table-cell>
          <table:table-cell office:value-type="float" office:value="5828945723.30278" calcext:value-type="float">
            <text:p>5828945723.30278</text:p>
          </table:table-cell>
          <table:table-cell/>
          <table:table-cell office:value-type="float" office:value="33854976" calcext:value-type="float">
            <text:p>33854976</text:p>
          </table:table-cell>
          <table:table-cell office:value-type="float" office:value="3300834130.86072" calcext:value-type="float">
            <text:p>3300834130.86072</text:p>
          </table:table-cell>
          <table:table-cell office:value-type="float" office:value="2.98546077246029E+015" calcext:value-type="float">
            <text:p>2.98546077246029E+015</text:p>
          </table:table-cell>
          <table:table-cell office:value-type="float" office:value="2430250582.5807" calcext:value-type="float">
            <text:p>2430250582.5807</text:p>
          </table:table-cell>
          <table:table-cell/>
          <table:table-cell office:value-type="float" office:value="53385426" calcext:value-type="float">
            <text:p>53385426</text:p>
          </table:table-cell>
          <table:table-cell office:value-type="float" office:value="3976871714.48429" calcext:value-type="float">
            <text:p>3976871714.48429</text:p>
          </table:table-cell>
          <table:table-cell office:value-type="float" office:value="2630847936693373" calcext:value-type="float">
            <text:p>2630847936693373</text:p>
          </table:table-cell>
          <table:table-cell office:value-type="float" office:value="2267129415.65868" calcext:value-type="float">
            <text:p>2267129415.65868</text:p>
          </table:table-cell>
        </table:table-row>
        <table:table-row table:style-name="ro1">
          <table:table-cell office:value-type="float" office:value="17790624" calcext:value-type="float">
            <text:p>17790624</text:p>
          </table:table-cell>
          <table:table-cell office:value-type="float" office:value="2207426.31632435" calcext:value-type="float">
            <text:p>2207426.31632435</text:p>
          </table:table-cell>
          <table:table-cell office:value-type="float" office:value="580436706130.777" calcext:value-type="float">
            <text:p>580436706130.777</text:p>
          </table:table-cell>
          <table:table-cell office:value-type="float" office:value="2296275.2878008" calcext:value-type="float">
            <text:p>2296275.2878008</text:p>
          </table:table-cell>
          <table:table-cell/>
          <table:table-cell office:value-type="float" office:value="11656224" calcext:value-type="float">
            <text:p>11656224</text:p>
          </table:table-cell>
          <table:table-cell office:value-type="float" office:value="724683616.776458" calcext:value-type="float">
            <text:p>724683616.776458</text:p>
          </table:table-cell>
          <table:table-cell office:value-type="float" office:value="2397373107385423" calcext:value-type="float">
            <text:p>2397373107385423</text:p>
          </table:table-cell>
          <table:table-cell office:value-type="float" office:value="1784106419.78532" calcext:value-type="float">
            <text:p>1784106419.78532</text:p>
          </table:table-cell>
          <table:table-cell/>
          <table:table-cell office:value-type="float" office:value="13470624" calcext:value-type="float">
            <text:p>13470624</text:p>
          </table:table-cell>
          <table:table-cell office:value-type="float" office:value="2483986865.11521" calcext:value-type="float">
            <text:p>2483986865.11521</text:p>
          </table:table-cell>
          <table:table-cell office:value-type="float" office:value="8181479424730529" calcext:value-type="float">
            <text:p>8181479424730529</text:p>
          </table:table-cell>
          <table:table-cell office:value-type="float" office:value="6069282018.33048" calcext:value-type="float">
            <text:p>6069282018.33048</text:p>
          </table:table-cell>
          <table:table-cell/>
          <table:table-cell office:value-type="float" office:value="28849824" calcext:value-type="float">
            <text:p>28849824</text:p>
          </table:table-cell>
          <table:table-cell office:value-type="float" office:value="3325991475.82791" calcext:value-type="float">
            <text:p>3325991475.82791</text:p>
          </table:table-cell>
          <table:table-cell office:value-type="float" office:value="7769469564932569" calcext:value-type="float">
            <text:p>7769469564932569</text:p>
          </table:table-cell>
          <table:table-cell office:value-type="float" office:value="5814696243.92998" calcext:value-type="float">
            <text:p>5814696243.92998</text:p>
          </table:table-cell>
          <table:table-cell/>
          <table:table-cell office:value-type="float" office:value="33861024" calcext:value-type="float">
            <text:p>33861024</text:p>
          </table:table-cell>
          <table:table-cell office:value-type="float" office:value="3274081514.10468" calcext:value-type="float">
            <text:p>3274081514.10468</text:p>
          </table:table-cell>
          <table:table-cell office:value-type="float" office:value="2.95097439578291E+015" calcext:value-type="float">
            <text:p>2.95097439578291E+015</text:p>
          </table:table-cell>
          <table:table-cell office:value-type="float" office:value="2394238410.54268" calcext:value-type="float">
            <text:p>2394238410.54268</text:p>
          </table:table-cell>
          <table:table-cell/>
          <table:table-cell office:value-type="float" office:value="53391474" calcext:value-type="float">
            <text:p>53391474</text:p>
          </table:table-cell>
          <table:table-cell office:value-type="float" office:value="3954783198.23911" calcext:value-type="float">
            <text:p>3954783198.23911</text:p>
          </table:table-cell>
          <table:table-cell office:value-type="float" office:value="2.60018024433775E+015" calcext:value-type="float">
            <text:p>2.60018024433775E+015</text:p>
          </table:table-cell>
          <table:table-cell office:value-type="float" office:value="2235421879.65866" calcext:value-type="float">
            <text:p>2235421879.65866</text:p>
          </table:table-cell>
        </table:table-row>
        <table:table-row table:style-name="ro1">
          <table:table-cell office:value-type="float" office:value="17796672" calcext:value-type="float">
            <text:p>17796672</text:p>
          </table:table-cell>
          <table:table-cell office:value-type="float" office:value="2205276.18984828" calcext:value-type="float">
            <text:p>2205276.18984828</text:p>
          </table:table-cell>
          <table:table-cell office:value-type="float" office:value="579924392111.253" calcext:value-type="float">
            <text:p>579924392111.253</text:p>
          </table:table-cell>
          <table:table-cell office:value-type="float" office:value="2295401.22948656" calcext:value-type="float">
            <text:p>2295401.22948656</text:p>
          </table:table-cell>
          <table:table-cell/>
          <table:table-cell office:value-type="float" office:value="11662272" calcext:value-type="float">
            <text:p>11662272</text:p>
          </table:table-cell>
          <table:table-cell office:value-type="float" office:value="724201739.826537" calcext:value-type="float">
            <text:p>724201739.826537</text:p>
          </table:table-cell>
          <table:table-cell office:value-type="float" office:value="2395866440668645" calcext:value-type="float">
            <text:p>2395866440668645</text:p>
          </table:table-cell>
          <table:table-cell office:value-type="float" office:value="1782991278.21339" calcext:value-type="float">
            <text:p>1782991278.21339</text:p>
          </table:table-cell>
          <table:table-cell/>
          <table:table-cell office:value-type="float" office:value="13476672" calcext:value-type="float">
            <text:p>13476672</text:p>
          </table:table-cell>
          <table:table-cell office:value-type="float" office:value="2482345330.53438" calcext:value-type="float">
            <text:p>2482345330.53438</text:p>
          </table:table-cell>
          <table:table-cell office:value-type="float" office:value="8176335515539090" calcext:value-type="float">
            <text:p>8176335515539090</text:p>
          </table:table-cell>
          <table:table-cell office:value-type="float" office:value="6065478055.3029" calcext:value-type="float">
            <text:p>6065478055.3029</text:p>
          </table:table-cell>
          <table:table-cell/>
          <table:table-cell office:value-type="float" office:value="28855872" calcext:value-type="float">
            <text:p>28855872</text:p>
          </table:table-cell>
          <table:table-cell office:value-type="float" office:value="3316708857.22616" calcext:value-type="float">
            <text:p>3316708857.22616</text:p>
          </table:table-cell>
          <table:table-cell office:value-type="float" office:value="7755261236853815" calcext:value-type="float">
            <text:p>7755261236853815</text:p>
          </table:table-cell>
          <table:table-cell office:value-type="float" office:value="5801137065.65307" calcext:value-type="float">
            <text:p>5801137065.65307</text:p>
          </table:table-cell>
          <table:table-cell/>
          <table:table-cell office:value-type="float" office:value="33867072" calcext:value-type="float">
            <text:p>33867072</text:p>
          </table:table-cell>
          <table:table-cell office:value-type="float" office:value="3248984235.96514" calcext:value-type="float">
            <text:p>3248984235.96514</text:p>
          </table:table-cell>
          <table:table-cell office:value-type="float" office:value="2.91851550915637E+015" calcext:value-type="float">
            <text:p>2.91851550915637E+015</text:p>
          </table:table-cell>
          <table:table-cell office:value-type="float" office:value="2360379903.36893" calcext:value-type="float">
            <text:p>2360379903.36893</text:p>
          </table:table-cell>
          <table:table-cell/>
          <table:table-cell office:value-type="float" office:value="53397522" calcext:value-type="float">
            <text:p>53397522</text:p>
          </table:table-cell>
          <table:table-cell office:value-type="float" office:value="3933995690.69311" calcext:value-type="float">
            <text:p>3933995690.69311</text:p>
          </table:table-cell>
          <table:table-cell office:value-type="float" office:value="2571126996228226" calcext:value-type="float">
            <text:p>2571126996228226</text:p>
          </table:table-cell>
          <table:table-cell office:value-type="float" office:value="2205425206.44107" calcext:value-type="float">
            <text:p>2205425206.44107</text:p>
          </table:table-cell>
        </table:table-row>
        <table:table-row table:style-name="ro1">
          <table:table-cell office:value-type="float" office:value="17802720" calcext:value-type="float">
            <text:p>17802720</text:p>
          </table:table-cell>
          <table:table-cell office:value-type="float" office:value="2203300.04243642" calcext:value-type="float">
            <text:p>2203300.04243642</text:p>
          </table:table-cell>
          <table:table-cell office:value-type="float" office:value="579426382301.133" calcext:value-type="float">
            <text:p>579426382301.133</text:p>
          </table:table-cell>
          <table:table-cell office:value-type="float" office:value="2294542.40958467" calcext:value-type="float">
            <text:p>2294542.40958467</text:p>
          </table:table-cell>
          <table:table-cell/>
          <table:table-cell office:value-type="float" office:value="11668320" calcext:value-type="float">
            <text:p>11668320</text:p>
          </table:table-cell>
          <table:table-cell office:value-type="float" office:value="723724095.803297" calcext:value-type="float">
            <text:p>723724095.803297</text:p>
          </table:table-cell>
          <table:table-cell office:value-type="float" office:value="2.39436082519059E+015" calcext:value-type="float">
            <text:p>2.39436082519059E+015</text:p>
          </table:table-cell>
          <table:table-cell office:value-type="float" office:value="1781876946.27663" calcext:value-type="float">
            <text:p>1781876946.27663</text:p>
          </table:table-cell>
          <table:table-cell/>
          <table:table-cell office:value-type="float" office:value="13482720" calcext:value-type="float">
            <text:p>13482720</text:p>
          </table:table-cell>
          <table:table-cell office:value-type="float" office:value="2480716973.41229" calcext:value-type="float">
            <text:p>2480716973.41229</text:p>
          </table:table-cell>
          <table:table-cell office:value-type="float" office:value="8171195301591723" calcext:value-type="float">
            <text:p>8171195301591723</text:p>
          </table:table-cell>
          <table:table-cell office:value-type="float" office:value="6061676970.0477" calcext:value-type="float">
            <text:p>6061676970.0477</text:p>
          </table:table-cell>
          <table:table-cell/>
          <table:table-cell office:value-type="float" office:value="28861920" calcext:value-type="float">
            <text:p>28861920</text:p>
          </table:table-cell>
          <table:table-cell office:value-type="float" office:value="3307930755.54532" calcext:value-type="float">
            <text:p>3307930755.54532</text:p>
          </table:table-cell>
          <table:table-cell office:value-type="float" office:value="7741661301647972" calcext:value-type="float">
            <text:p>7741661301647972</text:p>
          </table:table-cell>
          <table:table-cell office:value-type="float" office:value="5788223913.33558" calcext:value-type="float">
            <text:p>5788223913.33558</text:p>
          </table:table-cell>
          <table:table-cell/>
          <table:table-cell office:value-type="float" office:value="33873120" calcext:value-type="float">
            <text:p>33873120</text:p>
          </table:table-cell>
          <table:table-cell office:value-type="float" office:value="3225435548.83608" calcext:value-type="float">
            <text:p>3225435548.83608</text:p>
          </table:table-cell>
          <table:table-cell office:value-type="float" office:value="2.88795387349264E+015" calcext:value-type="float">
            <text:p>2.88795387349264E+015</text:p>
          </table:table-cell>
          <table:table-cell office:value-type="float" office:value="2328536785.16091" calcext:value-type="float">
            <text:p>2328536785.16091</text:p>
          </table:table-cell>
          <table:table-cell/>
          <table:table-cell office:value-type="float" office:value="53403570" calcext:value-type="float">
            <text:p>53403570</text:p>
          </table:table-cell>
          <table:table-cell office:value-type="float" office:value="3914425055.35819" calcext:value-type="float">
            <text:p>3914425055.35819</text:p>
          </table:table-cell>
          <table:table-cell office:value-type="float" office:value="2.54358516941234E+015" calcext:value-type="float">
            <text:p>2.54358516941234E+015</text:p>
          </table:table-cell>
          <table:table-cell office:value-type="float" office:value="2177030255.82377" calcext:value-type="float">
            <text:p>2177030255.82377</text:p>
          </table:table-cell>
        </table:table-row>
        <table:table-row table:style-name="ro1">
          <table:table-cell office:value-type="float" office:value="17808768" calcext:value-type="float">
            <text:p>17808768</text:p>
          </table:table-cell>
          <table:table-cell office:value-type="float" office:value="2201477.68721711" calcext:value-type="float">
            <text:p>2201477.68721711</text:p>
          </table:table-cell>
          <table:table-cell office:value-type="float" office:value="578941808644.393" calcext:value-type="float">
            <text:p>578941808644.393</text:p>
          </table:table-cell>
          <table:table-cell office:value-type="float" office:value="2293697.91133192" calcext:value-type="float">
            <text:p>2293697.91133192</text:p>
          </table:table-cell>
          <table:table-cell/>
          <table:table-cell office:value-type="float" office:value="11674368" calcext:value-type="float">
            <text:p>11674368</text:p>
          </table:table-cell>
          <table:table-cell office:value-type="float" office:value="723250215.433516" calcext:value-type="float">
            <text:p>723250215.433516</text:p>
          </table:table-cell>
          <table:table-cell office:value-type="float" office:value="2392856254490398" calcext:value-type="float">
            <text:p>2392856254490398</text:p>
          </table:table-cell>
          <table:table-cell office:value-type="float" office:value="1780763417.45089" calcext:value-type="float">
            <text:p>1780763417.45089</text:p>
          </table:table-cell>
          <table:table-cell/>
          <table:table-cell office:value-type="float" office:value="13488768" calcext:value-type="float">
            <text:p>13488768</text:p>
          </table:table-cell>
          <table:table-cell office:value-type="float" office:value="2479100351.36136" calcext:value-type="float">
            <text:p>2479100351.36136</text:p>
          </table:table-cell>
          <table:table-cell office:value-type="float" office:value="8166058753620607" calcext:value-type="float">
            <text:p>8166058753620607</text:p>
          </table:table-cell>
          <table:table-cell office:value-type="float" office:value="6057878732.56621" calcext:value-type="float">
            <text:p>6057878732.56621</text:p>
          </table:table-cell>
          <table:table-cell/>
          <table:table-cell office:value-type="float" office:value="28867968" calcext:value-type="float">
            <text:p>28867968</text:p>
          </table:table-cell>
          <table:table-cell office:value-type="float" office:value="3299624366.48607" calcext:value-type="float">
            <text:p>3299624366.48607</text:p>
          </table:table-cell>
          <table:table-cell office:value-type="float" office:value="7728630811833897" calcext:value-type="float">
            <text:p>7728630811833897</text:p>
          </table:table-cell>
          <table:table-cell office:value-type="float" office:value="5775915377.70603" calcext:value-type="float">
            <text:p>5775915377.70603</text:p>
          </table:table-cell>
          <table:table-cell/>
          <table:table-cell office:value-type="float" office:value="33879168" calcext:value-type="float">
            <text:p>33879168</text:p>
          </table:table-cell>
          <table:table-cell office:value-type="float" office:value="3203335763.78865" calcext:value-type="float">
            <text:p>3203335763.78865</text:p>
          </table:table-cell>
          <table:table-cell office:value-type="float" office:value="2.85916792059171E+015" calcext:value-type="float">
            <text:p>2.85916792059171E+015</text:p>
          </table:table-cell>
          <table:table-cell office:value-type="float" office:value="2298579920.44071" calcext:value-type="float">
            <text:p>2298579920.44071</text:p>
          </table:table-cell>
          <table:table-cell/>
          <table:table-cell office:value-type="float" office:value="53409618" calcext:value-type="float">
            <text:p>53409618</text:p>
          </table:table-cell>
          <table:table-cell office:value-type="float" office:value="3895992967.02396" calcext:value-type="float">
            <text:p>3895992967.02396</text:p>
          </table:table-cell>
          <table:table-cell office:value-type="float" office:value="2.51745898337194E+015" calcext:value-type="float">
            <text:p>2.51745898337194E+015</text:p>
          </table:table-cell>
          <table:table-cell office:value-type="float" office:value="2150135434.90856" calcext:value-type="float">
            <text:p>2150135434.90856</text:p>
          </table:table-cell>
        </table:table-row>
        <table:table-row table:style-name="ro1">
          <table:table-cell office:value-type="float" office:value="17814816" calcext:value-type="float">
            <text:p>17814816</text:p>
          </table:table-cell>
          <table:table-cell office:value-type="float" office:value="2199791.31841279" calcext:value-type="float">
            <text:p>2199791.31841279</text:p>
          </table:table-cell>
          <table:table-cell office:value-type="float" office:value="578469854064.561" calcext:value-type="float">
            <text:p>578469854064.561</text:p>
          </table:table-cell>
          <table:table-cell office:value-type="float" office:value="2292866.87140671" calcext:value-type="float">
            <text:p>2292866.87140671</text:p>
          </table:table-cell>
          <table:table-cell/>
          <table:table-cell office:value-type="float" office:value="11680416" calcext:value-type="float">
            <text:p>11680416</text:p>
          </table:table-cell>
          <table:table-cell office:value-type="float" office:value="722779685.427988" calcext:value-type="float">
            <text:p>722779685.427988</text:p>
          </table:table-cell>
          <table:table-cell office:value-type="float" office:value="2.39135272237017E+015" calcext:value-type="float">
            <text:p>2.39135272237017E+015</text:p>
          </table:table-cell>
          <table:table-cell office:value-type="float" office:value="1779650685.47303" calcext:value-type="float">
            <text:p>1779650685.47303</text:p>
          </table:table-cell>
          <table:table-cell/>
          <table:table-cell office:value-type="float" office:value="13494816" calcext:value-type="float">
            <text:p>13494816</text:p>
          </table:table-cell>
          <table:table-cell office:value-type="float" office:value="2477494193.64542" calcext:value-type="float">
            <text:p>2477494193.64542</text:p>
          </table:table-cell>
          <table:table-cell office:value-type="float" office:value="8160925843760158" calcext:value-type="float">
            <text:p>8160925843760158</text:p>
          </table:table-cell>
          <table:table-cell office:value-type="float" office:value="6054083314.29406" calcext:value-type="float">
            <text:p>6054083314.29406</text:p>
          </table:table-cell>
          <table:table-cell/>
          <table:table-cell office:value-type="float" office:value="28874016" calcext:value-type="float">
            <text:p>28874016</text:p>
          </table:table-cell>
          <table:table-cell office:value-type="float" office:value="3291759053.24148" calcext:value-type="float">
            <text:p>3291759053.24148</text:p>
          </table:table-cell>
          <table:table-cell office:value-type="float" office:value="7716133338316630" calcext:value-type="float">
            <text:p>7716133338316630</text:p>
          </table:table-cell>
          <table:table-cell office:value-type="float" office:value="5764172723.6832" calcext:value-type="float">
            <text:p>5764172723.6832</text:p>
          </table:table-cell>
          <table:table-cell/>
          <table:table-cell office:value-type="float" office:value="33885216" calcext:value-type="float">
            <text:p>33885216</text:p>
          </table:table-cell>
          <table:table-cell office:value-type="float" office:value="3182591728.49783" calcext:value-type="float">
            <text:p>3182591728.49783</text:p>
          </table:table-cell>
          <table:table-cell office:value-type="float" office:value="2.83204408430633E+015" calcext:value-type="float">
            <text:p>2.83204408430633E+015</text:p>
          </table:table-cell>
          <table:table-cell office:value-type="float" office:value="2270388632.40963" calcext:value-type="float">
            <text:p>2270388632.40963</text:p>
          </table:table-cell>
          <table:table-cell/>
          <table:table-cell office:value-type="float" office:value="53415666" calcext:value-type="float">
            <text:p>53415666</text:p>
          </table:table-cell>
          <table:table-cell office:value-type="float" office:value="3878626399.52087" calcext:value-type="float">
            <text:p>3878626399.52087</text:p>
          </table:table-cell>
          <table:table-cell office:value-type="float" office:value="2.4926592071464E+015" calcext:value-type="float">
            <text:p>2.4926592071464E+015</text:p>
          </table:table-cell>
          <table:table-cell office:value-type="float" office:value="2124646019.56025" calcext:value-type="float">
            <text:p>2124646019.56025</text:p>
          </table:table-cell>
        </table:table-row>
        <table:table-row table:style-name="ro1">
          <table:table-cell office:value-type="float" office:value="17820864" calcext:value-type="float">
            <text:p>17820864</text:p>
          </table:table-cell>
          <table:table-cell office:value-type="float" office:value="2198225.22813771" calcext:value-type="float">
            <text:p>2198225.22813771</text:p>
          </table:table-cell>
          <table:table-cell office:value-type="float" office:value="578009749765.174" calcext:value-type="float">
            <text:p>578009749765.174</text:p>
          </table:table-cell>
          <table:table-cell office:value-type="float" office:value="2292048.47715125" calcext:value-type="float">
            <text:p>2292048.47715125</text:p>
          </table:table-cell>
          <table:table-cell/>
          <table:table-cell office:value-type="float" office:value="11686464" calcext:value-type="float">
            <text:p>11686464</text:p>
          </table:table-cell>
          <table:table-cell office:value-type="float" office:value="722312141.780168" calcext:value-type="float">
            <text:p>722312141.780168</text:p>
          </table:table-cell>
          <table:table-cell office:value-type="float" office:value="2389850222891833" calcext:value-type="float">
            <text:p>2389850222891833</text:p>
          </table:table-cell>
          <table:table-cell office:value-type="float" office:value="1778538744.33988" calcext:value-type="float">
            <text:p>1778538744.33988</text:p>
          </table:table-cell>
          <table:table-cell/>
          <table:table-cell office:value-type="float" office:value="13500864" calcext:value-type="float">
            <text:p>13500864</text:p>
          </table:table-cell>
          <table:table-cell office:value-type="float" office:value="2475897380.65488" calcext:value-type="float">
            <text:p>2475897380.65488</text:p>
          </table:table-cell>
          <table:table-cell office:value-type="float" office:value="8155796545498877" calcext:value-type="float">
            <text:p>8155796545498877</text:p>
          </table:table-cell>
          <table:table-cell office:value-type="float" office:value="6050290688.05674" calcext:value-type="float">
            <text:p>6050290688.05674</text:p>
          </table:table-cell>
          <table:table-cell/>
          <table:table-cell office:value-type="float" office:value="28880064" calcext:value-type="float">
            <text:p>28880064</text:p>
          </table:table-cell>
          <table:table-cell office:value-type="float" office:value="3284306197.8123" calcext:value-type="float">
            <text:p>3284306197.8123</text:p>
          </table:table-cell>
          <table:table-cell office:value-type="float" office:value="7704134802890251" calcext:value-type="float">
            <text:p>7704134802890251</text:p>
          </table:table-cell>
          <table:table-cell office:value-type="float" office:value="5752959713.7484" calcext:value-type="float">
            <text:p>5752959713.7484</text:p>
          </table:table-cell>
          <table:table-cell/>
          <table:table-cell office:value-type="float" office:value="33891264" calcext:value-type="float">
            <text:p>33891264</text:p>
          </table:table-cell>
          <table:table-cell office:value-type="float" office:value="3163116363.07283" calcext:value-type="float">
            <text:p>3163116363.07283</text:p>
          </table:table-cell>
          <table:table-cell office:value-type="float" office:value="2.80647621521718E+015" calcext:value-type="float">
            <text:p>2.80647621521718E+015</text:p>
          </table:table-cell>
          <table:table-cell office:value-type="float" office:value="2243850099.26173" calcext:value-type="float">
            <text:p>2243850099.26173</text:p>
          </table:table-cell>
          <table:table-cell/>
          <table:table-cell office:value-type="float" office:value="53421714" calcext:value-type="float">
            <text:p>53421714</text:p>
          </table:table-cell>
          <table:table-cell office:value-type="float" office:value="3862257195.49466" calcext:value-type="float">
            <text:p>3862257195.49466</text:p>
          </table:table-cell>
          <table:table-cell office:value-type="float" office:value="2.46910259286305E+015" calcext:value-type="float">
            <text:p>2.46910259286305E+015</text:p>
          </table:table-cell>
          <table:table-cell office:value-type="float" office:value="2100473588.83767" calcext:value-type="float">
            <text:p>2100473588.83767</text:p>
          </table:table-cell>
        </table:table-row>
        <table:table-row table:style-name="ro1">
          <table:table-cell office:value-type="float" office:value="17826912" calcext:value-type="float">
            <text:p>17826912</text:p>
          </table:table-cell>
          <table:table-cell office:value-type="float" office:value="2196765.55703255" calcext:value-type="float">
            <text:p>2196765.55703255</text:p>
          </table:table-cell>
          <table:table-cell office:value-type="float" office:value="577560772634.429" calcext:value-type="float">
            <text:p>577560772634.429</text:p>
          </table:table-cell>
          <table:table-cell office:value-type="float" office:value="2291241.96389345" calcext:value-type="float">
            <text:p>2291241.96389345</text:p>
          </table:table-cell>
          <table:table-cell/>
          <table:table-cell office:value-type="float" office:value="11692512" calcext:value-type="float">
            <text:p>11692512</text:p>
          </table:table-cell>
          <table:table-cell office:value-type="float" office:value="721847263.868307" calcext:value-type="float">
            <text:p>721847263.868307</text:p>
          </table:table-cell>
          <table:table-cell office:value-type="float" office:value="2388348750372586" calcext:value-type="float">
            <text:p>2388348750372586</text:p>
          </table:table-cell>
          <table:table-cell office:value-type="float" office:value="1777427588.30526" calcext:value-type="float">
            <text:p>1777427588.30526</text:p>
          </table:table-cell>
          <table:table-cell/>
          <table:table-cell office:value-type="float" office:value="13506912" calcext:value-type="float">
            <text:p>13506912</text:p>
          </table:table-cell>
          <table:table-cell office:value-type="float" office:value="2474308925.84517" calcext:value-type="float">
            <text:p>2474308925.84517</text:p>
          </table:table-cell>
          <table:table-cell office:value-type="float" office:value="8150670833629386" calcext:value-type="float">
            <text:p>8150670833629386</text:p>
          </table:table-cell>
          <table:table-cell office:value-type="float" office:value="6046500828.02247" calcext:value-type="float">
            <text:p>6046500828.02247</text:p>
          </table:table-cell>
          <table:table-cell/>
          <table:table-cell office:value-type="float" office:value="28886112" calcext:value-type="float">
            <text:p>28886112</text:p>
          </table:table-cell>
          <table:table-cell office:value-type="float" office:value="3277239063.83515" calcext:value-type="float">
            <text:p>3277239063.83515</text:p>
          </table:table-cell>
          <table:table-cell office:value-type="float" office:value="7692603323561502" calcext:value-type="float">
            <text:p>7692603323561502</text:p>
          </table:table-cell>
          <table:table-cell office:value-type="float" office:value="5742242444.40516" calcext:value-type="float">
            <text:p>5742242444.40516</text:p>
          </table:table-cell>
          <table:table-cell/>
          <table:table-cell office:value-type="float" office:value="33897312" calcext:value-type="float">
            <text:p>33897312</text:p>
          </table:table-cell>
          <table:table-cell office:value-type="float" office:value="3144828241.27308" calcext:value-type="float">
            <text:p>3144828241.27308</text:p>
          </table:table-cell>
          <table:table-cell office:value-type="float" office:value="2782365058730365" calcext:value-type="float">
            <text:p>2782365058730365</text:p>
          </table:table-cell>
          <table:table-cell office:value-type="float" office:value="2218858811.09932" calcext:value-type="float">
            <text:p>2218858811.09932</text:p>
          </table:table-cell>
          <table:table-cell/>
          <table:table-cell office:value-type="float" office:value="53427762" calcext:value-type="float">
            <text:p>53427762</text:p>
          </table:table-cell>
          <table:table-cell office:value-type="float" office:value="3846821695.25473" calcext:value-type="float">
            <text:p>3846821695.25473</text:p>
          </table:table-cell>
          <table:table-cell office:value-type="float" office:value="2.44671139790738E+015" calcext:value-type="float">
            <text:p>2.44671139790738E+015</text:p>
          </table:table-cell>
          <table:table-cell office:value-type="float" office:value="2077535540.05317" calcext:value-type="float">
            <text:p>2077535540.05317</text:p>
          </table:table-cell>
        </table:table-row>
        <table:table-row table:style-name="ro1">
          <table:table-cell office:value-type="float" office:value="17832960" calcext:value-type="float">
            <text:p>17832960</text:p>
          </table:table-cell>
          <table:table-cell office:value-type="float" office:value="2195400.07468317" calcext:value-type="float">
            <text:p>2195400.07468317</text:p>
          </table:table-cell>
          <table:table-cell office:value-type="float" office:value="577122242755.676" calcext:value-type="float">
            <text:p>577122242755.676</text:p>
          </table:table-cell>
          <table:table-cell office:value-type="float" office:value="2290446.61237141" calcext:value-type="float">
            <text:p>2290446.61237141</text:p>
          </table:table-cell>
          <table:table-cell/>
          <table:table-cell office:value-type="float" office:value="11698560" calcext:value-type="float">
            <text:p>11698560</text:p>
          </table:table-cell>
          <table:table-cell office:value-type="float" office:value="721384769.264632" calcext:value-type="float">
            <text:p>721384769.264632</text:p>
          </table:table-cell>
          <table:table-cell office:value-type="float" office:value="2.38684829937916E+015" calcext:value-type="float">
            <text:p>2.38684829937916E+015</text:p>
          </table:table-cell>
          <table:table-cell office:value-type="float" office:value="1776317211.87566" calcext:value-type="float">
            <text:p>1776317211.87566</text:p>
          </table:table-cell>
          <table:table-cell/>
          <table:table-cell office:value-type="float" office:value="13512960" calcext:value-type="float">
            <text:p>13512960</text:p>
          </table:table-cell>
          <table:table-cell office:value-type="float" office:value="2472727959.83953" calcext:value-type="float">
            <text:p>2472727959.83953</text:p>
          </table:table-cell>
          <table:table-cell office:value-type="float" office:value="8145548684197220" calcext:value-type="float">
            <text:p>8145548684197220</text:p>
          </table:table-cell>
          <table:table-cell office:value-type="float" office:value="6042713709.65299" calcext:value-type="float">
            <text:p>6042713709.65299</text:p>
          </table:table-cell>
          <table:table-cell/>
          <table:table-cell office:value-type="float" office:value="28892160" calcext:value-type="float">
            <text:p>28892160</text:p>
          </table:table-cell>
          <table:table-cell office:value-type="float" office:value="3270532669.64196" calcext:value-type="float">
            <text:p>3270532669.64196</text:p>
          </table:table-cell>
          <table:table-cell office:value-type="float" office:value="7681509071122439" calcext:value-type="float">
            <text:p>7681509071122439</text:p>
          </table:table-cell>
          <table:table-cell office:value-type="float" office:value="5731989194.25387" calcext:value-type="float">
            <text:p>5731989194.25387</text:p>
          </table:table-cell>
          <table:table-cell/>
          <table:table-cell office:value-type="float" office:value="33903360" calcext:value-type="float">
            <text:p>33903360</text:p>
          </table:table-cell>
          <table:table-cell office:value-type="float" office:value="3127651208.59509" calcext:value-type="float">
            <text:p>3127651208.59509</text:p>
          </table:table-cell>
          <table:table-cell office:value-type="float" office:value="2.75961778314871E+015" calcext:value-type="float">
            <text:p>2.75961778314871E+015</text:p>
          </table:table-cell>
          <table:table-cell office:value-type="float" office:value="2195316075.63808" calcext:value-type="float">
            <text:p>2195316075.63808</text:p>
          </table:table-cell>
          <table:table-cell/>
          <table:table-cell office:value-type="float" office:value="53433810" calcext:value-type="float">
            <text:p>53433810</text:p>
          </table:table-cell>
          <table:table-cell office:value-type="float" office:value="3832260409.63214" calcext:value-type="float">
            <text:p>3832260409.63214</text:p>
          </table:table-cell>
          <table:table-cell office:value-type="float" office:value="2.42541297114971E+015" calcext:value-type="float">
            <text:p>2.42541297114971E+015</text:p>
          </table:table-cell>
          <table:table-cell office:value-type="float" office:value="2055754663.30439" calcext:value-type="float">
            <text:p>2055754663.30439</text:p>
          </table:table-cell>
        </table:table-row>
        <table:table-row table:style-name="ro1">
          <table:table-cell office:value-type="float" office:value="17839008" calcext:value-type="float">
            <text:p>17839008</text:p>
          </table:table-cell>
          <table:table-cell office:value-type="float" office:value="2194117.98625673" calcext:value-type="float">
            <text:p>2194117.98625673</text:p>
          </table:table-cell>
          <table:table-cell office:value-type="float" office:value="576693521024.261" calcext:value-type="float">
            <text:p>576693521024.261</text:p>
          </table:table-cell>
          <table:table-cell office:value-type="float" office:value="2289661.74626247" calcext:value-type="float">
            <text:p>2289661.74626247</text:p>
          </table:table-cell>
          <table:table-cell/>
          <table:table-cell office:value-type="float" office:value="11704608" calcext:value-type="float">
            <text:p>11704608</text:p>
          </table:table-cell>
          <table:table-cell office:value-type="float" office:value="720924409.166715" calcext:value-type="float">
            <text:p>720924409.166715</text:p>
          </table:table-cell>
          <table:table-cell office:value-type="float" office:value="2.38534886472114E+015" calcext:value-type="float">
            <text:p>2.38534886472114E+015</text:p>
          </table:table-cell>
          <table:table-cell office:value-type="float" office:value="1775207609.80466" calcext:value-type="float">
            <text:p>1775207609.80466</text:p>
          </table:table-cell>
          <table:table-cell/>
          <table:table-cell office:value-type="float" office:value="13519008" calcext:value-type="float">
            <text:p>13519008</text:p>
          </table:table-cell>
          <table:table-cell office:value-type="float" office:value="2471153716.43595" calcext:value-type="float">
            <text:p>2471153716.43595</text:p>
          </table:table-cell>
          <table:table-cell office:value-type="float" office:value="8140430074448995" calcext:value-type="float">
            <text:p>8140430074448995</text:p>
          </table:table-cell>
          <table:table-cell office:value-type="float" office:value="6038929309.65312" calcext:value-type="float">
            <text:p>6038929309.65312</text:p>
          </table:table-cell>
          <table:table-cell/>
          <table:table-cell office:value-type="float" office:value="28898208" calcext:value-type="float">
            <text:p>28898208</text:p>
          </table:table-cell>
          <table:table-cell office:value-type="float" office:value="3264163670.53184" calcext:value-type="float">
            <text:p>3264163670.53184</text:p>
          </table:table-cell>
          <table:table-cell office:value-type="float" office:value="7670824135773226" calcext:value-type="float">
            <text:p>7670824135773226</text:p>
          </table:table-cell>
          <table:table-cell office:value-type="float" office:value="5722170282.53277" calcext:value-type="float">
            <text:p>5722170282.53277</text:p>
          </table:table-cell>
          <table:table-cell/>
          <table:table-cell office:value-type="float" office:value="33909408" calcext:value-type="float">
            <text:p>33909408</text:p>
          </table:table-cell>
          <table:table-cell office:value-type="float" office:value="3111514031.29207" calcext:value-type="float">
            <text:p>3111514031.29207</text:p>
          </table:table-cell>
          <table:table-cell office:value-type="float" office:value="2738147548537686" calcext:value-type="float">
            <text:p>2738147548537686</text:p>
          </table:table-cell>
          <table:table-cell office:value-type="float" office:value="2173129564.52438" calcext:value-type="float">
            <text:p>2173129564.52438</text:p>
          </table:table-cell>
          <table:table-cell/>
          <table:table-cell office:value-type="float" office:value="53439858" calcext:value-type="float">
            <text:p>53439858</text:p>
          </table:table-cell>
          <table:table-cell office:value-type="float" office:value="3818517726.82627" calcext:value-type="float">
            <text:p>3818517726.82627</text:p>
          </table:table-cell>
          <table:table-cell office:value-type="float" office:value="2.40513938707564E+015" calcext:value-type="float">
            <text:p>2.40513938707564E+015</text:p>
          </table:table-cell>
          <table:table-cell office:value-type="float" office:value="2035058761.47125" calcext:value-type="float">
            <text:p>2035058761.47125</text:p>
          </table:table-cell>
        </table:table-row>
        <table:table-row table:style-name="ro1">
          <table:table-cell office:value-type="float" office:value="17845056" calcext:value-type="float">
            <text:p>17845056</text:p>
          </table:table-cell>
          <table:table-cell office:value-type="float" office:value="2192909.7622162" calcext:value-type="float">
            <text:p>2192909.7622162</text:p>
          </table:table-cell>
          <table:table-cell office:value-type="float" office:value="576274006870.323" calcext:value-type="float">
            <text:p>576274006870.323</text:p>
          </table:table-cell>
          <table:table-cell office:value-type="float" office:value="2288886.72981718" calcext:value-type="float">
            <text:p>2288886.72981718</text:p>
          </table:table-cell>
          <table:table-cell/>
          <table:table-cell office:value-type="float" office:value="11710656" calcext:value-type="float">
            <text:p>11710656</text:p>
          </table:table-cell>
          <table:table-cell office:value-type="float" office:value="720465964.376392" calcext:value-type="float">
            <text:p>720465964.376392</text:p>
          </table:table-cell>
          <table:table-cell office:value-type="float" office:value="2.38385044144369E+015" calcext:value-type="float">
            <text:p>2.38385044144369E+015</text:p>
          </table:table-cell>
          <table:table-cell office:value-type="float" office:value="1774098777.08645" calcext:value-type="float">
            <text:p>1774098777.08645</text:p>
          </table:table-cell>
          <table:table-cell/>
          <table:table-cell office:value-type="float" office:value="13525056" calcext:value-type="float">
            <text:p>13525056</text:p>
          </table:table-cell>
          <table:table-cell office:value-type="float" office:value="2469585520.28982" calcext:value-type="float">
            <text:p>2469585520.28982</text:p>
          </table:table-cell>
          <table:table-cell office:value-type="float" office:value="8135314982780526" calcext:value-type="float">
            <text:p>8135314982780526</text:p>
          </table:table-cell>
          <table:table-cell office:value-type="float" office:value="6035147605.91959" calcext:value-type="float">
            <text:p>6035147605.91959</text:p>
          </table:table-cell>
          <table:table-cell/>
          <table:table-cell office:value-type="float" office:value="28904256" calcext:value-type="float">
            <text:p>28904256</text:p>
          </table:table-cell>
          <table:table-cell office:value-type="float" office:value="3258110249.41566" calcext:value-type="float">
            <text:p>3258110249.41566</text:p>
          </table:table-cell>
          <table:table-cell office:value-type="float" office:value="7660522402846224" calcext:value-type="float">
            <text:p>7660522402846224</text:p>
          </table:table-cell>
          <table:table-cell office:value-type="float" office:value="5712757937.19709" calcext:value-type="float">
            <text:p>5712757937.19709</text:p>
          </table:table-cell>
          <table:table-cell/>
          <table:table-cell office:value-type="float" office:value="33915456" calcext:value-type="float">
            <text:p>33915456</text:p>
          </table:table-cell>
          <table:table-cell office:value-type="float" office:value="3096350072.06088" calcext:value-type="float">
            <text:p>3096350072.06088</text:p>
          </table:table-cell>
          <table:table-cell office:value-type="float" office:value="2.7178731099648E+015" calcext:value-type="float">
            <text:p>2.7178731099648E+015</text:p>
          </table:table-cell>
          <table:table-cell office:value-type="float" office:value="2152212894.4448" calcext:value-type="float">
            <text:p>2152212894.4448</text:p>
          </table:table-cell>
          <table:table-cell/>
          <table:table-cell office:value-type="float" office:value="53445906" calcext:value-type="float">
            <text:p>53445906</text:p>
          </table:table-cell>
          <table:table-cell office:value-type="float" office:value="3805541646.46008" calcext:value-type="float">
            <text:p>3805541646.46008</text:p>
          </table:table-cell>
          <table:table-cell office:value-type="float" office:value="2.38582711706824E+015" calcext:value-type="float">
            <text:p>2.38582711706824E+015</text:p>
          </table:table-cell>
          <table:table-cell office:value-type="float" office:value="2015380306.25888" calcext:value-type="float">
            <text:p>2015380306.25888</text:p>
          </table:table-cell>
        </table:table-row>
        <table:table-row table:style-name="ro1">
          <table:table-cell office:value-type="float" office:value="17851104" calcext:value-type="float">
            <text:p>17851104</text:p>
          </table:table-cell>
          <table:table-cell office:value-type="float" office:value="2191766.98835073" calcext:value-type="float">
            <text:p>2191766.98835073</text:p>
          </table:table-cell>
          <table:table-cell office:value-type="float" office:value="575863136086.423" calcext:value-type="float">
            <text:p>575863136086.423</text:p>
          </table:table-cell>
          <table:table-cell office:value-type="float" office:value="2288120.96559817" calcext:value-type="float">
            <text:p>2288120.96559817</text:p>
          </table:table-cell>
          <table:table-cell/>
          <table:table-cell office:value-type="float" office:value="11716704" calcext:value-type="float">
            <text:p>11716704</text:p>
          </table:table-cell>
          <table:table-cell office:value-type="float" office:value="720009241.760523" calcext:value-type="float">
            <text:p>720009241.760523</text:p>
          </table:table-cell>
          <table:table-cell office:value-type="float" office:value="2.38235302481962E+015" calcext:value-type="float">
            <text:p>2.38235302481962E+015</text:p>
          </table:table-cell>
          <table:table-cell office:value-type="float" office:value="1772990708.94866" calcext:value-type="float">
            <text:p>1772990708.94866</text:p>
          </table:table-cell>
          <table:table-cell/>
          <table:table-cell office:value-type="float" office:value="13531104" calcext:value-type="float">
            <text:p>13531104</text:p>
          </table:table-cell>
          <table:table-cell office:value-type="float" office:value="2468022776.07123" calcext:value-type="float">
            <text:p>2468022776.07123</text:p>
          </table:table-cell>
          <table:table-cell office:value-type="float" office:value="8130203388685153" calcext:value-type="float">
            <text:p>8130203388685153</text:p>
          </table:table-cell>
          <table:table-cell office:value-type="float" office:value="6031368577.48975" calcext:value-type="float">
            <text:p>6031368577.48975</text:p>
          </table:table-cell>
          <table:table-cell/>
          <table:table-cell office:value-type="float" office:value="28910304" calcext:value-type="float">
            <text:p>28910304</text:p>
          </table:table-cell>
          <table:table-cell office:value-type="float" office:value="3252352015.12154" calcext:value-type="float">
            <text:p>3252352015.12154</text:p>
          </table:table-cell>
          <table:table-cell office:value-type="float" office:value="7650579436853753" calcext:value-type="float">
            <text:p>7650579436853753</text:p>
          </table:table-cell>
          <table:table-cell office:value-type="float" office:value="5703726171.76027" calcext:value-type="float">
            <text:p>5703726171.76027</text:p>
          </table:table-cell>
          <table:table-cell/>
          <table:table-cell office:value-type="float" office:value="33921504" calcext:value-type="float">
            <text:p>33921504</text:p>
          </table:table-cell>
          <table:table-cell office:value-type="float" office:value="3082096989.22745" calcext:value-type="float">
            <text:p>3082096989.22745</text:p>
          </table:table-cell>
          <table:table-cell office:value-type="float" office:value="2.69871845048399E+015" calcext:value-type="float">
            <text:p>2.69871845048399E+015</text:p>
          </table:table-cell>
          <table:table-cell office:value-type="float" office:value="2132485238.74742" calcext:value-type="float">
            <text:p>2132485238.74742</text:p>
          </table:table-cell>
          <table:table-cell/>
          <table:table-cell office:value-type="float" office:value="53451954" calcext:value-type="float">
            <text:p>53451954</text:p>
          </table:table-cell>
          <table:table-cell office:value-type="float" office:value="3793283536.15447" calcext:value-type="float">
            <text:p>3793283536.15447</text:p>
          </table:table-cell>
          <table:table-cell office:value-type="float" office:value="2.36741673056002E+015" calcext:value-type="float">
            <text:p>2.36741673056002E+015</text:p>
          </table:table-cell>
          <table:table-cell office:value-type="float" office:value="1996656123.82176" calcext:value-type="float">
            <text:p>1996656123.82176</text:p>
          </table:table-cell>
        </table:table-row>
        <table:table-row table:style-name="ro1">
          <table:table-cell office:value-type="float" office:value="17857152" calcext:value-type="float">
            <text:p>17857152</text:p>
          </table:table-cell>
          <table:table-cell office:value-type="float" office:value="2190682.23369039" calcext:value-type="float">
            <text:p>2190682.23369039</text:p>
          </table:table-cell>
          <table:table-cell office:value-type="float" office:value="575460378758.236" calcext:value-type="float">
            <text:p>575460378758.236</text:p>
          </table:table-cell>
          <table:table-cell office:value-type="float" office:value="2287363.89232263" calcext:value-type="float">
            <text:p>2287363.89232263</text:p>
          </table:table-cell>
          <table:table-cell/>
          <table:table-cell office:value-type="float" office:value="11722752" calcext:value-type="float">
            <text:p>11722752</text:p>
          </table:table-cell>
          <table:table-cell office:value-type="float" office:value="719554071.135807" calcext:value-type="float">
            <text:p>719554071.135807</text:p>
          </table:table-cell>
          <table:table-cell office:value-type="float" office:value="2380856610341206" calcext:value-type="float">
            <text:p>2380856610341206</text:p>
          </table:table-cell>
          <table:table-cell office:value-type="float" office:value="1771883400.84464" calcext:value-type="float">
            <text:p>1771883400.84464</text:p>
          </table:table-cell>
          <table:table-cell/>
          <table:table-cell office:value-type="float" office:value="13537152" calcext:value-type="float">
            <text:p>13537152</text:p>
          </table:table-cell>
          <table:table-cell office:value-type="float" office:value="2466464958.92011" calcext:value-type="float">
            <text:p>2466464958.92011</text:p>
          </table:table-cell>
          <table:table-cell office:value-type="float" office:value="8125095272702852" calcext:value-type="float">
            <text:p>8125095272702852</text:p>
          </table:table-cell>
          <table:table-cell office:value-type="float" office:value="6027592204.4905" calcext:value-type="float">
            <text:p>6027592204.4905</text:p>
          </table:table-cell>
          <table:table-cell/>
          <table:table-cell office:value-type="float" office:value="28916352" calcext:value-type="float">
            <text:p>28916352</text:p>
          </table:table-cell>
          <table:table-cell office:value-type="float" office:value="3246869907.74417" calcext:value-type="float">
            <text:p>3246869907.74417</text:p>
          </table:table-cell>
          <table:table-cell office:value-type="float" office:value="7640972373201741" calcext:value-type="float">
            <text:p>7640972373201741</text:p>
          </table:table-cell>
          <table:table-cell office:value-type="float" office:value="5695050670.23075" calcext:value-type="float">
            <text:p>5695050670.23075</text:p>
          </table:table-cell>
          <table:table-cell/>
          <table:table-cell office:value-type="float" office:value="33927552" calcext:value-type="float">
            <text:p>33927552</text:p>
          </table:table-cell>
          <table:table-cell office:value-type="float" office:value="3068696456.98947" calcext:value-type="float">
            <text:p>3068696456.98947</text:p>
          </table:table-cell>
          <table:table-cell office:value-type="float" office:value="2680612440412783" calcext:value-type="float">
            <text:p>2680612440412783</text:p>
          </table:table-cell>
          <table:table-cell office:value-type="float" office:value="2113870966.31242" calcext:value-type="float">
            <text:p>2113870966.31242</text:p>
          </table:table-cell>
          <table:table-cell/>
          <table:table-cell office:value-type="float" office:value="53458002" calcext:value-type="float">
            <text:p>53458002</text:p>
          </table:table-cell>
          <table:table-cell office:value-type="float" office:value="3781697907.28976" calcext:value-type="float">
            <text:p>3781697907.28976</text:p>
          </table:table-cell>
          <table:table-cell office:value-type="float" office:value="2.34985262101106E+015" calcext:value-type="float">
            <text:p>2.34985262101106E+015</text:p>
          </table:table-cell>
          <table:table-cell office:value-type="float" office:value="1978827105.41746" calcext:value-type="float">
            <text:p>1978827105.41746</text:p>
          </table:table-cell>
        </table:table-row>
        <table:table-row table:style-name="ro1">
          <table:table-cell office:value-type="float" office:value="17863200" calcext:value-type="float">
            <text:p>17863200</text:p>
          </table:table-cell>
          <table:table-cell office:value-type="float" office:value="2189648.9341655" calcext:value-type="float">
            <text:p>2189648.9341655</text:p>
          </table:table-cell>
          <table:table-cell office:value-type="float" office:value="575065237296.092" calcext:value-type="float">
            <text:p>575065237296.092</text:p>
          </table:table-cell>
          <table:table-cell office:value-type="float" office:value="2286614.98280691" calcext:value-type="float">
            <text:p>2286614.98280691</text:p>
          </table:table-cell>
          <table:table-cell/>
          <table:table-cell office:value-type="float" office:value="11728800" calcext:value-type="float">
            <text:p>11728800</text:p>
          </table:table-cell>
          <table:table-cell office:value-type="float" office:value="719100302.526766" calcext:value-type="float">
            <text:p>719100302.526766</text:p>
          </table:table-cell>
          <table:table-cell office:value-type="float" office:value="2379361193711701" calcext:value-type="float">
            <text:p>2379361193711701</text:p>
          </table:table-cell>
          <table:table-cell office:value-type="float" office:value="1770776848.44534" calcext:value-type="float">
            <text:p>1770776848.44534</text:p>
          </table:table-cell>
          <table:table-cell/>
          <table:table-cell office:value-type="float" office:value="13543200" calcext:value-type="float">
            <text:p>13543200</text:p>
          </table:table-cell>
          <table:table-cell office:value-type="float" office:value="2464911606.04361" calcext:value-type="float">
            <text:p>2464911606.04361</text:p>
          </table:table-cell>
          <table:table-cell office:value-type="float" office:value="8119990616370181" calcext:value-type="float">
            <text:p>8119990616370181</text:p>
          </table:table-cell>
          <table:table-cell office:value-type="float" office:value="6023818468.08794" calcext:value-type="float">
            <text:p>6023818468.08794</text:p>
          </table:table-cell>
          <table:table-cell/>
          <table:table-cell office:value-type="float" office:value="28922400" calcext:value-type="float">
            <text:p>28922400</text:p>
          </table:table-cell>
          <table:table-cell office:value-type="float" office:value="3241646110.4929" calcext:value-type="float">
            <text:p>3241646110.4929</text:p>
          </table:table-cell>
          <table:table-cell office:value-type="float" office:value="7631679816998734" calcext:value-type="float">
            <text:p>7631679816998734</text:p>
          </table:table-cell>
          <table:table-cell office:value-type="float" office:value="5686708679.55819" calcext:value-type="float">
            <text:p>5686708679.55819</text:p>
          </table:table-cell>
          <table:table-cell/>
          <table:table-cell office:value-type="float" office:value="33933600" calcext:value-type="float">
            <text:p>33933600</text:p>
          </table:table-cell>
          <table:table-cell office:value-type="float" office:value="3056093904.76623" calcext:value-type="float">
            <text:p>3056093904.76623</text:p>
          </table:table-cell>
          <table:table-cell office:value-type="float" office:value="2.6634885202315E+015" calcext:value-type="float">
            <text:p>2.6634885202315E+015</text:p>
          </table:table-cell>
          <table:table-cell office:value-type="float" office:value="2096299305.09119" calcext:value-type="float">
            <text:p>2096299305.09119</text:p>
          </table:table-cell>
          <table:table-cell/>
          <table:table-cell office:value-type="float" office:value="53464050" calcext:value-type="float">
            <text:p>53464050</text:p>
          </table:table-cell>
          <table:table-cell office:value-type="float" office:value="3770742207.50959" calcext:value-type="float">
            <text:p>3770742207.50959</text:p>
          </table:table-cell>
          <table:table-cell office:value-type="float" office:value="2.33308275312166E+015" calcext:value-type="float">
            <text:p>2.33308275312166E+015</text:p>
          </table:table-cell>
          <table:table-cell office:value-type="float" office:value="1961837939.78504" calcext:value-type="float">
            <text:p>1961837939.78504</text:p>
          </table:table-cell>
        </table:table-row>
        <table:table-row table:style-name="ro1">
          <table:table-cell office:value-type="float" office:value="17869248" calcext:value-type="float">
            <text:p>17869248</text:p>
          </table:table-cell>
          <table:table-cell office:value-type="float" office:value="2188661.29012705" calcext:value-type="float">
            <text:p>2188661.29012705</text:p>
          </table:table-cell>
          <table:table-cell office:value-type="float" office:value="574677244564.729" calcext:value-type="float">
            <text:p>574677244564.729</text:p>
          </table:table-cell>
          <table:table-cell office:value-type="float" office:value="2285873.74201093" calcext:value-type="float">
            <text:p>2285873.74201093</text:p>
          </table:table-cell>
          <table:table-cell/>
          <table:table-cell office:value-type="float" office:value="11734848" calcext:value-type="float">
            <text:p>11734848</text:p>
          </table:table-cell>
          <table:table-cell office:value-type="float" office:value="718647803.752167" calcext:value-type="float">
            <text:p>718647803.752167</text:p>
          </table:table-cell>
          <table:table-cell office:value-type="float" office:value="2.37786677083676E+015" calcext:value-type="float">
            <text:p>2.37786677083676E+015</text:p>
          </table:table-cell>
          <table:table-cell office:value-type="float" office:value="1769671047.631" calcext:value-type="float">
            <text:p>1769671047.631</text:p>
          </table:table-cell>
          <table:table-cell/>
          <table:table-cell office:value-type="float" office:value="13549248" calcext:value-type="float">
            <text:p>13549248</text:p>
          </table:table-cell>
          <table:table-cell office:value-type="float" office:value="2463362309.3188" calcext:value-type="float">
            <text:p>2463362309.3188</text:p>
          </table:table-cell>
          <table:table-cell office:value-type="float" office:value="8114889402171412" calcext:value-type="float">
            <text:p>8114889402171412</text:p>
          </table:table-cell>
          <table:table-cell office:value-type="float" office:value="6020047350.43778" calcext:value-type="float">
            <text:p>6020047350.43778</text:p>
          </table:table-cell>
          <table:table-cell/>
          <table:table-cell office:value-type="float" office:value="28928448" calcext:value-type="float">
            <text:p>28928448</text:p>
          </table:table-cell>
          <table:table-cell office:value-type="float" office:value="3236663967.55144" calcext:value-type="float">
            <text:p>3236663967.55144</text:p>
          </table:table-cell>
          <table:table-cell office:value-type="float" office:value="7622681748454411" calcext:value-type="float">
            <text:p>7622681748454411</text:p>
          </table:table-cell>
          <table:table-cell office:value-type="float" office:value="5678678909.06431" calcext:value-type="float">
            <text:p>5678678909.06431</text:p>
          </table:table-cell>
          <table:table-cell/>
          <table:table-cell office:value-type="float" office:value="33939648" calcext:value-type="float">
            <text:p>33939648</text:p>
          </table:table-cell>
          <table:table-cell office:value-type="float" office:value="3044238274.04407" calcext:value-type="float">
            <text:p>3044238274.04407</text:p>
          </table:table-cell>
          <table:table-cell office:value-type="float" office:value="2647284404961310" calcext:value-type="float">
            <text:p>2647284404961310</text:p>
          </table:table-cell>
          <table:table-cell office:value-type="float" office:value="2079704028.20062" calcext:value-type="float">
            <text:p>2079704028.20062</text:p>
          </table:table-cell>
          <table:table-cell/>
          <table:table-cell office:value-type="float" office:value="53470098" calcext:value-type="float">
            <text:p>53470098</text:p>
          </table:table-cell>
          <table:table-cell office:value-type="float" office:value="3760376628.11068" calcext:value-type="float">
            <text:p>3760376628.11068</text:p>
          </table:table-cell>
          <table:table-cell office:value-type="float" office:value="2317058428638370" calcext:value-type="float">
            <text:p>2317058428638370</text:p>
          </table:table-cell>
          <table:table-cell office:value-type="float" office:value="1945636864.76452" calcext:value-type="float">
            <text:p>1945636864.76452</text:p>
          </table:table-cell>
        </table:table-row>
        <table:table-row table:style-name="ro1">
          <table:table-cell office:value-type="float" office:value="17875296" calcext:value-type="float">
            <text:p>17875296</text:p>
          </table:table-cell>
          <table:table-cell office:value-type="float" office:value="2187714.17607063" calcext:value-type="float">
            <text:p>2187714.17607063</text:p>
          </table:table-cell>
          <table:table-cell office:value-type="float" office:value="574295962108.353" calcext:value-type="float">
            <text:p>574295962108.353</text:p>
          </table:table-cell>
          <table:table-cell office:value-type="float" office:value="2285139.70518003" calcext:value-type="float">
            <text:p>2285139.70518003</text:p>
          </table:table-cell>
          <table:table-cell/>
          <table:table-cell office:value-type="float" office:value="11740896" calcext:value-type="float">
            <text:p>11740896</text:p>
          </table:table-cell>
          <table:table-cell office:value-type="float" office:value="718196458.300456" calcext:value-type="float">
            <text:p>718196458.300456</text:p>
          </table:table-cell>
          <table:table-cell office:value-type="float" office:value="2376373337815772" calcext:value-type="float">
            <text:p>2376373337815772</text:p>
          </table:table-cell>
          <table:table-cell office:value-type="float" office:value="1768565994.48265" calcext:value-type="float">
            <text:p>1768565994.48265</text:p>
          </table:table-cell>
          <table:table-cell/>
          <table:table-cell office:value-type="float" office:value="13555296" calcext:value-type="float">
            <text:p>13555296</text:p>
          </table:table-cell>
          <table:table-cell office:value-type="float" office:value="2461816708.78016" calcext:value-type="float">
            <text:p>2461816708.78016</text:p>
          </table:table-cell>
          <table:table-cell office:value-type="float" office:value="8109791613491041" calcext:value-type="float">
            <text:p>8109791613491041</text:p>
          </table:table-cell>
          <table:table-cell office:value-type="float" office:value="6016278834.63696" calcext:value-type="float">
            <text:p>6016278834.63696</text:p>
          </table:table-cell>
          <table:table-cell/>
          <table:table-cell office:value-type="float" office:value="28934496" calcext:value-type="float">
            <text:p>28934496</text:p>
          </table:table-cell>
          <table:table-cell office:value-type="float" office:value="3231907907.5085" calcext:value-type="float">
            <text:p>3231907907.5085</text:p>
          </table:table-cell>
          <table:table-cell office:value-type="float" office:value="7613959434412728" calcext:value-type="float">
            <text:p>7613959434412728</text:p>
          </table:table-cell>
          <table:table-cell office:value-type="float" office:value="5670941436.38328" calcext:value-type="float">
            <text:p>5670941436.38328</text:p>
          </table:table-cell>
          <table:table-cell/>
          <table:table-cell office:value-type="float" office:value="33945696" calcext:value-type="float">
            <text:p>33945696</text:p>
          </table:table-cell>
          <table:table-cell office:value-type="float" office:value="3033081791.34577" calcext:value-type="float">
            <text:p>3033081791.34577</text:p>
          </table:table-cell>
          <table:table-cell office:value-type="float" office:value="2631941808242892" calcext:value-type="float">
            <text:p>2631941808242892</text:p>
          </table:table-cell>
          <table:table-cell office:value-type="float" office:value="2064023160.78626" calcext:value-type="float">
            <text:p>2064023160.78626</text:p>
          </table:table-cell>
          <table:table-cell/>
          <table:table-cell office:value-type="float" office:value="53476146" calcext:value-type="float">
            <text:p>53476146</text:p>
          </table:table-cell>
          <table:table-cell office:value-type="float" office:value="3750563924.85573" calcext:value-type="float">
            <text:p>3750563924.85573</text:p>
          </table:table-cell>
          <table:table-cell office:value-type="float" office:value="2301734068739963" calcext:value-type="float">
            <text:p>2301734068739963</text:p>
          </table:table-cell>
          <table:table-cell office:value-type="float" office:value="1930175436.22195" calcext:value-type="float">
            <text:p>1930175436.22195</text:p>
          </table:table-cell>
        </table:table-row>
        <table:table-row table:style-name="ro1">
          <table:table-cell office:value-type="float" office:value="17881344" calcext:value-type="float">
            <text:p>17881344</text:p>
          </table:table-cell>
          <table:table-cell office:value-type="float" office:value="2186803.0611048" calcext:value-type="float">
            <text:p>2186803.0611048</text:p>
          </table:table-cell>
          <table:table-cell office:value-type="float" office:value="573920978467.873" calcext:value-type="float">
            <text:p>573920978467.873</text:p>
          </table:table-cell>
          <table:table-cell office:value-type="float" office:value="2284412.43608119" calcext:value-type="float">
            <text:p>2284412.43608119</text:p>
          </table:table-cell>
          <table:table-cell/>
          <table:table-cell office:value-type="float" office:value="11746944" calcext:value-type="float">
            <text:p>11746944</text:p>
          </table:table-cell>
          <table:table-cell office:value-type="float" office:value="717746163.459576" calcext:value-type="float">
            <text:p>717746163.459576</text:p>
          </table:table-cell>
          <table:table-cell office:value-type="float" office:value="2374880890933298" calcext:value-type="float">
            <text:p>2374880890933298</text:p>
          </table:table-cell>
          <table:table-cell office:value-type="float" office:value="1767461685.27358" calcext:value-type="float">
            <text:p>1767461685.27358</text:p>
          </table:table-cell>
          <table:table-cell/>
          <table:table-cell office:value-type="float" office:value="13561344" calcext:value-type="float">
            <text:p>13561344</text:p>
          </table:table-cell>
          <table:table-cell office:value-type="float" office:value="2460274486.88591" calcext:value-type="float">
            <text:p>2460274486.88591</text:p>
          </table:table-cell>
          <table:table-cell office:value-type="float" office:value="8104697234567622" calcext:value-type="float">
            <text:p>8104697234567622</text:p>
          </table:table-cell>
          <table:table-cell office:value-type="float" office:value="6012512904.67651" calcext:value-type="float">
            <text:p>6012512904.67651</text:p>
          </table:table-cell>
          <table:table-cell/>
          <table:table-cell office:value-type="float" office:value="28940544" calcext:value-type="float">
            <text:p>28940544</text:p>
          </table:table-cell>
          <table:table-cell office:value-type="float" office:value="3227363371.9582" calcext:value-type="float">
            <text:p>3227363371.9582</text:p>
          </table:table-cell>
          <table:table-cell office:value-type="float" office:value="7605495345605114" calcext:value-type="float">
            <text:p>7605495345605114</text:p>
          </table:table-cell>
          <table:table-cell office:value-type="float" office:value="5663477619.47601" calcext:value-type="float">
            <text:p>5663477619.47601</text:p>
          </table:table-cell>
          <table:table-cell/>
          <table:table-cell office:value-type="float" office:value="33951744" calcext:value-type="float">
            <text:p>33951744</text:p>
          </table:table-cell>
          <table:table-cell office:value-type="float" office:value="3022579756.12718" calcext:value-type="float">
            <text:p>3022579756.12718</text:p>
          </table:table-cell>
          <table:table-cell office:value-type="float" office:value="2.61740618459579E+015" calcext:value-type="float">
            <text:p>2.61740618459579E+015</text:p>
          </table:table-cell>
          <table:table-cell office:value-type="float" office:value="2049198706.10513" calcext:value-type="float">
            <text:p>2049198706.10513</text:p>
          </table:table-cell>
          <table:table-cell/>
          <table:table-cell office:value-type="float" office:value="53482194" calcext:value-type="float">
            <text:p>53482194</text:p>
          </table:table-cell>
          <table:table-cell office:value-type="float" office:value="3741269251.01775" calcext:value-type="float">
            <text:p>3741269251.01775</text:p>
          </table:table-cell>
          <table:table-cell office:value-type="float" office:value="2.28706701141265E+015" calcext:value-type="float">
            <text:p>2.28706701141265E+015</text:p>
          </table:table-cell>
          <table:table-cell office:value-type="float" office:value="1915408312.71736" calcext:value-type="float">
            <text:p>1915408312.71736</text:p>
          </table:table-cell>
        </table:table-row>
        <table:table-row table:style-name="ro1">
          <table:table-cell office:value-type="float" office:value="17887392" calcext:value-type="float">
            <text:p>17887392</text:p>
          </table:table-cell>
          <table:table-cell office:value-type="float" office:value="2185923.93887964" calcext:value-type="float">
            <text:p>2185923.93887964</text:p>
          </table:table-cell>
          <table:table-cell office:value-type="float" office:value="573551907587.012" calcext:value-type="float">
            <text:p>573551907587.012</text:p>
          </table:table-cell>
          <table:table-cell office:value-type="float" office:value="2283691.52533074" calcext:value-type="float">
            <text:p>2283691.52533074</text:p>
          </table:table-cell>
          <table:table-cell/>
          <table:table-cell office:value-type="float" office:value="11752992" calcext:value-type="float">
            <text:p>11752992</text:p>
          </table:table-cell>
          <table:table-cell office:value-type="float" office:value="717296828.670649" calcext:value-type="float">
            <text:p>717296828.670649</text:p>
          </table:table-cell>
          <table:table-cell office:value-type="float" office:value="2.37338942665053E+015" calcext:value-type="float">
            <text:p>2.37338942665053E+015</text:p>
          </table:table-cell>
          <table:table-cell office:value-type="float" office:value="1766358116.46083" calcext:value-type="float">
            <text:p>1766358116.46083</text:p>
          </table:table-cell>
          <table:table-cell/>
          <table:table-cell office:value-type="float" office:value="13567392" calcext:value-type="float">
            <text:p>13567392</text:p>
          </table:table-cell>
          <table:table-cell office:value-type="float" office:value="2458735363.4697" calcext:value-type="float">
            <text:p>2458735363.4697</text:p>
          </table:table-cell>
          <table:table-cell office:value-type="float" office:value="8099606250449305" calcext:value-type="float">
            <text:p>8099606250449305</text:p>
          </table:table-cell>
          <table:table-cell office:value-type="float" office:value="6008749545.39592" calcext:value-type="float">
            <text:p>6008749545.39592</text:p>
          </table:table-cell>
          <table:table-cell/>
          <table:table-cell office:value-type="float" office:value="28946592" calcext:value-type="float">
            <text:p>28946592</text:p>
          </table:table-cell>
          <table:table-cell office:value-type="float" office:value="3223016748.90322" calcext:value-type="float">
            <text:p>3223016748.90322</text:p>
          </table:table-cell>
          <table:table-cell office:value-type="float" office:value="7597273079243681" calcext:value-type="float">
            <text:p>7597273079243681</text:p>
          </table:table-cell>
          <table:table-cell office:value-type="float" office:value="5656270014.31735" calcext:value-type="float">
            <text:p>5656270014.31735</text:p>
          </table:table-cell>
          <table:table-cell/>
          <table:table-cell office:value-type="float" office:value="33957792" calcext:value-type="float">
            <text:p>33957792</text:p>
          </table:table-cell>
          <table:table-cell office:value-type="float" office:value="3012690342.53752" calcext:value-type="float">
            <text:p>3012690342.53752</text:p>
          </table:table-cell>
          <table:table-cell office:value-type="float" office:value="2603626488528547" calcext:value-type="float">
            <text:p>2603626488528547</text:p>
          </table:table-cell>
          <table:table-cell office:value-type="float" office:value="2035176389.45615" calcext:value-type="float">
            <text:p>2035176389.45615</text:p>
          </table:table-cell>
          <table:table-cell/>
          <table:table-cell office:value-type="float" office:value="53488242" calcext:value-type="float">
            <text:p>53488242</text:p>
          </table:table-cell>
          <table:table-cell office:value-type="float" office:value="3732460001.65331" calcext:value-type="float">
            <text:p>3732460001.65331</text:p>
          </table:table-cell>
          <table:table-cell office:value-type="float" office:value="2.27301732251235E+015" calcext:value-type="float">
            <text:p>2.27301732251235E+015</text:p>
          </table:table-cell>
          <table:table-cell office:value-type="float" office:value="1901293054.61187" calcext:value-type="float">
            <text:p>1901293054.61187</text:p>
          </table:table-cell>
        </table:table-row>
        <table:table-row table:style-name="ro1">
          <table:table-cell office:value-type="float" office:value="17893440" calcext:value-type="float">
            <text:p>17893440</text:p>
          </table:table-cell>
          <table:table-cell office:value-type="float" office:value="2185073.26584528" calcext:value-type="float">
            <text:p>2185073.26584528</text:p>
          </table:table-cell>
          <table:table-cell office:value-type="float" office:value="573188387303.893" calcext:value-type="float">
            <text:p>573188387303.893</text:p>
          </table:table-cell>
          <table:table-cell office:value-type="float" office:value="2282976.5888102" calcext:value-type="float">
            <text:p>2282976.5888102</text:p>
          </table:table-cell>
          <table:table-cell/>
          <table:table-cell office:value-type="float" office:value="11759040" calcext:value-type="float">
            <text:p>11759040</text:p>
          </table:table-cell>
          <table:table-cell office:value-type="float" office:value="716848374.078688" calcext:value-type="float">
            <text:p>716848374.078688</text:p>
          </table:table-cell>
          <table:table-cell office:value-type="float" office:value="2.37189894159691E+015" calcext:value-type="float">
            <text:p>2.37189894159691E+015</text:p>
          </table:table-cell>
          <table:table-cell office:value-type="float" office:value="1765255284.67678" calcext:value-type="float">
            <text:p>1765255284.67678</text:p>
          </table:table-cell>
          <table:table-cell/>
          <table:table-cell office:value-type="float" office:value="13573440" calcext:value-type="float">
            <text:p>13573440</text:p>
          </table:table-cell>
          <table:table-cell office:value-type="float" office:value="2457199091.29571" calcext:value-type="float">
            <text:p>2457199091.29571</text:p>
          </table:table-cell>
          <table:table-cell office:value-type="float" office:value="8094518646950949" calcext:value-type="float">
            <text:p>8094518646950949</text:p>
          </table:table-cell>
          <table:table-cell office:value-type="float" office:value="6004988742.43887" calcext:value-type="float">
            <text:p>6004988742.43887</text:p>
          </table:table-cell>
          <table:table-cell/>
          <table:table-cell office:value-type="float" office:value="28952640" calcext:value-type="float">
            <text:p>28952640</text:p>
          </table:table-cell>
          <table:table-cell office:value-type="float" office:value="3218855310.62287" calcext:value-type="float">
            <text:p>3218855310.62287</text:p>
          </table:table-cell>
          <table:table-cell office:value-type="float" office:value="7589277286602838" calcext:value-type="float">
            <text:p>7589277286602838</text:p>
          </table:table-cell>
          <table:table-cell office:value-type="float" office:value="5649302297.88493" calcext:value-type="float">
            <text:p>5649302297.88493</text:p>
          </table:table-cell>
          <table:table-cell/>
          <table:table-cell office:value-type="float" office:value="33963840" calcext:value-type="float">
            <text:p>33963840</text:p>
          </table:table-cell>
          <table:table-cell office:value-type="float" office:value="3003374414.08343" calcext:value-type="float">
            <text:p>3003374414.08343</text:p>
          </table:table-cell>
          <table:table-cell office:value-type="float" office:value="2590554949313494" calcext:value-type="float">
            <text:p>2590554949313494</text:p>
          </table:table-cell>
          <table:table-cell office:value-type="float" office:value="2021905418.7238" calcext:value-type="float">
            <text:p>2021905418.7238</text:p>
          </table:table-cell>
          <table:table-cell/>
          <table:table-cell office:value-type="float" office:value="53494290" calcext:value-type="float">
            <text:p>53494290</text:p>
          </table:table-cell>
          <table:table-cell office:value-type="float" office:value="3724105668.24" calcext:value-type="float">
            <text:p>3724105668.24</text:p>
          </table:table-cell>
          <table:table-cell office:value-type="float" office:value="2.25954761941566E+015" calcext:value-type="float">
            <text:p>2.25954761941566E+015</text:p>
          </table:table-cell>
          <table:table-cell office:value-type="float" office:value="1887789936.49608" calcext:value-type="float">
            <text:p>1887789936.49608</text:p>
          </table:table-cell>
        </table:table-row>
        <table:table-row table:style-name="ro1">
          <table:table-cell office:value-type="float" office:value="17899488" calcext:value-type="float">
            <text:p>17899488</text:p>
          </table:table-cell>
          <table:table-cell office:value-type="float" office:value="2184247.90684523" calcext:value-type="float">
            <text:p>2184247.90684523</text:p>
          </table:table-cell>
          <table:table-cell office:value-type="float" office:value="572830077924.66" calcext:value-type="float">
            <text:p>572830077924.66</text:p>
          </table:table-cell>
          <table:table-cell office:value-type="float" office:value="2282267.26616698" calcext:value-type="float">
            <text:p>2282267.26616698</text:p>
          </table:table-cell>
          <table:table-cell/>
          <table:table-cell office:value-type="float" office:value="11765088" calcext:value-type="float">
            <text:p>11765088</text:p>
          </table:table-cell>
          <table:table-cell office:value-type="float" office:value="716400729.256721" calcext:value-type="float">
            <text:p>716400729.256721</text:p>
          </table:table-cell>
          <table:table-cell office:value-type="float" office:value="2.37040943256202E+015" calcext:value-type="float">
            <text:p>2.37040943256202E+015</text:p>
          </table:table-cell>
          <table:table-cell office:value-type="float" office:value="1764153186.72086" calcext:value-type="float">
            <text:p>1764153186.72086</text:p>
          </table:table-cell>
          <table:table-cell/>
          <table:table-cell office:value-type="float" office:value="13579488" calcext:value-type="float">
            <text:p>13579488</text:p>
          </table:table-cell>
          <table:table-cell office:value-type="float" office:value="2455665452.14472" calcext:value-type="float">
            <text:p>2455665452.14472</text:p>
          </table:table-cell>
          <table:table-cell office:value-type="float" office:value="8089434410612819" calcext:value-type="float">
            <text:p>8089434410612819</text:p>
          </table:table-cell>
          <table:table-cell office:value-type="float" office:value="6001230482.21079" calcext:value-type="float">
            <text:p>6001230482.21079</text:p>
          </table:table-cell>
          <table:table-cell/>
          <table:table-cell office:value-type="float" office:value="28958688" calcext:value-type="float">
            <text:p>28958688</text:p>
          </table:table-cell>
          <table:table-cell office:value-type="float" office:value="3214867155.69489" calcext:value-type="float">
            <text:p>3214867155.69489</text:p>
          </table:table-cell>
          <table:table-cell office:value-type="float" office:value="7581493605263741" calcext:value-type="float">
            <text:p>7581493605263741</text:p>
          </table:table-cell>
          <table:table-cell office:value-type="float" office:value="5642559196.10443" calcext:value-type="float">
            <text:p>5642559196.10443</text:p>
          </table:table-cell>
          <table:table-cell/>
          <table:table-cell office:value-type="float" office:value="33969888" calcext:value-type="float">
            <text:p>33969888</text:p>
          </table:table-cell>
          <table:table-cell office:value-type="float" office:value="2994595350.3221" calcext:value-type="float">
            <text:p>2994595350.3221</text:p>
          </table:table-cell>
          <table:table-cell office:value-type="float" office:value="2.57814686035369E+015" calcext:value-type="float">
            <text:p>2.57814686035369E+015</text:p>
          </table:table-cell>
          <table:table-cell office:value-type="float" office:value="2009338260.41179" calcext:value-type="float">
            <text:p>2009338260.41179</text:p>
          </table:table-cell>
          <table:table-cell/>
          <table:table-cell office:value-type="float" office:value="53500338" calcext:value-type="float">
            <text:p>53500338</text:p>
          </table:table-cell>
          <table:table-cell office:value-type="float" office:value="3716177702.91579" calcext:value-type="float">
            <text:p>3716177702.91579</text:p>
          </table:table-cell>
          <table:table-cell office:value-type="float" office:value="2246622906307778" calcext:value-type="float">
            <text:p>2246622906307778</text:p>
          </table:table-cell>
          <table:table-cell office:value-type="float" office:value="1874861771.95868" calcext:value-type="float">
            <text:p>1874861771.95868</text:p>
          </table:table-cell>
        </table:table-row>
        <table:table-row table:style-name="ro1">
          <table:table-cell office:value-type="float" office:value="17905536" calcext:value-type="float">
            <text:p>17905536</text:p>
          </table:table-cell>
          <table:table-cell office:value-type="float" office:value="2183445.08716883" calcext:value-type="float">
            <text:p>2183445.08716883</text:p>
          </table:table-cell>
          <table:table-cell office:value-type="float" office:value="572476660875.636" calcext:value-type="float">
            <text:p>572476660875.636</text:p>
          </table:table-cell>
          <table:table-cell office:value-type="float" office:value="2281563.21939642" calcext:value-type="float">
            <text:p>2281563.21939642</text:p>
          </table:table-cell>
          <table:table-cell/>
          <table:table-cell office:value-type="float" office:value="11771136" calcext:value-type="float">
            <text:p>11771136</text:p>
          </table:table-cell>
          <table:table-cell office:value-type="float" office:value="715953832.08253" calcext:value-type="float">
            <text:p>715953832.08253</text:p>
          </table:table-cell>
          <table:table-cell office:value-type="float" office:value="2.36892089648749E+015" calcext:value-type="float">
            <text:p>2.36892089648749E+015</text:p>
          </table:table-cell>
          <table:table-cell office:value-type="float" office:value="1763051819.55143" calcext:value-type="float">
            <text:p>1763051819.55143</text:p>
          </table:table-cell>
          <table:table-cell/>
          <table:table-cell office:value-type="float" office:value="13585536" calcext:value-type="float">
            <text:p>13585536</text:p>
          </table:table-cell>
          <table:table-cell office:value-type="float" office:value="2454134253.36776" calcext:value-type="float">
            <text:p>2454134253.36776</text:p>
          </table:table-cell>
          <table:table-cell office:value-type="float" office:value="8084353528661136" calcext:value-type="float">
            <text:p>8084353528661136</text:p>
          </table:table-cell>
          <table:table-cell office:value-type="float" office:value="5997474751.8379" calcext:value-type="float">
            <text:p>5997474751.8379</text:p>
          </table:table-cell>
          <table:table-cell/>
          <table:table-cell office:value-type="float" office:value="28964736" calcext:value-type="float">
            <text:p>28964736</text:p>
          </table:table-cell>
          <table:table-cell office:value-type="float" office:value="3211041154.88356" calcext:value-type="float">
            <text:p>3211041154.88356</text:p>
          </table:table-cell>
          <table:table-cell office:value-type="float" office:value="7573908595718740" calcext:value-type="float">
            <text:p>7573908595718740</text:p>
          </table:table-cell>
          <table:table-cell office:value-type="float" office:value="5636026416.43004" calcext:value-type="float">
            <text:p>5636026416.43004</text:p>
          </table:table-cell>
          <table:table-cell/>
          <table:table-cell office:value-type="float" office:value="33975936" calcext:value-type="float">
            <text:p>33975936</text:p>
          </table:table-cell>
          <table:table-cell office:value-type="float" office:value="2986318884.77944" calcext:value-type="float">
            <text:p>2986318884.77944</text:p>
          </table:table-cell>
          <table:table-cell office:value-type="float" office:value="2566360382162329" calcext:value-type="float">
            <text:p>2566360382162329</text:p>
          </table:table-cell>
          <table:table-cell office:value-type="float" office:value="1997430430.13528" calcext:value-type="float">
            <text:p>1997430430.13528</text:p>
          </table:table-cell>
          <table:table-cell/>
          <table:table-cell office:value-type="float" office:value="53506386" calcext:value-type="float">
            <text:p>53506386</text:p>
          </table:table-cell>
          <table:table-cell office:value-type="float" office:value="3708649391.63778" calcext:value-type="float">
            <text:p>3708649391.63778</text:p>
          </table:table-cell>
          <table:table-cell office:value-type="float" office:value="2.23421042026632E+015" calcext:value-type="float">
            <text:p>2.23421042026632E+015</text:p>
          </table:table-cell>
          <table:table-cell office:value-type="float" office:value="1862473749.81962" calcext:value-type="float">
            <text:p>1862473749.81962</text:p>
          </table:table-cell>
        </table:table-row>
        <table:table-row table:style-name="ro1">
          <table:table-cell office:value-type="float" office:value="17911584" calcext:value-type="float">
            <text:p>17911584</text:p>
          </table:table-cell>
          <table:table-cell office:value-type="float" office:value="2182662.35029187" calcext:value-type="float">
            <text:p>2182662.35029187</text:p>
          </table:table-cell>
          <table:table-cell office:value-type="float" office:value="572127837430.556" calcext:value-type="float">
            <text:p>572127837430.556</text:p>
          </table:table-cell>
          <table:table-cell office:value-type="float" office:value="2280864.13150189" calcext:value-type="float">
            <text:p>2280864.13150189</text:p>
          </table:table-cell>
          <table:table-cell/>
          <table:table-cell office:value-type="float" office:value="11777184" calcext:value-type="float">
            <text:p>11777184</text:p>
          </table:table-cell>
          <table:table-cell office:value-type="float" office:value="715507627.749728" calcext:value-type="float">
            <text:p>715507627.749728</text:p>
          </table:table-cell>
          <table:table-cell office:value-type="float" office:value="2367433330459380" calcext:value-type="float">
            <text:p>2367433330459380</text:p>
          </table:table-cell>
          <table:table-cell office:value-type="float" office:value="1761951180.27791" calcext:value-type="float">
            <text:p>1761951180.27791</text:p>
          </table:table-cell>
          <table:table-cell/>
          <table:table-cell office:value-type="float" office:value="13591584" calcext:value-type="float">
            <text:p>13591584</text:p>
          </table:table-cell>
          <table:table-cell office:value-type="float" office:value="2452605324.85108" calcext:value-type="float">
            <text:p>2452605324.85108</text:p>
          </table:table-cell>
          <table:table-cell office:value-type="float" office:value="8079275988970203" calcext:value-type="float">
            <text:p>8079275988970203</text:p>
          </table:table-cell>
          <table:table-cell office:value-type="float" office:value="5993721539.12791" calcext:value-type="float">
            <text:p>5993721539.12791</text:p>
          </table:table-cell>
          <table:table-cell/>
          <table:table-cell office:value-type="float" office:value="28970784" calcext:value-type="float">
            <text:p>28970784</text:p>
          </table:table-cell>
          <table:table-cell office:value-type="float" office:value="3207366900.6278" calcext:value-type="float">
            <text:p>3207366900.6278</text:p>
          </table:table-cell>
          <table:table-cell office:value-type="float" office:value="7566509682053300" calcext:value-type="float">
            <text:p>7566509682053300</text:p>
          </table:table-cell>
          <table:table-cell office:value-type="float" office:value="5629690584.76065" calcext:value-type="float">
            <text:p>5629690584.76065</text:p>
          </table:table-cell>
          <table:table-cell/>
          <table:table-cell office:value-type="float" office:value="33981984" calcext:value-type="float">
            <text:p>33981984</text:p>
          </table:table-cell>
          <table:table-cell office:value-type="float" office:value="2978512953.35113" calcext:value-type="float">
            <text:p>2978512953.35113</text:p>
          </table:table-cell>
          <table:table-cell office:value-type="float" office:value="2.55515635805287E+015" calcext:value-type="float">
            <text:p>2.55515635805287E+015</text:p>
          </table:table-cell>
          <table:table-cell office:value-type="float" office:value="1986140296.61995" calcext:value-type="float">
            <text:p>1986140296.61995</text:p>
          </table:table-cell>
          <table:table-cell/>
          <table:table-cell office:value-type="float" office:value="53512434" calcext:value-type="float">
            <text:p>53512434</text:p>
          </table:table-cell>
          <table:table-cell office:value-type="float" office:value="3701495735.6417" calcext:value-type="float">
            <text:p>3701495735.6417</text:p>
          </table:table-cell>
          <table:table-cell office:value-type="float" office:value="2222279487385459" calcext:value-type="float">
            <text:p>2222279487385459</text:p>
          </table:table-cell>
          <table:table-cell office:value-type="float" office:value="1850593281.03562" calcext:value-type="float">
            <text:p>1850593281.03562</text:p>
          </table:table-cell>
        </table:table-row>
        <table:table-row table:style-name="ro1">
          <table:table-cell office:value-type="float" office:value="17917632" calcext:value-type="float">
            <text:p>17917632</text:p>
          </table:table-cell>
          <table:table-cell office:value-type="float" office:value="2181897.52062659" calcext:value-type="float">
            <text:p>2181897.52062659</text:p>
          </table:table-cell>
          <table:table-cell office:value-type="float" office:value="571783327509.439" calcext:value-type="float">
            <text:p>571783327509.439</text:p>
          </table:table-cell>
          <table:table-cell office:value-type="float" office:value="2280169.70522938" calcext:value-type="float">
            <text:p>2280169.70522938</text:p>
          </table:table-cell>
          <table:table-cell/>
          <table:table-cell office:value-type="float" office:value="11783232" calcext:value-type="float">
            <text:p>11783232</text:p>
          </table:table-cell>
          <table:table-cell office:value-type="float" office:value="715062067.89707" calcext:value-type="float">
            <text:p>715062067.89707</text:p>
          </table:table-cell>
          <table:table-cell office:value-type="float" office:value="2365946731700621" calcext:value-type="float">
            <text:p>2365946731700621</text:p>
          </table:table-cell>
          <table:table-cell office:value-type="float" office:value="1760851266.15308" calcext:value-type="float">
            <text:p>1760851266.15308</text:p>
          </table:table-cell>
          <table:table-cell/>
          <table:table-cell office:value-type="float" office:value="13597632" calcext:value-type="float">
            <text:p>13597632</text:p>
          </table:table-cell>
          <table:table-cell office:value-type="float" office:value="2451078516.34343" calcext:value-type="float">
            <text:p>2451078516.34343</text:p>
          </table:table-cell>
          <table:table-cell office:value-type="float" office:value="8074201780026234" calcext:value-type="float">
            <text:p>8074201780026234</text:p>
          </table:table-cell>
          <table:table-cell office:value-type="float" office:value="5989970832.53258" calcext:value-type="float">
            <text:p>5989970832.53258</text:p>
          </table:table-cell>
          <table:table-cell/>
          <table:table-cell office:value-type="float" office:value="28976832" calcext:value-type="float">
            <text:p>28976832</text:p>
          </table:table-cell>
          <table:table-cell office:value-type="float" office:value="3203834659.88277" calcext:value-type="float">
            <text:p>3203834659.88277</text:p>
          </table:table-cell>
          <table:table-cell office:value-type="float" office:value="7559285096442373" calcext:value-type="float">
            <text:p>7559285096442373</text:p>
          </table:table-cell>
          <table:table-cell office:value-type="float" office:value="5623539186.41179" calcext:value-type="float">
            <text:p>5623539186.41179</text:p>
          </table:table-cell>
          <table:table-cell/>
          <table:table-cell office:value-type="float" office:value="33988032" calcext:value-type="float">
            <text:p>33988032</text:p>
          </table:table-cell>
          <table:table-cell office:value-type="float" office:value="2971147552.49796" calcext:value-type="float">
            <text:p>2971147552.49796</text:p>
          </table:table-cell>
          <table:table-cell office:value-type="float" office:value="2.54449814170583E+015" calcext:value-type="float">
            <text:p>2.54449814170583E+015</text:p>
          </table:table-cell>
          <table:table-cell office:value-type="float" office:value="1975428898.32496" calcext:value-type="float">
            <text:p>1975428898.32496</text:p>
          </table:table-cell>
          <table:table-cell/>
          <table:table-cell office:value-type="float" office:value="53518482" calcext:value-type="float">
            <text:p>53518482</text:p>
          </table:table-cell>
          <table:table-cell office:value-type="float" office:value="3694693340.63648" calcext:value-type="float">
            <text:p>3694693340.63648</text:p>
          </table:table-cell>
          <table:table-cell office:value-type="float" office:value="2210801388253853" calcext:value-type="float">
            <text:p>2210801388253853</text:p>
          </table:table-cell>
          <table:table-cell office:value-type="float" office:value="1839189855.55426" calcext:value-type="float">
            <text:p>1839189855.55426</text:p>
          </table:table-cell>
        </table:table-row>
        <table:table-row table:style-name="ro1">
          <table:table-cell office:value-type="float" office:value="17923680" calcext:value-type="float">
            <text:p>17923680</text:p>
          </table:table-cell>
          <table:table-cell office:value-type="float" office:value="2181148.67068375" calcext:value-type="float">
            <text:p>2181148.67068375</text:p>
          </table:table-cell>
          <table:table-cell office:value-type="float" office:value="571442868545.707" calcext:value-type="float">
            <text:p>571442868545.707</text:p>
          </table:table-cell>
          <table:table-cell office:value-type="float" office:value="2279479.66187326" calcext:value-type="float">
            <text:p>2279479.66187326</text:p>
          </table:table-cell>
          <table:table-cell/>
          <table:table-cell office:value-type="float" office:value="11789280" calcext:value-type="float">
            <text:p>11789280</text:p>
          </table:table-cell>
          <table:table-cell office:value-type="float" office:value="714617109.84182" calcext:value-type="float">
            <text:p>714617109.84182</text:p>
          </table:table-cell>
          <table:table-cell office:value-type="float" office:value="2.36446109756384E+015" calcext:value-type="float">
            <text:p>2.36446109756384E+015</text:p>
          </table:table-cell>
          <table:table-cell office:value-type="float" office:value="1759752074.56568" calcext:value-type="float">
            <text:p>1759752074.56568</text:p>
          </table:table-cell>
          <table:table-cell/>
          <table:table-cell office:value-type="float" office:value="13603680" calcext:value-type="float">
            <text:p>13603680</text:p>
          </table:table-cell>
          <table:table-cell office:value-type="float" office:value="2449553695.10216" calcext:value-type="float">
            <text:p>2449553695.10216</text:p>
          </table:table-cell>
          <table:table-cell office:value-type="float" office:value="8069130890892955" calcext:value-type="float">
            <text:p>8069130890892955</text:p>
          </table:table-cell>
          <table:table-cell office:value-type="float" office:value="5986222621.1117" calcext:value-type="float">
            <text:p>5986222621.1117</text:p>
          </table:table-cell>
          <table:table-cell/>
          <table:table-cell office:value-type="float" office:value="28982880" calcext:value-type="float">
            <text:p>28982880</text:p>
          </table:table-cell>
          <table:table-cell office:value-type="float" office:value="3200435330.08618" calcext:value-type="float">
            <text:p>3200435330.08618</text:p>
          </table:table-cell>
          <table:table-cell office:value-type="float" office:value="7552223827214985" calcext:value-type="float">
            <text:p>7552223827214985</text:p>
          </table:table-cell>
          <table:table-cell office:value-type="float" office:value="5617560510.88233" calcext:value-type="float">
            <text:p>5617560510.88233</text:p>
          </table:table-cell>
          <table:table-cell/>
          <table:table-cell office:value-type="float" office:value="33994080" calcext:value-type="float">
            <text:p>33994080</text:p>
          </table:table-cell>
          <table:table-cell office:value-type="float" office:value="2964194606.59567" calcext:value-type="float">
            <text:p>2964194606.59567</text:p>
          </table:table-cell>
          <table:table-cell office:value-type="float" office:value="2534351435837921" calcext:value-type="float">
            <text:p>2534351435837921</text:p>
          </table:table-cell>
          <table:table-cell office:value-type="float" office:value="1965259771.86924" calcext:value-type="float">
            <text:p>1965259771.86924</text:p>
          </table:table-cell>
          <table:table-cell/>
          <table:table-cell office:value-type="float" office:value="53524530" calcext:value-type="float">
            <text:p>53524530</text:p>
          </table:table-cell>
          <table:table-cell office:value-type="float" office:value="3688220313.21359" calcext:value-type="float">
            <text:p>3688220313.21359</text:p>
          </table:table-cell>
          <table:table-cell office:value-type="float" office:value="2.19974923215722E+015" calcext:value-type="float">
            <text:p>2.19974923215722E+015</text:p>
          </table:table-cell>
          <table:table-cell office:value-type="float" office:value="1828234908.45132" calcext:value-type="float">
            <text:p>1828234908.45132</text:p>
          </table:table-cell>
        </table:table-row>
        <table:table-row table:style-name="ro1">
          <table:table-cell office:value-type="float" office:value="17929728" calcext:value-type="float">
            <text:p>17929728</text:p>
          </table:table-cell>
          <table:table-cell office:value-type="float" office:value="2180414.0921208" calcext:value-type="float">
            <text:p>2180414.0921208</text:p>
          </table:table-cell>
          <table:table-cell office:value-type="float" office:value="571106214418.252" calcext:value-type="float">
            <text:p>571106214418.252</text:p>
          </table:table-cell>
          <table:table-cell office:value-type="float" office:value="2278793.74014981" calcext:value-type="float">
            <text:p>2278793.74014981</text:p>
          </table:table-cell>
          <table:table-cell/>
          <table:table-cell office:value-type="float" office:value="11795328" calcext:value-type="float">
            <text:p>11795328</text:p>
          </table:table-cell>
          <table:table-cell office:value-type="float" office:value="714172715.904738" calcext:value-type="float">
            <text:p>714172715.904738</text:p>
          </table:table-cell>
          <table:table-cell office:value-type="float" office:value="2362976425524399" calcext:value-type="float">
            <text:p>2362976425524399</text:p>
          </table:table-cell>
          <table:table-cell office:value-type="float" office:value="1758653603.03323" calcext:value-type="float">
            <text:p>1758653603.03323</text:p>
          </table:table-cell>
          <table:table-cell/>
          <table:table-cell office:value-type="float" office:value="13609728" calcext:value-type="float">
            <text:p>13609728</text:p>
          </table:table-cell>
          <table:table-cell office:value-type="float" office:value="2448030743.82005" calcext:value-type="float">
            <text:p>2448030743.82005</text:p>
          </table:table-cell>
          <table:table-cell office:value-type="float" office:value="8064063311178668" calcext:value-type="float">
            <text:p>8064063311178668</text:p>
          </table:table-cell>
          <table:table-cell office:value-type="float" office:value="5982476894.49893" calcext:value-type="float">
            <text:p>5982476894.49893</text:p>
          </table:table-cell>
          <table:table-cell/>
          <table:table-cell office:value-type="float" office:value="28988928" calcext:value-type="float">
            <text:p>28988928</text:p>
          </table:table-cell>
          <table:table-cell office:value-type="float" office:value="3197160398.03709" calcext:value-type="float">
            <text:p>3197160398.03709</text:p>
          </table:table-cell>
          <table:table-cell office:value-type="float" office:value="7545315570257384" calcext:value-type="float">
            <text:p>7545315570257384</text:p>
          </table:table-cell>
          <table:table-cell office:value-type="float" office:value="5611743600.17119" calcext:value-type="float">
            <text:p>5611743600.17119</text:p>
          </table:table-cell>
          <table:table-cell/>
          <table:table-cell office:value-type="float" office:value="34000128" calcext:value-type="float">
            <text:p>34000128</text:p>
          </table:table-cell>
          <table:table-cell office:value-type="float" office:value="2957627843.84317" calcext:value-type="float">
            <text:p>2957627843.84317</text:p>
          </table:table-cell>
          <table:table-cell office:value-type="float" office:value="2524684141253026" calcext:value-type="float">
            <text:p>2524684141253026</text:p>
          </table:table-cell>
          <table:table-cell office:value-type="float" office:value="1955598791.49639" calcext:value-type="float">
            <text:p>1955598791.49639</text:p>
          </table:table-cell>
          <table:table-cell/>
          <table:table-cell office:value-type="float" office:value="53530578" calcext:value-type="float">
            <text:p>53530578</text:p>
          </table:table-cell>
          <table:table-cell office:value-type="float" office:value="3682056163.98996" calcext:value-type="float">
            <text:p>3682056163.98996</text:p>
          </table:table-cell>
          <table:table-cell office:value-type="float" office:value="2.18909783942557E+015" calcext:value-type="float">
            <text:p>2.18909783942557E+015</text:p>
          </table:table-cell>
          <table:table-cell office:value-type="float" office:value="1817701694.73596" calcext:value-type="float">
            <text:p>1817701694.73596</text:p>
          </table:table-cell>
        </table:table-row>
        <table:table-row table:style-name="ro1">
          <table:table-cell office:value-type="float" office:value="17935776" calcext:value-type="float">
            <text:p>17935776</text:p>
          </table:table-cell>
          <table:table-cell office:value-type="float" office:value="2179692.27021304" calcext:value-type="float">
            <text:p>2179692.27021304</text:p>
          </table:table-cell>
          <table:table-cell office:value-type="float" office:value="570773134445.21" calcext:value-type="float">
            <text:p>570773134445.21</text:p>
          </table:table-cell>
          <table:table-cell office:value-type="float" office:value="2278111.69513526" calcext:value-type="float">
            <text:p>2278111.69513526</text:p>
          </table:table-cell>
          <table:table-cell/>
          <table:table-cell office:value-type="float" office:value="11801376" calcext:value-type="float">
            <text:p>11801376</text:p>
          </table:table-cell>
          <table:table-cell office:value-type="float" office:value="713728852.815672" calcext:value-type="float">
            <text:p>713728852.815672</text:p>
          </table:table-cell>
          <table:table-cell office:value-type="float" office:value="2.36149271317377E+015" calcext:value-type="float">
            <text:p>2.36149271317377E+015</text:p>
          </table:table-cell>
          <table:table-cell office:value-type="float" office:value="1757555849.19519" calcext:value-type="float">
            <text:p>1757555849.19519</text:p>
          </table:table-cell>
          <table:table-cell/>
          <table:table-cell office:value-type="float" office:value="13615776" calcext:value-type="float">
            <text:p>13615776</text:p>
          </table:table-cell>
          <table:table-cell office:value-type="float" office:value="2446509558.79916" calcext:value-type="float">
            <text:p>2446509558.79916</text:p>
          </table:table-cell>
          <table:table-cell office:value-type="float" office:value="8058999031005113" calcext:value-type="float">
            <text:p>8058999031005113</text:p>
          </table:table-cell>
          <table:table-cell office:value-type="float" office:value="5978733642.86917" calcext:value-type="float">
            <text:p>5978733642.86917</text:p>
          </table:table-cell>
          <table:table-cell/>
          <table:table-cell office:value-type="float" office:value="28994976" calcext:value-type="float">
            <text:p>28994976</text:p>
          </table:table-cell>
          <table:table-cell office:value-type="float" office:value="3194001901.48983" calcext:value-type="float">
            <text:p>3194001901.48983</text:p>
          </table:table-cell>
          <table:table-cell office:value-type="float" office:value="7538550683539821" calcext:value-type="float">
            <text:p>7538550683539821</text:p>
          </table:table-cell>
          <table:table-cell office:value-type="float" office:value="5606078200.41617" calcext:value-type="float">
            <text:p>5606078200.41617</text:p>
          </table:table-cell>
          <table:table-cell/>
          <table:table-cell office:value-type="float" office:value="34006176" calcext:value-type="float">
            <text:p>34006176</text:p>
          </table:table-cell>
          <table:table-cell office:value-type="float" office:value="2951422680.17354" calcext:value-type="float">
            <text:p>2951422680.17354</text:p>
          </table:table-cell>
          <table:table-cell office:value-type="float" office:value="2.5154662156031E+015" calcext:value-type="float">
            <text:p>2.5154662156031E+015</text:p>
          </table:table-cell>
          <table:table-cell office:value-type="float" office:value="1946414018.8648" calcext:value-type="float">
            <text:p>1946414018.8648</text:p>
          </table:table-cell>
          <table:table-cell/>
          <table:table-cell office:value-type="float" office:value="53536626" calcext:value-type="float">
            <text:p>53536626</text:p>
          </table:table-cell>
          <table:table-cell office:value-type="float" office:value="3676181717.03879" calcext:value-type="float">
            <text:p>3676181717.03879</text:p>
          </table:table-cell>
          <table:table-cell office:value-type="float" office:value="2.17882363138796E+015" calcext:value-type="float">
            <text:p>2.17882363138796E+015</text:p>
          </table:table-cell>
          <table:table-cell office:value-type="float" office:value="1807565172.25361" calcext:value-type="float">
            <text:p>1807565172.25361</text:p>
          </table:table-cell>
        </table:table-row>
        <table:table-row table:style-name="ro1">
          <table:table-cell office:value-type="float" office:value="17941824" calcext:value-type="float">
            <text:p>17941824</text:p>
          </table:table-cell>
          <table:table-cell office:value-type="float" office:value="2178981.8613402" calcext:value-type="float">
            <text:p>2178981.8613402</text:p>
          </table:table-cell>
          <table:table-cell office:value-type="float" office:value="570443412436.317" calcext:value-type="float">
            <text:p>570443412436.317</text:p>
          </table:table-cell>
          <table:table-cell office:value-type="float" office:value="2277433.29726521" calcext:value-type="float">
            <text:p>2277433.29726521</text:p>
          </table:table-cell>
          <table:table-cell/>
          <table:table-cell office:value-type="float" office:value="11807424" calcext:value-type="float">
            <text:p>11807424</text:p>
          </table:table-cell>
          <table:table-cell office:value-type="float" office:value="713285491.190147" calcext:value-type="float">
            <text:p>713285491.190147</text:p>
          </table:table-cell>
          <table:table-cell office:value-type="float" office:value="2.36000995821312E+015" calcext:value-type="float">
            <text:p>2.36000995821312E+015</text:p>
          </table:table-cell>
          <table:table-cell office:value-type="float" office:value="1756458810.80632" calcext:value-type="float">
            <text:p>1756458810.80632</text:p>
          </table:table-cell>
          <table:table-cell/>
          <table:table-cell office:value-type="float" office:value="13621824" calcext:value-type="float">
            <text:p>13621824</text:p>
          </table:table-cell>
          <table:table-cell office:value-type="float" office:value="2444990048.34231" calcext:value-type="float">
            <text:p>2444990048.34231</text:p>
          </table:table-cell>
          <table:table-cell office:value-type="float" office:value="8053938040977751" calcext:value-type="float">
            <text:p>8053938040977751</text:p>
          </table:table-cell>
          <table:table-cell office:value-type="float" office:value="5974992856.90753" calcext:value-type="float">
            <text:p>5974992856.90753</text:p>
          </table:table-cell>
          <table:table-cell/>
          <table:table-cell office:value-type="float" office:value="29001024" calcext:value-type="float">
            <text:p>29001024</text:p>
          </table:table-cell>
          <table:table-cell office:value-type="float" office:value="3190952393.27991" calcext:value-type="float">
            <text:p>3190952393.27991</text:p>
          </table:table-cell>
          <table:table-cell office:value-type="float" office:value="7531920144565967" calcext:value-type="float">
            <text:p>7531920144565967</text:p>
          </table:table-cell>
          <table:table-cell office:value-type="float" office:value="5600554716.64081" calcext:value-type="float">
            <text:p>5600554716.64081</text:p>
          </table:table-cell>
          <table:table-cell/>
          <table:table-cell office:value-type="float" office:value="34012224" calcext:value-type="float">
            <text:p>34012224</text:p>
          </table:table-cell>
          <table:table-cell office:value-type="float" office:value="2945556110.64882" calcext:value-type="float">
            <text:p>2945556110.64882</text:p>
          </table:table-cell>
          <table:table-cell office:value-type="float" office:value="2506669541232072" calcext:value-type="float">
            <text:p>2506669541232072</text:p>
          </table:table-cell>
          <table:table-cell office:value-type="float" office:value="1937675562.49693" calcext:value-type="float">
            <text:p>1937675562.49693</text:p>
          </table:table-cell>
          <table:table-cell/>
          <table:table-cell office:value-type="float" office:value="53542674" calcext:value-type="float">
            <text:p>53542674</text:p>
          </table:table-cell>
          <table:table-cell office:value-type="float" office:value="3670579025.19368" calcext:value-type="float">
            <text:p>3670579025.19368</text:p>
          </table:table-cell>
          <table:table-cell office:value-type="float" office:value="2.1689045274362E+015" calcext:value-type="float">
            <text:p>2.1689045274362E+015</text:p>
          </table:table-cell>
          <table:table-cell office:value-type="float" office:value="1797801892.15597" calcext:value-type="float">
            <text:p>1797801892.15597</text:p>
          </table:table-cell>
        </table:table-row>
        <table:table-row table:style-name="ro1">
          <table:table-cell office:value-type="float" office:value="17947872" calcext:value-type="float">
            <text:p>17947872</text:p>
          </table:table-cell>
          <table:table-cell office:value-type="float" office:value="2178281.67312941" calcext:value-type="float">
            <text:p>2178281.67312941</text:p>
          </table:table-cell>
          <table:table-cell office:value-type="float" office:value="570116845800.803" calcext:value-type="float">
            <text:p>570116845800.803</text:p>
          </table:table-cell>
          <table:table-cell office:value-type="float" office:value="2276758.33139214" calcext:value-type="float">
            <text:p>2276758.33139214</text:p>
          </table:table-cell>
          <table:table-cell/>
          <table:table-cell office:value-type="float" office:value="11813472" calcext:value-type="float">
            <text:p>11813472</text:p>
          </table:table-cell>
          <table:table-cell office:value-type="float" office:value="712842605.068409" calcext:value-type="float">
            <text:p>712842605.068409</text:p>
          </table:table-cell>
          <table:table-cell office:value-type="float" office:value="2.35852815844726E+015" calcext:value-type="float">
            <text:p>2.35852815844726E+015</text:p>
          </table:table-cell>
          <table:table-cell office:value-type="float" office:value="1755362485.73035" calcext:value-type="float">
            <text:p>1755362485.73035</text:p>
          </table:table-cell>
          <table:table-cell/>
          <table:table-cell office:value-type="float" office:value="13627872" calcext:value-type="float">
            <text:p>13627872</text:p>
          </table:table-cell>
          <table:table-cell office:value-type="float" office:value="2443472131.33611" calcext:value-type="float">
            <text:p>2443472131.33611</text:p>
          </table:table-cell>
          <table:table-cell office:value-type="float" office:value="8048880332157674" calcext:value-type="float">
            <text:p>8048880332157674</text:p>
          </table:table-cell>
          <table:table-cell office:value-type="float" office:value="5971254527.77987" calcext:value-type="float">
            <text:p>5971254527.77987</text:p>
          </table:table-cell>
          <table:table-cell/>
          <table:table-cell office:value-type="float" office:value="29007072" calcext:value-type="float">
            <text:p>29007072</text:p>
          </table:table-cell>
          <table:table-cell office:value-type="float" office:value="3188004907.8114" calcext:value-type="float">
            <text:p>3188004907.8114</text:p>
          </table:table-cell>
          <table:table-cell office:value-type="float" office:value="7525415510557131" calcext:value-type="float">
            <text:p>7525415510557131</text:p>
          </table:table-cell>
          <table:table-cell office:value-type="float" office:value="5595164170.40966" calcext:value-type="float">
            <text:p>5595164170.40966</text:p>
          </table:table-cell>
          <table:table-cell/>
          <table:table-cell office:value-type="float" office:value="34018272" calcext:value-type="float">
            <text:p>34018272</text:p>
          </table:table-cell>
          <table:table-cell office:value-type="float" office:value="2940006607.85431" calcext:value-type="float">
            <text:p>2940006607.85431</text:p>
          </table:table-cell>
          <table:table-cell office:value-type="float" office:value="2498267801517076" calcext:value-type="float">
            <text:p>2498267801517076</text:p>
          </table:table-cell>
          <table:table-cell office:value-type="float" office:value="1929355446.26513" calcext:value-type="float">
            <text:p>1929355446.26513</text:p>
          </table:table-cell>
          <table:table-cell/>
          <table:table-cell office:value-type="float" office:value="53548722" calcext:value-type="float">
            <text:p>53548722</text:p>
          </table:table-cell>
          <table:table-cell office:value-type="float" office:value="3665231290.8406" calcext:value-type="float">
            <text:p>3665231290.8406</text:p>
          </table:table-cell>
          <table:table-cell office:value-type="float" office:value="2.15931984873326E+015" calcext:value-type="float">
            <text:p>2.15931984873326E+015</text:p>
          </table:table-cell>
          <table:table-cell office:value-type="float" office:value="1788389896.44441" calcext:value-type="float">
            <text:p>1788389896.44441</text:p>
          </table:table-cell>
        </table:table-row>
        <table:table-row table:style-name="ro1">
          <table:table-cell office:value-type="float" office:value="17953920" calcext:value-type="float">
            <text:p>17953920</text:p>
          </table:table-cell>
          <table:table-cell office:value-type="float" office:value="2177590.64693876" calcext:value-type="float">
            <text:p>2177590.64693876</text:p>
          </table:table-cell>
          <table:table-cell office:value-type="float" office:value="569793244707.913" calcext:value-type="float">
            <text:p>569793244707.913</text:p>
          </table:table-cell>
          <table:table-cell office:value-type="float" office:value="2276086.59589824" calcext:value-type="float">
            <text:p>2276086.59589824</text:p>
          </table:table-cell>
          <table:table-cell/>
          <table:table-cell office:value-type="float" office:value="11819520" calcext:value-type="float">
            <text:p>11819520</text:p>
          </table:table-cell>
          <table:table-cell office:value-type="float" office:value="712400171.509478" calcext:value-type="float">
            <text:p>712400171.509478</text:p>
          </table:table-cell>
          <table:table-cell office:value-type="float" office:value="2357047311778814" calcext:value-type="float">
            <text:p>2357047311778814</text:p>
          </table:table-cell>
          <table:table-cell office:value-type="float" office:value="1754266871.93394" calcext:value-type="float">
            <text:p>1754266871.93394</text:p>
          </table:table-cell>
          <table:table-cell/>
          <table:table-cell office:value-type="float" office:value="13633920" calcext:value-type="float">
            <text:p>13633920</text:p>
          </table:table-cell>
          <table:table-cell office:value-type="float" office:value="2441955736.00254" calcext:value-type="float">
            <text:p>2441955736.00254</text:p>
          </table:table-cell>
          <table:table-cell office:value-type="float" office:value="8043825896034841" calcext:value-type="float">
            <text:p>8043825896034841</text:p>
          </table:table-cell>
          <table:table-cell office:value-type="float" office:value="5967518647.1048" calcext:value-type="float">
            <text:p>5967518647.1048</text:p>
          </table:table-cell>
          <table:table-cell/>
          <table:table-cell office:value-type="float" office:value="29013120" calcext:value-type="float">
            <text:p>29013120</text:p>
          </table:table-cell>
          <table:table-cell office:value-type="float" office:value="3185152929.7473" calcext:value-type="float">
            <text:p>3185152929.7473</text:p>
          </table:table-cell>
          <table:table-cell office:value-type="float" office:value="7519028881195335" calcext:value-type="float">
            <text:p>7519028881195335</text:p>
          </table:table-cell>
          <table:table-cell office:value-type="float" office:value="5589898160.20495" calcext:value-type="float">
            <text:p>5589898160.20495</text:p>
          </table:table-cell>
          <table:table-cell/>
          <table:table-cell office:value-type="float" office:value="34024320" calcext:value-type="float">
            <text:p>34024320</text:p>
          </table:table-cell>
          <table:table-cell office:value-type="float" office:value="2934754026.8397" calcext:value-type="float">
            <text:p>2934754026.8397</text:p>
          </table:table-cell>
          <table:table-cell office:value-type="float" office:value="2.49023636515959E+015" calcext:value-type="float">
            <text:p>2.49023636515959E+015</text:p>
          </table:table-cell>
          <table:table-cell office:value-type="float" office:value="1921427486.33228" calcext:value-type="float">
            <text:p>1921427486.33228</text:p>
          </table:table-cell>
          <table:table-cell/>
          <table:table-cell office:value-type="float" office:value="53554770" calcext:value-type="float">
            <text:p>53554770</text:p>
          </table:table-cell>
          <table:table-cell office:value-type="float" office:value="3660122791.83828" calcext:value-type="float">
            <text:p>3660122791.83828</text:p>
          </table:table-cell>
          <table:table-cell office:value-type="float" office:value="2.15005022813412E+015" calcext:value-type="float">
            <text:p>2.15005022813412E+015</text:p>
          </table:table-cell>
          <table:table-cell office:value-type="float" office:value="1779308622.12637" calcext:value-type="float">
            <text:p>1779308622.12637</text:p>
          </table:table-cell>
        </table:table-row>
        <table:table-row table:style-name="ro1">
          <table:table-cell office:value-type="float" office:value="17959968" calcext:value-type="float">
            <text:p>17959968</text:p>
          </table:table-cell>
          <table:table-cell office:value-type="float" office:value="2176907.8424029" calcext:value-type="float">
            <text:p>2176907.8424029</text:p>
          </table:table-cell>
          <table:table-cell office:value-type="float" office:value="569472431297.223" calcext:value-type="float">
            <text:p>569472431297.223</text:p>
          </table:table-cell>
          <table:table-cell office:value-type="float" office:value="2275417.90186045" calcext:value-type="float">
            <text:p>2275417.90186045</text:p>
          </table:table-cell>
          <table:table-cell/>
          <table:table-cell office:value-type="float" office:value="11825568" calcext:value-type="float">
            <text:p>11825568</text:p>
          </table:table-cell>
          <table:table-cell office:value-type="float" office:value="711958170.233607" calcext:value-type="float">
            <text:p>711958170.233607</text:p>
          </table:table-cell>
          <table:table-cell office:value-type="float" office:value="2.35556741620266E+015" calcext:value-type="float">
            <text:p>2.35556741620266E+015</text:p>
          </table:table-cell>
          <table:table-cell office:value-type="float" office:value="1753171967.48092" calcext:value-type="float">
            <text:p>1753171967.48092</text:p>
          </table:table-cell>
          <table:table-cell/>
          <table:table-cell office:value-type="float" office:value="13639968" calcext:value-type="float">
            <text:p>13639968</text:p>
          </table:table-cell>
          <table:table-cell office:value-type="float" office:value="2440440798.79906" calcext:value-type="float">
            <text:p>2440440798.79906</text:p>
          </table:table-cell>
          <table:table-cell office:value-type="float" office:value="8038774724502865" calcext:value-type="float">
            <text:p>8038774724502865</text:p>
          </table:table-cell>
          <table:table-cell office:value-type="float" office:value="5963785206.9272" calcext:value-type="float">
            <text:p>5963785206.9272</text:p>
          </table:table-cell>
          <table:table-cell/>
          <table:table-cell office:value-type="float" office:value="29019168" calcext:value-type="float">
            <text:p>29019168</text:p>
          </table:table-cell>
          <table:table-cell office:value-type="float" office:value="3182390364.75537" calcext:value-type="float">
            <text:p>3182390364.75537</text:p>
          </table:table-cell>
          <table:table-cell office:value-type="float" office:value="7512752863760850" calcext:value-type="float">
            <text:p>7512752863760850</text:p>
          </table:table-cell>
          <table:table-cell office:value-type="float" office:value="5584748824.34977" calcext:value-type="float">
            <text:p>5584748824.34977</text:p>
          </table:table-cell>
          <table:table-cell/>
          <table:table-cell office:value-type="float" office:value="34030368" calcext:value-type="float">
            <text:p>34030368</text:p>
          </table:table-cell>
          <table:table-cell office:value-type="float" office:value="2929779516.18379" calcext:value-type="float">
            <text:p>2929779516.18379</text:p>
          </table:table-cell>
          <table:table-cell office:value-type="float" office:value="2482552177914767" calcext:value-type="float">
            <text:p>2482552177914767</text:p>
          </table:table-cell>
          <table:table-cell office:value-type="float" office:value="1913867176.00292" calcext:value-type="float">
            <text:p>1913867176.00292</text:p>
          </table:table-cell>
          <table:table-cell/>
          <table:table-cell office:value-type="float" office:value="53560818" calcext:value-type="float">
            <text:p>53560818</text:p>
          </table:table-cell>
          <table:table-cell office:value-type="float" office:value="3655238812.23202" calcext:value-type="float">
            <text:p>3655238812.23202</text:p>
          </table:table-cell>
          <table:table-cell office:value-type="float" office:value="2.14107752591529E+015" calcext:value-type="float">
            <text:p>2.14107752591529E+015</text:p>
          </table:table-cell>
          <table:table-cell office:value-type="float" office:value="1770538811.55495" calcext:value-type="float">
            <text:p>1770538811.55495</text:p>
          </table:table-cell>
        </table:table-row>
        <table:table-row table:style-name="ro1">
          <table:table-cell office:value-type="float" office:value="17966016" calcext:value-type="float">
            <text:p>17966016</text:p>
          </table:table-cell>
          <table:table-cell office:value-type="float" office:value="2176232.42379596" calcext:value-type="float">
            <text:p>2176232.42379596</text:p>
          </table:table-cell>
          <table:table-cell office:value-type="float" office:value="569154238936.065" calcext:value-type="float">
            <text:p>569154238936.065</text:p>
          </table:table-cell>
          <table:table-cell office:value-type="float" office:value="2274752.07226504" calcext:value-type="float">
            <text:p>2274752.07226504</text:p>
          </table:table-cell>
          <table:table-cell/>
          <table:table-cell office:value-type="float" office:value="11831616" calcext:value-type="float">
            <text:p>11831616</text:p>
          </table:table-cell>
          <table:table-cell office:value-type="float" office:value="711516583.307374" calcext:value-type="float">
            <text:p>711516583.307374</text:p>
          </table:table-cell>
          <table:table-cell office:value-type="float" office:value="2.3540884698007E+015" calcext:value-type="float">
            <text:p>2.3540884698007E+015</text:p>
          </table:table-cell>
          <table:table-cell office:value-type="float" office:value="1752077770.52678" calcext:value-type="float">
            <text:p>1752077770.52678</text:p>
          </table:table-cell>
          <table:table-cell/>
          <table:table-cell office:value-type="float" office:value="13646016" calcext:value-type="float">
            <text:p>13646016</text:p>
          </table:table-cell>
          <table:table-cell office:value-type="float" office:value="2438927263.44949" calcext:value-type="float">
            <text:p>2438927263.44949</text:p>
          </table:table-cell>
          <table:table-cell office:value-type="float" office:value="8033726809835116" calcext:value-type="float">
            <text:p>8033726809835116</text:p>
          </table:table-cell>
          <table:table-cell office:value-type="float" office:value="5960054199.69308" calcext:value-type="float">
            <text:p>5960054199.69308</text:p>
          </table:table-cell>
          <table:table-cell/>
          <table:table-cell office:value-type="float" office:value="29025216" calcext:value-type="float">
            <text:p>29025216</text:p>
          </table:table-cell>
          <table:table-cell office:value-type="float" office:value="3179711512.17215" calcext:value-type="float">
            <text:p>3179711512.17215</text:p>
          </table:table-cell>
          <table:table-cell office:value-type="float" office:value="7506580540510221" calcext:value-type="float">
            <text:p>7506580540510221</text:p>
          </table:table-cell>
          <table:table-cell office:value-type="float" office:value="5579708806.31399" calcext:value-type="float">
            <text:p>5579708806.31399</text:p>
          </table:table-cell>
          <table:table-cell/>
          <table:table-cell office:value-type="float" office:value="34036416" calcext:value-type="float">
            <text:p>34036416</text:p>
          </table:table-cell>
          <table:table-cell office:value-type="float" office:value="2925065434.7876" calcext:value-type="float">
            <text:p>2925065434.7876</text:p>
          </table:table-cell>
          <table:table-cell office:value-type="float" office:value="2475193661280314" calcext:value-type="float">
            <text:p>2475193661280314</text:p>
          </table:table-cell>
          <table:table-cell office:value-type="float" office:value="1906651577.97617" calcext:value-type="float">
            <text:p>1906651577.97617</text:p>
          </table:table-cell>
          <table:table-cell/>
          <table:table-cell office:value-type="float" office:value="53566866" calcext:value-type="float">
            <text:p>53566866</text:p>
          </table:table-cell>
          <table:table-cell office:value-type="float" office:value="3650565577.44833" calcext:value-type="float">
            <text:p>3650565577.44833</text:p>
          </table:table-cell>
          <table:table-cell office:value-type="float" office:value="2.13238475093672E+015" calcext:value-type="float">
            <text:p>2.13238475093672E+015</text:p>
          </table:table-cell>
          <table:table-cell office:value-type="float" office:value="1762062428.55075" calcext:value-type="float">
            <text:p>1762062428.55075</text:p>
          </table:table-cell>
        </table:table-row>
        <table:table-row table:style-name="ro1">
          <table:table-cell office:value-type="float" office:value="17972064" calcext:value-type="float">
            <text:p>17972064</text:p>
          </table:table-cell>
          <table:table-cell office:value-type="float" office:value="2175563.64799577" calcext:value-type="float">
            <text:p>2175563.64799577</text:p>
          </table:table-cell>
          <table:table-cell office:value-type="float" office:value="568838511521.459" calcext:value-type="float">
            <text:p>568838511521.459</text:p>
          </table:table-cell>
          <table:table-cell office:value-type="float" office:value="2274088.94126901" calcext:value-type="float">
            <text:p>2274088.94126901</text:p>
          </table:table-cell>
          <table:table-cell/>
          <table:table-cell office:value-type="float" office:value="11837664" calcext:value-type="float">
            <text:p>11837664</text:p>
          </table:table-cell>
          <table:table-cell office:value-type="float" office:value="711075394.866279" calcext:value-type="float">
            <text:p>711075394.866279</text:p>
          </table:table-cell>
          <table:table-cell office:value-type="float" office:value="2.35261047073682E+015" calcext:value-type="float">
            <text:p>2.35261047073682E+015</text:p>
          </table:table-cell>
          <table:table-cell office:value-type="float" office:value="1750984279.31341" calcext:value-type="float">
            <text:p>1750984279.31341</text:p>
          </table:table-cell>
          <table:table-cell/>
          <table:table-cell office:value-type="float" office:value="13652064" calcext:value-type="float">
            <text:p>13652064</text:p>
          </table:table-cell>
          <table:table-cell office:value-type="float" office:value="2437415080.08997" calcext:value-type="float">
            <text:p>2437415080.08997</text:p>
          </table:table-cell>
          <table:table-cell office:value-type="float" office:value="8028682144662019" calcext:value-type="float">
            <text:p>8028682144662019</text:p>
          </table:table-cell>
          <table:table-cell office:value-type="float" office:value="5956325618.22581" calcext:value-type="float">
            <text:p>5956325618.22581</text:p>
          </table:table-cell>
          <table:table-cell/>
          <table:table-cell office:value-type="float" office:value="29031264" calcext:value-type="float">
            <text:p>29031264</text:p>
          </table:table-cell>
          <table:table-cell office:value-type="float" office:value="3177111039.45731" calcext:value-type="float">
            <text:p>3177111039.45731</text:p>
          </table:table-cell>
          <table:table-cell office:value-type="float" office:value="7500505438150842" calcext:value-type="float">
            <text:p>7500505438150842</text:p>
          </table:table-cell>
          <table:table-cell office:value-type="float" office:value="5574771222.24985" calcext:value-type="float">
            <text:p>5574771222.24985</text:p>
          </table:table-cell>
          <table:table-cell/>
          <table:table-cell office:value-type="float" office:value="34042464" calcext:value-type="float">
            <text:p>34042464</text:p>
          </table:table-cell>
          <table:table-cell office:value-type="float" office:value="2920595274.02573" calcext:value-type="float">
            <text:p>2920595274.02573</text:p>
          </table:table-cell>
          <table:table-cell office:value-type="float" office:value="2468140617697266" calcext:value-type="float">
            <text:p>2468140617697266</text:p>
          </table:table-cell>
          <table:table-cell office:value-type="float" office:value="1899759223.52425" calcext:value-type="float">
            <text:p>1899759223.52425</text:p>
          </table:table-cell>
          <table:table-cell/>
          <table:table-cell office:value-type="float" office:value="53572914" calcext:value-type="float">
            <text:p>53572914</text:p>
          </table:table-cell>
          <table:table-cell office:value-type="float" office:value="3646090193.67845" calcext:value-type="float">
            <text:p>3646090193.67845</text:p>
          </table:table-cell>
          <table:table-cell office:value-type="float" office:value="2123955986883943" calcext:value-type="float">
            <text:p>2123955986883943</text:p>
          </table:table-cell>
          <table:table-cell office:value-type="float" office:value="1753862579.93118" calcext:value-type="float">
            <text:p>1753862579.93118</text:p>
          </table:table-cell>
        </table:table-row>
        <table:table-row table:style-name="ro1">
          <table:table-cell office:value-type="float" office:value="17978112" calcext:value-type="float">
            <text:p>17978112</text:p>
          </table:table-cell>
          <table:table-cell office:value-type="float" office:value="2174900.85385959" calcext:value-type="float">
            <text:p>2174900.85385959</text:p>
          </table:table-cell>
          <table:table-cell office:value-type="float" office:value="568525102824.085" calcext:value-type="float">
            <text:p>568525102824.085</text:p>
          </table:table-cell>
          <table:table-cell office:value-type="float" office:value="2273428.35350572" calcext:value-type="float">
            <text:p>2273428.35350572</text:p>
          </table:table-cell>
          <table:table-cell/>
          <table:table-cell office:value-type="float" office:value="11843712" calcext:value-type="float">
            <text:p>11843712</text:p>
          </table:table-cell>
          <table:table-cell office:value-type="float" office:value="710634590.870395" calcext:value-type="float">
            <text:p>710634590.870395</text:p>
          </table:table-cell>
          <table:table-cell office:value-type="float" office:value="2351133417252170" calcext:value-type="float">
            <text:p>2351133417252170</text:p>
          </table:table-cell>
          <table:table-cell office:value-type="float" office:value="1749891492.16417" calcext:value-type="float">
            <text:p>1749891492.16417</text:p>
          </table:table-cell>
          <table:table-cell/>
          <table:table-cell office:value-type="float" office:value="13658112" calcext:value-type="float">
            <text:p>13658112</text:p>
          </table:table-cell>
          <table:table-cell office:value-type="float" office:value="2435904204.5163" calcext:value-type="float">
            <text:p>2435904204.5163</text:p>
          </table:table-cell>
          <table:table-cell office:value-type="float" office:value="8023640721949816" calcext:value-type="float">
            <text:p>8023640721949816</text:p>
          </table:table-cell>
          <table:table-cell office:value-type="float" office:value="5952599455.70368" calcext:value-type="float">
            <text:p>5952599455.70368</text:p>
          </table:table-cell>
          <table:table-cell/>
          <table:table-cell office:value-type="float" office:value="29037312" calcext:value-type="float">
            <text:p>29037312</text:p>
          </table:table-cell>
          <table:table-cell office:value-type="float" office:value="3174583958.3191" calcext:value-type="float">
            <text:p>3174583958.3191</text:p>
          </table:table-cell>
          <table:table-cell office:value-type="float" office:value="7494521499277230" calcext:value-type="float">
            <text:p>7494521499277230</text:p>
          </table:table-cell>
          <table:table-cell office:value-type="float" office:value="5569929630.61398" calcext:value-type="float">
            <text:p>5569929630.61398</text:p>
          </table:table-cell>
          <table:table-cell/>
          <table:table-cell office:value-type="float" office:value="34048512" calcext:value-type="float">
            <text:p>34048512</text:p>
          </table:table-cell>
          <table:table-cell office:value-type="float" office:value="2916353584.91059" calcext:value-type="float">
            <text:p>2916353584.91059</text:p>
          </table:table-cell>
          <table:table-cell office:value-type="float" office:value="2461374141843936" calcext:value-type="float">
            <text:p>2461374141843936</text:p>
          </table:table-cell>
          <table:table-cell office:value-type="float" office:value="1893170018.15119" calcext:value-type="float">
            <text:p>1893170018.15119</text:p>
          </table:table-cell>
          <table:table-cell/>
          <table:table-cell office:value-type="float" office:value="53578962" calcext:value-type="float">
            <text:p>53578962</text:p>
          </table:table-cell>
          <table:table-cell office:value-type="float" office:value="3641800591.17843" calcext:value-type="float">
            <text:p>3641800591.17843</text:p>
          </table:table-cell>
          <table:table-cell office:value-type="float" office:value="2.11577632326213E+015" calcext:value-type="float">
            <text:p>2.11577632326213E+015</text:p>
          </table:table-cell>
          <table:table-cell office:value-type="float" office:value="1745923442.09718" calcext:value-type="float">
            <text:p>1745923442.09718</text:p>
          </table:table-cell>
        </table:table-row>
        <table:table-row table:style-name="ro1">
          <table:table-cell office:value-type="float" office:value="17984160" calcext:value-type="float">
            <text:p>17984160</text:p>
          </table:table-cell>
          <table:table-cell office:value-type="float" office:value="2174243.45284391" calcext:value-type="float">
            <text:p>2174243.45284391</text:p>
          </table:table-cell>
          <table:table-cell office:value-type="float" office:value="568213875871.929" calcext:value-type="float">
            <text:p>568213875871.929</text:p>
          </table:table-cell>
          <table:table-cell office:value-type="float" office:value="2272770.16343236" calcext:value-type="float">
            <text:p>2272770.16343236</text:p>
          </table:table-cell>
          <table:table-cell/>
          <table:table-cell office:value-type="float" office:value="11849760" calcext:value-type="float">
            <text:p>11849760</text:p>
          </table:table-cell>
          <table:table-cell office:value-type="float" office:value="710194158.889089" calcext:value-type="float">
            <text:p>710194158.889089</text:p>
          </table:table-cell>
          <table:table-cell office:value-type="float" office:value="2349657307660611" calcext:value-type="float">
            <text:p>2349657307660611</text:p>
          </table:table-cell>
          <table:table-cell office:value-type="float" office:value="1748799407.47914" calcext:value-type="float">
            <text:p>1748799407.47914</text:p>
          </table:table-cell>
          <table:table-cell/>
          <table:table-cell office:value-type="float" office:value="13664160" calcext:value-type="float">
            <text:p>13664160</text:p>
          </table:table-cell>
          <table:table-cell office:value-type="float" office:value="2434394597.52059" calcext:value-type="float">
            <text:p>2434394597.52059</text:p>
          </table:table-cell>
          <table:table-cell office:value-type="float" office:value="8018602534980298" calcext:value-type="float">
            <text:p>8018602534980298</text:p>
          </table:table-cell>
          <table:table-cell office:value-type="float" office:value="5948875705.6386" calcext:value-type="float">
            <text:p>5948875705.6386</text:p>
          </table:table-cell>
          <table:table-cell/>
          <table:table-cell office:value-type="float" office:value="29043360" calcext:value-type="float">
            <text:p>29043360</text:p>
          </table:table-cell>
          <table:table-cell office:value-type="float" office:value="3172125602.40027" calcext:value-type="float">
            <text:p>3172125602.40027</text:p>
          </table:table-cell>
          <table:table-cell office:value-type="float" office:value="7488623055643094" calcext:value-type="float">
            <text:p>7488623055643094</text:p>
          </table:table-cell>
          <table:table-cell office:value-type="float" office:value="5565178003.74161" calcext:value-type="float">
            <text:p>5565178003.74161</text:p>
          </table:table-cell>
          <table:table-cell/>
          <table:table-cell office:value-type="float" office:value="34054560" calcext:value-type="float">
            <text:p>34054560</text:p>
          </table:table-cell>
          <table:table-cell office:value-type="float" office:value="2912325909.94579" calcext:value-type="float">
            <text:p>2912325909.94579</text:p>
          </table:table-cell>
          <table:table-cell office:value-type="float" office:value="2.45487653763111E+015" calcext:value-type="float">
            <text:p>2.45487653763111E+015</text:p>
          </table:table-cell>
          <table:table-cell office:value-type="float" office:value="1886865153.31526" calcext:value-type="float">
            <text:p>1886865153.31526</text:p>
          </table:table-cell>
          <table:table-cell/>
          <table:table-cell office:value-type="float" office:value="53585010" calcext:value-type="float">
            <text:p>53585010</text:p>
          </table:table-cell>
          <table:table-cell office:value-type="float" office:value="3637685471.23121" calcext:value-type="float">
            <text:p>3637685471.23121</text:p>
          </table:table-cell>
          <table:table-cell office:value-type="float" office:value="2107831790834544" calcext:value-type="float">
            <text:p>2107831790834544</text:p>
          </table:table-cell>
          <table:table-cell office:value-type="float" office:value="1738230192.35017" calcext:value-type="float">
            <text:p>1738230192.35017</text:p>
          </table:table-cell>
        </table:table-row>
        <table:table-row table:style-name="ro1">
          <table:table-cell office:value-type="float" office:value="17990208" calcext:value-type="float">
            <text:p>17990208</text:p>
          </table:table-cell>
          <table:table-cell office:value-type="float" office:value="2173590.9207209" calcext:value-type="float">
            <text:p>2173590.9207209</text:p>
          </table:table-cell>
          <table:table-cell office:value-type="float" office:value="567904702371.356" calcext:value-type="float">
            <text:p>567904702371.356</text:p>
          </table:table-cell>
          <table:table-cell office:value-type="float" office:value="2272114.2347168" calcext:value-type="float">
            <text:p>2272114.2347168</text:p>
          </table:table-cell>
          <table:table-cell/>
          <table:table-cell office:value-type="float" office:value="11855808" calcext:value-type="float">
            <text:p>11855808</text:p>
          </table:table-cell>
          <table:table-cell office:value-type="float" office:value="709754087.911359" calcext:value-type="float">
            <text:p>709754087.911359</text:p>
          </table:table-cell>
          <table:table-cell office:value-type="float" office:value="2348182140344497" calcext:value-type="float">
            <text:p>2348182140344497</text:p>
          </table:table-cell>
          <table:table-cell office:value-type="float" office:value="1747708023.73064" calcext:value-type="float">
            <text:p>1747708023.73064</text:p>
          </table:table-cell>
          <table:table-cell/>
          <table:table-cell office:value-type="float" office:value="13670208" calcext:value-type="float">
            <text:p>13670208</text:p>
          </table:table-cell>
          <table:table-cell office:value-type="float" office:value="2432886224.3065" calcext:value-type="float">
            <text:p>2432886224.3065</text:p>
          </table:table-cell>
          <table:table-cell office:value-type="float" office:value="8013567577331809" calcext:value-type="float">
            <text:p>8013567577331809</text:p>
          </table:table-cell>
          <table:table-cell office:value-type="float" office:value="5945154361.85611" calcext:value-type="float">
            <text:p>5945154361.85611</text:p>
          </table:table-cell>
          <table:table-cell/>
          <table:table-cell office:value-type="float" office:value="29049408" calcext:value-type="float">
            <text:p>29049408</text:p>
          </table:table-cell>
          <table:table-cell office:value-type="float" office:value="3169731606.42073" calcext:value-type="float">
            <text:p>3169731606.42073</text:p>
          </table:table-cell>
          <table:table-cell office:value-type="float" office:value="7482804803151017" calcext:value-type="float">
            <text:p>7482804803151017</text:p>
          </table:table-cell>
          <table:table-cell office:value-type="float" office:value="5560510701.24767" calcext:value-type="float">
            <text:p>5560510701.24767</text:p>
          </table:table-cell>
          <table:table-cell/>
          <table:table-cell office:value-type="float" office:value="34060608" calcext:value-type="float">
            <text:p>34060608</text:p>
          </table:table-cell>
          <table:table-cell office:value-type="float" office:value="2908498719.36649" calcext:value-type="float">
            <text:p>2908498719.36649</text:p>
          </table:table-cell>
          <table:table-cell office:value-type="float" office:value="2448631240532097" calcext:value-type="float">
            <text:p>2448631240532097</text:p>
          </table:table-cell>
          <table:table-cell office:value-type="float" office:value="1880827023.82508" calcext:value-type="float">
            <text:p>1880827023.82508</text:p>
          </table:table-cell>
          <table:table-cell/>
          <table:table-cell office:value-type="float" office:value="53591058" calcext:value-type="float">
            <text:p>53591058</text:p>
          </table:table-cell>
          <table:table-cell office:value-type="float" office:value="3633734256.53284" calcext:value-type="float">
            <text:p>3633734256.53284</text:p>
          </table:table-cell>
          <table:table-cell office:value-type="float" office:value="2.10010930121842E+015" calcext:value-type="float">
            <text:p>2.10010930121842E+015</text:p>
          </table:table-cell>
          <table:table-cell office:value-type="float" office:value="1730768944.63342" calcext:value-type="float">
            <text:p>1730768944.63342</text:p>
          </table:table-cell>
        </table:table-row>
        <table:table-row table:style-name="ro1">
          <table:table-cell office:value-type="float" office:value="17996256" calcext:value-type="float">
            <text:p>17996256</text:p>
          </table:table-cell>
          <table:table-cell office:value-type="float" office:value="2172942.79026189" calcext:value-type="float">
            <text:p>2172942.79026189</text:p>
          </table:table-cell>
          <table:table-cell office:value-type="float" office:value="567597462163.459" calcext:value-type="float">
            <text:p>567597462163.459</text:p>
          </table:table-cell>
          <table:table-cell office:value-type="float" office:value="2271460.4396617" calcext:value-type="float">
            <text:p>2271460.4396617</text:p>
          </table:table-cell>
          <table:table-cell/>
          <table:table-cell office:value-type="float" office:value="11861856" calcext:value-type="float">
            <text:p>11861856</text:p>
          </table:table-cell>
          <table:table-cell office:value-type="float" office:value="709314368.178723" calcext:value-type="float">
            <text:p>709314368.178723</text:p>
          </table:table-cell>
          <table:table-cell office:value-type="float" office:value="2346707913750593" calcext:value-type="float">
            <text:p>2346707913750593</text:p>
          </table:table-cell>
          <table:table-cell office:value-type="float" office:value="1746617339.459" calcext:value-type="float">
            <text:p>1746617339.459</text:p>
          </table:table-cell>
          <table:table-cell/>
          <table:table-cell office:value-type="float" office:value="13676256" calcext:value-type="float">
            <text:p>13676256</text:p>
          </table:table-cell>
          <table:table-cell office:value-type="float" office:value="2431379053.97376" calcext:value-type="float">
            <text:p>2431379053.97376</text:p>
          </table:table-cell>
          <table:table-cell office:value-type="float" office:value="8008535842861296" calcext:value-type="float">
            <text:p>8008535842861296</text:p>
          </table:table-cell>
          <table:table-cell office:value-type="float" office:value="5941435418.47641" calcext:value-type="float">
            <text:p>5941435418.47641</text:p>
          </table:table-cell>
          <table:table-cell/>
          <table:table-cell office:value-type="float" office:value="29055456" calcext:value-type="float">
            <text:p>29055456</text:p>
          </table:table-cell>
          <table:table-cell office:value-type="float" office:value="3167397886.68076" calcext:value-type="float">
            <text:p>3167397886.68076</text:p>
          </table:table-cell>
          <table:table-cell office:value-type="float" office:value="7477061778449552" calcext:value-type="float">
            <text:p>7477061778449552</text:p>
          </table:table-cell>
          <table:table-cell office:value-type="float" office:value="5555922445.13734" calcext:value-type="float">
            <text:p>5555922445.13734</text:p>
          </table:table-cell>
          <table:table-cell/>
          <table:table-cell office:value-type="float" office:value="34066656" calcext:value-type="float">
            <text:p>34066656</text:p>
          </table:table-cell>
          <table:table-cell office:value-type="float" office:value="2904859351.48385" calcext:value-type="float">
            <text:p>2904859351.48385</text:p>
          </table:table-cell>
          <table:table-cell office:value-type="float" office:value="2442622744904636" calcext:value-type="float">
            <text:p>2442622744904636</text:p>
          </table:table-cell>
          <table:table-cell office:value-type="float" office:value="1875039150.54477" calcext:value-type="float">
            <text:p>1875039150.54477</text:p>
          </table:table-cell>
          <table:table-cell/>
          <table:table-cell office:value-type="float" office:value="53597106" calcext:value-type="float">
            <text:p>53597106</text:p>
          </table:table-cell>
          <table:table-cell office:value-type="float" office:value="3629937044.78088" calcext:value-type="float">
            <text:p>3629937044.78088</text:p>
          </table:table-cell>
          <table:table-cell office:value-type="float" office:value="2.09259659036976E+015" calcext:value-type="float">
            <text:p>2.09259659036976E+015</text:p>
          </table:table-cell>
          <table:table-cell office:value-type="float" office:value="1723526689.41196" calcext:value-type="float">
            <text:p>1723526689.41196</text:p>
          </table:table-cell>
        </table:table-row>
        <table:table-row table:style-name="ro1">
          <table:table-cell office:value-type="float" office:value="18002304" calcext:value-type="float">
            <text:p>18002304</text:p>
          </table:table-cell>
          <table:table-cell office:value-type="float" office:value="2172298.64477328" calcext:value-type="float">
            <text:p>2172298.64477328</text:p>
          </table:table-cell>
          <table:table-cell office:value-type="float" office:value="567292042713.664" calcext:value-type="float">
            <text:p>567292042713.664</text:p>
          </table:table-cell>
          <table:table-cell office:value-type="float" office:value="2270808.65866373" calcext:value-type="float">
            <text:p>2270808.65866373</text:p>
          </table:table-cell>
          <table:table-cell/>
          <table:table-cell office:value-type="float" office:value="11867904" calcext:value-type="float">
            <text:p>11867904</text:p>
          </table:table-cell>
          <table:table-cell office:value-type="float" office:value="708874991.037953" calcext:value-type="float">
            <text:p>708874991.037953</text:p>
          </table:table-cell>
          <table:table-cell office:value-type="float" office:value="2.34523462638628E+015" calcext:value-type="float">
            <text:p>2.34523462638628E+015</text:p>
          </table:table-cell>
          <table:table-cell office:value-type="float" office:value="1745527353.26852" calcext:value-type="float">
            <text:p>1745527353.26852</text:p>
          </table:table-cell>
          <table:table-cell/>
          <table:table-cell office:value-type="float" office:value="13682304" calcext:value-type="float">
            <text:p>13682304</text:p>
          </table:table-cell>
          <table:table-cell office:value-type="float" office:value="2429873059.06367" calcext:value-type="float">
            <text:p>2429873059.06367</text:p>
          </table:table-cell>
          <table:table-cell office:value-type="float" office:value="8003507325687387" calcext:value-type="float">
            <text:p>8003507325687387</text:p>
          </table:table-cell>
          <table:table-cell office:value-type="float" office:value="5937718869.89654" calcext:value-type="float">
            <text:p>5937718869.89654</text:p>
          </table:table-cell>
          <table:table-cell/>
          <table:table-cell office:value-type="float" office:value="29061504" calcext:value-type="float">
            <text:p>29061504</text:p>
          </table:table-cell>
          <table:table-cell office:value-type="float" office:value="3165120622.83499" calcext:value-type="float">
            <text:p>3165120622.83499</text:p>
          </table:table-cell>
          <table:table-cell office:value-type="float" office:value="7471389337034326" calcext:value-type="float">
            <text:p>7471389337034326</text:p>
          </table:table-cell>
          <table:table-cell office:value-type="float" office:value="5551408296.51603" calcext:value-type="float">
            <text:p>5551408296.51603</text:p>
          </table:table-cell>
          <table:table-cell/>
          <table:table-cell office:value-type="float" office:value="34072704" calcext:value-type="float">
            <text:p>34072704</text:p>
          </table:table-cell>
          <table:table-cell office:value-type="float" office:value="2901395956.86887" calcext:value-type="float">
            <text:p>2901395956.86887</text:p>
          </table:table-cell>
          <table:table-cell office:value-type="float" office:value="2.4368365359836E+015" calcext:value-type="float">
            <text:p>2.4368365359836E+015</text:p>
          </table:table-cell>
          <table:table-cell office:value-type="float" office:value="1869486108.06687" calcext:value-type="float">
            <text:p>1869486108.06687</text:p>
          </table:table-cell>
          <table:table-cell/>
          <table:table-cell office:value-type="float" office:value="53603154" calcext:value-type="float">
            <text:p>53603154</text:p>
          </table:table-cell>
          <table:table-cell office:value-type="float" office:value="3626284565.25723" calcext:value-type="float">
            <text:p>3626284565.25723</text:p>
          </table:table-cell>
          <table:table-cell office:value-type="float" office:value="2.08528216570598E+015" calcext:value-type="float">
            <text:p>2.08528216570598E+015</text:p>
          </table:table-cell>
          <table:table-cell office:value-type="float" office:value="1716491237.42365" calcext:value-type="float">
            <text:p>1716491237.42365</text:p>
          </table:table-cell>
        </table:table-row>
        <table:table-row table:style-name="ro1">
          <table:table-cell office:value-type="float" office:value="18008352" calcext:value-type="float">
            <text:p>18008352</text:p>
          </table:table-cell>
          <table:table-cell office:value-type="float" office:value="2171658.1123844" calcext:value-type="float">
            <text:p>2171658.1123844</text:p>
          </table:table-cell>
          <table:table-cell office:value-type="float" office:value="566988338632.635" calcext:value-type="float">
            <text:p>566988338632.635</text:p>
          </table:table-cell>
          <table:table-cell office:value-type="float" office:value="2270158.77970573" calcext:value-type="float">
            <text:p>2270158.77970573</text:p>
          </table:table-cell>
          <table:table-cell/>
          <table:table-cell office:value-type="float" office:value="11873952" calcext:value-type="float">
            <text:p>11873952</text:p>
          </table:table-cell>
          <table:table-cell office:value-type="float" office:value="708435948.811302" calcext:value-type="float">
            <text:p>708435948.811302</text:p>
          </table:table-cell>
          <table:table-cell office:value-type="float" office:value="2343762276815923" calcext:value-type="float">
            <text:p>2343762276815923</text:p>
          </table:table-cell>
          <table:table-cell office:value-type="float" office:value="1744438063.82372" calcext:value-type="float">
            <text:p>1744438063.82372</text:p>
          </table:table-cell>
          <table:table-cell/>
          <table:table-cell office:value-type="float" office:value="13688352" calcext:value-type="float">
            <text:p>13688352</text:p>
          </table:table-cell>
          <table:table-cell office:value-type="float" office:value="2428368215.15835" calcext:value-type="float">
            <text:p>2428368215.15835</text:p>
          </table:table-cell>
          <table:table-cell office:value-type="float" office:value="7998482020174436" calcext:value-type="float">
            <text:p>7998482020174436</text:p>
          </table:table-cell>
          <table:table-cell office:value-type="float" office:value="5934004710.77352" calcext:value-type="float">
            <text:p>5934004710.77352</text:p>
          </table:table-cell>
          <table:table-cell/>
          <table:table-cell office:value-type="float" office:value="29067552" calcext:value-type="float">
            <text:p>29067552</text:p>
          </table:table-cell>
          <table:table-cell office:value-type="float" office:value="3162896240.85314" calcext:value-type="float">
            <text:p>3162896240.85314</text:p>
          </table:table-cell>
          <table:table-cell office:value-type="float" office:value="7465783132756504" calcext:value-type="float">
            <text:p>7465783132756504</text:p>
          </table:table-cell>
          <table:table-cell office:value-type="float" office:value="5546963633.79628" calcext:value-type="float">
            <text:p>5546963633.79628</text:p>
          </table:table-cell>
          <table:table-cell/>
          <table:table-cell office:value-type="float" office:value="34078752" calcext:value-type="float">
            <text:p>34078752</text:p>
          </table:table-cell>
          <table:table-cell office:value-type="float" office:value="2898097446.12846" calcext:value-type="float">
            <text:p>2898097446.12846</text:p>
          </table:table-cell>
          <table:table-cell office:value-type="float" office:value="2.43125902624454E+015" calcext:value-type="float">
            <text:p>2.43125902624454E+015</text:p>
          </table:table-cell>
          <table:table-cell office:value-type="float" office:value="1864153457.03356" calcext:value-type="float">
            <text:p>1864153457.03356</text:p>
          </table:table-cell>
          <table:table-cell/>
          <table:table-cell office:value-type="float" office:value="53609202" calcext:value-type="float">
            <text:p>53609202</text:p>
          </table:table-cell>
          <table:table-cell office:value-type="float" office:value="3622768138.21148" calcext:value-type="float">
            <text:p>3622768138.21148</text:p>
          </table:table-cell>
          <table:table-cell office:value-type="float" office:value="2.07815525663174E+015" calcext:value-type="float">
            <text:p>2.07815525663174E+015</text:p>
          </table:table-cell>
          <table:table-cell office:value-type="float" office:value="1709651167.05161" calcext:value-type="float">
            <text:p>1709651167.05161</text:p>
          </table:table-cell>
        </table:table-row>
        <table:table-row table:style-name="ro1">
          <table:table-cell office:value-type="float" office:value="18014400" calcext:value-type="float">
            <text:p>18014400</text:p>
          </table:table-cell>
          <table:table-cell office:value-type="float" office:value="2171020.86099847" calcext:value-type="float">
            <text:p>2171020.86099847</text:p>
          </table:table-cell>
          <table:table-cell office:value-type="float" office:value="566686251226.667" calcext:value-type="float">
            <text:p>566686251226.667</text:p>
          </table:table-cell>
          <table:table-cell office:value-type="float" office:value="2269510.69788019" calcext:value-type="float">
            <text:p>2269510.69788019</text:p>
          </table:table-cell>
          <table:table-cell/>
          <table:table-cell office:value-type="float" office:value="11880000" calcext:value-type="float">
            <text:p>11880000</text:p>
          </table:table-cell>
          <table:table-cell office:value-type="float" office:value="707997234.682126" calcext:value-type="float">
            <text:p>707997234.682126</text:p>
          </table:table-cell>
          <table:table-cell office:value-type="float" office:value="2342290863657484" calcext:value-type="float">
            <text:p>2342290863657484</text:p>
          </table:table-cell>
          <table:table-cell office:value-type="float" office:value="1743349469.84568" calcext:value-type="float">
            <text:p>1743349469.84568</text:p>
          </table:table-cell>
          <table:table-cell/>
          <table:table-cell office:value-type="float" office:value="13694400" calcext:value-type="float">
            <text:p>13694400</text:p>
          </table:table-cell>
          <table:table-cell office:value-type="float" office:value="2426864500.52728" calcext:value-type="float">
            <text:p>2426864500.52728</text:p>
          </table:table-cell>
          <table:table-cell office:value-type="float" office:value="7993459920917515" calcext:value-type="float">
            <text:p>7993459920917515</text:p>
          </table:table-cell>
          <table:table-cell office:value-type="float" office:value="5930292936.00852" calcext:value-type="float">
            <text:p>5930292936.00852</text:p>
          </table:table-cell>
          <table:table-cell/>
          <table:table-cell office:value-type="float" office:value="29073600" calcext:value-type="float">
            <text:p>29073600</text:p>
          </table:table-cell>
          <table:table-cell office:value-type="float" office:value="3160721397.08956" calcext:value-type="float">
            <text:p>3160721397.08956</text:p>
          </table:table-cell>
          <table:table-cell office:value-type="float" office:value="7460239098648171" calcext:value-type="float">
            <text:p>7460239098648171</text:p>
          </table:table-cell>
          <table:table-cell office:value-type="float" office:value="5542584132.30518" calcext:value-type="float">
            <text:p>5542584132.30518</text:p>
          </table:table-cell>
          <table:table-cell/>
          <table:table-cell office:value-type="float" office:value="34084800" calcext:value-type="float">
            <text:p>34084800</text:p>
          </table:table-cell>
          <table:table-cell office:value-type="float" office:value="2894953441.04194" calcext:value-type="float">
            <text:p>2894953441.04194</text:p>
          </table:table-cell>
          <table:table-cell office:value-type="float" office:value="2.42587749585682E+015" calcext:value-type="float">
            <text:p>2.42587749585682E+015</text:p>
          </table:table-cell>
          <table:table-cell office:value-type="float" office:value="1859027680.80758" calcext:value-type="float">
            <text:p>1859027680.80758</text:p>
          </table:table-cell>
          <table:table-cell/>
          <table:table-cell office:value-type="float" office:value="53615250" calcext:value-type="float">
            <text:p>53615250</text:p>
          </table:table-cell>
          <table:table-cell office:value-type="float" office:value="3619379636.86342" calcext:value-type="float">
            <text:p>3619379636.86342</text:p>
          </table:table-cell>
          <table:table-cell office:value-type="float" office:value="2.07120576824839E+015" calcext:value-type="float">
            <text:p>2.07120576824839E+015</text:p>
          </table:table-cell>
          <table:table-cell office:value-type="float" office:value="1702995775.0842" calcext:value-type="float">
            <text:p>1702995775.0842</text:p>
          </table:table-cell>
        </table:table-row>
        <table:table-row table:style-name="ro1">
          <table:table-cell office:value-type="float" office:value="18020448" calcext:value-type="float">
            <text:p>18020448</text:p>
          </table:table-cell>
          <table:table-cell office:value-type="float" office:value="2170386.59382851" calcext:value-type="float">
            <text:p>2170386.59382851</text:p>
          </table:table-cell>
          <table:table-cell office:value-type="float" office:value="566385688075.822" calcext:value-type="float">
            <text:p>566385688075.822</text:p>
          </table:table-cell>
          <table:table-cell office:value-type="float" office:value="2268864.31494187" calcext:value-type="float">
            <text:p>2268864.31494187</text:p>
          </table:table-cell>
          <table:table-cell/>
          <table:table-cell office:value-type="float" office:value="11886048" calcext:value-type="float">
            <text:p>11886048</text:p>
          </table:table-cell>
          <table:table-cell office:value-type="float" office:value="707558842.594064" calcext:value-type="float">
            <text:p>707558842.594064</text:p>
          </table:table-cell>
          <table:table-cell office:value-type="float" office:value="2.34082038557928E+015" calcext:value-type="float">
            <text:p>2.34082038557928E+015</text:p>
          </table:table-cell>
          <table:table-cell office:value-type="float" office:value="1742261570.10872" calcext:value-type="float">
            <text:p>1742261570.10872</text:p>
          </table:table-cell>
          <table:table-cell/>
          <table:table-cell office:value-type="float" office:value="13700448" calcext:value-type="float">
            <text:p>13700448</text:p>
          </table:table-cell>
          <table:table-cell office:value-type="float" office:value="2425361895.8156" calcext:value-type="float">
            <text:p>2425361895.8156</text:p>
          </table:table-cell>
          <table:table-cell office:value-type="float" office:value="7988441022728296" calcext:value-type="float">
            <text:p>7988441022728296</text:p>
          </table:table-cell>
          <table:table-cell office:value-type="float" office:value="5926583540.73193" calcext:value-type="float">
            <text:p>5926583540.73193</text:p>
          </table:table-cell>
          <table:table-cell/>
          <table:table-cell office:value-type="float" office:value="29079648" calcext:value-type="float">
            <text:p>29079648</text:p>
          </table:table-cell>
          <table:table-cell office:value-type="float" office:value="3158592963.38865" calcext:value-type="float">
            <text:p>3158592963.38865</text:p>
          </table:table-cell>
          <table:table-cell office:value-type="float" office:value="7454753428980109" calcext:value-type="float">
            <text:p>7454753428980109</text:p>
          </table:table-cell>
          <table:table-cell office:value-type="float" office:value="5538265745.20232" calcext:value-type="float">
            <text:p>5538265745.20232</text:p>
          </table:table-cell>
          <table:table-cell/>
          <table:table-cell office:value-type="float" office:value="34090848" calcext:value-type="float">
            <text:p>34090848</text:p>
          </table:table-cell>
          <table:table-cell office:value-type="float" office:value="2891954228.84178" calcext:value-type="float">
            <text:p>2891954228.84178</text:p>
          </table:table-cell>
          <table:table-cell office:value-type="float" office:value="2.42068003696375E+015" calcext:value-type="float">
            <text:p>2.42068003696375E+015</text:p>
          </table:table-cell>
          <table:table-cell office:value-type="float" office:value="1854096126.21307" calcext:value-type="float">
            <text:p>1854096126.21307</text:p>
          </table:table-cell>
          <table:table-cell/>
          <table:table-cell office:value-type="float" office:value="53621298" calcext:value-type="float">
            <text:p>53621298</text:p>
          </table:table-cell>
          <table:table-cell office:value-type="float" office:value="3616111451.85514" calcext:value-type="float">
            <text:p>3616111451.85514</text:p>
          </table:table-cell>
          <table:table-cell office:value-type="float" office:value="2.06442423804176E+015" calcext:value-type="float">
            <text:p>2.06442423804176E+015</text:p>
          </table:table-cell>
          <table:table-cell office:value-type="float" office:value="1696515030.64397" calcext:value-type="float">
            <text:p>1696515030.64397</text:p>
          </table:table-cell>
        </table:table-row>
        <table:table-row table:style-name="ro1">
          <table:table-cell office:value-type="float" office:value="18026496" calcext:value-type="float">
            <text:p>18026496</text:p>
          </table:table-cell>
          <table:table-cell office:value-type="float" office:value="2169755.04544925" calcext:value-type="float">
            <text:p>2169755.04544925</text:p>
          </table:table-cell>
          <table:table-cell office:value-type="float" office:value="566086562638.153" calcext:value-type="float">
            <text:p>566086562638.153</text:p>
          </table:table-cell>
          <table:table-cell office:value-type="float" office:value="2268219.53888816" calcext:value-type="float">
            <text:p>2268219.53888816</text:p>
          </table:table-cell>
          <table:table-cell/>
          <table:table-cell office:value-type="float" office:value="11892096" calcext:value-type="float">
            <text:p>11892096</text:p>
          </table:table-cell>
          <table:table-cell office:value-type="float" office:value="707120767.162165" calcext:value-type="float">
            <text:p>707120767.162165</text:p>
          </table:table-cell>
          <table:table-cell office:value-type="float" office:value="2.33935084129696E+015" calcext:value-type="float">
            <text:p>2.33935084129696E+015</text:p>
          </table:table-cell>
          <table:table-cell office:value-type="float" office:value="1741174363.43715" calcext:value-type="float">
            <text:p>1741174363.43715</text:p>
          </table:table-cell>
          <table:table-cell/>
          <table:table-cell office:value-type="float" office:value="13706496" calcext:value-type="float">
            <text:p>13706496</text:p>
          </table:table-cell>
          <table:table-cell office:value-type="float" office:value="2423860383.76905" calcext:value-type="float">
            <text:p>2423860383.76905</text:p>
          </table:table-cell>
          <table:table-cell office:value-type="float" office:value="7983425320621735" calcext:value-type="float">
            <text:p>7983425320621735</text:p>
          </table:table-cell>
          <table:table-cell office:value-type="float" office:value="5922876520.28931" calcext:value-type="float">
            <text:p>5922876520.28931</text:p>
          </table:table-cell>
          <table:table-cell/>
          <table:table-cell office:value-type="float" office:value="29085696" calcext:value-type="float">
            <text:p>29085696</text:p>
          </table:table-cell>
          <table:table-cell office:value-type="float" office:value="3156508013.15809" calcext:value-type="float">
            <text:p>3156508013.15809</text:p>
          </table:table-cell>
          <table:table-cell office:value-type="float" office:value="7449322562472558" calcext:value-type="float">
            <text:p>7449322562472558</text:p>
          </table:table-cell>
          <table:table-cell office:value-type="float" office:value="5534004685.62418" calcext:value-type="float">
            <text:p>5534004685.62418</text:p>
          </table:table-cell>
          <table:table-cell/>
          <table:table-cell office:value-type="float" office:value="34096896" calcext:value-type="float">
            <text:p>34096896</text:p>
          </table:table-cell>
          <table:table-cell office:value-type="float" office:value="2889090719.43586" calcext:value-type="float">
            <text:p>2889090719.43586</text:p>
          </table:table-cell>
          <table:table-cell office:value-type="float" office:value="2415655501543428" calcext:value-type="float">
            <text:p>2415655501543428</text:p>
          </table:table-cell>
          <table:table-cell office:value-type="float" office:value="1849346948.08485" calcext:value-type="float">
            <text:p>1849346948.08485</text:p>
          </table:table-cell>
          <table:table-cell/>
          <table:table-cell office:value-type="float" office:value="53627346" calcext:value-type="float">
            <text:p>53627346</text:p>
          </table:table-cell>
          <table:table-cell office:value-type="float" office:value="3612956457.99444" calcext:value-type="float">
            <text:p>3612956457.99444</text:p>
          </table:table-cell>
          <table:table-cell office:value-type="float" office:value="2.05780179535633E+015" calcext:value-type="float">
            <text:p>2.05780179535633E+015</text:p>
          </table:table-cell>
          <table:table-cell office:value-type="float" office:value="1690199532.08126" calcext:value-type="float">
            <text:p>1690199532.08126</text:p>
          </table:table-cell>
        </table:table-row>
        <table:table-row table:style-name="ro1">
          <table:table-cell office:value-type="float" office:value="18032544" calcext:value-type="float">
            <text:p>18032544</text:p>
          </table:table-cell>
          <table:table-cell office:value-type="float" office:value="2169125.97830457" calcext:value-type="float">
            <text:p>2169125.97830457</text:p>
          </table:table-cell>
          <table:table-cell office:value-type="float" office:value="565788793878.48" calcext:value-type="float">
            <text:p>565788793878.48</text:p>
          </table:table-cell>
          <table:table-cell office:value-type="float" office:value="2267576.28356525" calcext:value-type="float">
            <text:p>2267576.28356525</text:p>
          </table:table-cell>
          <table:table-cell/>
          <table:table-cell office:value-type="float" office:value="11898144" calcext:value-type="float">
            <text:p>11898144</text:p>
          </table:table-cell>
          <table:table-cell office:value-type="float" office:value="706683003.594527" calcext:value-type="float">
            <text:p>706683003.594527</text:p>
          </table:table-cell>
          <table:table-cell office:value-type="float" office:value="2.33788222957064E+015" calcext:value-type="float">
            <text:p>2.33788222957064E+015</text:p>
          </table:table-cell>
          <table:table-cell office:value-type="float" office:value="1740087848.70226" calcext:value-type="float">
            <text:p>1740087848.70226</text:p>
          </table:table-cell>
          <table:table-cell/>
          <table:table-cell office:value-type="float" office:value="13712544" calcext:value-type="float">
            <text:p>13712544</text:p>
          </table:table-cell>
          <table:table-cell office:value-type="float" office:value="2422359948.99138" calcext:value-type="float">
            <text:p>2422359948.99138</text:p>
          </table:table-cell>
          <table:table-cell office:value-type="float" office:value="7978412809803556" calcext:value-type="float">
            <text:p>7978412809803556</text:p>
          </table:table-cell>
          <table:table-cell office:value-type="float" office:value="5919171870.22815" calcext:value-type="float">
            <text:p>5919171870.22815</text:p>
          </table:table-cell>
          <table:table-cell/>
          <table:table-cell office:value-type="float" office:value="29091744" calcext:value-type="float">
            <text:p>29091744</text:p>
          </table:table-cell>
          <table:table-cell office:value-type="float" office:value="3154463808.3464" calcext:value-type="float">
            <text:p>3154463808.3464</text:p>
          </table:table-cell>
          <table:table-cell office:value-type="float" office:value="7443943166585047" calcext:value-type="float">
            <text:p>7443943166585047</text:p>
          </table:table-cell>
          <table:table-cell office:value-type="float" office:value="5529797409.97601" calcext:value-type="float">
            <text:p>5529797409.97601</text:p>
          </table:table-cell>
          <table:table-cell/>
          <table:table-cell office:value-type="float" office:value="34102944" calcext:value-type="float">
            <text:p>34102944</text:p>
          </table:table-cell>
          <table:table-cell office:value-type="float" office:value="2886354405.38176" calcext:value-type="float">
            <text:p>2886354405.38176</text:p>
          </table:table-cell>
          <table:table-cell office:value-type="float" office:value="2.41079345262042E+015" calcext:value-type="float">
            <text:p>2.41079345262042E+015</text:p>
          </table:table-cell>
          <table:table-cell office:value-type="float" office:value="1844769057.3813" calcext:value-type="float">
            <text:p>1844769057.3813</text:p>
          </table:table-cell>
          <table:table-cell/>
          <table:table-cell office:value-type="float" office:value="53633394" calcext:value-type="float">
            <text:p>53633394</text:p>
          </table:table-cell>
          <table:table-cell office:value-type="float" office:value="3609907983.14115" calcext:value-type="float">
            <text:p>3609907983.14115</text:p>
          </table:table-cell>
          <table:table-cell office:value-type="float" office:value="2.05133012347603E+015" calcext:value-type="float">
            <text:p>2.05133012347603E+015</text:p>
          </table:table-cell>
          <table:table-cell office:value-type="float" office:value="1684040466.6413" calcext:value-type="float">
            <text:p>1684040466.6413</text:p>
          </table:table-cell>
        </table:table-row>
        <table:table-row table:style-name="ro1">
          <table:table-cell office:value-type="float" office:value="18038592" calcext:value-type="float">
            <text:p>18038592</text:p>
          </table:table-cell>
          <table:table-cell office:value-type="float" office:value="2168499.17961667" calcext:value-type="float">
            <text:p>2168499.17961667</text:p>
          </table:table-cell>
          <table:table-cell office:value-type="float" office:value="565492305920.235" calcext:value-type="float">
            <text:p>565492305920.235</text:p>
          </table:table-cell>
          <table:table-cell office:value-type="float" office:value="2266934.46829887" calcext:value-type="float">
            <text:p>2266934.46829887</text:p>
          </table:table-cell>
          <table:table-cell/>
          <table:table-cell office:value-type="float" office:value="11904192" calcext:value-type="float">
            <text:p>11904192</text:p>
          </table:table-cell>
          <table:table-cell office:value-type="float" office:value="706245547.62321" calcext:value-type="float">
            <text:p>706245547.62321</text:p>
          </table:table-cell>
          <table:table-cell office:value-type="float" office:value="2.3364145492022E+015" calcext:value-type="float">
            <text:p>2.3364145492022E+015</text:p>
          </table:table-cell>
          <table:table-cell office:value-type="float" office:value="1739002024.8195" calcext:value-type="float">
            <text:p>1739002024.8195</text:p>
          </table:table-cell>
          <table:table-cell/>
          <table:table-cell office:value-type="float" office:value="13718592" calcext:value-type="float">
            <text:p>13718592</text:p>
          </table:table-cell>
          <table:table-cell office:value-type="float" office:value="2420860577.73027" calcext:value-type="float">
            <text:p>2420860577.73027</text:p>
          </table:table-cell>
          <table:table-cell office:value-type="float" office:value="7973403485658524" calcext:value-type="float">
            <text:p>7973403485658524</text:p>
          </table:table-cell>
          <table:table-cell office:value-type="float" office:value="5915469586.2854" calcext:value-type="float">
            <text:p>5915469586.2854</text:p>
          </table:table-cell>
          <table:table-cell/>
          <table:table-cell office:value-type="float" office:value="29097792" calcext:value-type="float">
            <text:p>29097792</text:p>
          </table:table-cell>
          <table:table-cell office:value-type="float" office:value="3152457787.2657" calcext:value-type="float">
            <text:p>3152457787.2657</text:p>
          </table:table-cell>
          <table:table-cell office:value-type="float" office:value="7438612122815873" calcext:value-type="float">
            <text:p>7438612122815873</text:p>
          </table:table-cell>
          <table:table-cell office:value-type="float" office:value="5525640602.2974" calcext:value-type="float">
            <text:p>5525640602.2974</text:p>
          </table:table-cell>
          <table:table-cell/>
          <table:table-cell office:value-type="float" office:value="34108992" calcext:value-type="float">
            <text:p>34108992</text:p>
          </table:table-cell>
          <table:table-cell office:value-type="float" office:value="2883737324.43611" calcext:value-type="float">
            <text:p>2883737324.43611</text:p>
          </table:table-cell>
          <table:table-cell office:value-type="float" office:value="2.40608411861275E+015" calcext:value-type="float">
            <text:p>2.40608411861275E+015</text:p>
          </table:table-cell>
          <table:table-cell office:value-type="float" office:value="1840352072.63179" calcext:value-type="float">
            <text:p>1840352072.63179</text:p>
          </table:table-cell>
          <table:table-cell/>
          <table:table-cell office:value-type="float" office:value="53639442" calcext:value-type="float">
            <text:p>53639442</text:p>
          </table:table-cell>
          <table:table-cell office:value-type="float" office:value="3606959779.09812" calcext:value-type="float">
            <text:p>3606959779.09812</text:p>
          </table:table-cell>
          <table:table-cell office:value-type="float" office:value="2.04500142414402E+015" calcext:value-type="float">
            <text:p>2.04500142414402E+015</text:p>
          </table:table-cell>
          <table:table-cell office:value-type="float" office:value="1678029572.72589" calcext:value-type="float">
            <text:p>1678029572.72589</text:p>
          </table:table-cell>
        </table:table-row>
        <table:table-row table:style-name="ro1">
          <table:table-cell office:value-type="float" office:value="18044640" calcext:value-type="float">
            <text:p>18044640</text:p>
          </table:table-cell>
          <table:table-cell office:value-type="float" office:value="2167874.45865008" calcext:value-type="float">
            <text:p>2167874.45865008</text:p>
          </table:table-cell>
          <table:table-cell office:value-type="float" office:value="565197027718.993" calcext:value-type="float">
            <text:p>565197027718.993</text:p>
          </table:table-cell>
          <table:table-cell office:value-type="float" office:value="2266294.01754785" calcext:value-type="float">
            <text:p>2266294.01754785</text:p>
          </table:table-cell>
          <table:table-cell/>
          <table:table-cell office:value-type="float" office:value="11910240" calcext:value-type="float">
            <text:p>11910240</text:p>
          </table:table-cell>
          <table:table-cell office:value-type="float" office:value="705808395.443305" calcext:value-type="float">
            <text:p>705808395.443305</text:p>
          </table:table-cell>
          <table:table-cell office:value-type="float" office:value="2334947799032757" calcext:value-type="float">
            <text:p>2334947799032757</text:p>
          </table:table-cell>
          <table:table-cell office:value-type="float" office:value="1737916890.74576" calcext:value-type="float">
            <text:p>1737916890.74576</text:p>
          </table:table-cell>
          <table:table-cell/>
          <table:table-cell office:value-type="float" office:value="13724640" calcext:value-type="float">
            <text:p>13724640</text:p>
          </table:table-cell>
          <table:table-cell office:value-type="float" office:value="2419362257.68829" calcext:value-type="float">
            <text:p>2419362257.68829</text:p>
          </table:table-cell>
          <table:table-cell office:value-type="float" office:value="7968397343739352" calcext:value-type="float">
            <text:p>7968397343739352</text:p>
          </table:table-cell>
          <table:table-cell office:value-type="float" office:value="5911769664.37586" calcext:value-type="float">
            <text:p>5911769664.37586</text:p>
          </table:table-cell>
          <table:table-cell/>
          <table:table-cell office:value-type="float" office:value="29103840" calcext:value-type="float">
            <text:p>29103840</text:p>
          </table:table-cell>
          <table:table-cell office:value-type="float" office:value="3150487553.20419" calcext:value-type="float">
            <text:p>3150487553.20419</text:p>
          </table:table-cell>
          <table:table-cell office:value-type="float" office:value="7433326512946325" calcext:value-type="float">
            <text:p>7433326512946325</text:p>
          </table:table-cell>
          <table:table-cell office:value-type="float" office:value="5521531159.6329" calcext:value-type="float">
            <text:p>5521531159.6329</text:p>
          </table:table-cell>
          <table:table-cell/>
          <table:table-cell office:value-type="float" office:value="34115040" calcext:value-type="float">
            <text:p>34115040</text:p>
          </table:table-cell>
          <table:table-cell office:value-type="float" office:value="2881232024.51285" calcext:value-type="float">
            <text:p>2881232024.51285</text:p>
          </table:table-cell>
          <table:table-cell office:value-type="float" office:value="2.4015183506127E+015" calcext:value-type="float">
            <text:p>2.4015183506127E+015</text:p>
          </table:table-cell>
          <table:table-cell office:value-type="float" office:value="1836086274.50431" calcext:value-type="float">
            <text:p>1836086274.50431</text:p>
          </table:table-cell>
          <table:table-cell/>
          <table:table-cell office:value-type="float" office:value="53645490" calcext:value-type="float">
            <text:p>53645490</text:p>
          </table:table-cell>
          <table:table-cell office:value-type="float" office:value="3604105994.3772" calcext:value-type="float">
            <text:p>3604105994.3772</text:p>
          </table:table-cell>
          <table:table-cell office:value-type="float" office:value="2.0388083843639E+015" calcext:value-type="float">
            <text:p>2.0388083843639E+015</text:p>
          </table:table-cell>
          <table:table-cell office:value-type="float" office:value="1672159104.58255" calcext:value-type="float">
            <text:p>1672159104.58255</text:p>
          </table:table-cell>
        </table:table-row>
        <table:table-row table:style-name="ro1">
          <table:table-cell office:value-type="float" office:value="18050688" calcext:value-type="float">
            <text:p>18050688</text:p>
          </table:table-cell>
          <table:table-cell office:value-type="float" office:value="2167251.64428883" calcext:value-type="float">
            <text:p>2167251.64428883</text:p>
          </table:table-cell>
          <table:table-cell office:value-type="float" office:value="564902892756.37" calcext:value-type="float">
            <text:p>564902892756.37</text:p>
          </table:table-cell>
          <table:table-cell office:value-type="float" office:value="2265654.86057931" calcext:value-type="float">
            <text:p>2265654.86057931</text:p>
          </table:table-cell>
          <table:table-cell/>
          <table:table-cell office:value-type="float" office:value="11916288" calcext:value-type="float">
            <text:p>11916288</text:p>
          </table:table-cell>
          <table:table-cell office:value-type="float" office:value="705371543.659194" calcext:value-type="float">
            <text:p>705371543.659194</text:p>
          </table:table-cell>
          <table:table-cell office:value-type="float" office:value="2333481977940252" calcext:value-type="float">
            <text:p>2333481977940252</text:p>
          </table:table-cell>
          <table:table-cell office:value-type="float" office:value="1736832445.47688" calcext:value-type="float">
            <text:p>1736832445.47688</text:p>
          </table:table-cell>
          <table:table-cell/>
          <table:table-cell office:value-type="float" office:value="13730688" calcext:value-type="float">
            <text:p>13730688</text:p>
          </table:table-cell>
          <table:table-cell office:value-type="float" office:value="2417864977.85613" calcext:value-type="float">
            <text:p>2417864977.85613</text:p>
          </table:table-cell>
          <table:table-cell office:value-type="float" office:value="7963394379756318" calcext:value-type="float">
            <text:p>7963394379756318</text:p>
          </table:table-cell>
          <table:table-cell office:value-type="float" office:value="5908072100.58109" calcext:value-type="float">
            <text:p>5908072100.58109</text:p>
          </table:table-cell>
          <table:table-cell/>
          <table:table-cell office:value-type="float" office:value="29109888" calcext:value-type="float">
            <text:p>29109888</text:p>
          </table:table-cell>
          <table:table-cell office:value-type="float" office:value="3148550863.77693" calcext:value-type="float">
            <text:p>3148550863.77693</text:p>
          </table:table-cell>
          <table:table-cell office:value-type="float" office:value="7428083606168997" calcext:value-type="float">
            <text:p>7428083606168997</text:p>
          </table:table-cell>
          <table:table-cell office:value-type="float" office:value="5517466178.34253" calcext:value-type="float">
            <text:p>5517466178.34253</text:p>
          </table:table-cell>
          <table:table-cell/>
          <table:table-cell office:value-type="float" office:value="34121088" calcext:value-type="float">
            <text:p>34121088</text:p>
          </table:table-cell>
          <table:table-cell office:value-type="float" office:value="2878831530.89556" calcext:value-type="float">
            <text:p>2878831530.89556</text:p>
          </table:table-cell>
          <table:table-cell office:value-type="float" office:value="2397087582412855" calcext:value-type="float">
            <text:p>2397087582412855</text:p>
          </table:table-cell>
          <table:table-cell office:value-type="float" office:value="1831962563.2928" calcext:value-type="float">
            <text:p>1831962563.2928</text:p>
          </table:table-cell>
          <table:table-cell/>
          <table:table-cell office:value-type="float" office:value="53651538" calcext:value-type="float">
            <text:p>53651538</text:p>
          </table:table-cell>
          <table:table-cell office:value-type="float" office:value="3601341148.71914" calcext:value-type="float">
            <text:p>3601341148.71914</text:p>
          </table:table-cell>
          <table:table-cell office:value-type="float" office:value="2.0327441453358E+015" calcext:value-type="float">
            <text:p>2.0327441453358E+015</text:p>
          </table:table-cell>
          <table:table-cell office:value-type="float" office:value="1666421799.26474" calcext:value-type="float">
            <text:p>1666421799.26474</text:p>
          </table:table-cell>
        </table:table-row>
        <table:table-row table:style-name="ro1">
          <table:table-cell office:value-type="float" office:value="18056736" calcext:value-type="float">
            <text:p>18056736</text:p>
          </table:table-cell>
          <table:table-cell office:value-type="float" office:value="2166630.58289024" calcext:value-type="float">
            <text:p>2166630.58289024</text:p>
          </table:table-cell>
          <table:table-cell office:value-type="float" office:value="564609838753.068" calcext:value-type="float">
            <text:p>564609838753.068</text:p>
          </table:table-cell>
          <table:table-cell office:value-type="float" office:value="2265016.93116411" calcext:value-type="float">
            <text:p>2265016.93116411</text:p>
          </table:table-cell>
          <table:table-cell/>
          <table:table-cell office:value-type="float" office:value="11922336" calcext:value-type="float">
            <text:p>11922336</text:p>
          </table:table-cell>
          <table:table-cell office:value-type="float" office:value="704934989.23715" calcext:value-type="float">
            <text:p>704934989.23715</text:p>
          </table:table-cell>
          <table:table-cell office:value-type="float" office:value="2.33201708483722E+015" calcext:value-type="float">
            <text:p>2.33201708483722E+015</text:p>
          </table:table-cell>
          <table:table-cell office:value-type="float" office:value="1735748688.04524" calcext:value-type="float">
            <text:p>1735748688.04524</text:p>
          </table:table-cell>
          <table:table-cell/>
          <table:table-cell office:value-type="float" office:value="13736736" calcext:value-type="float">
            <text:p>13736736</text:p>
          </table:table-cell>
          <table:table-cell office:value-type="float" office:value="2416368728.36535" calcext:value-type="float">
            <text:p>2416368728.36535</text:p>
          </table:table-cell>
          <table:table-cell office:value-type="float" office:value="7958394589567519" calcext:value-type="float">
            <text:p>7958394589567519</text:p>
          </table:table-cell>
          <table:table-cell office:value-type="float" office:value="5904376891.13911" calcext:value-type="float">
            <text:p>5904376891.13911</text:p>
          </table:table-cell>
          <table:table-cell/>
          <table:table-cell office:value-type="float" office:value="29115936" calcext:value-type="float">
            <text:p>29115936</text:p>
          </table:table-cell>
          <table:table-cell office:value-type="float" office:value="3146645620.96656" calcext:value-type="float">
            <text:p>3146645620.96656</text:p>
          </table:table-cell>
          <table:table-cell office:value-type="float" office:value="7422880847043317" calcext:value-type="float">
            <text:p>7422880847043317</text:p>
          </table:table-cell>
          <table:table-cell office:value-type="float" office:value="5513442941.2923" calcext:value-type="float">
            <text:p>5513442941.2923</text:p>
          </table:table-cell>
          <table:table-cell/>
          <table:table-cell office:value-type="float" office:value="34127136" calcext:value-type="float">
            <text:p>34127136</text:p>
          </table:table-cell>
          <table:table-cell office:value-type="float" office:value="2876529315.55871" calcext:value-type="float">
            <text:p>2876529315.55871</text:p>
          </table:table-cell>
          <table:table-cell office:value-type="float" office:value="2392783793100987" calcext:value-type="float">
            <text:p>2392783793100987</text:p>
          </table:table-cell>
          <table:table-cell office:value-type="float" office:value="1827972419.13648" calcext:value-type="float">
            <text:p>1827972419.13648</text:p>
          </table:table-cell>
          <table:table-cell/>
          <table:table-cell office:value-type="float" office:value="53657586" calcext:value-type="float">
            <text:p>53657586</text:p>
          </table:table-cell>
          <table:table-cell office:value-type="float" office:value="3598660109.25429" calcext:value-type="float">
            <text:p>3598660109.25429</text:p>
          </table:table-cell>
          <table:table-cell office:value-type="float" office:value="2.02680227338961E+015" calcext:value-type="float">
            <text:p>2.02680227338961E+015</text:p>
          </table:table-cell>
          <table:table-cell office:value-type="float" office:value="1660810845.71671" calcext:value-type="float">
            <text:p>1660810845.71671</text:p>
          </table:table-cell>
        </table:table-row>
        <table:table-row table:style-name="ro1">
          <table:table-cell office:value-type="float" office:value="18062784" calcext:value-type="float">
            <text:p>18062784</text:p>
          </table:table-cell>
          <table:table-cell office:value-type="float" office:value="2166011.13638291" calcext:value-type="float">
            <text:p>2166011.13638291</text:p>
          </table:table-cell>
          <table:table-cell office:value-type="float" office:value="564317807399.882" calcext:value-type="float">
            <text:p>564317807399.882</text:p>
          </table:table-cell>
          <table:table-cell office:value-type="float" office:value="2264380.16729134" calcext:value-type="float">
            <text:p>2264380.16729134</text:p>
          </table:table-cell>
          <table:table-cell/>
          <table:table-cell office:value-type="float" office:value="11928384" calcext:value-type="float">
            <text:p>11928384</text:p>
          </table:table-cell>
          <table:table-cell office:value-type="float" office:value="704498729.463513" calcext:value-type="float">
            <text:p>704498729.463513</text:p>
          </table:table-cell>
          <table:table-cell office:value-type="float" office:value="2.33055311866867E+015" calcext:value-type="float">
            <text:p>2.33055311866867E+015</text:p>
          </table:table-cell>
          <table:table-cell office:value-type="float" office:value="1734665617.51754" calcext:value-type="float">
            <text:p>1734665617.51754</text:p>
          </table:table-cell>
          <table:table-cell/>
          <table:table-cell office:value-type="float" office:value="13742784" calcext:value-type="float">
            <text:p>13742784</text:p>
          </table:table-cell>
          <table:table-cell office:value-type="float" office:value="2414873500.35823" calcext:value-type="float">
            <text:p>2414873500.35823</text:p>
          </table:table-cell>
          <table:table-cell office:value-type="float" office:value="7953397969169691" calcext:value-type="float">
            <text:p>7953397969169691</text:p>
          </table:table-cell>
          <table:table-cell office:value-type="float" office:value="5900684032.43467" calcext:value-type="float">
            <text:p>5900684032.43467</text:p>
          </table:table-cell>
          <table:table-cell/>
          <table:table-cell office:value-type="float" office:value="29121984" calcext:value-type="float">
            <text:p>29121984</text:p>
          </table:table-cell>
          <table:table-cell office:value-type="float" office:value="3144769861.80903" calcext:value-type="float">
            <text:p>3144769861.80903</text:p>
          </table:table-cell>
          <table:table-cell office:value-type="float" office:value="7417715844225136" calcext:value-type="float">
            <text:p>7417715844225136</text:p>
          </table:table-cell>
          <table:table-cell office:value-type="float" office:value="5509458905.86787" calcext:value-type="float">
            <text:p>5509458905.86787</text:p>
          </table:table-cell>
          <table:table-cell/>
          <table:table-cell office:value-type="float" office:value="34133184" calcext:value-type="float">
            <text:p>34133184</text:p>
          </table:table-cell>
          <table:table-cell office:value-type="float" office:value="2874319268.46188" calcext:value-type="float">
            <text:p>2874319268.46188</text:p>
          </table:table-cell>
          <table:table-cell office:value-type="float" office:value="2.38859947205862E+015" calcext:value-type="float">
            <text:p>2.38859947205862E+015</text:p>
          </table:table-cell>
          <table:table-cell office:value-type="float" office:value="1824107864.79557" calcext:value-type="float">
            <text:p>1824107864.79557</text:p>
          </table:table-cell>
          <table:table-cell/>
          <table:table-cell office:value-type="float" office:value="53663634" calcext:value-type="float">
            <text:p>53663634</text:p>
          </table:table-cell>
          <table:table-cell office:value-type="float" office:value="3596058068.19806" calcext:value-type="float">
            <text:p>3596058068.19806</text:p>
          </table:table-cell>
          <table:table-cell office:value-type="float" office:value="2.02097673278676E+015" calcext:value-type="float">
            <text:p>2.02097673278676E+015</text:p>
          </table:table-cell>
          <table:table-cell office:value-type="float" office:value="1655319855.84622" calcext:value-type="float">
            <text:p>1655319855.84622</text:p>
          </table:table-cell>
        </table:table-row>
        <table:table-row table:style-name="ro1">
          <table:table-cell office:value-type="float" office:value="18068832" calcext:value-type="float">
            <text:p>18068832</text:p>
          </table:table-cell>
          <table:table-cell office:value-type="float" office:value="2165393.18058059" calcext:value-type="float">
            <text:p>2165393.18058059</text:p>
          </table:table-cell>
          <table:table-cell office:value-type="float" office:value="564026744105.591" calcext:value-type="float">
            <text:p>564026744105.591</text:p>
          </table:table-cell>
          <table:table-cell office:value-type="float" office:value="2263744.51090065" calcext:value-type="float">
            <text:p>2263744.51090065</text:p>
          </table:table-cell>
          <table:table-cell/>
          <table:table-cell office:value-type="float" office:value="11934432" calcext:value-type="float">
            <text:p>11934432</text:p>
          </table:table-cell>
          <table:table-cell office:value-type="float" office:value="704062761.907783" calcext:value-type="float">
            <text:p>704062761.907783</text:p>
          </table:table-cell>
          <table:table-cell office:value-type="float" office:value="2329090078410072" calcext:value-type="float">
            <text:p>2329090078410072</text:p>
          </table:table-cell>
          <table:table-cell office:value-type="float" office:value="1733583232.9927" calcext:value-type="float">
            <text:p>1733583232.9927</text:p>
          </table:table-cell>
          <table:table-cell/>
          <table:table-cell office:value-type="float" office:value="13748832" calcext:value-type="float">
            <text:p>13748832</text:p>
          </table:table-cell>
          <table:table-cell office:value-type="float" office:value="2413379285.87295" calcext:value-type="float">
            <text:p>2413379285.87295</text:p>
          </table:table-cell>
          <table:table-cell office:value-type="float" office:value="7948404514689595" calcext:value-type="float">
            <text:p>7948404514689595</text:p>
          </table:table-cell>
          <table:table-cell office:value-type="float" office:value="5896993520.9902" calcext:value-type="float">
            <text:p>5896993520.9902</text:p>
          </table:table-cell>
          <table:table-cell/>
          <table:table-cell office:value-type="float" office:value="29128032" calcext:value-type="float">
            <text:p>29128032</text:p>
          </table:table-cell>
          <table:table-cell office:value-type="float" office:value="3142921749.6822" calcext:value-type="float">
            <text:p>3142921749.6822</text:p>
          </table:table-cell>
          <table:table-cell office:value-type="float" office:value="7412586359920729" calcext:value-type="float">
            <text:p>7412586359920729</text:p>
          </table:table-cell>
          <table:table-cell office:value-type="float" office:value="5505511692.75863" calcext:value-type="float">
            <text:p>5505511692.75863</text:p>
          </table:table-cell>
          <table:table-cell/>
          <table:table-cell office:value-type="float" office:value="34139232" calcext:value-type="float">
            <text:p>34139232</text:p>
          </table:table-cell>
          <table:table-cell office:value-type="float" office:value="2872195670.69035" calcext:value-type="float">
            <text:p>2872195670.69035</text:p>
          </table:table-cell>
          <table:table-cell office:value-type="float" office:value="2.38452758620881E+015" calcext:value-type="float">
            <text:p>2.38452758620881E+015</text:p>
          </table:table-cell>
          <table:table-cell office:value-type="float" office:value="1820361430.81918" calcext:value-type="float">
            <text:p>1820361430.81918</text:p>
          </table:table-cell>
          <table:table-cell/>
          <table:table-cell office:value-type="float" office:value="53669682" calcext:value-type="float">
            <text:p>53669682</text:p>
          </table:table-cell>
          <table:table-cell office:value-type="float" office:value="3593530521.98219" calcext:value-type="float">
            <text:p>3593530521.98219</text:p>
          </table:table-cell>
          <table:table-cell office:value-type="float" office:value="2.01526186027042E+015" calcext:value-type="float">
            <text:p>2.01526186027042E+015</text:p>
          </table:table-cell>
          <table:table-cell office:value-type="float" office:value="1649942837.45716" calcext:value-type="float">
            <text:p>1649942837.45716</text:p>
          </table:table-cell>
        </table:table-row>
        <table:table-row table:style-name="ro1">
          <table:table-cell office:value-type="float" office:value="18074880" calcext:value-type="float">
            <text:p>18074880</text:p>
          </table:table-cell>
          <table:table-cell office:value-type="float" office:value="2164776.60368671" calcext:value-type="float">
            <text:p>2164776.60368671</text:p>
          </table:table-cell>
          <table:table-cell office:value-type="float" office:value="563736597760.674" calcext:value-type="float">
            <text:p>563736597760.674</text:p>
          </table:table-cell>
          <table:table-cell office:value-type="float" office:value="2263109.90763144" calcext:value-type="float">
            <text:p>2263109.90763144</text:p>
          </table:table-cell>
          <table:table-cell/>
          <table:table-cell office:value-type="float" office:value="11940480" calcext:value-type="float">
            <text:p>11940480</text:p>
          </table:table-cell>
          <table:table-cell office:value-type="float" office:value="703627084.390057" calcext:value-type="float">
            <text:p>703627084.390057</text:p>
          </table:table-cell>
          <table:table-cell office:value-type="float" office:value="2.32762796306551E+015" calcext:value-type="float">
            <text:p>2.32762796306551E+015</text:p>
          </table:table-cell>
          <table:table-cell office:value-type="float" office:value="1732501533.59984" calcext:value-type="float">
            <text:p>1732501533.59984</text:p>
          </table:table-cell>
          <table:table-cell/>
          <table:table-cell office:value-type="float" office:value="13754880" calcext:value-type="float">
            <text:p>13754880</text:p>
          </table:table-cell>
          <table:table-cell office:value-type="float" office:value="2411886077.74206" calcext:value-type="float">
            <text:p>2411886077.74206</text:p>
          </table:table-cell>
          <table:table-cell office:value-type="float" office:value="7943414222375937" calcext:value-type="float">
            <text:p>7943414222375937</text:p>
          </table:table-cell>
          <table:table-cell office:value-type="float" office:value="5893305353.45716" calcext:value-type="float">
            <text:p>5893305353.45716</text:p>
          </table:table-cell>
          <table:table-cell/>
          <table:table-cell office:value-type="float" office:value="29134080" calcext:value-type="float">
            <text:p>29134080</text:p>
          </table:table-cell>
          <table:table-cell office:value-type="float" office:value="3141099566.15824" calcext:value-type="float">
            <text:p>3141099566.15824</text:p>
          </table:table-cell>
          <table:table-cell office:value-type="float" office:value="7407490300018403" calcext:value-type="float">
            <text:p>7407490300018403</text:p>
          </table:table-cell>
          <table:table-cell office:value-type="float" office:value="5501599075.46247" calcext:value-type="float">
            <text:p>5501599075.46247</text:p>
          </table:table-cell>
          <table:table-cell/>
          <table:table-cell office:value-type="float" office:value="34145280" calcext:value-type="float">
            <text:p>34145280</text:p>
          </table:table-cell>
          <table:table-cell office:value-type="float" office:value="2870153169.32277" calcext:value-type="float">
            <text:p>2870153169.32277</text:p>
          </table:table-cell>
          <table:table-cell office:value-type="float" office:value="2.38056154936858E+015" calcext:value-type="float">
            <text:p>2.38056154936858E+015</text:p>
          </table:table-cell>
          <table:table-cell office:value-type="float" office:value="1816726122.95149" calcext:value-type="float">
            <text:p>1816726122.95149</text:p>
          </table:table-cell>
          <table:table-cell/>
          <table:table-cell office:value-type="float" office:value="53675730" calcext:value-type="float">
            <text:p>53675730</text:p>
          </table:table-cell>
          <table:table-cell office:value-type="float" office:value="3591073251.72923" calcext:value-type="float">
            <text:p>3591073251.72923</text:p>
          </table:table-cell>
          <table:table-cell office:value-type="float" office:value="2.00965234125141E+015" calcext:value-type="float">
            <text:p>2.00965234125141E+015</text:p>
          </table:table-cell>
          <table:table-cell office:value-type="float" office:value="1644674168.92215" calcext:value-type="float">
            <text:p>1644674168.92215</text:p>
          </table:table-cell>
        </table:table-row>
        <table:table-row table:style-name="ro1">
          <table:table-cell office:value-type="float" office:value="18080928" calcext:value-type="float">
            <text:p>18080928</text:p>
          </table:table-cell>
          <table:table-cell office:value-type="float" office:value="2164161.30496747" calcext:value-type="float">
            <text:p>2164161.30496747</text:p>
          </table:table-cell>
          <table:table-cell office:value-type="float" office:value="563447320515.903" calcext:value-type="float">
            <text:p>563447320515.903</text:p>
          </table:table-cell>
          <table:table-cell office:value-type="float" office:value="2262476.30658772" calcext:value-type="float">
            <text:p>2262476.30658772</text:p>
          </table:table-cell>
          <table:table-cell/>
          <table:table-cell office:value-type="float" office:value="11946528" calcext:value-type="float">
            <text:p>11946528</text:p>
          </table:table-cell>
          <table:table-cell office:value-type="float" office:value="703191694.952277" calcext:value-type="float">
            <text:p>703191694.952277</text:p>
          </table:table-cell>
          <table:table-cell office:value-type="float" office:value="2.32616677166593E+015" calcext:value-type="float">
            <text:p>2.32616677166593E+015</text:p>
          </table:table-cell>
          <table:table-cell office:value-type="float" office:value="1731420518.49648" calcext:value-type="float">
            <text:p>1731420518.49648</text:p>
          </table:table-cell>
          <table:table-cell/>
          <table:table-cell office:value-type="float" office:value="13760928" calcext:value-type="float">
            <text:p>13760928</text:p>
          </table:table-cell>
          <table:table-cell office:value-type="float" office:value="2410393869.50279" calcext:value-type="float">
            <text:p>2410393869.50279</text:p>
          </table:table-cell>
          <table:table-cell office:value-type="float" office:value="7938427088591798" calcext:value-type="float">
            <text:p>7938427088591798</text:p>
          </table:table-cell>
          <table:table-cell office:value-type="float" office:value="5889619526.60804" calcext:value-type="float">
            <text:p>5889619526.60804</text:p>
          </table:table-cell>
          <table:table-cell/>
          <table:table-cell office:value-type="float" office:value="29140128" calcext:value-type="float">
            <text:p>29140128</text:p>
          </table:table-cell>
          <table:table-cell office:value-type="float" office:value="3139301703.38288" calcext:value-type="float">
            <text:p>3139301703.38288</text:p>
          </table:table-cell>
          <table:table-cell office:value-type="float" office:value="7402425704854557" calcext:value-type="float">
            <text:p>7402425704854557</text:p>
          </table:table-cell>
          <table:table-cell office:value-type="float" office:value="5497718970.46521" calcext:value-type="float">
            <text:p>5497718970.46521</text:p>
          </table:table-cell>
          <table:table-cell/>
          <table:table-cell office:value-type="float" office:value="34151328" calcext:value-type="float">
            <text:p>34151328</text:p>
          </table:table-cell>
          <table:table-cell office:value-type="float" office:value="2868186753.91522" calcext:value-type="float">
            <text:p>2868186753.91522</text:p>
          </table:table-cell>
          <table:table-cell office:value-type="float" office:value="2376695193570716" calcext:value-type="float">
            <text:p>2376695193570716</text:p>
          </table:table-cell>
          <table:table-cell office:value-type="float" office:value="1813195391.63243" calcext:value-type="float">
            <text:p>1813195391.63243</text:p>
          </table:table-cell>
          <table:table-cell/>
          <table:table-cell office:value-type="float" office:value="53681778" calcext:value-type="float">
            <text:p>53681778</text:p>
          </table:table-cell>
          <table:table-cell office:value-type="float" office:value="3588682304.98349" calcext:value-type="float">
            <text:p>3588682304.98349</text:p>
          </table:table-cell>
          <table:table-cell office:value-type="float" office:value="2004143187524520" calcext:value-type="float">
            <text:p>2004143187524520</text:p>
          </table:table-cell>
          <table:table-cell office:value-type="float" office:value="1639508575.48327" calcext:value-type="float">
            <text:p>1639508575.48327</text:p>
          </table:table-cell>
        </table:table-row>
        <table:table-row table:style-name="ro1">
          <table:table-cell office:value-type="float" office:value="18086976" calcext:value-type="float">
            <text:p>18086976</text:p>
          </table:table-cell>
          <table:table-cell office:value-type="float" office:value="2163547.19357393" calcext:value-type="float">
            <text:p>2163547.19357393</text:p>
          </table:table-cell>
          <table:table-cell office:value-type="float" office:value="563158867574.875" calcext:value-type="float">
            <text:p>563158867574.875</text:p>
          </table:table-cell>
          <table:table-cell office:value-type="float" office:value="2261843.66011783" calcext:value-type="float">
            <text:p>2261843.66011783</text:p>
          </table:table-cell>
          <table:table-cell/>
          <table:table-cell office:value-type="float" office:value="11952576" calcext:value-type="float">
            <text:p>11952576</text:p>
          </table:table-cell>
          <table:table-cell office:value-type="float" office:value="702756591.832849" calcext:value-type="float">
            <text:p>702756591.832849</text:p>
          </table:table-cell>
          <table:table-cell office:value-type="float" office:value="2.32470650326743E+015" calcext:value-type="float">
            <text:p>2.32470650326743E+015</text:p>
          </table:table-cell>
          <table:table-cell office:value-type="float" office:value="1730340186.86673" calcext:value-type="float">
            <text:p>1730340186.86673</text:p>
          </table:table-cell>
          <table:table-cell/>
          <table:table-cell office:value-type="float" office:value="13766976" calcext:value-type="float">
            <text:p>13766976</text:p>
          </table:table-cell>
          <table:table-cell office:value-type="float" office:value="2408902655.31773" calcext:value-type="float">
            <text:p>2408902655.31773</text:p>
          </table:table-cell>
          <table:table-cell office:value-type="float" office:value="7933443109807468" calcext:value-type="float">
            <text:p>7933443109807468</text:p>
          </table:table-cell>
          <table:table-cell office:value-type="float" office:value="5885936037.32878" calcext:value-type="float">
            <text:p>5885936037.32878</text:p>
          </table:table-cell>
          <table:table-cell/>
          <table:table-cell office:value-type="float" office:value="29146176" calcext:value-type="float">
            <text:p>29146176</text:p>
          </table:table-cell>
          <table:table-cell office:value-type="float" office:value="3137526656.94746" calcext:value-type="float">
            <text:p>3137526656.94746</text:p>
          </table:table-cell>
          <table:table-cell office:value-type="float" office:value="7397390740572962" calcext:value-type="float">
            <text:p>7397390740572962</text:p>
          </table:table-cell>
          <table:table-cell office:value-type="float" office:value="5493869428.0511" calcext:value-type="float">
            <text:p>5493869428.0511</text:p>
          </table:table-cell>
          <table:table-cell/>
          <table:table-cell office:value-type="float" office:value="34157376" calcext:value-type="float">
            <text:p>34157376</text:p>
          </table:table-cell>
          <table:table-cell office:value-type="float" office:value="2866291734.49723" calcext:value-type="float">
            <text:p>2866291734.49723</text:p>
          </table:table-cell>
          <table:table-cell office:value-type="float" office:value="2.37292274222843E+015" calcext:value-type="float">
            <text:p>2.37292274222843E+015</text:p>
          </table:table-cell>
          <table:table-cell office:value-type="float" office:value="1809763103.45829" calcext:value-type="float">
            <text:p>1809763103.45829</text:p>
          </table:table-cell>
          <table:table-cell/>
          <table:table-cell office:value-type="float" office:value="53687826" calcext:value-type="float">
            <text:p>53687826</text:p>
          </table:table-cell>
          <table:table-cell office:value-type="float" office:value="3586353978.61771" calcext:value-type="float">
            <text:p>3586353978.61771</text:p>
          </table:table-cell>
          <table:table-cell office:value-type="float" office:value="1.99872971641693E+015" calcext:value-type="float">
            <text:p>1.99872971641693E+015</text:p>
          </table:table-cell>
          <table:table-cell office:value-type="float" office:value="1634441107.07593" calcext:value-type="float">
            <text:p>1634441107.07593</text:p>
          </table:table-cell>
        </table:table-row>
        <table:table-row table:style-name="ro1">
          <table:table-cell office:value-type="float" office:value="18093024" calcext:value-type="float">
            <text:p>18093024</text:p>
          </table:table-cell>
          <table:table-cell office:value-type="float" office:value="2162934.18749595" calcext:value-type="float">
            <text:p>2162934.18749595</text:p>
          </table:table-cell>
          <table:table-cell office:value-type="float" office:value="562871196999.636" calcext:value-type="float">
            <text:p>562871196999.636</text:p>
          </table:table-cell>
          <table:table-cell office:value-type="float" office:value="2261211.923608" calcext:value-type="float">
            <text:p>2261211.923608</text:p>
          </table:table-cell>
          <table:table-cell/>
          <table:table-cell office:value-type="float" office:value="11958624" calcext:value-type="float">
            <text:p>11958624</text:p>
          </table:table-cell>
          <table:table-cell office:value-type="float" office:value="702321773.444225" calcext:value-type="float">
            <text:p>702321773.444225</text:p>
          </table:table-cell>
          <table:table-cell office:value-type="float" office:value="2.32324715694979E+015" calcext:value-type="float">
            <text:p>2.32324715694979E+015</text:p>
          </table:table-cell>
          <table:table-cell office:value-type="float" office:value="1729260537.9197" calcext:value-type="float">
            <text:p>1729260537.9197</text:p>
          </table:table-cell>
          <table:table-cell/>
          <table:table-cell office:value-type="float" office:value="13773024" calcext:value-type="float">
            <text:p>13773024</text:p>
          </table:table-cell>
          <table:table-cell office:value-type="float" office:value="2407412429.90477" calcext:value-type="float">
            <text:p>2407412429.90477</text:p>
          </table:table-cell>
          <table:table-cell office:value-type="float" office:value="7928462282593831" calcext:value-type="float">
            <text:p>7928462282593831</text:p>
          </table:table-cell>
          <table:table-cell office:value-type="float" office:value="5882254882.61176" calcext:value-type="float">
            <text:p>5882254882.61176</text:p>
          </table:table-cell>
          <table:table-cell/>
          <table:table-cell office:value-type="float" office:value="29152224" calcext:value-type="float">
            <text:p>29152224</text:p>
          </table:table-cell>
          <table:table-cell office:value-type="float" office:value="3135773019.22166" calcext:value-type="float">
            <text:p>3135773019.22166</text:p>
          </table:table-cell>
          <table:table-cell office:value-type="float" office:value="7392383691039563" calcext:value-type="float">
            <text:p>7392383691039563</text:p>
          </table:table-cell>
          <table:table-cell office:value-type="float" office:value="5490048623.70391" calcext:value-type="float">
            <text:p>5490048623.70391</text:p>
          </table:table-cell>
          <table:table-cell/>
          <table:table-cell office:value-type="float" office:value="34163424" calcext:value-type="float">
            <text:p>34163424</text:p>
          </table:table-cell>
          <table:table-cell office:value-type="float" office:value="2864463720.98288" calcext:value-type="float">
            <text:p>2864463720.98288</text:p>
          </table:table-cell>
          <table:table-cell office:value-type="float" office:value="2369238785024262" calcext:value-type="float">
            <text:p>2369238785024262</text:p>
          </table:table-cell>
          <table:table-cell office:value-type="float" office:value="1806423514.47622" calcext:value-type="float">
            <text:p>1806423514.47622</text:p>
          </table:table-cell>
          <table:table-cell/>
          <table:table-cell office:value-type="float" office:value="53693874" calcext:value-type="float">
            <text:p>53693874</text:p>
          </table:table-cell>
          <table:table-cell office:value-type="float" office:value="3584084802.83929" calcext:value-type="float">
            <text:p>3584084802.83929</text:p>
          </table:table-cell>
          <table:table-cell office:value-type="float" office:value="1993407531276354" calcext:value-type="float">
            <text:p>1993407531276354</text:p>
          </table:table-cell>
          <table:table-cell office:value-type="float" office:value="1629467117.57804" calcext:value-type="float">
            <text:p>1629467117.57804</text:p>
          </table:table-cell>
        </table:table-row>
        <table:table-row table:style-name="ro1">
          <table:table-cell office:value-type="float" office:value="18099072" calcext:value-type="float">
            <text:p>18099072</text:p>
          </table:table-cell>
          <table:table-cell office:value-type="float" office:value="2162322.2126326" calcext:value-type="float">
            <text:p>2162322.2126326</text:p>
          </table:table-cell>
          <table:table-cell office:value-type="float" office:value="562584269528.575" calcext:value-type="float">
            <text:p>562584269528.575</text:p>
          </table:table-cell>
          <table:table-cell office:value-type="float" office:value="2260581.05528892" calcext:value-type="float">
            <text:p>2260581.05528892</text:p>
          </table:table-cell>
          <table:table-cell/>
          <table:table-cell office:value-type="float" office:value="11964672" calcext:value-type="float">
            <text:p>11964672</text:p>
          </table:table-cell>
          <table:table-cell office:value-type="float" office:value="701887238.353117" calcext:value-type="float">
            <text:p>701887238.353117</text:p>
          </table:table-cell>
          <table:table-cell office:value-type="float" office:value="2321788731814947" calcext:value-type="float">
            <text:p>2321788731814947</text:p>
          </table:table-cell>
          <table:table-cell office:value-type="float" office:value="1728181570.8879" calcext:value-type="float">
            <text:p>1728181570.8879</text:p>
          </table:table-cell>
          <table:table-cell/>
          <table:table-cell office:value-type="float" office:value="13779072" calcext:value-type="float">
            <text:p>13779072</text:p>
          </table:table-cell>
          <table:table-cell office:value-type="float" office:value="2405923188.47506" calcext:value-type="float">
            <text:p>2405923188.47506</text:p>
          </table:table-cell>
          <table:table-cell office:value-type="float" office:value="7923484603616038" calcext:value-type="float">
            <text:p>7923484603616038</text:p>
          </table:table-cell>
          <table:table-cell office:value-type="float" office:value="5878576059.54905" calcext:value-type="float">
            <text:p>5878576059.54905</text:p>
          </table:table-cell>
          <table:table-cell/>
          <table:table-cell office:value-type="float" office:value="29158272" calcext:value-type="float">
            <text:p>29158272</text:p>
          </table:table-cell>
          <table:table-cell office:value-type="float" office:value="3134039473.11698" calcext:value-type="float">
            <text:p>3134039473.11698</text:p>
          </table:table-cell>
          <table:table-cell office:value-type="float" office:value="7387402950276729" calcext:value-type="float">
            <text:p>7387402950276729</text:p>
          </table:table-cell>
          <table:table-cell office:value-type="float" office:value="5486254850.06074" calcext:value-type="float">
            <text:p>5486254850.06074</text:p>
          </table:table-cell>
          <table:table-cell/>
          <table:table-cell office:value-type="float" office:value="34169472" calcext:value-type="float">
            <text:p>34169472</text:p>
          </table:table-cell>
          <table:table-cell office:value-type="float" office:value="2862698603.90554" calcext:value-type="float">
            <text:p>2862698603.90554</text:p>
          </table:table-cell>
          <table:table-cell office:value-type="float" office:value="2.36563825441271E+015" calcext:value-type="float">
            <text:p>2.36563825441271E+015</text:p>
          </table:table-cell>
          <table:table-cell office:value-type="float" office:value="1803171245.1947" calcext:value-type="float">
            <text:p>1803171245.1947</text:p>
          </table:table-cell>
          <table:table-cell/>
          <table:table-cell office:value-type="float" office:value="53699922" calcext:value-type="float">
            <text:p>53699922</text:p>
          </table:table-cell>
          <table:table-cell office:value-type="float" office:value="3581871526.2256" calcext:value-type="float">
            <text:p>3581871526.2256</text:p>
          </table:table-cell>
          <table:table-cell office:value-type="float" office:value="1.98817250321285E+015" calcext:value-type="float">
            <text:p>1.98817250321285E+015</text:p>
          </table:table-cell>
          <table:table-cell office:value-type="float" office:value="1624582245.39263" calcext:value-type="float">
            <text:p>1624582245.39263</text:p>
          </table:table-cell>
        </table:table-row>
        <table:table-row table:style-name="ro1">
          <table:table-cell office:value-type="float" office:value="18105120" calcext:value-type="float">
            <text:p>18105120</text:p>
          </table:table-cell>
          <table:table-cell office:value-type="float" office:value="2161711.20196582" calcext:value-type="float">
            <text:p>2161711.20196582</text:p>
          </table:table-cell>
          <table:table-cell office:value-type="float" office:value="562298048405.825" calcext:value-type="float">
            <text:p>562298048405.825</text:p>
          </table:table-cell>
          <table:table-cell office:value-type="float" office:value="2259951.01605456" calcext:value-type="float">
            <text:p>2259951.01605456</text:p>
          </table:table-cell>
          <table:table-cell/>
          <table:table-cell office:value-type="float" office:value="11970720" calcext:value-type="float">
            <text:p>11970720</text:p>
          </table:table-cell>
          <table:table-cell office:value-type="float" office:value="701452985.262995" calcext:value-type="float">
            <text:p>701452985.262995</text:p>
          </table:table-cell>
          <table:table-cell office:value-type="float" office:value="2.32033122698567E+015" calcext:value-type="float">
            <text:p>2.32033122698567E+015</text:p>
          </table:table-cell>
          <table:table-cell office:value-type="float" office:value="1727103285.02584" calcext:value-type="float">
            <text:p>1727103285.02584</text:p>
          </table:table-cell>
          <table:table-cell/>
          <table:table-cell office:value-type="float" office:value="13785120" calcext:value-type="float">
            <text:p>13785120</text:p>
          </table:table-cell>
          <table:table-cell office:value-type="float" office:value="2404434926.67815" calcext:value-type="float">
            <text:p>2404434926.67815</text:p>
          </table:table-cell>
          <table:table-cell office:value-type="float" office:value="7918510069627658" calcext:value-type="float">
            <text:p>7918510069627658</text:p>
          </table:table-cell>
          <table:table-cell office:value-type="float" office:value="5874899565.32627" calcext:value-type="float">
            <text:p>5874899565.32627</text:p>
          </table:table-cell>
          <table:table-cell/>
          <table:table-cell office:value-type="float" office:value="29164320" calcext:value-type="float">
            <text:p>29164320</text:p>
          </table:table-cell>
          <table:table-cell office:value-type="float" office:value="3132324786.25309" calcext:value-type="float">
            <text:p>3132324786.25309</text:p>
          </table:table-cell>
          <table:table-cell office:value-type="float" office:value="7382447015383912" calcext:value-type="float">
            <text:p>7382447015383912</text:p>
          </table:table-cell>
          <table:table-cell office:value-type="float" office:value="5482486509.38281" calcext:value-type="float">
            <text:p>5482486509.38281</text:p>
          </table:table-cell>
          <table:table-cell/>
          <table:table-cell office:value-type="float" office:value="34175520" calcext:value-type="float">
            <text:p>34175520</text:p>
          </table:table-cell>
          <table:table-cell office:value-type="float" office:value="2860992536.39149" calcext:value-type="float">
            <text:p>2860992536.39149</text:p>
          </table:table-cell>
          <table:table-cell office:value-type="float" office:value="2.36211640363248E+015" calcext:value-type="float">
            <text:p>2.36211640363248E+015</text:p>
          </table:table-cell>
          <table:table-cell office:value-type="float" office:value="1800001257.19989" calcext:value-type="float">
            <text:p>1800001257.19989</text:p>
          </table:table-cell>
          <table:table-cell/>
          <table:table-cell office:value-type="float" office:value="53705970" calcext:value-type="float">
            <text:p>53705970</text:p>
          </table:table-cell>
          <table:table-cell office:value-type="float" office:value="3579711101.72178" calcext:value-type="float">
            <text:p>3579711101.72178</text:p>
          </table:table-cell>
          <table:table-cell office:value-type="float" office:value="1983020754013584" calcext:value-type="float">
            <text:p>1983020754013584</text:p>
          </table:table-cell>
          <table:table-cell office:value-type="float" office:value="1619782395.27805" calcext:value-type="float">
            <text:p>1619782395.27805</text:p>
          </table:table-cell>
        </table:table-row>
        <table:table-row table:style-name="ro1">
          <table:table-cell office:value-type="float" office:value="18111168" calcext:value-type="float">
            <text:p>18111168</text:p>
          </table:table-cell>
          <table:table-cell office:value-type="float" office:value="2161101.09482538" calcext:value-type="float">
            <text:p>2161101.09482538</text:p>
          </table:table-cell>
          <table:table-cell office:value-type="float" office:value="562012499221.473" calcext:value-type="float">
            <text:p>562012499221.473</text:p>
          </table:table-cell>
          <table:table-cell office:value-type="float" office:value="2259321.76929241" calcext:value-type="float">
            <text:p>2259321.76929241</text:p>
          </table:table-cell>
          <table:table-cell/>
          <table:table-cell office:value-type="float" office:value="11976768" calcext:value-type="float">
            <text:p>11976768</text:p>
          </table:table-cell>
          <table:table-cell office:value-type="float" office:value="701019012.998644" calcext:value-type="float">
            <text:p>701019012.998644</text:p>
          </table:table-cell>
          <table:table-cell office:value-type="float" office:value="2.31887464160423E+015" calcext:value-type="float">
            <text:p>2.31887464160423E+015</text:p>
          </table:table-cell>
          <table:table-cell office:value-type="float" office:value="1726025679.60863" calcext:value-type="float">
            <text:p>1726025679.60863</text:p>
          </table:table-cell>
          <table:table-cell/>
          <table:table-cell office:value-type="float" office:value="13791168" calcext:value-type="float">
            <text:p>13791168</text:p>
          </table:table-cell>
          <table:table-cell office:value-type="float" office:value="2402947640.55348" calcext:value-type="float">
            <text:p>2402947640.55348</text:p>
          </table:table-cell>
          <table:table-cell office:value-type="float" office:value="7913538677465160" calcext:value-type="float">
            <text:p>7913538677465160</text:p>
          </table:table-cell>
          <table:table-cell office:value-type="float" office:value="5871225397.21668" calcext:value-type="float">
            <text:p>5871225397.21668</text:p>
          </table:table-cell>
          <table:table-cell/>
          <table:table-cell office:value-type="float" office:value="29170368" calcext:value-type="float">
            <text:p>29170368</text:p>
          </table:table-cell>
          <table:table-cell office:value-type="float" office:value="3130627805.50084" calcext:value-type="float">
            <text:p>3130627805.50084</text:p>
          </table:table-cell>
          <table:table-cell office:value-type="float" office:value="7377514479913166" calcext:value-type="float">
            <text:p>7377514479913166</text:p>
          </table:table-cell>
          <table:table-cell office:value-type="float" office:value="5478742106.51029" calcext:value-type="float">
            <text:p>5478742106.51029</text:p>
          </table:table-cell>
          <table:table-cell/>
          <table:table-cell office:value-type="float" office:value="34181568" calcext:value-type="float">
            <text:p>34181568</text:p>
          </table:table-cell>
          <table:table-cell office:value-type="float" office:value="2859341917.29231" calcext:value-type="float">
            <text:p>2859341917.29231</text:p>
          </table:table-cell>
          <table:table-cell office:value-type="float" office:value="2.35866878613174E+015" calcext:value-type="float">
            <text:p>2.35866878613174E+015</text:p>
          </table:table-cell>
          <table:table-cell office:value-type="float" office:value="1796908831.27443" calcext:value-type="float">
            <text:p>1796908831.27443</text:p>
          </table:table-cell>
          <table:table-cell/>
          <table:table-cell office:value-type="float" office:value="53712018" calcext:value-type="float">
            <text:p>53712018</text:p>
          </table:table-cell>
          <table:table-cell office:value-type="float" office:value="3577600673.5392" calcext:value-type="float">
            <text:p>3577600673.5392</text:p>
          </table:table-cell>
          <table:table-cell office:value-type="float" office:value="1.97794864015511E+015" calcext:value-type="float">
            <text:p>1.97794864015511E+015</text:p>
          </table:table-cell>
          <table:table-cell office:value-type="float" office:value="1615063721.3457" calcext:value-type="float">
            <text:p>1615063721.3457</text:p>
          </table:table-cell>
        </table:table-row>
        <table:table-row table:style-name="ro1">
          <table:table-cell office:value-type="float" office:value="18117216" calcext:value-type="float">
            <text:p>18117216</text:p>
          </table:table-cell>
          <table:table-cell office:value-type="float" office:value="2160491.83623465" calcext:value-type="float">
            <text:p>2160491.83623465</text:p>
          </table:table-cell>
          <table:table-cell office:value-type="float" office:value="561727589761.874" calcext:value-type="float">
            <text:p>561727589761.874</text:p>
          </table:table-cell>
          <table:table-cell office:value-type="float" office:value="2258693.28072446" calcext:value-type="float">
            <text:p>2258693.28072446</text:p>
          </table:table-cell>
          <table:table-cell/>
          <table:table-cell office:value-type="float" office:value="11982816" calcext:value-type="float">
            <text:p>11982816</text:p>
          </table:table-cell>
          <table:table-cell office:value-type="float" office:value="700585320.492495" calcext:value-type="float">
            <text:p>700585320.492495</text:p>
          </table:table-cell>
          <table:table-cell office:value-type="float" office:value="2.31741897483125E+015" calcext:value-type="float">
            <text:p>2.31741897483125E+015</text:p>
          </table:table-cell>
          <table:table-cell office:value-type="float" office:value="1724948753.93074" calcext:value-type="float">
            <text:p>1724948753.93074</text:p>
          </table:table-cell>
          <table:table-cell/>
          <table:table-cell office:value-type="float" office:value="13797216" calcext:value-type="float">
            <text:p>13797216</text:p>
          </table:table-cell>
          <table:table-cell office:value-type="float" office:value="2401461326.48737" calcext:value-type="float">
            <text:p>2401461326.48737</text:p>
          </table:table-cell>
          <table:table-cell office:value-type="float" office:value="7908570424042745" calcext:value-type="float">
            <text:p>7908570424042745</text:p>
          </table:table-cell>
          <table:table-cell office:value-type="float" office:value="5867553552.57573" calcext:value-type="float">
            <text:p>5867553552.57573</text:p>
          </table:table-cell>
          <table:table-cell/>
          <table:table-cell office:value-type="float" office:value="29176416" calcext:value-type="float">
            <text:p>29176416</text:p>
          </table:table-cell>
          <table:table-cell office:value-type="float" office:value="3128947451.87753" calcext:value-type="float">
            <text:p>3128947451.87753</text:p>
          </table:table-cell>
          <table:table-cell office:value-type="float" office:value="7372604027670454" calcext:value-type="float">
            <text:p>7372604027670454</text:p>
          </table:table-cell>
          <table:table-cell office:value-type="float" office:value="5475020242.26979" calcext:value-type="float">
            <text:p>5475020242.26979</text:p>
          </table:table-cell>
          <table:table-cell/>
          <table:table-cell office:value-type="float" office:value="34187616" calcext:value-type="float">
            <text:p>34187616</text:p>
          </table:table-cell>
          <table:table-cell office:value-type="float" office:value="2857743375.40196" calcext:value-type="float">
            <text:p>2857743375.40196</text:p>
          </table:table-cell>
          <table:table-cell office:value-type="float" office:value="2355291236315239" calcext:value-type="float">
            <text:p>2355291236315239</text:p>
          </table:table-cell>
          <table:table-cell office:value-type="float" office:value="1793889546.92225" calcext:value-type="float">
            <text:p>1793889546.92225</text:p>
          </table:table-cell>
          <table:table-cell/>
          <table:table-cell office:value-type="float" office:value="53718066" calcext:value-type="float">
            <text:p>53718066</text:p>
          </table:table-cell>
          <table:table-cell office:value-type="float" office:value="3575537564.89642" calcext:value-type="float">
            <text:p>3575537564.89642</text:p>
          </table:table-cell>
          <table:table-cell office:value-type="float" office:value="1.97295273784252E+015" calcext:value-type="float">
            <text:p>1.97295273784252E+015</text:p>
          </table:table-cell>
          <table:table-cell office:value-type="float" office:value="1610422611.14988" calcext:value-type="float">
            <text:p>1610422611.14988</text:p>
          </table:table-cell>
        </table:table-row>
        <table:table-row table:style-name="ro1">
          <table:table-cell office:value-type="float" office:value="18123264" calcext:value-type="float">
            <text:p>18123264</text:p>
          </table:table-cell>
          <table:table-cell office:value-type="float" office:value="2159883.37632804" calcext:value-type="float">
            <text:p>2159883.37632804</text:p>
          </table:table-cell>
          <table:table-cell office:value-type="float" office:value="561443289869.466" calcext:value-type="float">
            <text:p>561443289869.466</text:p>
          </table:table-cell>
          <table:table-cell office:value-type="float" office:value="2258065.51825828" calcext:value-type="float">
            <text:p>2258065.51825828</text:p>
          </table:table-cell>
          <table:table-cell/>
          <table:table-cell office:value-type="float" office:value="11988864" calcext:value-type="float">
            <text:p>11988864</text:p>
          </table:table-cell>
          <table:table-cell office:value-type="float" office:value="700151906.772555" calcext:value-type="float">
            <text:p>700151906.772555</text:p>
          </table:table-cell>
          <table:table-cell office:value-type="float" office:value="2315964225844518" calcext:value-type="float">
            <text:p>2315964225844518</text:p>
          </table:table-cell>
          <table:table-cell office:value-type="float" office:value="1723872507.30475" calcext:value-type="float">
            <text:p>1723872507.30475</text:p>
          </table:table-cell>
          <table:table-cell/>
          <table:table-cell office:value-type="float" office:value="13803264" calcext:value-type="float">
            <text:p>13803264</text:p>
          </table:table-cell>
          <table:table-cell office:value-type="float" office:value="2399975981.17497" calcext:value-type="float">
            <text:p>2399975981.17497</text:p>
          </table:table-cell>
          <table:table-cell office:value-type="float" office:value="7903605306347497" calcext:value-type="float">
            <text:p>7903605306347497</text:p>
          </table:table-cell>
          <table:table-cell office:value-type="float" office:value="5863884028.83589" calcext:value-type="float">
            <text:p>5863884028.83589</text:p>
          </table:table-cell>
          <table:table-cell/>
          <table:table-cell office:value-type="float" office:value="29182464" calcext:value-type="float">
            <text:p>29182464</text:p>
          </table:table-cell>
          <table:table-cell office:value-type="float" office:value="3127282715.77161" calcext:value-type="float">
            <text:p>3127282715.77161</text:p>
          </table:table-cell>
          <table:table-cell office:value-type="float" office:value="7367714426915333" calcext:value-type="float">
            <text:p>7367714426915333</text:p>
          </table:table-cell>
          <table:table-cell office:value-type="float" office:value="5471319607.30565" calcext:value-type="float">
            <text:p>5471319607.30565</text:p>
          </table:table-cell>
          <table:table-cell/>
          <table:table-cell office:value-type="float" office:value="34193664" calcext:value-type="float">
            <text:p>34193664</text:p>
          </table:table-cell>
          <table:table-cell office:value-type="float" office:value="2856193754.68829" calcext:value-type="float">
            <text:p>2856193754.68829</text:p>
          </table:table-cell>
          <table:table-cell office:value-type="float" office:value="2.3519798515285E+015" calcext:value-type="float">
            <text:p>2.3519798515285E+015</text:p>
          </table:table-cell>
          <table:table-cell office:value-type="float" office:value="1790939263.20901" calcext:value-type="float">
            <text:p>1790939263.20901</text:p>
          </table:table-cell>
          <table:table-cell/>
          <table:table-cell office:value-type="float" office:value="53724114" calcext:value-type="float">
            <text:p>53724114</text:p>
          </table:table-cell>
          <table:table-cell office:value-type="float" office:value="3573519266.54859" calcext:value-type="float">
            <text:p>3573519266.54859</text:p>
          </table:table-cell>
          <table:table-cell office:value-type="float" office:value="1.96802982900952E+015" calcext:value-type="float">
            <text:p>1.96802982900952E+015</text:p>
          </table:table-cell>
          <table:table-cell office:value-type="float" office:value="1605855670.79984" calcext:value-type="float">
            <text:p>1605855670.79984</text:p>
          </table:table-cell>
        </table:table-row>
        <table:table-row table:style-name="ro1">
          <table:table-cell office:value-type="float" office:value="18129312" calcext:value-type="float">
            <text:p>18129312</text:p>
          </table:table-cell>
          <table:table-cell office:value-type="float" office:value="2159275.66983188" calcext:value-type="float">
            <text:p>2159275.66983188</text:p>
          </table:table-cell>
          <table:table-cell office:value-type="float" office:value="561159571311.474" calcext:value-type="float">
            <text:p>561159571311.474</text:p>
          </table:table-cell>
          <table:table-cell office:value-type="float" office:value="2257438.45184752" calcext:value-type="float">
            <text:p>2257438.45184752</text:p>
          </table:table-cell>
          <table:table-cell/>
          <table:table-cell office:value-type="float" office:value="11994912" calcext:value-type="float">
            <text:p>11994912</text:p>
          </table:table-cell>
          <table:table-cell office:value-type="float" office:value="699718770.951722" calcext:value-type="float">
            <text:p>699718770.951722</text:p>
          </table:table-cell>
          <table:table-cell office:value-type="float" office:value="2.31451039383797E+015" calcext:value-type="float">
            <text:p>2.31451039383797E+015</text:p>
          </table:table-cell>
          <table:table-cell office:value-type="float" office:value="1722796939.06026" calcext:value-type="float">
            <text:p>1722796939.06026</text:p>
          </table:table-cell>
          <table:table-cell/>
          <table:table-cell office:value-type="float" office:value="13809312" calcext:value-type="float">
            <text:p>13809312</text:p>
          </table:table-cell>
          <table:table-cell office:value-type="float" office:value="2398491601.58655" calcext:value-type="float">
            <text:p>2398491601.58655</text:p>
          </table:table-cell>
          <table:table-cell office:value-type="float" office:value="7898643321434837" calcext:value-type="float">
            <text:p>7898643321434837</text:p>
          </table:table-cell>
          <table:table-cell office:value-type="float" office:value="5860216823.50184" calcext:value-type="float">
            <text:p>5860216823.50184</text:p>
          </table:table-cell>
          <table:table-cell/>
          <table:table-cell office:value-type="float" office:value="29188512" calcext:value-type="float">
            <text:p>29188512</text:p>
          </table:table-cell>
          <table:table-cell office:value-type="float" office:value="3125632652.47556" calcext:value-type="float">
            <text:p>3125632652.47556</text:p>
          </table:table-cell>
          <table:table-cell office:value-type="float" office:value="7362844524933425" calcext:value-type="float">
            <text:p>7362844524933425</text:p>
          </table:table-cell>
          <table:table-cell office:value-type="float" office:value="5467638976.30756" calcext:value-type="float">
            <text:p>5467638976.30756</text:p>
          </table:table-cell>
          <table:table-cell/>
          <table:table-cell office:value-type="float" office:value="34199712" calcext:value-type="float">
            <text:p>34199712</text:p>
          </table:table-cell>
          <table:table-cell office:value-type="float" office:value="2854690100.47419" calcext:value-type="float">
            <text:p>2854690100.47419</text:p>
          </table:table-cell>
          <table:table-cell office:value-type="float" office:value="2348730975199574" calcext:value-type="float">
            <text:p>2348730975199574</text:p>
          </table:table-cell>
          <table:table-cell office:value-type="float" office:value="1788054100.8336" calcext:value-type="float">
            <text:p>1788054100.8336</text:p>
          </table:table-cell>
          <table:table-cell/>
          <table:table-cell office:value-type="float" office:value="53730162" calcext:value-type="float">
            <text:p>53730162</text:p>
          </table:table-cell>
          <table:table-cell office:value-type="float" office:value="3571543426.05426" calcext:value-type="float">
            <text:p>3571543426.05426</text:p>
          </table:table-cell>
          <table:table-cell office:value-type="float" office:value="1.96317688821746E+015" calcext:value-type="float">
            <text:p>1.96317688821746E+015</text:p>
          </table:table-cell>
          <table:table-cell office:value-type="float" office:value="1601359711.02788" calcext:value-type="float">
            <text:p>1601359711.02788</text:p>
          </table:table-cell>
        </table:table-row>
        <table:table-row table:style-name="ro1">
          <table:table-cell office:value-type="float" office:value="18135360" calcext:value-type="float">
            <text:p>18135360</text:p>
          </table:table-cell>
          <table:table-cell office:value-type="float" office:value="2158668.67560158" calcext:value-type="float">
            <text:p>2158668.67560158</text:p>
          </table:table-cell>
          <table:table-cell office:value-type="float" office:value="560876407656.956" calcext:value-type="float">
            <text:p>560876407656.956</text:p>
          </table:table-cell>
          <table:table-cell office:value-type="float" office:value="2256812.05336124" calcext:value-type="float">
            <text:p>2256812.05336124</text:p>
          </table:table-cell>
          <table:table-cell/>
          <table:table-cell office:value-type="float" office:value="12000960" calcext:value-type="float">
            <text:p>12000960</text:p>
          </table:table-cell>
          <table:table-cell office:value-type="float" office:value="699285912.218339" calcext:value-type="float">
            <text:p>699285912.218339</text:p>
          </table:table-cell>
          <table:table-cell office:value-type="float" office:value="2.31305747802066E+015" calcext:value-type="float">
            <text:p>2.31305747802066E+015</text:p>
          </table:table-cell>
          <table:table-cell office:value-type="float" office:value="1721722048.54285" calcext:value-type="float">
            <text:p>1721722048.54285</text:p>
          </table:table-cell>
          <table:table-cell/>
          <table:table-cell office:value-type="float" office:value="13815360" calcext:value-type="float">
            <text:p>13815360</text:p>
          </table:table-cell>
          <table:table-cell office:value-type="float" office:value="2397008184.93764" calcext:value-type="float">
            <text:p>2397008184.93764</text:p>
          </table:table-cell>
          <table:table-cell office:value-type="float" office:value="7893684466424266" calcext:value-type="float">
            <text:p>7893684466424266</text:p>
          </table:table-cell>
          <table:table-cell office:value-type="float" office:value="5856551934.14595" calcext:value-type="float">
            <text:p>5856551934.14595</text:p>
          </table:table-cell>
          <table:table-cell/>
          <table:table-cell office:value-type="float" office:value="29194560" calcext:value-type="float">
            <text:p>29194560</text:p>
          </table:table-cell>
          <table:table-cell office:value-type="float" office:value="3123996378.00685" calcext:value-type="float">
            <text:p>3123996378.00685</text:p>
          </table:table-cell>
          <table:table-cell office:value-type="float" office:value="7357993242957719" calcext:value-type="float">
            <text:p>7357993242957719</text:p>
          </table:table-cell>
          <table:table-cell office:value-type="float" office:value="5463977202.6093" calcext:value-type="float">
            <text:p>5463977202.6093</text:p>
          </table:table-cell>
          <table:table-cell/>
          <table:table-cell office:value-type="float" office:value="34205760" calcext:value-type="float">
            <text:p>34205760</text:p>
          </table:table-cell>
          <table:table-cell office:value-type="float" office:value="2853229646.50692" calcext:value-type="float">
            <text:p>2853229646.50692</text:p>
          </table:table-cell>
          <table:table-cell office:value-type="float" office:value="2345541181063876" calcext:value-type="float">
            <text:p>2345541181063876</text:p>
          </table:table-cell>
          <table:table-cell office:value-type="float" office:value="1785230425.35154" calcext:value-type="float">
            <text:p>1785230425.35154</text:p>
          </table:table-cell>
          <table:table-cell/>
          <table:table-cell office:value-type="float" office:value="53736210" calcext:value-type="float">
            <text:p>53736210</text:p>
          </table:table-cell>
          <table:table-cell office:value-type="float" office:value="3569607837.73241" calcext:value-type="float">
            <text:p>3569607837.73241</text:p>
          </table:table-cell>
          <table:table-cell office:value-type="float" office:value="1.95839107039569E+015" calcext:value-type="float">
            <text:p>1.95839107039569E+015</text:p>
          </table:table-cell>
          <table:table-cell office:value-type="float" office:value="1596931734.15243" calcext:value-type="float">
            <text:p>1596931734.15243</text:p>
          </table:table-cell>
        </table:table-row>
        <table:table-row table:style-name="ro1">
          <table:table-cell office:value-type="float" office:value="18141408" calcext:value-type="float">
            <text:p>18141408</text:p>
          </table:table-cell>
          <table:table-cell office:value-type="float" office:value="2158062.35620864" calcext:value-type="float">
            <text:p>2158062.35620864</text:p>
          </table:table-cell>
          <table:table-cell office:value-type="float" office:value="560593774161.65" calcext:value-type="float">
            <text:p>560593774161.65</text:p>
          </table:table-cell>
          <table:table-cell office:value-type="float" office:value="2256186.29646158" calcext:value-type="float">
            <text:p>2256186.29646158</text:p>
          </table:table-cell>
          <table:table-cell/>
          <table:table-cell office:value-type="float" office:value="12007008" calcext:value-type="float">
            <text:p>12007008</text:p>
          </table:table-cell>
          <table:table-cell office:value-type="float" office:value="698853329.827835" calcext:value-type="float">
            <text:p>698853329.827835</text:p>
          </table:table-cell>
          <table:table-cell office:value-type="float" office:value="2.31160547761586E+015" calcext:value-type="float">
            <text:p>2.31160547761586E+015</text:p>
          </table:table-cell>
          <table:table-cell office:value-type="float" office:value="1720647835.11303" calcext:value-type="float">
            <text:p>1720647835.11303</text:p>
          </table:table-cell>
          <table:table-cell/>
          <table:table-cell office:value-type="float" office:value="13821408" calcext:value-type="float">
            <text:p>13821408</text:p>
          </table:table-cell>
          <table:table-cell office:value-type="float" office:value="2395525728.66249" calcext:value-type="float">
            <text:p>2395525728.66249</text:p>
          </table:table-cell>
          <table:table-cell office:value-type="float" office:value="7888728738495352" calcext:value-type="float">
            <text:p>7888728738495352</text:p>
          </table:table-cell>
          <table:table-cell office:value-type="float" office:value="5852889358.40406" calcext:value-type="float">
            <text:p>5852889358.40406</text:p>
          </table:table-cell>
          <table:table-cell/>
          <table:table-cell office:value-type="float" office:value="29200608" calcext:value-type="float">
            <text:p>29200608</text:p>
          </table:table-cell>
          <table:table-cell office:value-type="float" office:value="3122373065.19842" calcext:value-type="float">
            <text:p>3122373065.19842</text:p>
          </table:table-cell>
          <table:table-cell office:value-type="float" office:value="7353159571416236" calcext:value-type="float">
            <text:p>7353159571416236</text:p>
          </table:table-cell>
          <table:table-cell office:value-type="float" office:value="5460333213.13454" calcext:value-type="float">
            <text:p>5460333213.13454</text:p>
          </table:table-cell>
          <table:table-cell/>
          <table:table-cell office:value-type="float" office:value="34211808" calcext:value-type="float">
            <text:p>34211808</text:p>
          </table:table-cell>
          <table:table-cell office:value-type="float" office:value="2851809802.85884" calcext:value-type="float">
            <text:p>2851809802.85884</text:p>
          </table:table-cell>
          <table:table-cell office:value-type="float" office:value="2.34240725840261E+015" calcext:value-type="float">
            <text:p>2.34240725840261E+015</text:p>
          </table:table-cell>
          <table:table-cell office:value-type="float" office:value="1782464831.4764" calcext:value-type="float">
            <text:p>1782464831.4764</text:p>
          </table:table-cell>
          <table:table-cell/>
          <table:table-cell office:value-type="float" office:value="53742258" calcext:value-type="float">
            <text:p>53742258</text:p>
          </table:table-cell>
          <table:table-cell office:value-type="float" office:value="3567710433.26497" calcext:value-type="float">
            <text:p>3567710433.26497</text:p>
          </table:table-cell>
          <table:table-cell office:value-type="float" office:value="1953669699369041" calcext:value-type="float">
            <text:p>1953669699369041</text:p>
          </table:table-cell>
          <table:table-cell office:value-type="float" office:value="1592568921.87815" calcext:value-type="float">
            <text:p>1592568921.87815</text:p>
          </table:table-cell>
        </table:table-row>
        <table:table-row table:style-name="ro1">
          <table:table-cell office:value-type="float" office:value="18147456" calcext:value-type="float">
            <text:p>18147456</text:p>
          </table:table-cell>
          <table:table-cell office:value-type="float" office:value="2157456.67757202" calcext:value-type="float">
            <text:p>2157456.67757202</text:p>
          </table:table-cell>
          <table:table-cell office:value-type="float" office:value="560311647660.162" calcext:value-type="float">
            <text:p>560311647660.162</text:p>
          </table:table-cell>
          <table:table-cell office:value-type="float" office:value="2255561.15648916" calcext:value-type="float">
            <text:p>2255561.15648916</text:p>
          </table:table-cell>
          <table:table-cell/>
          <table:table-cell office:value-type="float" office:value="12013056" calcext:value-type="float">
            <text:p>12013056</text:p>
          </table:table-cell>
          <table:table-cell office:value-type="float" office:value="698421023.095323" calcext:value-type="float">
            <text:p>698421023.095323</text:p>
          </table:table-cell>
          <table:table-cell office:value-type="float" office:value="2.31015439186013E+015" calcext:value-type="float">
            <text:p>2.31015439186013E+015</text:p>
          </table:table-cell>
          <table:table-cell office:value-type="float" office:value="1719574298.14537" calcext:value-type="float">
            <text:p>1719574298.14537</text:p>
          </table:table-cell>
          <table:table-cell/>
          <table:table-cell office:value-type="float" office:value="13827456" calcext:value-type="float">
            <text:p>13827456</text:p>
          </table:table-cell>
          <table:table-cell office:value-type="float" office:value="2394044230.39061" calcext:value-type="float">
            <text:p>2394044230.39061</text:p>
          </table:table-cell>
          <table:table-cell office:value-type="float" office:value="7883776134884054" calcext:value-type="float">
            <text:p>7883776134884054</text:p>
          </table:table-cell>
          <table:table-cell office:value-type="float" office:value="5849229093.97145" calcext:value-type="float">
            <text:p>5849229093.97145</text:p>
          </table:table-cell>
          <table:table-cell/>
          <table:table-cell office:value-type="float" office:value="29206656" calcext:value-type="float">
            <text:p>29206656</text:p>
          </table:table-cell>
          <table:table-cell office:value-type="float" office:value="3120761940.04129" calcext:value-type="float">
            <text:p>3120761940.04129</text:p>
          </table:table-cell>
          <table:table-cell office:value-type="float" office:value="7348342565485179" calcext:value-type="float">
            <text:p>7348342565485179</text:p>
          </table:table-cell>
          <table:table-cell office:value-type="float" office:value="5456706003.66744" calcext:value-type="float">
            <text:p>5456706003.66744</text:p>
          </table:table-cell>
          <table:table-cell/>
          <table:table-cell office:value-type="float" office:value="34217856" calcext:value-type="float">
            <text:p>34217856</text:p>
          </table:table-cell>
          <table:table-cell office:value-type="float" office:value="2850428144.60572" calcext:value-type="float">
            <text:p>2850428144.60572</text:p>
          </table:table-cell>
          <table:table-cell office:value-type="float" office:value="2339326198229544" calcext:value-type="float">
            <text:p>2339326198229544</text:p>
          </table:table-cell>
          <table:table-cell office:value-type="float" office:value="1779754128.38969" calcext:value-type="float">
            <text:p>1779754128.38969</text:p>
          </table:table-cell>
          <table:table-cell/>
          <table:table-cell office:value-type="float" office:value="53748306" calcext:value-type="float">
            <text:p>53748306</text:p>
          </table:table-cell>
          <table:table-cell office:value-type="float" office:value="3565849272.90362" calcext:value-type="float">
            <text:p>3565849272.90362</text:p>
          </table:table-cell>
          <table:table-cell office:value-type="float" office:value="1949010257121767" calcext:value-type="float">
            <text:p>1949010257121767</text:p>
          </table:table-cell>
          <table:table-cell office:value-type="float" office:value="1588268623.87954" calcext:value-type="float">
            <text:p>1588268623.87954</text:p>
          </table:table-cell>
        </table:table-row>
        <table:table-row table:style-name="ro1">
          <table:table-cell office:value-type="float" office:value="18153504" calcext:value-type="float">
            <text:p>18153504</text:p>
          </table:table-cell>
          <table:table-cell office:value-type="float" office:value="2156851.6086287" calcext:value-type="float">
            <text:p>2156851.6086287</text:p>
          </table:table-cell>
          <table:table-cell office:value-type="float" office:value="560030006464.995" calcext:value-type="float">
            <text:p>560030006464.995</text:p>
          </table:table-cell>
          <table:table-cell office:value-type="float" office:value="2254936.61035582" calcext:value-type="float">
            <text:p>2254936.61035582</text:p>
          </table:table-cell>
          <table:table-cell/>
          <table:table-cell office:value-type="float" office:value="12019104" calcext:value-type="float">
            <text:p>12019104</text:p>
          </table:table-cell>
          <table:table-cell office:value-type="float" office:value="697988991.389046" calcext:value-type="float">
            <text:p>697988991.389046</text:p>
          </table:table-cell>
          <table:table-cell office:value-type="float" office:value="2.30870422000258E+015" calcext:value-type="float">
            <text:p>2.30870422000258E+015</text:p>
          </table:table-cell>
          <table:table-cell office:value-type="float" office:value="1718501437.02759" calcext:value-type="float">
            <text:p>1718501437.02759</text:p>
          </table:table-cell>
          <table:table-cell/>
          <table:table-cell office:value-type="float" office:value="13833504" calcext:value-type="float">
            <text:p>13833504</text:p>
          </table:table-cell>
          <table:table-cell office:value-type="float" office:value="2392563687.92592" calcext:value-type="float">
            <text:p>2392563687.92592</text:p>
          </table:table-cell>
          <table:table-cell office:value-type="float" office:value="7878826652879121" calcext:value-type="float">
            <text:p>7878826652879121</text:p>
          </table:table-cell>
          <table:table-cell office:value-type="float" office:value="5845571138.59919" calcext:value-type="float">
            <text:p>5845571138.59919</text:p>
          </table:table-cell>
          <table:table-cell/>
          <table:table-cell office:value-type="float" office:value="29212704" calcext:value-type="float">
            <text:p>29212704</text:p>
          </table:table-cell>
          <table:table-cell office:value-type="float" office:value="3119162278.26292" calcext:value-type="float">
            <text:p>3119162278.26292</text:p>
          </table:table-cell>
          <table:table-cell office:value-type="float" office:value="7343541340927789" calcext:value-type="float">
            <text:p>7343541340927789</text:p>
          </table:table-cell>
          <table:table-cell office:value-type="float" office:value="5453094634.42728" calcext:value-type="float">
            <text:p>5453094634.42728</text:p>
          </table:table-cell>
          <table:table-cell/>
          <table:table-cell office:value-type="float" office:value="34223904" calcext:value-type="float">
            <text:p>34223904</text:p>
          </table:table-cell>
          <table:table-cell office:value-type="float" office:value="2849082401.23294" calcext:value-type="float">
            <text:p>2849082401.23294</text:p>
          </table:table-cell>
          <table:table-cell office:value-type="float" office:value="2.33629518036523E+015" calcext:value-type="float">
            <text:p>2.33629518036523E+015</text:p>
          </table:table-cell>
          <table:table-cell office:value-type="float" office:value="1777095325.99468" calcext:value-type="float">
            <text:p>1777095325.99468</text:p>
          </table:table-cell>
          <table:table-cell/>
          <table:table-cell office:value-type="float" office:value="53754354" calcext:value-type="float">
            <text:p>53754354</text:p>
          </table:table-cell>
          <table:table-cell office:value-type="float" office:value="3564022537.24159" calcext:value-type="float">
            <text:p>3564022537.24159</text:p>
          </table:table-cell>
          <table:table-cell office:value-type="float" office:value="1944410373750733" calcext:value-type="float">
            <text:p>1944410373750733</text:p>
          </table:table-cell>
          <table:table-cell office:value-type="float" office:value="1584028347.11749" calcext:value-type="float">
            <text:p>1584028347.11749</text:p>
          </table:table-cell>
        </table:table-row>
        <table:table-row table:style-name="ro1">
          <table:table-cell office:value-type="float" office:value="18159552" calcext:value-type="float">
            <text:p>18159552</text:p>
          </table:table-cell>
          <table:table-cell office:value-type="float" office:value="2156247.1210392" calcext:value-type="float">
            <text:p>2156247.1210392</text:p>
          </table:table-cell>
          <table:table-cell office:value-type="float" office:value="559748830272.019" calcext:value-type="float">
            <text:p>559748830272.019</text:p>
          </table:table-cell>
          <table:table-cell office:value-type="float" office:value="2254312.63644409" calcext:value-type="float">
            <text:p>2254312.63644409</text:p>
          </table:table-cell>
          <table:table-cell/>
          <table:table-cell office:value-type="float" office:value="12025152" calcext:value-type="float">
            <text:p>12025152</text:p>
          </table:table-cell>
          <table:table-cell office:value-type="float" office:value="697557234.124574" calcext:value-type="float">
            <text:p>697557234.124574</text:p>
          </table:table-cell>
          <table:table-cell office:value-type="float" office:value="2.307254961304E+015" calcext:value-type="float">
            <text:p>2.307254961304E+015</text:p>
          </table:table-cell>
          <table:table-cell office:value-type="float" office:value="1717429251.15977" calcext:value-type="float">
            <text:p>1717429251.15977</text:p>
          </table:table-cell>
          <table:table-cell/>
          <table:table-cell office:value-type="float" office:value="13839552" calcext:value-type="float">
            <text:p>13839552</text:p>
          </table:table-cell>
          <table:table-cell office:value-type="float" office:value="2391084099.22822" calcext:value-type="float">
            <text:p>2391084099.22822</text:p>
          </table:table-cell>
          <table:table-cell office:value-type="float" office:value="7873880289818899" calcext:value-type="float">
            <text:p>7873880289818899</text:p>
          </table:table-cell>
          <table:table-cell office:value-type="float" office:value="5841915490.0906" calcext:value-type="float">
            <text:p>5841915490.0906</text:p>
          </table:table-cell>
          <table:table-cell/>
          <table:table-cell office:value-type="float" office:value="29218752" calcext:value-type="float">
            <text:p>29218752</text:p>
          </table:table-cell>
          <table:table-cell office:value-type="float" office:value="3117573402.12608" calcext:value-type="float">
            <text:p>3117573402.12608</text:p>
          </table:table-cell>
          <table:table-cell office:value-type="float" office:value="7338755070200740" calcext:value-type="float">
            <text:p>7338755070200740</text:p>
          </table:table-cell>
          <table:table-cell office:value-type="float" office:value="5449498225.92743" calcext:value-type="float">
            <text:p>5449498225.92743</text:p>
          </table:table-cell>
          <table:table-cell/>
          <table:table-cell office:value-type="float" office:value="34229952" calcext:value-type="float">
            <text:p>34229952</text:p>
          </table:table-cell>
          <table:table-cell office:value-type="float" office:value="2847770446.72262" calcext:value-type="float">
            <text:p>2847770446.72262</text:p>
          </table:table-cell>
          <table:table-cell office:value-type="float" office:value="2333311561341627" calcext:value-type="float">
            <text:p>2333311561341627</text:p>
          </table:table-cell>
          <table:table-cell office:value-type="float" office:value="1774485622.05338" calcext:value-type="float">
            <text:p>1774485622.05338</text:p>
          </table:table-cell>
          <table:table-cell/>
          <table:table-cell office:value-type="float" office:value="53760402" calcext:value-type="float">
            <text:p>53760402</text:p>
          </table:table-cell>
          <table:table-cell office:value-type="float" office:value="3562228519.51448" calcext:value-type="float">
            <text:p>3562228519.51448</text:p>
          </table:table-cell>
          <table:table-cell office:value-type="float" office:value="1.9398678180634E+015" calcext:value-type="float">
            <text:p>1.9398678180634E+015</text:p>
          </table:table-cell>
          <table:table-cell office:value-type="float" office:value="1579845745.84166" calcext:value-type="float">
            <text:p>1579845745.84166</text:p>
          </table:table-cell>
        </table:table-row>
        <table:table-row table:style-name="ro1">
          <table:table-cell office:value-type="float" office:value="18165600" calcext:value-type="float">
            <text:p>18165600</text:p>
          </table:table-cell>
          <table:table-cell office:value-type="float" office:value="2155643.18892409" calcext:value-type="float">
            <text:p>2155643.18892409</text:p>
          </table:table-cell>
          <table:table-cell office:value-type="float" office:value="559468100071.961" calcext:value-type="float">
            <text:p>559468100071.961</text:p>
          </table:table-cell>
          <table:table-cell office:value-type="float" office:value="2253689.21451322" calcext:value-type="float">
            <text:p>2253689.21451322</text:p>
          </table:table-cell>
          <table:table-cell/>
          <table:table-cell office:value-type="float" office:value="12031200" calcext:value-type="float">
            <text:p>12031200</text:p>
          </table:table-cell>
          <table:table-cell office:value-type="float" office:value="697125750.759659" calcext:value-type="float">
            <text:p>697125750.759659</text:p>
          </table:table-cell>
          <table:table-cell office:value-type="float" office:value="2.30580661503623E+015" calcext:value-type="float">
            <text:p>2.30580661503623E+015</text:p>
          </table:table-cell>
          <table:table-cell office:value-type="float" office:value="1716357739.95356" calcext:value-type="float">
            <text:p>1716357739.95356</text:p>
          </table:table-cell>
          <table:table-cell/>
          <table:table-cell office:value-type="float" office:value="13845600" calcext:value-type="float">
            <text:p>13845600</text:p>
          </table:table-cell>
          <table:table-cell office:value-type="float" office:value="2389605462.39677" calcext:value-type="float">
            <text:p>2389605462.39677</text:p>
          </table:table-cell>
          <table:table-cell office:value-type="float" office:value="7868937043088167" calcext:value-type="float">
            <text:p>7868937043088167</text:p>
          </table:table-cell>
          <table:table-cell office:value-type="float" office:value="5838262146.29799" calcext:value-type="float">
            <text:p>5838262146.29799</text:p>
          </table:table-cell>
          <table:table-cell/>
          <table:table-cell office:value-type="float" office:value="29224800" calcext:value-type="float">
            <text:p>29224800</text:p>
          </table:table-cell>
          <table:table-cell office:value-type="float" office:value="3115994677.43408" calcext:value-type="float">
            <text:p>3115994677.43408</text:p>
          </table:table-cell>
          <table:table-cell office:value-type="float" office:value="7333982978810713" calcext:value-type="float">
            <text:p>7333982978810713</text:p>
          </table:table-cell>
          <table:table-cell office:value-type="float" office:value="5445915955.10049" calcext:value-type="float">
            <text:p>5445915955.10049</text:p>
          </table:table-cell>
          <table:table-cell/>
          <table:table-cell office:value-type="float" office:value="34236000" calcext:value-type="float">
            <text:p>34236000</text:p>
          </table:table-cell>
          <table:table-cell office:value-type="float" office:value="2846490290.27784" calcext:value-type="float">
            <text:p>2846490290.27784</text:p>
          </table:table-cell>
          <table:table-cell office:value-type="float" office:value="2.33037286308376E+015" calcext:value-type="float">
            <text:p>2.33037286308376E+015</text:p>
          </table:table-cell>
          <table:table-cell office:value-type="float" office:value="1771922390.14979" calcext:value-type="float">
            <text:p>1771922390.14979</text:p>
          </table:table-cell>
          <table:table-cell/>
          <table:table-cell office:value-type="float" office:value="53766450" calcext:value-type="float">
            <text:p>53766450</text:p>
          </table:table-cell>
          <table:table-cell office:value-type="float" office:value="3560465618.39574" calcext:value-type="float">
            <text:p>3560465618.39574</text:p>
          </table:table-cell>
          <table:table-cell office:value-type="float" office:value="1935380488779253" calcext:value-type="float">
            <text:p>1935380488779253</text:p>
          </table:table-cell>
          <table:table-cell office:value-type="float" office:value="1575718612.23471" calcext:value-type="float">
            <text:p>1575718612.23471</text:p>
          </table:table-cell>
        </table:table-row>
        <table:table-row table:style-name="ro1">
          <table:table-cell office:value-type="float" office:value="18171648" calcext:value-type="float">
            <text:p>18171648</text:p>
          </table:table-cell>
          <table:table-cell office:value-type="float" office:value="2155039.78862802" calcext:value-type="float">
            <text:p>2155039.78862802</text:p>
          </table:table-cell>
          <table:table-cell office:value-type="float" office:value="559187798067.529" calcext:value-type="float">
            <text:p>559187798067.529</text:p>
          </table:table-cell>
          <table:table-cell office:value-type="float" office:value="2253066.32561098" calcext:value-type="float">
            <text:p>2253066.32561098</text:p>
          </table:table-cell>
          <table:table-cell/>
          <table:table-cell office:value-type="float" office:value="12037248" calcext:value-type="float">
            <text:p>12037248</text:p>
          </table:table-cell>
          <table:table-cell office:value-type="float" office:value="696694540.789678" calcext:value-type="float">
            <text:p>696694540.789678</text:p>
          </table:table-cell>
          <table:table-cell office:value-type="float" office:value="2.30435918048142E+015" calcext:value-type="float">
            <text:p>2.30435918048142E+015</text:p>
          </table:table-cell>
          <table:table-cell office:value-type="float" office:value="1715286902.83148" calcext:value-type="float">
            <text:p>1715286902.83148</text:p>
          </table:table-cell>
          <table:table-cell/>
          <table:table-cell office:value-type="float" office:value="13851648" calcext:value-type="float">
            <text:p>13851648</text:p>
          </table:table-cell>
          <table:table-cell office:value-type="float" office:value="2388127775.65567" calcext:value-type="float">
            <text:p>2388127775.65567</text:p>
          </table:table-cell>
          <table:table-cell office:value-type="float" office:value="7863996910115336" calcext:value-type="float">
            <text:p>7863996910115336</text:p>
          </table:table-cell>
          <table:table-cell office:value-type="float" office:value="5834611105.11966" calcext:value-type="float">
            <text:p>5834611105.11966</text:p>
          </table:table-cell>
          <table:table-cell/>
          <table:table-cell office:value-type="float" office:value="29230848" calcext:value-type="float">
            <text:p>29230848</text:p>
          </table:table-cell>
          <table:table-cell office:value-type="float" office:value="3114425510.72888" calcext:value-type="float">
            <text:p>3114425510.72888</text:p>
          </table:table-cell>
          <table:table-cell office:value-type="float" office:value="7329224341905110" calcext:value-type="float">
            <text:p>7329224341905110</text:p>
          </table:table-cell>
          <table:table-cell office:value-type="float" office:value="5442347051.67253" calcext:value-type="float">
            <text:p>5442347051.67253</text:p>
          </table:table-cell>
          <table:table-cell/>
          <table:table-cell office:value-type="float" office:value="34242048" calcext:value-type="float">
            <text:p>34242048</text:p>
          </table:table-cell>
          <table:table-cell office:value-type="float" office:value="2845240067.64318" calcext:value-type="float">
            <text:p>2845240067.64318</text:p>
          </table:table-cell>
          <table:table-cell office:value-type="float" office:value="2327476762318504" calcext:value-type="float">
            <text:p>2327476762318504</text:p>
          </table:table-cell>
          <table:table-cell office:value-type="float" office:value="1769403168.4266" calcext:value-type="float">
            <text:p>1769403168.4266</text:p>
          </table:table-cell>
          <table:table-cell/>
          <table:table-cell office:value-type="float" office:value="53772498" calcext:value-type="float">
            <text:p>53772498</text:p>
          </table:table-cell>
          <table:table-cell office:value-type="float" office:value="3558732331.25527" calcext:value-type="float">
            <text:p>3558732331.25527</text:p>
          </table:table-cell>
          <table:table-cell office:value-type="float" office:value="1.93094640629578E+015" calcext:value-type="float">
            <text:p>1.93094640629578E+015</text:p>
          </table:table-cell>
          <table:table-cell office:value-type="float" office:value="1571644867.65692" calcext:value-type="float">
            <text:p>1571644867.65692</text:p>
          </table:table-cell>
        </table:table-row>
        <table:table-row table:style-name="ro1">
          <table:table-cell office:value-type="float" office:value="18177696" calcext:value-type="float">
            <text:p>18177696</text:p>
          </table:table-cell>
          <table:table-cell office:value-type="float" office:value="2154436.89850835" calcext:value-type="float">
            <text:p>2154436.89850835</text:p>
          </table:table-cell>
          <table:table-cell office:value-type="float" office:value="558907907595.832" calcext:value-type="float">
            <text:p>558907907595.832</text:p>
          </table:table-cell>
          <table:table-cell office:value-type="float" office:value="2252443.9519913" calcext:value-type="float">
            <text:p>2252443.9519913</text:p>
          </table:table-cell>
          <table:table-cell/>
          <table:table-cell office:value-type="float" office:value="12043296" calcext:value-type="float">
            <text:p>12043296</text:p>
          </table:table-cell>
          <table:table-cell office:value-type="float" office:value="696263603.743585" calcext:value-type="float">
            <text:p>696263603.743585</text:p>
          </table:table-cell>
          <table:table-cell office:value-type="float" office:value="2.30291265693144E+015" calcext:value-type="float">
            <text:p>2.30291265693144E+015</text:p>
          </table:table-cell>
          <table:table-cell office:value-type="float" office:value="1714216739.22625" calcext:value-type="float">
            <text:p>1714216739.22625</text:p>
          </table:table-cell>
          <table:table-cell/>
          <table:table-cell office:value-type="float" office:value="13857696" calcext:value-type="float">
            <text:p>13857696</text:p>
          </table:table-cell>
          <table:table-cell office:value-type="float" office:value="2386651037.3409" calcext:value-type="float">
            <text:p>2386651037.3409</text:p>
          </table:table-cell>
          <table:table-cell office:value-type="float" office:value="7859059888369674" calcext:value-type="float">
            <text:p>7859059888369674</text:p>
          </table:table-cell>
          <table:table-cell office:value-type="float" office:value="5830962364.4969" calcext:value-type="float">
            <text:p>5830962364.4969</text:p>
          </table:table-cell>
          <table:table-cell/>
          <table:table-cell office:value-type="float" office:value="29236896" calcext:value-type="float">
            <text:p>29236896</text:p>
          </table:table-cell>
          <table:table-cell office:value-type="float" office:value="3112865346.66981" calcext:value-type="float">
            <text:p>3112865346.66981</text:p>
          </table:table-cell>
          <table:table-cell office:value-type="float" office:value="7324478481081922" calcext:value-type="float">
            <text:p>7324478481081922</text:p>
          </table:table-cell>
          <table:table-cell office:value-type="float" office:value="5438790794.77021" calcext:value-type="float">
            <text:p>5438790794.77021</text:p>
          </table:table-cell>
          <table:table-cell/>
          <table:table-cell office:value-type="float" office:value="34248096" calcext:value-type="float">
            <text:p>34248096</text:p>
          </table:table-cell>
          <table:table-cell office:value-type="float" office:value="2844018032.98297" calcext:value-type="float">
            <text:p>2844018032.98297</text:p>
          </table:table-cell>
          <table:table-cell office:value-type="float" office:value="2.3246210806637E+015" calcext:value-type="float">
            <text:p>2.3246210806637E+015</text:p>
          </table:table-cell>
          <table:table-cell office:value-type="float" office:value="1766925649.04531" calcext:value-type="float">
            <text:p>1766925649.04531</text:p>
          </table:table-cell>
          <table:table-cell/>
          <table:table-cell office:value-type="float" office:value="53778546" calcext:value-type="float">
            <text:p>53778546</text:p>
          </table:table-cell>
          <table:table-cell office:value-type="float" office:value="3557027247.85102" calcext:value-type="float">
            <text:p>3557027247.85102</text:p>
          </table:table-cell>
          <table:table-cell office:value-type="float" office:value="1.92656370498283E+015" calcext:value-type="float">
            <text:p>1.92656370498283E+015</text:p>
          </table:table-cell>
          <table:table-cell office:value-type="float" office:value="1567622554.45278" calcext:value-type="float">
            <text:p>1567622554.45278</text:p>
          </table:table-cell>
        </table:table-row>
        <table:table-row table:style-name="ro1">
          <table:table-cell office:value-type="float" office:value="18183744" calcext:value-type="float">
            <text:p>18183744</text:p>
          </table:table-cell>
          <table:table-cell office:value-type="float" office:value="2153834.4987455" calcext:value-type="float">
            <text:p>2153834.4987455</text:p>
          </table:table-cell>
          <table:table-cell office:value-type="float" office:value="558628413055.738" calcext:value-type="float">
            <text:p>558628413055.738</text:p>
          </table:table-cell>
          <table:table-cell office:value-type="float" office:value="2251822.077037" calcext:value-type="float">
            <text:p>2251822.077037</text:p>
          </table:table-cell>
          <table:table-cell/>
          <table:table-cell office:value-type="float" office:value="12049344" calcext:value-type="float">
            <text:p>12049344</text:p>
          </table:table-cell>
          <table:table-cell office:value-type="float" office:value="695832939.180326" calcext:value-type="float">
            <text:p>695832939.180326</text:p>
          </table:table-cell>
          <table:table-cell office:value-type="float" office:value="2.30146704368725E+015" calcext:value-type="float">
            <text:p>2.30146704368725E+015</text:p>
          </table:table-cell>
          <table:table-cell office:value-type="float" office:value="1713147248.58011" calcext:value-type="float">
            <text:p>1713147248.58011</text:p>
          </table:table-cell>
          <table:table-cell/>
          <table:table-cell office:value-type="float" office:value="13863744" calcext:value-type="float">
            <text:p>13863744</text:p>
          </table:table-cell>
          <table:table-cell office:value-type="float" office:value="2385175245.88869" calcext:value-type="float">
            <text:p>2385175245.88869</text:p>
          </table:table-cell>
          <table:table-cell office:value-type="float" office:value="7854125975358846" calcext:value-type="float">
            <text:p>7854125975358846</text:p>
          </table:table-cell>
          <table:table-cell office:value-type="float" office:value="5827315922.41144" calcext:value-type="float">
            <text:p>5827315922.41144</text:p>
          </table:table-cell>
          <table:table-cell/>
          <table:table-cell office:value-type="float" office:value="29242944" calcext:value-type="float">
            <text:p>29242944</text:p>
          </table:table-cell>
          <table:table-cell office:value-type="float" office:value="3111313665.58101" calcext:value-type="float">
            <text:p>3111313665.58101</text:p>
          </table:table-cell>
          <table:table-cell office:value-type="float" office:value="7319744761404627" calcext:value-type="float">
            <text:p>7319744761404627</text:p>
          </table:table-cell>
          <table:table-cell office:value-type="float" office:value="5435246509.74608" calcext:value-type="float">
            <text:p>5435246509.74608</text:p>
          </table:table-cell>
          <table:table-cell/>
          <table:table-cell office:value-type="float" office:value="34254144" calcext:value-type="float">
            <text:p>34254144</text:p>
          </table:table-cell>
          <table:table-cell office:value-type="float" office:value="2842822551.28169" calcext:value-type="float">
            <text:p>2842822551.28169</text:p>
          </table:table-cell>
          <table:table-cell office:value-type="float" office:value="2.32180377535392E+015" calcext:value-type="float">
            <text:p>2.32180377535392E+015</text:p>
          </table:table-cell>
          <table:table-cell office:value-type="float" office:value="1764487668.32357" calcext:value-type="float">
            <text:p>1764487668.32357</text:p>
          </table:table-cell>
          <table:table-cell/>
          <table:table-cell office:value-type="float" office:value="53784594" calcext:value-type="float">
            <text:p>53784594</text:p>
          </table:table-cell>
          <table:table-cell office:value-type="float" office:value="3555349044.42611" calcext:value-type="float">
            <text:p>3555349044.42611</text:p>
          </table:table-cell>
          <table:table-cell office:value-type="float" office:value="1.92223062597122E+015" calcext:value-type="float">
            <text:p>1.92223062597122E+015</text:p>
          </table:table-cell>
          <table:table-cell office:value-type="float" office:value="1563649828.28334" calcext:value-type="float">
            <text:p>1563649828.28334</text:p>
          </table:table-cell>
        </table:table-row>
        <table:table-row table:style-name="ro1">
          <table:table-cell office:value-type="float" office:value="18189792" calcext:value-type="float">
            <text:p>18189792</text:p>
          </table:table-cell>
          <table:table-cell office:value-type="float" office:value="2153232.57117279" calcext:value-type="float">
            <text:p>2153232.57117279</text:p>
          </table:table-cell>
          <table:table-cell office:value-type="float" office:value="558349299839.883" calcext:value-type="float">
            <text:p>558349299839.883</text:p>
          </table:table-cell>
          <table:table-cell office:value-type="float" office:value="2251200.68518751" calcext:value-type="float">
            <text:p>2251200.68518751</text:p>
          </table:table-cell>
          <table:table-cell/>
          <table:table-cell office:value-type="float" office:value="12055392" calcext:value-type="float">
            <text:p>12055392</text:p>
          </table:table-cell>
          <table:table-cell office:value-type="float" office:value="695402546.685654" calcext:value-type="float">
            <text:p>695402546.685654</text:p>
          </table:table-cell>
          <table:table-cell office:value-type="float" office:value="2300022340058348" calcext:value-type="float">
            <text:p>2300022340058348</text:p>
          </table:table-cell>
          <table:table-cell office:value-type="float" office:value="1712078430.34433" calcext:value-type="float">
            <text:p>1712078430.34433</text:p>
          </table:table-cell>
          <table:table-cell/>
          <table:table-cell office:value-type="float" office:value="13869792" calcext:value-type="float">
            <text:p>13869792</text:p>
          </table:table-cell>
          <table:table-cell office:value-type="float" office:value="2383700399.82534" calcext:value-type="float">
            <text:p>2383700399.82534</text:p>
          </table:table-cell>
          <table:table-cell office:value-type="float" office:value="7849195168626470" calcext:value-type="float">
            <text:p>7849195168626470</text:p>
          </table:table-cell>
          <table:table-cell office:value-type="float" office:value="5823671776.88284" calcext:value-type="float">
            <text:p>5823671776.88284</text:p>
          </table:table-cell>
          <table:table-cell/>
          <table:table-cell office:value-type="float" office:value="29248992" calcext:value-type="float">
            <text:p>29248992</text:p>
          </table:table-cell>
          <table:table-cell office:value-type="float" office:value="3109769981.15697" calcext:value-type="float">
            <text:p>3109769981.15697</text:p>
          </table:table-cell>
          <table:table-cell office:value-type="float" office:value="7315022588608877" calcext:value-type="float">
            <text:p>7315022588608877</text:p>
          </table:table-cell>
          <table:table-cell office:value-type="float" office:value="5431713565.20786" calcext:value-type="float">
            <text:p>5431713565.20786</text:p>
          </table:table-cell>
          <table:table-cell/>
          <table:table-cell office:value-type="float" office:value="34260192" calcext:value-type="float">
            <text:p>34260192</text:p>
          </table:table-cell>
          <table:table-cell office:value-type="float" office:value="2841652091.23266" calcext:value-type="float">
            <text:p>2841652091.23266</text:p>
          </table:table-cell>
          <table:table-cell office:value-type="float" office:value="2.319022930562E+015" calcext:value-type="float">
            <text:p>2.319022930562E+015</text:p>
          </table:table-cell>
          <table:table-cell office:value-type="float" office:value="1762087197.50604" calcext:value-type="float">
            <text:p>1762087197.50604</text:p>
          </table:table-cell>
          <table:table-cell/>
          <table:table-cell office:value-type="float" office:value="53790642" calcext:value-type="float">
            <text:p>53790642</text:p>
          </table:table-cell>
          <table:table-cell office:value-type="float" office:value="3553696478.18506" calcext:value-type="float">
            <text:p>3553696478.18506</text:p>
          </table:table-cell>
          <table:table-cell office:value-type="float" office:value="1.91794551040406E+015" calcext:value-type="float">
            <text:p>1.91794551040406E+015</text:p>
          </table:table-cell>
          <table:table-cell office:value-type="float" office:value="1559724950.95044" calcext:value-type="float">
            <text:p>1559724950.95044</text:p>
          </table:table-cell>
        </table:table-row>
        <table:table-row table:style-name="ro1">
          <table:table-cell office:value-type="float" office:value="18195840" calcext:value-type="float">
            <text:p>18195840</text:p>
          </table:table-cell>
          <table:table-cell office:value-type="float" office:value="2152631.09912353" calcext:value-type="float">
            <text:p>2152631.09912353</text:p>
          </table:table-cell>
          <table:table-cell office:value-type="float" office:value="558070554271.004" calcext:value-type="float">
            <text:p>558070554271.004</text:p>
          </table:table-cell>
          <table:table-cell office:value-type="float" office:value="2250579.76187126" calcext:value-type="float">
            <text:p>2250579.76187126</text:p>
          </table:table-cell>
          <table:table-cell/>
          <table:table-cell office:value-type="float" office:value="12061440" calcext:value-type="float">
            <text:p>12061440</text:p>
          </table:table-cell>
          <table:table-cell office:value-type="float" office:value="694972425.869299" calcext:value-type="float">
            <text:p>694972425.869299</text:p>
          </table:table-cell>
          <table:table-cell office:value-type="float" office:value="2298578545362288" calcext:value-type="float">
            <text:p>2298578545362288</text:p>
          </table:table-cell>
          <table:table-cell office:value-type="float" office:value="1711010283.97853" calcext:value-type="float">
            <text:p>1711010283.97853</text:p>
          </table:table-cell>
          <table:table-cell/>
          <table:table-cell office:value-type="float" office:value="13875840" calcext:value-type="float">
            <text:p>13875840</text:p>
          </table:table-cell>
          <table:table-cell office:value-type="float" office:value="2382226497.75799" calcext:value-type="float">
            <text:p>2382226497.75799</text:p>
          </table:table-cell>
          <table:table-cell office:value-type="float" office:value="7844267465749962" calcext:value-type="float">
            <text:p>7844267465749962</text:p>
          </table:table-cell>
          <table:table-cell office:value-type="float" office:value="5820029925.96619" calcext:value-type="float">
            <text:p>5820029925.96619</text:p>
          </table:table-cell>
          <table:table-cell/>
          <table:table-cell office:value-type="float" office:value="29255040" calcext:value-type="float">
            <text:p>29255040</text:p>
          </table:table-cell>
          <table:table-cell office:value-type="float" office:value="3108233838.3157" calcext:value-type="float">
            <text:p>3108233838.3157</text:p>
          </table:table-cell>
          <table:table-cell office:value-type="float" office:value="7310311406488781" calcext:value-type="float">
            <text:p>7310311406488781</text:p>
          </table:table-cell>
          <table:table-cell office:value-type="float" office:value="5428191370.23867" calcext:value-type="float">
            <text:p>5428191370.23867</text:p>
          </table:table-cell>
          <table:table-cell/>
          <table:table-cell office:value-type="float" office:value="34266240" calcext:value-type="float">
            <text:p>34266240</text:p>
          </table:table-cell>
          <table:table-cell office:value-type="float" office:value="2840505218.58385" calcext:value-type="float">
            <text:p>2840505218.58385</text:p>
          </table:table-cell>
          <table:table-cell office:value-type="float" office:value="2.31627674927796E+015" calcext:value-type="float">
            <text:p>2.31627674927796E+015</text:p>
          </table:table-cell>
          <table:table-cell office:value-type="float" office:value="1759722334.12802" calcext:value-type="float">
            <text:p>1759722334.12802</text:p>
          </table:table-cell>
          <table:table-cell/>
          <table:table-cell office:value-type="float" office:value="53796690" calcext:value-type="float">
            <text:p>53796690</text:p>
          </table:table-cell>
          <table:table-cell office:value-type="float" office:value="3552068382.12487" calcext:value-type="float">
            <text:p>3552068382.12487</text:p>
          </table:table-cell>
          <table:table-cell office:value-type="float" office:value="1.91370679312073E+015" calcext:value-type="float">
            <text:p>1.91370679312073E+015</text:p>
          </table:table-cell>
          <table:table-cell office:value-type="float" office:value="1555846283.68146" calcext:value-type="float">
            <text:p>1555846283.68146</text:p>
          </table:table-cell>
        </table:table-row>
        <table:table-row table:style-name="ro1">
          <table:table-cell office:value-type="float" office:value="18201888" calcext:value-type="float">
            <text:p>18201888</text:p>
          </table:table-cell>
          <table:table-cell office:value-type="float" office:value="2152030.06729364" calcext:value-type="float">
            <text:p>2152030.06729364</text:p>
          </table:table-cell>
          <table:table-cell office:value-type="float" office:value="557792163542.356" calcext:value-type="float">
            <text:p>557792163542.356</text:p>
          </table:table-cell>
          <table:table-cell office:value-type="float" office:value="2249959.29344225" calcext:value-type="float">
            <text:p>2249959.29344225</text:p>
          </table:table-cell>
          <table:table-cell/>
          <table:table-cell office:value-type="float" office:value="12067488" calcext:value-type="float">
            <text:p>12067488</text:p>
          </table:table-cell>
          <table:table-cell office:value-type="float" office:value="694542576.362458" calcext:value-type="float">
            <text:p>694542576.362458</text:p>
          </table:table-cell>
          <table:table-cell office:value-type="float" office:value="2297135658924137" calcext:value-type="float">
            <text:p>2297135658924137</text:p>
          </table:table-cell>
          <table:table-cell office:value-type="float" office:value="1709942808.95028" calcext:value-type="float">
            <text:p>1709942808.95028</text:p>
          </table:table-cell>
          <table:table-cell/>
          <table:table-cell office:value-type="float" office:value="13881888" calcext:value-type="float">
            <text:p>13881888</text:p>
          </table:table-cell>
          <table:table-cell office:value-type="float" office:value="2380753538.36647" calcext:value-type="float">
            <text:p>2380753538.36647</text:p>
          </table:table-cell>
          <table:table-cell office:value-type="float" office:value="7839342864338419" calcext:value-type="float">
            <text:p>7839342864338419</text:p>
          </table:table-cell>
          <table:table-cell office:value-type="float" office:value="5816390367.74982" calcext:value-type="float">
            <text:p>5816390367.74982</text:p>
          </table:table-cell>
          <table:table-cell/>
          <table:table-cell office:value-type="float" office:value="29261088" calcext:value-type="float">
            <text:p>29261088</text:p>
          </table:table-cell>
          <table:table-cell office:value-type="float" office:value="3106704811.19022" calcext:value-type="float">
            <text:p>3106704811.19022</text:p>
          </table:table-cell>
          <table:table-cell office:value-type="float" office:value="7305610694451110" calcext:value-type="float">
            <text:p>7305610694451110</text:p>
          </table:table-cell>
          <table:table-cell office:value-type="float" office:value="5424679371.79586" calcext:value-type="float">
            <text:p>5424679371.79586</text:p>
          </table:table-cell>
          <table:table-cell/>
          <table:table-cell office:value-type="float" office:value="34272288" calcext:value-type="float">
            <text:p>34272288</text:p>
          </table:table-cell>
          <table:table-cell office:value-type="float" office:value="2839380589.9113" calcext:value-type="float">
            <text:p>2839380589.9113</text:p>
          </table:table-cell>
          <table:table-cell office:value-type="float" office:value="2.31356354570959E+015" calcext:value-type="float">
            <text:p>2.31356354570959E+015</text:p>
          </table:table-cell>
          <table:table-cell office:value-type="float" office:value="1757391293.934" calcext:value-type="float">
            <text:p>1757391293.934</text:p>
          </table:table-cell>
          <table:table-cell/>
          <table:table-cell office:value-type="float" office:value="53802738" calcext:value-type="float">
            <text:p>53802738</text:p>
          </table:table-cell>
          <table:table-cell office:value-type="float" office:value="3550463660.19823" calcext:value-type="float">
            <text:p>3550463660.19823</text:p>
          </table:table-cell>
          <table:table-cell office:value-type="float" office:value="1.90951299674607E+015" calcext:value-type="float">
            <text:p>1.90951299674607E+015</text:p>
          </table:table-cell>
          <table:table-cell office:value-type="float" office:value="1552012280.84463" calcext:value-type="float">
            <text:p>1552012280.84463</text:p>
          </table:table-cell>
        </table:table-row>
        <table:table-row table:style-name="ro1">
          <table:table-cell office:value-type="float" office:value="18207936" calcext:value-type="float">
            <text:p>18207936</text:p>
          </table:table-cell>
          <table:table-cell office:value-type="float" office:value="2151429.46161788" calcext:value-type="float">
            <text:p>2151429.46161788</text:p>
          </table:table-cell>
          <table:table-cell office:value-type="float" office:value="557514115661.923" calcext:value-type="float">
            <text:p>557514115661.923</text:p>
          </table:table-cell>
          <table:table-cell office:value-type="float" office:value="2249339.26712083" calcext:value-type="float">
            <text:p>2249339.26712083</text:p>
          </table:table-cell>
          <table:table-cell/>
          <table:table-cell office:value-type="float" office:value="12073536" calcext:value-type="float">
            <text:p>12073536</text:p>
          </table:table-cell>
          <table:table-cell office:value-type="float" office:value="694112997.815558" calcext:value-type="float">
            <text:p>694112997.815558</text:p>
          </table:table-cell>
          <table:table-cell office:value-type="float" office:value="2.29569368007606E+015" calcext:value-type="float">
            <text:p>2.29569368007606E+015</text:p>
          </table:table-cell>
          <table:table-cell office:value-type="float" office:value="1708876004.73453" calcext:value-type="float">
            <text:p>1708876004.73453</text:p>
          </table:table-cell>
          <table:table-cell/>
          <table:table-cell office:value-type="float" office:value="13887936" calcext:value-type="float">
            <text:p>13887936</text:p>
          </table:table-cell>
          <table:table-cell office:value-type="float" office:value="2379281520.39603" calcext:value-type="float">
            <text:p>2379281520.39603</text:p>
          </table:table-cell>
          <table:table-cell office:value-type="float" office:value="7834421362030666" calcext:value-type="float">
            <text:p>7834421362030666</text:p>
          </table:table-cell>
          <table:table-cell office:value-type="float" office:value="5812753100.35336" calcext:value-type="float">
            <text:p>5812753100.35336</text:p>
          </table:table-cell>
          <table:table-cell/>
          <table:table-cell office:value-type="float" office:value="29267136" calcext:value-type="float">
            <text:p>29267136</text:p>
          </table:table-cell>
          <table:table-cell office:value-type="float" office:value="3105182501.24934" calcext:value-type="float">
            <text:p>3105182501.24934</text:p>
          </table:table-cell>
          <table:table-cell office:value-type="float" office:value="7300919965226770" calcext:value-type="float">
            <text:p>7300919965226770</text:p>
          </table:table-cell>
          <table:table-cell office:value-type="float" office:value="5421177052.27711" calcext:value-type="float">
            <text:p>5421177052.27711</text:p>
          </table:table-cell>
          <table:table-cell/>
          <table:table-cell office:value-type="float" office:value="34278336" calcext:value-type="float">
            <text:p>34278336</text:p>
          </table:table-cell>
          <table:table-cell office:value-type="float" office:value="2838276946.79271" calcext:value-type="float">
            <text:p>2838276946.79271</text:p>
          </table:table-cell>
          <table:table-cell office:value-type="float" office:value="2310881738171144" calcext:value-type="float">
            <text:p>2310881738171144</text:p>
          </table:table-cell>
          <table:table-cell office:value-type="float" office:value="1755092403.31514" calcext:value-type="float">
            <text:p>1755092403.31514</text:p>
          </table:table-cell>
          <table:table-cell/>
          <table:table-cell office:value-type="float" office:value="53808786" calcext:value-type="float">
            <text:p>53808786</text:p>
          </table:table-cell>
          <table:table-cell office:value-type="float" office:value="3548881282.78733" calcext:value-type="float">
            <text:p>3548881282.78733</text:p>
          </table:table-cell>
          <table:table-cell office:value-type="float" office:value="1.9053627261584E+015" calcext:value-type="float">
            <text:p>1.9053627261584E+015</text:p>
          </table:table-cell>
          <table:table-cell office:value-type="float" office:value="1548221484.06752" calcext:value-type="float">
            <text:p>1548221484.06752</text:p>
          </table:table-cell>
        </table:table-row>
        <table:table-row table:style-name="ro1">
          <table:table-cell office:value-type="float" office:value="18213984" calcext:value-type="float">
            <text:p>18213984</text:p>
          </table:table-cell>
          <table:table-cell office:value-type="float" office:value="2150829.26915851" calcext:value-type="float">
            <text:p>2150829.26915851</text:p>
          </table:table-cell>
          <table:table-cell office:value-type="float" office:value="557236399400.206" calcext:value-type="float">
            <text:p>557236399400.206</text:p>
          </table:table-cell>
          <table:table-cell office:value-type="float" office:value="2248719.67093812" calcext:value-type="float">
            <text:p>2248719.67093812</text:p>
          </table:table-cell>
          <table:table-cell/>
          <table:table-cell office:value-type="float" office:value="12079584" calcext:value-type="float">
            <text:p>12079584</text:p>
          </table:table-cell>
          <table:table-cell office:value-type="float" office:value="693683689.896273" calcext:value-type="float">
            <text:p>693683689.896273</text:p>
          </table:table-cell>
          <table:table-cell office:value-type="float" office:value="2294252608156857" calcext:value-type="float">
            <text:p>2294252608156857</text:p>
          </table:table-cell>
          <table:table-cell office:value-type="float" office:value="1707809870.81318" calcext:value-type="float">
            <text:p>1707809870.81318</text:p>
          </table:table-cell>
          <table:table-cell/>
          <table:table-cell office:value-type="float" office:value="13893984" calcext:value-type="float">
            <text:p>13893984</text:p>
          </table:table-cell>
          <table:table-cell office:value-type="float" office:value="2377810442.65086" calcext:value-type="float">
            <text:p>2377810442.65086</text:p>
          </table:table-cell>
          <table:table-cell office:value-type="float" office:value="7829502956493485" calcext:value-type="float">
            <text:p>7829502956493485</text:p>
          </table:table-cell>
          <table:table-cell office:value-type="float" office:value="5809118121.92567" calcext:value-type="float">
            <text:p>5809118121.92567</text:p>
          </table:table-cell>
          <table:table-cell/>
          <table:table-cell office:value-type="float" office:value="29273184" calcext:value-type="float">
            <text:p>29273184</text:p>
          </table:table-cell>
          <table:table-cell office:value-type="float" office:value="3103666535.53937" calcext:value-type="float">
            <text:p>3103666535.53937</text:p>
          </table:table-cell>
          <table:table-cell office:value-type="float" office:value="7296238762729214" calcext:value-type="float">
            <text:p>7296238762729214</text:p>
          </table:table-cell>
          <table:table-cell office:value-type="float" office:value="5417683927.24288" calcext:value-type="float">
            <text:p>5417683927.24288</text:p>
          </table:table-cell>
          <table:table-cell/>
          <table:table-cell office:value-type="float" office:value="34284384" calcext:value-type="float">
            <text:p>34284384</text:p>
          </table:table-cell>
          <table:table-cell office:value-type="float" office:value="2837193110.35538" calcext:value-type="float">
            <text:p>2837193110.35538</text:p>
          </table:table-cell>
          <table:table-cell office:value-type="float" office:value="2.30822984242869E+015" calcext:value-type="float">
            <text:p>2.30822984242869E+015</text:p>
          </table:table-cell>
          <table:table-cell office:value-type="float" office:value="1752824092.23261" calcext:value-type="float">
            <text:p>1752824092.23261</text:p>
          </table:table-cell>
          <table:table-cell/>
          <table:table-cell office:value-type="float" office:value="53814834" calcext:value-type="float">
            <text:p>53814834</text:p>
          </table:table-cell>
          <table:table-cell office:value-type="float" office:value="3547320282.46834" calcext:value-type="float">
            <text:p>3547320282.46834</text:p>
          </table:table-cell>
          <table:table-cell office:value-type="float" office:value="1901254663312272" calcext:value-type="float">
            <text:p>1901254663312272</text:p>
          </table:table-cell>
          <table:table-cell office:value-type="float" office:value="1544472516.73269" calcext:value-type="float">
            <text:p>1544472516.73269</text:p>
          </table:table-cell>
        </table:table-row>
        <table:table-row table:style-name="ro1">
          <table:table-cell office:value-type="float" office:value="18220032" calcext:value-type="float">
            <text:p>18220032</text:p>
          </table:table-cell>
          <table:table-cell office:value-type="float" office:value="2150229.47800485" calcext:value-type="float">
            <text:p>2150229.47800485</text:p>
          </table:table-cell>
          <table:table-cell office:value-type="float" office:value="556959004241.34" calcext:value-type="float">
            <text:p>556959004241.34</text:p>
          </table:table-cell>
          <table:table-cell office:value-type="float" office:value="2248100.49368409" calcext:value-type="float">
            <text:p>2248100.49368409</text:p>
          </table:table-cell>
          <table:table-cell/>
          <table:table-cell office:value-type="float" office:value="12085632" calcext:value-type="float">
            <text:p>12085632</text:p>
          </table:table-cell>
          <table:table-cell office:value-type="float" office:value="693254652.287751" calcext:value-type="float">
            <text:p>693254652.287751</text:p>
          </table:table-cell>
          <table:table-cell office:value-type="float" office:value="2292812442511594" calcext:value-type="float">
            <text:p>2292812442511594</text:p>
          </table:table-cell>
          <table:table-cell office:value-type="float" office:value="1706744406.67466" calcext:value-type="float">
            <text:p>1706744406.67466</text:p>
          </table:table-cell>
          <table:table-cell/>
          <table:table-cell office:value-type="float" office:value="13900032" calcext:value-type="float">
            <text:p>13900032</text:p>
          </table:table-cell>
          <table:table-cell office:value-type="float" office:value="2376340303.98827" calcext:value-type="float">
            <text:p>2376340303.98827</text:p>
          </table:table-cell>
          <table:table-cell office:value-type="float" office:value="7824587645419837" calcext:value-type="float">
            <text:p>7824587645419837</text:p>
          </table:table-cell>
          <table:table-cell office:value-type="float" office:value="5805485430.6431" calcext:value-type="float">
            <text:p>5805485430.6431</text:p>
          </table:table-cell>
          <table:table-cell/>
          <table:table-cell office:value-type="float" office:value="29279232" calcext:value-type="float">
            <text:p>29279232</text:p>
          </table:table-cell>
          <table:table-cell office:value-type="float" office:value="3102156565.03911" calcext:value-type="float">
            <text:p>3102156565.03911</text:p>
          </table:table-cell>
          <table:table-cell office:value-type="float" office:value="7291566660050688" calcext:value-type="float">
            <text:p>7291566660050688</text:p>
          </table:table-cell>
          <table:table-cell office:value-type="float" office:value="5414199543.28523" calcext:value-type="float">
            <text:p>5414199543.28523</text:p>
          </table:table-cell>
          <table:table-cell/>
          <table:table-cell office:value-type="float" office:value="34290432" calcext:value-type="float">
            <text:p>34290432</text:p>
          </table:table-cell>
          <table:table-cell office:value-type="float" office:value="2836127976.17465" calcext:value-type="float">
            <text:p>2836127976.17465</text:p>
          </table:table-cell>
          <table:table-cell office:value-type="float" office:value="2.30560646547292E+015" calcext:value-type="float">
            <text:p>2.30560646547292E+015</text:p>
          </table:table-cell>
          <table:table-cell office:value-type="float" office:value="1750584887.5954" calcext:value-type="float">
            <text:p>1750584887.5954</text:p>
          </table:table-cell>
          <table:table-cell/>
          <table:table-cell office:value-type="float" office:value="53820882" calcext:value-type="float">
            <text:p>53820882</text:p>
          </table:table-cell>
          <table:table-cell office:value-type="float" office:value="3545779750.048" calcext:value-type="float">
            <text:p>3545779750.048</text:p>
          </table:table-cell>
          <table:table-cell office:value-type="float" office:value="1897187562393027" calcext:value-type="float">
            <text:p>1897187562393027</text:p>
          </table:table-cell>
          <table:table-cell office:value-type="float" office:value="1540764078.82618" calcext:value-type="float">
            <text:p>1540764078.82618</text:p>
          </table:table-cell>
        </table:table-row>
        <table:table-row table:style-name="ro1">
          <table:table-cell office:value-type="float" office:value="18226080" calcext:value-type="float">
            <text:p>18226080</text:p>
          </table:table-cell>
          <table:table-cell office:value-type="float" office:value="2149630.07718269" calcext:value-type="float">
            <text:p>2149630.07718269</text:p>
          </table:table-cell>
          <table:table-cell office:value-type="float" office:value="556681920337.347" calcext:value-type="float">
            <text:p>556681920337.347</text:p>
          </table:table-cell>
          <table:table-cell office:value-type="float" office:value="2247481.7248589" calcext:value-type="float">
            <text:p>2247481.7248589</text:p>
          </table:table-cell>
          <table:table-cell/>
          <table:table-cell office:value-type="float" office:value="12091680" calcext:value-type="float">
            <text:p>12091680</text:p>
          </table:table-cell>
          <table:table-cell office:value-type="float" office:value="692825884.687044" calcext:value-type="float">
            <text:p>692825884.687044</text:p>
          </table:table-cell>
          <table:table-cell office:value-type="float" office:value="2291373182491194" calcext:value-type="float">
            <text:p>2291373182491194</text:p>
          </table:table-cell>
          <table:table-cell office:value-type="float" office:value="1705679611.81355" calcext:value-type="float">
            <text:p>1705679611.81355</text:p>
          </table:table-cell>
          <table:table-cell/>
          <table:table-cell office:value-type="float" office:value="13906080" calcext:value-type="float">
            <text:p>13906080</text:p>
          </table:table-cell>
          <table:table-cell office:value-type="float" office:value="2374871103.3135" calcext:value-type="float">
            <text:p>2374871103.3135</text:p>
          </table:table-cell>
          <table:table-cell office:value-type="float" office:value="7819675426527320" calcext:value-type="float">
            <text:p>7819675426527320</text:p>
          </table:table-cell>
          <table:table-cell office:value-type="float" office:value="5801855024.7078" calcext:value-type="float">
            <text:p>5801855024.7078</text:p>
          </table:table-cell>
          <table:table-cell/>
          <table:table-cell office:value-type="float" office:value="29285280" calcext:value-type="float">
            <text:p>29285280</text:p>
          </table:table-cell>
          <table:table-cell office:value-type="float" office:value="3100652263.12061" calcext:value-type="float">
            <text:p>3100652263.12061</text:p>
          </table:table-cell>
          <table:table-cell office:value-type="float" office:value="7286903257587069" calcext:value-type="float">
            <text:p>7286903257587069</text:p>
          </table:table-cell>
          <table:table-cell office:value-type="float" office:value="5410723476.03364" calcext:value-type="float">
            <text:p>5410723476.03364</text:p>
          </table:table-cell>
          <table:table-cell/>
          <table:table-cell office:value-type="float" office:value="34296480" calcext:value-type="float">
            <text:p>34296480</text:p>
          </table:table-cell>
          <table:table-cell office:value-type="float" office:value="2835080509.50001" calcext:value-type="float">
            <text:p>2835080509.50001</text:p>
          </table:table-cell>
          <table:table-cell office:value-type="float" office:value="2303010299691836" calcext:value-type="float">
            <text:p>2303010299691836</text:p>
          </table:table-cell>
          <table:table-cell office:value-type="float" office:value="1748373407.06343" calcext:value-type="float">
            <text:p>1748373407.06343</text:p>
          </table:table-cell>
          <table:table-cell/>
          <table:table-cell office:value-type="float" office:value="53826930" calcext:value-type="float">
            <text:p>53826930</text:p>
          </table:table-cell>
          <table:table-cell office:value-type="float" office:value="3544258830.85459" calcext:value-type="float">
            <text:p>3544258830.85459</text:p>
          </table:table-cell>
          <table:table-cell office:value-type="float" office:value="1.89316024528186E+015" calcext:value-type="float">
            <text:p>1.89316024528186E+015</text:p>
          </table:table-cell>
          <table:table-cell office:value-type="float" office:value="1537094942.11636" calcext:value-type="float">
            <text:p>1537094942.11636</text:p>
          </table:table-cell>
        </table:table-row>
        <table:table-row table:style-name="ro1">
          <table:table-cell office:value-type="float" office:value="18232128" calcext:value-type="float">
            <text:p>18232128</text:p>
          </table:table-cell>
          <table:table-cell office:value-type="float" office:value="2149031.05657245" calcext:value-type="float">
            <text:p>2149031.05657245</text:p>
          </table:table-cell>
          <table:table-cell office:value-type="float" office:value="556405138465.311" calcext:value-type="float">
            <text:p>556405138465.311</text:p>
          </table:table-cell>
          <table:table-cell office:value-type="float" office:value="2246863.3546274" calcext:value-type="float">
            <text:p>2246863.3546274</text:p>
          </table:table-cell>
          <table:table-cell/>
          <table:table-cell office:value-type="float" office:value="12097728" calcext:value-type="float">
            <text:p>12097728</text:p>
          </table:table-cell>
          <table:table-cell office:value-type="float" office:value="692397386.803703" calcext:value-type="float">
            <text:p>692397386.803703</text:p>
          </table:table-cell>
          <table:table-cell office:value-type="float" office:value="2289934827452113" calcext:value-type="float">
            <text:p>2289934827452113</text:p>
          </table:table-cell>
          <table:table-cell office:value-type="float" office:value="1704615485.73016" calcext:value-type="float">
            <text:p>1704615485.73016</text:p>
          </table:table-cell>
          <table:table-cell/>
          <table:table-cell office:value-type="float" office:value="13912128" calcext:value-type="float">
            <text:p>13912128</text:p>
          </table:table-cell>
          <table:table-cell office:value-type="float" office:value="2373402839.57513" calcext:value-type="float">
            <text:p>2373402839.57513</text:p>
          </table:table-cell>
          <table:table-cell office:value-type="float" office:value="7814766297556617" calcext:value-type="float">
            <text:p>7814766297556617</text:p>
          </table:table-cell>
          <table:table-cell office:value-type="float" office:value="5798226902.34607" calcext:value-type="float">
            <text:p>5798226902.34607</text:p>
          </table:table-cell>
          <table:table-cell/>
          <table:table-cell office:value-type="float" office:value="29291328" calcext:value-type="float">
            <text:p>29291328</text:p>
          </table:table-cell>
          <table:table-cell office:value-type="float" office:value="3099153324.10909" calcext:value-type="float">
            <text:p>3099153324.10909</text:p>
          </table:table-cell>
          <table:table-cell office:value-type="float" office:value="7282248181283326" calcext:value-type="float">
            <text:p>7282248181283326</text:p>
          </table:table-cell>
          <table:table-cell office:value-type="float" office:value="5407255328.28903" calcext:value-type="float">
            <text:p>5407255328.28903</text:p>
          </table:table-cell>
          <table:table-cell/>
          <table:table-cell office:value-type="float" office:value="34302528" calcext:value-type="float">
            <text:p>34302528</text:p>
          </table:table-cell>
          <table:table-cell office:value-type="float" office:value="2834049740.78809" calcext:value-type="float">
            <text:p>2834049740.78809</text:p>
          </table:table-cell>
          <table:table-cell office:value-type="float" office:value="2.30044011741768E+015" calcext:value-type="float">
            <text:p>2.30044011741768E+015</text:p>
          </table:table-cell>
          <table:table-cell office:value-type="float" office:value="1746188353.24869" calcext:value-type="float">
            <text:p>1746188353.24869</text:p>
          </table:table-cell>
          <table:table-cell/>
          <table:table-cell office:value-type="float" office:value="53832978" calcext:value-type="float">
            <text:p>53832978</text:p>
          </table:table-cell>
          <table:table-cell office:value-type="float" office:value="3542756721.26718" calcext:value-type="float">
            <text:p>3542756721.26718</text:p>
          </table:table-cell>
          <table:table-cell office:value-type="float" office:value="1.88917159731148E+015" calcext:value-type="float">
            <text:p>1.88917159731148E+015</text:p>
          </table:table-cell>
          <table:table-cell office:value-type="float" office:value="1533463945.64168" calcext:value-type="float">
            <text:p>1533463945.64168</text:p>
          </table:table-cell>
        </table:table-row>
        <table:table-row table:style-name="ro1">
          <table:table-cell office:value-type="float" office:value="18238176" calcext:value-type="float">
            <text:p>18238176</text:p>
          </table:table-cell>
          <table:table-cell office:value-type="float" office:value="2148432.40683518" calcext:value-type="float">
            <text:p>2148432.40683518</text:p>
          </table:table-cell>
          <table:table-cell office:value-type="float" office:value="556128649987.29" calcext:value-type="float">
            <text:p>556128649987.29</text:p>
          </table:table-cell>
          <table:table-cell office:value-type="float" office:value="2246245.37377647" calcext:value-type="float">
            <text:p>2246245.37377647</text:p>
          </table:table-cell>
          <table:table-cell/>
          <table:table-cell office:value-type="float" office:value="12103776" calcext:value-type="float">
            <text:p>12103776</text:p>
          </table:table-cell>
          <table:table-cell office:value-type="float" office:value="691969158.358527" calcext:value-type="float">
            <text:p>691969158.358527</text:p>
          </table:table-cell>
          <table:table-cell office:value-type="float" office:value="2.28849737675599E+015" calcext:value-type="float">
            <text:p>2.28849737675599E+015</text:p>
          </table:table-cell>
          <table:table-cell office:value-type="float" office:value="1703552027.93021" calcext:value-type="float">
            <text:p>1703552027.93021</text:p>
          </table:table-cell>
          <table:table-cell/>
          <table:table-cell office:value-type="float" office:value="13918176" calcext:value-type="float">
            <text:p>13918176</text:p>
          </table:table-cell>
          <table:table-cell office:value-type="float" office:value="2371935511.76089" calcext:value-type="float">
            <text:p>2371935511.76089</text:p>
          </table:table-cell>
          <table:table-cell office:value-type="float" office:value="7809860256270170" calcext:value-type="float">
            <text:p>7809860256270170</text:p>
          </table:table-cell>
          <table:table-cell office:value-type="float" office:value="5794601061.80691" calcext:value-type="float">
            <text:p>5794601061.80691</text:p>
          </table:table-cell>
          <table:table-cell/>
          <table:table-cell office:value-type="float" office:value="29297376" calcext:value-type="float">
            <text:p>29297376</text:p>
          </table:table-cell>
          <table:table-cell office:value-type="float" office:value="3097659461.93544" calcext:value-type="float">
            <text:p>3097659461.93544</text:p>
          </table:table-cell>
          <table:table-cell office:value-type="float" office:value="7277601080991706" calcext:value-type="float">
            <text:p>7277601080991706</text:p>
          </table:table-cell>
          <table:table-cell office:value-type="float" office:value="5403794728.27761" calcext:value-type="float">
            <text:p>5403794728.27761</text:p>
          </table:table-cell>
          <table:table-cell/>
          <table:table-cell office:value-type="float" office:value="34308576" calcext:value-type="float">
            <text:p>34308576</text:p>
          </table:table-cell>
          <table:table-cell office:value-type="float" office:value="2833034761.52263" calcext:value-type="float">
            <text:p>2833034761.52263</text:p>
          </table:table-cell>
          <table:table-cell office:value-type="float" office:value="2.29789476582395E+015" calcext:value-type="float">
            <text:p>2.29789476582395E+015</text:p>
          </table:table-cell>
          <table:table-cell office:value-type="float" office:value="1744028508.28874" calcext:value-type="float">
            <text:p>1744028508.28874</text:p>
          </table:table-cell>
          <table:table-cell/>
          <table:table-cell office:value-type="float" office:value="53839026" calcext:value-type="float">
            <text:p>53839026</text:p>
          </table:table-cell>
          <table:table-cell office:value-type="float" office:value="3541272665.46759" calcext:value-type="float">
            <text:p>3541272665.46759</text:p>
          </table:table-cell>
          <table:table-cell office:value-type="float" office:value="1885220563293593" calcext:value-type="float">
            <text:p>1885220563293593</text:p>
          </table:table-cell>
          <table:table-cell office:value-type="float" office:value="1529869991.48762" calcext:value-type="float">
            <text:p>1529869991.48762</text:p>
          </table:table-cell>
        </table:table-row>
        <table:table-row table:style-name="ro1">
          <table:table-cell office:value-type="float" office:value="18244224" calcext:value-type="float">
            <text:p>18244224</text:p>
          </table:table-cell>
          <table:table-cell office:value-type="float" office:value="2147834.11934571" calcext:value-type="float">
            <text:p>2147834.11934571</text:p>
          </table:table-cell>
          <table:table-cell office:value-type="float" office:value="555852446812.805" calcext:value-type="float">
            <text:p>555852446812.805</text:p>
          </table:table-cell>
          <table:table-cell office:value-type="float" office:value="2245627.77367515" calcext:value-type="float">
            <text:p>2245627.77367515</text:p>
          </table:table-cell>
          <table:table-cell/>
          <table:table-cell office:value-type="float" office:value="12109824" calcext:value-type="float">
            <text:p>12109824</text:p>
          </table:table-cell>
          <table:table-cell office:value-type="float" office:value="691541199.082449" calcext:value-type="float">
            <text:p>691541199.082449</text:p>
          </table:table-cell>
          <table:table-cell office:value-type="float" office:value="2287060829769359" calcext:value-type="float">
            <text:p>2287060829769359</text:p>
          </table:table-cell>
          <table:table-cell office:value-type="float" office:value="1702489237.92448" calcext:value-type="float">
            <text:p>1702489237.92448</text:p>
          </table:table-cell>
          <table:table-cell/>
          <table:table-cell office:value-type="float" office:value="13924224" calcext:value-type="float">
            <text:p>13924224</text:p>
          </table:table-cell>
          <table:table-cell office:value-type="float" office:value="2370469118.89397" calcext:value-type="float">
            <text:p>2370469118.89397</text:p>
          </table:table-cell>
          <table:table-cell office:value-type="float" office:value="7804957300450782" calcext:value-type="float">
            <text:p>7804957300450782</text:p>
          </table:table-cell>
          <table:table-cell office:value-type="float" office:value="5790977501.36065" calcext:value-type="float">
            <text:p>5790977501.36065</text:p>
          </table:table-cell>
          <table:table-cell/>
          <table:table-cell office:value-type="float" office:value="29303424" calcext:value-type="float">
            <text:p>29303424</text:p>
          </table:table-cell>
          <table:table-cell office:value-type="float" office:value="3096170408.8755" calcext:value-type="float">
            <text:p>3096170408.8755</text:p>
          </table:table-cell>
          <table:table-cell office:value-type="float" office:value="7272961628935481" calcext:value-type="float">
            <text:p>7272961628935481</text:p>
          </table:table-cell>
          <table:table-cell office:value-type="float" office:value="5400341328.017" calcext:value-type="float">
            <text:p>5400341328.017</text:p>
          </table:table-cell>
          <table:table-cell/>
          <table:table-cell office:value-type="float" office:value="34314624" calcext:value-type="float">
            <text:p>34314624</text:p>
          </table:table-cell>
          <table:table-cell office:value-type="float" office:value="2832034720.30302" calcext:value-type="float">
            <text:p>2832034720.30302</text:p>
          </table:table-cell>
          <table:table-cell office:value-type="float" office:value="2.29537316215021E+015" calcext:value-type="float">
            <text:p>2.29537316215021E+015</text:p>
          </table:table-cell>
          <table:table-cell office:value-type="float" office:value="1741892728.76871" calcext:value-type="float">
            <text:p>1741892728.76871</text:p>
          </table:table-cell>
          <table:table-cell/>
          <table:table-cell office:value-type="float" office:value="53845074" calcext:value-type="float">
            <text:p>53845074</text:p>
          </table:table-cell>
          <table:table-cell office:value-type="float" office:value="3539805952.40098" calcext:value-type="float">
            <text:p>3539805952.40098</text:p>
          </table:table-cell>
          <table:table-cell office:value-type="float" office:value="1.88130614380093E+015" calcext:value-type="float">
            <text:p>1.88130614380093E+015</text:p>
          </table:table-cell>
          <table:table-cell office:value-type="float" office:value="1526312040.83427" calcext:value-type="float">
            <text:p>1526312040.83427</text:p>
          </table:table-cell>
        </table:table-row>
        <table:table-row table:style-name="ro1">
          <table:table-cell office:value-type="float" office:value="18250272" calcext:value-type="float">
            <text:p>18250272</text:p>
          </table:table-cell>
          <table:table-cell office:value-type="float" office:value="2147236.18613195" calcext:value-type="float">
            <text:p>2147236.18613195</text:p>
          </table:table-cell>
          <table:table-cell office:value-type="float" office:value="555576521363.723" calcext:value-type="float">
            <text:p>555576521363.723</text:p>
          </table:table-cell>
          <table:table-cell office:value-type="float" office:value="2245010.54623733" calcext:value-type="float">
            <text:p>2245010.54623733</text:p>
          </table:table-cell>
          <table:table-cell/>
          <table:table-cell office:value-type="float" office:value="12115872" calcext:value-type="float">
            <text:p>12115872</text:p>
          </table:table-cell>
          <table:table-cell office:value-type="float" office:value="691113508.715539" calcext:value-type="float">
            <text:p>691113508.715539</text:p>
          </table:table-cell>
          <table:table-cell office:value-type="float" office:value="2285625185863326" calcext:value-type="float">
            <text:p>2285625185863326</text:p>
          </table:table-cell>
          <table:table-cell office:value-type="float" office:value="1701427115.22854" calcext:value-type="float">
            <text:p>1701427115.22854</text:p>
          </table:table-cell>
          <table:table-cell/>
          <table:table-cell office:value-type="float" office:value="13930272" calcext:value-type="float">
            <text:p>13930272</text:p>
          </table:table-cell>
          <table:table-cell office:value-type="float" office:value="2369003660.0297" calcext:value-type="float">
            <text:p>2369003660.0297</text:p>
          </table:table-cell>
          <table:table-cell office:value-type="float" office:value="7800057427900457" calcext:value-type="float">
            <text:p>7800057427900457</text:p>
          </table:table-cell>
          <table:table-cell office:value-type="float" office:value="5787356219.29757" calcext:value-type="float">
            <text:p>5787356219.29757</text:p>
          </table:table-cell>
          <table:table-cell/>
          <table:table-cell office:value-type="float" office:value="29309472" calcext:value-type="float">
            <text:p>29309472</text:p>
          </table:table-cell>
          <table:table-cell office:value-type="float" office:value="3094685914.37043" calcext:value-type="float">
            <text:p>3094685914.37043</text:p>
          </table:table-cell>
          <table:table-cell office:value-type="float" office:value="7268329518271345" calcext:value-type="float">
            <text:p>7268329518271345</text:p>
          </table:table-cell>
          <table:table-cell office:value-type="float" office:value="5396894801.78746" calcext:value-type="float">
            <text:p>5396894801.78746</text:p>
          </table:table-cell>
          <table:table-cell/>
          <table:table-cell office:value-type="float" office:value="34320672" calcext:value-type="float">
            <text:p>34320672</text:p>
          </table:table-cell>
          <table:table-cell office:value-type="float" office:value="2831048819.18422" calcext:value-type="float">
            <text:p>2831048819.18422</text:p>
          </table:table-cell>
          <table:table-cell office:value-type="float" office:value="2292874289233356" calcext:value-type="float">
            <text:p>2292874289233356</text:p>
          </table:table-cell>
          <table:table-cell office:value-type="float" office:value="1739779940.96935" calcext:value-type="float">
            <text:p>1739779940.96935</text:p>
          </table:table-cell>
          <table:table-cell/>
          <table:table-cell office:value-type="float" office:value="53851122" calcext:value-type="float">
            <text:p>53851122</text:p>
          </table:table-cell>
          <table:table-cell office:value-type="float" office:value="3538355912.93145" calcext:value-type="float">
            <text:p>3538355912.93145</text:p>
          </table:table-cell>
          <table:table-cell office:value-type="float" office:value="1.87742739168721E+015" calcext:value-type="float">
            <text:p>1.87742739168721E+015</text:p>
          </table:table-cell>
          <table:table-cell office:value-type="float" office:value="1522789110.25696" calcext:value-type="float">
            <text:p>1522789110.25696</text:p>
          </table:table-cell>
        </table:table-row>
        <table:table-row table:style-name="ro1">
          <table:table-cell office:value-type="float" office:value="18256320" calcext:value-type="float">
            <text:p>18256320</text:p>
          </table:table-cell>
          <table:table-cell office:value-type="float" office:value="2146638.59982001" calcext:value-type="float">
            <text:p>2146638.59982001</text:p>
          </table:table-cell>
          <table:table-cell office:value-type="float" office:value="555300866541.388" calcext:value-type="float">
            <text:p>555300866541.388</text:p>
          </table:table-cell>
          <table:table-cell office:value-type="float" office:value="2244393.68388677" calcext:value-type="float">
            <text:p>2244393.68388677</text:p>
          </table:table-cell>
          <table:table-cell/>
          <table:table-cell office:value-type="float" office:value="12121920" calcext:value-type="float">
            <text:p>12121920</text:p>
          </table:table-cell>
          <table:table-cell office:value-type="float" office:value="690686087.006112" calcext:value-type="float">
            <text:p>690686087.006112</text:p>
          </table:table-cell>
          <table:table-cell office:value-type="float" office:value="2.28419044441333E+015" calcext:value-type="float">
            <text:p>2.28419044441333E+015</text:p>
          </table:table-cell>
          <table:table-cell office:value-type="float" office:value="1700365659.36242" calcext:value-type="float">
            <text:p>1700365659.36242</text:p>
          </table:table-cell>
          <table:table-cell/>
          <table:table-cell office:value-type="float" office:value="13936320" calcext:value-type="float">
            <text:p>13936320</text:p>
          </table:table-cell>
          <table:table-cell office:value-type="float" office:value="2367539134.25253" calcext:value-type="float">
            <text:p>2367539134.25253</text:p>
          </table:table-cell>
          <table:table-cell office:value-type="float" office:value="7795160636439200" calcext:value-type="float">
            <text:p>7795160636439200</text:p>
          </table:table-cell>
          <table:table-cell office:value-type="float" office:value="5783737213.92674" calcext:value-type="float">
            <text:p>5783737213.92674</text:p>
          </table:table-cell>
          <table:table-cell/>
          <table:table-cell office:value-type="float" office:value="29315520" calcext:value-type="float">
            <text:p>29315520</text:p>
          </table:table-cell>
          <table:table-cell office:value-type="float" office:value="3093205743.92299" calcext:value-type="float">
            <text:p>3093205743.92299</text:p>
          </table:table-cell>
          <table:table-cell office:value-type="float" office:value="7263704461744293" calcext:value-type="float">
            <text:p>7263704461744293</text:p>
          </table:table-cell>
          <table:table-cell office:value-type="float" office:value="5393454844.7011" calcext:value-type="float">
            <text:p>5393454844.7011</text:p>
          </table:table-cell>
          <table:table-cell/>
          <table:table-cell office:value-type="float" office:value="34326720" calcext:value-type="float">
            <text:p>34326720</text:p>
          </table:table-cell>
          <table:table-cell office:value-type="float" office:value="2830076310.25182" calcext:value-type="float">
            <text:p>2830076310.25182</text:p>
          </table:table-cell>
          <table:table-cell office:value-type="float" office:value="2.29039719132592E+015" calcext:value-type="float">
            <text:p>2.29039719132592E+015</text:p>
          </table:table-cell>
          <table:table-cell office:value-type="float" office:value="1737689136.42026" calcext:value-type="float">
            <text:p>1737689136.42026</text:p>
          </table:table-cell>
          <table:table-cell/>
          <table:table-cell office:value-type="float" office:value="53857170" calcext:value-type="float">
            <text:p>53857170</text:p>
          </table:table-cell>
          <table:table-cell office:value-type="float" office:value="3536921917.18023" calcext:value-type="float">
            <text:p>3536921917.18023</text:p>
          </table:table-cell>
          <table:table-cell office:value-type="float" office:value="1.87358340882997E+015" calcext:value-type="float">
            <text:p>1.87358340882997E+015</text:p>
          </table:table-cell>
          <table:table-cell office:value-type="float" office:value="1519300268.26404" calcext:value-type="float">
            <text:p>1519300268.26404</text:p>
          </table:table-cell>
        </table:table-row>
        <table:table-row table:style-name="ro1">
          <table:table-cell office:value-type="float" office:value="18262368" calcext:value-type="float">
            <text:p>18262368</text:p>
          </table:table-cell>
          <table:table-cell office:value-type="float" office:value="2146041.35358431" calcext:value-type="float">
            <text:p>2146041.35358431</text:p>
          </table:table-cell>
          <table:table-cell office:value-type="float" office:value="555025475695.864" calcext:value-type="float">
            <text:p>555025475695.864</text:p>
          </table:table-cell>
          <table:table-cell office:value-type="float" office:value="2243777.1795244" calcext:value-type="float">
            <text:p>2243777.1795244</text:p>
          </table:table-cell>
          <table:table-cell/>
          <table:table-cell office:value-type="float" office:value="12127968" calcext:value-type="float">
            <text:p>12127968</text:p>
          </table:table-cell>
          <table:table-cell office:value-type="float" office:value="690258933.709939" calcext:value-type="float">
            <text:p>690258933.709939</text:p>
          </table:table-cell>
          <table:table-cell office:value-type="float" office:value="2.28275660479888E+015" calcext:value-type="float">
            <text:p>2.28275660479888E+015</text:p>
          </table:table-cell>
          <table:table-cell office:value-type="float" office:value="1699304869.85036" calcext:value-type="float">
            <text:p>1699304869.85036</text:p>
          </table:table-cell>
          <table:table-cell/>
          <table:table-cell office:value-type="float" office:value="13942368" calcext:value-type="float">
            <text:p>13942368</text:p>
          </table:table-cell>
          <table:table-cell office:value-type="float" office:value="2366075540.67339" calcext:value-type="float">
            <text:p>2366075540.67339</text:p>
          </table:table-cell>
          <table:table-cell office:value-type="float" office:value="7790266923903988" calcext:value-type="float">
            <text:p>7790266923903988</text:p>
          </table:table-cell>
          <table:table-cell office:value-type="float" office:value="5780120483.57487" calcext:value-type="float">
            <text:p>5780120483.57487</text:p>
          </table:table-cell>
          <table:table-cell/>
          <table:table-cell office:value-type="float" office:value="29321568" calcext:value-type="float">
            <text:p>29321568</text:p>
          </table:table-cell>
          <table:table-cell office:value-type="float" office:value="3091729678.0648" calcext:value-type="float">
            <text:p>3091729678.0648</text:p>
          </table:table-cell>
          <table:table-cell office:value-type="float" office:value="7259086190428868" calcext:value-type="float">
            <text:p>7259086190428868</text:p>
          </table:table-cell>
          <table:table-cell office:value-type="float" office:value="5390021171.36343" calcext:value-type="float">
            <text:p>5390021171.36343</text:p>
          </table:table-cell>
          <table:table-cell/>
          <table:table-cell office:value-type="float" office:value="34332768" calcext:value-type="float">
            <text:p>34332768</text:p>
          </table:table-cell>
          <table:table-cell office:value-type="float" office:value="2829116492.41711" calcext:value-type="float">
            <text:p>2829116492.41711</text:p>
          </table:table-cell>
          <table:table-cell office:value-type="float" office:value="2.28794097018275E+015" calcext:value-type="float">
            <text:p>2.28794097018275E+015</text:p>
          </table:table-cell>
          <table:table-cell office:value-type="float" office:value="1735619367.73855" calcext:value-type="float">
            <text:p>1735619367.73855</text:p>
          </table:table-cell>
          <table:table-cell/>
          <table:table-cell office:value-type="float" office:value="53863218" calcext:value-type="float">
            <text:p>53863218</text:p>
          </table:table-cell>
          <table:table-cell office:value-type="float" office:value="3535503372.03475" calcext:value-type="float">
            <text:p>3535503372.03475</text:p>
          </table:table-cell>
          <table:table-cell office:value-type="float" office:value="1.86977334308187E+015" calcext:value-type="float">
            <text:p>1.86977334308187E+015</text:p>
          </table:table-cell>
          <table:table-cell office:value-type="float" office:value="1515844632.05608" calcext:value-type="float">
            <text:p>1515844632.05608</text:p>
          </table:table-cell>
        </table:table-row>
        <table:table-row table:style-name="ro1">
          <table:table-cell office:value-type="float" office:value="18268416" calcext:value-type="float">
            <text:p>18268416</text:p>
          </table:table-cell>
          <table:table-cell office:value-type="float" office:value="2145444.4411023" calcext:value-type="float">
            <text:p>2145444.4411023</text:p>
          </table:table-cell>
          <table:table-cell office:value-type="float" office:value="554750342597.143" calcext:value-type="float">
            <text:p>554750342597.143</text:p>
          </table:table-cell>
          <table:table-cell office:value-type="float" office:value="2243161.02649774" calcext:value-type="float">
            <text:p>2243161.02649774</text:p>
          </table:table-cell>
          <table:table-cell/>
          <table:table-cell office:value-type="float" office:value="12134016" calcext:value-type="float">
            <text:p>12134016</text:p>
          </table:table-cell>
          <table:table-cell office:value-type="float" office:value="689832048.589528" calcext:value-type="float">
            <text:p>689832048.589528</text:p>
          </table:table-cell>
          <table:table-cell office:value-type="float" office:value="2.28132366640331E+015" calcext:value-type="float">
            <text:p>2.28132366640331E+015</text:p>
          </table:table-cell>
          <table:table-cell office:value-type="float" office:value="1698244746.22056" calcext:value-type="float">
            <text:p>1698244746.22056</text:p>
          </table:table-cell>
          <table:table-cell/>
          <table:table-cell office:value-type="float" office:value="13948416" calcext:value-type="float">
            <text:p>13948416</text:p>
          </table:table-cell>
          <table:table-cell office:value-type="float" office:value="2364612878.42728" calcext:value-type="float">
            <text:p>2364612878.42728</text:p>
          </table:table-cell>
          <table:table-cell office:value-type="float" office:value="7785376288147711" calcext:value-type="float">
            <text:p>7785376288147711</text:p>
          </table:table-cell>
          <table:table-cell office:value-type="float" office:value="5776506026.58519" calcext:value-type="float">
            <text:p>5776506026.58519</text:p>
          </table:table-cell>
          <table:table-cell/>
          <table:table-cell office:value-type="float" office:value="29327616" calcext:value-type="float">
            <text:p>29327616</text:p>
          </table:table-cell>
          <table:table-cell office:value-type="float" office:value="3090257511.39006" calcext:value-type="float">
            <text:p>3090257511.39006</text:p>
          </table:table-cell>
          <table:table-cell office:value-type="float" office:value="7254474452551383" calcext:value-type="float">
            <text:p>7254474452551383</text:p>
          </table:table-cell>
          <table:table-cell office:value-type="float" office:value="5386593514.62049" calcext:value-type="float">
            <text:p>5386593514.62049</text:p>
          </table:table-cell>
          <table:table-cell/>
          <table:table-cell office:value-type="float" office:value="34338816" calcext:value-type="float">
            <text:p>34338816</text:p>
          </table:table-cell>
          <table:table-cell office:value-type="float" office:value="2828168708.41809" calcext:value-type="float">
            <text:p>2828168708.41809</text:p>
          </table:table-cell>
          <table:table-cell office:value-type="float" office:value="2285504781398954" calcext:value-type="float">
            <text:p>2285504781398954</text:p>
          </table:table-cell>
          <table:table-cell office:value-type="float" office:value="1733569744.73477" calcext:value-type="float">
            <text:p>1733569744.73477</text:p>
          </table:table-cell>
          <table:table-cell/>
          <table:table-cell office:value-type="float" office:value="53869266" calcext:value-type="float">
            <text:p>53869266</text:p>
          </table:table-cell>
          <table:table-cell office:value-type="float" office:value="3534099718.81746" calcext:value-type="float">
            <text:p>3534099718.81746</text:p>
          </table:table-cell>
          <table:table-cell office:value-type="float" office:value="1865996385416978" calcext:value-type="float">
            <text:p>1865996385416978</text:p>
          </table:table-cell>
          <table:table-cell office:value-type="float" office:value="1512421364.49276" calcext:value-type="float">
            <text:p>1512421364.49276</text:p>
          </table:table-cell>
        </table:table-row>
        <table:table-row table:style-name="ro1">
          <table:table-cell office:value-type="float" office:value="18274464" calcext:value-type="float">
            <text:p>18274464</text:p>
          </table:table-cell>
          <table:table-cell office:value-type="float" office:value="2144847.85651334" calcext:value-type="float">
            <text:p>2144847.85651334</text:p>
          </table:table-cell>
          <table:table-cell office:value-type="float" office:value="554475461408.202" calcext:value-type="float">
            <text:p>554475461408.202</text:p>
          </table:table-cell>
          <table:table-cell office:value-type="float" office:value="2242545.2185722" calcext:value-type="float">
            <text:p>2242545.2185722</text:p>
          </table:table-cell>
          <table:table-cell/>
          <table:table-cell office:value-type="float" office:value="12140064" calcext:value-type="float">
            <text:p>12140064</text:p>
          </table:table-cell>
          <table:table-cell office:value-type="float" office:value="689405431.413489" calcext:value-type="float">
            <text:p>689405431.413489</text:p>
          </table:table-cell>
          <table:table-cell office:value-type="float" office:value="2279891628613552" calcext:value-type="float">
            <text:p>2279891628613552</text:p>
          </table:table-cell>
          <table:table-cell office:value-type="float" office:value="1697185288.00495" calcext:value-type="float">
            <text:p>1697185288.00495</text:p>
          </table:table-cell>
          <table:table-cell/>
          <table:table-cell office:value-type="float" office:value="13954464" calcext:value-type="float">
            <text:p>13954464</text:p>
          </table:table-cell>
          <table:table-cell office:value-type="float" office:value="2363151146.67108" calcext:value-type="float">
            <text:p>2363151146.67108</text:p>
          </table:table-cell>
          <table:table-cell office:value-type="float" office:value="7780488727038258" calcext:value-type="float">
            <text:p>7780488727038258</text:p>
          </table:table-cell>
          <table:table-cell office:value-type="float" office:value="5772893841.31652" calcext:value-type="float">
            <text:p>5772893841.31652</text:p>
          </table:table-cell>
          <table:table-cell/>
          <table:table-cell office:value-type="float" office:value="29333664" calcext:value-type="float">
            <text:p>29333664</text:p>
          </table:table-cell>
          <table:table-cell office:value-type="float" office:value="3088789051.65142" calcext:value-type="float">
            <text:p>3088789051.65142</text:p>
          </table:table-cell>
          <table:table-cell office:value-type="float" office:value="7249869012387808" calcext:value-type="float">
            <text:p>7249869012387808</text:p>
          </table:table-cell>
          <table:table-cell office:value-type="float" office:value="5383171624.38699" calcext:value-type="float">
            <text:p>5383171624.38699</text:p>
          </table:table-cell>
          <table:table-cell/>
          <table:table-cell office:value-type="float" office:value="34344864" calcext:value-type="float">
            <text:p>34344864</text:p>
          </table:table-cell>
          <table:table-cell office:value-type="float" office:value="2827232342.0132" calcext:value-type="float">
            <text:p>2827232342.0132</text:p>
          </table:table-cell>
          <table:table-cell office:value-type="float" office:value="2283087830982890" calcext:value-type="float">
            <text:p>2283087830982890</text:p>
          </table:table-cell>
          <table:table-cell office:value-type="float" office:value="1731539430.76874" calcext:value-type="float">
            <text:p>1731539430.76874</text:p>
          </table:table-cell>
          <table:table-cell/>
          <table:table-cell office:value-type="float" office:value="53875314" calcext:value-type="float">
            <text:p>53875314</text:p>
          </table:table-cell>
          <table:table-cell office:value-type="float" office:value="3532710431.10432" calcext:value-type="float">
            <text:p>3532710431.10432</text:p>
          </table:table-cell>
          <table:table-cell office:value-type="float" office:value="1.8622517672597E+015" calcext:value-type="float">
            <text:p>1.8622517672597E+015</text:p>
          </table:table-cell>
          <table:table-cell office:value-type="float" office:value="1509029671.25374" calcext:value-type="float">
            <text:p>1509029671.25374</text:p>
          </table:table-cell>
        </table:table-row>
        <table:table-row table:style-name="ro1">
          <table:table-cell office:value-type="float" office:value="18280512" calcext:value-type="float">
            <text:p>18280512</text:p>
          </table:table-cell>
          <table:table-cell office:value-type="float" office:value="2144251.59438117" calcext:value-type="float">
            <text:p>2144251.59438117</text:p>
          </table:table-cell>
          <table:table-cell office:value-type="float" office:value="554200826659.783" calcext:value-type="float">
            <text:p>554200826659.783</text:p>
          </table:table-cell>
          <table:table-cell office:value-type="float" office:value="2241929.74990431" calcext:value-type="float">
            <text:p>2241929.74990431</text:p>
          </table:table-cell>
          <table:table-cell/>
          <table:table-cell office:value-type="float" office:value="12146112" calcext:value-type="float">
            <text:p>12146112</text:p>
          </table:table-cell>
          <table:table-cell office:value-type="float" office:value="688979081.955967" calcext:value-type="float">
            <text:p>688979081.955967</text:p>
          </table:table-cell>
          <table:table-cell office:value-type="float" office:value="2.27846049081995E+015" calcext:value-type="float">
            <text:p>2.27846049081995E+015</text:p>
          </table:table-cell>
          <table:table-cell office:value-type="float" office:value="1696126494.73894" calcext:value-type="float">
            <text:p>1696126494.73894</text:p>
          </table:table-cell>
          <table:table-cell/>
          <table:table-cell office:value-type="float" office:value="13960512" calcext:value-type="float">
            <text:p>13960512</text:p>
          </table:table-cell>
          <table:table-cell office:value-type="float" office:value="2361690344.58162" calcext:value-type="float">
            <text:p>2361690344.58162</text:p>
          </table:table-cell>
          <table:table-cell office:value-type="float" office:value="7775604238457634" calcext:value-type="float">
            <text:p>7775604238457634</text:p>
          </table:table-cell>
          <table:table-cell office:value-type="float" office:value="5769283926.14226" calcext:value-type="float">
            <text:p>5769283926.14226</text:p>
          </table:table-cell>
          <table:table-cell/>
          <table:table-cell office:value-type="float" office:value="29339712" calcext:value-type="float">
            <text:p>29339712</text:p>
          </table:table-cell>
          <table:table-cell office:value-type="float" office:value="3087324118.91402" calcext:value-type="float">
            <text:p>3087324118.91402</text:p>
          </table:table-cell>
          <table:table-cell office:value-type="float" office:value="7245269649232435" calcext:value-type="float">
            <text:p>7245269649232435</text:p>
          </table:table-cell>
          <table:table-cell office:value-type="float" office:value="5379755266.54926" calcext:value-type="float">
            <text:p>5379755266.54926</text:p>
          </table:table-cell>
          <table:table-cell/>
          <table:table-cell office:value-type="float" office:value="34350912" calcext:value-type="float">
            <text:p>34350912</text:p>
          </table:table-cell>
          <table:table-cell office:value-type="float" office:value="2826306815.35523" calcext:value-type="float">
            <text:p>2826306815.35523</text:p>
          </table:table-cell>
          <table:table-cell office:value-type="float" office:value="2.28068937214913E+015" calcext:value-type="float">
            <text:p>2.28068937214913E+015</text:p>
          </table:table-cell>
          <table:table-cell office:value-type="float" office:value="1729527639.3394" calcext:value-type="float">
            <text:p>1729527639.3394</text:p>
          </table:table-cell>
          <table:table-cell/>
          <table:table-cell office:value-type="float" office:value="53881362" calcext:value-type="float">
            <text:p>53881362</text:p>
          </table:table-cell>
          <table:table-cell office:value-type="float" office:value="3531335012.68316" calcext:value-type="float">
            <text:p>3531335012.68316</text:p>
          </table:table-cell>
          <table:table-cell office:value-type="float" office:value="1.85853875798449E+015" calcext:value-type="float">
            <text:p>1.85853875798449E+015</text:p>
          </table:table-cell>
          <table:table-cell office:value-type="float" office:value="1505668798.18129" calcext:value-type="float">
            <text:p>1505668798.18129</text:p>
          </table:table-cell>
        </table:table-row>
        <table:table-row table:style-name="ro1">
          <table:table-cell office:value-type="float" office:value="18286560" calcext:value-type="float">
            <text:p>18286560</text:p>
          </table:table-cell>
          <table:table-cell office:value-type="float" office:value="2143655.64965987" calcext:value-type="float">
            <text:p>2143655.64965987</text:p>
          </table:table-cell>
          <table:table-cell office:value-type="float" office:value="553926433226.795" calcext:value-type="float">
            <text:p>553926433226.795</text:p>
          </table:table-cell>
          <table:table-cell office:value-type="float" office:value="2241314.6150166" calcext:value-type="float">
            <text:p>2241314.6150166</text:p>
          </table:table-cell>
          <table:table-cell/>
          <table:table-cell office:value-type="float" office:value="12152160" calcext:value-type="float">
            <text:p>12152160</text:p>
          </table:table-cell>
          <table:table-cell office:value-type="float" office:value="688552999.996126" calcext:value-type="float">
            <text:p>688552999.996126</text:p>
          </table:table-cell>
          <table:table-cell office:value-type="float" office:value="2277030252416055" calcext:value-type="float">
            <text:p>2277030252416055</text:p>
          </table:table-cell>
          <table:table-cell office:value-type="float" office:value="1695068365.96124" calcext:value-type="float">
            <text:p>1695068365.96124</text:p>
          </table:table-cell>
          <table:table-cell/>
          <table:table-cell office:value-type="float" office:value="13966560" calcext:value-type="float">
            <text:p>13966560</text:p>
          </table:table-cell>
          <table:table-cell office:value-type="float" office:value="2360230471.35393" calcext:value-type="float">
            <text:p>2360230471.35393</text:p>
          </table:table-cell>
          <table:table-cell office:value-type="float" office:value="7770722820301120" calcext:value-type="float">
            <text:p>7770722820301120</text:p>
          </table:table-cell>
          <table:table-cell office:value-type="float" office:value="5765676279.44956" calcext:value-type="float">
            <text:p>5765676279.44956</text:p>
          </table:table-cell>
          <table:table-cell/>
          <table:table-cell office:value-type="float" office:value="29345760" calcext:value-type="float">
            <text:p>29345760</text:p>
          </table:table-cell>
          <table:table-cell office:value-type="float" office:value="3085862544.76392" calcext:value-type="float">
            <text:p>3085862544.76392</text:p>
          </table:table-cell>
          <table:table-cell office:value-type="float" office:value="7240676156432892" calcext:value-type="float">
            <text:p>7240676156432892</text:p>
          </table:table-cell>
          <table:table-cell office:value-type="float" office:value="5376344221.93909" calcext:value-type="float">
            <text:p>5376344221.93909</text:p>
          </table:table-cell>
          <table:table-cell/>
          <table:table-cell office:value-type="float" office:value="34356960" calcext:value-type="float">
            <text:p>34356960</text:p>
          </table:table-cell>
          <table:table-cell office:value-type="float" office:value="2825391586.534" calcext:value-type="float">
            <text:p>2825391586.534</text:p>
          </table:table-cell>
          <table:table-cell office:value-type="float" office:value="2.27830870231728E+015" calcext:value-type="float">
            <text:p>2.27830870231728E+015</text:p>
          </table:table-cell>
          <table:table-cell office:value-type="float" office:value="1727533630.89348" calcext:value-type="float">
            <text:p>1727533630.89348</text:p>
          </table:table-cell>
          <table:table-cell/>
          <table:table-cell office:value-type="float" office:value="53887410" calcext:value-type="float">
            <text:p>53887410</text:p>
          </table:table-cell>
          <table:table-cell office:value-type="float" office:value="3529972995.64307" calcext:value-type="float">
            <text:p>3529972995.64307</text:p>
          </table:table-cell>
          <table:table-cell office:value-type="float" office:value="1.85485666257538E+015" calcext:value-type="float">
            <text:p>1.85485666257538E+015</text:p>
          </table:table-cell>
          <table:table-cell office:value-type="float" office:value="1502338028.79279" calcext:value-type="float">
            <text:p>1502338028.79279</text:p>
          </table:table-cell>
        </table:table-row>
        <table:table-row table:style-name="ro1">
          <table:table-cell office:value-type="float" office:value="18292608" calcext:value-type="float">
            <text:p>18292608</text:p>
          </table:table-cell>
          <table:table-cell office:value-type="float" office:value="2143060.01766269" calcext:value-type="float">
            <text:p>2143060.01766269</text:p>
          </table:table-cell>
          <table:table-cell office:value-type="float" office:value="553652276306.222" calcext:value-type="float">
            <text:p>553652276306.222</text:p>
          </table:table-cell>
          <table:table-cell office:value-type="float" office:value="2240699.80877411" calcext:value-type="float">
            <text:p>2240699.80877411</text:p>
          </table:table-cell>
          <table:table-cell/>
          <table:table-cell office:value-type="float" office:value="12158208" calcext:value-type="float">
            <text:p>12158208</text:p>
          </table:table-cell>
          <table:table-cell office:value-type="float" office:value="688127185.31769" calcext:value-type="float">
            <text:p>688127185.31769</text:p>
          </table:table-cell>
          <table:table-cell office:value-type="float" office:value="2.27560091279842E+015" calcext:value-type="float">
            <text:p>2.27560091279842E+015</text:p>
          </table:table-cell>
          <table:table-cell office:value-type="float" office:value="1694010901.21365" calcext:value-type="float">
            <text:p>1694010901.21365</text:p>
          </table:table-cell>
          <table:table-cell/>
          <table:table-cell office:value-type="float" office:value="13972608" calcext:value-type="float">
            <text:p>13972608</text:p>
          </table:table-cell>
          <table:table-cell office:value-type="float" office:value="2358771526.19964" calcext:value-type="float">
            <text:p>2358771526.19964</text:p>
          </table:table-cell>
          <table:table-cell office:value-type="float" office:value="7765844470476514" calcext:value-type="float">
            <text:p>7765844470476514</text:p>
          </table:table-cell>
          <table:table-cell office:value-type="float" office:value="5762070899.63848" calcext:value-type="float">
            <text:p>5762070899.63848</text:p>
          </table:table-cell>
          <table:table-cell/>
          <table:table-cell office:value-type="float" office:value="29351808" calcext:value-type="float">
            <text:p>29351808</text:p>
          </table:table-cell>
          <table:table-cell office:value-type="float" office:value="3084404171.56746" calcext:value-type="float">
            <text:p>3084404171.56746</text:p>
          </table:table-cell>
          <table:table-cell office:value-type="float" office:value="7236088340487213" calcext:value-type="float">
            <text:p>7236088340487213</text:p>
          </table:table-cell>
          <table:table-cell office:value-type="float" office:value="5372938285.37337" calcext:value-type="float">
            <text:p>5372938285.37337</text:p>
          </table:table-cell>
          <table:table-cell/>
          <table:table-cell office:value-type="float" office:value="34363008" calcext:value-type="float">
            <text:p>34363008</text:p>
          </table:table-cell>
          <table:table-cell office:value-type="float" office:value="2824486147.27689" calcext:value-type="float">
            <text:p>2824486147.27689</text:p>
          </table:table-cell>
          <table:table-cell office:value-type="float" office:value="2275945160303331" calcext:value-type="float">
            <text:p>2275945160303331</text:p>
          </table:table-cell>
          <table:table-cell office:value-type="float" office:value="1725556709.83909" calcext:value-type="float">
            <text:p>1725556709.83909</text:p>
          </table:table-cell>
          <table:table-cell/>
          <table:table-cell office:value-type="float" office:value="53893458" calcext:value-type="float">
            <text:p>53893458</text:p>
          </table:table-cell>
          <table:table-cell office:value-type="float" office:value="3528623938.58627" calcext:value-type="float">
            <text:p>3528623938.58627</text:p>
          </table:table-cell>
          <table:table-cell office:value-type="float" office:value="1851204819435090" calcext:value-type="float">
            <text:p>1851204819435090</text:p>
          </table:table-cell>
          <table:table-cell office:value-type="float" office:value="1499036681.95243" calcext:value-type="float">
            <text:p>1499036681.95243</text:p>
          </table:table-cell>
        </table:table-row>
        <table:table-row table:style-name="ro1">
          <table:table-cell office:value-type="float" office:value="18298656" calcext:value-type="float">
            <text:p>18298656</text:p>
          </table:table-cell>
          <table:table-cell office:value-type="float" office:value="2142464.69403374" calcext:value-type="float">
            <text:p>2142464.69403374</text:p>
          </table:table-cell>
          <table:table-cell office:value-type="float" office:value="553378351396.455" calcext:value-type="float">
            <text:p>553378351396.455</text:p>
          </table:table-cell>
          <table:table-cell office:value-type="float" office:value="2240085.32636243" calcext:value-type="float">
            <text:p>2240085.32636243</text:p>
          </table:table-cell>
          <table:table-cell/>
          <table:table-cell office:value-type="float" office:value="12164256" calcext:value-type="float">
            <text:p>12164256</text:p>
          </table:table-cell>
          <table:table-cell office:value-type="float" office:value="687701637.708531" calcext:value-type="float">
            <text:p>687701637.708531</text:p>
          </table:table-cell>
          <table:table-cell office:value-type="float" office:value="2274172471366468" calcext:value-type="float">
            <text:p>2274172471366468</text:p>
          </table:table-cell>
          <table:table-cell office:value-type="float" office:value="1692954100.04089" calcext:value-type="float">
            <text:p>1692954100.04089</text:p>
          </table:table-cell>
          <table:table-cell/>
          <table:table-cell office:value-type="float" office:value="13978656" calcext:value-type="float">
            <text:p>13978656</text:p>
          </table:table-cell>
          <table:table-cell office:value-type="float" office:value="2357313508.34558" calcext:value-type="float">
            <text:p>2357313508.34558</text:p>
          </table:table-cell>
          <table:table-cell office:value-type="float" office:value="7760969186903378" calcext:value-type="float">
            <text:p>7760969186903378</text:p>
          </table:table-cell>
          <table:table-cell office:value-type="float" office:value="5758467785.1212" calcext:value-type="float">
            <text:p>5758467785.1212</text:p>
          </table:table-cell>
          <table:table-cell/>
          <table:table-cell office:value-type="float" office:value="29357856" calcext:value-type="float">
            <text:p>29357856</text:p>
          </table:table-cell>
          <table:table-cell office:value-type="float" office:value="3082948851.77823" calcext:value-type="float">
            <text:p>3082948851.77823</text:p>
          </table:table-cell>
          <table:table-cell office:value-type="float" office:value="7231506020198756" calcext:value-type="float">
            <text:p>7231506020198756</text:p>
          </table:table-cell>
          <table:table-cell office:value-type="float" office:value="5369537264.75541" calcext:value-type="float">
            <text:p>5369537264.75541</text:p>
          </table:table-cell>
          <table:table-cell/>
          <table:table-cell office:value-type="float" office:value="34369056" calcext:value-type="float">
            <text:p>34369056</text:p>
          </table:table-cell>
          <table:table-cell office:value-type="float" office:value="2823590020.79706" calcext:value-type="float">
            <text:p>2823590020.79706</text:p>
          </table:table-cell>
          <table:table-cell office:value-type="float" office:value="2273598123691342" calcext:value-type="float">
            <text:p>2273598123691342</text:p>
          </table:table-cell>
          <table:table-cell office:value-type="float" office:value="1723596221.75093" calcext:value-type="float">
            <text:p>1723596221.75093</text:p>
          </table:table-cell>
          <table:table-cell/>
          <table:table-cell office:value-type="float" office:value="53899506" calcext:value-type="float">
            <text:p>53899506</text:p>
          </table:table-cell>
          <table:table-cell office:value-type="float" office:value="3527287424.95472" calcext:value-type="float">
            <text:p>3527287424.95472</text:p>
          </table:table-cell>
          <table:table-cell office:value-type="float" office:value="1.84758259833418E+015" calcext:value-type="float">
            <text:p>1.84758259833418E+015</text:p>
          </table:table-cell>
          <table:table-cell office:value-type="float" office:value="1495764109.69163" calcext:value-type="float">
            <text:p>1495764109.69163</text:p>
          </table:table-cell>
        </table:table-row>
        <table:table-row table:style-name="ro1">
          <table:table-cell office:value-type="float" office:value="18304704" calcext:value-type="float">
            <text:p>18304704</text:p>
          </table:table-cell>
          <table:table-cell office:value-type="float" office:value="2141869.67472203" calcext:value-type="float">
            <text:p>2141869.67472203</text:p>
          </table:table-cell>
          <table:table-cell office:value-type="float" office:value="553104654277.944" calcext:value-type="float">
            <text:p>553104654277.944</text:p>
          </table:table-cell>
          <table:table-cell office:value-type="float" office:value="2239471.16326711" calcext:value-type="float">
            <text:p>2239471.16326711</text:p>
          </table:table-cell>
          <table:table-cell/>
          <table:table-cell office:value-type="float" office:value="12170304" calcext:value-type="float">
            <text:p>12170304</text:p>
          </table:table-cell>
          <table:table-cell office:value-type="float" office:value="687276356.9603" calcext:value-type="float">
            <text:p>687276356.9603</text:p>
          </table:table-cell>
          <table:table-cell office:value-type="float" office:value="2.2727449275223E+015" calcext:value-type="float">
            <text:p>2.2727449275223E+015</text:p>
          </table:table-cell>
          <table:table-cell office:value-type="float" office:value="1691897961.99043" calcext:value-type="float">
            <text:p>1691897961.99043</text:p>
          </table:table-cell>
          <table:table-cell/>
          <table:table-cell office:value-type="float" office:value="13984704" calcext:value-type="float">
            <text:p>13984704</text:p>
          </table:table-cell>
          <table:table-cell office:value-type="float" office:value="2355856417.03246" calcext:value-type="float">
            <text:p>2355856417.03246</text:p>
          </table:table-cell>
          <table:table-cell office:value-type="float" office:value="7756096967512391" calcext:value-type="float">
            <text:p>7756096967512391</text:p>
          </table:table-cell>
          <table:table-cell office:value-type="float" office:value="5754866934.32134" calcext:value-type="float">
            <text:p>5754866934.32134</text:p>
          </table:table-cell>
          <table:table-cell/>
          <table:table-cell office:value-type="float" office:value="29363904" calcext:value-type="float">
            <text:p>29363904</text:p>
          </table:table-cell>
          <table:table-cell office:value-type="float" office:value="3081496447.28865" calcext:value-type="float">
            <text:p>3081496447.28865</text:p>
          </table:table-cell>
          <table:table-cell office:value-type="float" office:value="7226929025885704" calcext:value-type="float">
            <text:p>7226929025885704</text:p>
          </table:table-cell>
          <table:table-cell office:value-type="float" office:value="5366140980.2341" calcext:value-type="float">
            <text:p>5366140980.2341</text:p>
          </table:table-cell>
          <table:table-cell/>
          <table:table-cell office:value-type="float" office:value="34375104" calcext:value-type="float">
            <text:p>34375104</text:p>
          </table:table-cell>
          <table:table-cell office:value-type="float" office:value="2822702759.77988" calcext:value-type="float">
            <text:p>2822702759.77988</text:p>
          </table:table-cell>
          <table:table-cell office:value-type="float" office:value="2271267006373694" calcext:value-type="float">
            <text:p>2271267006373694</text:p>
          </table:table-cell>
          <table:table-cell office:value-type="float" office:value="1721651550.75487" calcext:value-type="float">
            <text:p>1721651550.75487</text:p>
          </table:table-cell>
          <table:table-cell/>
          <table:table-cell office:value-type="float" office:value="53905554" calcext:value-type="float">
            <text:p>53905554</text:p>
          </table:table-cell>
          <table:table-cell office:value-type="float" office:value="3525963061.464" calcext:value-type="float">
            <text:p>3525963061.464</text:p>
          </table:table-cell>
          <table:table-cell office:value-type="float" office:value="1.84398939849106E+015" calcext:value-type="float">
            <text:p>1.84398939849106E+015</text:p>
          </table:table-cell>
          <table:table-cell office:value-type="float" office:value="1492519695.16887" calcext:value-type="float">
            <text:p>1492519695.16887</text:p>
          </table:table-cell>
        </table:table-row>
        <table:table-row table:style-name="ro1">
          <table:table-cell office:value-type="float" office:value="18310752" calcext:value-type="float">
            <text:p>18310752</text:p>
          </table:table-cell>
          <table:table-cell office:value-type="float" office:value="2141274.95595777" calcext:value-type="float">
            <text:p>2141274.95595777</text:p>
          </table:table-cell>
          <table:table-cell office:value-type="float" office:value="552831180995.096" calcext:value-type="float">
            <text:p>552831180995.096</text:p>
          </table:table-cell>
          <table:table-cell office:value-type="float" office:value="2238857.31525443" calcext:value-type="float">
            <text:p>2238857.31525443</text:p>
          </table:table-cell>
          <table:table-cell/>
          <table:table-cell office:value-type="float" office:value="12176352" calcext:value-type="float">
            <text:p>12176352</text:p>
          </table:table-cell>
          <table:table-cell office:value-type="float" office:value="686851342.868088" calcext:value-type="float">
            <text:p>686851342.868088</text:p>
          </table:table-cell>
          <table:table-cell office:value-type="float" office:value="2271318280670550" calcext:value-type="float">
            <text:p>2271318280670550</text:p>
          </table:table-cell>
          <table:table-cell office:value-type="float" office:value="1690842486.61232" calcext:value-type="float">
            <text:p>1690842486.61232</text:p>
          </table:table-cell>
          <table:table-cell/>
          <table:table-cell office:value-type="float" office:value="13990752" calcext:value-type="float">
            <text:p>13990752</text:p>
          </table:table-cell>
          <table:table-cell office:value-type="float" office:value="2354400251.51373" calcext:value-type="float">
            <text:p>2354400251.51373</text:p>
          </table:table-cell>
          <table:table-cell office:value-type="float" office:value="7751227810244697" calcext:value-type="float">
            <text:p>7751227810244697</text:p>
          </table:table-cell>
          <table:table-cell office:value-type="float" office:value="5751268345.67324" calcext:value-type="float">
            <text:p>5751268345.67324</text:p>
          </table:table-cell>
          <table:table-cell/>
          <table:table-cell office:value-type="float" office:value="29369952" calcext:value-type="float">
            <text:p>29369952</text:p>
          </table:table-cell>
          <table:table-cell office:value-type="float" office:value="3080046828.82321" calcext:value-type="float">
            <text:p>3080046828.82321</text:p>
          </table:table-cell>
          <table:table-cell office:value-type="float" office:value="7222357198641090" calcext:value-type="float">
            <text:p>7222357198641090</text:p>
          </table:table-cell>
          <table:table-cell office:value-type="float" office:value="5362749263.41711" calcext:value-type="float">
            <text:p>5362749263.41711</text:p>
          </table:table-cell>
          <table:table-cell/>
          <table:table-cell office:value-type="float" office:value="34381152" calcext:value-type="float">
            <text:p>34381152</text:p>
          </table:table-cell>
          <table:table-cell office:value-type="float" office:value="2821823944.49873" calcext:value-type="float">
            <text:p>2821823944.49873</text:p>
          </table:table-cell>
          <table:table-cell office:value-type="float" office:value="2.26895125624917E+015" calcext:value-type="float">
            <text:p>2.26895125624917E+015</text:p>
          </table:table-cell>
          <table:table-cell office:value-type="float" office:value="1719722117.08032" calcext:value-type="float">
            <text:p>1719722117.08032</text:p>
          </table:table-cell>
          <table:table-cell/>
          <table:table-cell office:value-type="float" office:value="53911602" calcext:value-type="float">
            <text:p>53911602</text:p>
          </table:table-cell>
          <table:table-cell office:value-type="float" office:value="3524650476.63753" calcext:value-type="float">
            <text:p>3524650476.63753</text:p>
          </table:table-cell>
          <table:table-cell office:value-type="float" office:value="1.8404246467747E+015" calcext:value-type="float">
            <text:p>1.8404246467747E+015</text:p>
          </table:table-cell>
          <table:table-cell office:value-type="float" office:value="1489302850.75972" calcext:value-type="float">
            <text:p>1489302850.75972</text:p>
          </table:table-cell>
        </table:table-row>
        <table:table-row table:style-name="ro1">
          <table:table-cell office:value-type="float" office:value="18316800" calcext:value-type="float">
            <text:p>18316800</text:p>
          </table:table-cell>
          <table:table-cell office:value-type="float" office:value="2140680.53423074" calcext:value-type="float">
            <text:p>2140680.53423074</text:p>
          </table:table-cell>
          <table:table-cell office:value-type="float" office:value="552557927839.326" calcext:value-type="float">
            <text:p>552557927839.326</text:p>
          </table:table-cell>
          <table:table-cell office:value-type="float" office:value="2238243.77835334" calcext:value-type="float">
            <text:p>2238243.77835334</text:p>
          </table:table-cell>
          <table:table-cell/>
          <table:table-cell office:value-type="float" office:value="12182400" calcext:value-type="float">
            <text:p>12182400</text:p>
          </table:table-cell>
          <table:table-cell office:value-type="float" office:value="686426595.230131" calcext:value-type="float">
            <text:p>686426595.230131</text:p>
          </table:table-cell>
          <table:table-cell office:value-type="float" office:value="2269892530218272" calcext:value-type="float">
            <text:p>2269892530218272</text:p>
          </table:table-cell>
          <table:table-cell office:value-type="float" office:value="1689787673.45904" calcext:value-type="float">
            <text:p>1689787673.45904</text:p>
          </table:table-cell>
          <table:table-cell/>
          <table:table-cell office:value-type="float" office:value="13996800" calcext:value-type="float">
            <text:p>13996800</text:p>
          </table:table-cell>
          <table:table-cell office:value-type="float" office:value="2352945011.0545" calcext:value-type="float">
            <text:p>2352945011.0545</text:p>
          </table:table-cell>
          <table:table-cell office:value-type="float" office:value="7746361713051323" calcext:value-type="float">
            <text:p>7746361713051323</text:p>
          </table:table-cell>
          <table:table-cell office:value-type="float" office:value="5747672017.62137" calcext:value-type="float">
            <text:p>5747672017.62137</text:p>
          </table:table-cell>
          <table:table-cell/>
          <table:table-cell office:value-type="float" office:value="29376000" calcext:value-type="float">
            <text:p>29376000</text:p>
          </table:table-cell>
          <table:table-cell office:value-type="float" office:value="3078599875.37075" calcext:value-type="float">
            <text:p>3078599875.37075</text:p>
          </table:table-cell>
          <table:table-cell office:value-type="float" office:value="7217790389640605" calcext:value-type="float">
            <text:p>7217790389640605</text:p>
          </table:table-cell>
          <table:table-cell office:value-type="float" office:value="5359361956.63454" calcext:value-type="float">
            <text:p>5359361956.63454</text:p>
          </table:table-cell>
          <table:table-cell/>
          <table:table-cell office:value-type="float" office:value="34387200" calcext:value-type="float">
            <text:p>34387200</text:p>
          </table:table-cell>
          <table:table-cell office:value-type="float" office:value="2820953181.05178" calcext:value-type="float">
            <text:p>2820953181.05178</text:p>
          </table:table-cell>
          <table:table-cell office:value-type="float" office:value="2.26665035306874E+015" calcext:value-type="float">
            <text:p>2.26665035306874E+015</text:p>
          </table:table-cell>
          <table:table-cell office:value-type="float" office:value="1717807374.76975" calcext:value-type="float">
            <text:p>1717807374.76975</text:p>
          </table:table-cell>
          <table:table-cell/>
          <table:table-cell office:value-type="float" office:value="53917650" calcext:value-type="float">
            <text:p>53917650</text:p>
          </table:table-cell>
          <table:table-cell office:value-type="float" office:value="3523349319.43486" calcext:value-type="float">
            <text:p>3523349319.43486</text:p>
          </table:table-cell>
          <table:table-cell office:value-type="float" office:value="1836887796021899" calcext:value-type="float">
            <text:p>1836887796021899</text:p>
          </table:table-cell>
          <table:table-cell office:value-type="float" office:value="1486113016.26901" calcext:value-type="float">
            <text:p>1486113016.26901</text:p>
          </table:table-cell>
        </table:table-row>
      </table:table>
      <table:table table:name="Sheet3" table:style-name="ta1">
        <table:table-column table:style-name="co1" table:number-columns-repeated="7" table:default-cell-style-name="Default"/>
        <table:table-row table:style-name="ro1">
          <table:table-cell table:formula="of:=[$Sheet2.A1]-[$Sheet2.$A$1]" office:value-type="float" office:value="0" calcext:value-type="float">
            <text:p>0</text:p>
          </table:table-cell>
          <table:table-cell table:formula="of:=[$Sheet2.C1]*1.60218E-016" office:value-type="float" office:value="0.0000943531105214447" calcext:value-type="float">
            <text:p>9.43531105214447E-05</text:p>
          </table:table-cell>
          <table:table-cell table:formula="of:=[$Sheet2.H1]*1.60218E-016" office:value-type="float" office:value="0.387260700059716" calcext:value-type="float">
            <text:p>0.387260700059716</text:p>
          </table:table-cell>
          <table:table-cell table:formula="of:=[$Sheet2.M1]*1.60218E-016" office:value-type="float" office:value="1.32326909559561" calcext:value-type="float">
            <text:p>1.32326909559561</text:p>
          </table:table-cell>
          <table:table-cell table:formula="of:=[$Sheet2.R1]*1.60218E-016" office:value-type="float" office:value="1.29341811545063" calcext:value-type="float">
            <text:p>1.29341811545063</text:p>
          </table:table-cell>
          <table:table-cell table:formula="of:=[$Sheet2.W1]*1.60218E-016" office:value-type="float" office:value="0.604782740835327" calcext:value-type="float">
            <text:p>0.604782740835327</text:p>
          </table:table-cell>
          <table:table-cell table:formula="of:=[$Sheet2.AB1]*1.60218E-016" office:value-type="float" office:value="0.574487867083338" calcext:value-type="float">
            <text:p>0.574487867083338</text:p>
          </table:table-cell>
        </table:table-row>
        <table:table-row table:style-name="ro1">
          <table:table-cell table:formula="of:=[$Sheet2.A2]-[$Sheet2.$A$1]" office:value-type="float" office:value="6048" calcext:value-type="float">
            <text:p>6048</text:p>
          </table:table-cell>
          <table:table-cell table:formula="of:=[$Sheet2.C1]*1.60218E-016" office:value-type="float" office:value="0.0000943531105214447" calcext:value-type="float">
            <text:p>9.43531105214447E-05</text:p>
          </table:table-cell>
          <table:table-cell table:formula="of:=[$Sheet2.H2]*1.60218E-016" office:value-type="float" office:value="0.387012652282798" calcext:value-type="float">
            <text:p>0.387012652282798</text:p>
          </table:table-cell>
          <table:table-cell table:formula="of:=[$Sheet2.M2]*1.60218E-016" office:value-type="float" office:value="1.32075965349297" calcext:value-type="float">
            <text:p>1.32075965349297</text:p>
          </table:table-cell>
          <table:table-cell table:formula="of:=[$Sheet2.R2]*1.60218E-016" office:value-type="float" office:value="1.28272318161736" calcext:value-type="float">
            <text:p>1.28272318161736</text:p>
          </table:table-cell>
          <table:table-cell table:formula="of:=[$Sheet2.W2]*1.60218E-016" office:value-type="float" office:value="0.569073575818626" calcext:value-type="float">
            <text:p>0.569073575818626</text:p>
          </table:table-cell>
          <table:table-cell table:formula="of:=[$Sheet2.AB2]*1.60218E-016" office:value-type="float" office:value="0.501257066237265" calcext:value-type="float">
            <text:p>0.501257066237265</text:p>
          </table:table-cell>
        </table:table-row>
        <table:table-row table:style-name="ro1">
          <table:table-cell table:formula="of:=[$Sheet2.A3]-[$Sheet2.$A$1]" office:value-type="float" office:value="12096" calcext:value-type="float">
            <text:p>12096</text:p>
          </table:table-cell>
          <table:table-cell table:formula="of:=[$Sheet2.C3]* 1.60218E-016" office:value-type="float" office:value="0.0000940999358842444" calcext:value-type="float">
            <text:p>9.40999358842444E-05</text:p>
          </table:table-cell>
          <table:table-cell table:formula="of:=[$Sheet2.H3]*1.60218E-016" office:value-type="float" office:value="0.386769127536155" calcext:value-type="float">
            <text:p>0.386769127536155</text:p>
          </table:table-cell>
          <table:table-cell table:formula="of:=[$Sheet2.M3]*1.60218E-016" office:value-type="float" office:value="1.3199268531275" calcext:value-type="float">
            <text:p>1.3199268531275</text:p>
          </table:table-cell>
          <table:table-cell table:formula="of:=[$Sheet2.R3]*1.60218E-016" office:value-type="float" office:value="1.27858267787151" calcext:value-type="float">
            <text:p>1.27858267787151</text:p>
          </table:table-cell>
          <table:table-cell table:formula="of:=[$Sheet2.W3]*1.60218E-016" office:value-type="float" office:value="0.557444797416328" calcext:value-type="float">
            <text:p>0.557444797416328</text:p>
          </table:table-cell>
          <table:table-cell table:formula="of:=[$Sheet2.AB3]*1.60218E-016" office:value-type="float" office:value="0.489949298005026" calcext:value-type="float">
            <text:p>0.489949298005026</text:p>
          </table:table-cell>
        </table:table-row>
        <table:table-row table:style-name="ro1">
          <table:table-cell table:formula="of:=[$Sheet2.A4]-[$Sheet2.$A$1]" office:value-type="float" office:value="18144" calcext:value-type="float">
            <text:p>18144</text:p>
          </table:table-cell>
          <table:table-cell table:formula="of:=[$Sheet2.C4]* 1.60218E-016" office:value-type="float" office:value="0.0000939806533934347" calcext:value-type="float">
            <text:p>9.39806533934347E-05</text:p>
          </table:table-cell>
          <table:table-cell table:formula="of:=[$Sheet2.H4]*1.60218E-016" office:value-type="float" office:value="0.386525797090301" calcext:value-type="float">
            <text:p>0.386525797090301</text:p>
          </table:table-cell>
          <table:table-cell table:formula="of:=[$Sheet2.M4]*1.60218E-016" office:value-type="float" office:value="1.31909557367573" calcext:value-type="float">
            <text:p>1.31909557367573</text:p>
          </table:table-cell>
          <table:table-cell table:formula="of:=[$Sheet2.R4]*1.60218E-016" office:value-type="float" office:value="1.27466689680491" calcext:value-type="float">
            <text:p>1.27466689680491</text:p>
          </table:table-cell>
          <table:table-cell table:formula="of:=[$Sheet2.W4]*1.60218E-016" office:value-type="float" office:value="0.547038737980882" calcext:value-type="float">
            <text:p>0.547038737980882</text:p>
          </table:table-cell>
          <table:table-cell table:formula="of:=[$Sheet2.AB4]*1.60218E-016" office:value-type="float" office:value="0.480989778181488" calcext:value-type="float">
            <text:p>0.480989778181488</text:p>
          </table:table-cell>
        </table:table-row>
        <table:table-row table:style-name="ro1">
          <table:table-cell table:formula="of:=[$Sheet2.A5]-[$Sheet2.$A$1]" office:value-type="float" office:value="24192" calcext:value-type="float">
            <text:p>24192</text:p>
          </table:table-cell>
          <table:table-cell table:formula="of:=[$Sheet2.C5]* 1.60218E-016" office:value-type="float" office:value="0.0000938658689944121" calcext:value-type="float">
            <text:p>9.38658689944121E-05</text:p>
          </table:table-cell>
          <table:table-cell table:formula="of:=[$Sheet2.H5]*1.60218E-016" office:value-type="float" office:value="0.386282651273088" calcext:value-type="float">
            <text:p>0.386282651273088</text:p>
          </table:table-cell>
          <table:table-cell table:formula="of:=[$Sheet2.M5]*1.60218E-016" office:value-type="float" office:value="1.31826514191926" calcext:value-type="float">
            <text:p>1.31826514191926</text:p>
          </table:table-cell>
          <table:table-cell table:formula="of:=[$Sheet2.R5]*1.60218E-016" office:value-type="float" office:value="1.2709568736401" calcext:value-type="float">
            <text:p>1.2709568736401</text:p>
          </table:table-cell>
          <table:table-cell table:formula="of:=[$Sheet2.W5]*1.60218E-016" office:value-type="float" office:value="0.537320348787488" calcext:value-type="float">
            <text:p>0.537320348787488</text:p>
          </table:table-cell>
          <table:table-cell table:formula="of:=[$Sheet2.AB5]*1.60218E-016" office:value-type="float" office:value="0.472671307416097" calcext:value-type="float">
            <text:p>0.472671307416097</text:p>
          </table:table-cell>
        </table:table-row>
        <table:table-row table:style-name="ro1">
          <table:table-cell table:formula="of:=[$Sheet2.A6]-[$Sheet2.$A$1]" office:value-type="float" office:value="30240" calcext:value-type="float">
            <text:p>30240</text:p>
          </table:table-cell>
          <table:table-cell table:formula="of:=[$Sheet2.C6]* 1.60218E-016" office:value-type="float" office:value="0.0000937553215948308" calcext:value-type="float">
            <text:p>9.37553215948308E-05</text:p>
          </table:table-cell>
          <table:table-cell table:formula="of:=[$Sheet2.H6]*1.60218E-016" office:value-type="float" office:value="0.38603968687048" calcext:value-type="float">
            <text:p>0.38603968687048</text:p>
          </table:table-cell>
          <table:table-cell table:formula="of:=[$Sheet2.M6]*1.60218E-016" office:value-type="float" office:value="1.31743540398125" calcext:value-type="float">
            <text:p>1.31743540398125</text:p>
          </table:table-cell>
          <table:table-cell table:formula="of:=[$Sheet2.R6]*1.60218E-016" office:value-type="float" office:value="1.26743797646859" calcext:value-type="float">
            <text:p>1.26743797646859</text:p>
          </table:table-cell>
          <table:table-cell table:formula="of:=[$Sheet2.W6]*1.60218E-016" office:value-type="float" office:value="0.52821690671097" calcext:value-type="float">
            <text:p>0.52821690671097</text:p>
          </table:table-cell>
          <table:table-cell table:formula="of:=[$Sheet2.AB6]*1.60218E-016" office:value-type="float" office:value="0.464871977517394" calcext:value-type="float">
            <text:p>0.464871977517394</text:p>
          </table:table-cell>
        </table:table-row>
        <table:table-row table:style-name="ro1">
          <table:table-cell table:formula="of:=[$Sheet2.A7]-[$Sheet2.$A$1]" office:value-type="float" office:value="36288" calcext:value-type="float">
            <text:p>36288</text:p>
          </table:table-cell>
          <table:table-cell table:formula="of:=[$Sheet2.C7]* 1.60218E-016" office:value-type="float" office:value="0.0000936487637371571" calcext:value-type="float">
            <text:p>9.36487637371571E-05</text:p>
          </table:table-cell>
          <table:table-cell table:formula="of:=[$Sheet2.H7]*1.60218E-016" office:value-type="float" office:value="0.385796902100421" calcext:value-type="float">
            <text:p>0.385796902100421</text:p>
          </table:table-cell>
          <table:table-cell table:formula="of:=[$Sheet2.M7]*1.60218E-016" office:value-type="float" office:value="1.31660632041949" calcext:value-type="float">
            <text:p>1.31660632041949</text:p>
          </table:table-cell>
          <table:table-cell table:formula="of:=[$Sheet2.R7]*1.60218E-016" office:value-type="float" office:value="1.26409722991637" calcext:value-type="float">
            <text:p>1.26409722991637</text:p>
          </table:table-cell>
          <table:table-cell table:formula="of:=[$Sheet2.W7]*1.60218E-016" office:value-type="float" office:value="0.519680526337445" calcext:value-type="float">
            <text:p>0.519680526337445</text:p>
          </table:table-cell>
          <table:table-cell table:formula="of:=[$Sheet2.AB7]*1.60218E-016" office:value-type="float" office:value="0.457540849302672" calcext:value-type="float">
            <text:p>0.457540849302672</text:p>
          </table:table-cell>
        </table:table-row>
        <table:table-row table:style-name="ro1">
          <table:table-cell table:formula="of:=[$Sheet2.A8]-[$Sheet2.$A$1]" office:value-type="float" office:value="42336" calcext:value-type="float">
            <text:p>42336</text:p>
          </table:table-cell>
          <table:table-cell table:formula="of:=[$Sheet2.C8]* 1.60218E-016" office:value-type="float" office:value="0.0000935459611000522" calcext:value-type="float">
            <text:p>9.35459611000522E-05</text:p>
          </table:table-cell>
          <table:table-cell table:formula="of:=[$Sheet2.H8]*1.60218E-016" office:value-type="float" office:value="0.385554295511281" calcext:value-type="float">
            <text:p>0.385554295511281</text:p>
          </table:table-cell>
          <table:table-cell table:formula="of:=[$Sheet2.M8]*1.60218E-016" office:value-type="float" office:value="1.31577787720224" calcext:value-type="float">
            <text:p>1.31577787720224</text:p>
          </table:table-cell>
          <table:table-cell table:formula="of:=[$Sheet2.R8]*1.60218E-016" office:value-type="float" office:value="1.26092279551033" calcext:value-type="float">
            <text:p>1.26092279551033</text:p>
          </table:table-cell>
          <table:table-cell table:formula="of:=[$Sheet2.W8]*1.60218E-016" office:value-type="float" office:value="0.511669870770122" calcext:value-type="float">
            <text:p>0.511669870770122</text:p>
          </table:table-cell>
          <table:table-cell table:formula="of:=[$Sheet2.AB8]*1.60218E-016" office:value-type="float" office:value="0.450638028598878" calcext:value-type="float">
            <text:p>0.450638028598878</text:p>
          </table:table-cell>
        </table:table-row>
        <table:table-row table:style-name="ro1">
          <table:table-cell table:formula="of:=[$Sheet2.A9]-[$Sheet2.$A$1]" office:value-type="float" office:value="48384" calcext:value-type="float">
            <text:p>48384</text:p>
          </table:table-cell>
          <table:table-cell table:formula="of:=[$Sheet2.C9]* 1.60218E-016" office:value-type="float" office:value="0.0000934466919864331" calcext:value-type="float">
            <text:p>9.34466919864331E-05</text:p>
          </table:table-cell>
          <table:table-cell table:formula="of:=[$Sheet2.H9]*1.60218E-016" office:value-type="float" office:value="0.385311865744068" calcext:value-type="float">
            <text:p>0.385311865744068</text:p>
          </table:table-cell>
          <table:table-cell table:formula="of:=[$Sheet2.M9]*1.60218E-016" office:value-type="float" office:value="1.3149500660931" calcext:value-type="float">
            <text:p>1.3149500660931</text:p>
          </table:table-cell>
          <table:table-cell table:formula="of:=[$Sheet2.R9]*1.60218E-016" office:value-type="float" office:value="1.25790375723051" calcext:value-type="float">
            <text:p>1.25790375723051</text:p>
          </table:table-cell>
          <table:table-cell table:formula="of:=[$Sheet2.W9]*1.60218E-016" office:value-type="float" office:value="0.504148109813471" calcext:value-type="float">
            <text:p>0.504148109813471</text:p>
          </table:table-cell>
          <table:table-cell table:formula="of:=[$Sheet2.AB9]*1.60218E-016" office:value-type="float" office:value="0.444129931376125" calcext:value-type="float">
            <text:p>0.444129931376125</text:p>
          </table:table-cell>
        </table:table-row>
        <table:table-row table:style-name="ro1">
          <table:table-cell table:formula="of:=[$Sheet2.A10]-[$Sheet2.$A$1]" office:value-type="float" office:value="54432" calcext:value-type="float">
            <text:p>54432</text:p>
          </table:table-cell>
          <table:table-cell table:formula="of:=[$Sheet2.C10]* 1.60218E-016" office:value-type="float" office:value="0.0000933507468045196" calcext:value-type="float">
            <text:p>9.33507468045196E-05</text:p>
          </table:table-cell>
          <table:table-cell table:formula="of:=[$Sheet2.H10]*1.60218E-016" office:value-type="float" office:value="0.38506961148397" calcext:value-type="float">
            <text:p>0.38506961148397</text:p>
          </table:table-cell>
          <table:table-cell table:formula="of:=[$Sheet2.M10]*1.60218E-016" office:value-type="float" office:value="1.31412288033095" calcext:value-type="float">
            <text:p>1.31412288033095</text:p>
          </table:table-cell>
          <table:table-cell table:formula="of:=[$Sheet2.R10]*1.60218E-016" office:value-type="float" office:value="1.25502999667401" calcext:value-type="float">
            <text:p>1.25502999667401</text:p>
          </table:table-cell>
          <table:table-cell table:formula="of:=[$Sheet2.W10]*1.60218E-016" office:value-type="float" office:value="0.497081941709914" calcext:value-type="float">
            <text:p>0.497081941709914</text:p>
          </table:table-cell>
          <table:table-cell table:formula="of:=[$Sheet2.AB10]*1.60218E-016" office:value-type="float" office:value="0.437987473603152" calcext:value-type="float">
            <text:p>0.437987473603152</text:p>
          </table:table-cell>
        </table:table-row>
        <table:table-row table:style-name="ro1">
          <table:table-cell table:formula="of:=[$Sheet2.A11]-[$Sheet2.$A$1]" office:value-type="float" office:value="60480" calcext:value-type="float">
            <text:p>60480</text:p>
          </table:table-cell>
          <table:table-cell table:formula="of:=[$Sheet2.C11]* 1.60218E-016" office:value-type="float" office:value="0.0000932579275471102" calcext:value-type="float">
            <text:p>9.32579275471102E-05</text:p>
          </table:table-cell>
          <table:table-cell table:formula="of:=[$Sheet2.H11]*1.60218E-016" office:value-type="float" office:value="0.384827531452754" calcext:value-type="float">
            <text:p>0.384827531452754</text:p>
          </table:table-cell>
          <table:table-cell table:formula="of:=[$Sheet2.M11]*1.60218E-016" office:value-type="float" office:value="1.31329631367893" calcext:value-type="float">
            <text:p>1.31329631367893</text:p>
          </table:table-cell>
          <table:table-cell table:formula="of:=[$Sheet2.R11]*1.60218E-016" office:value-type="float" office:value="1.25229210536661" calcext:value-type="float">
            <text:p>1.25229210536661</text:p>
          </table:table-cell>
          <table:table-cell table:formula="of:=[$Sheet2.W11]*1.60218E-016" office:value-type="float" office:value="0.490440942823974" calcext:value-type="float">
            <text:p>0.490440942823974</text:p>
          </table:table-cell>
          <table:table-cell table:formula="of:=[$Sheet2.AB11]*1.60218E-016" office:value-type="float" office:value="0.432184930738504" calcext:value-type="float">
            <text:p>0.432184930738504</text:p>
          </table:table-cell>
        </table:table-row>
        <table:table-row table:style-name="ro1">
          <table:table-cell table:formula="of:=[$Sheet2.A12]-[$Sheet2.$A$1]" office:value-type="float" office:value="66528" calcext:value-type="float">
            <text:p>66528</text:p>
          </table:table-cell>
          <table:table-cell table:formula="of:=[$Sheet2.C12]* 1.60218E-016" office:value-type="float" office:value="0.0000931680472734227" calcext:value-type="float">
            <text:p>9.31680472734227E-05</text:p>
          </table:table-cell>
          <table:table-cell table:formula="of:=[$Sheet2.H12]*1.60218E-016" office:value-type="float" office:value="0.384585624409404" calcext:value-type="float">
            <text:p>0.384585624409404</text:p>
          </table:table-cell>
          <table:table-cell table:formula="of:=[$Sheet2.M12]*1.60218E-016" office:value-type="float" office:value="1.31247036021428" calcext:value-type="float">
            <text:p>1.31247036021428</text:p>
          </table:table-cell>
          <table:table-cell table:formula="of:=[$Sheet2.R12]*1.60218E-016" office:value-type="float" office:value="1.24968131711412" calcext:value-type="float">
            <text:p>1.24968131711412</text:p>
          </table:table-cell>
          <table:table-cell table:formula="of:=[$Sheet2.W12]*1.60218E-016" office:value-type="float" office:value="0.484197114037485" calcext:value-type="float">
            <text:p>0.484197114037485</text:p>
          </table:table-cell>
          <table:table-cell table:formula="of:=[$Sheet2.AB12]*1.60218E-016" office:value-type="float" office:value="0.426699181206351" calcext:value-type="float">
            <text:p>0.426699181206351</text:p>
          </table:table-cell>
        </table:table-row>
        <table:table-row table:style-name="ro1">
          <table:table-cell table:formula="of:=[$Sheet2.A13]-[$Sheet2.$A$1]" office:value-type="float" office:value="72576" calcext:value-type="float">
            <text:p>72576</text:p>
          </table:table-cell>
          <table:table-cell table:formula="of:=[$Sheet2.C13]* 1.60218E-016" office:value-type="float" office:value="0.0000930809295970432" calcext:value-type="float">
            <text:p>9.30809295970432E-05</text:p>
          </table:table-cell>
          <table:table-cell table:formula="of:=[$Sheet2.H13]*1.60218E-016" office:value-type="float" office:value="0.384343889151963" calcext:value-type="float">
            <text:p>0.384343889151963</text:p>
          </table:table-cell>
          <table:table-cell table:formula="of:=[$Sheet2.M13]*1.60218E-016" office:value-type="float" office:value="1.31164501428008" calcext:value-type="float">
            <text:p>1.31164501428008</text:p>
          </table:table-cell>
          <table:table-cell table:formula="of:=[$Sheet2.R13]*1.60218E-016" office:value-type="float" office:value="1.24718945296252" calcext:value-type="float">
            <text:p>1.24718945296252</text:p>
          </table:table-cell>
          <table:table-cell table:formula="of:=[$Sheet2.W13]*1.60218E-016" office:value-type="float" office:value="0.478324554042043" calcext:value-type="float">
            <text:p>0.478324554042043</text:p>
          </table:table-cell>
          <table:table-cell table:formula="of:=[$Sheet2.AB13]*1.60218E-016" office:value-type="float" office:value="0.421509194721139" calcext:value-type="float">
            <text:p>0.421509194721139</text:p>
          </table:table-cell>
        </table:table-row>
        <table:table-row table:style-name="ro1">
          <table:table-cell table:formula="of:=[$Sheet2.A14]-[$Sheet2.$A$1]" office:value-type="float" office:value="78624" calcext:value-type="float">
            <text:p>78624</text:p>
          </table:table-cell>
          <table:table-cell table:formula="of:=[$Sheet2.C14]* 1.60218E-016" office:value-type="float" office:value="0.0000929964081828608" calcext:value-type="float">
            <text:p>9.29964081828608E-05</text:p>
          </table:table-cell>
          <table:table-cell table:formula="of:=[$Sheet2.H14]*1.60218E-016" office:value-type="float" office:value="0.384102324519078" calcext:value-type="float">
            <text:p>0.384102324519078</text:p>
          </table:table-cell>
          <table:table-cell table:formula="of:=[$Sheet2.M14]*1.60218E-016" office:value-type="float" office:value="1.31082027047148" calcext:value-type="float">
            <text:p>1.31082027047148</text:p>
          </table:table-cell>
          <table:table-cell table:formula="of:=[$Sheet2.R14]*1.60218E-016" office:value-type="float" office:value="1.24480887475437" calcext:value-type="float">
            <text:p>1.24480887475437</text:p>
          </table:table-cell>
          <table:table-cell table:formula="of:=[$Sheet2.W14]*1.60218E-016" office:value-type="float" office:value="0.472799215743546" calcext:value-type="float">
            <text:p>0.472799215743546</text:p>
          </table:table-cell>
          <table:table-cell table:formula="of:=[$Sheet2.AB14]*1.60218E-016" office:value-type="float" office:value="0.416595678387305" calcext:value-type="float">
            <text:p>0.416595678387305</text:p>
          </table:table-cell>
        </table:table-row>
        <table:table-row table:style-name="ro1">
          <table:table-cell table:formula="of:=[$Sheet2.A15]-[$Sheet2.$A$1]" office:value-type="float" office:value="84672" calcext:value-type="float">
            <text:p>84672</text:p>
          </table:table-cell>
          <table:table-cell table:formula="of:=[$Sheet2.C15]* 1.60218E-016" office:value-type="float" office:value="0.0000929143262552808" calcext:value-type="float">
            <text:p>9.29143262552808E-05</text:p>
          </table:table-cell>
          <table:table-cell table:formula="of:=[$Sheet2.H15]*1.60218E-016" office:value-type="float" office:value="0.383860929391049" calcext:value-type="float">
            <text:p>0.383860929391049</text:p>
          </table:table-cell>
          <table:table-cell table:formula="of:=[$Sheet2.M15]*1.60218E-016" office:value-type="float" office:value="1.30999612362864" calcext:value-type="float">
            <text:p>1.30999612362864</text:p>
          </table:table-cell>
          <table:table-cell table:formula="of:=[$Sheet2.R15]*1.60218E-016" office:value-type="float" office:value="1.24253244484624" calcext:value-type="float">
            <text:p>1.24253244484624</text:p>
          </table:table-cell>
          <table:table-cell table:formula="of:=[$Sheet2.W15]*1.60218E-016" office:value-type="float" office:value="0.467598717846016" calcext:value-type="float">
            <text:p>0.467598717846016</text:p>
          </table:table-cell>
          <table:table-cell table:formula="of:=[$Sheet2.AB15]*1.60218E-016" office:value-type="float" office:value="0.411940825081694" calcext:value-type="float">
            <text:p>0.411940825081694</text:p>
          </table:table-cell>
        </table:table-row>
        <table:table-row table:style-name="ro1">
          <table:table-cell table:formula="of:=[$Sheet2.A16]-[$Sheet2.$A$1]" office:value-type="float" office:value="90720" calcext:value-type="float">
            <text:p>90720</text:p>
          </table:table-cell>
          <table:table-cell table:formula="of:=[$Sheet2.C16]* 1.60218E-016" office:value-type="float" office:value="0.0000928345361195229" calcext:value-type="float">
            <text:p>9.28345361195229E-05</text:p>
          </table:table-cell>
          <table:table-cell table:formula="of:=[$Sheet2.H16]*1.60218E-016" office:value-type="float" office:value="0.383619702690386" calcext:value-type="float">
            <text:p>0.383619702690386</text:p>
          </table:table-cell>
          <table:table-cell table:formula="of:=[$Sheet2.M16]*1.60218E-016" office:value-type="float" office:value="1.30917256883042" calcext:value-type="float">
            <text:p>1.30917256883042</text:p>
          </table:table-cell>
          <table:table-cell table:formula="of:=[$Sheet2.R16]*1.60218E-016" office:value-type="float" office:value="1.24035349042744" calcext:value-type="float">
            <text:p>1.24035349042744</text:p>
          </table:table-cell>
          <table:table-cell table:formula="of:=[$Sheet2.W16]*1.60218E-016" office:value-type="float" office:value="0.462702193703244" calcext:value-type="float">
            <text:p>0.462702193703244</text:p>
          </table:table-cell>
          <table:table-cell table:formula="of:=[$Sheet2.AB16]*1.60218E-016" office:value-type="float" office:value="0.407528128672906" calcext:value-type="float">
            <text:p>0.407528128672906</text:p>
          </table:table-cell>
        </table:table-row>
        <table:table-row table:style-name="ro1">
          <table:table-cell table:formula="of:=[$Sheet2.A17]-[$Sheet2.$A$1]" office:value-type="float" office:value="96768" calcext:value-type="float">
            <text:p>96768</text:p>
          </table:table-cell>
          <table:table-cell table:formula="of:=[$Sheet2.C17]* 1.60218E-016" office:value-type="float" office:value="0.0000927568986973873" calcext:value-type="float">
            <text:p>9.27568986973873E-05</text:p>
          </table:table-cell>
          <table:table-cell table:formula="of:=[$Sheet2.H17]*1.60218E-016" office:value-type="float" office:value="0.383378643381943" calcext:value-type="float">
            <text:p>0.383378643381943</text:p>
          </table:table-cell>
          <table:table-cell table:formula="of:=[$Sheet2.M17]*1.60218E-016" office:value-type="float" office:value="1.30834960138759" calcext:value-type="float">
            <text:p>1.30834960138759</text:p>
          </table:table-cell>
          <table:table-cell table:formula="of:=[$Sheet2.R17]*1.60218E-016" office:value-type="float" office:value="1.2382657714104" calcext:value-type="float">
            <text:p>1.2382657714104</text:p>
          </table:table-cell>
          <table:table-cell table:formula="of:=[$Sheet2.W17]*1.60218E-016" office:value-type="float" office:value="0.458090165901362" calcext:value-type="float">
            <text:p>0.458090165901362</text:p>
          </table:table-cell>
          <table:table-cell table:formula="of:=[$Sheet2.AB17]*1.60218E-016" office:value-type="float" office:value="0.403342243397886" calcext:value-type="float">
            <text:p>0.403342243397886</text:p>
          </table:table-cell>
        </table:table-row>
        <table:table-row table:style-name="ro1">
          <table:table-cell table:formula="of:=[$Sheet2.A18]-[$Sheet2.$A$1]" office:value-type="float" office:value="102816.000000004" calcext:value-type="float">
            <text:p>102816.000000004</text:p>
          </table:table-cell>
          <table:table-cell table:formula="of:=[$Sheet2.C18]* 1.60218E-016" office:value-type="float" office:value="0.0000926812830785159" calcext:value-type="float">
            <text:p>9.26812830785159E-05</text:p>
          </table:table-cell>
          <table:table-cell table:formula="of:=[$Sheet2.H18]*1.60218E-016" office:value-type="float" office:value="0.383137750472703" calcext:value-type="float">
            <text:p>0.383137750472703</text:p>
          </table:table-cell>
          <table:table-cell table:formula="of:=[$Sheet2.M18]*1.60218E-016" office:value-type="float" office:value="1.30752721683557" calcext:value-type="float">
            <text:p>1.30752721683557</text:p>
          </table:table-cell>
          <table:table-cell table:formula="of:=[$Sheet2.R18]*1.60218E-016" office:value-type="float" office:value="1.23626345119841" calcext:value-type="float">
            <text:p>1.23626345119841</text:p>
          </table:table-cell>
          <table:table-cell table:formula="of:=[$Sheet2.W18]*1.60218E-016" office:value-type="float" office:value="0.453744439099392" calcext:value-type="float">
            <text:p>0.453744439099392</text:p>
          </table:table-cell>
          <table:table-cell table:formula="of:=[$Sheet2.AB18]*1.60218E-016" office:value-type="float" office:value="0.399368872850581" calcext:value-type="float">
            <text:p>0.399368872850581</text:p>
          </table:table-cell>
        </table:table-row>
        <table:table-row table:style-name="ro1">
          <table:table-cell table:formula="of:=[$Sheet2.A19]-[$Sheet2.$A$1]" office:value-type="float" office:value="108864" calcext:value-type="float">
            <text:p>108864</text:p>
          </table:table-cell>
          <table:table-cell table:formula="of:=[$Sheet2.C19]* 1.60218E-016" office:value-type="float" office:value="0.0000926075660878766" calcext:value-type="float">
            <text:p>9.26075660878766E-05</text:p>
          </table:table-cell>
          <table:table-cell table:formula="of:=[$Sheet2.H19]*1.60218E-016" office:value-type="float" office:value="0.382897023011284" calcext:value-type="float">
            <text:p>0.382897023011284</text:p>
          </table:table-cell>
          <table:table-cell table:formula="of:=[$Sheet2.M19]*1.60218E-016" office:value-type="float" office:value="1.30670541092674" calcext:value-type="float">
            <text:p>1.30670541092674</text:p>
          </table:table-cell>
          <table:table-cell table:formula="of:=[$Sheet2.R19]*1.60218E-016" office:value-type="float" office:value="1.23434106984947" calcext:value-type="float">
            <text:p>1.23434106984947</text:p>
          </table:table-cell>
          <table:table-cell table:formula="of:=[$Sheet2.W19]*1.60218E-016" office:value-type="float" office:value="0.449648006249666" calcext:value-type="float">
            <text:p>0.449648006249666</text:p>
          </table:table-cell>
          <table:table-cell table:formula="of:=[$Sheet2.AB19]*1.60218E-016" office:value-type="float" office:value="0.395594679223332" calcext:value-type="float">
            <text:p>0.395594679223332</text:p>
          </table:table-cell>
        </table:table-row>
        <table:table-row table:style-name="ro1">
          <table:table-cell table:formula="of:=[$Sheet2.A20]-[$Sheet2.$A$1]" office:value-type="float" office:value="114912" calcext:value-type="float">
            <text:p>114912</text:p>
          </table:table-cell>
          <table:table-cell table:formula="of:=[$Sheet2.C20]* 1.60218E-016" office:value-type="float" office:value="0.0000925356318699429" calcext:value-type="float">
            <text:p>9.25356318699429E-05</text:p>
          </table:table-cell>
          <table:table-cell table:formula="of:=[$Sheet2.H20]*1.60218E-016" office:value-type="float" office:value="0.382656460087195" calcext:value-type="float">
            <text:p>0.382656460087195</text:p>
          </table:table-cell>
          <table:table-cell table:formula="of:=[$Sheet2.M20]*1.60218E-016" office:value-type="float" office:value="1.30588417962243" calcext:value-type="float">
            <text:p>1.30588417962243</text:p>
          </table:table-cell>
          <table:table-cell table:formula="of:=[$Sheet2.R20]*1.60218E-016" office:value-type="float" office:value="1.23249351929438" calcext:value-type="float">
            <text:p>1.23249351929438</text:p>
          </table:table-cell>
          <table:table-cell table:formula="of:=[$Sheet2.W20]*1.60218E-016" office:value-type="float" office:value="0.445784964979662" calcext:value-type="float">
            <text:p>0.445784964979662</text:p>
          </table:table-cell>
          <table:table-cell table:formula="of:=[$Sheet2.AB20]*1.60218E-016" office:value-type="float" office:value="0.392007206749924" calcext:value-type="float">
            <text:p>0.392007206749924</text:p>
          </table:table-cell>
        </table:table-row>
        <table:table-row table:style-name="ro1">
          <table:table-cell table:formula="of:=[$Sheet2.A21]-[$Sheet2.$A$1]" office:value-type="float" office:value="120960" calcext:value-type="float">
            <text:p>120960</text:p>
          </table:table-cell>
          <table:table-cell table:formula="of:=[$Sheet2.C21]* 1.60218E-016" office:value-type="float" office:value="0.000092465371489829" calcext:value-type="float">
            <text:p>9.2465371489829E-05</text:p>
          </table:table-cell>
          <table:table-cell table:formula="of:=[$Sheet2.H21]*1.60218E-016" office:value-type="float" office:value="0.38241606082993" calcext:value-type="float">
            <text:p>0.38241606082993</text:p>
          </table:table-cell>
          <table:table-cell table:formula="of:=[$Sheet2.M21]*1.60218E-016" office:value-type="float" office:value="1.30506351908471" calcext:value-type="float">
            <text:p>1.30506351908471</text:p>
          </table:table-cell>
          <table:table-cell table:formula="of:=[$Sheet2.R21]*1.60218E-016" office:value-type="float" office:value="1.2307160203571" calcext:value-type="float">
            <text:p>1.2307160203571</text:p>
          </table:table-cell>
          <table:table-cell table:formula="of:=[$Sheet2.W21]*1.60218E-016" office:value-type="float" office:value="0.442140441980521" calcext:value-type="float">
            <text:p>0.442140441980521</text:p>
          </table:table-cell>
          <table:table-cell table:formula="of:=[$Sheet2.AB21]*1.60218E-016" office:value-type="float" office:value="0.388594815411665" calcext:value-type="float">
            <text:p>0.388594815411665</text:p>
          </table:table-cell>
        </table:table-row>
        <table:table-row table:style-name="ro1">
          <table:table-cell table:formula="of:=[$Sheet2.A22]-[$Sheet2.$A$1]" office:value-type="float" office:value="127008" calcext:value-type="float">
            <text:p>127008</text:p>
          </table:table-cell>
          <table:table-cell table:formula="of:=[$Sheet2.C22]* 1.60218E-016" office:value-type="float" office:value="0.0000923966825514651" calcext:value-type="float">
            <text:p>9.23966825514651E-05</text:p>
          </table:table-cell>
          <table:table-cell table:formula="of:=[$Sheet2.H22]*1.60218E-016" office:value-type="float" office:value="0.382175824407892" calcext:value-type="float">
            <text:p>0.382175824407892</text:p>
          </table:table-cell>
          <table:table-cell table:formula="of:=[$Sheet2.M22]*1.60218E-016" office:value-type="float" office:value="1.30424342566807" calcext:value-type="float">
            <text:p>1.30424342566807</text:p>
          </table:table-cell>
          <table:table-cell table:formula="of:=[$Sheet2.R22]*1.60218E-016" office:value-type="float" office:value="1.22900410138531" calcext:value-type="float">
            <text:p>1.22900410138531</text:p>
          </table:table-cell>
          <table:table-cell table:formula="of:=[$Sheet2.W22]*1.60218E-016" office:value-type="float" office:value="0.438700523931611" calcext:value-type="float">
            <text:p>0.438700523931611</text:p>
          </table:table-cell>
          <table:table-cell table:formula="of:=[$Sheet2.AB22]*1.60218E-016" office:value-type="float" office:value="0.385346622318485" calcext:value-type="float">
            <text:p>0.385346622318485</text:p>
          </table:table-cell>
        </table:table-row>
        <table:table-row table:style-name="ro1">
          <table:table-cell table:formula="of:=[$Sheet2.A23]-[$Sheet2.$A$1]" office:value-type="float" office:value="133056" calcext:value-type="float">
            <text:p>133056</text:p>
          </table:table-cell>
          <table:table-cell table:formula="of:=[$Sheet2.C23]* 1.60218E-016" office:value-type="float" office:value="0.0000923294688327495" calcext:value-type="float">
            <text:p>9.23294688327495E-05</text:p>
          </table:table-cell>
          <table:table-cell table:formula="of:=[$Sheet2.H23]*1.60218E-016" office:value-type="float" office:value="0.381935750027225" calcext:value-type="float">
            <text:p>0.381935750027225</text:p>
          </table:table-cell>
          <table:table-cell table:formula="of:=[$Sheet2.M23]*1.60218E-016" office:value-type="float" office:value="1.30342389591113" calcext:value-type="float">
            <text:p>1.30342389591113</text:p>
          </table:table-cell>
          <table:table-cell table:formula="of:=[$Sheet2.R23]*1.60218E-016" office:value-type="float" office:value="1.22735357833922" calcext:value-type="float">
            <text:p>1.22735357833922</text:p>
          </table:table-cell>
          <table:table-cell table:formula="of:=[$Sheet2.W23]*1.60218E-016" office:value-type="float" office:value="0.435452193932341" calcext:value-type="float">
            <text:p>0.435452193932341</text:p>
          </table:table-cell>
          <table:table-cell table:formula="of:=[$Sheet2.AB23]*1.60218E-016" office:value-type="float" office:value="0.382252449042439" calcext:value-type="float">
            <text:p>0.382252449042439</text:p>
          </table:table-cell>
        </table:table-row>
        <table:table-row table:style-name="ro1">
          <table:table-cell table:formula="of:=[$Sheet2.A24]-[$Sheet2.$A$1]" office:value-type="float" office:value="139104.000000004" calcext:value-type="float">
            <text:p>139104.000000004</text:p>
          </table:table-cell>
          <table:table-cell table:formula="of:=[$Sheet2.C24]* 1.60218E-016" office:value-type="float" office:value="0.0000922636399374944" calcext:value-type="float">
            <text:p>9.22636399374944E-05</text:p>
          </table:table-cell>
          <table:table-cell table:formula="of:=[$Sheet2.H24]*1.60218E-016" office:value-type="float" office:value="0.38169583693055" calcext:value-type="float">
            <text:p>0.38169583693055</text:p>
          </table:table-cell>
          <table:table-cell table:formula="of:=[$Sheet2.M24]*1.60218E-016" office:value-type="float" office:value="1.30260492652836" calcext:value-type="float">
            <text:p>1.30260492652836</text:p>
          </table:table-cell>
          <table:table-cell table:formula="of:=[$Sheet2.R24]*1.60218E-016" office:value-type="float" office:value="1.22576053621383" calcext:value-type="float">
            <text:p>1.22576053621383</text:p>
          </table:table-cell>
          <table:table-cell table:formula="of:=[$Sheet2.W24]*1.60218E-016" office:value-type="float" office:value="0.432383272699644" calcext:value-type="float">
            <text:p>0.432383272699644</text:p>
          </table:table-cell>
          <table:table-cell table:formula="of:=[$Sheet2.AB24]*1.60218E-016" office:value-type="float" office:value="0.379302773736865" calcext:value-type="float">
            <text:p>0.379302773736865</text:p>
          </table:table-cell>
        </table:table-row>
        <table:table-row table:style-name="ro1">
          <table:table-cell table:formula="of:=[$Sheet2.A25]-[$Sheet2.$A$1]" office:value-type="float" office:value="145152" calcext:value-type="float">
            <text:p>145152</text:p>
          </table:table-cell>
          <table:table-cell table:formula="of:=[$Sheet2.C25]* 1.60218E-016" office:value-type="float" office:value="0.000092199110963887" calcext:value-type="float">
            <text:p>9.2199110963887E-05</text:p>
          </table:table-cell>
          <table:table-cell table:formula="of:=[$Sheet2.H25]*1.60218E-016" office:value-type="float" office:value="0.381456084395647" calcext:value-type="float">
            <text:p>0.381456084395647</text:p>
          </table:table-cell>
          <table:table-cell table:formula="of:=[$Sheet2.M25]*1.60218E-016" office:value-type="float" office:value="1.30178651440191" calcext:value-type="float">
            <text:p>1.30178651440191</text:p>
          </table:table-cell>
          <table:table-cell table:formula="of:=[$Sheet2.R25]*1.60218E-016" office:value-type="float" office:value="1.22422131168964" calcext:value-type="float">
            <text:p>1.22422131168964</text:p>
          </table:table-cell>
          <table:table-cell table:formula="of:=[$Sheet2.W25]*1.60218E-016" office:value-type="float" office:value="0.429482363978055" calcext:value-type="float">
            <text:p>0.429482363978055</text:p>
          </table:table-cell>
          <table:table-cell table:formula="of:=[$Sheet2.AB25]*1.60218E-016" office:value-type="float" office:value="0.37648868723315" calcext:value-type="float">
            <text:p>0.37648868723315</text:p>
          </table:table-cell>
        </table:table-row>
        <table:table-row table:style-name="ro1">
          <table:table-cell table:formula="of:=[$Sheet2.A26]-[$Sheet2.$A$1]" office:value-type="float" office:value="151200" calcext:value-type="float">
            <text:p>151200</text:p>
          </table:table-cell>
          <table:table-cell table:formula="of:=[$Sheet2.C26]* 1.60218E-016" office:value-type="float" office:value="0.0000921358021891052" calcext:value-type="float">
            <text:p>9.21358021891052E-05</text:p>
          </table:table-cell>
          <table:table-cell table:formula="of:=[$Sheet2.H26]*1.60218E-016" office:value-type="float" office:value="0.381216491734101" calcext:value-type="float">
            <text:p>0.381216491734101</text:p>
          </table:table-cell>
          <table:table-cell table:formula="of:=[$Sheet2.M26]*1.60218E-016" office:value-type="float" office:value="1.3009686565736" calcext:value-type="float">
            <text:p>1.3009686565736</text:p>
          </table:table-cell>
          <table:table-cell table:formula="of:=[$Sheet2.R26]*1.60218E-016" office:value-type="float" office:value="1.2227324769199" calcext:value-type="float">
            <text:p>1.2227324769199</text:p>
          </table:table-cell>
          <table:table-cell table:formula="of:=[$Sheet2.W26]*1.60218E-016" office:value-type="float" office:value="0.426738803734451" calcext:value-type="float">
            <text:p>0.426738803734451</text:p>
          </table:table-cell>
          <table:table-cell table:formula="of:=[$Sheet2.AB26]*1.60218E-016" office:value-type="float" office:value="0.373801852539647" calcext:value-type="float">
            <text:p>0.373801852539647</text:p>
          </table:table-cell>
        </table:table-row>
        <table:table-row table:style-name="ro1">
          <table:table-cell table:formula="of:=[$Sheet2.A27]-[$Sheet2.$A$1]" office:value-type="float" office:value="157248" calcext:value-type="float">
            <text:p>157248</text:p>
          </table:table-cell>
          <table:table-cell table:formula="of:=[$Sheet2.C27]* 1.60218E-016" office:value-type="float" office:value="0.0000920736387696717" calcext:value-type="float">
            <text:p>9.20736387696717E-05</text:p>
          </table:table-cell>
          <table:table-cell table:formula="of:=[$Sheet2.H27]*1.60218E-016" office:value-type="float" office:value="0.380977058289924" calcext:value-type="float">
            <text:p>0.380977058289924</text:p>
          </table:table-cell>
          <table:table-cell table:formula="of:=[$Sheet2.M27]*1.60218E-016" office:value-type="float" office:value="1.3001513502371" calcext:value-type="float">
            <text:p>1.3001513502371</text:p>
          </table:table-cell>
          <table:table-cell table:formula="of:=[$Sheet2.R27]*1.60218E-016" office:value-type="float" office:value="1.22129082437387" calcext:value-type="float">
            <text:p>1.22129082437387</text:p>
          </table:table-cell>
          <table:table-cell table:formula="of:=[$Sheet2.W27]*1.60218E-016" office:value-type="float" office:value="0.424142612794091" calcext:value-type="float">
            <text:p>0.424142612794091</text:p>
          </table:table-cell>
          <table:table-cell table:formula="of:=[$Sheet2.AB27]*1.60218E-016" office:value-type="float" office:value="0.371234467319582" calcext:value-type="float">
            <text:p>0.371234467319582</text:p>
          </table:table-cell>
        </table:table-row>
        <table:table-row table:style-name="ro1">
          <table:table-cell table:formula="of:=[$Sheet2.A28]-[$Sheet2.$A$1]" office:value-type="float" office:value="163296" calcext:value-type="float">
            <text:p>163296</text:p>
          </table:table-cell>
          <table:table-cell table:formula="of:=[$Sheet2.C28]* 1.60218E-016" office:value-type="float" office:value="0.0000920125504570761" calcext:value-type="float">
            <text:p>9.20125504570761E-05</text:p>
          </table:table-cell>
          <table:table-cell table:formula="of:=[$Sheet2.H28]*1.60218E-016" office:value-type="float" office:value="0.380737783438167" calcext:value-type="float">
            <text:p>0.380737783438167</text:p>
          </table:table-cell>
          <table:table-cell table:formula="of:=[$Sheet2.M28]*1.60218E-016" office:value-type="float" office:value="1.29933459273031" calcext:value-type="float">
            <text:p>1.29933459273031</text:p>
          </table:table-cell>
          <table:table-cell table:formula="of:=[$Sheet2.R28]*1.60218E-016" office:value-type="float" office:value="1.21989335266274" calcext:value-type="float">
            <text:p>1.21989335266274</text:p>
          </table:table-cell>
          <table:table-cell table:formula="of:=[$Sheet2.W28]*1.60218E-016" office:value-type="float" office:value="0.42168445263306" calcext:value-type="float">
            <text:p>0.42168445263306</text:p>
          </table:table-cell>
          <table:table-cell table:formula="of:=[$Sheet2.AB28]*1.60218E-016" office:value-type="float" office:value="0.368779229025379" calcext:value-type="float">
            <text:p>0.368779229025379</text:p>
          </table:table-cell>
        </table:table-row>
        <table:table-row table:style-name="ro1">
          <table:table-cell table:formula="of:=[$Sheet2.A29]-[$Sheet2.$A$1]" office:value-type="float" office:value="169344" calcext:value-type="float">
            <text:p>169344</text:p>
          </table:table-cell>
          <table:table-cell table:formula="of:=[$Sheet2.C29]* 1.60218E-016" office:value-type="float" office:value="0.0000919524713281657" calcext:value-type="float">
            <text:p>9.19524713281657E-05</text:p>
          </table:table-cell>
          <table:table-cell table:formula="of:=[$Sheet2.H29]*1.60218E-016" office:value-type="float" office:value="0.380498666583551" calcext:value-type="float">
            <text:p>0.380498666583551</text:p>
          </table:table-cell>
          <table:table-cell table:formula="of:=[$Sheet2.M29]*1.60218E-016" office:value-type="float" office:value="1.29851838152796" calcext:value-type="float">
            <text:p>1.29851838152796</text:p>
          </table:table-cell>
          <table:table-cell table:formula="of:=[$Sheet2.R29]*1.60218E-016" office:value-type="float" office:value="1.21853725328216" calcext:value-type="float">
            <text:p>1.21853725328216</text:p>
          </table:table-cell>
          <table:table-cell table:formula="of:=[$Sheet2.W29]*1.60218E-016" office:value-type="float" office:value="0.419355584083568" calcext:value-type="float">
            <text:p>0.419355584083568</text:p>
          </table:table-cell>
          <table:table-cell table:formula="of:=[$Sheet2.AB29]*1.60218E-016" office:value-type="float" office:value="0.366429302434511" calcext:value-type="float">
            <text:p>0.366429302434511</text:p>
          </table:table-cell>
        </table:table-row>
        <table:table-row table:style-name="ro1">
          <table:table-cell table:formula="of:=[$Sheet2.A30]-[$Sheet2.$A$1]" office:value-type="float" office:value="175392.000000004" calcext:value-type="float">
            <text:p>175392.000000004</text:p>
          </table:table-cell>
          <table:table-cell table:formula="of:=[$Sheet2.C30]* 1.60218E-016" office:value-type="float" office:value="0.0000918933395297758" calcext:value-type="float">
            <text:p>9.18933395297758E-05</text:p>
          </table:table-cell>
          <table:table-cell table:formula="of:=[$Sheet2.H30]*1.60218E-016" office:value-type="float" office:value="0.380259707159094" calcext:value-type="float">
            <text:p>0.380259707159094</text:p>
          </table:table-cell>
          <table:table-cell table:formula="of:=[$Sheet2.M30]*1.60218E-016" office:value-type="float" office:value="1.29770271423449" calcext:value-type="float">
            <text:p>1.29770271423449</text:p>
          </table:table-cell>
          <table:table-cell table:formula="of:=[$Sheet2.R30]*1.60218E-016" office:value-type="float" office:value="1.21721989821026" calcext:value-type="float">
            <text:p>1.21721989821026</text:p>
          </table:table-cell>
          <table:table-cell table:formula="of:=[$Sheet2.W30]*1.60218E-016" office:value-type="float" office:value="0.417147828739067" calcext:value-type="float">
            <text:p>0.417147828739067</text:p>
          </table:table-cell>
          <table:table-cell table:formula="of:=[$Sheet2.AB30]*1.60218E-016" office:value-type="float" office:value="0.364178289378284" calcext:value-type="float">
            <text:p>0.364178289378284</text:p>
          </table:table-cell>
        </table:table-row>
        <table:table-row table:style-name="ro1">
          <table:table-cell table:formula="of:=[$Sheet2.A31]-[$Sheet2.$A$1]" office:value-type="float" office:value="181440" calcext:value-type="float">
            <text:p>181440</text:p>
          </table:table-cell>
          <table:table-cell table:formula="of:=[$Sheet2.C31]* 1.60218E-016" office:value-type="float" office:value="0.0000918350970370551" calcext:value-type="float">
            <text:p>9.18350970370551E-05</text:p>
          </table:table-cell>
          <table:table-cell table:formula="of:=[$Sheet2.H31]*1.60218E-016" office:value-type="float" office:value="0.380020904624774" calcext:value-type="float">
            <text:p>0.380020904624774</text:p>
          </table:table-cell>
          <table:table-cell table:formula="of:=[$Sheet2.M31]*1.60218E-016" office:value-type="float" office:value="1.29688758857719" calcext:value-type="float">
            <text:p>1.29688758857719</text:p>
          </table:table-cell>
          <table:table-cell table:formula="of:=[$Sheet2.R31]*1.60218E-016" office:value-type="float" office:value="1.21593882830493" calcext:value-type="float">
            <text:p>1.21593882830493</text:p>
          </table:table-cell>
          <table:table-cell table:formula="of:=[$Sheet2.W31]*1.60218E-016" office:value-type="float" office:value="0.415053532869109" calcext:value-type="float">
            <text:p>0.415053532869109</text:p>
          </table:table-cell>
          <table:table-cell table:formula="of:=[$Sheet2.AB31]*1.60218E-016" office:value-type="float" office:value="0.362020200487538" calcext:value-type="float">
            <text:p>0.362020200487538</text:p>
          </table:table-cell>
        </table:table-row>
        <table:table-row table:style-name="ro1">
          <table:table-cell table:formula="of:=[$Sheet2.A32]-[$Sheet2.$A$1]" office:value-type="float" office:value="187488" calcext:value-type="float">
            <text:p>187488</text:p>
          </table:table-cell>
          <table:table-cell table:formula="of:=[$Sheet2.C32]* 1.60218E-016" office:value-type="float" office:value="0.0000917776894249331" calcext:value-type="float">
            <text:p>9.17776894249331E-05</text:p>
          </table:table-cell>
          <table:table-cell table:formula="of:=[$Sheet2.H32]*1.60218E-016" office:value-type="float" office:value="0.379782258466221" calcext:value-type="float">
            <text:p>0.379782258466221</text:p>
          </table:table-cell>
          <table:table-cell table:formula="of:=[$Sheet2.M32]*1.60218E-016" office:value-type="float" office:value="1.29607300239956" calcext:value-type="float">
            <text:p>1.29607300239956</text:p>
          </table:table-cell>
          <table:table-cell table:formula="of:=[$Sheet2.R32]*1.60218E-016" office:value-type="float" office:value="1.21469174244815" calcext:value-type="float">
            <text:p>1.21469174244815</text:p>
          </table:table-cell>
          <table:table-cell table:formula="of:=[$Sheet2.W32]*1.60218E-016" office:value-type="float" office:value="0.413065533672147" calcext:value-type="float">
            <text:p>0.413065533672147</text:p>
          </table:table-cell>
          <table:table-cell table:formula="of:=[$Sheet2.AB32]*1.60218E-016" office:value-type="float" office:value="0.35994942880282" calcext:value-type="float">
            <text:p>0.35994942880282</text:p>
          </table:table-cell>
        </table:table-row>
        <table:table-row table:style-name="ro1">
          <table:table-cell table:formula="of:=[$Sheet2.A33]-[$Sheet2.$A$1]" office:value-type="float" office:value="193536" calcext:value-type="float">
            <text:p>193536</text:p>
          </table:table-cell>
          <table:table-cell table:formula="of:=[$Sheet2.C33]* 1.60218E-016" office:value-type="float" office:value="0.0000917210656521726" calcext:value-type="float">
            <text:p>9.17210656521726E-05</text:p>
          </table:table-cell>
          <table:table-cell table:formula="of:=[$Sheet2.H33]*1.60218E-016" office:value-type="float" office:value="0.379543768193433" calcext:value-type="float">
            <text:p>0.379543768193433</text:p>
          </table:table-cell>
          <table:table-cell table:formula="of:=[$Sheet2.M33]*1.60218E-016" office:value-type="float" office:value="1.29525895365503" calcext:value-type="float">
            <text:p>1.29525895365503</text:p>
          </table:table-cell>
          <table:table-cell table:formula="of:=[$Sheet2.R33]*1.60218E-016" office:value-type="float" office:value="1.21347648738887" calcext:value-type="float">
            <text:p>1.21347648738887</text:p>
          </table:table-cell>
          <table:table-cell table:formula="of:=[$Sheet2.W33]*1.60218E-016" office:value-type="float" office:value="0.411177127709284" calcext:value-type="float">
            <text:p>0.411177127709284</text:p>
          </table:table-cell>
          <table:table-cell table:formula="of:=[$Sheet2.AB33]*1.60218E-016" office:value-type="float" office:value="0.357960725114229" calcext:value-type="float">
            <text:p>0.357960725114229</text:p>
          </table:table-cell>
        </table:table-row>
        <table:table-row table:style-name="ro1">
          <table:table-cell table:formula="of:=[$Sheet2.A34]-[$Sheet2.$A$1]" office:value-type="float" office:value="199584" calcext:value-type="float">
            <text:p>199584</text:p>
          </table:table-cell>
          <table:table-cell table:formula="of:=[$Sheet2.C34]* 1.60218E-016" office:value-type="float" office:value="0.0000916651778574489" calcext:value-type="float">
            <text:p>9.16651778574489E-05</text:p>
          </table:table-cell>
          <table:table-cell table:formula="of:=[$Sheet2.H34]*1.60218E-016" office:value-type="float" office:value="0.379305433339541" calcext:value-type="float">
            <text:p>0.379305433339541</text:p>
          </table:table-cell>
          <table:table-cell table:formula="of:=[$Sheet2.M34]*1.60218E-016" office:value-type="float" office:value="1.29444544040083" calcext:value-type="float">
            <text:p>1.29444544040083</text:p>
          </table:table-cell>
          <table:table-cell table:formula="of:=[$Sheet2.R34]*1.60218E-016" office:value-type="float" office:value="1.21229104823922" calcext:value-type="float">
            <text:p>1.21229104823922</text:p>
          </table:table-cell>
          <table:table-cell table:formula="of:=[$Sheet2.W34]*1.60218E-016" office:value-type="float" office:value="0.409382041374515" calcext:value-type="float">
            <text:p>0.409382041374515</text:p>
          </table:table-cell>
          <table:table-cell table:formula="of:=[$Sheet2.AB34]*1.60218E-016" office:value-type="float" office:value="0.356049174909923" calcext:value-type="float">
            <text:p>0.356049174909923</text:p>
          </table:table-cell>
        </table:table-row>
        <table:table-row table:style-name="ro1">
          <table:table-cell table:formula="of:=[$Sheet2.A35]-[$Sheet2.$A$1]" office:value-type="float" office:value="205632" calcext:value-type="float">
            <text:p>205632</text:p>
          </table:table-cell>
          <table:table-cell table:formula="of:=[$Sheet2.C35]* 1.60218E-016" office:value-type="float" office:value="0.0000916099811669073" calcext:value-type="float">
            <text:p>9.16099811669073E-05</text:p>
          </table:table-cell>
          <table:table-cell table:formula="of:=[$Sheet2.H35]*1.60218E-016" office:value-type="float" office:value="0.37906725345961" calcext:value-type="float">
            <text:p>0.37906725345961</text:p>
          </table:table-cell>
          <table:table-cell table:formula="of:=[$Sheet2.M35]*1.60218E-016" office:value-type="float" office:value="1.29363246079224" calcext:value-type="float">
            <text:p>1.29363246079224</text:p>
          </table:table-cell>
          <table:table-cell table:formula="of:=[$Sheet2.R35]*1.60218E-016" office:value-type="float" office:value="1.2111335395818" calcext:value-type="float">
            <text:p>1.2111335395818</text:p>
          </table:table-cell>
          <table:table-cell table:formula="of:=[$Sheet2.W35]*1.60218E-016" office:value-type="float" office:value="0.407674403267824" calcext:value-type="float">
            <text:p>0.407674403267824</text:p>
          </table:table-cell>
          <table:table-cell table:formula="of:=[$Sheet2.AB35]*1.60218E-016" office:value-type="float" office:value="0.354210176823256" calcext:value-type="float">
            <text:p>0.354210176823256</text:p>
          </table:table-cell>
        </table:table-row>
        <table:table-row table:style-name="ro1">
          <table:table-cell table:formula="of:=[$Sheet2.A36]-[$Sheet2.$A$1]" office:value-type="float" office:value="211680" calcext:value-type="float">
            <text:p>211680</text:p>
          </table:table-cell>
          <table:table-cell table:formula="of:=[$Sheet2.C36]* 1.60218E-016" office:value-type="float" office:value="0.0000915554335126561" calcext:value-type="float">
            <text:p>9.15554335126561E-05</text:p>
          </table:table-cell>
          <table:table-cell table:formula="of:=[$Sheet2.H36]*1.60218E-016" office:value-type="float" office:value="0.378829228129483" calcext:value-type="float">
            <text:p>0.378829228129483</text:p>
          </table:table-cell>
          <table:table-cell table:formula="of:=[$Sheet2.M36]*1.60218E-016" office:value-type="float" office:value="1.29282001307709" calcext:value-type="float">
            <text:p>1.29282001307709</text:p>
          </table:table-cell>
          <table:table-cell table:formula="of:=[$Sheet2.R36]*1.60218E-016" office:value-type="float" office:value="1.21000219714873" calcext:value-type="float">
            <text:p>1.21000219714873</text:p>
          </table:table-cell>
          <table:table-cell table:formula="of:=[$Sheet2.W36]*1.60218E-016" office:value-type="float" office:value="0.40604871834708" calcext:value-type="float">
            <text:p>0.40604871834708</text:p>
          </table:table-cell>
          <table:table-cell table:formula="of:=[$Sheet2.AB36]*1.60218E-016" office:value-type="float" office:value="0.352439422477766" calcext:value-type="float">
            <text:p>0.352439422477766</text:p>
          </table:table-cell>
        </table:table-row>
        <table:table-row table:style-name="ro1">
          <table:table-cell table:formula="of:=[$Sheet2.A37]-[$Sheet2.$A$1]" office:value-type="float" office:value="217728" calcext:value-type="float">
            <text:p>217728</text:p>
          </table:table-cell>
          <table:table-cell table:formula="of:=[$Sheet2.C37]* 1.60218E-016" office:value-type="float" office:value="0.0000915014954616635" calcext:value-type="float">
            <text:p>9.15014954616635E-05</text:p>
          </table:table-cell>
          <table:table-cell table:formula="of:=[$Sheet2.H37]*1.60218E-016" office:value-type="float" office:value="0.378591356944668" calcext:value-type="float">
            <text:p>0.378591356944668</text:p>
          </table:table-cell>
          <table:table-cell table:formula="of:=[$Sheet2.M37]*1.60218E-016" office:value-type="float" office:value="1.29200809559042" calcext:value-type="float">
            <text:p>1.29200809559042</text:p>
          </table:table-cell>
          <table:table-cell table:formula="of:=[$Sheet2.R37]*1.60218E-016" office:value-type="float" office:value="1.2088953700355" calcext:value-type="float">
            <text:p>1.2088953700355</text:p>
          </table:table-cell>
          <table:table-cell table:formula="of:=[$Sheet2.W37]*1.60218E-016" office:value-type="float" office:value="0.404499843743277" calcext:value-type="float">
            <text:p>0.404499843743277</text:p>
          </table:table-cell>
          <table:table-cell table:formula="of:=[$Sheet2.AB37]*1.60218E-016" office:value-type="float" office:value="0.350732877637086" calcext:value-type="float">
            <text:p>0.350732877637086</text:p>
          </table:table-cell>
        </table:table-row>
        <table:table-row table:style-name="ro1">
          <table:table-cell table:formula="of:=[$Sheet2.A38]-[$Sheet2.$A$1]" office:value-type="float" office:value="223776" calcext:value-type="float">
            <text:p>223776</text:p>
          </table:table-cell>
          <table:table-cell table:formula="of:=[$Sheet2.C38]* 1.60218E-016" office:value-type="float" office:value="0.0000914481300545427" calcext:value-type="float">
            <text:p>9.14481300545427E-05</text:p>
          </table:table-cell>
          <table:table-cell table:formula="of:=[$Sheet2.H38]*1.60218E-016" office:value-type="float" office:value="0.378353639519275" calcext:value-type="float">
            <text:p>0.378353639519275</text:p>
          </table:table-cell>
          <table:table-cell table:formula="of:=[$Sheet2.M38]*1.60218E-016" office:value-type="float" office:value="1.29119670674958" calcext:value-type="float">
            <text:p>1.29119670674958</text:p>
          </table:table-cell>
          <table:table-cell table:formula="of:=[$Sheet2.R38]*1.60218E-016" office:value-type="float" office:value="1.20781151341538" calcext:value-type="float">
            <text:p>1.20781151341538</text:p>
          </table:table-cell>
          <table:table-cell table:formula="of:=[$Sheet2.W38]*1.60218E-016" office:value-type="float" office:value="0.403022966131498" calcext:value-type="float">
            <text:p>0.403022966131498</text:p>
          </table:table-cell>
          <table:table-cell table:formula="of:=[$Sheet2.AB38]*1.60218E-016" office:value-type="float" office:value="0.349086764573717" calcext:value-type="float">
            <text:p>0.349086764573717</text:p>
          </table:table-cell>
        </table:table-row>
        <table:table-row table:style-name="ro1">
          <table:table-cell table:formula="of:=[$Sheet2.A39]-[$Sheet2.$A$1]" office:value-type="float" office:value="229824" calcext:value-type="float">
            <text:p>229824</text:p>
          </table:table-cell>
          <table:table-cell table:formula="of:=[$Sheet2.C39]* 1.60218E-016" office:value-type="float" office:value="0.0000913953026537219" calcext:value-type="float">
            <text:p>9.13953026537219E-05</text:p>
          </table:table-cell>
          <table:table-cell table:formula="of:=[$Sheet2.H39]*1.60218E-016" office:value-type="float" office:value="0.37811607548499" calcext:value-type="float">
            <text:p>0.37811607548499</text:p>
          </table:table-cell>
          <table:table-cell table:formula="of:=[$Sheet2.M39]*1.60218E-016" office:value-type="float" office:value="1.29038584504937" calcext:value-type="float">
            <text:p>1.29038584504937</text:p>
          </table:table-cell>
          <table:table-cell table:formula="of:=[$Sheet2.R39]*1.60218E-016" office:value-type="float" office:value="1.20674918172207" calcext:value-type="float">
            <text:p>1.20674918172207</text:p>
          </table:table-cell>
          <table:table-cell table:formula="of:=[$Sheet2.W39]*1.60218E-016" office:value-type="float" office:value="0.40161358055712" calcext:value-type="float">
            <text:p>0.40161358055712</text:p>
          </table:table-cell>
          <table:table-cell table:formula="of:=[$Sheet2.AB39]*1.60218E-016" office:value-type="float" office:value="0.347497545576773" calcext:value-type="float">
            <text:p>0.347497545576773</text:p>
          </table:table-cell>
        </table:table-row>
        <table:table-row table:style-name="ro1">
          <table:table-cell table:formula="of:=[$Sheet2.A40]-[$Sheet2.$A$1]" office:value-type="float" office:value="235872" calcext:value-type="float">
            <text:p>235872</text:p>
          </table:table-cell>
          <table:table-cell table:formula="of:=[$Sheet2.C40]* 1.60218E-016" office:value-type="float" office:value="0.0000913429808005131" calcext:value-type="float">
            <text:p>9.13429808005131E-05</text:p>
          </table:table-cell>
          <table:table-cell table:formula="of:=[$Sheet2.H40]*1.60218E-016" office:value-type="float" office:value="0.377878664490104" calcext:value-type="float">
            <text:p>0.377878664490104</text:p>
          </table:table-cell>
          <table:table-cell table:formula="of:=[$Sheet2.M40]*1.60218E-016" office:value-type="float" office:value="1.28957550905764" calcext:value-type="float">
            <text:p>1.28957550905764</text:p>
          </table:table-cell>
          <table:table-cell table:formula="of:=[$Sheet2.R40]*1.60218E-016" office:value-type="float" office:value="1.20570702227044" calcext:value-type="float">
            <text:p>1.20570702227044</text:p>
          </table:table-cell>
          <table:table-cell table:formula="of:=[$Sheet2.W40]*1.60218E-016" office:value-type="float" office:value="0.400267470623463" calcext:value-type="float">
            <text:p>0.400267470623463</text:p>
          </table:table-cell>
          <table:table-cell table:formula="of:=[$Sheet2.AB40]*1.60218E-016" office:value-type="float" office:value="0.345961907524345" calcext:value-type="float">
            <text:p>0.345961907524345</text:p>
          </table:table-cell>
        </table:table-row>
        <table:table-row table:style-name="ro1">
          <table:table-cell table:formula="of:=[$Sheet2.A41]-[$Sheet2.$A$1]" office:value-type="float" office:value="241920" calcext:value-type="float">
            <text:p>241920</text:p>
          </table:table-cell>
          <table:table-cell table:formula="of:=[$Sheet2.C41]* 1.60218E-016" office:value-type="float" office:value="0.0000912911340806124" calcext:value-type="float">
            <text:p>9.12911340806124E-05</text:p>
          </table:table-cell>
          <table:table-cell table:formula="of:=[$Sheet2.H41]*1.60218E-016" office:value-type="float" office:value="0.377641406198578" calcext:value-type="float">
            <text:p>0.377641406198578</text:p>
          </table:table-cell>
          <table:table-cell table:formula="of:=[$Sheet2.M41]*1.60218E-016" office:value-type="float" office:value="1.28876569741091" calcext:value-type="float">
            <text:p>1.28876569741091</text:p>
          </table:table-cell>
          <table:table-cell table:formula="of:=[$Sheet2.R41]*1.60218E-016" office:value-type="float" office:value="1.20468376928735" calcext:value-type="float">
            <text:p>1.20468376928735</text:p>
          </table:table-cell>
          <table:table-cell table:formula="of:=[$Sheet2.W41]*1.60218E-016" office:value-type="float" office:value="0.398980689953139" calcext:value-type="float">
            <text:p>0.398980689953139</text:p>
          </table:table-cell>
          <table:table-cell table:formula="of:=[$Sheet2.AB41]*1.60218E-016" office:value-type="float" office:value="0.344476747451192" calcext:value-type="float">
            <text:p>0.344476747451192</text:p>
          </table:table-cell>
        </table:table-row>
        <table:table-row table:style-name="ro1">
          <table:table-cell table:formula="of:=[$Sheet2.A42]-[$Sheet2.$A$1]" office:value-type="float" office:value="247968" calcext:value-type="float">
            <text:p>247968</text:p>
          </table:table-cell>
          <table:table-cell table:formula="of:=[$Sheet2.C42]* 1.60218E-016" office:value-type="float" office:value="0.0000912397339975784" calcext:value-type="float">
            <text:p>9.12397339975784E-05</text:p>
          </table:table-cell>
          <table:table-cell table:formula="of:=[$Sheet2.H42]*1.60218E-016" office:value-type="float" office:value="0.377404300289158" calcext:value-type="float">
            <text:p>0.377404300289158</text:p>
          </table:table-cell>
          <table:table-cell table:formula="of:=[$Sheet2.M42]*1.60218E-016" office:value-type="float" office:value="1.2879564088104" calcext:value-type="float">
            <text:p>1.2879564088104</text:p>
          </table:table-cell>
          <table:table-cell table:formula="of:=[$Sheet2.R42]*1.60218E-016" office:value-type="float" office:value="1.20367823832604" calcext:value-type="float">
            <text:p>1.20367823832604</text:p>
          </table:table-cell>
          <table:table-cell table:formula="of:=[$Sheet2.W42]*1.60218E-016" office:value-type="float" office:value="0.397749544841148" calcext:value-type="float">
            <text:p>0.397749544841148</text:p>
          </table:table-cell>
          <table:table-cell table:formula="of:=[$Sheet2.AB42]*1.60218E-016" office:value-type="float" office:value="0.343039159047096" calcext:value-type="float">
            <text:p>0.343039159047096</text:p>
          </table:table-cell>
        </table:table-row>
        <table:table-row table:style-name="ro1">
          <table:table-cell table:formula="of:=[$Sheet2.A43]-[$Sheet2.$A$1]" office:value-type="float" office:value="254016" calcext:value-type="float">
            <text:p>254016</text:p>
          </table:table-cell>
          <table:table-cell table:formula="of:=[$Sheet2.C43]* 1.60218E-016" office:value-type="float" office:value="0.0000911887538538584" calcext:value-type="float">
            <text:p>9.11887538538584E-05</text:p>
          </table:table-cell>
          <table:table-cell table:formula="of:=[$Sheet2.H43]*1.60218E-016" office:value-type="float" office:value="0.377167346454529" calcext:value-type="float">
            <text:p>0.377167346454529</text:p>
          </table:table-cell>
          <table:table-cell table:formula="of:=[$Sheet2.M43]*1.60218E-016" office:value-type="float" office:value="1.28714764201816" calcext:value-type="float">
            <text:p>1.28714764201816</text:p>
          </table:table-cell>
          <table:table-cell table:formula="of:=[$Sheet2.R43]*1.60218E-016" office:value-type="float" office:value="1.20268932103947" calcext:value-type="float">
            <text:p>1.20268932103947</text:p>
          </table:table-cell>
          <table:table-cell table:formula="of:=[$Sheet2.W43]*1.60218E-016" office:value-type="float" office:value="0.396570578023009" calcext:value-type="float">
            <text:p>0.396570578023009</text:p>
          </table:table-cell>
          <table:table-cell table:formula="of:=[$Sheet2.AB43]*1.60218E-016" office:value-type="float" office:value="0.341646420025579" calcext:value-type="float">
            <text:p>0.341646420025579</text:p>
          </table:table-cell>
        </table:table-row>
        <table:table-row table:style-name="ro1">
          <table:table-cell table:formula="of:=[$Sheet2.A44]-[$Sheet2.$A$1]" office:value-type="float" office:value="260064" calcext:value-type="float">
            <text:p>260064</text:p>
          </table:table-cell>
          <table:table-cell table:formula="of:=[$Sheet2.C44]* 1.60218E-016" office:value-type="float" office:value="0.0000911381686389451" calcext:value-type="float">
            <text:p>9.11381686389451E-05</text:p>
          </table:table-cell>
          <table:table-cell table:formula="of:=[$Sheet2.H44]*1.60218E-016" office:value-type="float" office:value="0.376930544400512" calcext:value-type="float">
            <text:p>0.376930544400512</text:p>
          </table:table-cell>
          <table:table-cell table:formula="of:=[$Sheet2.M44]*1.60218E-016" office:value-type="float" office:value="1.28633939585346" calcext:value-type="float">
            <text:p>1.28633939585346</text:p>
          </table:table-cell>
          <table:table-cell table:formula="of:=[$Sheet2.R44]*1.60218E-016" office:value-type="float" office:value="1.20171598028965" calcext:value-type="float">
            <text:p>1.20171598028965</text:p>
          </table:table-cell>
          <table:table-cell table:formula="of:=[$Sheet2.W44]*1.60218E-016" office:value-type="float" office:value="0.395440553486221" calcext:value-type="float">
            <text:p>0.395440553486221</text:p>
          </table:table-cell>
          <table:table-cell table:formula="of:=[$Sheet2.AB44]*1.60218E-016" office:value-type="float" office:value="0.340295980306572" calcext:value-type="float">
            <text:p>0.340295980306572</text:p>
          </table:table-cell>
        </table:table-row>
        <table:table-row table:style-name="ro1">
          <table:table-cell table:formula="of:=[$Sheet2.A45]-[$Sheet2.$A$1]" office:value-type="float" office:value="266112" calcext:value-type="float">
            <text:p>266112</text:p>
          </table:table-cell>
          <table:table-cell table:formula="of:=[$Sheet2.C45]* 1.60218E-016" office:value-type="float" office:value="0.0000910879549242693" calcext:value-type="float">
            <text:p>9.10879549242693E-05</text:p>
          </table:table-cell>
          <table:table-cell table:formula="of:=[$Sheet2.H45]*1.60218E-016" office:value-type="float" office:value="0.376693893845308" calcext:value-type="float">
            <text:p>0.376693893845308</text:p>
          </table:table-cell>
          <table:table-cell table:formula="of:=[$Sheet2.M45]*1.60218E-016" office:value-type="float" office:value="1.28553166918936" calcext:value-type="float">
            <text:p>1.28553166918936</text:p>
          </table:table-cell>
          <table:table-cell table:formula="of:=[$Sheet2.R45]*1.60218E-016" office:value-type="float" office:value="1.2007572455712" calcext:value-type="float">
            <text:p>1.2007572455712</text:p>
          </table:table-cell>
          <table:table-cell table:formula="of:=[$Sheet2.W45]*1.60218E-016" office:value-type="float" office:value="0.394356442257952" calcext:value-type="float">
            <text:p>0.394356442257952</text:p>
          </table:table-cell>
          <table:table-cell table:formula="of:=[$Sheet2.AB45]*1.60218E-016" office:value-type="float" office:value="0.338985450960412" calcext:value-type="float">
            <text:p>0.338985450960412</text:p>
          </table:table-cell>
        </table:table-row>
        <table:table-row table:style-name="ro1">
          <table:table-cell table:formula="of:=[$Sheet2.A46]-[$Sheet2.$A$1]" office:value-type="float" office:value="272160" calcext:value-type="float">
            <text:p>272160</text:p>
          </table:table-cell>
          <table:table-cell table:formula="of:=[$Sheet2.C46]* 1.60218E-016" office:value-type="float" office:value="0.0000910380907644488" calcext:value-type="float">
            <text:p>9.10380907644488E-05</text:p>
          </table:table-cell>
          <table:table-cell table:formula="of:=[$Sheet2.H46]*1.60218E-016" office:value-type="float" office:value="0.376457394518768" calcext:value-type="float">
            <text:p>0.376457394518768</text:p>
          </table:table-cell>
          <table:table-cell table:formula="of:=[$Sheet2.M46]*1.60218E-016" office:value-type="float" office:value="1.28472446094947" calcext:value-type="float">
            <text:p>1.28472446094947</text:p>
          </table:table-cell>
          <table:table-cell table:formula="of:=[$Sheet2.R46]*1.60218E-016" office:value-type="float" office:value="1.19981220872903" calcext:value-type="float">
            <text:p>1.19981220872903</text:p>
          </table:table-cell>
          <table:table-cell table:formula="of:=[$Sheet2.W46]*1.60218E-016" office:value-type="float" office:value="0.39331540910618" calcext:value-type="float">
            <text:p>0.39331540910618</text:p>
          </table:table-cell>
          <table:table-cell table:formula="of:=[$Sheet2.AB46]*1.60218E-016" office:value-type="float" office:value="0.337712593863929" calcext:value-type="float">
            <text:p>0.337712593863929</text:p>
          </table:table-cell>
        </table:table-row>
        <table:table-row table:style-name="ro1">
          <table:table-cell table:formula="of:=[$Sheet2.A47]-[$Sheet2.$A$1]" office:value-type="float" office:value="278208" calcext:value-type="float">
            <text:p>278208</text:p>
          </table:table-cell>
          <table:table-cell table:formula="of:=[$Sheet2.C47]* 1.60218E-016" office:value-type="float" office:value="0.0000909885556045339" calcext:value-type="float">
            <text:p>9.09885556045339E-05</text:p>
          </table:table-cell>
          <table:table-cell table:formula="of:=[$Sheet2.H47]*1.60218E-016" office:value-type="float" office:value="0.376221046161715" calcext:value-type="float">
            <text:p>0.376221046161715</text:p>
          </table:table-cell>
          <table:table-cell table:formula="of:=[$Sheet2.M47]*1.60218E-016" office:value-type="float" office:value="1.28391777010495" calcext:value-type="float">
            <text:p>1.28391777010495</text:p>
          </table:table-cell>
          <table:table-cell table:formula="of:=[$Sheet2.R47]*1.60218E-016" office:value-type="float" office:value="1.19888001995125" calcext:value-type="float">
            <text:p>1.19888001995125</text:p>
          </table:table-cell>
          <table:table-cell table:formula="of:=[$Sheet2.W47]*1.60218E-016" office:value-type="float" office:value="0.392314800095571" calcext:value-type="float">
            <text:p>0.392314800095571</text:p>
          </table:table-cell>
          <table:table-cell table:formula="of:=[$Sheet2.AB47]*1.60218E-016" office:value-type="float" office:value="0.336475312022613" calcext:value-type="float">
            <text:p>0.336475312022613</text:p>
          </table:table-cell>
        </table:table-row>
        <table:table-row table:style-name="ro1">
          <table:table-cell table:formula="of:=[$Sheet2.A48]-[$Sheet2.$A$1]" office:value-type="float" office:value="284256" calcext:value-type="float">
            <text:p>284256</text:p>
          </table:table-cell>
          <table:table-cell table:formula="of:=[$Sheet2.C48]* 1.60218E-016" office:value-type="float" office:value="0.0000909393301929051" calcext:value-type="float">
            <text:p>9.09393301929051E-05</text:p>
          </table:table-cell>
          <table:table-cell table:formula="of:=[$Sheet2.H48]*1.60218E-016" office:value-type="float" office:value="0.375984848525292" calcext:value-type="float">
            <text:p>0.375984848525292</text:p>
          </table:table-cell>
          <table:table-cell table:formula="of:=[$Sheet2.M48]*1.60218E-016" office:value-type="float" office:value="1.28311159567155" calcext:value-type="float">
            <text:p>1.28311159567155</text:p>
          </table:table-cell>
          <table:table-cell table:formula="of:=[$Sheet2.R48]*1.60218E-016" office:value-type="float" office:value="1.19795988401963" calcext:value-type="float">
            <text:p>1.19795988401963</text:p>
          </table:table-cell>
          <table:table-cell table:formula="of:=[$Sheet2.W48]*1.60218E-016" office:value-type="float" office:value="0.391352130943131" calcext:value-type="float">
            <text:p>0.391352130943131</text:p>
          </table:table-cell>
          <table:table-cell table:formula="of:=[$Sheet2.AB48]*1.60218E-016" office:value-type="float" office:value="0.335271640515862" calcext:value-type="float">
            <text:p>0.335271640515862</text:p>
          </table:table-cell>
        </table:table-row>
        <table:table-row table:style-name="ro1">
          <table:table-cell table:formula="of:=[$Sheet2.A49]-[$Sheet2.$A$1]" office:value-type="float" office:value="290304" calcext:value-type="float">
            <text:p>290304</text:p>
          </table:table-cell>
          <table:table-cell table:formula="of:=[$Sheet2.C49]* 1.60218E-016" office:value-type="float" office:value="0.0000908903964994978" calcext:value-type="float">
            <text:p>9.08903964994978E-05</text:p>
          </table:table-cell>
          <table:table-cell table:formula="of:=[$Sheet2.H49]*1.60218E-016" office:value-type="float" office:value="0.375748801370357" calcext:value-type="float">
            <text:p>0.375748801370357</text:p>
          </table:table-cell>
          <table:table-cell table:formula="of:=[$Sheet2.M49]*1.60218E-016" office:value-type="float" office:value="1.28230593670698" calcext:value-type="float">
            <text:p>1.28230593670698</text:p>
          </table:table-cell>
          <table:table-cell table:formula="of:=[$Sheet2.R49]*1.60218E-016" office:value-type="float" office:value="1.19705105680097" calcext:value-type="float">
            <text:p>1.19705105680097</text:p>
          </table:table-cell>
          <table:table-cell table:formula="of:=[$Sheet2.W49]*1.60218E-016" office:value-type="float" office:value="0.39042507612222" calcext:value-type="float">
            <text:p>0.39042507612222</text:p>
          </table:table-cell>
          <table:table-cell table:formula="of:=[$Sheet2.AB49]*1.60218E-016" office:value-type="float" office:value="0.334099738025081" calcext:value-type="float">
            <text:p>0.334099738025081</text:p>
          </table:table-cell>
        </table:table-row>
        <table:table-row table:style-name="ro1">
          <table:table-cell table:formula="of:=[$Sheet2.A50]-[$Sheet2.$A$1]" office:value-type="float" office:value="296352" calcext:value-type="float">
            <text:p>296352</text:p>
          </table:table-cell>
          <table:table-cell table:formula="of:=[$Sheet2.C50]* 1.60218E-016" office:value-type="float" office:value="0.0000908417376390434" calcext:value-type="float">
            <text:p>9.08417376390434E-05</text:p>
          </table:table-cell>
          <table:table-cell table:formula="of:=[$Sheet2.H50]*1.60218E-016" office:value-type="float" office:value="0.375512904466894" calcext:value-type="float">
            <text:p>0.375512904466894</text:p>
          </table:table-cell>
          <table:table-cell table:formula="of:=[$Sheet2.M50]*1.60218E-016" office:value-type="float" office:value="1.28150079230831" calcext:value-type="float">
            <text:p>1.28150079230831</text:p>
          </table:table-cell>
          <table:table-cell table:formula="of:=[$Sheet2.R50]*1.60218E-016" office:value-type="float" office:value="1.19615284196398" calcext:value-type="float">
            <text:p>1.19615284196398</text:p>
          </table:table-cell>
          <table:table-cell table:formula="of:=[$Sheet2.W50]*1.60218E-016" office:value-type="float" office:value="0.389531458666847" calcext:value-type="float">
            <text:p>0.389531458666847</text:p>
          </table:table-cell>
          <table:table-cell table:formula="of:=[$Sheet2.AB50]*1.60218E-016" office:value-type="float" office:value="0.332957878907024" calcext:value-type="float">
            <text:p>0.332957878907024</text:p>
          </table:table-cell>
        </table:table-row>
        <table:table-row table:style-name="ro1">
          <table:table-cell table:formula="of:=[$Sheet2.A51]-[$Sheet2.$A$1]" office:value-type="float" office:value="302400" calcext:value-type="float">
            <text:p>302400</text:p>
          </table:table-cell>
          <table:table-cell table:formula="of:=[$Sheet2.C51]* 1.60218E-016" office:value-type="float" office:value="0.0000907933377990342" calcext:value-type="float">
            <text:p>9.07933377990342E-05</text:p>
          </table:table-cell>
          <table:table-cell table:formula="of:=[$Sheet2.H51]*1.60218E-016" office:value-type="float" office:value="0.375277157593475" calcext:value-type="float">
            <text:p>0.375277157593475</text:p>
          </table:table-cell>
          <table:table-cell table:formula="of:=[$Sheet2.M51]*1.60218E-016" office:value-type="float" office:value="1.28069616160956" calcext:value-type="float">
            <text:p>1.28069616160956</text:p>
          </table:table-cell>
          <table:table-cell table:formula="of:=[$Sheet2.R51]*1.60218E-016" office:value-type="float" office:value="1.19526458790721" calcext:value-type="float">
            <text:p>1.19526458790721</text:p>
          </table:table-cell>
          <table:table-cell table:formula="of:=[$Sheet2.W51]*1.60218E-016" office:value-type="float" office:value="0.388669240631188" calcext:value-type="float">
            <text:p>0.388669240631188</text:p>
          </table:table-cell>
          <table:table-cell table:formula="of:=[$Sheet2.AB51]*1.60218E-016" office:value-type="float" office:value="0.33184444577722" calcext:value-type="float">
            <text:p>0.33184444577722</text:p>
          </table:table-cell>
        </table:table-row>
        <table:table-row table:style-name="ro1">
          <table:table-cell table:formula="of:=[$Sheet2.A52]-[$Sheet2.$A$1]" office:value-type="float" office:value="308448" calcext:value-type="float">
            <text:p>308448</text:p>
          </table:table-cell>
          <table:table-cell table:formula="of:=[$Sheet2.C52]* 1.60218E-016" office:value-type="float" office:value="0.0000907451821721321" calcext:value-type="float">
            <text:p>9.07451821721321E-05</text:p>
          </table:table-cell>
          <table:table-cell table:formula="of:=[$Sheet2.H52]*1.60218E-016" office:value-type="float" office:value="0.375041560536741" calcext:value-type="float">
            <text:p>0.375041560536741</text:p>
          </table:table-cell>
          <table:table-cell table:formula="of:=[$Sheet2.M52]*1.60218E-016" office:value-type="float" office:value="1.27989204377948" calcext:value-type="float">
            <text:p>1.27989204377948</text:p>
          </table:table-cell>
          <table:table-cell table:formula="of:=[$Sheet2.R52]*1.60218E-016" office:value-type="float" office:value="1.19438568488434" calcext:value-type="float">
            <text:p>1.19438568488434</text:p>
          </table:table-cell>
          <table:table-cell table:formula="of:=[$Sheet2.W52]*1.60218E-016" office:value-type="float" office:value="0.387836514162258" calcext:value-type="float">
            <text:p>0.387836514162258</text:p>
          </table:table-cell>
          <table:table-cell table:formula="of:=[$Sheet2.AB52]*1.60218E-016" office:value-type="float" office:value="0.330757922570575" calcext:value-type="float">
            <text:p>0.330757922570575</text:p>
          </table:table-cell>
        </table:table-row>
        <table:table-row table:style-name="ro1">
          <table:table-cell table:formula="of:=[$Sheet2.A53]-[$Sheet2.$A$1]" office:value-type="float" office:value="314496" calcext:value-type="float">
            <text:p>314496</text:p>
          </table:table-cell>
          <table:table-cell table:formula="of:=[$Sheet2.C53]* 1.60218E-016" office:value-type="float" office:value="0.0000906972568927595" calcext:value-type="float">
            <text:p>9.06972568927595E-05</text:p>
          </table:table-cell>
          <table:table-cell table:formula="of:=[$Sheet2.H53]*1.60218E-016" office:value-type="float" office:value="0.374806113090916" calcext:value-type="float">
            <text:p>0.374806113090916</text:p>
          </table:table-cell>
          <table:table-cell table:formula="of:=[$Sheet2.M53]*1.60218E-016" office:value-type="float" office:value="1.27908843801937" calcext:value-type="float">
            <text:p>1.27908843801937</text:p>
          </table:table-cell>
          <table:table-cell table:formula="of:=[$Sheet2.R53]*1.60218E-016" office:value-type="float" office:value="1.19351556231423" calcext:value-type="float">
            <text:p>1.19351556231423</text:p>
          </table:table-cell>
          <table:table-cell table:formula="of:=[$Sheet2.W53]*1.60218E-016" office:value-type="float" office:value="0.387031493146285" calcext:value-type="float">
            <text:p>0.387031493146285</text:p>
          </table:table-cell>
          <table:table-cell table:formula="of:=[$Sheet2.AB53]*1.60218E-016" office:value-type="float" office:value="0.3296968880484" calcext:value-type="float">
            <text:p>0.3296968880484</text:p>
          </table:table-cell>
        </table:table-row>
        <table:table-row table:style-name="ro1">
          <table:table-cell table:formula="of:=[$Sheet2.A54]-[$Sheet2.$A$1]" office:value-type="float" office:value="320544" calcext:value-type="float">
            <text:p>320544</text:p>
          </table:table-cell>
          <table:table-cell table:formula="of:=[$Sheet2.C54]* 1.60218E-016" office:value-type="float" office:value="0.0000906495489776222" calcext:value-type="float">
            <text:p>9.06495489776222E-05</text:p>
          </table:table-cell>
          <table:table-cell table:formula="of:=[$Sheet2.H54]*1.60218E-016" office:value-type="float" office:value="0.374570815057349" calcext:value-type="float">
            <text:p>0.374570815057349</text:p>
          </table:table-cell>
          <table:table-cell table:formula="of:=[$Sheet2.M54]*1.60218E-016" office:value-type="float" office:value="1.27828534356111" calcext:value-type="float">
            <text:p>1.27828534356111</text:p>
          </table:table-cell>
          <table:table-cell table:formula="of:=[$Sheet2.R54]*1.60218E-016" office:value-type="float" office:value="1.19265368626392" calcext:value-type="float">
            <text:p>1.19265368626392</text:p>
          </table:table-cell>
          <table:table-cell table:formula="of:=[$Sheet2.W54]*1.60218E-016" office:value-type="float" office:value="0.386252505391938" calcext:value-type="float">
            <text:p>0.386252505391938</text:p>
          </table:table-cell>
          <table:table-cell table:formula="of:=[$Sheet2.AB54]*1.60218E-016" office:value-type="float" office:value="0.328660009723083" calcext:value-type="float">
            <text:p>0.328660009723083</text:p>
          </table:table-cell>
        </table:table-row>
        <table:table-row table:style-name="ro1">
          <table:table-cell table:formula="of:=[$Sheet2.A55]-[$Sheet2.$A$1]" office:value-type="float" office:value="326592.000000004" calcext:value-type="float">
            <text:p>326592.000000004</text:p>
          </table:table-cell>
          <table:table-cell table:formula="of:=[$Sheet2.C55]* 1.60218E-016" office:value-type="float" office:value="0.0000906020462699282" calcext:value-type="float">
            <text:p>9.06020462699282E-05</text:p>
          </table:table-cell>
          <table:table-cell table:formula="of:=[$Sheet2.H55]*1.60218E-016" office:value-type="float" office:value="0.374335666244078" calcext:value-type="float">
            <text:p>0.374335666244078</text:p>
          </table:table-cell>
          <table:table-cell table:formula="of:=[$Sheet2.M55]*1.60218E-016" office:value-type="float" office:value="1.27748275966524" calcext:value-type="float">
            <text:p>1.27748275966524</text:p>
          </table:table-cell>
          <table:table-cell table:formula="of:=[$Sheet2.R55]*1.60218E-016" office:value-type="float" office:value="1.19179955709331" calcext:value-type="float">
            <text:p>1.19179955709331</text:p>
          </table:table-cell>
          <table:table-cell table:formula="of:=[$Sheet2.W55]*1.60218E-016" office:value-type="float" office:value="0.385497985315897" calcext:value-type="float">
            <text:p>0.385497985315897</text:p>
          </table:table-cell>
          <table:table-cell table:formula="of:=[$Sheet2.AB55]*1.60218E-016" office:value-type="float" office:value="0.327646038173506" calcext:value-type="float">
            <text:p>0.327646038173506</text:p>
          </table:table-cell>
        </table:table-row>
        <table:table-row table:style-name="ro1">
          <table:table-cell table:formula="of:=[$Sheet2.A56]-[$Sheet2.$A$1]" office:value-type="float" office:value="332640" calcext:value-type="float">
            <text:p>332640</text:p>
          </table:table-cell>
          <table:table-cell table:formula="of:=[$Sheet2.C56]* 1.60218E-016" office:value-type="float" office:value="0.0000905547373870816" calcext:value-type="float">
            <text:p>9.05547373870816E-05</text:p>
          </table:table-cell>
          <table:table-cell table:formula="of:=[$Sheet2.H56]*1.60218E-016" office:value-type="float" office:value="0.37410066646543" calcext:value-type="float">
            <text:p>0.37410066646543</text:p>
          </table:table-cell>
          <table:table-cell table:formula="of:=[$Sheet2.M56]*1.60218E-016" office:value-type="float" office:value="1.27668068561923" calcext:value-type="float">
            <text:p>1.27668068561923</text:p>
          </table:table-cell>
          <table:table-cell table:formula="of:=[$Sheet2.R56]*1.60218E-016" office:value-type="float" office:value="1.19095270725123" calcext:value-type="float">
            <text:p>1.19095270725123</text:p>
          </table:table-cell>
          <table:table-cell table:formula="of:=[$Sheet2.W56]*1.60218E-016" office:value-type="float" office:value="0.384766467098465" calcext:value-type="float">
            <text:p>0.384766467098465</text:p>
          </table:table-cell>
          <table:table-cell table:formula="of:=[$Sheet2.AB56]*1.60218E-016" office:value-type="float" office:value="0.326653801726015" calcext:value-type="float">
            <text:p>0.326653801726015</text:p>
          </table:table-cell>
        </table:table-row>
        <table:table-row table:style-name="ro1">
          <table:table-cell table:formula="of:=[$Sheet2.A57]-[$Sheet2.$A$1]" office:value-type="float" office:value="338688" calcext:value-type="float">
            <text:p>338688</text:p>
          </table:table-cell>
          <table:table-cell table:formula="of:=[$Sheet2.C57]* 1.60218E-016" office:value-type="float" office:value="0.0000905076116716401" calcext:value-type="float">
            <text:p>9.05076116716401E-05</text:p>
          </table:table-cell>
          <table:table-cell table:formula="of:=[$Sheet2.H57]*1.60218E-016" office:value-type="float" office:value="0.373865815541631" calcext:value-type="float">
            <text:p>0.373865815541631</text:p>
          </table:table-cell>
          <table:table-cell table:formula="of:=[$Sheet2.M57]*1.60218E-016" office:value-type="float" office:value="1.2758791207358" calcext:value-type="float">
            <text:p>1.2758791207358</text:p>
          </table:table-cell>
          <table:table-cell table:formula="of:=[$Sheet2.R57]*1.60218E-016" office:value-type="float" office:value="1.19011269921318" calcext:value-type="float">
            <text:p>1.19011269921318</text:p>
          </table:table-cell>
          <table:table-cell table:formula="of:=[$Sheet2.W57]*1.60218E-016" office:value-type="float" office:value="0.384056578279023" calcext:value-type="float">
            <text:p>0.384056578279023</text:p>
          </table:table-cell>
          <table:table-cell table:formula="of:=[$Sheet2.AB57]*1.60218E-016" office:value-type="float" office:value="0.325682201477412" calcext:value-type="float">
            <text:p>0.325682201477412</text:p>
          </table:table-cell>
        </table:table-row>
        <table:table-row table:style-name="ro1">
          <table:table-cell table:formula="of:=[$Sheet2.A58]-[$Sheet2.$A$1]" office:value-type="float" office:value="344736" calcext:value-type="float">
            <text:p>344736</text:p>
          </table:table-cell>
          <table:table-cell table:formula="of:=[$Sheet2.C58]* 1.60218E-016" office:value-type="float" office:value="0.000090460659145339" calcext:value-type="float">
            <text:p>9.0460659145339E-05</text:p>
          </table:table-cell>
          <table:table-cell table:formula="of:=[$Sheet2.H58]*1.60218E-016" office:value-type="float" office:value="0.37363111329845" calcext:value-type="float">
            <text:p>0.37363111329845</text:p>
          </table:table-cell>
          <table:table-cell table:formula="of:=[$Sheet2.M58]*1.60218E-016" office:value-type="float" office:value="1.27507806435133" calcext:value-type="float">
            <text:p>1.27507806435133</text:p>
          </table:table-cell>
          <table:table-cell table:formula="of:=[$Sheet2.R58]*1.60218E-016" office:value-type="float" office:value="1.18927912355159" calcext:value-type="float">
            <text:p>1.18927912355159</text:p>
          </table:table-cell>
          <table:table-cell table:formula="of:=[$Sheet2.W58]*1.60218E-016" office:value-type="float" office:value="0.383367033763054" calcext:value-type="float">
            <text:p>0.383367033763054</text:p>
          </table:table-cell>
          <table:table-cell table:formula="of:=[$Sheet2.AB58]*1.60218E-016" office:value-type="float" office:value="0.324730206637936" calcext:value-type="float">
            <text:p>0.324730206637936</text:p>
          </table:table-cell>
        </table:table-row>
        <table:table-row table:style-name="ro1">
          <table:table-cell table:formula="of:=[$Sheet2.A59]-[$Sheet2.$A$1]" office:value-type="float" office:value="350784" calcext:value-type="float">
            <text:p>350784</text:p>
          </table:table-cell>
          <table:table-cell table:formula="of:=[$Sheet2.C59]* 1.60218E-016" office:value-type="float" office:value="0.0000904138704659944" calcext:value-type="float">
            <text:p>9.04138704659944E-05</text:p>
          </table:table-cell>
          <table:table-cell table:formula="of:=[$Sheet2.H59]*1.60218E-016" office:value-type="float" office:value="0.373396559566857" calcext:value-type="float">
            <text:p>0.373396559566857</text:p>
          </table:table-cell>
          <table:table-cell table:formula="of:=[$Sheet2.M59]*1.60218E-016" office:value-type="float" office:value="1.27427751582443" calcext:value-type="float">
            <text:p>1.27427751582443</text:p>
          </table:table-cell>
          <table:table-cell table:formula="of:=[$Sheet2.R59]*1.60218E-016" office:value-type="float" office:value="1.18845159713006" calcext:value-type="float">
            <text:p>1.18845159713006</text:p>
          </table:table-cell>
          <table:table-cell table:formula="of:=[$Sheet2.W59]*1.60218E-016" office:value-type="float" office:value="0.382696630214288" calcext:value-type="float">
            <text:p>0.382696630214288</text:p>
          </table:table-cell>
          <table:table-cell table:formula="of:=[$Sheet2.AB59]*1.60218E-016" office:value-type="float" office:value="0.323796850173628" calcext:value-type="float">
            <text:p>0.323796850173628</text:p>
          </table:table-cell>
        </table:table-row>
        <table:table-row table:style-name="ro1">
          <table:table-cell table:formula="of:=[$Sheet2.A60]-[$Sheet2.$A$1]" office:value-type="float" office:value="356832" calcext:value-type="float">
            <text:p>356832</text:p>
          </table:table-cell>
          <table:table-cell table:formula="of:=[$Sheet2.C60]* 1.60218E-016" office:value-type="float" office:value="0.0000903672368871096" calcext:value-type="float">
            <text:p>9.03672368871096E-05</text:p>
          </table:table-cell>
          <table:table-cell table:formula="of:=[$Sheet2.H60]*1.60218E-016" office:value-type="float" office:value="0.373162154182705" calcext:value-type="float">
            <text:p>0.373162154182705</text:p>
          </table:table-cell>
          <table:table-cell table:formula="of:=[$Sheet2.M60]*1.60218E-016" office:value-type="float" office:value="1.27347747453454" calcext:value-type="float">
            <text:p>1.27347747453454</text:p>
          </table:table-cell>
          <table:table-cell table:formula="of:=[$Sheet2.R60]*1.60218E-016" office:value-type="float" office:value="1.18762976141378" calcext:value-type="float">
            <text:p>1.18762976141378</text:p>
          </table:table-cell>
          <table:table-cell table:formula="of:=[$Sheet2.W60]*1.60218E-016" office:value-type="float" office:value="0.382044240807203" calcext:value-type="float">
            <text:p>0.382044240807203</text:p>
          </table:table-cell>
          <table:table-cell table:formula="of:=[$Sheet2.AB60]*1.60218E-016" office:value-type="float" office:value="0.322881224728806" calcext:value-type="float">
            <text:p>0.322881224728806</text:p>
          </table:table-cell>
        </table:table-row>
        <table:table-row table:style-name="ro1">
          <table:table-cell table:formula="of:=[$Sheet2.A61]-[$Sheet2.$A$1]" office:value-type="float" office:value="362880.000000004" calcext:value-type="float">
            <text:p>362880.000000004</text:p>
          </table:table-cell>
          <table:table-cell table:formula="of:=[$Sheet2.C61]* 1.60218E-016" office:value-type="float" office:value="0.0000903207502200197" calcext:value-type="float">
            <text:p>9.03207502200197E-05</text:p>
          </table:table-cell>
          <table:table-cell table:formula="of:=[$Sheet2.H61]*1.60218E-016" office:value-type="float" office:value="0.37292789698643" calcext:value-type="float">
            <text:p>0.37292789698643</text:p>
          </table:table-cell>
          <table:table-cell table:formula="of:=[$Sheet2.M61]*1.60218E-016" office:value-type="float" office:value="1.27267793988063" calcext:value-type="float">
            <text:p>1.27267793988063</text:p>
          </table:table-cell>
          <table:table-cell table:formula="of:=[$Sheet2.R61]*1.60218E-016" office:value-type="float" office:value="1.18681328088835" calcext:value-type="float">
            <text:p>1.18681328088835</text:p>
          </table:table-cell>
          <table:table-cell table:formula="of:=[$Sheet2.W61]*1.60218E-016" office:value-type="float" office:value="0.381408810316734" calcext:value-type="float">
            <text:p>0.381408810316734</text:p>
          </table:table-cell>
          <table:table-cell table:formula="of:=[$Sheet2.AB61]*1.60218E-016" office:value-type="float" office:value="0.321982478810618" calcext:value-type="float">
            <text:p>0.321982478810618</text:p>
          </table:table-cell>
        </table:table-row>
        <table:table-row table:style-name="ro1">
          <table:table-cell table:formula="of:=[$Sheet2.A62]-[$Sheet2.$A$1]" office:value-type="float" office:value="368928" calcext:value-type="float">
            <text:p>368928</text:p>
          </table:table-cell>
          <table:table-cell table:formula="of:=[$Sheet2.C62]* 1.60218E-016" office:value-type="float" office:value="0.0000902744027984169" calcext:value-type="float">
            <text:p>9.02744027984169E-05</text:p>
          </table:table-cell>
          <table:table-cell table:formula="of:=[$Sheet2.H62]*1.60218E-016" office:value-type="float" office:value="0.372693787822771" calcext:value-type="float">
            <text:p>0.372693787822771</text:p>
          </table:table-cell>
          <table:table-cell table:formula="of:=[$Sheet2.M62]*1.60218E-016" office:value-type="float" office:value="1.27187891128" calcext:value-type="float">
            <text:p>1.27187891128</text:p>
          </table:table-cell>
          <table:table-cell table:formula="of:=[$Sheet2.R62]*1.60218E-016" office:value-type="float" office:value="1.18600184158039" calcext:value-type="float">
            <text:p>1.18600184158039</text:p>
          </table:table-cell>
          <table:table-cell table:formula="of:=[$Sheet2.W62]*1.60218E-016" office:value-type="float" office:value="0.380789350523513" calcext:value-type="float">
            <text:p>0.380789350523513</text:p>
          </table:table-cell>
          <table:table-cell table:formula="of:=[$Sheet2.AB62]*1.60218E-016" office:value-type="float" office:value="0.321099813218804" calcext:value-type="float">
            <text:p>0.321099813218804</text:p>
          </table:table-cell>
        </table:table-row>
        <table:table-row table:style-name="ro1">
          <table:table-cell table:formula="of:=[$Sheet2.A63]-[$Sheet2.$A$1]" office:value-type="float" office:value="374976" calcext:value-type="float">
            <text:p>374976</text:p>
          </table:table-cell>
          <table:table-cell table:formula="of:=[$Sheet2.C63]* 1.60218E-016" office:value-type="float" office:value="0.0000902281874451113" calcext:value-type="float">
            <text:p>9.02281874451113E-05</text:p>
          </table:table-cell>
          <table:table-cell table:formula="of:=[$Sheet2.H63]*1.60218E-016" office:value-type="float" office:value="0.372459826540501" calcext:value-type="float">
            <text:p>0.372459826540501</text:p>
          </table:table-cell>
          <table:table-cell table:formula="of:=[$Sheet2.M63]*1.60218E-016" office:value-type="float" office:value="1.27108038816713" calcext:value-type="float">
            <text:p>1.27108038816713</text:p>
          </table:table-cell>
          <table:table-cell table:formula="of:=[$Sheet2.R63]*1.60218E-016" office:value-type="float" office:value="1.18519514967312" calcext:value-type="float">
            <text:p>1.18519514967312</text:p>
          </table:table-cell>
          <table:table-cell table:formula="of:=[$Sheet2.W63]*1.60218E-016" office:value-type="float" office:value="0.380184935914354" calcext:value-type="float">
            <text:p>0.380184935914354</text:p>
          </table:table-cell>
          <table:table-cell table:formula="of:=[$Sheet2.AB63]*1.60218E-016" office:value-type="float" office:value="0.320232477704888" calcext:value-type="float">
            <text:p>0.320232477704888</text:p>
          </table:table-cell>
        </table:table-row>
        <table:table-row table:style-name="ro1">
          <table:table-cell table:formula="of:=[$Sheet2.A64]-[$Sheet2.$A$1]" office:value-type="float" office:value="381024" calcext:value-type="float">
            <text:p>381024</text:p>
          </table:table-cell>
          <table:table-cell table:formula="of:=[$Sheet2.C64]* 1.60218E-016" office:value-type="float" office:value="0.0000901820974408877" calcext:value-type="float">
            <text:p>9.01820974408877E-05</text:p>
          </table:table-cell>
          <table:table-cell table:formula="of:=[$Sheet2.H64]*1.60218E-016" office:value-type="float" office:value="0.372226012992181" calcext:value-type="float">
            <text:p>0.372226012992181</text:p>
          </table:table-cell>
          <table:table-cell table:formula="of:=[$Sheet2.M64]*1.60218E-016" office:value-type="float" office:value="1.27028236999262" calcext:value-type="float">
            <text:p>1.27028236999262</text:p>
          </table:table-cell>
          <table:table-cell table:formula="of:=[$Sheet2.R64]*1.60218E-016" office:value-type="float" office:value="1.18439293021098" calcext:value-type="float">
            <text:p>1.18439293021098</text:p>
          </table:table-cell>
          <table:table-cell table:formula="of:=[$Sheet2.W64]*1.60218E-016" office:value-type="float" office:value="0.379594699659017" calcext:value-type="float">
            <text:p>0.379594699659017</text:p>
          </table:table-cell>
          <table:table-cell table:formula="of:=[$Sheet2.AB64]*1.60218E-016" office:value-type="float" office:value="0.319379767846035" calcext:value-type="float">
            <text:p>0.319379767846035</text:p>
          </table:table-cell>
        </table:table-row>
        <table:table-row table:style-name="ro1">
          <table:table-cell table:formula="of:=[$Sheet2.A65]-[$Sheet2.$A$1]" office:value-type="float" office:value="387072" calcext:value-type="float">
            <text:p>387072</text:p>
          </table:table-cell>
          <table:table-cell table:formula="of:=[$Sheet2.C65]* 1.60218E-016" office:value-type="float" office:value="0.0000901361264953292" calcext:value-type="float">
            <text:p>9.01361264953292E-05</text:p>
          </table:table-cell>
          <table:table-cell table:formula="of:=[$Sheet2.H65]*1.60218E-016" office:value-type="float" office:value="0.371992347033927" calcext:value-type="float">
            <text:p>0.371992347033927</text:p>
          </table:table-cell>
          <table:table-cell table:formula="of:=[$Sheet2.M65]*1.60218E-016" office:value-type="float" office:value="1.26948485622215" calcext:value-type="float">
            <text:p>1.26948485622215</text:p>
          </table:table-cell>
          <table:table-cell table:formula="of:=[$Sheet2.R65]*1.60218E-016" office:value-type="float" office:value="1.18359492588744" calcext:value-type="float">
            <text:p>1.18359492588744</text:p>
          </table:table-cell>
          <table:table-cell table:formula="of:=[$Sheet2.W65]*1.60218E-016" office:value-type="float" office:value="0.379017829845495" calcext:value-type="float">
            <text:p>0.379017829845495</text:p>
          </table:table-cell>
          <table:table-cell table:formula="of:=[$Sheet2.AB65]*1.60218E-016" office:value-type="float" office:value="0.318541022119756" calcext:value-type="float">
            <text:p>0.318541022119756</text:p>
          </table:table-cell>
        </table:table-row>
        <table:table-row table:style-name="ro1">
          <table:table-cell table:formula="of:=[$Sheet2.A66]-[$Sheet2.$A$1]" office:value-type="float" office:value="393120" calcext:value-type="float">
            <text:p>393120</text:p>
          </table:table-cell>
          <table:table-cell table:formula="of:=[$Sheet2.C66]* 1.60218E-016" office:value-type="float" office:value="0.0000900902687194845" calcext:value-type="float">
            <text:p>9.00902687194845E-05</text:p>
          </table:table-cell>
          <table:table-cell table:formula="of:=[$Sheet2.H66]*1.60218E-016" office:value-type="float" office:value="0.371758828525189" calcext:value-type="float">
            <text:p>0.371758828525189</text:p>
          </table:table-cell>
          <table:table-cell table:formula="of:=[$Sheet2.M66]*1.60218E-016" office:value-type="float" office:value="1.2686878463356" calcext:value-type="float">
            <text:p>1.2686878463356</text:p>
          </table:table-cell>
          <table:table-cell table:formula="of:=[$Sheet2.R66]*1.60218E-016" office:value-type="float" office:value="1.18280089591078" calcext:value-type="float">
            <text:p>1.18280089591078</text:p>
          </table:table-cell>
          <table:table-cell table:formula="of:=[$Sheet2.W66]*1.60218E-016" office:value-type="float" office:value="0.378453565957189" calcext:value-type="float">
            <text:p>0.378453565957189</text:p>
          </table:table-cell>
          <table:table-cell table:formula="of:=[$Sheet2.AB66]*1.60218E-016" office:value-type="float" office:value="0.317715619166548" calcext:value-type="float">
            <text:p>0.317715619166548</text:p>
          </table:table-cell>
        </table:table-row>
        <table:table-row table:style-name="ro1">
          <table:table-cell table:formula="of:=[$Sheet2.A67]-[$Sheet2.$A$1]" office:value-type="float" office:value="399168.000000004" calcext:value-type="float">
            <text:p>399168.000000004</text:p>
          </table:table-cell>
          <table:table-cell table:formula="of:=[$Sheet2.C67]* 1.60218E-016" office:value-type="float" office:value="0.0000900445186002659" calcext:value-type="float">
            <text:p>9.00445186002659E-05</text:p>
          </table:table-cell>
          <table:table-cell table:formula="of:=[$Sheet2.H67]*1.60218E-016" office:value-type="float" office:value="0.371525457328546" calcext:value-type="float">
            <text:p>0.371525457328546</text:p>
          </table:table-cell>
          <table:table-cell table:formula="of:=[$Sheet2.M67]*1.60218E-016" office:value-type="float" office:value="1.26789133982611" calcext:value-type="float">
            <text:p>1.26789133982611</text:p>
          </table:table-cell>
          <table:table-cell table:formula="of:=[$Sheet2.R67]*1.60218E-016" office:value-type="float" office:value="1.18201061494273" calcext:value-type="float">
            <text:p>1.18201061494273</text:p>
          </table:table-cell>
          <table:table-cell table:formula="of:=[$Sheet2.W67]*1.60218E-016" office:value-type="float" office:value="0.377901195576456" calcext:value-type="float">
            <text:p>0.377901195576456</text:p>
          </table:table-cell>
          <table:table-cell table:formula="of:=[$Sheet2.AB67]*1.60218E-016" office:value-type="float" office:value="0.316902975228371" calcext:value-type="float">
            <text:p>0.316902975228371</text:p>
          </table:table-cell>
        </table:table-row>
        <table:table-row table:style-name="ro1">
          <table:table-cell table:formula="of:=[$Sheet2.A68]-[$Sheet2.$A$1]" office:value-type="float" office:value="405216" calcext:value-type="float">
            <text:p>405216</text:p>
          </table:table-cell>
          <table:table-cell table:formula="of:=[$Sheet2.C68]* 1.60218E-016" office:value-type="float" office:value="0.0000899988709764679" calcext:value-type="float">
            <text:p>8.99988709764679E-05</text:p>
          </table:table-cell>
          <table:table-cell table:formula="of:=[$Sheet2.H68]*1.60218E-016" office:value-type="float" office:value="0.371292233309513" calcext:value-type="float">
            <text:p>0.371292233309513</text:p>
          </table:table-cell>
          <table:table-cell table:formula="of:=[$Sheet2.M68]*1.60218E-016" office:value-type="float" office:value="1.26709533619928" calcext:value-type="float">
            <text:p>1.26709533619928</text:p>
          </table:table-cell>
          <table:table-cell table:formula="of:=[$Sheet2.R68]*1.60218E-016" office:value-type="float" office:value="1.1812238721053" calcext:value-type="float">
            <text:p>1.1812238721053</text:p>
          </table:table-cell>
          <table:table-cell table:formula="of:=[$Sheet2.W68]*1.60218E-016" office:value-type="float" office:value="0.377360051299955" calcext:value-type="float">
            <text:p>0.377360051299955</text:p>
          </table:table-cell>
          <table:table-cell table:formula="of:=[$Sheet2.AB68]*1.60218E-016" office:value-type="float" office:value="0.316102541751654" calcext:value-type="float">
            <text:p>0.316102541751654</text:p>
          </table:table-cell>
        </table:table-row>
        <table:table-row table:style-name="ro1">
          <table:table-cell table:formula="of:=[$Sheet2.A69]-[$Sheet2.$A$1]" office:value-type="float" office:value="411264" calcext:value-type="float">
            <text:p>411264</text:p>
          </table:table-cell>
          <table:table-cell table:formula="of:=[$Sheet2.C69]* 1.60218E-016" office:value-type="float" office:value="0.0000899533210163061" calcext:value-type="float">
            <text:p>8.99533210163061E-05</text:p>
          </table:table-cell>
          <table:table-cell table:formula="of:=[$Sheet2.H69]*1.60218E-016" office:value-type="float" office:value="0.371059156336357" calcext:value-type="float">
            <text:p>0.371059156336357</text:p>
          </table:table-cell>
          <table:table-cell table:formula="of:=[$Sheet2.M69]*1.60218E-016" office:value-type="float" office:value="1.26629983497238" calcext:value-type="float">
            <text:p>1.26629983497238</text:p>
          </table:table-cell>
          <table:table-cell table:formula="of:=[$Sheet2.R69]*1.60218E-016" office:value-type="float" office:value="1.18044047005152" calcext:value-type="float">
            <text:p>1.18044047005152</text:p>
          </table:table-cell>
          <table:table-cell table:formula="of:=[$Sheet2.W69]*1.60218E-016" office:value-type="float" office:value="0.376829507852193" calcext:value-type="float">
            <text:p>0.376829507852193</text:p>
          </table:table-cell>
          <table:table-cell table:formula="of:=[$Sheet2.AB69]*1.60218E-016" office:value-type="float" office:value="0.315313803144247" calcext:value-type="float">
            <text:p>0.315313803144247</text:p>
          </table:table-cell>
        </table:table-row>
        <table:table-row table:style-name="ro1">
          <table:table-cell table:formula="of:=[$Sheet2.A70]-[$Sheet2.$A$1]" office:value-type="float" office:value="417312" calcext:value-type="float">
            <text:p>417312</text:p>
          </table:table-cell>
          <table:table-cell table:formula="of:=[$Sheet2.C70]* 1.60218E-016" office:value-type="float" office:value="0.0000899078641963818" calcext:value-type="float">
            <text:p>8.99078641963818E-05</text:p>
          </table:table-cell>
          <table:table-cell table:formula="of:=[$Sheet2.H70]*1.60218E-016" office:value-type="float" office:value="0.370826226279932" calcext:value-type="float">
            <text:p>0.370826226279932</text:p>
          </table:table-cell>
          <table:table-cell table:formula="of:=[$Sheet2.M70]*1.60218E-016" office:value-type="float" office:value="1.26550483567365" calcext:value-type="float">
            <text:p>1.26550483567365</text:p>
          </table:table-cell>
          <table:table-cell table:formula="of:=[$Sheet2.R70]*1.60218E-016" office:value-type="float" office:value="1.17966022409578" calcext:value-type="float">
            <text:p>1.17966022409578</text:p>
          </table:table-cell>
          <table:table-cell table:formula="of:=[$Sheet2.W70]*1.60218E-016" office:value-type="float" office:value="0.376308979384525" calcext:value-type="float">
            <text:p>0.376308979384525</text:p>
          </table:table-cell>
          <table:table-cell table:formula="of:=[$Sheet2.AB70]*1.60218E-016" office:value-type="float" office:value="0.314536274676425" calcext:value-type="float">
            <text:p>0.314536274676425</text:p>
          </table:table-cell>
        </table:table-row>
        <table:table-row table:style-name="ro1">
          <table:table-cell table:formula="of:=[$Sheet2.A71]-[$Sheet2.$A$1]" office:value-type="float" office:value="423360" calcext:value-type="float">
            <text:p>423360</text:p>
          </table:table-cell>
          <table:table-cell table:formula="of:=[$Sheet2.C71]* 1.60218E-016" office:value-type="float" office:value="0.0000898624962819821" calcext:value-type="float">
            <text:p>8.98624962819821E-05</text:p>
          </table:table-cell>
          <table:table-cell table:formula="of:=[$Sheet2.H71]*1.60218E-016" office:value-type="float" office:value="0.370593443013514" calcext:value-type="float">
            <text:p>0.370593443013514</text:p>
          </table:table-cell>
          <table:table-cell table:formula="of:=[$Sheet2.M71]*1.60218E-016" office:value-type="float" office:value="1.26471033784156" calcext:value-type="float">
            <text:p>1.26471033784156</text:p>
          </table:table-cell>
          <table:table-cell table:formula="of:=[$Sheet2.R71]*1.60218E-016" office:value-type="float" office:value="1.1788829614002" calcext:value-type="float">
            <text:p>1.1788829614002</text:p>
          </table:table-cell>
          <table:table-cell table:formula="of:=[$Sheet2.W71]*1.60218E-016" office:value-type="float" office:value="0.375797916947692" calcext:value-type="float">
            <text:p>0.375797916947692</text:p>
          </table:table-cell>
          <table:table-cell table:formula="of:=[$Sheet2.AB71]*1.60218E-016" office:value-type="float" office:value="0.313769500516657" calcext:value-type="float">
            <text:p>0.313769500516657</text:p>
          </table:table-cell>
        </table:table-row>
        <table:table-row table:style-name="ro1">
          <table:table-cell table:formula="of:=[$Sheet2.A72]-[$Sheet2.$A$1]" office:value-type="float" office:value="429408" calcext:value-type="float">
            <text:p>429408</text:p>
          </table:table-cell>
          <table:table-cell table:formula="of:=[$Sheet2.C72]* 1.60218E-016" office:value-type="float" office:value="0.0000898172133086313" calcext:value-type="float">
            <text:p>8.98172133086313E-05</text:p>
          </table:table-cell>
          <table:table-cell table:formula="of:=[$Sheet2.H72]*1.60218E-016" office:value-type="float" office:value="0.370360806412657" calcext:value-type="float">
            <text:p>0.370360806412657</text:p>
          </table:table-cell>
          <table:table-cell table:formula="of:=[$Sheet2.M72]*1.60218E-016" office:value-type="float" office:value="1.26391634102425" calcext:value-type="float">
            <text:p>1.26391634102425</text:p>
          </table:table-cell>
          <table:table-cell table:formula="of:=[$Sheet2.R72]*1.60218E-016" office:value-type="float" office:value="1.17810852021317" calcext:value-type="float">
            <text:p>1.17810852021317</text:p>
          </table:table-cell>
          <table:table-cell table:formula="of:=[$Sheet2.W72]*1.60218E-016" office:value-type="float" office:value="0.375295806126749" calcext:value-type="float">
            <text:p>0.375295806126749</text:p>
          </table:table-cell>
          <table:table-cell table:formula="of:=[$Sheet2.AB72]*1.60218E-016" office:value-type="float" office:value="0.313013051893509" calcext:value-type="float">
            <text:p>0.313013051893509</text:p>
          </table:table-cell>
        </table:table-row>
        <table:table-row table:style-name="ro1">
          <table:table-cell table:formula="of:=[$Sheet2.A73]-[$Sheet2.$A$1]" office:value-type="float" office:value="435456" calcext:value-type="float">
            <text:p>435456</text:p>
          </table:table-cell>
          <table:table-cell table:formula="of:=[$Sheet2.C73]* 1.60218E-016" office:value-type="float" office:value="0.0000897720115648158" calcext:value-type="float">
            <text:p>8.97720115648158E-05</text:p>
          </table:table-cell>
          <table:table-cell table:formula="of:=[$Sheet2.H73]*1.60218E-016" office:value-type="float" office:value="0.370128316355047" calcext:value-type="float">
            <text:p>0.370128316355047</text:p>
          </table:table-cell>
          <table:table-cell table:formula="of:=[$Sheet2.M73]*1.60218E-016" office:value-type="float" office:value="1.26312284477885" calcext:value-type="float">
            <text:p>1.26312284477885</text:p>
          </table:table-cell>
          <table:table-cell table:formula="of:=[$Sheet2.R73]*1.60218E-016" office:value-type="float" office:value="1.1773367491569" calcext:value-type="float">
            <text:p>1.1773367491569</text:p>
          </table:table-cell>
          <table:table-cell table:formula="of:=[$Sheet2.W73]*1.60218E-016" office:value-type="float" office:value="0.374802164827941" calcext:value-type="float">
            <text:p>0.374802164827941</text:p>
          </table:table-cell>
          <table:table-cell table:formula="of:=[$Sheet2.AB73]*1.60218E-016" office:value-type="float" office:value="0.312266525375535" calcext:value-type="float">
            <text:p>0.312266525375535</text:p>
          </table:table-cell>
        </table:table-row>
        <table:table-row table:style-name="ro1">
          <table:table-cell table:formula="of:=[$Sheet2.A74]-[$Sheet2.$A$1]" office:value-type="float" office:value="441504" calcext:value-type="float">
            <text:p>441504</text:p>
          </table:table-cell>
          <table:table-cell table:formula="of:=[$Sheet2.C74]* 1.60218E-016" office:value-type="float" office:value="0.0000897268875758085" calcext:value-type="float">
            <text:p>8.97268875758085E-05</text:p>
          </table:table-cell>
          <table:table-cell table:formula="of:=[$Sheet2.H74]*1.60218E-016" office:value-type="float" office:value="0.369895972720373" calcext:value-type="float">
            <text:p>0.369895972720373</text:p>
          </table:table-cell>
          <table:table-cell table:formula="of:=[$Sheet2.M74]*1.60218E-016" office:value-type="float" office:value="1.26232984867099" calcext:value-type="float">
            <text:p>1.26232984867099</text:p>
          </table:table-cell>
          <table:table-cell table:formula="of:=[$Sheet2.R74]*1.60218E-016" office:value-type="float" office:value="1.17656750656077" calcext:value-type="float">
            <text:p>1.17656750656077</text:p>
          </table:table-cell>
          <table:table-cell table:formula="of:=[$Sheet2.W74]*1.60218E-016" office:value-type="float" office:value="0.374316541207757" calcext:value-type="float">
            <text:p>0.374316541207757</text:p>
          </table:table-cell>
          <table:table-cell table:formula="of:=[$Sheet2.AB74]*1.60218E-016" office:value-type="float" office:value="0.311529541261595" calcext:value-type="float">
            <text:p>0.311529541261595</text:p>
          </table:table-cell>
        </table:table-row>
        <table:table-row table:style-name="ro1">
          <table:table-cell table:formula="of:=[$Sheet2.A75]-[$Sheet2.$A$1]" office:value-type="float" office:value="447552" calcext:value-type="float">
            <text:p>447552</text:p>
          </table:table-cell>
          <table:table-cell table:formula="of:=[$Sheet2.C75]* 1.60218E-016" office:value-type="float" office:value="0.0000896818380885224" calcext:value-type="float">
            <text:p>8.96818380885224E-05</text:p>
          </table:table-cell>
          <table:table-cell table:formula="of:=[$Sheet2.H75]*1.60218E-016" office:value-type="float" office:value="0.369663775390204" calcext:value-type="float">
            <text:p>0.369663775390204</text:p>
          </table:table-cell>
          <table:table-cell table:formula="of:=[$Sheet2.M75]*1.60218E-016" office:value-type="float" office:value="1.2615373522742" calcext:value-type="float">
            <text:p>1.2615373522742</text:p>
          </table:table-cell>
          <table:table-cell table:formula="of:=[$Sheet2.R75]*1.60218E-016" office:value-type="float" office:value="1.17580065983742" calcext:value-type="float">
            <text:p>1.17580065983742</text:p>
          </table:table-cell>
          <table:table-cell table:formula="of:=[$Sheet2.W75]*1.60218E-016" office:value-type="float" office:value="0.373838511735033" calcext:value-type="float">
            <text:p>0.373838511735033</text:p>
          </table:table-cell>
          <table:table-cell table:formula="of:=[$Sheet2.AB75]*1.60218E-016" office:value-type="float" office:value="0.310801742074482" calcext:value-type="float">
            <text:p>0.310801742074482</text:p>
          </table:table-cell>
        </table:table-row>
        <table:table-row table:style-name="ro1">
          <table:table-cell table:formula="of:=[$Sheet2.A76]-[$Sheet2.$A$1]" office:value-type="float" office:value="453600" calcext:value-type="float">
            <text:p>453600</text:p>
          </table:table-cell>
          <table:table-cell table:formula="of:=[$Sheet2.C76]* 1.60218E-016" office:value-type="float" office:value="0.0000896368600573295" calcext:value-type="float">
            <text:p>8.96368600573295E-05</text:p>
          </table:table-cell>
          <table:table-cell table:formula="of:=[$Sheet2.H76]*1.60218E-016" office:value-type="float" office:value="0.369431724247874" calcext:value-type="float">
            <text:p>0.369431724247874</text:p>
          </table:table-cell>
          <table:table-cell table:formula="of:=[$Sheet2.M76]*1.60218E-016" office:value-type="float" office:value="1.2607453551695" calcext:value-type="float">
            <text:p>1.2607453551695</text:p>
          </table:table-cell>
          <table:table-cell table:formula="of:=[$Sheet2.R76]*1.60218E-016" office:value-type="float" office:value="1.17503608489909" calcext:value-type="float">
            <text:p>1.17503608489909</text:p>
          </table:table-cell>
          <table:table-cell table:formula="of:=[$Sheet2.W76]*1.60218E-016" office:value-type="float" office:value="0.373367679377553" calcext:value-type="float">
            <text:p>0.373367679377553</text:p>
          </table:table-cell>
          <table:table-cell table:formula="of:=[$Sheet2.AB76]*1.60218E-016" office:value-type="float" office:value="0.310082791151234" calcext:value-type="float">
            <text:p>0.310082791151234</text:p>
          </table:table-cell>
        </table:table-row>
        <table:table-row table:style-name="ro1">
          <table:table-cell table:formula="of:=[$Sheet2.A77]-[$Sheet2.$A$1]" office:value-type="float" office:value="459648" calcext:value-type="float">
            <text:p>459648</text:p>
          </table:table-cell>
          <table:table-cell table:formula="of:=[$Sheet2.C77]* 1.60218E-016" office:value-type="float" office:value="0.0000895919506307834" calcext:value-type="float">
            <text:p>8.95919506307834E-05</text:p>
          </table:table-cell>
          <table:table-cell table:formula="of:=[$Sheet2.H77]*1.60218E-016" office:value-type="float" office:value="0.369199819178373" calcext:value-type="float">
            <text:p>0.369199819178373</text:p>
          </table:table-cell>
          <table:table-cell table:formula="of:=[$Sheet2.M77]*1.60218E-016" office:value-type="float" office:value="1.25995385694486" calcext:value-type="float">
            <text:p>1.25995385694486</text:p>
          </table:table-cell>
          <table:table-cell table:formula="of:=[$Sheet2.R77]*1.60218E-016" office:value-type="float" office:value="1.17427366561135" calcext:value-type="float">
            <text:p>1.17427366561135</text:p>
          </table:table-cell>
          <table:table-cell table:formula="of:=[$Sheet2.W77]*1.60218E-016" office:value-type="float" office:value="0.372903671905146" calcext:value-type="float">
            <text:p>0.372903671905146</text:p>
          </table:table-cell>
          <table:table-cell table:formula="of:=[$Sheet2.AB77]*1.60218E-016" office:value-type="float" office:value="0.309372371323898" calcext:value-type="float">
            <text:p>0.309372371323898</text:p>
          </table:table-cell>
        </table:table-row>
        <table:table-row table:style-name="ro1">
          <table:table-cell table:formula="of:=[$Sheet2.A78]-[$Sheet2.$A$1]" office:value-type="float" office:value="465696" calcext:value-type="float">
            <text:p>465696</text:p>
          </table:table-cell>
          <table:table-cell table:formula="of:=[$Sheet2.C78]* 1.60218E-016" office:value-type="float" office:value="0.000089547107139189" calcext:value-type="float">
            <text:p>8.9547107139189E-05</text:p>
          </table:table-cell>
          <table:table-cell table:formula="of:=[$Sheet2.H78]*1.60218E-016" office:value-type="float" office:value="0.368968060068242" calcext:value-type="float">
            <text:p>0.368968060068242</text:p>
          </table:table-cell>
          <table:table-cell table:formula="of:=[$Sheet2.M78]*1.60218E-016" office:value-type="float" office:value="1.25916285719481" calcext:value-type="float">
            <text:p>1.25916285719481</text:p>
          </table:table-cell>
          <table:table-cell table:formula="of:=[$Sheet2.R78]*1.60218E-016" office:value-type="float" office:value="1.17351329328198" calcext:value-type="float">
            <text:p>1.17351329328198</text:p>
          </table:table-cell>
          <table:table-cell table:formula="of:=[$Sheet2.W78]*1.60218E-016" office:value-type="float" office:value="0.372446140301777" calcext:value-type="float">
            <text:p>0.372446140301777</text:p>
          </table:table-cell>
          <table:table-cell table:formula="of:=[$Sheet2.AB78]*1.60218E-016" office:value-type="float" office:value="0.308670183684938" calcext:value-type="float">
            <text:p>0.308670183684938</text:p>
          </table:table-cell>
        </table:table-row>
        <table:table-row table:style-name="ro1">
          <table:table-cell table:formula="of:=[$Sheet2.A79]-[$Sheet2.$A$1]" office:value-type="float" office:value="471744" calcext:value-type="float">
            <text:p>471744</text:p>
          </table:table-cell>
          <table:table-cell table:formula="of:=[$Sheet2.C79]* 1.60218E-016" office:value-type="float" office:value="0.0000895023270829643" calcext:value-type="float">
            <text:p>8.95023270829643E-05</text:p>
          </table:table-cell>
          <table:table-cell table:formula="of:=[$Sheet2.H79]*1.60218E-016" office:value-type="float" office:value="0.368736446805483" calcext:value-type="float">
            <text:p>0.368736446805483</text:p>
          </table:table-cell>
          <table:table-cell table:formula="of:=[$Sheet2.M79]*1.60218E-016" office:value-type="float" office:value="1.25837235552004" calcext:value-type="float">
            <text:p>1.25837235552004</text:p>
          </table:table-cell>
          <table:table-cell table:formula="of:=[$Sheet2.R79]*1.60218E-016" office:value-type="float" office:value="1.17275486618273" calcext:value-type="float">
            <text:p>1.17275486618273</text:p>
          </table:table-cell>
          <table:table-cell table:formula="of:=[$Sheet2.W79]*1.60218E-016" office:value-type="float" office:value="0.371994757279655" calcext:value-type="float">
            <text:p>0.371994757279655</text:p>
          </table:table-cell>
          <table:table-cell table:formula="of:=[$Sheet2.AB79]*1.60218E-016" office:value-type="float" office:value="0.307975946431857" calcext:value-type="float">
            <text:p>0.307975946431857</text:p>
          </table:table-cell>
        </table:table-row>
        <table:table-row table:style-name="ro1">
          <table:table-cell table:formula="of:=[$Sheet2.A80]-[$Sheet2.$A$1]" office:value-type="float" office:value="477792" calcext:value-type="float">
            <text:p>477792</text:p>
          </table:table-cell>
          <table:table-cell table:formula="of:=[$Sheet2.C80]* 1.60218E-016" office:value-type="float" office:value="0.0000894576081217463" calcext:value-type="float">
            <text:p>8.94576081217463E-05</text:p>
          </table:table-cell>
          <table:table-cell table:formula="of:=[$Sheet2.H80]*1.60218E-016" office:value-type="float" office:value="0.368504979279468" calcext:value-type="float">
            <text:p>0.368504979279468</text:p>
          </table:table-cell>
          <table:table-cell table:formula="of:=[$Sheet2.M80]*1.60218E-016" office:value-type="float" office:value="1.257582351527" calcext:value-type="float">
            <text:p>1.257582351527</text:p>
          </table:table-cell>
          <table:table-cell table:formula="of:=[$Sheet2.R80]*1.60218E-016" office:value-type="float" office:value="1.17199828910174" calcext:value-type="float">
            <text:p>1.17199828910174</text:p>
          </table:table-cell>
          <table:table-cell table:formula="of:=[$Sheet2.W80]*1.60218E-016" office:value-type="float" office:value="0.371549215888783" calcext:value-type="float">
            <text:p>0.371549215888783</text:p>
          </table:table-cell>
          <table:table-cell table:formula="of:=[$Sheet2.AB80]*1.60218E-016" office:value-type="float" office:value="0.307289393785917" calcext:value-type="float">
            <text:p>0.307289393785917</text:p>
          </table:table-cell>
        </table:table-row>
        <table:table-row table:style-name="ro1">
          <table:table-cell table:formula="of:=[$Sheet2.A81]-[$Sheet2.$A$1]" office:value-type="float" office:value="483840" calcext:value-type="float">
            <text:p>483840</text:p>
          </table:table-cell>
          <table:table-cell table:formula="of:=[$Sheet2.C81]* 1.60218E-016" office:value-type="float" office:value="0.0000894129480641917" calcext:value-type="float">
            <text:p>8.94129480641917E-05</text:p>
          </table:table-cell>
          <table:table-cell table:formula="of:=[$Sheet2.H81]*1.60218E-016" office:value-type="float" office:value="0.368273657380855" calcext:value-type="float">
            <text:p>0.368273657380855</text:p>
          </table:table-cell>
          <table:table-cell table:formula="of:=[$Sheet2.M81]*1.60218E-016" office:value-type="float" office:value="1.25679284482753" calcext:value-type="float">
            <text:p>1.25679284482753</text:p>
          </table:table-cell>
          <table:table-cell table:formula="of:=[$Sheet2.R81]*1.60218E-016" office:value-type="float" office:value="1.17124347292482" calcext:value-type="float">
            <text:p>1.17124347292482</text:p>
          </table:table-cell>
          <table:table-cell table:formula="of:=[$Sheet2.W81]*1.60218E-016" office:value-type="float" office:value="0.371109228215816" calcext:value-type="float">
            <text:p>0.371109228215816</text:p>
          </table:table-cell>
          <table:table-cell table:formula="of:=[$Sheet2.AB81]*1.60218E-016" office:value-type="float" office:value="0.306610274980217" calcext:value-type="float">
            <text:p>0.306610274980217</text:p>
          </table:table-cell>
        </table:table-row>
        <table:table-row table:style-name="ro1">
          <table:table-cell table:formula="of:=[$Sheet2.A82]-[$Sheet2.$A$1]" office:value-type="float" office:value="489888" calcext:value-type="float">
            <text:p>489888</text:p>
          </table:table-cell>
          <table:table-cell table:formula="of:=[$Sheet2.C82]* 1.60218E-016" office:value-type="float" office:value="0.0000893683448584292" calcext:value-type="float">
            <text:p>8.93683448584292E-05</text:p>
          </table:table-cell>
          <table:table-cell table:formula="of:=[$Sheet2.H82]*1.60218E-016" office:value-type="float" office:value="0.368042481001507" calcext:value-type="float">
            <text:p>0.368042481001507</text:p>
          </table:table-cell>
          <table:table-cell table:formula="of:=[$Sheet2.M82]*1.60218E-016" office:value-type="float" office:value="1.25600383503857" calcext:value-type="float">
            <text:p>1.25600383503857</text:p>
          </table:table-cell>
          <table:table-cell table:formula="of:=[$Sheet2.R82]*1.60218E-016" office:value-type="float" office:value="1.17049033424357" calcext:value-type="float">
            <text:p>1.17049033424357</text:p>
          </table:table-cell>
          <table:table-cell table:formula="of:=[$Sheet2.W82]*1.60218E-016" office:value-type="float" office:value="0.3706745241665" calcext:value-type="float">
            <text:p>0.3706745241665</text:p>
          </table:table-cell>
          <table:table-cell table:formula="of:=[$Sheet2.AB82]*1.60218E-016" office:value-type="float" office:value="0.305938353312662" calcext:value-type="float">
            <text:p>0.305938353312662</text:p>
          </table:table-cell>
        </table:table-row>
        <table:table-row table:style-name="ro1">
          <table:table-cell table:formula="of:=[$Sheet2.A83]-[$Sheet2.$A$1]" office:value-type="float" office:value="495936" calcext:value-type="float">
            <text:p>495936</text:p>
          </table:table-cell>
          <table:table-cell table:formula="of:=[$Sheet2.C83]* 1.60218E-016" office:value-type="float" office:value="0.000089323796583122" calcext:value-type="float">
            <text:p>8.9323796583122E-05</text:p>
          </table:table-cell>
          <table:table-cell table:formula="of:=[$Sheet2.H83]*1.60218E-016" office:value-type="float" office:value="0.367811450034426" calcext:value-type="float">
            <text:p>0.367811450034426</text:p>
          </table:table-cell>
          <table:table-cell table:formula="of:=[$Sheet2.M83]*1.60218E-016" office:value-type="float" office:value="1.25521532178183" calcext:value-type="float">
            <text:p>1.25521532178183</text:p>
          </table:table-cell>
          <table:table-cell table:formula="of:=[$Sheet2.R83]*1.60218E-016" office:value-type="float" office:value="1.1697387949887" calcext:value-type="float">
            <text:p>1.1697387949887</text:p>
          </table:table-cell>
          <table:table-cell table:formula="of:=[$Sheet2.W83]*1.60218E-016" office:value-type="float" office:value="0.370244850326304" calcext:value-type="float">
            <text:p>0.370244850326304</text:p>
          </table:table-cell>
          <table:table-cell table:formula="of:=[$Sheet2.AB83]*1.60218E-016" office:value-type="float" office:value="0.305273405259646" calcext:value-type="float">
            <text:p>0.305273405259646</text:p>
          </table:table-cell>
        </table:table-row>
        <table:table-row table:style-name="ro1">
          <table:table-cell table:formula="of:=[$Sheet2.A84]-[$Sheet2.$A$1]" office:value-type="float" office:value="501984" calcext:value-type="float">
            <text:p>501984</text:p>
          </table:table-cell>
          <table:table-cell table:formula="of:=[$Sheet2.C84]* 1.60218E-016" office:value-type="float" office:value="0.0000892793014391021" calcext:value-type="float">
            <text:p>8.92793014391021E-05</text:p>
          </table:table-cell>
          <table:table-cell table:formula="of:=[$Sheet2.H84]*1.60218E-016" office:value-type="float" office:value="0.367580564373675" calcext:value-type="float">
            <text:p>0.367580564373675</text:p>
          </table:table-cell>
          <table:table-cell table:formula="of:=[$Sheet2.M84]*1.60218E-016" office:value-type="float" office:value="1.25442730468347" calcext:value-type="float">
            <text:p>1.25442730468347</text:p>
          </table:table-cell>
          <table:table-cell table:formula="of:=[$Sheet2.R84]*1.60218E-016" office:value-type="float" office:value="1.16898878208695" calcext:value-type="float">
            <text:p>1.16898878208695</text:p>
          </table:table-cell>
          <table:table-cell table:formula="of:=[$Sheet2.W84]*1.60218E-016" office:value-type="float" office:value="0.36981996889424" calcext:value-type="float">
            <text:p>0.36981996889424</text:p>
          </table:table-cell>
          <table:table-cell table:formula="of:=[$Sheet2.AB84]*1.60218E-016" office:value-type="float" office:value="0.304615219646566" calcext:value-type="float">
            <text:p>0.304615219646566</text:p>
          </table:table-cell>
        </table:table-row>
        <table:table-row table:style-name="ro1">
          <table:table-cell table:formula="of:=[$Sheet2.A85]-[$Sheet2.$A$1]" office:value-type="float" office:value="508032" calcext:value-type="float">
            <text:p>508032</text:p>
          </table:table-cell>
          <table:table-cell table:formula="of:=[$Sheet2.C85]* 1.60218E-016" office:value-type="float" office:value="0.000089234857741539" calcext:value-type="float">
            <text:p>8.9234857741539E-05</text:p>
          </table:table-cell>
          <table:table-cell table:formula="of:=[$Sheet2.H85]*1.60218E-016" office:value-type="float" office:value="0.367349823914323" calcext:value-type="float">
            <text:p>0.367349823914323</text:p>
          </table:table-cell>
          <table:table-cell table:formula="of:=[$Sheet2.M85]*1.60218E-016" office:value-type="float" office:value="1.25363978337388" calcext:value-type="float">
            <text:p>1.25363978337388</text:p>
          </table:table-cell>
          <table:table-cell table:formula="of:=[$Sheet2.R85]*1.60218E-016" office:value-type="float" office:value="1.16824022714" calcext:value-type="float">
            <text:p>1.16824022714</text:p>
          </table:table-cell>
          <table:table-cell table:formula="of:=[$Sheet2.W85]*1.60218E-016" office:value-type="float" office:value="0.36939965668514" calcext:value-type="float">
            <text:p>0.36939965668514</text:p>
          </table:table-cell>
          <table:table-cell table:formula="of:=[$Sheet2.AB85]*1.60218E-016" office:value-type="float" office:value="0.303963596871486" calcext:value-type="float">
            <text:p>0.303963596871486</text:p>
          </table:table-cell>
        </table:table-row>
        <table:table-row table:style-name="ro1">
          <table:table-cell table:formula="of:=[$Sheet2.A86]-[$Sheet2.$A$1]" office:value-type="float" office:value="514080" calcext:value-type="float">
            <text:p>514080</text:p>
          </table:table-cell>
          <table:table-cell table:formula="of:=[$Sheet2.C86]* 1.60218E-016" office:value-type="float" office:value="0.0000891904639126091" calcext:value-type="float">
            <text:p>8.91904639126091E-05</text:p>
          </table:table-cell>
          <table:table-cell table:formula="of:=[$Sheet2.H86]*1.60218E-016" office:value-type="float" office:value="0.367119228552374" calcext:value-type="float">
            <text:p>0.367119228552374</text:p>
          </table:table-cell>
          <table:table-cell table:formula="of:=[$Sheet2.M86]*1.60218E-016" office:value-type="float" office:value="1.25285275748735" calcext:value-type="float">
            <text:p>1.25285275748735</text:p>
          </table:table-cell>
          <table:table-cell table:formula="of:=[$Sheet2.R86]*1.60218E-016" office:value-type="float" office:value="1.16749306612409" calcext:value-type="float">
            <text:p>1.16749306612409</text:p>
          </table:table-cell>
          <table:table-cell table:formula="of:=[$Sheet2.W86]*1.60218E-016" office:value-type="float" office:value="0.368983704196027" calcext:value-type="float">
            <text:p>0.368983704196027</text:p>
          </table:table-cell>
          <table:table-cell table:formula="of:=[$Sheet2.AB86]*1.60218E-016" office:value-type="float" office:value="0.303318348178569" calcext:value-type="float">
            <text:p>0.303318348178569</text:p>
          </table:table-cell>
        </table:table-row>
        <table:table-row table:style-name="ro1">
          <table:table-cell table:formula="of:=[$Sheet2.A87]-[$Sheet2.$A$1]" office:value-type="float" office:value="520128" calcext:value-type="float">
            <text:p>520128</text:p>
          </table:table-cell>
          <table:table-cell table:formula="of:=[$Sheet2.C87]* 1.60218E-016" office:value-type="float" office:value="0.0000891461184746351" calcext:value-type="float">
            <text:p>8.91461184746351E-05</text:p>
          </table:table-cell>
          <table:table-cell table:formula="of:=[$Sheet2.H87]*1.60218E-016" office:value-type="float" office:value="0.366888778184723" calcext:value-type="float">
            <text:p>0.366888778184723</text:p>
          </table:table-cell>
          <table:table-cell table:formula="of:=[$Sheet2.M87]*1.60218E-016" office:value-type="float" office:value="1.25206622666193" calcext:value-type="float">
            <text:p>1.25206622666193</text:p>
          </table:table-cell>
          <table:table-cell table:formula="of:=[$Sheet2.R87]*1.60218E-016" office:value-type="float" office:value="1.16674723910885" calcext:value-type="float">
            <text:p>1.16674723910885</text:p>
          </table:table-cell>
          <table:table-cell table:formula="of:=[$Sheet2.W87]*1.60218E-016" office:value-type="float" office:value="0.368571914732425" calcext:value-type="float">
            <text:p>0.368571914732425</text:p>
          </table:table-cell>
          <table:table-cell table:formula="of:=[$Sheet2.AB87]*1.60218E-016" office:value-type="float" office:value="0.30267929497805" calcext:value-type="float">
            <text:p>0.30267929497805</text:p>
          </table:table-cell>
        </table:table-row>
        <table:table-row table:style-name="ro1">
          <table:table-cell table:formula="of:=[$Sheet2.A88]-[$Sheet2.$A$1]" office:value-type="float" office:value="526176" calcext:value-type="float">
            <text:p>526176</text:p>
          </table:table-cell>
          <table:table-cell table:formula="of:=[$Sheet2.C88]* 1.60218E-016" office:value-type="float" office:value="0.0000891018200436636" calcext:value-type="float">
            <text:p>8.91018200436636E-05</text:p>
          </table:table-cell>
          <table:table-cell table:formula="of:=[$Sheet2.H88]*1.60218E-016" office:value-type="float" office:value="0.366658472709092" calcext:value-type="float">
            <text:p>0.366658472709092</text:p>
          </table:table-cell>
          <table:table-cell table:formula="of:=[$Sheet2.M88]*1.60218E-016" office:value-type="float" office:value="1.25128019053909" calcext:value-type="float">
            <text:p>1.25128019053909</text:p>
          </table:table-cell>
          <table:table-cell table:formula="of:=[$Sheet2.R88]*1.60218E-016" office:value-type="float" office:value="1.16600268999433" calcext:value-type="float">
            <text:p>1.16600268999433</text:p>
          </table:table-cell>
          <table:table-cell table:formula="of:=[$Sheet2.W88]*1.60218E-016" office:value-type="float" office:value="0.368164103590782" calcext:value-type="float">
            <text:p>0.368164103590782</text:p>
          </table:table-cell>
          <table:table-cell table:formula="of:=[$Sheet2.AB88]*1.60218E-016" office:value-type="float" office:value="0.302046268209773" calcext:value-type="float">
            <text:p>0.302046268209773</text:p>
          </table:table-cell>
        </table:table-row>
        <table:table-row table:style-name="ro1">
          <table:table-cell table:formula="of:=[$Sheet2.A89]-[$Sheet2.$A$1]" office:value-type="float" office:value="532224" calcext:value-type="float">
            <text:p>532224</text:p>
          </table:table-cell>
          <table:table-cell table:formula="of:=[$Sheet2.C89]* 1.60218E-016" office:value-type="float" office:value="0.0000890575673234541" calcext:value-type="float">
            <text:p>8.90575673234541E-05</text:p>
          </table:table-cell>
          <table:table-cell table:formula="of:=[$Sheet2.H89]*1.60218E-016" office:value-type="float" office:value="0.366428312023987" calcext:value-type="float">
            <text:p>0.366428312023987</text:p>
          </table:table-cell>
          <table:table-cell table:formula="of:=[$Sheet2.M89]*1.60218E-016" office:value-type="float" office:value="1.25049464876362" calcext:value-type="float">
            <text:p>1.25049464876362</text:p>
          </table:table-cell>
          <table:table-cell table:formula="of:=[$Sheet2.R89]*1.60218E-016" office:value-type="float" office:value="1.16525936626479" calcext:value-type="float">
            <text:p>1.16525936626479</text:p>
          </table:table-cell>
          <table:table-cell table:formula="of:=[$Sheet2.W89]*1.60218E-016" office:value-type="float" office:value="0.367760097293383" calcext:value-type="float">
            <text:p>0.367760097293383</text:p>
          </table:table-cell>
          <table:table-cell table:formula="of:=[$Sheet2.AB89]*1.60218E-016" office:value-type="float" office:value="0.301419107747497" calcext:value-type="float">
            <text:p>0.301419107747497</text:p>
          </table:table-cell>
        </table:table-row>
        <table:table-row table:style-name="ro1">
          <table:table-cell table:formula="of:=[$Sheet2.A90]-[$Sheet2.$A$1]" office:value-type="float" office:value="538272" calcext:value-type="float">
            <text:p>538272</text:p>
          </table:table-cell>
          <table:table-cell table:formula="of:=[$Sheet2.C90]* 1.60218E-016" office:value-type="float" office:value="0.000089013359099853" calcext:value-type="float">
            <text:p>8.9013359099853E-05</text:p>
          </table:table-cell>
          <table:table-cell table:formula="of:=[$Sheet2.H90]*1.60218E-016" office:value-type="float" office:value="0.36619829602865" calcext:value-type="float">
            <text:p>0.36619829602865</text:p>
          </table:table-cell>
          <table:table-cell table:formula="of:=[$Sheet2.M90]*1.60218E-016" office:value-type="float" office:value="1.24970960098336" calcext:value-type="float">
            <text:p>1.24970960098336</text:p>
          </table:table-cell>
          <table:table-cell table:formula="of:=[$Sheet2.R90]*1.60218E-016" office:value-type="float" office:value="1.1645172187584" calcext:value-type="float">
            <text:p>1.1645172187584</text:p>
          </table:table-cell>
          <table:table-cell table:formula="of:=[$Sheet2.W90]*1.60218E-016" office:value-type="float" office:value="0.36735973287239" calcext:value-type="float">
            <text:p>0.36735973287239</text:p>
          </table:table-cell>
          <table:table-cell table:formula="of:=[$Sheet2.AB90]*1.60218E-016" office:value-type="float" office:value="0.300797661841341" calcext:value-type="float">
            <text:p>0.300797661841341</text:p>
          </table:table-cell>
        </table:table-row>
        <table:table-row table:style-name="ro1">
          <table:table-cell table:formula="of:=[$Sheet2.A91]-[$Sheet2.$A$1]" office:value-type="float" office:value="544320" calcext:value-type="float">
            <text:p>544320</text:p>
          </table:table-cell>
          <table:table-cell table:formula="of:=[$Sheet2.C91]* 1.60218E-016" office:value-type="float" office:value="0.0000889691942355282" calcext:value-type="float">
            <text:p>8.89691942355282E-05</text:p>
          </table:table-cell>
          <table:table-cell table:formula="of:=[$Sheet2.H91]*1.60218E-016" office:value-type="float" office:value="0.365968424623016" calcext:value-type="float">
            <text:p>0.365968424623016</text:p>
          </table:table-cell>
          <table:table-cell table:formula="of:=[$Sheet2.M91]*1.60218E-016" office:value-type="float" office:value="1.24892504684902" calcext:value-type="float">
            <text:p>1.24892504684902</text:p>
          </table:table-cell>
          <table:table-cell table:formula="of:=[$Sheet2.R91]*1.60218E-016" office:value-type="float" office:value="1.16377620145175" calcext:value-type="float">
            <text:p>1.16377620145175</text:p>
          </table:table-cell>
          <table:table-cell table:formula="of:=[$Sheet2.W91]*1.60218E-016" office:value-type="float" office:value="0.366962857199856" calcext:value-type="float">
            <text:p>0.366962857199856</text:p>
          </table:table-cell>
          <table:table-cell table:formula="of:=[$Sheet2.AB91]*1.60218E-016" office:value-type="float" office:value="0.300181786595921" calcext:value-type="float">
            <text:p>0.300181786595921</text:p>
          </table:table-cell>
        </table:table-row>
        <table:table-row table:style-name="ro1">
          <table:table-cell table:formula="of:=[$Sheet2.A92]-[$Sheet2.$A$1]" office:value-type="float" office:value="550368.000000004" calcext:value-type="float">
            <text:p>550368.000000004</text:p>
          </table:table-cell>
          <table:table-cell table:formula="of:=[$Sheet2.C92]* 1.60218E-016" office:value-type="float" office:value="0.00008892507166504" calcext:value-type="float">
            <text:p>8.892507166504E-05</text:p>
          </table:table-cell>
          <table:table-cell table:formula="of:=[$Sheet2.H92]*1.60218E-016" office:value-type="float" office:value="0.365738697707667" calcext:value-type="float">
            <text:p>0.365738697707667</text:p>
          </table:table-cell>
          <table:table-cell table:formula="of:=[$Sheet2.M92]*1.60218E-016" office:value-type="float" office:value="1.24814098601405" calcext:value-type="float">
            <text:p>1.24814098601405</text:p>
          </table:table-cell>
          <table:table-cell table:formula="of:=[$Sheet2.R92]*1.60218E-016" office:value-type="float" office:value="1.16303627125813" calcext:value-type="float">
            <text:p>1.16303627125813</text:p>
          </table:table-cell>
          <table:table-cell table:formula="of:=[$Sheet2.W92]*1.60218E-016" office:value-type="float" office:value="0.36656932636074" calcext:value-type="float">
            <text:p>0.36656932636074</text:p>
          </table:table-cell>
          <table:table-cell table:formula="of:=[$Sheet2.AB92]*1.60218E-016" office:value-type="float" office:value="0.299571345481891" calcext:value-type="float">
            <text:p>0.299571345481891</text:p>
          </table:table-cell>
        </table:table-row>
        <table:table-row table:style-name="ro1">
          <table:table-cell table:formula="of:=[$Sheet2.A93]-[$Sheet2.$A$1]" office:value-type="float" office:value="556416" calcext:value-type="float">
            <text:p>556416</text:p>
          </table:table-cell>
          <table:table-cell table:formula="of:=[$Sheet2.C93]* 1.60218E-016" office:value-type="float" office:value="0.0000888809903902291" calcext:value-type="float">
            <text:p>8.88809903902291E-05</text:p>
          </table:table-cell>
          <table:table-cell table:formula="of:=[$Sheet2.H93]*1.60218E-016" office:value-type="float" office:value="0.365509115183805" calcext:value-type="float">
            <text:p>0.365509115183805</text:p>
          </table:table-cell>
          <table:table-cell table:formula="of:=[$Sheet2.M93]*1.60218E-016" office:value-type="float" office:value="1.24735741813445" calcext:value-type="float">
            <text:p>1.24735741813445</text:p>
          </table:table-cell>
          <table:table-cell table:formula="of:=[$Sheet2.R93]*1.60218E-016" office:value-type="float" office:value="1.16229738783888" calcext:value-type="float">
            <text:p>1.16229738783888</text:p>
          </table:table-cell>
          <table:table-cell table:formula="of:=[$Sheet2.W93]*1.60218E-016" office:value-type="float" office:value="0.366179005066178" calcext:value-type="float">
            <text:p>0.366179005066178</text:p>
          </table:table-cell>
          <table:table-cell table:formula="of:=[$Sheet2.AB93]*1.60218E-016" office:value-type="float" office:value="0.298966208878737" calcext:value-type="float">
            <text:p>0.298966208878737</text:p>
          </table:table-cell>
        </table:table-row>
        <table:table-row table:style-name="ro1">
          <table:table-cell table:formula="of:=[$Sheet2.A94]-[$Sheet2.$A$1]" office:value-type="float" office:value="562464" calcext:value-type="float">
            <text:p>562464</text:p>
          </table:table-cell>
          <table:table-cell table:formula="of:=[$Sheet2.C94]* 1.60218E-016" office:value-type="float" office:value="0.0000888369494758993" calcext:value-type="float">
            <text:p>8.88369494758993E-05</text:p>
          </table:table-cell>
          <table:table-cell table:formula="of:=[$Sheet2.H94]*1.60218E-016" office:value-type="float" office:value="0.365279676953206" calcext:value-type="float">
            <text:p>0.365279676953206</text:p>
          </table:table-cell>
          <table:table-cell table:formula="of:=[$Sheet2.M94]*1.60218E-016" office:value-type="float" office:value="1.24657434286862" calcext:value-type="float">
            <text:p>1.24657434286862</text:p>
          </table:table-cell>
          <table:table-cell table:formula="of:=[$Sheet2.R94]*1.60218E-016" office:value-type="float" office:value="1.16155951342675" calcext:value-type="float">
            <text:p>1.16155951342675</text:p>
          </table:table-cell>
          <table:table-cell table:formula="of:=[$Sheet2.W94]*1.60218E-016" office:value-type="float" office:value="0.365791766104417" calcext:value-type="float">
            <text:p>0.365791766104417</text:p>
          </table:table-cell>
          <table:table-cell table:formula="of:=[$Sheet2.AB94]*1.60218E-016" office:value-type="float" office:value="0.298366253646815" calcext:value-type="float">
            <text:p>0.298366253646815</text:p>
          </table:table-cell>
        </table:table-row>
        <table:table-row table:style-name="ro1">
          <table:table-cell table:formula="of:=[$Sheet2.A95]-[$Sheet2.$A$1]" office:value-type="float" office:value="568512" calcext:value-type="float">
            <text:p>568512</text:p>
          </table:table-cell>
          <table:table-cell table:formula="of:=[$Sheet2.C95]* 1.60218E-016" office:value-type="float" office:value="0.0000887929480457771" calcext:value-type="float">
            <text:p>8.87929480457771E-05</text:p>
          </table:table-cell>
          <table:table-cell table:formula="of:=[$Sheet2.H95]*1.60218E-016" office:value-type="float" office:value="0.365050382918191" calcext:value-type="float">
            <text:p>0.365050382918191</text:p>
          </table:table-cell>
          <table:table-cell table:formula="of:=[$Sheet2.M95]*1.60218E-016" office:value-type="float" office:value="1.24579175987721" calcext:value-type="float">
            <text:p>1.24579175987721</text:p>
          </table:table-cell>
          <table:table-cell table:formula="of:=[$Sheet2.R95]*1.60218E-016" office:value-type="float" office:value="1.16082261266072" calcext:value-type="float">
            <text:p>1.16082261266072</text:p>
          </table:table-cell>
          <table:table-cell table:formula="of:=[$Sheet2.W95]*1.60218E-016" office:value-type="float" office:value="0.36540748982699" calcext:value-type="float">
            <text:p>0.36540748982699</text:p>
          </table:table-cell>
          <table:table-cell table:formula="of:=[$Sheet2.AB95]*1.60218E-016" office:value-type="float" office:value="0.29777136272676" calcext:value-type="float">
            <text:p>0.29777136272676</text:p>
          </table:table-cell>
        </table:table-row>
        <table:table-row table:style-name="ro1">
          <table:table-cell table:formula="of:=[$Sheet2.A96]-[$Sheet2.$A$1]" office:value-type="float" office:value="574560" calcext:value-type="float">
            <text:p>574560</text:p>
          </table:table-cell>
          <table:table-cell table:formula="of:=[$Sheet2.C96]* 1.60218E-016" office:value-type="float" office:value="0.0000887489852787306" calcext:value-type="float">
            <text:p>8.87489852787306E-05</text:p>
          </table:table-cell>
          <table:table-cell table:formula="of:=[$Sheet2.H96]*1.60218E-016" office:value-type="float" office:value="0.364821232981595" calcext:value-type="float">
            <text:p>0.364821232981595</text:p>
          </table:table-cell>
          <table:table-cell table:formula="of:=[$Sheet2.M96]*1.60218E-016" office:value-type="float" office:value="1.24500966882301" calcext:value-type="float">
            <text:p>1.24500966882301</text:p>
          </table:table-cell>
          <table:table-cell table:formula="of:=[$Sheet2.R96]*1.60218E-016" office:value-type="float" office:value="1.16008665243137" calcext:value-type="float">
            <text:p>1.16008665243137</text:p>
          </table:table-cell>
          <table:table-cell table:formula="of:=[$Sheet2.W96]*1.60218E-016" office:value-type="float" office:value="0.36502606366787" calcext:value-type="float">
            <text:p>0.36502606366787</text:p>
          </table:table-cell>
          <table:table-cell table:formula="of:=[$Sheet2.AB96]*1.60218E-016" office:value-type="float" office:value="0.297181424764501" calcext:value-type="float">
            <text:p>0.297181424764501</text:p>
          </table:table-cell>
        </table:table-row>
        <table:table-row table:style-name="ro1">
          <table:table-cell table:formula="of:=[$Sheet2.A97]-[$Sheet2.$A$1]" office:value-type="float" office:value="580608" calcext:value-type="float">
            <text:p>580608</text:p>
          </table:table-cell>
          <table:table-cell table:formula="of:=[$Sheet2.C97]* 1.60218E-016" office:value-type="float" office:value="0.0000887050604052303" calcext:value-type="float">
            <text:p>8.87050604052303E-05</text:p>
          </table:table-cell>
          <table:table-cell table:formula="of:=[$Sheet2.H97]*1.60218E-016" office:value-type="float" office:value="0.364592227046738" calcext:value-type="float">
            <text:p>0.364592227046738</text:p>
          </table:table-cell>
          <table:table-cell table:formula="of:=[$Sheet2.M97]*1.60218E-016" office:value-type="float" office:value="1.24422806937081" calcext:value-type="float">
            <text:p>1.24422806937081</text:p>
          </table:table-cell>
          <table:table-cell table:formula="of:=[$Sheet2.R97]*1.60218E-016" office:value-type="float" office:value="1.15935160173618" calcext:value-type="float">
            <text:p>1.15935160173618</text:p>
          </table:table-cell>
          <table:table-cell table:formula="of:=[$Sheet2.W97]*1.60218E-016" office:value-type="float" office:value="0.364647381693479" calcext:value-type="float">
            <text:p>0.364647381693479</text:p>
          </table:table-cell>
          <table:table-cell table:formula="of:=[$Sheet2.AB97]*1.60218E-016" office:value-type="float" office:value="0.296596333760251" calcext:value-type="float">
            <text:p>0.296596333760251</text:p>
          </table:table-cell>
        </table:table-row>
        <table:table-row table:style-name="ro1">
          <table:table-cell table:formula="of:=[$Sheet2.A98]-[$Sheet2.$A$1]" office:value-type="float" office:value="586656.000000004" calcext:value-type="float">
            <text:p>586656.000000004</text:p>
          </table:table-cell>
          <table:table-cell table:formula="of:=[$Sheet2.C98]* 1.60218E-016" office:value-type="float" office:value="0.0000886611727040372" calcext:value-type="float">
            <text:p>8.86611727040372E-05</text:p>
          </table:table-cell>
          <table:table-cell table:formula="of:=[$Sheet2.H98]*1.60218E-016" office:value-type="float" office:value="0.364363365017393" calcext:value-type="float">
            <text:p>0.364363365017393</text:p>
          </table:table-cell>
          <table:table-cell table:formula="of:=[$Sheet2.M98]*1.60218E-016" office:value-type="float" office:value="1.24344696118729" calcext:value-type="float">
            <text:p>1.24344696118729</text:p>
          </table:table-cell>
          <table:table-cell table:formula="of:=[$Sheet2.R98]*1.60218E-016" office:value-type="float" office:value="1.1586174315442" calcext:value-type="float">
            <text:p>1.1586174315442</text:p>
          </table:table-cell>
          <table:table-cell table:formula="of:=[$Sheet2.W98]*1.60218E-016" office:value-type="float" office:value="0.364271344181579" calcext:value-type="float">
            <text:p>0.364271344181579</text:p>
          </table:table-cell>
          <table:table-cell table:formula="of:=[$Sheet2.AB98]*1.60218E-016" office:value-type="float" office:value="0.296015988739905" calcext:value-type="float">
            <text:p>0.296015988739905</text:p>
          </table:table-cell>
        </table:table-row>
        <table:table-row table:style-name="ro1">
          <table:table-cell table:formula="of:=[$Sheet2.A99]-[$Sheet2.$A$1]" office:value-type="float" office:value="592704" calcext:value-type="float">
            <text:p>592704</text:p>
          </table:table-cell>
          <table:table-cell table:formula="of:=[$Sheet2.C99]* 1.60218E-016" office:value-type="float" office:value="0.0000886173214991037" calcext:value-type="float">
            <text:p>8.86173214991037E-05</text:p>
          </table:table-cell>
          <table:table-cell table:formula="of:=[$Sheet2.H99]*1.60218E-016" office:value-type="float" office:value="0.364134646797767" calcext:value-type="float">
            <text:p>0.364134646797767</text:p>
          </table:table-cell>
          <table:table-cell table:formula="of:=[$Sheet2.M99]*1.60218E-016" office:value-type="float" office:value="1.2426663439409" calcext:value-type="float">
            <text:p>1.2426663439409</text:p>
          </table:table-cell>
          <table:table-cell table:formula="of:=[$Sheet2.R99]*1.60218E-016" office:value-type="float" office:value="1.15788411466936" calcext:value-type="float">
            <text:p>1.15788411466936</text:p>
          </table:table-cell>
          <table:table-cell table:formula="of:=[$Sheet2.W99]*1.60218E-016" office:value-type="float" office:value="0.363897857227181" calcext:value-type="float">
            <text:p>0.363897857227181</text:p>
          </table:table-cell>
          <table:table-cell table:formula="of:=[$Sheet2.AB99]*1.60218E-016" office:value-type="float" office:value="0.295440293447441" calcext:value-type="float">
            <text:p>0.295440293447441</text:p>
          </table:table-cell>
        </table:table-row>
        <table:table-row table:style-name="ro1">
          <table:table-cell table:formula="of:=[$Sheet2.A100]-[$Sheet2.$A$1]" office:value-type="float" office:value="598752" calcext:value-type="float">
            <text:p>598752</text:p>
          </table:table-cell>
          <table:table-cell table:formula="of:=[$Sheet2.C100]* 1.60218E-016" office:value-type="float" office:value="0.0000885735061566723" calcext:value-type="float">
            <text:p>8.85735061566723E-05</text:p>
          </table:table-cell>
          <table:table-cell table:formula="of:=[$Sheet2.H100]*1.60218E-016" office:value-type="float" office:value="0.363906072292474" calcext:value-type="float">
            <text:p>0.363906072292474</text:p>
          </table:table-cell>
          <table:table-cell table:formula="of:=[$Sheet2.M100]*1.60218E-016" office:value-type="float" office:value="1.24188621730178" calcext:value-type="float">
            <text:p>1.24188621730178</text:p>
          </table:table-cell>
          <table:table-cell table:formula="of:=[$Sheet2.R100]*1.60218E-016" office:value-type="float" office:value="1.15715162565188" calcext:value-type="float">
            <text:p>1.15715162565188</text:p>
          </table:table-cell>
          <table:table-cell table:formula="of:=[$Sheet2.W100]*1.60218E-016" office:value-type="float" office:value="0.36352683237373" calcext:value-type="float">
            <text:p>0.36352683237373</text:p>
          </table:table-cell>
          <table:table-cell table:formula="of:=[$Sheet2.AB100]*1.60218E-016" office:value-type="float" office:value="0.294869156056949" calcext:value-type="float">
            <text:p>0.294869156056949</text:p>
          </table:table-cell>
        </table:table-row>
        <table:table-row table:style-name="ro1">
          <table:table-cell table:formula="of:=[$Sheet2.A101]-[$Sheet2.$A$1]" office:value-type="float" office:value="604800" calcext:value-type="float">
            <text:p>604800</text:p>
          </table:table-cell>
          <table:table-cell table:formula="of:=[$Sheet2.C101]* 1.60218E-016" office:value-type="float" office:value="0.0000885297260825611" calcext:value-type="float">
            <text:p>8.85297260825611E-05</text:p>
          </table:table-cell>
          <table:table-cell table:formula="of:=[$Sheet2.H101]*1.60218E-016" office:value-type="float" office:value="0.363677641406511" calcext:value-type="float">
            <text:p>0.363677641406511</text:p>
          </table:table-cell>
          <table:table-cell table:formula="of:=[$Sheet2.M101]*1.60218E-016" office:value-type="float" office:value="1.24110658094166" calcext:value-type="float">
            <text:p>1.24110658094166</text:p>
          </table:table-cell>
          <table:table-cell table:formula="of:=[$Sheet2.R101]*1.60218E-016" office:value-type="float" office:value="1.15641994064744" calcext:value-type="float">
            <text:p>1.15641994064744</text:p>
          </table:table-cell>
          <table:table-cell table:formula="of:=[$Sheet2.W101]*1.60218E-016" office:value-type="float" office:value="0.363158186267968" calcext:value-type="float">
            <text:p>0.363158186267968</text:p>
          </table:table-cell>
          <table:table-cell table:formula="of:=[$Sheet2.AB101]*1.60218E-016" office:value-type="float" office:value="0.294302488903037" calcext:value-type="float">
            <text:p>0.2943024889030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7T13:03:57.439402388</meta:creation-date>
    <dc:date>2022-02-17T13:13:21.753157918</dc:date>
    <meta:editing-duration>PT9M24S</meta:editing-duration>
    <meta:editing-cycles>2</meta:editing-cycles>
    <meta:generator>LibreOffice/6.0.7.3$Linux_X86_64 LibreOffice_project/00m0$Build-3</meta:generator>
    <meta:document-statistic meta:table-count="3" meta:cell-count="15155" meta:object-count="0"/>
  </office:meta>
</office:document-meta>
</file>